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2" style:family="table-cell" style:parent-style-name="Default" style:data-style-name="N49">
      <style:text-properties style:font-name="Courier New"/>
    </style:style>
    <style:style style:name="ce3" style:family="table-cell" style:parent-style-name="Default" style:data-style-name="N49"/>
    <style:style style:name="ce4" style:family="table-cell" style:parent-style-name="Default" style:data-style-name="N5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5" style:family="table-cell" style:parent-style-name="Default" style:data-style-name="N5">
      <style:text-properties style:font-name="Courier New"/>
    </style:style>
    <style:style style:name="ce6" style:family="table-cell" style:parent-style-name="Default">
      <style:text-properties style:font-name="Courier New"/>
    </style:style>
    <style:style style:name="ce7" style:family="table-cell" style:parent-style-name="Default" style:data-style-name="N5"/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9" style:family="table-cell" style:parent-style-name="Default" style:data-style-name="N131">
      <style:text-properties style:font-name="Courier New"/>
    </style:style>
    <style:style style:name="ce10" style:family="table-cell" style:parent-style-name="Default">
      <style:table-cell-properties fo:background-color="transparent"/>
      <style:text-properties fo:color="#ffffff" style:font-name="Courier New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43"/>
    <style:style style:name="ce13" style:family="table-cell" style:parent-style-name="Default" style:data-style-name="N136"/>
    <style:style style:name="ce14" style:family="table-cell" style:parent-style-name="Default" style:data-style-name="N13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&amp;p 500" table:style-name="ta1">
        <table:shapes>
          <draw:frame draw:z-index="0" draw:style-name="gr1" draw:text-style-name="P1" svg:width="9.3102in" svg:height="4.9047in" svg:x="8.2874in" svg:y="1.6626in">
            <draw:object draw:notify-on-update-of-ranges="'s&amp;p 500'.A2:'s&amp;p 500'.A1261 's&amp;p 500'.E1:'s&amp;p 500'.E1 's&amp;p 500'.E2:'s&amp;p 500'.E1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4969in" svg:height="3.5453in" svg:x="9.1673in" svg:y="6.8394in">
            <draw:object draw:notify-on-update-of-ranges="'s&amp;p 500'.A2:'s&amp;p 500'.A1261 's&amp;p 500'.G1:'s&amp;p 500'.G1 's&amp;p 500'.G2:'s&amp;p 500'.G12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Close</text:p>
          </table:table-cell>
          <table:table-cell table:style-name="ce8" office:value-type="string" calcext:value-type="string">
            <text:p>u_i</text:p>
          </table:table-cell>
          <table:table-cell table:style-name="ce8" office:value-type="string" calcext:value-type="string">
            <text:p>v_i</text:p>
          </table:table-cell>
          <table:table-cell table:style-name="ce8" office:value-type="string" calcext:value-type="string">
            <text:p>-ln(v_i) - u_i^2 / 2</text:p>
          </table:table-cell>
          <table:table-cell table:style-name="ce10"/>
          <table:table-cell table:style-name="ce6" office:value-type="string" calcext:value-type="string">
            <text:p>GARCH(1,1)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5-07-10" calcext:value-type="date">
            <text:p>2015-07-10</text:p>
          </table:table-cell>
          <table:table-cell table:style-name="ce5" office:value-type="float" office:value="2052.74" calcext:value-type="float">
            <text:p>2,052.74</text:p>
          </table:table-cell>
          <table:table-cell table:style-name="ce5" office:value-type="float" office:value="2081.31" calcext:value-type="float">
            <text:p>2,081.31</text:p>
          </table:table-cell>
          <table:table-cell table:style-name="ce5" office:value-type="float" office:value="2052.74" calcext:value-type="float">
            <text:p>2,052.74</text:p>
          </table:table-cell>
          <table:table-cell table:style-name="ce5" office:value-type="float" office:value="2076.62" calcext:value-type="float">
            <text:p>2,076.62</text:p>
          </table:table-cell>
          <table:table-cell table:style-name="ce6" table:number-columns-repeated="4"/>
          <table:table-cell table:style-name="ce6" office:value-type="string" calcext:value-type="string">
            <text:p>omega</text:p>
          </table:table-cell>
          <table:table-cell table:style-name="ce9" office:value-type="float" office:value="0.0000039818" calcext:value-type="float">
            <text:p>0.00000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ce2" office:value-type="date" office:date-value="2015-07-13" calcext:value-type="date">
            <text:p>2015-07-13</text:p>
          </table:table-cell>
          <table:table-cell table:style-name="ce5" office:value-type="float" office:value="2080.03" calcext:value-type="float">
            <text:p>2,080.03</text:p>
          </table:table-cell>
          <table:table-cell table:style-name="ce5" office:value-type="float" office:value="2100.67" calcext:value-type="float">
            <text:p>2,100.67</text:p>
          </table:table-cell>
          <table:table-cell table:style-name="ce5" office:value-type="float" office:value="2080.03" calcext:value-type="float">
            <text:p>2,080.03</text:p>
          </table:table-cell>
          <table:table-cell table:style-name="ce5" office:value-type="float" office:value="2099.6" calcext:value-type="float">
            <text:p>2,099.60</text:p>
          </table:table-cell>
          <table:table-cell table:style-name="ce9" table:formula="of:=([.E3]-[.E2])/[.E2]" office:value-type="float" office:value="0.0110660592693897" calcext:value-type="float">
            <text:p>0.01107</text:p>
          </table:table-cell>
          <table:table-cell table:style-name="ce6" table:number-columns-repeated="3"/>
          <table:table-cell table:style-name="ce6" office:value-type="string" calcext:value-type="string">
            <text:p>alpha</text:p>
          </table:table-cell>
          <table:table-cell table:style-name="ce6" office:value-type="float" office:value="0.223793" calcext:value-type="float">
            <text:p>0.223793</text:p>
          </table:table-cell>
          <table:table-cell table:number-columns-repeated="2"/>
          <table:table-cell table:style-name="ce12"/>
          <table:table-cell/>
          <table:table-cell table:style-name="ce13"/>
        </table:table-row>
        <table:table-row table:style-name="ro1">
          <table:table-cell table:style-name="ce2" office:value-type="date" office:date-value="2015-07-14" calcext:value-type="date">
            <text:p>2015-07-14</text:p>
          </table:table-cell>
          <table:table-cell table:style-name="ce5" office:value-type="float" office:value="2099.72" calcext:value-type="float">
            <text:p>2,099.72</text:p>
          </table:table-cell>
          <table:table-cell table:style-name="ce5" office:value-type="float" office:value="2111.98" calcext:value-type="float">
            <text:p>2,111.98</text:p>
          </table:table-cell>
          <table:table-cell table:style-name="ce5" office:value-type="float" office:value="2098.18" calcext:value-type="float">
            <text:p>2,098.18</text:p>
          </table:table-cell>
          <table:table-cell table:style-name="ce5" office:value-type="float" office:value="2108.95" calcext:value-type="float">
            <text:p>2,108.95</text:p>
          </table:table-cell>
          <table:table-cell table:style-name="ce9" table:formula="of:=([.E4]-[.E3])/[.E3]" office:value-type="float" office:value="0.00445322918651167" calcext:value-type="float">
            <text:p>0.00445</text:p>
          </table:table-cell>
          <table:table-cell table:style-name="ce9" table:formula="of:=[.F3]^2" office:value-type="float" office:value="0.000122457667753646" calcext:value-type="float">
            <text:p>0.00012</text:p>
          </table:table-cell>
          <table:table-cell table:style-name="ce9" table:formula="of:=-LN([.G4])-[.F4]^2/[.G4]" office:value-type="float" office:value="8.84580143763972" calcext:value-type="float">
            <text:p>8.84580</text:p>
          </table:table-cell>
          <table:table-cell table:style-name="ce6"/>
          <table:table-cell table:style-name="ce6" office:value-type="string" calcext:value-type="string">
            <text:p>beta</text:p>
          </table:table-cell>
          <table:table-cell table:style-name="ce6" office:value-type="float" office:value="0.747577" calcext:value-type="float">
            <text:p>0.747577</text:p>
          </table:table-cell>
          <table:table-cell table:number-columns-repeated="2"/>
          <table:table-cell table:style-name="ce12"/>
          <table:table-cell/>
          <table:table-cell table:style-name="ce14"/>
        </table:table-row>
        <table:table-row table:style-name="ro1">
          <table:table-cell table:style-name="ce2" office:value-type="date" office:date-value="2015-07-15" calcext:value-type="date">
            <text:p>2015-07-15</text:p>
          </table:table-cell>
          <table:table-cell table:style-name="ce5" office:value-type="float" office:value="2109.01" calcext:value-type="float">
            <text:p>2,109.01</text:p>
          </table:table-cell>
          <table:table-cell table:style-name="ce5" office:value-type="float" office:value="2114.14" calcext:value-type="float">
            <text:p>2,114.14</text:p>
          </table:table-cell>
          <table:table-cell table:style-name="ce5" office:value-type="float" office:value="2102.49" calcext:value-type="float">
            <text:p>2,102.49</text:p>
          </table:table-cell>
          <table:table-cell table:style-name="ce5" office:value-type="float" office:value="2107.4" calcext:value-type="float">
            <text:p>2,107.40</text:p>
          </table:table-cell>
          <table:table-cell table:style-name="ce9" table:formula="of:=([.E5]-[.E4])/[.E4]" office:value-type="float" office:value="-0.000734962896227851" calcext:value-type="float">
            <text:p>-0.00073</text:p>
          </table:table-cell>
          <table:table-cell table:style-name="ce9" table:formula="of:=[.$K$2]+[.$K$3]*[.F4]^2+[.$K$4]*[.G4]" office:value-type="float" office:value="0.0000999664308595005" calcext:value-type="float">
            <text:p>0.00010</text:p>
          </table:table-cell>
          <table:table-cell table:style-name="ce9" table:formula="of:=-LN([.G5])-[.F5]^2/[.G5]" office:value-type="float" office:value="9.20527260123512" calcext:value-type="float">
            <text:p>9.20527</text:p>
          </table:table-cell>
          <table:table-cell table:style-name="ce6"/>
          <table:table-cell table:style-name="ce6" office:value-type="string" calcext:value-type="string">
            <text:p>ML</text:p>
          </table:table-cell>
          <table:table-cell table:style-name="ce5" table:formula="of:=SUM([.H4:.H1261])" office:value-type="float" office:value="10821.34309622" calcext:value-type="float">
            <text:p>10,821.34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2" office:value-type="date" office:date-value="2015-07-16" calcext:value-type="date">
            <text:p>2015-07-16</text:p>
          </table:table-cell>
          <table:table-cell table:style-name="ce5" office:value-type="float" office:value="2110.55" calcext:value-type="float">
            <text:p>2,110.55</text:p>
          </table:table-cell>
          <table:table-cell table:style-name="ce5" office:value-type="float" office:value="2124.42" calcext:value-type="float">
            <text:p>2,124.42</text:p>
          </table:table-cell>
          <table:table-cell table:style-name="ce5" office:value-type="float" office:value="2110.55" calcext:value-type="float">
            <text:p>2,110.55</text:p>
          </table:table-cell>
          <table:table-cell table:style-name="ce5" office:value-type="float" office:value="2124.29" calcext:value-type="float">
            <text:p>2,124.29</text:p>
          </table:table-cell>
          <table:table-cell table:style-name="ce9" table:formula="of:=([.E6]-[.E5])/[.E5]" office:value-type="float" office:value="0.00801461516560685" calcext:value-type="float">
            <text:p>0.00801</text:p>
          </table:table-cell>
          <table:table-cell table:style-name="ce9" table:formula="of:=[.$K$2]+[.$K$3]*[.F5]^2+[.$K$4]*[.G5]" office:value-type="float" office:value="0.0000788352908501461" calcext:value-type="float">
            <text:p>0.00008</text:p>
          </table:table-cell>
          <table:table-cell table:style-name="ce9" table:formula="of:=-LN([.G6])-[.F6]^2/[.G6]" office:value-type="float" office:value="8.63336171543746" calcext:value-type="float">
            <text:p>8.633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17" calcext:value-type="date">
            <text:p>2015-07-17</text:p>
          </table:table-cell>
          <table:table-cell table:style-name="ce5" office:value-type="float" office:value="2126.8" calcext:value-type="float">
            <text:p>2,126.80</text:p>
          </table:table-cell>
          <table:table-cell table:style-name="ce5" office:value-type="float" office:value="2128.91" calcext:value-type="float">
            <text:p>2,128.91</text:p>
          </table:table-cell>
          <table:table-cell table:style-name="ce5" office:value-type="float" office:value="2119.88" calcext:value-type="float">
            <text:p>2,119.88</text:p>
          </table:table-cell>
          <table:table-cell table:style-name="ce5" office:value-type="float" office:value="2126.64" calcext:value-type="float">
            <text:p>2,126.64</text:p>
          </table:table-cell>
          <table:table-cell table:style-name="ce9" table:formula="of:=([.E7]-[.E6])/[.E6]" office:value-type="float" office:value="0.00110625197124682" calcext:value-type="float">
            <text:p>0.00111</text:p>
          </table:table-cell>
          <table:table-cell table:style-name="ce9" table:formula="of:=[.$K$2]+[.$K$3]*[.F6]^2+[.$K$4]*[.G6]" office:value-type="float" office:value="0.000077292382378857" calcext:value-type="float">
            <text:p>0.00008</text:p>
          </table:table-cell>
          <table:table-cell table:style-name="ce9" table:formula="of:=-LN([.G7])-[.F7]^2/[.G7]" office:value-type="float" office:value="9.45208185412444" calcext:value-type="float">
            <text:p>9.452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20" calcext:value-type="date">
            <text:p>2015-07-20</text:p>
          </table:table-cell>
          <table:table-cell table:style-name="ce5" office:value-type="float" office:value="2126.85" calcext:value-type="float">
            <text:p>2,126.85</text:p>
          </table:table-cell>
          <table:table-cell table:style-name="ce5" office:value-type="float" office:value="2132.82" calcext:value-type="float">
            <text:p>2,132.82</text:p>
          </table:table-cell>
          <table:table-cell table:style-name="ce5" office:value-type="float" office:value="2123.65" calcext:value-type="float">
            <text:p>2,123.65</text:p>
          </table:table-cell>
          <table:table-cell table:style-name="ce5" office:value-type="float" office:value="2128.28" calcext:value-type="float">
            <text:p>2,128.28</text:p>
          </table:table-cell>
          <table:table-cell table:style-name="ce9" table:formula="of:=([.E8]-[.E7])/[.E7]" office:value-type="float" office:value="0.000771169544445852" calcext:value-type="float">
            <text:p>0.00077</text:p>
          </table:table-cell>
          <table:table-cell table:style-name="ce9" table:formula="of:=[.$K$2]+[.$K$3]*[.F7]^2+[.$K$4]*[.G7]" office:value-type="float" office:value="0.0000620376837433508" calcext:value-type="float">
            <text:p>0.00006</text:p>
          </table:table-cell>
          <table:table-cell table:style-name="ce9" table:formula="of:=-LN([.G8])-[.F8]^2/[.G8]" office:value-type="float" office:value="9.67818240646488" calcext:value-type="float">
            <text:p>9.678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21" calcext:value-type="date">
            <text:p>2015-07-21</text:p>
          </table:table-cell>
          <table:table-cell table:style-name="ce5" office:value-type="float" office:value="2127.55" calcext:value-type="float">
            <text:p>2,127.55</text:p>
          </table:table-cell>
          <table:table-cell table:style-name="ce5" office:value-type="float" office:value="2128.49" calcext:value-type="float">
            <text:p>2,128.49</text:p>
          </table:table-cell>
          <table:table-cell table:style-name="ce5" office:value-type="float" office:value="2115.4" calcext:value-type="float">
            <text:p>2,115.40</text:p>
          </table:table-cell>
          <table:table-cell table:style-name="ce5" office:value-type="float" office:value="2119.21" calcext:value-type="float">
            <text:p>2,119.21</text:p>
          </table:table-cell>
          <table:table-cell table:style-name="ce9" table:formula="of:=([.E9]-[.E8])/[.E8]" office:value-type="float" office:value="-0.00426165730073118" calcext:value-type="float">
            <text:p>-0.00426</text:p>
          </table:table-cell>
          <table:table-cell table:style-name="ce9" table:formula="of:=[.$K$2]+[.$K$3]*[.F8]^2+[.$K$4]*[.G8]" office:value-type="float" office:value="0.0000504928357488394" calcext:value-type="float">
            <text:p>0.00005</text:p>
          </table:table-cell>
          <table:table-cell table:style-name="ce9" table:formula="of:=-LN([.G9])-[.F9]^2/[.G9]" office:value-type="float" office:value="9.53398999212695" calcext:value-type="float">
            <text:p>9.5339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22" calcext:value-type="date">
            <text:p>2015-07-22</text:p>
          </table:table-cell>
          <table:table-cell table:style-name="ce5" office:value-type="float" office:value="2118.21" calcext:value-type="float">
            <text:p>2,118.21</text:p>
          </table:table-cell>
          <table:table-cell table:style-name="ce5" office:value-type="float" office:value="2118.51" calcext:value-type="float">
            <text:p>2,118.51</text:p>
          </table:table-cell>
          <table:table-cell table:style-name="ce5" office:value-type="float" office:value="2110" calcext:value-type="float">
            <text:p>2,110.00</text:p>
          </table:table-cell>
          <table:table-cell table:style-name="ce5" office:value-type="float" office:value="2114.15" calcext:value-type="float">
            <text:p>2,114.15</text:p>
          </table:table-cell>
          <table:table-cell table:style-name="ce9" table:formula="of:=([.E10]-[.E9])/[.E9]" office:value-type="float" office:value="-0.00238768220233009" calcext:value-type="float">
            <text:p>-0.00239</text:p>
          </table:table-cell>
          <table:table-cell table:style-name="ce9" table:formula="of:=[.$K$2]+[.$K$3]*[.F9]^2+[.$K$4]*[.G9]" office:value-type="float" office:value="0.0000457935491345078" calcext:value-type="float">
            <text:p>0.00005</text:p>
          </table:table-cell>
          <table:table-cell table:style-name="ce9" table:formula="of:=-LN([.G10])-[.F10]^2/[.G10]" office:value-type="float" office:value="9.86687323378451" calcext:value-type="float">
            <text:p>9.866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23" calcext:value-type="date">
            <text:p>2015-07-23</text:p>
          </table:table-cell>
          <table:table-cell table:style-name="ce5" office:value-type="float" office:value="2114.16" calcext:value-type="float">
            <text:p>2,114.16</text:p>
          </table:table-cell>
          <table:table-cell table:style-name="ce5" office:value-type="float" office:value="2116.87" calcext:value-type="float">
            <text:p>2,116.87</text:p>
          </table:table-cell>
          <table:table-cell table:style-name="ce5" office:value-type="float" office:value="2098.63" calcext:value-type="float">
            <text:p>2,098.63</text:p>
          </table:table-cell>
          <table:table-cell table:style-name="ce5" office:value-type="float" office:value="2102.15" calcext:value-type="float">
            <text:p>2,102.15</text:p>
          </table:table-cell>
          <table:table-cell table:style-name="ce9" table:formula="of:=([.E11]-[.E10])/[.E10]" office:value-type="float" office:value="-0.00567604001608211" calcext:value-type="float">
            <text:p>-0.00568</text:p>
          </table:table-cell>
          <table:table-cell table:style-name="ce9" table:formula="of:=[.$K$2]+[.$K$3]*[.F10]^2+[.$K$4]*[.G10]" office:value-type="float" office:value="0.0000394918538599325" calcext:value-type="float">
            <text:p>0.00004</text:p>
          </table:table-cell>
          <table:table-cell table:style-name="ce9" table:formula="of:=-LN([.G11])-[.F11]^2/[.G11]" office:value-type="float" office:value="9.3236167493463" calcext:value-type="float">
            <text:p>9.323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24" calcext:value-type="date">
            <text:p>2015-07-24</text:p>
          </table:table-cell>
          <table:table-cell table:style-name="ce5" office:value-type="float" office:value="2102.24" calcext:value-type="float">
            <text:p>2,102.24</text:p>
          </table:table-cell>
          <table:table-cell table:style-name="ce5" office:value-type="float" office:value="2106.01" calcext:value-type="float">
            <text:p>2,106.01</text:p>
          </table:table-cell>
          <table:table-cell table:style-name="ce5" office:value-type="float" office:value="2077.09" calcext:value-type="float">
            <text:p>2,077.09</text:p>
          </table:table-cell>
          <table:table-cell table:style-name="ce5" office:value-type="float" office:value="2079.65" calcext:value-type="float">
            <text:p>2,079.65</text:p>
          </table:table-cell>
          <table:table-cell table:style-name="ce9" table:formula="of:=([.E12]-[.E11])/[.E11]" office:value-type="float" office:value="-0.0107033275456081" calcext:value-type="float">
            <text:p>-0.01070</text:p>
          </table:table-cell>
          <table:table-cell table:style-name="ce9" table:formula="of:=[.$K$2]+[.$K$3]*[.F11]^2+[.$K$4]*[.G11]" office:value-type="float" office:value="0.0000407150370041551" calcext:value-type="float">
            <text:p>0.00004</text:p>
          </table:table-cell>
          <table:table-cell table:style-name="ce9" table:formula="of:=-LN([.G12])-[.F12]^2/[.G12]" office:value-type="float" office:value="7.29518063089195" calcext:value-type="float">
            <text:p>7.295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27" calcext:value-type="date">
            <text:p>2015-07-27</text:p>
          </table:table-cell>
          <table:table-cell table:number-columns-repeated="2" table:style-name="ce5" office:value-type="float" office:value="2078.19" calcext:value-type="float">
            <text:p>2,078.19</text:p>
          </table:table-cell>
          <table:table-cell table:style-name="ce5" office:value-type="float" office:value="2063.52" calcext:value-type="float">
            <text:p>2,063.52</text:p>
          </table:table-cell>
          <table:table-cell table:style-name="ce5" office:value-type="float" office:value="2067.64" calcext:value-type="float">
            <text:p>2,067.64</text:p>
          </table:table-cell>
          <table:table-cell table:style-name="ce9" table:formula="of:=([.E13]-[.E12])/[.E12]" office:value-type="float" office:value="-0.00577501021806564" calcext:value-type="float">
            <text:p>-0.00578</text:p>
          </table:table-cell>
          <table:table-cell table:style-name="ce9" table:formula="of:=[.$K$2]+[.$K$3]*[.F12]^2+[.$K$4]*[.G12]" office:value-type="float" office:value="0.000060057424448682" calcext:value-type="float">
            <text:p>0.00006</text:p>
          </table:table-cell>
          <table:table-cell table:style-name="ce9" table:formula="of:=-LN([.G13])-[.F13]^2/[.G13]" office:value-type="float" office:value="9.16489513922291" calcext:value-type="float">
            <text:p>9.164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28" calcext:value-type="date">
            <text:p>2015-07-28</text:p>
          </table:table-cell>
          <table:table-cell table:style-name="ce5" office:value-type="float" office:value="2070.75" calcext:value-type="float">
            <text:p>2,070.75</text:p>
          </table:table-cell>
          <table:table-cell table:style-name="ce5" office:value-type="float" office:value="2095.6" calcext:value-type="float">
            <text:p>2,095.60</text:p>
          </table:table-cell>
          <table:table-cell table:style-name="ce5" office:value-type="float" office:value="2069.09" calcext:value-type="float">
            <text:p>2,069.09</text:p>
          </table:table-cell>
          <table:table-cell table:style-name="ce5" office:value-type="float" office:value="2093.25" calcext:value-type="float">
            <text:p>2,093.25</text:p>
          </table:table-cell>
          <table:table-cell table:style-name="ce9" table:formula="of:=([.E14]-[.E13])/[.E13]" office:value-type="float" office:value="0.0123861020293669" calcext:value-type="float">
            <text:p>0.01239</text:p>
          </table:table-cell>
          <table:table-cell table:style-name="ce9" table:formula="of:=[.$K$2]+[.$K$3]*[.F13]^2+[.$K$4]*[.G13]" office:value-type="float" office:value="0.0000563430120294703" calcext:value-type="float">
            <text:p>0.00006</text:p>
          </table:table-cell>
          <table:table-cell table:style-name="ce9" table:formula="of:=-LN([.G14])-[.F14]^2/[.G14]" office:value-type="float" office:value="7.06116766946018" calcext:value-type="float">
            <text:p>7.061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29" calcext:value-type="date">
            <text:p>2015-07-29</text:p>
          </table:table-cell>
          <table:table-cell table:style-name="ce5" office:value-type="float" office:value="2094.7" calcext:value-type="float">
            <text:p>2,094.70</text:p>
          </table:table-cell>
          <table:table-cell table:style-name="ce5" office:value-type="float" office:value="2110.6" calcext:value-type="float">
            <text:p>2,110.60</text:p>
          </table:table-cell>
          <table:table-cell table:style-name="ce5" office:value-type="float" office:value="2094.08" calcext:value-type="float">
            <text:p>2,094.08</text:p>
          </table:table-cell>
          <table:table-cell table:style-name="ce5" office:value-type="float" office:value="2108.57" calcext:value-type="float">
            <text:p>2,108.57</text:p>
          </table:table-cell>
          <table:table-cell table:style-name="ce9" table:formula="of:=([.E15]-[.E14])/[.E14]" office:value-type="float" office:value="0.00731876268959759" calcext:value-type="float">
            <text:p>0.00732</text:p>
          </table:table-cell>
          <table:table-cell table:style-name="ce9" table:formula="of:=[.$K$2]+[.$K$3]*[.F14]^2+[.$K$4]*[.G14]" office:value-type="float" office:value="0.0000804358601505371" calcext:value-type="float">
            <text:p>0.00008</text:p>
          </table:table-cell>
          <table:table-cell table:style-name="ce9" table:formula="of:=-LN([.G15])-[.F15]^2/[.G15]" office:value-type="float" office:value="8.76212499776127" calcext:value-type="float">
            <text:p>8.7621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30" calcext:value-type="date">
            <text:p>2015-07-30</text:p>
          </table:table-cell>
          <table:table-cell table:style-name="ce5" office:value-type="float" office:value="2106.78" calcext:value-type="float">
            <text:p>2,106.78</text:p>
          </table:table-cell>
          <table:table-cell table:style-name="ce5" office:value-type="float" office:value="2110.48" calcext:value-type="float">
            <text:p>2,110.48</text:p>
          </table:table-cell>
          <table:table-cell table:style-name="ce5" office:value-type="float" office:value="2094.97" calcext:value-type="float">
            <text:p>2,094.97</text:p>
          </table:table-cell>
          <table:table-cell table:style-name="ce5" office:value-type="float" office:value="2108.63" calcext:value-type="float">
            <text:p>2,108.63</text:p>
          </table:table-cell>
          <table:table-cell table:style-name="ce9" table:formula="of:=([.E16]-[.E15])/[.E15]" office:value-type="float" office:value="0.0000284553038314808" calcext:value-type="float">
            <text:p>0.00003</text:p>
          </table:table-cell>
          <table:table-cell table:style-name="ce9" table:formula="of:=[.$K$2]+[.$K$3]*[.F15]^2+[.$K$4]*[.G15]" office:value-type="float" office:value="0.0000761011115729742" calcext:value-type="float">
            <text:p>0.00008</text:p>
          </table:table-cell>
          <table:table-cell table:style-name="ce9" table:formula="of:=-LN([.G16])-[.F16]^2/[.G16]" office:value-type="float" office:value="9.48343704661378" calcext:value-type="float">
            <text:p>9.483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7-31" calcext:value-type="date">
            <text:p>2015-07-31</text:p>
          </table:table-cell>
          <table:table-cell table:style-name="ce5" office:value-type="float" office:value="2111.6" calcext:value-type="float">
            <text:p>2,111.60</text:p>
          </table:table-cell>
          <table:table-cell table:style-name="ce5" office:value-type="float" office:value="2114.24" calcext:value-type="float">
            <text:p>2,114.24</text:p>
          </table:table-cell>
          <table:table-cell table:style-name="ce5" office:value-type="float" office:value="2102.07" calcext:value-type="float">
            <text:p>2,102.07</text:p>
          </table:table-cell>
          <table:table-cell table:style-name="ce5" office:value-type="float" office:value="2103.84" calcext:value-type="float">
            <text:p>2,103.84</text:p>
          </table:table-cell>
          <table:table-cell table:style-name="ce9" table:formula="of:=([.E17]-[.E16])/[.E16]" office:value-type="float" office:value="-0.0022716171163267" calcext:value-type="float">
            <text:p>-0.00227</text:p>
          </table:table-cell>
          <table:table-cell table:style-name="ce9" table:formula="of:=[.$K$2]+[.$K$3]*[.F16]^2+[.$K$4]*[.G16]" office:value-type="float" office:value="0.0000608734218925474" calcext:value-type="float">
            <text:p>0.00006</text:p>
          </table:table-cell>
          <table:table-cell table:style-name="ce9" table:formula="of:=-LN([.G17])-[.F17]^2/[.G17]" office:value-type="float" office:value="9.62194382918474" calcext:value-type="float">
            <text:p>9.6219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03" calcext:value-type="date">
            <text:p>2015-08-03</text:p>
          </table:table-cell>
          <table:table-cell table:style-name="ce5" office:value-type="float" office:value="2104.49" calcext:value-type="float">
            <text:p>2,104.49</text:p>
          </table:table-cell>
          <table:table-cell table:style-name="ce5" office:value-type="float" office:value="2105.7" calcext:value-type="float">
            <text:p>2,105.70</text:p>
          </table:table-cell>
          <table:table-cell table:style-name="ce5" office:value-type="float" office:value="2087.31" calcext:value-type="float">
            <text:p>2,087.31</text:p>
          </table:table-cell>
          <table:table-cell table:style-name="ce5" office:value-type="float" office:value="2098.04" calcext:value-type="float">
            <text:p>2,098.04</text:p>
          </table:table-cell>
          <table:table-cell table:style-name="ce9" table:formula="of:=([.E18]-[.E17])/[.E17]" office:value-type="float" office:value="-0.00275686363982061" calcext:value-type="float">
            <text:p>-0.00276</text:p>
          </table:table-cell>
          <table:table-cell table:style-name="ce9" table:formula="of:=[.$K$2]+[.$K$3]*[.F17]^2+[.$K$4]*[.G17]" office:value-type="float" office:value="0.0000506441966759842" calcext:value-type="float">
            <text:p>0.00005</text:p>
          </table:table-cell>
          <table:table-cell table:style-name="ce9" table:formula="of:=-LN([.G18])-[.F18]^2/[.G18]" office:value-type="float" office:value="9.74061349131823" calcext:value-type="float">
            <text:p>9.740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04" calcext:value-type="date">
            <text:p>2015-08-04</text:p>
          </table:table-cell>
          <table:table-cell table:style-name="ce5" office:value-type="float" office:value="2097.68" calcext:value-type="float">
            <text:p>2,097.68</text:p>
          </table:table-cell>
          <table:table-cell table:style-name="ce5" office:value-type="float" office:value="2102.51" calcext:value-type="float">
            <text:p>2,102.51</text:p>
          </table:table-cell>
          <table:table-cell table:style-name="ce5" office:value-type="float" office:value="2088.6" calcext:value-type="float">
            <text:p>2,088.60</text:p>
          </table:table-cell>
          <table:table-cell table:style-name="ce5" office:value-type="float" office:value="2093.32" calcext:value-type="float">
            <text:p>2,093.32</text:p>
          </table:table-cell>
          <table:table-cell table:style-name="ce9" table:formula="of:=([.E19]-[.E18])/[.E18]" office:value-type="float" office:value="-0.00224971878515176" calcext:value-type="float">
            <text:p>-0.00225</text:p>
          </table:table-cell>
          <table:table-cell table:style-name="ce9" table:formula="of:=[.$K$2]+[.$K$3]*[.F18]^2+[.$K$4]*[.G18]" office:value-type="float" office:value="0.0000435431299137352" calcext:value-type="float">
            <text:p>0.00004</text:p>
          </table:table-cell>
          <table:table-cell table:style-name="ce9" table:formula="of:=-LN([.G19])-[.F19]^2/[.G19]" office:value-type="float" office:value="9.92552364391115" calcext:value-type="float">
            <text:p>9.925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05" calcext:value-type="date">
            <text:p>2015-08-05</text:p>
          </table:table-cell>
          <table:table-cell table:style-name="ce5" office:value-type="float" office:value="2095.27" calcext:value-type="float">
            <text:p>2,095.27</text:p>
          </table:table-cell>
          <table:table-cell table:style-name="ce5" office:value-type="float" office:value="2112.66" calcext:value-type="float">
            <text:p>2,112.66</text:p>
          </table:table-cell>
          <table:table-cell table:style-name="ce5" office:value-type="float" office:value="2095.27" calcext:value-type="float">
            <text:p>2,095.27</text:p>
          </table:table-cell>
          <table:table-cell table:style-name="ce5" office:value-type="float" office:value="2099.84" calcext:value-type="float">
            <text:p>2,099.84</text:p>
          </table:table-cell>
          <table:table-cell table:style-name="ce9" table:formula="of:=([.E20]-[.E19])/[.E19]" office:value-type="float" office:value="0.00311466952018802" calcext:value-type="float">
            <text:p>0.00311</text:p>
          </table:table-cell>
          <table:table-cell table:style-name="ce9" table:formula="of:=[.$K$2]+[.$K$3]*[.F19]^2+[.$K$4]*[.G19]" office:value-type="float" office:value="0.000037666311309103" calcext:value-type="float">
            <text:p>0.00004</text:p>
          </table:table-cell>
          <table:table-cell table:style-name="ce9" table:formula="of:=-LN([.G20])-[.F20]^2/[.G20]" office:value-type="float" office:value="9.92918894690105" calcext:value-type="float">
            <text:p>9.929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06" calcext:value-type="date">
            <text:p>2015-08-06</text:p>
          </table:table-cell>
          <table:table-cell table:style-name="ce5" office:value-type="float" office:value="2100.75" calcext:value-type="float">
            <text:p>2,100.75</text:p>
          </table:table-cell>
          <table:table-cell table:style-name="ce5" office:value-type="float" office:value="2103.32" calcext:value-type="float">
            <text:p>2,103.32</text:p>
          </table:table-cell>
          <table:table-cell table:style-name="ce5" office:value-type="float" office:value="2075.53" calcext:value-type="float">
            <text:p>2,075.53</text:p>
          </table:table-cell>
          <table:table-cell table:style-name="ce5" office:value-type="float" office:value="2083.56" calcext:value-type="float">
            <text:p>2,083.56</text:p>
          </table:table-cell>
          <table:table-cell table:style-name="ce9" table:formula="of:=([.E21]-[.E20])/[.E20]" office:value-type="float" office:value="-0.00775297165498333" calcext:value-type="float">
            <text:p>-0.00775</text:p>
          </table:table-cell>
          <table:table-cell table:style-name="ce9" table:formula="of:=[.$K$2]+[.$K$3]*[.F20]^2+[.$K$4]*[.G20]" office:value-type="float" office:value="0.0000343113211013951" calcext:value-type="float">
            <text:p>0.00003</text:p>
          </table:table-cell>
          <table:table-cell table:style-name="ce9" table:formula="of:=-LN([.G21])-[.F21]^2/[.G21]" office:value-type="float" office:value="8.52817698944675" calcext:value-type="float">
            <text:p>8.528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07" calcext:value-type="date">
            <text:p>2015-08-07</text:p>
          </table:table-cell>
          <table:table-cell table:number-columns-repeated="2" table:style-name="ce5" office:value-type="float" office:value="2082.61" calcext:value-type="float">
            <text:p>2,082.61</text:p>
          </table:table-cell>
          <table:table-cell table:style-name="ce5" office:value-type="float" office:value="2067.91" calcext:value-type="float">
            <text:p>2,067.91</text:p>
          </table:table-cell>
          <table:table-cell table:style-name="ce5" office:value-type="float" office:value="2077.57" calcext:value-type="float">
            <text:p>2,077.57</text:p>
          </table:table-cell>
          <table:table-cell table:style-name="ce9" table:formula="of:=([.E22]-[.E21])/[.E21]" office:value-type="float" office:value="-0.0028748872122712" calcext:value-type="float">
            <text:p>-0.00287</text:p>
          </table:table-cell>
          <table:table-cell table:style-name="ce9" table:formula="of:=[.$K$2]+[.$K$3]*[.F21]^2+[.$K$4]*[.G21]" office:value-type="float" office:value="0.0000430840315853211" calcext:value-type="float">
            <text:p>0.00004</text:p>
          </table:table-cell>
          <table:table-cell table:style-name="ce9" table:formula="of:=-LN([.G22])-[.F22]^2/[.G22]" office:value-type="float" office:value="9.86052425708378" calcext:value-type="float">
            <text:p>9.860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10" calcext:value-type="date">
            <text:p>2015-08-10</text:p>
          </table:table-cell>
          <table:table-cell table:style-name="ce5" office:value-type="float" office:value="2080.98" calcext:value-type="float">
            <text:p>2,080.98</text:p>
          </table:table-cell>
          <table:table-cell table:style-name="ce5" office:value-type="float" office:value="2105.35" calcext:value-type="float">
            <text:p>2,105.35</text:p>
          </table:table-cell>
          <table:table-cell table:style-name="ce5" office:value-type="float" office:value="2080.98" calcext:value-type="float">
            <text:p>2,080.98</text:p>
          </table:table-cell>
          <table:table-cell table:style-name="ce5" office:value-type="float" office:value="2104.18" calcext:value-type="float">
            <text:p>2,104.18</text:p>
          </table:table-cell>
          <table:table-cell table:style-name="ce9" table:formula="of:=([.E23]-[.E22])/[.E22]" office:value-type="float" office:value="0.0128082326949271" calcext:value-type="float">
            <text:p>0.01281</text:p>
          </table:table-cell>
          <table:table-cell table:style-name="ce9" table:formula="of:=[.$K$2]+[.$K$3]*[.F22]^2+[.$K$4]*[.G22]" office:value-type="float" office:value="0.0000380400749625824" calcext:value-type="float">
            <text:p>0.00004</text:p>
          </table:table-cell>
          <table:table-cell table:style-name="ce9" table:formula="of:=-LN([.G23])-[.F23]^2/[.G23]" office:value-type="float" office:value="5.86429144626352" calcext:value-type="float">
            <text:p>5.8642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11" calcext:value-type="date">
            <text:p>2015-08-11</text:p>
          </table:table-cell>
          <table:table-cell table:number-columns-repeated="2" table:style-name="ce5" office:value-type="float" office:value="2102.66" calcext:value-type="float">
            <text:p>2,102.66</text:p>
          </table:table-cell>
          <table:table-cell table:style-name="ce5" office:value-type="float" office:value="2076.49" calcext:value-type="float">
            <text:p>2,076.49</text:p>
          </table:table-cell>
          <table:table-cell table:style-name="ce5" office:value-type="float" office:value="2084.07" calcext:value-type="float">
            <text:p>2,084.07</text:p>
          </table:table-cell>
          <table:table-cell table:style-name="ce9" table:formula="of:=([.E24]-[.E23])/[.E23]" office:value-type="float" office:value="-0.00955716716250495" calcext:value-type="float">
            <text:p>-0.00956</text:p>
          </table:table-cell>
          <table:table-cell table:style-name="ce9" table:formula="of:=[.$K$2]+[.$K$3]*[.F23]^2+[.$K$4]*[.G23]" office:value-type="float" office:value="0.000069133111347473" calcext:value-type="float">
            <text:p>0.00007</text:p>
          </table:table-cell>
          <table:table-cell table:style-name="ce9" table:formula="of:=-LN([.G24])-[.F24]^2/[.G24]" office:value-type="float" office:value="8.25826551598554" calcext:value-type="float">
            <text:p>8.258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12" calcext:value-type="date">
            <text:p>2015-08-12</text:p>
          </table:table-cell>
          <table:table-cell table:style-name="ce5" office:value-type="float" office:value="2081.1" calcext:value-type="float">
            <text:p>2,081.10</text:p>
          </table:table-cell>
          <table:table-cell table:style-name="ce5" office:value-type="float" office:value="2089.06" calcext:value-type="float">
            <text:p>2,089.06</text:p>
          </table:table-cell>
          <table:table-cell table:style-name="ce5" office:value-type="float" office:value="2052.09" calcext:value-type="float">
            <text:p>2,052.09</text:p>
          </table:table-cell>
          <table:table-cell table:style-name="ce5" office:value-type="float" office:value="2086.05" calcext:value-type="float">
            <text:p>2,086.05</text:p>
          </table:table-cell>
          <table:table-cell table:style-name="ce9" table:formula="of:=([.E25]-[.E24])/[.E24]" office:value-type="float" office:value="0.00095006405734933" calcext:value-type="float">
            <text:p>0.00095</text:p>
          </table:table-cell>
          <table:table-cell table:style-name="ce9" table:formula="of:=[.$K$2]+[.$K$3]*[.F24]^2+[.$K$4]*[.G24]" office:value-type="float" office:value="0.0000761052522114083" calcext:value-type="float">
            <text:p>0.00008</text:p>
          </table:table-cell>
          <table:table-cell table:style-name="ce9" table:formula="of:=-LN([.G25])-[.F25]^2/[.G25]" office:value-type="float" office:value="9.4715331018866" calcext:value-type="float">
            <text:p>9.4715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13" calcext:value-type="date">
            <text:p>2015-08-13</text:p>
          </table:table-cell>
          <table:table-cell table:style-name="ce5" office:value-type="float" office:value="2086.19" calcext:value-type="float">
            <text:p>2,086.19</text:p>
          </table:table-cell>
          <table:table-cell table:style-name="ce5" office:value-type="float" office:value="2092.93" calcext:value-type="float">
            <text:p>2,092.93</text:p>
          </table:table-cell>
          <table:table-cell table:style-name="ce5" office:value-type="float" office:value="2078.26" calcext:value-type="float">
            <text:p>2,078.26</text:p>
          </table:table-cell>
          <table:table-cell table:style-name="ce5" office:value-type="float" office:value="2083.39" calcext:value-type="float">
            <text:p>2,083.39</text:p>
          </table:table-cell>
          <table:table-cell table:style-name="ce9" table:formula="of:=([.E26]-[.E25])/[.E25]" office:value-type="float" office:value="-0.00127513722106388" calcext:value-type="float">
            <text:p>-0.00128</text:p>
          </table:table-cell>
          <table:table-cell table:style-name="ce9" table:formula="of:=[.$K$2]+[.$K$3]*[.F25]^2+[.$K$4]*[.G25]" office:value-type="float" office:value="0.0000610783365534804" calcext:value-type="float">
            <text:p>0.00006</text:p>
          </table:table-cell>
          <table:table-cell table:style-name="ce9" table:formula="of:=-LN([.G26])-[.F26]^2/[.G26]" office:value-type="float" office:value="9.6767321721421" calcext:value-type="float">
            <text:p>9.676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14" calcext:value-type="date">
            <text:p>2015-08-14</text:p>
          </table:table-cell>
          <table:table-cell table:style-name="ce5" office:value-type="float" office:value="2083.15" calcext:value-type="float">
            <text:p>2,083.15</text:p>
          </table:table-cell>
          <table:table-cell table:style-name="ce5" office:value-type="float" office:value="2092.45" calcext:value-type="float">
            <text:p>2,092.45</text:p>
          </table:table-cell>
          <table:table-cell table:style-name="ce5" office:value-type="float" office:value="2080.61" calcext:value-type="float">
            <text:p>2,080.61</text:p>
          </table:table-cell>
          <table:table-cell table:style-name="ce5" office:value-type="float" office:value="2091.54" calcext:value-type="float">
            <text:p>2,091.54</text:p>
          </table:table-cell>
          <table:table-cell table:style-name="ce9" table:formula="of:=([.E27]-[.E26])/[.E26]" office:value-type="float" office:value="0.00391189359649422" calcext:value-type="float">
            <text:p>0.00391</text:p>
          </table:table-cell>
          <table:table-cell table:style-name="ce9" table:formula="of:=[.$K$2]+[.$K$3]*[.F26]^2+[.$K$4]*[.G26]" office:value-type="float" office:value="0.0000500064414137197" calcext:value-type="float">
            <text:p>0.00005</text:p>
          </table:table-cell>
          <table:table-cell table:style-name="ce9" table:formula="of:=-LN([.G27])-[.F27]^2/[.G27]" office:value-type="float" office:value="9.59733992622829" calcext:value-type="float">
            <text:p>9.597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17" calcext:value-type="date">
            <text:p>2015-08-17</text:p>
          </table:table-cell>
          <table:table-cell table:style-name="ce5" office:value-type="float" office:value="2089.7" calcext:value-type="float">
            <text:p>2,089.70</text:p>
          </table:table-cell>
          <table:table-cell table:style-name="ce5" office:value-type="float" office:value="2102.87" calcext:value-type="float">
            <text:p>2,102.87</text:p>
          </table:table-cell>
          <table:table-cell table:style-name="ce5" office:value-type="float" office:value="2079.3" calcext:value-type="float">
            <text:p>2,079.30</text:p>
          </table:table-cell>
          <table:table-cell table:style-name="ce5" office:value-type="float" office:value="2102.44" calcext:value-type="float">
            <text:p>2,102.44</text:p>
          </table:table-cell>
          <table:table-cell table:style-name="ce9" table:formula="of:=([.E28]-[.E27])/[.E27]" office:value-type="float" office:value="0.00521147097354107" calcext:value-type="float">
            <text:p>0.00521</text:p>
          </table:table-cell>
          <table:table-cell table:style-name="ce9" table:formula="of:=[.$K$2]+[.$K$3]*[.F27]^2+[.$K$4]*[.G27]" office:value-type="float" office:value="0.0000447901499283672" calcext:value-type="float">
            <text:p>0.00004</text:p>
          </table:table-cell>
          <table:table-cell table:style-name="ce9" table:formula="of:=-LN([.G28])-[.F28]^2/[.G28]" office:value-type="float" office:value="9.40715171882958" calcext:value-type="float">
            <text:p>9.407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18" calcext:value-type="date">
            <text:p>2015-08-18</text:p>
          </table:table-cell>
          <table:table-cell table:style-name="ce5" office:value-type="float" office:value="2101.99" calcext:value-type="float">
            <text:p>2,101.99</text:p>
          </table:table-cell>
          <table:table-cell table:style-name="ce5" office:value-type="float" office:value="2103.47" calcext:value-type="float">
            <text:p>2,103.47</text:p>
          </table:table-cell>
          <table:table-cell table:style-name="ce5" office:value-type="float" office:value="2094.14" calcext:value-type="float">
            <text:p>2,094.14</text:p>
          </table:table-cell>
          <table:table-cell table:style-name="ce5" office:value-type="float" office:value="2096.92" calcext:value-type="float">
            <text:p>2,096.92</text:p>
          </table:table-cell>
          <table:table-cell table:style-name="ce9" table:formula="of:=([.E29]-[.E28])/[.E28]" office:value-type="float" office:value="-0.0026255208234242" calcext:value-type="float">
            <text:p>-0.00263</text:p>
          </table:table-cell>
          <table:table-cell table:style-name="ce9" table:formula="of:=[.$K$2]+[.$K$3]*[.F28]^2+[.$K$4]*[.G28]" office:value-type="float" office:value="0.0000435439761656551" calcext:value-type="float">
            <text:p>0.00004</text:p>
          </table:table-cell>
          <table:table-cell table:style-name="ce9" table:formula="of:=-LN([.G29])-[.F29]^2/[.G29]" office:value-type="float" office:value="9.8834311884342" calcext:value-type="float">
            <text:p>9.883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19" calcext:value-type="date">
            <text:p>2015-08-19</text:p>
          </table:table-cell>
          <table:table-cell table:style-name="ce5" office:value-type="float" office:value="2095.69" calcext:value-type="float">
            <text:p>2,095.69</text:p>
          </table:table-cell>
          <table:table-cell table:style-name="ce5" office:value-type="float" office:value="2096.17" calcext:value-type="float">
            <text:p>2,096.17</text:p>
          </table:table-cell>
          <table:table-cell table:style-name="ce5" office:value-type="float" office:value="2070.53" calcext:value-type="float">
            <text:p>2,070.53</text:p>
          </table:table-cell>
          <table:table-cell table:style-name="ce5" office:value-type="float" office:value="2079.61" calcext:value-type="float">
            <text:p>2,079.61</text:p>
          </table:table-cell>
          <table:table-cell table:style-name="ce9" table:formula="of:=([.E30]-[.E29])/[.E29]" office:value-type="float" office:value="-0.00825496442401233" calcext:value-type="float">
            <text:p>-0.00825</text:p>
          </table:table-cell>
          <table:table-cell table:style-name="ce9" table:formula="of:=[.$K$2]+[.$K$3]*[.F29]^2+[.$K$4]*[.G29]" office:value-type="float" office:value="0.0000380769606936644" calcext:value-type="float">
            <text:p>0.00004</text:p>
          </table:table-cell>
          <table:table-cell table:style-name="ce9" table:formula="of:=-LN([.G30])-[.F30]^2/[.G30]" office:value-type="float" office:value="8.38625103530331" calcext:value-type="float">
            <text:p>8.386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20" calcext:value-type="date">
            <text:p>2015-08-20</text:p>
          </table:table-cell>
          <table:table-cell table:number-columns-repeated="2" table:style-name="ce5" office:value-type="float" office:value="2076.61" calcext:value-type="float">
            <text:p>2,076.61</text:p>
          </table:table-cell>
          <table:table-cell table:number-columns-repeated="2" table:style-name="ce5" office:value-type="float" office:value="2035.73" calcext:value-type="float">
            <text:p>2,035.73</text:p>
          </table:table-cell>
          <table:table-cell table:style-name="ce9" table:formula="of:=([.E31]-[.E30])/[.E30]" office:value-type="float" office:value="-0.0211001101168008" calcext:value-type="float">
            <text:p>-0.02110</text:p>
          </table:table-cell>
          <table:table-cell table:style-name="ce9" table:formula="of:=[.$K$2]+[.$K$3]*[.F30]^2+[.$K$4]*[.G30]" office:value-type="float" office:value="0.0000476975081776386" calcext:value-type="float">
            <text:p>0.00005</text:p>
          </table:table-cell>
          <table:table-cell table:style-name="ce9" table:formula="of:=-LN([.G31])-[.F31]^2/[.G31]" office:value-type="float" office:value="0.616503393978535" calcext:value-type="float">
            <text:p>0.616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21" calcext:value-type="date">
            <text:p>2015-08-21</text:p>
          </table:table-cell>
          <table:table-cell table:number-columns-repeated="2" table:style-name="ce5" office:value-type="float" office:value="2034.08" calcext:value-type="float">
            <text:p>2,034.08</text:p>
          </table:table-cell>
          <table:table-cell table:number-columns-repeated="2" table:style-name="ce5" office:value-type="float" office:value="1970.89" calcext:value-type="float">
            <text:p>1,970.89</text:p>
          </table:table-cell>
          <table:table-cell table:style-name="ce9" table:formula="of:=([.E32]-[.E31])/[.E31]" office:value-type="float" office:value="-0.0318509822029444" calcext:value-type="float">
            <text:p>-0.03185</text:p>
          </table:table-cell>
          <table:table-cell table:style-name="ce9" table:formula="of:=[.$K$2]+[.$K$3]*[.F31]^2+[.$K$4]*[.G31]" office:value-type="float" office:value="0.000139275281553808" calcext:value-type="float">
            <text:p>0.00014</text:p>
          </table:table-cell>
          <table:table-cell table:style-name="ce9" table:formula="of:=-LN([.G32])-[.F32]^2/[.G32]" office:value-type="float" office:value="1.59503002025202" calcext:value-type="float">
            <text:p>1.595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24" calcext:value-type="date">
            <text:p>2015-08-24</text:p>
          </table:table-cell>
          <table:table-cell table:number-columns-repeated="2" table:style-name="ce5" office:value-type="float" office:value="1965.15" calcext:value-type="float">
            <text:p>1,965.15</text:p>
          </table:table-cell>
          <table:table-cell table:style-name="ce5" office:value-type="float" office:value="1867.01" calcext:value-type="float">
            <text:p>1,867.01</text:p>
          </table:table-cell>
          <table:table-cell table:style-name="ce5" office:value-type="float" office:value="1893.21" calcext:value-type="float">
            <text:p>1,893.21</text:p>
          </table:table-cell>
          <table:table-cell table:style-name="ce9" table:formula="of:=([.E33]-[.E32])/[.E32]" office:value-type="float" office:value="-0.0394136659072805" calcext:value-type="float">
            <text:p>-0.03941</text:p>
          </table:table-cell>
          <table:table-cell table:style-name="ce9" table:formula="of:=[.$K$2]+[.$K$3]*[.F32]^2+[.$K$4]*[.G32]" office:value-type="float" office:value="0.000335135453822692" calcext:value-type="float">
            <text:p>0.00034</text:p>
          </table:table-cell>
          <table:table-cell table:style-name="ce9" table:formula="of:=-LN([.G33])-[.F33]^2/[.G33]" office:value-type="float" office:value="3.36572443156177" calcext:value-type="float">
            <text:p>3.365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25" calcext:value-type="date">
            <text:p>2015-08-25</text:p>
          </table:table-cell>
          <table:table-cell table:style-name="ce5" office:value-type="float" office:value="1898.08" calcext:value-type="float">
            <text:p>1,898.08</text:p>
          </table:table-cell>
          <table:table-cell table:style-name="ce5" office:value-type="float" office:value="1948.04" calcext:value-type="float">
            <text:p>1,948.04</text:p>
          </table:table-cell>
          <table:table-cell table:style-name="ce5" office:value-type="float" office:value="1867.08" calcext:value-type="float">
            <text:p>1,867.08</text:p>
          </table:table-cell>
          <table:table-cell table:style-name="ce5" office:value-type="float" office:value="1867.61" calcext:value-type="float">
            <text:p>1,867.61</text:p>
          </table:table-cell>
          <table:table-cell table:style-name="ce9" table:formula="of:=([.E34]-[.E33])/[.E33]" office:value-type="float" office:value="-0.0135220075955653" calcext:value-type="float">
            <text:p>-0.01352</text:p>
          </table:table-cell>
          <table:table-cell table:style-name="ce9" table:formula="of:=[.$K$2]+[.$K$3]*[.F33]^2+[.$K$4]*[.G33]" office:value-type="float" office:value="0.000602169697187097" calcext:value-type="float">
            <text:p>0.00060</text:p>
          </table:table-cell>
          <table:table-cell table:style-name="ce9" table:formula="of:=-LN([.G34])-[.F34]^2/[.G34]" office:value-type="float" office:value="7.11132813706772" calcext:value-type="float">
            <text:p>7.111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26" calcext:value-type="date">
            <text:p>2015-08-26</text:p>
          </table:table-cell>
          <table:table-cell table:style-name="ce5" office:value-type="float" office:value="1872.75" calcext:value-type="float">
            <text:p>1,872.75</text:p>
          </table:table-cell>
          <table:table-cell table:style-name="ce5" office:value-type="float" office:value="1943.09" calcext:value-type="float">
            <text:p>1,943.09</text:p>
          </table:table-cell>
          <table:table-cell table:style-name="ce5" office:value-type="float" office:value="1872.75" calcext:value-type="float">
            <text:p>1,872.75</text:p>
          </table:table-cell>
          <table:table-cell table:style-name="ce5" office:value-type="float" office:value="1940.51" calcext:value-type="float">
            <text:p>1,940.51</text:p>
          </table:table-cell>
          <table:table-cell table:style-name="ce9" table:formula="of:=([.E35]-[.E34])/[.E34]" office:value-type="float" office:value="0.0390338453959874" calcext:value-type="float">
            <text:p>0.03903</text:p>
          </table:table-cell>
          <table:table-cell table:style-name="ce9" table:formula="of:=[.$K$2]+[.$K$3]*[.F34]^2+[.$K$4]*[.G34]" office:value-type="float" office:value="0.000495069377292184" calcext:value-type="float">
            <text:p>0.00050</text:p>
          </table:table-cell>
          <table:table-cell table:style-name="ce9" table:formula="of:=-LN([.G35])-[.F35]^2/[.G35]" office:value-type="float" office:value="4.53318119722954" calcext:value-type="float">
            <text:p>4.533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27" calcext:value-type="date">
            <text:p>2015-08-27</text:p>
          </table:table-cell>
          <table:table-cell table:style-name="ce5" office:value-type="float" office:value="1942.77" calcext:value-type="float">
            <text:p>1,942.77</text:p>
          </table:table-cell>
          <table:table-cell table:style-name="ce5" office:value-type="float" office:value="1989.6" calcext:value-type="float">
            <text:p>1,989.60</text:p>
          </table:table-cell>
          <table:table-cell table:style-name="ce5" office:value-type="float" office:value="1942.77" calcext:value-type="float">
            <text:p>1,942.77</text:p>
          </table:table-cell>
          <table:table-cell table:style-name="ce5" office:value-type="float" office:value="1987.66" calcext:value-type="float">
            <text:p>1,987.66</text:p>
          </table:table-cell>
          <table:table-cell table:style-name="ce9" table:formula="of:=([.E36]-[.E35])/[.E35]" office:value-type="float" office:value="0.024297736162143" calcext:value-type="float">
            <text:p>0.02430</text:p>
          </table:table-cell>
          <table:table-cell table:style-name="ce9" table:formula="of:=[.$K$2]+[.$K$3]*[.F35]^2+[.$K$4]*[.G35]" office:value-type="float" office:value="0.000715064489516193" calcext:value-type="float">
            <text:p>0.00072</text:p>
          </table:table-cell>
          <table:table-cell table:style-name="ce9" table:formula="of:=-LN([.G36])-[.F36]^2/[.G36]" office:value-type="float" office:value="6.41750602279791" calcext:value-type="float">
            <text:p>6.4175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28" calcext:value-type="date">
            <text:p>2015-08-28</text:p>
          </table:table-cell>
          <table:table-cell table:style-name="ce5" office:value-type="float" office:value="1986.06" calcext:value-type="float">
            <text:p>1,986.06</text:p>
          </table:table-cell>
          <table:table-cell table:style-name="ce5" office:value-type="float" office:value="1993.48" calcext:value-type="float">
            <text:p>1,993.48</text:p>
          </table:table-cell>
          <table:table-cell table:style-name="ce5" office:value-type="float" office:value="1975.19" calcext:value-type="float">
            <text:p>1,975.19</text:p>
          </table:table-cell>
          <table:table-cell table:style-name="ce5" office:value-type="float" office:value="1988.87" calcext:value-type="float">
            <text:p>1,988.87</text:p>
          </table:table-cell>
          <table:table-cell table:style-name="ce9" table:formula="of:=([.E37]-[.E36])/[.E36]" office:value-type="float" office:value="0.000608756024672132" calcext:value-type="float">
            <text:p>0.00061</text:p>
          </table:table-cell>
          <table:table-cell table:style-name="ce9" table:formula="of:=[.$K$2]+[.$K$3]*[.F36]^2+[.$K$4]*[.G36]" office:value-type="float" office:value="0.000670670473326192" calcext:value-type="float">
            <text:p>0.00067</text:p>
          </table:table-cell>
          <table:table-cell table:style-name="ce9" table:formula="of:=-LN([.G37])-[.F37]^2/[.G37]" office:value-type="float" office:value="7.30668008214799" calcext:value-type="float">
            <text:p>7.306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8-31" calcext:value-type="date">
            <text:p>2015-08-31</text:p>
          </table:table-cell>
          <table:table-cell table:number-columns-repeated="2" table:style-name="ce5" office:value-type="float" office:value="1986.73" calcext:value-type="float">
            <text:p>1,986.73</text:p>
          </table:table-cell>
          <table:table-cell table:style-name="ce5" office:value-type="float" office:value="1965.98" calcext:value-type="float">
            <text:p>1,965.98</text:p>
          </table:table-cell>
          <table:table-cell table:style-name="ce5" office:value-type="float" office:value="1972.18" calcext:value-type="float">
            <text:p>1,972.18</text:p>
          </table:table-cell>
          <table:table-cell table:style-name="ce9" table:formula="of:=([.E38]-[.E37])/[.E37]" office:value-type="float" office:value="-0.00839169980943945" calcext:value-type="float">
            <text:p>-0.00839</text:p>
          </table:table-cell>
          <table:table-cell table:style-name="ce9" table:formula="of:=[.$K$2]+[.$K$3]*[.F37]^2+[.$K$4]*[.G37]" office:value-type="float" office:value="0.000505442554519965" calcext:value-type="float">
            <text:p>0.00051</text:p>
          </table:table-cell>
          <table:table-cell table:style-name="ce9" table:formula="of:=-LN([.G38])-[.F38]^2/[.G38]" office:value-type="float" office:value="7.4507514798976" calcext:value-type="float">
            <text:p>7.4507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number-columns-repeated="2" table:style-name="ce5" office:value-type="float" office:value="1970.09" calcext:value-type="float">
            <text:p>1,970.09</text:p>
          </table:table-cell>
          <table:table-cell table:style-name="ce5" office:value-type="float" office:value="1903.07" calcext:value-type="float">
            <text:p>1,903.07</text:p>
          </table:table-cell>
          <table:table-cell table:style-name="ce5" office:value-type="float" office:value="1913.85" calcext:value-type="float">
            <text:p>1,913.85</text:p>
          </table:table-cell>
          <table:table-cell table:style-name="ce9" table:formula="of:=([.E39]-[.E38])/[.E38]" office:value-type="float" office:value="-0.0295764078329565" calcext:value-type="float">
            <text:p>-0.02958</text:p>
          </table:table-cell>
          <table:table-cell table:style-name="ce9" table:formula="of:=[.$K$2]+[.$K$3]*[.F38]^2+[.$K$4]*[.G38]" office:value-type="float" office:value="0.000397598671665805" calcext:value-type="float">
            <text:p>0.00040</text:p>
          </table:table-cell>
          <table:table-cell table:style-name="ce9" table:formula="of:=-LN([.G39])-[.F39]^2/[.G39]" office:value-type="float" office:value="5.62994966050425" calcext:value-type="float">
            <text:p>5.629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02" calcext:value-type="date">
            <text:p>2015-09-02</text:p>
          </table:table-cell>
          <table:table-cell table:style-name="ce5" office:value-type="float" office:value="1916.52" calcext:value-type="float">
            <text:p>1,916.52</text:p>
          </table:table-cell>
          <table:table-cell table:style-name="ce5" office:value-type="float" office:value="1948.91" calcext:value-type="float">
            <text:p>1,948.91</text:p>
          </table:table-cell>
          <table:table-cell table:style-name="ce5" office:value-type="float" office:value="1916.52" calcext:value-type="float">
            <text:p>1,916.52</text:p>
          </table:table-cell>
          <table:table-cell table:style-name="ce5" office:value-type="float" office:value="1948.86" calcext:value-type="float">
            <text:p>1,948.86</text:p>
          </table:table-cell>
          <table:table-cell table:style-name="ce9" table:formula="of:=([.E40]-[.E39])/[.E39]" office:value-type="float" office:value="0.0182929696684693" calcext:value-type="float">
            <text:p>0.01829</text:p>
          </table:table-cell>
          <table:table-cell table:style-name="ce9" table:formula="of:=[.$K$2]+[.$K$3]*[.F39]^2+[.$K$4]*[.G39]" office:value-type="float" office:value="0.000496983459708052" calcext:value-type="float">
            <text:p>0.00050</text:p>
          </table:table-cell>
          <table:table-cell table:style-name="ce9" table:formula="of:=-LN([.G40])-[.F40]^2/[.G40]" office:value-type="float" office:value="6.93362609371594" calcext:value-type="float">
            <text:p>6.9336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03" calcext:value-type="date">
            <text:p>2015-09-03</text:p>
          </table:table-cell>
          <table:table-cell table:style-name="ce5" office:value-type="float" office:value="1950.79" calcext:value-type="float">
            <text:p>1,950.79</text:p>
          </table:table-cell>
          <table:table-cell table:style-name="ce5" office:value-type="float" office:value="1975.01" calcext:value-type="float">
            <text:p>1,975.01</text:p>
          </table:table-cell>
          <table:table-cell table:style-name="ce5" office:value-type="float" office:value="1944.72" calcext:value-type="float">
            <text:p>1,944.72</text:p>
          </table:table-cell>
          <table:table-cell table:style-name="ce5" office:value-type="float" office:value="1951.13" calcext:value-type="float">
            <text:p>1,951.13</text:p>
          </table:table-cell>
          <table:table-cell table:style-name="ce9" table:formula="of:=([.E41]-[.E40])/[.E40]" office:value-type="float" office:value="0.00116478351446497" calcext:value-type="float">
            <text:p>0.00116</text:p>
          </table:table-cell>
          <table:table-cell table:style-name="ce9" table:formula="of:=[.$K$2]+[.$K$3]*[.F40]^2+[.$K$4]*[.G40]" office:value-type="float" office:value="0.000450403668482438" calcext:value-type="float">
            <text:p>0.00045</text:p>
          </table:table-cell>
          <table:table-cell table:style-name="ce9" table:formula="of:=-LN([.G41])-[.F41]^2/[.G41]" office:value-type="float" office:value="7.70235410357941" calcext:value-type="float">
            <text:p>7.702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04" calcext:value-type="date">
            <text:p>2015-09-04</text:p>
          </table:table-cell>
          <table:table-cell table:number-columns-repeated="2" table:style-name="ce5" office:value-type="float" office:value="1947.76" calcext:value-type="float">
            <text:p>1,947.76</text:p>
          </table:table-cell>
          <table:table-cell table:style-name="ce5" office:value-type="float" office:value="1911.21" calcext:value-type="float">
            <text:p>1,911.21</text:p>
          </table:table-cell>
          <table:table-cell table:style-name="ce5" office:value-type="float" office:value="1921.22" calcext:value-type="float">
            <text:p>1,921.22</text:p>
          </table:table-cell>
          <table:table-cell table:style-name="ce9" table:formula="of:=([.E42]-[.E41])/[.E41]" office:value-type="float" office:value="-0.015329578244402" calcext:value-type="float">
            <text:p>-0.01533</text:p>
          </table:table-cell>
          <table:table-cell table:style-name="ce9" table:formula="of:=[.$K$2]+[.$K$3]*[.F41]^2+[.$K$4]*[.G41]" office:value-type="float" office:value="0.000340996847854291" calcext:value-type="float">
            <text:p>0.00034</text:p>
          </table:table-cell>
          <table:table-cell table:style-name="ce9" table:formula="of:=-LN([.G42])-[.F42]^2/[.G42]" office:value-type="float" office:value="7.29449321477573" calcext:value-type="float">
            <text:p>7.294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08" calcext:value-type="date">
            <text:p>2015-09-08</text:p>
          </table:table-cell>
          <table:table-cell table:style-name="ce5" office:value-type="float" office:value="1927.3" calcext:value-type="float">
            <text:p>1,927.30</text:p>
          </table:table-cell>
          <table:table-cell table:style-name="ce5" office:value-type="float" office:value="1970.42" calcext:value-type="float">
            <text:p>1,970.42</text:p>
          </table:table-cell>
          <table:table-cell table:style-name="ce5" office:value-type="float" office:value="1927.3" calcext:value-type="float">
            <text:p>1,927.30</text:p>
          </table:table-cell>
          <table:table-cell table:style-name="ce5" office:value-type="float" office:value="1969.41" calcext:value-type="float">
            <text:p>1,969.41</text:p>
          </table:table-cell>
          <table:table-cell table:style-name="ce9" table:formula="of:=([.E43]-[.E42])/[.E42]" office:value-type="float" office:value="0.0250830201642706" calcext:value-type="float">
            <text:p>0.02508</text:p>
          </table:table-cell>
          <table:table-cell table:style-name="ce9" table:formula="of:=[.$K$2]+[.$K$3]*[.F42]^2+[.$K$4]*[.G42]" office:value-type="float" office:value="0.000311493653452632" calcext:value-type="float">
            <text:p>0.00031</text:p>
          </table:table-cell>
          <table:table-cell table:style-name="ce9" table:formula="of:=-LN([.G43])-[.F43]^2/[.G43]" office:value-type="float" office:value="6.05432190106236" calcext:value-type="float">
            <text:p>6.0543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09" calcext:value-type="date">
            <text:p>2015-09-09</text:p>
          </table:table-cell>
          <table:table-cell table:style-name="ce5" office:value-type="float" office:value="1971.45" calcext:value-type="float">
            <text:p>1,971.45</text:p>
          </table:table-cell>
          <table:table-cell table:style-name="ce5" office:value-type="float" office:value="1988.63" calcext:value-type="float">
            <text:p>1,988.63</text:p>
          </table:table-cell>
          <table:table-cell table:style-name="ce5" office:value-type="float" office:value="1937.88" calcext:value-type="float">
            <text:p>1,937.88</text:p>
          </table:table-cell>
          <table:table-cell table:style-name="ce5" office:value-type="float" office:value="1942.04" calcext:value-type="float">
            <text:p>1,942.04</text:p>
          </table:table-cell>
          <table:table-cell table:style-name="ce9" table:formula="of:=([.E44]-[.E43])/[.E43]" office:value-type="float" office:value="-0.0138975632295967" calcext:value-type="float">
            <text:p>-0.01390</text:p>
          </table:table-cell>
          <table:table-cell table:style-name="ce9" table:formula="of:=[.$K$2]+[.$K$3]*[.F43]^2+[.$K$4]*[.G43]" office:value-type="float" office:value="0.000377648425007452" calcext:value-type="float">
            <text:p>0.00038</text:p>
          </table:table-cell>
          <table:table-cell table:style-name="ce9" table:formula="of:=-LN([.G44])-[.F44]^2/[.G44]" office:value-type="float" office:value="7.37011283707871" calcext:value-type="float">
            <text:p>7.3701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10" calcext:value-type="date">
            <text:p>2015-09-10</text:p>
          </table:table-cell>
          <table:table-cell table:style-name="ce5" office:value-type="float" office:value="1941.59" calcext:value-type="float">
            <text:p>1,941.59</text:p>
          </table:table-cell>
          <table:table-cell table:style-name="ce5" office:value-type="float" office:value="1965.29" calcext:value-type="float">
            <text:p>1,965.29</text:p>
          </table:table-cell>
          <table:table-cell table:style-name="ce5" office:value-type="float" office:value="1937.19" calcext:value-type="float">
            <text:p>1,937.19</text:p>
          </table:table-cell>
          <table:table-cell table:style-name="ce5" office:value-type="float" office:value="1952.29" calcext:value-type="float">
            <text:p>1,952.29</text:p>
          </table:table-cell>
          <table:table-cell table:style-name="ce9" table:formula="of:=([.E45]-[.E44])/[.E44]" office:value-type="float" office:value="0.00527795513995592" calcext:value-type="float">
            <text:p>0.00528</text:p>
          </table:table-cell>
          <table:table-cell table:style-name="ce9" table:formula="of:=[.$K$2]+[.$K$3]*[.F44]^2+[.$K$4]*[.G44]" office:value-type="float" office:value="0.000329526963246629" calcext:value-type="float">
            <text:p>0.00033</text:p>
          </table:table-cell>
          <table:table-cell table:style-name="ce9" table:formula="of:=-LN([.G45])-[.F45]^2/[.G45]" office:value-type="float" office:value="7.93331662209617" calcext:value-type="float">
            <text:p>7.9333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11" calcext:value-type="date">
            <text:p>2015-09-11</text:p>
          </table:table-cell>
          <table:table-cell table:style-name="ce5" office:value-type="float" office:value="1951.45" calcext:value-type="float">
            <text:p>1,951.45</text:p>
          </table:table-cell>
          <table:table-cell table:style-name="ce5" office:value-type="float" office:value="1961.05" calcext:value-type="float">
            <text:p>1,961.05</text:p>
          </table:table-cell>
          <table:table-cell table:style-name="ce5" office:value-type="float" office:value="1939.19" calcext:value-type="float">
            <text:p>1,939.19</text:p>
          </table:table-cell>
          <table:table-cell table:style-name="ce5" office:value-type="float" office:value="1961.05" calcext:value-type="float">
            <text:p>1,961.05</text:p>
          </table:table-cell>
          <table:table-cell table:style-name="ce9" table:formula="of:=([.E46]-[.E45])/[.E45]" office:value-type="float" office:value="0.00448703829861342" calcext:value-type="float">
            <text:p>0.00449</text:p>
          </table:table-cell>
          <table:table-cell table:style-name="ce9" table:formula="of:=[.$K$2]+[.$K$3]*[.F45]^2+[.$K$4]*[.G45]" office:value-type="float" office:value="0.000256562737786163" calcext:value-type="float">
            <text:p>0.00026</text:p>
          </table:table-cell>
          <table:table-cell table:style-name="ce9" table:formula="of:=-LN([.G46])-[.F46]^2/[.G46]" office:value-type="float" office:value="8.18966329872976" calcext:value-type="float">
            <text:p>8.189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14" calcext:value-type="date">
            <text:p>2015-09-14</text:p>
          </table:table-cell>
          <table:table-cell table:number-columns-repeated="2" table:style-name="ce5" office:value-type="float" office:value="1963.06" calcext:value-type="float">
            <text:p>1,963.06</text:p>
          </table:table-cell>
          <table:table-cell table:style-name="ce5" office:value-type="float" office:value="1948.27" calcext:value-type="float">
            <text:p>1,948.27</text:p>
          </table:table-cell>
          <table:table-cell table:style-name="ce5" office:value-type="float" office:value="1953.03" calcext:value-type="float">
            <text:p>1,953.03</text:p>
          </table:table-cell>
          <table:table-cell table:style-name="ce9" table:formula="of:=([.E47]-[.E46])/[.E46]" office:value-type="float" office:value="-0.00408964585298691" calcext:value-type="float">
            <text:p>-0.00409</text:p>
          </table:table-cell>
          <table:table-cell table:style-name="ce9" table:formula="of:=[.$K$2]+[.$K$3]*[.F46]^2+[.$K$4]*[.G46]" office:value-type="float" office:value="0.000200287941032121" calcext:value-type="float">
            <text:p>0.00020</text:p>
          </table:table-cell>
          <table:table-cell table:style-name="ce9" table:formula="of:=-LN([.G47])-[.F47]^2/[.G47]" office:value-type="float" office:value="8.4322487293433" calcext:value-type="float">
            <text:p>8.432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15" calcext:value-type="date">
            <text:p>2015-09-15</text:p>
          </table:table-cell>
          <table:table-cell table:style-name="ce5" office:value-type="float" office:value="1955.1" calcext:value-type="float">
            <text:p>1,955.10</text:p>
          </table:table-cell>
          <table:table-cell table:style-name="ce5" office:value-type="float" office:value="1983.19" calcext:value-type="float">
            <text:p>1,983.19</text:p>
          </table:table-cell>
          <table:table-cell table:style-name="ce5" office:value-type="float" office:value="1954.3" calcext:value-type="float">
            <text:p>1,954.30</text:p>
          </table:table-cell>
          <table:table-cell table:style-name="ce5" office:value-type="float" office:value="1978.09" calcext:value-type="float">
            <text:p>1,978.09</text:p>
          </table:table-cell>
          <table:table-cell table:style-name="ce9" table:formula="of:=([.E48]-[.E47])/[.E47]" office:value-type="float" office:value="0.0128313441165778" calcext:value-type="float">
            <text:p>0.01283</text:p>
          </table:table-cell>
          <table:table-cell table:style-name="ce9" table:formula="of:=[.$K$2]+[.$K$3]*[.F47]^2+[.$K$4]*[.G47]" office:value-type="float" office:value="0.000157455441493346" calcext:value-type="float">
            <text:p>0.00016</text:p>
          </table:table-cell>
          <table:table-cell table:style-name="ce9" table:formula="of:=-LN([.G48])-[.F48]^2/[.G48]" office:value-type="float" office:value="7.71071735582178" calcext:value-type="float">
            <text:p>7.710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16" calcext:value-type="date">
            <text:p>2015-09-16</text:p>
          </table:table-cell>
          <table:table-cell table:style-name="ce5" office:value-type="float" office:value="1978.02" calcext:value-type="float">
            <text:p>1,978.02</text:p>
          </table:table-cell>
          <table:table-cell table:style-name="ce5" office:value-type="float" office:value="1997.26" calcext:value-type="float">
            <text:p>1,997.26</text:p>
          </table:table-cell>
          <table:table-cell table:style-name="ce5" office:value-type="float" office:value="1977.93" calcext:value-type="float">
            <text:p>1,977.93</text:p>
          </table:table-cell>
          <table:table-cell table:style-name="ce5" office:value-type="float" office:value="1995.31" calcext:value-type="float">
            <text:p>1,995.31</text:p>
          </table:table-cell>
          <table:table-cell table:style-name="ce9" table:formula="of:=([.E49]-[.E48])/[.E48]" office:value-type="float" office:value="0.00870536729875791" calcext:value-type="float">
            <text:p>0.00871</text:p>
          </table:table-cell>
          <table:table-cell table:style-name="ce9" table:formula="of:=[.$K$2]+[.$K$3]*[.F48]^2+[.$K$4]*[.G48]" office:value-type="float" office:value="0.000158537905174881" calcext:value-type="float">
            <text:p>0.00016</text:p>
          </table:table-cell>
          <table:table-cell table:style-name="ce9" table:formula="of:=-LN([.G49])-[.F49]^2/[.G49]" office:value-type="float" office:value="8.27150232915412" calcext:value-type="float">
            <text:p>8.271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17" calcext:value-type="date">
            <text:p>2015-09-17</text:p>
          </table:table-cell>
          <table:table-cell table:style-name="ce5" office:value-type="float" office:value="1995.33" calcext:value-type="float">
            <text:p>1,995.33</text:p>
          </table:table-cell>
          <table:table-cell table:style-name="ce5" office:value-type="float" office:value="2020.86" calcext:value-type="float">
            <text:p>2,020.86</text:p>
          </table:table-cell>
          <table:table-cell table:style-name="ce5" office:value-type="float" office:value="1986.73" calcext:value-type="float">
            <text:p>1,986.73</text:p>
          </table:table-cell>
          <table:table-cell table:style-name="ce5" office:value-type="float" office:value="1990.2" calcext:value-type="float">
            <text:p>1,990.20</text:p>
          </table:table-cell>
          <table:table-cell table:style-name="ce9" table:formula="of:=([.E50]-[.E49])/[.E49]" office:value-type="float" office:value="-0.00256100555803354" calcext:value-type="float">
            <text:p>-0.00256</text:p>
          </table:table-cell>
          <table:table-cell table:style-name="ce9" table:formula="of:=[.$K$2]+[.$K$3]*[.F49]^2+[.$K$4]*[.G49]" office:value-type="float" office:value="0.000139460890405629" calcext:value-type="float">
            <text:p>0.00014</text:p>
          </table:table-cell>
          <table:table-cell table:style-name="ce9" table:formula="of:=-LN([.G50])-[.F50]^2/[.G50]" office:value-type="float" office:value="8.8306970413779" calcext:value-type="float">
            <text:p>8.8307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18" calcext:value-type="date">
            <text:p>2015-09-18</text:p>
          </table:table-cell>
          <table:table-cell table:number-columns-repeated="2" table:style-name="ce5" office:value-type="float" office:value="1989.66" calcext:value-type="float">
            <text:p>1,989.66</text:p>
          </table:table-cell>
          <table:table-cell table:style-name="ce5" office:value-type="float" office:value="1953.45" calcext:value-type="float">
            <text:p>1,953.45</text:p>
          </table:table-cell>
          <table:table-cell table:style-name="ce5" office:value-type="float" office:value="1958.03" calcext:value-type="float">
            <text:p>1,958.03</text:p>
          </table:table-cell>
          <table:table-cell table:style-name="ce9" table:formula="of:=([.E51]-[.E50])/[.E50]" office:value-type="float" office:value="-0.0161642046025525" calcext:value-type="float">
            <text:p>-0.01616</text:p>
          </table:table-cell>
          <table:table-cell table:style-name="ce9" table:formula="of:=[.$K$2]+[.$K$3]*[.F50]^2+[.$K$4]*[.G50]" office:value-type="float" office:value="0.000109707356286524" calcext:value-type="float">
            <text:p>0.00011</text:p>
          </table:table-cell>
          <table:table-cell table:style-name="ce9" table:formula="of:=-LN([.G51])-[.F51]^2/[.G51]" office:value-type="float" office:value="6.73607161387898" calcext:value-type="float">
            <text:p>6.736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21" calcext:value-type="date">
            <text:p>2015-09-21</text:p>
          </table:table-cell>
          <table:table-cell table:style-name="ce5" office:value-type="float" office:value="1960.84" calcext:value-type="float">
            <text:p>1,960.84</text:p>
          </table:table-cell>
          <table:table-cell table:style-name="ce5" office:value-type="float" office:value="1979.64" calcext:value-type="float">
            <text:p>1,979.64</text:p>
          </table:table-cell>
          <table:table-cell table:style-name="ce5" office:value-type="float" office:value="1955.8" calcext:value-type="float">
            <text:p>1,955.80</text:p>
          </table:table-cell>
          <table:table-cell table:style-name="ce5" office:value-type="float" office:value="1966.97" calcext:value-type="float">
            <text:p>1,966.97</text:p>
          </table:table-cell>
          <table:table-cell table:style-name="ce9" table:formula="of:=([.E52]-[.E51])/[.E51]" office:value-type="float" office:value="0.00456581359836165" calcext:value-type="float">
            <text:p>0.00457</text:p>
          </table:table-cell>
          <table:table-cell table:style-name="ce9" table:formula="of:=[.$K$2]+[.$K$3]*[.F51]^2+[.$K$4]*[.G51]" office:value-type="float" office:value="0.000144469469354983" calcext:value-type="float">
            <text:p>0.00014</text:p>
          </table:table-cell>
          <table:table-cell table:style-name="ce9" table:formula="of:=-LN([.G52])-[.F52]^2/[.G52]" office:value-type="float" office:value="8.69814436906338" calcext:value-type="float">
            <text:p>8.6981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22" calcext:value-type="date">
            <text:p>2015-09-22</text:p>
          </table:table-cell>
          <table:table-cell table:number-columns-repeated="2" table:style-name="ce5" office:value-type="float" office:value="1961.39" calcext:value-type="float">
            <text:p>1,961.39</text:p>
          </table:table-cell>
          <table:table-cell table:style-name="ce5" office:value-type="float" office:value="1929.22" calcext:value-type="float">
            <text:p>1,929.22</text:p>
          </table:table-cell>
          <table:table-cell table:style-name="ce5" office:value-type="float" office:value="1942.74" calcext:value-type="float">
            <text:p>1,942.74</text:p>
          </table:table-cell>
          <table:table-cell table:style-name="ce9" table:formula="of:=([.E53]-[.E52])/[.E52]" office:value-type="float" office:value="-0.0123184390204223" calcext:value-type="float">
            <text:p>-0.01232</text:p>
          </table:table-cell>
          <table:table-cell table:style-name="ce9" table:formula="of:=[.$K$2]+[.$K$3]*[.F52]^2+[.$K$4]*[.G52]" office:value-type="float" office:value="0.000116649187689207" calcext:value-type="float">
            <text:p>0.00012</text:p>
          </table:table-cell>
          <table:table-cell table:style-name="ce9" table:formula="of:=-LN([.G53])-[.F53]^2/[.G53]" office:value-type="float" office:value="7.75548228700122" calcext:value-type="float">
            <text:p>7.755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23" calcext:value-type="date">
            <text:p>2015-09-23</text:p>
          </table:table-cell>
          <table:table-cell table:style-name="ce5" office:value-type="float" office:value="1943.24" calcext:value-type="float">
            <text:p>1,943.24</text:p>
          </table:table-cell>
          <table:table-cell table:style-name="ce5" office:value-type="float" office:value="1949.52" calcext:value-type="float">
            <text:p>1,949.52</text:p>
          </table:table-cell>
          <table:table-cell table:style-name="ce5" office:value-type="float" office:value="1932.57" calcext:value-type="float">
            <text:p>1,932.57</text:p>
          </table:table-cell>
          <table:table-cell table:style-name="ce5" office:value-type="float" office:value="1938.76" calcext:value-type="float">
            <text:p>1,938.76</text:p>
          </table:table-cell>
          <table:table-cell table:style-name="ce9" table:formula="of:=([.E54]-[.E53])/[.E53]" office:value-type="float" office:value="-0.0020486529334857" calcext:value-type="float">
            <text:p>-0.00205</text:p>
          </table:table-cell>
          <table:table-cell table:style-name="ce9" table:formula="of:=[.$K$2]+[.$K$3]*[.F53]^2+[.$K$4]*[.G53]" office:value-type="float" office:value="0.000125145281327144" calcext:value-type="float">
            <text:p>0.00013</text:p>
          </table:table-cell>
          <table:table-cell table:style-name="ce9" table:formula="of:=-LN([.G54])-[.F54]^2/[.G54]" office:value-type="float" office:value="8.95249839242768" calcext:value-type="float">
            <text:p>8.952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24" calcext:value-type="date">
            <text:p>2015-09-24</text:p>
          </table:table-cell>
          <table:table-cell table:style-name="ce5" office:value-type="float" office:value="1934.81" calcext:value-type="float">
            <text:p>1,934.81</text:p>
          </table:table-cell>
          <table:table-cell table:style-name="ce5" office:value-type="float" office:value="1937.17" calcext:value-type="float">
            <text:p>1,937.17</text:p>
          </table:table-cell>
          <table:table-cell table:style-name="ce5" office:value-type="float" office:value="1908.92" calcext:value-type="float">
            <text:p>1,908.92</text:p>
          </table:table-cell>
          <table:table-cell table:style-name="ce5" office:value-type="float" office:value="1932.24" calcext:value-type="float">
            <text:p>1,932.24</text:p>
          </table:table-cell>
          <table:table-cell table:style-name="ce9" table:formula="of:=([.E55]-[.E54])/[.E54]" office:value-type="float" office:value="-0.00336297427221522" calcext:value-type="float">
            <text:p>-0.00336</text:p>
          </table:table-cell>
          <table:table-cell table:style-name="ce9" table:formula="of:=[.$K$2]+[.$K$3]*[.F54]^2+[.$K$4]*[.G54]" office:value-type="float" office:value="0.0000984767884646633" calcext:value-type="float">
            <text:p>0.00010</text:p>
          </table:table-cell>
          <table:table-cell table:style-name="ce9" table:formula="of:=-LN([.G55])-[.F55]^2/[.G55]" office:value-type="float" office:value="9.11084439130329" calcext:value-type="float">
            <text:p>9.110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25" calcext:value-type="date">
            <text:p>2015-09-25</text:p>
          </table:table-cell>
          <table:table-cell table:style-name="ce5" office:value-type="float" office:value="1935.93" calcext:value-type="float">
            <text:p>1,935.93</text:p>
          </table:table-cell>
          <table:table-cell table:style-name="ce5" office:value-type="float" office:value="1952.89" calcext:value-type="float">
            <text:p>1,952.89</text:p>
          </table:table-cell>
          <table:table-cell table:style-name="ce5" office:value-type="float" office:value="1921.5" calcext:value-type="float">
            <text:p>1,921.50</text:p>
          </table:table-cell>
          <table:table-cell table:style-name="ce5" office:value-type="float" office:value="1931.34" calcext:value-type="float">
            <text:p>1,931.34</text:p>
          </table:table-cell>
          <table:table-cell table:style-name="ce9" table:formula="of:=([.E56]-[.E55])/[.E55]" office:value-type="float" office:value="-0.00046578064836671" calcext:value-type="float">
            <text:p>-0.00047</text:p>
          </table:table-cell>
          <table:table-cell table:style-name="ce9" table:formula="of:=[.$K$2]+[.$K$3]*[.F55]^2+[.$K$4]*[.G55]" office:value-type="float" office:value="0.0000801317904977351" calcext:value-type="float">
            <text:p>0.00008</text:p>
          </table:table-cell>
          <table:table-cell table:style-name="ce9" table:formula="of:=-LN([.G56])-[.F56]^2/[.G56]" office:value-type="float" office:value="9.42913046253536" calcext:value-type="float">
            <text:p>9.429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28" calcext:value-type="date">
            <text:p>2015-09-28</text:p>
          </table:table-cell>
          <table:table-cell table:number-columns-repeated="2" table:style-name="ce5" office:value-type="float" office:value="1929.18" calcext:value-type="float">
            <text:p>1,929.18</text:p>
          </table:table-cell>
          <table:table-cell table:style-name="ce5" office:value-type="float" office:value="1879.21" calcext:value-type="float">
            <text:p>1,879.21</text:p>
          </table:table-cell>
          <table:table-cell table:style-name="ce5" office:value-type="float" office:value="1881.77" calcext:value-type="float">
            <text:p>1,881.77</text:p>
          </table:table-cell>
          <table:table-cell table:style-name="ce9" table:formula="of:=([.E57]-[.E56])/[.E56]" office:value-type="float" office:value="-0.0256661178249298" calcext:value-type="float">
            <text:p>-0.02567</text:p>
          </table:table-cell>
          <table:table-cell table:style-name="ce9" table:formula="of:=[.$K$2]+[.$K$3]*[.F56]^2+[.$K$4]*[.G56]" office:value-type="float" office:value="0.0000639350357971176" calcext:value-type="float">
            <text:p>0.00006</text:p>
          </table:table-cell>
          <table:table-cell table:style-name="ce9" table:formula="of:=-LN([.G57])-[.F57]^2/[.G57]" office:value-type="float" office:value="-0.645778159031114" calcext:value-type="float">
            <text:p>-0.6457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29" calcext:value-type="date">
            <text:p>2015-09-29</text:p>
          </table:table-cell>
          <table:table-cell table:style-name="ce5" office:value-type="float" office:value="1881.9" calcext:value-type="float">
            <text:p>1,881.90</text:p>
          </table:table-cell>
          <table:table-cell table:style-name="ce5" office:value-type="float" office:value="1899.48" calcext:value-type="float">
            <text:p>1,899.48</text:p>
          </table:table-cell>
          <table:table-cell table:style-name="ce5" office:value-type="float" office:value="1871.91" calcext:value-type="float">
            <text:p>1,871.91</text:p>
          </table:table-cell>
          <table:table-cell table:style-name="ce5" office:value-type="float" office:value="1884.09" calcext:value-type="float">
            <text:p>1,884.09</text:p>
          </table:table-cell>
          <table:table-cell table:style-name="ce9" table:formula="of:=([.E58]-[.E57])/[.E57]" office:value-type="float" office:value="0.00123288180808491" calcext:value-type="float">
            <text:p>0.00123</text:p>
          </table:table-cell>
          <table:table-cell table:style-name="ce9" table:formula="of:=[.$K$2]+[.$K$3]*[.F57]^2+[.$K$4]*[.G57]" office:value-type="float" office:value="0.000199201712429544" calcext:value-type="float">
            <text:p>0.00020</text:p>
          </table:table-cell>
          <table:table-cell table:style-name="ce9" table:formula="of:=-LN([.G58])-[.F58]^2/[.G58]" office:value-type="float" office:value="8.5135621721095" calcext:value-type="float">
            <text:p>8.513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09-30" calcext:value-type="date">
            <text:p>2015-09-30</text:p>
          </table:table-cell>
          <table:table-cell table:style-name="ce5" office:value-type="float" office:value="1887.14" calcext:value-type="float">
            <text:p>1,887.14</text:p>
          </table:table-cell>
          <table:table-cell table:style-name="ce5" office:value-type="float" office:value="1920.53" calcext:value-type="float">
            <text:p>1,920.53</text:p>
          </table:table-cell>
          <table:table-cell table:style-name="ce5" office:value-type="float" office:value="1887.14" calcext:value-type="float">
            <text:p>1,887.14</text:p>
          </table:table-cell>
          <table:table-cell table:style-name="ce5" office:value-type="float" office:value="1920.03" calcext:value-type="float">
            <text:p>1,920.03</text:p>
          </table:table-cell>
          <table:table-cell table:style-name="ce9" table:formula="of:=([.E59]-[.E58])/[.E58]" office:value-type="float" office:value="0.0190755218699744" calcext:value-type="float">
            <text:p>0.01908</text:p>
          </table:table-cell>
          <table:table-cell table:style-name="ce9" table:formula="of:=[.$K$2]+[.$K$3]*[.F58]^2+[.$K$4]*[.G58]" office:value-type="float" office:value="0.000153240583385254" calcext:value-type="float">
            <text:p>0.00015</text:p>
          </table:table-cell>
          <table:table-cell table:style-name="ce9" table:formula="of:=-LN([.G59])-[.F59]^2/[.G59]" office:value-type="float" office:value="6.4089637820775" calcext:value-type="float">
            <text:p>6.408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5" office:value-type="float" office:value="1919.65" calcext:value-type="float">
            <text:p>1,919.65</text:p>
          </table:table-cell>
          <table:table-cell table:style-name="ce5" office:value-type="float" office:value="1927.21" calcext:value-type="float">
            <text:p>1,927.21</text:p>
          </table:table-cell>
          <table:table-cell table:style-name="ce5" office:value-type="float" office:value="1900.7" calcext:value-type="float">
            <text:p>1,900.70</text:p>
          </table:table-cell>
          <table:table-cell table:style-name="ce5" office:value-type="float" office:value="1923.82" calcext:value-type="float">
            <text:p>1,923.82</text:p>
          </table:table-cell>
          <table:table-cell table:style-name="ce9" table:formula="of:=([.E60]-[.E59])/[.E59]" office:value-type="float" office:value="0.00197392749071627" calcext:value-type="float">
            <text:p>0.00197</text:p>
          </table:table-cell>
          <table:table-cell table:style-name="ce9" table:formula="of:=[.$K$2]+[.$K$3]*[.F59]^2+[.$K$4]*[.G59]" office:value-type="float" office:value="0.000199973733122793" calcext:value-type="float">
            <text:p>0.00020</text:p>
          </table:table-cell>
          <table:table-cell table:style-name="ce9" table:formula="of:=-LN([.G60])-[.F60]^2/[.G60]" office:value-type="float" office:value="8.49784002674851" calcext:value-type="float">
            <text:p>8.497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02" calcext:value-type="date">
            <text:p>2015-10-02</text:p>
          </table:table-cell>
          <table:table-cell table:style-name="ce5" office:value-type="float" office:value="1921.77" calcext:value-type="float">
            <text:p>1,921.77</text:p>
          </table:table-cell>
          <table:table-cell table:style-name="ce5" office:value-type="float" office:value="1951.36" calcext:value-type="float">
            <text:p>1,951.36</text:p>
          </table:table-cell>
          <table:table-cell table:style-name="ce5" office:value-type="float" office:value="1893.7" calcext:value-type="float">
            <text:p>1,893.70</text:p>
          </table:table-cell>
          <table:table-cell table:style-name="ce5" office:value-type="float" office:value="1951.36" calcext:value-type="float">
            <text:p>1,951.36</text:p>
          </table:table-cell>
          <table:table-cell table:style-name="ce9" table:formula="of:=([.E61]-[.E60])/[.E60]" office:value-type="float" office:value="0.0143152685802206" calcext:value-type="float">
            <text:p>0.01432</text:p>
          </table:table-cell>
          <table:table-cell table:style-name="ce9" table:formula="of:=[.$K$2]+[.$K$3]*[.F60]^2+[.$K$4]*[.G60]" office:value-type="float" office:value="0.00015434954823551" calcext:value-type="float">
            <text:p>0.00015</text:p>
          </table:table-cell>
          <table:table-cell table:style-name="ce9" table:formula="of:=-LN([.G61])-[.F61]^2/[.G61]" office:value-type="float" office:value="7.44861004506153" calcext:value-type="float">
            <text:p>7.448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05" calcext:value-type="date">
            <text:p>2015-10-05</text:p>
          </table:table-cell>
          <table:table-cell table:style-name="ce5" office:value-type="float" office:value="1954.33" calcext:value-type="float">
            <text:p>1,954.33</text:p>
          </table:table-cell>
          <table:table-cell table:style-name="ce5" office:value-type="float" office:value="1989.17" calcext:value-type="float">
            <text:p>1,989.17</text:p>
          </table:table-cell>
          <table:table-cell table:style-name="ce5" office:value-type="float" office:value="1954.33" calcext:value-type="float">
            <text:p>1,954.33</text:p>
          </table:table-cell>
          <table:table-cell table:style-name="ce5" office:value-type="float" office:value="1987.05" calcext:value-type="float">
            <text:p>1,987.05</text:p>
          </table:table-cell>
          <table:table-cell table:style-name="ce9" table:formula="of:=([.E62]-[.E61])/[.E61]" office:value-type="float" office:value="0.0182898081338144" calcext:value-type="float">
            <text:p>0.01829</text:p>
          </table:table-cell>
          <table:table-cell table:style-name="ce9" table:formula="of:=[.$K$2]+[.$K$3]*[.F61]^2+[.$K$4]*[.G61]" office:value-type="float" office:value="0.000165231181203294" calcext:value-type="float">
            <text:p>0.00017</text:p>
          </table:table-cell>
          <table:table-cell table:style-name="ce9" table:formula="of:=-LN([.G62])-[.F62]^2/[.G62]" office:value-type="float" office:value="6.68362529342953" calcext:value-type="float">
            <text:p>6.6836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06" calcext:value-type="date">
            <text:p>2015-10-06</text:p>
          </table:table-cell>
          <table:table-cell table:style-name="ce5" office:value-type="float" office:value="1986.63" calcext:value-type="float">
            <text:p>1,986.63</text:p>
          </table:table-cell>
          <table:table-cell table:style-name="ce5" office:value-type="float" office:value="1991.62" calcext:value-type="float">
            <text:p>1,991.62</text:p>
          </table:table-cell>
          <table:table-cell table:style-name="ce5" office:value-type="float" office:value="1971.99" calcext:value-type="float">
            <text:p>1,971.99</text:p>
          </table:table-cell>
          <table:table-cell table:style-name="ce5" office:value-type="float" office:value="1979.92" calcext:value-type="float">
            <text:p>1,979.92</text:p>
          </table:table-cell>
          <table:table-cell table:style-name="ce9" table:formula="of:=([.E63]-[.E62])/[.E62]" office:value-type="float" office:value="-0.00358823381394524" calcext:value-type="float">
            <text:p>-0.00359</text:p>
          </table:table-cell>
          <table:table-cell table:style-name="ce9" table:formula="of:=[.$K$2]+[.$K$3]*[.F62]^2+[.$K$4]*[.G62]" office:value-type="float" office:value="0.0002023674119866" calcext:value-type="float">
            <text:p>0.00020</text:p>
          </table:table-cell>
          <table:table-cell table:style-name="ce9" table:formula="of:=-LN([.G63])-[.F63]^2/[.G63]" office:value-type="float" office:value="8.44180165293345" calcext:value-type="float">
            <text:p>8.441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07" calcext:value-type="date">
            <text:p>2015-10-07</text:p>
          </table:table-cell>
          <table:table-cell table:style-name="ce5" office:value-type="float" office:value="1982.34" calcext:value-type="float">
            <text:p>1,982.34</text:p>
          </table:table-cell>
          <table:table-cell table:style-name="ce5" office:value-type="float" office:value="1999.31" calcext:value-type="float">
            <text:p>1,999.31</text:p>
          </table:table-cell>
          <table:table-cell table:style-name="ce5" office:value-type="float" office:value="1976.44" calcext:value-type="float">
            <text:p>1,976.44</text:p>
          </table:table-cell>
          <table:table-cell table:style-name="ce5" office:value-type="float" office:value="1995.83" calcext:value-type="float">
            <text:p>1,995.83</text:p>
          </table:table-cell>
          <table:table-cell table:style-name="ce9" table:formula="of:=([.E64]-[.E63])/[.E63]" office:value-type="float" office:value="0.0080356782092205" calcext:value-type="float">
            <text:p>0.00804</text:p>
          </table:table-cell>
          <table:table-cell table:style-name="ce9" table:formula="of:=[.$K$2]+[.$K$3]*[.F63]^2+[.$K$4]*[.G63]" office:value-type="float" office:value="0.000158148452044765" calcext:value-type="float">
            <text:p>0.00016</text:p>
          </table:table-cell>
          <table:table-cell table:style-name="ce9" table:formula="of:=-LN([.G64])-[.F64]^2/[.G64]" office:value-type="float" office:value="8.34367569230656" calcext:value-type="float">
            <text:p>8.343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08" calcext:value-type="date">
            <text:p>2015-10-08</text:p>
          </table:table-cell>
          <table:table-cell table:style-name="ce5" office:value-type="float" office:value="1994.01" calcext:value-type="float">
            <text:p>1,994.01</text:p>
          </table:table-cell>
          <table:table-cell table:style-name="ce5" office:value-type="float" office:value="2016.5" calcext:value-type="float">
            <text:p>2,016.50</text:p>
          </table:table-cell>
          <table:table-cell table:style-name="ce5" office:value-type="float" office:value="1987.53" calcext:value-type="float">
            <text:p>1,987.53</text:p>
          </table:table-cell>
          <table:table-cell table:style-name="ce5" office:value-type="float" office:value="2013.43" calcext:value-type="float">
            <text:p>2,013.43</text:p>
          </table:table-cell>
          <table:table-cell table:style-name="ce9" table:formula="of:=([.E65]-[.E64])/[.E64]" office:value-type="float" office:value="0.00881838633550961" calcext:value-type="float">
            <text:p>0.00882</text:p>
          </table:table-cell>
          <table:table-cell table:style-name="ce9" table:formula="of:=[.$K$2]+[.$K$3]*[.F64]^2+[.$K$4]*[.G64]" office:value-type="float" office:value="0.000136660734743743" calcext:value-type="float">
            <text:p>0.00014</text:p>
          </table:table-cell>
          <table:table-cell table:style-name="ce9" table:formula="of:=-LN([.G65])-[.F65]^2/[.G65]" office:value-type="float" office:value="8.3289799726839" calcext:value-type="float">
            <text:p>8.3289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09" calcext:value-type="date">
            <text:p>2015-10-09</text:p>
          </table:table-cell>
          <table:table-cell table:style-name="ce5" office:value-type="float" office:value="2013.73" calcext:value-type="float">
            <text:p>2,013.73</text:p>
          </table:table-cell>
          <table:table-cell table:style-name="ce5" office:value-type="float" office:value="2020.13" calcext:value-type="float">
            <text:p>2,020.13</text:p>
          </table:table-cell>
          <table:table-cell table:style-name="ce5" office:value-type="float" office:value="2007.61" calcext:value-type="float">
            <text:p>2,007.61</text:p>
          </table:table-cell>
          <table:table-cell table:style-name="ce5" office:value-type="float" office:value="2014.89" calcext:value-type="float">
            <text:p>2,014.89</text:p>
          </table:table-cell>
          <table:table-cell table:style-name="ce9" table:formula="of:=([.E66]-[.E65])/[.E65]" office:value-type="float" office:value="0.000725130747033687" calcext:value-type="float">
            <text:p>0.00073</text:p>
          </table:table-cell>
          <table:table-cell table:style-name="ce9" table:formula="of:=[.$K$2]+[.$K$3]*[.F65]^2+[.$K$4]*[.G65]" office:value-type="float" office:value="0.000123549246976403" calcext:value-type="float">
            <text:p>0.00012</text:p>
          </table:table-cell>
          <table:table-cell table:style-name="ce9" table:formula="of:=-LN([.G66])-[.F66]^2/[.G66]" office:value-type="float" office:value="8.99461480942926" calcext:value-type="float">
            <text:p>8.994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12" calcext:value-type="date">
            <text:p>2015-10-12</text:p>
          </table:table-cell>
          <table:table-cell table:style-name="ce5" office:value-type="float" office:value="2015.65" calcext:value-type="float">
            <text:p>2,015.65</text:p>
          </table:table-cell>
          <table:table-cell table:style-name="ce5" office:value-type="float" office:value="2018.66" calcext:value-type="float">
            <text:p>2,018.66</text:p>
          </table:table-cell>
          <table:table-cell table:style-name="ce5" office:value-type="float" office:value="2010.55" calcext:value-type="float">
            <text:p>2,010.55</text:p>
          </table:table-cell>
          <table:table-cell table:style-name="ce5" office:value-type="float" office:value="2017.46" calcext:value-type="float">
            <text:p>2,017.46</text:p>
          </table:table-cell>
          <table:table-cell table:style-name="ce9" table:formula="of:=([.E67]-[.E66])/[.E66]" office:value-type="float" office:value="0.00127550387366057" calcext:value-type="float">
            <text:p>0.00128</text:p>
          </table:table-cell>
          <table:table-cell table:style-name="ce9" table:formula="of:=[.$K$2]+[.$K$3]*[.F66]^2+[.$K$4]*[.G66]" office:value-type="float" office:value="0.0000964620490337222" calcext:value-type="float">
            <text:p>0.00010</text:p>
          </table:table-cell>
          <table:table-cell table:style-name="ce9" table:formula="of:=-LN([.G67])-[.F67]^2/[.G67]" office:value-type="float" office:value="9.22949509599732" calcext:value-type="float">
            <text:p>9.229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13" calcext:value-type="date">
            <text:p>2015-10-13</text:p>
          </table:table-cell>
          <table:table-cell table:style-name="ce5" office:value-type="float" office:value="2015" calcext:value-type="float">
            <text:p>2,015.00</text:p>
          </table:table-cell>
          <table:table-cell table:style-name="ce5" office:value-type="float" office:value="2022.34" calcext:value-type="float">
            <text:p>2,022.34</text:p>
          </table:table-cell>
          <table:table-cell table:style-name="ce5" office:value-type="float" office:value="2001.78" calcext:value-type="float">
            <text:p>2,001.78</text:p>
          </table:table-cell>
          <table:table-cell table:style-name="ce5" office:value-type="float" office:value="2003.69" calcext:value-type="float">
            <text:p>2,003.69</text:p>
          </table:table-cell>
          <table:table-cell table:style-name="ce9" table:formula="of:=([.E68]-[.E67])/[.E67]" office:value-type="float" office:value="-0.00682541413460489" calcext:value-type="float">
            <text:p>-0.00683</text:p>
          </table:table-cell>
          <table:table-cell table:style-name="ce9" table:formula="of:=[.$K$2]+[.$K$3]*[.F67]^2+[.$K$4]*[.G67]" office:value-type="float" office:value="0.0000764587003295917" calcext:value-type="float">
            <text:p>0.00008</text:p>
          </table:table-cell>
          <table:table-cell table:style-name="ce9" table:formula="of:=-LN([.G68])-[.F68]^2/[.G68]" office:value-type="float" office:value="8.86945993254124" calcext:value-type="float">
            <text:p>8.869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14" calcext:value-type="date">
            <text:p>2015-10-14</text:p>
          </table:table-cell>
          <table:table-cell table:style-name="ce5" office:value-type="float" office:value="2003.66" calcext:value-type="float">
            <text:p>2,003.66</text:p>
          </table:table-cell>
          <table:table-cell table:style-name="ce5" office:value-type="float" office:value="2009.56" calcext:value-type="float">
            <text:p>2,009.56</text:p>
          </table:table-cell>
          <table:table-cell table:style-name="ce5" office:value-type="float" office:value="1990.73" calcext:value-type="float">
            <text:p>1,990.73</text:p>
          </table:table-cell>
          <table:table-cell table:style-name="ce5" office:value-type="float" office:value="1994.24" calcext:value-type="float">
            <text:p>1,994.24</text:p>
          </table:table-cell>
          <table:table-cell table:style-name="ce9" table:formula="of:=([.E69]-[.E68])/[.E68]" office:value-type="float" office:value="-0.00471629842939778" calcext:value-type="float">
            <text:p>-0.00472</text:p>
          </table:table-cell>
          <table:table-cell table:style-name="ce9" table:formula="of:=[.$K$2]+[.$K$3]*[.F68]^2+[.$K$4]*[.G68]" office:value-type="float" office:value="0.0000715662487531122" calcext:value-type="float">
            <text:p>0.00007</text:p>
          </table:table-cell>
          <table:table-cell table:style-name="ce9" table:formula="of:=-LN([.G69])-[.F69]^2/[.G69]" office:value-type="float" office:value="9.23407746892222" calcext:value-type="float">
            <text:p>9.234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15" calcext:value-type="date">
            <text:p>2015-10-15</text:p>
          </table:table-cell>
          <table:table-cell table:style-name="ce5" office:value-type="float" office:value="1996.47" calcext:value-type="float">
            <text:p>1,996.47</text:p>
          </table:table-cell>
          <table:table-cell table:style-name="ce5" office:value-type="float" office:value="2024.15" calcext:value-type="float">
            <text:p>2,024.15</text:p>
          </table:table-cell>
          <table:table-cell table:style-name="ce5" office:value-type="float" office:value="1996.47" calcext:value-type="float">
            <text:p>1,996.47</text:p>
          </table:table-cell>
          <table:table-cell table:style-name="ce5" office:value-type="float" office:value="2023.86" calcext:value-type="float">
            <text:p>2,023.86</text:p>
          </table:table-cell>
          <table:table-cell table:style-name="ce9" table:formula="of:=([.E70]-[.E69])/[.E69]" office:value-type="float" office:value="0.0148527759948652" calcext:value-type="float">
            <text:p>0.01485</text:p>
          </table:table-cell>
          <table:table-cell table:style-name="ce9" table:formula="of:=[.$K$2]+[.$K$3]*[.F69]^2+[.$K$4]*[.G69]" office:value-type="float" office:value="0.0000624610146216656" calcext:value-type="float">
            <text:p>0.00006</text:p>
          </table:table-cell>
          <table:table-cell table:style-name="ce9" table:formula="of:=-LN([.G70])-[.F70]^2/[.G70]" office:value-type="float" office:value="6.14908561752912" calcext:value-type="float">
            <text:p>6.149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16" calcext:value-type="date">
            <text:p>2015-10-16</text:p>
          </table:table-cell>
          <table:table-cell table:style-name="ce5" office:value-type="float" office:value="2024.37" calcext:value-type="float">
            <text:p>2,024.37</text:p>
          </table:table-cell>
          <table:table-cell table:style-name="ce5" office:value-type="float" office:value="2033.54" calcext:value-type="float">
            <text:p>2,033.54</text:p>
          </table:table-cell>
          <table:table-cell table:style-name="ce5" office:value-type="float" office:value="2020.46" calcext:value-type="float">
            <text:p>2,020.46</text:p>
          </table:table-cell>
          <table:table-cell table:style-name="ce5" office:value-type="float" office:value="2033.11" calcext:value-type="float">
            <text:p>2,033.11</text:p>
          </table:table-cell>
          <table:table-cell table:style-name="ce9" table:formula="of:=([.E71]-[.E70])/[.E70]" office:value-type="float" office:value="0.00457047424228949" calcext:value-type="float">
            <text:p>0.00457</text:p>
          </table:table-cell>
          <table:table-cell table:style-name="ce9" table:formula="of:=[.$K$2]+[.$K$3]*[.F70]^2+[.$K$4]*[.G70]" office:value-type="float" office:value="0.000100046062567003" calcext:value-type="float">
            <text:p>0.00010</text:p>
          </table:table-cell>
          <table:table-cell table:style-name="ce9" table:formula="of:=-LN([.G71])-[.F71]^2/[.G71]" office:value-type="float" office:value="9.0010836812435" calcext:value-type="float">
            <text:p>9.001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19" calcext:value-type="date">
            <text:p>2015-10-19</text:p>
          </table:table-cell>
          <table:table-cell table:style-name="ce5" office:value-type="float" office:value="2031.73" calcext:value-type="float">
            <text:p>2,031.73</text:p>
          </table:table-cell>
          <table:table-cell table:style-name="ce5" office:value-type="float" office:value="2034.45" calcext:value-type="float">
            <text:p>2,034.45</text:p>
          </table:table-cell>
          <table:table-cell table:style-name="ce5" office:value-type="float" office:value="2022.31" calcext:value-type="float">
            <text:p>2,022.31</text:p>
          </table:table-cell>
          <table:table-cell table:style-name="ce5" office:value-type="float" office:value="2033.66" calcext:value-type="float">
            <text:p>2,033.66</text:p>
          </table:table-cell>
          <table:table-cell table:style-name="ce9" table:formula="of:=([.E72]-[.E71])/[.E71]" office:value-type="float" office:value="0.000270521516297781" calcext:value-type="float">
            <text:p>0.00027</text:p>
          </table:table-cell>
          <table:table-cell table:style-name="ce9" table:formula="of:=[.$K$2]+[.$K$3]*[.F71]^2+[.$K$4]*[.G71]" office:value-type="float" office:value="0.0000834487998391215" calcext:value-type="float">
            <text:p>0.00008</text:p>
          </table:table-cell>
          <table:table-cell table:style-name="ce9" table:formula="of:=-LN([.G72])-[.F72]^2/[.G72]" office:value-type="float" office:value="9.39040032219108" calcext:value-type="float">
            <text:p>9.390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20" calcext:value-type="date">
            <text:p>2015-10-20</text:p>
          </table:table-cell>
          <table:table-cell table:style-name="ce5" office:value-type="float" office:value="2033.13" calcext:value-type="float">
            <text:p>2,033.13</text:p>
          </table:table-cell>
          <table:table-cell table:style-name="ce5" office:value-type="float" office:value="2039.12" calcext:value-type="float">
            <text:p>2,039.12</text:p>
          </table:table-cell>
          <table:table-cell table:style-name="ce5" office:value-type="float" office:value="2026.61" calcext:value-type="float">
            <text:p>2,026.61</text:p>
          </table:table-cell>
          <table:table-cell table:style-name="ce5" office:value-type="float" office:value="2030.77" calcext:value-type="float">
            <text:p>2,030.77</text:p>
          </table:table-cell>
          <table:table-cell table:style-name="ce9" table:formula="of:=([.E73]-[.E72])/[.E72]" office:value-type="float" office:value="-0.00142108317024483" calcext:value-type="float">
            <text:p>-0.00142</text:p>
          </table:table-cell>
          <table:table-cell table:style-name="ce9" table:formula="of:=[.$K$2]+[.$K$3]*[.F72]^2+[.$K$4]*[.G72]" office:value-type="float" office:value="0.0000663825810322143" calcext:value-type="float">
            <text:p>0.00007</text:p>
          </table:table-cell>
          <table:table-cell table:style-name="ce9" table:formula="of:=-LN([.G73])-[.F73]^2/[.G73]" office:value-type="float" office:value="9.58965407316758" calcext:value-type="float">
            <text:p>9.5896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21" calcext:value-type="date">
            <text:p>2015-10-21</text:p>
          </table:table-cell>
          <table:table-cell table:style-name="ce5" office:value-type="float" office:value="2033.47" calcext:value-type="float">
            <text:p>2,033.47</text:p>
          </table:table-cell>
          <table:table-cell table:style-name="ce5" office:value-type="float" office:value="2037.97" calcext:value-type="float">
            <text:p>2,037.97</text:p>
          </table:table-cell>
          <table:table-cell table:style-name="ce5" office:value-type="float" office:value="2017.22" calcext:value-type="float">
            <text:p>2,017.22</text:p>
          </table:table-cell>
          <table:table-cell table:style-name="ce5" office:value-type="float" office:value="2018.94" calcext:value-type="float">
            <text:p>2,018.94</text:p>
          </table:table-cell>
          <table:table-cell table:style-name="ce9" table:formula="of:=([.E74]-[.E73])/[.E73]" office:value-type="float" office:value="-0.00582537658129671" calcext:value-type="float">
            <text:p>-0.00583</text:p>
          </table:table-cell>
          <table:table-cell table:style-name="ce9" table:formula="of:=[.$K$2]+[.$K$3]*[.F73]^2+[.$K$4]*[.G73]" office:value-type="float" office:value="0.0000540598356808954" calcext:value-type="float">
            <text:p>0.00005</text:p>
          </table:table-cell>
          <table:table-cell table:style-name="ce9" table:formula="of:=-LN([.G74])-[.F74]^2/[.G74]" office:value-type="float" office:value="9.19768847100621" calcext:value-type="float">
            <text:p>9.197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22" calcext:value-type="date">
            <text:p>2015-10-22</text:p>
          </table:table-cell>
          <table:table-cell table:style-name="ce5" office:value-type="float" office:value="2021.88" calcext:value-type="float">
            <text:p>2,021.88</text:p>
          </table:table-cell>
          <table:table-cell table:style-name="ce5" office:value-type="float" office:value="2055.2" calcext:value-type="float">
            <text:p>2,055.20</text:p>
          </table:table-cell>
          <table:table-cell table:style-name="ce5" office:value-type="float" office:value="2021.88" calcext:value-type="float">
            <text:p>2,021.88</text:p>
          </table:table-cell>
          <table:table-cell table:style-name="ce5" office:value-type="float" office:value="2052.51" calcext:value-type="float">
            <text:p>2,052.51</text:p>
          </table:table-cell>
          <table:table-cell table:style-name="ce9" table:formula="of:=([.E75]-[.E74])/[.E74]" office:value-type="float" office:value="0.016627537222503" calcext:value-type="float">
            <text:p>0.01663</text:p>
          </table:table-cell>
          <table:table-cell table:style-name="ce9" table:formula="of:=[.$K$2]+[.$K$3]*[.F74]^2+[.$K$4]*[.G74]" office:value-type="float" office:value="0.0000519901079895859" calcext:value-type="float">
            <text:p>0.00005</text:p>
          </table:table-cell>
          <table:table-cell table:style-name="ce9" table:formula="of:=-LN([.G75])-[.F75]^2/[.G75]" office:value-type="float" office:value="4.54661866154814" calcext:value-type="float">
            <text:p>4.546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23" calcext:value-type="date">
            <text:p>2015-10-23</text:p>
          </table:table-cell>
          <table:table-cell table:style-name="ce5" office:value-type="float" office:value="2058.19" calcext:value-type="float">
            <text:p>2,058.19</text:p>
          </table:table-cell>
          <table:table-cell table:style-name="ce5" office:value-type="float" office:value="2079.74" calcext:value-type="float">
            <text:p>2,079.74</text:p>
          </table:table-cell>
          <table:table-cell table:style-name="ce5" office:value-type="float" office:value="2058.19" calcext:value-type="float">
            <text:p>2,058.19</text:p>
          </table:table-cell>
          <table:table-cell table:style-name="ce5" office:value-type="float" office:value="2075.15" calcext:value-type="float">
            <text:p>2,075.15</text:p>
          </table:table-cell>
          <table:table-cell table:style-name="ce9" table:formula="of:=([.E76]-[.E75])/[.E75]" office:value-type="float" office:value="0.0110303969286385" calcext:value-type="float">
            <text:p>0.01103</text:p>
          </table:table-cell>
          <table:table-cell table:style-name="ce9" table:formula="of:=[.$K$2]+[.$K$3]*[.F75]^2+[.$K$4]*[.G75]" office:value-type="float" office:value="0.000104721577311957" calcext:value-type="float">
            <text:p>0.00010</text:p>
          </table:table-cell>
          <table:table-cell table:style-name="ce9" table:formula="of:=-LN([.G76])-[.F76]^2/[.G76]" office:value-type="float" office:value="8.00236595660527" calcext:value-type="float">
            <text:p>8.002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26" calcext:value-type="date">
            <text:p>2015-10-26</text:p>
          </table:table-cell>
          <table:table-cell table:style-name="ce5" office:value-type="float" office:value="2075.08" calcext:value-type="float">
            <text:p>2,075.08</text:p>
          </table:table-cell>
          <table:table-cell table:style-name="ce5" office:value-type="float" office:value="2075.14" calcext:value-type="float">
            <text:p>2,075.14</text:p>
          </table:table-cell>
          <table:table-cell table:style-name="ce5" office:value-type="float" office:value="2066.53" calcext:value-type="float">
            <text:p>2,066.53</text:p>
          </table:table-cell>
          <table:table-cell table:style-name="ce5" office:value-type="float" office:value="2071.18" calcext:value-type="float">
            <text:p>2,071.18</text:p>
          </table:table-cell>
          <table:table-cell table:style-name="ce9" table:formula="of:=([.E77]-[.E76])/[.E76]" office:value-type="float" office:value="-0.00191311471459907" calcext:value-type="float">
            <text:p>-0.00191</text:p>
          </table:table-cell>
          <table:table-cell table:style-name="ce9" table:formula="of:=[.$K$2]+[.$K$3]*[.F76]^2+[.$K$4]*[.G76]" office:value-type="float" office:value="0.000109498060017608" calcext:value-type="float">
            <text:p>0.00011</text:p>
          </table:table-cell>
          <table:table-cell table:style-name="ce9" table:formula="of:=-LN([.G77])-[.F77]^2/[.G77]" office:value-type="float" office:value="9.0861784036285" calcext:value-type="float">
            <text:p>9.086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27" calcext:value-type="date">
            <text:p>2015-10-27</text:p>
          </table:table-cell>
          <table:table-cell table:style-name="ce5" office:value-type="float" office:value="2068.75" calcext:value-type="float">
            <text:p>2,068.75</text:p>
          </table:table-cell>
          <table:table-cell table:style-name="ce5" office:value-type="float" office:value="2070.37" calcext:value-type="float">
            <text:p>2,070.37</text:p>
          </table:table-cell>
          <table:table-cell table:style-name="ce5" office:value-type="float" office:value="2058.84" calcext:value-type="float">
            <text:p>2,058.84</text:p>
          </table:table-cell>
          <table:table-cell table:style-name="ce5" office:value-type="float" office:value="2065.89" calcext:value-type="float">
            <text:p>2,065.89</text:p>
          </table:table-cell>
          <table:table-cell table:style-name="ce9" table:formula="of:=([.E78]-[.E77])/[.E77]" office:value-type="float" office:value="-0.00255409959539971" calcext:value-type="float">
            <text:p>-0.00255</text:p>
          </table:table-cell>
          <table:table-cell table:style-name="ce9" table:formula="of:=[.$K$2]+[.$K$3]*[.F77]^2+[.$K$4]*[.G77]" office:value-type="float" office:value="0.0000866591153642583" calcext:value-type="float">
            <text:p>0.00009</text:p>
          </table:table-cell>
          <table:table-cell table:style-name="ce9" table:formula="of:=-LN([.G78])-[.F78]^2/[.G78]" office:value-type="float" office:value="9.27825150542414" calcext:value-type="float">
            <text:p>9.278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28" calcext:value-type="date">
            <text:p>2015-10-28</text:p>
          </table:table-cell>
          <table:table-cell table:style-name="ce5" office:value-type="float" office:value="2066.48" calcext:value-type="float">
            <text:p>2,066.48</text:p>
          </table:table-cell>
          <table:table-cell table:style-name="ce5" office:value-type="float" office:value="2090.35" calcext:value-type="float">
            <text:p>2,090.35</text:p>
          </table:table-cell>
          <table:table-cell table:style-name="ce5" office:value-type="float" office:value="2063.11" calcext:value-type="float">
            <text:p>2,063.11</text:p>
          </table:table-cell>
          <table:table-cell table:style-name="ce5" office:value-type="float" office:value="2090.35" calcext:value-type="float">
            <text:p>2,090.35</text:p>
          </table:table-cell>
          <table:table-cell table:style-name="ce9" table:formula="of:=([.E79]-[.E78])/[.E78]" office:value-type="float" office:value="0.011839933394324" calcext:value-type="float">
            <text:p>0.01184</text:p>
          </table:table-cell>
          <table:table-cell table:style-name="ce9" table:formula="of:=[.$K$2]+[.$K$3]*[.F78]^2+[.$K$4]*[.G78]" office:value-type="float" office:value="0.0000702260582802258" calcext:value-type="float">
            <text:p>0.00007</text:p>
          </table:table-cell>
          <table:table-cell table:style-name="ce9" table:formula="of:=-LN([.G79])-[.F79]^2/[.G79]" office:value-type="float" office:value="7.56760869784116" calcext:value-type="float">
            <text:p>7.567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29" calcext:value-type="date">
            <text:p>2015-10-29</text:p>
          </table:table-cell>
          <table:table-cell table:style-name="ce5" office:value-type="float" office:value="2088.35" calcext:value-type="float">
            <text:p>2,088.35</text:p>
          </table:table-cell>
          <table:table-cell table:style-name="ce5" office:value-type="float" office:value="2092.52" calcext:value-type="float">
            <text:p>2,092.52</text:p>
          </table:table-cell>
          <table:table-cell table:style-name="ce5" office:value-type="float" office:value="2082.63" calcext:value-type="float">
            <text:p>2,082.63</text:p>
          </table:table-cell>
          <table:table-cell table:style-name="ce5" office:value-type="float" office:value="2089.41" calcext:value-type="float">
            <text:p>2,089.41</text:p>
          </table:table-cell>
          <table:table-cell table:style-name="ce9" table:formula="of:=([.E80]-[.E79])/[.E79]" office:value-type="float" office:value="-0.000449685459372858" calcext:value-type="float">
            <text:p>-0.00045</text:p>
          </table:table-cell>
          <table:table-cell table:style-name="ce9" table:formula="of:=[.$K$2]+[.$K$3]*[.F79]^2+[.$K$4]*[.G79]" office:value-type="float" office:value="0.000087853388981415" calcext:value-type="float">
            <text:p>0.00009</text:p>
          </table:table-cell>
          <table:table-cell table:style-name="ce9" table:formula="of:=-LN([.G80])-[.F80]^2/[.G80]" office:value-type="float" office:value="9.33753941176812" calcext:value-type="float">
            <text:p>9.337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0-30" calcext:value-type="date">
            <text:p>2015-10-30</text:p>
          </table:table-cell>
          <table:table-cell table:style-name="ce5" office:value-type="float" office:value="2090" calcext:value-type="float">
            <text:p>2,090.00</text:p>
          </table:table-cell>
          <table:table-cell table:style-name="ce5" office:value-type="float" office:value="2094.32" calcext:value-type="float">
            <text:p>2,094.32</text:p>
          </table:table-cell>
          <table:table-cell table:style-name="ce5" office:value-type="float" office:value="2079.34" calcext:value-type="float">
            <text:p>2,079.34</text:p>
          </table:table-cell>
          <table:table-cell table:style-name="ce5" office:value-type="float" office:value="2079.36" calcext:value-type="float">
            <text:p>2,079.36</text:p>
          </table:table-cell>
          <table:table-cell table:style-name="ce9" table:formula="of:=([.E81]-[.E80])/[.E80]" office:value-type="float" office:value="-0.00480997027869098" calcext:value-type="float">
            <text:p>-0.00481</text:p>
          </table:table-cell>
          <table:table-cell table:style-name="ce9" table:formula="of:=[.$K$2]+[.$K$3]*[.F80]^2+[.$K$4]*[.G80]" office:value-type="float" office:value="0.0000697042277264089" calcext:value-type="float">
            <text:p>0.00007</text:p>
          </table:table-cell>
          <table:table-cell table:style-name="ce9" table:formula="of:=-LN([.G81])-[.F81]^2/[.G81]" office:value-type="float" office:value="9.23933551368134" calcext:value-type="float">
            <text:p>9.239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02" calcext:value-type="date">
            <text:p>2015-11-02</text:p>
          </table:table-cell>
          <table:table-cell table:style-name="ce5" office:value-type="float" office:value="2080.76" calcext:value-type="float">
            <text:p>2,080.76</text:p>
          </table:table-cell>
          <table:table-cell table:style-name="ce5" office:value-type="float" office:value="2106.2" calcext:value-type="float">
            <text:p>2,106.20</text:p>
          </table:table-cell>
          <table:table-cell table:style-name="ce5" office:value-type="float" office:value="2080.76" calcext:value-type="float">
            <text:p>2,080.76</text:p>
          </table:table-cell>
          <table:table-cell table:style-name="ce5" office:value-type="float" office:value="2104.05" calcext:value-type="float">
            <text:p>2,104.05</text:p>
          </table:table-cell>
          <table:table-cell table:style-name="ce9" table:formula="of:=([.E82]-[.E81])/[.E81]" office:value-type="float" office:value="0.0118738457987073" calcext:value-type="float">
            <text:p>0.01187</text:p>
          </table:table-cell>
          <table:table-cell table:style-name="ce9" table:formula="of:=[.$K$2]+[.$K$3]*[.F81]^2+[.$K$4]*[.G81]" office:value-type="float" office:value="0.0000612687106918541" calcext:value-type="float">
            <text:p>0.00006</text:p>
          </table:table-cell>
          <table:table-cell table:style-name="ce9" table:formula="of:=-LN([.G82])-[.F82]^2/[.G82]" office:value-type="float" office:value="7.39909583730922" calcext:value-type="float">
            <text:p>7.3991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03" calcext:value-type="date">
            <text:p>2015-11-03</text:p>
          </table:table-cell>
          <table:table-cell table:style-name="ce5" office:value-type="float" office:value="2102.63" calcext:value-type="float">
            <text:p>2,102.63</text:p>
          </table:table-cell>
          <table:table-cell table:style-name="ce5" office:value-type="float" office:value="2116.48" calcext:value-type="float">
            <text:p>2,116.48</text:p>
          </table:table-cell>
          <table:table-cell table:style-name="ce5" office:value-type="float" office:value="2097.51" calcext:value-type="float">
            <text:p>2,097.51</text:p>
          </table:table-cell>
          <table:table-cell table:style-name="ce5" office:value-type="float" office:value="2109.79" calcext:value-type="float">
            <text:p>2,109.79</text:p>
          </table:table-cell>
          <table:table-cell table:style-name="ce9" table:formula="of:=([.E83]-[.E82])/[.E82]" office:value-type="float" office:value="0.00272807205151958" calcext:value-type="float">
            <text:p>0.00273</text:p>
          </table:table-cell>
          <table:table-cell table:style-name="ce9" table:formula="of:=[.$K$2]+[.$K$3]*[.F82]^2+[.$K$4]*[.G82]" office:value-type="float" office:value="0.000081337054320107" calcext:value-type="float">
            <text:p>0.00008</text:p>
          </table:table-cell>
          <table:table-cell table:style-name="ce9" table:formula="of:=-LN([.G83])-[.F83]^2/[.G83]" office:value-type="float" office:value="9.32540842197884" calcext:value-type="float">
            <text:p>9.325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04" calcext:value-type="date">
            <text:p>2015-11-04</text:p>
          </table:table-cell>
          <table:table-cell table:style-name="ce5" office:value-type="float" office:value="2110.6" calcext:value-type="float">
            <text:p>2,110.60</text:p>
          </table:table-cell>
          <table:table-cell table:style-name="ce5" office:value-type="float" office:value="2114.59" calcext:value-type="float">
            <text:p>2,114.59</text:p>
          </table:table-cell>
          <table:table-cell table:style-name="ce5" office:value-type="float" office:value="2096.98" calcext:value-type="float">
            <text:p>2,096.98</text:p>
          </table:table-cell>
          <table:table-cell table:style-name="ce5" office:value-type="float" office:value="2102.31" calcext:value-type="float">
            <text:p>2,102.31</text:p>
          </table:table-cell>
          <table:table-cell table:style-name="ce9" table:formula="of:=([.E84]-[.E83])/[.E83]" office:value-type="float" office:value="-0.00354537655406463" calcext:value-type="float">
            <text:p>-0.00355</text:p>
          </table:table-cell>
          <table:table-cell table:style-name="ce9" table:formula="of:=[.$K$2]+[.$K$3]*[.F83]^2+[.$K$4]*[.G83]" office:value-type="float" office:value="0.0000664530629598944" calcext:value-type="float">
            <text:p>0.00007</text:p>
          </table:table-cell>
          <table:table-cell table:style-name="ce9" table:formula="of:=-LN([.G84])-[.F84]^2/[.G84]" office:value-type="float" office:value="9.42986320416646" calcext:value-type="float">
            <text:p>9.4298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05" calcext:value-type="date">
            <text:p>2015-11-05</text:p>
          </table:table-cell>
          <table:table-cell table:style-name="ce5" office:value-type="float" office:value="2101.68" calcext:value-type="float">
            <text:p>2,101.68</text:p>
          </table:table-cell>
          <table:table-cell table:style-name="ce5" office:value-type="float" office:value="2108.78" calcext:value-type="float">
            <text:p>2,108.78</text:p>
          </table:table-cell>
          <table:table-cell table:style-name="ce5" office:value-type="float" office:value="2090.41" calcext:value-type="float">
            <text:p>2,090.41</text:p>
          </table:table-cell>
          <table:table-cell table:style-name="ce5" office:value-type="float" office:value="2099.93" calcext:value-type="float">
            <text:p>2,099.93</text:p>
          </table:table-cell>
          <table:table-cell table:style-name="ce9" table:formula="of:=([.E85]-[.E84])/[.E84]" office:value-type="float" office:value="-0.00113208803649324" calcext:value-type="float">
            <text:p>-0.00113</text:p>
          </table:table-cell>
          <table:table-cell table:style-name="ce9" table:formula="of:=[.$K$2]+[.$K$3]*[.F84]^2+[.$K$4]*[.G84]" office:value-type="float" office:value="0.0000564735911813875" calcext:value-type="float">
            <text:p>0.00006</text:p>
          </table:table-cell>
          <table:table-cell table:style-name="ce9" table:formula="of:=-LN([.G85])-[.F85]^2/[.G85]" office:value-type="float" office:value="9.75904323561541" calcext:value-type="float">
            <text:p>9.7590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06" calcext:value-type="date">
            <text:p>2015-11-06</text:p>
          </table:table-cell>
          <table:table-cell table:style-name="ce5" office:value-type="float" office:value="2098.6" calcext:value-type="float">
            <text:p>2,098.60</text:p>
          </table:table-cell>
          <table:table-cell table:style-name="ce5" office:value-type="float" office:value="2101.91" calcext:value-type="float">
            <text:p>2,101.91</text:p>
          </table:table-cell>
          <table:table-cell table:style-name="ce5" office:value-type="float" office:value="2083.74" calcext:value-type="float">
            <text:p>2,083.74</text:p>
          </table:table-cell>
          <table:table-cell table:style-name="ce5" office:value-type="float" office:value="2099.2" calcext:value-type="float">
            <text:p>2,099.20</text:p>
          </table:table-cell>
          <table:table-cell table:style-name="ce9" table:formula="of:=([.E86]-[.E85])/[.E85]" office:value-type="float" office:value="-0.0003476306353069" calcext:value-type="float">
            <text:p>-0.00035</text:p>
          </table:table-cell>
          <table:table-cell table:style-name="ce9" table:formula="of:=[.$K$2]+[.$K$3]*[.F85]^2+[.$K$4]*[.G85]" office:value-type="float" office:value="0.0000464869762027915" calcext:value-type="float">
            <text:p>0.00005</text:p>
          </table:table-cell>
          <table:table-cell table:style-name="ce9" table:formula="of:=-LN([.G86])-[.F86]^2/[.G86]" office:value-type="float" office:value="9.97373877668884" calcext:value-type="float">
            <text:p>9.973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09" calcext:value-type="date">
            <text:p>2015-11-09</text:p>
          </table:table-cell>
          <table:table-cell table:number-columns-repeated="2" table:style-name="ce5" office:value-type="float" office:value="2096.56" calcext:value-type="float">
            <text:p>2,096.56</text:p>
          </table:table-cell>
          <table:table-cell table:style-name="ce5" office:value-type="float" office:value="2068.24" calcext:value-type="float">
            <text:p>2,068.24</text:p>
          </table:table-cell>
          <table:table-cell table:style-name="ce5" office:value-type="float" office:value="2078.58" calcext:value-type="float">
            <text:p>2,078.58</text:p>
          </table:table-cell>
          <table:table-cell table:style-name="ce9" table:formula="of:=([.E87]-[.E86])/[.E86]" office:value-type="float" office:value="-0.00982278963414629" calcext:value-type="float">
            <text:p>-0.00982</text:p>
          </table:table-cell>
          <table:table-cell table:style-name="ce9" table:formula="of:=[.$K$2]+[.$K$3]*[.F86]^2+[.$K$4]*[.G86]" office:value-type="float" office:value="0.0000387614389345404" calcext:value-type="float">
            <text:p>0.00004</text:p>
          </table:table-cell>
          <table:table-cell table:style-name="ce9" table:formula="of:=-LN([.G87])-[.F87]^2/[.G87]" office:value-type="float" office:value="7.66882731206236" calcext:value-type="float">
            <text:p>7.6688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10" calcext:value-type="date">
            <text:p>2015-11-10</text:p>
          </table:table-cell>
          <table:table-cell table:style-name="ce5" office:value-type="float" office:value="2077.19" calcext:value-type="float">
            <text:p>2,077.19</text:p>
          </table:table-cell>
          <table:table-cell table:style-name="ce5" office:value-type="float" office:value="2083.67" calcext:value-type="float">
            <text:p>2,083.67</text:p>
          </table:table-cell>
          <table:table-cell table:style-name="ce5" office:value-type="float" office:value="2069.91" calcext:value-type="float">
            <text:p>2,069.91</text:p>
          </table:table-cell>
          <table:table-cell table:style-name="ce5" office:value-type="float" office:value="2081.72" calcext:value-type="float">
            <text:p>2,081.72</text:p>
          </table:table-cell>
          <table:table-cell table:style-name="ce9" table:formula="of:=([.E88]-[.E87])/[.E87]" office:value-type="float" office:value="0.00151064669149125" calcext:value-type="float">
            <text:p>0.00151</text:p>
          </table:table-cell>
          <table:table-cell table:style-name="ce9" table:formula="of:=[.$K$2]+[.$K$3]*[.F87]^2+[.$K$4]*[.G87]" office:value-type="float" office:value="0.0000545521193328132" calcext:value-type="float">
            <text:p>0.00005</text:p>
          </table:table-cell>
          <table:table-cell table:style-name="ce9" table:formula="of:=-LN([.G88])-[.F88]^2/[.G88]" office:value-type="float" office:value="9.77452146051389" calcext:value-type="float">
            <text:p>9.774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11" calcext:value-type="date">
            <text:p>2015-11-11</text:p>
          </table:table-cell>
          <table:table-cell table:style-name="ce5" office:value-type="float" office:value="2083.41" calcext:value-type="float">
            <text:p>2,083.41</text:p>
          </table:table-cell>
          <table:table-cell table:style-name="ce5" office:value-type="float" office:value="2086.94" calcext:value-type="float">
            <text:p>2,086.94</text:p>
          </table:table-cell>
          <table:table-cell table:style-name="ce5" office:value-type="float" office:value="2074.85" calcext:value-type="float">
            <text:p>2,074.85</text:p>
          </table:table-cell>
          <table:table-cell table:style-name="ce5" office:value-type="float" office:value="2075" calcext:value-type="float">
            <text:p>2,075.00</text:p>
          </table:table-cell>
          <table:table-cell table:style-name="ce9" table:formula="of:=([.E89]-[.E88])/[.E88]" office:value-type="float" office:value="-0.0032280998405164" calcext:value-type="float">
            <text:p>-0.00323</text:p>
          </table:table-cell>
          <table:table-cell table:style-name="ce9" table:formula="of:=[.$K$2]+[.$K$3]*[.F88]^2+[.$K$4]*[.G88]" office:value-type="float" office:value="0.0000452744172969462" calcext:value-type="float">
            <text:p>0.00005</text:p>
          </table:table-cell>
          <table:table-cell table:style-name="ce9" table:formula="of:=-LN([.G89])-[.F89]^2/[.G89]" office:value-type="float" office:value="9.77260248976782" calcext:value-type="float">
            <text:p>9.772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12" calcext:value-type="date">
            <text:p>2015-11-12</text:p>
          </table:table-cell>
          <table:table-cell table:number-columns-repeated="2" table:style-name="ce5" office:value-type="float" office:value="2072.29" calcext:value-type="float">
            <text:p>2,072.29</text:p>
          </table:table-cell>
          <table:table-cell table:style-name="ce5" office:value-type="float" office:value="2045.66" calcext:value-type="float">
            <text:p>2,045.66</text:p>
          </table:table-cell>
          <table:table-cell table:style-name="ce5" office:value-type="float" office:value="2045.97" calcext:value-type="float">
            <text:p>2,045.97</text:p>
          </table:table-cell>
          <table:table-cell table:style-name="ce9" table:formula="of:=([.E90]-[.E89])/[.E89]" office:value-type="float" office:value="-0.0139903614457831" calcext:value-type="float">
            <text:p>-0.01399</text:p>
          </table:table-cell>
          <table:table-cell table:style-name="ce9" table:formula="of:=[.$K$2]+[.$K$3]*[.F89]^2+[.$K$4]*[.G89]" office:value-type="float" office:value="0.0000401599767914796" calcext:value-type="float">
            <text:p>0.00004</text:p>
          </table:table-cell>
          <table:table-cell table:style-name="ce9" table:formula="of:=-LN([.G90])-[.F90]^2/[.G90]" office:value-type="float" office:value="5.24887655051013" calcext:value-type="float">
            <text:p>5.2488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13" calcext:value-type="date">
            <text:p>2015-11-13</text:p>
          </table:table-cell>
          <table:table-cell table:number-columns-repeated="2" table:style-name="ce5" office:value-type="float" office:value="2044.64" calcext:value-type="float">
            <text:p>2,044.64</text:p>
          </table:table-cell>
          <table:table-cell table:style-name="ce5" office:value-type="float" office:value="2022.02" calcext:value-type="float">
            <text:p>2,022.02</text:p>
          </table:table-cell>
          <table:table-cell table:style-name="ce5" office:value-type="float" office:value="2023.04" calcext:value-type="float">
            <text:p>2,023.04</text:p>
          </table:table-cell>
          <table:table-cell table:style-name="ce9" table:formula="of:=([.E91]-[.E90])/[.E90]" office:value-type="float" office:value="-0.0112073979579369" calcext:value-type="float">
            <text:p>-0.01121</text:p>
          </table:table-cell>
          <table:table-cell table:style-name="ce9" table:formula="of:=[.$K$2]+[.$K$3]*[.F90]^2+[.$K$4]*[.G90]" office:value-type="float" office:value="0.0000778075266136122" calcext:value-type="float">
            <text:p>0.00008</text:p>
          </table:table-cell>
          <table:table-cell table:style-name="ce9" table:formula="of:=-LN([.G91])-[.F91]^2/[.G91]" office:value-type="float" office:value="7.84695852368969" calcext:value-type="float">
            <text:p>7.846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16" calcext:value-type="date">
            <text:p>2015-11-16</text:p>
          </table:table-cell>
          <table:table-cell table:style-name="ce5" office:value-type="float" office:value="2022.08" calcext:value-type="float">
            <text:p>2,022.08</text:p>
          </table:table-cell>
          <table:table-cell table:style-name="ce5" office:value-type="float" office:value="2053.22" calcext:value-type="float">
            <text:p>2,053.22</text:p>
          </table:table-cell>
          <table:table-cell table:style-name="ce5" office:value-type="float" office:value="2019.39" calcext:value-type="float">
            <text:p>2,019.39</text:p>
          </table:table-cell>
          <table:table-cell table:style-name="ce5" office:value-type="float" office:value="2053.19" calcext:value-type="float">
            <text:p>2,053.19</text:p>
          </table:table-cell>
          <table:table-cell table:style-name="ce9" table:formula="of:=([.E92]-[.E91])/[.E91]" office:value-type="float" office:value="0.0149033138247391" calcext:value-type="float">
            <text:p>0.01490</text:p>
          </table:table-cell>
          <table:table-cell table:style-name="ce9" table:formula="of:=[.$K$2]+[.$K$3]*[.F91]^2+[.$K$4]*[.G91]" office:value-type="float" office:value="0.000090258609182259" calcext:value-type="float">
            <text:p>0.00009</text:p>
          </table:table-cell>
          <table:table-cell table:style-name="ce9" table:formula="of:=-LN([.G92])-[.F92]^2/[.G92]" office:value-type="float" office:value="6.85202739046199" calcext:value-type="float">
            <text:p>6.852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17" calcext:value-type="date">
            <text:p>2015-11-17</text:p>
          </table:table-cell>
          <table:table-cell table:style-name="ce5" office:value-type="float" office:value="2053.67" calcext:value-type="float">
            <text:p>2,053.67</text:p>
          </table:table-cell>
          <table:table-cell table:style-name="ce5" office:value-type="float" office:value="2066.69" calcext:value-type="float">
            <text:p>2,066.69</text:p>
          </table:table-cell>
          <table:table-cell table:style-name="ce5" office:value-type="float" office:value="2045.9" calcext:value-type="float">
            <text:p>2,045.90</text:p>
          </table:table-cell>
          <table:table-cell table:style-name="ce5" office:value-type="float" office:value="2050.44" calcext:value-type="float">
            <text:p>2,050.44</text:p>
          </table:table-cell>
          <table:table-cell table:style-name="ce9" table:formula="of:=([.E93]-[.E92])/[.E92]" office:value-type="float" office:value="-0.00133937920991238" calcext:value-type="float">
            <text:p>-0.00134</text:p>
          </table:table-cell>
          <table:table-cell table:style-name="ce9" table:formula="of:=[.$K$2]+[.$K$3]*[.F92]^2+[.$K$4]*[.G92]" office:value-type="float" office:value="0.000121163446665453" calcext:value-type="float">
            <text:p>0.00012</text:p>
          </table:table-cell>
          <table:table-cell table:style-name="ce9" table:formula="of:=-LN([.G93])-[.F93]^2/[.G93]" office:value-type="float" office:value="9.00356420193637" calcext:value-type="float">
            <text:p>9.003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18" calcext:value-type="date">
            <text:p>2015-11-18</text:p>
          </table:table-cell>
          <table:table-cell table:style-name="ce5" office:value-type="float" office:value="2051.99" calcext:value-type="float">
            <text:p>2,051.99</text:p>
          </table:table-cell>
          <table:table-cell table:style-name="ce5" office:value-type="float" office:value="2085.31" calcext:value-type="float">
            <text:p>2,085.31</text:p>
          </table:table-cell>
          <table:table-cell table:style-name="ce5" office:value-type="float" office:value="2051.99" calcext:value-type="float">
            <text:p>2,051.99</text:p>
          </table:table-cell>
          <table:table-cell table:style-name="ce5" office:value-type="float" office:value="2083.58" calcext:value-type="float">
            <text:p>2,083.58</text:p>
          </table:table-cell>
          <table:table-cell table:style-name="ce9" table:formula="of:=([.E94]-[.E93])/[.E93]" office:value-type="float" office:value="0.0161623846589024" calcext:value-type="float">
            <text:p>0.01616</text:p>
          </table:table-cell>
          <table:table-cell table:style-name="ce9" table:formula="of:=[.$K$2]+[.$K$3]*[.F93]^2+[.$K$4]*[.G93]" office:value-type="float" office:value="0.0000949622764365486" calcext:value-type="float">
            <text:p>0.00009</text:p>
          </table:table-cell>
          <table:table-cell table:style-name="ce9" table:formula="of:=-LN([.G94])-[.F94]^2/[.G94]" office:value-type="float" office:value="6.51122611938155" calcext:value-type="float">
            <text:p>6.5112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19" calcext:value-type="date">
            <text:p>2015-11-19</text:p>
          </table:table-cell>
          <table:table-cell table:style-name="ce5" office:value-type="float" office:value="2083.7" calcext:value-type="float">
            <text:p>2,083.70</text:p>
          </table:table-cell>
          <table:table-cell table:style-name="ce5" office:value-type="float" office:value="2086.74" calcext:value-type="float">
            <text:p>2,086.74</text:p>
          </table:table-cell>
          <table:table-cell table:style-name="ce5" office:value-type="float" office:value="2078.76" calcext:value-type="float">
            <text:p>2,078.76</text:p>
          </table:table-cell>
          <table:table-cell table:style-name="ce5" office:value-type="float" office:value="2081.24" calcext:value-type="float">
            <text:p>2,081.24</text:p>
          </table:table-cell>
          <table:table-cell table:style-name="ce9" table:formula="of:=([.E95]-[.E94])/[.E94]" office:value-type="float" office:value="-0.00112306702886385" calcext:value-type="float">
            <text:p>-0.00112</text:p>
          </table:table-cell>
          <table:table-cell table:style-name="ce9" table:formula="of:=[.$K$2]+[.$K$3]*[.F94]^2+[.$K$4]*[.G94]" office:value-type="float" office:value="0.000133433220478449" calcext:value-type="float">
            <text:p>0.00013</text:p>
          </table:table-cell>
          <table:table-cell table:style-name="ce9" table:formula="of:=-LN([.G95])-[.F95]^2/[.G95]" office:value-type="float" office:value="8.91245691116233" calcext:value-type="float">
            <text:p>8.912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20" calcext:value-type="date">
            <text:p>2015-11-20</text:p>
          </table:table-cell>
          <table:table-cell table:style-name="ce5" office:value-type="float" office:value="2082.82" calcext:value-type="float">
            <text:p>2,082.82</text:p>
          </table:table-cell>
          <table:table-cell table:style-name="ce5" office:value-type="float" office:value="2097.06" calcext:value-type="float">
            <text:p>2,097.06</text:p>
          </table:table-cell>
          <table:table-cell table:style-name="ce5" office:value-type="float" office:value="2082.82" calcext:value-type="float">
            <text:p>2,082.82</text:p>
          </table:table-cell>
          <table:table-cell table:style-name="ce5" office:value-type="float" office:value="2089.17" calcext:value-type="float">
            <text:p>2,089.17</text:p>
          </table:table-cell>
          <table:table-cell table:style-name="ce9" table:formula="of:=([.E96]-[.E95])/[.E95]" office:value-type="float" office:value="0.00381022851761464" calcext:value-type="float">
            <text:p>0.00381</text:p>
          </table:table-cell>
          <table:table-cell table:style-name="ce9" table:formula="of:=[.$K$2]+[.$K$3]*[.F95]^2+[.$K$4]*[.G95]" office:value-type="float" office:value="0.000104015672200246" calcext:value-type="float">
            <text:p>0.00010</text:p>
          </table:table-cell>
          <table:table-cell table:style-name="ce9" table:formula="of:=-LN([.G96])-[.F96]^2/[.G96]" office:value-type="float" office:value="9.0313953804516" calcext:value-type="float">
            <text:p>9.031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23" calcext:value-type="date">
            <text:p>2015-11-23</text:p>
          </table:table-cell>
          <table:table-cell table:style-name="ce5" office:value-type="float" office:value="2089.41" calcext:value-type="float">
            <text:p>2,089.41</text:p>
          </table:table-cell>
          <table:table-cell table:style-name="ce5" office:value-type="float" office:value="2095.61" calcext:value-type="float">
            <text:p>2,095.61</text:p>
          </table:table-cell>
          <table:table-cell table:style-name="ce5" office:value-type="float" office:value="2081.39" calcext:value-type="float">
            <text:p>2,081.39</text:p>
          </table:table-cell>
          <table:table-cell table:style-name="ce5" office:value-type="float" office:value="2086.59" calcext:value-type="float">
            <text:p>2,086.59</text:p>
          </table:table-cell>
          <table:table-cell table:style-name="ce9" table:formula="of:=([.E97]-[.E96])/[.E96]" office:value-type="float" office:value="-0.00123494019155929" calcext:value-type="float">
            <text:p>-0.00123</text:p>
          </table:table-cell>
          <table:table-cell table:style-name="ce9" table:formula="of:=[.$K$2]+[.$K$3]*[.F96]^2+[.$K$4]*[.G96]" office:value-type="float" office:value="0.0000849905154471261" calcext:value-type="float">
            <text:p>0.00008</text:p>
          </table:table-cell>
          <table:table-cell table:style-name="ce9" table:formula="of:=-LN([.G97])-[.F97]^2/[.G97]" office:value-type="float" office:value="9.35502680281151" calcext:value-type="float">
            <text:p>9.355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24" calcext:value-type="date">
            <text:p>2015-11-24</text:p>
          </table:table-cell>
          <table:table-cell table:style-name="ce5" office:value-type="float" office:value="2084.42" calcext:value-type="float">
            <text:p>2,084.42</text:p>
          </table:table-cell>
          <table:table-cell table:style-name="ce5" office:value-type="float" office:value="2094.12" calcext:value-type="float">
            <text:p>2,094.12</text:p>
          </table:table-cell>
          <table:table-cell table:style-name="ce5" office:value-type="float" office:value="2070.29" calcext:value-type="float">
            <text:p>2,070.29</text:p>
          </table:table-cell>
          <table:table-cell table:style-name="ce5" office:value-type="float" office:value="2089.14" calcext:value-type="float">
            <text:p>2,089.14</text:p>
          </table:table-cell>
          <table:table-cell table:style-name="ce9" table:formula="of:=([.E98]-[.E97])/[.E97]" office:value-type="float" office:value="0.00122208962949105" calcext:value-type="float">
            <text:p>0.00122</text:p>
          </table:table-cell>
          <table:table-cell table:style-name="ce9" table:formula="of:=[.$K$2]+[.$K$3]*[.F97]^2+[.$K$4]*[.G97]" office:value-type="float" office:value="0.0000678600561854071" calcext:value-type="float">
            <text:p>0.00007</text:p>
          </table:table-cell>
          <table:table-cell table:style-name="ce9" table:formula="of:=-LN([.G98])-[.F98]^2/[.G98]" office:value-type="float" office:value="9.57605439673179" calcext:value-type="float">
            <text:p>9.576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25" calcext:value-type="date">
            <text:p>2015-11-25</text:p>
          </table:table-cell>
          <table:table-cell table:style-name="ce5" office:value-type="float" office:value="2089.3" calcext:value-type="float">
            <text:p>2,089.30</text:p>
          </table:table-cell>
          <table:table-cell table:style-name="ce5" office:value-type="float" office:value="2093" calcext:value-type="float">
            <text:p>2,093.00</text:p>
          </table:table-cell>
          <table:table-cell table:style-name="ce5" office:value-type="float" office:value="2086.3" calcext:value-type="float">
            <text:p>2,086.30</text:p>
          </table:table-cell>
          <table:table-cell table:style-name="ce5" office:value-type="float" office:value="2088.87" calcext:value-type="float">
            <text:p>2,088.87</text:p>
          </table:table-cell>
          <table:table-cell table:style-name="ce9" table:formula="of:=([.E99]-[.E98])/[.E98]" office:value-type="float" office:value="-0.000129239782877156" calcext:value-type="float">
            <text:p>-0.00013</text:p>
          </table:table-cell>
          <table:table-cell table:style-name="ce9" table:formula="of:=[.$K$2]+[.$K$3]*[.F98]^2+[.$K$4]*[.G98]" office:value-type="float" office:value="0.0000550466527537863" calcext:value-type="float">
            <text:p>0.00006</text:p>
          </table:table-cell>
          <table:table-cell table:style-name="ce9" table:formula="of:=-LN([.G99])-[.F99]^2/[.G99]" office:value-type="float" office:value="9.80702606828951" calcext:value-type="float">
            <text:p>9.807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27" calcext:value-type="date">
            <text:p>2015-11-27</text:p>
          </table:table-cell>
          <table:table-cell table:style-name="ce5" office:value-type="float" office:value="2088.82" calcext:value-type="float">
            <text:p>2,088.82</text:p>
          </table:table-cell>
          <table:table-cell table:style-name="ce5" office:value-type="float" office:value="2093.29" calcext:value-type="float">
            <text:p>2,093.29</text:p>
          </table:table-cell>
          <table:table-cell table:style-name="ce5" office:value-type="float" office:value="2084.13" calcext:value-type="float">
            <text:p>2,084.13</text:p>
          </table:table-cell>
          <table:table-cell table:style-name="ce5" office:value-type="float" office:value="2090.11" calcext:value-type="float">
            <text:p>2,090.11</text:p>
          </table:table-cell>
          <table:table-cell table:style-name="ce9" table:formula="of:=([.E100]-[.E99])/[.E99]" office:value-type="float" office:value="0.000593622389138738" calcext:value-type="float">
            <text:p>0.00059</text:p>
          </table:table-cell>
          <table:table-cell table:style-name="ce9" table:formula="of:=[.$K$2]+[.$K$3]*[.F99]^2+[.$K$4]*[.G99]" office:value-type="float" office:value="0.0000451371495226236" calcext:value-type="float">
            <text:p>0.00005</text:p>
          </table:table-cell>
          <table:table-cell table:style-name="ce9" table:formula="of:=-LN([.G100])-[.F100]^2/[.G100]" office:value-type="float" office:value="9.99799789585052" calcext:value-type="float">
            <text:p>9.998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1-30" calcext:value-type="date">
            <text:p>2015-11-30</text:p>
          </table:table-cell>
          <table:table-cell table:style-name="ce5" office:value-type="float" office:value="2090.95" calcext:value-type="float">
            <text:p>2,090.95</text:p>
          </table:table-cell>
          <table:table-cell table:style-name="ce5" office:value-type="float" office:value="2093.81" calcext:value-type="float">
            <text:p>2,093.81</text:p>
          </table:table-cell>
          <table:table-cell table:number-columns-repeated="2" table:style-name="ce5" office:value-type="float" office:value="2080.41" calcext:value-type="float">
            <text:p>2,080.41</text:p>
          </table:table-cell>
          <table:table-cell table:style-name="ce9" table:formula="of:=([.E101]-[.E100])/[.E100]" office:value-type="float" office:value="-0.00464090406725018" calcext:value-type="float">
            <text:p>-0.00464</text:p>
          </table:table-cell>
          <table:table-cell table:style-name="ce9" table:formula="of:=[.$K$2]+[.$K$3]*[.F100]^2+[.$K$4]*[.G100]" office:value-type="float" office:value="0.0000378041566936121" calcext:value-type="float">
            <text:p>0.00004</text:p>
          </table:table-cell>
          <table:table-cell table:style-name="ce9" table:formula="of:=-LN([.G101])-[.F101]^2/[.G101]" office:value-type="float" office:value="9.61336603596514" calcext:value-type="float">
            <text:p>9.613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5" office:value-type="float" office:value="2082.93" calcext:value-type="float">
            <text:p>2,082.93</text:p>
          </table:table-cell>
          <table:table-cell table:style-name="ce5" office:value-type="float" office:value="2103.37" calcext:value-type="float">
            <text:p>2,103.37</text:p>
          </table:table-cell>
          <table:table-cell table:style-name="ce5" office:value-type="float" office:value="2082.93" calcext:value-type="float">
            <text:p>2,082.93</text:p>
          </table:table-cell>
          <table:table-cell table:style-name="ce5" office:value-type="float" office:value="2102.63" calcext:value-type="float">
            <text:p>2,102.63</text:p>
          </table:table-cell>
          <table:table-cell table:style-name="ce9" table:formula="of:=([.E102]-[.E101])/[.E101]" office:value-type="float" office:value="0.0106805869996781" calcext:value-type="float">
            <text:p>0.01068</text:p>
          </table:table-cell>
          <table:table-cell table:style-name="ce9" table:formula="of:=[.$K$2]+[.$K$3]*[.F101]^2+[.$K$4]*[.G101]" office:value-type="float" office:value="0.0000370633695702521" calcext:value-type="float">
            <text:p>0.00004</text:p>
          </table:table-cell>
          <table:table-cell table:style-name="ce9" table:formula="of:=-LN([.G102])-[.F102]^2/[.G102]" office:value-type="float" office:value="7.12504634970074" calcext:value-type="float">
            <text:p>7.125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02" calcext:value-type="date">
            <text:p>2015-12-02</text:p>
          </table:table-cell>
          <table:table-cell table:style-name="ce5" office:value-type="float" office:value="2101.71" calcext:value-type="float">
            <text:p>2,101.71</text:p>
          </table:table-cell>
          <table:table-cell table:style-name="ce5" office:value-type="float" office:value="2104.27" calcext:value-type="float">
            <text:p>2,104.27</text:p>
          </table:table-cell>
          <table:table-cell table:style-name="ce5" office:value-type="float" office:value="2077.11" calcext:value-type="float">
            <text:p>2,077.11</text:p>
          </table:table-cell>
          <table:table-cell table:style-name="ce5" office:value-type="float" office:value="2079.51" calcext:value-type="float">
            <text:p>2,079.51</text:p>
          </table:table-cell>
          <table:table-cell table:style-name="ce9" table:formula="of:=([.E103]-[.E102])/[.E102]" office:value-type="float" office:value="-0.0109957529379871" calcext:value-type="float">
            <text:p>-0.01100</text:p>
          </table:table-cell>
          <table:table-cell table:style-name="ce9" table:formula="of:=[.$K$2]+[.$K$3]*[.F102]^2+[.$K$4]*[.G102]" office:value-type="float" office:value="0.0000572186953802413" calcext:value-type="float">
            <text:p>0.00006</text:p>
          </table:table-cell>
          <table:table-cell table:style-name="ce9" table:formula="of:=-LN([.G103])-[.F103]^2/[.G103]" office:value-type="float" office:value="7.65556906301092" calcext:value-type="float">
            <text:p>7.655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03" calcext:value-type="date">
            <text:p>2015-12-03</text:p>
          </table:table-cell>
          <table:table-cell table:style-name="ce5" office:value-type="float" office:value="2080.71" calcext:value-type="float">
            <text:p>2,080.71</text:p>
          </table:table-cell>
          <table:table-cell table:style-name="ce5" office:value-type="float" office:value="2085" calcext:value-type="float">
            <text:p>2,085.00</text:p>
          </table:table-cell>
          <table:table-cell table:style-name="ce5" office:value-type="float" office:value="2042.35" calcext:value-type="float">
            <text:p>2,042.35</text:p>
          </table:table-cell>
          <table:table-cell table:style-name="ce5" office:value-type="float" office:value="2049.62" calcext:value-type="float">
            <text:p>2,049.62</text:p>
          </table:table-cell>
          <table:table-cell table:style-name="ce9" table:formula="of:=([.E104]-[.E103])/[.E103]" office:value-type="float" office:value="-0.0143735783910634" calcext:value-type="float">
            <text:p>-0.01437</text:p>
          </table:table-cell>
          <table:table-cell table:style-name="ce9" table:formula="of:=[.$K$2]+[.$K$3]*[.F103]^2+[.$K$4]*[.G103]" office:value-type="float" office:value="0.0000738152274924699" calcext:value-type="float">
            <text:p>0.00007</text:p>
          </table:table-cell>
          <table:table-cell table:style-name="ce9" table:formula="of:=-LN([.G104])-[.F104]^2/[.G104]" office:value-type="float" office:value="6.71506833307099" calcext:value-type="float">
            <text:p>6.715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04" calcext:value-type="date">
            <text:p>2015-12-04</text:p>
          </table:table-cell>
          <table:table-cell table:style-name="ce5" office:value-type="float" office:value="2051.24" calcext:value-type="float">
            <text:p>2,051.24</text:p>
          </table:table-cell>
          <table:table-cell table:style-name="ce5" office:value-type="float" office:value="2093.84" calcext:value-type="float">
            <text:p>2,093.84</text:p>
          </table:table-cell>
          <table:table-cell table:style-name="ce5" office:value-type="float" office:value="2051.24" calcext:value-type="float">
            <text:p>2,051.24</text:p>
          </table:table-cell>
          <table:table-cell table:style-name="ce5" office:value-type="float" office:value="2091.69" calcext:value-type="float">
            <text:p>2,091.69</text:p>
          </table:table-cell>
          <table:table-cell table:style-name="ce9" table:formula="of:=([.E105]-[.E104])/[.E104]" office:value-type="float" office:value="0.0205257559937941" calcext:value-type="float">
            <text:p>0.02053</text:p>
          </table:table-cell>
          <table:table-cell table:style-name="ce9" table:formula="of:=[.$K$2]+[.$K$3]*[.F104]^2+[.$K$4]*[.G104]" office:value-type="float" office:value="0.000105399945464841" calcext:value-type="float">
            <text:p>0.00011</text:p>
          </table:table-cell>
          <table:table-cell table:style-name="ce9" table:formula="of:=-LN([.G105])-[.F105]^2/[.G105]" office:value-type="float" office:value="5.1605294913962" calcext:value-type="float">
            <text:p>5.1605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07" calcext:value-type="date">
            <text:p>2015-12-07</text:p>
          </table:table-cell>
          <table:table-cell table:number-columns-repeated="2" table:style-name="ce5" office:value-type="float" office:value="2090.42" calcext:value-type="float">
            <text:p>2,090.42</text:p>
          </table:table-cell>
          <table:table-cell table:style-name="ce5" office:value-type="float" office:value="2066.78" calcext:value-type="float">
            <text:p>2,066.78</text:p>
          </table:table-cell>
          <table:table-cell table:style-name="ce5" office:value-type="float" office:value="2077.07" calcext:value-type="float">
            <text:p>2,077.07</text:p>
          </table:table-cell>
          <table:table-cell table:style-name="ce9" table:formula="of:=([.E106]-[.E105])/[.E105]" office:value-type="float" office:value="-0.00698956346303701" calcext:value-type="float">
            <text:p>-0.00699</text:p>
          </table:table-cell>
          <table:table-cell table:style-name="ce9" table:formula="of:=[.$K$2]+[.$K$3]*[.F105]^2+[.$K$4]*[.G105]" office:value-type="float" office:value="0.00017706185619449" calcext:value-type="float">
            <text:p>0.00018</text:p>
          </table:table-cell>
          <table:table-cell table:style-name="ce9" table:formula="of:=-LN([.G106])-[.F106]^2/[.G106]" office:value-type="float" office:value="8.36309655562155" calcext:value-type="float">
            <text:p>8.3631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08" calcext:value-type="date">
            <text:p>2015-12-08</text:p>
          </table:table-cell>
          <table:table-cell table:style-name="ce5" office:value-type="float" office:value="2073.39" calcext:value-type="float">
            <text:p>2,073.39</text:p>
          </table:table-cell>
          <table:table-cell table:style-name="ce5" office:value-type="float" office:value="2073.85" calcext:value-type="float">
            <text:p>2,073.85</text:p>
          </table:table-cell>
          <table:table-cell table:style-name="ce5" office:value-type="float" office:value="2052.32" calcext:value-type="float">
            <text:p>2,052.32</text:p>
          </table:table-cell>
          <table:table-cell table:style-name="ce5" office:value-type="float" office:value="2063.59" calcext:value-type="float">
            <text:p>2,063.59</text:p>
          </table:table-cell>
          <table:table-cell table:style-name="ce9" table:formula="of:=([.E107]-[.E106])/[.E106]" office:value-type="float" office:value="-0.00648991126923985" calcext:value-type="float">
            <text:p>-0.00649</text:p>
          </table:table-cell>
          <table:table-cell table:style-name="ce9" table:formula="of:=[.$K$2]+[.$K$3]*[.F106]^2+[.$K$4]*[.G106]" office:value-type="float" office:value="0.000147282353909301" calcext:value-type="float">
            <text:p>0.00015</text:p>
          </table:table-cell>
          <table:table-cell table:style-name="ce9" table:formula="of:=-LN([.G107])-[.F107]^2/[.G107]" office:value-type="float" office:value="8.53718487291446" calcext:value-type="float">
            <text:p>8.537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09" calcext:value-type="date">
            <text:p>2015-12-09</text:p>
          </table:table-cell>
          <table:table-cell table:style-name="ce5" office:value-type="float" office:value="2061.17" calcext:value-type="float">
            <text:p>2,061.17</text:p>
          </table:table-cell>
          <table:table-cell table:style-name="ce5" office:value-type="float" office:value="2080.33" calcext:value-type="float">
            <text:p>2,080.33</text:p>
          </table:table-cell>
          <table:table-cell table:style-name="ce5" office:value-type="float" office:value="2036.53" calcext:value-type="float">
            <text:p>2,036.53</text:p>
          </table:table-cell>
          <table:table-cell table:style-name="ce5" office:value-type="float" office:value="2047.62" calcext:value-type="float">
            <text:p>2,047.62</text:p>
          </table:table-cell>
          <table:table-cell table:style-name="ce9" table:formula="of:=([.E108]-[.E107])/[.E107]" office:value-type="float" office:value="-0.00773894039029083" calcext:value-type="float">
            <text:p>-0.00774</text:p>
          </table:table-cell>
          <table:table-cell table:style-name="ce9" table:formula="of:=[.$K$2]+[.$K$3]*[.F107]^2+[.$K$4]*[.G107]" office:value-type="float" office:value="0.000123512626081463" calcext:value-type="float">
            <text:p>0.00012</text:p>
          </table:table-cell>
          <table:table-cell table:style-name="ce9" table:formula="of:=-LN([.G108])-[.F108]^2/[.G108]" office:value-type="float" office:value="8.5142677709551" calcext:value-type="float">
            <text:p>8.514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10" calcext:value-type="date">
            <text:p>2015-12-10</text:p>
          </table:table-cell>
          <table:table-cell table:style-name="ce5" office:value-type="float" office:value="2047.93" calcext:value-type="float">
            <text:p>2,047.93</text:p>
          </table:table-cell>
          <table:table-cell table:style-name="ce5" office:value-type="float" office:value="2067.65" calcext:value-type="float">
            <text:p>2,067.65</text:p>
          </table:table-cell>
          <table:table-cell table:style-name="ce5" office:value-type="float" office:value="2045.67" calcext:value-type="float">
            <text:p>2,045.67</text:p>
          </table:table-cell>
          <table:table-cell table:style-name="ce5" office:value-type="float" office:value="2052.23" calcext:value-type="float">
            <text:p>2,052.23</text:p>
          </table:table-cell>
          <table:table-cell table:style-name="ce9" table:formula="of:=([.E109]-[.E108])/[.E108]" office:value-type="float" office:value="0.00225139430167713" calcext:value-type="float">
            <text:p>0.00225</text:p>
          </table:table-cell>
          <table:table-cell table:style-name="ce9" table:formula="of:=[.$K$2]+[.$K$3]*[.F108]^2+[.$K$4]*[.G108]" office:value-type="float" office:value="0.000109720229423683" calcext:value-type="float">
            <text:p>0.00011</text:p>
          </table:table-cell>
          <table:table-cell table:style-name="ce9" table:formula="of:=-LN([.G109])-[.F109]^2/[.G109]" office:value-type="float" office:value="9.0713795196171" calcext:value-type="float">
            <text:p>9.0713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11" calcext:value-type="date">
            <text:p>2015-12-11</text:p>
          </table:table-cell>
          <table:table-cell table:number-columns-repeated="2" table:style-name="ce5" office:value-type="float" office:value="2047.27" calcext:value-type="float">
            <text:p>2,047.27</text:p>
          </table:table-cell>
          <table:table-cell table:style-name="ce5" office:value-type="float" office:value="2008.8" calcext:value-type="float">
            <text:p>2,008.80</text:p>
          </table:table-cell>
          <table:table-cell table:style-name="ce5" office:value-type="float" office:value="2012.37" calcext:value-type="float">
            <text:p>2,012.37</text:p>
          </table:table-cell>
          <table:table-cell table:style-name="ce9" table:formula="of:=([.E110]-[.E109])/[.E109]" office:value-type="float" office:value="-0.0194227742504496" calcext:value-type="float">
            <text:p>-0.01942</text:p>
          </table:table-cell>
          <table:table-cell table:style-name="ce9" table:formula="of:=[.$K$2]+[.$K$3]*[.F109]^2+[.$K$4]*[.G109]" office:value-type="float" office:value="0.000087140476606738" calcext:value-type="float">
            <text:p>0.00009</text:p>
          </table:table-cell>
          <table:table-cell table:style-name="ce9" table:formula="of:=-LN([.G110])-[.F110]^2/[.G110]" office:value-type="float" office:value="5.01883946626865" calcext:value-type="float">
            <text:p>5.018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14" calcext:value-type="date">
            <text:p>2015-12-14</text:p>
          </table:table-cell>
          <table:table-cell table:style-name="ce5" office:value-type="float" office:value="2013.37" calcext:value-type="float">
            <text:p>2,013.37</text:p>
          </table:table-cell>
          <table:table-cell table:style-name="ce5" office:value-type="float" office:value="2022.92" calcext:value-type="float">
            <text:p>2,022.92</text:p>
          </table:table-cell>
          <table:table-cell table:style-name="ce5" office:value-type="float" office:value="1993.26" calcext:value-type="float">
            <text:p>1,993.26</text:p>
          </table:table-cell>
          <table:table-cell table:style-name="ce5" office:value-type="float" office:value="2021.94" calcext:value-type="float">
            <text:p>2,021.94</text:p>
          </table:table-cell>
          <table:table-cell table:style-name="ce9" table:formula="of:=([.E111]-[.E110])/[.E110]" office:value-type="float" office:value="0.00475558669628357" calcext:value-type="float">
            <text:p>0.00476</text:p>
          </table:table-cell>
          <table:table-cell table:style-name="ce9" table:formula="of:=[.$K$2]+[.$K$3]*[.F110]^2+[.$K$4]*[.G110]" office:value-type="float" office:value="0.000153550618286001" calcext:value-type="float">
            <text:p>0.00015</text:p>
          </table:table-cell>
          <table:table-cell table:style-name="ce9" table:formula="of:=-LN([.G111])-[.F111]^2/[.G111]" office:value-type="float" office:value="8.63419592262569" calcext:value-type="float">
            <text:p>8.634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15" calcext:value-type="date">
            <text:p>2015-12-15</text:p>
          </table:table-cell>
          <table:table-cell table:style-name="ce5" office:value-type="float" office:value="2025.55" calcext:value-type="float">
            <text:p>2,025.55</text:p>
          </table:table-cell>
          <table:table-cell table:style-name="ce5" office:value-type="float" office:value="2053.87" calcext:value-type="float">
            <text:p>2,053.87</text:p>
          </table:table-cell>
          <table:table-cell table:style-name="ce5" office:value-type="float" office:value="2025.55" calcext:value-type="float">
            <text:p>2,025.55</text:p>
          </table:table-cell>
          <table:table-cell table:style-name="ce5" office:value-type="float" office:value="2043.41" calcext:value-type="float">
            <text:p>2,043.41</text:p>
          </table:table-cell>
          <table:table-cell table:style-name="ce9" table:formula="of:=([.E112]-[.E111])/[.E111]" office:value-type="float" office:value="0.0106185148916387" calcext:value-type="float">
            <text:p>0.01062</text:p>
          </table:table-cell>
          <table:table-cell table:style-name="ce9" table:formula="of:=[.$K$2]+[.$K$3]*[.F111]^2+[.$K$4]*[.G111]" office:value-type="float" office:value="0.00012383392461719" calcext:value-type="float">
            <text:p>0.00012</text:p>
          </table:table-cell>
          <table:table-cell table:style-name="ce9" table:formula="of:=-LN([.G112])-[.F112]^2/[.G112]" office:value-type="float" office:value="8.08605249058308" calcext:value-type="float">
            <text:p>8.086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table:style-name="ce5" office:value-type="float" office:value="2046.5" calcext:value-type="float">
            <text:p>2,046.50</text:p>
          </table:table-cell>
          <table:table-cell table:style-name="ce5" office:value-type="float" office:value="2076.72" calcext:value-type="float">
            <text:p>2,076.72</text:p>
          </table:table-cell>
          <table:table-cell table:style-name="ce5" office:value-type="float" office:value="2042.43" calcext:value-type="float">
            <text:p>2,042.43</text:p>
          </table:table-cell>
          <table:table-cell table:style-name="ce5" office:value-type="float" office:value="2073.07" calcext:value-type="float">
            <text:p>2,073.07</text:p>
          </table:table-cell>
          <table:table-cell table:style-name="ce9" table:formula="of:=([.E113]-[.E112])/[.E112]" office:value-type="float" office:value="0.0145149529463006" calcext:value-type="float">
            <text:p>0.01451</text:p>
          </table:table-cell>
          <table:table-cell table:style-name="ce9" table:formula="of:=[.$K$2]+[.$K$3]*[.F112]^2+[.$K$4]*[.G112]" office:value-type="float" office:value="0.00012179049432672" calcext:value-type="float">
            <text:p>0.00012</text:p>
          </table:table-cell>
          <table:table-cell table:style-name="ce9" table:formula="of:=-LN([.G113])-[.F113]^2/[.G113]" office:value-type="float" office:value="7.28332070568608" calcext:value-type="float">
            <text:p>7.2833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17" calcext:value-type="date">
            <text:p>2015-12-17</text:p>
          </table:table-cell>
          <table:table-cell table:style-name="ce5" office:value-type="float" office:value="2073.76" calcext:value-type="float">
            <text:p>2,073.76</text:p>
          </table:table-cell>
          <table:table-cell table:style-name="ce5" office:value-type="float" office:value="2076.37" calcext:value-type="float">
            <text:p>2,076.37</text:p>
          </table:table-cell>
          <table:table-cell table:style-name="ce5" office:value-type="float" office:value="2041.66" calcext:value-type="float">
            <text:p>2,041.66</text:p>
          </table:table-cell>
          <table:table-cell table:style-name="ce5" office:value-type="float" office:value="2041.89" calcext:value-type="float">
            <text:p>2,041.89</text:p>
          </table:table-cell>
          <table:table-cell table:style-name="ce9" table:formula="of:=([.E114]-[.E113])/[.E113]" office:value-type="float" office:value="-0.0150404954970165" calcext:value-type="float">
            <text:p>-0.01504</text:p>
          </table:table-cell>
          <table:table-cell table:style-name="ce9" table:formula="of:=[.$K$2]+[.$K$3]*[.F113]^2+[.$K$4]*[.G113]" office:value-type="float" office:value="0.00014217914524193" calcext:value-type="float">
            <text:p>0.00014</text:p>
          </table:table-cell>
          <table:table-cell table:style-name="ce9" table:formula="of:=-LN([.G114])-[.F114]^2/[.G114]" office:value-type="float" office:value="7.26735599966968" calcext:value-type="float">
            <text:p>7.267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18" calcext:value-type="date">
            <text:p>2015-12-18</text:p>
          </table:table-cell>
          <table:table-cell table:number-columns-repeated="2" table:style-name="ce5" office:value-type="float" office:value="2040.81" calcext:value-type="float">
            <text:p>2,040.81</text:p>
          </table:table-cell>
          <table:table-cell table:style-name="ce5" office:value-type="float" office:value="2005.33" calcext:value-type="float">
            <text:p>2,005.33</text:p>
          </table:table-cell>
          <table:table-cell table:style-name="ce5" office:value-type="float" office:value="2005.55" calcext:value-type="float">
            <text:p>2,005.55</text:p>
          </table:table-cell>
          <table:table-cell table:style-name="ce9" table:formula="of:=([.E115]-[.E114])/[.E114]" office:value-type="float" office:value="-0.0177972368736808" calcext:value-type="float">
            <text:p>-0.01780</text:p>
          </table:table-cell>
          <table:table-cell table:style-name="ce9" table:formula="of:=[.$K$2]+[.$K$3]*[.F114]^2+[.$K$4]*[.G114]" office:value-type="float" office:value="0.000160897329120287" calcext:value-type="float">
            <text:p>0.00016</text:p>
          </table:table-cell>
          <table:table-cell table:style-name="ce9" table:formula="of:=-LN([.G115])-[.F115]^2/[.G115]" office:value-type="float" office:value="6.76614933543982" calcext:value-type="float">
            <text:p>6.766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21" calcext:value-type="date">
            <text:p>2015-12-21</text:p>
          </table:table-cell>
          <table:table-cell table:style-name="ce5" office:value-type="float" office:value="2010.27" calcext:value-type="float">
            <text:p>2,010.27</text:p>
          </table:table-cell>
          <table:table-cell table:style-name="ce5" office:value-type="float" office:value="2022.9" calcext:value-type="float">
            <text:p>2,022.90</text:p>
          </table:table-cell>
          <table:table-cell table:style-name="ce5" office:value-type="float" office:value="2005.93" calcext:value-type="float">
            <text:p>2,005.93</text:p>
          </table:table-cell>
          <table:table-cell table:style-name="ce5" office:value-type="float" office:value="2021.15" calcext:value-type="float">
            <text:p>2,021.15</text:p>
          </table:table-cell>
          <table:table-cell table:style-name="ce9" table:formula="of:=([.E116]-[.E115])/[.E115]" office:value-type="float" office:value="0.0077784148986563" calcext:value-type="float">
            <text:p>0.00778</text:p>
          </table:table-cell>
          <table:table-cell table:style-name="ce9" table:formula="of:=[.$K$2]+[.$K$3]*[.F115]^2+[.$K$4]*[.G115]" office:value-type="float" office:value="0.000195149504527898" calcext:value-type="float">
            <text:p>0.00020</text:p>
          </table:table-cell>
          <table:table-cell table:style-name="ce9" table:formula="of:=-LN([.G116])-[.F116]^2/[.G116]" office:value-type="float" office:value="8.2317067249678" calcext:value-type="float">
            <text:p>8.231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22" calcext:value-type="date">
            <text:p>2015-12-22</text:p>
          </table:table-cell>
          <table:table-cell table:style-name="ce5" office:value-type="float" office:value="2023.15" calcext:value-type="float">
            <text:p>2,023.15</text:p>
          </table:table-cell>
          <table:table-cell table:style-name="ce5" office:value-type="float" office:value="2042.74" calcext:value-type="float">
            <text:p>2,042.74</text:p>
          </table:table-cell>
          <table:table-cell table:style-name="ce5" office:value-type="float" office:value="2020.49" calcext:value-type="float">
            <text:p>2,020.49</text:p>
          </table:table-cell>
          <table:table-cell table:style-name="ce5" office:value-type="float" office:value="2038.97" calcext:value-type="float">
            <text:p>2,038.97</text:p>
          </table:table-cell>
          <table:table-cell table:style-name="ce9" table:formula="of:=([.E117]-[.E116])/[.E116]" office:value-type="float" office:value="0.008816762734087" calcext:value-type="float">
            <text:p>0.00882</text:p>
          </table:table-cell>
          <table:table-cell table:style-name="ce9" table:formula="of:=[.$K$2]+[.$K$3]*[.F116]^2+[.$K$4]*[.G116]" office:value-type="float" office:value="0.0001634113942598" calcext:value-type="float">
            <text:p>0.00016</text:p>
          </table:table-cell>
          <table:table-cell table:style-name="ce9" table:formula="of:=-LN([.G117])-[.F117]^2/[.G117]" office:value-type="float" office:value="8.24353655615563" calcext:value-type="float">
            <text:p>8.243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23" calcext:value-type="date">
            <text:p>2015-12-23</text:p>
          </table:table-cell>
          <table:table-cell table:style-name="ce5" office:value-type="float" office:value="2042.2" calcext:value-type="float">
            <text:p>2,042.20</text:p>
          </table:table-cell>
          <table:table-cell table:style-name="ce5" office:value-type="float" office:value="2064.73" calcext:value-type="float">
            <text:p>2,064.73</text:p>
          </table:table-cell>
          <table:table-cell table:style-name="ce5" office:value-type="float" office:value="2042.2" calcext:value-type="float">
            <text:p>2,042.20</text:p>
          </table:table-cell>
          <table:table-cell table:style-name="ce5" office:value-type="float" office:value="2064.29" calcext:value-type="float">
            <text:p>2,064.29</text:p>
          </table:table-cell>
          <table:table-cell table:style-name="ce9" table:formula="of:=([.E118]-[.E117])/[.E117]" office:value-type="float" office:value="0.0124180345958989" calcext:value-type="float">
            <text:p>0.01242</text:p>
          </table:table-cell>
          <table:table-cell table:style-name="ce9" table:formula="of:=[.$K$2]+[.$K$3]*[.F117]^2+[.$K$4]*[.G117]" office:value-type="float" office:value="0.000143541017022858" calcext:value-type="float">
            <text:p>0.00014</text:p>
          </table:table-cell>
          <table:table-cell table:style-name="ce9" table:formula="of:=-LN([.G118])-[.F118]^2/[.G118]" office:value-type="float" office:value="7.77457949921347" calcext:value-type="float">
            <text:p>7.774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24" calcext:value-type="date">
            <text:p>2015-12-24</text:p>
          </table:table-cell>
          <table:table-cell table:style-name="ce5" office:value-type="float" office:value="2063.52" calcext:value-type="float">
            <text:p>2,063.52</text:p>
          </table:table-cell>
          <table:table-cell table:style-name="ce5" office:value-type="float" office:value="2067.36" calcext:value-type="float">
            <text:p>2,067.36</text:p>
          </table:table-cell>
          <table:table-cell table:style-name="ce5" office:value-type="float" office:value="2058.73" calcext:value-type="float">
            <text:p>2,058.73</text:p>
          </table:table-cell>
          <table:table-cell table:style-name="ce5" office:value-type="float" office:value="2060.99" calcext:value-type="float">
            <text:p>2,060.99</text:p>
          </table:table-cell>
          <table:table-cell table:style-name="ce9" table:formula="of:=([.E119]-[.E118])/[.E118]" office:value-type="float" office:value="-0.00159861259803622" calcext:value-type="float">
            <text:p>-0.00160</text:p>
          </table:table-cell>
          <table:table-cell table:style-name="ce9" table:formula="of:=[.$K$2]+[.$K$3]*[.F118]^2+[.$K$4]*[.G118]" office:value-type="float" office:value="0.000145800340555557" calcext:value-type="float">
            <text:p>0.00015</text:p>
          </table:table-cell>
          <table:table-cell table:style-name="ce9" table:formula="of:=-LN([.G119])-[.F119]^2/[.G119]" office:value-type="float" office:value="8.81574458184265" calcext:value-type="float">
            <text:p>8.815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28" calcext:value-type="date">
            <text:p>2015-12-28</text:p>
          </table:table-cell>
          <table:table-cell table:number-columns-repeated="2" table:style-name="ce5" office:value-type="float" office:value="2057.77" calcext:value-type="float">
            <text:p>2,057.77</text:p>
          </table:table-cell>
          <table:table-cell table:style-name="ce5" office:value-type="float" office:value="2044.2" calcext:value-type="float">
            <text:p>2,044.20</text:p>
          </table:table-cell>
          <table:table-cell table:style-name="ce5" office:value-type="float" office:value="2056.5" calcext:value-type="float">
            <text:p>2,056.50</text:p>
          </table:table-cell>
          <table:table-cell table:style-name="ce9" table:formula="of:=([.E120]-[.E119])/[.E119]" office:value-type="float" office:value="-0.00217856467037675" calcext:value-type="float">
            <text:p>-0.00218</text:p>
          </table:table-cell>
          <table:table-cell table:style-name="ce9" table:formula="of:=[.$K$2]+[.$K$3]*[.F119]^2+[.$K$4]*[.G119]" office:value-type="float" office:value="0.000113550698131564" calcext:value-type="float">
            <text:p>0.00011</text:p>
          </table:table-cell>
          <table:table-cell table:style-name="ce9" table:formula="of:=-LN([.G120])-[.F120]^2/[.G120]" office:value-type="float" office:value="9.04146356442614" calcext:value-type="float">
            <text:p>9.041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29" calcext:value-type="date">
            <text:p>2015-12-29</text:p>
          </table:table-cell>
          <table:table-cell table:style-name="ce5" office:value-type="float" office:value="2060.54" calcext:value-type="float">
            <text:p>2,060.54</text:p>
          </table:table-cell>
          <table:table-cell table:style-name="ce5" office:value-type="float" office:value="2081.56" calcext:value-type="float">
            <text:p>2,081.56</text:p>
          </table:table-cell>
          <table:table-cell table:style-name="ce5" office:value-type="float" office:value="2060.54" calcext:value-type="float">
            <text:p>2,060.54</text:p>
          </table:table-cell>
          <table:table-cell table:style-name="ce5" office:value-type="float" office:value="2078.36" calcext:value-type="float">
            <text:p>2,078.36</text:p>
          </table:table-cell>
          <table:table-cell table:style-name="ce9" table:formula="of:=([.E121]-[.E120])/[.E120]" office:value-type="float" office:value="0.0106297106734744" calcext:value-type="float">
            <text:p>0.01063</text:p>
          </table:table-cell>
          <table:table-cell table:style-name="ce9" table:formula="of:=[.$K$2]+[.$K$3]*[.F120]^2+[.$K$4]*[.G120]" office:value-type="float" office:value="0.0000899318440664428" calcext:value-type="float">
            <text:p>0.00009</text:p>
          </table:table-cell>
          <table:table-cell table:style-name="ce9" table:formula="of:=-LN([.G121])-[.F121]^2/[.G121]" office:value-type="float" office:value="8.06005423595246" calcext:value-type="float">
            <text:p>8.060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30" calcext:value-type="date">
            <text:p>2015-12-30</text:p>
          </table:table-cell>
          <table:table-cell table:number-columns-repeated="2" table:style-name="ce5" office:value-type="float" office:value="2077.34" calcext:value-type="float">
            <text:p>2,077.34</text:p>
          </table:table-cell>
          <table:table-cell table:style-name="ce5" office:value-type="float" office:value="2061.97" calcext:value-type="float">
            <text:p>2,061.97</text:p>
          </table:table-cell>
          <table:table-cell table:style-name="ce5" office:value-type="float" office:value="2063.36" calcext:value-type="float">
            <text:p>2,063.36</text:p>
          </table:table-cell>
          <table:table-cell table:style-name="ce9" table:formula="of:=([.E122]-[.E121])/[.E121]" office:value-type="float" office:value="-0.00721722896899478" calcext:value-type="float">
            <text:p>-0.00722</text:p>
          </table:table-cell>
          <table:table-cell table:style-name="ce9" table:formula="of:=[.$K$2]+[.$K$3]*[.F121]^2+[.$K$4]*[.G121]" office:value-type="float" office:value="0.0000964993168830135" calcext:value-type="float">
            <text:p>0.00010</text:p>
          </table:table-cell>
          <table:table-cell table:style-name="ce9" table:formula="of:=-LN([.G122])-[.F122]^2/[.G122]" office:value-type="float" office:value="8.70619470397862" calcext:value-type="float">
            <text:p>8.706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5-12-31" calcext:value-type="date">
            <text:p>2015-12-31</text:p>
          </table:table-cell>
          <table:table-cell table:style-name="ce5" office:value-type="float" office:value="2060.59" calcext:value-type="float">
            <text:p>2,060.59</text:p>
          </table:table-cell>
          <table:table-cell table:style-name="ce5" office:value-type="float" office:value="2062.54" calcext:value-type="float">
            <text:p>2,062.54</text:p>
          </table:table-cell>
          <table:table-cell table:style-name="ce5" office:value-type="float" office:value="2043.62" calcext:value-type="float">
            <text:p>2,043.62</text:p>
          </table:table-cell>
          <table:table-cell table:style-name="ce5" office:value-type="float" office:value="2043.94" calcext:value-type="float">
            <text:p>2,043.94</text:p>
          </table:table-cell>
          <table:table-cell table:style-name="ce9" table:formula="of:=([.E123]-[.E122])/[.E122]" office:value-type="float" office:value="-0.0094118331265509" calcext:value-type="float">
            <text:p>-0.00941</text:p>
          </table:table-cell>
          <table:table-cell table:style-name="ce9" table:formula="of:=[.$K$2]+[.$K$3]*[.F122]^2+[.$K$4]*[.G122]" office:value-type="float" office:value="0.0000877794877738575" calcext:value-type="float">
            <text:p>0.00009</text:p>
          </table:table-cell>
          <table:table-cell table:style-name="ce9" table:formula="of:=-LN([.G123])-[.F123]^2/[.G123]" office:value-type="float" office:value="8.33153347558362" calcext:value-type="float">
            <text:p>8.3315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04" calcext:value-type="date">
            <text:p>2016-01-04</text:p>
          </table:table-cell>
          <table:table-cell table:number-columns-repeated="2" table:style-name="ce5" office:value-type="float" office:value="2038.2" calcext:value-type="float">
            <text:p>2,038.20</text:p>
          </table:table-cell>
          <table:table-cell table:style-name="ce5" office:value-type="float" office:value="1989.68" calcext:value-type="float">
            <text:p>1,989.68</text:p>
          </table:table-cell>
          <table:table-cell table:style-name="ce5" office:value-type="float" office:value="2012.66" calcext:value-type="float">
            <text:p>2,012.66</text:p>
          </table:table-cell>
          <table:table-cell table:style-name="ce9" table:formula="of:=([.E124]-[.E123])/[.E123]" office:value-type="float" office:value="-0.0153037760403926" calcext:value-type="float">
            <text:p>-0.01530</text:p>
          </table:table-cell>
          <table:table-cell table:style-name="ce9" table:formula="of:=[.$K$2]+[.$K$3]*[.F123]^2+[.$K$4]*[.G123]" office:value-type="float" office:value="0.0000894278925603942" calcext:value-type="float">
            <text:p>0.00009</text:p>
          </table:table-cell>
          <table:table-cell table:style-name="ce9" table:formula="of:=-LN([.G124])-[.F124]^2/[.G124]" office:value-type="float" office:value="6.70314602133023" calcext:value-type="float">
            <text:p>6.703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05" calcext:value-type="date">
            <text:p>2016-01-05</text:p>
          </table:table-cell>
          <table:table-cell table:style-name="ce5" office:value-type="float" office:value="2013.78" calcext:value-type="float">
            <text:p>2,013.78</text:p>
          </table:table-cell>
          <table:table-cell table:style-name="ce5" office:value-type="float" office:value="2021.94" calcext:value-type="float">
            <text:p>2,021.94</text:p>
          </table:table-cell>
          <table:table-cell table:style-name="ce5" office:value-type="float" office:value="2004.17" calcext:value-type="float">
            <text:p>2,004.17</text:p>
          </table:table-cell>
          <table:table-cell table:style-name="ce5" office:value-type="float" office:value="2016.71" calcext:value-type="float">
            <text:p>2,016.71</text:p>
          </table:table-cell>
          <table:table-cell table:style-name="ce9" table:formula="of:=([.E125]-[.E124])/[.E124]" office:value-type="float" office:value="0.00201226237914002" calcext:value-type="float">
            <text:p>0.00201</text:p>
          </table:table-cell>
          <table:table-cell table:style-name="ce9" table:formula="of:=[.$K$2]+[.$K$3]*[.F124]^2+[.$K$4]*[.G124]" office:value-type="float" office:value="0.000123249600770642" calcext:value-type="float">
            <text:p>0.00012</text:p>
          </table:table-cell>
          <table:table-cell table:style-name="ce9" table:formula="of:=-LN([.G125])-[.F125]^2/[.G125]" office:value-type="float" office:value="8.96844532906873" calcext:value-type="float">
            <text:p>8.9684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06" calcext:value-type="date">
            <text:p>2016-01-06</text:p>
          </table:table-cell>
          <table:table-cell table:number-columns-repeated="2" table:style-name="ce5" office:value-type="float" office:value="2011.71" calcext:value-type="float">
            <text:p>2,011.71</text:p>
          </table:table-cell>
          <table:table-cell table:style-name="ce5" office:value-type="float" office:value="1979.05" calcext:value-type="float">
            <text:p>1,979.05</text:p>
          </table:table-cell>
          <table:table-cell table:style-name="ce5" office:value-type="float" office:value="1990.26" calcext:value-type="float">
            <text:p>1,990.26</text:p>
          </table:table-cell>
          <table:table-cell table:style-name="ce9" table:formula="of:=([.E126]-[.E125])/[.E125]" office:value-type="float" office:value="-0.0131154206603825" calcext:value-type="float">
            <text:p>-0.01312</text:p>
          </table:table-cell>
          <table:table-cell table:style-name="ce9" table:formula="of:=[.$K$2]+[.$K$3]*[.F125]^2+[.$K$4]*[.G125]" office:value-type="float" office:value="0.0000970265493846189" calcext:value-type="float">
            <text:p>0.00010</text:p>
          </table:table-cell>
          <table:table-cell table:style-name="ce9" table:formula="of:=-LN([.G126])-[.F126]^2/[.G126]" office:value-type="float" office:value="7.46766827460075" calcext:value-type="float">
            <text:p>7.467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07" calcext:value-type="date">
            <text:p>2016-01-07</text:p>
          </table:table-cell>
          <table:table-cell table:number-columns-repeated="2" table:style-name="ce5" office:value-type="float" office:value="1985.32" calcext:value-type="float">
            <text:p>1,985.32</text:p>
          </table:table-cell>
          <table:table-cell table:style-name="ce5" office:value-type="float" office:value="1938.83" calcext:value-type="float">
            <text:p>1,938.83</text:p>
          </table:table-cell>
          <table:table-cell table:style-name="ce5" office:value-type="float" office:value="1943.09" calcext:value-type="float">
            <text:p>1,943.09</text:p>
          </table:table-cell>
          <table:table-cell table:style-name="ce9" table:formula="of:=([.E127]-[.E126])/[.E126]" office:value-type="float" office:value="-0.0237004210505161" calcext:value-type="float">
            <text:p>-0.02370</text:p>
          </table:table-cell>
          <table:table-cell table:style-name="ce9" table:formula="of:=[.$K$2]+[.$K$3]*[.F126]^2+[.$K$4]*[.G126]" office:value-type="float" office:value="0.000115012203795801" calcext:value-type="float">
            <text:p>0.00012</text:p>
          </table:table-cell>
          <table:table-cell table:style-name="ce9" table:formula="of:=-LN([.G127])-[.F127]^2/[.G127]" office:value-type="float" office:value="4.18655617912429" calcext:value-type="float">
            <text:p>4.186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08" calcext:value-type="date">
            <text:p>2016-01-08</text:p>
          </table:table-cell>
          <table:table-cell table:style-name="ce5" office:value-type="float" office:value="1945.97" calcext:value-type="float">
            <text:p>1,945.97</text:p>
          </table:table-cell>
          <table:table-cell table:style-name="ce5" office:value-type="float" office:value="1960.4" calcext:value-type="float">
            <text:p>1,960.40</text:p>
          </table:table-cell>
          <table:table-cell table:style-name="ce5" office:value-type="float" office:value="1918.46" calcext:value-type="float">
            <text:p>1,918.46</text:p>
          </table:table-cell>
          <table:table-cell table:style-name="ce5" office:value-type="float" office:value="1922.03" calcext:value-type="float">
            <text:p>1,922.03</text:p>
          </table:table-cell>
          <table:table-cell table:style-name="ce9" table:formula="of:=([.E128]-[.E127])/[.E127]" office:value-type="float" office:value="-0.0108384068674122" calcext:value-type="float">
            <text:p>-0.01084</text:p>
          </table:table-cell>
          <table:table-cell table:style-name="ce9" table:formula="of:=[.$K$2]+[.$K$3]*[.F127]^2+[.$K$4]*[.G127]" office:value-type="float" office:value="0.000215669034901424" calcext:value-type="float">
            <text:p>0.00022</text:p>
          </table:table-cell>
          <table:table-cell table:style-name="ce9" table:formula="of:=-LN([.G128])-[.F128]^2/[.G128]" office:value-type="float" office:value="7.89708346846733" calcext:value-type="float">
            <text:p>7.897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11" calcext:value-type="date">
            <text:p>2016-01-11</text:p>
          </table:table-cell>
          <table:table-cell table:style-name="ce5" office:value-type="float" office:value="1926.12" calcext:value-type="float">
            <text:p>1,926.12</text:p>
          </table:table-cell>
          <table:table-cell table:style-name="ce5" office:value-type="float" office:value="1935.65" calcext:value-type="float">
            <text:p>1,935.65</text:p>
          </table:table-cell>
          <table:table-cell table:style-name="ce5" office:value-type="float" office:value="1901.1" calcext:value-type="float">
            <text:p>1,901.10</text:p>
          </table:table-cell>
          <table:table-cell table:style-name="ce5" office:value-type="float" office:value="1923.67" calcext:value-type="float">
            <text:p>1,923.67</text:p>
          </table:table-cell>
          <table:table-cell table:style-name="ce9" table:formula="of:=([.E129]-[.E128])/[.E128]" office:value-type="float" office:value="0.000853264517203218" calcext:value-type="float">
            <text:p>0.00085</text:p>
          </table:table-cell>
          <table:table-cell table:style-name="ce9" table:formula="of:=[.$K$2]+[.$K$3]*[.F128]^2+[.$K$4]*[.G128]" office:value-type="float" office:value="0.000191500211801252" calcext:value-type="float">
            <text:p>0.00019</text:p>
          </table:table-cell>
          <table:table-cell table:style-name="ce9" table:formula="of:=-LN([.G129])-[.F129]^2/[.G129]" office:value-type="float" office:value="8.55681976588556" calcext:value-type="float">
            <text:p>8.5568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12" calcext:value-type="date">
            <text:p>2016-01-12</text:p>
          </table:table-cell>
          <table:table-cell table:style-name="ce5" office:value-type="float" office:value="1927.83" calcext:value-type="float">
            <text:p>1,927.83</text:p>
          </table:table-cell>
          <table:table-cell table:style-name="ce5" office:value-type="float" office:value="1947.38" calcext:value-type="float">
            <text:p>1,947.38</text:p>
          </table:table-cell>
          <table:table-cell table:style-name="ce5" office:value-type="float" office:value="1914.35" calcext:value-type="float">
            <text:p>1,914.35</text:p>
          </table:table-cell>
          <table:table-cell table:style-name="ce5" office:value-type="float" office:value="1938.68" calcext:value-type="float">
            <text:p>1,938.68</text:p>
          </table:table-cell>
          <table:table-cell table:style-name="ce9" table:formula="of:=([.E130]-[.E129])/[.E129]" office:value-type="float" office:value="0.00780279361844807" calcext:value-type="float">
            <text:p>0.00780</text:p>
          </table:table-cell>
          <table:table-cell table:style-name="ce9" table:formula="of:=[.$K$2]+[.$K$3]*[.F129]^2+[.$K$4]*[.G129]" office:value-type="float" office:value="0.00014730588864459" calcext:value-type="float">
            <text:p>0.00015</text:p>
          </table:table-cell>
          <table:table-cell table:style-name="ce9" table:formula="of:=-LN([.G130])-[.F130]^2/[.G130]" office:value-type="float" office:value="8.40968524318786" calcext:value-type="float">
            <text:p>8.409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13" calcext:value-type="date">
            <text:p>2016-01-13</text:p>
          </table:table-cell>
          <table:table-cell table:style-name="ce5" office:value-type="float" office:value="1940.34" calcext:value-type="float">
            <text:p>1,940.34</text:p>
          </table:table-cell>
          <table:table-cell table:style-name="ce5" office:value-type="float" office:value="1950.33" calcext:value-type="float">
            <text:p>1,950.33</text:p>
          </table:table-cell>
          <table:table-cell table:style-name="ce5" office:value-type="float" office:value="1886.41" calcext:value-type="float">
            <text:p>1,886.41</text:p>
          </table:table-cell>
          <table:table-cell table:style-name="ce5" office:value-type="float" office:value="1890.28" calcext:value-type="float">
            <text:p>1,890.28</text:p>
          </table:table-cell>
          <table:table-cell table:style-name="ce9" table:formula="of:=([.E131]-[.E130])/[.E130]" office:value-type="float" office:value="-0.0249654404027483" calcext:value-type="float">
            <text:p>-0.02497</text:p>
          </table:table-cell>
          <table:table-cell table:style-name="ce9" table:formula="of:=[.$K$2]+[.$K$3]*[.F130]^2+[.$K$4]*[.G130]" office:value-type="float" office:value="0.000127729615180958" calcext:value-type="float">
            <text:p>0.00013</text:p>
          </table:table-cell>
          <table:table-cell table:style-name="ce9" table:formula="of:=-LN([.G131])-[.F131]^2/[.G131]" office:value-type="float" office:value="4.08596528250455" calcext:value-type="float">
            <text:p>4.085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14" calcext:value-type="date">
            <text:p>2016-01-14</text:p>
          </table:table-cell>
          <table:table-cell table:style-name="ce5" office:value-type="float" office:value="1891.68" calcext:value-type="float">
            <text:p>1,891.68</text:p>
          </table:table-cell>
          <table:table-cell table:style-name="ce5" office:value-type="float" office:value="1934.47" calcext:value-type="float">
            <text:p>1,934.47</text:p>
          </table:table-cell>
          <table:table-cell table:style-name="ce5" office:value-type="float" office:value="1878.93" calcext:value-type="float">
            <text:p>1,878.93</text:p>
          </table:table-cell>
          <table:table-cell table:style-name="ce5" office:value-type="float" office:value="1921.84" calcext:value-type="float">
            <text:p>1,921.84</text:p>
          </table:table-cell>
          <table:table-cell table:style-name="ce9" table:formula="of:=([.E132]-[.E131])/[.E131]" office:value-type="float" office:value="0.0166959392259348" calcext:value-type="float">
            <text:p>0.01670</text:p>
          </table:table-cell>
          <table:table-cell table:style-name="ce9" table:formula="of:=[.$K$2]+[.$K$3]*[.F131]^2+[.$K$4]*[.G131]" office:value-type="float" office:value="0.000238953705021444" calcext:value-type="float">
            <text:p>0.00024</text:p>
          </table:table-cell>
          <table:table-cell table:style-name="ce9" table:formula="of:=-LN([.G132])-[.F132]^2/[.G132]" office:value-type="float" office:value="7.17267841544505" calcext:value-type="float">
            <text:p>7.172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15" calcext:value-type="date">
            <text:p>2016-01-15</text:p>
          </table:table-cell>
          <table:table-cell table:number-columns-repeated="2" table:style-name="ce5" office:value-type="float" office:value="1916.68" calcext:value-type="float">
            <text:p>1,916.68</text:p>
          </table:table-cell>
          <table:table-cell table:style-name="ce5" office:value-type="float" office:value="1857.83" calcext:value-type="float">
            <text:p>1,857.83</text:p>
          </table:table-cell>
          <table:table-cell table:style-name="ce5" office:value-type="float" office:value="1880.33" calcext:value-type="float">
            <text:p>1,880.33</text:p>
          </table:table-cell>
          <table:table-cell table:style-name="ce9" table:formula="of:=([.E133]-[.E132])/[.E132]" office:value-type="float" office:value="-0.0215990925363194" calcext:value-type="float">
            <text:p>-0.02160</text:p>
          </table:table-cell>
          <table:table-cell table:style-name="ce9" table:formula="of:=[.$K$2]+[.$K$3]*[.F132]^2+[.$K$4]*[.G132]" office:value-type="float" office:value="0.000245001374387271" calcext:value-type="float">
            <text:p>0.00025</text:p>
          </table:table-cell>
          <table:table-cell table:style-name="ce9" table:formula="of:=-LN([.G133])-[.F133]^2/[.G133]" office:value-type="float" office:value="6.41009089546709" calcext:value-type="float">
            <text:p>6.410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19" calcext:value-type="date">
            <text:p>2016-01-19</text:p>
          </table:table-cell>
          <table:table-cell table:style-name="ce5" office:value-type="float" office:value="1888.66" calcext:value-type="float">
            <text:p>1,888.66</text:p>
          </table:table-cell>
          <table:table-cell table:style-name="ce5" office:value-type="float" office:value="1901.44" calcext:value-type="float">
            <text:p>1,901.44</text:p>
          </table:table-cell>
          <table:table-cell table:style-name="ce5" office:value-type="float" office:value="1864.6" calcext:value-type="float">
            <text:p>1,864.60</text:p>
          </table:table-cell>
          <table:table-cell table:style-name="ce5" office:value-type="float" office:value="1881.33" calcext:value-type="float">
            <text:p>1,881.33</text:p>
          </table:table-cell>
          <table:table-cell table:style-name="ce9" table:formula="of:=([.E134]-[.E133])/[.E133]" office:value-type="float" office:value="0.000531821541963379" calcext:value-type="float">
            <text:p>0.00053</text:p>
          </table:table-cell>
          <table:table-cell table:style-name="ce9" table:formula="of:=[.$K$2]+[.$K$3]*[.F133]^2+[.$K$4]*[.G133]" office:value-type="float" office:value="0.000291543281494962" calcext:value-type="float">
            <text:p>0.00029</text:p>
          </table:table-cell>
          <table:table-cell table:style-name="ce9" table:formula="of:=-LN([.G134])-[.F134]^2/[.G134]" office:value-type="float" office:value="8.13935195716164" calcext:value-type="float">
            <text:p>8.139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20" calcext:value-type="date">
            <text:p>2016-01-20</text:p>
          </table:table-cell>
          <table:table-cell table:number-columns-repeated="2" table:style-name="ce5" office:value-type="float" office:value="1876.18" calcext:value-type="float">
            <text:p>1,876.18</text:p>
          </table:table-cell>
          <table:table-cell table:style-name="ce5" office:value-type="float" office:value="1812.29" calcext:value-type="float">
            <text:p>1,812.29</text:p>
          </table:table-cell>
          <table:table-cell table:style-name="ce5" office:value-type="float" office:value="1859.33" calcext:value-type="float">
            <text:p>1,859.33</text:p>
          </table:table-cell>
          <table:table-cell table:style-name="ce9" table:formula="of:=([.E135]-[.E134])/[.E134]" office:value-type="float" office:value="-0.0116938548792609" calcext:value-type="float">
            <text:p>-0.01169</text:p>
          </table:table-cell>
          <table:table-cell table:style-name="ce9" table:formula="of:=[.$K$2]+[.$K$3]*[.F134]^2+[.$K$4]*[.G134]" office:value-type="float" office:value="0.000221996148053649" calcext:value-type="float">
            <text:p>0.00022</text:p>
          </table:table-cell>
          <table:table-cell table:style-name="ce9" table:formula="of:=-LN([.G135])-[.F135]^2/[.G135]" office:value-type="float" office:value="7.79686577655299" calcext:value-type="float">
            <text:p>7.796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21" calcext:value-type="date">
            <text:p>2016-01-21</text:p>
          </table:table-cell>
          <table:table-cell table:style-name="ce5" office:value-type="float" office:value="1861.46" calcext:value-type="float">
            <text:p>1,861.46</text:p>
          </table:table-cell>
          <table:table-cell table:style-name="ce5" office:value-type="float" office:value="1889.85" calcext:value-type="float">
            <text:p>1,889.85</text:p>
          </table:table-cell>
          <table:table-cell table:style-name="ce5" office:value-type="float" office:value="1848.98" calcext:value-type="float">
            <text:p>1,848.98</text:p>
          </table:table-cell>
          <table:table-cell table:style-name="ce5" office:value-type="float" office:value="1868.99" calcext:value-type="float">
            <text:p>1,868.99</text:p>
          </table:table-cell>
          <table:table-cell table:style-name="ce9" table:formula="of:=([.E136]-[.E135])/[.E135]" office:value-type="float" office:value="0.00519541985553941" calcext:value-type="float">
            <text:p>0.00520</text:p>
          </table:table-cell>
          <table:table-cell table:style-name="ce9" table:formula="of:=[.$K$2]+[.$K$3]*[.F135]^2+[.$K$4]*[.G135]" office:value-type="float" office:value="0.000200543866095358" calcext:value-type="float">
            <text:p>0.00020</text:p>
          </table:table-cell>
          <table:table-cell table:style-name="ce9" table:formula="of:=-LN([.G136])-[.F136]^2/[.G136]" office:value-type="float" office:value="8.37988162505779" calcext:value-type="float">
            <text:p>8.3798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22" calcext:value-type="date">
            <text:p>2016-01-22</text:p>
          </table:table-cell>
          <table:table-cell table:style-name="ce5" office:value-type="float" office:value="1877.4" calcext:value-type="float">
            <text:p>1,877.40</text:p>
          </table:table-cell>
          <table:table-cell table:style-name="ce5" office:value-type="float" office:value="1908.85" calcext:value-type="float">
            <text:p>1,908.85</text:p>
          </table:table-cell>
          <table:table-cell table:style-name="ce5" office:value-type="float" office:value="1877.4" calcext:value-type="float">
            <text:p>1,877.40</text:p>
          </table:table-cell>
          <table:table-cell table:style-name="ce5" office:value-type="float" office:value="1906.9" calcext:value-type="float">
            <text:p>1,906.90</text:p>
          </table:table-cell>
          <table:table-cell table:style-name="ce9" table:formula="of:=([.E137]-[.E136])/[.E136]" office:value-type="float" office:value="0.0202836826307257" calcext:value-type="float">
            <text:p>0.02028</text:p>
          </table:table-cell>
          <table:table-cell table:style-name="ce9" table:formula="of:=[.$K$2]+[.$K$3]*[.F136]^2+[.$K$4]*[.G136]" office:value-type="float" office:value="0.000159944489154237" calcext:value-type="float">
            <text:p>0.00016</text:p>
          </table:table-cell>
          <table:table-cell table:style-name="ce9" table:formula="of:=-LN([.G137])-[.F137]^2/[.G137]" office:value-type="float" office:value="6.16836766755833" calcext:value-type="float">
            <text:p>6.168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25" calcext:value-type="date">
            <text:p>2016-01-25</text:p>
          </table:table-cell>
          <table:table-cell table:number-columns-repeated="2" table:style-name="ce5" office:value-type="float" office:value="1906.28" calcext:value-type="float">
            <text:p>1,906.28</text:p>
          </table:table-cell>
          <table:table-cell table:style-name="ce5" office:value-type="float" office:value="1875.97" calcext:value-type="float">
            <text:p>1,875.97</text:p>
          </table:table-cell>
          <table:table-cell table:style-name="ce5" office:value-type="float" office:value="1877.08" calcext:value-type="float">
            <text:p>1,877.08</text:p>
          </table:table-cell>
          <table:table-cell table:style-name="ce9" table:formula="of:=([.E138]-[.E137])/[.E137]" office:value-type="float" office:value="-0.0156379464051603" calcext:value-type="float">
            <text:p>-0.01564</text:p>
          </table:table-cell>
          <table:table-cell table:style-name="ce9" table:formula="of:=[.$K$2]+[.$K$3]*[.F137]^2+[.$K$4]*[.G137]" office:value-type="float" office:value="0.000215627278776114" calcext:value-type="float">
            <text:p>0.00022</text:p>
          </table:table-cell>
          <table:table-cell table:style-name="ce9" table:formula="of:=-LN([.G138])-[.F138]^2/[.G138]" office:value-type="float" office:value="7.30784774282266" calcext:value-type="float">
            <text:p>7.3078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26" calcext:value-type="date">
            <text:p>2016-01-26</text:p>
          </table:table-cell>
          <table:table-cell table:style-name="ce5" office:value-type="float" office:value="1878.79" calcext:value-type="float">
            <text:p>1,878.79</text:p>
          </table:table-cell>
          <table:table-cell table:style-name="ce5" office:value-type="float" office:value="1906.73" calcext:value-type="float">
            <text:p>1,906.73</text:p>
          </table:table-cell>
          <table:table-cell table:style-name="ce5" office:value-type="float" office:value="1878.79" calcext:value-type="float">
            <text:p>1,878.79</text:p>
          </table:table-cell>
          <table:table-cell table:style-name="ce5" office:value-type="float" office:value="1903.63" calcext:value-type="float">
            <text:p>1,903.63</text:p>
          </table:table-cell>
          <table:table-cell table:style-name="ce9" table:formula="of:=([.E139]-[.E138])/[.E138]" office:value-type="float" office:value="0.0141443092462762" calcext:value-type="float">
            <text:p>0.01414</text:p>
          </table:table-cell>
          <table:table-cell table:style-name="ce9" table:formula="of:=[.$K$2]+[.$K$3]*[.F138]^2+[.$K$4]*[.G138]" office:value-type="float" office:value="0.000219907335675111" calcext:value-type="float">
            <text:p>0.00022</text:p>
          </table:table-cell>
          <table:table-cell table:style-name="ce9" table:formula="of:=-LN([.G139])-[.F139]^2/[.G139]" office:value-type="float" office:value="7.5125507302061" calcext:value-type="float">
            <text:p>7.5125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27" calcext:value-type="date">
            <text:p>2016-01-27</text:p>
          </table:table-cell>
          <table:table-cell table:style-name="ce5" office:value-type="float" office:value="1902.52" calcext:value-type="float">
            <text:p>1,902.52</text:p>
          </table:table-cell>
          <table:table-cell table:style-name="ce5" office:value-type="float" office:value="1916.99" calcext:value-type="float">
            <text:p>1,916.99</text:p>
          </table:table-cell>
          <table:table-cell table:style-name="ce5" office:value-type="float" office:value="1872.7" calcext:value-type="float">
            <text:p>1,872.70</text:p>
          </table:table-cell>
          <table:table-cell table:style-name="ce5" office:value-type="float" office:value="1882.95" calcext:value-type="float">
            <text:p>1,882.95</text:p>
          </table:table-cell>
          <table:table-cell table:style-name="ce9" table:formula="of:=([.E140]-[.E139])/[.E139]" office:value-type="float" office:value="-0.0108634556084954" calcext:value-type="float">
            <text:p>-0.01086</text:p>
          </table:table-cell>
          <table:table-cell table:style-name="ce9" table:formula="of:=[.$K$2]+[.$K$3]*[.F139]^2+[.$K$4]*[.G139]" office:value-type="float" office:value="0.000213151825982956" calcext:value-type="float">
            <text:p>0.00021</text:p>
          </table:table-cell>
          <table:table-cell table:style-name="ce9" table:formula="of:=-LN([.G140])-[.F140]^2/[.G140]" office:value-type="float" office:value="7.89984102629255" calcext:value-type="float">
            <text:p>7.899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28" calcext:value-type="date">
            <text:p>2016-01-28</text:p>
          </table:table-cell>
          <table:table-cell table:style-name="ce5" office:value-type="float" office:value="1885.22" calcext:value-type="float">
            <text:p>1,885.22</text:p>
          </table:table-cell>
          <table:table-cell table:style-name="ce5" office:value-type="float" office:value="1902.96" calcext:value-type="float">
            <text:p>1,902.96</text:p>
          </table:table-cell>
          <table:table-cell table:style-name="ce5" office:value-type="float" office:value="1873.65" calcext:value-type="float">
            <text:p>1,873.65</text:p>
          </table:table-cell>
          <table:table-cell table:style-name="ce5" office:value-type="float" office:value="1893.36" calcext:value-type="float">
            <text:p>1,893.36</text:p>
          </table:table-cell>
          <table:table-cell table:style-name="ce9" table:formula="of:=([.E141]-[.E140])/[.E140]" office:value-type="float" office:value="0.00552855891022059" calcext:value-type="float">
            <text:p>0.00553</text:p>
          </table:table-cell>
          <table:table-cell table:style-name="ce9" table:formula="of:=[.$K$2]+[.$K$3]*[.F140]^2+[.$K$4]*[.G140]" office:value-type="float" office:value="0.00018974005915437" calcext:value-type="float">
            <text:p>0.00019</text:p>
          </table:table-cell>
          <table:table-cell table:style-name="ce9" table:formula="of:=-LN([.G141])-[.F141]^2/[.G141]" office:value-type="float" office:value="8.40876691573431" calcext:value-type="float">
            <text:p>8.4087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1-29" calcext:value-type="date">
            <text:p>2016-01-29</text:p>
          </table:table-cell>
          <table:table-cell table:style-name="ce5" office:value-type="float" office:value="1894" calcext:value-type="float">
            <text:p>1,894.00</text:p>
          </table:table-cell>
          <table:table-cell table:style-name="ce5" office:value-type="float" office:value="1940.24" calcext:value-type="float">
            <text:p>1,940.24</text:p>
          </table:table-cell>
          <table:table-cell table:style-name="ce5" office:value-type="float" office:value="1894" calcext:value-type="float">
            <text:p>1,894.00</text:p>
          </table:table-cell>
          <table:table-cell table:style-name="ce5" office:value-type="float" office:value="1940.24" calcext:value-type="float">
            <text:p>1,940.24</text:p>
          </table:table-cell>
          <table:table-cell table:style-name="ce9" table:formula="of:=([.E142]-[.E141])/[.E141]" office:value-type="float" office:value="0.0247602146448642" calcext:value-type="float">
            <text:p>0.02476</text:p>
          </table:table-cell>
          <table:table-cell table:style-name="ce9" table:formula="of:=[.$K$2]+[.$K$3]*[.F141]^2+[.$K$4]*[.G141]" office:value-type="float" office:value="0.000152667329106703" calcext:value-type="float">
            <text:p>0.00015</text:p>
          </table:table-cell>
          <table:table-cell table:style-name="ce9" table:formula="of:=-LN([.G142])-[.F142]^2/[.G142]" office:value-type="float" office:value="4.77153598874706" calcext:value-type="float">
            <text:p>4.771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5" office:value-type="float" office:value="1936.94" calcext:value-type="float">
            <text:p>1,936.94</text:p>
          </table:table-cell>
          <table:table-cell table:style-name="ce5" office:value-type="float" office:value="1947.2" calcext:value-type="float">
            <text:p>1,947.20</text:p>
          </table:table-cell>
          <table:table-cell table:style-name="ce5" office:value-type="float" office:value="1920.3" calcext:value-type="float">
            <text:p>1,920.30</text:p>
          </table:table-cell>
          <table:table-cell table:style-name="ce5" office:value-type="float" office:value="1939.38" calcext:value-type="float">
            <text:p>1,939.38</text:p>
          </table:table-cell>
          <table:table-cell table:style-name="ce9" table:formula="of:=([.E143]-[.E142])/[.E142]" office:value-type="float" office:value="-0.000443244134746165" calcext:value-type="float">
            <text:p>-0.00044</text:p>
          </table:table-cell>
          <table:table-cell table:style-name="ce9" table:formula="of:=[.$K$2]+[.$K$3]*[.F142]^2+[.$K$4]*[.G142]" office:value-type="float" office:value="0.000255312762122329" calcext:value-type="float">
            <text:p>0.00026</text:p>
          </table:table-cell>
          <table:table-cell table:style-name="ce9" table:formula="of:=-LN([.G143])-[.F143]^2/[.G143]" office:value-type="float" office:value="8.27225173765032" calcext:value-type="float">
            <text:p>8.272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02" calcext:value-type="date">
            <text:p>2016-02-02</text:p>
          </table:table-cell>
          <table:table-cell table:number-columns-repeated="2" table:style-name="ce5" office:value-type="float" office:value="1935.26" calcext:value-type="float">
            <text:p>1,935.26</text:p>
          </table:table-cell>
          <table:table-cell table:style-name="ce5" office:value-type="float" office:value="1897.29" calcext:value-type="float">
            <text:p>1,897.29</text:p>
          </table:table-cell>
          <table:table-cell table:style-name="ce5" office:value-type="float" office:value="1903.03" calcext:value-type="float">
            <text:p>1,903.03</text:p>
          </table:table-cell>
          <table:table-cell table:style-name="ce9" table:formula="of:=([.E144]-[.E143])/[.E143]" office:value-type="float" office:value="-0.0187431034660562" calcext:value-type="float">
            <text:p>-0.01874</text:p>
          </table:table-cell>
          <table:table-cell table:style-name="ce9" table:formula="of:=[.$K$2]+[.$K$3]*[.F143]^2+[.$K$4]*[.G143]" office:value-type="float" office:value="0.000194891716342103" calcext:value-type="float">
            <text:p>0.00019</text:p>
          </table:table-cell>
          <table:table-cell table:style-name="ce9" table:formula="of:=-LN([.G144])-[.F144]^2/[.G144]" office:value-type="float" office:value="6.74050688889493" calcext:value-type="float">
            <text:p>6.7405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03" calcext:value-type="date">
            <text:p>2016-02-03</text:p>
          </table:table-cell>
          <table:table-cell table:style-name="ce5" office:value-type="float" office:value="1907.07" calcext:value-type="float">
            <text:p>1,907.07</text:p>
          </table:table-cell>
          <table:table-cell table:style-name="ce5" office:value-type="float" office:value="1918.01" calcext:value-type="float">
            <text:p>1,918.01</text:p>
          </table:table-cell>
          <table:table-cell table:style-name="ce5" office:value-type="float" office:value="1872.23" calcext:value-type="float">
            <text:p>1,872.23</text:p>
          </table:table-cell>
          <table:table-cell table:style-name="ce5" office:value-type="float" office:value="1912.53" calcext:value-type="float">
            <text:p>1,912.53</text:p>
          </table:table-cell>
          <table:table-cell table:style-name="ce9" table:formula="of:=([.E145]-[.E144])/[.E144]" office:value-type="float" office:value="0.00499203901147118" calcext:value-type="float">
            <text:p>0.00499</text:p>
          </table:table-cell>
          <table:table-cell table:style-name="ce9" table:formula="of:=[.$K$2]+[.$K$3]*[.F144]^2+[.$K$4]*[.G144]" office:value-type="float" office:value="0.00022829772448368" calcext:value-type="float">
            <text:p>0.00023</text:p>
          </table:table-cell>
          <table:table-cell table:style-name="ce9" table:formula="of:=-LN([.G145])-[.F145]^2/[.G145]" office:value-type="float" office:value="8.27570227620028" calcext:value-type="float">
            <text:p>8.2757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04" calcext:value-type="date">
            <text:p>2016-02-04</text:p>
          </table:table-cell>
          <table:table-cell table:style-name="ce5" office:value-type="float" office:value="1911.67" calcext:value-type="float">
            <text:p>1,911.67</text:p>
          </table:table-cell>
          <table:table-cell table:style-name="ce5" office:value-type="float" office:value="1927.35" calcext:value-type="float">
            <text:p>1,927.35</text:p>
          </table:table-cell>
          <table:table-cell table:style-name="ce5" office:value-type="float" office:value="1900.52" calcext:value-type="float">
            <text:p>1,900.52</text:p>
          </table:table-cell>
          <table:table-cell table:style-name="ce5" office:value-type="float" office:value="1915.45" calcext:value-type="float">
            <text:p>1,915.45</text:p>
          </table:table-cell>
          <table:table-cell table:style-name="ce9" table:formula="of:=([.E146]-[.E145])/[.E145]" office:value-type="float" office:value="0.00152677343623372" calcext:value-type="float">
            <text:p>0.00153</text:p>
          </table:table-cell>
          <table:table-cell table:style-name="ce9" table:formula="of:=[.$K$2]+[.$K$3]*[.F145]^2+[.$K$4]*[.G145]" office:value-type="float" office:value="0.000180228951024683" calcext:value-type="float">
            <text:p>0.00018</text:p>
          </table:table-cell>
          <table:table-cell table:style-name="ce9" table:formula="of:=-LN([.G146])-[.F146]^2/[.G146]" office:value-type="float" office:value="8.6083488100186" calcext:value-type="float">
            <text:p>8.608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05" calcext:value-type="date">
            <text:p>2016-02-05</text:p>
          </table:table-cell>
          <table:table-cell table:number-columns-repeated="2" table:style-name="ce5" office:value-type="float" office:value="1913.07" calcext:value-type="float">
            <text:p>1,913.07</text:p>
          </table:table-cell>
          <table:table-cell table:style-name="ce5" office:value-type="float" office:value="1872.65" calcext:value-type="float">
            <text:p>1,872.65</text:p>
          </table:table-cell>
          <table:table-cell table:style-name="ce5" office:value-type="float" office:value="1880.05" calcext:value-type="float">
            <text:p>1,880.05</text:p>
          </table:table-cell>
          <table:table-cell table:style-name="ce9" table:formula="of:=([.E147]-[.E146])/[.E146]" office:value-type="float" office:value="-0.0184812968232009" calcext:value-type="float">
            <text:p>-0.01848</text:p>
          </table:table-cell>
          <table:table-cell table:style-name="ce9" table:formula="of:=[.$K$2]+[.$K$3]*[.F146]^2+[.$K$4]*[.G146]" office:value-type="float" office:value="0.000139238488311626" calcext:value-type="float">
            <text:p>0.00014</text:p>
          </table:table-cell>
          <table:table-cell table:style-name="ce9" table:formula="of:=-LN([.G147])-[.F147]^2/[.G147]" office:value-type="float" office:value="6.42627695889007" calcext:value-type="float">
            <text:p>6.4262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08" calcext:value-type="date">
            <text:p>2016-02-08</text:p>
          </table:table-cell>
          <table:table-cell table:number-columns-repeated="2" table:style-name="ce5" office:value-type="float" office:value="1873.25" calcext:value-type="float">
            <text:p>1,873.25</text:p>
          </table:table-cell>
          <table:table-cell table:style-name="ce5" office:value-type="float" office:value="1828.46" calcext:value-type="float">
            <text:p>1,828.46</text:p>
          </table:table-cell>
          <table:table-cell table:style-name="ce5" office:value-type="float" office:value="1853.44" calcext:value-type="float">
            <text:p>1,853.44</text:p>
          </table:table-cell>
          <table:table-cell table:style-name="ce9" table:formula="of:=([.E148]-[.E147])/[.E147]" office:value-type="float" office:value="-0.0141538788861998" calcext:value-type="float">
            <text:p>-0.01415</text:p>
          </table:table-cell>
          <table:table-cell table:style-name="ce9" table:formula="of:=[.$K$2]+[.$K$3]*[.F147]^2+[.$K$4]*[.G147]" office:value-type="float" office:value="0.000184511655229626" calcext:value-type="float">
            <text:p>0.00018</text:p>
          </table:table-cell>
          <table:table-cell table:style-name="ce9" table:formula="of:=-LN([.G148])-[.F148]^2/[.G148]" office:value-type="float" office:value="7.51205465654543" calcext:value-type="float">
            <text:p>7.512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09" calcext:value-type="date">
            <text:p>2016-02-09</text:p>
          </table:table-cell>
          <table:table-cell table:style-name="ce5" office:value-type="float" office:value="1848.46" calcext:value-type="float">
            <text:p>1,848.46</text:p>
          </table:table-cell>
          <table:table-cell table:style-name="ce5" office:value-type="float" office:value="1868.25" calcext:value-type="float">
            <text:p>1,868.25</text:p>
          </table:table-cell>
          <table:table-cell table:style-name="ce5" office:value-type="float" office:value="1834.94" calcext:value-type="float">
            <text:p>1,834.94</text:p>
          </table:table-cell>
          <table:table-cell table:style-name="ce5" office:value-type="float" office:value="1852.21" calcext:value-type="float">
            <text:p>1,852.21</text:p>
          </table:table-cell>
          <table:table-cell table:style-name="ce9" table:formula="of:=([.E149]-[.E148])/[.E148]" office:value-type="float" office:value="-0.000663630870165756" calcext:value-type="float">
            <text:p>-0.00066</text:p>
          </table:table-cell>
          <table:table-cell table:style-name="ce9" table:formula="of:=[.$K$2]+[.$K$3]*[.F148]^2+[.$K$4]*[.G148]" office:value-type="float" office:value="0.000186751433303728" calcext:value-type="float">
            <text:p>0.00019</text:p>
          </table:table-cell>
          <table:table-cell table:style-name="ce9" table:formula="of:=-LN([.G149])-[.F149]^2/[.G149]" office:value-type="float" office:value="8.58337381239857" calcext:value-type="float">
            <text:p>8.583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10" calcext:value-type="date">
            <text:p>2016-02-10</text:p>
          </table:table-cell>
          <table:table-cell table:style-name="ce5" office:value-type="float" office:value="1857.1" calcext:value-type="float">
            <text:p>1,857.10</text:p>
          </table:table-cell>
          <table:table-cell table:style-name="ce5" office:value-type="float" office:value="1881.6" calcext:value-type="float">
            <text:p>1,881.60</text:p>
          </table:table-cell>
          <table:table-cell table:style-name="ce5" office:value-type="float" office:value="1850.32" calcext:value-type="float">
            <text:p>1,850.32</text:p>
          </table:table-cell>
          <table:table-cell table:style-name="ce5" office:value-type="float" office:value="1851.86" calcext:value-type="float">
            <text:p>1,851.86</text:p>
          </table:table-cell>
          <table:table-cell table:style-name="ce9" table:formula="of:=([.E150]-[.E149])/[.E149]" office:value-type="float" office:value="-0.00018896345446798" calcext:value-type="float">
            <text:p>-0.00019</text:p>
          </table:table-cell>
          <table:table-cell table:style-name="ce9" table:formula="of:=[.$K$2]+[.$K$3]*[.F149]^2+[.$K$4]*[.G149]" office:value-type="float" office:value="0.000143691436019605" calcext:value-type="float">
            <text:p>0.00014</text:p>
          </table:table-cell>
          <table:table-cell table:style-name="ce9" table:formula="of:=-LN([.G150])-[.F150]^2/[.G150]" office:value-type="float" office:value="8.84759386383775" calcext:value-type="float">
            <text:p>8.8475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11" calcext:value-type="date">
            <text:p>2016-02-11</text:p>
          </table:table-cell>
          <table:table-cell table:number-columns-repeated="2" table:style-name="ce5" office:value-type="float" office:value="1847" calcext:value-type="float">
            <text:p>1,847.00</text:p>
          </table:table-cell>
          <table:table-cell table:style-name="ce5" office:value-type="float" office:value="1810.1" calcext:value-type="float">
            <text:p>1,810.10</text:p>
          </table:table-cell>
          <table:table-cell table:style-name="ce5" office:value-type="float" office:value="1829.08" calcext:value-type="float">
            <text:p>1,829.08</text:p>
          </table:table-cell>
          <table:table-cell table:style-name="ce9" table:formula="of:=([.E151]-[.E150])/[.E150]" office:value-type="float" office:value="-0.0123011458749581" calcext:value-type="float">
            <text:p>-0.01230</text:p>
          </table:table-cell>
          <table:table-cell table:style-name="ce9" table:formula="of:=[.$K$2]+[.$K$3]*[.F150]^2+[.$K$4]*[.G150]" office:value-type="float" office:value="0.000111410203683756" calcext:value-type="float">
            <text:p>0.00011</text:p>
          </table:table-cell>
          <table:table-cell table:style-name="ce9" table:formula="of:=-LN([.G151])-[.F151]^2/[.G151]" office:value-type="float" office:value="7.74408399948146" calcext:value-type="float">
            <text:p>7.744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12" calcext:value-type="date">
            <text:p>2016-02-12</text:p>
          </table:table-cell>
          <table:table-cell table:style-name="ce5" office:value-type="float" office:value="1833.4" calcext:value-type="float">
            <text:p>1,833.40</text:p>
          </table:table-cell>
          <table:table-cell table:style-name="ce5" office:value-type="float" office:value="1864.78" calcext:value-type="float">
            <text:p>1,864.78</text:p>
          </table:table-cell>
          <table:table-cell table:style-name="ce5" office:value-type="float" office:value="1833.4" calcext:value-type="float">
            <text:p>1,833.40</text:p>
          </table:table-cell>
          <table:table-cell table:style-name="ce5" office:value-type="float" office:value="1864.78" calcext:value-type="float">
            <text:p>1,864.78</text:p>
          </table:table-cell>
          <table:table-cell table:style-name="ce9" table:formula="of:=([.E152]-[.E151])/[.E151]" office:value-type="float" office:value="0.019518009053732" calcext:value-type="float">
            <text:p>0.01952</text:p>
          </table:table-cell>
          <table:table-cell table:style-name="ce9" table:formula="of:=[.$K$2]+[.$K$3]*[.F151]^2+[.$K$4]*[.G151]" office:value-type="float" office:value="0.000121133457497483" calcext:value-type="float">
            <text:p>0.00012</text:p>
          </table:table-cell>
          <table:table-cell table:style-name="ce9" table:formula="of:=-LN([.G152])-[.F152]^2/[.G152]" office:value-type="float" office:value="5.87371711305546" calcext:value-type="float">
            <text:p>5.873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16" calcext:value-type="date">
            <text:p>2016-02-16</text:p>
          </table:table-cell>
          <table:table-cell table:style-name="ce5" office:value-type="float" office:value="1871.44" calcext:value-type="float">
            <text:p>1,871.44</text:p>
          </table:table-cell>
          <table:table-cell table:style-name="ce5" office:value-type="float" office:value="1895.77" calcext:value-type="float">
            <text:p>1,895.77</text:p>
          </table:table-cell>
          <table:table-cell table:style-name="ce5" office:value-type="float" office:value="1871.44" calcext:value-type="float">
            <text:p>1,871.44</text:p>
          </table:table-cell>
          <table:table-cell table:style-name="ce5" office:value-type="float" office:value="1895.58" calcext:value-type="float">
            <text:p>1,895.58</text:p>
          </table:table-cell>
          <table:table-cell table:style-name="ce9" table:formula="of:=([.E153]-[.E152])/[.E152]" office:value-type="float" office:value="0.0165166936582331" calcext:value-type="float">
            <text:p>0.01652</text:p>
          </table:table-cell>
          <table:table-cell table:style-name="ce9" table:formula="of:=[.$K$2]+[.$K$3]*[.F152]^2+[.$K$4]*[.G152]" office:value-type="float" office:value="0.0001797929292938" calcext:value-type="float">
            <text:p>0.00018</text:p>
          </table:table-cell>
          <table:table-cell table:style-name="ce9" table:formula="of:=-LN([.G153])-[.F153]^2/[.G153]" office:value-type="float" office:value="7.10639721017258" calcext:value-type="float">
            <text:p>7.106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17" calcext:value-type="date">
            <text:p>2016-02-17</text:p>
          </table:table-cell>
          <table:table-cell table:style-name="ce5" office:value-type="float" office:value="1898.8" calcext:value-type="float">
            <text:p>1,898.80</text:p>
          </table:table-cell>
          <table:table-cell table:style-name="ce5" office:value-type="float" office:value="1930.68" calcext:value-type="float">
            <text:p>1,930.68</text:p>
          </table:table-cell>
          <table:table-cell table:style-name="ce5" office:value-type="float" office:value="1898.8" calcext:value-type="float">
            <text:p>1,898.80</text:p>
          </table:table-cell>
          <table:table-cell table:style-name="ce5" office:value-type="float" office:value="1926.82" calcext:value-type="float">
            <text:p>1,926.82</text:p>
          </table:table-cell>
          <table:table-cell table:style-name="ce9" table:formula="of:=([.E154]-[.E153])/[.E153]" office:value-type="float" office:value="0.0164804439802066" calcext:value-type="float">
            <text:p>0.01648</text:p>
          </table:table-cell>
          <table:table-cell table:style-name="ce9" table:formula="of:=[.$K$2]+[.$K$3]*[.F153]^2+[.$K$4]*[.G153]" office:value-type="float" office:value="0.000199441850806187" calcext:value-type="float">
            <text:p>0.00020</text:p>
          </table:table-cell>
          <table:table-cell table:style-name="ce9" table:formula="of:=-LN([.G154])-[.F154]^2/[.G154]" office:value-type="float" office:value="7.15816216033072" calcext:value-type="float">
            <text:p>7.158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18" calcext:value-type="date">
            <text:p>2016-02-18</text:p>
          </table:table-cell>
          <table:table-cell table:style-name="ce5" office:value-type="float" office:value="1927.57" calcext:value-type="float">
            <text:p>1,927.57</text:p>
          </table:table-cell>
          <table:table-cell table:style-name="ce5" office:value-type="float" office:value="1930" calcext:value-type="float">
            <text:p>1,930.00</text:p>
          </table:table-cell>
          <table:table-cell table:style-name="ce5" office:value-type="float" office:value="1915.09" calcext:value-type="float">
            <text:p>1,915.09</text:p>
          </table:table-cell>
          <table:table-cell table:style-name="ce5" office:value-type="float" office:value="1917.83" calcext:value-type="float">
            <text:p>1,917.83</text:p>
          </table:table-cell>
          <table:table-cell table:style-name="ce9" table:formula="of:=([.E155]-[.E154])/[.E154]" office:value-type="float" office:value="-0.00466571864522893" calcext:value-type="float">
            <text:p>-0.00467</text:p>
          </table:table-cell>
          <table:table-cell table:style-name="ce9" table:formula="of:=[.$K$2]+[.$K$3]*[.F154]^2+[.$K$4]*[.G154]" office:value-type="float" office:value="0.000213863245825922" calcext:value-type="float">
            <text:p>0.00021</text:p>
          </table:table-cell>
          <table:table-cell table:style-name="ce9" table:formula="of:=-LN([.G155])-[.F155]^2/[.G155]" office:value-type="float" office:value="8.34838476414945" calcext:value-type="float">
            <text:p>8.3483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2016-02-19</text:p>
          </table:table-cell>
          <table:table-cell table:style-name="ce5" office:value-type="float" office:value="1916.74" calcext:value-type="float">
            <text:p>1,916.74</text:p>
          </table:table-cell>
          <table:table-cell table:style-name="ce5" office:value-type="float" office:value="1918.78" calcext:value-type="float">
            <text:p>1,918.78</text:p>
          </table:table-cell>
          <table:table-cell table:style-name="ce5" office:value-type="float" office:value="1902.17" calcext:value-type="float">
            <text:p>1,902.17</text:p>
          </table:table-cell>
          <table:table-cell table:style-name="ce5" office:value-type="float" office:value="1917.78" calcext:value-type="float">
            <text:p>1,917.78</text:p>
          </table:table-cell>
          <table:table-cell table:style-name="ce9" table:formula="of:=([.E156]-[.E155])/[.E155]" office:value-type="float" office:value="-0.0000260711324778289" calcext:value-type="float">
            <text:p>-0.00003</text:p>
          </table:table-cell>
          <table:table-cell table:style-name="ce9" table:formula="of:=[.$K$2]+[.$K$3]*[.F155]^2+[.$K$4]*[.G155]" office:value-type="float" office:value="0.000168732777982919" calcext:value-type="float">
            <text:p>0.00017</text:p>
          </table:table-cell>
          <table:table-cell table:style-name="ce9" table:formula="of:=-LN([.G156])-[.F156]^2/[.G156]" office:value-type="float" office:value="8.6871902615309" calcext:value-type="float">
            <text:p>8.687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22" calcext:value-type="date">
            <text:p>2016-02-22</text:p>
          </table:table-cell>
          <table:table-cell table:style-name="ce5" office:value-type="float" office:value="1924.44" calcext:value-type="float">
            <text:p>1,924.44</text:p>
          </table:table-cell>
          <table:table-cell table:style-name="ce5" office:value-type="float" office:value="1946.7" calcext:value-type="float">
            <text:p>1,946.70</text:p>
          </table:table-cell>
          <table:table-cell table:style-name="ce5" office:value-type="float" office:value="1924.44" calcext:value-type="float">
            <text:p>1,924.44</text:p>
          </table:table-cell>
          <table:table-cell table:style-name="ce5" office:value-type="float" office:value="1945.5" calcext:value-type="float">
            <text:p>1,945.50</text:p>
          </table:table-cell>
          <table:table-cell table:style-name="ce9" table:formula="of:=([.E157]-[.E156])/[.E156]" office:value-type="float" office:value="0.0144542126834152" calcext:value-type="float">
            <text:p>0.01445</text:p>
          </table:table-cell>
          <table:table-cell table:style-name="ce9" table:formula="of:=[.$K$2]+[.$K$3]*[.F156]^2+[.$K$4]*[.G156]" office:value-type="float" office:value="0.000130122696079122" calcext:value-type="float">
            <text:p>0.00013</text:p>
          </table:table-cell>
          <table:table-cell table:style-name="ce9" table:formula="of:=-LN([.G157])-[.F157]^2/[.G157]" office:value-type="float" office:value="7.34143839688161" calcext:value-type="float">
            <text:p>7.341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23" calcext:value-type="date">
            <text:p>2016-02-23</text:p>
          </table:table-cell>
          <table:table-cell table:number-columns-repeated="2" table:style-name="ce5" office:value-type="float" office:value="1942.38" calcext:value-type="float">
            <text:p>1,942.38</text:p>
          </table:table-cell>
          <table:table-cell table:style-name="ce5" office:value-type="float" office:value="1919.44" calcext:value-type="float">
            <text:p>1,919.44</text:p>
          </table:table-cell>
          <table:table-cell table:style-name="ce5" office:value-type="float" office:value="1921.27" calcext:value-type="float">
            <text:p>1,921.27</text:p>
          </table:table-cell>
          <table:table-cell table:style-name="ce9" table:formula="of:=([.E158]-[.E157])/[.E157]" office:value-type="float" office:value="-0.0124543819069648" calcext:value-type="float">
            <text:p>-0.01245</text:p>
          </table:table-cell>
          <table:table-cell table:style-name="ce9" table:formula="of:=[.$K$2]+[.$K$3]*[.F157]^2+[.$K$4]*[.G157]" office:value-type="float" office:value="0.00014801432264665" calcext:value-type="float">
            <text:p>0.00015</text:p>
          </table:table-cell>
          <table:table-cell table:style-name="ce9" table:formula="of:=-LN([.G158])-[.F158]^2/[.G158]" office:value-type="float" office:value="7.77025138407333" calcext:value-type="float">
            <text:p>7.770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24" calcext:value-type="date">
            <text:p>2016-02-24</text:p>
          </table:table-cell>
          <table:table-cell table:style-name="ce5" office:value-type="float" office:value="1917.56" calcext:value-type="float">
            <text:p>1,917.56</text:p>
          </table:table-cell>
          <table:table-cell table:style-name="ce5" office:value-type="float" office:value="1932.08" calcext:value-type="float">
            <text:p>1,932.08</text:p>
          </table:table-cell>
          <table:table-cell table:style-name="ce5" office:value-type="float" office:value="1891" calcext:value-type="float">
            <text:p>1,891.00</text:p>
          </table:table-cell>
          <table:table-cell table:style-name="ce5" office:value-type="float" office:value="1929.8" calcext:value-type="float">
            <text:p>1,929.80</text:p>
          </table:table-cell>
          <table:table-cell table:style-name="ce9" table:formula="of:=([.E159]-[.E158])/[.E158]" office:value-type="float" office:value="0.00443977160940418" calcext:value-type="float">
            <text:p>0.00444</text:p>
          </table:table-cell>
          <table:table-cell table:style-name="ce9" table:formula="of:=[.$K$2]+[.$K$3]*[.F158]^2+[.$K$4]*[.G158]" office:value-type="float" office:value="0.000149346799999412" calcext:value-type="float">
            <text:p>0.00015</text:p>
          </table:table-cell>
          <table:table-cell table:style-name="ce9" table:formula="of:=-LN([.G159])-[.F159]^2/[.G159]" office:value-type="float" office:value="8.67725420840347" calcext:value-type="float">
            <text:p>8.677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25" calcext:value-type="date">
            <text:p>2016-02-25</text:p>
          </table:table-cell>
          <table:table-cell table:style-name="ce5" office:value-type="float" office:value="1931.87" calcext:value-type="float">
            <text:p>1,931.87</text:p>
          </table:table-cell>
          <table:table-cell table:style-name="ce5" office:value-type="float" office:value="1951.83" calcext:value-type="float">
            <text:p>1,951.83</text:p>
          </table:table-cell>
          <table:table-cell table:style-name="ce5" office:value-type="float" office:value="1925.41" calcext:value-type="float">
            <text:p>1,925.41</text:p>
          </table:table-cell>
          <table:table-cell table:style-name="ce5" office:value-type="float" office:value="1951.7" calcext:value-type="float">
            <text:p>1,951.70</text:p>
          </table:table-cell>
          <table:table-cell table:style-name="ce9" table:formula="of:=([.E160]-[.E159])/[.E159]" office:value-type="float" office:value="0.0113483262514251" calcext:value-type="float">
            <text:p>0.01135</text:p>
          </table:table-cell>
          <table:table-cell table:style-name="ce9" table:formula="of:=[.$K$2]+[.$K$3]*[.F159]^2+[.$K$4]*[.G159]" office:value-type="float" office:value="0.000120041344523151" calcext:value-type="float">
            <text:p>0.00012</text:p>
          </table:table-cell>
          <table:table-cell table:style-name="ce9" table:formula="of:=-LN([.G160])-[.F160]^2/[.G160]" office:value-type="float" office:value="7.95483972954941" calcext:value-type="float">
            <text:p>7.954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26" calcext:value-type="date">
            <text:p>2016-02-26</text:p>
          </table:table-cell>
          <table:table-cell table:style-name="ce5" office:value-type="float" office:value="1954.95" calcext:value-type="float">
            <text:p>1,954.95</text:p>
          </table:table-cell>
          <table:table-cell table:style-name="ce5" office:value-type="float" office:value="1962.96" calcext:value-type="float">
            <text:p>1,962.96</text:p>
          </table:table-cell>
          <table:table-cell table:style-name="ce5" office:value-type="float" office:value="1945.78" calcext:value-type="float">
            <text:p>1,945.78</text:p>
          </table:table-cell>
          <table:table-cell table:style-name="ce5" office:value-type="float" office:value="1948.05" calcext:value-type="float">
            <text:p>1,948.05</text:p>
          </table:table-cell>
          <table:table-cell table:style-name="ce9" table:formula="of:=([.E161]-[.E160])/[.E160]" office:value-type="float" office:value="-0.00187016447199882" calcext:value-type="float">
            <text:p>-0.00187</text:p>
          </table:table-cell>
          <table:table-cell table:style-name="ce9" table:formula="of:=[.$K$2]+[.$K$3]*[.F160]^2+[.$K$4]*[.G160]" office:value-type="float" office:value="0.000122543019772048" calcext:value-type="float">
            <text:p>0.00012</text:p>
          </table:table-cell>
          <table:table-cell table:style-name="ce9" table:formula="of:=-LN([.G161])-[.F161]^2/[.G161]" office:value-type="float" office:value="8.97850728683873" calcext:value-type="float">
            <text:p>8.9785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2-29" calcext:value-type="date">
            <text:p>2016-02-29</text:p>
          </table:table-cell>
          <table:table-cell table:style-name="ce5" office:value-type="float" office:value="1947.13" calcext:value-type="float">
            <text:p>1,947.13</text:p>
          </table:table-cell>
          <table:table-cell table:style-name="ce5" office:value-type="float" office:value="1958.27" calcext:value-type="float">
            <text:p>1,958.27</text:p>
          </table:table-cell>
          <table:table-cell table:style-name="ce5" office:value-type="float" office:value="1931.81" calcext:value-type="float">
            <text:p>1,931.81</text:p>
          </table:table-cell>
          <table:table-cell table:style-name="ce5" office:value-type="float" office:value="1932.23" calcext:value-type="float">
            <text:p>1,932.23</text:p>
          </table:table-cell>
          <table:table-cell table:style-name="ce9" table:formula="of:=([.E162]-[.E161])/[.E161]" office:value-type="float" office:value="-0.00812094145427476" calcext:value-type="float">
            <text:p>-0.00812</text:p>
          </table:table-cell>
          <table:table-cell table:style-name="ce9" table:formula="of:=[.$K$2]+[.$K$3]*[.F161]^2+[.$K$4]*[.G161]" office:value-type="float" office:value="0.0000963748625006131" calcext:value-type="float">
            <text:p>0.00010</text:p>
          </table:table-cell>
          <table:table-cell table:style-name="ce9" table:formula="of:=-LN([.G162])-[.F162]^2/[.G162]" office:value-type="float" office:value="8.56296129603529" calcext:value-type="float">
            <text:p>8.562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5" office:value-type="float" office:value="1937.09" calcext:value-type="float">
            <text:p>1,937.09</text:p>
          </table:table-cell>
          <table:table-cell table:style-name="ce5" office:value-type="float" office:value="1978.35" calcext:value-type="float">
            <text:p>1,978.35</text:p>
          </table:table-cell>
          <table:table-cell table:style-name="ce5" office:value-type="float" office:value="1937.09" calcext:value-type="float">
            <text:p>1,937.09</text:p>
          </table:table-cell>
          <table:table-cell table:style-name="ce5" office:value-type="float" office:value="1978.35" calcext:value-type="float">
            <text:p>1,978.35</text:p>
          </table:table-cell>
          <table:table-cell table:style-name="ce9" table:formula="of:=([.E163]-[.E162])/[.E162]" office:value-type="float" office:value="0.0238687940876603" calcext:value-type="float">
            <text:p>0.02387</text:p>
          </table:table-cell>
          <table:table-cell table:style-name="ce9" table:formula="of:=[.$K$2]+[.$K$3]*[.F162]^2+[.$K$4]*[.G162]" office:value-type="float" office:value="0.0000907885095810112" calcext:value-type="float">
            <text:p>0.00009</text:p>
          </table:table-cell>
          <table:table-cell table:style-name="ce9" table:formula="of:=-LN([.G163])-[.F163]^2/[.G163]" office:value-type="float" office:value="3.03174174432968" calcext:value-type="float">
            <text:p>3.031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02" calcext:value-type="date">
            <text:p>2016-03-02</text:p>
          </table:table-cell>
          <table:table-cell table:style-name="ce5" office:value-type="float" office:value="1976.6" calcext:value-type="float">
            <text:p>1,976.60</text:p>
          </table:table-cell>
          <table:table-cell table:style-name="ce5" office:value-type="float" office:value="1986.51" calcext:value-type="float">
            <text:p>1,986.51</text:p>
          </table:table-cell>
          <table:table-cell table:style-name="ce5" office:value-type="float" office:value="1968.8" calcext:value-type="float">
            <text:p>1,968.80</text:p>
          </table:table-cell>
          <table:table-cell table:style-name="ce5" office:value-type="float" office:value="1986.45" calcext:value-type="float">
            <text:p>1,986.45</text:p>
          </table:table-cell>
          <table:table-cell table:style-name="ce9" table:formula="of:=([.E164]-[.E163])/[.E163]" office:value-type="float" office:value="0.00409432102509674" calcext:value-type="float">
            <text:p>0.00409</text:p>
          </table:table-cell>
          <table:table-cell table:style-name="ce9" table:formula="of:=[.$K$2]+[.$K$3]*[.F163]^2+[.$K$4]*[.G163]" office:value-type="float" office:value="0.00019935239991409" calcext:value-type="float">
            <text:p>0.00020</text:p>
          </table:table-cell>
          <table:table-cell table:style-name="ce9" table:formula="of:=-LN([.G164])-[.F164]^2/[.G164]" office:value-type="float" office:value="8.43634684005181" calcext:value-type="float">
            <text:p>8.436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03" calcext:value-type="date">
            <text:p>2016-03-03</text:p>
          </table:table-cell>
          <table:table-cell table:style-name="ce5" office:value-type="float" office:value="1985.6" calcext:value-type="float">
            <text:p>1,985.60</text:p>
          </table:table-cell>
          <table:table-cell table:style-name="ce5" office:value-type="float" office:value="1993.69" calcext:value-type="float">
            <text:p>1,993.69</text:p>
          </table:table-cell>
          <table:table-cell table:style-name="ce5" office:value-type="float" office:value="1977.37" calcext:value-type="float">
            <text:p>1,977.37</text:p>
          </table:table-cell>
          <table:table-cell table:style-name="ce5" office:value-type="float" office:value="1993.4" calcext:value-type="float">
            <text:p>1,993.40</text:p>
          </table:table-cell>
          <table:table-cell table:style-name="ce9" table:formula="of:=([.E165]-[.E164])/[.E164]" office:value-type="float" office:value="0.00349870371768735" calcext:value-type="float">
            <text:p>0.00350</text:p>
          </table:table-cell>
          <table:table-cell table:style-name="ce9" table:formula="of:=[.$K$2]+[.$K$3]*[.F164]^2+[.$K$4]*[.G164]" office:value-type="float" office:value="0.000156764615116459" calcext:value-type="float">
            <text:p>0.00016</text:p>
          </table:table-cell>
          <table:table-cell table:style-name="ce9" table:formula="of:=-LN([.G165])-[.F165]^2/[.G165]" office:value-type="float" office:value="8.68268038214234" calcext:value-type="float">
            <text:p>8.682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04" calcext:value-type="date">
            <text:p>2016-03-04</text:p>
          </table:table-cell>
          <table:table-cell table:style-name="ce5" office:value-type="float" office:value="1994.01" calcext:value-type="float">
            <text:p>1,994.01</text:p>
          </table:table-cell>
          <table:table-cell table:style-name="ce5" office:value-type="float" office:value="2009.13" calcext:value-type="float">
            <text:p>2,009.13</text:p>
          </table:table-cell>
          <table:table-cell table:style-name="ce5" office:value-type="float" office:value="1986.77" calcext:value-type="float">
            <text:p>1,986.77</text:p>
          </table:table-cell>
          <table:table-cell table:style-name="ce5" office:value-type="float" office:value="1999.99" calcext:value-type="float">
            <text:p>1,999.99</text:p>
          </table:table-cell>
          <table:table-cell table:style-name="ce9" table:formula="of:=([.E166]-[.E165])/[.E165]" office:value-type="float" office:value="0.00330590950135443" calcext:value-type="float">
            <text:p>0.00331</text:p>
          </table:table-cell>
          <table:table-cell table:style-name="ce9" table:formula="of:=[.$K$2]+[.$K$3]*[.F165]^2+[.$K$4]*[.G165]" office:value-type="float" office:value="0.000123914854608614" calcext:value-type="float">
            <text:p>0.00012</text:p>
          </table:table-cell>
          <table:table-cell table:style-name="ce9" table:formula="of:=-LN([.G166])-[.F166]^2/[.G166]" office:value-type="float" office:value="8.90771792265322" calcext:value-type="float">
            <text:p>8.907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07" calcext:value-type="date">
            <text:p>2016-03-07</text:p>
          </table:table-cell>
          <table:table-cell table:style-name="ce5" office:value-type="float" office:value="1996.11" calcext:value-type="float">
            <text:p>1,996.11</text:p>
          </table:table-cell>
          <table:table-cell table:style-name="ce5" office:value-type="float" office:value="2006.12" calcext:value-type="float">
            <text:p>2,006.12</text:p>
          </table:table-cell>
          <table:table-cell table:style-name="ce5" office:value-type="float" office:value="1989.38" calcext:value-type="float">
            <text:p>1,989.38</text:p>
          </table:table-cell>
          <table:table-cell table:style-name="ce5" office:value-type="float" office:value="2001.76" calcext:value-type="float">
            <text:p>2,001.76</text:p>
          </table:table-cell>
          <table:table-cell table:style-name="ce9" table:formula="of:=([.E167]-[.E166])/[.E166]" office:value-type="float" office:value="0.000885004425022116" calcext:value-type="float">
            <text:p>0.00089</text:p>
          </table:table-cell>
          <table:table-cell table:style-name="ce9" table:formula="of:=[.$K$2]+[.$K$3]*[.F166]^2+[.$K$4]*[.G166]" office:value-type="float" office:value="0.0000990635373823307" calcext:value-type="float">
            <text:p>0.00010</text:p>
          </table:table-cell>
          <table:table-cell table:style-name="ce9" table:formula="of:=-LN([.G167])-[.F167]^2/[.G167]" office:value-type="float" office:value="9.21184275344063" calcext:value-type="float">
            <text:p>9.211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08" calcext:value-type="date">
            <text:p>2016-03-08</text:p>
          </table:table-cell>
          <table:table-cell table:number-columns-repeated="2" table:style-name="ce5" office:value-type="float" office:value="1996.88" calcext:value-type="float">
            <text:p>1,996.88</text:p>
          </table:table-cell>
          <table:table-cell table:style-name="ce5" office:value-type="float" office:value="1977.43" calcext:value-type="float">
            <text:p>1,977.43</text:p>
          </table:table-cell>
          <table:table-cell table:style-name="ce5" office:value-type="float" office:value="1979.26" calcext:value-type="float">
            <text:p>1,979.26</text:p>
          </table:table-cell>
          <table:table-cell table:style-name="ce9" table:formula="of:=([.E168]-[.E167])/[.E167]" office:value-type="float" office:value="-0.0112401087043402" calcext:value-type="float">
            <text:p>-0.01124</text:p>
          </table:table-cell>
          <table:table-cell table:style-name="ce9" table:formula="of:=[.$K$2]+[.$K$3]*[.F167]^2+[.$K$4]*[.G167]" office:value-type="float" office:value="0.0000782147041109115" calcext:value-type="float">
            <text:p>0.00008</text:p>
          </table:table-cell>
          <table:table-cell table:style-name="ce9" table:formula="of:=-LN([.G168])-[.F168]^2/[.G168]" office:value-type="float" office:value="7.84075504218732" calcext:value-type="float">
            <text:p>7.840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09" calcext:value-type="date">
            <text:p>2016-03-09</text:p>
          </table:table-cell>
          <table:table-cell table:style-name="ce5" office:value-type="float" office:value="1981.44" calcext:value-type="float">
            <text:p>1,981.44</text:p>
          </table:table-cell>
          <table:table-cell table:style-name="ce5" office:value-type="float" office:value="1992.69" calcext:value-type="float">
            <text:p>1,992.69</text:p>
          </table:table-cell>
          <table:table-cell table:style-name="ce5" office:value-type="float" office:value="1979.84" calcext:value-type="float">
            <text:p>1,979.84</text:p>
          </table:table-cell>
          <table:table-cell table:style-name="ce5" office:value-type="float" office:value="1989.26" calcext:value-type="float">
            <text:p>1,989.26</text:p>
          </table:table-cell>
          <table:table-cell table:style-name="ce9" table:formula="of:=([.E169]-[.E168])/[.E168]" office:value-type="float" office:value="0.00505239331871508" calcext:value-type="float">
            <text:p>0.00505</text:p>
          </table:table-cell>
          <table:table-cell table:style-name="ce9" table:formula="of:=[.$K$2]+[.$K$3]*[.F168]^2+[.$K$4]*[.G168]" office:value-type="float" office:value="0.000090727331251606" calcext:value-type="float">
            <text:p>0.00009</text:p>
          </table:table-cell>
          <table:table-cell table:style-name="ce9" table:formula="of:=-LN([.G169])-[.F169]^2/[.G169]" office:value-type="float" office:value="9.02629591782139" calcext:value-type="float">
            <text:p>9.026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10" calcext:value-type="date">
            <text:p>2016-03-10</text:p>
          </table:table-cell>
          <table:table-cell table:style-name="ce5" office:value-type="float" office:value="1990.97" calcext:value-type="float">
            <text:p>1,990.97</text:p>
          </table:table-cell>
          <table:table-cell table:style-name="ce5" office:value-type="float" office:value="2005.08" calcext:value-type="float">
            <text:p>2,005.08</text:p>
          </table:table-cell>
          <table:table-cell table:style-name="ce5" office:value-type="float" office:value="1969.25" calcext:value-type="float">
            <text:p>1,969.25</text:p>
          </table:table-cell>
          <table:table-cell table:style-name="ce5" office:value-type="float" office:value="1989.57" calcext:value-type="float">
            <text:p>1,989.57</text:p>
          </table:table-cell>
          <table:table-cell table:style-name="ce9" table:formula="of:=([.E170]-[.E169])/[.E169]" office:value-type="float" office:value="0.000155836843851455" calcext:value-type="float">
            <text:p>0.00016</text:p>
          </table:table-cell>
          <table:table-cell table:style-name="ce9" table:formula="of:=[.$K$2]+[.$K$3]*[.F169]^2+[.$K$4]*[.G169]" office:value-type="float" office:value="0.000077520158020012" calcext:value-type="float">
            <text:p>0.00008</text:p>
          </table:table-cell>
          <table:table-cell table:style-name="ce9" table:formula="of:=-LN([.G170])-[.F170]^2/[.G170]" office:value-type="float" office:value="9.46465927701426" calcext:value-type="float">
            <text:p>9.464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2016-03-11</text:p>
          </table:table-cell>
          <table:table-cell table:style-name="ce5" office:value-type="float" office:value="1994.71" calcext:value-type="float">
            <text:p>1,994.71</text:p>
          </table:table-cell>
          <table:table-cell table:style-name="ce5" office:value-type="float" office:value="2022.37" calcext:value-type="float">
            <text:p>2,022.37</text:p>
          </table:table-cell>
          <table:table-cell table:style-name="ce5" office:value-type="float" office:value="1994.71" calcext:value-type="float">
            <text:p>1,994.71</text:p>
          </table:table-cell>
          <table:table-cell table:style-name="ce5" office:value-type="float" office:value="2022.19" calcext:value-type="float">
            <text:p>2,022.19</text:p>
          </table:table-cell>
          <table:table-cell table:style-name="ce9" table:formula="of:=([.E171]-[.E170])/[.E170]" office:value-type="float" office:value="0.0163955025457763" calcext:value-type="float">
            <text:p>0.01640</text:p>
          </table:table-cell>
          <table:table-cell table:style-name="ce9" table:formula="of:=[.$K$2]+[.$K$3]*[.F170]^2+[.$K$4]*[.G170]" office:value-type="float" office:value="0.0000619395220124122" calcext:value-type="float">
            <text:p>0.00006</text:p>
          </table:table-cell>
          <table:table-cell table:style-name="ce9" table:formula="of:=-LN([.G171])-[.F171]^2/[.G171]" office:value-type="float" office:value="5.34943317633975" calcext:value-type="float">
            <text:p>5.349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14" calcext:value-type="date">
            <text:p>2016-03-14</text:p>
          </table:table-cell>
          <table:table-cell table:style-name="ce5" office:value-type="float" office:value="2019.27" calcext:value-type="float">
            <text:p>2,019.27</text:p>
          </table:table-cell>
          <table:table-cell table:style-name="ce5" office:value-type="float" office:value="2024.57" calcext:value-type="float">
            <text:p>2,024.57</text:p>
          </table:table-cell>
          <table:table-cell table:style-name="ce5" office:value-type="float" office:value="2012.05" calcext:value-type="float">
            <text:p>2,012.05</text:p>
          </table:table-cell>
          <table:table-cell table:style-name="ce5" office:value-type="float" office:value="2019.64" calcext:value-type="float">
            <text:p>2,019.64</text:p>
          </table:table-cell>
          <table:table-cell table:style-name="ce9" table:formula="of:=([.E172]-[.E171])/[.E171]" office:value-type="float" office:value="-0.0012610091039912" calcext:value-type="float">
            <text:p>-0.00126</text:p>
          </table:table-cell>
          <table:table-cell table:style-name="ce9" table:formula="of:=[.$K$2]+[.$K$3]*[.F171]^2+[.$K$4]*[.G171]" office:value-type="float" office:value="0.000110444718694398" calcext:value-type="float">
            <text:p>0.00011</text:p>
          </table:table-cell>
          <table:table-cell table:style-name="ce9" table:formula="of:=-LN([.G172])-[.F172]^2/[.G172]" office:value-type="float" office:value="9.09659779951648" calcext:value-type="float">
            <text:p>9.096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15" calcext:value-type="date">
            <text:p>2016-03-15</text:p>
          </table:table-cell>
          <table:table-cell table:style-name="ce5" office:value-type="float" office:value="2015.27" calcext:value-type="float">
            <text:p>2,015.27</text:p>
          </table:table-cell>
          <table:table-cell table:style-name="ce5" office:value-type="float" office:value="2015.94" calcext:value-type="float">
            <text:p>2,015.94</text:p>
          </table:table-cell>
          <table:table-cell table:style-name="ce5" office:value-type="float" office:value="2005.23" calcext:value-type="float">
            <text:p>2,005.23</text:p>
          </table:table-cell>
          <table:table-cell table:style-name="ce5" office:value-type="float" office:value="2015.93" calcext:value-type="float">
            <text:p>2,015.93</text:p>
          </table:table-cell>
          <table:table-cell table:style-name="ce9" table:formula="of:=([.E173]-[.E172])/[.E172]" office:value-type="float" office:value="-0.00183696104256206" calcext:value-type="float">
            <text:p>-0.00184</text:p>
          </table:table-cell>
          <table:table-cell table:style-name="ce9" table:formula="of:=[.$K$2]+[.$K$3]*[.F172]^2+[.$K$4]*[.G172]" office:value-type="float" office:value="0.0000869035945547203" calcext:value-type="float">
            <text:p>0.00009</text:p>
          </table:table-cell>
          <table:table-cell table:style-name="ce9" table:formula="of:=-LN([.G173])-[.F173]^2/[.G173]" office:value-type="float" office:value="9.31188163067114" calcext:value-type="float">
            <text:p>9.3118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16" calcext:value-type="date">
            <text:p>2016-03-16</text:p>
          </table:table-cell>
          <table:table-cell table:style-name="ce5" office:value-type="float" office:value="2014.24" calcext:value-type="float">
            <text:p>2,014.24</text:p>
          </table:table-cell>
          <table:table-cell table:style-name="ce5" office:value-type="float" office:value="2032.02" calcext:value-type="float">
            <text:p>2,032.02</text:p>
          </table:table-cell>
          <table:table-cell table:style-name="ce5" office:value-type="float" office:value="2010.04" calcext:value-type="float">
            <text:p>2,010.04</text:p>
          </table:table-cell>
          <table:table-cell table:style-name="ce5" office:value-type="float" office:value="2027.22" calcext:value-type="float">
            <text:p>2,027.22</text:p>
          </table:table-cell>
          <table:table-cell table:style-name="ce9" table:formula="of:=([.E174]-[.E173])/[.E173]" office:value-type="float" office:value="0.00560039287078419" calcext:value-type="float">
            <text:p>0.00560</text:p>
          </table:table-cell>
          <table:table-cell table:style-name="ce9" table:formula="of:=[.$K$2]+[.$K$3]*[.F173]^2+[.$K$4]*[.G173]" office:value-type="float" office:value="0.0000697041013955822" calcext:value-type="float">
            <text:p>0.00007</text:p>
          </table:table-cell>
          <table:table-cell table:style-name="ce9" table:formula="of:=-LN([.G174])-[.F174]^2/[.G174]" office:value-type="float" office:value="9.12128647982595" calcext:value-type="float">
            <text:p>9.1212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17" calcext:value-type="date">
            <text:p>2016-03-17</text:p>
          </table:table-cell>
          <table:table-cell table:style-name="ce5" office:value-type="float" office:value="2026.9" calcext:value-type="float">
            <text:p>2,026.90</text:p>
          </table:table-cell>
          <table:table-cell table:style-name="ce5" office:value-type="float" office:value="2046.24" calcext:value-type="float">
            <text:p>2,046.24</text:p>
          </table:table-cell>
          <table:table-cell table:style-name="ce5" office:value-type="float" office:value="2022.16" calcext:value-type="float">
            <text:p>2,022.16</text:p>
          </table:table-cell>
          <table:table-cell table:style-name="ce5" office:value-type="float" office:value="2040.59" calcext:value-type="float">
            <text:p>2,040.59</text:p>
          </table:table-cell>
          <table:table-cell table:style-name="ce9" table:formula="of:=([.E175]-[.E174])/[.E174]" office:value-type="float" office:value="0.00659523879993286" calcext:value-type="float">
            <text:p>0.00660</text:p>
          </table:table-cell>
          <table:table-cell table:style-name="ce9" table:formula="of:=[.$K$2]+[.$K$3]*[.F174]^2+[.$K$4]*[.G174]" office:value-type="float" office:value="0.0000631101162469387" calcext:value-type="float">
            <text:p>0.00006</text:p>
          </table:table-cell>
          <table:table-cell table:style-name="ce9" table:formula="of:=-LN([.G175])-[.F175]^2/[.G175]" office:value-type="float" office:value="8.98140281730582" calcext:value-type="float">
            <text:p>8.981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18" calcext:value-type="date">
            <text:p>2016-03-18</text:p>
          </table:table-cell>
          <table:table-cell table:style-name="ce5" office:value-type="float" office:value="2041.16" calcext:value-type="float">
            <text:p>2,041.16</text:p>
          </table:table-cell>
          <table:table-cell table:style-name="ce5" office:value-type="float" office:value="2052.36" calcext:value-type="float">
            <text:p>2,052.36</text:p>
          </table:table-cell>
          <table:table-cell table:style-name="ce5" office:value-type="float" office:value="2041.16" calcext:value-type="float">
            <text:p>2,041.16</text:p>
          </table:table-cell>
          <table:table-cell table:style-name="ce5" office:value-type="float" office:value="2049.58" calcext:value-type="float">
            <text:p>2,049.58</text:p>
          </table:table-cell>
          <table:table-cell table:style-name="ce9" table:formula="of:=([.E176]-[.E175])/[.E175]" office:value-type="float" office:value="0.0044055885797735" calcext:value-type="float">
            <text:p>0.00441</text:p>
          </table:table-cell>
          <table:table-cell table:style-name="ce9" table:formula="of:=[.$K$2]+[.$K$3]*[.F175]^2+[.$K$4]*[.G175]" office:value-type="float" office:value="0.0000608958346198516" calcext:value-type="float">
            <text:p>0.00006</text:p>
          </table:table-cell>
          <table:table-cell table:style-name="ce9" table:formula="of:=-LN([.G176])-[.F176]^2/[.G176]" office:value-type="float" office:value="9.3876177307833" calcext:value-type="float">
            <text:p>9.387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21" calcext:value-type="date">
            <text:p>2016-03-21</text:p>
          </table:table-cell>
          <table:table-cell table:style-name="ce5" office:value-type="float" office:value="2047.88" calcext:value-type="float">
            <text:p>2,047.88</text:p>
          </table:table-cell>
          <table:table-cell table:style-name="ce5" office:value-type="float" office:value="2053.91" calcext:value-type="float">
            <text:p>2,053.91</text:p>
          </table:table-cell>
          <table:table-cell table:style-name="ce5" office:value-type="float" office:value="2043.14" calcext:value-type="float">
            <text:p>2,043.14</text:p>
          </table:table-cell>
          <table:table-cell table:style-name="ce5" office:value-type="float" office:value="2051.6" calcext:value-type="float">
            <text:p>2,051.60</text:p>
          </table:table-cell>
          <table:table-cell table:style-name="ce9" table:formula="of:=([.E177]-[.E176])/[.E176]" office:value-type="float" office:value="0.000985567774861182" calcext:value-type="float">
            <text:p>0.00099</text:p>
          </table:table-cell>
          <table:table-cell table:style-name="ce9" table:formula="of:=[.$K$2]+[.$K$3]*[.F176]^2+[.$K$4]*[.G176]" office:value-type="float" office:value="0.0000538497708554505" calcext:value-type="float">
            <text:p>0.00005</text:p>
          </table:table-cell>
          <table:table-cell table:style-name="ce9" table:formula="of:=-LN([.G177])-[.F177]^2/[.G177]" office:value-type="float" office:value="9.81127437855641" calcext:value-type="float">
            <text:p>9.811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22" calcext:value-type="date">
            <text:p>2016-03-22</text:p>
          </table:table-cell>
          <table:table-cell table:style-name="ce5" office:value-type="float" office:value="2048.64" calcext:value-type="float">
            <text:p>2,048.64</text:p>
          </table:table-cell>
          <table:table-cell table:style-name="ce5" office:value-type="float" office:value="2056.6" calcext:value-type="float">
            <text:p>2,056.60</text:p>
          </table:table-cell>
          <table:table-cell table:style-name="ce5" office:value-type="float" office:value="2040.57" calcext:value-type="float">
            <text:p>2,040.57</text:p>
          </table:table-cell>
          <table:table-cell table:style-name="ce5" office:value-type="float" office:value="2049.8" calcext:value-type="float">
            <text:p>2,049.80</text:p>
          </table:table-cell>
          <table:table-cell table:style-name="ce9" table:formula="of:=([.E178]-[.E177])/[.E177]" office:value-type="float" office:value="-0.000877364008578537" calcext:value-type="float">
            <text:p>-0.00088</text:p>
          </table:table-cell>
          <table:table-cell table:style-name="ce9" table:formula="of:=[.$K$2]+[.$K$3]*[.F177]^2+[.$K$4]*[.G177]" office:value-type="float" office:value="0.0000444560300985317" calcext:value-type="float">
            <text:p>0.00004</text:p>
          </table:table-cell>
          <table:table-cell table:style-name="ce9" table:formula="of:=-LN([.G178])-[.F178]^2/[.G178]" office:value-type="float" office:value="10.0036946875592" calcext:value-type="float">
            <text:p>10.003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23" calcext:value-type="date">
            <text:p>2016-03-23</text:p>
          </table:table-cell>
          <table:table-cell table:number-columns-repeated="2" table:style-name="ce5" office:value-type="float" office:value="2048.55" calcext:value-type="float">
            <text:p>2,048.55</text:p>
          </table:table-cell>
          <table:table-cell table:style-name="ce5" office:value-type="float" office:value="2034.86" calcext:value-type="float">
            <text:p>2,034.86</text:p>
          </table:table-cell>
          <table:table-cell table:style-name="ce5" office:value-type="float" office:value="2036.71" calcext:value-type="float">
            <text:p>2,036.71</text:p>
          </table:table-cell>
          <table:table-cell table:style-name="ce9" table:formula="of:=([.E179]-[.E178])/[.E178]" office:value-type="float" office:value="-0.00638598887696368" calcext:value-type="float">
            <text:p>-0.00639</text:p>
          </table:table-cell>
          <table:table-cell table:style-name="ce9" table:formula="of:=[.$K$2]+[.$K$3]*[.F178]^2+[.$K$4]*[.G178]" office:value-type="float" office:value="0.0000373883742142711" calcext:value-type="float">
            <text:p>0.00004</text:p>
          </table:table-cell>
          <table:table-cell table:style-name="ce9" table:formula="of:=-LN([.G179])-[.F179]^2/[.G179]" office:value-type="float" office:value="9.10341453244123" calcext:value-type="float">
            <text:p>9.103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24" calcext:value-type="date">
            <text:p>2016-03-24</text:p>
          </table:table-cell>
          <table:table-cell table:style-name="ce5" office:value-type="float" office:value="2032.48" calcext:value-type="float">
            <text:p>2,032.48</text:p>
          </table:table-cell>
          <table:table-cell table:style-name="ce5" office:value-type="float" office:value="2036.04" calcext:value-type="float">
            <text:p>2,036.04</text:p>
          </table:table-cell>
          <table:table-cell table:style-name="ce5" office:value-type="float" office:value="2022.49" calcext:value-type="float">
            <text:p>2,022.49</text:p>
          </table:table-cell>
          <table:table-cell table:style-name="ce5" office:value-type="float" office:value="2035.94" calcext:value-type="float">
            <text:p>2,035.94</text:p>
          </table:table-cell>
          <table:table-cell table:style-name="ce9" table:formula="of:=([.E180]-[.E179])/[.E179]" office:value-type="float" office:value="-0.000378060695926264" calcext:value-type="float">
            <text:p>-0.00038</text:p>
          </table:table-cell>
          <table:table-cell table:style-name="ce9" table:formula="of:=[.$K$2]+[.$K$3]*[.F179]^2+[.$K$4]*[.G179]" office:value-type="float" office:value="0.0000410589582750389" calcext:value-type="float">
            <text:p>0.00004</text:p>
          </table:table-cell>
          <table:table-cell table:style-name="ce9" table:formula="of:=-LN([.G180])-[.F180]^2/[.G180]" office:value-type="float" office:value="10.0970204284493" calcext:value-type="float">
            <text:p>10.0970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28" calcext:value-type="date">
            <text:p>2016-03-28</text:p>
          </table:table-cell>
          <table:table-cell table:style-name="ce5" office:value-type="float" office:value="2037.89" calcext:value-type="float">
            <text:p>2,037.89</text:p>
          </table:table-cell>
          <table:table-cell table:style-name="ce5" office:value-type="float" office:value="2042.67" calcext:value-type="float">
            <text:p>2,042.67</text:p>
          </table:table-cell>
          <table:table-cell table:style-name="ce5" office:value-type="float" office:value="2031.96" calcext:value-type="float">
            <text:p>2,031.96</text:p>
          </table:table-cell>
          <table:table-cell table:style-name="ce5" office:value-type="float" office:value="2037.05" calcext:value-type="float">
            <text:p>2,037.05</text:p>
          </table:table-cell>
          <table:table-cell table:style-name="ce9" table:formula="of:=([.E181]-[.E180])/[.E180]" office:value-type="float" office:value="0.000545202707348891" calcext:value-type="float">
            <text:p>0.00055</text:p>
          </table:table-cell>
          <table:table-cell table:style-name="ce9" table:formula="of:=[.$K$2]+[.$K$3]*[.F180]^2+[.$K$4]*[.G180]" office:value-type="float" office:value="0.0000347085195592077" calcext:value-type="float">
            <text:p>0.00003</text:p>
          </table:table-cell>
          <table:table-cell table:style-name="ce9" table:formula="of:=-LN([.G181])-[.F181]^2/[.G181]" office:value-type="float" office:value="10.2599613164419" calcext:value-type="float">
            <text:p>10.259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29" calcext:value-type="date">
            <text:p>2016-03-29</text:p>
          </table:table-cell>
          <table:table-cell table:style-name="ce5" office:value-type="float" office:value="2035.75" calcext:value-type="float">
            <text:p>2,035.75</text:p>
          </table:table-cell>
          <table:table-cell table:style-name="ce5" office:value-type="float" office:value="2055.91" calcext:value-type="float">
            <text:p>2,055.91</text:p>
          </table:table-cell>
          <table:table-cell table:style-name="ce5" office:value-type="float" office:value="2028.31" calcext:value-type="float">
            <text:p>2,028.31</text:p>
          </table:table-cell>
          <table:table-cell table:style-name="ce5" office:value-type="float" office:value="2055.01" calcext:value-type="float">
            <text:p>2,055.01</text:p>
          </table:table-cell>
          <table:table-cell table:style-name="ce9" table:formula="of:=([.E182]-[.E181])/[.E181]" office:value-type="float" office:value="0.00881667116663816" calcext:value-type="float">
            <text:p>0.00882</text:p>
          </table:table-cell>
          <table:table-cell table:style-name="ce9" table:formula="of:=[.$K$2]+[.$K$3]*[.F181]^2+[.$K$4]*[.G181]" office:value-type="float" office:value="0.000029995612498824" calcext:value-type="float">
            <text:p>0.00003</text:p>
          </table:table-cell>
          <table:table-cell table:style-name="ce9" table:formula="of:=-LN([.G182])-[.F182]^2/[.G182]" office:value-type="float" office:value="7.82295741441021" calcext:value-type="float">
            <text:p>7.822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30" calcext:value-type="date">
            <text:p>2016-03-30</text:p>
          </table:table-cell>
          <table:table-cell table:style-name="ce5" office:value-type="float" office:value="2058.27" calcext:value-type="float">
            <text:p>2,058.27</text:p>
          </table:table-cell>
          <table:table-cell table:style-name="ce5" office:value-type="float" office:value="2072.21" calcext:value-type="float">
            <text:p>2,072.21</text:p>
          </table:table-cell>
          <table:table-cell table:style-name="ce5" office:value-type="float" office:value="2058.27" calcext:value-type="float">
            <text:p>2,058.27</text:p>
          </table:table-cell>
          <table:table-cell table:style-name="ce5" office:value-type="float" office:value="2063.95" calcext:value-type="float">
            <text:p>2,063.95</text:p>
          </table:table-cell>
          <table:table-cell table:style-name="ce9" table:formula="of:=([.E183]-[.E182])/[.E182]" office:value-type="float" office:value="0.00435034379394728" calcext:value-type="float">
            <text:p>0.00435</text:p>
          </table:table-cell>
          <table:table-cell table:style-name="ce9" table:formula="of:=[.$K$2]+[.$K$3]*[.F182]^2+[.$K$4]*[.G182]" office:value-type="float" office:value="0.0000438020857942888" calcext:value-type="float">
            <text:p>0.00004</text:p>
          </table:table-cell>
          <table:table-cell table:style-name="ce9" table:formula="of:=-LN([.G183])-[.F183]^2/[.G183]" office:value-type="float" office:value="9.60376085782738" calcext:value-type="float">
            <text:p>9.603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3-31" calcext:value-type="date">
            <text:p>2016-03-31</text:p>
          </table:table-cell>
          <table:table-cell table:style-name="ce5" office:value-type="float" office:value="2063.77" calcext:value-type="float">
            <text:p>2,063.77</text:p>
          </table:table-cell>
          <table:table-cell table:style-name="ce5" office:value-type="float" office:value="2067.92" calcext:value-type="float">
            <text:p>2,067.92</text:p>
          </table:table-cell>
          <table:table-cell table:style-name="ce5" office:value-type="float" office:value="2057.46" calcext:value-type="float">
            <text:p>2,057.46</text:p>
          </table:table-cell>
          <table:table-cell table:style-name="ce5" office:value-type="float" office:value="2059.74" calcext:value-type="float">
            <text:p>2,059.74</text:p>
          </table:table-cell>
          <table:table-cell table:style-name="ce9" table:formula="of:=([.E184]-[.E183])/[.E183]" office:value-type="float" office:value="-0.00203977809539962" calcext:value-type="float">
            <text:p>-0.00204</text:p>
          </table:table-cell>
          <table:table-cell table:style-name="ce9" table:formula="of:=[.$K$2]+[.$K$3]*[.F183]^2+[.$K$4]*[.G183]" office:value-type="float" office:value="0.0000409626243272941" calcext:value-type="float">
            <text:p>0.00004</text:p>
          </table:table-cell>
          <table:table-cell table:style-name="ce9" table:formula="of:=-LN([.G184])-[.F184]^2/[.G184]" office:value-type="float" office:value="10.0012775567001" calcext:value-type="float">
            <text:p>10.0012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5" office:value-type="float" office:value="2056.62" calcext:value-type="float">
            <text:p>2,056.62</text:p>
          </table:table-cell>
          <table:table-cell table:style-name="ce5" office:value-type="float" office:value="2075.07" calcext:value-type="float">
            <text:p>2,075.07</text:p>
          </table:table-cell>
          <table:table-cell table:style-name="ce5" office:value-type="float" office:value="2043.98" calcext:value-type="float">
            <text:p>2,043.98</text:p>
          </table:table-cell>
          <table:table-cell table:style-name="ce5" office:value-type="float" office:value="2072.78" calcext:value-type="float">
            <text:p>2,072.78</text:p>
          </table:table-cell>
          <table:table-cell table:style-name="ce9" table:formula="of:=([.E185]-[.E184])/[.E184]" office:value-type="float" office:value="0.00633089613252178" calcext:value-type="float">
            <text:p>0.00633</text:p>
          </table:table-cell>
          <table:table-cell table:style-name="ce9" table:formula="of:=[.$K$2]+[.$K$3]*[.F184]^2+[.$K$4]*[.G184]" office:value-type="float" office:value="0.0000355356501509048" calcext:value-type="float">
            <text:p>0.00004</text:p>
          </table:table-cell>
          <table:table-cell table:style-name="ce9" table:formula="of:=-LN([.G185])-[.F185]^2/[.G185]" office:value-type="float" office:value="9.11708578505238" calcext:value-type="float">
            <text:p>9.117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2016-04-04</text:p>
          </table:table-cell>
          <table:table-cell table:style-name="ce5" office:value-type="float" office:value="2073.19" calcext:value-type="float">
            <text:p>2,073.19</text:p>
          </table:table-cell>
          <table:table-cell table:style-name="ce5" office:value-type="float" office:value="2074.02" calcext:value-type="float">
            <text:p>2,074.02</text:p>
          </table:table-cell>
          <table:table-cell table:style-name="ce5" office:value-type="float" office:value="2062.57" calcext:value-type="float">
            <text:p>2,062.57</text:p>
          </table:table-cell>
          <table:table-cell table:style-name="ce5" office:value-type="float" office:value="2066.13" calcext:value-type="float">
            <text:p>2,066.13</text:p>
          </table:table-cell>
          <table:table-cell table:style-name="ce9" table:formula="of:=([.E186]-[.E185])/[.E185]" office:value-type="float" office:value="-0.00320825171991243" calcext:value-type="float">
            <text:p>-0.00321</text:p>
          </table:table-cell>
          <table:table-cell table:style-name="ce9" table:formula="of:=[.$K$2]+[.$K$3]*[.F185]^2+[.$K$4]*[.G185]" office:value-type="float" office:value="0.0000395171131903085" calcext:value-type="float">
            <text:p>0.00004</text:p>
          </table:table-cell>
          <table:table-cell table:style-name="ce9" table:formula="of:=-LN([.G186])-[.F186]^2/[.G186]" office:value-type="float" office:value="9.8783103627153" calcext:value-type="float">
            <text:p>9.8783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05" calcext:value-type="date">
            <text:p>2016-04-05</text:p>
          </table:table-cell>
          <table:table-cell table:number-columns-repeated="2" table:style-name="ce5" office:value-type="float" office:value="2062.5" calcext:value-type="float">
            <text:p>2,062.50</text:p>
          </table:table-cell>
          <table:table-cell table:style-name="ce5" office:value-type="float" office:value="2042.56" calcext:value-type="float">
            <text:p>2,042.56</text:p>
          </table:table-cell>
          <table:table-cell table:style-name="ce5" office:value-type="float" office:value="2045.17" calcext:value-type="float">
            <text:p>2,045.17</text:p>
          </table:table-cell>
          <table:table-cell table:style-name="ce9" table:formula="of:=([.E187]-[.E186])/[.E186]" office:value-type="float" office:value="-0.010144569799577" calcext:value-type="float">
            <text:p>-0.01014</text:p>
          </table:table-cell>
          <table:table-cell table:style-name="ce9" table:formula="of:=[.$K$2]+[.$K$3]*[.F186]^2+[.$K$4]*[.G186]" office:value-type="float" office:value="0.0000358273592195218" calcext:value-type="float">
            <text:p>0.00004</text:p>
          </table:table-cell>
          <table:table-cell table:style-name="ce9" table:formula="of:=-LN([.G187])-[.F187]^2/[.G187]" office:value-type="float" office:value="7.36434877628574" calcext:value-type="float">
            <text:p>7.364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06" calcext:value-type="date">
            <text:p>2016-04-06</text:p>
          </table:table-cell>
          <table:table-cell table:style-name="ce5" office:value-type="float" office:value="2045.56" calcext:value-type="float">
            <text:p>2,045.56</text:p>
          </table:table-cell>
          <table:table-cell table:style-name="ce5" office:value-type="float" office:value="2067.33" calcext:value-type="float">
            <text:p>2,067.33</text:p>
          </table:table-cell>
          <table:table-cell table:style-name="ce5" office:value-type="float" office:value="2043.09" calcext:value-type="float">
            <text:p>2,043.09</text:p>
          </table:table-cell>
          <table:table-cell table:style-name="ce5" office:value-type="float" office:value="2066.66" calcext:value-type="float">
            <text:p>2,066.66</text:p>
          </table:table-cell>
          <table:table-cell table:style-name="ce9" table:formula="of:=([.E188]-[.E187])/[.E187]" office:value-type="float" office:value="0.0105076839578127" calcext:value-type="float">
            <text:p>0.01051</text:p>
          </table:table-cell>
          <table:table-cell table:style-name="ce9" table:formula="of:=[.$K$2]+[.$K$3]*[.F187]^2+[.$K$4]*[.G187]" office:value-type="float" office:value="0.0000537965612756355" calcext:value-type="float">
            <text:p>0.00005</text:p>
          </table:table-cell>
          <table:table-cell table:style-name="ce9" table:formula="of:=-LN([.G188])-[.F188]^2/[.G188]" office:value-type="float" office:value="7.77791291012791" calcext:value-type="float">
            <text:p>7.7779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07" calcext:value-type="date">
            <text:p>2016-04-07</text:p>
          </table:table-cell>
          <table:table-cell table:number-columns-repeated="2" table:style-name="ce5" office:value-type="float" office:value="2063.01" calcext:value-type="float">
            <text:p>2,063.01</text:p>
          </table:table-cell>
          <table:table-cell table:style-name="ce5" office:value-type="float" office:value="2033.8" calcext:value-type="float">
            <text:p>2,033.80</text:p>
          </table:table-cell>
          <table:table-cell table:style-name="ce5" office:value-type="float" office:value="2041.91" calcext:value-type="float">
            <text:p>2,041.91</text:p>
          </table:table-cell>
          <table:table-cell table:style-name="ce9" table:formula="of:=([.E189]-[.E188])/[.E188]" office:value-type="float" office:value="-0.0119758450833711" calcext:value-type="float">
            <text:p>-0.01198</text:p>
          </table:table-cell>
          <table:table-cell table:style-name="ce9" table:formula="of:=[.$K$2]+[.$K$3]*[.F188]^2+[.$K$4]*[.G188]" office:value-type="float" office:value="0.0000689081752875987" calcext:value-type="float">
            <text:p>0.00007</text:p>
          </table:table-cell>
          <table:table-cell table:style-name="ce9" table:formula="of:=-LN([.G189])-[.F189]^2/[.G189]" office:value-type="float" office:value="7.501402641673" calcext:value-type="float">
            <text:p>7.501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08" calcext:value-type="date">
            <text:p>2016-04-08</text:p>
          </table:table-cell>
          <table:table-cell table:style-name="ce5" office:value-type="float" office:value="2045.54" calcext:value-type="float">
            <text:p>2,045.54</text:p>
          </table:table-cell>
          <table:table-cell table:style-name="ce5" office:value-type="float" office:value="2060.63" calcext:value-type="float">
            <text:p>2,060.63</text:p>
          </table:table-cell>
          <table:table-cell table:style-name="ce5" office:value-type="float" office:value="2041.69" calcext:value-type="float">
            <text:p>2,041.69</text:p>
          </table:table-cell>
          <table:table-cell table:style-name="ce5" office:value-type="float" office:value="2047.6" calcext:value-type="float">
            <text:p>2,047.60</text:p>
          </table:table-cell>
          <table:table-cell table:style-name="ce9" table:formula="of:=([.E190]-[.E189])/[.E189]" office:value-type="float" office:value="0.00278660665749217" calcext:value-type="float">
            <text:p>0.00279</text:p>
          </table:table-cell>
          <table:table-cell table:style-name="ce9" table:formula="of:=[.$K$2]+[.$K$3]*[.F189]^2+[.$K$4]*[.G189]" office:value-type="float" office:value="0.0000875925527010693" calcext:value-type="float">
            <text:p>0.00009</text:p>
          </table:table-cell>
          <table:table-cell table:style-name="ce9" table:formula="of:=-LN([.G190])-[.F190]^2/[.G190]" office:value-type="float" office:value="9.25416347258641" calcext:value-type="float">
            <text:p>9.254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11" calcext:value-type="date">
            <text:p>2016-04-11</text:p>
          </table:table-cell>
          <table:table-cell table:style-name="ce5" office:value-type="float" office:value="2050.23" calcext:value-type="float">
            <text:p>2,050.23</text:p>
          </table:table-cell>
          <table:table-cell table:style-name="ce5" office:value-type="float" office:value="2062.93" calcext:value-type="float">
            <text:p>2,062.93</text:p>
          </table:table-cell>
          <table:table-cell table:style-name="ce5" office:value-type="float" office:value="2041.88" calcext:value-type="float">
            <text:p>2,041.88</text:p>
          </table:table-cell>
          <table:table-cell table:style-name="ce5" office:value-type="float" office:value="2041.99" calcext:value-type="float">
            <text:p>2,041.99</text:p>
          </table:table-cell>
          <table:table-cell table:style-name="ce9" table:formula="of:=([.E191]-[.E190])/[.E190]" office:value-type="float" office:value="-0.00273979292830626" calcext:value-type="float">
            <text:p>-0.00274</text:p>
          </table:table-cell>
          <table:table-cell table:style-name="ce9" table:formula="of:=[.$K$2]+[.$K$3]*[.F190]^2+[.$K$4]*[.G190]" office:value-type="float" office:value="0.0000712017699516798" calcext:value-type="float">
            <text:p>0.00007</text:p>
          </table:table-cell>
          <table:table-cell table:style-name="ce9" table:formula="of:=-LN([.G191])-[.F191]^2/[.G191]" office:value-type="float" office:value="9.44456761845004" calcext:value-type="float">
            <text:p>9.444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12" calcext:value-type="date">
            <text:p>2016-04-12</text:p>
          </table:table-cell>
          <table:table-cell table:style-name="ce5" office:value-type="float" office:value="2043.72" calcext:value-type="float">
            <text:p>2,043.72</text:p>
          </table:table-cell>
          <table:table-cell table:style-name="ce5" office:value-type="float" office:value="2065.05" calcext:value-type="float">
            <text:p>2,065.05</text:p>
          </table:table-cell>
          <table:table-cell table:style-name="ce5" office:value-type="float" office:value="2039.74" calcext:value-type="float">
            <text:p>2,039.74</text:p>
          </table:table-cell>
          <table:table-cell table:style-name="ce5" office:value-type="float" office:value="2061.72" calcext:value-type="float">
            <text:p>2,061.72</text:p>
          </table:table-cell>
          <table:table-cell table:style-name="ce9" table:formula="of:=([.E192]-[.E191])/[.E191]" office:value-type="float" office:value="0.00966214330138727" calcext:value-type="float">
            <text:p>0.00966</text:p>
          </table:table-cell>
          <table:table-cell table:style-name="ce9" table:formula="of:=[.$K$2]+[.$K$3]*[.F191]^2+[.$K$4]*[.G191]" office:value-type="float" office:value="0.0000588904999618112" calcext:value-type="float">
            <text:p>0.00006</text:p>
          </table:table-cell>
          <table:table-cell table:style-name="ce9" table:formula="of:=-LN([.G192])-[.F192]^2/[.G192]" office:value-type="float" office:value="8.15456636977719" calcext:value-type="float">
            <text:p>8.154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13" calcext:value-type="date">
            <text:p>2016-04-13</text:p>
          </table:table-cell>
          <table:table-cell table:style-name="ce5" office:value-type="float" office:value="2065.92" calcext:value-type="float">
            <text:p>2,065.92</text:p>
          </table:table-cell>
          <table:table-cell table:style-name="ce5" office:value-type="float" office:value="2083.18" calcext:value-type="float">
            <text:p>2,083.18</text:p>
          </table:table-cell>
          <table:table-cell table:style-name="ce5" office:value-type="float" office:value="2065.92" calcext:value-type="float">
            <text:p>2,065.92</text:p>
          </table:table-cell>
          <table:table-cell table:style-name="ce5" office:value-type="float" office:value="2082.42" calcext:value-type="float">
            <text:p>2,082.42</text:p>
          </table:table-cell>
          <table:table-cell table:style-name="ce9" table:formula="of:=([.E193]-[.E192])/[.E192]" office:value-type="float" office:value="0.0100401606425704" calcext:value-type="float">
            <text:p>0.01004</text:p>
          </table:table-cell>
          <table:table-cell table:style-name="ce9" table:formula="of:=[.$K$2]+[.$K$3]*[.F192]^2+[.$K$4]*[.G192]" office:value-type="float" office:value="0.000068899629339769" calcext:value-type="float">
            <text:p>0.00007</text:p>
          </table:table-cell>
          <table:table-cell table:style-name="ce9" table:formula="of:=-LN([.G193])-[.F193]^2/[.G193]" office:value-type="float" office:value="8.11979200885" calcext:value-type="float">
            <text:p>8.1197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14" calcext:value-type="date">
            <text:p>2016-04-14</text:p>
          </table:table-cell>
          <table:table-cell table:style-name="ce5" office:value-type="float" office:value="2082.89" calcext:value-type="float">
            <text:p>2,082.89</text:p>
          </table:table-cell>
          <table:table-cell table:style-name="ce5" office:value-type="float" office:value="2087.84" calcext:value-type="float">
            <text:p>2,087.84</text:p>
          </table:table-cell>
          <table:table-cell table:style-name="ce5" office:value-type="float" office:value="2078.13" calcext:value-type="float">
            <text:p>2,078.13</text:p>
          </table:table-cell>
          <table:table-cell table:style-name="ce5" office:value-type="float" office:value="2082.78" calcext:value-type="float">
            <text:p>2,082.78</text:p>
          </table:table-cell>
          <table:table-cell table:style-name="ce9" table:formula="of:=([.E194]-[.E193])/[.E193]" office:value-type="float" office:value="0.000172875788745847" calcext:value-type="float">
            <text:p>0.00017</text:p>
          </table:table-cell>
          <table:table-cell table:style-name="ce9" table:formula="of:=[.$K$2]+[.$K$3]*[.F193]^2+[.$K$4]*[.G193]" office:value-type="float" office:value="0.0000780489925672215" calcext:value-type="float">
            <text:p>0.00008</text:p>
          </table:table-cell>
          <table:table-cell table:style-name="ce9" table:formula="of:=-LN([.G194])-[.F194]^2/[.G194]" office:value-type="float" office:value="9.45779090479125" calcext:value-type="float">
            <text:p>9.4577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15" calcext:value-type="date">
            <text:p>2016-04-15</text:p>
          </table:table-cell>
          <table:table-cell table:style-name="ce5" office:value-type="float" office:value="2083.1" calcext:value-type="float">
            <text:p>2,083.10</text:p>
          </table:table-cell>
          <table:table-cell table:style-name="ce5" office:value-type="float" office:value="2083.22" calcext:value-type="float">
            <text:p>2,083.22</text:p>
          </table:table-cell>
          <table:table-cell table:style-name="ce5" office:value-type="float" office:value="2076.31" calcext:value-type="float">
            <text:p>2,076.31</text:p>
          </table:table-cell>
          <table:table-cell table:style-name="ce5" office:value-type="float" office:value="2080.73" calcext:value-type="float">
            <text:p>2,080.73</text:p>
          </table:table-cell>
          <table:table-cell table:style-name="ce9" table:formula="of:=([.E195]-[.E194])/[.E194]" office:value-type="float" office:value="-0.000984261419833195" calcext:value-type="float">
            <text:p>-0.00098</text:p>
          </table:table-cell>
          <table:table-cell table:style-name="ce9" table:formula="of:=[.$K$2]+[.$K$3]*[.F194]^2+[.$K$4]*[.G194]" office:value-type="float" office:value="0.0000623361200026028" calcext:value-type="float">
            <text:p>0.00006</text:p>
          </table:table-cell>
          <table:table-cell table:style-name="ce9" table:formula="of:=-LN([.G195])-[.F195]^2/[.G195]" office:value-type="float" office:value="9.667428446221" calcext:value-type="float">
            <text:p>9.667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18" calcext:value-type="date">
            <text:p>2016-04-18</text:p>
          </table:table-cell>
          <table:table-cell table:style-name="ce5" office:value-type="float" office:value="2078.83" calcext:value-type="float">
            <text:p>2,078.83</text:p>
          </table:table-cell>
          <table:table-cell table:style-name="ce5" office:value-type="float" office:value="2094.66" calcext:value-type="float">
            <text:p>2,094.66</text:p>
          </table:table-cell>
          <table:table-cell table:style-name="ce5" office:value-type="float" office:value="2073.65" calcext:value-type="float">
            <text:p>2,073.65</text:p>
          </table:table-cell>
          <table:table-cell table:style-name="ce5" office:value-type="float" office:value="2094.34" calcext:value-type="float">
            <text:p>2,094.34</text:p>
          </table:table-cell>
          <table:table-cell table:style-name="ce9" table:formula="of:=([.E196]-[.E195])/[.E195]" office:value-type="float" office:value="0.00654097360061139" calcext:value-type="float">
            <text:p>0.00654</text:p>
          </table:table-cell>
          <table:table-cell table:style-name="ce9" table:formula="of:=[.$K$2]+[.$K$3]*[.F195]^2+[.$K$4]*[.G195]" office:value-type="float" office:value="0.0000507996536492196" calcext:value-type="float">
            <text:p>0.00005</text:p>
          </table:table-cell>
          <table:table-cell table:style-name="ce9" table:formula="of:=-LN([.G196])-[.F196]^2/[.G196]" office:value-type="float" office:value="9.04540394758309" calcext:value-type="float">
            <text:p>9.045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19" calcext:value-type="date">
            <text:p>2016-04-19</text:p>
          </table:table-cell>
          <table:table-cell table:style-name="ce5" office:value-type="float" office:value="2096.05" calcext:value-type="float">
            <text:p>2,096.05</text:p>
          </table:table-cell>
          <table:table-cell table:style-name="ce5" office:value-type="float" office:value="2104.05" calcext:value-type="float">
            <text:p>2,104.05</text:p>
          </table:table-cell>
          <table:table-cell table:style-name="ce5" office:value-type="float" office:value="2091.68" calcext:value-type="float">
            <text:p>2,091.68</text:p>
          </table:table-cell>
          <table:table-cell table:style-name="ce5" office:value-type="float" office:value="2100.8" calcext:value-type="float">
            <text:p>2,100.80</text:p>
          </table:table-cell>
          <table:table-cell table:style-name="ce9" table:formula="of:=([.E197]-[.E196])/[.E196]" office:value-type="float" office:value="0.00308450394873804" calcext:value-type="float">
            <text:p>0.00308</text:p>
          </table:table-cell>
          <table:table-cell table:style-name="ce9" table:formula="of:=[.$K$2]+[.$K$3]*[.F196]^2+[.$K$4]*[.G196]" office:value-type="float" office:value="0.0000515332875028769" calcext:value-type="float">
            <text:p>0.00005</text:p>
          </table:table-cell>
          <table:table-cell table:style-name="ce9" table:formula="of:=-LN([.G197])-[.F197]^2/[.G197]" office:value-type="float" office:value="9.68866087139882" calcext:value-type="float">
            <text:p>9.688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20" calcext:value-type="date">
            <text:p>2016-04-20</text:p>
          </table:table-cell>
          <table:table-cell table:style-name="ce5" office:value-type="float" office:value="2101.52" calcext:value-type="float">
            <text:p>2,101.52</text:p>
          </table:table-cell>
          <table:table-cell table:style-name="ce5" office:value-type="float" office:value="2111.05" calcext:value-type="float">
            <text:p>2,111.05</text:p>
          </table:table-cell>
          <table:table-cell table:style-name="ce5" office:value-type="float" office:value="2096.32" calcext:value-type="float">
            <text:p>2,096.32</text:p>
          </table:table-cell>
          <table:table-cell table:style-name="ce5" office:value-type="float" office:value="2102.4" calcext:value-type="float">
            <text:p>2,102.40</text:p>
          </table:table-cell>
          <table:table-cell table:style-name="ce9" table:formula="of:=([.E198]-[.E197])/[.E197]" office:value-type="float" office:value="0.000761614623000718" calcext:value-type="float">
            <text:p>0.00076</text:p>
          </table:table-cell>
          <table:table-cell table:style-name="ce9" table:formula="of:=[.$K$2]+[.$K$3]*[.F197]^2+[.$K$4]*[.G197]" office:value-type="float" office:value="0.0000446361039120548" calcext:value-type="float">
            <text:p>0.00004</text:p>
          </table:table-cell>
          <table:table-cell table:style-name="ce9" table:formula="of:=-LN([.G198])-[.F198]^2/[.G198]" office:value-type="float" office:value="10.0039722827544" calcext:value-type="float">
            <text:p>10.003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21" calcext:value-type="date">
            <text:p>2016-04-21</text:p>
          </table:table-cell>
          <table:table-cell table:style-name="ce5" office:value-type="float" office:value="2102.09" calcext:value-type="float">
            <text:p>2,102.09</text:p>
          </table:table-cell>
          <table:table-cell table:style-name="ce5" office:value-type="float" office:value="2103.78" calcext:value-type="float">
            <text:p>2,103.78</text:p>
          </table:table-cell>
          <table:table-cell table:style-name="ce5" office:value-type="float" office:value="2088.52" calcext:value-type="float">
            <text:p>2,088.52</text:p>
          </table:table-cell>
          <table:table-cell table:style-name="ce5" office:value-type="float" office:value="2091.48" calcext:value-type="float">
            <text:p>2,091.48</text:p>
          </table:table-cell>
          <table:table-cell table:style-name="ce9" table:formula="of:=([.E199]-[.E198])/[.E198]" office:value-type="float" office:value="-0.00519406392694067" calcext:value-type="float">
            <text:p>-0.00519</text:p>
          </table:table-cell>
          <table:table-cell table:style-name="ce9" table:formula="of:=[.$K$2]+[.$K$3]*[.F198]^2+[.$K$4]*[.G198]" office:value-type="float" office:value="0.0000374805373133065" calcext:value-type="float">
            <text:p>0.00004</text:p>
          </table:table-cell>
          <table:table-cell table:style-name="ce9" table:formula="of:=-LN([.G199])-[.F199]^2/[.G199]" office:value-type="float" office:value="9.47189385216244" calcext:value-type="float">
            <text:p>9.471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016-04-22</text:p>
          </table:table-cell>
          <table:table-cell table:style-name="ce5" office:value-type="float" office:value="2091.49" calcext:value-type="float">
            <text:p>2,091.49</text:p>
          </table:table-cell>
          <table:table-cell table:style-name="ce5" office:value-type="float" office:value="2094.32" calcext:value-type="float">
            <text:p>2,094.32</text:p>
          </table:table-cell>
          <table:table-cell table:style-name="ce5" office:value-type="float" office:value="2081.2" calcext:value-type="float">
            <text:p>2,081.20</text:p>
          </table:table-cell>
          <table:table-cell table:style-name="ce5" office:value-type="float" office:value="2091.58" calcext:value-type="float">
            <text:p>2,091.58</text:p>
          </table:table-cell>
          <table:table-cell table:style-name="ce9" table:formula="of:=([.E200]-[.E199])/[.E199]" office:value-type="float" office:value="0.0000478130319199366" calcext:value-type="float">
            <text:p>0.00005</text:p>
          </table:table-cell>
          <table:table-cell table:style-name="ce9" table:formula="of:=[.$K$2]+[.$K$3]*[.F199]^2+[.$K$4]*[.G199]" office:value-type="float" office:value="0.0000380389423522346" calcext:value-type="float">
            <text:p>0.00004</text:p>
          </table:table-cell>
          <table:table-cell table:style-name="ce9" table:formula="of:=-LN([.G200])-[.F200]^2/[.G200]" office:value-type="float" office:value="10.1768400256731" calcext:value-type="float">
            <text:p>10.176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25" calcext:value-type="date">
            <text:p>2016-04-25</text:p>
          </table:table-cell>
          <table:table-cell table:number-columns-repeated="2" table:style-name="ce5" office:value-type="float" office:value="2089.37" calcext:value-type="float">
            <text:p>2,089.37</text:p>
          </table:table-cell>
          <table:table-cell table:style-name="ce5" office:value-type="float" office:value="2077.52" calcext:value-type="float">
            <text:p>2,077.52</text:p>
          </table:table-cell>
          <table:table-cell table:style-name="ce5" office:value-type="float" office:value="2087.79" calcext:value-type="float">
            <text:p>2,087.79</text:p>
          </table:table-cell>
          <table:table-cell table:style-name="ce9" table:formula="of:=([.E201]-[.E200])/[.E200]" office:value-type="float" office:value="-0.00181202727124947" calcext:value-type="float">
            <text:p>-0.00181</text:p>
          </table:table-cell>
          <table:table-cell table:style-name="ce9" table:formula="of:=[.$K$2]+[.$K$3]*[.F200]^2+[.$K$4]*[.G200]" office:value-type="float" office:value="0.0000324193500169054" calcext:value-type="float">
            <text:p>0.00003</text:p>
          </table:table-cell>
          <table:table-cell table:style-name="ce9" table:formula="of:=-LN([.G201])-[.F201]^2/[.G201]" office:value-type="float" office:value="10.2354747494713" calcext:value-type="float">
            <text:p>10.235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26" calcext:value-type="date">
            <text:p>2016-04-26</text:p>
          </table:table-cell>
          <table:table-cell table:style-name="ce5" office:value-type="float" office:value="2089.84" calcext:value-type="float">
            <text:p>2,089.84</text:p>
          </table:table-cell>
          <table:table-cell table:style-name="ce5" office:value-type="float" office:value="2096.87" calcext:value-type="float">
            <text:p>2,096.87</text:p>
          </table:table-cell>
          <table:table-cell table:style-name="ce5" office:value-type="float" office:value="2085.8" calcext:value-type="float">
            <text:p>2,085.80</text:p>
          </table:table-cell>
          <table:table-cell table:style-name="ce5" office:value-type="float" office:value="2091.7" calcext:value-type="float">
            <text:p>2,091.70</text:p>
          </table:table-cell>
          <table:table-cell table:style-name="ce9" table:formula="of:=([.E202]-[.E201])/[.E201]" office:value-type="float" office:value="0.0018727937196748" calcext:value-type="float">
            <text:p>0.00187</text:p>
          </table:table-cell>
          <table:table-cell table:style-name="ce9" table:formula="of:=[.$K$2]+[.$K$3]*[.F201]^2+[.$K$4]*[.G201]" office:value-type="float" office:value="0.0000289525719492344" calcext:value-type="float">
            <text:p>0.00003</text:p>
          </table:table-cell>
          <table:table-cell table:style-name="ce9" table:formula="of:=-LN([.G202])-[.F202]^2/[.G202]" office:value-type="float" office:value="10.3287100747809" calcext:value-type="float">
            <text:p>10.328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27" calcext:value-type="date">
            <text:p>2016-04-27</text:p>
          </table:table-cell>
          <table:table-cell table:style-name="ce5" office:value-type="float" office:value="2092.33" calcext:value-type="float">
            <text:p>2,092.33</text:p>
          </table:table-cell>
          <table:table-cell table:style-name="ce5" office:value-type="float" office:value="2099.89" calcext:value-type="float">
            <text:p>2,099.89</text:p>
          </table:table-cell>
          <table:table-cell table:style-name="ce5" office:value-type="float" office:value="2082.31" calcext:value-type="float">
            <text:p>2,082.31</text:p>
          </table:table-cell>
          <table:table-cell table:style-name="ce5" office:value-type="float" office:value="2095.15" calcext:value-type="float">
            <text:p>2,095.15</text:p>
          </table:table-cell>
          <table:table-cell table:style-name="ce9" table:formula="of:=([.E203]-[.E202])/[.E202]" office:value-type="float" office:value="0.0016493761055602" calcext:value-type="float">
            <text:p>0.00165</text:p>
          </table:table-cell>
          <table:table-cell table:style-name="ce9" table:formula="of:=[.$K$2]+[.$K$3]*[.F202]^2+[.$K$4]*[.G202]" office:value-type="float" office:value="0.0000264109986722208" calcext:value-type="float">
            <text:p>0.00003</text:p>
          </table:table-cell>
          <table:table-cell table:style-name="ce9" table:formula="of:=-LN([.G203])-[.F203]^2/[.G203]" office:value-type="float" office:value="10.438725903462" calcext:value-type="float">
            <text:p>10.438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28" calcext:value-type="date">
            <text:p>2016-04-28</text:p>
          </table:table-cell>
          <table:table-cell table:style-name="ce5" office:value-type="float" office:value="2090.93" calcext:value-type="float">
            <text:p>2,090.93</text:p>
          </table:table-cell>
          <table:table-cell table:style-name="ce5" office:value-type="float" office:value="2099.3" calcext:value-type="float">
            <text:p>2,099.30</text:p>
          </table:table-cell>
          <table:table-cell table:style-name="ce5" office:value-type="float" office:value="2071.62" calcext:value-type="float">
            <text:p>2,071.62</text:p>
          </table:table-cell>
          <table:table-cell table:style-name="ce5" office:value-type="float" office:value="2075.81" calcext:value-type="float">
            <text:p>2,075.81</text:p>
          </table:table-cell>
          <table:table-cell table:style-name="ce9" table:formula="of:=([.E204]-[.E203])/[.E203]" office:value-type="float" office:value="-0.00923084266043011" calcext:value-type="float">
            <text:p>-0.00923</text:p>
          </table:table-cell>
          <table:table-cell table:style-name="ce9" table:formula="of:=[.$K$2]+[.$K$3]*[.F203]^2+[.$K$4]*[.G203]" office:value-type="float" office:value="0.0000243348709274054" calcext:value-type="float">
            <text:p>0.00002</text:p>
          </table:table-cell>
          <table:table-cell table:style-name="ce9" table:formula="of:=-LN([.G204])-[.F204]^2/[.G204]" office:value-type="float" office:value="7.12210409504174" calcext:value-type="float">
            <text:p>7.1221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4-29" calcext:value-type="date">
            <text:p>2016-04-29</text:p>
          </table:table-cell>
          <table:table-cell table:style-name="ce5" office:value-type="float" office:value="2071.82" calcext:value-type="float">
            <text:p>2,071.82</text:p>
          </table:table-cell>
          <table:table-cell table:style-name="ce5" office:value-type="float" office:value="2073.85" calcext:value-type="float">
            <text:p>2,073.85</text:p>
          </table:table-cell>
          <table:table-cell table:style-name="ce5" office:value-type="float" office:value="2052.28" calcext:value-type="float">
            <text:p>2,052.28</text:p>
          </table:table-cell>
          <table:table-cell table:style-name="ce5" office:value-type="float" office:value="2065.3" calcext:value-type="float">
            <text:p>2,065.30</text:p>
          </table:table-cell>
          <table:table-cell table:style-name="ce9" table:formula="of:=([.E205]-[.E204])/[.E204]" office:value-type="float" office:value="-0.00506308380824823" calcext:value-type="float">
            <text:p>-0.00506</text:p>
          </table:table-cell>
          <table:table-cell table:style-name="ce9" table:formula="of:=[.$K$2]+[.$K$3]*[.F204]^2+[.$K$4]*[.G204]" office:value-type="float" office:value="0.0000412430458465011" calcext:value-type="float">
            <text:p>0.00004</text:p>
          </table:table-cell>
          <table:table-cell table:style-name="ce9" table:formula="of:=-LN([.G205])-[.F205]^2/[.G205]" office:value-type="float" office:value="9.47447313493273" calcext:value-type="float">
            <text:p>9.474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02" calcext:value-type="date">
            <text:p>2016-05-02</text:p>
          </table:table-cell>
          <table:table-cell table:style-name="ce5" office:value-type="float" office:value="2067.17" calcext:value-type="float">
            <text:p>2,067.17</text:p>
          </table:table-cell>
          <table:table-cell table:style-name="ce5" office:value-type="float" office:value="2083.42" calcext:value-type="float">
            <text:p>2,083.42</text:p>
          </table:table-cell>
          <table:table-cell table:style-name="ce5" office:value-type="float" office:value="2066.11" calcext:value-type="float">
            <text:p>2,066.11</text:p>
          </table:table-cell>
          <table:table-cell table:style-name="ce5" office:value-type="float" office:value="2081.43" calcext:value-type="float">
            <text:p>2,081.43</text:p>
          </table:table-cell>
          <table:table-cell table:style-name="ce9" table:formula="of:=([.E206]-[.E205])/[.E205]" office:value-type="float" office:value="0.00781000338933794" calcext:value-type="float">
            <text:p>0.00781</text:p>
          </table:table-cell>
          <table:table-cell table:style-name="ce9" table:formula="of:=[.$K$2]+[.$K$3]*[.F205]^2+[.$K$4]*[.G205]" office:value-type="float" office:value="0.0000405510452309897" calcext:value-type="float">
            <text:p>0.00004</text:p>
          </table:table-cell>
          <table:table-cell table:style-name="ce9" table:formula="of:=-LN([.G206])-[.F206]^2/[.G206]" office:value-type="float" office:value="8.60876698600132" calcext:value-type="float">
            <text:p>8.6087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03" calcext:value-type="date">
            <text:p>2016-05-03</text:p>
          </table:table-cell>
          <table:table-cell table:number-columns-repeated="2" table:style-name="ce5" office:value-type="float" office:value="2077.18" calcext:value-type="float">
            <text:p>2,077.18</text:p>
          </table:table-cell>
          <table:table-cell table:style-name="ce5" office:value-type="float" office:value="2054.89" calcext:value-type="float">
            <text:p>2,054.89</text:p>
          </table:table-cell>
          <table:table-cell table:style-name="ce5" office:value-type="float" office:value="2063.37" calcext:value-type="float">
            <text:p>2,063.37</text:p>
          </table:table-cell>
          <table:table-cell table:style-name="ce9" table:formula="of:=([.E207]-[.E206])/[.E206]" office:value-type="float" office:value="-0.00867672705784002" calcext:value-type="float">
            <text:p>-0.00868</text:p>
          </table:table-cell>
          <table:table-cell table:style-name="ce9" table:formula="of:=[.$K$2]+[.$K$3]*[.F206]^2+[.$K$4]*[.G206]" office:value-type="float" office:value="0.000047947340795878" calcext:value-type="float">
            <text:p>0.00005</text:p>
          </table:table-cell>
          <table:table-cell table:style-name="ce9" table:formula="of:=-LN([.G207])-[.F207]^2/[.G207]" office:value-type="float" office:value="8.37523478964046" calcext:value-type="float">
            <text:p>8.3752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04" calcext:value-type="date">
            <text:p>2016-05-04</text:p>
          </table:table-cell>
          <table:table-cell table:number-columns-repeated="2" table:style-name="ce5" office:value-type="float" office:value="2060.3" calcext:value-type="float">
            <text:p>2,060.30</text:p>
          </table:table-cell>
          <table:table-cell table:style-name="ce5" office:value-type="float" office:value="2045.55" calcext:value-type="float">
            <text:p>2,045.55</text:p>
          </table:table-cell>
          <table:table-cell table:style-name="ce5" office:value-type="float" office:value="2051.12" calcext:value-type="float">
            <text:p>2,051.12</text:p>
          </table:table-cell>
          <table:table-cell table:style-name="ce9" table:formula="of:=([.E208]-[.E207])/[.E207]" office:value-type="float" office:value="-0.00593688965139553" calcext:value-type="float">
            <text:p>-0.00594</text:p>
          </table:table-cell>
          <table:table-cell table:style-name="ce9" table:formula="of:=[.$K$2]+[.$K$3]*[.F207]^2+[.$K$4]*[.G207]" office:value-type="float" office:value="0.0000566745177782465" calcext:value-type="float">
            <text:p>0.00006</text:p>
          </table:table-cell>
          <table:table-cell table:style-name="ce9" table:formula="of:=-LN([.G208])-[.F208]^2/[.G208]" office:value-type="float" office:value="9.15627217569764" calcext:value-type="float">
            <text:p>9.156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5" office:value-type="float" office:value="2052.95" calcext:value-type="float">
            <text:p>2,052.95</text:p>
          </table:table-cell>
          <table:table-cell table:style-name="ce5" office:value-type="float" office:value="2060.23" calcext:value-type="float">
            <text:p>2,060.23</text:p>
          </table:table-cell>
          <table:table-cell table:style-name="ce5" office:value-type="float" office:value="2045.77" calcext:value-type="float">
            <text:p>2,045.77</text:p>
          </table:table-cell>
          <table:table-cell table:style-name="ce5" office:value-type="float" office:value="2050.63" calcext:value-type="float">
            <text:p>2,050.63</text:p>
          </table:table-cell>
          <table:table-cell table:style-name="ce9" table:formula="of:=([.E209]-[.E208])/[.E208]" office:value-type="float" office:value="-0.00023889387261583" calcext:value-type="float">
            <text:p>-0.00024</text:p>
          </table:table-cell>
          <table:table-cell table:style-name="ce9" table:formula="of:=[.$K$2]+[.$K$3]*[.F208]^2+[.$K$4]*[.G208]" office:value-type="float" office:value="0.0000542383214749083" calcext:value-type="float">
            <text:p>0.00005</text:p>
          </table:table-cell>
          <table:table-cell table:style-name="ce9" table:formula="of:=-LN([.G209])-[.F209]^2/[.G209]" office:value-type="float" office:value="9.82107064778576" calcext:value-type="float">
            <text:p>9.821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06" calcext:value-type="date">
            <text:p>2016-05-06</text:p>
          </table:table-cell>
          <table:table-cell table:style-name="ce5" office:value-type="float" office:value="2047.77" calcext:value-type="float">
            <text:p>2,047.77</text:p>
          </table:table-cell>
          <table:table-cell table:style-name="ce5" office:value-type="float" office:value="2057.72" calcext:value-type="float">
            <text:p>2,057.72</text:p>
          </table:table-cell>
          <table:table-cell table:style-name="ce5" office:value-type="float" office:value="2039.45" calcext:value-type="float">
            <text:p>2,039.45</text:p>
          </table:table-cell>
          <table:table-cell table:style-name="ce5" office:value-type="float" office:value="2057.14" calcext:value-type="float">
            <text:p>2,057.14</text:p>
          </table:table-cell>
          <table:table-cell table:style-name="ce9" table:formula="of:=([.E210]-[.E209])/[.E209]" office:value-type="float" office:value="0.00317463413682613" calcext:value-type="float">
            <text:p>0.00317</text:p>
          </table:table-cell>
          <table:table-cell table:style-name="ce9" table:formula="of:=[.$K$2]+[.$K$3]*[.F209]^2+[.$K$4]*[.G209]" office:value-type="float" office:value="0.0000445418935829507" calcext:value-type="float">
            <text:p>0.00004</text:p>
          </table:table-cell>
          <table:table-cell table:style-name="ce9" table:formula="of:=-LN([.G210])-[.F210]^2/[.G210]" office:value-type="float" office:value="9.79281470142098" calcext:value-type="float">
            <text:p>9.792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09" calcext:value-type="date">
            <text:p>2016-05-09</text:p>
          </table:table-cell>
          <table:table-cell table:style-name="ce5" office:value-type="float" office:value="2057.55" calcext:value-type="float">
            <text:p>2,057.55</text:p>
          </table:table-cell>
          <table:table-cell table:style-name="ce5" office:value-type="float" office:value="2064.15" calcext:value-type="float">
            <text:p>2,064.15</text:p>
          </table:table-cell>
          <table:table-cell table:style-name="ce5" office:value-type="float" office:value="2054.31" calcext:value-type="float">
            <text:p>2,054.31</text:p>
          </table:table-cell>
          <table:table-cell table:style-name="ce5" office:value-type="float" office:value="2058.69" calcext:value-type="float">
            <text:p>2,058.69</text:p>
          </table:table-cell>
          <table:table-cell table:style-name="ce9" table:formula="of:=([.E211]-[.E210])/[.E210]" office:value-type="float" office:value="0.000753473268712962" calcext:value-type="float">
            <text:p>0.00075</text:p>
          </table:table-cell>
          <table:table-cell table:style-name="ce9" table:formula="of:=[.$K$2]+[.$K$3]*[.F210]^2+[.$K$4]*[.G210]" office:value-type="float" office:value="0.0000395357485967729" calcext:value-type="float">
            <text:p>0.00004</text:p>
          </table:table-cell>
          <table:table-cell table:style-name="ce9" table:formula="of:=-LN([.G211])-[.F211]^2/[.G211]" office:value-type="float" office:value="10.1239455555028" calcext:value-type="float">
            <text:p>10.123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10" calcext:value-type="date">
            <text:p>2016-05-10</text:p>
          </table:table-cell>
          <table:table-cell table:style-name="ce5" office:value-type="float" office:value="2062.63" calcext:value-type="float">
            <text:p>2,062.63</text:p>
          </table:table-cell>
          <table:table-cell table:style-name="ce5" office:value-type="float" office:value="2084.87" calcext:value-type="float">
            <text:p>2,084.87</text:p>
          </table:table-cell>
          <table:table-cell table:style-name="ce5" office:value-type="float" office:value="2062.63" calcext:value-type="float">
            <text:p>2,062.63</text:p>
          </table:table-cell>
          <table:table-cell table:style-name="ce5" office:value-type="float" office:value="2084.39" calcext:value-type="float">
            <text:p>2,084.39</text:p>
          </table:table-cell>
          <table:table-cell table:style-name="ce9" table:formula="of:=([.E212]-[.E211])/[.E211]" office:value-type="float" office:value="0.0124836667978179" calcext:value-type="float">
            <text:p>0.01248</text:p>
          </table:table-cell>
          <table:table-cell table:style-name="ce9" table:formula="of:=[.$K$2]+[.$K$3]*[.F211]^2+[.$K$4]*[.G211]" office:value-type="float" office:value="0.0000336648685308155" calcext:value-type="float">
            <text:p>0.00003</text:p>
          </table:table-cell>
          <table:table-cell table:style-name="ce9" table:formula="of:=-LN([.G212])-[.F212]^2/[.G212]" office:value-type="float" office:value="5.66984007750249" calcext:value-type="float">
            <text:p>5.669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11" calcext:value-type="date">
            <text:p>2016-05-11</text:p>
          </table:table-cell>
          <table:table-cell table:number-columns-repeated="2" table:style-name="ce5" office:value-type="float" office:value="2083.29" calcext:value-type="float">
            <text:p>2,083.29</text:p>
          </table:table-cell>
          <table:table-cell table:number-columns-repeated="2" table:style-name="ce5" office:value-type="float" office:value="2064.46" calcext:value-type="float">
            <text:p>2,064.46</text:p>
          </table:table-cell>
          <table:table-cell table:style-name="ce9" table:formula="of:=([.E213]-[.E212])/[.E212]" office:value-type="float" office:value="-0.00956155038164635" calcext:value-type="float">
            <text:p>-0.00956</text:p>
          </table:table-cell>
          <table:table-cell table:style-name="ce9" table:formula="of:=[.$K$2]+[.$K$3]*[.F212]^2+[.$K$4]*[.G212]" office:value-type="float" office:value="0.0000640252159658037" calcext:value-type="float">
            <text:p>0.00006</text:p>
          </table:table-cell>
          <table:table-cell table:style-name="ce9" table:formula="of:=-LN([.G213])-[.F213]^2/[.G213]" office:value-type="float" office:value="8.22830794059015" calcext:value-type="float">
            <text:p>8.2283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12" calcext:value-type="date">
            <text:p>2016-05-12</text:p>
          </table:table-cell>
          <table:table-cell table:style-name="ce5" office:value-type="float" office:value="2067.17" calcext:value-type="float">
            <text:p>2,067.17</text:p>
          </table:table-cell>
          <table:table-cell table:style-name="ce5" office:value-type="float" office:value="2073.99" calcext:value-type="float">
            <text:p>2,073.99</text:p>
          </table:table-cell>
          <table:table-cell table:style-name="ce5" office:value-type="float" office:value="2053.13" calcext:value-type="float">
            <text:p>2,053.13</text:p>
          </table:table-cell>
          <table:table-cell table:style-name="ce5" office:value-type="float" office:value="2064.11" calcext:value-type="float">
            <text:p>2,064.11</text:p>
          </table:table-cell>
          <table:table-cell table:style-name="ce9" table:formula="of:=([.E214]-[.E213])/[.E213]" office:value-type="float" office:value="-0.000169535859256129" calcext:value-type="float">
            <text:p>-0.00017</text:p>
          </table:table-cell>
          <table:table-cell table:style-name="ce9" table:formula="of:=[.$K$2]+[.$K$3]*[.F213]^2+[.$K$4]*[.G213]" office:value-type="float" office:value="0.0000723054613011781" calcext:value-type="float">
            <text:p>0.00007</text:p>
          </table:table-cell>
          <table:table-cell table:style-name="ce9" table:formula="of:=-LN([.G214])-[.F214]^2/[.G214]" office:value-type="float" office:value="9.53421338133681" calcext:value-type="float">
            <text:p>9.534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13" calcext:value-type="date">
            <text:p>2016-05-13</text:p>
          </table:table-cell>
          <table:table-cell table:style-name="ce5" office:value-type="float" office:value="2062.5" calcext:value-type="float">
            <text:p>2,062.50</text:p>
          </table:table-cell>
          <table:table-cell table:style-name="ce5" office:value-type="float" office:value="2066.79" calcext:value-type="float">
            <text:p>2,066.79</text:p>
          </table:table-cell>
          <table:table-cell table:style-name="ce5" office:value-type="float" office:value="2043.13" calcext:value-type="float">
            <text:p>2,043.13</text:p>
          </table:table-cell>
          <table:table-cell table:style-name="ce5" office:value-type="float" office:value="2046.61" calcext:value-type="float">
            <text:p>2,046.61</text:p>
          </table:table-cell>
          <table:table-cell table:style-name="ce9" table:formula="of:=([.E215]-[.E214])/[.E214]" office:value-type="float" office:value="-0.00847823032687222" calcext:value-type="float">
            <text:p>-0.00848</text:p>
          </table:table-cell>
          <table:table-cell table:style-name="ce9" table:formula="of:=[.$K$2]+[.$K$3]*[.F214]^2+[.$K$4]*[.G214]" office:value-type="float" office:value="0.000058042132192769" calcext:value-type="float">
            <text:p>0.00006</text:p>
          </table:table-cell>
          <table:table-cell table:style-name="ce9" table:formula="of:=-LN([.G215])-[.F215]^2/[.G215]" office:value-type="float" office:value="8.51592394172699" calcext:value-type="float">
            <text:p>8.5159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16" calcext:value-type="date">
            <text:p>2016-05-16</text:p>
          </table:table-cell>
          <table:table-cell table:style-name="ce5" office:value-type="float" office:value="2046.53" calcext:value-type="float">
            <text:p>2,046.53</text:p>
          </table:table-cell>
          <table:table-cell table:style-name="ce5" office:value-type="float" office:value="2071.88" calcext:value-type="float">
            <text:p>2,071.88</text:p>
          </table:table-cell>
          <table:table-cell table:style-name="ce5" office:value-type="float" office:value="2046.53" calcext:value-type="float">
            <text:p>2,046.53</text:p>
          </table:table-cell>
          <table:table-cell table:style-name="ce5" office:value-type="float" office:value="2066.66" calcext:value-type="float">
            <text:p>2,066.66</text:p>
          </table:table-cell>
          <table:table-cell table:style-name="ce9" table:formula="of:=([.E216]-[.E215])/[.E215]" office:value-type="float" office:value="0.00979668818192032" calcext:value-type="float">
            <text:p>0.00980</text:p>
          </table:table-cell>
          <table:table-cell table:style-name="ce9" table:formula="of:=[.$K$2]+[.$K$3]*[.F215]^2+[.$K$4]*[.G215]" office:value-type="float" office:value="0.0000634590910601633" calcext:value-type="float">
            <text:p>0.00006</text:p>
          </table:table-cell>
          <table:table-cell table:style-name="ce9" table:formula="of:=-LN([.G216])-[.F216]^2/[.G216]" office:value-type="float" office:value="8.15272187073955" calcext:value-type="float">
            <text:p>8.152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17" calcext:value-type="date">
            <text:p>2016-05-17</text:p>
          </table:table-cell>
          <table:table-cell table:style-name="ce5" office:value-type="float" office:value="2065.04" calcext:value-type="float">
            <text:p>2,065.04</text:p>
          </table:table-cell>
          <table:table-cell table:style-name="ce5" office:value-type="float" office:value="2065.69" calcext:value-type="float">
            <text:p>2,065.69</text:p>
          </table:table-cell>
          <table:table-cell table:style-name="ce5" office:value-type="float" office:value="2040.82" calcext:value-type="float">
            <text:p>2,040.82</text:p>
          </table:table-cell>
          <table:table-cell table:style-name="ce5" office:value-type="float" office:value="2047.21" calcext:value-type="float">
            <text:p>2,047.21</text:p>
          </table:table-cell>
          <table:table-cell table:style-name="ce9" table:formula="of:=([.E217]-[.E216])/[.E216]" office:value-type="float" office:value="-0.00941132068167953" calcext:value-type="float">
            <text:p>-0.00941</text:p>
          </table:table-cell>
          <table:table-cell table:style-name="ce9" table:formula="of:=[.$K$2]+[.$K$3]*[.F216]^2+[.$K$4]*[.G216]" office:value-type="float" office:value="0.0000729009123226877" calcext:value-type="float">
            <text:p>0.00007</text:p>
          </table:table-cell>
          <table:table-cell table:style-name="ce9" table:formula="of:=-LN([.G217])-[.F217]^2/[.G217]" office:value-type="float" office:value="8.31143205833251" calcext:value-type="float">
            <text:p>8.311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18" calcext:value-type="date">
            <text:p>2016-05-18</text:p>
          </table:table-cell>
          <table:table-cell table:style-name="ce5" office:value-type="float" office:value="2044.38" calcext:value-type="float">
            <text:p>2,044.38</text:p>
          </table:table-cell>
          <table:table-cell table:style-name="ce5" office:value-type="float" office:value="2060.61" calcext:value-type="float">
            <text:p>2,060.61</text:p>
          </table:table-cell>
          <table:table-cell table:style-name="ce5" office:value-type="float" office:value="2034.49" calcext:value-type="float">
            <text:p>2,034.49</text:p>
          </table:table-cell>
          <table:table-cell table:style-name="ce5" office:value-type="float" office:value="2047.63" calcext:value-type="float">
            <text:p>2,047.63</text:p>
          </table:table-cell>
          <table:table-cell table:style-name="ce9" table:formula="of:=([.E218]-[.E217])/[.E217]" office:value-type="float" office:value="0.000205157262811374" calcext:value-type="float">
            <text:p>0.00021</text:p>
          </table:table-cell>
          <table:table-cell table:style-name="ce9" table:formula="of:=[.$K$2]+[.$K$3]*[.F217]^2+[.$K$4]*[.G217]" office:value-type="float" office:value="0.000078302853091408" calcext:value-type="float">
            <text:p>0.00008</text:p>
          </table:table-cell>
          <table:table-cell table:style-name="ce9" table:formula="of:=-LN([.G218])-[.F218]^2/[.G218]" office:value-type="float" office:value="9.45438899572979" calcext:value-type="float">
            <text:p>9.4543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19" calcext:value-type="date">
            <text:p>2016-05-19</text:p>
          </table:table-cell>
          <table:table-cell table:number-columns-repeated="2" table:style-name="ce5" office:value-type="float" office:value="2044.21" calcext:value-type="float">
            <text:p>2,044.21</text:p>
          </table:table-cell>
          <table:table-cell table:style-name="ce5" office:value-type="float" office:value="2025.91" calcext:value-type="float">
            <text:p>2,025.91</text:p>
          </table:table-cell>
          <table:table-cell table:style-name="ce5" office:value-type="float" office:value="2040.04" calcext:value-type="float">
            <text:p>2,040.04</text:p>
          </table:table-cell>
          <table:table-cell table:style-name="ce9" table:formula="of:=([.E219]-[.E218])/[.E218]" office:value-type="float" office:value="-0.0037067243593814" calcext:value-type="float">
            <text:p>-0.00371</text:p>
          </table:table-cell>
          <table:table-cell table:style-name="ce9" table:formula="of:=[.$K$2]+[.$K$3]*[.F218]^2+[.$K$4]*[.G218]" office:value-type="float" office:value="0.000062528631341545" calcext:value-type="float">
            <text:p>0.00006</text:p>
          </table:table-cell>
          <table:table-cell table:style-name="ce9" table:formula="of:=-LN([.G219])-[.F219]^2/[.G219]" office:value-type="float" office:value="9.46014977851778" calcext:value-type="float">
            <text:p>9.460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20" calcext:value-type="date">
            <text:p>2016-05-20</text:p>
          </table:table-cell>
          <table:table-cell table:style-name="ce5" office:value-type="float" office:value="2041.88" calcext:value-type="float">
            <text:p>2,041.88</text:p>
          </table:table-cell>
          <table:table-cell table:style-name="ce5" office:value-type="float" office:value="2058.35" calcext:value-type="float">
            <text:p>2,058.35</text:p>
          </table:table-cell>
          <table:table-cell table:style-name="ce5" office:value-type="float" office:value="2041.88" calcext:value-type="float">
            <text:p>2,041.88</text:p>
          </table:table-cell>
          <table:table-cell table:style-name="ce5" office:value-type="float" office:value="2052.32" calcext:value-type="float">
            <text:p>2,052.32</text:p>
          </table:table-cell>
          <table:table-cell table:style-name="ce9" table:formula="of:=([.E220]-[.E219])/[.E219]" office:value-type="float" office:value="0.00601948981392532" calcext:value-type="float">
            <text:p>0.00602</text:p>
          </table:table-cell>
          <table:table-cell table:style-name="ce9" table:formula="of:=[.$K$2]+[.$K$3]*[.F219]^2+[.$K$4]*[.G219]" office:value-type="float" office:value="0.0000538016389194052" calcext:value-type="float">
            <text:p>0.00005</text:p>
          </table:table-cell>
          <table:table-cell table:style-name="ce9" table:formula="of:=-LN([.G220])-[.F220]^2/[.G220]" office:value-type="float" office:value="9.15672793211458" calcext:value-type="float">
            <text:p>9.156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23" calcext:value-type="date">
            <text:p>2016-05-23</text:p>
          </table:table-cell>
          <table:table-cell table:style-name="ce5" office:value-type="float" office:value="2052.23" calcext:value-type="float">
            <text:p>2,052.23</text:p>
          </table:table-cell>
          <table:table-cell table:style-name="ce5" office:value-type="float" office:value="2055.58" calcext:value-type="float">
            <text:p>2,055.58</text:p>
          </table:table-cell>
          <table:table-cell table:style-name="ce5" office:value-type="float" office:value="2047.26" calcext:value-type="float">
            <text:p>2,047.26</text:p>
          </table:table-cell>
          <table:table-cell table:style-name="ce5" office:value-type="float" office:value="2048.04" calcext:value-type="float">
            <text:p>2,048.04</text:p>
          </table:table-cell>
          <table:table-cell table:style-name="ce9" table:formula="of:=([.E221]-[.E220])/[.E220]" office:value-type="float" office:value="-0.00208544476494903" calcext:value-type="float">
            <text:p>-0.00209</text:p>
          </table:table-cell>
          <table:table-cell table:style-name="ce9" table:formula="of:=[.$K$2]+[.$K$3]*[.F220]^2+[.$K$4]*[.G220]" office:value-type="float" office:value="0.0000523116410339938" calcext:value-type="float">
            <text:p>0.00005</text:p>
          </table:table-cell>
          <table:table-cell table:style-name="ce9" table:formula="of:=-LN([.G221])-[.F221]^2/[.G221]" office:value-type="float" office:value="9.7751537319182" calcext:value-type="float">
            <text:p>9.775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24" calcext:value-type="date">
            <text:p>2016-05-24</text:p>
          </table:table-cell>
          <table:table-cell table:style-name="ce5" office:value-type="float" office:value="2052.65" calcext:value-type="float">
            <text:p>2,052.65</text:p>
          </table:table-cell>
          <table:table-cell table:style-name="ce5" office:value-type="float" office:value="2079.67" calcext:value-type="float">
            <text:p>2,079.67</text:p>
          </table:table-cell>
          <table:table-cell table:style-name="ce5" office:value-type="float" office:value="2052.65" calcext:value-type="float">
            <text:p>2,052.65</text:p>
          </table:table-cell>
          <table:table-cell table:style-name="ce5" office:value-type="float" office:value="2076.06" calcext:value-type="float">
            <text:p>2,076.06</text:p>
          </table:table-cell>
          <table:table-cell table:style-name="ce9" table:formula="of:=([.E222]-[.E221])/[.E221]" office:value-type="float" office:value="0.0136813734106756" calcext:value-type="float">
            <text:p>0.01368</text:p>
          </table:table-cell>
          <table:table-cell table:style-name="ce9" table:formula="of:=[.$K$2]+[.$K$3]*[.F221]^2+[.$K$4]*[.G221]" office:value-type="float" office:value="0.0000440620733000917" calcext:value-type="float">
            <text:p>0.00004</text:p>
          </table:table-cell>
          <table:table-cell table:style-name="ce9" table:formula="of:=-LN([.G222])-[.F222]^2/[.G222]" office:value-type="float" office:value="5.7818137755335" calcext:value-type="float">
            <text:p>5.781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25" calcext:value-type="date">
            <text:p>2016-05-25</text:p>
          </table:table-cell>
          <table:table-cell table:style-name="ce5" office:value-type="float" office:value="2078.93" calcext:value-type="float">
            <text:p>2,078.93</text:p>
          </table:table-cell>
          <table:table-cell table:style-name="ce5" office:value-type="float" office:value="2094.73" calcext:value-type="float">
            <text:p>2,094.73</text:p>
          </table:table-cell>
          <table:table-cell table:style-name="ce5" office:value-type="float" office:value="2078.93" calcext:value-type="float">
            <text:p>2,078.93</text:p>
          </table:table-cell>
          <table:table-cell table:style-name="ce5" office:value-type="float" office:value="2090.54" calcext:value-type="float">
            <text:p>2,090.54</text:p>
          </table:table-cell>
          <table:table-cell table:style-name="ce9" table:formula="of:=([.E223]-[.E222])/[.E222]" office:value-type="float" office:value="0.00697475024806606" calcext:value-type="float">
            <text:p>0.00697</text:p>
          </table:table-cell>
          <table:table-cell table:style-name="ce9" table:formula="of:=[.$K$2]+[.$K$3]*[.F222]^2+[.$K$4]*[.G222]" office:value-type="float" office:value="0.0000788111614780576" calcext:value-type="float">
            <text:p>0.00008</text:p>
          </table:table-cell>
          <table:table-cell table:style-name="ce9" table:formula="of:=-LN([.G223])-[.F223]^2/[.G223]" office:value-type="float" office:value="8.83119385356926" calcext:value-type="float">
            <text:p>8.831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26" calcext:value-type="date">
            <text:p>2016-05-26</text:p>
          </table:table-cell>
          <table:table-cell table:style-name="ce5" office:value-type="float" office:value="2091.44" calcext:value-type="float">
            <text:p>2,091.44</text:p>
          </table:table-cell>
          <table:table-cell table:style-name="ce5" office:value-type="float" office:value="2094.3" calcext:value-type="float">
            <text:p>2,094.30</text:p>
          </table:table-cell>
          <table:table-cell table:style-name="ce5" office:value-type="float" office:value="2087.08" calcext:value-type="float">
            <text:p>2,087.08</text:p>
          </table:table-cell>
          <table:table-cell table:style-name="ce5" office:value-type="float" office:value="2090.1" calcext:value-type="float">
            <text:p>2,090.10</text:p>
          </table:table-cell>
          <table:table-cell table:style-name="ce9" table:formula="of:=([.E224]-[.E223])/[.E223]" office:value-type="float" office:value="-0.000210471935480811" calcext:value-type="float">
            <text:p>-0.00021</text:p>
          </table:table-cell>
          <table:table-cell table:style-name="ce9" table:formula="of:=[.$K$2]+[.$K$3]*[.F223]^2+[.$K$4]*[.G223]" office:value-type="float" office:value="0.0000737861012952192" calcext:value-type="float">
            <text:p>0.00007</text:p>
          </table:table-cell>
          <table:table-cell table:style-name="ce9" table:formula="of:=-LN([.G224])-[.F224]^2/[.G224]" office:value-type="float" office:value="9.51373981055596" calcext:value-type="float">
            <text:p>9.513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27" calcext:value-type="date">
            <text:p>2016-05-27</text:p>
          </table:table-cell>
          <table:table-cell table:style-name="ce5" office:value-type="float" office:value="2090.06" calcext:value-type="float">
            <text:p>2,090.06</text:p>
          </table:table-cell>
          <table:table-cell table:style-name="ce5" office:value-type="float" office:value="2099.06" calcext:value-type="float">
            <text:p>2,099.06</text:p>
          </table:table-cell>
          <table:table-cell table:style-name="ce5" office:value-type="float" office:value="2090.06" calcext:value-type="float">
            <text:p>2,090.06</text:p>
          </table:table-cell>
          <table:table-cell table:style-name="ce5" office:value-type="float" office:value="2099.06" calcext:value-type="float">
            <text:p>2,099.06</text:p>
          </table:table-cell>
          <table:table-cell table:style-name="ce9" table:formula="of:=([.E225]-[.E224])/[.E224]" office:value-type="float" office:value="0.00428687622601791" calcext:value-type="float">
            <text:p>0.00429</text:p>
          </table:table-cell>
          <table:table-cell table:style-name="ce9" table:formula="of:=[.$K$2]+[.$K$3]*[.F224]^2+[.$K$4]*[.G224]" office:value-type="float" office:value="0.0000591525059277799" calcext:value-type="float">
            <text:p>0.00006</text:p>
          </table:table-cell>
          <table:table-cell table:style-name="ce9" table:formula="of:=-LN([.G225])-[.F225]^2/[.G225]" office:value-type="float" office:value="9.4247148615649" calcext:value-type="float">
            <text:p>9.424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5-31" calcext:value-type="date">
            <text:p>2016-05-31</text:p>
          </table:table-cell>
          <table:table-cell table:style-name="ce5" office:value-type="float" office:value="2100.13" calcext:value-type="float">
            <text:p>2,100.13</text:p>
          </table:table-cell>
          <table:table-cell table:style-name="ce5" office:value-type="float" office:value="2103.48" calcext:value-type="float">
            <text:p>2,103.48</text:p>
          </table:table-cell>
          <table:table-cell table:style-name="ce5" office:value-type="float" office:value="2088.66" calcext:value-type="float">
            <text:p>2,088.66</text:p>
          </table:table-cell>
          <table:table-cell table:style-name="ce5" office:value-type="float" office:value="2096.96" calcext:value-type="float">
            <text:p>2,096.96</text:p>
          </table:table-cell>
          <table:table-cell table:style-name="ce9" table:formula="of:=([.E226]-[.E225])/[.E225]" office:value-type="float" office:value="-0.00100044781950011" calcext:value-type="float">
            <text:p>-0.00100</text:p>
          </table:table-cell>
          <table:table-cell table:style-name="ce9" table:formula="of:=[.$K$2]+[.$K$3]*[.F225]^2+[.$K$4]*[.G225]" office:value-type="float" office:value="0.0000523155657633543" calcext:value-type="float">
            <text:p>0.00005</text:p>
          </table:table-cell>
          <table:table-cell table:style-name="ce9" table:formula="of:=-LN([.G226])-[.F226]^2/[.G226]" office:value-type="float" office:value="9.83908471300332" calcext:value-type="float">
            <text:p>9.839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5" office:value-type="float" office:value="2093.94" calcext:value-type="float">
            <text:p>2,093.94</text:p>
          </table:table-cell>
          <table:table-cell table:style-name="ce5" office:value-type="float" office:value="2100.97" calcext:value-type="float">
            <text:p>2,100.97</text:p>
          </table:table-cell>
          <table:table-cell table:style-name="ce5" office:value-type="float" office:value="2085.1" calcext:value-type="float">
            <text:p>2,085.10</text:p>
          </table:table-cell>
          <table:table-cell table:style-name="ce5" office:value-type="float" office:value="2099.33" calcext:value-type="float">
            <text:p>2,099.33</text:p>
          </table:table-cell>
          <table:table-cell table:style-name="ce9" table:formula="of:=([.E227]-[.E226])/[.E226]" office:value-type="float" office:value="0.00113020753853192" calcext:value-type="float">
            <text:p>0.00113</text:p>
          </table:table-cell>
          <table:table-cell table:style-name="ce9" table:formula="of:=[.$K$2]+[.$K$3]*[.F226]^2+[.$K$4]*[.G226]" office:value-type="float" office:value="0.0000433157071892899" calcext:value-type="float">
            <text:p>0.00004</text:p>
          </table:table-cell>
          <table:table-cell table:style-name="ce9" table:formula="of:=-LN([.G227])-[.F227]^2/[.G227]" office:value-type="float" office:value="10.0175054929271" calcext:value-type="float">
            <text:p>10.0175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02" calcext:value-type="date">
            <text:p>2016-06-02</text:p>
          </table:table-cell>
          <table:table-cell table:style-name="ce5" office:value-type="float" office:value="2097.71" calcext:value-type="float">
            <text:p>2,097.71</text:p>
          </table:table-cell>
          <table:table-cell table:style-name="ce5" office:value-type="float" office:value="2105.26" calcext:value-type="float">
            <text:p>2,105.26</text:p>
          </table:table-cell>
          <table:table-cell table:style-name="ce5" office:value-type="float" office:value="2088.59" calcext:value-type="float">
            <text:p>2,088.59</text:p>
          </table:table-cell>
          <table:table-cell table:style-name="ce5" office:value-type="float" office:value="2105.26" calcext:value-type="float">
            <text:p>2,105.26</text:p>
          </table:table-cell>
          <table:table-cell table:style-name="ce9" table:formula="of:=([.E228]-[.E227])/[.E227]" office:value-type="float" office:value="0.00282471074104609" calcext:value-type="float">
            <text:p>0.00282</text:p>
          </table:table-cell>
          <table:table-cell table:style-name="ce9" table:formula="of:=[.$K$2]+[.$K$3]*[.F227]^2+[.$K$4]*[.G227]" office:value-type="float" office:value="0.0000366494926920027" calcext:value-type="float">
            <text:p>0.00004</text:p>
          </table:table-cell>
          <table:table-cell table:style-name="ce9" table:formula="of:=-LN([.G228])-[.F228]^2/[.G228]" office:value-type="float" office:value="9.99640016085922" calcext:value-type="float">
            <text:p>9.996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03" calcext:value-type="date">
            <text:p>2016-06-03</text:p>
          </table:table-cell>
          <table:table-cell table:number-columns-repeated="2" table:style-name="ce5" office:value-type="float" office:value="2104.07" calcext:value-type="float">
            <text:p>2,104.07</text:p>
          </table:table-cell>
          <table:table-cell table:style-name="ce5" office:value-type="float" office:value="2085.36" calcext:value-type="float">
            <text:p>2,085.36</text:p>
          </table:table-cell>
          <table:table-cell table:style-name="ce5" office:value-type="float" office:value="2099.13" calcext:value-type="float">
            <text:p>2,099.13</text:p>
          </table:table-cell>
          <table:table-cell table:style-name="ce9" table:formula="of:=([.E229]-[.E228])/[.E228]" office:value-type="float" office:value="-0.0029117543676316" calcext:value-type="float">
            <text:p>-0.00291</text:p>
          </table:table-cell>
          <table:table-cell table:style-name="ce9" table:formula="of:=[.$K$2]+[.$K$3]*[.F228]^2+[.$K$4]*[.G228]" office:value-type="float" office:value="0.00003316576007973" calcext:value-type="float">
            <text:p>0.00003</text:p>
          </table:table-cell>
          <table:table-cell table:style-name="ce9" table:formula="of:=-LN([.G229])-[.F229]^2/[.G229]" office:value-type="float" office:value="10.0583580068994" calcext:value-type="float">
            <text:p>10.058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06" calcext:value-type="date">
            <text:p>2016-06-06</text:p>
          </table:table-cell>
          <table:table-cell table:style-name="ce5" office:value-type="float" office:value="2100.83" calcext:value-type="float">
            <text:p>2,100.83</text:p>
          </table:table-cell>
          <table:table-cell table:style-name="ce5" office:value-type="float" office:value="2113.36" calcext:value-type="float">
            <text:p>2,113.36</text:p>
          </table:table-cell>
          <table:table-cell table:style-name="ce5" office:value-type="float" office:value="2100.83" calcext:value-type="float">
            <text:p>2,100.83</text:p>
          </table:table-cell>
          <table:table-cell table:style-name="ce5" office:value-type="float" office:value="2109.41" calcext:value-type="float">
            <text:p>2,109.41</text:p>
          </table:table-cell>
          <table:table-cell table:style-name="ce9" table:formula="of:=([.E230]-[.E229])/[.E229]" office:value-type="float" office:value="0.00489726696297978" calcext:value-type="float">
            <text:p>0.00490</text:p>
          </table:table-cell>
          <table:table-cell table:style-name="ce9" table:formula="of:=[.$K$2]+[.$K$3]*[.F229]^2+[.$K$4]*[.G229]" office:value-type="float" office:value="0.0000306731466356528" calcext:value-type="float">
            <text:p>0.00003</text:p>
          </table:table-cell>
          <table:table-cell table:style-name="ce9" table:formula="of:=-LN([.G230])-[.F230]^2/[.G230]" office:value-type="float" office:value="9.61022656328215" calcext:value-type="float">
            <text:p>9.6102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07" calcext:value-type="date">
            <text:p>2016-06-07</text:p>
          </table:table-cell>
          <table:table-cell table:style-name="ce5" office:value-type="float" office:value="2110.18" calcext:value-type="float">
            <text:p>2,110.18</text:p>
          </table:table-cell>
          <table:table-cell table:style-name="ce5" office:value-type="float" office:value="2119.22" calcext:value-type="float">
            <text:p>2,119.22</text:p>
          </table:table-cell>
          <table:table-cell table:style-name="ce5" office:value-type="float" office:value="2110.18" calcext:value-type="float">
            <text:p>2,110.18</text:p>
          </table:table-cell>
          <table:table-cell table:style-name="ce5" office:value-type="float" office:value="2112.13" calcext:value-type="float">
            <text:p>2,112.13</text:p>
          </table:table-cell>
          <table:table-cell table:style-name="ce9" table:formula="of:=([.E231]-[.E230])/[.E230]" office:value-type="float" office:value="0.00128946008599573" calcext:value-type="float">
            <text:p>0.00129</text:p>
          </table:table-cell>
          <table:table-cell table:style-name="ce9" table:formula="of:=[.$K$2]+[.$K$3]*[.F230]^2+[.$K$4]*[.G230]" office:value-type="float" office:value="0.0000322796165254334" calcext:value-type="float">
            <text:p>0.00003</text:p>
          </table:table-cell>
          <table:table-cell table:style-name="ce9" table:formula="of:=-LN([.G231])-[.F231]^2/[.G231]" office:value-type="float" office:value="10.2895650816902" calcext:value-type="float">
            <text:p>10.289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2016-06-08</text:p>
          </table:table-cell>
          <table:table-cell table:style-name="ce5" office:value-type="float" office:value="2112.71" calcext:value-type="float">
            <text:p>2,112.71</text:p>
          </table:table-cell>
          <table:table-cell table:style-name="ce5" office:value-type="float" office:value="2120.55" calcext:value-type="float">
            <text:p>2,120.55</text:p>
          </table:table-cell>
          <table:table-cell table:style-name="ce5" office:value-type="float" office:value="2112.71" calcext:value-type="float">
            <text:p>2,112.71</text:p>
          </table:table-cell>
          <table:table-cell table:style-name="ce5" office:value-type="float" office:value="2119.12" calcext:value-type="float">
            <text:p>2,119.12</text:p>
          </table:table-cell>
          <table:table-cell table:style-name="ce9" table:formula="of:=([.E232]-[.E231])/[.E231]" office:value-type="float" office:value="0.00330945538390146" calcext:value-type="float">
            <text:p>0.00331</text:p>
          </table:table-cell>
          <table:table-cell table:style-name="ce9" table:formula="of:=[.$K$2]+[.$K$3]*[.F231]^2+[.$K$4]*[.G231]" office:value-type="float" office:value="0.0000284854011410163" calcext:value-type="float">
            <text:p>0.00003</text:p>
          </table:table-cell>
          <table:table-cell table:style-name="ce9" table:formula="of:=-LN([.G232])-[.F232]^2/[.G232]" office:value-type="float" office:value="10.0816238206085" calcext:value-type="float">
            <text:p>10.081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09" calcext:value-type="date">
            <text:p>2016-06-09</text:p>
          </table:table-cell>
          <table:table-cell table:style-name="ce5" office:value-type="float" office:value="2115.65" calcext:value-type="float">
            <text:p>2,115.65</text:p>
          </table:table-cell>
          <table:table-cell table:style-name="ce5" office:value-type="float" office:value="2117.64" calcext:value-type="float">
            <text:p>2,117.64</text:p>
          </table:table-cell>
          <table:table-cell table:style-name="ce5" office:value-type="float" office:value="2107.73" calcext:value-type="float">
            <text:p>2,107.73</text:p>
          </table:table-cell>
          <table:table-cell table:style-name="ce5" office:value-type="float" office:value="2115.48" calcext:value-type="float">
            <text:p>2,115.48</text:p>
          </table:table-cell>
          <table:table-cell table:style-name="ce9" table:formula="of:=([.E233]-[.E232])/[.E232]" office:value-type="float" office:value="-0.00171769413718896" calcext:value-type="float">
            <text:p>-0.00172</text:p>
          </table:table-cell>
          <table:table-cell table:style-name="ce9" table:formula="of:=[.$K$2]+[.$K$3]*[.F232]^2+[.$K$4]*[.G232]" office:value-type="float" office:value="0.0000277279224284651" calcext:value-type="float">
            <text:p>0.00003</text:p>
          </table:table-cell>
          <table:table-cell table:style-name="ce9" table:formula="of:=-LN([.G233])-[.F233]^2/[.G233]" office:value-type="float" office:value="10.386662608909" calcext:value-type="float">
            <text:p>10.386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10" calcext:value-type="date">
            <text:p>2016-06-10</text:p>
          </table:table-cell>
          <table:table-cell table:number-columns-repeated="2" table:style-name="ce5" office:value-type="float" office:value="2109.57" calcext:value-type="float">
            <text:p>2,109.57</text:p>
          </table:table-cell>
          <table:table-cell table:style-name="ce5" office:value-type="float" office:value="2089.96" calcext:value-type="float">
            <text:p>2,089.96</text:p>
          </table:table-cell>
          <table:table-cell table:style-name="ce5" office:value-type="float" office:value="2096.07" calcext:value-type="float">
            <text:p>2,096.07</text:p>
          </table:table-cell>
          <table:table-cell table:style-name="ce9" table:formula="of:=([.E234]-[.E233])/[.E233]" office:value-type="float" office:value="-0.00917522264450614" calcext:value-type="float">
            <text:p>-0.00918</text:p>
          </table:table-cell>
          <table:table-cell table:style-name="ce9" table:formula="of:=[.$K$2]+[.$K$3]*[.F233]^2+[.$K$4]*[.G233]" office:value-type="float" office:value="0.0000253708523027239" calcext:value-type="float">
            <text:p>0.00003</text:p>
          </table:table-cell>
          <table:table-cell table:style-name="ce9" table:formula="of:=-LN([.G234])-[.F234]^2/[.G234]" office:value-type="float" office:value="7.26374315351454" calcext:value-type="float">
            <text:p>7.263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13" calcext:value-type="date">
            <text:p>2016-06-13</text:p>
          </table:table-cell>
          <table:table-cell table:style-name="ce5" office:value-type="float" office:value="2091.75" calcext:value-type="float">
            <text:p>2,091.75</text:p>
          </table:table-cell>
          <table:table-cell table:style-name="ce5" office:value-type="float" office:value="2098.12" calcext:value-type="float">
            <text:p>2,098.12</text:p>
          </table:table-cell>
          <table:table-cell table:style-name="ce5" office:value-type="float" office:value="2078.46" calcext:value-type="float">
            <text:p>2,078.46</text:p>
          </table:table-cell>
          <table:table-cell table:style-name="ce5" office:value-type="float" office:value="2079.06" calcext:value-type="float">
            <text:p>2,079.06</text:p>
          </table:table-cell>
          <table:table-cell table:style-name="ce9" table:formula="of:=([.E235]-[.E234])/[.E234]" office:value-type="float" office:value="-0.00811518699280092" calcext:value-type="float">
            <text:p>-0.00812</text:p>
          </table:table-cell>
          <table:table-cell table:style-name="ce9" table:formula="of:=[.$K$2]+[.$K$3]*[.F234]^2+[.$K$4]*[.G234]" office:value-type="float" office:value="0.000041788414585906" calcext:value-type="float">
            <text:p>0.00004</text:p>
          </table:table-cell>
          <table:table-cell table:style-name="ce9" table:formula="of:=-LN([.G235])-[.F235]^2/[.G235]" office:value-type="float" office:value="8.50694601536392" calcext:value-type="float">
            <text:p>8.506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14" calcext:value-type="date">
            <text:p>2016-06-14</text:p>
          </table:table-cell>
          <table:table-cell table:style-name="ce5" office:value-type="float" office:value="2076.65" calcext:value-type="float">
            <text:p>2,076.65</text:p>
          </table:table-cell>
          <table:table-cell table:style-name="ce5" office:value-type="float" office:value="2081.3" calcext:value-type="float">
            <text:p>2,081.30</text:p>
          </table:table-cell>
          <table:table-cell table:style-name="ce5" office:value-type="float" office:value="2064.1" calcext:value-type="float">
            <text:p>2,064.10</text:p>
          </table:table-cell>
          <table:table-cell table:style-name="ce5" office:value-type="float" office:value="2075.32" calcext:value-type="float">
            <text:p>2,075.32</text:p>
          </table:table-cell>
          <table:table-cell table:style-name="ce9" table:formula="of:=([.E236]-[.E235])/[.E235]" office:value-type="float" office:value="-0.00179888988292776" calcext:value-type="float">
            <text:p>-0.00180</text:p>
          </table:table-cell>
          <table:table-cell table:style-name="ce9" table:formula="of:=[.$K$2]+[.$K$3]*[.F235]^2+[.$K$4]*[.G235]" office:value-type="float" office:value="0.0000499600275889828" calcext:value-type="float">
            <text:p>0.00005</text:p>
          </table:table-cell>
          <table:table-cell table:style-name="ce9" table:formula="of:=-LN([.G236])-[.F236]^2/[.G236]" office:value-type="float" office:value="9.83951544250504" calcext:value-type="float">
            <text:p>9.839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15" calcext:value-type="date">
            <text:p>2016-06-15</text:p>
          </table:table-cell>
          <table:table-cell table:style-name="ce5" office:value-type="float" office:value="2077.6" calcext:value-type="float">
            <text:p>2,077.60</text:p>
          </table:table-cell>
          <table:table-cell table:style-name="ce5" office:value-type="float" office:value="2085.65" calcext:value-type="float">
            <text:p>2,085.65</text:p>
          </table:table-cell>
          <table:table-cell table:style-name="ce5" office:value-type="float" office:value="2069.8" calcext:value-type="float">
            <text:p>2,069.80</text:p>
          </table:table-cell>
          <table:table-cell table:style-name="ce5" office:value-type="float" office:value="2071.5" calcext:value-type="float">
            <text:p>2,071.50</text:p>
          </table:table-cell>
          <table:table-cell table:style-name="ce9" table:formula="of:=([.E237]-[.E236])/[.E236]" office:value-type="float" office:value="-0.00184067999151946" calcext:value-type="float">
            <text:p>-0.00184</text:p>
          </table:table-cell>
          <table:table-cell table:style-name="ce9" table:formula="of:=[.$K$2]+[.$K$3]*[.F236]^2+[.$K$4]*[.G236]" office:value-type="float" office:value="0.0000420549627695347" calcext:value-type="float">
            <text:p>0.00004</text:p>
          </table:table-cell>
          <table:table-cell table:style-name="ce9" table:formula="of:=-LN([.G237])-[.F237]^2/[.G237]" office:value-type="float" office:value="9.99596947145317" calcext:value-type="float">
            <text:p>9.995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16" calcext:value-type="date">
            <text:p>2016-06-16</text:p>
          </table:table-cell>
          <table:table-cell table:style-name="ce5" office:value-type="float" office:value="2066.36" calcext:value-type="float">
            <text:p>2,066.36</text:p>
          </table:table-cell>
          <table:table-cell table:style-name="ce5" office:value-type="float" office:value="2079.62" calcext:value-type="float">
            <text:p>2,079.62</text:p>
          </table:table-cell>
          <table:table-cell table:style-name="ce5" office:value-type="float" office:value="2050.37" calcext:value-type="float">
            <text:p>2,050.37</text:p>
          </table:table-cell>
          <table:table-cell table:style-name="ce5" office:value-type="float" office:value="2077.99" calcext:value-type="float">
            <text:p>2,077.99</text:p>
          </table:table-cell>
          <table:table-cell table:style-name="ce9" table:formula="of:=([.E238]-[.E237])/[.E237]" office:value-type="float" office:value="0.00313299541395114" calcext:value-type="float">
            <text:p>0.00313</text:p>
          </table:table-cell>
          <table:table-cell table:style-name="ce9" table:formula="of:=[.$K$2]+[.$K$3]*[.F237]^2+[.$K$4]*[.G237]" office:value-type="float" office:value="0.0000361793565992587" calcext:value-type="float">
            <text:p>0.00004</text:p>
          </table:table-cell>
          <table:table-cell table:style-name="ce9" table:formula="of:=-LN([.G238])-[.F238]^2/[.G238]" office:value-type="float" office:value="9.95571631084486" calcext:value-type="float">
            <text:p>9.955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17" calcext:value-type="date">
            <text:p>2016-06-17</text:p>
          </table:table-cell>
          <table:table-cell table:number-columns-repeated="2" table:style-name="ce5" office:value-type="float" office:value="2078.2" calcext:value-type="float">
            <text:p>2,078.20</text:p>
          </table:table-cell>
          <table:table-cell table:style-name="ce5" office:value-type="float" office:value="2062.84" calcext:value-type="float">
            <text:p>2,062.84</text:p>
          </table:table-cell>
          <table:table-cell table:style-name="ce5" office:value-type="float" office:value="2071.22" calcext:value-type="float">
            <text:p>2,071.22</text:p>
          </table:table-cell>
          <table:table-cell table:style-name="ce9" table:formula="of:=([.E239]-[.E238])/[.E238]" office:value-type="float" office:value="-0.00325795600556306" calcext:value-type="float">
            <text:p>-0.00326</text:p>
          </table:table-cell>
          <table:table-cell table:style-name="ce9" table:formula="of:=[.$K$2]+[.$K$3]*[.F238]^2+[.$K$4]*[.G238]" office:value-type="float" office:value="0.0000332253309258293" calcext:value-type="float">
            <text:p>0.00003</text:p>
          </table:table-cell>
          <table:table-cell table:style-name="ce9" table:formula="of:=-LN([.G239])-[.F239]^2/[.G239]" office:value-type="float" office:value="9.99273458873973" calcext:value-type="float">
            <text:p>9.992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20" calcext:value-type="date">
            <text:p>2016-06-20</text:p>
          </table:table-cell>
          <table:table-cell table:style-name="ce5" office:value-type="float" office:value="2075.58" calcext:value-type="float">
            <text:p>2,075.58</text:p>
          </table:table-cell>
          <table:table-cell table:style-name="ce5" office:value-type="float" office:value="2100.66" calcext:value-type="float">
            <text:p>2,100.66</text:p>
          </table:table-cell>
          <table:table-cell table:style-name="ce5" office:value-type="float" office:value="2075.58" calcext:value-type="float">
            <text:p>2,075.58</text:p>
          </table:table-cell>
          <table:table-cell table:style-name="ce5" office:value-type="float" office:value="2083.25" calcext:value-type="float">
            <text:p>2,083.25</text:p>
          </table:table-cell>
          <table:table-cell table:style-name="ce9" table:formula="of:=([.E240]-[.E239])/[.E239]" office:value-type="float" office:value="0.00580817102963481" calcext:value-type="float">
            <text:p>0.00581</text:p>
          </table:table-cell>
          <table:table-cell table:style-name="ce9" table:formula="of:=[.$K$2]+[.$K$3]*[.F239]^2+[.$K$4]*[.G239]" office:value-type="float" office:value="0.0000311956941849878" calcext:value-type="float">
            <text:p>0.00003</text:p>
          </table:table-cell>
          <table:table-cell table:style-name="ce9" table:formula="of:=-LN([.G240])-[.F240]^2/[.G240]" office:value-type="float" office:value="9.29383602462923" calcext:value-type="float">
            <text:p>9.293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016-06-21</text:p>
          </table:table-cell>
          <table:table-cell table:style-name="ce5" office:value-type="float" office:value="2085.19" calcext:value-type="float">
            <text:p>2,085.19</text:p>
          </table:table-cell>
          <table:table-cell table:style-name="ce5" office:value-type="float" office:value="2093.66" calcext:value-type="float">
            <text:p>2,093.66</text:p>
          </table:table-cell>
          <table:table-cell table:style-name="ce5" office:value-type="float" office:value="2083.02" calcext:value-type="float">
            <text:p>2,083.02</text:p>
          </table:table-cell>
          <table:table-cell table:style-name="ce5" office:value-type="float" office:value="2088.9" calcext:value-type="float">
            <text:p>2,088.90</text:p>
          </table:table-cell>
          <table:table-cell table:style-name="ce9" table:formula="of:=([.E241]-[.E240])/[.E240]" office:value-type="float" office:value="0.00271210848433942" calcext:value-type="float">
            <text:p>0.00271</text:p>
          </table:table-cell>
          <table:table-cell table:style-name="ce9" table:formula="of:=[.$K$2]+[.$K$3]*[.F240]^2+[.$K$4]*[.G240]" office:value-type="float" office:value="0.0000348526069165593" calcext:value-type="float">
            <text:p>0.00003</text:p>
          </table:table-cell>
          <table:table-cell table:style-name="ce9" table:formula="of:=-LN([.G241])-[.F241]^2/[.G241]" office:value-type="float" office:value="10.0533357832142" calcext:value-type="float">
            <text:p>10.053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22" calcext:value-type="date">
            <text:p>2016-06-22</text:p>
          </table:table-cell>
          <table:table-cell table:style-name="ce5" office:value-type="float" office:value="2089.75" calcext:value-type="float">
            <text:p>2,089.75</text:p>
          </table:table-cell>
          <table:table-cell table:style-name="ce5" office:value-type="float" office:value="2099.71" calcext:value-type="float">
            <text:p>2,099.71</text:p>
          </table:table-cell>
          <table:table-cell table:style-name="ce5" office:value-type="float" office:value="2084.36" calcext:value-type="float">
            <text:p>2,084.36</text:p>
          </table:table-cell>
          <table:table-cell table:style-name="ce5" office:value-type="float" office:value="2085.45" calcext:value-type="float">
            <text:p>2,085.45</text:p>
          </table:table-cell>
          <table:table-cell table:style-name="ce9" table:formula="of:=([.E242]-[.E241])/[.E241]" office:value-type="float" office:value="-0.00165158695964396" calcext:value-type="float">
            <text:p>-0.00165</text:p>
          </table:table-cell>
          <table:table-cell table:style-name="ce9" table:formula="of:=[.$K$2]+[.$K$3]*[.F241]^2+[.$K$4]*[.G241]" office:value-type="float" office:value="0.0000316829239901525" calcext:value-type="float">
            <text:p>0.00003</text:p>
          </table:table-cell>
          <table:table-cell table:style-name="ce9" table:formula="of:=-LN([.G242])-[.F242]^2/[.G242]" office:value-type="float" office:value="10.2736377561782" calcext:value-type="float">
            <text:p>10.2736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23" calcext:value-type="date">
            <text:p>2016-06-23</text:p>
          </table:table-cell>
          <table:table-cell table:style-name="ce5" office:value-type="float" office:value="2092.8" calcext:value-type="float">
            <text:p>2,092.80</text:p>
          </table:table-cell>
          <table:table-cell table:style-name="ce5" office:value-type="float" office:value="2113.32" calcext:value-type="float">
            <text:p>2,113.32</text:p>
          </table:table-cell>
          <table:table-cell table:style-name="ce5" office:value-type="float" office:value="2092.8" calcext:value-type="float">
            <text:p>2,092.80</text:p>
          </table:table-cell>
          <table:table-cell table:style-name="ce5" office:value-type="float" office:value="2113.32" calcext:value-type="float">
            <text:p>2,113.32</text:p>
          </table:table-cell>
          <table:table-cell table:style-name="ce9" table:formula="of:=([.E243]-[.E242])/[.E242]" office:value-type="float" office:value="0.0133640221534922" calcext:value-type="float">
            <text:p>0.01336</text:p>
          </table:table-cell>
          <table:table-cell table:style-name="ce9" table:formula="of:=[.$K$2]+[.$K$3]*[.F242]^2+[.$K$4]*[.G242]" office:value-type="float" office:value="0.0000282776742704124" calcext:value-type="float">
            <text:p>0.00003</text:p>
          </table:table-cell>
          <table:table-cell table:style-name="ce9" table:formula="of:=-LN([.G243])-[.F243]^2/[.G243]" office:value-type="float" office:value="4.15760425954157" calcext:value-type="float">
            <text:p>4.157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24" calcext:value-type="date">
            <text:p>2016-06-24</text:p>
          </table:table-cell>
          <table:table-cell table:number-columns-repeated="2" table:style-name="ce5" office:value-type="float" office:value="2103.81" calcext:value-type="float">
            <text:p>2,103.81</text:p>
          </table:table-cell>
          <table:table-cell table:style-name="ce5" office:value-type="float" office:value="2032.57" calcext:value-type="float">
            <text:p>2,032.57</text:p>
          </table:table-cell>
          <table:table-cell table:style-name="ce5" office:value-type="float" office:value="2037.41" calcext:value-type="float">
            <text:p>2,037.41</text:p>
          </table:table-cell>
          <table:table-cell table:style-name="ce9" table:formula="of:=([.E244]-[.E243])/[.E243]" office:value-type="float" office:value="-0.0359197849828706" calcext:value-type="float">
            <text:p>-0.03592</text:p>
          </table:table-cell>
          <table:table-cell table:style-name="ce9" table:formula="of:=[.$K$2]+[.$K$3]*[.F243]^2+[.$K$4]*[.G243]" office:value-type="float" office:value="0.0000650903170394743" calcext:value-type="float">
            <text:p>0.00007</text:p>
          </table:table-cell>
          <table:table-cell table:style-name="ce9" table:formula="of:=-LN([.G244])-[.F244]^2/[.G244]" office:value-type="float" office:value="-10.1824294562053" calcext:value-type="float">
            <text:p>-10.182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27" calcext:value-type="date">
            <text:p>2016-06-27</text:p>
          </table:table-cell>
          <table:table-cell table:number-columns-repeated="2" table:style-name="ce5" office:value-type="float" office:value="2031.45" calcext:value-type="float">
            <text:p>2,031.45</text:p>
          </table:table-cell>
          <table:table-cell table:style-name="ce5" office:value-type="float" office:value="1991.68" calcext:value-type="float">
            <text:p>1,991.68</text:p>
          </table:table-cell>
          <table:table-cell table:style-name="ce5" office:value-type="float" office:value="2000.54" calcext:value-type="float">
            <text:p>2,000.54</text:p>
          </table:table-cell>
          <table:table-cell table:style-name="ce9" table:formula="of:=([.E245]-[.E244])/[.E244]" office:value-type="float" office:value="-0.0180965048762891" calcext:value-type="float">
            <text:p>-0.01810</text:p>
          </table:table-cell>
          <table:table-cell table:style-name="ce9" table:formula="of:=[.$K$2]+[.$K$3]*[.F244]^2+[.$K$4]*[.G244]" office:value-type="float" office:value="0.00034138647965441" calcext:value-type="float">
            <text:p>0.00034</text:p>
          </table:table-cell>
          <table:table-cell table:style-name="ce9" table:formula="of:=-LN([.G245])-[.F245]^2/[.G245]" office:value-type="float" office:value="7.02322042876181" calcext:value-type="float">
            <text:p>7.0232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28" calcext:value-type="date">
            <text:p>2016-06-28</text:p>
          </table:table-cell>
          <table:table-cell table:style-name="ce5" office:value-type="float" office:value="2006.67" calcext:value-type="float">
            <text:p>2,006.67</text:p>
          </table:table-cell>
          <table:table-cell table:style-name="ce5" office:value-type="float" office:value="2036.09" calcext:value-type="float">
            <text:p>2,036.09</text:p>
          </table:table-cell>
          <table:table-cell table:style-name="ce5" office:value-type="float" office:value="2006.67" calcext:value-type="float">
            <text:p>2,006.67</text:p>
          </table:table-cell>
          <table:table-cell table:style-name="ce5" office:value-type="float" office:value="2036.09" calcext:value-type="float">
            <text:p>2,036.09</text:p>
          </table:table-cell>
          <table:table-cell table:style-name="ce9" table:formula="of:=([.E246]-[.E245])/[.E245]" office:value-type="float" office:value="0.0177702020454477" calcext:value-type="float">
            <text:p>0.01777</text:p>
          </table:table-cell>
          <table:table-cell table:style-name="ce9" table:formula="of:=[.$K$2]+[.$K$3]*[.F245]^2+[.$K$4]*[.G245]" office:value-type="float" office:value="0.000332482992695649" calcext:value-type="float">
            <text:p>0.00033</text:p>
          </table:table-cell>
          <table:table-cell table:style-name="ce9" table:formula="of:=-LN([.G246])-[.F246]^2/[.G246]" office:value-type="float" office:value="7.05915874025345" calcext:value-type="float">
            <text:p>7.059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29" calcext:value-type="date">
            <text:p>2016-06-29</text:p>
          </table:table-cell>
          <table:table-cell table:style-name="ce5" office:value-type="float" office:value="2042.69" calcext:value-type="float">
            <text:p>2,042.69</text:p>
          </table:table-cell>
          <table:table-cell table:style-name="ce5" office:value-type="float" office:value="2073.13" calcext:value-type="float">
            <text:p>2,073.13</text:p>
          </table:table-cell>
          <table:table-cell table:style-name="ce5" office:value-type="float" office:value="2042.69" calcext:value-type="float">
            <text:p>2,042.69</text:p>
          </table:table-cell>
          <table:table-cell table:style-name="ce5" office:value-type="float" office:value="2070.77" calcext:value-type="float">
            <text:p>2,070.77</text:p>
          </table:table-cell>
          <table:table-cell table:style-name="ce9" table:formula="of:=([.E247]-[.E246])/[.E246]" office:value-type="float" office:value="0.0170326459046506" calcext:value-type="float">
            <text:p>0.01703</text:p>
          </table:table-cell>
          <table:table-cell table:style-name="ce9" table:formula="of:=[.$K$2]+[.$K$3]*[.F246]^2+[.$K$4]*[.G246]" office:value-type="float" office:value="0.000323207809838594" calcext:value-type="float">
            <text:p>0.00032</text:p>
          </table:table-cell>
          <table:table-cell table:style-name="ce9" table:formula="of:=-LN([.G247])-[.F247]^2/[.G247]" office:value-type="float" office:value="7.13961600683199" calcext:value-type="float">
            <text:p>7.139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6-30" calcext:value-type="date">
            <text:p>2016-06-30</text:p>
          </table:table-cell>
          <table:table-cell table:style-name="ce5" office:value-type="float" office:value="2073.17" calcext:value-type="float">
            <text:p>2,073.17</text:p>
          </table:table-cell>
          <table:table-cell table:style-name="ce5" office:value-type="float" office:value="2098.94" calcext:value-type="float">
            <text:p>2,098.94</text:p>
          </table:table-cell>
          <table:table-cell table:style-name="ce5" office:value-type="float" office:value="2070" calcext:value-type="float">
            <text:p>2,070.00</text:p>
          </table:table-cell>
          <table:table-cell table:style-name="ce5" office:value-type="float" office:value="2098.86" calcext:value-type="float">
            <text:p>2,098.86</text:p>
          </table:table-cell>
          <table:table-cell table:style-name="ce9" table:formula="of:=([.E248]-[.E247])/[.E247]" office:value-type="float" office:value="0.0135650023904152" calcext:value-type="float">
            <text:p>0.01357</text:p>
          </table:table-cell>
          <table:table-cell table:style-name="ce9" table:formula="of:=[.$K$2]+[.$K$3]*[.F247]^2+[.$K$4]*[.G247]" office:value-type="float" office:value="0.000310529341812178" calcext:value-type="float">
            <text:p>0.00031</text:p>
          </table:table-cell>
          <table:table-cell table:style-name="ce9" table:formula="of:=-LN([.G248])-[.F248]^2/[.G248]" office:value-type="float" office:value="7.48466564756506" calcext:value-type="float">
            <text:p>7.484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5" office:value-type="float" office:value="2099.34" calcext:value-type="float">
            <text:p>2,099.34</text:p>
          </table:table-cell>
          <table:table-cell table:style-name="ce5" office:value-type="float" office:value="2108.71" calcext:value-type="float">
            <text:p>2,108.71</text:p>
          </table:table-cell>
          <table:table-cell table:style-name="ce5" office:value-type="float" office:value="2097.9" calcext:value-type="float">
            <text:p>2,097.90</text:p>
          </table:table-cell>
          <table:table-cell table:style-name="ce5" office:value-type="float" office:value="2102.95" calcext:value-type="float">
            <text:p>2,102.95</text:p>
          </table:table-cell>
          <table:table-cell table:style-name="ce9" table:formula="of:=([.E249]-[.E248])/[.E248]" office:value-type="float" office:value="0.00194867690079362" calcext:value-type="float">
            <text:p>0.00195</text:p>
          </table:table-cell>
          <table:table-cell table:style-name="ce9" table:formula="of:=[.$K$2]+[.$K$3]*[.F248]^2+[.$K$4]*[.G248]" office:value-type="float" office:value="0.000277306384767765" calcext:value-type="float">
            <text:p>0.00028</text:p>
          </table:table-cell>
          <table:table-cell table:style-name="ce9" table:formula="of:=-LN([.G249])-[.F249]^2/[.G249]" office:value-type="float" office:value="8.17669391249344" calcext:value-type="float">
            <text:p>8.176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05" calcext:value-type="date">
            <text:p>2016-07-05</text:p>
          </table:table-cell>
          <table:table-cell table:number-columns-repeated="2" table:style-name="ce5" office:value-type="float" office:value="2095.05" calcext:value-type="float">
            <text:p>2,095.05</text:p>
          </table:table-cell>
          <table:table-cell table:style-name="ce5" office:value-type="float" office:value="2080.86" calcext:value-type="float">
            <text:p>2,080.86</text:p>
          </table:table-cell>
          <table:table-cell table:style-name="ce5" office:value-type="float" office:value="2088.55" calcext:value-type="float">
            <text:p>2,088.55</text:p>
          </table:table-cell>
          <table:table-cell table:style-name="ce9" table:formula="of:=([.E250]-[.E249])/[.E249]" office:value-type="float" office:value="-0.00684752371668353" calcext:value-type="float">
            <text:p>-0.00685</text:p>
          </table:table-cell>
          <table:table-cell table:style-name="ce9" table:formula="of:=[.$K$2]+[.$K$3]*[.F249]^2+[.$K$4]*[.G249]" office:value-type="float" office:value="0.000212139493688473" calcext:value-type="float">
            <text:p>0.00021</text:p>
          </table:table-cell>
          <table:table-cell table:style-name="ce9" table:formula="of:=-LN([.G250])-[.F250]^2/[.G250]" office:value-type="float" office:value="8.23723939188455" calcext:value-type="float">
            <text:p>8.237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06" calcext:value-type="date">
            <text:p>2016-07-06</text:p>
          </table:table-cell>
          <table:table-cell table:style-name="ce5" office:value-type="float" office:value="2084.43" calcext:value-type="float">
            <text:p>2,084.43</text:p>
          </table:table-cell>
          <table:table-cell table:style-name="ce5" office:value-type="float" office:value="2100.72" calcext:value-type="float">
            <text:p>2,100.72</text:p>
          </table:table-cell>
          <table:table-cell table:style-name="ce5" office:value-type="float" office:value="2074.02" calcext:value-type="float">
            <text:p>2,074.02</text:p>
          </table:table-cell>
          <table:table-cell table:style-name="ce5" office:value-type="float" office:value="2099.73" calcext:value-type="float">
            <text:p>2,099.73</text:p>
          </table:table-cell>
          <table:table-cell table:style-name="ce9" table:formula="of:=([.E251]-[.E250])/[.E250]" office:value-type="float" office:value="0.0053529960977711" calcext:value-type="float">
            <text:p>0.00535</text:p>
          </table:table-cell>
          <table:table-cell table:style-name="ce9" table:formula="of:=[.$K$2]+[.$K$3]*[.F250]^2+[.$K$4]*[.G250]" office:value-type="float" office:value="0.000173065742492192" calcext:value-type="float">
            <text:p>0.00017</text:p>
          </table:table-cell>
          <table:table-cell table:style-name="ce9" table:formula="of:=-LN([.G251])-[.F251]^2/[.G251]" office:value-type="float" office:value="8.49626860384402" calcext:value-type="float">
            <text:p>8.496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07" calcext:value-type="date">
            <text:p>2016-07-07</text:p>
          </table:table-cell>
          <table:table-cell table:style-name="ce5" office:value-type="float" office:value="2100.42" calcext:value-type="float">
            <text:p>2,100.42</text:p>
          </table:table-cell>
          <table:table-cell table:style-name="ce5" office:value-type="float" office:value="2109.08" calcext:value-type="float">
            <text:p>2,109.08</text:p>
          </table:table-cell>
          <table:table-cell table:style-name="ce5" office:value-type="float" office:value="2089.39" calcext:value-type="float">
            <text:p>2,089.39</text:p>
          </table:table-cell>
          <table:table-cell table:style-name="ce5" office:value-type="float" office:value="2097.9" calcext:value-type="float">
            <text:p>2,097.90</text:p>
          </table:table-cell>
          <table:table-cell table:style-name="ce9" table:formula="of:=([.E252]-[.E251])/[.E251]" office:value-type="float" office:value="-0.000871540626651964" calcext:value-type="float">
            <text:p>-0.00087</text:p>
          </table:table-cell>
          <table:table-cell table:style-name="ce9" table:formula="of:=[.$K$2]+[.$K$3]*[.F251]^2+[.$K$4]*[.G251]" office:value-type="float" office:value="0.000139774460137567" calcext:value-type="float">
            <text:p>0.00014</text:p>
          </table:table-cell>
          <table:table-cell table:style-name="ce9" table:formula="of:=-LN([.G252])-[.F252]^2/[.G252]" office:value-type="float" office:value="8.87004608538367" calcext:value-type="float">
            <text:p>8.870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2016-07-08</text:p>
          </table:table-cell>
          <table:table-cell table:style-name="ce5" office:value-type="float" office:value="2106.97" calcext:value-type="float">
            <text:p>2,106.97</text:p>
          </table:table-cell>
          <table:table-cell table:style-name="ce5" office:value-type="float" office:value="2131.71" calcext:value-type="float">
            <text:p>2,131.71</text:p>
          </table:table-cell>
          <table:table-cell table:style-name="ce5" office:value-type="float" office:value="2106.97" calcext:value-type="float">
            <text:p>2,106.97</text:p>
          </table:table-cell>
          <table:table-cell table:style-name="ce5" office:value-type="float" office:value="2129.9" calcext:value-type="float">
            <text:p>2,129.90</text:p>
          </table:table-cell>
          <table:table-cell table:style-name="ce9" table:formula="of:=([.E253]-[.E252])/[.E252]" office:value-type="float" office:value="0.0152533485866819" calcext:value-type="float">
            <text:p>0.01525</text:p>
          </table:table-cell>
          <table:table-cell table:style-name="ce9" table:formula="of:=[.$K$2]+[.$K$3]*[.F252]^2+[.$K$4]*[.G252]" office:value-type="float" office:value="0.000108643960958882" calcext:value-type="float">
            <text:p>0.00011</text:p>
          </table:table-cell>
          <table:table-cell table:style-name="ce9" table:formula="of:=-LN([.G253])-[.F253]^2/[.G253]" office:value-type="float" office:value="6.98590129300527" calcext:value-type="float">
            <text:p>6.985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11" calcext:value-type="date">
            <text:p>2016-07-11</text:p>
          </table:table-cell>
          <table:table-cell table:style-name="ce5" office:value-type="float" office:value="2131.72" calcext:value-type="float">
            <text:p>2,131.72</text:p>
          </table:table-cell>
          <table:table-cell table:style-name="ce5" office:value-type="float" office:value="2143.16" calcext:value-type="float">
            <text:p>2,143.16</text:p>
          </table:table-cell>
          <table:table-cell table:style-name="ce5" office:value-type="float" office:value="2131.72" calcext:value-type="float">
            <text:p>2,131.72</text:p>
          </table:table-cell>
          <table:table-cell table:style-name="ce5" office:value-type="float" office:value="2137.16" calcext:value-type="float">
            <text:p>2,137.16</text:p>
          </table:table-cell>
          <table:table-cell table:style-name="ce9" table:formula="of:=([.E254]-[.E253])/[.E253]" office:value-type="float" office:value="0.00340861073289815" calcext:value-type="float">
            <text:p>0.00341</text:p>
          </table:table-cell>
          <table:table-cell table:style-name="ce9" table:formula="of:=[.$K$2]+[.$K$3]*[.F253]^2+[.$K$4]*[.G253]" office:value-type="float" office:value="0.000137270244876565" calcext:value-type="float">
            <text:p>0.00014</text:p>
          </table:table-cell>
          <table:table-cell table:style-name="ce9" table:formula="of:=-LN([.G254])-[.F254]^2/[.G254]" office:value-type="float" office:value="8.80891844861408" calcext:value-type="float">
            <text:p>8.8089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12" calcext:value-type="date">
            <text:p>2016-07-12</text:p>
          </table:table-cell>
          <table:table-cell table:style-name="ce5" office:value-type="float" office:value="2139.5" calcext:value-type="float">
            <text:p>2,139.50</text:p>
          </table:table-cell>
          <table:table-cell table:style-name="ce5" office:value-type="float" office:value="2155.4" calcext:value-type="float">
            <text:p>2,155.40</text:p>
          </table:table-cell>
          <table:table-cell table:style-name="ce5" office:value-type="float" office:value="2139.5" calcext:value-type="float">
            <text:p>2,139.50</text:p>
          </table:table-cell>
          <table:table-cell table:style-name="ce5" office:value-type="float" office:value="2152.14" calcext:value-type="float">
            <text:p>2,152.14</text:p>
          </table:table-cell>
          <table:table-cell table:style-name="ce9" table:formula="of:=([.E255]-[.E254])/[.E254]" office:value-type="float" office:value="0.00700930206442195" calcext:value-type="float">
            <text:p>0.00701</text:p>
          </table:table-cell>
          <table:table-cell table:style-name="ce9" table:formula="of:=[.$K$2]+[.$K$3]*[.F254]^2+[.$K$4]*[.G254]" office:value-type="float" office:value="0.00010920204527504" calcext:value-type="float">
            <text:p>0.00011</text:p>
          </table:table-cell>
          <table:table-cell table:style-name="ce9" table:formula="of:=-LN([.G255])-[.F255]^2/[.G255]" office:value-type="float" office:value="8.6724078782519" calcext:value-type="float">
            <text:p>8.672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13" calcext:value-type="date">
            <text:p>2016-07-13</text:p>
          </table:table-cell>
          <table:table-cell table:style-name="ce5" office:value-type="float" office:value="2153.81" calcext:value-type="float">
            <text:p>2,153.81</text:p>
          </table:table-cell>
          <table:table-cell table:style-name="ce5" office:value-type="float" office:value="2156.45" calcext:value-type="float">
            <text:p>2,156.45</text:p>
          </table:table-cell>
          <table:table-cell table:style-name="ce5" office:value-type="float" office:value="2146.21" calcext:value-type="float">
            <text:p>2,146.21</text:p>
          </table:table-cell>
          <table:table-cell table:style-name="ce5" office:value-type="float" office:value="2152.43" calcext:value-type="float">
            <text:p>2,152.43</text:p>
          </table:table-cell>
          <table:table-cell table:style-name="ce9" table:formula="of:=([.E256]-[.E255])/[.E255]" office:value-type="float" office:value="0.000134749598074458" calcext:value-type="float">
            <text:p>0.00013</text:p>
          </table:table-cell>
          <table:table-cell table:style-name="ce9" table:formula="of:=[.$K$2]+[.$K$3]*[.F255]^2+[.$K$4]*[.G255]" office:value-type="float" office:value="0.0000966137580816743" calcext:value-type="float">
            <text:p>0.00010</text:p>
          </table:table-cell>
          <table:table-cell table:style-name="ce9" table:formula="of:=-LN([.G256])-[.F256]^2/[.G256]" office:value-type="float" office:value="9.24460146508391" calcext:value-type="float">
            <text:p>9.244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14" calcext:value-type="date">
            <text:p>2016-07-14</text:p>
          </table:table-cell>
          <table:table-cell table:style-name="ce5" office:value-type="float" office:value="2157.88" calcext:value-type="float">
            <text:p>2,157.88</text:p>
          </table:table-cell>
          <table:table-cell table:style-name="ce5" office:value-type="float" office:value="2168.99" calcext:value-type="float">
            <text:p>2,168.99</text:p>
          </table:table-cell>
          <table:table-cell table:style-name="ce5" office:value-type="float" office:value="2157.88" calcext:value-type="float">
            <text:p>2,157.88</text:p>
          </table:table-cell>
          <table:table-cell table:style-name="ce5" office:value-type="float" office:value="2163.75" calcext:value-type="float">
            <text:p>2,163.75</text:p>
          </table:table-cell>
          <table:table-cell table:style-name="ce9" table:formula="of:=([.E257]-[.E256])/[.E256]" office:value-type="float" office:value="0.00525917219143023" calcext:value-type="float">
            <text:p>0.00526</text:p>
          </table:table-cell>
          <table:table-cell table:style-name="ce9" table:formula="of:=[.$K$2]+[.$K$3]*[.F256]^2+[.$K$4]*[.G256]" office:value-type="float" office:value="0.0000762120869365674" calcext:value-type="float">
            <text:p>0.00008</text:p>
          </table:table-cell>
          <table:table-cell table:style-name="ce9" table:formula="of:=-LN([.G257])-[.F257]^2/[.G257]" office:value-type="float" office:value="9.11907046632292" calcext:value-type="float">
            <text:p>9.119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15" calcext:value-type="date">
            <text:p>2016-07-15</text:p>
          </table:table-cell>
          <table:table-cell table:style-name="ce5" office:value-type="float" office:value="2165.13" calcext:value-type="float">
            <text:p>2,165.13</text:p>
          </table:table-cell>
          <table:table-cell table:style-name="ce5" office:value-type="float" office:value="2169.05" calcext:value-type="float">
            <text:p>2,169.05</text:p>
          </table:table-cell>
          <table:table-cell table:style-name="ce5" office:value-type="float" office:value="2155.79" calcext:value-type="float">
            <text:p>2,155.79</text:p>
          </table:table-cell>
          <table:table-cell table:style-name="ce5" office:value-type="float" office:value="2161.74" calcext:value-type="float">
            <text:p>2,161.74</text:p>
          </table:table-cell>
          <table:table-cell table:style-name="ce9" table:formula="of:=([.E258]-[.E257])/[.E257]" office:value-type="float" office:value="-0.000928942807625751" calcext:value-type="float">
            <text:p>-0.00093</text:p>
          </table:table-cell>
          <table:table-cell table:style-name="ce9" table:formula="of:=[.$K$2]+[.$K$3]*[.F257]^2+[.$K$4]*[.G257]" office:value-type="float" office:value="0.0000671460697642668" calcext:value-type="float">
            <text:p>0.00007</text:p>
          </table:table-cell>
          <table:table-cell table:style-name="ce9" table:formula="of:=-LN([.G258])-[.F258]^2/[.G258]" office:value-type="float" office:value="9.59578856129554" calcext:value-type="float">
            <text:p>9.5957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18" calcext:value-type="date">
            <text:p>2016-07-18</text:p>
          </table:table-cell>
          <table:table-cell table:style-name="ce5" office:value-type="float" office:value="2162.04" calcext:value-type="float">
            <text:p>2,162.04</text:p>
          </table:table-cell>
          <table:table-cell table:style-name="ce5" office:value-type="float" office:value="2168.35" calcext:value-type="float">
            <text:p>2,168.35</text:p>
          </table:table-cell>
          <table:table-cell table:style-name="ce5" office:value-type="float" office:value="2159.63" calcext:value-type="float">
            <text:p>2,159.63</text:p>
          </table:table-cell>
          <table:table-cell table:style-name="ce5" office:value-type="float" office:value="2166.89" calcext:value-type="float">
            <text:p>2,166.89</text:p>
          </table:table-cell>
          <table:table-cell table:style-name="ce9" table:formula="of:=([.E259]-[.E258])/[.E258]" office:value-type="float" office:value="0.0023823401519147" calcext:value-type="float">
            <text:p>0.00238</text:p>
          </table:table-cell>
          <table:table-cell table:style-name="ce9" table:formula="of:=[.$K$2]+[.$K$3]*[.F258]^2+[.$K$4]*[.G258]" office:value-type="float" office:value="0.0000543717761503942" calcext:value-type="float">
            <text:p>0.00005</text:p>
          </table:table-cell>
          <table:table-cell table:style-name="ce9" table:formula="of:=-LN([.G259])-[.F259]^2/[.G259]" office:value-type="float" office:value="9.71528133894386" calcext:value-type="float">
            <text:p>9.7152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19" calcext:value-type="date">
            <text:p>2016-07-19</text:p>
          </table:table-cell>
          <table:table-cell table:style-name="ce5" office:value-type="float" office:value="2163.79" calcext:value-type="float">
            <text:p>2,163.79</text:p>
          </table:table-cell>
          <table:table-cell table:style-name="ce5" office:value-type="float" office:value="2164.63" calcext:value-type="float">
            <text:p>2,164.63</text:p>
          </table:table-cell>
          <table:table-cell table:style-name="ce5" office:value-type="float" office:value="2159.01" calcext:value-type="float">
            <text:p>2,159.01</text:p>
          </table:table-cell>
          <table:table-cell table:style-name="ce5" office:value-type="float" office:value="2163.78" calcext:value-type="float">
            <text:p>2,163.78</text:p>
          </table:table-cell>
          <table:table-cell table:style-name="ce9" table:formula="of:=([.E260]-[.E259])/[.E259]" office:value-type="float" office:value="-0.00143523667560406" calcext:value-type="float">
            <text:p>-0.00144</text:p>
          </table:table-cell>
          <table:table-cell table:style-name="ce9" table:formula="of:=[.$K$2]+[.$K$3]*[.F259]^2+[.$K$4]*[.G259]" office:value-type="float" office:value="0.0000458990364517223" calcext:value-type="float">
            <text:p>0.00005</text:p>
          </table:table-cell>
          <table:table-cell table:style-name="ce9" table:formula="of:=-LN([.G260])-[.F260]^2/[.G260]" office:value-type="float" office:value="9.94418740168816" calcext:value-type="float">
            <text:p>9.944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20" calcext:value-type="date">
            <text:p>2016-07-20</text:p>
          </table:table-cell>
          <table:table-cell table:style-name="ce5" office:value-type="float" office:value="2166.1" calcext:value-type="float">
            <text:p>2,166.10</text:p>
          </table:table-cell>
          <table:table-cell table:style-name="ce5" office:value-type="float" office:value="2175.63" calcext:value-type="float">
            <text:p>2,175.63</text:p>
          </table:table-cell>
          <table:table-cell table:style-name="ce5" office:value-type="float" office:value="2164.89" calcext:value-type="float">
            <text:p>2,164.89</text:p>
          </table:table-cell>
          <table:table-cell table:style-name="ce5" office:value-type="float" office:value="2173.02" calcext:value-type="float">
            <text:p>2,173.02</text:p>
          </table:table-cell>
          <table:table-cell table:style-name="ce9" table:formula="of:=([.E261]-[.E260])/[.E260]" office:value-type="float" office:value="0.00427030474447485" calcext:value-type="float">
            <text:p>0.00427</text:p>
          </table:table-cell>
          <table:table-cell table:style-name="ce9" table:formula="of:=[.$K$2]+[.$K$3]*[.F260]^2+[.$K$4]*[.G260]" office:value-type="float" office:value="0.0000387558561398358" calcext:value-type="float">
            <text:p>0.00004</text:p>
          </table:table-cell>
          <table:table-cell table:style-name="ce9" table:formula="of:=-LN([.G261])-[.F261]^2/[.G261]" office:value-type="float" office:value="9.68770617990796" calcext:value-type="float">
            <text:p>9.687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21" calcext:value-type="date">
            <text:p>2016-07-21</text:p>
          </table:table-cell>
          <table:table-cell table:style-name="ce5" office:value-type="float" office:value="2172.91" calcext:value-type="float">
            <text:p>2,172.91</text:p>
          </table:table-cell>
          <table:table-cell table:style-name="ce5" office:value-type="float" office:value="2174.56" calcext:value-type="float">
            <text:p>2,174.56</text:p>
          </table:table-cell>
          <table:table-cell table:style-name="ce5" office:value-type="float" office:value="2159.75" calcext:value-type="float">
            <text:p>2,159.75</text:p>
          </table:table-cell>
          <table:table-cell table:style-name="ce5" office:value-type="float" office:value="2165.17" calcext:value-type="float">
            <text:p>2,165.17</text:p>
          </table:table-cell>
          <table:table-cell table:style-name="ce9" table:formula="of:=([.E262]-[.E261])/[.E261]" office:value-type="float" office:value="-0.00361248400843062" calcext:value-type="float">
            <text:p>-0.00361</text:p>
          </table:table-cell>
          <table:table-cell table:style-name="ce9" table:formula="of:=[.$K$2]+[.$K$3]*[.F261]^2+[.$K$4]*[.G261]" office:value-type="float" office:value="0.0000370357645012029" calcext:value-type="float">
            <text:p>0.00004</text:p>
          </table:table-cell>
          <table:table-cell table:style-name="ce9" table:formula="of:=-LN([.G262])-[.F262]^2/[.G262]" office:value-type="float" office:value="9.85126329818298" calcext:value-type="float">
            <text:p>9.851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22" calcext:value-type="date">
            <text:p>2016-07-22</text:p>
          </table:table-cell>
          <table:table-cell table:style-name="ce5" office:value-type="float" office:value="2166.47" calcext:value-type="float">
            <text:p>2,166.47</text:p>
          </table:table-cell>
          <table:table-cell table:style-name="ce5" office:value-type="float" office:value="2175.11" calcext:value-type="float">
            <text:p>2,175.11</text:p>
          </table:table-cell>
          <table:table-cell table:style-name="ce5" office:value-type="float" office:value="2163.24" calcext:value-type="float">
            <text:p>2,163.24</text:p>
          </table:table-cell>
          <table:table-cell table:style-name="ce5" office:value-type="float" office:value="2175.03" calcext:value-type="float">
            <text:p>2,175.03</text:p>
          </table:table-cell>
          <table:table-cell table:style-name="ce9" table:formula="of:=([.E263]-[.E262])/[.E262]" office:value-type="float" office:value="0.00455391493508599" calcext:value-type="float">
            <text:p>0.00455</text:p>
          </table:table-cell>
          <table:table-cell table:style-name="ce9" table:formula="of:=[.$K$2]+[.$K$3]*[.F262]^2+[.$K$4]*[.G262]" office:value-type="float" office:value="0.00003458939347939" calcext:value-type="float">
            <text:p>0.00003</text:p>
          </table:table-cell>
          <table:table-cell table:style-name="ce9" table:formula="of:=-LN([.G263])-[.F263]^2/[.G263]" office:value-type="float" office:value="9.67241143513843" calcext:value-type="float">
            <text:p>9.672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25" calcext:value-type="date">
            <text:p>2016-07-25</text:p>
          </table:table-cell>
          <table:table-cell table:number-columns-repeated="2" table:style-name="ce5" office:value-type="float" office:value="2173.71" calcext:value-type="float">
            <text:p>2,173.71</text:p>
          </table:table-cell>
          <table:table-cell table:style-name="ce5" office:value-type="float" office:value="2161.95" calcext:value-type="float">
            <text:p>2,161.95</text:p>
          </table:table-cell>
          <table:table-cell table:style-name="ce5" office:value-type="float" office:value="2168.48" calcext:value-type="float">
            <text:p>2,168.48</text:p>
          </table:table-cell>
          <table:table-cell table:style-name="ce9" table:formula="of:=([.E264]-[.E263])/[.E263]" office:value-type="float" office:value="-0.00301145271559481" calcext:value-type="float">
            <text:p>-0.00301</text:p>
          </table:table-cell>
          <table:table-cell table:style-name="ce9" table:formula="of:=[.$K$2]+[.$K$3]*[.F263]^2+[.$K$4]*[.G263]" office:value-type="float" office:value="0.0000344810858507699" calcext:value-type="float">
            <text:p>0.00003</text:p>
          </table:table-cell>
          <table:table-cell table:style-name="ce9" table:formula="of:=-LN([.G264])-[.F264]^2/[.G264]" office:value-type="float" office:value="10.0120902855143" calcext:value-type="float">
            <text:p>10.012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26" calcext:value-type="date">
            <text:p>2016-07-26</text:p>
          </table:table-cell>
          <table:table-cell table:style-name="ce5" office:value-type="float" office:value="2168.97" calcext:value-type="float">
            <text:p>2,168.97</text:p>
          </table:table-cell>
          <table:table-cell table:style-name="ce5" office:value-type="float" office:value="2173.54" calcext:value-type="float">
            <text:p>2,173.54</text:p>
          </table:table-cell>
          <table:table-cell table:style-name="ce5" office:value-type="float" office:value="2160.18" calcext:value-type="float">
            <text:p>2,160.18</text:p>
          </table:table-cell>
          <table:table-cell table:style-name="ce5" office:value-type="float" office:value="2169.18" calcext:value-type="float">
            <text:p>2,169.18</text:p>
          </table:table-cell>
          <table:table-cell table:style-name="ce9" table:formula="of:=([.E265]-[.E264])/[.E264]" office:value-type="float" office:value="0.000322806758651137" calcext:value-type="float">
            <text:p>0.00032</text:p>
          </table:table-cell>
          <table:table-cell table:style-name="ce9" table:formula="of:=[.$K$2]+[.$K$3]*[.F264]^2+[.$K$4]*[.G264]" office:value-type="float" office:value="0.0000317886112962881" calcext:value-type="float">
            <text:p>0.00003</text:p>
          </table:table-cell>
          <table:table-cell table:style-name="ce9" table:formula="of:=-LN([.G265])-[.F265]^2/[.G265]" office:value-type="float" office:value="10.3531244319372" calcext:value-type="float">
            <text:p>10.3531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27" calcext:value-type="date">
            <text:p>2016-07-27</text:p>
          </table:table-cell>
          <table:table-cell table:style-name="ce5" office:value-type="float" office:value="2169.81" calcext:value-type="float">
            <text:p>2,169.81</text:p>
          </table:table-cell>
          <table:table-cell table:style-name="ce5" office:value-type="float" office:value="2174.98" calcext:value-type="float">
            <text:p>2,174.98</text:p>
          </table:table-cell>
          <table:table-cell table:style-name="ce5" office:value-type="float" office:value="2159.07" calcext:value-type="float">
            <text:p>2,159.07</text:p>
          </table:table-cell>
          <table:table-cell table:style-name="ce5" office:value-type="float" office:value="2166.58" calcext:value-type="float">
            <text:p>2,166.58</text:p>
          </table:table-cell>
          <table:table-cell table:style-name="ce9" table:formula="of:=([.E266]-[.E265])/[.E265]" office:value-type="float" office:value="-0.00119860961284905" calcext:value-type="float">
            <text:p>-0.00120</text:p>
          </table:table-cell>
          <table:table-cell table:style-name="ce9" table:formula="of:=[.$K$2]+[.$K$3]*[.F265]^2+[.$K$4]*[.G265]" office:value-type="float" office:value="0.0000277695548383436" calcext:value-type="float">
            <text:p>0.00003</text:p>
          </table:table-cell>
          <table:table-cell table:style-name="ce9" table:formula="of:=-LN([.G266])-[.F266]^2/[.G266]" office:value-type="float" office:value="10.4398350319664" calcext:value-type="float">
            <text:p>10.439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28" calcext:value-type="date">
            <text:p>2016-07-28</text:p>
          </table:table-cell>
          <table:table-cell table:style-name="ce5" office:value-type="float" office:value="2166.05" calcext:value-type="float">
            <text:p>2,166.05</text:p>
          </table:table-cell>
          <table:table-cell table:style-name="ce5" office:value-type="float" office:value="2172.85" calcext:value-type="float">
            <text:p>2,172.85</text:p>
          </table:table-cell>
          <table:table-cell table:style-name="ce5" office:value-type="float" office:value="2159.74" calcext:value-type="float">
            <text:p>2,159.74</text:p>
          </table:table-cell>
          <table:table-cell table:style-name="ce5" office:value-type="float" office:value="2170.06" calcext:value-type="float">
            <text:p>2,170.06</text:p>
          </table:table-cell>
          <table:table-cell table:style-name="ce9" table:formula="of:=([.E267]-[.E266])/[.E266]" office:value-type="float" office:value="0.00160621809487765" calcext:value-type="float">
            <text:p>0.00161</text:p>
          </table:table-cell>
          <table:table-cell table:style-name="ce9" table:formula="of:=[.$K$2]+[.$K$3]*[.F266]^2+[.$K$4]*[.G266]" office:value-type="float" office:value="0.0000250631960686277" calcext:value-type="float">
            <text:p>0.00003</text:p>
          </table:table-cell>
          <table:table-cell table:style-name="ce9" table:formula="of:=-LN([.G267])-[.F267]^2/[.G267]" office:value-type="float" office:value="10.4911728264284" calcext:value-type="float">
            <text:p>10.491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7-29" calcext:value-type="date">
            <text:p>2016-07-29</text:p>
          </table:table-cell>
          <table:table-cell table:style-name="ce5" office:value-type="float" office:value="2168.83" calcext:value-type="float">
            <text:p>2,168.83</text:p>
          </table:table-cell>
          <table:table-cell table:style-name="ce5" office:value-type="float" office:value="2177.09" calcext:value-type="float">
            <text:p>2,177.09</text:p>
          </table:table-cell>
          <table:table-cell table:style-name="ce5" office:value-type="float" office:value="2163.49" calcext:value-type="float">
            <text:p>2,163.49</text:p>
          </table:table-cell>
          <table:table-cell table:style-name="ce5" office:value-type="float" office:value="2173.6" calcext:value-type="float">
            <text:p>2,173.60</text:p>
          </table:table-cell>
          <table:table-cell table:style-name="ce9" table:formula="of:=([.E268]-[.E267])/[.E267]" office:value-type="float" office:value="0.00163129130070135" calcext:value-type="float">
            <text:p>0.00163</text:p>
          </table:table-cell>
          <table:table-cell table:style-name="ce9" table:formula="of:=[.$K$2]+[.$K$3]*[.F267]^2+[.$K$4]*[.G267]" office:value-type="float" office:value="0.0000232958406718289" calcext:value-type="float">
            <text:p>0.00002</text:p>
          </table:table-cell>
          <table:table-cell table:style-name="ce9" table:formula="of:=-LN([.G268])-[.F268]^2/[.G268]" office:value-type="float" office:value="10.5530045478974" calcext:value-type="float">
            <text:p>10.553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5" office:value-type="float" office:value="2173.15" calcext:value-type="float">
            <text:p>2,173.15</text:p>
          </table:table-cell>
          <table:table-cell table:style-name="ce5" office:value-type="float" office:value="2178.29" calcext:value-type="float">
            <text:p>2,178.29</text:p>
          </table:table-cell>
          <table:table-cell table:style-name="ce5" office:value-type="float" office:value="2166.21" calcext:value-type="float">
            <text:p>2,166.21</text:p>
          </table:table-cell>
          <table:table-cell table:style-name="ce5" office:value-type="float" office:value="2170.84" calcext:value-type="float">
            <text:p>2,170.84</text:p>
          </table:table-cell>
          <table:table-cell table:style-name="ce9" table:formula="of:=([.E269]-[.E268])/[.E268]" office:value-type="float" office:value="-0.00126978284873011" calcext:value-type="float">
            <text:p>-0.00127</text:p>
          </table:table-cell>
          <table:table-cell table:style-name="ce9" table:formula="of:=[.$K$2]+[.$K$3]*[.F268]^2+[.$K$4]*[.G268]" office:value-type="float" office:value="0.0000219927727648177" calcext:value-type="float">
            <text:p>0.00002</text:p>
          </table:table-cell>
          <table:table-cell table:style-name="ce9" table:formula="of:=-LN([.G269])-[.F269]^2/[.G269]" office:value-type="float" office:value="10.6514840178719" calcext:value-type="float">
            <text:p>10.651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02" calcext:value-type="date">
            <text:p>2016-08-02</text:p>
          </table:table-cell>
          <table:table-cell table:style-name="ce5" office:value-type="float" office:value="2169.94" calcext:value-type="float">
            <text:p>2,169.94</text:p>
          </table:table-cell>
          <table:table-cell table:style-name="ce5" office:value-type="float" office:value="2170.2" calcext:value-type="float">
            <text:p>2,170.20</text:p>
          </table:table-cell>
          <table:table-cell table:style-name="ce5" office:value-type="float" office:value="2147.58" calcext:value-type="float">
            <text:p>2,147.58</text:p>
          </table:table-cell>
          <table:table-cell table:style-name="ce5" office:value-type="float" office:value="2157.03" calcext:value-type="float">
            <text:p>2,157.03</text:p>
          </table:table-cell>
          <table:table-cell table:style-name="ce9" table:formula="of:=([.E270]-[.E269])/[.E269]" office:value-type="float" office:value="-0.00636159274750785" calcext:value-type="float">
            <text:p>-0.00636</text:p>
          </table:table-cell>
          <table:table-cell table:style-name="ce9" table:formula="of:=[.$K$2]+[.$K$3]*[.F269]^2+[.$K$4]*[.G269]" office:value-type="float" office:value="0.0000207839233892443" calcext:value-type="float">
            <text:p>0.00002</text:p>
          </table:table-cell>
          <table:table-cell table:style-name="ce9" table:formula="of:=-LN([.G270])-[.F270]^2/[.G270]" office:value-type="float" office:value="8.83415933203699" calcext:value-type="float">
            <text:p>8.834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03" calcext:value-type="date">
            <text:p>2016-08-03</text:p>
          </table:table-cell>
          <table:table-cell table:style-name="ce5" office:value-type="float" office:value="2156.81" calcext:value-type="float">
            <text:p>2,156.81</text:p>
          </table:table-cell>
          <table:table-cell table:style-name="ce5" office:value-type="float" office:value="2163.79" calcext:value-type="float">
            <text:p>2,163.79</text:p>
          </table:table-cell>
          <table:table-cell table:style-name="ce5" office:value-type="float" office:value="2152.56" calcext:value-type="float">
            <text:p>2,152.56</text:p>
          </table:table-cell>
          <table:table-cell table:style-name="ce5" office:value-type="float" office:value="2163.79" calcext:value-type="float">
            <text:p>2,163.79</text:p>
          </table:table-cell>
          <table:table-cell table:style-name="ce9" table:formula="of:=([.E271]-[.E270])/[.E270]" office:value-type="float" office:value="0.0031339387954733" calcext:value-type="float">
            <text:p>0.00313</text:p>
          </table:table-cell>
          <table:table-cell table:style-name="ce9" table:formula="of:=[.$K$2]+[.$K$3]*[.F270]^2+[.$K$4]*[.G270]" office:value-type="float" office:value="0.0000285762549859404" calcext:value-type="float">
            <text:p>0.00003</text:p>
          </table:table-cell>
          <table:table-cell table:style-name="ce9" table:formula="of:=-LN([.G271])-[.F271]^2/[.G271]" office:value-type="float" office:value="10.11923745599" calcext:value-type="float">
            <text:p>10.119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04" calcext:value-type="date">
            <text:p>2016-08-04</text:p>
          </table:table-cell>
          <table:table-cell table:style-name="ce5" office:value-type="float" office:value="2163.51" calcext:value-type="float">
            <text:p>2,163.51</text:p>
          </table:table-cell>
          <table:table-cell table:style-name="ce5" office:value-type="float" office:value="2168.19" calcext:value-type="float">
            <text:p>2,168.19</text:p>
          </table:table-cell>
          <table:table-cell table:style-name="ce5" office:value-type="float" office:value="2159.07" calcext:value-type="float">
            <text:p>2,159.07</text:p>
          </table:table-cell>
          <table:table-cell table:style-name="ce5" office:value-type="float" office:value="2164.25" calcext:value-type="float">
            <text:p>2,164.25</text:p>
          </table:table-cell>
          <table:table-cell table:style-name="ce9" table:formula="of:=([.E272]-[.E271])/[.E271]" office:value-type="float" office:value="0.000212589946344163" calcext:value-type="float">
            <text:p>0.00021</text:p>
          </table:table-cell>
          <table:table-cell table:style-name="ce9" table:formula="of:=[.$K$2]+[.$K$3]*[.F271]^2+[.$K$4]*[.G271]" office:value-type="float" office:value="0.0000275427501198681" calcext:value-type="float">
            <text:p>0.00003</text:p>
          </table:table-cell>
          <table:table-cell table:style-name="ce9" table:formula="of:=-LN([.G272])-[.F272]^2/[.G272]" office:value-type="float" office:value="10.498130325549" calcext:value-type="float">
            <text:p>10.498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05" calcext:value-type="date">
            <text:p>2016-08-05</text:p>
          </table:table-cell>
          <table:table-cell table:style-name="ce5" office:value-type="float" office:value="2168.79" calcext:value-type="float">
            <text:p>2,168.79</text:p>
          </table:table-cell>
          <table:table-cell table:style-name="ce5" office:value-type="float" office:value="2182.87" calcext:value-type="float">
            <text:p>2,182.87</text:p>
          </table:table-cell>
          <table:table-cell table:style-name="ce5" office:value-type="float" office:value="2168.79" calcext:value-type="float">
            <text:p>2,168.79</text:p>
          </table:table-cell>
          <table:table-cell table:style-name="ce5" office:value-type="float" office:value="2182.87" calcext:value-type="float">
            <text:p>2,182.87</text:p>
          </table:table-cell>
          <table:table-cell table:style-name="ce9" table:formula="of:=([.E273]-[.E272])/[.E272]" office:value-type="float" office:value="0.00860344230102802" calcext:value-type="float">
            <text:p>0.00860</text:p>
          </table:table-cell>
          <table:table-cell table:style-name="ce9" table:formula="of:=[.$K$2]+[.$K$3]*[.F272]^2+[.$K$4]*[.G272]" office:value-type="float" office:value="0.0000245822407158064" calcext:value-type="float">
            <text:p>0.00002</text:p>
          </table:table-cell>
          <table:table-cell table:style-name="ce9" table:formula="of:=-LN([.G273])-[.F273]^2/[.G273]" office:value-type="float" office:value="7.60240117006891" calcext:value-type="float">
            <text:p>7.602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08" calcext:value-type="date">
            <text:p>2016-08-08</text:p>
          </table:table-cell>
          <table:table-cell table:style-name="ce5" office:value-type="float" office:value="2183.76" calcext:value-type="float">
            <text:p>2,183.76</text:p>
          </table:table-cell>
          <table:table-cell table:style-name="ce5" office:value-type="float" office:value="2185.44" calcext:value-type="float">
            <text:p>2,185.44</text:p>
          </table:table-cell>
          <table:table-cell table:style-name="ce5" office:value-type="float" office:value="2177.85" calcext:value-type="float">
            <text:p>2,177.85</text:p>
          </table:table-cell>
          <table:table-cell table:style-name="ce5" office:value-type="float" office:value="2180.89" calcext:value-type="float">
            <text:p>2,180.89</text:p>
          </table:table-cell>
          <table:table-cell table:style-name="ce9" table:formula="of:=([.E274]-[.E273])/[.E273]" office:value-type="float" office:value="-0.000907062720180321" calcext:value-type="float">
            <text:p>-0.00091</text:p>
          </table:table-cell>
          <table:table-cell table:style-name="ce9" table:formula="of:=[.$K$2]+[.$K$3]*[.F273]^2+[.$K$4]*[.G273]" office:value-type="float" office:value="0.0000389239009408535" calcext:value-type="float">
            <text:p>0.00004</text:p>
          </table:table-cell>
          <table:table-cell table:style-name="ce9" table:formula="of:=-LN([.G274])-[.F274]^2/[.G274]" office:value-type="float" office:value="10.1327643492926" calcext:value-type="float">
            <text:p>10.132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09" calcext:value-type="date">
            <text:p>2016-08-09</text:p>
          </table:table-cell>
          <table:table-cell table:style-name="ce5" office:value-type="float" office:value="2182.24" calcext:value-type="float">
            <text:p>2,182.24</text:p>
          </table:table-cell>
          <table:table-cell table:style-name="ce5" office:value-type="float" office:value="2187.66" calcext:value-type="float">
            <text:p>2,187.66</text:p>
          </table:table-cell>
          <table:table-cell table:style-name="ce5" office:value-type="float" office:value="2178.61" calcext:value-type="float">
            <text:p>2,178.61</text:p>
          </table:table-cell>
          <table:table-cell table:style-name="ce5" office:value-type="float" office:value="2181.74" calcext:value-type="float">
            <text:p>2,181.74</text:p>
          </table:table-cell>
          <table:table-cell table:style-name="ce9" table:formula="of:=([.E275]-[.E274])/[.E274]" office:value-type="float" office:value="0.000389749139112889" calcext:value-type="float">
            <text:p>0.00039</text:p>
          </table:table-cell>
          <table:table-cell table:style-name="ce9" table:formula="of:=[.$K$2]+[.$K$3]*[.F274]^2+[.$K$4]*[.G274]" office:value-type="float" office:value="0.0000332645416441137" calcext:value-type="float">
            <text:p>0.00003</text:p>
          </table:table-cell>
          <table:table-cell table:style-name="ce9" table:formula="of:=-LN([.G275])-[.F275]^2/[.G275]" office:value-type="float" office:value="10.3064519878126" calcext:value-type="float">
            <text:p>10.3064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10" calcext:value-type="date">
            <text:p>2016-08-10</text:p>
          </table:table-cell>
          <table:table-cell table:style-name="ce5" office:value-type="float" office:value="2182.81" calcext:value-type="float">
            <text:p>2,182.81</text:p>
          </table:table-cell>
          <table:table-cell table:style-name="ce5" office:value-type="float" office:value="2183.41" calcext:value-type="float">
            <text:p>2,183.41</text:p>
          </table:table-cell>
          <table:table-cell table:style-name="ce5" office:value-type="float" office:value="2172" calcext:value-type="float">
            <text:p>2,172.00</text:p>
          </table:table-cell>
          <table:table-cell table:style-name="ce5" office:value-type="float" office:value="2175.49" calcext:value-type="float">
            <text:p>2,175.49</text:p>
          </table:table-cell>
          <table:table-cell table:style-name="ce9" table:formula="of:=([.E276]-[.E275])/[.E275]" office:value-type="float" office:value="-0.00286468598458111" calcext:value-type="float">
            <text:p>-0.00286</text:p>
          </table:table-cell>
          <table:table-cell table:style-name="ce9" table:formula="of:=[.$K$2]+[.$K$3]*[.F275]^2+[.$K$4]*[.G275]" office:value-type="float" office:value="0.0000288836013881549" calcext:value-type="float">
            <text:p>0.00003</text:p>
          </table:table-cell>
          <table:table-cell table:style-name="ce9" table:formula="of:=-LN([.G276])-[.F276]^2/[.G276]" office:value-type="float" office:value="10.1681159625906" calcext:value-type="float">
            <text:p>10.1681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2016-08-11</text:p>
          </table:table-cell>
          <table:table-cell table:style-name="ce5" office:value-type="float" office:value="2177.97" calcext:value-type="float">
            <text:p>2,177.97</text:p>
          </table:table-cell>
          <table:table-cell table:style-name="ce5" office:value-type="float" office:value="2188.45" calcext:value-type="float">
            <text:p>2,188.45</text:p>
          </table:table-cell>
          <table:table-cell table:style-name="ce5" office:value-type="float" office:value="2177.97" calcext:value-type="float">
            <text:p>2,177.97</text:p>
          </table:table-cell>
          <table:table-cell table:style-name="ce5" office:value-type="float" office:value="2185.79" calcext:value-type="float">
            <text:p>2,185.79</text:p>
          </table:table-cell>
          <table:table-cell table:style-name="ce9" table:formula="of:=([.E277]-[.E276])/[.E276]" office:value-type="float" office:value="0.00473456554615291" calcext:value-type="float">
            <text:p>0.00473</text:p>
          </table:table-cell>
          <table:table-cell table:style-name="ce9" table:formula="of:=[.$K$2]+[.$K$3]*[.F276]^2+[.$K$4]*[.G276]" office:value-type="float" office:value="0.0000274110567218313" calcext:value-type="float">
            <text:p>0.00003</text:p>
          </table:table-cell>
          <table:table-cell table:style-name="ce9" table:formula="of:=-LN([.G277])-[.F277]^2/[.G277]" office:value-type="float" office:value="9.68678785559288" calcext:value-type="float">
            <text:p>9.6867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12" calcext:value-type="date">
            <text:p>2016-08-12</text:p>
          </table:table-cell>
          <table:table-cell table:style-name="ce5" office:value-type="float" office:value="2183.74" calcext:value-type="float">
            <text:p>2,183.74</text:p>
          </table:table-cell>
          <table:table-cell table:style-name="ce5" office:value-type="float" office:value="2186.28" calcext:value-type="float">
            <text:p>2,186.28</text:p>
          </table:table-cell>
          <table:table-cell table:style-name="ce5" office:value-type="float" office:value="2179.42" calcext:value-type="float">
            <text:p>2,179.42</text:p>
          </table:table-cell>
          <table:table-cell table:style-name="ce5" office:value-type="float" office:value="2184.05" calcext:value-type="float">
            <text:p>2,184.05</text:p>
          </table:table-cell>
          <table:table-cell table:style-name="ce9" table:formula="of:=([.E278]-[.E277])/[.E277]" office:value-type="float" office:value="-0.00079605085575457" calcext:value-type="float">
            <text:p>-0.00080</text:p>
          </table:table-cell>
          <table:table-cell table:style-name="ce9" table:formula="of:=[.$K$2]+[.$K$3]*[.F277]^2+[.$K$4]*[.G277]" office:value-type="float" office:value="0.0000294902442600012" calcext:value-type="float">
            <text:p>0.00003</text:p>
          </table:table-cell>
          <table:table-cell table:style-name="ce9" table:formula="of:=-LN([.G278])-[.F278]^2/[.G278]" office:value-type="float" office:value="10.4099626930486" calcext:value-type="float">
            <text:p>10.409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15" calcext:value-type="date">
            <text:p>2016-08-15</text:p>
          </table:table-cell>
          <table:table-cell table:style-name="ce5" office:value-type="float" office:value="2186.08" calcext:value-type="float">
            <text:p>2,186.08</text:p>
          </table:table-cell>
          <table:table-cell table:style-name="ce5" office:value-type="float" office:value="2193.81" calcext:value-type="float">
            <text:p>2,193.81</text:p>
          </table:table-cell>
          <table:table-cell table:style-name="ce5" office:value-type="float" office:value="2186.08" calcext:value-type="float">
            <text:p>2,186.08</text:p>
          </table:table-cell>
          <table:table-cell table:style-name="ce5" office:value-type="float" office:value="2190.15" calcext:value-type="float">
            <text:p>2,190.15</text:p>
          </table:table-cell>
          <table:table-cell table:style-name="ce9" table:formula="of:=([.E279]-[.E278])/[.E278]" office:value-type="float" office:value="0.00279297635127397" calcext:value-type="float">
            <text:p>0.00279</text:p>
          </table:table-cell>
          <table:table-cell table:style-name="ce9" table:formula="of:=[.$K$2]+[.$K$3]*[.F278]^2+[.$K$4]*[.G278]" office:value-type="float" office:value="0.0000261698452780355" calcext:value-type="float">
            <text:p>0.00003</text:p>
          </table:table-cell>
          <table:table-cell table:style-name="ce9" table:formula="of:=-LN([.G279])-[.F279]^2/[.G279]" office:value-type="float" office:value="10.2528223937366" calcext:value-type="float">
            <text:p>10.2528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16" calcext:value-type="date">
            <text:p>2016-08-16</text:p>
          </table:table-cell>
          <table:table-cell table:number-columns-repeated="2" table:style-name="ce5" office:value-type="float" office:value="2186.24" calcext:value-type="float">
            <text:p>2,186.24</text:p>
          </table:table-cell>
          <table:table-cell table:style-name="ce5" office:value-type="float" office:value="2178.14" calcext:value-type="float">
            <text:p>2,178.14</text:p>
          </table:table-cell>
          <table:table-cell table:style-name="ce5" office:value-type="float" office:value="2178.15" calcext:value-type="float">
            <text:p>2,178.15</text:p>
          </table:table-cell>
          <table:table-cell table:style-name="ce9" table:formula="of:=([.E280]-[.E279])/[.E279]" office:value-type="float" office:value="-0.00547907677556332" calcext:value-type="float">
            <text:p>-0.00548</text:p>
          </table:table-cell>
          <table:table-cell table:style-name="ce9" table:formula="of:=[.$K$2]+[.$K$3]*[.F279]^2+[.$K$4]*[.G279]" office:value-type="float" office:value="0.0000252915202603456" calcext:value-type="float">
            <text:p>0.00003</text:p>
          </table:table-cell>
          <table:table-cell table:style-name="ce9" table:formula="of:=-LN([.G280])-[.F280]^2/[.G280]" office:value-type="float" office:value="9.39807112862454" calcext:value-type="float">
            <text:p>9.398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17" calcext:value-type="date">
            <text:p>2016-08-17</text:p>
          </table:table-cell>
          <table:table-cell table:style-name="ce5" office:value-type="float" office:value="2177.84" calcext:value-type="float">
            <text:p>2,177.84</text:p>
          </table:table-cell>
          <table:table-cell table:style-name="ce5" office:value-type="float" office:value="2183.08" calcext:value-type="float">
            <text:p>2,183.08</text:p>
          </table:table-cell>
          <table:table-cell table:style-name="ce5" office:value-type="float" office:value="2168.5" calcext:value-type="float">
            <text:p>2,168.50</text:p>
          </table:table-cell>
          <table:table-cell table:style-name="ce5" office:value-type="float" office:value="2182.22" calcext:value-type="float">
            <text:p>2,182.22</text:p>
          </table:table-cell>
          <table:table-cell table:style-name="ce9" table:formula="of:=([.E281]-[.E280])/[.E280]" office:value-type="float" office:value="0.00186855818010684" calcext:value-type="float">
            <text:p>0.00187</text:p>
          </table:table-cell>
          <table:table-cell table:style-name="ce9" table:formula="of:=[.$K$2]+[.$K$3]*[.F280]^2+[.$K$4]*[.G280]" office:value-type="float" office:value="0.0000296074878812336" calcext:value-type="float">
            <text:p>0.00003</text:p>
          </table:table-cell>
          <table:table-cell table:style-name="ce9" table:formula="of:=-LN([.G281])-[.F281]^2/[.G281]" office:value-type="float" office:value="10.3095566835755" calcext:value-type="float">
            <text:p>10.309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18" calcext:value-type="date">
            <text:p>2016-08-18</text:p>
          </table:table-cell>
          <table:table-cell table:style-name="ce5" office:value-type="float" office:value="2181.9" calcext:value-type="float">
            <text:p>2,181.90</text:p>
          </table:table-cell>
          <table:table-cell table:style-name="ce5" office:value-type="float" office:value="2187.03" calcext:value-type="float">
            <text:p>2,187.03</text:p>
          </table:table-cell>
          <table:table-cell table:style-name="ce5" office:value-type="float" office:value="2180.46" calcext:value-type="float">
            <text:p>2,180.46</text:p>
          </table:table-cell>
          <table:table-cell table:style-name="ce5" office:value-type="float" office:value="2187.02" calcext:value-type="float">
            <text:p>2,187.02</text:p>
          </table:table-cell>
          <table:table-cell table:style-name="ce9" table:formula="of:=([.E282]-[.E281])/[.E281]" office:value-type="float" office:value="0.00219959490793787" calcext:value-type="float">
            <text:p>0.00220</text:p>
          </table:table-cell>
          <table:table-cell table:style-name="ce9" table:formula="of:=[.$K$2]+[.$K$3]*[.F281]^2+[.$K$4]*[.G281]" office:value-type="float" office:value="0.0000268970523919143" calcext:value-type="float">
            <text:p>0.00003</text:p>
          </table:table-cell>
          <table:table-cell table:style-name="ce9" table:formula="of:=-LN([.G282])-[.F282]^2/[.G282]" office:value-type="float" office:value="10.3436147470983" calcext:value-type="float">
            <text:p>10.343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19" calcext:value-type="date">
            <text:p>2016-08-19</text:p>
          </table:table-cell>
          <table:table-cell table:style-name="ce5" office:value-type="float" office:value="2184.24" calcext:value-type="float">
            <text:p>2,184.24</text:p>
          </table:table-cell>
          <table:table-cell table:style-name="ce5" office:value-type="float" office:value="2185" calcext:value-type="float">
            <text:p>2,185.00</text:p>
          </table:table-cell>
          <table:table-cell table:style-name="ce5" office:value-type="float" office:value="2175.13" calcext:value-type="float">
            <text:p>2,175.13</text:p>
          </table:table-cell>
          <table:table-cell table:style-name="ce5" office:value-type="float" office:value="2183.87" calcext:value-type="float">
            <text:p>2,183.87</text:p>
          </table:table-cell>
          <table:table-cell table:style-name="ce9" table:formula="of:=([.E283]-[.E282])/[.E282]" office:value-type="float" office:value="-0.00144031604649253" calcext:value-type="float">
            <text:p>-0.00144</text:p>
          </table:table-cell>
          <table:table-cell table:style-name="ce9" table:formula="of:=[.$K$2]+[.$K$3]*[.F282]^2+[.$K$4]*[.G282]" office:value-type="float" office:value="0.0000251721770029358" calcext:value-type="float">
            <text:p>0.00003</text:p>
          </table:table-cell>
          <table:table-cell table:style-name="ce9" table:formula="of:=-LN([.G283])-[.F283]^2/[.G283]" office:value-type="float" office:value="10.5073584317885" calcext:value-type="float">
            <text:p>10.507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22" calcext:value-type="date">
            <text:p>2016-08-22</text:p>
          </table:table-cell>
          <table:table-cell table:style-name="ce5" office:value-type="float" office:value="2181.58" calcext:value-type="float">
            <text:p>2,181.58</text:p>
          </table:table-cell>
          <table:table-cell table:style-name="ce5" office:value-type="float" office:value="2185.15" calcext:value-type="float">
            <text:p>2,185.15</text:p>
          </table:table-cell>
          <table:table-cell table:style-name="ce5" office:value-type="float" office:value="2175.96" calcext:value-type="float">
            <text:p>2,175.96</text:p>
          </table:table-cell>
          <table:table-cell table:style-name="ce5" office:value-type="float" office:value="2182.64" calcext:value-type="float">
            <text:p>2,182.64</text:p>
          </table:table-cell>
          <table:table-cell table:style-name="ce9" table:formula="of:=([.E284]-[.E283])/[.E283]" office:value-type="float" office:value="-0.000563220338206953" calcext:value-type="float">
            <text:p>-0.00056</text:p>
          </table:table-cell>
          <table:table-cell table:style-name="ce9" table:formula="of:=[.$K$2]+[.$K$3]*[.F283]^2+[.$K$4]*[.G283]" office:value-type="float" office:value="0.0000232642014539764" calcext:value-type="float">
            <text:p>0.00002</text:p>
          </table:table-cell>
          <table:table-cell table:style-name="ce9" table:formula="of:=-LN([.G284])-[.F284]^2/[.G284]" office:value-type="float" office:value="10.6549593775397" calcext:value-type="float">
            <text:p>10.654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23" calcext:value-type="date">
            <text:p>2016-08-23</text:p>
          </table:table-cell>
          <table:table-cell table:style-name="ce5" office:value-type="float" office:value="2187.81" calcext:value-type="float">
            <text:p>2,187.81</text:p>
          </table:table-cell>
          <table:table-cell table:style-name="ce5" office:value-type="float" office:value="2193.42" calcext:value-type="float">
            <text:p>2,193.42</text:p>
          </table:table-cell>
          <table:table-cell table:style-name="ce5" office:value-type="float" office:value="2186.8" calcext:value-type="float">
            <text:p>2,186.80</text:p>
          </table:table-cell>
          <table:table-cell table:style-name="ce5" office:value-type="float" office:value="2186.9" calcext:value-type="float">
            <text:p>2,186.90</text:p>
          </table:table-cell>
          <table:table-cell table:style-name="ce9" table:formula="of:=([.E285]-[.E284])/[.E284]" office:value-type="float" office:value="0.00195176483524549" calcext:value-type="float">
            <text:p>0.00195</text:p>
          </table:table-cell>
          <table:table-cell table:style-name="ce9" table:formula="of:=[.$K$2]+[.$K$3]*[.F284]^2+[.$K$4]*[.G284]" office:value-type="float" office:value="0.0000214445729078683" calcext:value-type="float">
            <text:p>0.00002</text:p>
          </table:table-cell>
          <table:table-cell table:style-name="ce9" table:formula="of:=-LN([.G285])-[.F285]^2/[.G285]" office:value-type="float" office:value="10.5724002596827" calcext:value-type="float">
            <text:p>10.572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24" calcext:value-type="date">
            <text:p>2016-08-24</text:p>
          </table:table-cell>
          <table:table-cell table:style-name="ce5" office:value-type="float" office:value="2185.09" calcext:value-type="float">
            <text:p>2,185.09</text:p>
          </table:table-cell>
          <table:table-cell table:style-name="ce5" office:value-type="float" office:value="2186.66" calcext:value-type="float">
            <text:p>2,186.66</text:p>
          </table:table-cell>
          <table:table-cell table:style-name="ce5" office:value-type="float" office:value="2171.25" calcext:value-type="float">
            <text:p>2,171.25</text:p>
          </table:table-cell>
          <table:table-cell table:style-name="ce5" office:value-type="float" office:value="2175.44" calcext:value-type="float">
            <text:p>2,175.44</text:p>
          </table:table-cell>
          <table:table-cell table:style-name="ce9" table:formula="of:=([.E286]-[.E285])/[.E285]" office:value-type="float" office:value="-0.00524029448077189" calcext:value-type="float">
            <text:p>-0.00524</text:p>
          </table:table-cell>
          <table:table-cell table:style-name="ce9" table:formula="of:=[.$K$2]+[.$K$3]*[.F285]^2+[.$K$4]*[.G285]" office:value-type="float" office:value="0.0000208657833955998" calcext:value-type="float">
            <text:p>0.00002</text:p>
          </table:table-cell>
          <table:table-cell table:style-name="ce9" table:formula="of:=-LN([.G286])-[.F286]^2/[.G286]" office:value-type="float" office:value="9.46133686265499" calcext:value-type="float">
            <text:p>9.461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25" calcext:value-type="date">
            <text:p>2016-08-25</text:p>
          </table:table-cell>
          <table:table-cell table:style-name="ce5" office:value-type="float" office:value="2173.29" calcext:value-type="float">
            <text:p>2,173.29</text:p>
          </table:table-cell>
          <table:table-cell table:style-name="ce5" office:value-type="float" office:value="2179" calcext:value-type="float">
            <text:p>2,179.00</text:p>
          </table:table-cell>
          <table:table-cell table:style-name="ce5" office:value-type="float" office:value="2169.74" calcext:value-type="float">
            <text:p>2,169.74</text:p>
          </table:table-cell>
          <table:table-cell table:style-name="ce5" office:value-type="float" office:value="2172.47" calcext:value-type="float">
            <text:p>2,172.47</text:p>
          </table:table-cell>
          <table:table-cell table:style-name="ce9" table:formula="of:=([.E287]-[.E286])/[.E286]" office:value-type="float" office:value="-0.00136524105468331" calcext:value-type="float">
            <text:p>-0.00137</text:p>
          </table:table-cell>
          <table:table-cell table:style-name="ce9" table:formula="of:=[.$K$2]+[.$K$3]*[.F286]^2+[.$K$4]*[.G286]" office:value-type="float" office:value="0.0000257260891104062" calcext:value-type="float">
            <text:p>0.00003</text:p>
          </table:table-cell>
          <table:table-cell table:style-name="ce9" table:formula="of:=-LN([.G287])-[.F287]^2/[.G287]" office:value-type="float" office:value="10.4955538528229" calcext:value-type="float">
            <text:p>10.4955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26" calcext:value-type="date">
            <text:p>2016-08-26</text:p>
          </table:table-cell>
          <table:table-cell table:style-name="ce5" office:value-type="float" office:value="2175.1" calcext:value-type="float">
            <text:p>2,175.10</text:p>
          </table:table-cell>
          <table:table-cell table:style-name="ce5" office:value-type="float" office:value="2187.94" calcext:value-type="float">
            <text:p>2,187.94</text:p>
          </table:table-cell>
          <table:table-cell table:style-name="ce5" office:value-type="float" office:value="2160.39" calcext:value-type="float">
            <text:p>2,160.39</text:p>
          </table:table-cell>
          <table:table-cell table:style-name="ce5" office:value-type="float" office:value="2169.04" calcext:value-type="float">
            <text:p>2,169.04</text:p>
          </table:table-cell>
          <table:table-cell table:style-name="ce9" table:formula="of:=([.E288]-[.E287])/[.E287]" office:value-type="float" office:value="-0.00157884803932843" calcext:value-type="float">
            <text:p>-0.00158</text:p>
          </table:table-cell>
          <table:table-cell table:style-name="ce9" table:formula="of:=[.$K$2]+[.$K$3]*[.F287]^2+[.$K$4]*[.G287]" office:value-type="float" office:value="0.0000236311565178567" calcext:value-type="float">
            <text:p>0.00002</text:p>
          </table:table-cell>
          <table:table-cell table:style-name="ce9" table:formula="of:=-LN([.G288])-[.F288]^2/[.G288]" office:value-type="float" office:value="10.5474583155102" calcext:value-type="float">
            <text:p>10.547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29" calcext:value-type="date">
            <text:p>2016-08-29</text:p>
          </table:table-cell>
          <table:table-cell table:style-name="ce5" office:value-type="float" office:value="2170.19" calcext:value-type="float">
            <text:p>2,170.19</text:p>
          </table:table-cell>
          <table:table-cell table:style-name="ce5" office:value-type="float" office:value="2183.48" calcext:value-type="float">
            <text:p>2,183.48</text:p>
          </table:table-cell>
          <table:table-cell table:style-name="ce5" office:value-type="float" office:value="2170.19" calcext:value-type="float">
            <text:p>2,170.19</text:p>
          </table:table-cell>
          <table:table-cell table:style-name="ce5" office:value-type="float" office:value="2180.38" calcext:value-type="float">
            <text:p>2,180.38</text:p>
          </table:table-cell>
          <table:table-cell table:style-name="ce9" table:formula="of:=([.E289]-[.E288])/[.E288]" office:value-type="float" office:value="0.00522811935234027" calcext:value-type="float">
            <text:p>0.00523</text:p>
          </table:table-cell>
          <table:table-cell table:style-name="ce9" table:formula="of:=[.$K$2]+[.$K$3]*[.F288]^2+[.$K$4]*[.G288]" office:value-type="float" office:value="0.0000222057715880048" calcext:value-type="float">
            <text:p>0.00002</text:p>
          </table:table-cell>
          <table:table-cell table:style-name="ce9" table:formula="of:=-LN([.G289])-[.F289]^2/[.G289]" office:value-type="float" office:value="9.48425166935052" calcext:value-type="float">
            <text:p>9.484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30" calcext:value-type="date">
            <text:p>2016-08-30</text:p>
          </table:table-cell>
          <table:table-cell table:style-name="ce5" office:value-type="float" office:value="2179.45" calcext:value-type="float">
            <text:p>2,179.45</text:p>
          </table:table-cell>
          <table:table-cell table:style-name="ce5" office:value-type="float" office:value="2182.27" calcext:value-type="float">
            <text:p>2,182.27</text:p>
          </table:table-cell>
          <table:table-cell table:style-name="ce5" office:value-type="float" office:value="2170.41" calcext:value-type="float">
            <text:p>2,170.41</text:p>
          </table:table-cell>
          <table:table-cell table:style-name="ce5" office:value-type="float" office:value="2176.12" calcext:value-type="float">
            <text:p>2,176.12</text:p>
          </table:table-cell>
          <table:table-cell table:style-name="ce9" table:formula="of:=([.E290]-[.E289])/[.E289]" office:value-type="float" office:value="-0.00195378787183895" calcext:value-type="float">
            <text:p>-0.00195</text:p>
          </table:table-cell>
          <table:table-cell table:style-name="ce9" table:formula="of:=[.$K$2]+[.$K$3]*[.F289]^2+[.$K$4]*[.G289]" office:value-type="float" office:value="0.0000266993100869882" calcext:value-type="float">
            <text:p>0.00003</text:p>
          </table:table-cell>
          <table:table-cell table:style-name="ce9" table:formula="of:=-LN([.G290])-[.F290]^2/[.G290]" office:value-type="float" office:value="10.3878995856171" calcext:value-type="float">
            <text:p>10.387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8-31" calcext:value-type="date">
            <text:p>2016-08-31</text:p>
          </table:table-cell>
          <table:table-cell table:style-name="ce5" office:value-type="float" office:value="2173.56" calcext:value-type="float">
            <text:p>2,173.56</text:p>
          </table:table-cell>
          <table:table-cell table:style-name="ce5" office:value-type="float" office:value="2173.79" calcext:value-type="float">
            <text:p>2,173.79</text:p>
          </table:table-cell>
          <table:table-cell table:style-name="ce5" office:value-type="float" office:value="2161.35" calcext:value-type="float">
            <text:p>2,161.35</text:p>
          </table:table-cell>
          <table:table-cell table:style-name="ce5" office:value-type="float" office:value="2170.95" calcext:value-type="float">
            <text:p>2,170.95</text:p>
          </table:table-cell>
          <table:table-cell table:style-name="ce9" table:formula="of:=([.E291]-[.E290])/[.E290]" office:value-type="float" office:value="-0.00237578809992099" calcext:value-type="float">
            <text:p>-0.00238</text:p>
          </table:table-cell>
          <table:table-cell table:style-name="ce9" table:formula="of:=[.$K$2]+[.$K$3]*[.F290]^2+[.$K$4]*[.G290]" office:value-type="float" office:value="0.0000247958722572659" calcext:value-type="float">
            <text:p>0.00002</text:p>
          </table:table-cell>
          <table:table-cell table:style-name="ce9" table:formula="of:=-LN([.G291])-[.F291]^2/[.G291]" office:value-type="float" office:value="10.3771999442442" calcext:value-type="float">
            <text:p>10.377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5" office:value-type="float" office:value="2171.33" calcext:value-type="float">
            <text:p>2,171.33</text:p>
          </table:table-cell>
          <table:table-cell table:style-name="ce5" office:value-type="float" office:value="2173.56" calcext:value-type="float">
            <text:p>2,173.56</text:p>
          </table:table-cell>
          <table:table-cell table:style-name="ce5" office:value-type="float" office:value="2157.09" calcext:value-type="float">
            <text:p>2,157.09</text:p>
          </table:table-cell>
          <table:table-cell table:style-name="ce5" office:value-type="float" office:value="2170.86" calcext:value-type="float">
            <text:p>2,170.86</text:p>
          </table:table-cell>
          <table:table-cell table:style-name="ce9" table:formula="of:=([.E292]-[.E291])/[.E291]" office:value-type="float" office:value="-0.0000414565052164678" calcext:value-type="float">
            <text:p>-0.00004</text:p>
          </table:table-cell>
          <table:table-cell table:style-name="ce9" table:formula="of:=[.$K$2]+[.$K$3]*[.F291]^2+[.$K$4]*[.G291]" office:value-type="float" office:value="0.0000237817940875099" calcext:value-type="float">
            <text:p>0.00002</text:p>
          </table:table-cell>
          <table:table-cell table:style-name="ce9" table:formula="of:=-LN([.G292])-[.F292]^2/[.G292]" office:value-type="float" office:value="10.6465179571976" calcext:value-type="float">
            <text:p>10.646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02" calcext:value-type="date">
            <text:p>2016-09-02</text:p>
          </table:table-cell>
          <table:table-cell table:style-name="ce5" office:value-type="float" office:value="2177.49" calcext:value-type="float">
            <text:p>2,177.49</text:p>
          </table:table-cell>
          <table:table-cell table:style-name="ce5" office:value-type="float" office:value="2184.87" calcext:value-type="float">
            <text:p>2,184.87</text:p>
          </table:table-cell>
          <table:table-cell table:style-name="ce5" office:value-type="float" office:value="2173.59" calcext:value-type="float">
            <text:p>2,173.59</text:p>
          </table:table-cell>
          <table:table-cell table:style-name="ce5" office:value-type="float" office:value="2179.98" calcext:value-type="float">
            <text:p>2,179.98</text:p>
          </table:table-cell>
          <table:table-cell table:style-name="ce9" table:formula="of:=([.E293]-[.E292])/[.E292]" office:value-type="float" office:value="0.00420110002487488" calcext:value-type="float">
            <text:p>0.00420</text:p>
          </table:table-cell>
          <table:table-cell table:style-name="ce9" table:formula="of:=[.$K$2]+[.$K$3]*[.F292]^2+[.$K$4]*[.G292]" office:value-type="float" office:value="0.0000217609068985683" calcext:value-type="float">
            <text:p>0.00002</text:p>
          </table:table-cell>
          <table:table-cell table:style-name="ce9" table:formula="of:=-LN([.G293])-[.F293]^2/[.G293]" office:value-type="float" office:value="9.92434279975512" calcext:value-type="float">
            <text:p>9.924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2016-09-06</text:p>
          </table:table-cell>
          <table:table-cell table:style-name="ce5" office:value-type="float" office:value="2181.61" calcext:value-type="float">
            <text:p>2,181.61</text:p>
          </table:table-cell>
          <table:table-cell table:style-name="ce5" office:value-type="float" office:value="2186.57" calcext:value-type="float">
            <text:p>2,186.57</text:p>
          </table:table-cell>
          <table:table-cell table:style-name="ce5" office:value-type="float" office:value="2175.1" calcext:value-type="float">
            <text:p>2,175.10</text:p>
          </table:table-cell>
          <table:table-cell table:style-name="ce5" office:value-type="float" office:value="2186.48" calcext:value-type="float">
            <text:p>2,186.48</text:p>
          </table:table-cell>
          <table:table-cell table:style-name="ce9" table:formula="of:=([.E294]-[.E293])/[.E293]" office:value-type="float" office:value="0.00298167873099753" calcext:value-type="float">
            <text:p>0.00298</text:p>
          </table:table-cell>
          <table:table-cell table:style-name="ce9" table:formula="of:=[.$K$2]+[.$K$3]*[.F293]^2+[.$K$4]*[.G293]" office:value-type="float" office:value="0.0000241995301813941" calcext:value-type="float">
            <text:p>0.00002</text:p>
          </table:table-cell>
          <table:table-cell table:style-name="ce9" table:formula="of:=-LN([.G294])-[.F294]^2/[.G294]" office:value-type="float" office:value="10.2617979730092" calcext:value-type="float">
            <text:p>10.261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07" calcext:value-type="date">
            <text:p>2016-09-07</text:p>
          </table:table-cell>
          <table:table-cell table:style-name="ce5" office:value-type="float" office:value="2185.17" calcext:value-type="float">
            <text:p>2,185.17</text:p>
          </table:table-cell>
          <table:table-cell table:style-name="ce5" office:value-type="float" office:value="2187.87" calcext:value-type="float">
            <text:p>2,187.87</text:p>
          </table:table-cell>
          <table:table-cell table:style-name="ce5" office:value-type="float" office:value="2179.07" calcext:value-type="float">
            <text:p>2,179.07</text:p>
          </table:table-cell>
          <table:table-cell table:style-name="ce5" office:value-type="float" office:value="2186.16" calcext:value-type="float">
            <text:p>2,186.16</text:p>
          </table:table-cell>
          <table:table-cell table:style-name="ce9" table:formula="of:=([.E295]-[.E294])/[.E294]" office:value-type="float" office:value="-0.000146353957045189" calcext:value-type="float">
            <text:p>-0.00015</text:p>
          </table:table-cell>
          <table:table-cell table:style-name="ce9" table:formula="of:=[.$K$2]+[.$K$3]*[.F294]^2+[.$K$4]*[.G294]" office:value-type="float" office:value="0.0000240624232642425" calcext:value-type="float">
            <text:p>0.00002</text:p>
          </table:table-cell>
          <table:table-cell table:style-name="ce9" table:formula="of:=-LN([.G295])-[.F295]^2/[.G295]" office:value-type="float" office:value="10.6339689718624" calcext:value-type="float">
            <text:p>10.633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08" calcext:value-type="date">
            <text:p>2016-09-08</text:p>
          </table:table-cell>
          <table:table-cell table:style-name="ce5" office:value-type="float" office:value="2182.76" calcext:value-type="float">
            <text:p>2,182.76</text:p>
          </table:table-cell>
          <table:table-cell table:style-name="ce5" office:value-type="float" office:value="2184.94" calcext:value-type="float">
            <text:p>2,184.94</text:p>
          </table:table-cell>
          <table:table-cell table:style-name="ce5" office:value-type="float" office:value="2177.49" calcext:value-type="float">
            <text:p>2,177.49</text:p>
          </table:table-cell>
          <table:table-cell table:style-name="ce5" office:value-type="float" office:value="2181.3" calcext:value-type="float">
            <text:p>2,181.30</text:p>
          </table:table-cell>
          <table:table-cell table:style-name="ce9" table:formula="of:=([.E296]-[.E295])/[.E295]" office:value-type="float" office:value="-0.00222307607860343" calcext:value-type="float">
            <text:p>-0.00222</text:p>
          </table:table-cell>
          <table:table-cell table:style-name="ce9" table:formula="of:=[.$K$2]+[.$K$3]*[.F295]^2+[.$K$4]*[.G295]" office:value-type="float" office:value="0.0000219751077264665" calcext:value-type="float">
            <text:p>0.00002</text:p>
          </table:table-cell>
          <table:table-cell table:style-name="ce9" table:formula="of:=-LN([.G296])-[.F296]^2/[.G296]" office:value-type="float" office:value="10.5007063316655" calcext:value-type="float">
            <text:p>10.500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09" calcext:value-type="date">
            <text:p>2016-09-09</text:p>
          </table:table-cell>
          <table:table-cell table:number-columns-repeated="2" table:style-name="ce5" office:value-type="float" office:value="2169.08" calcext:value-type="float">
            <text:p>2,169.08</text:p>
          </table:table-cell>
          <table:table-cell table:number-columns-repeated="2" table:style-name="ce5" office:value-type="float" office:value="2127.81" calcext:value-type="float">
            <text:p>2,127.81</text:p>
          </table:table-cell>
          <table:table-cell table:style-name="ce9" table:formula="of:=([.E297]-[.E296])/[.E296]" office:value-type="float" office:value="-0.0245220739925733" calcext:value-type="float">
            <text:p>-0.02452</text:p>
          </table:table-cell>
          <table:table-cell table:style-name="ce9" table:formula="of:=[.$K$2]+[.$K$3]*[.F296]^2+[.$K$4]*[.G296]" office:value-type="float" office:value="0.0000215158851651896" calcext:value-type="float">
            <text:p>0.00002</text:p>
          </table:table-cell>
          <table:table-cell table:style-name="ce9" table:formula="of:=-LN([.G297])-[.F297]^2/[.G297]" office:value-type="float" office:value="-17.2015669844507" calcext:value-type="float">
            <text:p>-17.201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12" calcext:value-type="date">
            <text:p>2016-09-12</text:p>
          </table:table-cell>
          <table:table-cell table:style-name="ce5" office:value-type="float" office:value="2120.86" calcext:value-type="float">
            <text:p>2,120.86</text:p>
          </table:table-cell>
          <table:table-cell table:style-name="ce5" office:value-type="float" office:value="2163.3" calcext:value-type="float">
            <text:p>2,163.30</text:p>
          </table:table-cell>
          <table:table-cell table:style-name="ce5" office:value-type="float" office:value="2119.12" calcext:value-type="float">
            <text:p>2,119.12</text:p>
          </table:table-cell>
          <table:table-cell table:style-name="ce5" office:value-type="float" office:value="2159.04" calcext:value-type="float">
            <text:p>2,159.04</text:p>
          </table:table-cell>
          <table:table-cell table:style-name="ce9" table:formula="of:=([.E298]-[.E297])/[.E297]" office:value-type="float" office:value="0.0146770623316932" calcext:value-type="float">
            <text:p>0.01468</text:p>
          </table:table-cell>
          <table:table-cell table:style-name="ce9" table:formula="of:=[.$K$2]+[.$K$3]*[.F297]^2+[.$K$4]*[.G297]" office:value-type="float" office:value="0.000154640498425749" calcext:value-type="float">
            <text:p>0.00015</text:p>
          </table:table-cell>
          <table:table-cell table:style-name="ce9" table:formula="of:=-LN([.G298])-[.F298]^2/[.G298]" office:value-type="float" office:value="7.38139492637501" calcext:value-type="float">
            <text:p>7.3813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13" calcext:value-type="date">
            <text:p>2016-09-13</text:p>
          </table:table-cell>
          <table:table-cell table:number-columns-repeated="2" table:style-name="ce5" office:value-type="float" office:value="2150.47" calcext:value-type="float">
            <text:p>2,150.47</text:p>
          </table:table-cell>
          <table:table-cell table:style-name="ce5" office:value-type="float" office:value="2120.27" calcext:value-type="float">
            <text:p>2,120.27</text:p>
          </table:table-cell>
          <table:table-cell table:style-name="ce5" office:value-type="float" office:value="2127.02" calcext:value-type="float">
            <text:p>2,127.02</text:p>
          </table:table-cell>
          <table:table-cell table:style-name="ce9" table:formula="of:=([.E299]-[.E298])/[.E298]" office:value-type="float" office:value="-0.0148306654809545" calcext:value-type="float">
            <text:p>-0.01483</text:p>
          </table:table-cell>
          <table:table-cell table:style-name="ce9" table:formula="of:=[.$K$2]+[.$K$3]*[.F298]^2+[.$K$4]*[.G298]" office:value-type="float" office:value="0.000167796108292981" calcext:value-type="float">
            <text:p>0.00017</text:p>
          </table:table-cell>
          <table:table-cell table:style-name="ce9" table:formula="of:=-LN([.G299])-[.F299]^2/[.G299]" office:value-type="float" office:value="7.38195201816137" calcext:value-type="float">
            <text:p>7.381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14" calcext:value-type="date">
            <text:p>2016-09-14</text:p>
          </table:table-cell>
          <table:table-cell table:style-name="ce5" office:value-type="float" office:value="2127.86" calcext:value-type="float">
            <text:p>2,127.86</text:p>
          </table:table-cell>
          <table:table-cell table:style-name="ce5" office:value-type="float" office:value="2141.33" calcext:value-type="float">
            <text:p>2,141.33</text:p>
          </table:table-cell>
          <table:table-cell table:style-name="ce5" office:value-type="float" office:value="2119.9" calcext:value-type="float">
            <text:p>2,119.90</text:p>
          </table:table-cell>
          <table:table-cell table:style-name="ce5" office:value-type="float" office:value="2125.77" calcext:value-type="float">
            <text:p>2,125.77</text:p>
          </table:table-cell>
          <table:table-cell table:style-name="ce9" table:formula="of:=([.E300]-[.E299])/[.E299]" office:value-type="float" office:value="-0.000587676655602674" calcext:value-type="float">
            <text:p>-0.00059</text:p>
          </table:table-cell>
          <table:table-cell table:style-name="ce9" table:formula="of:=[.$K$2]+[.$K$3]*[.F299]^2+[.$K$4]*[.G299]" office:value-type="float" office:value="0.000178645276929336" calcext:value-type="float">
            <text:p>0.00018</text:p>
          </table:table-cell>
          <table:table-cell table:style-name="ce9" table:formula="of:=-LN([.G300])-[.F300]^2/[.G300]" office:value-type="float" office:value="8.62817517333106" calcext:value-type="float">
            <text:p>8.628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15" calcext:value-type="date">
            <text:p>2016-09-15</text:p>
          </table:table-cell>
          <table:table-cell table:style-name="ce5" office:value-type="float" office:value="2125.36" calcext:value-type="float">
            <text:p>2,125.36</text:p>
          </table:table-cell>
          <table:table-cell table:style-name="ce5" office:value-type="float" office:value="2151.31" calcext:value-type="float">
            <text:p>2,151.31</text:p>
          </table:table-cell>
          <table:table-cell table:style-name="ce5" office:value-type="float" office:value="2122.36" calcext:value-type="float">
            <text:p>2,122.36</text:p>
          </table:table-cell>
          <table:table-cell table:style-name="ce5" office:value-type="float" office:value="2147.26" calcext:value-type="float">
            <text:p>2,147.26</text:p>
          </table:table-cell>
          <table:table-cell table:style-name="ce9" table:formula="of:=([.E301]-[.E300])/[.E300]" office:value-type="float" office:value="0.0101092780498362" calcext:value-type="float">
            <text:p>0.01011</text:p>
          </table:table-cell>
          <table:table-cell table:style-name="ce9" table:formula="of:=[.$K$2]+[.$K$3]*[.F300]^2+[.$K$4]*[.G300]" office:value-type="float" office:value="0.00013761019020343" calcext:value-type="float">
            <text:p>0.00014</text:p>
          </table:table-cell>
          <table:table-cell table:style-name="ce9" table:formula="of:=-LN([.G301])-[.F301]^2/[.G301]" office:value-type="float" office:value="8.14842616833311" calcext:value-type="float">
            <text:p>8.148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table:number-columns-repeated="2" table:style-name="ce5" office:value-type="float" office:value="2146.48" calcext:value-type="float">
            <text:p>2,146.48</text:p>
          </table:table-cell>
          <table:table-cell table:style-name="ce5" office:value-type="float" office:value="2131.2" calcext:value-type="float">
            <text:p>2,131.20</text:p>
          </table:table-cell>
          <table:table-cell table:style-name="ce5" office:value-type="float" office:value="2139.16" calcext:value-type="float">
            <text:p>2,139.16</text:p>
          </table:table-cell>
          <table:table-cell table:style-name="ce9" table:formula="of:=([.E302]-[.E301])/[.E301]" office:value-type="float" office:value="-0.00377224928513564" calcext:value-type="float">
            <text:p>-0.00377</text:p>
          </table:table-cell>
          <table:table-cell table:style-name="ce9" table:formula="of:=[.$K$2]+[.$K$3]*[.F301]^2+[.$K$4]*[.G301]" office:value-type="float" office:value="0.000129727098880967" calcext:value-type="float">
            <text:p>0.00013</text:p>
          </table:table-cell>
          <table:table-cell table:style-name="ce9" table:formula="of:=-LN([.G302])-[.F302]^2/[.G302]" office:value-type="float" office:value="8.84038678874951" calcext:value-type="float">
            <text:p>8.8403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19" calcext:value-type="date">
            <text:p>2016-09-19</text:p>
          </table:table-cell>
          <table:table-cell table:style-name="ce5" office:value-type="float" office:value="2143.99" calcext:value-type="float">
            <text:p>2,143.99</text:p>
          </table:table-cell>
          <table:table-cell table:style-name="ce5" office:value-type="float" office:value="2153.61" calcext:value-type="float">
            <text:p>2,153.61</text:p>
          </table:table-cell>
          <table:table-cell table:style-name="ce5" office:value-type="float" office:value="2135.91" calcext:value-type="float">
            <text:p>2,135.91</text:p>
          </table:table-cell>
          <table:table-cell table:style-name="ce5" office:value-type="float" office:value="2139.12" calcext:value-type="float">
            <text:p>2,139.12</text:p>
          </table:table-cell>
          <table:table-cell table:style-name="ce9" table:formula="of:=([.E303]-[.E302])/[.E302]" office:value-type="float" office:value="-0.000018698928551377" calcext:value-type="float">
            <text:p>-0.00002</text:p>
          </table:table-cell>
          <table:table-cell table:style-name="ce9" table:formula="of:=[.$K$2]+[.$K$3]*[.F302]^2+[.$K$4]*[.G302]" office:value-type="float" office:value="0.000104147339504052" calcext:value-type="float">
            <text:p>0.00010</text:p>
          </table:table-cell>
          <table:table-cell table:style-name="ce9" table:formula="of:=-LN([.G303])-[.F303]^2/[.G303]" office:value-type="float" office:value="9.16970057816962" calcext:value-type="float">
            <text:p>9.1697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20" calcext:value-type="date">
            <text:p>2016-09-20</text:p>
          </table:table-cell>
          <table:table-cell table:style-name="ce5" office:value-type="float" office:value="2145.94" calcext:value-type="float">
            <text:p>2,145.94</text:p>
          </table:table-cell>
          <table:table-cell table:style-name="ce5" office:value-type="float" office:value="2150.8" calcext:value-type="float">
            <text:p>2,150.80</text:p>
          </table:table-cell>
          <table:table-cell table:style-name="ce5" office:value-type="float" office:value="2139.17" calcext:value-type="float">
            <text:p>2,139.17</text:p>
          </table:table-cell>
          <table:table-cell table:style-name="ce5" office:value-type="float" office:value="2139.76" calcext:value-type="float">
            <text:p>2,139.76</text:p>
          </table:table-cell>
          <table:table-cell table:style-name="ce9" table:formula="of:=([.E304]-[.E303])/[.E303]" office:value-type="float" office:value="0.000299188451325932" calcext:value-type="float">
            <text:p>0.00030</text:p>
          </table:table-cell>
          <table:table-cell table:style-name="ce9" table:formula="of:=[.$K$2]+[.$K$3]*[.F303]^2+[.$K$4]*[.G303]" office:value-type="float" office:value="0.0000818400338736273" calcext:value-type="float">
            <text:p>0.00008</text:p>
          </table:table-cell>
          <table:table-cell table:style-name="ce9" table:formula="of:=-LN([.G304])-[.F304]^2/[.G304]" office:value-type="float" office:value="9.409650257851" calcext:value-type="float">
            <text:p>9.4096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21" calcext:value-type="date">
            <text:p>2016-09-21</text:p>
          </table:table-cell>
          <table:table-cell table:style-name="ce5" office:value-type="float" office:value="2144.58" calcext:value-type="float">
            <text:p>2,144.58</text:p>
          </table:table-cell>
          <table:table-cell table:style-name="ce5" office:value-type="float" office:value="2165.11" calcext:value-type="float">
            <text:p>2,165.11</text:p>
          </table:table-cell>
          <table:table-cell table:style-name="ce5" office:value-type="float" office:value="2139.57" calcext:value-type="float">
            <text:p>2,139.57</text:p>
          </table:table-cell>
          <table:table-cell table:style-name="ce5" office:value-type="float" office:value="2163.12" calcext:value-type="float">
            <text:p>2,163.12</text:p>
          </table:table-cell>
          <table:table-cell table:style-name="ce9" table:formula="of:=([.E305]-[.E304])/[.E304]" office:value-type="float" office:value="0.0109171121994989" calcext:value-type="float">
            <text:p>0.01092</text:p>
          </table:table-cell>
          <table:table-cell table:style-name="ce9" table:formula="of:=[.$K$2]+[.$K$3]*[.F304]^2+[.$K$4]*[.G304]" office:value-type="float" office:value="0.0000651835595491898" calcext:value-type="float">
            <text:p>0.00007</text:p>
          </table:table-cell>
          <table:table-cell table:style-name="ce9" table:formula="of:=-LN([.G305])-[.F305]^2/[.G305]" office:value-type="float" office:value="7.80987691102215" calcext:value-type="float">
            <text:p>7.8098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22" calcext:value-type="date">
            <text:p>2016-09-22</text:p>
          </table:table-cell>
          <table:table-cell table:style-name="ce5" office:value-type="float" office:value="2170.94" calcext:value-type="float">
            <text:p>2,170.94</text:p>
          </table:table-cell>
          <table:table-cell table:style-name="ce5" office:value-type="float" office:value="2179.99" calcext:value-type="float">
            <text:p>2,179.99</text:p>
          </table:table-cell>
          <table:table-cell table:style-name="ce5" office:value-type="float" office:value="2170.94" calcext:value-type="float">
            <text:p>2,170.94</text:p>
          </table:table-cell>
          <table:table-cell table:style-name="ce5" office:value-type="float" office:value="2177.18" calcext:value-type="float">
            <text:p>2,177.18</text:p>
          </table:table-cell>
          <table:table-cell table:style-name="ce9" table:formula="of:=([.E306]-[.E305])/[.E305]" office:value-type="float" office:value="0.00649987055734307" calcext:value-type="float">
            <text:p>0.00650</text:p>
          </table:table-cell>
          <table:table-cell table:style-name="ce9" table:formula="of:=[.$K$2]+[.$K$3]*[.F305]^2+[.$K$4]*[.G305]" office:value-type="float" office:value="0.000079383926831902" calcext:value-type="float">
            <text:p>0.00008</text:p>
          </table:table-cell>
          <table:table-cell table:style-name="ce9" table:formula="of:=-LN([.G306])-[.F306]^2/[.G306]" office:value-type="float" office:value="8.90901223195495" calcext:value-type="float">
            <text:p>8.909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23" calcext:value-type="date">
            <text:p>2016-09-23</text:p>
          </table:table-cell>
          <table:table-cell table:style-name="ce5" office:value-type="float" office:value="2173.29" calcext:value-type="float">
            <text:p>2,173.29</text:p>
          </table:table-cell>
          <table:table-cell table:style-name="ce5" office:value-type="float" office:value="2173.75" calcext:value-type="float">
            <text:p>2,173.75</text:p>
          </table:table-cell>
          <table:table-cell table:style-name="ce5" office:value-type="float" office:value="2163.97" calcext:value-type="float">
            <text:p>2,163.97</text:p>
          </table:table-cell>
          <table:table-cell table:style-name="ce5" office:value-type="float" office:value="2164.69" calcext:value-type="float">
            <text:p>2,164.69</text:p>
          </table:table-cell>
          <table:table-cell table:style-name="ce9" table:formula="of:=([.E307]-[.E306])/[.E306]" office:value-type="float" office:value="-0.00573677876886605" calcext:value-type="float">
            <text:p>-0.00574</text:p>
          </table:table-cell>
          <table:table-cell table:style-name="ce9" table:formula="of:=[.$K$2]+[.$K$3]*[.F306]^2+[.$K$4]*[.G306]" office:value-type="float" office:value="0.0000727822755342758" calcext:value-type="float">
            <text:p>0.00007</text:p>
          </table:table-cell>
          <table:table-cell table:style-name="ce9" table:formula="of:=-LN([.G307])-[.F307]^2/[.G307]" office:value-type="float" office:value="9.07585890696792" calcext:value-type="float">
            <text:p>9.0758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26" calcext:value-type="date">
            <text:p>2016-09-26</text:p>
          </table:table-cell>
          <table:table-cell table:number-columns-repeated="2" table:style-name="ce5" office:value-type="float" office:value="2158.54" calcext:value-type="float">
            <text:p>2,158.54</text:p>
          </table:table-cell>
          <table:table-cell table:style-name="ce5" office:value-type="float" office:value="2145.04" calcext:value-type="float">
            <text:p>2,145.04</text:p>
          </table:table-cell>
          <table:table-cell table:style-name="ce5" office:value-type="float" office:value="2146.1" calcext:value-type="float">
            <text:p>2,146.10</text:p>
          </table:table-cell>
          <table:table-cell table:style-name="ce9" table:formula="of:=([.E308]-[.E307])/[.E307]" office:value-type="float" office:value="-0.00858783474770066" calcext:value-type="float">
            <text:p>-0.00859</text:p>
          </table:table-cell>
          <table:table-cell table:style-name="ce9" table:formula="of:=[.$K$2]+[.$K$3]*[.F307]^2+[.$K$4]*[.G307]" office:value-type="float" office:value="0.0000657573239605565" calcext:value-type="float">
            <text:p>0.00007</text:p>
          </table:table-cell>
          <table:table-cell table:style-name="ce9" table:formula="of:=-LN([.G308])-[.F308]^2/[.G308]" office:value-type="float" office:value="8.50797765600499" calcext:value-type="float">
            <text:p>8.5079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016-09-27</text:p>
          </table:table-cell>
          <table:table-cell table:style-name="ce5" office:value-type="float" office:value="2146.04" calcext:value-type="float">
            <text:p>2,146.04</text:p>
          </table:table-cell>
          <table:table-cell table:style-name="ce5" office:value-type="float" office:value="2161.13" calcext:value-type="float">
            <text:p>2,161.13</text:p>
          </table:table-cell>
          <table:table-cell table:style-name="ce5" office:value-type="float" office:value="2141.55" calcext:value-type="float">
            <text:p>2,141.55</text:p>
          </table:table-cell>
          <table:table-cell table:style-name="ce5" office:value-type="float" office:value="2159.93" calcext:value-type="float">
            <text:p>2,159.93</text:p>
          </table:table-cell>
          <table:table-cell table:style-name="ce9" table:formula="of:=([.E309]-[.E308])/[.E308]" office:value-type="float" office:value="0.00644424770513952" calcext:value-type="float">
            <text:p>0.00644</text:p>
          </table:table-cell>
          <table:table-cell table:style-name="ce9" table:formula="of:=[.$K$2]+[.$K$3]*[.F308]^2+[.$K$4]*[.G308]" office:value-type="float" office:value="0.0000696453994034452" calcext:value-type="float">
            <text:p>0.00007</text:p>
          </table:table-cell>
          <table:table-cell table:style-name="ce9" table:formula="of:=-LN([.G309])-[.F309]^2/[.G309]" office:value-type="float" office:value="8.97581147594925" calcext:value-type="float">
            <text:p>8.975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28" calcext:value-type="date">
            <text:p>2016-09-28</text:p>
          </table:table-cell>
          <table:table-cell table:style-name="ce5" office:value-type="float" office:value="2161.85" calcext:value-type="float">
            <text:p>2,161.85</text:p>
          </table:table-cell>
          <table:table-cell table:style-name="ce5" office:value-type="float" office:value="2172.4" calcext:value-type="float">
            <text:p>2,172.40</text:p>
          </table:table-cell>
          <table:table-cell table:style-name="ce5" office:value-type="float" office:value="2151.79" calcext:value-type="float">
            <text:p>2,151.79</text:p>
          </table:table-cell>
          <table:table-cell table:style-name="ce5" office:value-type="float" office:value="2171.37" calcext:value-type="float">
            <text:p>2,171.37</text:p>
          </table:table-cell>
          <table:table-cell table:style-name="ce9" table:formula="of:=([.E310]-[.E309])/[.E309]" office:value-type="float" office:value="0.00529646794109071" calcext:value-type="float">
            <text:p>0.00530</text:p>
          </table:table-cell>
          <table:table-cell table:style-name="ce9" table:formula="of:=[.$K$2]+[.$K$3]*[.F309]^2+[.$K$4]*[.G309]" office:value-type="float" office:value="0.0000653408479665168" calcext:value-type="float">
            <text:p>0.00007</text:p>
          </table:table-cell>
          <table:table-cell table:style-name="ce9" table:formula="of:=-LN([.G310])-[.F310]^2/[.G310]" office:value-type="float" office:value="9.20656644323115" calcext:value-type="float">
            <text:p>9.206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29" calcext:value-type="date">
            <text:p>2016-09-29</text:p>
          </table:table-cell>
          <table:table-cell table:style-name="ce5" office:value-type="float" office:value="2168.9" calcext:value-type="float">
            <text:p>2,168.90</text:p>
          </table:table-cell>
          <table:table-cell table:style-name="ce5" office:value-type="float" office:value="2172.67" calcext:value-type="float">
            <text:p>2,172.67</text:p>
          </table:table-cell>
          <table:table-cell table:style-name="ce5" office:value-type="float" office:value="2145.2" calcext:value-type="float">
            <text:p>2,145.20</text:p>
          </table:table-cell>
          <table:table-cell table:style-name="ce5" office:value-type="float" office:value="2151.13" calcext:value-type="float">
            <text:p>2,151.13</text:p>
          </table:table-cell>
          <table:table-cell table:style-name="ce9" table:formula="of:=([.E311]-[.E310])/[.E310]" office:value-type="float" office:value="-0.00932130406149103" calcext:value-type="float">
            <text:p>-0.00932</text:p>
          </table:table-cell>
          <table:table-cell table:style-name="ce9" table:formula="of:=[.$K$2]+[.$K$3]*[.F310]^2+[.$K$4]*[.G310]" office:value-type="float" office:value="0.0000591070844915503" calcext:value-type="float">
            <text:p>0.00006</text:p>
          </table:table-cell>
          <table:table-cell table:style-name="ce9" table:formula="of:=-LN([.G311])-[.F311]^2/[.G311]" office:value-type="float" office:value="8.26617169183258" calcext:value-type="float">
            <text:p>8.266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table:style-name="ce5" office:value-type="float" office:value="2156.51" calcext:value-type="float">
            <text:p>2,156.51</text:p>
          </table:table-cell>
          <table:table-cell table:style-name="ce5" office:value-type="float" office:value="2175.3" calcext:value-type="float">
            <text:p>2,175.30</text:p>
          </table:table-cell>
          <table:table-cell table:style-name="ce5" office:value-type="float" office:value="2156.51" calcext:value-type="float">
            <text:p>2,156.51</text:p>
          </table:table-cell>
          <table:table-cell table:style-name="ce5" office:value-type="float" office:value="2168.27" calcext:value-type="float">
            <text:p>2,168.27</text:p>
          </table:table-cell>
          <table:table-cell table:style-name="ce9" table:formula="of:=([.E312]-[.E311])/[.E311]" office:value-type="float" office:value="0.00796790524050144" calcext:value-type="float">
            <text:p>0.00797</text:p>
          </table:table-cell>
          <table:table-cell table:style-name="ce9" table:formula="of:=[.$K$2]+[.$K$3]*[.F311]^2+[.$K$4]*[.G311]" office:value-type="float" office:value="0.0000676135342612088" calcext:value-type="float">
            <text:p>0.00007</text:p>
          </table:table-cell>
          <table:table-cell table:style-name="ce9" table:formula="of:=-LN([.G312])-[.F312]^2/[.G312]" office:value-type="float" office:value="8.66272597023941" calcext:value-type="float">
            <text:p>8.662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03" calcext:value-type="date">
            <text:p>2016-10-03</text:p>
          </table:table-cell>
          <table:table-cell table:style-name="ce5" office:value-type="float" office:value="2164.33" calcext:value-type="float">
            <text:p>2,164.33</text:p>
          </table:table-cell>
          <table:table-cell table:style-name="ce5" office:value-type="float" office:value="2164.41" calcext:value-type="float">
            <text:p>2,164.41</text:p>
          </table:table-cell>
          <table:table-cell table:style-name="ce5" office:value-type="float" office:value="2154.77" calcext:value-type="float">
            <text:p>2,154.77</text:p>
          </table:table-cell>
          <table:table-cell table:style-name="ce5" office:value-type="float" office:value="2161.2" calcext:value-type="float">
            <text:p>2,161.20</text:p>
          </table:table-cell>
          <table:table-cell table:style-name="ce9" table:formula="of:=([.E313]-[.E312])/[.E312]" office:value-type="float" office:value="-0.00326066403169355" calcext:value-type="float">
            <text:p>-0.00326</text:p>
          </table:table-cell>
          <table:table-cell table:style-name="ce9" table:formula="of:=[.$K$2]+[.$K$3]*[.F312]^2+[.$K$4]*[.G312]" office:value-type="float" office:value="0.0000687361843054507" calcext:value-type="float">
            <text:p>0.00007</text:p>
          </table:table-cell>
          <table:table-cell table:style-name="ce9" table:formula="of:=-LN([.G313])-[.F313]^2/[.G313]" office:value-type="float" office:value="9.4305574604065" calcext:value-type="float">
            <text:p>9.430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04" calcext:value-type="date">
            <text:p>2016-10-04</text:p>
          </table:table-cell>
          <table:table-cell table:style-name="ce5" office:value-type="float" office:value="2163.37" calcext:value-type="float">
            <text:p>2,163.37</text:p>
          </table:table-cell>
          <table:table-cell table:style-name="ce5" office:value-type="float" office:value="2165.46" calcext:value-type="float">
            <text:p>2,165.46</text:p>
          </table:table-cell>
          <table:table-cell table:style-name="ce5" office:value-type="float" office:value="2144.01" calcext:value-type="float">
            <text:p>2,144.01</text:p>
          </table:table-cell>
          <table:table-cell table:style-name="ce5" office:value-type="float" office:value="2150.49" calcext:value-type="float">
            <text:p>2,150.49</text:p>
          </table:table-cell>
          <table:table-cell table:style-name="ce9" table:formula="of:=([.E314]-[.E313])/[.E313]" office:value-type="float" office:value="-0.00495558023320379" calcext:value-type="float">
            <text:p>-0.00496</text:p>
          </table:table-cell>
          <table:table-cell table:style-name="ce9" table:formula="of:=[.$K$2]+[.$K$3]*[.F313]^2+[.$K$4]*[.G313]" office:value-type="float" office:value="0.0000577467419487988" calcext:value-type="float">
            <text:p>0.00006</text:p>
          </table:table-cell>
          <table:table-cell table:style-name="ce9" table:formula="of:=-LN([.G314])-[.F314]^2/[.G314]" office:value-type="float" office:value="9.33417676967396" calcext:value-type="float">
            <text:p>9.334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05" calcext:value-type="date">
            <text:p>2016-10-05</text:p>
          </table:table-cell>
          <table:table-cell table:style-name="ce5" office:value-type="float" office:value="2155.15" calcext:value-type="float">
            <text:p>2,155.15</text:p>
          </table:table-cell>
          <table:table-cell table:style-name="ce5" office:value-type="float" office:value="2163.95" calcext:value-type="float">
            <text:p>2,163.95</text:p>
          </table:table-cell>
          <table:table-cell table:style-name="ce5" office:value-type="float" office:value="2155.15" calcext:value-type="float">
            <text:p>2,155.15</text:p>
          </table:table-cell>
          <table:table-cell table:style-name="ce5" office:value-type="float" office:value="2159.73" calcext:value-type="float">
            <text:p>2,159.73</text:p>
          </table:table-cell>
          <table:table-cell table:style-name="ce9" table:formula="of:=([.E315]-[.E314])/[.E314]" office:value-type="float" office:value="0.00429669517179817" calcext:value-type="float">
            <text:p>0.00430</text:p>
          </table:table-cell>
          <table:table-cell table:style-name="ce9" table:formula="of:=[.$K$2]+[.$K$3]*[.F314]^2+[.$K$4]*[.G314]" office:value-type="float" office:value="0.0000526477943466288" calcext:value-type="float">
            <text:p>0.00005</text:p>
          </table:table-cell>
          <table:table-cell table:style-name="ce9" table:formula="of:=-LN([.G315])-[.F315]^2/[.G315]" office:value-type="float" office:value="9.50122405083802" calcext:value-type="float">
            <text:p>9.5012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06" calcext:value-type="date">
            <text:p>2016-10-06</text:p>
          </table:table-cell>
          <table:table-cell table:style-name="ce5" office:value-type="float" office:value="2158.22" calcext:value-type="float">
            <text:p>2,158.22</text:p>
          </table:table-cell>
          <table:table-cell table:style-name="ce5" office:value-type="float" office:value="2162.93" calcext:value-type="float">
            <text:p>2,162.93</text:p>
          </table:table-cell>
          <table:table-cell table:style-name="ce5" office:value-type="float" office:value="2150.28" calcext:value-type="float">
            <text:p>2,150.28</text:p>
          </table:table-cell>
          <table:table-cell table:style-name="ce5" office:value-type="float" office:value="2160.77" calcext:value-type="float">
            <text:p>2,160.77</text:p>
          </table:table-cell>
          <table:table-cell table:style-name="ce9" table:formula="of:=([.E316]-[.E315])/[.E315]" office:value-type="float" office:value="0.000481541674190739" calcext:value-type="float">
            <text:p>0.00048</text:p>
          </table:table-cell>
          <table:table-cell table:style-name="ce9" table:formula="of:=[.$K$2]+[.$K$3]*[.F315]^2+[.$K$4]*[.G315]" office:value-type="float" office:value="0.0000474716546307193" calcext:value-type="float">
            <text:p>0.00005</text:p>
          </table:table-cell>
          <table:table-cell table:style-name="ce9" table:formula="of:=-LN([.G316])-[.F316]^2/[.G316]" office:value-type="float" office:value="9.95049312037525" calcext:value-type="float">
            <text:p>9.950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07" calcext:value-type="date">
            <text:p>2016-10-07</text:p>
          </table:table-cell>
          <table:table-cell table:style-name="ce5" office:value-type="float" office:value="2164.19" calcext:value-type="float">
            <text:p>2,164.19</text:p>
          </table:table-cell>
          <table:table-cell table:style-name="ce5" office:value-type="float" office:value="2165.86" calcext:value-type="float">
            <text:p>2,165.86</text:p>
          </table:table-cell>
          <table:table-cell table:style-name="ce5" office:value-type="float" office:value="2144.85" calcext:value-type="float">
            <text:p>2,144.85</text:p>
          </table:table-cell>
          <table:table-cell table:style-name="ce5" office:value-type="float" office:value="2153.74" calcext:value-type="float">
            <text:p>2,153.74</text:p>
          </table:table-cell>
          <table:table-cell table:style-name="ce9" table:formula="of:=([.E317]-[.E316])/[.E316]" office:value-type="float" office:value="-0.00325346982788552" calcext:value-type="float">
            <text:p>-0.00325</text:p>
          </table:table-cell>
          <table:table-cell table:style-name="ce9" table:formula="of:=[.$K$2]+[.$K$3]*[.F316]^2+[.$K$4]*[.G316]" office:value-type="float" office:value="0.0000395224108082278" calcext:value-type="float">
            <text:p>0.00004</text:p>
          </table:table-cell>
          <table:table-cell table:style-name="ce9" table:formula="of:=-LN([.G317])-[.F317]^2/[.G317]" office:value-type="float" office:value="9.8708182857325" calcext:value-type="float">
            <text:p>9.8708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10" calcext:value-type="date">
            <text:p>2016-10-10</text:p>
          </table:table-cell>
          <table:table-cell table:style-name="ce5" office:value-type="float" office:value="2160.39" calcext:value-type="float">
            <text:p>2,160.39</text:p>
          </table:table-cell>
          <table:table-cell table:style-name="ce5" office:value-type="float" office:value="2169.6" calcext:value-type="float">
            <text:p>2,169.60</text:p>
          </table:table-cell>
          <table:table-cell table:style-name="ce5" office:value-type="float" office:value="2160.39" calcext:value-type="float">
            <text:p>2,160.39</text:p>
          </table:table-cell>
          <table:table-cell table:style-name="ce5" office:value-type="float" office:value="2163.66" calcext:value-type="float">
            <text:p>2,163.66</text:p>
          </table:table-cell>
          <table:table-cell table:style-name="ce9" table:formula="of:=([.E318]-[.E317])/[.E317]" office:value-type="float" office:value="0.0046059412928209" calcext:value-type="float">
            <text:p>0.00461</text:p>
          </table:table-cell>
          <table:table-cell table:style-name="ce9" table:formula="of:=[.$K$2]+[.$K$3]*[.F317]^2+[.$K$4]*[.G317]" office:value-type="float" office:value="0.0000358967089624323" calcext:value-type="float">
            <text:p>0.00004</text:p>
          </table:table-cell>
          <table:table-cell table:style-name="ce9" table:formula="of:=-LN([.G318])-[.F318]^2/[.G318]" office:value-type="float" office:value="9.64387217656836" calcext:value-type="float">
            <text:p>9.643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11" calcext:value-type="date">
            <text:p>2016-10-11</text:p>
          </table:table-cell>
          <table:table-cell table:style-name="ce5" office:value-type="float" office:value="2161.35" calcext:value-type="float">
            <text:p>2,161.35</text:p>
          </table:table-cell>
          <table:table-cell table:style-name="ce5" office:value-type="float" office:value="2161.56" calcext:value-type="float">
            <text:p>2,161.56</text:p>
          </table:table-cell>
          <table:table-cell table:style-name="ce5" office:value-type="float" office:value="2128.84" calcext:value-type="float">
            <text:p>2,128.84</text:p>
          </table:table-cell>
          <table:table-cell table:style-name="ce5" office:value-type="float" office:value="2136.73" calcext:value-type="float">
            <text:p>2,136.73</text:p>
          </table:table-cell>
          <table:table-cell table:style-name="ce9" table:formula="of:=([.E319]-[.E318])/[.E318]" office:value-type="float" office:value="-0.0124465026852647" calcext:value-type="float">
            <text:p>-0.01245</text:p>
          </table:table-cell>
          <table:table-cell table:style-name="ce9" table:formula="of:=[.$K$2]+[.$K$3]*[.F318]^2+[.$K$4]*[.G318]" office:value-type="float" office:value="0.0000355650542773157" calcext:value-type="float">
            <text:p>0.00004</text:p>
          </table:table-cell>
          <table:table-cell table:style-name="ce9" table:formula="of:=-LN([.G319])-[.F319]^2/[.G319]" office:value-type="float" office:value="5.88831424783404" calcext:value-type="float">
            <text:p>5.8883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12" calcext:value-type="date">
            <text:p>2016-10-12</text:p>
          </table:table-cell>
          <table:table-cell table:style-name="ce5" office:value-type="float" office:value="2137.67" calcext:value-type="float">
            <text:p>2,137.67</text:p>
          </table:table-cell>
          <table:table-cell table:style-name="ce5" office:value-type="float" office:value="2145.36" calcext:value-type="float">
            <text:p>2,145.36</text:p>
          </table:table-cell>
          <table:table-cell table:style-name="ce5" office:value-type="float" office:value="2132.77" calcext:value-type="float">
            <text:p>2,132.77</text:p>
          </table:table-cell>
          <table:table-cell table:style-name="ce5" office:value-type="float" office:value="2139.18" calcext:value-type="float">
            <text:p>2,139.18</text:p>
          </table:table-cell>
          <table:table-cell table:style-name="ce9" table:formula="of:=([.E320]-[.E319])/[.E319]" office:value-type="float" office:value="0.00114661187889898" calcext:value-type="float">
            <text:p>0.00115</text:p>
          </table:table-cell>
          <table:table-cell table:style-name="ce9" table:formula="of:=[.$K$2]+[.$K$3]*[.F319]^2+[.$K$4]*[.G319]" office:value-type="float" office:value="0.0000652384052047739" calcext:value-type="float">
            <text:p>0.00007</text:p>
          </table:table-cell>
          <table:table-cell table:style-name="ce9" table:formula="of:=-LN([.G320])-[.F320]^2/[.G320]" office:value-type="float" office:value="9.61730969735939" calcext:value-type="float">
            <text:p>9.6173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13" calcext:value-type="date">
            <text:p>2016-10-13</text:p>
          </table:table-cell>
          <table:table-cell table:style-name="ce5" office:value-type="float" office:value="2130.26" calcext:value-type="float">
            <text:p>2,130.26</text:p>
          </table:table-cell>
          <table:table-cell table:style-name="ce5" office:value-type="float" office:value="2138.19" calcext:value-type="float">
            <text:p>2,138.19</text:p>
          </table:table-cell>
          <table:table-cell table:style-name="ce5" office:value-type="float" office:value="2114.74" calcext:value-type="float">
            <text:p>2,114.74</text:p>
          </table:table-cell>
          <table:table-cell table:style-name="ce5" office:value-type="float" office:value="2132.55" calcext:value-type="float">
            <text:p>2,132.55</text:p>
          </table:table-cell>
          <table:table-cell table:style-name="ce9" table:formula="of:=([.E321]-[.E320])/[.E320]" office:value-type="float" office:value="-0.00309931843042645" calcext:value-type="float">
            <text:p>-0.00310</text:p>
          </table:table-cell>
          <table:table-cell table:style-name="ce9" table:formula="of:=[.$K$2]+[.$K$3]*[.F320]^2+[.$K$4]*[.G320]" office:value-type="float" office:value="0.0000530467561123639" calcext:value-type="float">
            <text:p>0.00005</text:p>
          </table:table-cell>
          <table:table-cell table:style-name="ce9" table:formula="of:=-LN([.G321])-[.F321]^2/[.G321]" office:value-type="float" office:value="9.66325555805598" calcext:value-type="float">
            <text:p>9.663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14" calcext:value-type="date">
            <text:p>2016-10-14</text:p>
          </table:table-cell>
          <table:table-cell table:style-name="ce5" office:value-type="float" office:value="2139.68" calcext:value-type="float">
            <text:p>2,139.68</text:p>
          </table:table-cell>
          <table:table-cell table:style-name="ce5" office:value-type="float" office:value="2149.19" calcext:value-type="float">
            <text:p>2,149.19</text:p>
          </table:table-cell>
          <table:table-cell table:number-columns-repeated="2" table:style-name="ce5" office:value-type="float" office:value="2132.98" calcext:value-type="float">
            <text:p>2,132.98</text:p>
          </table:table-cell>
          <table:table-cell table:style-name="ce9" table:formula="of:=([.E322]-[.E321])/[.E321]" office:value-type="float" office:value="0.000201636538416373" calcext:value-type="float">
            <text:p>0.00020</text:p>
          </table:table-cell>
          <table:table-cell table:style-name="ce9" table:formula="of:=[.$K$2]+[.$K$3]*[.F321]^2+[.$K$4]*[.G321]" office:value-type="float" office:value="0.0000457880399390755" calcext:value-type="float">
            <text:p>0.00005</text:p>
          </table:table-cell>
          <table:table-cell table:style-name="ce9" table:formula="of:=-LN([.G322])-[.F322]^2/[.G322]" office:value-type="float" office:value="9.99059969193786" calcext:value-type="float">
            <text:p>9.990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17" calcext:value-type="date">
            <text:p>2016-10-17</text:p>
          </table:table-cell>
          <table:table-cell table:style-name="ce5" office:value-type="float" office:value="2132.95" calcext:value-type="float">
            <text:p>2,132.95</text:p>
          </table:table-cell>
          <table:table-cell table:style-name="ce5" office:value-type="float" office:value="2135.61" calcext:value-type="float">
            <text:p>2,135.61</text:p>
          </table:table-cell>
          <table:table-cell table:style-name="ce5" office:value-type="float" office:value="2124.43" calcext:value-type="float">
            <text:p>2,124.43</text:p>
          </table:table-cell>
          <table:table-cell table:style-name="ce5" office:value-type="float" office:value="2126.5" calcext:value-type="float">
            <text:p>2,126.50</text:p>
          </table:table-cell>
          <table:table-cell table:style-name="ce9" table:formula="of:=([.E323]-[.E322])/[.E322]" office:value-type="float" office:value="-0.00303800316927492" calcext:value-type="float">
            <text:p>-0.00304</text:p>
          </table:table-cell>
          <table:table-cell table:style-name="ce9" table:formula="of:=[.$K$2]+[.$K$3]*[.F322]^2+[.$K$4]*[.G322]" office:value-type="float" office:value="0.0000382209843512463" calcext:value-type="float">
            <text:p>0.00004</text:p>
          </table:table-cell>
          <table:table-cell table:style-name="ce9" table:formula="of:=-LN([.G323])-[.F323]^2/[.G323]" office:value-type="float" office:value="9.9306495286874" calcext:value-type="float">
            <text:p>9.9306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18" calcext:value-type="date">
            <text:p>2016-10-18</text:p>
          </table:table-cell>
          <table:table-cell table:style-name="ce5" office:value-type="float" office:value="2138.31" calcext:value-type="float">
            <text:p>2,138.31</text:p>
          </table:table-cell>
          <table:table-cell table:style-name="ce5" office:value-type="float" office:value="2144.38" calcext:value-type="float">
            <text:p>2,144.38</text:p>
          </table:table-cell>
          <table:table-cell table:style-name="ce5" office:value-type="float" office:value="2135.49" calcext:value-type="float">
            <text:p>2,135.49</text:p>
          </table:table-cell>
          <table:table-cell table:style-name="ce5" office:value-type="float" office:value="2139.6" calcext:value-type="float">
            <text:p>2,139.60</text:p>
          </table:table-cell>
          <table:table-cell table:style-name="ce9" table:formula="of:=([.E324]-[.E323])/[.E323]" office:value-type="float" office:value="0.00616035739478011" calcext:value-type="float">
            <text:p>0.00616</text:p>
          </table:table-cell>
          <table:table-cell table:style-name="ce9" table:formula="of:=[.$K$2]+[.$K$3]*[.F323]^2+[.$K$4]*[.G323]" office:value-type="float" office:value="0.0000346204180889191" calcext:value-type="float">
            <text:p>0.00003</text:p>
          </table:table-cell>
          <table:table-cell table:style-name="ce9" table:formula="of:=-LN([.G324])-[.F324]^2/[.G324]" office:value-type="float" office:value="9.1748929013531" calcext:value-type="float">
            <text:p>9.174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19" calcext:value-type="date">
            <text:p>2016-10-19</text:p>
          </table:table-cell>
          <table:table-cell table:style-name="ce5" office:value-type="float" office:value="2140.81" calcext:value-type="float">
            <text:p>2,140.81</text:p>
          </table:table-cell>
          <table:table-cell table:style-name="ce5" office:value-type="float" office:value="2148.44" calcext:value-type="float">
            <text:p>2,148.44</text:p>
          </table:table-cell>
          <table:table-cell table:style-name="ce5" office:value-type="float" office:value="2138.15" calcext:value-type="float">
            <text:p>2,138.15</text:p>
          </table:table-cell>
          <table:table-cell table:style-name="ce5" office:value-type="float" office:value="2144.29" calcext:value-type="float">
            <text:p>2,144.29</text:p>
          </table:table-cell>
          <table:table-cell table:style-name="ce9" table:formula="of:=([.E325]-[.E324])/[.E324]" office:value-type="float" office:value="0.00219199850439337" calcext:value-type="float">
            <text:p>0.00219</text:p>
          </table:table-cell>
          <table:table-cell table:style-name="ce9" table:formula="of:=[.$K$2]+[.$K$3]*[.F324]^2+[.$K$4]*[.G324]" office:value-type="float" office:value="0.0000383561733668295" calcext:value-type="float">
            <text:p>0.00004</text:p>
          </table:table-cell>
          <table:table-cell table:style-name="ce9" table:formula="of:=-LN([.G325])-[.F325]^2/[.G325]" office:value-type="float" office:value="10.0433256004538" calcext:value-type="float">
            <text:p>10.043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20" calcext:value-type="date">
            <text:p>2016-10-20</text:p>
          </table:table-cell>
          <table:table-cell table:style-name="ce5" office:value-type="float" office:value="2142.51" calcext:value-type="float">
            <text:p>2,142.51</text:p>
          </table:table-cell>
          <table:table-cell table:style-name="ce5" office:value-type="float" office:value="2147.18" calcext:value-type="float">
            <text:p>2,147.18</text:p>
          </table:table-cell>
          <table:table-cell table:style-name="ce5" office:value-type="float" office:value="2133.44" calcext:value-type="float">
            <text:p>2,133.44</text:p>
          </table:table-cell>
          <table:table-cell table:style-name="ce5" office:value-type="float" office:value="2141.34" calcext:value-type="float">
            <text:p>2,141.34</text:p>
          </table:table-cell>
          <table:table-cell table:style-name="ce9" table:formula="of:=([.E326]-[.E325])/[.E325]" office:value-type="float" office:value="-0.00137574675067263" calcext:value-type="float">
            <text:p>-0.00138</text:p>
          </table:table-cell>
          <table:table-cell table:style-name="ce9" table:formula="of:=[.$K$2]+[.$K$3]*[.F325]^2+[.$K$4]*[.G325]" office:value-type="float" office:value="0.0000337312864788544" calcext:value-type="float">
            <text:p>0.00003</text:p>
          </table:table-cell>
          <table:table-cell table:style-name="ce9" table:formula="of:=-LN([.G326])-[.F326]^2/[.G326]" office:value-type="float" office:value="10.2409742758832" calcext:value-type="float">
            <text:p>10.240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016-10-21</text:p>
          </table:table-cell>
          <table:table-cell table:style-name="ce5" office:value-type="float" office:value="2139.43" calcext:value-type="float">
            <text:p>2,139.43</text:p>
          </table:table-cell>
          <table:table-cell table:style-name="ce5" office:value-type="float" office:value="2142.63" calcext:value-type="float">
            <text:p>2,142.63</text:p>
          </table:table-cell>
          <table:table-cell table:style-name="ce5" office:value-type="float" office:value="2130.09" calcext:value-type="float">
            <text:p>2,130.09</text:p>
          </table:table-cell>
          <table:table-cell table:style-name="ce5" office:value-type="float" office:value="2141.16" calcext:value-type="float">
            <text:p>2,141.16</text:p>
          </table:table-cell>
          <table:table-cell table:style-name="ce9" table:formula="of:=([.E327]-[.E326])/[.E326]" office:value-type="float" office:value="-0.0000840595141361442" calcext:value-type="float">
            <text:p>-0.00008</text:p>
          </table:table-cell>
          <table:table-cell table:style-name="ce9" table:formula="of:=[.$K$2]+[.$K$3]*[.F326]^2+[.$K$4]*[.G326]" office:value-type="float" office:value="0.0000296221022907492" calcext:value-type="float">
            <text:p>0.00003</text:p>
          </table:table-cell>
          <table:table-cell table:style-name="ce9" table:formula="of:=-LN([.G327])-[.F327]^2/[.G327]" office:value-type="float" office:value="10.4267512380987" calcext:value-type="float">
            <text:p>10.4267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24" calcext:value-type="date">
            <text:p>2016-10-24</text:p>
          </table:table-cell>
          <table:table-cell table:style-name="ce5" office:value-type="float" office:value="2148.5" calcext:value-type="float">
            <text:p>2,148.50</text:p>
          </table:table-cell>
          <table:table-cell table:style-name="ce5" office:value-type="float" office:value="2154.79" calcext:value-type="float">
            <text:p>2,154.79</text:p>
          </table:table-cell>
          <table:table-cell table:style-name="ce5" office:value-type="float" office:value="2146.91" calcext:value-type="float">
            <text:p>2,146.91</text:p>
          </table:table-cell>
          <table:table-cell table:style-name="ce5" office:value-type="float" office:value="2151.33" calcext:value-type="float">
            <text:p>2,151.33</text:p>
          </table:table-cell>
          <table:table-cell table:style-name="ce9" table:formula="of:=([.E328]-[.E327])/[.E327]" office:value-type="float" office:value="0.00474976181135463" calcext:value-type="float">
            <text:p>0.00475</text:p>
          </table:table-cell>
          <table:table-cell table:style-name="ce9" table:formula="of:=[.$K$2]+[.$K$3]*[.F327]^2+[.$K$4]*[.G327]" office:value-type="float" office:value="0.0000261281836859784" calcext:value-type="float">
            <text:p>0.00003</text:p>
          </table:table-cell>
          <table:table-cell table:style-name="ce9" table:formula="of:=-LN([.G328])-[.F328]^2/[.G328]" office:value-type="float" office:value="9.68905146221066" calcext:value-type="float">
            <text:p>9.689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25" calcext:value-type="date">
            <text:p>2016-10-25</text:p>
          </table:table-cell>
          <table:table-cell table:style-name="ce5" office:value-type="float" office:value="2149.72" calcext:value-type="float">
            <text:p>2,149.72</text:p>
          </table:table-cell>
          <table:table-cell table:style-name="ce5" office:value-type="float" office:value="2151.44" calcext:value-type="float">
            <text:p>2,151.44</text:p>
          </table:table-cell>
          <table:table-cell table:style-name="ce5" office:value-type="float" office:value="2141.93" calcext:value-type="float">
            <text:p>2,141.93</text:p>
          </table:table-cell>
          <table:table-cell table:style-name="ce5" office:value-type="float" office:value="2143.16" calcext:value-type="float">
            <text:p>2,143.16</text:p>
          </table:table-cell>
          <table:table-cell table:style-name="ce9" table:formula="of:=([.E329]-[.E328])/[.E328]" office:value-type="float" office:value="-0.00379765075557914" calcext:value-type="float">
            <text:p>-0.00380</text:p>
          </table:table-cell>
          <table:table-cell table:style-name="ce9" table:formula="of:=[.$K$2]+[.$K$3]*[.F328]^2+[.$K$4]*[.G328]" office:value-type="float" office:value="0.0000285634523535699" calcext:value-type="float">
            <text:p>0.00003</text:p>
          </table:table-cell>
          <table:table-cell table:style-name="ce9" table:formula="of:=-LN([.G329])-[.F329]^2/[.G329]" office:value-type="float" office:value="9.95846629665338" calcext:value-type="float">
            <text:p>9.958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26" calcext:value-type="date">
            <text:p>2016-10-26</text:p>
          </table:table-cell>
          <table:table-cell table:style-name="ce5" office:value-type="float" office:value="2136.97" calcext:value-type="float">
            <text:p>2,136.97</text:p>
          </table:table-cell>
          <table:table-cell table:style-name="ce5" office:value-type="float" office:value="2145.73" calcext:value-type="float">
            <text:p>2,145.73</text:p>
          </table:table-cell>
          <table:table-cell table:style-name="ce5" office:value-type="float" office:value="2131.59" calcext:value-type="float">
            <text:p>2,131.59</text:p>
          </table:table-cell>
          <table:table-cell table:style-name="ce5" office:value-type="float" office:value="2139.43" calcext:value-type="float">
            <text:p>2,139.43</text:p>
          </table:table-cell>
          <table:table-cell table:style-name="ce9" table:formula="of:=([.E330]-[.E329])/[.E329]" office:value-type="float" office:value="-0.00174042068720955" calcext:value-type="float">
            <text:p>-0.00174</text:p>
          </table:table-cell>
          <table:table-cell table:style-name="ce9" table:formula="of:=[.$K$2]+[.$K$3]*[.F329]^2+[.$K$4]*[.G329]" office:value-type="float" office:value="0.0000285627565173562" calcext:value-type="float">
            <text:p>0.00003</text:p>
          </table:table-cell>
          <table:table-cell table:style-name="ce9" table:formula="of:=-LN([.G330])-[.F330]^2/[.G330]" office:value-type="float" office:value="10.3573574742149" calcext:value-type="float">
            <text:p>10.357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27" calcext:value-type="date">
            <text:p>2016-10-27</text:p>
          </table:table-cell>
          <table:table-cell table:style-name="ce5" office:value-type="float" office:value="2144.06" calcext:value-type="float">
            <text:p>2,144.06</text:p>
          </table:table-cell>
          <table:table-cell table:style-name="ce5" office:value-type="float" office:value="2147.13" calcext:value-type="float">
            <text:p>2,147.13</text:p>
          </table:table-cell>
          <table:table-cell table:style-name="ce5" office:value-type="float" office:value="2132.52" calcext:value-type="float">
            <text:p>2,132.52</text:p>
          </table:table-cell>
          <table:table-cell table:style-name="ce5" office:value-type="float" office:value="2133.04" calcext:value-type="float">
            <text:p>2,133.04</text:p>
          </table:table-cell>
          <table:table-cell table:style-name="ce9" table:formula="of:=([.E331]-[.E330])/[.E330]" office:value-type="float" office:value="-0.00298677685177822" calcext:value-type="float">
            <text:p>-0.00299</text:p>
          </table:table-cell>
          <table:table-cell table:style-name="ce9" table:formula="of:=[.$K$2]+[.$K$3]*[.F330]^2+[.$K$4]*[.G330]" office:value-type="float" office:value="0.0000260125431864293" calcext:value-type="float">
            <text:p>0.00003</text:p>
          </table:table-cell>
          <table:table-cell table:style-name="ce9" table:formula="of:=-LN([.G331])-[.F331]^2/[.G331]" office:value-type="float" office:value="10.2139880769336" calcext:value-type="float">
            <text:p>10.2139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28" calcext:value-type="date">
            <text:p>2016-10-28</text:p>
          </table:table-cell>
          <table:table-cell table:style-name="ce5" office:value-type="float" office:value="2132.23" calcext:value-type="float">
            <text:p>2,132.23</text:p>
          </table:table-cell>
          <table:table-cell table:style-name="ce5" office:value-type="float" office:value="2140.72" calcext:value-type="float">
            <text:p>2,140.72</text:p>
          </table:table-cell>
          <table:table-cell table:style-name="ce5" office:value-type="float" office:value="2119.36" calcext:value-type="float">
            <text:p>2,119.36</text:p>
          </table:table-cell>
          <table:table-cell table:style-name="ce5" office:value-type="float" office:value="2126.41" calcext:value-type="float">
            <text:p>2,126.41</text:p>
          </table:table-cell>
          <table:table-cell table:style-name="ce9" table:formula="of:=([.E332]-[.E331])/[.E331]" office:value-type="float" office:value="-0.00310823988298396" calcext:value-type="float">
            <text:p>-0.00311</text:p>
          </table:table-cell>
          <table:table-cell table:style-name="ce9" table:formula="of:=[.$K$2]+[.$K$3]*[.F331]^2+[.$K$4]*[.G331]" office:value-type="float" office:value="0.0000254245996401964" calcext:value-type="float">
            <text:p>0.00003</text:p>
          </table:table-cell>
          <table:table-cell table:style-name="ce9" table:formula="of:=-LN([.G332])-[.F332]^2/[.G332]" office:value-type="float" office:value="10.1998009418543" calcext:value-type="float">
            <text:p>10.199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0-31" calcext:value-type="date">
            <text:p>2016-10-31</text:p>
          </table:table-cell>
          <table:table-cell table:style-name="ce5" office:value-type="float" office:value="2129.78" calcext:value-type="float">
            <text:p>2,129.78</text:p>
          </table:table-cell>
          <table:table-cell table:style-name="ce5" office:value-type="float" office:value="2133.25" calcext:value-type="float">
            <text:p>2,133.25</text:p>
          </table:table-cell>
          <table:table-cell table:style-name="ce5" office:value-type="float" office:value="2125.53" calcext:value-type="float">
            <text:p>2,125.53</text:p>
          </table:table-cell>
          <table:table-cell table:style-name="ce5" office:value-type="float" office:value="2126.15" calcext:value-type="float">
            <text:p>2,126.15</text:p>
          </table:table-cell>
          <table:table-cell table:style-name="ce9" table:formula="of:=([.E333]-[.E332])/[.E332]" office:value-type="float" office:value="-0.000122271810234039" calcext:value-type="float">
            <text:p>-0.00012</text:p>
          </table:table-cell>
          <table:table-cell table:style-name="ce9" table:formula="of:=[.$K$2]+[.$K$3]*[.F332]^2+[.$K$4]*[.G332]" office:value-type="float" office:value="0.0000251507448242174" calcext:value-type="float">
            <text:p>0.00003</text:p>
          </table:table-cell>
          <table:table-cell table:style-name="ce9" table:formula="of:=-LN([.G333])-[.F333]^2/[.G333]" office:value-type="float" office:value="10.5900286150559" calcext:value-type="float">
            <text:p>10.590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5" office:value-type="float" office:value="2128.68" calcext:value-type="float">
            <text:p>2,128.68</text:p>
          </table:table-cell>
          <table:table-cell table:style-name="ce5" office:value-type="float" office:value="2131.45" calcext:value-type="float">
            <text:p>2,131.45</text:p>
          </table:table-cell>
          <table:table-cell table:style-name="ce5" office:value-type="float" office:value="2097.85" calcext:value-type="float">
            <text:p>2,097.85</text:p>
          </table:table-cell>
          <table:table-cell table:style-name="ce5" office:value-type="float" office:value="2111.72" calcext:value-type="float">
            <text:p>2,111.72</text:p>
          </table:table-cell>
          <table:table-cell table:style-name="ce9" table:formula="of:=([.E334]-[.E333])/[.E333]" office:value-type="float" office:value="-0.00678691531641714" calcext:value-type="float">
            <text:p>-0.00679</text:p>
          </table:table-cell>
          <table:table-cell table:style-name="ce9" table:formula="of:=[.$K$2]+[.$K$3]*[.F333]^2+[.$K$4]*[.G333]" office:value-type="float" office:value="0.0000227872641573316" calcext:value-type="float">
            <text:p>0.00002</text:p>
          </table:table-cell>
          <table:table-cell table:style-name="ce9" table:formula="of:=-LN([.G334])-[.F334]^2/[.G334]" office:value-type="float" office:value="8.66790684796931" calcext:value-type="float">
            <text:p>8.6679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02" calcext:value-type="date">
            <text:p>2016-11-02</text:p>
          </table:table-cell>
          <table:table-cell table:style-name="ce5" office:value-type="float" office:value="2109.43" calcext:value-type="float">
            <text:p>2,109.43</text:p>
          </table:table-cell>
          <table:table-cell table:style-name="ce5" office:value-type="float" office:value="2111.76" calcext:value-type="float">
            <text:p>2,111.76</text:p>
          </table:table-cell>
          <table:table-cell table:style-name="ce5" office:value-type="float" office:value="2094" calcext:value-type="float">
            <text:p>2,094.00</text:p>
          </table:table-cell>
          <table:table-cell table:style-name="ce5" office:value-type="float" office:value="2097.94" calcext:value-type="float">
            <text:p>2,097.94</text:p>
          </table:table-cell>
          <table:table-cell table:style-name="ce9" table:formula="of:=([.E335]-[.E334])/[.E334]" office:value-type="float" office:value="-0.0065254863334153" calcext:value-type="float">
            <text:p>-0.00653</text:p>
          </table:table-cell>
          <table:table-cell table:style-name="ce9" table:formula="of:=[.$K$2]+[.$K$3]*[.F334]^2+[.$K$4]*[.G334]" office:value-type="float" office:value="0.0000313254368682431" calcext:value-type="float">
            <text:p>0.00003</text:p>
          </table:table-cell>
          <table:table-cell table:style-name="ce9" table:formula="of:=-LN([.G335])-[.F335]^2/[.G335]" office:value-type="float" office:value="9.0117384338916" calcext:value-type="float">
            <text:p>9.011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03" calcext:value-type="date">
            <text:p>2016-11-03</text:p>
          </table:table-cell>
          <table:table-cell table:style-name="ce5" office:value-type="float" office:value="2098.8" calcext:value-type="float">
            <text:p>2,098.80</text:p>
          </table:table-cell>
          <table:table-cell table:style-name="ce5" office:value-type="float" office:value="2102.56" calcext:value-type="float">
            <text:p>2,102.56</text:p>
          </table:table-cell>
          <table:table-cell table:style-name="ce5" office:value-type="float" office:value="2085.23" calcext:value-type="float">
            <text:p>2,085.23</text:p>
          </table:table-cell>
          <table:table-cell table:style-name="ce5" office:value-type="float" office:value="2088.66" calcext:value-type="float">
            <text:p>2,088.66</text:p>
          </table:table-cell>
          <table:table-cell table:style-name="ce9" table:formula="of:=([.E336]-[.E335])/[.E335]" office:value-type="float" office:value="-0.0044233867508128" calcext:value-type="float">
            <text:p>-0.00442</text:p>
          </table:table-cell>
          <table:table-cell table:style-name="ce9" table:formula="of:=[.$K$2]+[.$K$3]*[.F335]^2+[.$K$4]*[.G335]" office:value-type="float" office:value="0.00003692952335229" calcext:value-type="float">
            <text:p>0.00004</text:p>
          </table:table-cell>
          <table:table-cell table:style-name="ce9" table:formula="of:=-LN([.G336])-[.F336]^2/[.G336]" office:value-type="float" office:value="9.67666975074911" calcext:value-type="float">
            <text:p>9.676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04" calcext:value-type="date">
            <text:p>2016-11-04</text:p>
          </table:table-cell>
          <table:table-cell table:style-name="ce5" office:value-type="float" office:value="2083.79" calcext:value-type="float">
            <text:p>2,083.79</text:p>
          </table:table-cell>
          <table:table-cell table:style-name="ce5" office:value-type="float" office:value="2099.07" calcext:value-type="float">
            <text:p>2,099.07</text:p>
          </table:table-cell>
          <table:table-cell table:style-name="ce5" office:value-type="float" office:value="2083.79" calcext:value-type="float">
            <text:p>2,083.79</text:p>
          </table:table-cell>
          <table:table-cell table:style-name="ce5" office:value-type="float" office:value="2085.18" calcext:value-type="float">
            <text:p>2,085.18</text:p>
          </table:table-cell>
          <table:table-cell table:style-name="ce9" table:formula="of:=([.E337]-[.E336])/[.E336]" office:value-type="float" office:value="-0.00166614001321422" calcext:value-type="float">
            <text:p>-0.00167</text:p>
          </table:table-cell>
          <table:table-cell table:style-name="ce9" table:formula="of:=[.$K$2]+[.$K$3]*[.F336]^2+[.$K$4]*[.G336]" office:value-type="float" office:value="0.0000359682745224006" calcext:value-type="float">
            <text:p>0.00004</text:p>
          </table:table-cell>
          <table:table-cell table:style-name="ce9" table:formula="of:=-LN([.G337])-[.F337]^2/[.G337]" office:value-type="float" office:value="10.1556935183112" calcext:value-type="float">
            <text:p>10.155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07" calcext:value-type="date">
            <text:p>2016-11-07</text:p>
          </table:table-cell>
          <table:table-cell table:style-name="ce5" office:value-type="float" office:value="2100.59" calcext:value-type="float">
            <text:p>2,100.59</text:p>
          </table:table-cell>
          <table:table-cell table:style-name="ce5" office:value-type="float" office:value="2132" calcext:value-type="float">
            <text:p>2,132.00</text:p>
          </table:table-cell>
          <table:table-cell table:style-name="ce5" office:value-type="float" office:value="2100.59" calcext:value-type="float">
            <text:p>2,100.59</text:p>
          </table:table-cell>
          <table:table-cell table:style-name="ce5" office:value-type="float" office:value="2131.52" calcext:value-type="float">
            <text:p>2,131.52</text:p>
          </table:table-cell>
          <table:table-cell table:style-name="ce9" table:formula="of:=([.E338]-[.E337])/[.E337]" office:value-type="float" office:value="0.0222235010886351" calcext:value-type="float">
            <text:p>0.02222</text:p>
          </table:table-cell>
          <table:table-cell table:style-name="ce9" table:formula="of:=[.$K$2]+[.$K$3]*[.F337]^2+[.$K$4]*[.G337]" office:value-type="float" office:value="0.0000314921091757401" calcext:value-type="float">
            <text:p>0.00003</text:p>
          </table:table-cell>
          <table:table-cell table:style-name="ce9" table:formula="of:=-LN([.G338])-[.F338]^2/[.G338]" office:value-type="float" office:value="-5.31701219199332" calcext:value-type="float">
            <text:p>-5.317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2016-11-08</text:p>
          </table:table-cell>
          <table:table-cell table:style-name="ce5" office:value-type="float" office:value="2129.92" calcext:value-type="float">
            <text:p>2,129.92</text:p>
          </table:table-cell>
          <table:table-cell table:style-name="ce5" office:value-type="float" office:value="2146.87" calcext:value-type="float">
            <text:p>2,146.87</text:p>
          </table:table-cell>
          <table:table-cell table:style-name="ce5" office:value-type="float" office:value="2123.56" calcext:value-type="float">
            <text:p>2,123.56</text:p>
          </table:table-cell>
          <table:table-cell table:style-name="ce5" office:value-type="float" office:value="2139.56" calcext:value-type="float">
            <text:p>2,139.56</text:p>
          </table:table-cell>
          <table:table-cell table:style-name="ce9" table:formula="of:=([.E339]-[.E338])/[.E338]" office:value-type="float" office:value="0.00377195616273831" calcext:value-type="float">
            <text:p>0.00377</text:p>
          </table:table-cell>
          <table:table-cell table:style-name="ce9" table:formula="of:=[.$K$2]+[.$K$3]*[.F338]^2+[.$K$4]*[.G338]" office:value-type="float" office:value="0.000138052358655731" calcext:value-type="float">
            <text:p>0.00014</text:p>
          </table:table-cell>
          <table:table-cell table:style-name="ce9" table:formula="of:=-LN([.G339])-[.F339]^2/[.G339]" office:value-type="float" office:value="8.78481769929451" calcext:value-type="float">
            <text:p>8.7848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09" calcext:value-type="date">
            <text:p>2016-11-09</text:p>
          </table:table-cell>
          <table:table-cell table:style-name="ce5" office:value-type="float" office:value="2131.56" calcext:value-type="float">
            <text:p>2,131.56</text:p>
          </table:table-cell>
          <table:table-cell table:style-name="ce5" office:value-type="float" office:value="2170.1" calcext:value-type="float">
            <text:p>2,170.10</text:p>
          </table:table-cell>
          <table:table-cell table:style-name="ce5" office:value-type="float" office:value="2125.35" calcext:value-type="float">
            <text:p>2,125.35</text:p>
          </table:table-cell>
          <table:table-cell table:style-name="ce5" office:value-type="float" office:value="2163.26" calcext:value-type="float">
            <text:p>2,163.26</text:p>
          </table:table-cell>
          <table:table-cell table:style-name="ce9" table:formula="of:=([.E340]-[.E339])/[.E339]" office:value-type="float" office:value="0.0110770438781807" calcext:value-type="float">
            <text:p>0.01108</text:p>
          </table:table-cell>
          <table:table-cell table:style-name="ce9" table:formula="of:=[.$K$2]+[.$K$3]*[.F339]^2+[.$K$4]*[.G339]" office:value-type="float" office:value="0.000110370617340315" calcext:value-type="float">
            <text:p>0.00011</text:p>
          </table:table-cell>
          <table:table-cell table:style-name="ce9" table:formula="of:=-LN([.G340])-[.F340]^2/[.G340]" office:value-type="float" office:value="7.99994952091924" calcext:value-type="float">
            <text:p>7.999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10" calcext:value-type="date">
            <text:p>2016-11-10</text:p>
          </table:table-cell>
          <table:table-cell table:style-name="ce5" office:value-type="float" office:value="2167.49" calcext:value-type="float">
            <text:p>2,167.49</text:p>
          </table:table-cell>
          <table:table-cell table:style-name="ce5" office:value-type="float" office:value="2182.3" calcext:value-type="float">
            <text:p>2,182.30</text:p>
          </table:table-cell>
          <table:table-cell table:style-name="ce5" office:value-type="float" office:value="2151.17" calcext:value-type="float">
            <text:p>2,151.17</text:p>
          </table:table-cell>
          <table:table-cell table:style-name="ce5" office:value-type="float" office:value="2167.48" calcext:value-type="float">
            <text:p>2,167.48</text:p>
          </table:table-cell>
          <table:table-cell table:style-name="ce9" table:formula="of:=([.E341]-[.E340])/[.E340]" office:value-type="float" office:value="0.00195075950186284" calcext:value-type="float">
            <text:p>0.00195</text:p>
          </table:table-cell>
          <table:table-cell table:style-name="ce9" table:formula="of:=[.$K$2]+[.$K$3]*[.F340]^2+[.$K$4]*[.G340]" office:value-type="float" office:value="0.000113951937754624" calcext:value-type="float">
            <text:p>0.00011</text:p>
          </table:table-cell>
          <table:table-cell table:style-name="ce9" table:formula="of:=-LN([.G341])-[.F341]^2/[.G341]" office:value-type="float" office:value="9.04633846650865" calcext:value-type="float">
            <text:p>9.046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11" calcext:value-type="date">
            <text:p>2016-11-11</text:p>
          </table:table-cell>
          <table:table-cell table:style-name="ce5" office:value-type="float" office:value="2162.71" calcext:value-type="float">
            <text:p>2,162.71</text:p>
          </table:table-cell>
          <table:table-cell table:style-name="ce5" office:value-type="float" office:value="2165.92" calcext:value-type="float">
            <text:p>2,165.92</text:p>
          </table:table-cell>
          <table:table-cell table:style-name="ce5" office:value-type="float" office:value="2152.49" calcext:value-type="float">
            <text:p>2,152.49</text:p>
          </table:table-cell>
          <table:table-cell table:style-name="ce5" office:value-type="float" office:value="2164.45" calcext:value-type="float">
            <text:p>2,164.45</text:p>
          </table:table-cell>
          <table:table-cell table:style-name="ce9" table:formula="of:=([.E342]-[.E341])/[.E341]" office:value-type="float" office:value="-0.0013979367745032" calcext:value-type="float">
            <text:p>-0.00140</text:p>
          </table:table-cell>
          <table:table-cell table:style-name="ce9" table:formula="of:=[.$K$2]+[.$K$3]*[.F341]^2+[.$K$4]*[.G341]" office:value-type="float" office:value="0.0000900212836700638" calcext:value-type="float">
            <text:p>0.00009</text:p>
          </table:table-cell>
          <table:table-cell table:style-name="ce9" table:formula="of:=-LN([.G342])-[.F342]^2/[.G342]" office:value-type="float" office:value="9.29375592827028" calcext:value-type="float">
            <text:p>9.293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14" calcext:value-type="date">
            <text:p>2016-11-14</text:p>
          </table:table-cell>
          <table:table-cell table:style-name="ce5" office:value-type="float" office:value="2165.64" calcext:value-type="float">
            <text:p>2,165.64</text:p>
          </table:table-cell>
          <table:table-cell table:style-name="ce5" office:value-type="float" office:value="2171.36" calcext:value-type="float">
            <text:p>2,171.36</text:p>
          </table:table-cell>
          <table:table-cell table:style-name="ce5" office:value-type="float" office:value="2156.08" calcext:value-type="float">
            <text:p>2,156.08</text:p>
          </table:table-cell>
          <table:table-cell table:style-name="ce5" office:value-type="float" office:value="2164.2" calcext:value-type="float">
            <text:p>2,164.20</text:p>
          </table:table-cell>
          <table:table-cell table:style-name="ce9" table:formula="of:=([.E343]-[.E342])/[.E342]" office:value-type="float" office:value="-0.000115502783617085" calcext:value-type="float">
            <text:p>-0.00012</text:p>
          </table:table-cell>
          <table:table-cell table:style-name="ce9" table:formula="of:=[.$K$2]+[.$K$3]*[.F342]^2+[.$K$4]*[.G342]" office:value-type="float" office:value="0.0000717169835556935" calcext:value-type="float">
            <text:p>0.00007</text:p>
          </table:table-cell>
          <table:table-cell table:style-name="ce9" table:formula="of:=-LN([.G343])-[.F343]^2/[.G343]" office:value-type="float" office:value="9.54259694734217" calcext:value-type="float">
            <text:p>9.542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15" calcext:value-type="date">
            <text:p>2016-11-15</text:p>
          </table:table-cell>
          <table:table-cell table:style-name="ce5" office:value-type="float" office:value="2168.29" calcext:value-type="float">
            <text:p>2,168.29</text:p>
          </table:table-cell>
          <table:table-cell table:style-name="ce5" office:value-type="float" office:value="2180.84" calcext:value-type="float">
            <text:p>2,180.84</text:p>
          </table:table-cell>
          <table:table-cell table:style-name="ce5" office:value-type="float" office:value="2166.38" calcext:value-type="float">
            <text:p>2,166.38</text:p>
          </table:table-cell>
          <table:table-cell table:style-name="ce5" office:value-type="float" office:value="2180.39" calcext:value-type="float">
            <text:p>2,180.39</text:p>
          </table:table-cell>
          <table:table-cell table:style-name="ce9" table:formula="of:=([.E344]-[.E343])/[.E343]" office:value-type="float" office:value="0.00748082432307553" calcext:value-type="float">
            <text:p>0.00748</text:p>
          </table:table-cell>
          <table:table-cell table:style-name="ce9" table:formula="of:=[.$K$2]+[.$K$3]*[.F343]^2+[.$K$4]*[.G343]" office:value-type="float" office:value="0.000057598753014087" calcext:value-type="float">
            <text:p>0.00006</text:p>
          </table:table-cell>
          <table:table-cell table:style-name="ce9" table:formula="of:=-LN([.G344])-[.F344]^2/[.G344]" office:value-type="float" office:value="8.79041338748211" calcext:value-type="float">
            <text:p>8.790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16" calcext:value-type="date">
            <text:p>2016-11-16</text:p>
          </table:table-cell>
          <table:table-cell table:style-name="ce5" office:value-type="float" office:value="2177.53" calcext:value-type="float">
            <text:p>2,177.53</text:p>
          </table:table-cell>
          <table:table-cell table:style-name="ce5" office:value-type="float" office:value="2179.22" calcext:value-type="float">
            <text:p>2,179.22</text:p>
          </table:table-cell>
          <table:table-cell table:style-name="ce5" office:value-type="float" office:value="2172.2" calcext:value-type="float">
            <text:p>2,172.20</text:p>
          </table:table-cell>
          <table:table-cell table:style-name="ce5" office:value-type="float" office:value="2176.94" calcext:value-type="float">
            <text:p>2,176.94</text:p>
          </table:table-cell>
          <table:table-cell table:style-name="ce9" table:formula="of:=([.E345]-[.E344])/[.E344]" office:value-type="float" office:value="-0.0015822857378725" calcext:value-type="float">
            <text:p>-0.00158</text:p>
          </table:table-cell>
          <table:table-cell table:style-name="ce9" table:formula="of:=[.$K$2]+[.$K$3]*[.F344]^2+[.$K$4]*[.G344]" office:value-type="float" office:value="0.0000595653707881827" calcext:value-type="float">
            <text:p>0.00006</text:p>
          </table:table-cell>
          <table:table-cell table:style-name="ce9" table:formula="of:=-LN([.G345])-[.F345]^2/[.G345]" office:value-type="float" office:value="9.686404574469" calcext:value-type="float">
            <text:p>9.686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17" calcext:value-type="date">
            <text:p>2016-11-17</text:p>
          </table:table-cell>
          <table:table-cell table:style-name="ce5" office:value-type="float" office:value="2178.61" calcext:value-type="float">
            <text:p>2,178.61</text:p>
          </table:table-cell>
          <table:table-cell table:style-name="ce5" office:value-type="float" office:value="2188.06" calcext:value-type="float">
            <text:p>2,188.06</text:p>
          </table:table-cell>
          <table:table-cell table:style-name="ce5" office:value-type="float" office:value="2176.65" calcext:value-type="float">
            <text:p>2,176.65</text:p>
          </table:table-cell>
          <table:table-cell table:style-name="ce5" office:value-type="float" office:value="2187.12" calcext:value-type="float">
            <text:p>2,187.12</text:p>
          </table:table-cell>
          <table:table-cell table:style-name="ce9" table:formula="of:=([.E346]-[.E345])/[.E345]" office:value-type="float" office:value="0.00467628873556453" calcext:value-type="float">
            <text:p>0.00468</text:p>
          </table:table-cell>
          <table:table-cell table:style-name="ce9" table:formula="of:=[.$K$2]+[.$K$3]*[.F345]^2+[.$K$4]*[.G345]" office:value-type="float" office:value="0.0000490717956536944" calcext:value-type="float">
            <text:p>0.00005</text:p>
          </table:table-cell>
          <table:table-cell table:style-name="ce9" table:formula="of:=-LN([.G346])-[.F346]^2/[.G346]" office:value-type="float" office:value="9.47659994509641" calcext:value-type="float">
            <text:p>9.476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18" calcext:value-type="date">
            <text:p>2016-11-18</text:p>
          </table:table-cell>
          <table:table-cell table:style-name="ce5" office:value-type="float" office:value="2186.85" calcext:value-type="float">
            <text:p>2,186.85</text:p>
          </table:table-cell>
          <table:table-cell table:style-name="ce5" office:value-type="float" office:value="2189.89" calcext:value-type="float">
            <text:p>2,189.89</text:p>
          </table:table-cell>
          <table:table-cell table:style-name="ce5" office:value-type="float" office:value="2180.38" calcext:value-type="float">
            <text:p>2,180.38</text:p>
          </table:table-cell>
          <table:table-cell table:style-name="ce5" office:value-type="float" office:value="2181.9" calcext:value-type="float">
            <text:p>2,181.90</text:p>
          </table:table-cell>
          <table:table-cell table:style-name="ce9" table:formula="of:=([.E347]-[.E346])/[.E346]" office:value-type="float" office:value="-0.00238670031822662" calcext:value-type="float">
            <text:p>-0.00239</text:p>
          </table:table-cell>
          <table:table-cell table:style-name="ce9" table:formula="of:=[.$K$2]+[.$K$3]*[.F346]^2+[.$K$4]*[.G346]" office:value-type="float" office:value="0.0000455605786701942" calcext:value-type="float">
            <text:p>0.00005</text:p>
          </table:table-cell>
          <table:table-cell table:style-name="ce9" table:formula="of:=-LN([.G347])-[.F347]^2/[.G347]" office:value-type="float" office:value="9.87143992935703" calcext:value-type="float">
            <text:p>9.871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21" calcext:value-type="date">
            <text:p>2016-11-21</text:p>
          </table:table-cell>
          <table:table-cell table:style-name="ce5" office:value-type="float" office:value="2186.43" calcext:value-type="float">
            <text:p>2,186.43</text:p>
          </table:table-cell>
          <table:table-cell table:style-name="ce5" office:value-type="float" office:value="2198.7" calcext:value-type="float">
            <text:p>2,198.70</text:p>
          </table:table-cell>
          <table:table-cell table:style-name="ce5" office:value-type="float" office:value="2186.43" calcext:value-type="float">
            <text:p>2,186.43</text:p>
          </table:table-cell>
          <table:table-cell table:style-name="ce5" office:value-type="float" office:value="2198.18" calcext:value-type="float">
            <text:p>2,198.18</text:p>
          </table:table-cell>
          <table:table-cell table:style-name="ce9" table:formula="of:=([.E348]-[.E347])/[.E347]" office:value-type="float" office:value="0.00746138686465913" calcext:value-type="float">
            <text:p>0.00746</text:p>
          </table:table-cell>
          <table:table-cell table:style-name="ce9" table:formula="of:=[.$K$2]+[.$K$3]*[.F347]^2+[.$K$4]*[.G347]" office:value-type="float" office:value="0.0000393166413820983" calcext:value-type="float">
            <text:p>0.00004</text:p>
          </table:table-cell>
          <table:table-cell table:style-name="ce9" table:formula="of:=-LN([.G348])-[.F348]^2/[.G348]" office:value-type="float" office:value="8.72786447072949" calcext:value-type="float">
            <text:p>8.7278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22" calcext:value-type="date">
            <text:p>2016-11-22</text:p>
          </table:table-cell>
          <table:table-cell table:style-name="ce5" office:value-type="float" office:value="2201.56" calcext:value-type="float">
            <text:p>2,201.56</text:p>
          </table:table-cell>
          <table:table-cell table:style-name="ce5" office:value-type="float" office:value="2204.8" calcext:value-type="float">
            <text:p>2,204.80</text:p>
          </table:table-cell>
          <table:table-cell table:style-name="ce5" office:value-type="float" office:value="2194.51" calcext:value-type="float">
            <text:p>2,194.51</text:p>
          </table:table-cell>
          <table:table-cell table:style-name="ce5" office:value-type="float" office:value="2202.94" calcext:value-type="float">
            <text:p>2,202.94</text:p>
          </table:table-cell>
          <table:table-cell table:style-name="ce9" table:formula="of:=([.E349]-[.E348])/[.E348]" office:value-type="float" office:value="0.00216542776296765" calcext:value-type="float">
            <text:p>0.00217</text:p>
          </table:table-cell>
          <table:table-cell table:style-name="ce9" table:formula="of:=[.$K$2]+[.$K$3]*[.F348]^2+[.$K$4]*[.G348]" office:value-type="float" office:value="0.0000458330864931386" calcext:value-type="float">
            <text:p>0.00005</text:p>
          </table:table-cell>
          <table:table-cell table:style-name="ce9" table:formula="of:=-LN([.G349])-[.F349]^2/[.G349]" office:value-type="float" office:value="9.88819662095653" calcext:value-type="float">
            <text:p>9.888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23" calcext:value-type="date">
            <text:p>2016-11-23</text:p>
          </table:table-cell>
          <table:table-cell table:style-name="ce5" office:value-type="float" office:value="2198.55" calcext:value-type="float">
            <text:p>2,198.55</text:p>
          </table:table-cell>
          <table:table-cell table:style-name="ce5" office:value-type="float" office:value="2204.72" calcext:value-type="float">
            <text:p>2,204.72</text:p>
          </table:table-cell>
          <table:table-cell table:style-name="ce5" office:value-type="float" office:value="2194.51" calcext:value-type="float">
            <text:p>2,194.51</text:p>
          </table:table-cell>
          <table:table-cell table:style-name="ce5" office:value-type="float" office:value="2204.72" calcext:value-type="float">
            <text:p>2,204.72</text:p>
          </table:table-cell>
          <table:table-cell table:style-name="ce9" table:formula="of:=([.E350]-[.E349])/[.E349]" office:value-type="float" office:value="0.000808011112422374" calcext:value-type="float">
            <text:p>0.00081</text:p>
          </table:table-cell>
          <table:table-cell table:style-name="ce9" table:formula="of:=[.$K$2]+[.$K$3]*[.F349]^2+[.$K$4]*[.G349]" office:value-type="float" office:value="0.0000392949439991053" calcext:value-type="float">
            <text:p>0.00004</text:p>
          </table:table-cell>
          <table:table-cell table:style-name="ce9" table:formula="of:=-LN([.G350])-[.F350]^2/[.G350]" office:value-type="float" office:value="10.1277997887928" calcext:value-type="float">
            <text:p>10.127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25" calcext:value-type="date">
            <text:p>2016-11-25</text:p>
          </table:table-cell>
          <table:table-cell table:style-name="ce5" office:value-type="float" office:value="2206.27" calcext:value-type="float">
            <text:p>2,206.27</text:p>
          </table:table-cell>
          <table:table-cell table:style-name="ce5" office:value-type="float" office:value="2213.35" calcext:value-type="float">
            <text:p>2,213.35</text:p>
          </table:table-cell>
          <table:table-cell table:style-name="ce5" office:value-type="float" office:value="2206.27" calcext:value-type="float">
            <text:p>2,206.27</text:p>
          </table:table-cell>
          <table:table-cell table:style-name="ce5" office:value-type="float" office:value="2213.35" calcext:value-type="float">
            <text:p>2,213.35</text:p>
          </table:table-cell>
          <table:table-cell table:style-name="ce9" table:formula="of:=([.E351]-[.E350])/[.E350]" office:value-type="float" office:value="0.00391432925722999" calcext:value-type="float">
            <text:p>0.00391</text:p>
          </table:table-cell>
          <table:table-cell table:style-name="ce9" table:formula="of:=[.$K$2]+[.$K$3]*[.F350]^2+[.$K$4]*[.G350]" office:value-type="float" office:value="0.0000335039067620007" calcext:value-type="float">
            <text:p>0.00003</text:p>
          </table:table-cell>
          <table:table-cell table:style-name="ce9" table:formula="of:=-LN([.G351])-[.F351]^2/[.G351]" office:value-type="float" office:value="9.84652949430685" calcext:value-type="float">
            <text:p>9.8465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28" calcext:value-type="date">
            <text:p>2016-11-28</text:p>
          </table:table-cell>
          <table:table-cell table:style-name="ce5" office:value-type="float" office:value="2210.21" calcext:value-type="float">
            <text:p>2,210.21</text:p>
          </table:table-cell>
          <table:table-cell table:style-name="ce5" office:value-type="float" office:value="2211.14" calcext:value-type="float">
            <text:p>2,211.14</text:p>
          </table:table-cell>
          <table:table-cell table:style-name="ce5" office:value-type="float" office:value="2200.36" calcext:value-type="float">
            <text:p>2,200.36</text:p>
          </table:table-cell>
          <table:table-cell table:style-name="ce5" office:value-type="float" office:value="2201.72" calcext:value-type="float">
            <text:p>2,201.72</text:p>
          </table:table-cell>
          <table:table-cell table:style-name="ce9" table:formula="of:=([.E352]-[.E351])/[.E351]" office:value-type="float" office:value="-0.00525447850543299" calcext:value-type="float">
            <text:p>-0.00525</text:p>
          </table:table-cell>
          <table:table-cell table:style-name="ce9" table:formula="of:=[.$K$2]+[.$K$3]*[.F351]^2+[.$K$4]*[.G351]" office:value-type="float" office:value="0.0000324575005285121" calcext:value-type="float">
            <text:p>0.00003</text:p>
          </table:table-cell>
          <table:table-cell table:style-name="ce9" table:formula="of:=-LN([.G352])-[.F352]^2/[.G352]" office:value-type="float" office:value="9.48494220109165" calcext:value-type="float">
            <text:p>9.4849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29" calcext:value-type="date">
            <text:p>2016-11-29</text:p>
          </table:table-cell>
          <table:table-cell table:style-name="ce5" office:value-type="float" office:value="2200.76" calcext:value-type="float">
            <text:p>2,200.76</text:p>
          </table:table-cell>
          <table:table-cell table:style-name="ce5" office:value-type="float" office:value="2210.46" calcext:value-type="float">
            <text:p>2,210.46</text:p>
          </table:table-cell>
          <table:table-cell table:style-name="ce5" office:value-type="float" office:value="2198.15" calcext:value-type="float">
            <text:p>2,198.15</text:p>
          </table:table-cell>
          <table:table-cell table:style-name="ce5" office:value-type="float" office:value="2204.66" calcext:value-type="float">
            <text:p>2,204.66</text:p>
          </table:table-cell>
          <table:table-cell table:style-name="ce9" table:formula="of:=([.E353]-[.E352])/[.E352]" office:value-type="float" office:value="0.00133531965917558" calcext:value-type="float">
            <text:p>0.00134</text:p>
          </table:table-cell>
          <table:table-cell table:style-name="ce9" table:formula="of:=[.$K$2]+[.$K$3]*[.F352]^2+[.$K$4]*[.G352]" office:value-type="float" office:value="0.000034425103634469" calcext:value-type="float">
            <text:p>0.00003</text:p>
          </table:table-cell>
          <table:table-cell table:style-name="ce9" table:formula="of:=-LN([.G353])-[.F353]^2/[.G353]" office:value-type="float" office:value="10.2249286213044" calcext:value-type="float">
            <text:p>10.2249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2016-11-30</text:p>
          </table:table-cell>
          <table:table-cell table:style-name="ce5" office:value-type="float" office:value="2204.97" calcext:value-type="float">
            <text:p>2,204.97</text:p>
          </table:table-cell>
          <table:table-cell table:style-name="ce5" office:value-type="float" office:value="2214.1" calcext:value-type="float">
            <text:p>2,214.10</text:p>
          </table:table-cell>
          <table:table-cell table:number-columns-repeated="2" table:style-name="ce5" office:value-type="float" office:value="2198.81" calcext:value-type="float">
            <text:p>2,198.81</text:p>
          </table:table-cell>
          <table:table-cell table:style-name="ce9" table:formula="of:=([.E354]-[.E353])/[.E353]" office:value-type="float" office:value="-0.00265347037638453" calcext:value-type="float">
            <text:p>-0.00265</text:p>
          </table:table-cell>
          <table:table-cell table:style-name="ce9" table:formula="of:=[.$K$2]+[.$K$3]*[.F353]^2+[.$K$4]*[.G353]" office:value-type="float" office:value="0.0000301162562071253" calcext:value-type="float">
            <text:p>0.00003</text:p>
          </table:table-cell>
          <table:table-cell table:style-name="ce9" table:formula="of:=-LN([.G354])-[.F354]^2/[.G354]" office:value-type="float" office:value="10.1766546119618" calcext:value-type="float">
            <text:p>10.1766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5" office:value-type="float" office:value="2200.17" calcext:value-type="float">
            <text:p>2,200.17</text:p>
          </table:table-cell>
          <table:table-cell table:style-name="ce5" office:value-type="float" office:value="2202.6" calcext:value-type="float">
            <text:p>2,202.60</text:p>
          </table:table-cell>
          <table:table-cell table:style-name="ce5" office:value-type="float" office:value="2187.44" calcext:value-type="float">
            <text:p>2,187.44</text:p>
          </table:table-cell>
          <table:table-cell table:style-name="ce5" office:value-type="float" office:value="2191.08" calcext:value-type="float">
            <text:p>2,191.08</text:p>
          </table:table-cell>
          <table:table-cell table:style-name="ce9" table:formula="of:=([.E355]-[.E354])/[.E354]" office:value-type="float" office:value="-0.003515537950073" calcext:value-type="float">
            <text:p>-0.00352</text:p>
          </table:table-cell>
          <table:table-cell table:style-name="ce9" table:formula="of:=[.$K$2]+[.$K$3]*[.F354]^2+[.$K$4]*[.G354]" office:value-type="float" office:value="0.0000280717257278017" calcext:value-type="float">
            <text:p>0.00003</text:p>
          </table:table-cell>
          <table:table-cell table:style-name="ce9" table:formula="of:=-LN([.G355])-[.F355]^2/[.G355]" office:value-type="float" office:value="10.0404823783112" calcext:value-type="float">
            <text:p>10.040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02" calcext:value-type="date">
            <text:p>2016-12-02</text:p>
          </table:table-cell>
          <table:table-cell table:style-name="ce5" office:value-type="float" office:value="2191.12" calcext:value-type="float">
            <text:p>2,191.12</text:p>
          </table:table-cell>
          <table:table-cell table:style-name="ce5" office:value-type="float" office:value="2197.95" calcext:value-type="float">
            <text:p>2,197.95</text:p>
          </table:table-cell>
          <table:table-cell table:style-name="ce5" office:value-type="float" office:value="2188.37" calcext:value-type="float">
            <text:p>2,188.37</text:p>
          </table:table-cell>
          <table:table-cell table:style-name="ce5" office:value-type="float" office:value="2191.95" calcext:value-type="float">
            <text:p>2,191.95</text:p>
          </table:table-cell>
          <table:table-cell table:style-name="ce9" table:formula="of:=([.E356]-[.E355])/[.E355]" office:value-type="float" office:value="0.000397064461361471" calcext:value-type="float">
            <text:p>0.00040</text:p>
          </table:table-cell>
          <table:table-cell table:style-name="ce9" table:formula="of:=[.$K$2]+[.$K$3]*[.F355]^2+[.$K$4]*[.G355]" office:value-type="float" office:value="0.0000277334357755099" calcext:value-type="float">
            <text:p>0.00003</text:p>
          </table:table-cell>
          <table:table-cell table:style-name="ce9" table:formula="of:=-LN([.G356])-[.F356]^2/[.G356]" office:value-type="float" office:value="10.4871869634893" calcext:value-type="float">
            <text:p>10.487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05" calcext:value-type="date">
            <text:p>2016-12-05</text:p>
          </table:table-cell>
          <table:table-cell table:style-name="ce5" office:value-type="float" office:value="2200.65" calcext:value-type="float">
            <text:p>2,200.65</text:p>
          </table:table-cell>
          <table:table-cell table:style-name="ce5" office:value-type="float" office:value="2209.42" calcext:value-type="float">
            <text:p>2,209.42</text:p>
          </table:table-cell>
          <table:table-cell table:style-name="ce5" office:value-type="float" office:value="2199.97" calcext:value-type="float">
            <text:p>2,199.97</text:p>
          </table:table-cell>
          <table:table-cell table:style-name="ce5" office:value-type="float" office:value="2204.71" calcext:value-type="float">
            <text:p>2,204.71</text:p>
          </table:table-cell>
          <table:table-cell table:style-name="ce9" table:formula="of:=([.E357]-[.E356])/[.E356]" office:value-type="float" office:value="0.00582130066835476" calcext:value-type="float">
            <text:p>0.00582</text:p>
          </table:table-cell>
          <table:table-cell table:style-name="ce9" table:formula="of:=[.$K$2]+[.$K$3]*[.F356]^2+[.$K$4]*[.G356]" office:value-type="float" office:value="0.0000247499619628605" calcext:value-type="float">
            <text:p>0.00002</text:p>
          </table:table-cell>
          <table:table-cell table:style-name="ce9" table:formula="of:=-LN([.G357])-[.F357]^2/[.G357]" office:value-type="float" office:value="9.23749090674729" calcext:value-type="float">
            <text:p>9.237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06" calcext:value-type="date">
            <text:p>2016-12-06</text:p>
          </table:table-cell>
          <table:table-cell table:style-name="ce5" office:value-type="float" office:value="2207.26" calcext:value-type="float">
            <text:p>2,207.26</text:p>
          </table:table-cell>
          <table:table-cell table:style-name="ce5" office:value-type="float" office:value="2212.78" calcext:value-type="float">
            <text:p>2,212.78</text:p>
          </table:table-cell>
          <table:table-cell table:style-name="ce5" office:value-type="float" office:value="2202.21" calcext:value-type="float">
            <text:p>2,202.21</text:p>
          </table:table-cell>
          <table:table-cell table:style-name="ce5" office:value-type="float" office:value="2212.23" calcext:value-type="float">
            <text:p>2,212.23</text:p>
          </table:table-cell>
          <table:table-cell table:style-name="ce9" table:formula="of:=([.E358]-[.E357])/[.E357]" office:value-type="float" office:value="0.00341087943539059" calcext:value-type="float">
            <text:p>0.00341</text:p>
          </table:table-cell>
          <table:table-cell table:style-name="ce9" table:formula="of:=[.$K$2]+[.$K$3]*[.F357]^2+[.$K$4]*[.G357]" office:value-type="float" office:value="0.0000300680968828156" calcext:value-type="float">
            <text:p>0.00003</text:p>
          </table:table-cell>
          <table:table-cell table:style-name="ce9" table:formula="of:=-LN([.G358])-[.F358]^2/[.G358]" office:value-type="float" office:value="10.0251208479946" calcext:value-type="float">
            <text:p>10.0251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07" calcext:value-type="date">
            <text:p>2016-12-07</text:p>
          </table:table-cell>
          <table:table-cell table:style-name="ce5" office:value-type="float" office:value="2210.72" calcext:value-type="float">
            <text:p>2,210.72</text:p>
          </table:table-cell>
          <table:table-cell table:style-name="ce5" office:value-type="float" office:value="2241.63" calcext:value-type="float">
            <text:p>2,241.63</text:p>
          </table:table-cell>
          <table:table-cell table:style-name="ce5" office:value-type="float" office:value="2208.93" calcext:value-type="float">
            <text:p>2,208.93</text:p>
          </table:table-cell>
          <table:table-cell table:style-name="ce5" office:value-type="float" office:value="2241.35" calcext:value-type="float">
            <text:p>2,241.35</text:p>
          </table:table-cell>
          <table:table-cell table:style-name="ce9" table:formula="of:=([.E359]-[.E358])/[.E358]" office:value-type="float" office:value="0.0131631882760834" calcext:value-type="float">
            <text:p>0.01316</text:p>
          </table:table-cell>
          <table:table-cell table:style-name="ce9" table:formula="of:=[.$K$2]+[.$K$3]*[.F358]^2+[.$K$4]*[.G358]" office:value-type="float" office:value="0.000029063647474071" calcext:value-type="float">
            <text:p>0.00003</text:p>
          </table:table-cell>
          <table:table-cell table:style-name="ce9" table:formula="of:=-LN([.G359])-[.F359]^2/[.G359]" office:value-type="float" office:value="4.4842956082551" calcext:value-type="float">
            <text:p>4.484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08" calcext:value-type="date">
            <text:p>2016-12-08</text:p>
          </table:table-cell>
          <table:table-cell table:style-name="ce5" office:value-type="float" office:value="2241.13" calcext:value-type="float">
            <text:p>2,241.13</text:p>
          </table:table-cell>
          <table:table-cell table:style-name="ce5" office:value-type="float" office:value="2251.69" calcext:value-type="float">
            <text:p>2,251.69</text:p>
          </table:table-cell>
          <table:table-cell table:style-name="ce5" office:value-type="float" office:value="2237.57" calcext:value-type="float">
            <text:p>2,237.57</text:p>
          </table:table-cell>
          <table:table-cell table:style-name="ce5" office:value-type="float" office:value="2246.19" calcext:value-type="float">
            <text:p>2,246.19</text:p>
          </table:table-cell>
          <table:table-cell table:style-name="ce9" table:formula="of:=([.E360]-[.E359])/[.E359]" office:value-type="float" office:value="0.00215941285386046" calcext:value-type="float">
            <text:p>0.00216</text:p>
          </table:table-cell>
          <table:table-cell table:style-name="ce9" table:formula="of:=[.$K$2]+[.$K$3]*[.F359]^2+[.$K$4]*[.G359]" office:value-type="float" office:value="0.0000644856213284486" calcext:value-type="float">
            <text:p>0.00006</text:p>
          </table:table-cell>
          <table:table-cell table:style-name="ce9" table:formula="of:=-LN([.G360])-[.F360]^2/[.G360]" office:value-type="float" office:value="9.57675660013312" calcext:value-type="float">
            <text:p>9.576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09" calcext:value-type="date">
            <text:p>2016-12-09</text:p>
          </table:table-cell>
          <table:table-cell table:style-name="ce5" office:value-type="float" office:value="2249.73" calcext:value-type="float">
            <text:p>2,249.73</text:p>
          </table:table-cell>
          <table:table-cell table:style-name="ce5" office:value-type="float" office:value="2259.8" calcext:value-type="float">
            <text:p>2,259.80</text:p>
          </table:table-cell>
          <table:table-cell table:style-name="ce5" office:value-type="float" office:value="2249.23" calcext:value-type="float">
            <text:p>2,249.23</text:p>
          </table:table-cell>
          <table:table-cell table:style-name="ce5" office:value-type="float" office:value="2259.53" calcext:value-type="float">
            <text:p>2,259.53</text:p>
          </table:table-cell>
          <table:table-cell table:style-name="ce9" table:formula="of:=([.E361]-[.E360])/[.E360]" office:value-type="float" office:value="0.0059389455032745" calcext:value-type="float">
            <text:p>0.00594</text:p>
          </table:table-cell>
          <table:table-cell table:style-name="ce9" table:formula="of:=[.$K$2]+[.$K$3]*[.F360]^2+[.$K$4]*[.G360]" office:value-type="float" office:value="0.0000532333283892814" calcext:value-type="float">
            <text:p>0.00005</text:p>
          </table:table-cell>
          <table:table-cell table:style-name="ce9" table:formula="of:=-LN([.G361])-[.F361]^2/[.G361]" office:value-type="float" office:value="9.17825086299656" calcext:value-type="float">
            <text:p>9.178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12" calcext:value-type="date">
            <text:p>2016-12-12</text:p>
          </table:table-cell>
          <table:table-cell table:style-name="ce5" office:value-type="float" office:value="2258.83" calcext:value-type="float">
            <text:p>2,258.83</text:p>
          </table:table-cell>
          <table:table-cell table:style-name="ce5" office:value-type="float" office:value="2264.03" calcext:value-type="float">
            <text:p>2,264.03</text:p>
          </table:table-cell>
          <table:table-cell table:style-name="ce5" office:value-type="float" office:value="2252.37" calcext:value-type="float">
            <text:p>2,252.37</text:p>
          </table:table-cell>
          <table:table-cell table:style-name="ce5" office:value-type="float" office:value="2256.96" calcext:value-type="float">
            <text:p>2,256.96</text:p>
          </table:table-cell>
          <table:table-cell table:style-name="ce9" table:formula="of:=([.E362]-[.E361])/[.E361]" office:value-type="float" office:value="-0.00113740468150463" calcext:value-type="float">
            <text:p>-0.00114</text:p>
          </table:table-cell>
          <table:table-cell table:style-name="ce9" table:formula="of:=[.$K$2]+[.$K$3]*[.F361]^2+[.$K$4]*[.G361]" office:value-type="float" office:value="0.0000516712313317735" calcext:value-type="float">
            <text:p>0.00005</text:p>
          </table:table-cell>
          <table:table-cell table:style-name="ce9" table:formula="of:=-LN([.G362])-[.F362]^2/[.G362]" office:value-type="float" office:value="9.84557244736958" calcext:value-type="float">
            <text:p>9.845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13" calcext:value-type="date">
            <text:p>2016-12-13</text:p>
          </table:table-cell>
          <table:table-cell table:style-name="ce5" office:value-type="float" office:value="2263.32" calcext:value-type="float">
            <text:p>2,263.32</text:p>
          </table:table-cell>
          <table:table-cell table:style-name="ce5" office:value-type="float" office:value="2277.53" calcext:value-type="float">
            <text:p>2,277.53</text:p>
          </table:table-cell>
          <table:table-cell table:style-name="ce5" office:value-type="float" office:value="2263.32" calcext:value-type="float">
            <text:p>2,263.32</text:p>
          </table:table-cell>
          <table:table-cell table:style-name="ce5" office:value-type="float" office:value="2271.72" calcext:value-type="float">
            <text:p>2,271.72</text:p>
          </table:table-cell>
          <table:table-cell table:style-name="ce9" table:formula="of:=([.E363]-[.E362])/[.E362]" office:value-type="float" office:value="0.00653977031050606" calcext:value-type="float">
            <text:p>0.00654</text:p>
          </table:table-cell>
          <table:table-cell table:style-name="ce9" table:formula="of:=[.$K$2]+[.$K$3]*[.F362]^2+[.$K$4]*[.G362]" office:value-type="float" office:value="0.0000428995427393354" calcext:value-type="float">
            <text:p>0.00004</text:p>
          </table:table-cell>
          <table:table-cell table:style-name="ce9" table:formula="of:=-LN([.G363])-[.F363]^2/[.G363]" office:value-type="float" office:value="9.05970180158759" calcext:value-type="float">
            <text:p>9.0597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14" calcext:value-type="date">
            <text:p>2016-12-14</text:p>
          </table:table-cell>
          <table:table-cell table:style-name="ce5" office:value-type="float" office:value="2268.35" calcext:value-type="float">
            <text:p>2,268.35</text:p>
          </table:table-cell>
          <table:table-cell table:style-name="ce5" office:value-type="float" office:value="2276.2" calcext:value-type="float">
            <text:p>2,276.20</text:p>
          </table:table-cell>
          <table:table-cell table:style-name="ce5" office:value-type="float" office:value="2248.44" calcext:value-type="float">
            <text:p>2,248.44</text:p>
          </table:table-cell>
          <table:table-cell table:style-name="ce5" office:value-type="float" office:value="2253.28" calcext:value-type="float">
            <text:p>2,253.28</text:p>
          </table:table-cell>
          <table:table-cell table:style-name="ce9" table:formula="of:=([.E364]-[.E363])/[.E363]" office:value-type="float" office:value="-0.00811719754195042" calcext:value-type="float">
            <text:p>-0.00812</text:p>
          </table:table-cell>
          <table:table-cell table:style-name="ce9" table:formula="of:=[.$K$2]+[.$K$3]*[.F363]^2+[.$K$4]*[.G363]" office:value-type="float" office:value="0.0000456238238031068" calcext:value-type="float">
            <text:p>0.00005</text:p>
          </table:table-cell>
          <table:table-cell table:style-name="ce9" table:formula="of:=-LN([.G364])-[.F364]^2/[.G364]" office:value-type="float" office:value="8.55090311077437" calcext:value-type="float">
            <text:p>8.550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15" calcext:value-type="date">
            <text:p>2016-12-15</text:p>
          </table:table-cell>
          <table:table-cell table:style-name="ce5" office:value-type="float" office:value="2253.77" calcext:value-type="float">
            <text:p>2,253.77</text:p>
          </table:table-cell>
          <table:table-cell table:style-name="ce5" office:value-type="float" office:value="2272.12" calcext:value-type="float">
            <text:p>2,272.12</text:p>
          </table:table-cell>
          <table:table-cell table:style-name="ce5" office:value-type="float" office:value="2253.77" calcext:value-type="float">
            <text:p>2,253.77</text:p>
          </table:table-cell>
          <table:table-cell table:style-name="ce5" office:value-type="float" office:value="2262.03" calcext:value-type="float">
            <text:p>2,262.03</text:p>
          </table:table-cell>
          <table:table-cell table:style-name="ce9" table:formula="of:=([.E365]-[.E364])/[.E364]" office:value-type="float" office:value="0.00388322800539658" calcext:value-type="float">
            <text:p>0.00388</text:p>
          </table:table-cell>
          <table:table-cell table:style-name="ce9" table:formula="of:=[.$K$2]+[.$K$3]*[.F364]^2+[.$K$4]*[.G364]" office:value-type="float" office:value="0.0000528345950152469" calcext:value-type="float">
            <text:p>0.00005</text:p>
          </table:table-cell>
          <table:table-cell table:style-name="ce9" table:formula="of:=-LN([.G365])-[.F365]^2/[.G365]" office:value-type="float" office:value="9.56293554706411" calcext:value-type="float">
            <text:p>9.5629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16" calcext:value-type="date">
            <text:p>2016-12-16</text:p>
          </table:table-cell>
          <table:table-cell table:style-name="ce5" office:value-type="float" office:value="2266.81" calcext:value-type="float">
            <text:p>2,266.81</text:p>
          </table:table-cell>
          <table:table-cell table:style-name="ce5" office:value-type="float" office:value="2268.05" calcext:value-type="float">
            <text:p>2,268.05</text:p>
          </table:table-cell>
          <table:table-cell table:style-name="ce5" office:value-type="float" office:value="2254.24" calcext:value-type="float">
            <text:p>2,254.24</text:p>
          </table:table-cell>
          <table:table-cell table:style-name="ce5" office:value-type="float" office:value="2258.07" calcext:value-type="float">
            <text:p>2,258.07</text:p>
          </table:table-cell>
          <table:table-cell table:style-name="ce9" table:formula="of:=([.E366]-[.E365])/[.E365]" office:value-type="float" office:value="-0.00175063991193752" calcext:value-type="float">
            <text:p>-0.00175</text:p>
          </table:table-cell>
          <table:table-cell table:style-name="ce9" table:formula="of:=[.$K$2]+[.$K$3]*[.F365]^2+[.$K$4]*[.G365]" office:value-type="float" office:value="0.0000468544055717315" calcext:value-type="float">
            <text:p>0.00005</text:p>
          </table:table-cell>
          <table:table-cell table:style-name="ce9" table:formula="of:=-LN([.G366])-[.F366]^2/[.G366]" office:value-type="float" office:value="9.90305565817967" calcext:value-type="float">
            <text:p>9.903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19" calcext:value-type="date">
            <text:p>2016-12-19</text:p>
          </table:table-cell>
          <table:table-cell table:style-name="ce5" office:value-type="float" office:value="2259.24" calcext:value-type="float">
            <text:p>2,259.24</text:p>
          </table:table-cell>
          <table:table-cell table:style-name="ce5" office:value-type="float" office:value="2267.47" calcext:value-type="float">
            <text:p>2,267.47</text:p>
          </table:table-cell>
          <table:table-cell table:style-name="ce5" office:value-type="float" office:value="2258.21" calcext:value-type="float">
            <text:p>2,258.21</text:p>
          </table:table-cell>
          <table:table-cell table:style-name="ce5" office:value-type="float" office:value="2262.53" calcext:value-type="float">
            <text:p>2,262.53</text:p>
          </table:table-cell>
          <table:table-cell table:style-name="ce9" table:formula="of:=([.E367]-[.E366])/[.E366]" office:value-type="float" office:value="0.00197513806037901" calcext:value-type="float">
            <text:p>0.00198</text:p>
          </table:table-cell>
          <table:table-cell table:style-name="ce9" table:formula="of:=[.$K$2]+[.$K$3]*[.F366]^2+[.$K$4]*[.G366]" office:value-type="float" office:value="0.0000396949433355815" calcext:value-type="float">
            <text:p>0.00004</text:p>
          </table:table-cell>
          <table:table-cell table:style-name="ce9" table:formula="of:=-LN([.G367])-[.F367]^2/[.G367]" office:value-type="float" office:value="10.0360079764713" calcext:value-type="float">
            <text:p>10.036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20" calcext:value-type="date">
            <text:p>2016-12-20</text:p>
          </table:table-cell>
          <table:table-cell table:style-name="ce5" office:value-type="float" office:value="2266.5" calcext:value-type="float">
            <text:p>2,266.50</text:p>
          </table:table-cell>
          <table:table-cell table:style-name="ce5" office:value-type="float" office:value="2272.56" calcext:value-type="float">
            <text:p>2,272.56</text:p>
          </table:table-cell>
          <table:table-cell table:style-name="ce5" office:value-type="float" office:value="2266.14" calcext:value-type="float">
            <text:p>2,266.14</text:p>
          </table:table-cell>
          <table:table-cell table:style-name="ce5" office:value-type="float" office:value="2270.76" calcext:value-type="float">
            <text:p>2,270.76</text:p>
          </table:table-cell>
          <table:table-cell table:style-name="ce9" table:formula="of:=([.E368]-[.E367])/[.E367]" office:value-type="float" office:value="0.00363752082845311" calcext:value-type="float">
            <text:p>0.00364</text:p>
          </table:table-cell>
          <table:table-cell table:style-name="ce9" table:formula="of:=[.$K$2]+[.$K$3]*[.F367]^2+[.$K$4]*[.G367]" office:value-type="float" office:value="0.0000345298812718129" calcext:value-type="float">
            <text:p>0.00003</text:p>
          </table:table-cell>
          <table:table-cell table:style-name="ce9" table:formula="of:=-LN([.G368])-[.F368]^2/[.G368]" office:value-type="float" office:value="9.89049396244208" calcext:value-type="float">
            <text:p>9.890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21" calcext:value-type="date">
            <text:p>2016-12-21</text:p>
          </table:table-cell>
          <table:table-cell table:style-name="ce5" office:value-type="float" office:value="2270.54" calcext:value-type="float">
            <text:p>2,270.54</text:p>
          </table:table-cell>
          <table:table-cell table:style-name="ce5" office:value-type="float" office:value="2271.23" calcext:value-type="float">
            <text:p>2,271.23</text:p>
          </table:table-cell>
          <table:table-cell table:style-name="ce5" office:value-type="float" office:value="2265.15" calcext:value-type="float">
            <text:p>2,265.15</text:p>
          </table:table-cell>
          <table:table-cell table:style-name="ce5" office:value-type="float" office:value="2265.18" calcext:value-type="float">
            <text:p>2,265.18</text:p>
          </table:table-cell>
          <table:table-cell table:style-name="ce9" table:formula="of:=([.E369]-[.E368])/[.E368]" office:value-type="float" office:value="-0.0024573270623053" calcext:value-type="float">
            <text:p>-0.00246</text:p>
          </table:table-cell>
          <table:table-cell table:style-name="ce9" table:formula="of:=[.$K$2]+[.$K$3]*[.F368]^2+[.$K$4]*[.G368]" office:value-type="float" office:value="0.0000327566750612225" calcext:value-type="float">
            <text:p>0.00003</text:p>
          </table:table-cell>
          <table:table-cell table:style-name="ce9" table:formula="of:=-LN([.G369])-[.F369]^2/[.G369]" office:value-type="float" office:value="10.1420610257178" calcext:value-type="float">
            <text:p>10.142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22" calcext:value-type="date">
            <text:p>2016-12-22</text:p>
          </table:table-cell>
          <table:table-cell table:style-name="ce5" office:value-type="float" office:value="2262.93" calcext:value-type="float">
            <text:p>2,262.93</text:p>
          </table:table-cell>
          <table:table-cell table:style-name="ce5" office:value-type="float" office:value="2263.18" calcext:value-type="float">
            <text:p>2,263.18</text:p>
          </table:table-cell>
          <table:table-cell table:style-name="ce5" office:value-type="float" office:value="2256.08" calcext:value-type="float">
            <text:p>2,256.08</text:p>
          </table:table-cell>
          <table:table-cell table:style-name="ce5" office:value-type="float" office:value="2260.96" calcext:value-type="float">
            <text:p>2,260.96</text:p>
          </table:table-cell>
          <table:table-cell table:style-name="ce9" table:formula="of:=([.E370]-[.E369])/[.E369]" office:value-type="float" office:value="-0.00186298660592085" calcext:value-type="float">
            <text:p>-0.00186</text:p>
          </table:table-cell>
          <table:table-cell table:style-name="ce9" table:formula="of:=[.$K$2]+[.$K$3]*[.F369]^2+[.$K$4]*[.G369]" office:value-type="float" office:value="0.0000298213011210062" calcext:value-type="float">
            <text:p>0.00003</text:p>
          </table:table-cell>
          <table:table-cell table:style-name="ce9" table:formula="of:=-LN([.G370])-[.F370]^2/[.G370]" office:value-type="float" office:value="10.3039037249209" calcext:value-type="float">
            <text:p>10.303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23" calcext:value-type="date">
            <text:p>2016-12-23</text:p>
          </table:table-cell>
          <table:table-cell table:style-name="ce5" office:value-type="float" office:value="2260.25" calcext:value-type="float">
            <text:p>2,260.25</text:p>
          </table:table-cell>
          <table:table-cell table:style-name="ce5" office:value-type="float" office:value="2263.79" calcext:value-type="float">
            <text:p>2,263.79</text:p>
          </table:table-cell>
          <table:table-cell table:style-name="ce5" office:value-type="float" office:value="2258.84" calcext:value-type="float">
            <text:p>2,258.84</text:p>
          </table:table-cell>
          <table:table-cell table:style-name="ce5" office:value-type="float" office:value="2263.79" calcext:value-type="float">
            <text:p>2,263.79</text:p>
          </table:table-cell>
          <table:table-cell table:style-name="ce9" table:formula="of:=([.E371]-[.E370])/[.E370]" office:value-type="float" office:value="0.00125168070200266" calcext:value-type="float">
            <text:p>0.00125</text:p>
          </table:table-cell>
          <table:table-cell table:style-name="ce9" table:formula="of:=[.$K$2]+[.$K$3]*[.F370]^2+[.$K$4]*[.G370]" office:value-type="float" office:value="0.0000270522414663063" calcext:value-type="float">
            <text:p>0.00003</text:p>
          </table:table-cell>
          <table:table-cell table:style-name="ce9" table:formula="of:=-LN([.G371])-[.F371]^2/[.G371]" office:value-type="float" office:value="10.4598266528255" calcext:value-type="float">
            <text:p>10.4598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27" calcext:value-type="date">
            <text:p>2016-12-27</text:p>
          </table:table-cell>
          <table:table-cell table:style-name="ce5" office:value-type="float" office:value="2266.23" calcext:value-type="float">
            <text:p>2,266.23</text:p>
          </table:table-cell>
          <table:table-cell table:style-name="ce5" office:value-type="float" office:value="2273.82" calcext:value-type="float">
            <text:p>2,273.82</text:p>
          </table:table-cell>
          <table:table-cell table:style-name="ce5" office:value-type="float" office:value="2266.15" calcext:value-type="float">
            <text:p>2,266.15</text:p>
          </table:table-cell>
          <table:table-cell table:style-name="ce5" office:value-type="float" office:value="2268.88" calcext:value-type="float">
            <text:p>2,268.88</text:p>
          </table:table-cell>
          <table:table-cell table:style-name="ce9" table:formula="of:=([.E372]-[.E371])/[.E371]" office:value-type="float" office:value="0.00224844177242595" calcext:value-type="float">
            <text:p>0.00225</text:p>
          </table:table-cell>
          <table:table-cell table:style-name="ce9" table:formula="of:=[.$K$2]+[.$K$3]*[.F371]^2+[.$K$4]*[.G371]" office:value-type="float" office:value="0.0000245560510366764" calcext:value-type="float">
            <text:p>0.00002</text:p>
          </table:table-cell>
          <table:table-cell table:style-name="ce9" table:formula="of:=-LN([.G372])-[.F372]^2/[.G372]" office:value-type="float" office:value="10.4086767104615" calcext:value-type="float">
            <text:p>10.408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28" calcext:value-type="date">
            <text:p>2016-12-28</text:p>
          </table:table-cell>
          <table:table-cell table:style-name="ce5" office:value-type="float" office:value="2270.23" calcext:value-type="float">
            <text:p>2,270.23</text:p>
          </table:table-cell>
          <table:table-cell table:style-name="ce5" office:value-type="float" office:value="2271.31" calcext:value-type="float">
            <text:p>2,271.31</text:p>
          </table:table-cell>
          <table:table-cell table:style-name="ce5" office:value-type="float" office:value="2249.11" calcext:value-type="float">
            <text:p>2,249.11</text:p>
          </table:table-cell>
          <table:table-cell table:style-name="ce5" office:value-type="float" office:value="2249.92" calcext:value-type="float">
            <text:p>2,249.92</text:p>
          </table:table-cell>
          <table:table-cell table:style-name="ce9" table:formula="of:=([.E373]-[.E372])/[.E372]" office:value-type="float" office:value="-0.0083565459610028" calcext:value-type="float">
            <text:p>-0.00836</text:p>
          </table:table-cell>
          <table:table-cell table:style-name="ce9" table:formula="of:=[.$K$2]+[.$K$3]*[.F372]^2+[.$K$4]*[.G372]" office:value-type="float" office:value="0.0000234707223298256" calcext:value-type="float">
            <text:p>0.00002</text:p>
          </table:table-cell>
          <table:table-cell table:style-name="ce9" table:formula="of:=-LN([.G373])-[.F373]^2/[.G373]" office:value-type="float" office:value="7.68448147281482" calcext:value-type="float">
            <text:p>7.684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29" calcext:value-type="date">
            <text:p>2016-12-29</text:p>
          </table:table-cell>
          <table:table-cell table:style-name="ce5" office:value-type="float" office:value="2249.5" calcext:value-type="float">
            <text:p>2,249.50</text:p>
          </table:table-cell>
          <table:table-cell table:style-name="ce5" office:value-type="float" office:value="2254.51" calcext:value-type="float">
            <text:p>2,254.51</text:p>
          </table:table-cell>
          <table:table-cell table:style-name="ce5" office:value-type="float" office:value="2244.56" calcext:value-type="float">
            <text:p>2,244.56</text:p>
          </table:table-cell>
          <table:table-cell table:style-name="ce5" office:value-type="float" office:value="2249.26" calcext:value-type="float">
            <text:p>2,249.26</text:p>
          </table:table-cell>
          <table:table-cell table:style-name="ce9" table:formula="of:=([.E374]-[.E373])/[.E373]" office:value-type="float" office:value="-0.000293343763333743" calcext:value-type="float">
            <text:p>-0.00029</text:p>
          </table:table-cell>
          <table:table-cell table:style-name="ce9" table:formula="of:=[.$K$2]+[.$K$3]*[.F373]^2+[.$K$4]*[.G373]" office:value-type="float" office:value="0.0000371558537212925" calcext:value-type="float">
            <text:p>0.00004</text:p>
          </table:table-cell>
          <table:table-cell table:style-name="ce9" table:formula="of:=-LN([.G374])-[.F374]^2/[.G374]" office:value-type="float" office:value="10.1980732937507" calcext:value-type="float">
            <text:p>10.198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6-12-30" calcext:value-type="date">
            <text:p>2016-12-30</text:p>
          </table:table-cell>
          <table:table-cell table:style-name="ce5" office:value-type="float" office:value="2251.61" calcext:value-type="float">
            <text:p>2,251.61</text:p>
          </table:table-cell>
          <table:table-cell table:style-name="ce5" office:value-type="float" office:value="2253.58" calcext:value-type="float">
            <text:p>2,253.58</text:p>
          </table:table-cell>
          <table:table-cell table:style-name="ce5" office:value-type="float" office:value="2233.62" calcext:value-type="float">
            <text:p>2,233.62</text:p>
          </table:table-cell>
          <table:table-cell table:style-name="ce5" office:value-type="float" office:value="2238.83" calcext:value-type="float">
            <text:p>2,238.83</text:p>
          </table:table-cell>
          <table:table-cell table:style-name="ce9" table:formula="of:=([.E375]-[.E374])/[.E374]" office:value-type="float" office:value="-0.00463708063985501" calcext:value-type="float">
            <text:p>-0.00464</text:p>
          </table:table-cell>
          <table:table-cell table:style-name="ce9" table:formula="of:=[.$K$2]+[.$K$3]*[.F374]^2+[.$K$4]*[.G374]" office:value-type="float" office:value="0.0000317779191711571" calcext:value-type="float">
            <text:p>0.00003</text:p>
          </table:table-cell>
          <table:table-cell table:style-name="ce9" table:formula="of:=-LN([.G375])-[.F375]^2/[.G375]" office:value-type="float" office:value="9.68008925728392" calcext:value-type="float">
            <text:p>9.680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03" calcext:value-type="date">
            <text:p>2017-01-03</text:p>
          </table:table-cell>
          <table:table-cell table:style-name="ce5" office:value-type="float" office:value="2251.57" calcext:value-type="float">
            <text:p>2,251.57</text:p>
          </table:table-cell>
          <table:table-cell table:style-name="ce5" office:value-type="float" office:value="2263.88" calcext:value-type="float">
            <text:p>2,263.88</text:p>
          </table:table-cell>
          <table:table-cell table:style-name="ce5" office:value-type="float" office:value="2245.13" calcext:value-type="float">
            <text:p>2,245.13</text:p>
          </table:table-cell>
          <table:table-cell table:style-name="ce5" office:value-type="float" office:value="2257.83" calcext:value-type="float">
            <text:p>2,257.83</text:p>
          </table:table-cell>
          <table:table-cell table:style-name="ce9" table:formula="of:=([.E376]-[.E375])/[.E375]" office:value-type="float" office:value="0.00848657557742214" calcext:value-type="float">
            <text:p>0.00849</text:p>
          </table:table-cell>
          <table:table-cell table:style-name="ce9" table:formula="of:=[.$K$2]+[.$K$3]*[.F375]^2+[.$K$4]*[.G375]" office:value-type="float" office:value="0.000032550354235982" calcext:value-type="float">
            <text:p>0.00003</text:p>
          </table:table-cell>
          <table:table-cell table:style-name="ce9" table:formula="of:=-LN([.G376])-[.F376]^2/[.G376]" office:value-type="float" office:value="8.12009001046552" calcext:value-type="float">
            <text:p>8.120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04" calcext:value-type="date">
            <text:p>2017-01-04</text:p>
          </table:table-cell>
          <table:table-cell table:style-name="ce5" office:value-type="float" office:value="2261.6" calcext:value-type="float">
            <text:p>2,261.60</text:p>
          </table:table-cell>
          <table:table-cell table:style-name="ce5" office:value-type="float" office:value="2272.82" calcext:value-type="float">
            <text:p>2,272.82</text:p>
          </table:table-cell>
          <table:table-cell table:style-name="ce5" office:value-type="float" office:value="2261.6" calcext:value-type="float">
            <text:p>2,261.60</text:p>
          </table:table-cell>
          <table:table-cell table:style-name="ce5" office:value-type="float" office:value="2270.75" calcext:value-type="float">
            <text:p>2,270.75</text:p>
          </table:table-cell>
          <table:table-cell table:style-name="ce9" table:formula="of:=([.E377]-[.E376])/[.E376]" office:value-type="float" office:value="0.00572230858833485" calcext:value-type="float">
            <text:p>0.00572</text:p>
          </table:table-cell>
          <table:table-cell table:style-name="ce9" table:formula="of:=[.$K$2]+[.$K$3]*[.F376]^2+[.$K$4]*[.G376]" office:value-type="float" office:value="0.000044433707788922" calcext:value-type="float">
            <text:p>0.00004</text:p>
          </table:table-cell>
          <table:table-cell table:style-name="ce9" table:formula="of:=-LN([.G377])-[.F377]^2/[.G377]" office:value-type="float" office:value="9.28457581635251" calcext:value-type="float">
            <text:p>9.284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05" calcext:value-type="date">
            <text:p>2017-01-05</text:p>
          </table:table-cell>
          <table:table-cell table:style-name="ce5" office:value-type="float" office:value="2268.18" calcext:value-type="float">
            <text:p>2,268.18</text:p>
          </table:table-cell>
          <table:table-cell table:style-name="ce5" office:value-type="float" office:value="2271.5" calcext:value-type="float">
            <text:p>2,271.50</text:p>
          </table:table-cell>
          <table:table-cell table:style-name="ce5" office:value-type="float" office:value="2260.45" calcext:value-type="float">
            <text:p>2,260.45</text:p>
          </table:table-cell>
          <table:table-cell table:style-name="ce5" office:value-type="float" office:value="2269" calcext:value-type="float">
            <text:p>2,269.00</text:p>
          </table:table-cell>
          <table:table-cell table:style-name="ce9" table:formula="of:=([.E378]-[.E377])/[.E377]" office:value-type="float" office:value="-0.000770670483320489" calcext:value-type="float">
            <text:p>-0.00077</text:p>
          </table:table-cell>
          <table:table-cell table:style-name="ce9" table:formula="of:=[.$K$2]+[.$K$3]*[.F377]^2+[.$K$4]*[.G377]" office:value-type="float" office:value="0.0000445274784808431" calcext:value-type="float">
            <text:p>0.00004</text:p>
          </table:table-cell>
          <table:table-cell table:style-name="ce9" table:formula="of:=-LN([.G378])-[.F378]^2/[.G378]" office:value-type="float" office:value="10.0060654930484" calcext:value-type="float">
            <text:p>10.006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06" calcext:value-type="date">
            <text:p>2017-01-06</text:p>
          </table:table-cell>
          <table:table-cell table:style-name="ce5" office:value-type="float" office:value="2271.14" calcext:value-type="float">
            <text:p>2,271.14</text:p>
          </table:table-cell>
          <table:table-cell table:style-name="ce5" office:value-type="float" office:value="2282.1" calcext:value-type="float">
            <text:p>2,282.10</text:p>
          </table:table-cell>
          <table:table-cell table:style-name="ce5" office:value-type="float" office:value="2264.06" calcext:value-type="float">
            <text:p>2,264.06</text:p>
          </table:table-cell>
          <table:table-cell table:style-name="ce5" office:value-type="float" office:value="2276.98" calcext:value-type="float">
            <text:p>2,276.98</text:p>
          </table:table-cell>
          <table:table-cell table:style-name="ce9" table:formula="of:=([.E379]-[.E378])/[.E378]" office:value-type="float" office:value="0.00351696782723668" calcext:value-type="float">
            <text:p>0.00352</text:p>
          </table:table-cell>
          <table:table-cell table:style-name="ce9" table:formula="of:=[.$K$2]+[.$K$3]*[.F378]^2+[.$K$4]*[.G378]" office:value-type="float" office:value="0.0000374024368267685" calcext:value-type="float">
            <text:p>0.00004</text:p>
          </table:table-cell>
          <table:table-cell table:style-name="ce9" table:formula="of:=-LN([.G379])-[.F379]^2/[.G379]" office:value-type="float" office:value="9.86307264548003" calcext:value-type="float">
            <text:p>9.863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09" calcext:value-type="date">
            <text:p>2017-01-09</text:p>
          </table:table-cell>
          <table:table-cell table:style-name="ce5" office:value-type="float" office:value="2273.59" calcext:value-type="float">
            <text:p>2,273.59</text:p>
          </table:table-cell>
          <table:table-cell table:style-name="ce5" office:value-type="float" office:value="2275.49" calcext:value-type="float">
            <text:p>2,275.49</text:p>
          </table:table-cell>
          <table:table-cell table:number-columns-repeated="2" table:style-name="ce5" office:value-type="float" office:value="2268.9" calcext:value-type="float">
            <text:p>2,268.90</text:p>
          </table:table-cell>
          <table:table-cell table:style-name="ce9" table:formula="of:=([.E380]-[.E379])/[.E379]" office:value-type="float" office:value="-0.00354855993465025" calcext:value-type="float">
            <text:p>-0.00355</text:p>
          </table:table-cell>
          <table:table-cell table:style-name="ce9" table:formula="of:=[.$K$2]+[.$K$3]*[.F379]^2+[.$K$4]*[.G379]" office:value-type="float" office:value="0.0000347111111639779" calcext:value-type="float">
            <text:p>0.00003</text:p>
          </table:table-cell>
          <table:table-cell table:style-name="ce9" table:formula="of:=-LN([.G380])-[.F380]^2/[.G380]" office:value-type="float" office:value="9.90567703362357" calcext:value-type="float">
            <text:p>9.905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10" calcext:value-type="date">
            <text:p>2017-01-10</text:p>
          </table:table-cell>
          <table:table-cell table:style-name="ce5" office:value-type="float" office:value="2269.72" calcext:value-type="float">
            <text:p>2,269.72</text:p>
          </table:table-cell>
          <table:table-cell table:style-name="ce5" office:value-type="float" office:value="2279.27" calcext:value-type="float">
            <text:p>2,279.27</text:p>
          </table:table-cell>
          <table:table-cell table:style-name="ce5" office:value-type="float" office:value="2265.27" calcext:value-type="float">
            <text:p>2,265.27</text:p>
          </table:table-cell>
          <table:table-cell table:style-name="ce5" office:value-type="float" office:value="2268.9" calcext:value-type="float">
            <text:p>2,268.90</text:p>
          </table:table-cell>
          <table:table-cell table:style-name="ce9" table:formula="of:=([.E381]-[.E380])/[.E380]" office:value-type="float" office:value="0" calcext:value-type="float">
            <text:p>0.00000</text:p>
          </table:table-cell>
          <table:table-cell table:style-name="ce9" table:formula="of:=[.$K$2]+[.$K$3]*[.F380]^2+[.$K$4]*[.G380]" office:value-type="float" office:value="0.0000327490919337642" calcext:value-type="float">
            <text:p>0.00003</text:p>
          </table:table-cell>
          <table:table-cell table:style-name="ce9" table:formula="of:=-LN([.G381])-[.F381]^2/[.G381]" office:value-type="float" office:value="10.3266353234807" calcext:value-type="float">
            <text:p>10.3266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11" calcext:value-type="date">
            <text:p>2017-01-11</text:p>
          </table:table-cell>
          <table:table-cell table:style-name="ce5" office:value-type="float" office:value="2268.6" calcext:value-type="float">
            <text:p>2,268.60</text:p>
          </table:table-cell>
          <table:table-cell table:style-name="ce5" office:value-type="float" office:value="2275.32" calcext:value-type="float">
            <text:p>2,275.32</text:p>
          </table:table-cell>
          <table:table-cell table:style-name="ce5" office:value-type="float" office:value="2260.83" calcext:value-type="float">
            <text:p>2,260.83</text:p>
          </table:table-cell>
          <table:table-cell table:style-name="ce5" office:value-type="float" office:value="2275.32" calcext:value-type="float">
            <text:p>2,275.32</text:p>
          </table:table-cell>
          <table:table-cell table:style-name="ce9" table:formula="of:=([.E382]-[.E381])/[.E381]" office:value-type="float" office:value="0.00282956498743888" calcext:value-type="float">
            <text:p>0.00283</text:p>
          </table:table-cell>
          <table:table-cell table:style-name="ce9" table:formula="of:=[.$K$2]+[.$K$3]*[.F381]^2+[.$K$4]*[.G381]" office:value-type="float" office:value="0.0000284642679005676" calcext:value-type="float">
            <text:p>0.00003</text:p>
          </table:table-cell>
          <table:table-cell table:style-name="ce9" table:formula="of:=-LN([.G382])-[.F382]^2/[.G382]" office:value-type="float" office:value="10.185580708017" calcext:value-type="float">
            <text:p>10.185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12" calcext:value-type="date">
            <text:p>2017-01-12</text:p>
          </table:table-cell>
          <table:table-cell table:style-name="ce5" office:value-type="float" office:value="2271.14" calcext:value-type="float">
            <text:p>2,271.14</text:p>
          </table:table-cell>
          <table:table-cell table:style-name="ce5" office:value-type="float" office:value="2271.78" calcext:value-type="float">
            <text:p>2,271.78</text:p>
          </table:table-cell>
          <table:table-cell table:style-name="ce5" office:value-type="float" office:value="2254.25" calcext:value-type="float">
            <text:p>2,254.25</text:p>
          </table:table-cell>
          <table:table-cell table:style-name="ce5" office:value-type="float" office:value="2270.44" calcext:value-type="float">
            <text:p>2,270.44</text:p>
          </table:table-cell>
          <table:table-cell table:style-name="ce9" table:formula="of:=([.E383]-[.E382])/[.E382]" office:value-type="float" office:value="-0.00214475326547479" calcext:value-type="float">
            <text:p>-0.00214</text:p>
          </table:table-cell>
          <table:table-cell table:style-name="ce9" table:formula="of:=[.$K$2]+[.$K$3]*[.F382]^2+[.$K$4]*[.G382]" office:value-type="float" office:value="0.0000270528167876962" calcext:value-type="float">
            <text:p>0.00003</text:p>
          </table:table-cell>
          <table:table-cell table:style-name="ce9" table:formula="of:=-LN([.G383])-[.F383]^2/[.G383]" office:value-type="float" office:value="10.3476829148137" calcext:value-type="float">
            <text:p>10.347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13" calcext:value-type="date">
            <text:p>2017-01-13</text:p>
          </table:table-cell>
          <table:table-cell table:style-name="ce5" office:value-type="float" office:value="2272.74" calcext:value-type="float">
            <text:p>2,272.74</text:p>
          </table:table-cell>
          <table:table-cell table:style-name="ce5" office:value-type="float" office:value="2278.68" calcext:value-type="float">
            <text:p>2,278.68</text:p>
          </table:table-cell>
          <table:table-cell table:style-name="ce5" office:value-type="float" office:value="2271.51" calcext:value-type="float">
            <text:p>2,271.51</text:p>
          </table:table-cell>
          <table:table-cell table:style-name="ce5" office:value-type="float" office:value="2274.64" calcext:value-type="float">
            <text:p>2,274.64</text:p>
          </table:table-cell>
          <table:table-cell table:style-name="ce9" table:formula="of:=([.E384]-[.E383])/[.E383]" office:value-type="float" office:value="0.00184986170081562" calcext:value-type="float">
            <text:p>0.00185</text:p>
          </table:table-cell>
          <table:table-cell table:style-name="ce9" table:formula="of:=[.$K$2]+[.$K$3]*[.F383]^2+[.$K$4]*[.G383]" office:value-type="float" office:value="0.000025235303934243" calcext:value-type="float">
            <text:p>0.00003</text:p>
          </table:table-cell>
          <table:table-cell table:style-name="ce9" table:formula="of:=-LN([.G384])-[.F384]^2/[.G384]" office:value-type="float" office:value="10.4516633803913" calcext:value-type="float">
            <text:p>10.451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17" calcext:value-type="date">
            <text:p>2017-01-17</text:p>
          </table:table-cell>
          <table:table-cell table:style-name="ce5" office:value-type="float" office:value="2269.14" calcext:value-type="float">
            <text:p>2,269.14</text:p>
          </table:table-cell>
          <table:table-cell table:style-name="ce5" office:value-type="float" office:value="2272.08" calcext:value-type="float">
            <text:p>2,272.08</text:p>
          </table:table-cell>
          <table:table-cell table:style-name="ce5" office:value-type="float" office:value="2262.81" calcext:value-type="float">
            <text:p>2,262.81</text:p>
          </table:table-cell>
          <table:table-cell table:style-name="ce5" office:value-type="float" office:value="2267.89" calcext:value-type="float">
            <text:p>2,267.89</text:p>
          </table:table-cell>
          <table:table-cell table:style-name="ce9" table:formula="of:=([.E385]-[.E384])/[.E384]" office:value-type="float" office:value="-0.00296750254985404" calcext:value-type="float">
            <text:p>-0.00297</text:p>
          </table:table-cell>
          <table:table-cell table:style-name="ce9" table:formula="of:=[.$K$2]+[.$K$3]*[.F384]^2+[.$K$4]*[.G384]" office:value-type="float" office:value="0.0000236129498395893" calcext:value-type="float">
            <text:p>0.00002</text:p>
          </table:table-cell>
          <table:table-cell table:style-name="ce9" table:formula="of:=-LN([.G385])-[.F385]^2/[.G385]" office:value-type="float" office:value="10.2807812935548" calcext:value-type="float">
            <text:p>10.2807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18" calcext:value-type="date">
            <text:p>2017-01-18</text:p>
          </table:table-cell>
          <table:table-cell table:style-name="ce5" office:value-type="float" office:value="2269.14" calcext:value-type="float">
            <text:p>2,269.14</text:p>
          </table:table-cell>
          <table:table-cell table:style-name="ce5" office:value-type="float" office:value="2272.01" calcext:value-type="float">
            <text:p>2,272.01</text:p>
          </table:table-cell>
          <table:table-cell table:style-name="ce5" office:value-type="float" office:value="2263.35" calcext:value-type="float">
            <text:p>2,263.35</text:p>
          </table:table-cell>
          <table:table-cell table:style-name="ce5" office:value-type="float" office:value="2271.89" calcext:value-type="float">
            <text:p>2,271.89</text:p>
          </table:table-cell>
          <table:table-cell table:style-name="ce9" table:formula="of:=([.E386]-[.E385])/[.E385]" office:value-type="float" office:value="0.00176375397395817" calcext:value-type="float">
            <text:p>0.00176</text:p>
          </table:table-cell>
          <table:table-cell table:style-name="ce9" table:formula="of:=[.$K$2]+[.$K$3]*[.F385]^2+[.$K$4]*[.G385]" office:value-type="float" office:value="0.0000236050353353337" calcext:value-type="float">
            <text:p>0.00002</text:p>
          </table:table-cell>
          <table:table-cell table:style-name="ce9" table:formula="of:=-LN([.G386])-[.F386]^2/[.G386]" office:value-type="float" office:value="10.5222638760594" calcext:value-type="float">
            <text:p>10.522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19" calcext:value-type="date">
            <text:p>2017-01-19</text:p>
          </table:table-cell>
          <table:table-cell table:style-name="ce5" office:value-type="float" office:value="2271.9" calcext:value-type="float">
            <text:p>2,271.90</text:p>
          </table:table-cell>
          <table:table-cell table:style-name="ce5" office:value-type="float" office:value="2274.33" calcext:value-type="float">
            <text:p>2,274.33</text:p>
          </table:table-cell>
          <table:table-cell table:style-name="ce5" office:value-type="float" office:value="2258.41" calcext:value-type="float">
            <text:p>2,258.41</text:p>
          </table:table-cell>
          <table:table-cell table:style-name="ce5" office:value-type="float" office:value="2263.69" calcext:value-type="float">
            <text:p>2,263.69</text:p>
          </table:table-cell>
          <table:table-cell table:style-name="ce9" table:formula="of:=([.E387]-[.E386])/[.E386]" office:value-type="float" office:value="-0.00360932967705295" calcext:value-type="float">
            <text:p>-0.00361</text:p>
          </table:table-cell>
          <table:table-cell table:style-name="ce9" table:formula="of:=[.$K$2]+[.$K$3]*[.F386]^2+[.$K$4]*[.G386]" office:value-type="float" office:value="0.0000223245630495364" calcext:value-type="float">
            <text:p>0.00002</text:p>
          </table:table-cell>
          <table:table-cell table:style-name="ce9" table:formula="of:=-LN([.G387])-[.F387]^2/[.G387]" office:value-type="float" office:value="10.1262836667807" calcext:value-type="float">
            <text:p>10.1262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20" calcext:value-type="date">
            <text:p>2017-01-20</text:p>
          </table:table-cell>
          <table:table-cell table:style-name="ce5" office:value-type="float" office:value="2269.96" calcext:value-type="float">
            <text:p>2,269.96</text:p>
          </table:table-cell>
          <table:table-cell table:style-name="ce5" office:value-type="float" office:value="2276.96" calcext:value-type="float">
            <text:p>2,276.96</text:p>
          </table:table-cell>
          <table:table-cell table:style-name="ce5" office:value-type="float" office:value="2265.01" calcext:value-type="float">
            <text:p>2,265.01</text:p>
          </table:table-cell>
          <table:table-cell table:style-name="ce5" office:value-type="float" office:value="2271.31" calcext:value-type="float">
            <text:p>2,271.31</text:p>
          </table:table-cell>
          <table:table-cell table:style-name="ce9" table:formula="of:=([.E388]-[.E387])/[.E387]" office:value-type="float" office:value="0.00336618529922379" calcext:value-type="float">
            <text:p>0.00337</text:p>
          </table:table-cell>
          <table:table-cell table:style-name="ce9" table:formula="of:=[.$K$2]+[.$K$3]*[.F387]^2+[.$K$4]*[.G387]" office:value-type="float" office:value="0.0000235865396286695" calcext:value-type="float">
            <text:p>0.00002</text:p>
          </table:table-cell>
          <table:table-cell table:style-name="ce9" table:formula="of:=-LN([.G388])-[.F388]^2/[.G388]" office:value-type="float" office:value="10.1744246192008" calcext:value-type="float">
            <text:p>10.1744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23" calcext:value-type="date">
            <text:p>2017-01-23</text:p>
          </table:table-cell>
          <table:table-cell table:style-name="ce5" office:value-type="float" office:value="2267.78" calcext:value-type="float">
            <text:p>2,267.78</text:p>
          </table:table-cell>
          <table:table-cell table:style-name="ce5" office:value-type="float" office:value="2271.78" calcext:value-type="float">
            <text:p>2,271.78</text:p>
          </table:table-cell>
          <table:table-cell table:style-name="ce5" office:value-type="float" office:value="2257.02" calcext:value-type="float">
            <text:p>2,257.02</text:p>
          </table:table-cell>
          <table:table-cell table:style-name="ce5" office:value-type="float" office:value="2265.2" calcext:value-type="float">
            <text:p>2,265.20</text:p>
          </table:table-cell>
          <table:table-cell table:style-name="ce9" table:formula="of:=([.E389]-[.E388])/[.E388]" office:value-type="float" office:value="-0.00269007753234923" calcext:value-type="float">
            <text:p>-0.00269</text:p>
          </table:table-cell>
          <table:table-cell table:style-name="ce9" table:formula="of:=[.$K$2]+[.$K$3]*[.F388]^2+[.$K$4]*[.G388]" office:value-type="float" office:value="0.0000241503985538549" calcext:value-type="float">
            <text:p>0.00002</text:p>
          </table:table-cell>
          <table:table-cell table:style-name="ce9" table:formula="of:=-LN([.G389])-[.F389]^2/[.G389]" office:value-type="float" office:value="10.3315658773926" calcext:value-type="float">
            <text:p>10.331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017-01-24</text:p>
          </table:table-cell>
          <table:table-cell table:style-name="ce5" office:value-type="float" office:value="2267.88" calcext:value-type="float">
            <text:p>2,267.88</text:p>
          </table:table-cell>
          <table:table-cell table:style-name="ce5" office:value-type="float" office:value="2284.63" calcext:value-type="float">
            <text:p>2,284.63</text:p>
          </table:table-cell>
          <table:table-cell table:style-name="ce5" office:value-type="float" office:value="2266.68" calcext:value-type="float">
            <text:p>2,266.68</text:p>
          </table:table-cell>
          <table:table-cell table:style-name="ce5" office:value-type="float" office:value="2280.07" calcext:value-type="float">
            <text:p>2,280.07</text:p>
          </table:table-cell>
          <table:table-cell table:style-name="ce9" table:formula="of:=([.E390]-[.E389])/[.E389]" office:value-type="float" office:value="0.00656454176231695" calcext:value-type="float">
            <text:p>0.00656</text:p>
          </table:table-cell>
          <table:table-cell table:style-name="ce9" table:formula="of:=[.$K$2]+[.$K$3]*[.F389]^2+[.$K$4]*[.G389]" office:value-type="float" office:value="0.0000236555643777805" calcext:value-type="float">
            <text:p>0.00002</text:p>
          </table:table-cell>
          <table:table-cell table:style-name="ce9" table:formula="of:=-LN([.G390])-[.F390]^2/[.G390]" office:value-type="float" office:value="8.83021781610063" calcext:value-type="float">
            <text:p>8.8302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25" calcext:value-type="date">
            <text:p>2017-01-25</text:p>
          </table:table-cell>
          <table:table-cell table:style-name="ce5" office:value-type="float" office:value="2288.88" calcext:value-type="float">
            <text:p>2,288.88</text:p>
          </table:table-cell>
          <table:table-cell table:style-name="ce5" office:value-type="float" office:value="2299.55" calcext:value-type="float">
            <text:p>2,299.55</text:p>
          </table:table-cell>
          <table:table-cell table:style-name="ce5" office:value-type="float" office:value="2288.88" calcext:value-type="float">
            <text:p>2,288.88</text:p>
          </table:table-cell>
          <table:table-cell table:style-name="ce5" office:value-type="float" office:value="2298.37" calcext:value-type="float">
            <text:p>2,298.37</text:p>
          </table:table-cell>
          <table:table-cell table:style-name="ce9" table:formula="of:=([.E391]-[.E390])/[.E390]" office:value-type="float" office:value="0.00802606937506293" calcext:value-type="float">
            <text:p>0.00803</text:p>
          </table:table-cell>
          <table:table-cell table:style-name="ce9" table:formula="of:=[.$K$2]+[.$K$3]*[.F390]^2+[.$K$4]*[.G390]" office:value-type="float" office:value="0.0000313101142716999" calcext:value-type="float">
            <text:p>0.00003</text:p>
          </table:table-cell>
          <table:table-cell table:style-name="ce9" table:formula="of:=-LN([.G391])-[.F391]^2/[.G391]" office:value-type="float" office:value="8.3141578587517" calcext:value-type="float">
            <text:p>8.314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26" calcext:value-type="date">
            <text:p>2017-01-26</text:p>
          </table:table-cell>
          <table:table-cell table:style-name="ce5" office:value-type="float" office:value="2298.63" calcext:value-type="float">
            <text:p>2,298.63</text:p>
          </table:table-cell>
          <table:table-cell table:style-name="ce5" office:value-type="float" office:value="2300.99" calcext:value-type="float">
            <text:p>2,300.99</text:p>
          </table:table-cell>
          <table:table-cell table:style-name="ce5" office:value-type="float" office:value="2294.08" calcext:value-type="float">
            <text:p>2,294.08</text:p>
          </table:table-cell>
          <table:table-cell table:style-name="ce5" office:value-type="float" office:value="2296.68" calcext:value-type="float">
            <text:p>2,296.68</text:p>
          </table:table-cell>
          <table:table-cell table:style-name="ce9" table:formula="of:=([.E392]-[.E391])/[.E391]" office:value-type="float" office:value="-0.000735303715241695" calcext:value-type="float">
            <text:p>-0.00074</text:p>
          </table:table-cell>
          <table:table-cell table:style-name="ce9" table:formula="of:=[.$K$2]+[.$K$3]*[.F391]^2+[.$K$4]*[.G391]" office:value-type="float" office:value="0.000041804771687829" calcext:value-type="float">
            <text:p>0.00004</text:p>
          </table:table-cell>
          <table:table-cell table:style-name="ce9" table:formula="of:=-LN([.G392])-[.F392]^2/[.G392]" office:value-type="float" office:value="10.0695668199716" calcext:value-type="float">
            <text:p>10.069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27" calcext:value-type="date">
            <text:p>2017-01-27</text:p>
          </table:table-cell>
          <table:table-cell table:number-columns-repeated="2" table:style-name="ce5" office:value-type="float" office:value="2299.02" calcext:value-type="float">
            <text:p>2,299.02</text:p>
          </table:table-cell>
          <table:table-cell table:style-name="ce5" office:value-type="float" office:value="2291.62" calcext:value-type="float">
            <text:p>2,291.62</text:p>
          </table:table-cell>
          <table:table-cell table:style-name="ce5" office:value-type="float" office:value="2294.69" calcext:value-type="float">
            <text:p>2,294.69</text:p>
          </table:table-cell>
          <table:table-cell table:style-name="ce9" table:formula="of:=([.E393]-[.E392])/[.E392]" office:value-type="float" office:value="-0.000866468119198052" calcext:value-type="float">
            <text:p>-0.00087</text:p>
          </table:table-cell>
          <table:table-cell table:style-name="ce9" table:formula="of:=[.$K$2]+[.$K$3]*[.F392]^2+[.$K$4]*[.G392]" office:value-type="float" office:value="0.0000353550843130777" calcext:value-type="float">
            <text:p>0.00004</text:p>
          </table:table-cell>
          <table:table-cell table:style-name="ce9" table:formula="of:=-LN([.G393])-[.F393]^2/[.G393]" office:value-type="float" office:value="10.2288332976324" calcext:value-type="float">
            <text:p>10.2288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30" calcext:value-type="date">
            <text:p>2017-01-30</text:p>
          </table:table-cell>
          <table:table-cell table:number-columns-repeated="2" table:style-name="ce5" office:value-type="float" office:value="2286.01" calcext:value-type="float">
            <text:p>2,286.01</text:p>
          </table:table-cell>
          <table:table-cell table:style-name="ce5" office:value-type="float" office:value="2268.04" calcext:value-type="float">
            <text:p>2,268.04</text:p>
          </table:table-cell>
          <table:table-cell table:style-name="ce5" office:value-type="float" office:value="2280.9" calcext:value-type="float">
            <text:p>2,280.90</text:p>
          </table:table-cell>
          <table:table-cell table:style-name="ce9" table:formula="of:=([.E394]-[.E393])/[.E393]" office:value-type="float" office:value="-0.00600952634124869" calcext:value-type="float">
            <text:p>-0.00601</text:p>
          </table:table-cell>
          <table:table-cell table:style-name="ce9" table:formula="of:=[.$K$2]+[.$K$3]*[.F393]^2+[.$K$4]*[.G393]" office:value-type="float" office:value="0.0000305804642651038" calcext:value-type="float">
            <text:p>0.00003</text:p>
          </table:table-cell>
          <table:table-cell table:style-name="ce9" table:formula="of:=-LN([.G394])-[.F394]^2/[.G394]" office:value-type="float" office:value="9.21418584772891" calcext:value-type="float">
            <text:p>9.214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1-31" calcext:value-type="date">
            <text:p>2017-01-31</text:p>
          </table:table-cell>
          <table:table-cell table:style-name="ce5" office:value-type="float" office:value="2274.02" calcext:value-type="float">
            <text:p>2,274.02</text:p>
          </table:table-cell>
          <table:table-cell table:style-name="ce5" office:value-type="float" office:value="2279.09" calcext:value-type="float">
            <text:p>2,279.09</text:p>
          </table:table-cell>
          <table:table-cell table:style-name="ce5" office:value-type="float" office:value="2267.21" calcext:value-type="float">
            <text:p>2,267.21</text:p>
          </table:table-cell>
          <table:table-cell table:style-name="ce5" office:value-type="float" office:value="2278.87" calcext:value-type="float">
            <text:p>2,278.87</text:p>
          </table:table-cell>
          <table:table-cell table:style-name="ce9" table:formula="of:=([.E395]-[.E394])/[.E394]" office:value-type="float" office:value="-0.000889999561576658" calcext:value-type="float">
            <text:p>-0.00089</text:p>
          </table:table-cell>
          <table:table-cell table:style-name="ce9" table:formula="of:=[.$K$2]+[.$K$3]*[.F394]^2+[.$K$4]*[.G394]" office:value-type="float" office:value="0.0000349252031852366" calcext:value-type="float">
            <text:p>0.00003</text:p>
          </table:table-cell>
          <table:table-cell table:style-name="ce9" table:formula="of:=-LN([.G395])-[.F395]^2/[.G395]" office:value-type="float" office:value="10.2396219607372" calcext:value-type="float">
            <text:p>10.239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5" office:value-type="float" office:value="2285.59" calcext:value-type="float">
            <text:p>2,285.59</text:p>
          </table:table-cell>
          <table:table-cell table:style-name="ce5" office:value-type="float" office:value="2289.14" calcext:value-type="float">
            <text:p>2,289.14</text:p>
          </table:table-cell>
          <table:table-cell table:style-name="ce5" office:value-type="float" office:value="2272.44" calcext:value-type="float">
            <text:p>2,272.44</text:p>
          </table:table-cell>
          <table:table-cell table:style-name="ce5" office:value-type="float" office:value="2279.55" calcext:value-type="float">
            <text:p>2,279.55</text:p>
          </table:table-cell>
          <table:table-cell table:style-name="ce9" table:formula="of:=([.E396]-[.E395])/[.E395]" office:value-type="float" office:value="0.000298393502042807" calcext:value-type="float">
            <text:p>0.00030</text:p>
          </table:table-cell>
          <table:table-cell table:style-name="ce9" table:formula="of:=[.$K$2]+[.$K$3]*[.F395]^2+[.$K$4]*[.G395]" office:value-type="float" office:value="0.000030268344882263" calcext:value-type="float">
            <text:p>0.00003</text:p>
          </table:table-cell>
          <table:table-cell table:style-name="ce9" table:formula="of:=-LN([.G396])-[.F396]^2/[.G396]" office:value-type="float" office:value="10.4024664713416" calcext:value-type="float">
            <text:p>10.402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02" calcext:value-type="date">
            <text:p>2017-02-02</text:p>
          </table:table-cell>
          <table:table-cell table:style-name="ce5" office:value-type="float" office:value="2276.69" calcext:value-type="float">
            <text:p>2,276.69</text:p>
          </table:table-cell>
          <table:table-cell table:style-name="ce5" office:value-type="float" office:value="2283.97" calcext:value-type="float">
            <text:p>2,283.97</text:p>
          </table:table-cell>
          <table:table-cell table:style-name="ce5" office:value-type="float" office:value="2271.65" calcext:value-type="float">
            <text:p>2,271.65</text:p>
          </table:table-cell>
          <table:table-cell table:style-name="ce5" office:value-type="float" office:value="2280.85" calcext:value-type="float">
            <text:p>2,280.85</text:p>
          </table:table-cell>
          <table:table-cell table:style-name="ce9" table:formula="of:=([.E397]-[.E396])/[.E396]" office:value-type="float" office:value="0.000570287995437576" calcext:value-type="float">
            <text:p>0.00057</text:p>
          </table:table-cell>
          <table:table-cell table:style-name="ce9" table:formula="of:=[.$K$2]+[.$K$3]*[.F396]^2+[.$K$4]*[.G396]" office:value-type="float" office:value="0.0000266296446958221" calcext:value-type="float">
            <text:p>0.00003</text:p>
          </table:table-cell>
          <table:table-cell table:style-name="ce9" table:formula="of:=-LN([.G397])-[.F397]^2/[.G397]" office:value-type="float" office:value="10.5212724799361" calcext:value-type="float">
            <text:p>10.521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03" calcext:value-type="date">
            <text:p>2017-02-03</text:p>
          </table:table-cell>
          <table:table-cell table:style-name="ce5" office:value-type="float" office:value="2288.54" calcext:value-type="float">
            <text:p>2,288.54</text:p>
          </table:table-cell>
          <table:table-cell table:style-name="ce5" office:value-type="float" office:value="2298.31" calcext:value-type="float">
            <text:p>2,298.31</text:p>
          </table:table-cell>
          <table:table-cell table:style-name="ce5" office:value-type="float" office:value="2287.88" calcext:value-type="float">
            <text:p>2,287.88</text:p>
          </table:table-cell>
          <table:table-cell table:style-name="ce5" office:value-type="float" office:value="2297.42" calcext:value-type="float">
            <text:p>2,297.42</text:p>
          </table:table-cell>
          <table:table-cell table:style-name="ce9" table:formula="of:=([.E398]-[.E397])/[.E397]" office:value-type="float" office:value="0.00726483547800169" calcext:value-type="float">
            <text:p>0.00726</text:p>
          </table:table-cell>
          <table:table-cell table:style-name="ce9" table:formula="of:=[.$K$2]+[.$K$3]*[.F397]^2+[.$K$4]*[.G397]" office:value-type="float" office:value="0.0000239622937315841" calcext:value-type="float">
            <text:p>0.00002</text:p>
          </table:table-cell>
          <table:table-cell table:style-name="ce9" table:formula="of:=-LN([.G398])-[.F398]^2/[.G398]" office:value-type="float" office:value="8.43649222562123" calcext:value-type="float">
            <text:p>8.436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06" calcext:value-type="date">
            <text:p>2017-02-06</text:p>
          </table:table-cell>
          <table:table-cell table:style-name="ce5" office:value-type="float" office:value="2294.28" calcext:value-type="float">
            <text:p>2,294.28</text:p>
          </table:table-cell>
          <table:table-cell table:style-name="ce5" office:value-type="float" office:value="2296.18" calcext:value-type="float">
            <text:p>2,296.18</text:p>
          </table:table-cell>
          <table:table-cell table:style-name="ce5" office:value-type="float" office:value="2288.57" calcext:value-type="float">
            <text:p>2,288.57</text:p>
          </table:table-cell>
          <table:table-cell table:style-name="ce5" office:value-type="float" office:value="2292.56" calcext:value-type="float">
            <text:p>2,292.56</text:p>
          </table:table-cell>
          <table:table-cell table:style-name="ce9" table:formula="of:=([.E399]-[.E398])/[.E398]" office:value-type="float" office:value="-0.00211541642364049" calcext:value-type="float">
            <text:p>-0.00212</text:p>
          </table:table-cell>
          <table:table-cell table:style-name="ce9" table:formula="of:=[.$K$2]+[.$K$3]*[.F398]^2+[.$K$4]*[.G398]" office:value-type="float" office:value="0.0000337067695822551" calcext:value-type="float">
            <text:p>0.00003</text:p>
          </table:table-cell>
          <table:table-cell table:style-name="ce9" table:formula="of:=-LN([.G399])-[.F399]^2/[.G399]" office:value-type="float" office:value="10.1650496107295" calcext:value-type="float">
            <text:p>10.165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07" calcext:value-type="date">
            <text:p>2017-02-07</text:p>
          </table:table-cell>
          <table:table-cell table:style-name="ce5" office:value-type="float" office:value="2295.87" calcext:value-type="float">
            <text:p>2,295.87</text:p>
          </table:table-cell>
          <table:table-cell table:style-name="ce5" office:value-type="float" office:value="2299.4" calcext:value-type="float">
            <text:p>2,299.40</text:p>
          </table:table-cell>
          <table:table-cell table:style-name="ce5" office:value-type="float" office:value="2290.16" calcext:value-type="float">
            <text:p>2,290.16</text:p>
          </table:table-cell>
          <table:table-cell table:style-name="ce5" office:value-type="float" office:value="2293.08" calcext:value-type="float">
            <text:p>2,293.08</text:p>
          </table:table-cell>
          <table:table-cell table:style-name="ce9" table:formula="of:=([.E400]-[.E399])/[.E399]" office:value-type="float" office:value="0.000226820672087091" calcext:value-type="float">
            <text:p>0.00023</text:p>
          </table:table-cell>
          <table:table-cell table:style-name="ce9" table:formula="of:=[.$K$2]+[.$K$3]*[.F399]^2+[.$K$4]*[.G399]" office:value-type="float" office:value="0.0000301816763703293" calcext:value-type="float">
            <text:p>0.00003</text:p>
          </table:table-cell>
          <table:table-cell table:style-name="ce9" table:formula="of:=-LN([.G400])-[.F400]^2/[.G400]" office:value-type="float" office:value="10.4065709626921" calcext:value-type="float">
            <text:p>10.406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08" calcext:value-type="date">
            <text:p>2017-02-08</text:p>
          </table:table-cell>
          <table:table-cell table:style-name="ce5" office:value-type="float" office:value="2289.55" calcext:value-type="float">
            <text:p>2,289.55</text:p>
          </table:table-cell>
          <table:table-cell table:style-name="ce5" office:value-type="float" office:value="2295.91" calcext:value-type="float">
            <text:p>2,295.91</text:p>
          </table:table-cell>
          <table:table-cell table:style-name="ce5" office:value-type="float" office:value="2285.38" calcext:value-type="float">
            <text:p>2,285.38</text:p>
          </table:table-cell>
          <table:table-cell table:style-name="ce5" office:value-type="float" office:value="2294.67" calcext:value-type="float">
            <text:p>2,294.67</text:p>
          </table:table-cell>
          <table:table-cell table:style-name="ce9" table:formula="of:=([.E401]-[.E400])/[.E400]" office:value-type="float" office:value="0.000693390548956053" calcext:value-type="float">
            <text:p>0.00069</text:p>
          </table:table-cell>
          <table:table-cell table:style-name="ce9" table:formula="of:=[.$K$2]+[.$K$3]*[.F400]^2+[.$K$4]*[.G400]" office:value-type="float" office:value="0.000026556440692517" calcext:value-type="float">
            <text:p>0.00003</text:p>
          </table:table-cell>
          <table:table-cell table:style-name="ce9" table:formula="of:=-LN([.G401])-[.F401]^2/[.G401]" office:value-type="float" office:value="10.5181337760223" calcext:value-type="float">
            <text:p>10.518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09" calcext:value-type="date">
            <text:p>2017-02-09</text:p>
          </table:table-cell>
          <table:table-cell table:style-name="ce5" office:value-type="float" office:value="2296.7" calcext:value-type="float">
            <text:p>2,296.70</text:p>
          </table:table-cell>
          <table:table-cell table:style-name="ce5" office:value-type="float" office:value="2311.08" calcext:value-type="float">
            <text:p>2,311.08</text:p>
          </table:table-cell>
          <table:table-cell table:style-name="ce5" office:value-type="float" office:value="2296.61" calcext:value-type="float">
            <text:p>2,296.61</text:p>
          </table:table-cell>
          <table:table-cell table:style-name="ce5" office:value-type="float" office:value="2307.87" calcext:value-type="float">
            <text:p>2,307.87</text:p>
          </table:table-cell>
          <table:table-cell table:style-name="ce9" table:formula="of:=([.E402]-[.E401])/[.E401]" office:value-type="float" office:value="0.0057524611382028" calcext:value-type="float">
            <text:p>0.00575</text:p>
          </table:table-cell>
          <table:table-cell table:style-name="ce9" table:formula="of:=[.$K$2]+[.$K$3]*[.F401]^2+[.$K$4]*[.G401]" office:value-type="float" office:value="0.0000239423818015234" calcext:value-type="float">
            <text:p>0.00002</text:p>
          </table:table-cell>
          <table:table-cell table:style-name="ce9" table:formula="of:=-LN([.G402])-[.F402]^2/[.G402]" office:value-type="float" office:value="9.2577585655457" calcext:value-type="float">
            <text:p>9.257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10" calcext:value-type="date">
            <text:p>2017-02-10</text:p>
          </table:table-cell>
          <table:table-cell table:style-name="ce5" office:value-type="float" office:value="2312.27" calcext:value-type="float">
            <text:p>2,312.27</text:p>
          </table:table-cell>
          <table:table-cell table:style-name="ce5" office:value-type="float" office:value="2319.23" calcext:value-type="float">
            <text:p>2,319.23</text:p>
          </table:table-cell>
          <table:table-cell table:style-name="ce5" office:value-type="float" office:value="2311.1" calcext:value-type="float">
            <text:p>2,311.10</text:p>
          </table:table-cell>
          <table:table-cell table:style-name="ce5" office:value-type="float" office:value="2316.1" calcext:value-type="float">
            <text:p>2,316.10</text:p>
          </table:table-cell>
          <table:table-cell table:style-name="ce9" table:formula="of:=([.E403]-[.E402])/[.E402]" office:value-type="float" office:value="0.00356605874680984" calcext:value-type="float">
            <text:p>0.00357</text:p>
          </table:table-cell>
          <table:table-cell table:style-name="ce9" table:formula="of:=[.$K$2]+[.$K$3]*[.F402]^2+[.$K$4]*[.G402]" office:value-type="float" office:value="0.0000292860654113676" calcext:value-type="float">
            <text:p>0.00003</text:p>
          </table:table-cell>
          <table:table-cell table:style-name="ce9" table:formula="of:=-LN([.G403])-[.F403]^2/[.G403]" office:value-type="float" office:value="10.0041726035437" calcext:value-type="float">
            <text:p>10.004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13" calcext:value-type="date">
            <text:p>2017-02-13</text:p>
          </table:table-cell>
          <table:table-cell table:style-name="ce5" office:value-type="float" office:value="2321.72" calcext:value-type="float">
            <text:p>2,321.72</text:p>
          </table:table-cell>
          <table:table-cell table:style-name="ce5" office:value-type="float" office:value="2331.58" calcext:value-type="float">
            <text:p>2,331.58</text:p>
          </table:table-cell>
          <table:table-cell table:style-name="ce5" office:value-type="float" office:value="2321.42" calcext:value-type="float">
            <text:p>2,321.42</text:p>
          </table:table-cell>
          <table:table-cell table:style-name="ce5" office:value-type="float" office:value="2328.25" calcext:value-type="float">
            <text:p>2,328.25</text:p>
          </table:table-cell>
          <table:table-cell table:style-name="ce9" table:formula="of:=([.E404]-[.E403])/[.E403]" office:value-type="float" office:value="0.00524588748326933" calcext:value-type="float">
            <text:p>0.00525</text:p>
          </table:table-cell>
          <table:table-cell table:style-name="ce9" table:formula="of:=[.$K$2]+[.$K$3]*[.F403]^2+[.$K$4]*[.G403]" office:value-type="float" office:value="0.0000287213141464085" calcext:value-type="float">
            <text:p>0.00003</text:p>
          </table:table-cell>
          <table:table-cell table:style-name="ce9" table:formula="of:=-LN([.G404])-[.F404]^2/[.G404]" office:value-type="float" office:value="9.49972076734614" calcext:value-type="float">
            <text:p>9.499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14" calcext:value-type="date">
            <text:p>2017-02-14</text:p>
          </table:table-cell>
          <table:table-cell table:style-name="ce5" office:value-type="float" office:value="2326.12" calcext:value-type="float">
            <text:p>2,326.12</text:p>
          </table:table-cell>
          <table:table-cell table:style-name="ce5" office:value-type="float" office:value="2337.58" calcext:value-type="float">
            <text:p>2,337.58</text:p>
          </table:table-cell>
          <table:table-cell table:style-name="ce5" office:value-type="float" office:value="2322.17" calcext:value-type="float">
            <text:p>2,322.17</text:p>
          </table:table-cell>
          <table:table-cell table:style-name="ce5" office:value-type="float" office:value="2337.58" calcext:value-type="float">
            <text:p>2,337.58</text:p>
          </table:table-cell>
          <table:table-cell table:style-name="ce9" table:formula="of:=([.E405]-[.E404])/[.E404]" office:value-type="float" office:value="0.00400730162138943" calcext:value-type="float">
            <text:p>0.00401</text:p>
          </table:table-cell>
          <table:table-cell table:style-name="ce9" table:formula="of:=[.$K$2]+[.$K$3]*[.F404]^2+[.$K$4]*[.G404]" office:value-type="float" office:value="0.0000316118285122991" calcext:value-type="float">
            <text:p>0.00003</text:p>
          </table:table-cell>
          <table:table-cell table:style-name="ce9" table:formula="of:=-LN([.G405])-[.F405]^2/[.G405]" office:value-type="float" office:value="9.85399002510042" calcext:value-type="float">
            <text:p>9.8539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15" calcext:value-type="date">
            <text:p>2017-02-15</text:p>
          </table:table-cell>
          <table:table-cell table:style-name="ce5" office:value-type="float" office:value="2335.58" calcext:value-type="float">
            <text:p>2,335.58</text:p>
          </table:table-cell>
          <table:table-cell table:style-name="ce5" office:value-type="float" office:value="2351.3" calcext:value-type="float">
            <text:p>2,351.30</text:p>
          </table:table-cell>
          <table:table-cell table:style-name="ce5" office:value-type="float" office:value="2334.81" calcext:value-type="float">
            <text:p>2,334.81</text:p>
          </table:table-cell>
          <table:table-cell table:style-name="ce5" office:value-type="float" office:value="2349.25" calcext:value-type="float">
            <text:p>2,349.25</text:p>
          </table:table-cell>
          <table:table-cell table:style-name="ce9" table:formula="of:=([.E406]-[.E405])/[.E405]" office:value-type="float" office:value="0.00499234250806393" calcext:value-type="float">
            <text:p>0.00499</text:p>
          </table:table-cell>
          <table:table-cell table:style-name="ce9" table:formula="of:=[.$K$2]+[.$K$3]*[.F405]^2+[.$K$4]*[.G405]" office:value-type="float" office:value="0.0000312078482690111" calcext:value-type="float">
            <text:p>0.00003</text:p>
          </table:table-cell>
          <table:table-cell table:style-name="ce9" table:formula="of:=-LN([.G406])-[.F406]^2/[.G406]" office:value-type="float" office:value="9.57621223408122" calcext:value-type="float">
            <text:p>9.576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16" calcext:value-type="date">
            <text:p>2017-02-16</text:p>
          </table:table-cell>
          <table:table-cell table:style-name="ce5" office:value-type="float" office:value="2349.64" calcext:value-type="float">
            <text:p>2,349.64</text:p>
          </table:table-cell>
          <table:table-cell table:style-name="ce5" office:value-type="float" office:value="2351.31" calcext:value-type="float">
            <text:p>2,351.31</text:p>
          </table:table-cell>
          <table:table-cell table:style-name="ce5" office:value-type="float" office:value="2338.87" calcext:value-type="float">
            <text:p>2,338.87</text:p>
          </table:table-cell>
          <table:table-cell table:style-name="ce5" office:value-type="float" office:value="2347.22" calcext:value-type="float">
            <text:p>2,347.22</text:p>
          </table:table-cell>
          <table:table-cell table:style-name="ce9" table:formula="of:=([.E407]-[.E406])/[.E406]" office:value-type="float" office:value="-0.00086410556560613" calcext:value-type="float">
            <text:p>-0.00086</text:p>
          </table:table-cell>
          <table:table-cell table:style-name="ce9" table:formula="of:=[.$K$2]+[.$K$3]*[.F406]^2+[.$K$4]*[.G406]" office:value-type="float" office:value="0.000032889770777065" calcext:value-type="float">
            <text:p>0.00003</text:p>
          </table:table-cell>
          <table:table-cell table:style-name="ce9" table:formula="of:=-LN([.G407])-[.F407]^2/[.G407]" office:value-type="float" office:value="10.2996464155894" calcext:value-type="float">
            <text:p>10.2996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17" calcext:value-type="date">
            <text:p>2017-02-17</text:p>
          </table:table-cell>
          <table:table-cell table:style-name="ce5" office:value-type="float" office:value="2343.01" calcext:value-type="float">
            <text:p>2,343.01</text:p>
          </table:table-cell>
          <table:table-cell table:style-name="ce5" office:value-type="float" office:value="2351.16" calcext:value-type="float">
            <text:p>2,351.16</text:p>
          </table:table-cell>
          <table:table-cell table:style-name="ce5" office:value-type="float" office:value="2339.58" calcext:value-type="float">
            <text:p>2,339.58</text:p>
          </table:table-cell>
          <table:table-cell table:style-name="ce5" office:value-type="float" office:value="2351.16" calcext:value-type="float">
            <text:p>2,351.16</text:p>
          </table:table-cell>
          <table:table-cell table:style-name="ce9" table:formula="of:=([.E408]-[.E407])/[.E407]" office:value-type="float" office:value="0.00167858147084639" calcext:value-type="float">
            <text:p>0.00168</text:p>
          </table:table-cell>
          <table:table-cell table:style-name="ce9" table:formula="of:=[.$K$2]+[.$K$3]*[.F407]^2+[.$K$4]*[.G407]" office:value-type="float" office:value="0.0000287365375737578" calcext:value-type="float">
            <text:p>0.00003</text:p>
          </table:table-cell>
          <table:table-cell table:style-name="ce9" table:formula="of:=-LN([.G408])-[.F408]^2/[.G408]" office:value-type="float" office:value="10.3592905237805" calcext:value-type="float">
            <text:p>10.3592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21" calcext:value-type="date">
            <text:p>2017-02-21</text:p>
          </table:table-cell>
          <table:table-cell table:style-name="ce5" office:value-type="float" office:value="2354.91" calcext:value-type="float">
            <text:p>2,354.91</text:p>
          </table:table-cell>
          <table:table-cell table:style-name="ce5" office:value-type="float" office:value="2366.71" calcext:value-type="float">
            <text:p>2,366.71</text:p>
          </table:table-cell>
          <table:table-cell table:style-name="ce5" office:value-type="float" office:value="2354.91" calcext:value-type="float">
            <text:p>2,354.91</text:p>
          </table:table-cell>
          <table:table-cell table:style-name="ce5" office:value-type="float" office:value="2365.38" calcext:value-type="float">
            <text:p>2,365.38</text:p>
          </table:table-cell>
          <table:table-cell table:style-name="ce9" table:formula="of:=([.E409]-[.E408])/[.E408]" office:value-type="float" office:value="0.00604807839534539" calcext:value-type="float">
            <text:p>0.00605</text:p>
          </table:table-cell>
          <table:table-cell table:style-name="ce9" table:formula="of:=[.$K$2]+[.$K$3]*[.F408]^2+[.$K$4]*[.G408]" office:value-type="float" office:value="0.0000260951417081322" calcext:value-type="float">
            <text:p>0.00003</text:p>
          </table:table-cell>
          <table:table-cell table:style-name="ce9" table:formula="of:=-LN([.G409])-[.F409]^2/[.G409]" office:value-type="float" office:value="9.15199655724088" calcext:value-type="float">
            <text:p>9.152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22" calcext:value-type="date">
            <text:p>2017-02-22</text:p>
          </table:table-cell>
          <table:table-cell table:style-name="ce5" office:value-type="float" office:value="2361.11" calcext:value-type="float">
            <text:p>2,361.11</text:p>
          </table:table-cell>
          <table:table-cell table:style-name="ce5" office:value-type="float" office:value="2365.13" calcext:value-type="float">
            <text:p>2,365.13</text:p>
          </table:table-cell>
          <table:table-cell table:style-name="ce5" office:value-type="float" office:value="2358.34" calcext:value-type="float">
            <text:p>2,358.34</text:p>
          </table:table-cell>
          <table:table-cell table:style-name="ce5" office:value-type="float" office:value="2362.82" calcext:value-type="float">
            <text:p>2,362.82</text:p>
          </table:table-cell>
          <table:table-cell table:style-name="ce9" table:formula="of:=([.E410]-[.E409])/[.E409]" office:value-type="float" office:value="-0.0010822785345272" calcext:value-type="float">
            <text:p>-0.00108</text:p>
          </table:table-cell>
          <table:table-cell table:style-name="ce9" table:formula="of:=[.$K$2]+[.$K$3]*[.F409]^2+[.$K$4]*[.G409]" office:value-type="float" office:value="0.0000316761083573978" calcext:value-type="float">
            <text:p>0.00003</text:p>
          </table:table-cell>
          <table:table-cell table:style-name="ce9" table:formula="of:=-LN([.G410])-[.F410]^2/[.G410]" office:value-type="float" office:value="10.3229695980019" calcext:value-type="float">
            <text:p>10.322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23" calcext:value-type="date">
            <text:p>2017-02-23</text:p>
          </table:table-cell>
          <table:table-cell table:style-name="ce5" office:value-type="float" office:value="2367.5" calcext:value-type="float">
            <text:p>2,367.50</text:p>
          </table:table-cell>
          <table:table-cell table:style-name="ce5" office:value-type="float" office:value="2368.26" calcext:value-type="float">
            <text:p>2,368.26</text:p>
          </table:table-cell>
          <table:table-cell table:style-name="ce5" office:value-type="float" office:value="2355.09" calcext:value-type="float">
            <text:p>2,355.09</text:p>
          </table:table-cell>
          <table:table-cell table:style-name="ce5" office:value-type="float" office:value="2363.81" calcext:value-type="float">
            <text:p>2,363.81</text:p>
          </table:table-cell>
          <table:table-cell table:style-name="ce9" table:formula="of:=([.E411]-[.E410])/[.E410]" office:value-type="float" office:value="0.000418990866845457" calcext:value-type="float">
            <text:p>0.00042</text:p>
          </table:table-cell>
          <table:table-cell table:style-name="ce9" table:formula="of:=[.$K$2]+[.$K$3]*[.F410]^2+[.$K$4]*[.G410]" office:value-type="float" office:value="0.0000279242648019361" calcext:value-type="float">
            <text:p>0.00003</text:p>
          </table:table-cell>
          <table:table-cell table:style-name="ce9" table:formula="of:=-LN([.G411])-[.F411]^2/[.G411]" office:value-type="float" office:value="10.4797277739481" calcext:value-type="float">
            <text:p>10.479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24" calcext:value-type="date">
            <text:p>2017-02-24</text:p>
          </table:table-cell>
          <table:table-cell table:style-name="ce5" office:value-type="float" office:value="2355.73" calcext:value-type="float">
            <text:p>2,355.73</text:p>
          </table:table-cell>
          <table:table-cell table:style-name="ce5" office:value-type="float" office:value="2367.34" calcext:value-type="float">
            <text:p>2,367.34</text:p>
          </table:table-cell>
          <table:table-cell table:style-name="ce5" office:value-type="float" office:value="2352.87" calcext:value-type="float">
            <text:p>2,352.87</text:p>
          </table:table-cell>
          <table:table-cell table:style-name="ce5" office:value-type="float" office:value="2367.34" calcext:value-type="float">
            <text:p>2,367.34</text:p>
          </table:table-cell>
          <table:table-cell table:style-name="ce9" table:formula="of:=([.E412]-[.E411])/[.E411]" office:value-type="float" office:value="0.00149335183453839" calcext:value-type="float">
            <text:p>0.00149</text:p>
          </table:table-cell>
          <table:table-cell table:style-name="ce9" table:formula="of:=[.$K$2]+[.$K$3]*[.F411]^2+[.$K$4]*[.G411]" office:value-type="float" office:value="0.0000248966257179103" calcext:value-type="float">
            <text:p>0.00002</text:p>
          </table:table-cell>
          <table:table-cell table:style-name="ce9" table:formula="of:=-LN([.G412])-[.F412]^2/[.G412]" office:value-type="float" office:value="10.5112039014739" calcext:value-type="float">
            <text:p>10.511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017-02-27</text:p>
          </table:table-cell>
          <table:table-cell table:style-name="ce5" office:value-type="float" office:value="2365.23" calcext:value-type="float">
            <text:p>2,365.23</text:p>
          </table:table-cell>
          <table:table-cell table:style-name="ce5" office:value-type="float" office:value="2371.54" calcext:value-type="float">
            <text:p>2,371.54</text:p>
          </table:table-cell>
          <table:table-cell table:style-name="ce5" office:value-type="float" office:value="2361.87" calcext:value-type="float">
            <text:p>2,361.87</text:p>
          </table:table-cell>
          <table:table-cell table:style-name="ce5" office:value-type="float" office:value="2369.75" calcext:value-type="float">
            <text:p>2,369.75</text:p>
          </table:table-cell>
          <table:table-cell table:style-name="ce9" table:formula="of:=([.E413]-[.E412])/[.E412]" office:value-type="float" office:value="0.00101802022523163" calcext:value-type="float">
            <text:p>0.00102</text:p>
          </table:table-cell>
          <table:table-cell table:style-name="ce9" table:formula="of:=[.$K$2]+[.$K$3]*[.F412]^2+[.$K$4]*[.G412]" office:value-type="float" office:value="0.000023093025466865" calcext:value-type="float">
            <text:p>0.00002</text:p>
          </table:table-cell>
          <table:table-cell table:style-name="ce9" table:formula="of:=-LN([.G413])-[.F413]^2/[.G413]" office:value-type="float" office:value="10.6311020705345" calcext:value-type="float">
            <text:p>10.6311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2-28" calcext:value-type="date">
            <text:p>2017-02-28</text:p>
          </table:table-cell>
          <table:table-cell table:style-name="ce5" office:value-type="float" office:value="2366.08" calcext:value-type="float">
            <text:p>2,366.08</text:p>
          </table:table-cell>
          <table:table-cell table:style-name="ce5" office:value-type="float" office:value="2367.79" calcext:value-type="float">
            <text:p>2,367.79</text:p>
          </table:table-cell>
          <table:table-cell table:style-name="ce5" office:value-type="float" office:value="2358.96" calcext:value-type="float">
            <text:p>2,358.96</text:p>
          </table:table-cell>
          <table:table-cell table:style-name="ce5" office:value-type="float" office:value="2363.64" calcext:value-type="float">
            <text:p>2,363.64</text:p>
          </table:table-cell>
          <table:table-cell table:style-name="ce9" table:formula="of:=([.E414]-[.E413])/[.E413]" office:value-type="float" office:value="-0.00257833104757891" calcext:value-type="float">
            <text:p>-0.00258</text:p>
          </table:table-cell>
          <table:table-cell table:style-name="ce9" table:formula="of:=[.$K$2]+[.$K$3]*[.F413]^2+[.$K$4]*[.G413]" office:value-type="float" office:value="0.0000214775459719422" calcext:value-type="float">
            <text:p>0.00002</text:p>
          </table:table-cell>
          <table:table-cell table:style-name="ce9" table:formula="of:=-LN([.G414])-[.F414]^2/[.G414]" office:value-type="float" office:value="10.4389797035756" calcext:value-type="float">
            <text:p>10.4389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5" office:value-type="float" office:value="2380.13" calcext:value-type="float">
            <text:p>2,380.13</text:p>
          </table:table-cell>
          <table:table-cell table:style-name="ce5" office:value-type="float" office:value="2400.98" calcext:value-type="float">
            <text:p>2,400.98</text:p>
          </table:table-cell>
          <table:table-cell table:style-name="ce5" office:value-type="float" office:value="2380.13" calcext:value-type="float">
            <text:p>2,380.13</text:p>
          </table:table-cell>
          <table:table-cell table:style-name="ce5" office:value-type="float" office:value="2395.96" calcext:value-type="float">
            <text:p>2,395.96</text:p>
          </table:table-cell>
          <table:table-cell table:style-name="ce9" table:formula="of:=([.E415]-[.E414])/[.E414]" office:value-type="float" office:value="0.0136738251171922" calcext:value-type="float">
            <text:p>0.01367</text:p>
          </table:table-cell>
          <table:table-cell table:style-name="ce9" table:formula="of:=[.$K$2]+[.$K$3]*[.F414]^2+[.$K$4]*[.G414]" office:value-type="float" office:value="0.0000215256484742952" calcext:value-type="float">
            <text:p>0.00002</text:p>
          </table:table-cell>
          <table:table-cell table:style-name="ce9" table:formula="of:=-LN([.G415])-[.F415]^2/[.G415]" office:value-type="float" office:value="2.0601859094707" calcext:value-type="float">
            <text:p>2.060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02" calcext:value-type="date">
            <text:p>2017-03-02</text:p>
          </table:table-cell>
          <table:table-cell table:number-columns-repeated="2" table:style-name="ce5" office:value-type="float" office:value="2394.75" calcext:value-type="float">
            <text:p>2,394.75</text:p>
          </table:table-cell>
          <table:table-cell table:style-name="ce5" office:value-type="float" office:value="2380.17" calcext:value-type="float">
            <text:p>2,380.17</text:p>
          </table:table-cell>
          <table:table-cell table:style-name="ce5" office:value-type="float" office:value="2381.92" calcext:value-type="float">
            <text:p>2,381.92</text:p>
          </table:table-cell>
          <table:table-cell table:style-name="ce9" table:formula="of:=([.E416]-[.E415])/[.E415]" office:value-type="float" office:value="-0.00585986410457602" calcext:value-type="float">
            <text:p>-0.00586</text:p>
          </table:table-cell>
          <table:table-cell table:style-name="ce9" table:formula="of:=[.$K$2]+[.$K$3]*[.F415]^2+[.$K$4]*[.G415]" office:value-type="float" office:value="0.0000619172387035123" calcext:value-type="float">
            <text:p>0.00006</text:p>
          </table:table-cell>
          <table:table-cell table:style-name="ce9" table:formula="of:=-LN([.G416])-[.F416]^2/[.G416]" office:value-type="float" office:value="9.13513281118609" calcext:value-type="float">
            <text:p>9.135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03" calcext:value-type="date">
            <text:p>2017-03-03</text:p>
          </table:table-cell>
          <table:table-cell table:style-name="ce5" office:value-type="float" office:value="2380.92" calcext:value-type="float">
            <text:p>2,380.92</text:p>
          </table:table-cell>
          <table:table-cell table:style-name="ce5" office:value-type="float" office:value="2383.89" calcext:value-type="float">
            <text:p>2,383.89</text:p>
          </table:table-cell>
          <table:table-cell table:style-name="ce5" office:value-type="float" office:value="2375.39" calcext:value-type="float">
            <text:p>2,375.39</text:p>
          </table:table-cell>
          <table:table-cell table:style-name="ce5" office:value-type="float" office:value="2383.12" calcext:value-type="float">
            <text:p>2,383.12</text:p>
          </table:table-cell>
          <table:table-cell table:style-name="ce9" table:formula="of:=([.E417]-[.E416])/[.E416]" office:value-type="float" office:value="0.000503795257607232" calcext:value-type="float">
            <text:p>0.00050</text:p>
          </table:table-cell>
          <table:table-cell table:style-name="ce9" table:formula="of:=[.$K$2]+[.$K$3]*[.F416]^2+[.$K$4]*[.G416]" office:value-type="float" office:value="0.0000579543092313376" calcext:value-type="float">
            <text:p>0.00006</text:p>
          </table:table-cell>
          <table:table-cell table:style-name="ce9" table:formula="of:=-LN([.G417])-[.F417]^2/[.G417]" office:value-type="float" office:value="9.75147615106848" calcext:value-type="float">
            <text:p>9.751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06" calcext:value-type="date">
            <text:p>2017-03-06</text:p>
          </table:table-cell>
          <table:table-cell table:style-name="ce5" office:value-type="float" office:value="2375.23" calcext:value-type="float">
            <text:p>2,375.23</text:p>
          </table:table-cell>
          <table:table-cell table:style-name="ce5" office:value-type="float" office:value="2378.8" calcext:value-type="float">
            <text:p>2,378.80</text:p>
          </table:table-cell>
          <table:table-cell table:style-name="ce5" office:value-type="float" office:value="2367.98" calcext:value-type="float">
            <text:p>2,367.98</text:p>
          </table:table-cell>
          <table:table-cell table:style-name="ce5" office:value-type="float" office:value="2375.31" calcext:value-type="float">
            <text:p>2,375.31</text:p>
          </table:table-cell>
          <table:table-cell table:style-name="ce9" table:formula="of:=([.E418]-[.E417])/[.E417]" office:value-type="float" office:value="-0.00327721642216923" calcext:value-type="float">
            <text:p>-0.00328</text:p>
          </table:table-cell>
          <table:table-cell table:style-name="ce9" table:formula="of:=[.$K$2]+[.$K$3]*[.F417]^2+[.$K$4]*[.G417]" office:value-type="float" office:value="0.0000473639094578313" calcext:value-type="float">
            <text:p>0.00005</text:p>
          </table:table-cell>
          <table:table-cell table:style-name="ce9" table:formula="of:=-LN([.G418])-[.F418]^2/[.G418]" office:value-type="float" office:value="9.73089197884955" calcext:value-type="float">
            <text:p>9.730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07" calcext:value-type="date">
            <text:p>2017-03-07</text:p>
          </table:table-cell>
          <table:table-cell table:style-name="ce5" office:value-type="float" office:value="2370.74" calcext:value-type="float">
            <text:p>2,370.74</text:p>
          </table:table-cell>
          <table:table-cell table:style-name="ce5" office:value-type="float" office:value="2375.12" calcext:value-type="float">
            <text:p>2,375.12</text:p>
          </table:table-cell>
          <table:table-cell table:style-name="ce5" office:value-type="float" office:value="2365.51" calcext:value-type="float">
            <text:p>2,365.51</text:p>
          </table:table-cell>
          <table:table-cell table:style-name="ce5" office:value-type="float" office:value="2368.39" calcext:value-type="float">
            <text:p>2,368.39</text:p>
          </table:table-cell>
          <table:table-cell table:style-name="ce9" table:formula="of:=([.E419]-[.E418])/[.E418]" office:value-type="float" office:value="-0.00291330394769528" calcext:value-type="float">
            <text:p>-0.00291</text:p>
          </table:table-cell>
          <table:table-cell table:style-name="ce9" table:formula="of:=[.$K$2]+[.$K$3]*[.F418]^2+[.$K$4]*[.G418]" office:value-type="float" office:value="0.0000417935391652421" calcext:value-type="float">
            <text:p>0.00004</text:p>
          </table:table-cell>
          <table:table-cell table:style-name="ce9" table:formula="of:=-LN([.G419])-[.F419]^2/[.G419]" office:value-type="float" office:value="9.87969099810747" calcext:value-type="float">
            <text:p>9.879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08" calcext:value-type="date">
            <text:p>2017-03-08</text:p>
          </table:table-cell>
          <table:table-cell table:style-name="ce5" office:value-type="float" office:value="2369.81" calcext:value-type="float">
            <text:p>2,369.81</text:p>
          </table:table-cell>
          <table:table-cell table:style-name="ce5" office:value-type="float" office:value="2373.09" calcext:value-type="float">
            <text:p>2,373.09</text:p>
          </table:table-cell>
          <table:table-cell table:style-name="ce5" office:value-type="float" office:value="2361.01" calcext:value-type="float">
            <text:p>2,361.01</text:p>
          </table:table-cell>
          <table:table-cell table:style-name="ce5" office:value-type="float" office:value="2362.98" calcext:value-type="float">
            <text:p>2,362.98</text:p>
          </table:table-cell>
          <table:table-cell table:style-name="ce9" table:formula="of:=([.E420]-[.E419])/[.E419]" office:value-type="float" office:value="-0.00228425217130618" calcext:value-type="float">
            <text:p>-0.00228</text:p>
          </table:table-cell>
          <table:table-cell table:style-name="ce9" table:formula="of:=[.$K$2]+[.$K$3]*[.F419]^2+[.$K$4]*[.G419]" office:value-type="float" office:value="0.0000371250958849078" calcext:value-type="float">
            <text:p>0.00004</text:p>
          </table:table-cell>
          <table:table-cell table:style-name="ce9" table:formula="of:=-LN([.G420])-[.F420]^2/[.G420]" office:value-type="float" office:value="10.060670724731" calcext:value-type="float">
            <text:p>10.060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09" calcext:value-type="date">
            <text:p>2017-03-09</text:p>
          </table:table-cell>
          <table:table-cell table:style-name="ce5" office:value-type="float" office:value="2363.49" calcext:value-type="float">
            <text:p>2,363.49</text:p>
          </table:table-cell>
          <table:table-cell table:style-name="ce5" office:value-type="float" office:value="2369.08" calcext:value-type="float">
            <text:p>2,369.08</text:p>
          </table:table-cell>
          <table:table-cell table:style-name="ce5" office:value-type="float" office:value="2354.54" calcext:value-type="float">
            <text:p>2,354.54</text:p>
          </table:table-cell>
          <table:table-cell table:style-name="ce5" office:value-type="float" office:value="2364.87" calcext:value-type="float">
            <text:p>2,364.87</text:p>
          </table:table-cell>
          <table:table-cell table:style-name="ce9" table:formula="of:=([.E421]-[.E420])/[.E420]" office:value-type="float" office:value="0.000799837493334634" calcext:value-type="float">
            <text:p>0.00080</text:p>
          </table:table-cell>
          <table:table-cell table:style-name="ce9" table:formula="of:=[.$K$2]+[.$K$3]*[.F420]^2+[.$K$4]*[.G420]" office:value-type="float" office:value="0.0000329033767080936" calcext:value-type="float">
            <text:p>0.00003</text:p>
          </table:table-cell>
          <table:table-cell table:style-name="ce9" table:formula="of:=-LN([.G421])-[.F421]^2/[.G421]" office:value-type="float" office:value="10.3024922802153" calcext:value-type="float">
            <text:p>10.302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10" calcext:value-type="date">
            <text:p>2017-03-10</text:p>
          </table:table-cell>
          <table:table-cell table:style-name="ce5" office:value-type="float" office:value="2372.52" calcext:value-type="float">
            <text:p>2,372.52</text:p>
          </table:table-cell>
          <table:table-cell table:style-name="ce5" office:value-type="float" office:value="2376.86" calcext:value-type="float">
            <text:p>2,376.86</text:p>
          </table:table-cell>
          <table:table-cell table:style-name="ce5" office:value-type="float" office:value="2363.04" calcext:value-type="float">
            <text:p>2,363.04</text:p>
          </table:table-cell>
          <table:table-cell table:style-name="ce5" office:value-type="float" office:value="2372.6" calcext:value-type="float">
            <text:p>2,372.60</text:p>
          </table:table-cell>
          <table:table-cell table:style-name="ce9" table:formula="of:=([.E422]-[.E421])/[.E421]" office:value-type="float" office:value="0.00326867861658358" calcext:value-type="float">
            <text:p>0.00327</text:p>
          </table:table-cell>
          <table:table-cell table:style-name="ce9" table:formula="of:=[.$K$2]+[.$K$3]*[.F421]^2+[.$K$4]*[.G421]" office:value-type="float" office:value="0.0000287227769866499" calcext:value-type="float">
            <text:p>0.00003</text:p>
          </table:table-cell>
          <table:table-cell table:style-name="ce9" table:formula="of:=-LN([.G422])-[.F422]^2/[.G422]" office:value-type="float" office:value="10.0858414735628" calcext:value-type="float">
            <text:p>10.085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13" calcext:value-type="date">
            <text:p>2017-03-13</text:p>
          </table:table-cell>
          <table:table-cell table:style-name="ce5" office:value-type="float" office:value="2371.56" calcext:value-type="float">
            <text:p>2,371.56</text:p>
          </table:table-cell>
          <table:table-cell table:style-name="ce5" office:value-type="float" office:value="2374.42" calcext:value-type="float">
            <text:p>2,374.42</text:p>
          </table:table-cell>
          <table:table-cell table:style-name="ce5" office:value-type="float" office:value="2368.52" calcext:value-type="float">
            <text:p>2,368.52</text:p>
          </table:table-cell>
          <table:table-cell table:style-name="ce5" office:value-type="float" office:value="2373.47" calcext:value-type="float">
            <text:p>2,373.47</text:p>
          </table:table-cell>
          <table:table-cell table:style-name="ce9" table:formula="of:=([.E423]-[.E422])/[.E422]" office:value-type="float" office:value="0.000366686335665469" calcext:value-type="float">
            <text:p>0.00037</text:p>
          </table:table-cell>
          <table:table-cell table:style-name="ce9" table:formula="of:=[.$K$2]+[.$K$3]*[.F422]^2+[.$K$4]*[.G422]" office:value-type="float" office:value="0.0000278453500268162" calcext:value-type="float">
            <text:p>0.00003</text:p>
          </table:table-cell>
          <table:table-cell table:style-name="ce9" table:formula="of:=-LN([.G423])-[.F423]^2/[.G423]" office:value-type="float" office:value="10.4840157976589" calcext:value-type="float">
            <text:p>10.4840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14" calcext:value-type="date">
            <text:p>2017-03-14</text:p>
          </table:table-cell>
          <table:table-cell table:number-columns-repeated="2" table:style-name="ce5" office:value-type="float" office:value="2368.55" calcext:value-type="float">
            <text:p>2,368.55</text:p>
          </table:table-cell>
          <table:table-cell table:style-name="ce5" office:value-type="float" office:value="2358.18" calcext:value-type="float">
            <text:p>2,358.18</text:p>
          </table:table-cell>
          <table:table-cell table:style-name="ce5" office:value-type="float" office:value="2365.45" calcext:value-type="float">
            <text:p>2,365.45</text:p>
          </table:table-cell>
          <table:table-cell table:style-name="ce9" table:formula="of:=([.E424]-[.E423])/[.E423]" office:value-type="float" office:value="-0.00337901890481025" calcext:value-type="float">
            <text:p>-0.00338</text:p>
          </table:table-cell>
          <table:table-cell table:style-name="ce9" table:formula="of:=[.$K$2]+[.$K$3]*[.F423]^2+[.$K$4]*[.G423]" office:value-type="float" office:value="0.0000248284341906144" calcext:value-type="float">
            <text:p>0.00002</text:p>
          </table:table-cell>
          <table:table-cell table:style-name="ce9" table:formula="of:=-LN([.G424])-[.F424]^2/[.G424]" office:value-type="float" office:value="10.1436543755277" calcext:value-type="float">
            <text:p>10.1436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15" calcext:value-type="date">
            <text:p>2017-03-15</text:p>
          </table:table-cell>
          <table:table-cell table:style-name="ce5" office:value-type="float" office:value="2370.34" calcext:value-type="float">
            <text:p>2,370.34</text:p>
          </table:table-cell>
          <table:table-cell table:style-name="ce5" office:value-type="float" office:value="2390.01" calcext:value-type="float">
            <text:p>2,390.01</text:p>
          </table:table-cell>
          <table:table-cell table:style-name="ce5" office:value-type="float" office:value="2368.94" calcext:value-type="float">
            <text:p>2,368.94</text:p>
          </table:table-cell>
          <table:table-cell table:style-name="ce5" office:value-type="float" office:value="2385.26" calcext:value-type="float">
            <text:p>2,385.26</text:p>
          </table:table-cell>
          <table:table-cell table:style-name="ce9" table:formula="of:=([.E425]-[.E424])/[.E424]" office:value-type="float" office:value="0.00837472785305139" calcext:value-type="float">
            <text:p>0.00837</text:p>
          </table:table-cell>
          <table:table-cell table:style-name="ce9" table:formula="of:=[.$K$2]+[.$K$3]*[.F424]^2+[.$K$4]*[.G424]" office:value-type="float" office:value="0.0000250981830708144" calcext:value-type="float">
            <text:p>0.00003</text:p>
          </table:table-cell>
          <table:table-cell table:style-name="ce9" table:formula="of:=-LN([.G425])-[.F425]^2/[.G425]" office:value-type="float" office:value="7.79824721509401" calcext:value-type="float">
            <text:p>7.798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16" calcext:value-type="date">
            <text:p>2017-03-16</text:p>
          </table:table-cell>
          <table:table-cell table:style-name="ce5" office:value-type="float" office:value="2387.71" calcext:value-type="float">
            <text:p>2,387.71</text:p>
          </table:table-cell>
          <table:table-cell table:style-name="ce5" office:value-type="float" office:value="2388.1" calcext:value-type="float">
            <text:p>2,388.10</text:p>
          </table:table-cell>
          <table:table-cell table:style-name="ce5" office:value-type="float" office:value="2377.18" calcext:value-type="float">
            <text:p>2,377.18</text:p>
          </table:table-cell>
          <table:table-cell table:style-name="ce5" office:value-type="float" office:value="2381.38" calcext:value-type="float">
            <text:p>2,381.38</text:p>
          </table:table-cell>
          <table:table-cell table:style-name="ce9" table:formula="of:=([.E426]-[.E425])/[.E425]" office:value-type="float" office:value="-0.00162665705206146" calcext:value-type="float">
            <text:p>-0.00163</text:p>
          </table:table-cell>
          <table:table-cell table:style-name="ce9" table:formula="of:=[.$K$2]+[.$K$3]*[.F425]^2+[.$K$4]*[.G425]" office:value-type="float" office:value="0.0000384405851609805" calcext:value-type="float">
            <text:p>0.00004</text:p>
          </table:table-cell>
          <table:table-cell table:style-name="ce9" table:formula="of:=-LN([.G426])-[.F426]^2/[.G426]" office:value-type="float" office:value="10.0975629092766" calcext:value-type="float">
            <text:p>10.097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17" calcext:value-type="date">
            <text:p>2017-03-17</text:p>
          </table:table-cell>
          <table:table-cell table:style-name="ce5" office:value-type="float" office:value="2383.71" calcext:value-type="float">
            <text:p>2,383.71</text:p>
          </table:table-cell>
          <table:table-cell table:style-name="ce5" office:value-type="float" office:value="2385.71" calcext:value-type="float">
            <text:p>2,385.71</text:p>
          </table:table-cell>
          <table:table-cell table:style-name="ce5" office:value-type="float" office:value="2377.64" calcext:value-type="float">
            <text:p>2,377.64</text:p>
          </table:table-cell>
          <table:table-cell table:style-name="ce5" office:value-type="float" office:value="2378.25" calcext:value-type="float">
            <text:p>2,378.25</text:p>
          </table:table-cell>
          <table:table-cell table:style-name="ce9" table:formula="of:=([.E427]-[.E426])/[.E426]" office:value-type="float" office:value="-0.00131436394023638" calcext:value-type="float">
            <text:p>-0.00131</text:p>
          </table:table-cell>
          <table:table-cell table:style-name="ce9" table:formula="of:=[.$K$2]+[.$K$3]*[.F426]^2+[.$K$4]*[.G426]" office:value-type="float" office:value="0.0000333112565571299" calcext:value-type="float">
            <text:p>0.00003</text:p>
          </table:table-cell>
          <table:table-cell table:style-name="ce9" table:formula="of:=-LN([.G427])-[.F427]^2/[.G427]" office:value-type="float" office:value="10.2577542586675" calcext:value-type="float">
            <text:p>10.2577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20" calcext:value-type="date">
            <text:p>2017-03-20</text:p>
          </table:table-cell>
          <table:table-cell table:style-name="ce5" office:value-type="float" office:value="2378.24" calcext:value-type="float">
            <text:p>2,378.24</text:p>
          </table:table-cell>
          <table:table-cell table:style-name="ce5" office:value-type="float" office:value="2379.55" calcext:value-type="float">
            <text:p>2,379.55</text:p>
          </table:table-cell>
          <table:table-cell table:style-name="ce5" office:value-type="float" office:value="2369.66" calcext:value-type="float">
            <text:p>2,369.66</text:p>
          </table:table-cell>
          <table:table-cell table:style-name="ce5" office:value-type="float" office:value="2373.47" calcext:value-type="float">
            <text:p>2,373.47</text:p>
          </table:table-cell>
          <table:table-cell table:style-name="ce9" table:formula="of:=([.E428]-[.E427])/[.E427]" office:value-type="float" office:value="-0.00200988121517931" calcext:value-type="float">
            <text:p>-0.00201</text:p>
          </table:table-cell>
          <table:table-cell table:style-name="ce9" table:formula="of:=[.$K$2]+[.$K$3]*[.F427]^2+[.$K$4]*[.G427]" office:value-type="float" office:value="0.0000292711434149243" calcext:value-type="float">
            <text:p>0.00003</text:p>
          </table:table-cell>
          <table:table-cell table:style-name="ce9" table:formula="of:=-LN([.G428])-[.F428]^2/[.G428]" office:value-type="float" office:value="10.3009014001212" calcext:value-type="float">
            <text:p>10.300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21" calcext:value-type="date">
            <text:p>2017-03-21</text:p>
          </table:table-cell>
          <table:table-cell table:style-name="ce5" office:value-type="float" office:value="2379.32" calcext:value-type="float">
            <text:p>2,379.32</text:p>
          </table:table-cell>
          <table:table-cell table:style-name="ce5" office:value-type="float" office:value="2381.93" calcext:value-type="float">
            <text:p>2,381.93</text:p>
          </table:table-cell>
          <table:table-cell table:style-name="ce5" office:value-type="float" office:value="2341.9" calcext:value-type="float">
            <text:p>2,341.90</text:p>
          </table:table-cell>
          <table:table-cell table:style-name="ce5" office:value-type="float" office:value="2344.02" calcext:value-type="float">
            <text:p>2,344.02</text:p>
          </table:table-cell>
          <table:table-cell table:style-name="ce9" table:formula="of:=([.E429]-[.E428])/[.E428]" office:value-type="float" office:value="-0.0124079933599329" calcext:value-type="float">
            <text:p>-0.01241</text:p>
          </table:table-cell>
          <table:table-cell table:style-name="ce9" table:formula="of:=[.$K$2]+[.$K$3]*[.F428]^2+[.$K$4]*[.G428]" office:value-type="float" office:value="0.0000267682728186468" calcext:value-type="float">
            <text:p>0.00003</text:p>
          </table:table-cell>
          <table:table-cell table:style-name="ce9" table:formula="of:=-LN([.G429])-[.F429]^2/[.G429]" office:value-type="float" office:value="4.7767716252016" calcext:value-type="float">
            <text:p>4.7767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2343" calcext:value-type="float">
            <text:p>2,343.00</text:p>
          </table:table-cell>
          <table:table-cell table:style-name="ce5" office:value-type="float" office:value="2351.81" calcext:value-type="float">
            <text:p>2,351.81</text:p>
          </table:table-cell>
          <table:table-cell table:style-name="ce5" office:value-type="float" office:value="2336.45" calcext:value-type="float">
            <text:p>2,336.45</text:p>
          </table:table-cell>
          <table:table-cell table:style-name="ce5" office:value-type="float" office:value="2348.45" calcext:value-type="float">
            <text:p>2,348.45</text:p>
          </table:table-cell>
          <table:table-cell table:style-name="ce9" table:formula="of:=([.E430]-[.E429])/[.E429]" office:value-type="float" office:value="0.00188991561505441" calcext:value-type="float">
            <text:p>0.00189</text:p>
          </table:table-cell>
          <table:table-cell table:style-name="ce9" table:formula="of:=[.$K$2]+[.$K$3]*[.F429]^2+[.$K$4]*[.G429]" office:value-type="float" office:value="0.0000584479347463178" calcext:value-type="float">
            <text:p>0.00006</text:p>
          </table:table-cell>
          <table:table-cell table:style-name="ce9" table:formula="of:=-LN([.G430])-[.F430]^2/[.G430]" office:value-type="float" office:value="9.68626372974697" calcext:value-type="float">
            <text:p>9.686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23" calcext:value-type="date">
            <text:p>2017-03-23</text:p>
          </table:table-cell>
          <table:table-cell table:style-name="ce5" office:value-type="float" office:value="2345.97" calcext:value-type="float">
            <text:p>2,345.97</text:p>
          </table:table-cell>
          <table:table-cell table:style-name="ce5" office:value-type="float" office:value="2358.92" calcext:value-type="float">
            <text:p>2,358.92</text:p>
          </table:table-cell>
          <table:table-cell table:style-name="ce5" office:value-type="float" office:value="2342.13" calcext:value-type="float">
            <text:p>2,342.13</text:p>
          </table:table-cell>
          <table:table-cell table:style-name="ce5" office:value-type="float" office:value="2345.96" calcext:value-type="float">
            <text:p>2,345.96</text:p>
          </table:table-cell>
          <table:table-cell table:style-name="ce9" table:formula="of:=([.E431]-[.E430])/[.E430]" office:value-type="float" office:value="-0.0010602737976111" calcext:value-type="float">
            <text:p>-0.00106</text:p>
          </table:table-cell>
          <table:table-cell table:style-name="ce9" table:formula="of:=[.$K$2]+[.$K$3]*[.F430]^2+[.$K$4]*[.G430]" office:value-type="float" office:value="0.0000484754713063483" calcext:value-type="float">
            <text:p>0.00005</text:p>
          </table:table-cell>
          <table:table-cell table:style-name="ce9" table:formula="of:=-LN([.G431])-[.F431]^2/[.G431]" office:value-type="float" office:value="9.91126192568487" calcext:value-type="float">
            <text:p>9.911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24" calcext:value-type="date">
            <text:p>2017-03-24</text:p>
          </table:table-cell>
          <table:table-cell table:style-name="ce5" office:value-type="float" office:value="2350.42" calcext:value-type="float">
            <text:p>2,350.42</text:p>
          </table:table-cell>
          <table:table-cell table:style-name="ce5" office:value-type="float" office:value="2356.22" calcext:value-type="float">
            <text:p>2,356.22</text:p>
          </table:table-cell>
          <table:table-cell table:style-name="ce5" office:value-type="float" office:value="2335.74" calcext:value-type="float">
            <text:p>2,335.74</text:p>
          </table:table-cell>
          <table:table-cell table:style-name="ce5" office:value-type="float" office:value="2343.98" calcext:value-type="float">
            <text:p>2,343.98</text:p>
          </table:table-cell>
          <table:table-cell table:style-name="ce9" table:formula="of:=([.E432]-[.E431])/[.E431]" office:value-type="float" office:value="-0.000844004160343748" calcext:value-type="float">
            <text:p>-0.00084</text:p>
          </table:table-cell>
          <table:table-cell table:style-name="ce9" table:formula="of:=[.$K$2]+[.$K$3]*[.F431]^2+[.$K$4]*[.G431]" office:value-type="float" office:value="0.0000404725311452188" calcext:value-type="float">
            <text:p>0.00004</text:p>
          </table:table-cell>
          <table:table-cell table:style-name="ce9" table:formula="of:=-LN([.G432])-[.F432]^2/[.G432]" office:value-type="float" office:value="10.0972864031552" calcext:value-type="float">
            <text:p>10.0972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table:style-name="ce5" office:value-type="float" office:value="2329.11" calcext:value-type="float">
            <text:p>2,329.11</text:p>
          </table:table-cell>
          <table:table-cell table:style-name="ce5" office:value-type="float" office:value="2344.9" calcext:value-type="float">
            <text:p>2,344.90</text:p>
          </table:table-cell>
          <table:table-cell table:style-name="ce5" office:value-type="float" office:value="2322.25" calcext:value-type="float">
            <text:p>2,322.25</text:p>
          </table:table-cell>
          <table:table-cell table:style-name="ce5" office:value-type="float" office:value="2341.59" calcext:value-type="float">
            <text:p>2,341.59</text:p>
          </table:table-cell>
          <table:table-cell table:style-name="ce9" table:formula="of:=([.E433]-[.E432])/[.E432]" office:value-type="float" office:value="-0.00101963327332139" calcext:value-type="float">
            <text:p>-0.00102</text:p>
          </table:table-cell>
          <table:table-cell table:style-name="ce9" table:formula="of:=[.$K$2]+[.$K$3]*[.F432]^2+[.$K$4]*[.G432]" office:value-type="float" office:value="0.0000343975507980233" calcext:value-type="float">
            <text:p>0.00003</text:p>
          </table:table-cell>
          <table:table-cell table:style-name="ce9" table:formula="of:=-LN([.G433])-[.F433]^2/[.G433]" office:value-type="float" office:value="10.2473005997178" calcext:value-type="float">
            <text:p>10.247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table:style-name="ce5" office:value-type="float" office:value="2339.79" calcext:value-type="float">
            <text:p>2,339.79</text:p>
          </table:table-cell>
          <table:table-cell table:style-name="ce5" office:value-type="float" office:value="2363.78" calcext:value-type="float">
            <text:p>2,363.78</text:p>
          </table:table-cell>
          <table:table-cell table:style-name="ce5" office:value-type="float" office:value="2337.63" calcext:value-type="float">
            <text:p>2,337.63</text:p>
          </table:table-cell>
          <table:table-cell table:style-name="ce5" office:value-type="float" office:value="2358.57" calcext:value-type="float">
            <text:p>2,358.57</text:p>
          </table:table-cell>
          <table:table-cell table:style-name="ce9" table:formula="of:=([.E434]-[.E433])/[.E433]" office:value-type="float" office:value="0.00725148296670212" calcext:value-type="float">
            <text:p>0.00725</text:p>
          </table:table-cell>
          <table:table-cell table:style-name="ce9" table:formula="of:=[.$K$2]+[.$K$3]*[.F433]^2+[.$K$4]*[.G433]" office:value-type="float" office:value="0.0000299292846756698" calcext:value-type="float">
            <text:p>0.00003</text:p>
          </table:table-cell>
          <table:table-cell table:style-name="ce9" table:formula="of:=-LN([.G434])-[.F434]^2/[.G434]" office:value-type="float" office:value="8.65973153925491" calcext:value-type="float">
            <text:p>8.659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ce5" office:value-type="float" office:value="2356.54" calcext:value-type="float">
            <text:p>2,356.54</text:p>
          </table:table-cell>
          <table:table-cell table:style-name="ce5" office:value-type="float" office:value="2363.36" calcext:value-type="float">
            <text:p>2,363.36</text:p>
          </table:table-cell>
          <table:table-cell table:style-name="ce5" office:value-type="float" office:value="2352.94" calcext:value-type="float">
            <text:p>2,352.94</text:p>
          </table:table-cell>
          <table:table-cell table:style-name="ce5" office:value-type="float" office:value="2361.13" calcext:value-type="float">
            <text:p>2,361.13</text:p>
          </table:table-cell>
          <table:table-cell table:style-name="ce9" table:formula="of:=([.E435]-[.E434])/[.E434]" office:value-type="float" office:value="0.001085403443612" calcext:value-type="float">
            <text:p>0.00109</text:p>
          </table:table-cell>
          <table:table-cell table:style-name="ce9" table:formula="of:=[.$K$2]+[.$K$3]*[.F434]^2+[.$K$4]*[.G434]" office:value-type="float" office:value="0.0000381241771293705" calcext:value-type="float">
            <text:p>0.00004</text:p>
          </table:table-cell>
          <table:table-cell table:style-name="ce9" table:formula="of:=-LN([.G435])-[.F435]^2/[.G435]" office:value-type="float" office:value="10.1437602395228" calcext:value-type="float">
            <text:p>10.143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table:style-name="ce5" office:value-type="float" office:value="2361.31" calcext:value-type="float">
            <text:p>2,361.31</text:p>
          </table:table-cell>
          <table:table-cell table:style-name="ce5" office:value-type="float" office:value="2370.42" calcext:value-type="float">
            <text:p>2,370.42</text:p>
          </table:table-cell>
          <table:table-cell table:style-name="ce5" office:value-type="float" office:value="2358.58" calcext:value-type="float">
            <text:p>2,358.58</text:p>
          </table:table-cell>
          <table:table-cell table:style-name="ce5" office:value-type="float" office:value="2368.06" calcext:value-type="float">
            <text:p>2,368.06</text:p>
          </table:table-cell>
          <table:table-cell table:style-name="ce9" table:formula="of:=([.E436]-[.E435])/[.E435]" office:value-type="float" office:value="0.0029350353432466" calcext:value-type="float">
            <text:p>0.00294</text:p>
          </table:table-cell>
          <table:table-cell table:style-name="ce9" table:formula="of:=[.$K$2]+[.$K$3]*[.F435]^2+[.$K$4]*[.G435]" office:value-type="float" office:value="0.0000327462086413425" calcext:value-type="float">
            <text:p>0.00003</text:p>
          </table:table-cell>
          <table:table-cell table:style-name="ce9" table:formula="of:=-LN([.G436])-[.F436]^2/[.G436]" office:value-type="float" office:value="10.0636568090844" calcext:value-type="float">
            <text:p>10.063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table:style-name="ce5" office:value-type="float" office:value="2364.82" calcext:value-type="float">
            <text:p>2,364.82</text:p>
          </table:table-cell>
          <table:table-cell table:style-name="ce5" office:value-type="float" office:value="2370.35" calcext:value-type="float">
            <text:p>2,370.35</text:p>
          </table:table-cell>
          <table:table-cell table:style-name="ce5" office:value-type="float" office:value="2362.6" calcext:value-type="float">
            <text:p>2,362.60</text:p>
          </table:table-cell>
          <table:table-cell table:style-name="ce5" office:value-type="float" office:value="2362.72" calcext:value-type="float">
            <text:p>2,362.72</text:p>
          </table:table-cell>
          <table:table-cell table:style-name="ce9" table:formula="of:=([.E437]-[.E436])/[.E436]" office:value-type="float" office:value="-0.00225501043047902" calcext:value-type="float">
            <text:p>-0.00226</text:p>
          </table:table-cell>
          <table:table-cell table:style-name="ce9" table:formula="of:=[.$K$2]+[.$K$3]*[.F436]^2+[.$K$4]*[.G436]" office:value-type="float" office:value="0.0000303899621023563" calcext:value-type="float">
            <text:p>0.00003</text:p>
          </table:table-cell>
          <table:table-cell table:style-name="ce9" table:formula="of:=-LN([.G437])-[.F437]^2/[.G437]" office:value-type="float" office:value="10.2340708409594" calcext:value-type="float">
            <text:p>10.234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5" office:value-type="float" office:value="2362.34" calcext:value-type="float">
            <text:p>2,362.34</text:p>
          </table:table-cell>
          <table:table-cell table:style-name="ce5" office:value-type="float" office:value="2365.87" calcext:value-type="float">
            <text:p>2,365.87</text:p>
          </table:table-cell>
          <table:table-cell table:style-name="ce5" office:value-type="float" office:value="2344.73" calcext:value-type="float">
            <text:p>2,344.73</text:p>
          </table:table-cell>
          <table:table-cell table:style-name="ce5" office:value-type="float" office:value="2358.84" calcext:value-type="float">
            <text:p>2,358.84</text:p>
          </table:table-cell>
          <table:table-cell table:style-name="ce9" table:formula="of:=([.E438]-[.E437])/[.E437]" office:value-type="float" office:value="-0.0016421751202003" calcext:value-type="float">
            <text:p>-0.00164</text:p>
          </table:table-cell>
          <table:table-cell table:style-name="ce9" table:formula="of:=[.$K$2]+[.$K$3]*[.F437]^2+[.$K$4]*[.G437]" office:value-type="float" office:value="0.0000278386402259921" calcext:value-type="float">
            <text:p>0.00003</text:p>
          </table:table-cell>
          <table:table-cell table:style-name="ce9" table:formula="of:=-LN([.G438])-[.F438]^2/[.G438]" office:value-type="float" office:value="10.3922152052571" calcext:value-type="float">
            <text:p>10.3922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04" calcext:value-type="date">
            <text:p>2017-04-04</text:p>
          </table:table-cell>
          <table:table-cell table:style-name="ce5" office:value-type="float" office:value="2354.76" calcext:value-type="float">
            <text:p>2,354.76</text:p>
          </table:table-cell>
          <table:table-cell table:style-name="ce5" office:value-type="float" office:value="2360.53" calcext:value-type="float">
            <text:p>2,360.53</text:p>
          </table:table-cell>
          <table:table-cell table:style-name="ce5" office:value-type="float" office:value="2350.72" calcext:value-type="float">
            <text:p>2,350.72</text:p>
          </table:table-cell>
          <table:table-cell table:style-name="ce5" office:value-type="float" office:value="2360.16" calcext:value-type="float">
            <text:p>2,360.16</text:p>
          </table:table-cell>
          <table:table-cell table:style-name="ce9" table:formula="of:=([.E439]-[.E438])/[.E438]" office:value-type="float" office:value="0.000559597090095008" calcext:value-type="float">
            <text:p>0.00056</text:p>
          </table:table-cell>
          <table:table-cell table:style-name="ce9" table:formula="of:=[.$K$2]+[.$K$3]*[.F438]^2+[.$K$4]*[.G438]" office:value-type="float" office:value="0.0000253968384833183" calcext:value-type="float">
            <text:p>0.00003</text:p>
          </table:table-cell>
          <table:table-cell table:style-name="ce9" table:formula="of:=-LN([.G439])-[.F439]^2/[.G439]" office:value-type="float" office:value="10.5685556291358" calcext:value-type="float">
            <text:p>10.568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05" calcext:value-type="date">
            <text:p>2017-04-05</text:p>
          </table:table-cell>
          <table:table-cell table:style-name="ce5" office:value-type="float" office:value="2366.59" calcext:value-type="float">
            <text:p>2,366.59</text:p>
          </table:table-cell>
          <table:table-cell table:style-name="ce5" office:value-type="float" office:value="2378.36" calcext:value-type="float">
            <text:p>2,378.36</text:p>
          </table:table-cell>
          <table:table-cell table:style-name="ce5" office:value-type="float" office:value="2350.52" calcext:value-type="float">
            <text:p>2,350.52</text:p>
          </table:table-cell>
          <table:table-cell table:style-name="ce5" office:value-type="float" office:value="2352.95" calcext:value-type="float">
            <text:p>2,352.95</text:p>
          </table:table-cell>
          <table:table-cell table:style-name="ce9" table:formula="of:=([.E440]-[.E439])/[.E439]" office:value-type="float" office:value="-0.00305487763541456" calcext:value-type="float">
            <text:p>-0.00305</text:p>
          </table:table-cell>
          <table:table-cell table:style-name="ce9" table:formula="of:=[.$K$2]+[.$K$3]*[.F439]^2+[.$K$4]*[.G439]" office:value-type="float" office:value="0.000023037972855347" calcext:value-type="float">
            <text:p>0.00002</text:p>
          </table:table-cell>
          <table:table-cell table:style-name="ce9" table:formula="of:=-LN([.G440])-[.F440]^2/[.G440]" office:value-type="float" office:value="10.2732843083283" calcext:value-type="float">
            <text:p>10.2732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06" calcext:value-type="date">
            <text:p>2017-04-06</text:p>
          </table:table-cell>
          <table:table-cell table:style-name="ce5" office:value-type="float" office:value="2353.79" calcext:value-type="float">
            <text:p>2,353.79</text:p>
          </table:table-cell>
          <table:table-cell table:style-name="ce5" office:value-type="float" office:value="2364.16" calcext:value-type="float">
            <text:p>2,364.16</text:p>
          </table:table-cell>
          <table:table-cell table:style-name="ce5" office:value-type="float" office:value="2348.9" calcext:value-type="float">
            <text:p>2,348.90</text:p>
          </table:table-cell>
          <table:table-cell table:style-name="ce5" office:value-type="float" office:value="2357.49" calcext:value-type="float">
            <text:p>2,357.49</text:p>
          </table:table-cell>
          <table:table-cell table:style-name="ce9" table:formula="of:=([.E441]-[.E440])/[.E440]" office:value-type="float" office:value="0.00192949276440212" calcext:value-type="float">
            <text:p>0.00193</text:p>
          </table:table-cell>
          <table:table-cell table:style-name="ce9" table:formula="of:=[.$K$2]+[.$K$3]*[.F440]^2+[.$K$4]*[.G440]" office:value-type="float" office:value="0.0000232929569821545" calcext:value-type="float">
            <text:p>0.00002</text:p>
          </table:table-cell>
          <table:table-cell table:style-name="ce9" table:formula="of:=-LN([.G441])-[.F441]^2/[.G441]" office:value-type="float" office:value="10.5075282729433" calcext:value-type="float">
            <text:p>10.5075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table:style-name="ce5" office:value-type="float" office:value="2356.59" calcext:value-type="float">
            <text:p>2,356.59</text:p>
          </table:table-cell>
          <table:table-cell table:style-name="ce5" office:value-type="float" office:value="2363.76" calcext:value-type="float">
            <text:p>2,363.76</text:p>
          </table:table-cell>
          <table:table-cell table:style-name="ce5" office:value-type="float" office:value="2350.74" calcext:value-type="float">
            <text:p>2,350.74</text:p>
          </table:table-cell>
          <table:table-cell table:style-name="ce5" office:value-type="float" office:value="2355.54" calcext:value-type="float">
            <text:p>2,355.54</text:p>
          </table:table-cell>
          <table:table-cell table:style-name="ce9" table:formula="of:=([.E442]-[.E441])/[.E441]" office:value-type="float" office:value="-0.000827150910502194" calcext:value-type="float">
            <text:p>-0.00083</text:p>
          </table:table-cell>
          <table:table-cell table:style-name="ce9" table:formula="of:=[.$K$2]+[.$K$3]*[.F441]^2+[.$K$4]*[.G441]" office:value-type="float" office:value="0.0000222282473342314" calcext:value-type="float">
            <text:p>0.00002</text:p>
          </table:table-cell>
          <table:table-cell table:style-name="ce9" table:formula="of:=-LN([.G442])-[.F442]^2/[.G442]" office:value-type="float" office:value="10.6833669824671" calcext:value-type="float">
            <text:p>10.683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10" calcext:value-type="date">
            <text:p>2017-04-10</text:p>
          </table:table-cell>
          <table:table-cell table:style-name="ce5" office:value-type="float" office:value="2357.16" calcext:value-type="float">
            <text:p>2,357.16</text:p>
          </table:table-cell>
          <table:table-cell table:style-name="ce5" office:value-type="float" office:value="2366.37" calcext:value-type="float">
            <text:p>2,366.37</text:p>
          </table:table-cell>
          <table:table-cell table:style-name="ce5" office:value-type="float" office:value="2351.5" calcext:value-type="float">
            <text:p>2,351.50</text:p>
          </table:table-cell>
          <table:table-cell table:style-name="ce5" office:value-type="float" office:value="2357.16" calcext:value-type="float">
            <text:p>2,357.16</text:p>
          </table:table-cell>
          <table:table-cell table:style-name="ce9" table:formula="of:=([.E443]-[.E442])/[.E442]" office:value-type="float" office:value="0.000687740390738383" calcext:value-type="float">
            <text:p>0.00069</text:p>
          </table:table-cell>
          <table:table-cell table:style-name="ce9" table:formula="of:=[.$K$2]+[.$K$3]*[.F442]^2+[.$K$4]*[.G442]" office:value-type="float" office:value="0.0000207522408452453" calcext:value-type="float">
            <text:p>0.00002</text:p>
          </table:table-cell>
          <table:table-cell table:style-name="ce9" table:formula="of:=-LN([.G443])-[.F443]^2/[.G443]" office:value-type="float" office:value="10.7600642392021" calcext:value-type="float">
            <text:p>10.760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11" calcext:value-type="date">
            <text:p>2017-04-11</text:p>
          </table:table-cell>
          <table:table-cell table:style-name="ce5" office:value-type="float" office:value="2353.92" calcext:value-type="float">
            <text:p>2,353.92</text:p>
          </table:table-cell>
          <table:table-cell table:style-name="ce5" office:value-type="float" office:value="2355.22" calcext:value-type="float">
            <text:p>2,355.22</text:p>
          </table:table-cell>
          <table:table-cell table:style-name="ce5" office:value-type="float" office:value="2337.25" calcext:value-type="float">
            <text:p>2,337.25</text:p>
          </table:table-cell>
          <table:table-cell table:style-name="ce5" office:value-type="float" office:value="2353.78" calcext:value-type="float">
            <text:p>2,353.78</text:p>
          </table:table-cell>
          <table:table-cell table:style-name="ce9" table:formula="of:=([.E444]-[.E443])/[.E443]" office:value-type="float" office:value="-0.00143392896536495" calcext:value-type="float">
            <text:p>-0.00143</text:p>
          </table:table-cell>
          <table:table-cell table:style-name="ce9" table:formula="of:=[.$K$2]+[.$K$3]*[.F443]^2+[.$K$4]*[.G443]" office:value-type="float" office:value="0.0000196015490993809" calcext:value-type="float">
            <text:p>0.00002</text:p>
          </table:table-cell>
          <table:table-cell table:style-name="ce9" table:formula="of:=-LN([.G444])-[.F444]^2/[.G444]" office:value-type="float" office:value="10.7350045213541" calcext:value-type="float">
            <text:p>10.735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12" calcext:value-type="date">
            <text:p>2017-04-12</text:p>
          </table:table-cell>
          <table:table-cell table:style-name="ce5" office:value-type="float" office:value="2352.15" calcext:value-type="float">
            <text:p>2,352.15</text:p>
          </table:table-cell>
          <table:table-cell table:style-name="ce5" office:value-type="float" office:value="2352.72" calcext:value-type="float">
            <text:p>2,352.72</text:p>
          </table:table-cell>
          <table:table-cell table:style-name="ce5" office:value-type="float" office:value="2341.18" calcext:value-type="float">
            <text:p>2,341.18</text:p>
          </table:table-cell>
          <table:table-cell table:style-name="ce5" office:value-type="float" office:value="2344.93" calcext:value-type="float">
            <text:p>2,344.93</text:p>
          </table:table-cell>
          <table:table-cell table:style-name="ce9" table:formula="of:=([.E445]-[.E444])/[.E444]" office:value-type="float" office:value="-0.00375990959223052" calcext:value-type="float">
            <text:p>-0.00376</text:p>
          </table:table-cell>
          <table:table-cell table:style-name="ce9" table:formula="of:=[.$K$2]+[.$K$3]*[.F444]^2+[.$K$4]*[.G444]" office:value-type="float" office:value="0.000019095619757754" calcext:value-type="float">
            <text:p>0.00002</text:p>
          </table:table-cell>
          <table:table-cell table:style-name="ce9" table:formula="of:=-LN([.G445])-[.F445]^2/[.G445]" office:value-type="float" office:value="10.1257289145463" calcext:value-type="float">
            <text:p>10.125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13" calcext:value-type="date">
            <text:p>2017-04-13</text:p>
          </table:table-cell>
          <table:table-cell table:style-name="ce5" office:value-type="float" office:value="2341.98" calcext:value-type="float">
            <text:p>2,341.98</text:p>
          </table:table-cell>
          <table:table-cell table:style-name="ce5" office:value-type="float" office:value="2348.26" calcext:value-type="float">
            <text:p>2,348.26</text:p>
          </table:table-cell>
          <table:table-cell table:number-columns-repeated="2" table:style-name="ce5" office:value-type="float" office:value="2328.95" calcext:value-type="float">
            <text:p>2,328.95</text:p>
          </table:table-cell>
          <table:table-cell table:style-name="ce9" table:formula="of:=([.E446]-[.E445])/[.E445]" office:value-type="float" office:value="-0.00681470235785291" calcext:value-type="float">
            <text:p>-0.00681</text:p>
          </table:table-cell>
          <table:table-cell table:style-name="ce9" table:formula="of:=[.$K$2]+[.$K$3]*[.F445]^2+[.$K$4]*[.G445]" office:value-type="float" office:value="0.0000214209899009245" calcext:value-type="float">
            <text:p>0.00002</text:p>
          </table:table-cell>
          <table:table-cell table:style-name="ce9" table:formula="of:=-LN([.G446])-[.F446]^2/[.G446]" office:value-type="float" office:value="8.58316439005813" calcext:value-type="float">
            <text:p>8.583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17" calcext:value-type="date">
            <text:p>2017-04-17</text:p>
          </table:table-cell>
          <table:table-cell table:style-name="ce5" office:value-type="float" office:value="2332.62" calcext:value-type="float">
            <text:p>2,332.62</text:p>
          </table:table-cell>
          <table:table-cell table:style-name="ce5" office:value-type="float" office:value="2349.14" calcext:value-type="float">
            <text:p>2,349.14</text:p>
          </table:table-cell>
          <table:table-cell table:style-name="ce5" office:value-type="float" office:value="2332.51" calcext:value-type="float">
            <text:p>2,332.51</text:p>
          </table:table-cell>
          <table:table-cell table:style-name="ce5" office:value-type="float" office:value="2349.01" calcext:value-type="float">
            <text:p>2,349.01</text:p>
          </table:table-cell>
          <table:table-cell table:style-name="ce9" table:formula="of:=([.E447]-[.E446])/[.E446]" office:value-type="float" office:value="0.00861332360076447" calcext:value-type="float">
            <text:p>0.00861</text:p>
          </table:table-cell>
          <table:table-cell table:style-name="ce9" table:formula="of:=[.$K$2]+[.$K$3]*[.F446]^2+[.$K$4]*[.G446]" office:value-type="float" office:value="0.0000303886239349928" calcext:value-type="float">
            <text:p>0.00003</text:p>
          </table:table-cell>
          <table:table-cell table:style-name="ce9" table:formula="of:=-LN([.G447])-[.F447]^2/[.G447]" office:value-type="float" office:value="7.96008971789675" calcext:value-type="float">
            <text:p>7.960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18" calcext:value-type="date">
            <text:p>2017-04-18</text:p>
          </table:table-cell>
          <table:table-cell table:style-name="ce5" office:value-type="float" office:value="2342.53" calcext:value-type="float">
            <text:p>2,342.53</text:p>
          </table:table-cell>
          <table:table-cell table:style-name="ce5" office:value-type="float" office:value="2348.35" calcext:value-type="float">
            <text:p>2,348.35</text:p>
          </table:table-cell>
          <table:table-cell table:style-name="ce5" office:value-type="float" office:value="2334.54" calcext:value-type="float">
            <text:p>2,334.54</text:p>
          </table:table-cell>
          <table:table-cell table:style-name="ce5" office:value-type="float" office:value="2342.19" calcext:value-type="float">
            <text:p>2,342.19</text:p>
          </table:table-cell>
          <table:table-cell table:style-name="ce9" table:formula="of:=([.E448]-[.E447])/[.E447]" office:value-type="float" office:value="-0.00290335077330457" calcext:value-type="float">
            <text:p>-0.00290</text:p>
          </table:table-cell>
          <table:table-cell table:style-name="ce9" table:formula="of:=[.$K$2]+[.$K$3]*[.F447]^2+[.$K$4]*[.G447]" office:value-type="float" office:value="0.0000433026920544886" calcext:value-type="float">
            <text:p>0.00004</text:p>
          </table:table-cell>
          <table:table-cell table:style-name="ce9" table:formula="of:=-LN([.G448])-[.F448]^2/[.G448]" office:value-type="float" office:value="9.85263243474807" calcext:value-type="float">
            <text:p>9.8526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19" calcext:value-type="date">
            <text:p>2017-04-19</text:p>
          </table:table-cell>
          <table:table-cell table:style-name="ce5" office:value-type="float" office:value="2346.79" calcext:value-type="float">
            <text:p>2,346.79</text:p>
          </table:table-cell>
          <table:table-cell table:style-name="ce5" office:value-type="float" office:value="2352.63" calcext:value-type="float">
            <text:p>2,352.63</text:p>
          </table:table-cell>
          <table:table-cell table:style-name="ce5" office:value-type="float" office:value="2335.05" calcext:value-type="float">
            <text:p>2,335.05</text:p>
          </table:table-cell>
          <table:table-cell table:style-name="ce5" office:value-type="float" office:value="2338.17" calcext:value-type="float">
            <text:p>2,338.17</text:p>
          </table:table-cell>
          <table:table-cell table:style-name="ce9" table:formula="of:=([.E449]-[.E448])/[.E448]" office:value-type="float" office:value="-0.00171634239749977" calcext:value-type="float">
            <text:p>-0.00172</text:p>
          </table:table-cell>
          <table:table-cell table:style-name="ce9" table:formula="of:=[.$K$2]+[.$K$3]*[.F448]^2+[.$K$4]*[.G448]" office:value-type="float" office:value="0.0000382403475624339" calcext:value-type="float">
            <text:p>0.00004</text:p>
          </table:table-cell>
          <table:table-cell table:style-name="ce9" table:formula="of:=-LN([.G449])-[.F449]^2/[.G449]" office:value-type="float" office:value="10.0945847456188" calcext:value-type="float">
            <text:p>10.094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20" calcext:value-type="date">
            <text:p>2017-04-20</text:p>
          </table:table-cell>
          <table:table-cell table:style-name="ce5" office:value-type="float" office:value="2342.69" calcext:value-type="float">
            <text:p>2,342.69</text:p>
          </table:table-cell>
          <table:table-cell table:style-name="ce5" office:value-type="float" office:value="2361.37" calcext:value-type="float">
            <text:p>2,361.37</text:p>
          </table:table-cell>
          <table:table-cell table:style-name="ce5" office:value-type="float" office:value="2340.91" calcext:value-type="float">
            <text:p>2,340.91</text:p>
          </table:table-cell>
          <table:table-cell table:style-name="ce5" office:value-type="float" office:value="2355.84" calcext:value-type="float">
            <text:p>2,355.84</text:p>
          </table:table-cell>
          <table:table-cell table:style-name="ce9" table:formula="of:=([.E450]-[.E449])/[.E449]" office:value-type="float" office:value="0.00755719216310194" calcext:value-type="float">
            <text:p>0.00756</text:p>
          </table:table-cell>
          <table:table-cell table:style-name="ce9" table:formula="of:=[.$K$2]+[.$K$3]*[.F449]^2+[.$K$4]*[.G449]" office:value-type="float" office:value="0.0000332286607171199" calcext:value-type="float">
            <text:p>0.00003</text:p>
          </table:table-cell>
          <table:table-cell table:style-name="ce9" table:formula="of:=-LN([.G450])-[.F450]^2/[.G450]" office:value-type="float" office:value="8.59336605374535" calcext:value-type="float">
            <text:p>8.593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21" calcext:value-type="date">
            <text:p>2017-04-21</text:p>
          </table:table-cell>
          <table:table-cell table:style-name="ce5" office:value-type="float" office:value="2354.74" calcext:value-type="float">
            <text:p>2,354.74</text:p>
          </table:table-cell>
          <table:table-cell table:style-name="ce5" office:value-type="float" office:value="2356.18" calcext:value-type="float">
            <text:p>2,356.18</text:p>
          </table:table-cell>
          <table:table-cell table:style-name="ce5" office:value-type="float" office:value="2344.51" calcext:value-type="float">
            <text:p>2,344.51</text:p>
          </table:table-cell>
          <table:table-cell table:style-name="ce5" office:value-type="float" office:value="2348.69" calcext:value-type="float">
            <text:p>2,348.69</text:p>
          </table:table-cell>
          <table:table-cell table:style-name="ce9" table:formula="of:=([.E451]-[.E450])/[.E450]" office:value-type="float" office:value="-0.00303501086661237" calcext:value-type="float">
            <text:p>-0.00304</text:p>
          </table:table-cell>
          <table:table-cell table:style-name="ce9" table:formula="of:=[.$K$2]+[.$K$3]*[.F450]^2+[.$K$4]*[.G450]" office:value-type="float" office:value="0.0000416038588435417" calcext:value-type="float">
            <text:p>0.00004</text:p>
          </table:table-cell>
          <table:table-cell table:style-name="ce9" table:formula="of:=-LN([.G451])-[.F451]^2/[.G451]" office:value-type="float" office:value="9.86591290851347" calcext:value-type="float">
            <text:p>9.8659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24" calcext:value-type="date">
            <text:p>2017-04-24</text:p>
          </table:table-cell>
          <table:table-cell table:style-name="ce5" office:value-type="float" office:value="2370.33" calcext:value-type="float">
            <text:p>2,370.33</text:p>
          </table:table-cell>
          <table:table-cell table:style-name="ce5" office:value-type="float" office:value="2376.98" calcext:value-type="float">
            <text:p>2,376.98</text:p>
          </table:table-cell>
          <table:table-cell table:style-name="ce5" office:value-type="float" office:value="2369.19" calcext:value-type="float">
            <text:p>2,369.19</text:p>
          </table:table-cell>
          <table:table-cell table:style-name="ce5" office:value-type="float" office:value="2374.15" calcext:value-type="float">
            <text:p>2,374.15</text:p>
          </table:table-cell>
          <table:table-cell table:style-name="ce9" table:formula="of:=([.E452]-[.E451])/[.E451]" office:value-type="float" office:value="0.0108400853241594" calcext:value-type="float">
            <text:p>0.01084</text:p>
          </table:table-cell>
          <table:table-cell table:style-name="ce9" table:formula="of:=[.$K$2]+[.$K$3]*[.F451]^2+[.$K$4]*[.G451]" office:value-type="float" office:value="0.0000371453104205915" calcext:value-type="float">
            <text:p>0.00004</text:p>
          </table:table-cell>
          <table:table-cell table:style-name="ce9" table:formula="of:=-LN([.G452])-[.F452]^2/[.G452]" office:value-type="float" office:value="7.03721986285819" calcext:value-type="float">
            <text:p>7.0372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25" calcext:value-type="date">
            <text:p>2017-04-25</text:p>
          </table:table-cell>
          <table:table-cell table:style-name="ce5" office:value-type="float" office:value="2381.51" calcext:value-type="float">
            <text:p>2,381.51</text:p>
          </table:table-cell>
          <table:table-cell table:style-name="ce5" office:value-type="float" office:value="2392.48" calcext:value-type="float">
            <text:p>2,392.48</text:p>
          </table:table-cell>
          <table:table-cell table:style-name="ce5" office:value-type="float" office:value="2381.15" calcext:value-type="float">
            <text:p>2,381.15</text:p>
          </table:table-cell>
          <table:table-cell table:style-name="ce5" office:value-type="float" office:value="2388.61" calcext:value-type="float">
            <text:p>2,388.61</text:p>
          </table:table-cell>
          <table:table-cell table:style-name="ce9" table:formula="of:=([.E453]-[.E452])/[.E452]" office:value-type="float" office:value="0.00609060084661881" calcext:value-type="float">
            <text:p>0.00609</text:p>
          </table:table-cell>
          <table:table-cell table:style-name="ce9" table:formula="of:=[.$K$2]+[.$K$3]*[.F452]^2+[.$K$4]*[.G452]" office:value-type="float" office:value="0.0000580481244492314" calcext:value-type="float">
            <text:p>0.00006</text:p>
          </table:table-cell>
          <table:table-cell table:style-name="ce9" table:formula="of:=-LN([.G453])-[.F453]^2/[.G453]" office:value-type="float" office:value="9.11519221235469" calcext:value-type="float">
            <text:p>9.115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26" calcext:value-type="date">
            <text:p>2017-04-26</text:p>
          </table:table-cell>
          <table:table-cell table:style-name="ce5" office:value-type="float" office:value="2388.98" calcext:value-type="float">
            <text:p>2,388.98</text:p>
          </table:table-cell>
          <table:table-cell table:style-name="ce5" office:value-type="float" office:value="2398.16" calcext:value-type="float">
            <text:p>2,398.16</text:p>
          </table:table-cell>
          <table:table-cell table:style-name="ce5" office:value-type="float" office:value="2386.76" calcext:value-type="float">
            <text:p>2,386.76</text:p>
          </table:table-cell>
          <table:table-cell table:style-name="ce5" office:value-type="float" office:value="2387.45" calcext:value-type="float">
            <text:p>2,387.45</text:p>
          </table:table-cell>
          <table:table-cell table:style-name="ce9" table:formula="of:=([.E454]-[.E453])/[.E453]" office:value-type="float" office:value="-0.000485638090772587" calcext:value-type="float">
            <text:p>-0.00049</text:p>
          </table:table-cell>
          <table:table-cell table:style-name="ce9" table:formula="of:=[.$K$2]+[.$K$3]*[.F453]^2+[.$K$4]*[.G453]" office:value-type="float" office:value="0.0000556789377624326" calcext:value-type="float">
            <text:p>0.00006</text:p>
          </table:table-cell>
          <table:table-cell table:style-name="ce9" table:formula="of:=-LN([.G454])-[.F454]^2/[.G454]" office:value-type="float" office:value="9.79167282845165" calcext:value-type="float">
            <text:p>9.791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27" calcext:value-type="date">
            <text:p>2017-04-27</text:p>
          </table:table-cell>
          <table:table-cell table:style-name="ce5" office:value-type="float" office:value="2389.7" calcext:value-type="float">
            <text:p>2,389.70</text:p>
          </table:table-cell>
          <table:table-cell table:style-name="ce5" office:value-type="float" office:value="2392.1" calcext:value-type="float">
            <text:p>2,392.10</text:p>
          </table:table-cell>
          <table:table-cell table:style-name="ce5" office:value-type="float" office:value="2382.68" calcext:value-type="float">
            <text:p>2,382.68</text:p>
          </table:table-cell>
          <table:table-cell table:style-name="ce5" office:value-type="float" office:value="2388.77" calcext:value-type="float">
            <text:p>2,388.77</text:p>
          </table:table-cell>
          <table:table-cell table:style-name="ce9" table:formula="of:=([.E455]-[.E454])/[.E454]" office:value-type="float" office:value="0.000552891160024362" calcext:value-type="float">
            <text:p>0.00055</text:p>
          </table:table-cell>
          <table:table-cell table:style-name="ce9" table:formula="of:=[.$K$2]+[.$K$3]*[.F454]^2+[.$K$4]*[.G454]" office:value-type="float" office:value="0.0000456588735714114" calcext:value-type="float">
            <text:p>0.00005</text:p>
          </table:table-cell>
          <table:table-cell table:style-name="ce9" table:formula="of:=-LN([.G455])-[.F455]^2/[.G455]" office:value-type="float" office:value="9.98761753285364" calcext:value-type="float">
            <text:p>9.987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4-28" calcext:value-type="date">
            <text:p>2017-04-28</text:p>
          </table:table-cell>
          <table:table-cell table:number-columns-repeated="2" table:style-name="ce5" office:value-type="float" office:value="2393.68" calcext:value-type="float">
            <text:p>2,393.68</text:p>
          </table:table-cell>
          <table:table-cell table:style-name="ce5" office:value-type="float" office:value="2382.36" calcext:value-type="float">
            <text:p>2,382.36</text:p>
          </table:table-cell>
          <table:table-cell table:style-name="ce5" office:value-type="float" office:value="2384.2" calcext:value-type="float">
            <text:p>2,384.20</text:p>
          </table:table-cell>
          <table:table-cell table:style-name="ce9" table:formula="of:=([.E456]-[.E455])/[.E455]" office:value-type="float" office:value="-0.00191311846682609" calcext:value-type="float">
            <text:p>-0.00191</text:p>
          </table:table-cell>
          <table:table-cell table:style-name="ce9" table:formula="of:=[.$K$2]+[.$K$3]*[.F455]^2+[.$K$4]*[.G455]" office:value-type="float" office:value="0.0000381837347045502" calcext:value-type="float">
            <text:p>0.00004</text:p>
          </table:table-cell>
          <table:table-cell table:style-name="ce9" table:formula="of:=-LN([.G456])-[.F456]^2/[.G456]" office:value-type="float" office:value="10.0772480113352" calcext:value-type="float">
            <text:p>10.077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5" office:value-type="float" office:value="2388.5" calcext:value-type="float">
            <text:p>2,388.50</text:p>
          </table:table-cell>
          <table:table-cell table:style-name="ce5" office:value-type="float" office:value="2394.49" calcext:value-type="float">
            <text:p>2,394.49</text:p>
          </table:table-cell>
          <table:table-cell table:style-name="ce5" office:value-type="float" office:value="2384.83" calcext:value-type="float">
            <text:p>2,384.83</text:p>
          </table:table-cell>
          <table:table-cell table:style-name="ce5" office:value-type="float" office:value="2388.33" calcext:value-type="float">
            <text:p>2,388.33</text:p>
          </table:table-cell>
          <table:table-cell table:style-name="ce9" table:formula="of:=([.E457]-[.E456])/[.E456]" office:value-type="float" office:value="0.00173223722842048" calcext:value-type="float">
            <text:p>0.00173</text:p>
          </table:table-cell>
          <table:table-cell table:style-name="ce9" table:formula="of:=[.$K$2]+[.$K$3]*[.F456]^2+[.$K$4]*[.G456]" office:value-type="float" office:value="0.0000333461692026709" calcext:value-type="float">
            <text:p>0.00003</text:p>
          </table:table-cell>
          <table:table-cell table:style-name="ce9" table:formula="of:=-LN([.G457])-[.F457]^2/[.G457]" office:value-type="float" office:value="10.2185829351858" calcext:value-type="float">
            <text:p>10.218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02" calcext:value-type="date">
            <text:p>2017-05-02</text:p>
          </table:table-cell>
          <table:table-cell table:style-name="ce5" office:value-type="float" office:value="2391.05" calcext:value-type="float">
            <text:p>2,391.05</text:p>
          </table:table-cell>
          <table:table-cell table:style-name="ce5" office:value-type="float" office:value="2392.93" calcext:value-type="float">
            <text:p>2,392.93</text:p>
          </table:table-cell>
          <table:table-cell table:style-name="ce5" office:value-type="float" office:value="2385.82" calcext:value-type="float">
            <text:p>2,385.82</text:p>
          </table:table-cell>
          <table:table-cell table:style-name="ce5" office:value-type="float" office:value="2391.17" calcext:value-type="float">
            <text:p>2,391.17</text:p>
          </table:table-cell>
          <table:table-cell table:style-name="ce9" table:formula="of:=([.E458]-[.E457])/[.E457]" office:value-type="float" office:value="0.00118911540699993" calcext:value-type="float">
            <text:p>0.00119</text:p>
          </table:table-cell>
          <table:table-cell table:style-name="ce9" table:formula="of:=[.$K$2]+[.$K$3]*[.F457]^2+[.$K$4]*[.G457]" office:value-type="float" office:value="0.0000295821526630191" calcext:value-type="float">
            <text:p>0.00003</text:p>
          </table:table-cell>
          <table:table-cell table:style-name="ce9" table:formula="of:=-LN([.G458])-[.F458]^2/[.G458]" office:value-type="float" office:value="10.3805403920659" calcext:value-type="float">
            <text:p>10.380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03" calcext:value-type="date">
            <text:p>2017-05-03</text:p>
          </table:table-cell>
          <table:table-cell table:style-name="ce5" office:value-type="float" office:value="2386.5" calcext:value-type="float">
            <text:p>2,386.50</text:p>
          </table:table-cell>
          <table:table-cell table:style-name="ce5" office:value-type="float" office:value="2389.82" calcext:value-type="float">
            <text:p>2,389.82</text:p>
          </table:table-cell>
          <table:table-cell table:style-name="ce5" office:value-type="float" office:value="2379.75" calcext:value-type="float">
            <text:p>2,379.75</text:p>
          </table:table-cell>
          <table:table-cell table:style-name="ce5" office:value-type="float" office:value="2388.13" calcext:value-type="float">
            <text:p>2,388.13</text:p>
          </table:table-cell>
          <table:table-cell table:style-name="ce9" table:formula="of:=([.E459]-[.E458])/[.E458]" office:value-type="float" office:value="-0.0012713441536988" calcext:value-type="float">
            <text:p>-0.00127</text:p>
          </table:table-cell>
          <table:table-cell table:style-name="ce9" table:formula="of:=[.$K$2]+[.$K$3]*[.F458]^2+[.$K$4]*[.G458]" office:value-type="float" office:value="0.0000264131792253643" calcext:value-type="float">
            <text:p>0.00003</text:p>
          </table:table-cell>
          <table:table-cell table:style-name="ce9" table:formula="of:=-LN([.G459])-[.F459]^2/[.G459]" office:value-type="float" office:value="10.4804539186257" calcext:value-type="float">
            <text:p>10.4804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04" calcext:value-type="date">
            <text:p>2017-05-04</text:p>
          </table:table-cell>
          <table:table-cell table:style-name="ce5" office:value-type="float" office:value="2389.79" calcext:value-type="float">
            <text:p>2,389.79</text:p>
          </table:table-cell>
          <table:table-cell table:style-name="ce5" office:value-type="float" office:value="2391.43" calcext:value-type="float">
            <text:p>2,391.43</text:p>
          </table:table-cell>
          <table:table-cell table:style-name="ce5" office:value-type="float" office:value="2380.35" calcext:value-type="float">
            <text:p>2,380.35</text:p>
          </table:table-cell>
          <table:table-cell table:style-name="ce5" office:value-type="float" office:value="2389.52" calcext:value-type="float">
            <text:p>2,389.52</text:p>
          </table:table-cell>
          <table:table-cell table:style-name="ce9" table:formula="of:=([.E460]-[.E459])/[.E459]" office:value-type="float" office:value="0.000582045366039484" calcext:value-type="float">
            <text:p>0.00058</text:p>
          </table:table-cell>
          <table:table-cell table:style-name="ce9" table:formula="of:=[.$K$2]+[.$K$3]*[.F459]^2+[.$K$4]*[.G459]" office:value-type="float" office:value="0.0000240894054827573" calcext:value-type="float">
            <text:p>0.00002</text:p>
          </table:table-cell>
          <table:table-cell table:style-name="ce9" table:formula="of:=-LN([.G460])-[.F460]^2/[.G460]" office:value-type="float" office:value="10.6196751093562" calcext:value-type="float">
            <text:p>10.619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05" calcext:value-type="date">
            <text:p>2017-05-05</text:p>
          </table:table-cell>
          <table:table-cell table:style-name="ce5" office:value-type="float" office:value="2392.37" calcext:value-type="float">
            <text:p>2,392.37</text:p>
          </table:table-cell>
          <table:table-cell table:style-name="ce5" office:value-type="float" office:value="2399.29" calcext:value-type="float">
            <text:p>2,399.29</text:p>
          </table:table-cell>
          <table:table-cell table:style-name="ce5" office:value-type="float" office:value="2389.38" calcext:value-type="float">
            <text:p>2,389.38</text:p>
          </table:table-cell>
          <table:table-cell table:style-name="ce5" office:value-type="float" office:value="2399.29" calcext:value-type="float">
            <text:p>2,399.29</text:p>
          </table:table-cell>
          <table:table-cell table:style-name="ce9" table:formula="of:=([.E461]-[.E460])/[.E460]" office:value-type="float" office:value="0.00408868726773577" calcext:value-type="float">
            <text:p>0.00409</text:p>
          </table:table-cell>
          <table:table-cell table:style-name="ce9" table:formula="of:=[.$K$2]+[.$K$3]*[.F460]^2+[.$K$4]*[.G460]" office:value-type="float" office:value="0.0000220663013608047" calcext:value-type="float">
            <text:p>0.00002</text:p>
          </table:table-cell>
          <table:table-cell table:style-name="ce9" table:formula="of:=-LN([.G461])-[.F461]^2/[.G461]" office:value-type="float" office:value="9.96386194475823" calcext:value-type="float">
            <text:p>9.9638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08" calcext:value-type="date">
            <text:p>2017-05-08</text:p>
          </table:table-cell>
          <table:table-cell table:style-name="ce5" office:value-type="float" office:value="2399.94" calcext:value-type="float">
            <text:p>2,399.94</text:p>
          </table:table-cell>
          <table:table-cell table:style-name="ce5" office:value-type="float" office:value="2401.36" calcext:value-type="float">
            <text:p>2,401.36</text:p>
          </table:table-cell>
          <table:table-cell table:style-name="ce5" office:value-type="float" office:value="2393.92" calcext:value-type="float">
            <text:p>2,393.92</text:p>
          </table:table-cell>
          <table:table-cell table:style-name="ce5" office:value-type="float" office:value="2399.38" calcext:value-type="float">
            <text:p>2,399.38</text:p>
          </table:table-cell>
          <table:table-cell table:style-name="ce9" table:formula="of:=([.E462]-[.E461])/[.E461]" office:value-type="float" office:value="0.0000375110970329329" calcext:value-type="float">
            <text:p>0.00004</text:p>
          </table:table-cell>
          <table:table-cell table:style-name="ce9" table:formula="of:=[.$K$2]+[.$K$3]*[.F461]^2+[.$K$4]*[.G461]" office:value-type="float" office:value="0.0000242192883185758" calcext:value-type="float">
            <text:p>0.00002</text:p>
          </table:table-cell>
          <table:table-cell table:style-name="ce9" table:formula="of:=-LN([.G462])-[.F462]^2/[.G462]" office:value-type="float" office:value="10.6283031067152" calcext:value-type="float">
            <text:p>10.628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2017-05-09</text:p>
          </table:table-cell>
          <table:table-cell table:style-name="ce5" office:value-type="float" office:value="2401.58" calcext:value-type="float">
            <text:p>2,401.58</text:p>
          </table:table-cell>
          <table:table-cell table:style-name="ce5" office:value-type="float" office:value="2403.87" calcext:value-type="float">
            <text:p>2,403.87</text:p>
          </table:table-cell>
          <table:table-cell table:style-name="ce5" office:value-type="float" office:value="2392.44" calcext:value-type="float">
            <text:p>2,392.44</text:p>
          </table:table-cell>
          <table:table-cell table:style-name="ce5" office:value-type="float" office:value="2396.92" calcext:value-type="float">
            <text:p>2,396.92</text:p>
          </table:table-cell>
          <table:table-cell table:style-name="ce9" table:formula="of:=([.E463]-[.E462])/[.E462]" office:value-type="float" office:value="-0.00102526486008887" calcext:value-type="float">
            <text:p>-0.00103</text:p>
          </table:table-cell>
          <table:table-cell table:style-name="ce9" table:formula="of:=[.$K$2]+[.$K$3]*[.F462]^2+[.$K$4]*[.G462]" office:value-type="float" office:value="0.0000220878977985276" calcext:value-type="float">
            <text:p>0.00002</text:p>
          </table:table-cell>
          <table:table-cell table:style-name="ce9" table:formula="of:=-LN([.G463])-[.F463]^2/[.G463]" office:value-type="float" office:value="10.672890485029" calcext:value-type="float">
            <text:p>10.672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2017-05-10</text:p>
          </table:table-cell>
          <table:table-cell table:style-name="ce5" office:value-type="float" office:value="2396.79" calcext:value-type="float">
            <text:p>2,396.79</text:p>
          </table:table-cell>
          <table:table-cell table:style-name="ce5" office:value-type="float" office:value="2399.74" calcext:value-type="float">
            <text:p>2,399.74</text:p>
          </table:table-cell>
          <table:table-cell table:style-name="ce5" office:value-type="float" office:value="2392.79" calcext:value-type="float">
            <text:p>2,392.79</text:p>
          </table:table-cell>
          <table:table-cell table:style-name="ce5" office:value-type="float" office:value="2399.63" calcext:value-type="float">
            <text:p>2,399.63</text:p>
          </table:table-cell>
          <table:table-cell table:style-name="ce9" table:formula="of:=([.E464]-[.E463])/[.E463]" office:value-type="float" office:value="0.00113061762595332" calcext:value-type="float">
            <text:p>0.00113</text:p>
          </table:table-cell>
          <table:table-cell table:style-name="ce9" table:formula="of:=[.$K$2]+[.$K$3]*[.F463]^2+[.$K$4]*[.G463]" office:value-type="float" office:value="0.0000207294484202136" calcext:value-type="float">
            <text:p>0.00002</text:p>
          </table:table-cell>
          <table:table-cell table:style-name="ce9" table:formula="of:=-LN([.G464])-[.F464]^2/[.G464]" office:value-type="float" office:value="10.7222895267143" calcext:value-type="float">
            <text:p>10.7222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11" calcext:value-type="date">
            <text:p>2017-05-11</text:p>
          </table:table-cell>
          <table:table-cell table:style-name="ce5" office:value-type="float" office:value="2394.84" calcext:value-type="float">
            <text:p>2,394.84</text:p>
          </table:table-cell>
          <table:table-cell table:style-name="ce5" office:value-type="float" office:value="2395.72" calcext:value-type="float">
            <text:p>2,395.72</text:p>
          </table:table-cell>
          <table:table-cell table:style-name="ce5" office:value-type="float" office:value="2381.74" calcext:value-type="float">
            <text:p>2,381.74</text:p>
          </table:table-cell>
          <table:table-cell table:style-name="ce5" office:value-type="float" office:value="2394.44" calcext:value-type="float">
            <text:p>2,394.44</text:p>
          </table:table-cell>
          <table:table-cell table:style-name="ce9" table:formula="of:=([.E465]-[.E464])/[.E464]" office:value-type="float" office:value="-0.00216283343682153" calcext:value-type="float">
            <text:p>-0.00216</text:p>
          </table:table-cell>
          <table:table-cell table:style-name="ce9" table:formula="of:=[.$K$2]+[.$K$3]*[.F464]^2+[.$K$4]*[.G464]" office:value-type="float" office:value="0.0000197647326067313" calcext:value-type="float">
            <text:p>0.00002</text:p>
          </table:table-cell>
          <table:table-cell table:style-name="ce9" table:formula="of:=-LN([.G465])-[.F465]^2/[.G465]" office:value-type="float" office:value="10.5949348525605" calcext:value-type="float">
            <text:p>10.5949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12" calcext:value-type="date">
            <text:p>2017-05-12</text:p>
          </table:table-cell>
          <table:table-cell table:number-columns-repeated="2" table:style-name="ce5" office:value-type="float" office:value="2392.44" calcext:value-type="float">
            <text:p>2,392.44</text:p>
          </table:table-cell>
          <table:table-cell table:style-name="ce5" office:value-type="float" office:value="2387.19" calcext:value-type="float">
            <text:p>2,387.19</text:p>
          </table:table-cell>
          <table:table-cell table:style-name="ce5" office:value-type="float" office:value="2390.9" calcext:value-type="float">
            <text:p>2,390.90</text:p>
          </table:table-cell>
          <table:table-cell table:style-name="ce9" table:formula="of:=([.E466]-[.E465])/[.E465]" office:value-type="float" office:value="-0.00147842501795825" calcext:value-type="float">
            <text:p>-0.00148</text:p>
          </table:table-cell>
          <table:table-cell table:style-name="ce9" table:formula="of:=[.$K$2]+[.$K$3]*[.F465]^2+[.$K$4]*[.G465]" office:value-type="float" office:value="0.000019804329251805" calcext:value-type="float">
            <text:p>0.00002</text:p>
          </table:table-cell>
          <table:table-cell table:style-name="ce9" table:formula="of:=-LN([.G466])-[.F466]^2/[.G466]" office:value-type="float" office:value="10.7192431906366" calcext:value-type="float">
            <text:p>10.719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15" calcext:value-type="date">
            <text:p>2017-05-15</text:p>
          </table:table-cell>
          <table:table-cell table:style-name="ce5" office:value-type="float" office:value="2393.98" calcext:value-type="float">
            <text:p>2,393.98</text:p>
          </table:table-cell>
          <table:table-cell table:style-name="ce5" office:value-type="float" office:value="2404.05" calcext:value-type="float">
            <text:p>2,404.05</text:p>
          </table:table-cell>
          <table:table-cell table:style-name="ce5" office:value-type="float" office:value="2393.94" calcext:value-type="float">
            <text:p>2,393.94</text:p>
          </table:table-cell>
          <table:table-cell table:style-name="ce5" office:value-type="float" office:value="2402.32" calcext:value-type="float">
            <text:p>2,402.32</text:p>
          </table:table-cell>
          <table:table-cell table:style-name="ce9" table:formula="of:=([.E467]-[.E466])/[.E466]" office:value-type="float" office:value="0.00477644401689743" calcext:value-type="float">
            <text:p>0.00478</text:p>
          </table:table-cell>
          <table:table-cell table:style-name="ce9" table:formula="of:=[.$K$2]+[.$K$3]*[.F466]^2+[.$K$4]*[.G466]" office:value-type="float" office:value="0.0000192762144803405" calcext:value-type="float">
            <text:p>0.00002</text:p>
          </table:table-cell>
          <table:table-cell table:style-name="ce9" table:formula="of:=-LN([.G467])-[.F467]^2/[.G467]" office:value-type="float" office:value="9.67308584152189" calcext:value-type="float">
            <text:p>9.673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16" calcext:value-type="date">
            <text:p>2017-05-16</text:p>
          </table:table-cell>
          <table:table-cell table:style-name="ce5" office:value-type="float" office:value="2404.55" calcext:value-type="float">
            <text:p>2,404.55</text:p>
          </table:table-cell>
          <table:table-cell table:style-name="ce5" office:value-type="float" office:value="2405.77" calcext:value-type="float">
            <text:p>2,405.77</text:p>
          </table:table-cell>
          <table:table-cell table:style-name="ce5" office:value-type="float" office:value="2396.05" calcext:value-type="float">
            <text:p>2,396.05</text:p>
          </table:table-cell>
          <table:table-cell table:style-name="ce5" office:value-type="float" office:value="2400.67" calcext:value-type="float">
            <text:p>2,400.67</text:p>
          </table:table-cell>
          <table:table-cell table:style-name="ce9" table:formula="of:=([.E468]-[.E467])/[.E467]" office:value-type="float" office:value="-0.000686836058476844" calcext:value-type="float">
            <text:p>-0.00069</text:p>
          </table:table-cell>
          <table:table-cell table:style-name="ce9" table:formula="of:=[.$K$2]+[.$K$3]*[.F467]^2+[.$K$4]*[.G467]" office:value-type="float" office:value="0.0000234979615161865" calcext:value-type="float">
            <text:p>0.00002</text:p>
          </table:table-cell>
          <table:table-cell table:style-name="ce9" table:formula="of:=-LN([.G468])-[.F468]^2/[.G468]" office:value-type="float" office:value="10.6385209400703" calcext:value-type="float">
            <text:p>10.638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17" calcext:value-type="date">
            <text:p>2017-05-17</text:p>
          </table:table-cell>
          <table:table-cell table:style-name="ce5" office:value-type="float" office:value="2382.95" calcext:value-type="float">
            <text:p>2,382.95</text:p>
          </table:table-cell>
          <table:table-cell table:style-name="ce5" office:value-type="float" office:value="2384.87" calcext:value-type="float">
            <text:p>2,384.87</text:p>
          </table:table-cell>
          <table:table-cell table:style-name="ce5" office:value-type="float" office:value="2356.21" calcext:value-type="float">
            <text:p>2,356.21</text:p>
          </table:table-cell>
          <table:table-cell table:style-name="ce5" office:value-type="float" office:value="2357.03" calcext:value-type="float">
            <text:p>2,357.03</text:p>
          </table:table-cell>
          <table:table-cell table:style-name="ce9" table:formula="of:=([.E469]-[.E468])/[.E468]" office:value-type="float" office:value="-0.0181782585694826" calcext:value-type="float">
            <text:p>-0.01818</text:p>
          </table:table-cell>
          <table:table-cell table:style-name="ce9" table:formula="of:=[.$K$2]+[.$K$3]*[.F468]^2+[.$K$4]*[.G468]" office:value-type="float" office:value="0.0000216539085301797" calcext:value-type="float">
            <text:p>0.00002</text:p>
          </table:table-cell>
          <table:table-cell table:style-name="ce9" table:formula="of:=-LN([.G469])-[.F469]^2/[.G469]" office:value-type="float" office:value="-4.52015756352071" calcext:value-type="float">
            <text:p>-4.520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18" calcext:value-type="date">
            <text:p>2017-05-18</text:p>
          </table:table-cell>
          <table:table-cell table:style-name="ce5" office:value-type="float" office:value="2354.69" calcext:value-type="float">
            <text:p>2,354.69</text:p>
          </table:table-cell>
          <table:table-cell table:style-name="ce5" office:value-type="float" office:value="2375.74" calcext:value-type="float">
            <text:p>2,375.74</text:p>
          </table:table-cell>
          <table:table-cell table:style-name="ce5" office:value-type="float" office:value="2352.72" calcext:value-type="float">
            <text:p>2,352.72</text:p>
          </table:table-cell>
          <table:table-cell table:style-name="ce5" office:value-type="float" office:value="2365.72" calcext:value-type="float">
            <text:p>2,365.72</text:p>
          </table:table-cell>
          <table:table-cell table:style-name="ce9" table:formula="of:=([.E470]-[.E469])/[.E469]" office:value-type="float" office:value="0.00368684318824945" calcext:value-type="float">
            <text:p>0.00369</text:p>
          </table:table-cell>
          <table:table-cell table:style-name="ce9" table:formula="of:=[.$K$2]+[.$K$3]*[.F469]^2+[.$K$4]*[.G469]" office:value-type="float" office:value="0.000094121955971399" calcext:value-type="float">
            <text:p>0.00009</text:p>
          </table:table-cell>
          <table:table-cell table:style-name="ce9" table:formula="of:=-LN([.G470])-[.F470]^2/[.G470]" office:value-type="float" office:value="9.12650218949132" calcext:value-type="float">
            <text:p>9.126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19" calcext:value-type="date">
            <text:p>2017-05-19</text:p>
          </table:table-cell>
          <table:table-cell table:style-name="ce5" office:value-type="float" office:value="2371.37" calcext:value-type="float">
            <text:p>2,371.37</text:p>
          </table:table-cell>
          <table:table-cell table:style-name="ce5" office:value-type="float" office:value="2389.06" calcext:value-type="float">
            <text:p>2,389.06</text:p>
          </table:table-cell>
          <table:table-cell table:style-name="ce5" office:value-type="float" office:value="2370.43" calcext:value-type="float">
            <text:p>2,370.43</text:p>
          </table:table-cell>
          <table:table-cell table:style-name="ce5" office:value-type="float" office:value="2381.73" calcext:value-type="float">
            <text:p>2,381.73</text:p>
          </table:table-cell>
          <table:table-cell table:style-name="ce9" table:formula="of:=([.E471]-[.E470])/[.E470]" office:value-type="float" office:value="0.00676749573068673" calcext:value-type="float">
            <text:p>0.00677</text:p>
          </table:table-cell>
          <table:table-cell table:style-name="ce9" table:formula="of:=[.$K$2]+[.$K$3]*[.F470]^2+[.$K$4]*[.G470]" office:value-type="float" office:value="0.0000773871858106248" calcext:value-type="float">
            <text:p>0.00008</text:p>
          </table:table-cell>
          <table:table-cell table:style-name="ce9" table:formula="of:=-LN([.G471])-[.F471]^2/[.G471]" office:value-type="float" office:value="8.87487304273229" calcext:value-type="float">
            <text:p>8.874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22" calcext:value-type="date">
            <text:p>2017-05-22</text:p>
          </table:table-cell>
          <table:table-cell table:style-name="ce5" office:value-type="float" office:value="2387.21" calcext:value-type="float">
            <text:p>2,387.21</text:p>
          </table:table-cell>
          <table:table-cell table:style-name="ce5" office:value-type="float" office:value="2395.46" calcext:value-type="float">
            <text:p>2,395.46</text:p>
          </table:table-cell>
          <table:table-cell table:style-name="ce5" office:value-type="float" office:value="2386.92" calcext:value-type="float">
            <text:p>2,386.92</text:p>
          </table:table-cell>
          <table:table-cell table:style-name="ce5" office:value-type="float" office:value="2394.02" calcext:value-type="float">
            <text:p>2,394.02</text:p>
          </table:table-cell>
          <table:table-cell table:style-name="ce9" table:formula="of:=([.E472]-[.E471])/[.E471]" office:value-type="float" office:value="0.00516011470653683" calcext:value-type="float">
            <text:p>0.00516</text:p>
          </table:table-cell>
          <table:table-cell table:style-name="ce9" table:formula="of:=[.$K$2]+[.$K$3]*[.F471]^2+[.$K$4]*[.G471]" office:value-type="float" office:value="0.0000720841754701966" calcext:value-type="float">
            <text:p>0.00007</text:p>
          </table:table-cell>
          <table:table-cell table:style-name="ce9" table:formula="of:=-LN([.G472])-[.F472]^2/[.G472]" office:value-type="float" office:value="9.16829142552542" calcext:value-type="float">
            <text:p>9.1682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23" calcext:value-type="date">
            <text:p>2017-05-23</text:p>
          </table:table-cell>
          <table:table-cell table:style-name="ce5" office:value-type="float" office:value="2397.04" calcext:value-type="float">
            <text:p>2,397.04</text:p>
          </table:table-cell>
          <table:table-cell table:style-name="ce5" office:value-type="float" office:value="2400.85" calcext:value-type="float">
            <text:p>2,400.85</text:p>
          </table:table-cell>
          <table:table-cell table:style-name="ce5" office:value-type="float" office:value="2393.88" calcext:value-type="float">
            <text:p>2,393.88</text:p>
          </table:table-cell>
          <table:table-cell table:style-name="ce5" office:value-type="float" office:value="2398.42" calcext:value-type="float">
            <text:p>2,398.42</text:p>
          </table:table-cell>
          <table:table-cell table:style-name="ce9" table:formula="of:=([.E473]-[.E472])/[.E472]" office:value-type="float" office:value="0.00183791279939186" calcext:value-type="float">
            <text:p>0.00184</text:p>
          </table:table-cell>
          <table:table-cell table:style-name="ce9" table:formula="of:=[.$K$2]+[.$K$3]*[.F472]^2+[.$K$4]*[.G472]" office:value-type="float" office:value="0.0000638291594689941" calcext:value-type="float">
            <text:p>0.00006</text:p>
          </table:table-cell>
          <table:table-cell table:style-name="ce9" table:formula="of:=-LN([.G473])-[.F473]^2/[.G473]" office:value-type="float" office:value="9.60637910573313" calcext:value-type="float">
            <text:p>9.6063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24" calcext:value-type="date">
            <text:p>2017-05-24</text:p>
          </table:table-cell>
          <table:table-cell table:style-name="ce5" office:value-type="float" office:value="2401.41" calcext:value-type="float">
            <text:p>2,401.41</text:p>
          </table:table-cell>
          <table:table-cell table:style-name="ce5" office:value-type="float" office:value="2405.58" calcext:value-type="float">
            <text:p>2,405.58</text:p>
          </table:table-cell>
          <table:table-cell table:style-name="ce5" office:value-type="float" office:value="2397.99" calcext:value-type="float">
            <text:p>2,397.99</text:p>
          </table:table-cell>
          <table:table-cell table:style-name="ce5" office:value-type="float" office:value="2404.39" calcext:value-type="float">
            <text:p>2,404.39</text:p>
          </table:table-cell>
          <table:table-cell table:style-name="ce9" table:formula="of:=([.E474]-[.E473])/[.E473]" office:value-type="float" office:value="0.0024891386829662" calcext:value-type="float">
            <text:p>0.00249</text:p>
          </table:table-cell>
          <table:table-cell table:style-name="ce9" table:formula="of:=[.$K$2]+[.$K$3]*[.F473]^2+[.$K$4]*[.G473]" office:value-type="float" office:value="0.0000524549671728261" calcext:value-type="float">
            <text:p>0.00005</text:p>
          </table:table-cell>
          <table:table-cell table:style-name="ce9" table:formula="of:=-LN([.G474])-[.F474]^2/[.G474]" office:value-type="float" office:value="9.73743875287873" calcext:value-type="float">
            <text:p>9.737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25" calcext:value-type="date">
            <text:p>2017-05-25</text:p>
          </table:table-cell>
          <table:table-cell table:style-name="ce5" office:value-type="float" office:value="2409.54" calcext:value-type="float">
            <text:p>2,409.54</text:p>
          </table:table-cell>
          <table:table-cell table:style-name="ce5" office:value-type="float" office:value="2418.71" calcext:value-type="float">
            <text:p>2,418.71</text:p>
          </table:table-cell>
          <table:table-cell table:style-name="ce5" office:value-type="float" office:value="2408.01" calcext:value-type="float">
            <text:p>2,408.01</text:p>
          </table:table-cell>
          <table:table-cell table:style-name="ce5" office:value-type="float" office:value="2415.07" calcext:value-type="float">
            <text:p>2,415.07</text:p>
          </table:table-cell>
          <table:table-cell table:style-name="ce9" table:formula="of:=([.E475]-[.E474])/[.E474]" office:value-type="float" office:value="0.00444187507018424" calcext:value-type="float">
            <text:p>0.00444</text:p>
          </table:table-cell>
          <table:table-cell table:style-name="ce9" table:formula="of:=[.$K$2]+[.$K$3]*[.F474]^2+[.$K$4]*[.G474]" office:value-type="float" office:value="0.0000445825062110042" calcext:value-type="float">
            <text:p>0.00004</text:p>
          </table:table-cell>
          <table:table-cell table:style-name="ce9" table:formula="of:=-LN([.G475])-[.F475]^2/[.G475]" office:value-type="float" office:value="9.57561304649265" calcext:value-type="float">
            <text:p>9.575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26" calcext:value-type="date">
            <text:p>2017-05-26</text:p>
          </table:table-cell>
          <table:table-cell table:style-name="ce5" office:value-type="float" office:value="2414.5" calcext:value-type="float">
            <text:p>2,414.50</text:p>
          </table:table-cell>
          <table:table-cell table:style-name="ce5" office:value-type="float" office:value="2416.68" calcext:value-type="float">
            <text:p>2,416.68</text:p>
          </table:table-cell>
          <table:table-cell table:style-name="ce5" office:value-type="float" office:value="2412.2" calcext:value-type="float">
            <text:p>2,412.20</text:p>
          </table:table-cell>
          <table:table-cell table:style-name="ce5" office:value-type="float" office:value="2415.82" calcext:value-type="float">
            <text:p>2,415.82</text:p>
          </table:table-cell>
          <table:table-cell table:style-name="ce9" table:formula="of:=([.E476]-[.E475])/[.E475]" office:value-type="float" office:value="0.000310550004761767" calcext:value-type="float">
            <text:p>0.00031</text:p>
          </table:table-cell>
          <table:table-cell table:style-name="ce9" table:formula="of:=[.$K$2]+[.$K$3]*[.F475]^2+[.$K$4]*[.G475]" office:value-type="float" office:value="0.0000417261490102609" calcext:value-type="float">
            <text:p>0.00004</text:p>
          </table:table-cell>
          <table:table-cell table:style-name="ce9" table:formula="of:=-LN([.G476])-[.F476]^2/[.G476]" office:value-type="float" office:value="10.0820712593163" calcext:value-type="float">
            <text:p>10.082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30" calcext:value-type="date">
            <text:p>2017-05-30</text:p>
          </table:table-cell>
          <table:table-cell table:style-name="ce5" office:value-type="float" office:value="2411.67" calcext:value-type="float">
            <text:p>2,411.67</text:p>
          </table:table-cell>
          <table:table-cell table:style-name="ce5" office:value-type="float" office:value="2415.26" calcext:value-type="float">
            <text:p>2,415.26</text:p>
          </table:table-cell>
          <table:table-cell table:style-name="ce5" office:value-type="float" office:value="2409.43" calcext:value-type="float">
            <text:p>2,409.43</text:p>
          </table:table-cell>
          <table:table-cell table:style-name="ce5" office:value-type="float" office:value="2412.91" calcext:value-type="float">
            <text:p>2,412.91</text:p>
          </table:table-cell>
          <table:table-cell table:style-name="ce9" table:formula="of:=([.E477]-[.E476])/[.E476]" office:value-type="float" office:value="-0.00120455994237994" calcext:value-type="float">
            <text:p>-0.00120</text:p>
          </table:table-cell>
          <table:table-cell table:style-name="ce9" table:formula="of:=[.$K$2]+[.$K$3]*[.F476]^2+[.$K$4]*[.G476]" office:value-type="float" office:value="0.0000351968921877161" calcext:value-type="float">
            <text:p>0.00004</text:p>
          </table:table-cell>
          <table:table-cell table:style-name="ce9" table:formula="of:=-LN([.G477])-[.F477]^2/[.G477]" office:value-type="float" office:value="10.2133285429041" calcext:value-type="float">
            <text:p>10.213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5-31" calcext:value-type="date">
            <text:p>2017-05-31</text:p>
          </table:table-cell>
          <table:table-cell table:style-name="ce5" office:value-type="float" office:value="2415.63" calcext:value-type="float">
            <text:p>2,415.63</text:p>
          </table:table-cell>
          <table:table-cell table:style-name="ce5" office:value-type="float" office:value="2415.99" calcext:value-type="float">
            <text:p>2,415.99</text:p>
          </table:table-cell>
          <table:table-cell table:style-name="ce5" office:value-type="float" office:value="2403.59" calcext:value-type="float">
            <text:p>2,403.59</text:p>
          </table:table-cell>
          <table:table-cell table:style-name="ce5" office:value-type="float" office:value="2411.8" calcext:value-type="float">
            <text:p>2,411.80</text:p>
          </table:table-cell>
          <table:table-cell table:style-name="ce9" table:formula="of:=([.E478]-[.E477])/[.E477]" office:value-type="float" office:value="-0.000460025446452488" calcext:value-type="float">
            <text:p>-0.00046</text:p>
          </table:table-cell>
          <table:table-cell table:style-name="ce9" table:formula="of:=[.$K$2]+[.$K$3]*[.F477]^2+[.$K$4]*[.G477]" office:value-type="float" office:value="0.0000306189028040048" calcext:value-type="float">
            <text:p>0.00003</text:p>
          </table:table-cell>
          <table:table-cell table:style-name="ce9" table:formula="of:=-LN([.G478])-[.F478]^2/[.G478]" office:value-type="float" office:value="10.3869814727958" calcext:value-type="float">
            <text:p>10.3869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5" office:value-type="float" office:value="2415.65" calcext:value-type="float">
            <text:p>2,415.65</text:p>
          </table:table-cell>
          <table:table-cell table:style-name="ce5" office:value-type="float" office:value="2430.06" calcext:value-type="float">
            <text:p>2,430.06</text:p>
          </table:table-cell>
          <table:table-cell table:style-name="ce5" office:value-type="float" office:value="2413.54" calcext:value-type="float">
            <text:p>2,413.54</text:p>
          </table:table-cell>
          <table:table-cell table:style-name="ce5" office:value-type="float" office:value="2430.06" calcext:value-type="float">
            <text:p>2,430.06</text:p>
          </table:table-cell>
          <table:table-cell table:style-name="ce9" table:formula="of:=([.E479]-[.E478])/[.E478]" office:value-type="float" office:value="0.00757110871548211" calcext:value-type="float">
            <text:p>0.00757</text:p>
          </table:table-cell>
          <table:table-cell table:style-name="ce9" table:formula="of:=[.$K$2]+[.$K$3]*[.F478]^2+[.$K$4]*[.G478]" office:value-type="float" office:value="0.0000269191473396133" calcext:value-type="float">
            <text:p>0.00003</text:p>
          </table:table-cell>
          <table:table-cell table:style-name="ce9" table:formula="of:=-LN([.G479])-[.F479]^2/[.G479]" office:value-type="float" office:value="8.39327069046401" calcext:value-type="float">
            <text:p>8.393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02" calcext:value-type="date">
            <text:p>2017-06-02</text:p>
          </table:table-cell>
          <table:table-cell table:style-name="ce5" office:value-type="float" office:value="2431.28" calcext:value-type="float">
            <text:p>2,431.28</text:p>
          </table:table-cell>
          <table:table-cell table:style-name="ce5" office:value-type="float" office:value="2440.23" calcext:value-type="float">
            <text:p>2,440.23</text:p>
          </table:table-cell>
          <table:table-cell table:style-name="ce5" office:value-type="float" office:value="2427.71" calcext:value-type="float">
            <text:p>2,427.71</text:p>
          </table:table-cell>
          <table:table-cell table:style-name="ce5" office:value-type="float" office:value="2439.07" calcext:value-type="float">
            <text:p>2,439.07</text:p>
          </table:table-cell>
          <table:table-cell table:style-name="ce9" table:formula="of:=([.E480]-[.E479])/[.E479]" office:value-type="float" office:value="0.00370772738121701" calcext:value-type="float">
            <text:p>0.00371</text:p>
          </table:table-cell>
          <table:table-cell table:style-name="ce9" table:formula="of:=[.$K$2]+[.$K$3]*[.F479]^2+[.$K$4]*[.G479]" office:value-type="float" office:value="0.000036934127750149" calcext:value-type="float">
            <text:p>0.00004</text:p>
          </table:table-cell>
          <table:table-cell table:style-name="ce9" table:formula="of:=-LN([.G480])-[.F480]^2/[.G480]" office:value-type="float" office:value="9.83416481639817" calcext:value-type="float">
            <text:p>9.834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05" calcext:value-type="date">
            <text:p>2017-06-05</text:p>
          </table:table-cell>
          <table:table-cell table:style-name="ce5" office:value-type="float" office:value="2437.83" calcext:value-type="float">
            <text:p>2,437.83</text:p>
          </table:table-cell>
          <table:table-cell table:style-name="ce5" office:value-type="float" office:value="2439.55" calcext:value-type="float">
            <text:p>2,439.55</text:p>
          </table:table-cell>
          <table:table-cell table:style-name="ce5" office:value-type="float" office:value="2434.32" calcext:value-type="float">
            <text:p>2,434.32</text:p>
          </table:table-cell>
          <table:table-cell table:style-name="ce5" office:value-type="float" office:value="2436.1" calcext:value-type="float">
            <text:p>2,436.10</text:p>
          </table:table-cell>
          <table:table-cell table:style-name="ce9" table:formula="of:=([.E481]-[.E480])/[.E480]" office:value-type="float" office:value="-0.00121767722943591" calcext:value-type="float">
            <text:p>-0.00122</text:p>
          </table:table-cell>
          <table:table-cell table:style-name="ce9" table:formula="of:=[.$K$2]+[.$K$3]*[.F480]^2+[.$K$4]*[.G480]" office:value-type="float" office:value="0.0000346694410245976" calcext:value-type="float">
            <text:p>0.00003</text:p>
          </table:table-cell>
          <table:table-cell table:style-name="ce9" table:formula="of:=-LN([.G481])-[.F481]^2/[.G481]" office:value-type="float" office:value="10.226884060126" calcext:value-type="float">
            <text:p>10.2268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06" calcext:value-type="date">
            <text:p>2017-06-06</text:p>
          </table:table-cell>
          <table:table-cell table:style-name="ce5" office:value-type="float" office:value="2431.92" calcext:value-type="float">
            <text:p>2,431.92</text:p>
          </table:table-cell>
          <table:table-cell table:style-name="ce5" office:value-type="float" office:value="2436.21" calcext:value-type="float">
            <text:p>2,436.21</text:p>
          </table:table-cell>
          <table:table-cell table:style-name="ce5" office:value-type="float" office:value="2428.12" calcext:value-type="float">
            <text:p>2,428.12</text:p>
          </table:table-cell>
          <table:table-cell table:style-name="ce5" office:value-type="float" office:value="2429.33" calcext:value-type="float">
            <text:p>2,429.33</text:p>
          </table:table-cell>
          <table:table-cell table:style-name="ce9" table:formula="of:=([.E482]-[.E481])/[.E481]" office:value-type="float" office:value="-0.00277903205943926" calcext:value-type="float">
            <text:p>-0.00278</text:p>
          </table:table-cell>
          <table:table-cell table:style-name="ce9" table:formula="of:=[.$K$2]+[.$K$3]*[.F481]^2+[.$K$4]*[.G481]" office:value-type="float" office:value="0.0000302317030611732" calcext:value-type="float">
            <text:p>0.00003</text:p>
          </table:table-cell>
          <table:table-cell table:style-name="ce9" table:formula="of:=-LN([.G482])-[.F482]^2/[.G482]" office:value-type="float" office:value="10.1511584770925" calcext:value-type="float">
            <text:p>10.151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07" calcext:value-type="date">
            <text:p>2017-06-07</text:p>
          </table:table-cell>
          <table:table-cell table:style-name="ce5" office:value-type="float" office:value="2432.03" calcext:value-type="float">
            <text:p>2,432.03</text:p>
          </table:table-cell>
          <table:table-cell table:style-name="ce5" office:value-type="float" office:value="2435.28" calcext:value-type="float">
            <text:p>2,435.28</text:p>
          </table:table-cell>
          <table:table-cell table:style-name="ce5" office:value-type="float" office:value="2424.75" calcext:value-type="float">
            <text:p>2,424.75</text:p>
          </table:table-cell>
          <table:table-cell table:style-name="ce5" office:value-type="float" office:value="2433.14" calcext:value-type="float">
            <text:p>2,433.14</text:p>
          </table:table-cell>
          <table:table-cell table:style-name="ce9" table:formula="of:=([.E483]-[.E482])/[.E482]" office:value-type="float" office:value="0.00156833365578161" calcext:value-type="float">
            <text:p>0.00157</text:p>
          </table:table-cell>
          <table:table-cell table:style-name="ce9" table:formula="of:=[.$K$2]+[.$K$3]*[.F482]^2+[.$K$4]*[.G482]" office:value-type="float" office:value="0.0000283106835123665" calcext:value-type="float">
            <text:p>0.00003</text:p>
          </table:table-cell>
          <table:table-cell table:style-name="ce9" table:formula="of:=-LN([.G483])-[.F483]^2/[.G483]" office:value-type="float" office:value="10.385389963415" calcext:value-type="float">
            <text:p>10.3853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08" calcext:value-type="date">
            <text:p>2017-06-08</text:p>
          </table:table-cell>
          <table:table-cell table:style-name="ce5" office:value-type="float" office:value="2434.27" calcext:value-type="float">
            <text:p>2,434.27</text:p>
          </table:table-cell>
          <table:table-cell table:style-name="ce5" office:value-type="float" office:value="2439.27" calcext:value-type="float">
            <text:p>2,439.27</text:p>
          </table:table-cell>
          <table:table-cell table:style-name="ce5" office:value-type="float" office:value="2427.94" calcext:value-type="float">
            <text:p>2,427.94</text:p>
          </table:table-cell>
          <table:table-cell table:style-name="ce5" office:value-type="float" office:value="2433.79" calcext:value-type="float">
            <text:p>2,433.79</text:p>
          </table:table-cell>
          <table:table-cell table:style-name="ce9" table:formula="of:=([.E484]-[.E483])/[.E483]" office:value-type="float" office:value="0.000267144512851743" calcext:value-type="float">
            <text:p>0.00027</text:p>
          </table:table-cell>
          <table:table-cell table:style-name="ce9" table:formula="of:=[.$K$2]+[.$K$3]*[.F483]^2+[.$K$4]*[.G483]" office:value-type="float" office:value="0.0000256966728784521" calcext:value-type="float">
            <text:p>0.00003</text:p>
          </table:table-cell>
          <table:table-cell table:style-name="ce9" table:formula="of:=-LN([.G484])-[.F484]^2/[.G484]" office:value-type="float" office:value="10.5663717803013" calcext:value-type="float">
            <text:p>10.566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09" calcext:value-type="date">
            <text:p>2017-06-09</text:p>
          </table:table-cell>
          <table:table-cell table:style-name="ce5" office:value-type="float" office:value="2436.39" calcext:value-type="float">
            <text:p>2,436.39</text:p>
          </table:table-cell>
          <table:table-cell table:style-name="ce5" office:value-type="float" office:value="2446.2" calcext:value-type="float">
            <text:p>2,446.20</text:p>
          </table:table-cell>
          <table:table-cell table:style-name="ce5" office:value-type="float" office:value="2415.7" calcext:value-type="float">
            <text:p>2,415.70</text:p>
          </table:table-cell>
          <table:table-cell table:style-name="ce5" office:value-type="float" office:value="2431.77" calcext:value-type="float">
            <text:p>2,431.77</text:p>
          </table:table-cell>
          <table:table-cell table:style-name="ce9" table:formula="of:=([.E485]-[.E484])/[.E484]" office:value-type="float" office:value="-0.000829981222702033" calcext:value-type="float">
            <text:p>-0.00083</text:p>
          </table:table-cell>
          <table:table-cell table:style-name="ce9" table:formula="of:=[.$K$2]+[.$K$3]*[.F484]^2+[.$K$4]*[.G484]" office:value-type="float" office:value="0.0000232080128743804" calcext:value-type="float">
            <text:p>0.00002</text:p>
          </table:table-cell>
          <table:table-cell table:style-name="ce9" table:formula="of:=-LN([.G485])-[.F485]^2/[.G485]" office:value-type="float" office:value="10.6413305861937" calcext:value-type="float">
            <text:p>10.641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12" calcext:value-type="date">
            <text:p>2017-06-12</text:p>
          </table:table-cell>
          <table:table-cell table:style-name="ce5" office:value-type="float" office:value="2425.88" calcext:value-type="float">
            <text:p>2,425.88</text:p>
          </table:table-cell>
          <table:table-cell table:style-name="ce5" office:value-type="float" office:value="2430.38" calcext:value-type="float">
            <text:p>2,430.38</text:p>
          </table:table-cell>
          <table:table-cell table:style-name="ce5" office:value-type="float" office:value="2419.97" calcext:value-type="float">
            <text:p>2,419.97</text:p>
          </table:table-cell>
          <table:table-cell table:style-name="ce5" office:value-type="float" office:value="2429.39" calcext:value-type="float">
            <text:p>2,429.39</text:p>
          </table:table-cell>
          <table:table-cell table:style-name="ce9" table:formula="of:=([.E486]-[.E485])/[.E485]" office:value-type="float" office:value="-0.000978710980068061" calcext:value-type="float">
            <text:p>-0.00098</text:p>
          </table:table-cell>
          <table:table-cell table:style-name="ce9" table:formula="of:=[.$K$2]+[.$K$3]*[.F485]^2+[.$K$4]*[.G485]" office:value-type="float" office:value="0.0000214857406626713" calcext:value-type="float">
            <text:p>0.00002</text:p>
          </table:table-cell>
          <table:table-cell table:style-name="ce9" table:formula="of:=-LN([.G486])-[.F486]^2/[.G486]" office:value-type="float" office:value="10.7035391659521" calcext:value-type="float">
            <text:p>10.703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13" calcext:value-type="date">
            <text:p>2017-06-13</text:p>
          </table:table-cell>
          <table:table-cell table:style-name="ce5" office:value-type="float" office:value="2434.15" calcext:value-type="float">
            <text:p>2,434.15</text:p>
          </table:table-cell>
          <table:table-cell table:style-name="ce5" office:value-type="float" office:value="2441.49" calcext:value-type="float">
            <text:p>2,441.49</text:p>
          </table:table-cell>
          <table:table-cell table:style-name="ce5" office:value-type="float" office:value="2431.28" calcext:value-type="float">
            <text:p>2,431.28</text:p>
          </table:table-cell>
          <table:table-cell table:style-name="ce5" office:value-type="float" office:value="2440.35" calcext:value-type="float">
            <text:p>2,440.35</text:p>
          </table:table-cell>
          <table:table-cell table:style-name="ce9" table:formula="of:=([.E487]-[.E486])/[.E486]" office:value-type="float" office:value="0.00451142056236341" calcext:value-type="float">
            <text:p>0.00451</text:p>
          </table:table-cell>
          <table:table-cell table:style-name="ce9" table:formula="of:=[.$K$2]+[.$K$3]*[.F486]^2+[.$K$4]*[.G486]" office:value-type="float" office:value="0.0000202584113080964" calcext:value-type="float">
            <text:p>0.00002</text:p>
          </table:table-cell>
          <table:table-cell table:style-name="ce9" table:formula="of:=-LN([.G487])-[.F487]^2/[.G487]" office:value-type="float" office:value="9.80227554189948" calcext:value-type="float">
            <text:p>9.8022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14" calcext:value-type="date">
            <text:p>2017-06-14</text:p>
          </table:table-cell>
          <table:table-cell table:number-columns-repeated="2" table:style-name="ce5" office:value-type="float" office:value="2443.75" calcext:value-type="float">
            <text:p>2,443.75</text:p>
          </table:table-cell>
          <table:table-cell table:style-name="ce5" office:value-type="float" office:value="2428.34" calcext:value-type="float">
            <text:p>2,428.34</text:p>
          </table:table-cell>
          <table:table-cell table:style-name="ce5" office:value-type="float" office:value="2437.92" calcext:value-type="float">
            <text:p>2,437.92</text:p>
          </table:table-cell>
          <table:table-cell table:style-name="ce9" table:formula="of:=([.E488]-[.E487])/[.E487]" office:value-type="float" office:value="-0.000995758805089367" calcext:value-type="float">
            <text:p>-0.00100</text:p>
          </table:table-cell>
          <table:table-cell table:style-name="ce9" table:formula="of:=[.$K$2]+[.$K$3]*[.F487]^2+[.$K$4]*[.G487]" office:value-type="float" office:value="0.0000236813623668417" calcext:value-type="float">
            <text:p>0.00002</text:p>
          </table:table-cell>
          <table:table-cell table:style-name="ce9" table:formula="of:=-LN([.G488])-[.F488]^2/[.G488]" office:value-type="float" office:value="10.6089523457761" calcext:value-type="float">
            <text:p>10.608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15" calcext:value-type="date">
            <text:p>2017-06-15</text:p>
          </table:table-cell>
          <table:table-cell table:style-name="ce5" office:value-type="float" office:value="2424.14" calcext:value-type="float">
            <text:p>2,424.14</text:p>
          </table:table-cell>
          <table:table-cell table:style-name="ce5" office:value-type="float" office:value="2433.95" calcext:value-type="float">
            <text:p>2,433.95</text:p>
          </table:table-cell>
          <table:table-cell table:style-name="ce5" office:value-type="float" office:value="2418.53" calcext:value-type="float">
            <text:p>2,418.53</text:p>
          </table:table-cell>
          <table:table-cell table:style-name="ce5" office:value-type="float" office:value="2432.46" calcext:value-type="float">
            <text:p>2,432.46</text:p>
          </table:table-cell>
          <table:table-cell table:style-name="ce9" table:formula="of:=([.E489]-[.E488])/[.E488]" office:value-type="float" office:value="-0.00223961409726326" calcext:value-type="float">
            <text:p>-0.00224</text:p>
          </table:table-cell>
          <table:table-cell table:style-name="ce9" table:formula="of:=[.$K$2]+[.$K$3]*[.F488]^2+[.$K$4]*[.G488]" office:value-type="float" office:value="0.0000219073405601801" calcext:value-type="float">
            <text:p>0.00002</text:p>
          </table:table-cell>
          <table:table-cell table:style-name="ce9" table:formula="of:=-LN([.G489])-[.F489]^2/[.G489]" office:value-type="float" office:value="10.4997303160541" calcext:value-type="float">
            <text:p>10.4997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16" calcext:value-type="date">
            <text:p>2017-06-16</text:p>
          </table:table-cell>
          <table:table-cell table:style-name="ce5" office:value-type="float" office:value="2431.24" calcext:value-type="float">
            <text:p>2,431.24</text:p>
          </table:table-cell>
          <table:table-cell table:style-name="ce5" office:value-type="float" office:value="2433.15" calcext:value-type="float">
            <text:p>2,433.15</text:p>
          </table:table-cell>
          <table:table-cell table:style-name="ce5" office:value-type="float" office:value="2422.88" calcext:value-type="float">
            <text:p>2,422.88</text:p>
          </table:table-cell>
          <table:table-cell table:style-name="ce5" office:value-type="float" office:value="2433.15" calcext:value-type="float">
            <text:p>2,433.15</text:p>
          </table:table-cell>
          <table:table-cell table:style-name="ce9" table:formula="of:=([.E490]-[.E489])/[.E489]" office:value-type="float" office:value="0.000283663451814235" calcext:value-type="float">
            <text:p>0.00028</text:p>
          </table:table-cell>
          <table:table-cell table:style-name="ce9" table:formula="of:=[.$K$2]+[.$K$3]*[.F489]^2+[.$K$4]*[.G489]" office:value-type="float" office:value="0.0000214817408208416" calcext:value-type="float">
            <text:p>0.00002</text:p>
          </table:table-cell>
          <table:table-cell table:style-name="ce9" table:formula="of:=-LN([.G490])-[.F490]^2/[.G490]" office:value-type="float" office:value="10.7445615106913" calcext:value-type="float">
            <text:p>10.744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19" calcext:value-type="date">
            <text:p>2017-06-19</text:p>
          </table:table-cell>
          <table:table-cell table:style-name="ce5" office:value-type="float" office:value="2442.55" calcext:value-type="float">
            <text:p>2,442.55</text:p>
          </table:table-cell>
          <table:table-cell table:style-name="ce5" office:value-type="float" office:value="2453.82" calcext:value-type="float">
            <text:p>2,453.82</text:p>
          </table:table-cell>
          <table:table-cell table:style-name="ce5" office:value-type="float" office:value="2441.79" calcext:value-type="float">
            <text:p>2,441.79</text:p>
          </table:table-cell>
          <table:table-cell table:style-name="ce5" office:value-type="float" office:value="2453.46" calcext:value-type="float">
            <text:p>2,453.46</text:p>
          </table:table-cell>
          <table:table-cell table:style-name="ce9" table:formula="of:=([.E491]-[.E490])/[.E490]" office:value-type="float" office:value="0.00834720424141543" calcext:value-type="float">
            <text:p>0.00835</text:p>
          </table:table-cell>
          <table:table-cell table:style-name="ce9" table:formula="of:=[.$K$2]+[.$K$3]*[.F490]^2+[.$K$4]*[.G490]" office:value-type="float" office:value="0.0000200590628510494" calcext:value-type="float">
            <text:p>0.00002</text:p>
          </table:table-cell>
          <table:table-cell table:style-name="ce9" table:formula="of:=-LN([.G491])-[.F491]^2/[.G491]" office:value-type="float" office:value="7.34329639980956" calcext:value-type="float">
            <text:p>7.343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20" calcext:value-type="date">
            <text:p>2017-06-20</text:p>
          </table:table-cell>
          <table:table-cell table:number-columns-repeated="2" table:style-name="ce5" office:value-type="float" office:value="2450.66" calcext:value-type="float">
            <text:p>2,450.66</text:p>
          </table:table-cell>
          <table:table-cell table:style-name="ce5" office:value-type="float" office:value="2436.6" calcext:value-type="float">
            <text:p>2,436.60</text:p>
          </table:table-cell>
          <table:table-cell table:style-name="ce5" office:value-type="float" office:value="2437.03" calcext:value-type="float">
            <text:p>2,437.03</text:p>
          </table:table-cell>
          <table:table-cell table:style-name="ce9" table:formula="of:=([.E492]-[.E491])/[.E491]" office:value-type="float" office:value="-0.00669666511783352" calcext:value-type="float">
            <text:p>-0.00670</text:p>
          </table:table-cell>
          <table:table-cell table:style-name="ce9" table:formula="of:=[.$K$2]+[.$K$3]*[.F491]^2+[.$K$4]*[.G491]" office:value-type="float" office:value="0.0000345704545116693" calcext:value-type="float">
            <text:p>0.00003</text:p>
          </table:table-cell>
          <table:table-cell table:style-name="ce9" table:formula="of:=-LN([.G492])-[.F492]^2/[.G492]" office:value-type="float" office:value="8.97529582241134" calcext:value-type="float">
            <text:p>8.975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21" calcext:value-type="date">
            <text:p>2017-06-21</text:p>
          </table:table-cell>
          <table:table-cell table:style-name="ce5" office:value-type="float" office:value="2439.31" calcext:value-type="float">
            <text:p>2,439.31</text:p>
          </table:table-cell>
          <table:table-cell table:style-name="ce5" office:value-type="float" office:value="2442.23" calcext:value-type="float">
            <text:p>2,442.23</text:p>
          </table:table-cell>
          <table:table-cell table:style-name="ce5" office:value-type="float" office:value="2430.74" calcext:value-type="float">
            <text:p>2,430.74</text:p>
          </table:table-cell>
          <table:table-cell table:style-name="ce5" office:value-type="float" office:value="2435.61" calcext:value-type="float">
            <text:p>2,435.61</text:p>
          </table:table-cell>
          <table:table-cell table:style-name="ce9" table:formula="of:=([.E493]-[.E492])/[.E492]" office:value-type="float" office:value="-0.000582676454536905" calcext:value-type="float">
            <text:p>-0.00058</text:p>
          </table:table-cell>
          <table:table-cell table:style-name="ce9" table:formula="of:=[.$K$2]+[.$K$3]*[.F492]^2+[.$K$4]*[.G492]" office:value-type="float" office:value="0.0000398619461993556" calcext:value-type="float">
            <text:p>0.00004</text:p>
          </table:table-cell>
          <table:table-cell table:style-name="ce9" table:formula="of:=-LN([.G493])-[.F493]^2/[.G493]" office:value-type="float" office:value="10.121571226462" calcext:value-type="float">
            <text:p>10.121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22" calcext:value-type="date">
            <text:p>2017-06-22</text:p>
          </table:table-cell>
          <table:table-cell table:style-name="ce5" office:value-type="float" office:value="2437.4" calcext:value-type="float">
            <text:p>2,437.40</text:p>
          </table:table-cell>
          <table:table-cell table:style-name="ce5" office:value-type="float" office:value="2441.62" calcext:value-type="float">
            <text:p>2,441.62</text:p>
          </table:table-cell>
          <table:table-cell table:style-name="ce5" office:value-type="float" office:value="2433.27" calcext:value-type="float">
            <text:p>2,433.27</text:p>
          </table:table-cell>
          <table:table-cell table:style-name="ce5" office:value-type="float" office:value="2434.5" calcext:value-type="float">
            <text:p>2,434.50</text:p>
          </table:table-cell>
          <table:table-cell table:style-name="ce9" table:formula="of:=([.E494]-[.E493])/[.E493]" office:value-type="float" office:value="-0.000455737987608906" calcext:value-type="float">
            <text:p>-0.00046</text:p>
          </table:table-cell>
          <table:table-cell table:style-name="ce9" table:formula="of:=[.$K$2]+[.$K$3]*[.F493]^2+[.$K$4]*[.G493]" office:value-type="float" office:value="0.0000338576545294731" calcext:value-type="float">
            <text:p>0.00003</text:p>
          </table:table-cell>
          <table:table-cell table:style-name="ce9" table:formula="of:=-LN([.G494])-[.F494]^2/[.G494]" office:value-type="float" office:value="10.287211032125" calcext:value-type="float">
            <text:p>10.287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23" calcext:value-type="date">
            <text:p>2017-06-23</text:p>
          </table:table-cell>
          <table:table-cell table:style-name="ce5" office:value-type="float" office:value="2434.65" calcext:value-type="float">
            <text:p>2,434.65</text:p>
          </table:table-cell>
          <table:table-cell table:style-name="ce5" office:value-type="float" office:value="2441.4" calcext:value-type="float">
            <text:p>2,441.40</text:p>
          </table:table-cell>
          <table:table-cell table:style-name="ce5" office:value-type="float" office:value="2431.11" calcext:value-type="float">
            <text:p>2,431.11</text:p>
          </table:table-cell>
          <table:table-cell table:style-name="ce5" office:value-type="float" office:value="2438.3" calcext:value-type="float">
            <text:p>2,438.30</text:p>
          </table:table-cell>
          <table:table-cell table:style-name="ce9" table:formula="of:=([.E495]-[.E494])/[.E494]" office:value-type="float" office:value="0.00156089546108038" calcext:value-type="float">
            <text:p>0.00156</text:p>
          </table:table-cell>
          <table:table-cell table:style-name="ce9" table:formula="of:=[.$K$2]+[.$K$3]*[.F494]^2+[.$K$4]*[.G494]" office:value-type="float" office:value="0.0000293394849602678" calcext:value-type="float">
            <text:p>0.00003</text:p>
          </table:table-cell>
          <table:table-cell table:style-name="ce9" table:formula="of:=-LN([.G495])-[.F495]^2/[.G495]" office:value-type="float" office:value="10.3535348464002" calcext:value-type="float">
            <text:p>10.3535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26" calcext:value-type="date">
            <text:p>2017-06-26</text:p>
          </table:table-cell>
          <table:table-cell table:style-name="ce5" office:value-type="float" office:value="2443.32" calcext:value-type="float">
            <text:p>2,443.32</text:p>
          </table:table-cell>
          <table:table-cell table:style-name="ce5" office:value-type="float" office:value="2450.42" calcext:value-type="float">
            <text:p>2,450.42</text:p>
          </table:table-cell>
          <table:table-cell table:style-name="ce5" office:value-type="float" office:value="2437.03" calcext:value-type="float">
            <text:p>2,437.03</text:p>
          </table:table-cell>
          <table:table-cell table:style-name="ce5" office:value-type="float" office:value="2439.07" calcext:value-type="float">
            <text:p>2,439.07</text:p>
          </table:table-cell>
          <table:table-cell table:style-name="ce9" table:formula="of:=([.E496]-[.E495])/[.E495]" office:value-type="float" office:value="0.000315793790755847" calcext:value-type="float">
            <text:p>0.00032</text:p>
          </table:table-cell>
          <table:table-cell table:style-name="ce9" table:formula="of:=[.$K$2]+[.$K$3]*[.F495]^2+[.$K$4]*[.G495]" office:value-type="float" office:value="0.0000264605722139059" calcext:value-type="float">
            <text:p>0.00003</text:p>
          </table:table-cell>
          <table:table-cell table:style-name="ce9" table:formula="of:=-LN([.G496])-[.F496]^2/[.G496]" office:value-type="float" office:value="10.5360859318015" calcext:value-type="float">
            <text:p>10.536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27" calcext:value-type="date">
            <text:p>2017-06-27</text:p>
          </table:table-cell>
          <table:table-cell table:style-name="ce5" office:value-type="float" office:value="2436.34" calcext:value-type="float">
            <text:p>2,436.34</text:p>
          </table:table-cell>
          <table:table-cell table:style-name="ce5" office:value-type="float" office:value="2440.15" calcext:value-type="float">
            <text:p>2,440.15</text:p>
          </table:table-cell>
          <table:table-cell table:number-columns-repeated="2" table:style-name="ce5" office:value-type="float" office:value="2419.38" calcext:value-type="float">
            <text:p>2,419.38</text:p>
          </table:table-cell>
          <table:table-cell table:style-name="ce9" table:formula="of:=([.E497]-[.E496])/[.E496]" office:value-type="float" office:value="-0.00807274903959298" calcext:value-type="float">
            <text:p>-0.00807</text:p>
          </table:table-cell>
          <table:table-cell table:style-name="ce9" table:formula="of:=[.$K$2]+[.$K$3]*[.F496]^2+[.$K$4]*[.G496]" office:value-type="float" office:value="0.0000237854331116262" calcext:value-type="float">
            <text:p>0.00002</text:p>
          </table:table-cell>
          <table:table-cell table:style-name="ce9" table:formula="of:=-LN([.G497])-[.F497]^2/[.G497]" office:value-type="float" office:value="7.90655534444588" calcext:value-type="float">
            <text:p>7.906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28" calcext:value-type="date">
            <text:p>2017-06-28</text:p>
          </table:table-cell>
          <table:table-cell table:style-name="ce5" office:value-type="float" office:value="2428.7" calcext:value-type="float">
            <text:p>2,428.70</text:p>
          </table:table-cell>
          <table:table-cell table:style-name="ce5" office:value-type="float" office:value="2442.97" calcext:value-type="float">
            <text:p>2,442.97</text:p>
          </table:table-cell>
          <table:table-cell table:style-name="ce5" office:value-type="float" office:value="2428.02" calcext:value-type="float">
            <text:p>2,428.02</text:p>
          </table:table-cell>
          <table:table-cell table:style-name="ce5" office:value-type="float" office:value="2440.69" calcext:value-type="float">
            <text:p>2,440.69</text:p>
          </table:table-cell>
          <table:table-cell table:style-name="ce9" table:formula="of:=([.E498]-[.E497])/[.E497]" office:value-type="float" office:value="0.00880804172969932" calcext:value-type="float">
            <text:p>0.00881</text:p>
          </table:table-cell>
          <table:table-cell table:style-name="ce9" table:formula="of:=[.$K$2]+[.$K$3]*[.F497]^2+[.$K$4]*[.G497]" office:value-type="float" office:value="0.0000363476707495394" calcext:value-type="float">
            <text:p>0.00004</text:p>
          </table:table-cell>
          <table:table-cell table:style-name="ce9" table:formula="of:=-LN([.G498])-[.F498]^2/[.G498]" office:value-type="float" office:value="8.08794932752883" calcext:value-type="float">
            <text:p>8.087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29" calcext:value-type="date">
            <text:p>2017-06-29</text:p>
          </table:table-cell>
          <table:table-cell table:style-name="ce5" office:value-type="float" office:value="2442.38" calcext:value-type="float">
            <text:p>2,442.38</text:p>
          </table:table-cell>
          <table:table-cell table:style-name="ce5" office:value-type="float" office:value="2442.73" calcext:value-type="float">
            <text:p>2,442.73</text:p>
          </table:table-cell>
          <table:table-cell table:style-name="ce5" office:value-type="float" office:value="2405.7" calcext:value-type="float">
            <text:p>2,405.70</text:p>
          </table:table-cell>
          <table:table-cell table:style-name="ce5" office:value-type="float" office:value="2419.7" calcext:value-type="float">
            <text:p>2,419.70</text:p>
          </table:table-cell>
          <table:table-cell table:style-name="ce9" table:formula="of:=([.E499]-[.E498])/[.E498]" office:value-type="float" office:value="-0.00860002704153343" calcext:value-type="float">
            <text:p>-0.00860</text:p>
          </table:table-cell>
          <table:table-cell table:style-name="ce9" table:formula="of:=[.$K$2]+[.$K$3]*[.F498]^2+[.$K$4]*[.G498]" office:value-type="float" office:value="0.0000485167014660281" calcext:value-type="float">
            <text:p>0.00005</text:p>
          </table:table-cell>
          <table:table-cell table:style-name="ce9" table:formula="of:=-LN([.G499])-[.F499]^2/[.G499]" office:value-type="float" office:value="8.40916936953267" calcext:value-type="float">
            <text:p>8.409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6-30" calcext:value-type="date">
            <text:p>2017-06-30</text:p>
          </table:table-cell>
          <table:table-cell table:style-name="ce5" office:value-type="float" office:value="2429.2" calcext:value-type="float">
            <text:p>2,429.20</text:p>
          </table:table-cell>
          <table:table-cell table:style-name="ce5" office:value-type="float" office:value="2432.71" calcext:value-type="float">
            <text:p>2,432.71</text:p>
          </table:table-cell>
          <table:table-cell table:style-name="ce5" office:value-type="float" office:value="2421.65" calcext:value-type="float">
            <text:p>2,421.65</text:p>
          </table:table-cell>
          <table:table-cell table:style-name="ce5" office:value-type="float" office:value="2423.41" calcext:value-type="float">
            <text:p>2,423.41</text:p>
          </table:table-cell>
          <table:table-cell table:style-name="ce9" table:formula="of:=([.E500]-[.E499])/[.E499]" office:value-type="float" office:value="0.00153324792329629" calcext:value-type="float">
            <text:p>0.00153</text:p>
          </table:table-cell>
          <table:table-cell table:style-name="ce9" table:formula="of:=[.$K$2]+[.$K$3]*[.F499]^2+[.$K$4]*[.G499]" office:value-type="float" office:value="0.0000568036045013739" calcext:value-type="float">
            <text:p>0.00006</text:p>
          </table:table-cell>
          <table:table-cell table:style-name="ce9" table:formula="of:=-LN([.G500])-[.F500]^2/[.G500]" office:value-type="float" office:value="9.73452521098752" calcext:value-type="float">
            <text:p>9.7345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03" calcext:value-type="date">
            <text:p>2017-07-03</text:p>
          </table:table-cell>
          <table:table-cell table:style-name="ce5" office:value-type="float" office:value="2431.39" calcext:value-type="float">
            <text:p>2,431.39</text:p>
          </table:table-cell>
          <table:table-cell table:style-name="ce5" office:value-type="float" office:value="2439.17" calcext:value-type="float">
            <text:p>2,439.17</text:p>
          </table:table-cell>
          <table:table-cell table:style-name="ce5" office:value-type="float" office:value="2428.69" calcext:value-type="float">
            <text:p>2,428.69</text:p>
          </table:table-cell>
          <table:table-cell table:style-name="ce5" office:value-type="float" office:value="2429.01" calcext:value-type="float">
            <text:p>2,429.01</text:p>
          </table:table-cell>
          <table:table-cell table:style-name="ce9" table:formula="of:=([.E501]-[.E500])/[.E500]" office:value-type="float" office:value="0.00231079346870747" calcext:value-type="float">
            <text:p>0.00231</text:p>
          </table:table-cell>
          <table:table-cell table:style-name="ce9" table:formula="of:=[.$K$2]+[.$K$3]*[.F500]^2+[.$K$4]*[.G500]" office:value-type="float" office:value="0.0000469729718360619" calcext:value-type="float">
            <text:p>0.00005</text:p>
          </table:table-cell>
          <table:table-cell table:style-name="ce9" table:formula="of:=-LN([.G501])-[.F501]^2/[.G501]" office:value-type="float" office:value="9.85226076458064" calcext:value-type="float">
            <text:p>9.852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05" calcext:value-type="date">
            <text:p>2017-07-05</text:p>
          </table:table-cell>
          <table:table-cell table:style-name="ce5" office:value-type="float" office:value="2430.78" calcext:value-type="float">
            <text:p>2,430.78</text:p>
          </table:table-cell>
          <table:table-cell table:style-name="ce5" office:value-type="float" office:value="2434.9" calcext:value-type="float">
            <text:p>2,434.90</text:p>
          </table:table-cell>
          <table:table-cell table:style-name="ce5" office:value-type="float" office:value="2422.05" calcext:value-type="float">
            <text:p>2,422.05</text:p>
          </table:table-cell>
          <table:table-cell table:style-name="ce5" office:value-type="float" office:value="2432.54" calcext:value-type="float">
            <text:p>2,432.54</text:p>
          </table:table-cell>
          <table:table-cell table:style-name="ce9" table:formula="of:=([.E502]-[.E501])/[.E501]" office:value-type="float" office:value="0.00145326696884729" calcext:value-type="float">
            <text:p>0.00145</text:p>
          </table:table-cell>
          <table:table-cell table:style-name="ce9" table:formula="of:=[.$K$2]+[.$K$3]*[.F501]^2+[.$K$4]*[.G501]" office:value-type="float" office:value="0.0000402927157205562" calcext:value-type="float">
            <text:p>0.00004</text:p>
          </table:table-cell>
          <table:table-cell table:style-name="ce9" table:formula="of:=-LN([.G502])-[.F502]^2/[.G502]" office:value-type="float" office:value="10.066923809656" calcext:value-type="float">
            <text:p>10.0669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06" calcext:value-type="date">
            <text:p>2017-07-06</text:p>
          </table:table-cell>
          <table:table-cell table:style-name="ce5" office:value-type="float" office:value="2423.44" calcext:value-type="float">
            <text:p>2,423.44</text:p>
          </table:table-cell>
          <table:table-cell table:style-name="ce5" office:value-type="float" office:value="2424.28" calcext:value-type="float">
            <text:p>2,424.28</text:p>
          </table:table-cell>
          <table:table-cell table:style-name="ce5" office:value-type="float" office:value="2407.7" calcext:value-type="float">
            <text:p>2,407.70</text:p>
          </table:table-cell>
          <table:table-cell table:style-name="ce5" office:value-type="float" office:value="2409.75" calcext:value-type="float">
            <text:p>2,409.75</text:p>
          </table:table-cell>
          <table:table-cell table:style-name="ce9" table:formula="of:=([.E503]-[.E502])/[.E502]" office:value-type="float" office:value="-0.00936880791271673" calcext:value-type="float">
            <text:p>-0.00937</text:p>
          </table:table-cell>
          <table:table-cell table:style-name="ce9" table:formula="of:=[.$K$2]+[.$K$3]*[.F502]^2+[.$K$4]*[.G502]" office:value-type="float" office:value="0.0000345763549730898" calcext:value-type="float">
            <text:p>0.00003</text:p>
          </table:table-cell>
          <table:table-cell table:style-name="ce9" table:formula="of:=-LN([.G503])-[.F503]^2/[.G503]" office:value-type="float" office:value="7.73376863325889" calcext:value-type="float">
            <text:p>7.7337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07" calcext:value-type="date">
            <text:p>2017-07-07</text:p>
          </table:table-cell>
          <table:table-cell table:style-name="ce5" office:value-type="float" office:value="2413.52" calcext:value-type="float">
            <text:p>2,413.52</text:p>
          </table:table-cell>
          <table:table-cell table:style-name="ce5" office:value-type="float" office:value="2426.92" calcext:value-type="float">
            <text:p>2,426.92</text:p>
          </table:table-cell>
          <table:table-cell table:style-name="ce5" office:value-type="float" office:value="2413.52" calcext:value-type="float">
            <text:p>2,413.52</text:p>
          </table:table-cell>
          <table:table-cell table:style-name="ce5" office:value-type="float" office:value="2425.18" calcext:value-type="float">
            <text:p>2,425.18</text:p>
          </table:table-cell>
          <table:table-cell table:style-name="ce9" table:formula="of:=([.E504]-[.E503])/[.E503]" office:value-type="float" office:value="0.00640315385413418" calcext:value-type="float">
            <text:p>0.00640</text:p>
          </table:table-cell>
          <table:table-cell table:style-name="ce9" table:formula="of:=[.$K$2]+[.$K$3]*[.F503]^2+[.$K$4]*[.G503]" office:value-type="float" office:value="0.0000494736202094505" calcext:value-type="float">
            <text:p>0.00005</text:p>
          </table:table-cell>
          <table:table-cell table:style-name="ce9" table:formula="of:=-LN([.G504])-[.F504]^2/[.G504]" office:value-type="float" office:value="9.08533881287884" calcext:value-type="float">
            <text:p>9.085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10" calcext:value-type="date">
            <text:p>2017-07-10</text:p>
          </table:table-cell>
          <table:table-cell table:style-name="ce6" office:value-type="float" office:value="2424.51" calcext:value-type="float">
            <text:p>2424.51</text:p>
          </table:table-cell>
          <table:table-cell table:style-name="ce6" office:value-type="float" office:value="2432" calcext:value-type="float">
            <text:p>2432</text:p>
          </table:table-cell>
          <table:table-cell table:style-name="ce6" office:value-type="float" office:value="2422.27" calcext:value-type="float">
            <text:p>2422.27</text:p>
          </table:table-cell>
          <table:table-cell table:style-name="ce6" office:value-type="float" office:value="2427.43" calcext:value-type="float">
            <text:p>2427.43</text:p>
          </table:table-cell>
          <table:table-cell table:style-name="ce9" table:formula="of:=([.E505]-[.E504])/[.E504]" office:value-type="float" office:value="0.000927766186427399" calcext:value-type="float">
            <text:p>0.00093</text:p>
          </table:table-cell>
          <table:table-cell table:style-name="ce9" table:formula="of:=[.$K$2]+[.$K$3]*[.F504]^2+[.$K$4]*[.G504]" office:value-type="float" office:value="0.0000501427384554653" calcext:value-type="float">
            <text:p>0.00005</text:p>
          </table:table-cell>
          <table:table-cell table:style-name="ce9" table:formula="of:=-LN([.G505])-[.F505]^2/[.G505]" office:value-type="float" office:value="9.88347085356588" calcext:value-type="float">
            <text:p>9.883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11" calcext:value-type="date">
            <text:p>2017-07-11</text:p>
          </table:table-cell>
          <table:table-cell table:style-name="ce6" office:value-type="float" office:value="2427.35" calcext:value-type="float">
            <text:p>2427.35</text:p>
          </table:table-cell>
          <table:table-cell table:style-name="ce6" office:value-type="float" office:value="2429.3" calcext:value-type="float">
            <text:p>2429.3</text:p>
          </table:table-cell>
          <table:table-cell table:style-name="ce6" office:value-type="float" office:value="2412.79" calcext:value-type="float">
            <text:p>2412.79</text:p>
          </table:table-cell>
          <table:table-cell table:style-name="ce6" office:value-type="float" office:value="2425.53" calcext:value-type="float">
            <text:p>2425.53</text:p>
          </table:table-cell>
          <table:table-cell table:style-name="ce9" table:formula="of:=([.E506]-[.E505])/[.E505]" office:value-type="float" office:value="-0.000782720819961703" calcext:value-type="float">
            <text:p>-0.00078</text:p>
          </table:table-cell>
          <table:table-cell table:style-name="ce9" table:formula="of:=[.$K$2]+[.$K$3]*[.F505]^2+[.$K$4]*[.G505]" office:value-type="float" office:value="0.0000416599878327072" calcext:value-type="float">
            <text:p>0.00004</text:p>
          </table:table-cell>
          <table:table-cell table:style-name="ce9" table:formula="of:=-LN([.G506])-[.F506]^2/[.G506]" office:value-type="float" office:value="10.0712634117704" calcext:value-type="float">
            <text:p>10.071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12" calcext:value-type="date">
            <text:p>2017-07-12</text:p>
          </table:table-cell>
          <table:table-cell table:style-name="ce6" office:value-type="float" office:value="2435.75" calcext:value-type="float">
            <text:p>2435.75</text:p>
          </table:table-cell>
          <table:table-cell table:style-name="ce6" office:value-type="float" office:value="2445.76" calcext:value-type="float">
            <text:p>2445.76</text:p>
          </table:table-cell>
          <table:table-cell table:style-name="ce6" office:value-type="float" office:value="2435.75" calcext:value-type="float">
            <text:p>2435.75</text:p>
          </table:table-cell>
          <table:table-cell table:style-name="ce6" office:value-type="float" office:value="2443.25" calcext:value-type="float">
            <text:p>2443.25</text:p>
          </table:table-cell>
          <table:table-cell table:style-name="ce9" table:formula="of:=([.E507]-[.E506])/[.E506]" office:value-type="float" office:value="0.00730561980268222" calcext:value-type="float">
            <text:p>0.00731</text:p>
          </table:table-cell>
          <table:table-cell table:style-name="ce9" table:formula="of:=[.$K$2]+[.$K$3]*[.F506]^2+[.$K$4]*[.G506]" office:value-type="float" office:value="0.0000352629559266405" calcext:value-type="float">
            <text:p>0.00004</text:p>
          </table:table-cell>
          <table:table-cell table:style-name="ce9" table:formula="of:=-LN([.G507])-[.F507]^2/[.G507]" office:value-type="float" office:value="8.73913226655163" calcext:value-type="float">
            <text:p>8.739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13" calcext:value-type="date">
            <text:p>2017-07-13</text:p>
          </table:table-cell>
          <table:table-cell table:style-name="ce6" office:value-type="float" office:value="2444.99" calcext:value-type="float">
            <text:p>2444.99</text:p>
          </table:table-cell>
          <table:table-cell table:style-name="ce6" office:value-type="float" office:value="2449.32" calcext:value-type="float">
            <text:p>2449.32</text:p>
          </table:table-cell>
          <table:table-cell table:style-name="ce6" office:value-type="float" office:value="2441.69" calcext:value-type="float">
            <text:p>2441.69</text:p>
          </table:table-cell>
          <table:table-cell table:style-name="ce6" office:value-type="float" office:value="2447.83" calcext:value-type="float">
            <text:p>2447.83</text:p>
          </table:table-cell>
          <table:table-cell table:style-name="ce9" table:formula="of:=([.E508]-[.E507])/[.E507]" office:value-type="float" office:value="0.00187455233807426" calcext:value-type="float">
            <text:p>0.00187</text:p>
          </table:table-cell>
          <table:table-cell table:style-name="ce9" table:formula="of:=[.$K$2]+[.$K$3]*[.F507]^2+[.$K$4]*[.G507]" office:value-type="float" office:value="0.0000422878728591657" calcext:value-type="float">
            <text:p>0.00004</text:p>
          </table:table-cell>
          <table:table-cell table:style-name="ce9" table:formula="of:=-LN([.G508])-[.F508]^2/[.G508]" office:value-type="float" office:value="9.98791436307933" calcext:value-type="float">
            <text:p>9.9879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14" calcext:value-type="date">
            <text:p>2017-07-14</text:p>
          </table:table-cell>
          <table:table-cell table:style-name="ce6" office:value-type="float" office:value="2449.16" calcext:value-type="float">
            <text:p>2449.16</text:p>
          </table:table-cell>
          <table:table-cell table:style-name="ce6" office:value-type="float" office:value="2463.54" calcext:value-type="float">
            <text:p>2463.54</text:p>
          </table:table-cell>
          <table:table-cell table:style-name="ce6" office:value-type="float" office:value="2446.69" calcext:value-type="float">
            <text:p>2446.69</text:p>
          </table:table-cell>
          <table:table-cell table:style-name="ce6" office:value-type="float" office:value="2459.27" calcext:value-type="float">
            <text:p>2459.27</text:p>
          </table:table-cell>
          <table:table-cell table:style-name="ce9" table:formula="of:=([.E509]-[.E508])/[.E508]" office:value-type="float" office:value="0.00467352716487667" calcext:value-type="float">
            <text:p>0.00467</text:p>
          </table:table-cell>
          <table:table-cell table:style-name="ce9" table:formula="of:=[.$K$2]+[.$K$3]*[.F508]^2+[.$K$4]*[.G508]" office:value-type="float" office:value="0.0000363816377503899" calcext:value-type="float">
            <text:p>0.00004</text:p>
          </table:table-cell>
          <table:table-cell table:style-name="ce9" table:formula="of:=-LN([.G509])-[.F509]^2/[.G509]" office:value-type="float" office:value="9.62109252163567" calcext:value-type="float">
            <text:p>9.621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table:style-name="ce6" office:value-type="float" office:value="2459.5" calcext:value-type="float">
            <text:p>2459.5</text:p>
          </table:table-cell>
          <table:table-cell table:style-name="ce6" office:value-type="float" office:value="2462.82" calcext:value-type="float">
            <text:p>2462.82</text:p>
          </table:table-cell>
          <table:table-cell table:style-name="ce6" office:value-type="float" office:value="2457.16" calcext:value-type="float">
            <text:p>2457.16</text:p>
          </table:table-cell>
          <table:table-cell table:style-name="ce6" office:value-type="float" office:value="2459.14" calcext:value-type="float">
            <text:p>2459.14</text:p>
          </table:table-cell>
          <table:table-cell table:style-name="ce9" table:formula="of:=([.E510]-[.E509])/[.E509]" office:value-type="float" office:value="-0.000052861214913413" calcext:value-type="float">
            <text:p>-0.00005</text:p>
          </table:table-cell>
          <table:table-cell table:style-name="ce9" table:formula="of:=[.$K$2]+[.$K$3]*[.F509]^2+[.$K$4]*[.G509]" office:value-type="float" office:value="0.0000360679301203261" calcext:value-type="float">
            <text:p>0.00004</text:p>
          </table:table-cell>
          <table:table-cell table:style-name="ce9" table:formula="of:=-LN([.G510])-[.F510]^2/[.G510]" office:value-type="float" office:value="10.2300289762915" calcext:value-type="float">
            <text:p>10.230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table:style-name="ce6" office:value-type="float" office:value="2455.88" calcext:value-type="float">
            <text:p>2455.88</text:p>
          </table:table-cell>
          <table:table-cell table:style-name="ce6" office:value-type="float" office:value="2460.92" calcext:value-type="float">
            <text:p>2460.92</text:p>
          </table:table-cell>
          <table:table-cell table:style-name="ce6" office:value-type="float" office:value="2450.34" calcext:value-type="float">
            <text:p>2450.34</text:p>
          </table:table-cell>
          <table:table-cell table:style-name="ce6" office:value-type="float" office:value="2460.61" calcext:value-type="float">
            <text:p>2460.61</text:p>
          </table:table-cell>
          <table:table-cell table:style-name="ce9" table:formula="of:=([.E511]-[.E510])/[.E510]" office:value-type="float" office:value="0.000597769952097178" calcext:value-type="float">
            <text:p>0.00060</text:p>
          </table:table-cell>
          <table:table-cell table:style-name="ce9" table:formula="of:=[.$K$2]+[.$K$3]*[.F510]^2+[.$K$4]*[.G510]" office:value-type="float" office:value="0.0000309459803421427" calcext:value-type="float">
            <text:p>0.00003</text:p>
          </table:table-cell>
          <table:table-cell table:style-name="ce9" table:formula="of:=-LN([.G511])-[.F511]^2/[.G511]" office:value-type="float" office:value="10.371720582706" calcext:value-type="float">
            <text:p>10.371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19" calcext:value-type="date">
            <text:p>2017-07-19</text:p>
          </table:table-cell>
          <table:table-cell table:style-name="ce6" office:value-type="float" office:value="2463.85" calcext:value-type="float">
            <text:p>2463.85</text:p>
          </table:table-cell>
          <table:table-cell table:style-name="ce6" office:value-type="float" office:value="2473.83" calcext:value-type="float">
            <text:p>2473.83</text:p>
          </table:table-cell>
          <table:table-cell table:style-name="ce6" office:value-type="float" office:value="2463.85" calcext:value-type="float">
            <text:p>2463.85</text:p>
          </table:table-cell>
          <table:table-cell table:style-name="ce6" office:value-type="float" office:value="2473.83" calcext:value-type="float">
            <text:p>2473.83</text:p>
          </table:table-cell>
          <table:table-cell table:style-name="ce9" table:formula="of:=([.E512]-[.E511])/[.E511]" office:value-type="float" office:value="0.00537265149698644" calcext:value-type="float">
            <text:p>0.00537</text:p>
          </table:table-cell>
          <table:table-cell table:style-name="ce9" table:formula="of:=[.$K$2]+[.$K$3]*[.F511]^2+[.$K$4]*[.G511]" office:value-type="float" office:value="0.0000271962708562537" calcext:value-type="float">
            <text:p>0.00003</text:p>
          </table:table-cell>
          <table:table-cell table:style-name="ce9" table:formula="of:=-LN([.G512])-[.F512]^2/[.G512]" office:value-type="float" office:value="9.45105782287281" calcext:value-type="float">
            <text:p>9.451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20" calcext:value-type="date">
            <text:p>2017-07-20</text:p>
          </table:table-cell>
          <table:table-cell table:style-name="ce6" office:value-type="float" office:value="2475.56" calcext:value-type="float">
            <text:p>2475.56</text:p>
          </table:table-cell>
          <table:table-cell table:style-name="ce6" office:value-type="float" office:value="2477.62" calcext:value-type="float">
            <text:p>2477.62</text:p>
          </table:table-cell>
          <table:table-cell table:style-name="ce6" office:value-type="float" office:value="2468.43" calcext:value-type="float">
            <text:p>2468.43</text:p>
          </table:table-cell>
          <table:table-cell table:style-name="ce6" office:value-type="float" office:value="2473.45" calcext:value-type="float">
            <text:p>2473.45</text:p>
          </table:table-cell>
          <table:table-cell table:style-name="ce9" table:formula="of:=([.E513]-[.E512])/[.E512]" office:value-type="float" office:value="-0.000153607968211279" calcext:value-type="float">
            <text:p>-0.00015</text:p>
          </table:table-cell>
          <table:table-cell table:style-name="ce9" table:formula="of:=[.$K$2]+[.$K$3]*[.F512]^2+[.$K$4]*[.G512]" office:value-type="float" office:value="0.000030772977483603" calcext:value-type="float">
            <text:p>0.00003</text:p>
          </table:table-cell>
          <table:table-cell table:style-name="ce9" table:formula="of:=-LN([.G513])-[.F513]^2/[.G513]" office:value-type="float" office:value="10.3881068501239" calcext:value-type="float">
            <text:p>10.3881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21" calcext:value-type="date">
            <text:p>2017-07-21</text:p>
          </table:table-cell>
          <table:table-cell table:style-name="ce6" office:value-type="float" office:value="2467.4" calcext:value-type="float">
            <text:p>2467.4</text:p>
          </table:table-cell>
          <table:table-cell table:style-name="ce6" office:value-type="float" office:value="2472.54" calcext:value-type="float">
            <text:p>2472.54</text:p>
          </table:table-cell>
          <table:table-cell table:style-name="ce6" office:value-type="float" office:value="2465.06" calcext:value-type="float">
            <text:p>2465.06</text:p>
          </table:table-cell>
          <table:table-cell table:style-name="ce6" office:value-type="float" office:value="2472.54" calcext:value-type="float">
            <text:p>2472.54</text:p>
          </table:table-cell>
          <table:table-cell table:style-name="ce9" table:formula="of:=([.E514]-[.E513])/[.E513]" office:value-type="float" office:value="-0.000367907174189838" calcext:value-type="float">
            <text:p>-0.00037</text:p>
          </table:table-cell>
          <table:table-cell table:style-name="ce9" table:formula="of:=[.$K$2]+[.$K$3]*[.F513]^2+[.$K$4]*[.G513]" office:value-type="float" office:value="0.0000269922506753792" calcext:value-type="float">
            <text:p>0.00003</text:p>
          </table:table-cell>
          <table:table-cell table:style-name="ce9" table:formula="of:=-LN([.G514])-[.F514]^2/[.G514]" office:value-type="float" office:value="10.5149461322646" calcext:value-type="float">
            <text:p>10.514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24" calcext:value-type="date">
            <text:p>2017-07-24</text:p>
          </table:table-cell>
          <table:table-cell table:style-name="ce6" office:value-type="float" office:value="2472.04" calcext:value-type="float">
            <text:p>2472.04</text:p>
          </table:table-cell>
          <table:table-cell table:style-name="ce6" office:value-type="float" office:value="2473.1" calcext:value-type="float">
            <text:p>2473.1</text:p>
          </table:table-cell>
          <table:table-cell table:style-name="ce6" office:value-type="float" office:value="2466.32" calcext:value-type="float">
            <text:p>2466.32</text:p>
          </table:table-cell>
          <table:table-cell table:style-name="ce6" office:value-type="float" office:value="2469.91" calcext:value-type="float">
            <text:p>2469.91</text:p>
          </table:table-cell>
          <table:table-cell table:style-name="ce9" table:formula="of:=([.E515]-[.E514])/[.E514]" office:value-type="float" office:value="-0.0010636834995592" calcext:value-type="float">
            <text:p>-0.00106</text:p>
          </table:table-cell>
          <table:table-cell table:style-name="ce9" table:formula="of:=[.$K$2]+[.$K$3]*[.F514]^2+[.$K$4]*[.G514]" office:value-type="float" office:value="0.0000241908774388161" calcext:value-type="float">
            <text:p>0.00002</text:p>
          </table:table-cell>
          <table:table-cell table:style-name="ce9" table:formula="of:=-LN([.G515])-[.F515]^2/[.G515]" office:value-type="float" office:value="10.5827643308301" calcext:value-type="float">
            <text:p>10.582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25" calcext:value-type="date">
            <text:p>2017-07-25</text:p>
          </table:table-cell>
          <table:table-cell table:style-name="ce6" office:value-type="float" office:value="2477.88" calcext:value-type="float">
            <text:p>2477.88</text:p>
          </table:table-cell>
          <table:table-cell table:style-name="ce6" office:value-type="float" office:value="2481.24" calcext:value-type="float">
            <text:p>2481.24</text:p>
          </table:table-cell>
          <table:table-cell table:style-name="ce6" office:value-type="float" office:value="2474.91" calcext:value-type="float">
            <text:p>2474.91</text:p>
          </table:table-cell>
          <table:table-cell table:style-name="ce6" office:value-type="float" office:value="2477.13" calcext:value-type="float">
            <text:p>2477.13</text:p>
          </table:table-cell>
          <table:table-cell table:style-name="ce9" table:formula="of:=([.E516]-[.E515])/[.E515]" office:value-type="float" office:value="0.0029231834358338" calcext:value-type="float">
            <text:p>0.00292</text:p>
          </table:table-cell>
          <table:table-cell table:style-name="ce9" table:formula="of:=[.$K$2]+[.$K$3]*[.F515]^2+[.$K$4]*[.G515]" office:value-type="float" office:value="0.0000223195480381428" calcext:value-type="float">
            <text:p>0.00002</text:p>
          </table:table-cell>
          <table:table-cell table:style-name="ce9" table:formula="of:=-LN([.G516])-[.F516]^2/[.G516]" office:value-type="float" office:value="10.3271993529809" calcext:value-type="float">
            <text:p>10.327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017-07-26</text:p>
          </table:table-cell>
          <table:table-cell table:style-name="ce6" office:value-type="float" office:value="2479.97" calcext:value-type="float">
            <text:p>2479.97</text:p>
          </table:table-cell>
          <table:table-cell table:style-name="ce6" office:value-type="float" office:value="2481.69" calcext:value-type="float">
            <text:p>2481.69</text:p>
          </table:table-cell>
          <table:table-cell table:style-name="ce6" office:value-type="float" office:value="2474.94" calcext:value-type="float">
            <text:p>2474.94</text:p>
          </table:table-cell>
          <table:table-cell table:style-name="ce6" office:value-type="float" office:value="2477.83" calcext:value-type="float">
            <text:p>2477.83</text:p>
          </table:table-cell>
          <table:table-cell table:style-name="ce9" table:formula="of:=([.E517]-[.E516])/[.E516]" office:value-type="float" office:value="0.000282585088388505" calcext:value-type="float">
            <text:p>0.00028</text:p>
          </table:table-cell>
          <table:table-cell table:style-name="ce9" table:formula="of:=[.$K$2]+[.$K$3]*[.F516]^2+[.$K$4]*[.G516]" office:value-type="float" office:value="0.0000225796922619164" calcext:value-type="float">
            <text:p>0.00002</text:p>
          </table:table-cell>
          <table:table-cell table:style-name="ce9" table:formula="of:=-LN([.G517])-[.F517]^2/[.G517]" office:value-type="float" office:value="10.6949230727445" calcext:value-type="float">
            <text:p>10.6949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27" calcext:value-type="date">
            <text:p>2017-07-27</text:p>
          </table:table-cell>
          <table:table-cell table:style-name="ce6" office:value-type="float" office:value="2482.76" calcext:value-type="float">
            <text:p>2482.76</text:p>
          </table:table-cell>
          <table:table-cell table:style-name="ce6" office:value-type="float" office:value="2484.04" calcext:value-type="float">
            <text:p>2484.04</text:p>
          </table:table-cell>
          <table:table-cell table:style-name="ce6" office:value-type="float" office:value="2459.93" calcext:value-type="float">
            <text:p>2459.93</text:p>
          </table:table-cell>
          <table:table-cell table:style-name="ce6" office:value-type="float" office:value="2475.42" calcext:value-type="float">
            <text:p>2475.42</text:p>
          </table:table-cell>
          <table:table-cell table:style-name="ce9" table:formula="of:=([.E518]-[.E517])/[.E517]" office:value-type="float" office:value="-0.000972625240633883" calcext:value-type="float">
            <text:p>-0.00097</text:p>
          </table:table-cell>
          <table:table-cell table:style-name="ce9" table:formula="of:=[.$K$2]+[.$K$3]*[.F517]^2+[.$K$4]*[.G517]" office:value-type="float" office:value="0.0000208797294426481" calcext:value-type="float">
            <text:p>0.00002</text:p>
          </table:table-cell>
          <table:table-cell table:style-name="ce9" table:formula="of:=-LN([.G518])-[.F518]^2/[.G518]" office:value-type="float" office:value="10.7314246590408" calcext:value-type="float">
            <text:p>10.7314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28" calcext:value-type="date">
            <text:p>2017-07-28</text:p>
          </table:table-cell>
          <table:table-cell table:style-name="ce6" office:value-type="float" office:value="2469.12" calcext:value-type="float">
            <text:p>2469.12</text:p>
          </table:table-cell>
          <table:table-cell table:style-name="ce6" office:value-type="float" office:value="2473.53" calcext:value-type="float">
            <text:p>2473.53</text:p>
          </table:table-cell>
          <table:table-cell table:style-name="ce6" office:value-type="float" office:value="2464.66" calcext:value-type="float">
            <text:p>2464.66</text:p>
          </table:table-cell>
          <table:table-cell table:style-name="ce6" office:value-type="float" office:value="2472.1" calcext:value-type="float">
            <text:p>2472.1</text:p>
          </table:table-cell>
          <table:table-cell table:style-name="ce9" table:formula="of:=([.E519]-[.E518])/[.E518]" office:value-type="float" office:value="-0.00134118654612153" calcext:value-type="float">
            <text:p>-0.00134</text:p>
          </table:table-cell>
          <table:table-cell table:style-name="ce9" table:formula="of:=[.$K$2]+[.$K$3]*[.F518]^2+[.$K$4]*[.G518]" office:value-type="float" office:value="0.0000198027136439287" calcext:value-type="float">
            <text:p>0.00002</text:p>
          </table:table-cell>
          <table:table-cell table:style-name="ce9" table:formula="of:=-LN([.G519])-[.F519]^2/[.G519]" office:value-type="float" office:value="10.7388564831231" calcext:value-type="float">
            <text:p>10.7388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7-31" calcext:value-type="date">
            <text:p>2017-07-31</text:p>
          </table:table-cell>
          <table:table-cell table:style-name="ce6" office:value-type="float" office:value="2475.94" calcext:value-type="float">
            <text:p>2475.94</text:p>
          </table:table-cell>
          <table:table-cell table:style-name="ce6" office:value-type="float" office:value="2477.96" calcext:value-type="float">
            <text:p>2477.96</text:p>
          </table:table-cell>
          <table:table-cell table:style-name="ce6" office:value-type="float" office:value="2468.53" calcext:value-type="float">
            <text:p>2468.53</text:p>
          </table:table-cell>
          <table:table-cell table:style-name="ce6" office:value-type="float" office:value="2470.3" calcext:value-type="float">
            <text:p>2470.3</text:p>
          </table:table-cell>
          <table:table-cell table:style-name="ce9" table:formula="of:=([.E520]-[.E519])/[.E519]" office:value-type="float" office:value="-0.000728125884875097" calcext:value-type="float">
            <text:p>-0.00073</text:p>
          </table:table-cell>
          <table:table-cell table:style-name="ce9" table:formula="of:=[.$K$2]+[.$K$3]*[.F519]^2+[.$K$4]*[.G519]" office:value-type="float" office:value="0.0000191884079327829" calcext:value-type="float">
            <text:p>0.00002</text:p>
          </table:table-cell>
          <table:table-cell table:style-name="ce9" table:formula="of:=-LN([.G520])-[.F520]^2/[.G520]" office:value-type="float" office:value="10.8335746528909" calcext:value-type="float">
            <text:p>10.833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01" calcext:value-type="date">
            <text:p>2017-08-01</text:p>
          </table:table-cell>
          <table:table-cell table:style-name="ce6" office:value-type="float" office:value="2477.1" calcext:value-type="float">
            <text:p>2477.1</text:p>
          </table:table-cell>
          <table:table-cell table:style-name="ce6" office:value-type="float" office:value="2478.51" calcext:value-type="float">
            <text:p>2478.51</text:p>
          </table:table-cell>
          <table:table-cell table:style-name="ce6" office:value-type="float" office:value="2471.14" calcext:value-type="float">
            <text:p>2471.14</text:p>
          </table:table-cell>
          <table:table-cell table:style-name="ce6" office:value-type="float" office:value="2476.35" calcext:value-type="float">
            <text:p>2476.35</text:p>
          </table:table-cell>
          <table:table-cell table:style-name="ce9" table:formula="of:=([.E521]-[.E520])/[.E520]" office:value-type="float" office:value="0.00244909525158877" calcext:value-type="float">
            <text:p>0.00245</text:p>
          </table:table-cell>
          <table:table-cell table:style-name="ce9" table:formula="of:=[.$K$2]+[.$K$3]*[.F520]^2+[.$K$4]*[.G520]" office:value-type="float" office:value="0.0000184452601686805" calcext:value-type="float">
            <text:p>0.00002</text:p>
          </table:table-cell>
          <table:table-cell table:style-name="ce9" table:formula="of:=-LN([.G521])-[.F521]^2/[.G521]" office:value-type="float" office:value="10.5755210699075" calcext:value-type="float">
            <text:p>10.575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02" calcext:value-type="date">
            <text:p>2017-08-02</text:p>
          </table:table-cell>
          <table:table-cell table:number-columns-repeated="2" table:style-name="ce6" office:value-type="float" office:value="2480.38" calcext:value-type="float">
            <text:p>2480.38</text:p>
          </table:table-cell>
          <table:table-cell table:style-name="ce6" office:value-type="float" office:value="2466.48" calcext:value-type="float">
            <text:p>2466.48</text:p>
          </table:table-cell>
          <table:table-cell table:style-name="ce6" office:value-type="float" office:value="2477.57" calcext:value-type="float">
            <text:p>2477.57</text:p>
          </table:table-cell>
          <table:table-cell table:style-name="ce9" table:formula="of:=([.E522]-[.E521])/[.E521]" office:value-type="float" office:value="0.000492660568982678" calcext:value-type="float">
            <text:p>0.00049</text:p>
          </table:table-cell>
          <table:table-cell table:style-name="ce9" table:formula="of:=[.$K$2]+[.$K$3]*[.F521]^2+[.$K$4]*[.G521]" office:value-type="float" office:value="0.000019113377792642" calcext:value-type="float">
            <text:p>0.00002</text:p>
          </table:table-cell>
          <table:table-cell table:style-name="ce9" table:formula="of:=-LN([.G522])-[.F522]^2/[.G522]" office:value-type="float" office:value="10.8524233922333" calcext:value-type="float">
            <text:p>10.8524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03" calcext:value-type="date">
            <text:p>2017-08-03</text:p>
          </table:table-cell>
          <table:table-cell table:number-columns-repeated="2" table:style-name="ce6" office:value-type="float" office:value="2476.03" calcext:value-type="float">
            <text:p>2476.03</text:p>
          </table:table-cell>
          <table:table-cell table:style-name="ce6" office:value-type="float" office:value="2468.85" calcext:value-type="float">
            <text:p>2468.85</text:p>
          </table:table-cell>
          <table:table-cell table:style-name="ce6" office:value-type="float" office:value="2472.16" calcext:value-type="float">
            <text:p>2472.16</text:p>
          </table:table-cell>
          <table:table-cell table:style-name="ce9" table:formula="of:=([.E523]-[.E522])/[.E522]" office:value-type="float" office:value="-0.00218359118006769" calcext:value-type="float">
            <text:p>-0.00218</text:p>
          </table:table-cell>
          <table:table-cell table:style-name="ce9" table:formula="of:=[.$K$2]+[.$K$3]*[.F522]^2+[.$K$4]*[.G522]" office:value-type="float" office:value="0.0000183248394219172" calcext:value-type="float">
            <text:p>0.00002</text:p>
          </table:table-cell>
          <table:table-cell table:style-name="ce9" table:formula="of:=-LN([.G523])-[.F523]^2/[.G523]" office:value-type="float" office:value="10.6470559530381" calcext:value-type="float">
            <text:p>10.647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04" calcext:value-type="date">
            <text:p>2017-08-04</text:p>
          </table:table-cell>
          <table:table-cell table:style-name="ce6" office:value-type="float" office:value="2476.88" calcext:value-type="float">
            <text:p>2476.88</text:p>
          </table:table-cell>
          <table:table-cell table:style-name="ce6" office:value-type="float" office:value="2480" calcext:value-type="float">
            <text:p>2480</text:p>
          </table:table-cell>
          <table:table-cell table:style-name="ce6" office:value-type="float" office:value="2472.08" calcext:value-type="float">
            <text:p>2472.08</text:p>
          </table:table-cell>
          <table:table-cell table:style-name="ce6" office:value-type="float" office:value="2476.83" calcext:value-type="float">
            <text:p>2476.83</text:p>
          </table:table-cell>
          <table:table-cell table:style-name="ce9" table:formula="of:=([.E524]-[.E523])/[.E523]" office:value-type="float" office:value="0.00188903630832959" calcext:value-type="float">
            <text:p>0.00189</text:p>
          </table:table-cell>
          <table:table-cell table:style-name="ce9" table:formula="of:=[.$K$2]+[.$K$3]*[.F523]^2+[.$K$4]*[.G523]" office:value-type="float" office:value="0.0000187480892688711" calcext:value-type="float">
            <text:p>0.00002</text:p>
          </table:table-cell>
          <table:table-cell table:style-name="ce9" table:formula="of:=-LN([.G524])-[.F524]^2/[.G524]" office:value-type="float" office:value="10.6940815506763" calcext:value-type="float">
            <text:p>10.694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07" calcext:value-type="date">
            <text:p>2017-08-07</text:p>
          </table:table-cell>
          <table:table-cell table:style-name="ce6" office:value-type="float" office:value="2477.14" calcext:value-type="float">
            <text:p>2477.14</text:p>
          </table:table-cell>
          <table:table-cell table:style-name="ce6" office:value-type="float" office:value="2480.95" calcext:value-type="float">
            <text:p>2480.95</text:p>
          </table:table-cell>
          <table:table-cell table:style-name="ce6" office:value-type="float" office:value="2475.88" calcext:value-type="float">
            <text:p>2475.88</text:p>
          </table:table-cell>
          <table:table-cell table:style-name="ce6" office:value-type="float" office:value="2480.91" calcext:value-type="float">
            <text:p>2480.91</text:p>
          </table:table-cell>
          <table:table-cell table:style-name="ce9" table:formula="of:=([.E525]-[.E524])/[.E524]" office:value-type="float" office:value="0.00164726686934506" calcext:value-type="float">
            <text:p>0.00165</text:p>
          </table:table-cell>
          <table:table-cell table:style-name="ce9" table:formula="of:=[.$K$2]+[.$K$3]*[.F524]^2+[.$K$4]*[.G524]" office:value-type="float" office:value="0.0000187960362915308" calcext:value-type="float">
            <text:p>0.00002</text:p>
          </table:table-cell>
          <table:table-cell table:style-name="ce9" table:formula="of:=-LN([.G525])-[.F525]^2/[.G525]" office:value-type="float" office:value="10.7374996331871" calcext:value-type="float">
            <text:p>10.737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08" calcext:value-type="date">
            <text:p>2017-08-08</text:p>
          </table:table-cell>
          <table:table-cell table:style-name="ce6" office:value-type="float" office:value="2478.35" calcext:value-type="float">
            <text:p>2478.35</text:p>
          </table:table-cell>
          <table:table-cell table:style-name="ce6" office:value-type="float" office:value="2490.87" calcext:value-type="float">
            <text:p>2490.87</text:p>
          </table:table-cell>
          <table:table-cell table:style-name="ce6" office:value-type="float" office:value="2470.32" calcext:value-type="float">
            <text:p>2470.32</text:p>
          </table:table-cell>
          <table:table-cell table:style-name="ce6" office:value-type="float" office:value="2474.92" calcext:value-type="float">
            <text:p>2474.92</text:p>
          </table:table-cell>
          <table:table-cell table:style-name="ce9" table:formula="of:=([.E526]-[.E525])/[.E525]" office:value-type="float" office:value="-0.00241443663816897" calcext:value-type="float">
            <text:p>-0.00241</text:p>
          </table:table-cell>
          <table:table-cell table:style-name="ce9" table:formula="of:=[.$K$2]+[.$K$3]*[.F525]^2+[.$K$4]*[.G525]" office:value-type="float" office:value="0.0000186405440737696" calcext:value-type="float">
            <text:p>0.00002</text:p>
          </table:table-cell>
          <table:table-cell table:style-name="ce9" table:formula="of:=-LN([.G526])-[.F526]^2/[.G526]" office:value-type="float" office:value="10.5774390429127" calcext:value-type="float">
            <text:p>10.577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09" calcext:value-type="date">
            <text:p>2017-08-09</text:p>
          </table:table-cell>
          <table:table-cell table:style-name="ce6" office:value-type="float" office:value="2465.35" calcext:value-type="float">
            <text:p>2465.35</text:p>
          </table:table-cell>
          <table:table-cell table:style-name="ce6" office:value-type="float" office:value="2474.41" calcext:value-type="float">
            <text:p>2474.41</text:p>
          </table:table-cell>
          <table:table-cell table:style-name="ce6" office:value-type="float" office:value="2462.08" calcext:value-type="float">
            <text:p>2462.08</text:p>
          </table:table-cell>
          <table:table-cell table:style-name="ce6" office:value-type="float" office:value="2474.02" calcext:value-type="float">
            <text:p>2474.02</text:p>
          </table:table-cell>
          <table:table-cell table:style-name="ce9" table:formula="of:=([.E527]-[.E526])/[.E526]" office:value-type="float" office:value="-0.000363648117919" calcext:value-type="float">
            <text:p>-0.00036</text:p>
          </table:table-cell>
          <table:table-cell table:style-name="ce9" table:formula="of:=[.$K$2]+[.$K$3]*[.F526]^2+[.$K$4]*[.G526]" office:value-type="float" office:value="0.0000192216442683107" calcext:value-type="float">
            <text:p>0.00002</text:p>
          </table:table-cell>
          <table:table-cell table:style-name="ce9" table:formula="of:=-LN([.G527])-[.F527]^2/[.G527]" office:value-type="float" office:value="10.8525938662064" calcext:value-type="float">
            <text:p>10.8525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10" calcext:value-type="date">
            <text:p>2017-08-10</text:p>
          </table:table-cell>
          <table:table-cell table:number-columns-repeated="2" table:style-name="ce6" office:value-type="float" office:value="2465.38" calcext:value-type="float">
            <text:p>2465.38</text:p>
          </table:table-cell>
          <table:table-cell table:style-name="ce6" office:value-type="float" office:value="2437.75" calcext:value-type="float">
            <text:p>2437.75</text:p>
          </table:table-cell>
          <table:table-cell table:style-name="ce6" office:value-type="float" office:value="2438.21" calcext:value-type="float">
            <text:p>2438.21</text:p>
          </table:table-cell>
          <table:table-cell table:style-name="ce9" table:formula="of:=([.E528]-[.E527])/[.E527]" office:value-type="float" office:value="-0.0144744181534506" calcext:value-type="float">
            <text:p>-0.01447</text:p>
          </table:table-cell>
          <table:table-cell table:style-name="ce9" table:formula="of:=[.$K$2]+[.$K$3]*[.F527]^2+[.$K$4]*[.G527]" office:value-type="float" office:value="0.0000183810535331217" calcext:value-type="float">
            <text:p>0.00002</text:p>
          </table:table-cell>
          <table:table-cell table:style-name="ce9" table:formula="of:=-LN([.G528])-[.F528]^2/[.G528]" office:value-type="float" office:value="-0.493893262200498" calcext:value-type="float">
            <text:p>-0.493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11" calcext:value-type="date">
            <text:p>2017-08-11</text:p>
          </table:table-cell>
          <table:table-cell table:style-name="ce6" office:value-type="float" office:value="2441.04" calcext:value-type="float">
            <text:p>2441.04</text:p>
          </table:table-cell>
          <table:table-cell table:style-name="ce6" office:value-type="float" office:value="2448.09" calcext:value-type="float">
            <text:p>2448.09</text:p>
          </table:table-cell>
          <table:table-cell table:style-name="ce6" office:value-type="float" office:value="2437.85" calcext:value-type="float">
            <text:p>2437.85</text:p>
          </table:table-cell>
          <table:table-cell table:style-name="ce6" office:value-type="float" office:value="2441.32" calcext:value-type="float">
            <text:p>2441.32</text:p>
          </table:table-cell>
          <table:table-cell table:style-name="ce9" table:formula="of:=([.E529]-[.E528])/[.E528]" office:value-type="float" office:value="0.00127552589809743" calcext:value-type="float">
            <text:p>0.00128</text:p>
          </table:table-cell>
          <table:table-cell table:style-name="ce9" table:formula="of:=[.$K$2]+[.$K$3]*[.F528]^2+[.$K$4]*[.G528]" office:value-type="float" office:value="0.000064609651456819" calcext:value-type="float">
            <text:p>0.00006</text:p>
          </table:table-cell>
          <table:table-cell table:style-name="ce9" table:formula="of:=-LN([.G529])-[.F529]^2/[.G529]" office:value-type="float" office:value="9.62196528007494" calcext:value-type="float">
            <text:p>9.621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14" calcext:value-type="date">
            <text:p>2017-08-14</text:p>
          </table:table-cell>
          <table:table-cell table:style-name="ce6" office:value-type="float" office:value="2454.96" calcext:value-type="float">
            <text:p>2454.96</text:p>
          </table:table-cell>
          <table:table-cell table:style-name="ce6" office:value-type="float" office:value="2468.22" calcext:value-type="float">
            <text:p>2468.22</text:p>
          </table:table-cell>
          <table:table-cell table:style-name="ce6" office:value-type="float" office:value="2454.96" calcext:value-type="float">
            <text:p>2454.96</text:p>
          </table:table-cell>
          <table:table-cell table:style-name="ce6" office:value-type="float" office:value="2465.84" calcext:value-type="float">
            <text:p>2465.84</text:p>
          </table:table-cell>
          <table:table-cell table:style-name="ce9" table:formula="of:=([.E530]-[.E529])/[.E529]" office:value-type="float" office:value="0.0100437468254878" calcext:value-type="float">
            <text:p>0.01004</text:p>
          </table:table-cell>
          <table:table-cell table:style-name="ce9" table:formula="of:=[.$K$2]+[.$K$3]*[.F529]^2+[.$K$4]*[.G529]" office:value-type="float" office:value="0.0000526465930800515" calcext:value-type="float">
            <text:p>0.00005</text:p>
          </table:table-cell>
          <table:table-cell table:style-name="ce9" table:formula="of:=-LN([.G530])-[.F530]^2/[.G530]" office:value-type="float" office:value="7.93579548159155" calcext:value-type="float">
            <text:p>7.935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15" calcext:value-type="date">
            <text:p>2017-08-15</text:p>
          </table:table-cell>
          <table:table-cell table:style-name="ce6" office:value-type="float" office:value="2468.66" calcext:value-type="float">
            <text:p>2468.66</text:p>
          </table:table-cell>
          <table:table-cell table:style-name="ce6" office:value-type="float" office:value="2468.9" calcext:value-type="float">
            <text:p>2468.9</text:p>
          </table:table-cell>
          <table:table-cell table:style-name="ce6" office:value-type="float" office:value="2461.61" calcext:value-type="float">
            <text:p>2461.61</text:p>
          </table:table-cell>
          <table:table-cell table:style-name="ce6" office:value-type="float" office:value="2464.61" calcext:value-type="float">
            <text:p>2464.61</text:p>
          </table:table-cell>
          <table:table-cell table:style-name="ce9" table:formula="of:=([.E531]-[.E530])/[.E530]" office:value-type="float" office:value="-0.000498815819355683" calcext:value-type="float">
            <text:p>-0.00050</text:p>
          </table:table-cell>
          <table:table-cell table:style-name="ce9" table:formula="of:=[.$K$2]+[.$K$3]*[.F530]^2+[.$K$4]*[.G530]" office:value-type="float" office:value="0.000065914715072962" calcext:value-type="float">
            <text:p>0.00007</text:p>
          </table:table-cell>
          <table:table-cell table:style-name="ce9" table:formula="of:=-LN([.G531])-[.F531]^2/[.G531]" office:value-type="float" office:value="9.62337401167631" calcext:value-type="float">
            <text:p>9.623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16" calcext:value-type="date">
            <text:p>2017-08-16</text:p>
          </table:table-cell>
          <table:table-cell table:style-name="ce6" office:value-type="float" office:value="2468.63" calcext:value-type="float">
            <text:p>2468.63</text:p>
          </table:table-cell>
          <table:table-cell table:style-name="ce6" office:value-type="float" office:value="2474.93" calcext:value-type="float">
            <text:p>2474.93</text:p>
          </table:table-cell>
          <table:table-cell table:style-name="ce6" office:value-type="float" office:value="2463.86" calcext:value-type="float">
            <text:p>2463.86</text:p>
          </table:table-cell>
          <table:table-cell table:style-name="ce6" office:value-type="float" office:value="2468.11" calcext:value-type="float">
            <text:p>2468.11</text:p>
          </table:table-cell>
          <table:table-cell table:style-name="ce9" table:formula="of:=([.E532]-[.E531])/[.E531]" office:value-type="float" office:value="0.00142010297775307" calcext:value-type="float">
            <text:p>0.00142</text:p>
          </table:table-cell>
          <table:table-cell table:style-name="ce9" table:formula="of:=[.$K$2]+[.$K$3]*[.F531]^2+[.$K$4]*[.G531]" office:value-type="float" office:value="0.0000533138085025821" calcext:value-type="float">
            <text:p>0.00005</text:p>
          </table:table-cell>
          <table:table-cell table:style-name="ce9" table:formula="of:=-LN([.G532])-[.F532]^2/[.G532]" office:value-type="float" office:value="9.8014883571918" calcext:value-type="float">
            <text:p>9.801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17" calcext:value-type="date">
            <text:p>2017-08-17</text:p>
          </table:table-cell>
          <table:table-cell table:style-name="ce6" office:value-type="float" office:value="2462.95" calcext:value-type="float">
            <text:p>2462.95</text:p>
          </table:table-cell>
          <table:table-cell table:style-name="ce6" office:value-type="float" office:value="2465.02" calcext:value-type="float">
            <text:p>2465.02</text:p>
          </table:table-cell>
          <table:table-cell table:number-columns-repeated="2" table:style-name="ce6" office:value-type="float" office:value="2430.01" calcext:value-type="float">
            <text:p>2430.01</text:p>
          </table:table-cell>
          <table:table-cell table:style-name="ce9" table:formula="of:=([.E533]-[.E532])/[.E532]" office:value-type="float" office:value="-0.0154369132656162" calcext:value-type="float">
            <text:p>-0.01544</text:p>
          </table:table-cell>
          <table:table-cell table:style-name="ce9" table:formula="of:=[.$K$2]+[.$K$3]*[.F532]^2+[.$K$4]*[.G532]" office:value-type="float" office:value="0.0000442892986762969" calcext:value-type="float">
            <text:p>0.00004</text:p>
          </table:table-cell>
          <table:table-cell table:style-name="ce9" table:formula="of:=-LN([.G533])-[.F533]^2/[.G533]" office:value-type="float" office:value="4.64427380510829" calcext:value-type="float">
            <text:p>4.644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18" calcext:value-type="date">
            <text:p>2017-08-18</text:p>
          </table:table-cell>
          <table:table-cell table:style-name="ce6" office:value-type="float" office:value="2427.64" calcext:value-type="float">
            <text:p>2427.64</text:p>
          </table:table-cell>
          <table:table-cell table:style-name="ce6" office:value-type="float" office:value="2440.27" calcext:value-type="float">
            <text:p>2440.27</text:p>
          </table:table-cell>
          <table:table-cell table:style-name="ce6" office:value-type="float" office:value="2420.69" calcext:value-type="float">
            <text:p>2420.69</text:p>
          </table:table-cell>
          <table:table-cell table:style-name="ce6" office:value-type="float" office:value="2425.55" calcext:value-type="float">
            <text:p>2425.55</text:p>
          </table:table-cell>
          <table:table-cell table:style-name="ce9" table:formula="of:=([.E534]-[.E533])/[.E533]" office:value-type="float" office:value="-0.00183538339348399" calcext:value-type="float">
            <text:p>-0.00184</text:p>
          </table:table-cell>
          <table:table-cell table:style-name="ce9" table:formula="of:=[.$K$2]+[.$K$3]*[.F533]^2+[.$K$4]*[.G533]" office:value-type="float" office:value="0.0000904209505123727" calcext:value-type="float">
            <text:p>0.00009</text:p>
          </table:table-cell>
          <table:table-cell table:style-name="ce9" table:formula="of:=-LN([.G534])-[.F534]^2/[.G534]" office:value-type="float" office:value="9.27377956739268" calcext:value-type="float">
            <text:p>9.2737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21" calcext:value-type="date">
            <text:p>2017-08-21</text:p>
          </table:table-cell>
          <table:table-cell table:style-name="ce6" office:value-type="float" office:value="2425.5" calcext:value-type="float">
            <text:p>2425.5</text:p>
          </table:table-cell>
          <table:table-cell table:style-name="ce6" office:value-type="float" office:value="2430.58" calcext:value-type="float">
            <text:p>2430.58</text:p>
          </table:table-cell>
          <table:table-cell table:style-name="ce6" office:value-type="float" office:value="2417.35" calcext:value-type="float">
            <text:p>2417.35</text:p>
          </table:table-cell>
          <table:table-cell table:style-name="ce6" office:value-type="float" office:value="2428.37" calcext:value-type="float">
            <text:p>2428.37</text:p>
          </table:table-cell>
          <table:table-cell table:style-name="ce9" table:formula="of:=([.E535]-[.E534])/[.E534]" office:value-type="float" office:value="0.00116262291026765" calcext:value-type="float">
            <text:p>0.00116</text:p>
          </table:table-cell>
          <table:table-cell table:style-name="ce9" table:formula="of:=[.$K$2]+[.$K$3]*[.F534]^2+[.$K$4]*[.G534]" office:value-type="float" office:value="0.0000723322992273637" calcext:value-type="float">
            <text:p>0.00007</text:p>
          </table:table-cell>
          <table:table-cell table:style-name="ce9" table:formula="of:=-LN([.G535])-[.F535]^2/[.G535]" office:value-type="float" office:value="9.51555253581932" calcext:value-type="float">
            <text:p>9.5155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22" calcext:value-type="date">
            <text:p>2017-08-22</text:p>
          </table:table-cell>
          <table:table-cell table:style-name="ce6" office:value-type="float" office:value="2433.75" calcext:value-type="float">
            <text:p>2433.75</text:p>
          </table:table-cell>
          <table:table-cell table:style-name="ce6" office:value-type="float" office:value="2454.77" calcext:value-type="float">
            <text:p>2454.77</text:p>
          </table:table-cell>
          <table:table-cell table:style-name="ce6" office:value-type="float" office:value="2433.67" calcext:value-type="float">
            <text:p>2433.67</text:p>
          </table:table-cell>
          <table:table-cell table:style-name="ce6" office:value-type="float" office:value="2452.51" calcext:value-type="float">
            <text:p>2452.51</text:p>
          </table:table-cell>
          <table:table-cell table:style-name="ce9" table:formula="of:=([.E536]-[.E535])/[.E535]" office:value-type="float" office:value="0.00994082450367956" calcext:value-type="float">
            <text:p>0.00994</text:p>
          </table:table-cell>
          <table:table-cell table:style-name="ce9" table:formula="of:=[.$K$2]+[.$K$3]*[.F535]^2+[.$K$4]*[.G535]" office:value-type="float" office:value="0.0000583582624742957" calcext:value-type="float">
            <text:p>0.00006</text:p>
          </table:table-cell>
          <table:table-cell table:style-name="ce9" table:formula="of:=-LN([.G536])-[.F536]^2/[.G536]" office:value-type="float" office:value="8.05557626214384" calcext:value-type="float">
            <text:p>8.055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23" calcext:value-type="date">
            <text:p>2017-08-23</text:p>
          </table:table-cell>
          <table:table-cell table:style-name="ce6" office:value-type="float" office:value="2444.88" calcext:value-type="float">
            <text:p>2444.88</text:p>
          </table:table-cell>
          <table:table-cell table:style-name="ce6" office:value-type="float" office:value="2448.91" calcext:value-type="float">
            <text:p>2448.91</text:p>
          </table:table-cell>
          <table:table-cell table:style-name="ce6" office:value-type="float" office:value="2441.42" calcext:value-type="float">
            <text:p>2441.42</text:p>
          </table:table-cell>
          <table:table-cell table:style-name="ce6" office:value-type="float" office:value="2444.04" calcext:value-type="float">
            <text:p>2444.04</text:p>
          </table:table-cell>
          <table:table-cell table:style-name="ce9" table:formula="of:=([.E537]-[.E536])/[.E536]" office:value-type="float" office:value="-0.00345360467439491" calcext:value-type="float">
            <text:p>-0.00345</text:p>
          </table:table-cell>
          <table:table-cell table:style-name="ce9" table:formula="of:=[.$K$2]+[.$K$3]*[.F536]^2+[.$K$4]*[.G536]" office:value-type="float" office:value="0.0000697243172135434" calcext:value-type="float">
            <text:p>0.00007</text:p>
          </table:table-cell>
          <table:table-cell table:style-name="ce9" table:formula="of:=-LN([.G537])-[.F537]^2/[.G537]" office:value-type="float" office:value="9.39989648987893" calcext:value-type="float">
            <text:p>9.399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24" calcext:value-type="date">
            <text:p>2017-08-24</text:p>
          </table:table-cell>
          <table:table-cell table:style-name="ce6" office:value-type="float" office:value="2447.91" calcext:value-type="float">
            <text:p>2447.91</text:p>
          </table:table-cell>
          <table:table-cell table:style-name="ce6" office:value-type="float" office:value="2450.39" calcext:value-type="float">
            <text:p>2450.39</text:p>
          </table:table-cell>
          <table:table-cell table:style-name="ce6" office:value-type="float" office:value="2436.19" calcext:value-type="float">
            <text:p>2436.19</text:p>
          </table:table-cell>
          <table:table-cell table:style-name="ce6" office:value-type="float" office:value="2438.97" calcext:value-type="float">
            <text:p>2438.97</text:p>
          </table:table-cell>
          <table:table-cell table:style-name="ce9" table:formula="of:=([.E538]-[.E537])/[.E537]" office:value-type="float" office:value="-0.00207443413364763" calcext:value-type="float">
            <text:p>-0.00207</text:p>
          </table:table-cell>
          <table:table-cell table:style-name="ce9" table:formula="of:=[.$K$2]+[.$K$3]*[.F537]^2+[.$K$4]*[.G537]" office:value-type="float" office:value="0.0000587753612161315" calcext:value-type="float">
            <text:p>0.00006</text:p>
          </table:table-cell>
          <table:table-cell table:style-name="ce9" table:formula="of:=-LN([.G538])-[.F538]^2/[.G538]" office:value-type="float" office:value="9.66857215591269" calcext:value-type="float">
            <text:p>9.668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25" calcext:value-type="date">
            <text:p>2017-08-25</text:p>
          </table:table-cell>
          <table:table-cell table:style-name="ce6" office:value-type="float" office:value="2444.72" calcext:value-type="float">
            <text:p>2444.72</text:p>
          </table:table-cell>
          <table:table-cell table:style-name="ce6" office:value-type="float" office:value="2453.96" calcext:value-type="float">
            <text:p>2453.96</text:p>
          </table:table-cell>
          <table:table-cell table:style-name="ce6" office:value-type="float" office:value="2442.22" calcext:value-type="float">
            <text:p>2442.22</text:p>
          </table:table-cell>
          <table:table-cell table:style-name="ce6" office:value-type="float" office:value="2443.05" calcext:value-type="float">
            <text:p>2443.05</text:p>
          </table:table-cell>
          <table:table-cell table:style-name="ce9" table:formula="of:=([.E539]-[.E538])/[.E538]" office:value-type="float" office:value="0.00167283730427204" calcext:value-type="float">
            <text:p>0.00167</text:p>
          </table:table-cell>
          <table:table-cell table:style-name="ce9" table:formula="of:=[.$K$2]+[.$K$3]*[.F538]^2+[.$K$4]*[.G538]" office:value-type="float" office:value="0.0000488839514759029" calcext:value-type="float">
            <text:p>0.00005</text:p>
          </table:table-cell>
          <table:table-cell table:style-name="ce9" table:formula="of:=-LN([.G539])-[.F539]^2/[.G539]" office:value-type="float" office:value="9.86881593870912" calcext:value-type="float">
            <text:p>9.8688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28" calcext:value-type="date">
            <text:p>2017-08-28</text:p>
          </table:table-cell>
          <table:table-cell table:style-name="ce6" office:value-type="float" office:value="2447.35" calcext:value-type="float">
            <text:p>2447.35</text:p>
          </table:table-cell>
          <table:table-cell table:style-name="ce6" office:value-type="float" office:value="2449.12" calcext:value-type="float">
            <text:p>2449.12</text:p>
          </table:table-cell>
          <table:table-cell table:style-name="ce6" office:value-type="float" office:value="2439.03" calcext:value-type="float">
            <text:p>2439.03</text:p>
          </table:table-cell>
          <table:table-cell table:style-name="ce6" office:value-type="float" office:value="2444.24" calcext:value-type="float">
            <text:p>2444.24</text:p>
          </table:table-cell>
          <table:table-cell table:style-name="ce9" table:formula="of:=([.E540]-[.E539])/[.E539]" office:value-type="float" office:value="0.000487096047972657" calcext:value-type="float">
            <text:p>0.00049</text:p>
          </table:table-cell>
          <table:table-cell table:style-name="ce9" table:formula="of:=[.$K$2]+[.$K$3]*[.F539]^2+[.$K$4]*[.G539]" office:value-type="float" office:value="0.0000411525766877096" calcext:value-type="float">
            <text:p>0.00004</text:p>
          </table:table-cell>
          <table:table-cell table:style-name="ce9" table:formula="of:=-LN([.G540])-[.F540]^2/[.G540]" office:value-type="float" office:value="10.0924585795347" calcext:value-type="float">
            <text:p>10.092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29" calcext:value-type="date">
            <text:p>2017-08-29</text:p>
          </table:table-cell>
          <table:table-cell table:style-name="ce6" office:value-type="float" office:value="2431.94" calcext:value-type="float">
            <text:p>2431.94</text:p>
          </table:table-cell>
          <table:table-cell table:style-name="ce6" office:value-type="float" office:value="2449.19" calcext:value-type="float">
            <text:p>2449.19</text:p>
          </table:table-cell>
          <table:table-cell table:style-name="ce6" office:value-type="float" office:value="2428.2" calcext:value-type="float">
            <text:p>2428.2</text:p>
          </table:table-cell>
          <table:table-cell table:style-name="ce6" office:value-type="float" office:value="2446.3" calcext:value-type="float">
            <text:p>2446.3</text:p>
          </table:table-cell>
          <table:table-cell table:style-name="ce9" table:formula="of:=([.E541]-[.E540])/[.E540]" office:value-type="float" office:value="0.00084279776126747" calcext:value-type="float">
            <text:p>0.00084</text:p>
          </table:table-cell>
          <table:table-cell table:style-name="ce9" table:formula="of:=[.$K$2]+[.$K$3]*[.F540]^2+[.$K$4]*[.G540]" office:value-type="float" office:value="0.0000347996175225469" calcext:value-type="float">
            <text:p>0.00003</text:p>
          </table:table-cell>
          <table:table-cell table:style-name="ce9" table:formula="of:=-LN([.G541])-[.F541]^2/[.G541]" office:value-type="float" office:value="10.2454927863064" calcext:value-type="float">
            <text:p>10.245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30" calcext:value-type="date">
            <text:p>2017-08-30</text:p>
          </table:table-cell>
          <table:table-cell table:style-name="ce6" office:value-type="float" office:value="2446.06" calcext:value-type="float">
            <text:p>2446.06</text:p>
          </table:table-cell>
          <table:table-cell table:style-name="ce6" office:value-type="float" office:value="2460.31" calcext:value-type="float">
            <text:p>2460.31</text:p>
          </table:table-cell>
          <table:table-cell table:style-name="ce6" office:value-type="float" office:value="2443.77" calcext:value-type="float">
            <text:p>2443.77</text:p>
          </table:table-cell>
          <table:table-cell table:style-name="ce6" office:value-type="float" office:value="2457.59" calcext:value-type="float">
            <text:p>2457.59</text:p>
          </table:table-cell>
          <table:table-cell table:style-name="ce9" table:formula="of:=([.E542]-[.E541])/[.E541]" office:value-type="float" office:value="0.00461513305808771" calcext:value-type="float">
            <text:p>0.00462</text:p>
          </table:table-cell>
          <table:table-cell table:style-name="ce9" table:formula="of:=[.$K$2]+[.$K$3]*[.F541]^2+[.$K$4]*[.G541]" office:value-type="float" office:value="0.0000301561556417563" calcext:value-type="float">
            <text:p>0.00003</text:p>
          </table:table-cell>
          <table:table-cell table:style-name="ce9" table:formula="of:=-LN([.G542])-[.F542]^2/[.G542]" office:value-type="float" office:value="9.70281616896061" calcext:value-type="float">
            <text:p>9.7028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8-31" calcext:value-type="date">
            <text:p>2017-08-31</text:p>
          </table:table-cell>
          <table:table-cell table:style-name="ce6" office:value-type="float" office:value="2462.65" calcext:value-type="float">
            <text:p>2462.65</text:p>
          </table:table-cell>
          <table:table-cell table:style-name="ce6" office:value-type="float" office:value="2475.01" calcext:value-type="float">
            <text:p>2475.01</text:p>
          </table:table-cell>
          <table:table-cell table:style-name="ce6" office:value-type="float" office:value="2462.65" calcext:value-type="float">
            <text:p>2462.65</text:p>
          </table:table-cell>
          <table:table-cell table:style-name="ce6" office:value-type="float" office:value="2471.65" calcext:value-type="float">
            <text:p>2471.65</text:p>
          </table:table-cell>
          <table:table-cell table:style-name="ce9" table:formula="of:=([.E543]-[.E542])/[.E542]" office:value-type="float" office:value="0.00572105192485319" calcext:value-type="float">
            <text:p>0.00572</text:p>
          </table:table-cell>
          <table:table-cell table:style-name="ce9" table:formula="of:=[.$K$2]+[.$K$3]*[.F542]^2+[.$K$4]*[.G542]" office:value-type="float" office:value="0.0000312925168836198" calcext:value-type="float">
            <text:p>0.00003</text:p>
          </table:table-cell>
          <table:table-cell table:style-name="ce9" table:formula="of:=-LN([.G543])-[.F543]^2/[.G543]" office:value-type="float" office:value="9.32618070042204" calcext:value-type="float">
            <text:p>9.326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01" calcext:value-type="date">
            <text:p>2017-09-01</text:p>
          </table:table-cell>
          <table:table-cell table:style-name="ce6" office:value-type="float" office:value="2474.42" calcext:value-type="float">
            <text:p>2474.42</text:p>
          </table:table-cell>
          <table:table-cell table:style-name="ce6" office:value-type="float" office:value="2480.38" calcext:value-type="float">
            <text:p>2480.38</text:p>
          </table:table-cell>
          <table:table-cell table:style-name="ce6" office:value-type="float" office:value="2473.85" calcext:value-type="float">
            <text:p>2473.85</text:p>
          </table:table-cell>
          <table:table-cell table:style-name="ce6" office:value-type="float" office:value="2476.55" calcext:value-type="float">
            <text:p>2476.55</text:p>
          </table:table-cell>
          <table:table-cell table:style-name="ce9" table:formula="of:=([.E544]-[.E543])/[.E543]" office:value-type="float" office:value="0.00198248133837723" calcext:value-type="float">
            <text:p>0.00198</text:p>
          </table:table-cell>
          <table:table-cell table:style-name="ce9" table:formula="of:=[.$K$2]+[.$K$3]*[.F543]^2+[.$K$4]*[.G543]" office:value-type="float" office:value="0.0000347002081626526" calcext:value-type="float">
            <text:p>0.00003</text:p>
          </table:table-cell>
          <table:table-cell table:style-name="ce9" table:formula="of:=-LN([.G544])-[.F544]^2/[.G544]" office:value-type="float" office:value="10.1555023741233" calcext:value-type="float">
            <text:p>10.155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05" calcext:value-type="date">
            <text:p>2017-09-05</text:p>
          </table:table-cell>
          <table:table-cell table:style-name="ce6" office:value-type="float" office:value="2470.35" calcext:value-type="float">
            <text:p>2470.35</text:p>
          </table:table-cell>
          <table:table-cell table:style-name="ce6" office:value-type="float" office:value="2471.97" calcext:value-type="float">
            <text:p>2471.97</text:p>
          </table:table-cell>
          <table:table-cell table:style-name="ce6" office:value-type="float" office:value="2446.55" calcext:value-type="float">
            <text:p>2446.55</text:p>
          </table:table-cell>
          <table:table-cell table:style-name="ce6" office:value-type="float" office:value="2457.85" calcext:value-type="float">
            <text:p>2457.85</text:p>
          </table:table-cell>
          <table:table-cell table:style-name="ce9" table:formula="of:=([.E545]-[.E544])/[.E544]" office:value-type="float" office:value="-0.00755082675496165" calcext:value-type="float">
            <text:p>-0.00755</text:p>
          </table:table-cell>
          <table:table-cell table:style-name="ce9" table:formula="of:=[.$K$2]+[.$K$3]*[.F544]^2+[.$K$4]*[.G544]" office:value-type="float" office:value="0.0000308024359851053" calcext:value-type="float">
            <text:p>0.00003</text:p>
          </table:table-cell>
          <table:table-cell table:style-name="ce9" table:formula="of:=-LN([.G545])-[.F545]^2/[.G545]" office:value-type="float" office:value="8.53692730988596" calcext:value-type="float">
            <text:p>8.5369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06" calcext:value-type="date">
            <text:p>2017-09-06</text:p>
          </table:table-cell>
          <table:table-cell table:style-name="ce6" office:value-type="float" office:value="2463.83" calcext:value-type="float">
            <text:p>2463.83</text:p>
          </table:table-cell>
          <table:table-cell table:style-name="ce6" office:value-type="float" office:value="2469.64" calcext:value-type="float">
            <text:p>2469.64</text:p>
          </table:table-cell>
          <table:table-cell table:style-name="ce6" office:value-type="float" office:value="2459.2" calcext:value-type="float">
            <text:p>2459.2</text:p>
          </table:table-cell>
          <table:table-cell table:style-name="ce6" office:value-type="float" office:value="2465.54" calcext:value-type="float">
            <text:p>2465.54</text:p>
          </table:table-cell>
          <table:table-cell table:style-name="ce9" table:formula="of:=([.E546]-[.E545])/[.E545]" office:value-type="float" office:value="0.00312875073743315" calcext:value-type="float">
            <text:p>0.00313</text:p>
          </table:table-cell>
          <table:table-cell table:style-name="ce9" table:formula="of:=[.$K$2]+[.$K$3]*[.F545]^2+[.$K$4]*[.G545]" office:value-type="float" office:value="0.0000397685471536992" calcext:value-type="float">
            <text:p>0.00004</text:p>
          </table:table-cell>
          <table:table-cell table:style-name="ce9" table:formula="of:=-LN([.G546])-[.F546]^2/[.G546]" office:value-type="float" office:value="9.88628289049188" calcext:value-type="float">
            <text:p>9.8862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07" calcext:value-type="date">
            <text:p>2017-09-07</text:p>
          </table:table-cell>
          <table:table-cell table:style-name="ce6" office:value-type="float" office:value="2468.06" calcext:value-type="float">
            <text:p>2468.06</text:p>
          </table:table-cell>
          <table:table-cell table:style-name="ce6" office:value-type="float" office:value="2468.62" calcext:value-type="float">
            <text:p>2468.62</text:p>
          </table:table-cell>
          <table:table-cell table:style-name="ce6" office:value-type="float" office:value="2460.29" calcext:value-type="float">
            <text:p>2460.29</text:p>
          </table:table-cell>
          <table:table-cell table:style-name="ce6" office:value-type="float" office:value="2465.1" calcext:value-type="float">
            <text:p>2465.1</text:p>
          </table:table-cell>
          <table:table-cell table:style-name="ce9" table:formula="of:=([.E547]-[.E546])/[.E546]" office:value-type="float" office:value="-0.000178459891139489" calcext:value-type="float">
            <text:p>-0.00018</text:p>
          </table:table-cell>
          <table:table-cell table:style-name="ce9" table:formula="of:=[.$K$2]+[.$K$3]*[.F546]^2+[.$K$4]*[.G546]" office:value-type="float" office:value="0.0000359025790193628" calcext:value-type="float">
            <text:p>0.00004</text:p>
          </table:table-cell>
          <table:table-cell table:style-name="ce9" table:formula="of:=-LN([.G547])-[.F547]^2/[.G547]" office:value-type="float" office:value="10.2338143607509" calcext:value-type="float">
            <text:p>10.233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08" calcext:value-type="date">
            <text:p>2017-09-08</text:p>
          </table:table-cell>
          <table:table-cell table:style-name="ce6" office:value-type="float" office:value="2462.25" calcext:value-type="float">
            <text:p>2462.25</text:p>
          </table:table-cell>
          <table:table-cell table:style-name="ce6" office:value-type="float" office:value="2467.11" calcext:value-type="float">
            <text:p>2467.11</text:p>
          </table:table-cell>
          <table:table-cell table:style-name="ce6" office:value-type="float" office:value="2459.4" calcext:value-type="float">
            <text:p>2459.4</text:p>
          </table:table-cell>
          <table:table-cell table:style-name="ce6" office:value-type="float" office:value="2461.43" calcext:value-type="float">
            <text:p>2461.43</text:p>
          </table:table-cell>
          <table:table-cell table:style-name="ce9" table:formula="of:=([.E548]-[.E547])/[.E547]" office:value-type="float" office:value="-0.00148878341649429" calcext:value-type="float">
            <text:p>-0.00149</text:p>
          </table:table-cell>
          <table:table-cell table:style-name="ce9" table:formula="of:=[.$K$2]+[.$K$3]*[.F547]^2+[.$K$4]*[.G547]" office:value-type="float" office:value="0.0000308288696599711" calcext:value-type="float">
            <text:p>0.00003</text:p>
          </table:table-cell>
          <table:table-cell table:style-name="ce9" table:formula="of:=-LN([.G548])-[.F548]^2/[.G548]" office:value-type="float" office:value="10.3151628620429" calcext:value-type="float">
            <text:p>10.315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11" calcext:value-type="date">
            <text:p>2017-09-11</text:p>
          </table:table-cell>
          <table:table-cell table:style-name="ce6" office:value-type="float" office:value="2474.52" calcext:value-type="float">
            <text:p>2474.52</text:p>
          </table:table-cell>
          <table:table-cell table:style-name="ce6" office:value-type="float" office:value="2488.95" calcext:value-type="float">
            <text:p>2488.95</text:p>
          </table:table-cell>
          <table:table-cell table:style-name="ce6" office:value-type="float" office:value="2474.52" calcext:value-type="float">
            <text:p>2474.52</text:p>
          </table:table-cell>
          <table:table-cell table:style-name="ce6" office:value-type="float" office:value="2488.11" calcext:value-type="float">
            <text:p>2488.11</text:p>
          </table:table-cell>
          <table:table-cell table:style-name="ce9" table:formula="of:=([.E549]-[.E548])/[.E548]" office:value-type="float" office:value="0.0108392276034664" calcext:value-type="float">
            <text:p>0.01084</text:p>
          </table:table-cell>
          <table:table-cell table:style-name="ce9" table:formula="of:=[.$K$2]+[.$K$3]*[.F548]^2+[.$K$4]*[.G548]" office:value-type="float" office:value="0.0000275247857209627" calcext:value-type="float">
            <text:p>0.00003</text:p>
          </table:table-cell>
          <table:table-cell table:style-name="ce9" table:formula="of:=-LN([.G549])-[.F549]^2/[.G549]" office:value-type="float" office:value="6.23194883068509" calcext:value-type="float">
            <text:p>6.231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12" calcext:value-type="date">
            <text:p>2017-09-12</text:p>
          </table:table-cell>
          <table:table-cell table:style-name="ce6" office:value-type="float" office:value="2491.94" calcext:value-type="float">
            <text:p>2491.94</text:p>
          </table:table-cell>
          <table:table-cell table:style-name="ce6" office:value-type="float" office:value="2496.77" calcext:value-type="float">
            <text:p>2496.77</text:p>
          </table:table-cell>
          <table:table-cell table:style-name="ce6" office:value-type="float" office:value="2490.37" calcext:value-type="float">
            <text:p>2490.37</text:p>
          </table:table-cell>
          <table:table-cell table:style-name="ce6" office:value-type="float" office:value="2496.48" calcext:value-type="float">
            <text:p>2496.48</text:p>
          </table:table-cell>
          <table:table-cell table:style-name="ce9" table:formula="of:=([.E550]-[.E549])/[.E549]" office:value-type="float" office:value="0.00336399918010051" calcext:value-type="float">
            <text:p>0.00336</text:p>
          </table:table-cell>
          <table:table-cell table:style-name="ce9" table:formula="of:=[.$K$2]+[.$K$3]*[.F549]^2+[.$K$4]*[.G549]" office:value-type="float" office:value="0.0000508518800708304" calcext:value-type="float">
            <text:p>0.00005</text:p>
          </table:table-cell>
          <table:table-cell table:style-name="ce9" table:formula="of:=-LN([.G550])-[.F550]^2/[.G550]" office:value-type="float" office:value="9.66405517230269" calcext:value-type="float">
            <text:p>9.664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13" calcext:value-type="date">
            <text:p>2017-09-13</text:p>
          </table:table-cell>
          <table:table-cell table:style-name="ce6" office:value-type="float" office:value="2493.89" calcext:value-type="float">
            <text:p>2493.89</text:p>
          </table:table-cell>
          <table:table-cell table:style-name="ce6" office:value-type="float" office:value="2498.37" calcext:value-type="float">
            <text:p>2498.37</text:p>
          </table:table-cell>
          <table:table-cell table:style-name="ce6" office:value-type="float" office:value="2492.14" calcext:value-type="float">
            <text:p>2492.14</text:p>
          </table:table-cell>
          <table:table-cell table:style-name="ce6" office:value-type="float" office:value="2498.37" calcext:value-type="float">
            <text:p>2498.37</text:p>
          </table:table-cell>
          <table:table-cell table:style-name="ce9" table:formula="of:=([.E551]-[.E550])/[.E550]" office:value-type="float" office:value="0.000757065948855938" calcext:value-type="float">
            <text:p>0.00076</text:p>
          </table:table-cell>
          <table:table-cell table:style-name="ce9" table:formula="of:=[.$K$2]+[.$K$3]*[.F550]^2+[.$K$4]*[.G550]" office:value-type="float" office:value="0.0000445300473025337" calcext:value-type="float">
            <text:p>0.00004</text:p>
          </table:table-cell>
          <table:table-cell table:style-name="ce9" table:formula="of:=-LN([.G551])-[.F551]^2/[.G551]" office:value-type="float" office:value="10.0064753177101" calcext:value-type="float">
            <text:p>10.006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14" calcext:value-type="date">
            <text:p>2017-09-14</text:p>
          </table:table-cell>
          <table:table-cell table:style-name="ce6" office:value-type="float" office:value="2494.56" calcext:value-type="float">
            <text:p>2494.56</text:p>
          </table:table-cell>
          <table:table-cell table:style-name="ce6" office:value-type="float" office:value="2498.43" calcext:value-type="float">
            <text:p>2498.43</text:p>
          </table:table-cell>
          <table:table-cell table:style-name="ce6" office:value-type="float" office:value="2491.35" calcext:value-type="float">
            <text:p>2491.35</text:p>
          </table:table-cell>
          <table:table-cell table:style-name="ce6" office:value-type="float" office:value="2495.62" calcext:value-type="float">
            <text:p>2495.62</text:p>
          </table:table-cell>
          <table:table-cell table:style-name="ce9" table:formula="of:=([.E552]-[.E551])/[.E551]" office:value-type="float" office:value="-0.00110071766791948" calcext:value-type="float">
            <text:p>-0.00110</text:p>
          </table:table-cell>
          <table:table-cell table:style-name="ce9" table:formula="of:=[.$K$2]+[.$K$3]*[.F551]^2+[.$K$4]*[.G551]" office:value-type="float" office:value="0.0000373997058730795" calcext:value-type="float">
            <text:p>0.00004</text:p>
          </table:table-cell>
          <table:table-cell table:style-name="ce9" table:formula="of:=-LN([.G552])-[.F552]^2/[.G552]" office:value-type="float" office:value="10.161452292454" calcext:value-type="float">
            <text:p>10.1614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15" calcext:value-type="date">
            <text:p>2017-09-15</text:p>
          </table:table-cell>
          <table:table-cell table:style-name="ce6" office:value-type="float" office:value="2495.67" calcext:value-type="float">
            <text:p>2495.67</text:p>
          </table:table-cell>
          <table:table-cell table:style-name="ce6" office:value-type="float" office:value="2500.23" calcext:value-type="float">
            <text:p>2500.23</text:p>
          </table:table-cell>
          <table:table-cell table:style-name="ce6" office:value-type="float" office:value="2493.16" calcext:value-type="float">
            <text:p>2493.16</text:p>
          </table:table-cell>
          <table:table-cell table:style-name="ce6" office:value-type="float" office:value="2500.23" calcext:value-type="float">
            <text:p>2500.23</text:p>
          </table:table-cell>
          <table:table-cell table:style-name="ce9" table:formula="of:=([.E553]-[.E552])/[.E552]" office:value-type="float" office:value="0.00184723635809944" calcext:value-type="float">
            <text:p>0.00185</text:p>
          </table:table-cell>
          <table:table-cell table:style-name="ce9" table:formula="of:=[.$K$2]+[.$K$3]*[.F552]^2+[.$K$4]*[.G552]" office:value-type="float" office:value="0.0000322121029026679" calcext:value-type="float">
            <text:p>0.00003</text:p>
          </table:table-cell>
          <table:table-cell table:style-name="ce9" table:formula="of:=-LN([.G553])-[.F553]^2/[.G553]" office:value-type="float" office:value="10.2372366299302" calcext:value-type="float">
            <text:p>10.237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18" calcext:value-type="date">
            <text:p>2017-09-18</text:p>
          </table:table-cell>
          <table:table-cell table:style-name="ce6" office:value-type="float" office:value="2502.51" calcext:value-type="float">
            <text:p>2502.51</text:p>
          </table:table-cell>
          <table:table-cell table:style-name="ce6" office:value-type="float" office:value="2508.32" calcext:value-type="float">
            <text:p>2508.32</text:p>
          </table:table-cell>
          <table:table-cell table:style-name="ce6" office:value-type="float" office:value="2499.92" calcext:value-type="float">
            <text:p>2499.92</text:p>
          </table:table-cell>
          <table:table-cell table:style-name="ce6" office:value-type="float" office:value="2503.87" calcext:value-type="float">
            <text:p>2503.87</text:p>
          </table:table-cell>
          <table:table-cell table:style-name="ce9" table:formula="of:=([.E554]-[.E553])/[.E553]" office:value-type="float" office:value="0.0014558660603224" calcext:value-type="float">
            <text:p>0.00146</text:p>
          </table:table-cell>
          <table:table-cell table:style-name="ce9" table:formula="of:=[.$K$2]+[.$K$3]*[.F553]^2+[.$K$4]*[.G553]" office:value-type="float" office:value="0.0000288264721137014" calcext:value-type="float">
            <text:p>0.00003</text:p>
          </table:table-cell>
          <table:table-cell table:style-name="ce9" table:formula="of:=-LN([.G554])-[.F554]^2/[.G554]" office:value-type="float" office:value="10.3806886602225" calcext:value-type="float">
            <text:p>10.380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19" calcext:value-type="date">
            <text:p>2017-09-19</text:p>
          </table:table-cell>
          <table:table-cell table:style-name="ce6" office:value-type="float" office:value="2506.29" calcext:value-type="float">
            <text:p>2506.29</text:p>
          </table:table-cell>
          <table:table-cell table:style-name="ce6" office:value-type="float" office:value="2507.84" calcext:value-type="float">
            <text:p>2507.84</text:p>
          </table:table-cell>
          <table:table-cell table:style-name="ce6" office:value-type="float" office:value="2503.19" calcext:value-type="float">
            <text:p>2503.19</text:p>
          </table:table-cell>
          <table:table-cell table:style-name="ce6" office:value-type="float" office:value="2506.65" calcext:value-type="float">
            <text:p>2506.65</text:p>
          </table:table-cell>
          <table:table-cell table:style-name="ce9" table:formula="of:=([.E555]-[.E554])/[.E554]" office:value-type="float" office:value="0.00111028128457156" calcext:value-type="float">
            <text:p>0.00111</text:p>
          </table:table-cell>
          <table:table-cell table:style-name="ce9" table:formula="of:=[.$K$2]+[.$K$3]*[.F554]^2+[.$K$4]*[.G554]" office:value-type="float" office:value="0.0000260061470980996" calcext:value-type="float">
            <text:p>0.00003</text:p>
          </table:table-cell>
          <table:table-cell table:style-name="ce9" table:formula="of:=-LN([.G555])-[.F555]^2/[.G555]" office:value-type="float" office:value="10.5097763460148" calcext:value-type="float">
            <text:p>10.5097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20" calcext:value-type="date">
            <text:p>2017-09-20</text:p>
          </table:table-cell>
          <table:table-cell table:style-name="ce6" office:value-type="float" office:value="2506.84" calcext:value-type="float">
            <text:p>2506.84</text:p>
          </table:table-cell>
          <table:table-cell table:style-name="ce6" office:value-type="float" office:value="2508.85" calcext:value-type="float">
            <text:p>2508.85</text:p>
          </table:table-cell>
          <table:table-cell table:style-name="ce6" office:value-type="float" office:value="2496.67" calcext:value-type="float">
            <text:p>2496.67</text:p>
          </table:table-cell>
          <table:table-cell table:style-name="ce6" office:value-type="float" office:value="2508.24" calcext:value-type="float">
            <text:p>2508.24</text:p>
          </table:table-cell>
          <table:table-cell table:style-name="ce9" table:formula="of:=([.E556]-[.E555])/[.E555]" office:value-type="float" office:value="0.000634312728143016" calcext:value-type="float">
            <text:p>0.00063</text:p>
          </table:table-cell>
          <table:table-cell table:style-name="ce9" table:formula="of:=[.$K$2]+[.$K$3]*[.F555]^2+[.$K$4]*[.G555]" office:value-type="float" office:value="0.000023699272550093" calcext:value-type="float">
            <text:p>0.00002</text:p>
          </table:table-cell>
          <table:table-cell table:style-name="ce9" table:formula="of:=-LN([.G556])-[.F556]^2/[.G556]" office:value-type="float" office:value="10.6330887787582" calcext:value-type="float">
            <text:p>10.633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21" calcext:value-type="date">
            <text:p>2017-09-21</text:p>
          </table:table-cell>
          <table:table-cell table:number-columns-repeated="2" table:style-name="ce6" office:value-type="float" office:value="2507.16" calcext:value-type="float">
            <text:p>2507.16</text:p>
          </table:table-cell>
          <table:table-cell table:style-name="ce6" office:value-type="float" office:value="2499" calcext:value-type="float">
            <text:p>2499</text:p>
          </table:table-cell>
          <table:table-cell table:style-name="ce6" office:value-type="float" office:value="2500.6" calcext:value-type="float">
            <text:p>2500.6</text:p>
          </table:table-cell>
          <table:table-cell table:style-name="ce9" table:formula="of:=([.E557]-[.E556])/[.E556]" office:value-type="float" office:value="-0.00304596051414533" calcext:value-type="float">
            <text:p>-0.00305</text:p>
          </table:table-cell>
          <table:table-cell table:style-name="ce9" table:formula="of:=[.$K$2]+[.$K$3]*[.F556]^2+[.$K$4]*[.G556]" office:value-type="float" office:value="0.0000217888747788919" calcext:value-type="float">
            <text:p>0.00002</text:p>
          </table:table-cell>
          <table:table-cell table:style-name="ce9" table:formula="of:=-LN([.G557])-[.F557]^2/[.G557]" office:value-type="float" office:value="10.3083031294469" calcext:value-type="float">
            <text:p>10.308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22" calcext:value-type="date">
            <text:p>2017-09-22</text:p>
          </table:table-cell>
          <table:table-cell table:style-name="ce6" office:value-type="float" office:value="2497.26" calcext:value-type="float">
            <text:p>2497.26</text:p>
          </table:table-cell>
          <table:table-cell table:style-name="ce6" office:value-type="float" office:value="2503.47" calcext:value-type="float">
            <text:p>2503.47</text:p>
          </table:table-cell>
          <table:table-cell table:style-name="ce6" office:value-type="float" office:value="2496.54" calcext:value-type="float">
            <text:p>2496.54</text:p>
          </table:table-cell>
          <table:table-cell table:style-name="ce6" office:value-type="float" office:value="2502.22" calcext:value-type="float">
            <text:p>2502.22</text:p>
          </table:table-cell>
          <table:table-cell table:style-name="ce9" table:formula="of:=([.E558]-[.E557])/[.E557]" office:value-type="float" office:value="0.000647844517315801" calcext:value-type="float">
            <text:p>0.00065</text:p>
          </table:table-cell>
          <table:table-cell table:style-name="ce9" table:formula="of:=[.$K$2]+[.$K$3]*[.F557]^2+[.$K$4]*[.G557]" office:value-type="float" office:value="0.0000223469852219968" calcext:value-type="float">
            <text:p>0.00002</text:p>
          </table:table-cell>
          <table:table-cell table:style-name="ce9" table:formula="of:=-LN([.G558])-[.F558]^2/[.G558]" office:value-type="float" office:value="10.6900379658389" calcext:value-type="float">
            <text:p>10.6900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25" calcext:value-type="date">
            <text:p>2017-09-25</text:p>
          </table:table-cell>
          <table:table-cell table:style-name="ce6" office:value-type="float" office:value="2499.39" calcext:value-type="float">
            <text:p>2499.39</text:p>
          </table:table-cell>
          <table:table-cell table:style-name="ce6" office:value-type="float" office:value="2502.54" calcext:value-type="float">
            <text:p>2502.54</text:p>
          </table:table-cell>
          <table:table-cell table:style-name="ce6" office:value-type="float" office:value="2488.03" calcext:value-type="float">
            <text:p>2488.03</text:p>
          </table:table-cell>
          <table:table-cell table:style-name="ce6" office:value-type="float" office:value="2496.66" calcext:value-type="float">
            <text:p>2496.66</text:p>
          </table:table-cell>
          <table:table-cell table:style-name="ce9" table:formula="of:=([.E559]-[.E558])/[.E558]" office:value-type="float" office:value="-0.00222202684016591" calcext:value-type="float">
            <text:p>-0.00222</text:p>
          </table:table-cell>
          <table:table-cell table:style-name="ce9" table:formula="of:=[.$K$2]+[.$K$3]*[.F558]^2+[.$K$4]*[.G558]" office:value-type="float" office:value="0.0000207818186570534" calcext:value-type="float">
            <text:p>0.00002</text:p>
          </table:table-cell>
          <table:table-cell table:style-name="ce9" table:formula="of:=-LN([.G559])-[.F559]^2/[.G559]" office:value-type="float" office:value="10.5438492270476" calcext:value-type="float">
            <text:p>10.5438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26" calcext:value-type="date">
            <text:p>2017-09-26</text:p>
          </table:table-cell>
          <table:table-cell table:style-name="ce6" office:value-type="float" office:value="2501.04" calcext:value-type="float">
            <text:p>2501.04</text:p>
          </table:table-cell>
          <table:table-cell table:style-name="ce6" office:value-type="float" office:value="2503.51" calcext:value-type="float">
            <text:p>2503.51</text:p>
          </table:table-cell>
          <table:table-cell table:style-name="ce6" office:value-type="float" office:value="2495.12" calcext:value-type="float">
            <text:p>2495.12</text:p>
          </table:table-cell>
          <table:table-cell table:style-name="ce6" office:value-type="float" office:value="2496.84" calcext:value-type="float">
            <text:p>2496.84</text:p>
          </table:table-cell>
          <table:table-cell table:style-name="ce9" table:formula="of:=([.E560]-[.E559])/[.E559]" office:value-type="float" office:value="0.000072096320684551" calcext:value-type="float">
            <text:p>0.00007</text:p>
          </table:table-cell>
          <table:table-cell table:style-name="ce9" table:formula="of:=[.$K$2]+[.$K$3]*[.F559]^2+[.$K$4]*[.G559]" office:value-type="float" office:value="0.0000206227659380709" calcext:value-type="float">
            <text:p>0.00002</text:p>
          </table:table-cell>
          <table:table-cell table:style-name="ce9" table:formula="of:=-LN([.G560])-[.F560]^2/[.G560]" office:value-type="float" office:value="10.7888629040655" calcext:value-type="float">
            <text:p>10.7888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27" calcext:value-type="date">
            <text:p>2017-09-27</text:p>
          </table:table-cell>
          <table:table-cell table:style-name="ce6" office:value-type="float" office:value="2503.3" calcext:value-type="float">
            <text:p>2503.3</text:p>
          </table:table-cell>
          <table:table-cell table:style-name="ce6" office:value-type="float" office:value="2511.75" calcext:value-type="float">
            <text:p>2511.75</text:p>
          </table:table-cell>
          <table:table-cell table:style-name="ce6" office:value-type="float" office:value="2495.91" calcext:value-type="float">
            <text:p>2495.91</text:p>
          </table:table-cell>
          <table:table-cell table:style-name="ce6" office:value-type="float" office:value="2507.04" calcext:value-type="float">
            <text:p>2507.04</text:p>
          </table:table-cell>
          <table:table-cell table:style-name="ce9" table:formula="of:=([.E561]-[.E560])/[.E560]" office:value-type="float" office:value="0.00408516364684955" calcext:value-type="float">
            <text:p>0.00409</text:p>
          </table:table-cell>
          <table:table-cell table:style-name="ce9" table:formula="of:=[.$K$2]+[.$K$3]*[.F560]^2+[.$K$4]*[.G560]" office:value-type="float" office:value="0.0000194000687407224" calcext:value-type="float">
            <text:p>0.00002</text:p>
          </table:table-cell>
          <table:table-cell table:style-name="ce9" table:formula="of:=-LN([.G561])-[.F561]^2/[.G561]" office:value-type="float" office:value="9.9900018409071" calcext:value-type="float">
            <text:p>9.990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28" calcext:value-type="date">
            <text:p>2017-09-28</text:p>
          </table:table-cell>
          <table:table-cell table:style-name="ce6" office:value-type="float" office:value="2503.41" calcext:value-type="float">
            <text:p>2503.41</text:p>
          </table:table-cell>
          <table:table-cell table:style-name="ce6" office:value-type="float" office:value="2510.81" calcext:value-type="float">
            <text:p>2510.81</text:p>
          </table:table-cell>
          <table:table-cell table:style-name="ce6" office:value-type="float" office:value="2502.93" calcext:value-type="float">
            <text:p>2502.93</text:p>
          </table:table-cell>
          <table:table-cell table:style-name="ce6" office:value-type="float" office:value="2510.06" calcext:value-type="float">
            <text:p>2510.06</text:p>
          </table:table-cell>
          <table:table-cell table:style-name="ce9" table:formula="of:=([.E562]-[.E561])/[.E561]" office:value-type="float" office:value="0.00120460782436658" calcext:value-type="float">
            <text:p>0.00120</text:p>
          </table:table-cell>
          <table:table-cell table:style-name="ce9" table:formula="of:=[.$K$2]+[.$K$3]*[.F561]^2+[.$K$4]*[.G561]" office:value-type="float" office:value="0.0000222196285494698" calcext:value-type="float">
            <text:p>0.00002</text:p>
          </table:table-cell>
          <table:table-cell table:style-name="ce9" table:formula="of:=-LN([.G562])-[.F562]^2/[.G562]" office:value-type="float" office:value="10.6492282681308" calcext:value-type="float">
            <text:p>10.6492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09-29" calcext:value-type="date">
            <text:p>2017-09-29</text:p>
          </table:table-cell>
          <table:table-cell table:style-name="ce6" office:value-type="float" office:value="2509.96" calcext:value-type="float">
            <text:p>2509.96</text:p>
          </table:table-cell>
          <table:table-cell table:style-name="ce6" office:value-type="float" office:value="2519.44" calcext:value-type="float">
            <text:p>2519.44</text:p>
          </table:table-cell>
          <table:table-cell table:style-name="ce6" office:value-type="float" office:value="2507.99" calcext:value-type="float">
            <text:p>2507.99</text:p>
          </table:table-cell>
          <table:table-cell table:style-name="ce6" office:value-type="float" office:value="2519.36" calcext:value-type="float">
            <text:p>2519.36</text:p>
          </table:table-cell>
          <table:table-cell table:style-name="ce9" table:formula="of:=([.E563]-[.E562])/[.E562]" office:value-type="float" office:value="0.00370509071496306" calcext:value-type="float">
            <text:p>0.00371</text:p>
          </table:table-cell>
          <table:table-cell table:style-name="ce9" table:formula="of:=[.$K$2]+[.$K$3]*[.F562]^2+[.$K$4]*[.G562]" office:value-type="float" office:value="0.0000209174248009224" calcext:value-type="float">
            <text:p>0.00002</text:p>
          </table:table-cell>
          <table:table-cell table:style-name="ce9" table:formula="of:=-LN([.G563])-[.F563]^2/[.G563]" office:value-type="float" office:value="10.1186475621063" calcext:value-type="float">
            <text:p>10.1186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02" calcext:value-type="date">
            <text:p>2017-10-02</text:p>
          </table:table-cell>
          <table:table-cell table:style-name="ce6" office:value-type="float" office:value="2521.2" calcext:value-type="float">
            <text:p>2521.2</text:p>
          </table:table-cell>
          <table:table-cell table:style-name="ce6" office:value-type="float" office:value="2529.23" calcext:value-type="float">
            <text:p>2529.23</text:p>
          </table:table-cell>
          <table:table-cell table:style-name="ce6" office:value-type="float" office:value="2520.4" calcext:value-type="float">
            <text:p>2520.4</text:p>
          </table:table-cell>
          <table:table-cell table:style-name="ce6" office:value-type="float" office:value="2529.12" calcext:value-type="float">
            <text:p>2529.12</text:p>
          </table:table-cell>
          <table:table-cell table:style-name="ce9" table:formula="of:=([.E564]-[.E563])/[.E563]" office:value-type="float" office:value="0.00387399974596714" calcext:value-type="float">
            <text:p>0.00387</text:p>
          </table:table-cell>
          <table:table-cell table:style-name="ce9" table:formula="of:=[.$K$2]+[.$K$3]*[.F563]^2+[.$K$4]*[.G563]" office:value-type="float" office:value="0.0000226913482212451" calcext:value-type="float">
            <text:p>0.00002</text:p>
          </table:table-cell>
          <table:table-cell table:style-name="ce9" table:formula="of:=-LN([.G564])-[.F564]^2/[.G564]" office:value-type="float" office:value="10.032134936549" calcext:value-type="float">
            <text:p>10.032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03" calcext:value-type="date">
            <text:p>2017-10-03</text:p>
          </table:table-cell>
          <table:table-cell table:style-name="ce6" office:value-type="float" office:value="2530.34" calcext:value-type="float">
            <text:p>2530.34</text:p>
          </table:table-cell>
          <table:table-cell table:style-name="ce6" office:value-type="float" office:value="2535.13" calcext:value-type="float">
            <text:p>2535.13</text:p>
          </table:table-cell>
          <table:table-cell table:style-name="ce6" office:value-type="float" office:value="2528.85" calcext:value-type="float">
            <text:p>2528.85</text:p>
          </table:table-cell>
          <table:table-cell table:style-name="ce6" office:value-type="float" office:value="2534.58" calcext:value-type="float">
            <text:p>2534.58</text:p>
          </table:table-cell>
          <table:table-cell table:style-name="ce9" table:formula="of:=([.E565]-[.E564])/[.E564]" office:value-type="float" office:value="0.00215885367242362" calcext:value-type="float">
            <text:p>0.00216</text:p>
          </table:table-cell>
          <table:table-cell table:style-name="ce9" table:formula="of:=[.$K$2]+[.$K$3]*[.F564]^2+[.$K$4]*[.G564]" office:value-type="float" office:value="0.000024303987182382" calcext:value-type="float">
            <text:p>0.00002</text:p>
          </table:table-cell>
          <table:table-cell table:style-name="ce9" table:formula="of:=-LN([.G565])-[.F565]^2/[.G565]" office:value-type="float" office:value="10.4331053420613" calcext:value-type="float">
            <text:p>10.4331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04" calcext:value-type="date">
            <text:p>2017-10-04</text:p>
          </table:table-cell>
          <table:table-cell table:style-name="ce6" office:value-type="float" office:value="2533.48" calcext:value-type="float">
            <text:p>2533.48</text:p>
          </table:table-cell>
          <table:table-cell table:style-name="ce6" office:value-type="float" office:value="2540.53" calcext:value-type="float">
            <text:p>2540.53</text:p>
          </table:table-cell>
          <table:table-cell table:style-name="ce6" office:value-type="float" office:value="2531.8" calcext:value-type="float">
            <text:p>2531.8</text:p>
          </table:table-cell>
          <table:table-cell table:style-name="ce6" office:value-type="float" office:value="2537.74" calcext:value-type="float">
            <text:p>2537.74</text:p>
          </table:table-cell>
          <table:table-cell table:style-name="ce9" table:formula="of:=([.E566]-[.E565])/[.E565]" office:value-type="float" office:value="0.0012467548864111" calcext:value-type="float">
            <text:p>0.00125</text:p>
          </table:table-cell>
          <table:table-cell table:style-name="ce9" table:formula="of:=[.$K$2]+[.$K$3]*[.F565]^2+[.$K$4]*[.G565]" office:value-type="float" office:value="0.0000231939224875454" calcext:value-type="float">
            <text:p>0.00002</text:p>
          </table:table-cell>
          <table:table-cell table:style-name="ce9" table:formula="of:=-LN([.G566])-[.F566]^2/[.G566]" office:value-type="float" office:value="10.6046028164644" calcext:value-type="float">
            <text:p>10.604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05" calcext:value-type="date">
            <text:p>2017-10-05</text:p>
          </table:table-cell>
          <table:table-cell table:style-name="ce6" office:value-type="float" office:value="2540.86" calcext:value-type="float">
            <text:p>2540.86</text:p>
          </table:table-cell>
          <table:table-cell table:style-name="ce6" office:value-type="float" office:value="2552.51" calcext:value-type="float">
            <text:p>2552.51</text:p>
          </table:table-cell>
          <table:table-cell table:style-name="ce6" office:value-type="float" office:value="2540.02" calcext:value-type="float">
            <text:p>2540.02</text:p>
          </table:table-cell>
          <table:table-cell table:style-name="ce6" office:value-type="float" office:value="2552.07" calcext:value-type="float">
            <text:p>2552.07</text:p>
          </table:table-cell>
          <table:table-cell table:style-name="ce9" table:formula="of:=([.E567]-[.E566])/[.E566]" office:value-type="float" office:value="0.00564675656292622" calcext:value-type="float">
            <text:p>0.00565</text:p>
          </table:table-cell>
          <table:table-cell table:style-name="ce9" table:formula="of:=[.$K$2]+[.$K$3]*[.F566]^2+[.$K$4]*[.G566]" office:value-type="float" office:value="0.0000216689063264191" calcext:value-type="float">
            <text:p>0.00002</text:p>
          </table:table-cell>
          <table:table-cell table:style-name="ce9" table:formula="of:=-LN([.G567])-[.F567]^2/[.G567]" office:value-type="float" office:value="9.26812925862849" calcext:value-type="float">
            <text:p>9.268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06" calcext:value-type="date">
            <text:p>2017-10-06</text:p>
          </table:table-cell>
          <table:table-cell table:style-name="ce6" office:value-type="float" office:value="2547.44" calcext:value-type="float">
            <text:p>2547.44</text:p>
          </table:table-cell>
          <table:table-cell table:style-name="ce6" office:value-type="float" office:value="2549.41" calcext:value-type="float">
            <text:p>2549.41</text:p>
          </table:table-cell>
          <table:table-cell table:style-name="ce6" office:value-type="float" office:value="2543.79" calcext:value-type="float">
            <text:p>2543.79</text:p>
          </table:table-cell>
          <table:table-cell table:style-name="ce6" office:value-type="float" office:value="2549.33" calcext:value-type="float">
            <text:p>2549.33</text:p>
          </table:table-cell>
          <table:table-cell table:style-name="ce9" table:formula="of:=([.E568]-[.E567])/[.E567]" office:value-type="float" office:value="-0.00107363826227346" calcext:value-type="float">
            <text:p>-0.00107</text:p>
          </table:table-cell>
          <table:table-cell table:style-name="ce9" table:formula="of:=[.$K$2]+[.$K$3]*[.F567]^2+[.$K$4]*[.G567]" office:value-type="float" office:value="0.0000273168081803643" calcext:value-type="float">
            <text:p>0.00003</text:p>
          </table:table-cell>
          <table:table-cell table:style-name="ce9" table:formula="of:=-LN([.G568])-[.F568]^2/[.G568]" office:value-type="float" office:value="10.465810930337" calcext:value-type="float">
            <text:p>10.465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09" calcext:value-type="date">
            <text:p>2017-10-09</text:p>
          </table:table-cell>
          <table:table-cell table:style-name="ce6" office:value-type="float" office:value="2551.39" calcext:value-type="float">
            <text:p>2551.39</text:p>
          </table:table-cell>
          <table:table-cell table:style-name="ce6" office:value-type="float" office:value="2551.82" calcext:value-type="float">
            <text:p>2551.82</text:p>
          </table:table-cell>
          <table:table-cell table:style-name="ce6" office:value-type="float" office:value="2541.6" calcext:value-type="float">
            <text:p>2541.6</text:p>
          </table:table-cell>
          <table:table-cell table:style-name="ce6" office:value-type="float" office:value="2544.73" calcext:value-type="float">
            <text:p>2544.73</text:p>
          </table:table-cell>
          <table:table-cell table:style-name="ce9" table:formula="of:=([.E569]-[.E568])/[.E568]" office:value-type="float" office:value="-0.00180439566474325" calcext:value-type="float">
            <text:p>-0.00180</text:p>
          </table:table-cell>
          <table:table-cell table:style-name="ce9" table:formula="of:=[.$K$2]+[.$K$3]*[.F568]^2+[.$K$4]*[.G568]" office:value-type="float" office:value="0.0000246611835028155" calcext:value-type="float">
            <text:p>0.00002</text:p>
          </table:table-cell>
          <table:table-cell table:style-name="ce9" table:formula="of:=-LN([.G569])-[.F569]^2/[.G569]" office:value-type="float" office:value="10.4782570569939" calcext:value-type="float">
            <text:p>10.478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10" calcext:value-type="date">
            <text:p>2017-10-10</text:p>
          </table:table-cell>
          <table:table-cell table:style-name="ce6" office:value-type="float" office:value="2549.99" calcext:value-type="float">
            <text:p>2549.99</text:p>
          </table:table-cell>
          <table:table-cell table:style-name="ce6" office:value-type="float" office:value="2555.23" calcext:value-type="float">
            <text:p>2555.23</text:p>
          </table:table-cell>
          <table:table-cell table:style-name="ce6" office:value-type="float" office:value="2544.86" calcext:value-type="float">
            <text:p>2544.86</text:p>
          </table:table-cell>
          <table:table-cell table:style-name="ce6" office:value-type="float" office:value="2550.64" calcext:value-type="float">
            <text:p>2550.64</text:p>
          </table:table-cell>
          <table:table-cell table:style-name="ce9" table:formula="of:=([.E570]-[.E569])/[.E569]" office:value-type="float" office:value="0.0023224467821733" calcext:value-type="float">
            <text:p>0.00232</text:p>
          </table:table-cell>
          <table:table-cell table:style-name="ce9" table:formula="of:=[.$K$2]+[.$K$3]*[.F569]^2+[.$K$4]*[.G569]" office:value-type="float" office:value="0.0000231465686119828" calcext:value-type="float">
            <text:p>0.00002</text:p>
          </table:table-cell>
          <table:table-cell table:style-name="ce9" table:formula="of:=-LN([.G570])-[.F570]^2/[.G570]" office:value-type="float" office:value="10.4406377205291" calcext:value-type="float">
            <text:p>10.4406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11" calcext:value-type="date">
            <text:p>2017-10-11</text:p>
          </table:table-cell>
          <table:table-cell table:style-name="ce6" office:value-type="float" office:value="2550.62" calcext:value-type="float">
            <text:p>2550.62</text:p>
          </table:table-cell>
          <table:table-cell table:style-name="ce6" office:value-type="float" office:value="2555.24" calcext:value-type="float">
            <text:p>2555.24</text:p>
          </table:table-cell>
          <table:table-cell table:style-name="ce6" office:value-type="float" office:value="2547.95" calcext:value-type="float">
            <text:p>2547.95</text:p>
          </table:table-cell>
          <table:table-cell table:style-name="ce6" office:value-type="float" office:value="2555.24" calcext:value-type="float">
            <text:p>2555.24</text:p>
          </table:table-cell>
          <table:table-cell table:style-name="ce9" table:formula="of:=([.E571]-[.E570])/[.E570]" office:value-type="float" office:value="0.0018034689332873" calcext:value-type="float">
            <text:p>0.00180</text:p>
          </table:table-cell>
          <table:table-cell table:style-name="ce9" table:formula="of:=[.$K$2]+[.$K$3]*[.F570]^2+[.$K$4]*[.G570]" office:value-type="float" office:value="0.0000224927278436658" calcext:value-type="float">
            <text:p>0.00002</text:p>
          </table:table-cell>
          <table:table-cell table:style-name="ce9" table:formula="of:=-LN([.G571])-[.F571]^2/[.G571]" office:value-type="float" office:value="10.5577162073283" calcext:value-type="float">
            <text:p>10.557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12" calcext:value-type="date">
            <text:p>2017-10-12</text:p>
          </table:table-cell>
          <table:table-cell table:style-name="ce6" office:value-type="float" office:value="2552.88" calcext:value-type="float">
            <text:p>2552.88</text:p>
          </table:table-cell>
          <table:table-cell table:style-name="ce6" office:value-type="float" office:value="2555.33" calcext:value-type="float">
            <text:p>2555.33</text:p>
          </table:table-cell>
          <table:table-cell table:style-name="ce6" office:value-type="float" office:value="2548.31" calcext:value-type="float">
            <text:p>2548.31</text:p>
          </table:table-cell>
          <table:table-cell table:style-name="ce6" office:value-type="float" office:value="2550.93" calcext:value-type="float">
            <text:p>2550.93</text:p>
          </table:table-cell>
          <table:table-cell table:style-name="ce9" table:formula="of:=([.E572]-[.E571])/[.E571]" office:value-type="float" office:value="-0.00168673001361905" calcext:value-type="float">
            <text:p>-0.00169</text:p>
          </table:table-cell>
          <table:table-cell table:style-name="ce9" table:formula="of:=[.$K$2]+[.$K$3]*[.F571]^2+[.$K$4]*[.G571]" office:value-type="float" office:value="0.0000215247327789506" calcext:value-type="float">
            <text:p>0.00002</text:p>
          </table:table-cell>
          <table:table-cell table:style-name="ce9" table:formula="of:=-LN([.G572])-[.F572]^2/[.G572]" office:value-type="float" office:value="10.6141316871437" calcext:value-type="float">
            <text:p>10.614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13" calcext:value-type="date">
            <text:p>2017-10-13</text:p>
          </table:table-cell>
          <table:table-cell table:style-name="ce6" office:value-type="float" office:value="2555.66" calcext:value-type="float">
            <text:p>2555.66</text:p>
          </table:table-cell>
          <table:table-cell table:style-name="ce6" office:value-type="float" office:value="2557.65" calcext:value-type="float">
            <text:p>2557.65</text:p>
          </table:table-cell>
          <table:table-cell table:style-name="ce6" office:value-type="float" office:value="2552.09" calcext:value-type="float">
            <text:p>2552.09</text:p>
          </table:table-cell>
          <table:table-cell table:style-name="ce6" office:value-type="float" office:value="2553.17" calcext:value-type="float">
            <text:p>2553.17</text:p>
          </table:table-cell>
          <table:table-cell table:style-name="ce9" table:formula="of:=([.E573]-[.E572])/[.E572]" office:value-type="float" office:value="0.000878111120258195" calcext:value-type="float">
            <text:p>0.00088</text:p>
          </table:table-cell>
          <table:table-cell table:style-name="ce9" table:formula="of:=[.$K$2]+[.$K$3]*[.F572]^2+[.$K$4]*[.G572]" office:value-type="float" office:value="0.0000207098992527557" calcext:value-type="float">
            <text:p>0.00002</text:p>
          </table:table-cell>
          <table:table-cell table:style-name="ce9" table:formula="of:=-LN([.G573])-[.F573]^2/[.G573]" office:value-type="float" office:value="10.7476663527116" calcext:value-type="float">
            <text:p>10.747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16" calcext:value-type="date">
            <text:p>2017-10-16</text:p>
          </table:table-cell>
          <table:table-cell table:style-name="ce6" office:value-type="float" office:value="2555.57" calcext:value-type="float">
            <text:p>2555.57</text:p>
          </table:table-cell>
          <table:table-cell table:style-name="ce6" office:value-type="float" office:value="2559.47" calcext:value-type="float">
            <text:p>2559.47</text:p>
          </table:table-cell>
          <table:table-cell table:style-name="ce6" office:value-type="float" office:value="2552.64" calcext:value-type="float">
            <text:p>2552.64</text:p>
          </table:table-cell>
          <table:table-cell table:style-name="ce6" office:value-type="float" office:value="2557.64" calcext:value-type="float">
            <text:p>2557.64</text:p>
          </table:table-cell>
          <table:table-cell table:style-name="ce9" table:formula="of:=([.E574]-[.E573])/[.E573]" office:value-type="float" office:value="0.00175076473560311" calcext:value-type="float">
            <text:p>0.00175</text:p>
          </table:table-cell>
          <table:table-cell table:style-name="ce9" table:formula="of:=[.$K$2]+[.$K$3]*[.F573]^2+[.$K$4]*[.G573]" office:value-type="float" office:value="0.0000196366064675482" calcext:value-type="float">
            <text:p>0.00002</text:p>
          </table:table-cell>
          <table:table-cell table:style-name="ce9" table:formula="of:=-LN([.G574])-[.F574]^2/[.G574]" office:value-type="float" office:value="10.6820200021153" calcext:value-type="float">
            <text:p>10.6820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17" calcext:value-type="date">
            <text:p>2017-10-17</text:p>
          </table:table-cell>
          <table:table-cell table:style-name="ce6" office:value-type="float" office:value="2557.17" calcext:value-type="float">
            <text:p>2557.17</text:p>
          </table:table-cell>
          <table:table-cell table:style-name="ce6" office:value-type="float" office:value="2559.71" calcext:value-type="float">
            <text:p>2559.71</text:p>
          </table:table-cell>
          <table:table-cell table:style-name="ce6" office:value-type="float" office:value="2554.69" calcext:value-type="float">
            <text:p>2554.69</text:p>
          </table:table-cell>
          <table:table-cell table:style-name="ce6" office:value-type="float" office:value="2559.36" calcext:value-type="float">
            <text:p>2559.36</text:p>
          </table:table-cell>
          <table:table-cell table:style-name="ce9" table:formula="of:=([.E575]-[.E574])/[.E574]" office:value-type="float" office:value="0.000672494956287928" calcext:value-type="float">
            <text:p>0.00067</text:p>
          </table:table-cell>
          <table:table-cell table:style-name="ce9" table:formula="of:=[.$K$2]+[.$K$3]*[.F574]^2+[.$K$4]*[.G574]" office:value-type="float" office:value="0.0000193476405452309" calcext:value-type="float">
            <text:p>0.00002</text:p>
          </table:table-cell>
          <table:table-cell table:style-name="ce9" table:formula="of:=-LN([.G575])-[.F575]^2/[.G575]" office:value-type="float" office:value="10.8295651658964" calcext:value-type="float">
            <text:p>10.829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18" calcext:value-type="date">
            <text:p>2017-10-18</text:p>
          </table:table-cell>
          <table:table-cell table:style-name="ce6" office:value-type="float" office:value="2562.87" calcext:value-type="float">
            <text:p>2562.87</text:p>
          </table:table-cell>
          <table:table-cell table:style-name="ce6" office:value-type="float" office:value="2564.11" calcext:value-type="float">
            <text:p>2564.11</text:p>
          </table:table-cell>
          <table:table-cell table:style-name="ce6" office:value-type="float" office:value="2559.67" calcext:value-type="float">
            <text:p>2559.67</text:p>
          </table:table-cell>
          <table:table-cell table:style-name="ce6" office:value-type="float" office:value="2561.26" calcext:value-type="float">
            <text:p>2561.26</text:p>
          </table:table-cell>
          <table:table-cell table:style-name="ce9" table:formula="of:=([.E576]-[.E575])/[.E575]" office:value-type="float" office:value="0.000742373093273354" calcext:value-type="float">
            <text:p>0.00074</text:p>
          </table:table-cell>
          <table:table-cell table:style-name="ce9" table:formula="of:=[.$K$2]+[.$K$3]*[.F575]^2+[.$K$4]*[.G575]" office:value-type="float" office:value="0.0000185468613406787" calcext:value-type="float">
            <text:p>0.00002</text:p>
          </table:table-cell>
          <table:table-cell table:style-name="ce9" table:formula="of:=-LN([.G576])-[.F576]^2/[.G576]" office:value-type="float" office:value="10.8654951004673" calcext:value-type="float">
            <text:p>10.865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19" calcext:value-type="date">
            <text:p>2017-10-19</text:p>
          </table:table-cell>
          <table:table-cell table:style-name="ce6" office:value-type="float" office:value="2553.39" calcext:value-type="float">
            <text:p>2553.39</text:p>
          </table:table-cell>
          <table:table-cell table:style-name="ce6" office:value-type="float" office:value="2562.36" calcext:value-type="float">
            <text:p>2562.36</text:p>
          </table:table-cell>
          <table:table-cell table:style-name="ce6" office:value-type="float" office:value="2547.92" calcext:value-type="float">
            <text:p>2547.92</text:p>
          </table:table-cell>
          <table:table-cell table:style-name="ce6" office:value-type="float" office:value="2562.1" calcext:value-type="float">
            <text:p>2562.1</text:p>
          </table:table-cell>
          <table:table-cell table:style-name="ce9" table:formula="of:=([.E577]-[.E576])/[.E576]" office:value-type="float" office:value="0.000327963580425139" calcext:value-type="float">
            <text:p>0.00033</text:p>
          </table:table-cell>
          <table:table-cell table:style-name="ce9" table:formula="of:=[.$K$2]+[.$K$3]*[.F576]^2+[.$K$4]*[.G576]" office:value-type="float" office:value="0.000017970343268448" calcext:value-type="float">
            <text:p>0.00002</text:p>
          </table:table-cell>
          <table:table-cell table:style-name="ce9" table:formula="of:=-LN([.G577])-[.F577]^2/[.G577]" office:value-type="float" office:value="10.9208023318128" calcext:value-type="float">
            <text:p>10.920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20" calcext:value-type="date">
            <text:p>2017-10-20</text:p>
          </table:table-cell>
          <table:table-cell table:style-name="ce6" office:value-type="float" office:value="2567.56" calcext:value-type="float">
            <text:p>2567.56</text:p>
          </table:table-cell>
          <table:table-cell table:style-name="ce6" office:value-type="float" office:value="2575.44" calcext:value-type="float">
            <text:p>2575.44</text:p>
          </table:table-cell>
          <table:table-cell table:style-name="ce6" office:value-type="float" office:value="2567.56" calcext:value-type="float">
            <text:p>2567.56</text:p>
          </table:table-cell>
          <table:table-cell table:style-name="ce6" office:value-type="float" office:value="2575.21" calcext:value-type="float">
            <text:p>2575.21</text:p>
          </table:table-cell>
          <table:table-cell table:style-name="ce9" table:formula="of:=([.E578]-[.E577])/[.E577]" office:value-type="float" office:value="0.00511689629600723" calcext:value-type="float">
            <text:p>0.00512</text:p>
          </table:table-cell>
          <table:table-cell table:style-name="ce9" table:formula="of:=[.$K$2]+[.$K$3]*[.F577]^2+[.$K$4]*[.G577]" office:value-type="float" office:value="0.0000174400865093129" calcext:value-type="float">
            <text:p>0.00002</text:p>
          </table:table-cell>
          <table:table-cell table:style-name="ce9" table:formula="of:=-LN([.G578])-[.F578]^2/[.G578]" office:value-type="float" office:value="9.45544916599586" calcext:value-type="float">
            <text:p>9.4554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23" calcext:value-type="date">
            <text:p>2017-10-23</text:p>
          </table:table-cell>
          <table:table-cell table:style-name="ce6" office:value-type="float" office:value="2578.08" calcext:value-type="float">
            <text:p>2578.08</text:p>
          </table:table-cell>
          <table:table-cell table:style-name="ce6" office:value-type="float" office:value="2578.29" calcext:value-type="float">
            <text:p>2578.29</text:p>
          </table:table-cell>
          <table:table-cell table:style-name="ce6" office:value-type="float" office:value="2564.33" calcext:value-type="float">
            <text:p>2564.33</text:p>
          </table:table-cell>
          <table:table-cell table:style-name="ce6" office:value-type="float" office:value="2564.98" calcext:value-type="float">
            <text:p>2564.98</text:p>
          </table:table-cell>
          <table:table-cell table:style-name="ce9" table:formula="of:=([.E579]-[.E578])/[.E578]" office:value-type="float" office:value="-0.0039724915637948" calcext:value-type="float">
            <text:p>-0.00397</text:p>
          </table:table-cell>
          <table:table-cell table:style-name="ce9" table:formula="of:=[.$K$2]+[.$K$3]*[.F578]^2+[.$K$4]*[.G578]" office:value-type="float" office:value="0.0000228790963541546" calcext:value-type="float">
            <text:p>0.00002</text:p>
          </table:table-cell>
          <table:table-cell table:style-name="ce9" table:formula="of:=-LN([.G579])-[.F579]^2/[.G579]" office:value-type="float" office:value="9.99554420771854" calcext:value-type="float">
            <text:p>9.995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24" calcext:value-type="date">
            <text:p>2017-10-24</text:p>
          </table:table-cell>
          <table:table-cell table:style-name="ce6" office:value-type="float" office:value="2568.66" calcext:value-type="float">
            <text:p>2568.66</text:p>
          </table:table-cell>
          <table:table-cell table:style-name="ce6" office:value-type="float" office:value="2572.18" calcext:value-type="float">
            <text:p>2572.18</text:p>
          </table:table-cell>
          <table:table-cell table:style-name="ce6" office:value-type="float" office:value="2565.58" calcext:value-type="float">
            <text:p>2565.58</text:p>
          </table:table-cell>
          <table:table-cell table:style-name="ce6" office:value-type="float" office:value="2569.13" calcext:value-type="float">
            <text:p>2569.13</text:p>
          </table:table-cell>
          <table:table-cell table:style-name="ce9" table:formula="of:=([.E580]-[.E579])/[.E579]" office:value-type="float" office:value="0.00161794633876291" calcext:value-type="float">
            <text:p>0.00162</text:p>
          </table:table-cell>
          <table:table-cell table:style-name="ce9" table:formula="of:=[.$K$2]+[.$K$3]*[.F579]^2+[.$K$4]*[.G579]" office:value-type="float" office:value="0.0000246172939987506" calcext:value-type="float">
            <text:p>0.00002</text:p>
          </table:table-cell>
          <table:table-cell table:style-name="ce9" table:formula="of:=-LN([.G580])-[.F580]^2/[.G580]" office:value-type="float" office:value="10.5057234942539" calcext:value-type="float">
            <text:p>10.505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25" calcext:value-type="date">
            <text:p>2017-10-25</text:p>
          </table:table-cell>
          <table:table-cell table:style-name="ce6" office:value-type="float" office:value="2566.52" calcext:value-type="float">
            <text:p>2566.52</text:p>
          </table:table-cell>
          <table:table-cell table:style-name="ce6" office:value-type="float" office:value="2567.4" calcext:value-type="float">
            <text:p>2567.4</text:p>
          </table:table-cell>
          <table:table-cell table:style-name="ce6" office:value-type="float" office:value="2544" calcext:value-type="float">
            <text:p>2544</text:p>
          </table:table-cell>
          <table:table-cell table:style-name="ce6" office:value-type="float" office:value="2557.15" calcext:value-type="float">
            <text:p>2557.15</text:p>
          </table:table-cell>
          <table:table-cell table:style-name="ce9" table:formula="of:=([.E581]-[.E580])/[.E580]" office:value-type="float" office:value="-0.00466305714385804" calcext:value-type="float">
            <text:p>-0.00466</text:p>
          </table:table-cell>
          <table:table-cell table:style-name="ce9" table:formula="of:=[.$K$2]+[.$K$3]*[.F580]^2+[.$K$4]*[.G580]" office:value-type="float" office:value="0.0000229709570009266" calcext:value-type="float">
            <text:p>0.00002</text:p>
          </table:table-cell>
          <table:table-cell table:style-name="ce9" table:formula="of:=-LN([.G581])-[.F581]^2/[.G581]" office:value-type="float" office:value="9.7346888456002" calcext:value-type="float">
            <text:p>9.734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26" calcext:value-type="date">
            <text:p>2017-10-26</text:p>
          </table:table-cell>
          <table:table-cell table:style-name="ce6" office:value-type="float" office:value="2560.08" calcext:value-type="float">
            <text:p>2560.08</text:p>
          </table:table-cell>
          <table:table-cell table:style-name="ce6" office:value-type="float" office:value="2567.07" calcext:value-type="float">
            <text:p>2567.07</text:p>
          </table:table-cell>
          <table:table-cell table:style-name="ce6" office:value-type="float" office:value="2559.8" calcext:value-type="float">
            <text:p>2559.8</text:p>
          </table:table-cell>
          <table:table-cell table:style-name="ce6" office:value-type="float" office:value="2560.4" calcext:value-type="float">
            <text:p>2560.4</text:p>
          </table:table-cell>
          <table:table-cell table:style-name="ce9" table:formula="of:=([.E582]-[.E581])/[.E581]" office:value-type="float" office:value="0.00127094617054142" calcext:value-type="float">
            <text:p>0.00127</text:p>
          </table:table-cell>
          <table:table-cell table:style-name="ce9" table:formula="of:=[.$K$2]+[.$K$3]*[.F581]^2+[.$K$4]*[.G581]" office:value-type="float" office:value="0.0000260205369244052" calcext:value-type="float">
            <text:p>0.00003</text:p>
          </table:table-cell>
          <table:table-cell table:style-name="ce9" table:formula="of:=-LN([.G582])-[.F582]^2/[.G582]" office:value-type="float" office:value="10.4945464009422" calcext:value-type="float">
            <text:p>10.4945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27" calcext:value-type="date">
            <text:p>2017-10-27</text:p>
          </table:table-cell>
          <table:table-cell table:style-name="ce6" office:value-type="float" office:value="2570.26" calcext:value-type="float">
            <text:p>2570.26</text:p>
          </table:table-cell>
          <table:table-cell table:style-name="ce6" office:value-type="float" office:value="2582.98" calcext:value-type="float">
            <text:p>2582.98</text:p>
          </table:table-cell>
          <table:table-cell table:style-name="ce6" office:value-type="float" office:value="2565.94" calcext:value-type="float">
            <text:p>2565.94</text:p>
          </table:table-cell>
          <table:table-cell table:style-name="ce6" office:value-type="float" office:value="2581.07" calcext:value-type="float">
            <text:p>2581.07</text:p>
          </table:table-cell>
          <table:table-cell table:style-name="ce9" table:formula="of:=([.E583]-[.E582])/[.E582]" office:value-type="float" office:value="0.00807295735041403" calcext:value-type="float">
            <text:p>0.00807</text:p>
          </table:table-cell>
          <table:table-cell table:style-name="ce9" table:formula="of:=[.$K$2]+[.$K$3]*[.F582]^2+[.$K$4]*[.G582]" office:value-type="float" office:value="0.0000237956486980979" calcext:value-type="float">
            <text:p>0.00002</text:p>
          </table:table-cell>
          <table:table-cell table:style-name="ce9" table:formula="of:=-LN([.G583])-[.F583]^2/[.G583]" office:value-type="float" office:value="7.90716084989515" calcext:value-type="float">
            <text:p>7.907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30" calcext:value-type="date">
            <text:p>2017-10-30</text:p>
          </table:table-cell>
          <table:table-cell table:style-name="ce6" office:value-type="float" office:value="2577.75" calcext:value-type="float">
            <text:p>2577.75</text:p>
          </table:table-cell>
          <table:table-cell table:style-name="ce6" office:value-type="float" office:value="2580.03" calcext:value-type="float">
            <text:p>2580.03</text:p>
          </table:table-cell>
          <table:table-cell table:style-name="ce6" office:value-type="float" office:value="2568.25" calcext:value-type="float">
            <text:p>2568.25</text:p>
          </table:table-cell>
          <table:table-cell table:style-name="ce6" office:value-type="float" office:value="2572.83" calcext:value-type="float">
            <text:p>2572.83</text:p>
          </table:table-cell>
          <table:table-cell table:style-name="ce9" table:formula="of:=([.E584]-[.E583])/[.E583]" office:value-type="float" office:value="-0.00319247443889559" calcext:value-type="float">
            <text:p>-0.00319</text:p>
          </table:table-cell>
          <table:table-cell table:style-name="ce9" table:formula="of:=[.$K$2]+[.$K$3]*[.F583]^2+[.$K$4]*[.G583]" office:value-type="float" office:value="0.0000363560603756982" calcext:value-type="float">
            <text:p>0.00004</text:p>
          </table:table-cell>
          <table:table-cell table:style-name="ce9" table:formula="of:=-LN([.G584])-[.F584]^2/[.G584]" office:value-type="float" office:value="9.94181418134862" calcext:value-type="float">
            <text:p>9.941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0-31" calcext:value-type="date">
            <text:p>2017-10-31</text:p>
          </table:table-cell>
          <table:table-cell table:style-name="ce6" office:value-type="float" office:value="2575.99" calcext:value-type="float">
            <text:p>2575.99</text:p>
          </table:table-cell>
          <table:table-cell table:style-name="ce6" office:value-type="float" office:value="2578.29" calcext:value-type="float">
            <text:p>2578.29</text:p>
          </table:table-cell>
          <table:table-cell table:style-name="ce6" office:value-type="float" office:value="2572.15" calcext:value-type="float">
            <text:p>2572.15</text:p>
          </table:table-cell>
          <table:table-cell table:style-name="ce6" office:value-type="float" office:value="2575.26" calcext:value-type="float">
            <text:p>2575.26</text:p>
          </table:table-cell>
          <table:table-cell table:style-name="ce9" table:formula="of:=([.E585]-[.E584])/[.E584]" office:value-type="float" office:value="0.000944485255535846" calcext:value-type="float">
            <text:p>0.00094</text:p>
          </table:table-cell>
          <table:table-cell table:style-name="ce9" table:formula="of:=[.$K$2]+[.$K$3]*[.F584]^2+[.$K$4]*[.G584]" office:value-type="float" office:value="0.0000334416288672558" calcext:value-type="float">
            <text:p>0.00003</text:p>
          </table:table-cell>
          <table:table-cell table:style-name="ce9" table:formula="of:=-LN([.G585])-[.F585]^2/[.G585]" office:value-type="float" office:value="10.2790341520556" calcext:value-type="float">
            <text:p>10.279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2017-11-01</text:p>
          </table:table-cell>
          <table:table-cell table:style-name="ce6" office:value-type="float" office:value="2583.21" calcext:value-type="float">
            <text:p>2583.21</text:p>
          </table:table-cell>
          <table:table-cell table:style-name="ce6" office:value-type="float" office:value="2588.4" calcext:value-type="float">
            <text:p>2588.4</text:p>
          </table:table-cell>
          <table:table-cell table:style-name="ce6" office:value-type="float" office:value="2574.92" calcext:value-type="float">
            <text:p>2574.92</text:p>
          </table:table-cell>
          <table:table-cell table:style-name="ce6" office:value-type="float" office:value="2579.36" calcext:value-type="float">
            <text:p>2579.36</text:p>
          </table:table-cell>
          <table:table-cell table:style-name="ce9" table:formula="of:=([.E586]-[.E585])/[.E585]" office:value-type="float" office:value="0.0015920722567818" calcext:value-type="float">
            <text:p>0.00159</text:p>
          </table:table-cell>
          <table:table-cell table:style-name="ce9" table:formula="of:=[.$K$2]+[.$K$3]*[.F585]^2+[.$K$4]*[.G585]" office:value-type="float" office:value="0.0000291816276659852" calcext:value-type="float">
            <text:p>0.00003</text:p>
          </table:table-cell>
          <table:table-cell table:style-name="ce9" table:formula="of:=-LN([.G586])-[.F586]^2/[.G586]" office:value-type="float" office:value="10.3551119938425" calcext:value-type="float">
            <text:p>10.3551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02" calcext:value-type="date">
            <text:p>2017-11-02</text:p>
          </table:table-cell>
          <table:table-cell table:style-name="ce6" office:value-type="float" office:value="2579.46" calcext:value-type="float">
            <text:p>2579.46</text:p>
          </table:table-cell>
          <table:table-cell table:style-name="ce6" office:value-type="float" office:value="2581.11" calcext:value-type="float">
            <text:p>2581.11</text:p>
          </table:table-cell>
          <table:table-cell table:style-name="ce6" office:value-type="float" office:value="2566.17" calcext:value-type="float">
            <text:p>2566.17</text:p>
          </table:table-cell>
          <table:table-cell table:style-name="ce6" office:value-type="float" office:value="2579.85" calcext:value-type="float">
            <text:p>2579.85</text:p>
          </table:table-cell>
          <table:table-cell table:style-name="ce9" table:formula="of:=([.E587]-[.E586])/[.E586]" office:value-type="float" office:value="0.000189969604863137" calcext:value-type="float">
            <text:p>0.00019</text:p>
          </table:table-cell>
          <table:table-cell table:style-name="ce9" table:formula="of:=[.$K$2]+[.$K$3]*[.F586]^2+[.$K$4]*[.G586]" office:value-type="float" office:value="0.000026364560455844" calcext:value-type="float">
            <text:p>0.00003</text:p>
          </table:table-cell>
          <table:table-cell table:style-name="ce9" table:formula="of:=-LN([.G587])-[.F587]^2/[.G587]" office:value-type="float" office:value="10.5421210323321" calcext:value-type="float">
            <text:p>10.5421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03" calcext:value-type="date">
            <text:p>2017-11-03</text:p>
          </table:table-cell>
          <table:table-cell table:style-name="ce6" office:value-type="float" office:value="2581.93" calcext:value-type="float">
            <text:p>2581.93</text:p>
          </table:table-cell>
          <table:table-cell table:style-name="ce6" office:value-type="float" office:value="2588.42" calcext:value-type="float">
            <text:p>2588.42</text:p>
          </table:table-cell>
          <table:table-cell table:style-name="ce6" office:value-type="float" office:value="2576.77" calcext:value-type="float">
            <text:p>2576.77</text:p>
          </table:table-cell>
          <table:table-cell table:style-name="ce6" office:value-type="float" office:value="2587.84" calcext:value-type="float">
            <text:p>2587.84</text:p>
          </table:table-cell>
          <table:table-cell table:style-name="ce9" table:formula="of:=([.E588]-[.E587])/[.E587]" office:value-type="float" office:value="0.00309707928755557" calcext:value-type="float">
            <text:p>0.00310</text:p>
          </table:table-cell>
          <table:table-cell table:style-name="ce9" table:formula="of:=[.$K$2]+[.$K$3]*[.F587]^2+[.$K$4]*[.G587]" office:value-type="float" office:value="0.0000236994153545621" calcext:value-type="float">
            <text:p>0.00002</text:p>
          </table:table-cell>
          <table:table-cell table:style-name="ce9" table:formula="of:=-LN([.G588])-[.F588]^2/[.G588]" office:value-type="float" office:value="10.2453286707858" calcext:value-type="float">
            <text:p>10.245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06" calcext:value-type="date">
            <text:p>2017-11-06</text:p>
          </table:table-cell>
          <table:table-cell table:style-name="ce6" office:value-type="float" office:value="2587.47" calcext:value-type="float">
            <text:p>2587.47</text:p>
          </table:table-cell>
          <table:table-cell table:style-name="ce6" office:value-type="float" office:value="2593.38" calcext:value-type="float">
            <text:p>2593.38</text:p>
          </table:table-cell>
          <table:table-cell table:style-name="ce6" office:value-type="float" office:value="2585.66" calcext:value-type="float">
            <text:p>2585.66</text:p>
          </table:table-cell>
          <table:table-cell table:style-name="ce6" office:value-type="float" office:value="2591.13" calcext:value-type="float">
            <text:p>2591.13</text:p>
          </table:table-cell>
          <table:table-cell table:style-name="ce9" table:formula="of:=([.E589]-[.E588])/[.E588]" office:value-type="float" office:value="0.001271330530481" calcext:value-type="float">
            <text:p>0.00127</text:p>
          </table:table-cell>
          <table:table-cell table:style-name="ce9" table:formula="of:=[.$K$2]+[.$K$3]*[.F588]^2+[.$K$4]*[.G588]" office:value-type="float" office:value="0.0000238455379345969" calcext:value-type="float">
            <text:p>0.00002</text:p>
          </table:table-cell>
          <table:table-cell table:style-name="ce9" table:formula="of:=-LN([.G589])-[.F589]^2/[.G589]" office:value-type="float" office:value="10.5761321570062" calcext:value-type="float">
            <text:p>10.576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07" calcext:value-type="date">
            <text:p>2017-11-07</text:p>
          </table:table-cell>
          <table:table-cell table:style-name="ce6" office:value-type="float" office:value="2592.11" calcext:value-type="float">
            <text:p>2592.11</text:p>
          </table:table-cell>
          <table:table-cell table:style-name="ce6" office:value-type="float" office:value="2597.02" calcext:value-type="float">
            <text:p>2597.02</text:p>
          </table:table-cell>
          <table:table-cell table:style-name="ce6" office:value-type="float" office:value="2584.35" calcext:value-type="float">
            <text:p>2584.35</text:p>
          </table:table-cell>
          <table:table-cell table:style-name="ce6" office:value-type="float" office:value="2590.64" calcext:value-type="float">
            <text:p>2590.64</text:p>
          </table:table-cell>
          <table:table-cell table:style-name="ce9" table:formula="of:=([.E590]-[.E589])/[.E589]" office:value-type="float" office:value="-0.000189106683184648" calcext:value-type="float">
            <text:p>-0.00019</text:p>
          </table:table-cell>
          <table:table-cell table:style-name="ce9" table:formula="of:=[.$K$2]+[.$K$3]*[.F589]^2+[.$K$4]*[.G589]" office:value-type="float" office:value="0.0000221698881574716" calcext:value-type="float">
            <text:p>0.00002</text:p>
          </table:table-cell>
          <table:table-cell table:style-name="ce9" table:formula="of:=-LN([.G590])-[.F590]^2/[.G590]" office:value-type="float" office:value="10.7151625201176" calcext:value-type="float">
            <text:p>10.715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08" calcext:value-type="date">
            <text:p>2017-11-08</text:p>
          </table:table-cell>
          <table:table-cell table:style-name="ce6" office:value-type="float" office:value="2588.71" calcext:value-type="float">
            <text:p>2588.71</text:p>
          </table:table-cell>
          <table:table-cell table:style-name="ce6" office:value-type="float" office:value="2595.47" calcext:value-type="float">
            <text:p>2595.47</text:p>
          </table:table-cell>
          <table:table-cell table:style-name="ce6" office:value-type="float" office:value="2585.02" calcext:value-type="float">
            <text:p>2585.02</text:p>
          </table:table-cell>
          <table:table-cell table:style-name="ce6" office:value-type="float" office:value="2594.38" calcext:value-type="float">
            <text:p>2594.38</text:p>
          </table:table-cell>
          <table:table-cell table:style-name="ce9" table:formula="of:=([.E591]-[.E590])/[.E590]" office:value-type="float" office:value="0.00144365870981697" calcext:value-type="float">
            <text:p>0.00144</text:p>
          </table:table-cell>
          <table:table-cell table:style-name="ce9" table:formula="of:=[.$K$2]+[.$K$3]*[.F590]^2+[.$K$4]*[.G590]" office:value-type="float" office:value="0.0000205635016161293" calcext:value-type="float">
            <text:p>0.00002</text:p>
          </table:table-cell>
          <table:table-cell table:style-name="ce9" table:formula="of:=-LN([.G591])-[.F591]^2/[.G591]" office:value-type="float" office:value="10.6906408949612" calcext:value-type="float">
            <text:p>10.6906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09" calcext:value-type="date">
            <text:p>2017-11-09</text:p>
          </table:table-cell>
          <table:table-cell table:style-name="ce6" office:value-type="float" office:value="2584" calcext:value-type="float">
            <text:p>2584</text:p>
          </table:table-cell>
          <table:table-cell table:style-name="ce6" office:value-type="float" office:value="2586.5" calcext:value-type="float">
            <text:p>2586.5</text:p>
          </table:table-cell>
          <table:table-cell table:style-name="ce6" office:value-type="float" office:value="2566.33" calcext:value-type="float">
            <text:p>2566.33</text:p>
          </table:table-cell>
          <table:table-cell table:style-name="ce6" office:value-type="float" office:value="2584.62" calcext:value-type="float">
            <text:p>2584.62</text:p>
          </table:table-cell>
          <table:table-cell table:style-name="ce9" table:formula="of:=([.E592]-[.E591])/[.E591]" office:value-type="float" office:value="-0.00376197781358175" calcext:value-type="float">
            <text:p>-0.00376</text:p>
          </table:table-cell>
          <table:table-cell table:style-name="ce9" table:formula="of:=[.$K$2]+[.$K$3]*[.F591]^2+[.$K$4]*[.G591]" office:value-type="float" office:value="0.0000198210191339101" calcext:value-type="float">
            <text:p>0.00002</text:p>
          </table:table-cell>
          <table:table-cell table:style-name="ce9" table:formula="of:=-LN([.G592])-[.F592]^2/[.G592]" office:value-type="float" office:value="10.1147540188643" calcext:value-type="float">
            <text:p>10.1147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10" calcext:value-type="date">
            <text:p>2017-11-10</text:p>
          </table:table-cell>
          <table:table-cell table:style-name="ce6" office:value-type="float" office:value="2580.18" calcext:value-type="float">
            <text:p>2580.18</text:p>
          </table:table-cell>
          <table:table-cell table:style-name="ce6" office:value-type="float" office:value="2583.81" calcext:value-type="float">
            <text:p>2583.81</text:p>
          </table:table-cell>
          <table:table-cell table:style-name="ce6" office:value-type="float" office:value="2575.57" calcext:value-type="float">
            <text:p>2575.57</text:p>
          </table:table-cell>
          <table:table-cell table:style-name="ce6" office:value-type="float" office:value="2582.3" calcext:value-type="float">
            <text:p>2582.3</text:p>
          </table:table-cell>
          <table:table-cell table:style-name="ce9" table:formula="of:=([.E593]-[.E592])/[.E592]" office:value-type="float" office:value="-0.000897617444730641" calcext:value-type="float">
            <text:p>-0.00090</text:p>
          </table:table-cell>
          <table:table-cell table:style-name="ce9" table:formula="of:=[.$K$2]+[.$K$3]*[.F592]^2+[.$K$4]*[.G592]" office:value-type="float" office:value="0.0000219667633219711" calcext:value-type="float">
            <text:p>0.00002</text:p>
          </table:table-cell>
          <table:table-cell table:style-name="ce9" table:formula="of:=-LN([.G593])-[.F593]^2/[.G593]" office:value-type="float" office:value="10.6893010885701" calcext:value-type="float">
            <text:p>10.689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13" calcext:value-type="date">
            <text:p>2017-11-13</text:p>
          </table:table-cell>
          <table:table-cell table:style-name="ce6" office:value-type="float" office:value="2576.53" calcext:value-type="float">
            <text:p>2576.53</text:p>
          </table:table-cell>
          <table:table-cell table:style-name="ce6" office:value-type="float" office:value="2587.66" calcext:value-type="float">
            <text:p>2587.66</text:p>
          </table:table-cell>
          <table:table-cell table:style-name="ce6" office:value-type="float" office:value="2574.48" calcext:value-type="float">
            <text:p>2574.48</text:p>
          </table:table-cell>
          <table:table-cell table:style-name="ce6" office:value-type="float" office:value="2584.84" calcext:value-type="float">
            <text:p>2584.84</text:p>
          </table:table-cell>
          <table:table-cell table:style-name="ce9" table:formula="of:=([.E594]-[.E593])/[.E593]" office:value-type="float" office:value="0.00098361925415326" calcext:value-type="float">
            <text:p>0.00098</text:p>
          </table:table-cell>
          <table:table-cell table:style-name="ce9" table:formula="of:=[.$K$2]+[.$K$3]*[.F593]^2+[.$K$4]*[.G593]" office:value-type="float" office:value="0.0000205839608657812" calcext:value-type="float">
            <text:p>0.00002</text:p>
          </table:table-cell>
          <table:table-cell table:style-name="ce9" table:formula="of:=-LN([.G594])-[.F594]^2/[.G594]" office:value-type="float" office:value="10.7439954364288" calcext:value-type="float">
            <text:p>10.744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14" calcext:value-type="date">
            <text:p>2017-11-14</text:p>
          </table:table-cell>
          <table:table-cell table:style-name="ce6" office:value-type="float" office:value="2577.75" calcext:value-type="float">
            <text:p>2577.75</text:p>
          </table:table-cell>
          <table:table-cell table:style-name="ce6" office:value-type="float" office:value="2579.66" calcext:value-type="float">
            <text:p>2579.66</text:p>
          </table:table-cell>
          <table:table-cell table:style-name="ce6" office:value-type="float" office:value="2566.56" calcext:value-type="float">
            <text:p>2566.56</text:p>
          </table:table-cell>
          <table:table-cell table:style-name="ce6" office:value-type="float" office:value="2578.87" calcext:value-type="float">
            <text:p>2578.87</text:p>
          </table:table-cell>
          <table:table-cell table:style-name="ce9" table:formula="of:=([.E595]-[.E594])/[.E594]" office:value-type="float" office:value="-0.0023096207115335" calcext:value-type="float">
            <text:p>-0.00231</text:p>
          </table:table-cell>
          <table:table-cell table:style-name="ce9" table:formula="of:=[.$K$2]+[.$K$3]*[.F594]^2+[.$K$4]*[.G594]" office:value-type="float" office:value="0.0000195864169697624" calcext:value-type="float">
            <text:p>0.00002</text:p>
          </table:table-cell>
          <table:table-cell table:style-name="ce9" table:formula="of:=-LN([.G595])-[.F595]^2/[.G595]" office:value-type="float" office:value="10.5683248987932" calcext:value-type="float">
            <text:p>10.5683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15" calcext:value-type="date">
            <text:p>2017-11-15</text:p>
          </table:table-cell>
          <table:table-cell table:style-name="ce6" office:value-type="float" office:value="2569.45" calcext:value-type="float">
            <text:p>2569.45</text:p>
          </table:table-cell>
          <table:table-cell table:style-name="ce6" office:value-type="float" office:value="2572.84" calcext:value-type="float">
            <text:p>2572.84</text:p>
          </table:table-cell>
          <table:table-cell table:style-name="ce6" office:value-type="float" office:value="2557.45" calcext:value-type="float">
            <text:p>2557.45</text:p>
          </table:table-cell>
          <table:table-cell table:style-name="ce6" office:value-type="float" office:value="2564.62" calcext:value-type="float">
            <text:p>2564.62</text:p>
          </table:table-cell>
          <table:table-cell table:style-name="ce9" table:formula="of:=([.E596]-[.E595])/[.E595]" office:value-type="float" office:value="-0.00552567597436086" calcext:value-type="float">
            <text:p>-0.00553</text:p>
          </table:table-cell>
          <table:table-cell table:style-name="ce9" table:formula="of:=[.$K$2]+[.$K$3]*[.F595]^2+[.$K$4]*[.G595]" office:value-type="float" office:value="0.0000198179445431794" calcext:value-type="float">
            <text:p>0.00002</text:p>
          </table:table-cell>
          <table:table-cell table:style-name="ce9" table:formula="of:=-LN([.G596])-[.F596]^2/[.G596]" office:value-type="float" office:value="9.28824353916374" calcext:value-type="float">
            <text:p>9.288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16" calcext:value-type="date">
            <text:p>2017-11-16</text:p>
          </table:table-cell>
          <table:table-cell table:style-name="ce6" office:value-type="float" office:value="2572.95" calcext:value-type="float">
            <text:p>2572.95</text:p>
          </table:table-cell>
          <table:table-cell table:style-name="ce6" office:value-type="float" office:value="2590.09" calcext:value-type="float">
            <text:p>2590.09</text:p>
          </table:table-cell>
          <table:table-cell table:style-name="ce6" office:value-type="float" office:value="2572.95" calcext:value-type="float">
            <text:p>2572.95</text:p>
          </table:table-cell>
          <table:table-cell table:style-name="ce6" office:value-type="float" office:value="2585.64" calcext:value-type="float">
            <text:p>2585.64</text:p>
          </table:table-cell>
          <table:table-cell table:style-name="ce9" table:formula="of:=([.E597]-[.E596])/[.E596]" office:value-type="float" office:value="0.00819614601773362" calcext:value-type="float">
            <text:p>0.00820</text:p>
          </table:table-cell>
          <table:table-cell table:style-name="ce9" table:formula="of:=[.$K$2]+[.$K$3]*[.F596]^2+[.$K$4]*[.G596]" office:value-type="float" office:value="0.0000256303324511897" calcext:value-type="float">
            <text:p>0.00003</text:p>
          </table:table-cell>
          <table:table-cell table:style-name="ce9" table:formula="of:=-LN([.G597])-[.F597]^2/[.G597]" office:value-type="float" office:value="7.95074543185825" calcext:value-type="float">
            <text:p>7.9507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17" calcext:value-type="date">
            <text:p>2017-11-17</text:p>
          </table:table-cell>
          <table:table-cell table:style-name="ce6" office:value-type="float" office:value="2582.94" calcext:value-type="float">
            <text:p>2582.94</text:p>
          </table:table-cell>
          <table:table-cell table:style-name="ce6" office:value-type="float" office:value="2583.96" calcext:value-type="float">
            <text:p>2583.96</text:p>
          </table:table-cell>
          <table:table-cell table:style-name="ce6" office:value-type="float" office:value="2577.62" calcext:value-type="float">
            <text:p>2577.62</text:p>
          </table:table-cell>
          <table:table-cell table:style-name="ce6" office:value-type="float" office:value="2578.85" calcext:value-type="float">
            <text:p>2578.85</text:p>
          </table:table-cell>
          <table:table-cell table:style-name="ce9" table:formula="of:=([.E598]-[.E597])/[.E597]" office:value-type="float" office:value="-0.00262604229513775" calcext:value-type="float">
            <text:p>-0.00263</text:p>
          </table:table-cell>
          <table:table-cell table:style-name="ce9" table:formula="of:=[.$K$2]+[.$K$3]*[.F597]^2+[.$K$4]*[.G597]" office:value-type="float" office:value="0.0000381761467811458" calcext:value-type="float">
            <text:p>0.00004</text:p>
          </table:table-cell>
          <table:table-cell table:style-name="ce9" table:formula="of:=-LN([.G598])-[.F598]^2/[.G598]" office:value-type="float" office:value="9.99266074166089" calcext:value-type="float">
            <text:p>9.992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20" calcext:value-type="date">
            <text:p>2017-11-20</text:p>
          </table:table-cell>
          <table:table-cell table:style-name="ce6" office:value-type="float" office:value="2579.49" calcext:value-type="float">
            <text:p>2579.49</text:p>
          </table:table-cell>
          <table:table-cell table:style-name="ce6" office:value-type="float" office:value="2584.64" calcext:value-type="float">
            <text:p>2584.64</text:p>
          </table:table-cell>
          <table:table-cell table:style-name="ce6" office:value-type="float" office:value="2578.24" calcext:value-type="float">
            <text:p>2578.24</text:p>
          </table:table-cell>
          <table:table-cell table:style-name="ce6" office:value-type="float" office:value="2582.14" calcext:value-type="float">
            <text:p>2582.14</text:p>
          </table:table-cell>
          <table:table-cell table:style-name="ce9" table:formula="of:=([.E599]-[.E598])/[.E598]" office:value-type="float" office:value="0.00127576245225584" calcext:value-type="float">
            <text:p>0.00128</text:p>
          </table:table-cell>
          <table:table-cell table:style-name="ce9" table:formula="of:=[.$K$2]+[.$K$3]*[.F598]^2+[.$K$4]*[.G598]" office:value-type="float" office:value="0.0000340647077723255" calcext:value-type="float">
            <text:p>0.00003</text:p>
          </table:table-cell>
          <table:table-cell table:style-name="ce9" table:formula="of:=-LN([.G599])-[.F599]^2/[.G599]" office:value-type="float" office:value="10.2394699024004" calcext:value-type="float">
            <text:p>10.239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21" calcext:value-type="date">
            <text:p>2017-11-21</text:p>
          </table:table-cell>
          <table:table-cell table:style-name="ce6" office:value-type="float" office:value="2589.17" calcext:value-type="float">
            <text:p>2589.17</text:p>
          </table:table-cell>
          <table:table-cell table:style-name="ce6" office:value-type="float" office:value="2601.19" calcext:value-type="float">
            <text:p>2601.19</text:p>
          </table:table-cell>
          <table:table-cell table:style-name="ce6" office:value-type="float" office:value="2589.17" calcext:value-type="float">
            <text:p>2589.17</text:p>
          </table:table-cell>
          <table:table-cell table:style-name="ce6" office:value-type="float" office:value="2599.03" calcext:value-type="float">
            <text:p>2599.03</text:p>
          </table:table-cell>
          <table:table-cell table:style-name="ce9" table:formula="of:=([.E600]-[.E599])/[.E599]" office:value-type="float" office:value="0.00654108607589067" calcext:value-type="float">
            <text:p>0.00654</text:p>
          </table:table-cell>
          <table:table-cell table:style-name="ce9" table:formula="of:=[.$K$2]+[.$K$3]*[.F599]^2+[.$K$4]*[.G599]" office:value-type="float" office:value="0.0000298120307783032" calcext:value-type="float">
            <text:p>0.00003</text:p>
          </table:table-cell>
          <table:table-cell table:style-name="ce9" table:formula="of:=-LN([.G600])-[.F600]^2/[.G600]" office:value-type="float" office:value="8.98541260073047" calcext:value-type="float">
            <text:p>8.985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22" calcext:value-type="date">
            <text:p>2017-11-22</text:p>
          </table:table-cell>
          <table:table-cell table:style-name="ce6" office:value-type="float" office:value="2600.31" calcext:value-type="float">
            <text:p>2600.31</text:p>
          </table:table-cell>
          <table:table-cell table:style-name="ce6" office:value-type="float" office:value="2600.94" calcext:value-type="float">
            <text:p>2600.94</text:p>
          </table:table-cell>
          <table:table-cell table:style-name="ce6" office:value-type="float" office:value="2595.23" calcext:value-type="float">
            <text:p>2595.23</text:p>
          </table:table-cell>
          <table:table-cell table:style-name="ce6" office:value-type="float" office:value="2597.08" calcext:value-type="float">
            <text:p>2597.08</text:p>
          </table:table-cell>
          <table:table-cell table:style-name="ce9" table:formula="of:=([.E601]-[.E600])/[.E600]" office:value-type="float" office:value="-0.000750279912121166" calcext:value-type="float">
            <text:p>-0.00075</text:p>
          </table:table-cell>
          <table:table-cell table:style-name="ce9" table:formula="of:=[.$K$2]+[.$K$3]*[.F600]^2+[.$K$4]*[.G600]" office:value-type="float" office:value="0.000035843752650787" calcext:value-type="float">
            <text:p>0.00004</text:p>
          </table:table-cell>
          <table:table-cell table:style-name="ce9" table:formula="of:=-LN([.G601])-[.F601]^2/[.G601]" office:value-type="float" office:value="10.2206364423425" calcext:value-type="float">
            <text:p>10.2206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24" calcext:value-type="date">
            <text:p>2017-11-24</text:p>
          </table:table-cell>
          <table:table-cell table:style-name="ce6" office:value-type="float" office:value="2600.42" calcext:value-type="float">
            <text:p>2600.42</text:p>
          </table:table-cell>
          <table:table-cell table:style-name="ce6" office:value-type="float" office:value="2604.21" calcext:value-type="float">
            <text:p>2604.21</text:p>
          </table:table-cell>
          <table:table-cell table:style-name="ce6" office:value-type="float" office:value="2600.42" calcext:value-type="float">
            <text:p>2600.42</text:p>
          </table:table-cell>
          <table:table-cell table:style-name="ce6" office:value-type="float" office:value="2602.42" calcext:value-type="float">
            <text:p>2602.42</text:p>
          </table:table-cell>
          <table:table-cell table:style-name="ce9" table:formula="of:=([.E602]-[.E601])/[.E601]" office:value-type="float" office:value="0.00205615537449757" calcext:value-type="float">
            <text:p>0.00206</text:p>
          </table:table-cell>
          <table:table-cell table:style-name="ce9" table:formula="of:=[.$K$2]+[.$K$3]*[.F601]^2+[.$K$4]*[.G601]" office:value-type="float" office:value="0.0000309037426190118" calcext:value-type="float">
            <text:p>0.00003</text:p>
          </table:table-cell>
          <table:table-cell table:style-name="ce9" table:formula="of:=-LN([.G602])-[.F602]^2/[.G602]" office:value-type="float" office:value="10.2478286359097" calcext:value-type="float">
            <text:p>10.2478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27" calcext:value-type="date">
            <text:p>2017-11-27</text:p>
          </table:table-cell>
          <table:table-cell table:style-name="ce6" office:value-type="float" office:value="2602.66" calcext:value-type="float">
            <text:p>2602.66</text:p>
          </table:table-cell>
          <table:table-cell table:style-name="ce6" office:value-type="float" office:value="2606.41" calcext:value-type="float">
            <text:p>2606.41</text:p>
          </table:table-cell>
          <table:table-cell table:style-name="ce6" office:value-type="float" office:value="2598.87" calcext:value-type="float">
            <text:p>2598.87</text:p>
          </table:table-cell>
          <table:table-cell table:style-name="ce6" office:value-type="float" office:value="2601.42" calcext:value-type="float">
            <text:p>2601.42</text:p>
          </table:table-cell>
          <table:table-cell table:style-name="ce9" table:formula="of:=([.E603]-[.E602])/[.E602]" office:value-type="float" office:value="-0.000384257729344226" calcext:value-type="float">
            <text:p>-0.00038</text:p>
          </table:table-cell>
          <table:table-cell table:style-name="ce9" table:formula="of:=[.$K$2]+[.$K$3]*[.F602]^2+[.$K$4]*[.G602]" office:value-type="float" office:value="0.0000280308736294765" calcext:value-type="float">
            <text:p>0.00003</text:p>
          </table:table-cell>
          <table:table-cell table:style-name="ce9" table:formula="of:=-LN([.G603])-[.F603]^2/[.G603]" office:value-type="float" office:value="10.4769364765358" calcext:value-type="float">
            <text:p>10.4769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28" calcext:value-type="date">
            <text:p>2017-11-28</text:p>
          </table:table-cell>
          <table:table-cell table:style-name="ce6" office:value-type="float" office:value="2605.94" calcext:value-type="float">
            <text:p>2605.94</text:p>
          </table:table-cell>
          <table:table-cell table:style-name="ce6" office:value-type="float" office:value="2627.69" calcext:value-type="float">
            <text:p>2627.69</text:p>
          </table:table-cell>
          <table:table-cell table:style-name="ce6" office:value-type="float" office:value="2605.44" calcext:value-type="float">
            <text:p>2605.44</text:p>
          </table:table-cell>
          <table:table-cell table:style-name="ce6" office:value-type="float" office:value="2627.04" calcext:value-type="float">
            <text:p>2627.04</text:p>
          </table:table-cell>
          <table:table-cell table:style-name="ce9" table:formula="of:=([.E604]-[.E603])/[.E603]" office:value-type="float" office:value="0.00984846737551026" calcext:value-type="float">
            <text:p>0.00985</text:p>
          </table:table-cell>
          <table:table-cell table:style-name="ce9" table:formula="of:=[.$K$2]+[.$K$3]*[.F603]^2+[.$K$4]*[.G603]" office:value-type="float" office:value="0.0000249700803474983" calcext:value-type="float">
            <text:p>0.00002</text:p>
          </table:table-cell>
          <table:table-cell table:style-name="ce9" table:formula="of:=-LN([.G604])-[.F604]^2/[.G604]" office:value-type="float" office:value="6.71349112460699" calcext:value-type="float">
            <text:p>6.713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29" calcext:value-type="date">
            <text:p>2017-11-29</text:p>
          </table:table-cell>
          <table:table-cell table:style-name="ce6" office:value-type="float" office:value="2627.82" calcext:value-type="float">
            <text:p>2627.82</text:p>
          </table:table-cell>
          <table:table-cell table:style-name="ce6" office:value-type="float" office:value="2634.89" calcext:value-type="float">
            <text:p>2634.89</text:p>
          </table:table-cell>
          <table:table-cell table:style-name="ce6" office:value-type="float" office:value="2620.32" calcext:value-type="float">
            <text:p>2620.32</text:p>
          </table:table-cell>
          <table:table-cell table:style-name="ce6" office:value-type="float" office:value="2626.07" calcext:value-type="float">
            <text:p>2626.07</text:p>
          </table:table-cell>
          <table:table-cell table:style-name="ce9" table:formula="of:=([.E605]-[.E604])/[.E604]" office:value-type="float" office:value="-0.000369236859735596" calcext:value-type="float">
            <text:p>-0.00037</text:p>
          </table:table-cell>
          <table:table-cell table:style-name="ce9" table:formula="of:=[.$K$2]+[.$K$3]*[.F604]^2+[.$K$4]*[.G604]" office:value-type="float" office:value="0.0000443550577086586" calcext:value-type="float">
            <text:p>0.00004</text:p>
          </table:table-cell>
          <table:table-cell table:style-name="ce9" table:formula="of:=-LN([.G605])-[.F605]^2/[.G605]" office:value-type="float" office:value="10.020210076203" calcext:value-type="float">
            <text:p>10.020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1-30" calcext:value-type="date">
            <text:p>2017-11-30</text:p>
          </table:table-cell>
          <table:table-cell table:style-name="ce6" office:value-type="float" office:value="2633.93" calcext:value-type="float">
            <text:p>2633.93</text:p>
          </table:table-cell>
          <table:table-cell table:style-name="ce6" office:value-type="float" office:value="2657.74" calcext:value-type="float">
            <text:p>2657.74</text:p>
          </table:table-cell>
          <table:table-cell table:style-name="ce6" office:value-type="float" office:value="2633.93" calcext:value-type="float">
            <text:p>2633.93</text:p>
          </table:table-cell>
          <table:table-cell table:style-name="ce6" office:value-type="float" office:value="2647.58" calcext:value-type="float">
            <text:p>2647.58</text:p>
          </table:table-cell>
          <table:table-cell table:style-name="ce9" table:formula="of:=([.E606]-[.E605])/[.E605]" office:value-type="float" office:value="0.00819094692829961" calcext:value-type="float">
            <text:p>0.00819</text:p>
          </table:table-cell>
          <table:table-cell table:style-name="ce9" table:formula="of:=[.$K$2]+[.$K$3]*[.F605]^2+[.$K$4]*[.G605]" office:value-type="float" office:value="0.0000371711319874667" calcext:value-type="float">
            <text:p>0.00004</text:p>
          </table:table-cell>
          <table:table-cell table:style-name="ce9" table:formula="of:=-LN([.G606])-[.F606]^2/[.G606]" office:value-type="float" office:value="8.39503950223844" calcext:value-type="float">
            <text:p>8.3950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01" calcext:value-type="date">
            <text:p>2017-12-01</text:p>
          </table:table-cell>
          <table:table-cell table:style-name="ce6" office:value-type="float" office:value="2645.1" calcext:value-type="float">
            <text:p>2645.1</text:p>
          </table:table-cell>
          <table:table-cell table:style-name="ce6" office:value-type="float" office:value="2650.62" calcext:value-type="float">
            <text:p>2650.62</text:p>
          </table:table-cell>
          <table:table-cell table:style-name="ce6" office:value-type="float" office:value="2605.52" calcext:value-type="float">
            <text:p>2605.52</text:p>
          </table:table-cell>
          <table:table-cell table:style-name="ce6" office:value-type="float" office:value="2642.22" calcext:value-type="float">
            <text:p>2642.22</text:p>
          </table:table-cell>
          <table:table-cell table:style-name="ce9" table:formula="of:=([.E607]-[.E606])/[.E606]" office:value-type="float" office:value="-0.00202449028924532" calcext:value-type="float">
            <text:p>-0.00202</text:p>
          </table:table-cell>
          <table:table-cell table:style-name="ce9" table:formula="of:=[.$K$2]+[.$K$3]*[.F606]^2+[.$K$4]*[.G606]" office:value-type="float" office:value="0.0000467847163686144" calcext:value-type="float">
            <text:p>0.00005</text:p>
          </table:table-cell>
          <table:table-cell table:style-name="ce9" table:formula="of:=-LN([.G607])-[.F607]^2/[.G607]" office:value-type="float" office:value="9.88234928406605" calcext:value-type="float">
            <text:p>9.882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04" calcext:value-type="date">
            <text:p>2017-12-04</text:p>
          </table:table-cell>
          <table:table-cell table:style-name="ce6" office:value-type="float" office:value="2657.19" calcext:value-type="float">
            <text:p>2657.19</text:p>
          </table:table-cell>
          <table:table-cell table:style-name="ce6" office:value-type="float" office:value="2665.19" calcext:value-type="float">
            <text:p>2665.19</text:p>
          </table:table-cell>
          <table:table-cell table:style-name="ce6" office:value-type="float" office:value="2639.03" calcext:value-type="float">
            <text:p>2639.03</text:p>
          </table:table-cell>
          <table:table-cell table:style-name="ce6" office:value-type="float" office:value="2639.44" calcext:value-type="float">
            <text:p>2639.44</text:p>
          </table:table-cell>
          <table:table-cell table:style-name="ce9" table:formula="of:=([.E608]-[.E607])/[.E607]" office:value-type="float" office:value="-0.00105214554427706" calcext:value-type="float">
            <text:p>-0.00105</text:p>
          </table:table-cell>
          <table:table-cell table:style-name="ce9" table:formula="of:=[.$K$2]+[.$K$3]*[.F607]^2+[.$K$4]*[.G607]" office:value-type="float" office:value="0.0000398742071551865" calcext:value-type="float">
            <text:p>0.00004</text:p>
          </table:table-cell>
          <table:table-cell table:style-name="ce9" table:formula="of:=-LN([.G608])-[.F608]^2/[.G608]" office:value-type="float" office:value="10.1020183158548" calcext:value-type="float">
            <text:p>10.1020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05" calcext:value-type="date">
            <text:p>2017-12-05</text:p>
          </table:table-cell>
          <table:table-cell table:style-name="ce6" office:value-type="float" office:value="2639.78" calcext:value-type="float">
            <text:p>2639.78</text:p>
          </table:table-cell>
          <table:table-cell table:style-name="ce6" office:value-type="float" office:value="2648.72" calcext:value-type="float">
            <text:p>2648.72</text:p>
          </table:table-cell>
          <table:table-cell table:style-name="ce6" office:value-type="float" office:value="2627.73" calcext:value-type="float">
            <text:p>2627.73</text:p>
          </table:table-cell>
          <table:table-cell table:style-name="ce6" office:value-type="float" office:value="2629.57" calcext:value-type="float">
            <text:p>2629.57</text:p>
          </table:table-cell>
          <table:table-cell table:style-name="ce9" table:formula="of:=([.E609]-[.E608])/[.E608]" office:value-type="float" office:value="-0.00373942957597062" calcext:value-type="float">
            <text:p>-0.00374</text:p>
          </table:table-cell>
          <table:table-cell table:style-name="ce9" table:formula="of:=[.$K$2]+[.$K$3]*[.F608]^2+[.$K$4]*[.G608]" office:value-type="float" office:value="0.0000340385813065125" calcext:value-type="float">
            <text:p>0.00003</text:p>
          </table:table-cell>
          <table:table-cell table:style-name="ce9" table:formula="of:=-LN([.G609])-[.F609]^2/[.G609]" office:value-type="float" office:value="9.87720757853266" calcext:value-type="float">
            <text:p>9.877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06" calcext:value-type="date">
            <text:p>2017-12-06</text:p>
          </table:table-cell>
          <table:table-cell table:style-name="ce6" office:value-type="float" office:value="2626.24" calcext:value-type="float">
            <text:p>2626.24</text:p>
          </table:table-cell>
          <table:table-cell table:style-name="ce6" office:value-type="float" office:value="2634.41" calcext:value-type="float">
            <text:p>2634.41</text:p>
          </table:table-cell>
          <table:table-cell table:style-name="ce6" office:value-type="float" office:value="2624.75" calcext:value-type="float">
            <text:p>2624.75</text:p>
          </table:table-cell>
          <table:table-cell table:style-name="ce6" office:value-type="float" office:value="2629.27" calcext:value-type="float">
            <text:p>2629.27</text:p>
          </table:table-cell>
          <table:table-cell table:style-name="ce9" table:formula="of:=([.E610]-[.E609])/[.E609]" office:value-type="float" office:value="-0.000114087094087696" calcext:value-type="float">
            <text:p>-0.00011</text:p>
          </table:table-cell>
          <table:table-cell table:style-name="ce9" table:formula="of:=[.$K$2]+[.$K$3]*[.F609]^2+[.$K$4]*[.G609]" office:value-type="float" office:value="0.0000325576326633493" calcext:value-type="float">
            <text:p>0.00003</text:p>
          </table:table-cell>
          <table:table-cell table:style-name="ce9" table:formula="of:=-LN([.G610])-[.F610]^2/[.G610]" office:value-type="float" office:value="10.3320989471514" calcext:value-type="float">
            <text:p>10.3321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07" calcext:value-type="date">
            <text:p>2017-12-07</text:p>
          </table:table-cell>
          <table:table-cell table:style-name="ce6" office:value-type="float" office:value="2628.38" calcext:value-type="float">
            <text:p>2628.38</text:p>
          </table:table-cell>
          <table:table-cell table:style-name="ce6" office:value-type="float" office:value="2640.99" calcext:value-type="float">
            <text:p>2640.99</text:p>
          </table:table-cell>
          <table:table-cell table:style-name="ce6" office:value-type="float" office:value="2626.53" calcext:value-type="float">
            <text:p>2626.53</text:p>
          </table:table-cell>
          <table:table-cell table:style-name="ce6" office:value-type="float" office:value="2636.98" calcext:value-type="float">
            <text:p>2636.98</text:p>
          </table:table-cell>
          <table:table-cell table:style-name="ce9" table:formula="of:=([.E611]-[.E610])/[.E610]" office:value-type="float" office:value="0.00293237286395084" calcext:value-type="float">
            <text:p>0.00293</text:p>
          </table:table-cell>
          <table:table-cell table:style-name="ce9" table:formula="of:=[.$K$2]+[.$K$3]*[.F610]^2+[.$K$4]*[.G610]" office:value-type="float" office:value="0.000028324050213053" calcext:value-type="float">
            <text:p>0.00003</text:p>
          </table:table-cell>
          <table:table-cell table:style-name="ce9" table:formula="of:=-LN([.G611])-[.F611]^2/[.G611]" office:value-type="float" office:value="10.1682123828864" calcext:value-type="float">
            <text:p>10.168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08" calcext:value-type="date">
            <text:p>2017-12-08</text:p>
          </table:table-cell>
          <table:table-cell table:style-name="ce6" office:value-type="float" office:value="2646.21" calcext:value-type="float">
            <text:p>2646.21</text:p>
          </table:table-cell>
          <table:table-cell table:style-name="ce6" office:value-type="float" office:value="2651.65" calcext:value-type="float">
            <text:p>2651.65</text:p>
          </table:table-cell>
          <table:table-cell table:style-name="ce6" office:value-type="float" office:value="2644.1" calcext:value-type="float">
            <text:p>2644.1</text:p>
          </table:table-cell>
          <table:table-cell table:style-name="ce6" office:value-type="float" office:value="2651.5" calcext:value-type="float">
            <text:p>2651.5</text:p>
          </table:table-cell>
          <table:table-cell table:style-name="ce9" table:formula="of:=([.E612]-[.E611])/[.E611]" office:value-type="float" office:value="0.0055062988721947" calcext:value-type="float">
            <text:p>0.00551</text:p>
          </table:table-cell>
          <table:table-cell table:style-name="ce9" table:formula="of:=[.$K$2]+[.$K$3]*[.F611]^2+[.$K$4]*[.G611]" office:value-type="float" office:value="0.0000270805621096913" calcext:value-type="float">
            <text:p>0.00003</text:p>
          </table:table-cell>
          <table:table-cell table:style-name="ce9" table:formula="of:=-LN([.G612])-[.F612]^2/[.G612]" office:value-type="float" office:value="9.39709694015528" calcext:value-type="float">
            <text:p>9.3971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11" calcext:value-type="date">
            <text:p>2017-12-11</text:p>
          </table:table-cell>
          <table:table-cell table:style-name="ce6" office:value-type="float" office:value="2652.19" calcext:value-type="float">
            <text:p>2652.19</text:p>
          </table:table-cell>
          <table:table-cell table:style-name="ce6" office:value-type="float" office:value="2660.33" calcext:value-type="float">
            <text:p>2660.33</text:p>
          </table:table-cell>
          <table:table-cell table:style-name="ce6" office:value-type="float" office:value="2651.47" calcext:value-type="float">
            <text:p>2651.47</text:p>
          </table:table-cell>
          <table:table-cell table:style-name="ce6" office:value-type="float" office:value="2659.99" calcext:value-type="float">
            <text:p>2659.99</text:p>
          </table:table-cell>
          <table:table-cell table:style-name="ce9" table:formula="of:=([.E613]-[.E612])/[.E612]" office:value-type="float" office:value="0.00320196115406366" calcext:value-type="float">
            <text:p>0.00320</text:p>
          </table:table-cell>
          <table:table-cell table:style-name="ce9" table:formula="of:=[.$K$2]+[.$K$3]*[.F612]^2+[.$K$4]*[.G612]" office:value-type="float" office:value="0.0000310118585879967" calcext:value-type="float">
            <text:p>0.00003</text:p>
          </table:table-cell>
          <table:table-cell table:style-name="ce9" table:formula="of:=-LN([.G613])-[.F613]^2/[.G613]" office:value-type="float" office:value="10.0505397699291" calcext:value-type="float">
            <text:p>10.050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12" calcext:value-type="date">
            <text:p>2017-12-12</text:p>
          </table:table-cell>
          <table:table-cell table:style-name="ce6" office:value-type="float" office:value="2661.73" calcext:value-type="float">
            <text:p>2661.73</text:p>
          </table:table-cell>
          <table:table-cell table:style-name="ce6" office:value-type="float" office:value="2669.72" calcext:value-type="float">
            <text:p>2669.72</text:p>
          </table:table-cell>
          <table:table-cell table:style-name="ce6" office:value-type="float" office:value="2659.78" calcext:value-type="float">
            <text:p>2659.78</text:p>
          </table:table-cell>
          <table:table-cell table:style-name="ce6" office:value-type="float" office:value="2664.11" calcext:value-type="float">
            <text:p>2664.11</text:p>
          </table:table-cell>
          <table:table-cell table:style-name="ce9" table:formula="of:=([.E614]-[.E613])/[.E613]" office:value-type="float" office:value="0.00154887800330089" calcext:value-type="float">
            <text:p>0.00155</text:p>
          </table:table-cell>
          <table:table-cell table:style-name="ce9" table:formula="of:=[.$K$2]+[.$K$3]*[.F613]^2+[.$K$4]*[.G613]" office:value-type="float" office:value="0.0000294600023007035" calcext:value-type="float">
            <text:p>0.00003</text:p>
          </table:table-cell>
          <table:table-cell table:style-name="ce9" table:formula="of:=-LN([.G614])-[.F614]^2/[.G614]" office:value-type="float" office:value="10.3510438413473" calcext:value-type="float">
            <text:p>10.3510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2017-12-13</text:p>
          </table:table-cell>
          <table:table-cell table:style-name="ce6" office:value-type="float" office:value="2667.59" calcext:value-type="float">
            <text:p>2667.59</text:p>
          </table:table-cell>
          <table:table-cell table:style-name="ce6" office:value-type="float" office:value="2671.88" calcext:value-type="float">
            <text:p>2671.88</text:p>
          </table:table-cell>
          <table:table-cell table:number-columns-repeated="2" table:style-name="ce6" office:value-type="float" office:value="2662.85" calcext:value-type="float">
            <text:p>2662.85</text:p>
          </table:table-cell>
          <table:table-cell table:style-name="ce9" table:formula="of:=([.E615]-[.E614])/[.E614]" office:value-type="float" office:value="-0.000472953444114627" calcext:value-type="float">
            <text:p>-0.00047</text:p>
          </table:table-cell>
          <table:table-cell table:style-name="ce9" table:formula="of:=[.$K$2]+[.$K$3]*[.F614]^2+[.$K$4]*[.G614]" office:value-type="float" office:value="0.0000265423047096582" calcext:value-type="float">
            <text:p>0.00003</text:p>
          </table:table-cell>
          <table:table-cell table:style-name="ce9" table:formula="of:=-LN([.G615])-[.F615]^2/[.G615]" office:value-type="float" office:value="10.5283432055116" calcext:value-type="float">
            <text:p>10.528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14" calcext:value-type="date">
            <text:p>2017-12-14</text:p>
          </table:table-cell>
          <table:table-cell table:style-name="ce6" office:value-type="float" office:value="2665.87" calcext:value-type="float">
            <text:p>2665.87</text:p>
          </table:table-cell>
          <table:table-cell table:style-name="ce6" office:value-type="float" office:value="2668.09" calcext:value-type="float">
            <text:p>2668.09</text:p>
          </table:table-cell>
          <table:table-cell table:number-columns-repeated="2" table:style-name="ce6" office:value-type="float" office:value="2652.01" calcext:value-type="float">
            <text:p>2652.01</text:p>
          </table:table-cell>
          <table:table-cell table:style-name="ce9" table:formula="of:=([.E616]-[.E615])/[.E615]" office:value-type="float" office:value="-0.00407082637024229" calcext:value-type="float">
            <text:p>-0.00407</text:p>
          </table:table-cell>
          <table:table-cell table:style-name="ce9" table:formula="of:=[.$K$2]+[.$K$3]*[.F615]^2+[.$K$4]*[.G615]" office:value-type="float" office:value="0.0000238742756562525" calcext:value-type="float">
            <text:p>0.00002</text:p>
          </table:table-cell>
          <table:table-cell table:style-name="ce9" table:formula="of:=-LN([.G616])-[.F616]^2/[.G616]" office:value-type="float" office:value="9.94858837782303" calcext:value-type="float">
            <text:p>9.9485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15" calcext:value-type="date">
            <text:p>2017-12-15</text:p>
          </table:table-cell>
          <table:table-cell table:style-name="ce6" office:value-type="float" office:value="2660.63" calcext:value-type="float">
            <text:p>2660.63</text:p>
          </table:table-cell>
          <table:table-cell table:style-name="ce6" office:value-type="float" office:value="2679.63" calcext:value-type="float">
            <text:p>2679.63</text:p>
          </table:table-cell>
          <table:table-cell table:style-name="ce6" office:value-type="float" office:value="2659.14" calcext:value-type="float">
            <text:p>2659.14</text:p>
          </table:table-cell>
          <table:table-cell table:style-name="ce6" office:value-type="float" office:value="2675.81" calcext:value-type="float">
            <text:p>2675.81</text:p>
          </table:table-cell>
          <table:table-cell table:style-name="ce9" table:formula="of:=([.E617]-[.E616])/[.E616]" office:value-type="float" office:value="0.00897432513452051" calcext:value-type="float">
            <text:p>0.00897</text:p>
          </table:table-cell>
          <table:table-cell table:style-name="ce9" table:formula="of:=[.$K$2]+[.$K$3]*[.F616]^2+[.$K$4]*[.G616]" office:value-type="float" office:value="0.0000255382735688275" calcext:value-type="float">
            <text:p>0.00003</text:p>
          </table:table-cell>
          <table:table-cell table:style-name="ce9" table:formula="of:=-LN([.G617])-[.F617]^2/[.G617]" office:value-type="float" office:value="7.42169267633696" calcext:value-type="float">
            <text:p>7.421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18" calcext:value-type="date">
            <text:p>2017-12-18</text:p>
          </table:table-cell>
          <table:table-cell table:style-name="ce6" office:value-type="float" office:value="2685.92" calcext:value-type="float">
            <text:p>2685.92</text:p>
          </table:table-cell>
          <table:table-cell table:style-name="ce6" office:value-type="float" office:value="2694.97" calcext:value-type="float">
            <text:p>2694.97</text:p>
          </table:table-cell>
          <table:table-cell table:style-name="ce6" office:value-type="float" office:value="2685.92" calcext:value-type="float">
            <text:p>2685.92</text:p>
          </table:table-cell>
          <table:table-cell table:style-name="ce6" office:value-type="float" office:value="2690.16" calcext:value-type="float">
            <text:p>2690.16</text:p>
          </table:table-cell>
          <table:table-cell table:style-name="ce9" table:formula="of:=([.E618]-[.E617])/[.E617]" office:value-type="float" office:value="0.00536286208662047" calcext:value-type="float">
            <text:p>0.00536</text:p>
          </table:table-cell>
          <table:table-cell table:style-name="ce9" table:formula="of:=[.$K$2]+[.$K$3]*[.F617]^2+[.$K$4]*[.G617]" office:value-type="float" office:value="0.0000410975810707574" calcext:value-type="float">
            <text:p>0.00004</text:p>
          </table:table-cell>
          <table:table-cell table:style-name="ce9" table:formula="of:=-LN([.G618])-[.F618]^2/[.G618]" office:value-type="float" office:value="9.39975636497091" calcext:value-type="float">
            <text:p>9.399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19" calcext:value-type="date">
            <text:p>2017-12-19</text:p>
          </table:table-cell>
          <table:table-cell table:style-name="ce6" office:value-type="float" office:value="2692.71" calcext:value-type="float">
            <text:p>2692.71</text:p>
          </table:table-cell>
          <table:table-cell table:style-name="ce6" office:value-type="float" office:value="2694.44" calcext:value-type="float">
            <text:p>2694.44</text:p>
          </table:table-cell>
          <table:table-cell table:style-name="ce6" office:value-type="float" office:value="2680.74" calcext:value-type="float">
            <text:p>2680.74</text:p>
          </table:table-cell>
          <table:table-cell table:style-name="ce6" office:value-type="float" office:value="2681.47" calcext:value-type="float">
            <text:p>2681.47</text:p>
          </table:table-cell>
          <table:table-cell table:style-name="ce9" table:formula="of:=([.E619]-[.E618])/[.E618]" office:value-type="float" office:value="-0.00323029113509979" calcext:value-type="float">
            <text:p>-0.00323</text:p>
          </table:table-cell>
          <table:table-cell table:style-name="ce9" table:formula="of:=[.$K$2]+[.$K$3]*[.F618]^2+[.$K$4]*[.G618]" office:value-type="float" office:value="0.0000411417578904181" calcext:value-type="float">
            <text:p>0.00004</text:p>
          </table:table-cell>
          <table:table-cell table:style-name="ce9" table:formula="of:=-LN([.G619])-[.F619]^2/[.G619]" office:value-type="float" office:value="9.84485702384257" calcext:value-type="float">
            <text:p>9.8448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20" calcext:value-type="date">
            <text:p>2017-12-20</text:p>
          </table:table-cell>
          <table:table-cell table:style-name="ce6" office:value-type="float" office:value="2688.18" calcext:value-type="float">
            <text:p>2688.18</text:p>
          </table:table-cell>
          <table:table-cell table:style-name="ce6" office:value-type="float" office:value="2691.01" calcext:value-type="float">
            <text:p>2691.01</text:p>
          </table:table-cell>
          <table:table-cell table:style-name="ce6" office:value-type="float" office:value="2676.11" calcext:value-type="float">
            <text:p>2676.11</text:p>
          </table:table-cell>
          <table:table-cell table:style-name="ce6" office:value-type="float" office:value="2679.25" calcext:value-type="float">
            <text:p>2679.25</text:p>
          </table:table-cell>
          <table:table-cell table:style-name="ce9" table:formula="of:=([.E620]-[.E619])/[.E619]" office:value-type="float" office:value="-0.000827904097379348" calcext:value-type="float">
            <text:p>-0.00083</text:p>
          </table:table-cell>
          <table:table-cell table:style-name="ce9" table:formula="of:=[.$K$2]+[.$K$3]*[.F619]^2+[.$K$4]*[.G619]" office:value-type="float" office:value="0.0000370736628419369" calcext:value-type="float">
            <text:p>0.00004</text:p>
          </table:table-cell>
          <table:table-cell table:style-name="ce9" table:formula="of:=-LN([.G620])-[.F620]^2/[.G620]" office:value-type="float" office:value="10.184115539558" calcext:value-type="float">
            <text:p>10.1841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21" calcext:value-type="date">
            <text:p>2017-12-21</text:p>
          </table:table-cell>
          <table:table-cell table:style-name="ce6" office:value-type="float" office:value="2683.02" calcext:value-type="float">
            <text:p>2683.02</text:p>
          </table:table-cell>
          <table:table-cell table:style-name="ce6" office:value-type="float" office:value="2692.64" calcext:value-type="float">
            <text:p>2692.64</text:p>
          </table:table-cell>
          <table:table-cell table:style-name="ce6" office:value-type="float" office:value="2682.4" calcext:value-type="float">
            <text:p>2682.4</text:p>
          </table:table-cell>
          <table:table-cell table:style-name="ce6" office:value-type="float" office:value="2684.57" calcext:value-type="float">
            <text:p>2684.57</text:p>
          </table:table-cell>
          <table:table-cell table:style-name="ce9" table:formula="of:=([.E621]-[.E620])/[.E620]" office:value-type="float" office:value="0.00198563030698896" calcext:value-type="float">
            <text:p>0.00199</text:p>
          </table:table-cell>
          <table:table-cell table:style-name="ce9" table:formula="of:=[.$K$2]+[.$K$3]*[.F620]^2+[.$K$4]*[.G620]" office:value-type="float" office:value="0.0000318506110069299" calcext:value-type="float">
            <text:p>0.00003</text:p>
          </table:table-cell>
          <table:table-cell table:style-name="ce9" table:formula="of:=-LN([.G621])-[.F621]^2/[.G621]" office:value-type="float" office:value="10.2306658578395" calcext:value-type="float">
            <text:p>10.230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22" calcext:value-type="date">
            <text:p>2017-12-22</text:p>
          </table:table-cell>
          <table:table-cell table:style-name="ce6" office:value-type="float" office:value="2684.22" calcext:value-type="float">
            <text:p>2684.22</text:p>
          </table:table-cell>
          <table:table-cell table:style-name="ce6" office:value-type="float" office:value="2685.35" calcext:value-type="float">
            <text:p>2685.35</text:p>
          </table:table-cell>
          <table:table-cell table:style-name="ce6" office:value-type="float" office:value="2678.13" calcext:value-type="float">
            <text:p>2678.13</text:p>
          </table:table-cell>
          <table:table-cell table:style-name="ce6" office:value-type="float" office:value="2683.34" calcext:value-type="float">
            <text:p>2683.34</text:p>
          </table:table-cell>
          <table:table-cell table:style-name="ce9" table:formula="of:=([.E622]-[.E621])/[.E621]" office:value-type="float" office:value="-0.000458173934745609" calcext:value-type="float">
            <text:p>-0.00046</text:p>
          </table:table-cell>
          <table:table-cell table:style-name="ce9" table:formula="of:=[.$K$2]+[.$K$3]*[.F621]^2+[.$K$4]*[.G621]" office:value-type="float" office:value="0.0000286749390884818" calcext:value-type="float">
            <text:p>0.00003</text:p>
          </table:table-cell>
          <table:table-cell table:style-name="ce9" table:formula="of:=-LN([.G622])-[.F622]^2/[.G622]" office:value-type="float" office:value="10.4521662240223" calcext:value-type="float">
            <text:p>10.452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26" calcext:value-type="date">
            <text:p>2017-12-26</text:p>
          </table:table-cell>
          <table:table-cell table:style-name="ce6" office:value-type="float" office:value="2679.09" calcext:value-type="float">
            <text:p>2679.09</text:p>
          </table:table-cell>
          <table:table-cell table:style-name="ce6" office:value-type="float" office:value="2682.74" calcext:value-type="float">
            <text:p>2682.74</text:p>
          </table:table-cell>
          <table:table-cell table:style-name="ce6" office:value-type="float" office:value="2677.96" calcext:value-type="float">
            <text:p>2677.96</text:p>
          </table:table-cell>
          <table:table-cell table:style-name="ce6" office:value-type="float" office:value="2680.5" calcext:value-type="float">
            <text:p>2680.5</text:p>
          </table:table-cell>
          <table:table-cell table:style-name="ce9" table:formula="of:=([.E623]-[.E622])/[.E622]" office:value-type="float" office:value="-0.00105838246364611" calcext:value-type="float">
            <text:p>-0.00106</text:p>
          </table:table-cell>
          <table:table-cell table:style-name="ce9" table:formula="of:=[.$K$2]+[.$K$3]*[.F622]^2+[.$K$4]*[.G622]" office:value-type="float" office:value="0.0000254655043162192" calcext:value-type="float">
            <text:p>0.00003</text:p>
          </table:table-cell>
          <table:table-cell table:style-name="ce9" table:formula="of:=-LN([.G623])-[.F623]^2/[.G623]" office:value-type="float" office:value="10.5341979178013" calcext:value-type="float">
            <text:p>10.534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27" calcext:value-type="date">
            <text:p>2017-12-27</text:p>
          </table:table-cell>
          <table:table-cell table:style-name="ce6" office:value-type="float" office:value="2682.1" calcext:value-type="float">
            <text:p>2682.1</text:p>
          </table:table-cell>
          <table:table-cell table:style-name="ce6" office:value-type="float" office:value="2685.64" calcext:value-type="float">
            <text:p>2685.64</text:p>
          </table:table-cell>
          <table:table-cell table:style-name="ce6" office:value-type="float" office:value="2678.91" calcext:value-type="float">
            <text:p>2678.91</text:p>
          </table:table-cell>
          <table:table-cell table:style-name="ce6" office:value-type="float" office:value="2682.62" calcext:value-type="float">
            <text:p>2682.62</text:p>
          </table:table-cell>
          <table:table-cell table:style-name="ce9" table:formula="of:=([.E624]-[.E623])/[.E623]" office:value-type="float" office:value="0.000790897220667745" calcext:value-type="float">
            <text:p>0.00079</text:p>
          </table:table-cell>
          <table:table-cell table:style-name="ce9" table:formula="of:=[.$K$2]+[.$K$3]*[.F623]^2+[.$K$4]*[.G623]" office:value-type="float" office:value="0.0000232699122947194" calcext:value-type="float">
            <text:p>0.00002</text:p>
          </table:table-cell>
          <table:table-cell table:style-name="ce9" table:formula="of:=-LN([.G624])-[.F624]^2/[.G624]" office:value-type="float" office:value="10.6414683539281" calcext:value-type="float">
            <text:p>10.641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28" calcext:value-type="date">
            <text:p>2017-12-28</text:p>
          </table:table-cell>
          <table:table-cell table:style-name="ce6" office:value-type="float" office:value="2686.1" calcext:value-type="float">
            <text:p>2686.1</text:p>
          </table:table-cell>
          <table:table-cell table:style-name="ce6" office:value-type="float" office:value="2687.66" calcext:value-type="float">
            <text:p>2687.66</text:p>
          </table:table-cell>
          <table:table-cell table:style-name="ce6" office:value-type="float" office:value="2682.69" calcext:value-type="float">
            <text:p>2682.69</text:p>
          </table:table-cell>
          <table:table-cell table:style-name="ce6" office:value-type="float" office:value="2687.54" calcext:value-type="float">
            <text:p>2687.54</text:p>
          </table:table-cell>
          <table:table-cell table:style-name="ce9" table:formula="of:=([.E625]-[.E624])/[.E624]" office:value-type="float" office:value="0.00183402792792124" calcext:value-type="float">
            <text:p>0.00183</text:p>
          </table:table-cell>
          <table:table-cell table:style-name="ce9" table:formula="of:=[.$K$2]+[.$K$3]*[.F624]^2+[.$K$4]*[.G624]" office:value-type="float" office:value="0.0000215178378658977" calcext:value-type="float">
            <text:p>0.00002</text:p>
          </table:table-cell>
          <table:table-cell table:style-name="ce9" table:formula="of:=-LN([.G625])-[.F625]^2/[.G625]" office:value-type="float" office:value="10.5903087621934" calcext:value-type="float">
            <text:p>10.5903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7-12-29" calcext:value-type="date">
            <text:p>2017-12-29</text:p>
          </table:table-cell>
          <table:table-cell table:style-name="ce6" office:value-type="float" office:value="2689.15" calcext:value-type="float">
            <text:p>2689.15</text:p>
          </table:table-cell>
          <table:table-cell table:style-name="ce6" office:value-type="float" office:value="2692.12" calcext:value-type="float">
            <text:p>2692.12</text:p>
          </table:table-cell>
          <table:table-cell table:number-columns-repeated="2" table:style-name="ce6" office:value-type="float" office:value="2673.61" calcext:value-type="float">
            <text:p>2673.61</text:p>
          </table:table-cell>
          <table:table-cell table:style-name="ce9" table:formula="of:=([.E626]-[.E625])/[.E625]" office:value-type="float" office:value="-0.00518317866896859" calcext:value-type="float">
            <text:p>-0.00518</text:p>
          </table:table-cell>
          <table:table-cell table:style-name="ce9" table:formula="of:=[.$K$2]+[.$K$3]*[.F625]^2+[.$K$4]*[.G625]" office:value-type="float" office:value="0.0000208208038916255" calcext:value-type="float">
            <text:p>0.00002</text:p>
          </table:table-cell>
          <table:table-cell table:style-name="ce9" table:formula="of:=-LN([.G626])-[.F626]^2/[.G626]" office:value-type="float" office:value="9.48924549961717" calcext:value-type="float">
            <text:p>9.489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02" calcext:value-type="date">
            <text:p>2018-01-02</text:p>
          </table:table-cell>
          <table:table-cell table:style-name="ce6" office:value-type="float" office:value="2683.73" calcext:value-type="float">
            <text:p>2683.73</text:p>
          </table:table-cell>
          <table:table-cell table:style-name="ce6" office:value-type="float" office:value="2695.89" calcext:value-type="float">
            <text:p>2695.89</text:p>
          </table:table-cell>
          <table:table-cell table:style-name="ce6" office:value-type="float" office:value="2682.36" calcext:value-type="float">
            <text:p>2682.36</text:p>
          </table:table-cell>
          <table:table-cell table:style-name="ce6" office:value-type="float" office:value="2695.81" calcext:value-type="float">
            <text:p>2695.81</text:p>
          </table:table-cell>
          <table:table-cell table:style-name="ce9" table:formula="of:=([.E627]-[.E626])/[.E626]" office:value-type="float" office:value="0.00830338007413191" calcext:value-type="float">
            <text:p>0.00830</text:p>
          </table:table-cell>
          <table:table-cell table:style-name="ce9" table:formula="of:=[.$K$2]+[.$K$3]*[.F626]^2+[.$K$4]*[.G626]" office:value-type="float" office:value="0.0000255592293949161" calcext:value-type="float">
            <text:p>0.00003</text:p>
          </table:table-cell>
          <table:table-cell table:style-name="ce9" table:formula="of:=-LN([.G627])-[.F627]^2/[.G627]" office:value-type="float" office:value="7.87700819023116" calcext:value-type="float">
            <text:p>7.877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03" calcext:value-type="date">
            <text:p>2018-01-03</text:p>
          </table:table-cell>
          <table:table-cell table:style-name="ce6" office:value-type="float" office:value="2697.85" calcext:value-type="float">
            <text:p>2697.85</text:p>
          </table:table-cell>
          <table:table-cell table:style-name="ce6" office:value-type="float" office:value="2714.37" calcext:value-type="float">
            <text:p>2714.37</text:p>
          </table:table-cell>
          <table:table-cell table:style-name="ce6" office:value-type="float" office:value="2697.77" calcext:value-type="float">
            <text:p>2697.77</text:p>
          </table:table-cell>
          <table:table-cell table:style-name="ce6" office:value-type="float" office:value="2713.06" calcext:value-type="float">
            <text:p>2713.06</text:p>
          </table:table-cell>
          <table:table-cell table:style-name="ce9" table:formula="of:=([.E628]-[.E627])/[.E627]" office:value-type="float" office:value="0.00639881890786072" calcext:value-type="float">
            <text:p>0.00640</text:p>
          </table:table-cell>
          <table:table-cell table:style-name="ce9" table:formula="of:=[.$K$2]+[.$K$3]*[.F627]^2+[.$K$4]*[.G627]" office:value-type="float" office:value="0.0000385189512132174" calcext:value-type="float">
            <text:p>0.00004</text:p>
          </table:table-cell>
          <table:table-cell table:style-name="ce9" table:formula="of:=-LN([.G628])-[.F628]^2/[.G628]" office:value-type="float" office:value="9.1013799737824" calcext:value-type="float">
            <text:p>9.1013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2018-01-04</text:p>
          </table:table-cell>
          <table:table-cell table:style-name="ce6" office:value-type="float" office:value="2719.31" calcext:value-type="float">
            <text:p>2719.31</text:p>
          </table:table-cell>
          <table:table-cell table:style-name="ce6" office:value-type="float" office:value="2729.29" calcext:value-type="float">
            <text:p>2729.29</text:p>
          </table:table-cell>
          <table:table-cell table:style-name="ce6" office:value-type="float" office:value="2719.07" calcext:value-type="float">
            <text:p>2719.07</text:p>
          </table:table-cell>
          <table:table-cell table:style-name="ce6" office:value-type="float" office:value="2723.99" calcext:value-type="float">
            <text:p>2723.99</text:p>
          </table:table-cell>
          <table:table-cell table:style-name="ce9" table:formula="of:=([.E629]-[.E628])/[.E628]" office:value-type="float" office:value="0.00402866136392112" calcext:value-type="float">
            <text:p>0.00403</text:p>
          </table:table-cell>
          <table:table-cell table:style-name="ce9" table:formula="of:=[.$K$2]+[.$K$3]*[.F628]^2+[.$K$4]*[.G628]" office:value-type="float" office:value="0.0000419408602853499" calcext:value-type="float">
            <text:p>0.00004</text:p>
          </table:table-cell>
          <table:table-cell table:style-name="ce9" table:formula="of:=-LN([.G629])-[.F629]^2/[.G629]" office:value-type="float" office:value="9.69227387651124" calcext:value-type="float">
            <text:p>9.692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05" calcext:value-type="date">
            <text:p>2018-01-05</text:p>
          </table:table-cell>
          <table:table-cell table:style-name="ce6" office:value-type="float" office:value="2731.33" calcext:value-type="float">
            <text:p>2731.33</text:p>
          </table:table-cell>
          <table:table-cell table:style-name="ce6" office:value-type="float" office:value="2743.45" calcext:value-type="float">
            <text:p>2743.45</text:p>
          </table:table-cell>
          <table:table-cell table:style-name="ce6" office:value-type="float" office:value="2727.92" calcext:value-type="float">
            <text:p>2727.92</text:p>
          </table:table-cell>
          <table:table-cell table:style-name="ce6" office:value-type="float" office:value="2743.15" calcext:value-type="float">
            <text:p>2743.15</text:p>
          </table:table-cell>
          <table:table-cell table:style-name="ce9" table:formula="of:=([.E630]-[.E629])/[.E629]" office:value-type="float" office:value="0.00703379968355255" calcext:value-type="float">
            <text:p>0.00703</text:p>
          </table:table-cell>
          <table:table-cell table:style-name="ce9" table:formula="of:=[.$K$2]+[.$K$3]*[.F629]^2+[.$K$4]*[.G629]" office:value-type="float" office:value="0.0000389680080505511" calcext:value-type="float">
            <text:p>0.00004</text:p>
          </table:table-cell>
          <table:table-cell table:style-name="ce9" table:formula="of:=-LN([.G630])-[.F630]^2/[.G630]" office:value-type="float" office:value="8.88315531325125" calcext:value-type="float">
            <text:p>8.883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08" calcext:value-type="date">
            <text:p>2018-01-08</text:p>
          </table:table-cell>
          <table:table-cell table:style-name="ce6" office:value-type="float" office:value="2742.67" calcext:value-type="float">
            <text:p>2742.67</text:p>
          </table:table-cell>
          <table:table-cell table:style-name="ce6" office:value-type="float" office:value="2748.51" calcext:value-type="float">
            <text:p>2748.51</text:p>
          </table:table-cell>
          <table:table-cell table:style-name="ce6" office:value-type="float" office:value="2737.6" calcext:value-type="float">
            <text:p>2737.6</text:p>
          </table:table-cell>
          <table:table-cell table:style-name="ce6" office:value-type="float" office:value="2747.71" calcext:value-type="float">
            <text:p>2747.71</text:p>
          </table:table-cell>
          <table:table-cell table:style-name="ce9" table:formula="of:=([.E631]-[.E630])/[.E630]" office:value-type="float" office:value="0.00166232251244006" calcext:value-type="float">
            <text:p>0.00166</text:p>
          </table:table-cell>
          <table:table-cell table:style-name="ce9" table:formula="of:=[.$K$2]+[.$K$3]*[.F630]^2+[.$K$4]*[.G630]" office:value-type="float" office:value="0.0000441853970758323" calcext:value-type="float">
            <text:p>0.00004</text:p>
          </table:table-cell>
          <table:table-cell table:style-name="ce9" table:formula="of:=-LN([.G631])-[.F631]^2/[.G631]" office:value-type="float" office:value="9.96457707990983" calcext:value-type="float">
            <text:p>9.964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09" calcext:value-type="date">
            <text:p>2018-01-09</text:p>
          </table:table-cell>
          <table:table-cell table:style-name="ce6" office:value-type="float" office:value="2751.15" calcext:value-type="float">
            <text:p>2751.15</text:p>
          </table:table-cell>
          <table:table-cell table:style-name="ce6" office:value-type="float" office:value="2759.14" calcext:value-type="float">
            <text:p>2759.14</text:p>
          </table:table-cell>
          <table:table-cell table:style-name="ce6" office:value-type="float" office:value="2747.86" calcext:value-type="float">
            <text:p>2747.86</text:p>
          </table:table-cell>
          <table:table-cell table:style-name="ce6" office:value-type="float" office:value="2751.29" calcext:value-type="float">
            <text:p>2751.29</text:p>
          </table:table-cell>
          <table:table-cell table:style-name="ce9" table:formula="of:=([.E632]-[.E631])/[.E631]" office:value-type="float" office:value="0.00130290314480055" calcext:value-type="float">
            <text:p>0.00130</text:p>
          </table:table-cell>
          <table:table-cell table:style-name="ce9" table:formula="of:=[.$K$2]+[.$K$3]*[.F631]^2+[.$K$4]*[.G631]" office:value-type="float" office:value="0.0000376321973976412" calcext:value-type="float">
            <text:p>0.00004</text:p>
          </table:table-cell>
          <table:table-cell table:style-name="ce9" table:formula="of:=-LN([.G632])-[.F632]^2/[.G632]" office:value-type="float" office:value="10.1425414057781" calcext:value-type="float">
            <text:p>10.142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10" calcext:value-type="date">
            <text:p>2018-01-10</text:p>
          </table:table-cell>
          <table:table-cell table:style-name="ce6" office:value-type="float" office:value="2745.55" calcext:value-type="float">
            <text:p>2745.55</text:p>
          </table:table-cell>
          <table:table-cell table:style-name="ce6" office:value-type="float" office:value="2750.8" calcext:value-type="float">
            <text:p>2750.8</text:p>
          </table:table-cell>
          <table:table-cell table:style-name="ce6" office:value-type="float" office:value="2736.06" calcext:value-type="float">
            <text:p>2736.06</text:p>
          </table:table-cell>
          <table:table-cell table:style-name="ce6" office:value-type="float" office:value="2748.23" calcext:value-type="float">
            <text:p>2748.23</text:p>
          </table:table-cell>
          <table:table-cell table:style-name="ce9" table:formula="of:=([.E633]-[.E632])/[.E632]" office:value-type="float" office:value="-0.00111220554721601" calcext:value-type="float">
            <text:p>-0.00111</text:p>
          </table:table-cell>
          <table:table-cell table:style-name="ce9" table:formula="of:=[.$K$2]+[.$K$3]*[.F632]^2+[.$K$4]*[.G632]" office:value-type="float" office:value="0.000032494666519179" calcext:value-type="float">
            <text:p>0.00003</text:p>
          </table:table-cell>
          <table:table-cell table:style-name="ce9" table:formula="of:=-LN([.G633])-[.F633]^2/[.G633]" office:value-type="float" office:value="10.2963667672515" calcext:value-type="float">
            <text:p>10.296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11" calcext:value-type="date">
            <text:p>2018-01-11</text:p>
          </table:table-cell>
          <table:table-cell table:style-name="ce6" office:value-type="float" office:value="2752.97" calcext:value-type="float">
            <text:p>2752.97</text:p>
          </table:table-cell>
          <table:table-cell table:style-name="ce6" office:value-type="float" office:value="2767.56" calcext:value-type="float">
            <text:p>2767.56</text:p>
          </table:table-cell>
          <table:table-cell table:style-name="ce6" office:value-type="float" office:value="2752.78" calcext:value-type="float">
            <text:p>2752.78</text:p>
          </table:table-cell>
          <table:table-cell table:style-name="ce6" office:value-type="float" office:value="2767.56" calcext:value-type="float">
            <text:p>2767.56</text:p>
          </table:table-cell>
          <table:table-cell table:style-name="ce9" table:formula="of:=([.E634]-[.E633])/[.E633]" office:value-type="float" office:value="0.00703361800140451" calcext:value-type="float">
            <text:p>0.00703</text:p>
          </table:table-cell>
          <table:table-cell table:style-name="ce9" table:formula="of:=[.$K$2]+[.$K$3]*[.F633]^2+[.$K$4]*[.G633]" office:value-type="float" office:value="0.000028550897517318" calcext:value-type="float">
            <text:p>0.00003</text:p>
          </table:table-cell>
          <table:table-cell table:style-name="ce9" table:formula="of:=-LN([.G634])-[.F634]^2/[.G634]" office:value-type="float" office:value="8.73106467219444" calcext:value-type="float">
            <text:p>8.731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12" calcext:value-type="date">
            <text:p>2018-01-12</text:p>
          </table:table-cell>
          <table:table-cell table:style-name="ce6" office:value-type="float" office:value="2770.18" calcext:value-type="float">
            <text:p>2770.18</text:p>
          </table:table-cell>
          <table:table-cell table:style-name="ce6" office:value-type="float" office:value="2787.85" calcext:value-type="float">
            <text:p>2787.85</text:p>
          </table:table-cell>
          <table:table-cell table:style-name="ce6" office:value-type="float" office:value="2769.64" calcext:value-type="float">
            <text:p>2769.64</text:p>
          </table:table-cell>
          <table:table-cell table:style-name="ce6" office:value-type="float" office:value="2786.24" calcext:value-type="float">
            <text:p>2786.24</text:p>
          </table:table-cell>
          <table:table-cell table:style-name="ce9" table:formula="of:=([.E635]-[.E634])/[.E634]" office:value-type="float" office:value="0.00674962783101354" calcext:value-type="float">
            <text:p>0.00675</text:p>
          </table:table-cell>
          <table:table-cell table:style-name="ce9" table:formula="of:=[.$K$2]+[.$K$3]*[.F634]^2+[.$K$4]*[.G634]" office:value-type="float" office:value="0.0000363972328648795" calcext:value-type="float">
            <text:p>0.00004</text:p>
          </table:table-cell>
          <table:table-cell table:style-name="ce9" table:formula="of:=-LN([.G635])-[.F635]^2/[.G635]" office:value-type="float" office:value="8.96934364682669" calcext:value-type="float">
            <text:p>8.969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16" calcext:value-type="date">
            <text:p>2018-01-16</text:p>
          </table:table-cell>
          <table:table-cell table:style-name="ce6" office:value-type="float" office:value="2798.96" calcext:value-type="float">
            <text:p>2798.96</text:p>
          </table:table-cell>
          <table:table-cell table:style-name="ce6" office:value-type="float" office:value="2807.54" calcext:value-type="float">
            <text:p>2807.54</text:p>
          </table:table-cell>
          <table:table-cell table:style-name="ce6" office:value-type="float" office:value="2768.64" calcext:value-type="float">
            <text:p>2768.64</text:p>
          </table:table-cell>
          <table:table-cell table:style-name="ce6" office:value-type="float" office:value="2776.42" calcext:value-type="float">
            <text:p>2776.42</text:p>
          </table:table-cell>
          <table:table-cell table:style-name="ce9" table:formula="of:=([.E636]-[.E635])/[.E635]" office:value-type="float" office:value="-0.00352446307568613" calcext:value-type="float">
            <text:p>-0.00352</text:p>
          </table:table-cell>
          <table:table-cell table:style-name="ce9" table:formula="of:=[.$K$2]+[.$K$3]*[.F635]^2+[.$K$4]*[.G635]" office:value-type="float" office:value="0.0000413869783479367" calcext:value-type="float">
            <text:p>0.00004</text:p>
          </table:table-cell>
          <table:table-cell table:style-name="ce9" table:formula="of:=-LN([.G636])-[.F636]^2/[.G636]" office:value-type="float" office:value="9.79240541203267" calcext:value-type="float">
            <text:p>9.792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17" calcext:value-type="date">
            <text:p>2018-01-17</text:p>
          </table:table-cell>
          <table:table-cell table:style-name="ce6" office:value-type="float" office:value="2784.99" calcext:value-type="float">
            <text:p>2784.99</text:p>
          </table:table-cell>
          <table:table-cell table:style-name="ce6" office:value-type="float" office:value="2807.04" calcext:value-type="float">
            <text:p>2807.04</text:p>
          </table:table-cell>
          <table:table-cell table:style-name="ce6" office:value-type="float" office:value="2778.38" calcext:value-type="float">
            <text:p>2778.38</text:p>
          </table:table-cell>
          <table:table-cell table:style-name="ce6" office:value-type="float" office:value="2802.56" calcext:value-type="float">
            <text:p>2802.56</text:p>
          </table:table-cell>
          <table:table-cell table:style-name="ce9" table:formula="of:=([.E637]-[.E636])/[.E636]" office:value-type="float" office:value="0.00941500205300346" calcext:value-type="float">
            <text:p>0.00942</text:p>
          </table:table-cell>
          <table:table-cell table:style-name="ce9" table:formula="of:=[.$K$2]+[.$K$3]*[.F636]^2+[.$K$4]*[.G636]" office:value-type="float" office:value="0.0000377016739452413" calcext:value-type="float">
            <text:p>0.00004</text:p>
          </table:table-cell>
          <table:table-cell table:style-name="ce9" table:formula="of:=-LN([.G637])-[.F637]^2/[.G637]" office:value-type="float" office:value="7.8346567799298" calcext:value-type="float">
            <text:p>7.834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18" calcext:value-type="date">
            <text:p>2018-01-18</text:p>
          </table:table-cell>
          <table:table-cell table:style-name="ce6" office:value-type="float" office:value="2802.4" calcext:value-type="float">
            <text:p>2802.4</text:p>
          </table:table-cell>
          <table:table-cell table:style-name="ce6" office:value-type="float" office:value="2805.83" calcext:value-type="float">
            <text:p>2805.83</text:p>
          </table:table-cell>
          <table:table-cell table:style-name="ce6" office:value-type="float" office:value="2792.56" calcext:value-type="float">
            <text:p>2792.56</text:p>
          </table:table-cell>
          <table:table-cell table:style-name="ce6" office:value-type="float" office:value="2798.03" calcext:value-type="float">
            <text:p>2798.03</text:p>
          </table:table-cell>
          <table:table-cell table:style-name="ce9" table:formula="of:=([.E638]-[.E637])/[.E637]" office:value-type="float" office:value="-0.00161637931034474" calcext:value-type="float">
            <text:p>-0.00162</text:p>
          </table:table-cell>
          <table:table-cell table:style-name="ce9" table:formula="of:=[.$K$2]+[.$K$3]*[.F637]^2+[.$K$4]*[.G637]" office:value-type="float" office:value="0.0000520042224137897" calcext:value-type="float">
            <text:p>0.00005</text:p>
          </table:table-cell>
          <table:table-cell table:style-name="ce9" table:formula="of:=-LN([.G638])-[.F638]^2/[.G638]" office:value-type="float" office:value="9.81394583584387" calcext:value-type="float">
            <text:p>9.813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19" calcext:value-type="date">
            <text:p>2018-01-19</text:p>
          </table:table-cell>
          <table:table-cell table:style-name="ce6" office:value-type="float" office:value="2802.6" calcext:value-type="float">
            <text:p>2802.6</text:p>
          </table:table-cell>
          <table:table-cell table:style-name="ce6" office:value-type="float" office:value="2810.33" calcext:value-type="float">
            <text:p>2810.33</text:p>
          </table:table-cell>
          <table:table-cell table:style-name="ce6" office:value-type="float" office:value="2798.08" calcext:value-type="float">
            <text:p>2798.08</text:p>
          </table:table-cell>
          <table:table-cell table:style-name="ce6" office:value-type="float" office:value="2810.3" calcext:value-type="float">
            <text:p>2810.3</text:p>
          </table:table-cell>
          <table:table-cell table:style-name="ce9" table:formula="of:=([.E639]-[.E638])/[.E638]" office:value-type="float" office:value="0.00438522817839694" calcext:value-type="float">
            <text:p>0.00439</text:p>
          </table:table-cell>
          <table:table-cell table:style-name="ce9" table:formula="of:=[.$K$2]+[.$K$3]*[.F638]^2+[.$K$4]*[.G638]" office:value-type="float" office:value="0.0000434436605390241" calcext:value-type="float">
            <text:p>0.00004</text:p>
          </table:table-cell>
          <table:table-cell table:style-name="ce9" table:formula="of:=-LN([.G639])-[.F639]^2/[.G639]" office:value-type="float" office:value="9.60139815505747" calcext:value-type="float">
            <text:p>9.601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22" calcext:value-type="date">
            <text:p>2018-01-22</text:p>
          </table:table-cell>
          <table:table-cell table:style-name="ce6" office:value-type="float" office:value="2809.16" calcext:value-type="float">
            <text:p>2809.16</text:p>
          </table:table-cell>
          <table:table-cell table:style-name="ce6" office:value-type="float" office:value="2833.03" calcext:value-type="float">
            <text:p>2833.03</text:p>
          </table:table-cell>
          <table:table-cell table:style-name="ce6" office:value-type="float" office:value="2808.12" calcext:value-type="float">
            <text:p>2808.12</text:p>
          </table:table-cell>
          <table:table-cell table:style-name="ce6" office:value-type="float" office:value="2832.97" calcext:value-type="float">
            <text:p>2832.97</text:p>
          </table:table-cell>
          <table:table-cell table:style-name="ce9" table:formula="of:=([.E640]-[.E639])/[.E639]" office:value-type="float" office:value="0.00806675443902773" calcext:value-type="float">
            <text:p>0.00807</text:p>
          </table:table-cell>
          <table:table-cell table:style-name="ce9" table:formula="of:=[.$K$2]+[.$K$3]*[.F639]^2+[.$K$4]*[.G639]" office:value-type="float" office:value="0.0000407628714215233" calcext:value-type="float">
            <text:p>0.00004</text:p>
          </table:table-cell>
          <table:table-cell table:style-name="ce9" table:formula="of:=-LN([.G640])-[.F640]^2/[.G640]" office:value-type="float" office:value="8.51137130604554" calcext:value-type="float">
            <text:p>8.511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23" calcext:value-type="date">
            <text:p>2018-01-23</text:p>
          </table:table-cell>
          <table:table-cell table:style-name="ce6" office:value-type="float" office:value="2835.05" calcext:value-type="float">
            <text:p>2835.05</text:p>
          </table:table-cell>
          <table:table-cell table:style-name="ce6" office:value-type="float" office:value="2842.24" calcext:value-type="float">
            <text:p>2842.24</text:p>
          </table:table-cell>
          <table:table-cell table:style-name="ce6" office:value-type="float" office:value="2830.59" calcext:value-type="float">
            <text:p>2830.59</text:p>
          </table:table-cell>
          <table:table-cell table:style-name="ce6" office:value-type="float" office:value="2839.13" calcext:value-type="float">
            <text:p>2839.13</text:p>
          </table:table-cell>
          <table:table-cell table:style-name="ce9" table:formula="of:=([.E641]-[.E640])/[.E640]" office:value-type="float" office:value="0.00217439648143126" calcext:value-type="float">
            <text:p>0.00217</text:p>
          </table:table-cell>
          <table:table-cell table:style-name="ce9" table:formula="of:=[.$K$2]+[.$K$3]*[.F640]^2+[.$K$4]*[.G640]" office:value-type="float" office:value="0.0000490179612037864" calcext:value-type="float">
            <text:p>0.00005</text:p>
          </table:table-cell>
          <table:table-cell table:style-name="ce9" table:formula="of:=-LN([.G641])-[.F641]^2/[.G641]" office:value-type="float" office:value="9.82686933060283" calcext:value-type="float">
            <text:p>9.826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24" calcext:value-type="date">
            <text:p>2018-01-24</text:p>
          </table:table-cell>
          <table:table-cell table:style-name="ce6" office:value-type="float" office:value="2845.42" calcext:value-type="float">
            <text:p>2845.42</text:p>
          </table:table-cell>
          <table:table-cell table:style-name="ce6" office:value-type="float" office:value="2852.97" calcext:value-type="float">
            <text:p>2852.97</text:p>
          </table:table-cell>
          <table:table-cell table:style-name="ce6" office:value-type="float" office:value="2824.81" calcext:value-type="float">
            <text:p>2824.81</text:p>
          </table:table-cell>
          <table:table-cell table:style-name="ce6" office:value-type="float" office:value="2837.54" calcext:value-type="float">
            <text:p>2837.54</text:p>
          </table:table-cell>
          <table:table-cell table:style-name="ce9" table:formula="of:=([.E642]-[.E641])/[.E641]" office:value-type="float" office:value="-0.000560030713634158" calcext:value-type="float">
            <text:p>-0.00056</text:p>
          </table:table-cell>
          <table:table-cell table:style-name="ce9" table:formula="of:=[.$K$2]+[.$K$3]*[.F641]^2+[.$K$4]*[.G641]" office:value-type="float" office:value="0.0000416845936999261" calcext:value-type="float">
            <text:p>0.00004</text:p>
          </table:table-cell>
          <table:table-cell table:style-name="ce9" table:formula="of:=-LN([.G642])-[.F642]^2/[.G642]" office:value-type="float" office:value="10.0778549646442" calcext:value-type="float">
            <text:p>10.0778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25" calcext:value-type="date">
            <text:p>2018-01-25</text:p>
          </table:table-cell>
          <table:table-cell table:style-name="ce6" office:value-type="float" office:value="2846.24" calcext:value-type="float">
            <text:p>2846.24</text:p>
          </table:table-cell>
          <table:table-cell table:style-name="ce6" office:value-type="float" office:value="2848.56" calcext:value-type="float">
            <text:p>2848.56</text:p>
          </table:table-cell>
          <table:table-cell table:style-name="ce6" office:value-type="float" office:value="2830.94" calcext:value-type="float">
            <text:p>2830.94</text:p>
          </table:table-cell>
          <table:table-cell table:style-name="ce6" office:value-type="float" office:value="2839.25" calcext:value-type="float">
            <text:p>2839.25</text:p>
          </table:table-cell>
          <table:table-cell table:style-name="ce9" table:formula="of:=([.E643]-[.E642])/[.E642]" office:value-type="float" office:value="0.000602634676515586" calcext:value-type="float">
            <text:p>0.00060</text:p>
          </table:table-cell>
          <table:table-cell table:style-name="ce9" table:formula="of:=[.$K$2]+[.$K$3]*[.F642]^2+[.$K$4]*[.G642]" office:value-type="float" office:value="0.0000352144326877367" calcext:value-type="float">
            <text:p>0.00004</text:p>
          </table:table-cell>
          <table:table-cell table:style-name="ce9" table:formula="of:=-LN([.G643])-[.F643]^2/[.G643]" office:value-type="float" office:value="10.2437414799662" calcext:value-type="float">
            <text:p>10.243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26" calcext:value-type="date">
            <text:p>2018-01-26</text:p>
          </table:table-cell>
          <table:table-cell table:style-name="ce6" office:value-type="float" office:value="2847.48" calcext:value-type="float">
            <text:p>2847.48</text:p>
          </table:table-cell>
          <table:table-cell table:style-name="ce6" office:value-type="float" office:value="2872.87" calcext:value-type="float">
            <text:p>2872.87</text:p>
          </table:table-cell>
          <table:table-cell table:style-name="ce6" office:value-type="float" office:value="2846.18" calcext:value-type="float">
            <text:p>2846.18</text:p>
          </table:table-cell>
          <table:table-cell table:style-name="ce6" office:value-type="float" office:value="2872.87" calcext:value-type="float">
            <text:p>2872.87</text:p>
          </table:table-cell>
          <table:table-cell table:style-name="ce9" table:formula="of:=([.E644]-[.E643])/[.E643]" office:value-type="float" office:value="0.011841155234657" calcext:value-type="float">
            <text:p>0.01184</text:p>
          </table:table-cell>
          <table:table-cell table:style-name="ce9" table:formula="of:=[.$K$2]+[.$K$3]*[.F643]^2+[.$K$4]*[.G643]" office:value-type="float" office:value="0.0000303885745254575" calcext:value-type="float">
            <text:p>0.00003</text:p>
          </table:table-cell>
          <table:table-cell table:style-name="ce9" table:formula="of:=-LN([.G644])-[.F644]^2/[.G644]" office:value-type="float" office:value="5.78744140887367" calcext:value-type="float">
            <text:p>5.787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018-01-29</text:p>
          </table:table-cell>
          <table:table-cell table:style-name="ce6" office:value-type="float" office:value="2867.23" calcext:value-type="float">
            <text:p>2867.23</text:p>
          </table:table-cell>
          <table:table-cell table:style-name="ce6" office:value-type="float" office:value="2870.62" calcext:value-type="float">
            <text:p>2870.62</text:p>
          </table:table-cell>
          <table:table-cell table:style-name="ce6" office:value-type="float" office:value="2851.48" calcext:value-type="float">
            <text:p>2851.48</text:p>
          </table:table-cell>
          <table:table-cell table:style-name="ce6" office:value-type="float" office:value="2853.53" calcext:value-type="float">
            <text:p>2853.53</text:p>
          </table:table-cell>
          <table:table-cell table:style-name="ce9" table:formula="of:=([.E645]-[.E644])/[.E644]" office:value-type="float" office:value="-0.00673194401417387" calcext:value-type="float">
            <text:p>-0.00673</text:p>
          </table:table-cell>
          <table:table-cell table:style-name="ce9" table:formula="of:=[.$K$2]+[.$K$3]*[.F644]^2+[.$K$4]*[.G644]" office:value-type="float" office:value="0.0000580782777290975" calcext:value-type="float">
            <text:p>0.00006</text:p>
          </table:table-cell>
          <table:table-cell table:style-name="ce9" table:formula="of:=-LN([.G645])-[.F645]^2/[.G645]" office:value-type="float" office:value="8.97340868092196" calcext:value-type="float">
            <text:p>8.973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30" calcext:value-type="date">
            <text:p>2018-01-30</text:p>
          </table:table-cell>
          <table:table-cell table:style-name="ce6" office:value-type="float" office:value="2832.74" calcext:value-type="float">
            <text:p>2832.74</text:p>
          </table:table-cell>
          <table:table-cell table:style-name="ce6" office:value-type="float" office:value="2837.75" calcext:value-type="float">
            <text:p>2837.75</text:p>
          </table:table-cell>
          <table:table-cell table:style-name="ce6" office:value-type="float" office:value="2818.27" calcext:value-type="float">
            <text:p>2818.27</text:p>
          </table:table-cell>
          <table:table-cell table:style-name="ce6" office:value-type="float" office:value="2822.43" calcext:value-type="float">
            <text:p>2822.43</text:p>
          </table:table-cell>
          <table:table-cell table:style-name="ce9" table:formula="of:=([.E646]-[.E645])/[.E645]" office:value-type="float" office:value="-0.0108987815092185" calcext:value-type="float">
            <text:p>-0.01090</text:p>
          </table:table-cell>
          <table:table-cell table:style-name="ce9" table:formula="of:=[.$K$2]+[.$K$3]*[.F645]^2+[.$K$4]*[.G645]" office:value-type="float" office:value="0.0000575418753093857" calcext:value-type="float">
            <text:p>0.00006</text:p>
          </table:table-cell>
          <table:table-cell table:style-name="ce9" table:formula="of:=-LN([.G646])-[.F646]^2/[.G646]" office:value-type="float" office:value="7.69870203731654" calcext:value-type="float">
            <text:p>7.6987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1-31" calcext:value-type="date">
            <text:p>2018-01-31</text:p>
          </table:table-cell>
          <table:table-cell table:style-name="ce6" office:value-type="float" office:value="2832.41" calcext:value-type="float">
            <text:p>2832.41</text:p>
          </table:table-cell>
          <table:table-cell table:style-name="ce6" office:value-type="float" office:value="2839.26" calcext:value-type="float">
            <text:p>2839.26</text:p>
          </table:table-cell>
          <table:table-cell table:style-name="ce6" office:value-type="float" office:value="2813.04" calcext:value-type="float">
            <text:p>2813.04</text:p>
          </table:table-cell>
          <table:table-cell table:style-name="ce6" office:value-type="float" office:value="2823.81" calcext:value-type="float">
            <text:p>2823.81</text:p>
          </table:table-cell>
          <table:table-cell table:style-name="ce9" table:formula="of:=([.E647]-[.E646])/[.E646]" office:value-type="float" office:value="0.000488940381160953" calcext:value-type="float">
            <text:p>0.00049</text:p>
          </table:table-cell>
          <table:table-cell table:style-name="ce9" table:formula="of:=[.$K$2]+[.$K$3]*[.F646]^2+[.$K$4]*[.G646]" office:value-type="float" office:value="0.000073581684544812" calcext:value-type="float">
            <text:p>0.00007</text:p>
          </table:table-cell>
          <table:table-cell table:style-name="ce9" table:formula="of:=-LN([.G647])-[.F647]^2/[.G647]" office:value-type="float" office:value="9.51386547152672" calcext:value-type="float">
            <text:p>9.513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01" calcext:value-type="date">
            <text:p>2018-02-01</text:p>
          </table:table-cell>
          <table:table-cell table:style-name="ce6" office:value-type="float" office:value="2816.45" calcext:value-type="float">
            <text:p>2816.45</text:p>
          </table:table-cell>
          <table:table-cell table:style-name="ce6" office:value-type="float" office:value="2835.96" calcext:value-type="float">
            <text:p>2835.96</text:p>
          </table:table-cell>
          <table:table-cell table:style-name="ce6" office:value-type="float" office:value="2812.7" calcext:value-type="float">
            <text:p>2812.7</text:p>
          </table:table-cell>
          <table:table-cell table:style-name="ce6" office:value-type="float" office:value="2821.98" calcext:value-type="float">
            <text:p>2821.98</text:p>
          </table:table-cell>
          <table:table-cell table:style-name="ce9" table:formula="of:=([.E648]-[.E647])/[.E647]" office:value-type="float" office:value="-0.000648060598977951" calcext:value-type="float">
            <text:p>-0.00065</text:p>
          </table:table-cell>
          <table:table-cell table:style-name="ce9" table:formula="of:=[.$K$2]+[.$K$3]*[.F647]^2+[.$K$4]*[.G647]" office:value-type="float" office:value="0.0000590432755449566" calcext:value-type="float">
            <text:p>0.00006</text:p>
          </table:table-cell>
          <table:table-cell table:style-name="ce9" table:formula="of:=-LN([.G648])-[.F648]^2/[.G648]" office:value-type="float" office:value="9.73012676834509" calcext:value-type="float">
            <text:p>9.730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02" calcext:value-type="date">
            <text:p>2018-02-02</text:p>
          </table:table-cell>
          <table:table-cell table:number-columns-repeated="2" table:style-name="ce6" office:value-type="float" office:value="2808.92" calcext:value-type="float">
            <text:p>2808.92</text:p>
          </table:table-cell>
          <table:table-cell table:style-name="ce6" office:value-type="float" office:value="2759.97" calcext:value-type="float">
            <text:p>2759.97</text:p>
          </table:table-cell>
          <table:table-cell table:style-name="ce6" office:value-type="float" office:value="2762.13" calcext:value-type="float">
            <text:p>2762.13</text:p>
          </table:table-cell>
          <table:table-cell table:style-name="ce9" table:formula="of:=([.E649]-[.E648])/[.E648]" office:value-type="float" office:value="-0.0212085131716029" calcext:value-type="float">
            <text:p>-0.02121</text:p>
          </table:table-cell>
          <table:table-cell table:style-name="ce9" table:formula="of:=[.$K$2]+[.$K$3]*[.F648]^2+[.$K$4]*[.G648]" office:value-type="float" office:value="0.0000482151839546346" calcext:value-type="float">
            <text:p>0.00005</text:p>
          </table:table-cell>
          <table:table-cell table:style-name="ce9" table:formula="of:=-LN([.G649])-[.F649]^2/[.G649]" office:value-type="float" office:value="0.610803800325613" calcext:value-type="float">
            <text:p>0.610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05" calcext:value-type="date">
            <text:p>2018-02-05</text:p>
          </table:table-cell>
          <table:table-cell table:style-name="ce6" office:value-type="float" office:value="2741.06" calcext:value-type="float">
            <text:p>2741.06</text:p>
          </table:table-cell>
          <table:table-cell table:style-name="ce6" office:value-type="float" office:value="2763.39" calcext:value-type="float">
            <text:p>2763.39</text:p>
          </table:table-cell>
          <table:table-cell table:style-name="ce6" office:value-type="float" office:value="2638.17" calcext:value-type="float">
            <text:p>2638.17</text:p>
          </table:table-cell>
          <table:table-cell table:style-name="ce6" office:value-type="float" office:value="2648.94" calcext:value-type="float">
            <text:p>2648.94</text:p>
          </table:table-cell>
          <table:table-cell table:style-name="ce9" table:formula="of:=([.E650]-[.E649])/[.E649]" office:value-type="float" office:value="-0.0409792442788718" calcext:value-type="float">
            <text:p>-0.04098</text:p>
          </table:table-cell>
          <table:table-cell table:style-name="ce9" table:formula="of:=[.$K$2]+[.$K$3]*[.F649]^2+[.$K$4]*[.G649]" office:value-type="float" office:value="0.000140688684694659" calcext:value-type="float">
            <text:p>0.00014</text:p>
          </table:table-cell>
          <table:table-cell table:style-name="ce9" table:formula="of:=-LN([.G650])-[.F650]^2/[.G650]" office:value-type="float" office:value="-3.06731136403612" calcext:value-type="float">
            <text:p>-3.0673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06" calcext:value-type="date">
            <text:p>2018-02-06</text:p>
          </table:table-cell>
          <table:table-cell table:style-name="ce6" office:value-type="float" office:value="2614.78" calcext:value-type="float">
            <text:p>2614.78</text:p>
          </table:table-cell>
          <table:table-cell table:style-name="ce6" office:value-type="float" office:value="2701.04" calcext:value-type="float">
            <text:p>2701.04</text:p>
          </table:table-cell>
          <table:table-cell table:style-name="ce6" office:value-type="float" office:value="2593.07" calcext:value-type="float">
            <text:p>2593.07</text:p>
          </table:table-cell>
          <table:table-cell table:style-name="ce6" office:value-type="float" office:value="2695.14" calcext:value-type="float">
            <text:p>2695.14</text:p>
          </table:table-cell>
          <table:table-cell table:style-name="ce9" table:formula="of:=([.E651]-[.E650])/[.E650]" office:value-type="float" office:value="0.0174409386396067" calcext:value-type="float">
            <text:p>0.01744</text:p>
          </table:table-cell>
          <table:table-cell table:style-name="ce9" table:formula="of:=[.$K$2]+[.$K$3]*[.F650]^2+[.$K$4]*[.G650]" office:value-type="float" office:value="0.000484972665469921" calcext:value-type="float">
            <text:p>0.00048</text:p>
          </table:table-cell>
          <table:table-cell table:style-name="ce9" table:formula="of:=-LN([.G651])-[.F651]^2/[.G651]" office:value-type="float" office:value="7.00419434703768" calcext:value-type="float">
            <text:p>7.004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07" calcext:value-type="date">
            <text:p>2018-02-07</text:p>
          </table:table-cell>
          <table:table-cell table:style-name="ce6" office:value-type="float" office:value="2690.95" calcext:value-type="float">
            <text:p>2690.95</text:p>
          </table:table-cell>
          <table:table-cell table:style-name="ce6" office:value-type="float" office:value="2727.67" calcext:value-type="float">
            <text:p>2727.67</text:p>
          </table:table-cell>
          <table:table-cell table:style-name="ce6" office:value-type="float" office:value="2681.33" calcext:value-type="float">
            <text:p>2681.33</text:p>
          </table:table-cell>
          <table:table-cell table:style-name="ce6" office:value-type="float" office:value="2681.66" calcext:value-type="float">
            <text:p>2681.66</text:p>
          </table:table-cell>
          <table:table-cell table:style-name="ce9" table:formula="of:=([.E652]-[.E651])/[.E651]" office:value-type="float" office:value="-0.00500159546442857" calcext:value-type="float">
            <text:p>-0.00500</text:p>
          </table:table-cell>
          <table:table-cell table:style-name="ce9" table:formula="of:=[.$K$2]+[.$K$3]*[.F651]^2+[.$K$4]*[.G651]" office:value-type="float" office:value="0.000434610984062735" calcext:value-type="float">
            <text:p>0.00043</text:p>
          </table:table-cell>
          <table:table-cell table:style-name="ce9" table:formula="of:=-LN([.G652])-[.F652]^2/[.G652]" office:value-type="float" office:value="7.68349979415157" calcext:value-type="float">
            <text:p>7.683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08" calcext:value-type="date">
            <text:p>2018-02-08</text:p>
          </table:table-cell>
          <table:table-cell table:style-name="ce6" office:value-type="float" office:value="2685.01" calcext:value-type="float">
            <text:p>2685.01</text:p>
          </table:table-cell>
          <table:table-cell table:style-name="ce6" office:value-type="float" office:value="2685.27" calcext:value-type="float">
            <text:p>2685.27</text:p>
          </table:table-cell>
          <table:table-cell table:style-name="ce6" office:value-type="float" office:value="2580.56" calcext:value-type="float">
            <text:p>2580.56</text:p>
          </table:table-cell>
          <table:table-cell table:style-name="ce6" office:value-type="float" office:value="2581" calcext:value-type="float">
            <text:p>2581</text:p>
          </table:table-cell>
          <table:table-cell table:style-name="ce9" table:formula="of:=([.E653]-[.E652])/[.E652]" office:value-type="float" office:value="-0.0375364513025514" calcext:value-type="float">
            <text:p>-0.03754</text:p>
          </table:table-cell>
          <table:table-cell table:style-name="ce9" table:formula="of:=[.$K$2]+[.$K$3]*[.F652]^2+[.$K$4]*[.G652]" office:value-type="float" office:value="0.000334485371740042" calcext:value-type="float">
            <text:p>0.00033</text:p>
          </table:table-cell>
          <table:table-cell table:style-name="ce9" table:formula="of:=-LN([.G653])-[.F653]^2/[.G653]" office:value-type="float" office:value="3.79052041128885" calcext:value-type="float">
            <text:p>3.790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09" calcext:value-type="date">
            <text:p>2018-02-09</text:p>
          </table:table-cell>
          <table:table-cell table:style-name="ce6" office:value-type="float" office:value="2601.78" calcext:value-type="float">
            <text:p>2601.78</text:p>
          </table:table-cell>
          <table:table-cell table:style-name="ce6" office:value-type="float" office:value="2638.67" calcext:value-type="float">
            <text:p>2638.67</text:p>
          </table:table-cell>
          <table:table-cell table:style-name="ce6" office:value-type="float" office:value="2532.69" calcext:value-type="float">
            <text:p>2532.69</text:p>
          </table:table-cell>
          <table:table-cell table:style-name="ce6" office:value-type="float" office:value="2619.55" calcext:value-type="float">
            <text:p>2619.55</text:p>
          </table:table-cell>
          <table:table-cell table:style-name="ce9" table:formula="of:=([.E654]-[.E653])/[.E653]" office:value-type="float" office:value="0.0149360712901977" calcext:value-type="float">
            <text:p>0.01494</text:p>
          </table:table-cell>
          <table:table-cell table:style-name="ce9" table:formula="of:=[.$K$2]+[.$K$3]*[.F653]^2+[.$K$4]*[.G653]" office:value-type="float" office:value="0.000569356390328886" calcext:value-type="float">
            <text:p>0.00057</text:p>
          </table:table-cell>
          <table:table-cell table:style-name="ce9" table:formula="of:=-LN([.G654])-[.F654]^2/[.G654]" office:value-type="float" office:value="7.07918221019629" calcext:value-type="float">
            <text:p>7.079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12" calcext:value-type="date">
            <text:p>2018-02-12</text:p>
          </table:table-cell>
          <table:table-cell table:style-name="ce6" office:value-type="float" office:value="2636.75" calcext:value-type="float">
            <text:p>2636.75</text:p>
          </table:table-cell>
          <table:table-cell table:style-name="ce6" office:value-type="float" office:value="2672.61" calcext:value-type="float">
            <text:p>2672.61</text:p>
          </table:table-cell>
          <table:table-cell table:style-name="ce6" office:value-type="float" office:value="2622.45" calcext:value-type="float">
            <text:p>2622.45</text:p>
          </table:table-cell>
          <table:table-cell table:style-name="ce6" office:value-type="float" office:value="2656" calcext:value-type="float">
            <text:p>2656</text:p>
          </table:table-cell>
          <table:table-cell table:style-name="ce9" table:formula="of:=([.E655]-[.E654])/[.E654]" office:value-type="float" office:value="0.0139146036532992" calcext:value-type="float">
            <text:p>0.01391</text:p>
          </table:table-cell>
          <table:table-cell table:style-name="ce9" table:formula="of:=[.$K$2]+[.$K$3]*[.F654]^2+[.$K$4]*[.G654]" office:value-type="float" office:value="0.000479544677895436" calcext:value-type="float">
            <text:p>0.00048</text:p>
          </table:table-cell>
          <table:table-cell table:style-name="ce9" table:formula="of:=-LN([.G655])-[.F655]^2/[.G655]" office:value-type="float" office:value="7.2389234270624" calcext:value-type="float">
            <text:p>7.2389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13" calcext:value-type="date">
            <text:p>2018-02-13</text:p>
          </table:table-cell>
          <table:table-cell table:style-name="ce6" office:value-type="float" office:value="2646.27" calcext:value-type="float">
            <text:p>2646.27</text:p>
          </table:table-cell>
          <table:table-cell table:style-name="ce6" office:value-type="float" office:value="2668.84" calcext:value-type="float">
            <text:p>2668.84</text:p>
          </table:table-cell>
          <table:table-cell table:style-name="ce6" office:value-type="float" office:value="2637.08" calcext:value-type="float">
            <text:p>2637.08</text:p>
          </table:table-cell>
          <table:table-cell table:style-name="ce6" office:value-type="float" office:value="2662.94" calcext:value-type="float">
            <text:p>2662.94</text:p>
          </table:table-cell>
          <table:table-cell table:style-name="ce9" table:formula="of:=([.E656]-[.E655])/[.E655]" office:value-type="float" office:value="0.00261295180722894" calcext:value-type="float">
            <text:p>0.00261</text:p>
          </table:table-cell>
          <table:table-cell table:style-name="ce9" table:formula="of:=[.$K$2]+[.$K$3]*[.F655]^2+[.$K$4]*[.G655]" office:value-type="float" office:value="0.00040580832075627" calcext:value-type="float">
            <text:p>0.00041</text:p>
          </table:table-cell>
          <table:table-cell table:style-name="ce9" table:formula="of:=-LN([.G656])-[.F656]^2/[.G656]" office:value-type="float" office:value="7.79280513839562" calcext:value-type="float">
            <text:p>7.792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14" calcext:value-type="date">
            <text:p>2018-02-14</text:p>
          </table:table-cell>
          <table:table-cell table:style-name="ce6" office:value-type="float" office:value="2651.21" calcext:value-type="float">
            <text:p>2651.21</text:p>
          </table:table-cell>
          <table:table-cell table:style-name="ce6" office:value-type="float" office:value="2702.1" calcext:value-type="float">
            <text:p>2702.1</text:p>
          </table:table-cell>
          <table:table-cell table:style-name="ce6" office:value-type="float" office:value="2648.87" calcext:value-type="float">
            <text:p>2648.87</text:p>
          </table:table-cell>
          <table:table-cell table:style-name="ce6" office:value-type="float" office:value="2698.63" calcext:value-type="float">
            <text:p>2698.63</text:p>
          </table:table-cell>
          <table:table-cell table:style-name="ce9" table:formula="of:=([.E657]-[.E656])/[.E656]" office:value-type="float" office:value="0.0134024799657522" calcext:value-type="float">
            <text:p>0.01340</text:p>
          </table:table-cell>
          <table:table-cell table:style-name="ce9" table:formula="of:=[.$K$2]+[.$K$3]*[.F656]^2+[.$K$4]*[.G656]" office:value-type="float" office:value="0.000308882717550866" calcext:value-type="float">
            <text:p>0.00031</text:p>
          </table:table-cell>
          <table:table-cell table:style-name="ce9" table:formula="of:=-LN([.G657])-[.F657]^2/[.G657]" office:value-type="float" office:value="7.50101274868763" calcext:value-type="float">
            <text:p>7.501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15" calcext:value-type="date">
            <text:p>2018-02-15</text:p>
          </table:table-cell>
          <table:table-cell table:style-name="ce6" office:value-type="float" office:value="2713.46" calcext:value-type="float">
            <text:p>2713.46</text:p>
          </table:table-cell>
          <table:table-cell table:style-name="ce6" office:value-type="float" office:value="2731.51" calcext:value-type="float">
            <text:p>2731.51</text:p>
          </table:table-cell>
          <table:table-cell table:style-name="ce6" office:value-type="float" office:value="2689.82" calcext:value-type="float">
            <text:p>2689.82</text:p>
          </table:table-cell>
          <table:table-cell table:style-name="ce6" office:value-type="float" office:value="2731.2" calcext:value-type="float">
            <text:p>2731.2</text:p>
          </table:table-cell>
          <table:table-cell table:style-name="ce9" table:formula="of:=([.E658]-[.E657])/[.E657]" office:value-type="float" office:value="0.0120690869070601" calcext:value-type="float">
            <text:p>0.01207</text:p>
          </table:table-cell>
          <table:table-cell table:style-name="ce9" table:formula="of:=[.$K$2]+[.$K$3]*[.F657]^2+[.$K$4]*[.G657]" office:value-type="float" office:value="0.000275094561767448" calcext:value-type="float">
            <text:p>0.00028</text:p>
          </table:table-cell>
          <table:table-cell table:style-name="ce9" table:formula="of:=-LN([.G658])-[.F658]^2/[.G658]" office:value-type="float" office:value="7.66889461037652" calcext:value-type="float">
            <text:p>7.668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2018-02-16</text:p>
          </table:table-cell>
          <table:table-cell table:style-name="ce6" office:value-type="float" office:value="2727.14" calcext:value-type="float">
            <text:p>2727.14</text:p>
          </table:table-cell>
          <table:table-cell table:style-name="ce6" office:value-type="float" office:value="2754.42" calcext:value-type="float">
            <text:p>2754.42</text:p>
          </table:table-cell>
          <table:table-cell table:style-name="ce6" office:value-type="float" office:value="2725.11" calcext:value-type="float">
            <text:p>2725.11</text:p>
          </table:table-cell>
          <table:table-cell table:style-name="ce6" office:value-type="float" office:value="2732.22" calcext:value-type="float">
            <text:p>2732.22</text:p>
          </table:table-cell>
          <table:table-cell table:style-name="ce9" table:formula="of:=([.E659]-[.E658])/[.E658]" office:value-type="float" office:value="0.000373462214411241" calcext:value-type="float">
            <text:p>0.00037</text:p>
          </table:table-cell>
          <table:table-cell table:style-name="ce9" table:formula="of:=[.$K$2]+[.$K$3]*[.F658]^2+[.$K$4]*[.G658]" office:value-type="float" office:value="0.000242234495355176" calcext:value-type="float">
            <text:p>0.00024</text:p>
          </table:table-cell>
          <table:table-cell table:style-name="ce9" table:formula="of:=-LN([.G659])-[.F659]^2/[.G659]" office:value-type="float" office:value="8.32502853088026" calcext:value-type="float">
            <text:p>8.325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20" calcext:value-type="date">
            <text:p>2018-02-20</text:p>
          </table:table-cell>
          <table:table-cell table:style-name="ce6" office:value-type="float" office:value="2726.01" calcext:value-type="float">
            <text:p>2726.01</text:p>
          </table:table-cell>
          <table:table-cell table:style-name="ce6" office:value-type="float" office:value="2737.6" calcext:value-type="float">
            <text:p>2737.6</text:p>
          </table:table-cell>
          <table:table-cell table:style-name="ce6" office:value-type="float" office:value="2706.76" calcext:value-type="float">
            <text:p>2706.76</text:p>
          </table:table-cell>
          <table:table-cell table:style-name="ce6" office:value-type="float" office:value="2716.26" calcext:value-type="float">
            <text:p>2716.26</text:p>
          </table:table-cell>
          <table:table-cell table:style-name="ce9" table:formula="of:=([.E660]-[.E659])/[.E659]" office:value-type="float" office:value="-0.00584140369369948" calcext:value-type="float">
            <text:p>-0.00584</text:p>
          </table:table-cell>
          <table:table-cell table:style-name="ce9" table:formula="of:=[.$K$2]+[.$K$3]*[.F659]^2+[.$K$4]*[.G659]" office:value-type="float" office:value="0.000185101950644746" calcext:value-type="float">
            <text:p>0.00019</text:p>
          </table:table-cell>
          <table:table-cell table:style-name="ce9" table:formula="of:=-LN([.G660])-[.F660]^2/[.G660]" office:value-type="float" office:value="8.41026216030712" calcext:value-type="float">
            <text:p>8.410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21" calcext:value-type="date">
            <text:p>2018-02-21</text:p>
          </table:table-cell>
          <table:table-cell table:style-name="ce6" office:value-type="float" office:value="2720.53" calcext:value-type="float">
            <text:p>2720.53</text:p>
          </table:table-cell>
          <table:table-cell table:style-name="ce6" office:value-type="float" office:value="2747.75" calcext:value-type="float">
            <text:p>2747.75</text:p>
          </table:table-cell>
          <table:table-cell table:style-name="ce6" office:value-type="float" office:value="2701.29" calcext:value-type="float">
            <text:p>2701.29</text:p>
          </table:table-cell>
          <table:table-cell table:style-name="ce6" office:value-type="float" office:value="2701.33" calcext:value-type="float">
            <text:p>2701.33</text:p>
          </table:table-cell>
          <table:table-cell table:style-name="ce9" table:formula="of:=([.E661]-[.E660])/[.E660]" office:value-type="float" office:value="-0.00549652831466807" calcext:value-type="float">
            <text:p>-0.00550</text:p>
          </table:table-cell>
          <table:table-cell table:style-name="ce9" table:formula="of:=[.$K$2]+[.$K$3]*[.F660]^2+[.$K$4]*[.G660]" office:value-type="float" office:value="0.000149996025057005" calcext:value-type="float">
            <text:p>0.00015</text:p>
          </table:table-cell>
          <table:table-cell table:style-name="ce9" table:formula="of:=-LN([.G661])-[.F661]^2/[.G661]" office:value-type="float" office:value="8.6034842695924" calcext:value-type="float">
            <text:p>8.603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22" calcext:value-type="date">
            <text:p>2018-02-22</text:p>
          </table:table-cell>
          <table:table-cell table:style-name="ce6" office:value-type="float" office:value="2710.42" calcext:value-type="float">
            <text:p>2710.42</text:p>
          </table:table-cell>
          <table:table-cell table:style-name="ce6" office:value-type="float" office:value="2731.26" calcext:value-type="float">
            <text:p>2731.26</text:p>
          </table:table-cell>
          <table:table-cell table:style-name="ce6" office:value-type="float" office:value="2697.77" calcext:value-type="float">
            <text:p>2697.77</text:p>
          </table:table-cell>
          <table:table-cell table:style-name="ce6" office:value-type="float" office:value="2703.96" calcext:value-type="float">
            <text:p>2703.96</text:p>
          </table:table-cell>
          <table:table-cell table:style-name="ce9" table:formula="of:=([.E662]-[.E661])/[.E661]" office:value-type="float" office:value="0.000973594488640821" calcext:value-type="float">
            <text:p>0.00097</text:p>
          </table:table-cell>
          <table:table-cell table:style-name="ce9" table:formula="of:=[.$K$2]+[.$K$3]*[.F661]^2+[.$K$4]*[.G661]" office:value-type="float" office:value="0.000122876573043697" calcext:value-type="float">
            <text:p>0.00012</text:p>
          </table:table-cell>
          <table:table-cell table:style-name="ce9" table:formula="of:=-LN([.G662])-[.F662]^2/[.G662]" office:value-type="float" office:value="8.99661604458527" calcext:value-type="float">
            <text:p>8.996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23" calcext:value-type="date">
            <text:p>2018-02-23</text:p>
          </table:table-cell>
          <table:table-cell table:style-name="ce6" office:value-type="float" office:value="2715.8" calcext:value-type="float">
            <text:p>2715.8</text:p>
          </table:table-cell>
          <table:table-cell table:style-name="ce6" office:value-type="float" office:value="2747.76" calcext:value-type="float">
            <text:p>2747.76</text:p>
          </table:table-cell>
          <table:table-cell table:style-name="ce6" office:value-type="float" office:value="2713.74" calcext:value-type="float">
            <text:p>2713.74</text:p>
          </table:table-cell>
          <table:table-cell table:style-name="ce6" office:value-type="float" office:value="2747.3" calcext:value-type="float">
            <text:p>2747.3</text:p>
          </table:table-cell>
          <table:table-cell table:style-name="ce9" table:formula="of:=([.E663]-[.E662])/[.E662]" office:value-type="float" office:value="0.0160283436145506" calcext:value-type="float">
            <text:p>0.01603</text:p>
          </table:table-cell>
          <table:table-cell table:style-name="ce9" table:formula="of:=[.$K$2]+[.$K$3]*[.F662]^2+[.$K$4]*[.G662]" office:value-type="float" office:value="0.0000960536301489806" calcext:value-type="float">
            <text:p>0.00010</text:p>
          </table:table-cell>
          <table:table-cell table:style-name="ce9" table:formula="of:=-LN([.G663])-[.F663]^2/[.G663]" office:value-type="float" office:value="6.57597514292232" calcext:value-type="float">
            <text:p>6.5759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26" calcext:value-type="date">
            <text:p>2018-02-26</text:p>
          </table:table-cell>
          <table:table-cell table:style-name="ce6" office:value-type="float" office:value="2757.37" calcext:value-type="float">
            <text:p>2757.37</text:p>
          </table:table-cell>
          <table:table-cell table:style-name="ce6" office:value-type="float" office:value="2780.64" calcext:value-type="float">
            <text:p>2780.64</text:p>
          </table:table-cell>
          <table:table-cell table:style-name="ce6" office:value-type="float" office:value="2753.78" calcext:value-type="float">
            <text:p>2753.78</text:p>
          </table:table-cell>
          <table:table-cell table:style-name="ce6" office:value-type="float" office:value="2779.6" calcext:value-type="float">
            <text:p>2779.6</text:p>
          </table:table-cell>
          <table:table-cell table:style-name="ce9" table:formula="of:=([.E664]-[.E663])/[.E663]" office:value-type="float" office:value="0.0117569977796381" calcext:value-type="float">
            <text:p>0.01176</text:p>
          </table:table-cell>
          <table:table-cell table:style-name="ce9" table:formula="of:=[.$K$2]+[.$K$3]*[.F663]^2+[.$K$4]*[.G663]" office:value-type="float" office:value="0.000133283451733333" calcext:value-type="float">
            <text:p>0.00013</text:p>
          </table:table-cell>
          <table:table-cell table:style-name="ce9" table:formula="of:=-LN([.G664])-[.F664]^2/[.G664]" office:value-type="float" office:value="7.88594201760601" calcext:value-type="float">
            <text:p>7.8859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27" calcext:value-type="date">
            <text:p>2018-02-27</text:p>
          </table:table-cell>
          <table:table-cell table:style-name="ce6" office:value-type="float" office:value="2780.45" calcext:value-type="float">
            <text:p>2780.45</text:p>
          </table:table-cell>
          <table:table-cell table:style-name="ce6" office:value-type="float" office:value="2789.15" calcext:value-type="float">
            <text:p>2789.15</text:p>
          </table:table-cell>
          <table:table-cell table:style-name="ce6" office:value-type="float" office:value="2744.22" calcext:value-type="float">
            <text:p>2744.22</text:p>
          </table:table-cell>
          <table:table-cell table:style-name="ce6" office:value-type="float" office:value="2744.28" calcext:value-type="float">
            <text:p>2744.28</text:p>
          </table:table-cell>
          <table:table-cell table:style-name="ce9" table:formula="of:=([.E665]-[.E664])/[.E664]" office:value-type="float" office:value="-0.0127068642970211" calcext:value-type="float">
            <text:p>-0.01271</text:p>
          </table:table-cell>
          <table:table-cell table:style-name="ce9" table:formula="of:=[.$K$2]+[.$K$3]*[.F664]^2+[.$K$4]*[.G664]" office:value-type="float" office:value="0.000134555677289167" calcext:value-type="float">
            <text:p>0.00013</text:p>
          </table:table-cell>
          <table:table-cell table:style-name="ce9" table:formula="of:=-LN([.G665])-[.F665]^2/[.G665]" office:value-type="float" office:value="7.71355041630164" calcext:value-type="float">
            <text:p>7.7135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2-28" calcext:value-type="date">
            <text:p>2018-02-28</text:p>
          </table:table-cell>
          <table:table-cell table:style-name="ce6" office:value-type="float" office:value="2753.78" calcext:value-type="float">
            <text:p>2753.78</text:p>
          </table:table-cell>
          <table:table-cell table:style-name="ce6" office:value-type="float" office:value="2761.52" calcext:value-type="float">
            <text:p>2761.52</text:p>
          </table:table-cell>
          <table:table-cell table:style-name="ce6" office:value-type="float" office:value="2713.54" calcext:value-type="float">
            <text:p>2713.54</text:p>
          </table:table-cell>
          <table:table-cell table:style-name="ce6" office:value-type="float" office:value="2713.83" calcext:value-type="float">
            <text:p>2713.83</text:p>
          </table:table-cell>
          <table:table-cell table:style-name="ce9" table:formula="of:=([.E666]-[.E665])/[.E665]" office:value-type="float" office:value="-0.0110958065503521" calcext:value-type="float">
            <text:p>-0.01110</text:p>
          </table:table-cell>
          <table:table-cell table:style-name="ce9" table:formula="of:=[.$K$2]+[.$K$3]*[.F665]^2+[.$K$4]*[.G665]" office:value-type="float" office:value="0.000140707132088841" calcext:value-type="float">
            <text:p>0.00014</text:p>
          </table:table-cell>
          <table:table-cell table:style-name="ce9" table:formula="of:=-LN([.G666])-[.F666]^2/[.G666]" office:value-type="float" office:value="7.99384282251974" calcext:value-type="float">
            <text:p>7.993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01" calcext:value-type="date">
            <text:p>2018-03-01</text:p>
          </table:table-cell>
          <table:table-cell table:style-name="ce6" office:value-type="float" office:value="2715.22" calcext:value-type="float">
            <text:p>2715.22</text:p>
          </table:table-cell>
          <table:table-cell table:style-name="ce6" office:value-type="float" office:value="2730.89" calcext:value-type="float">
            <text:p>2730.89</text:p>
          </table:table-cell>
          <table:table-cell table:style-name="ce6" office:value-type="float" office:value="2659.65" calcext:value-type="float">
            <text:p>2659.65</text:p>
          </table:table-cell>
          <table:table-cell table:style-name="ce6" office:value-type="float" office:value="2677.67" calcext:value-type="float">
            <text:p>2677.67</text:p>
          </table:table-cell>
          <table:table-cell table:style-name="ce9" table:formula="of:=([.E667]-[.E666])/[.E666]" office:value-type="float" office:value="-0.0133243423501103" calcext:value-type="float">
            <text:p>-0.01332</text:p>
          </table:table-cell>
          <table:table-cell table:style-name="ce9" table:formula="of:=[.$K$2]+[.$K$3]*[.F666]^2+[.$K$4]*[.G666]" office:value-type="float" office:value="0.000136723921235153" calcext:value-type="float">
            <text:p>0.00014</text:p>
          </table:table-cell>
          <table:table-cell table:style-name="ce9" table:formula="of:=-LN([.G667])-[.F667]^2/[.G667]" office:value-type="float" office:value="7.5990315719791" calcext:value-type="float">
            <text:p>7.599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02" calcext:value-type="date">
            <text:p>2018-03-02</text:p>
          </table:table-cell>
          <table:table-cell table:style-name="ce6" office:value-type="float" office:value="2658.89" calcext:value-type="float">
            <text:p>2658.89</text:p>
          </table:table-cell>
          <table:table-cell table:style-name="ce6" office:value-type="float" office:value="2696.25" calcext:value-type="float">
            <text:p>2696.25</text:p>
          </table:table-cell>
          <table:table-cell table:style-name="ce6" office:value-type="float" office:value="2647.32" calcext:value-type="float">
            <text:p>2647.32</text:p>
          </table:table-cell>
          <table:table-cell table:style-name="ce6" office:value-type="float" office:value="2691.25" calcext:value-type="float">
            <text:p>2691.25</text:p>
          </table:table-cell>
          <table:table-cell table:style-name="ce9" table:formula="of:=([.E668]-[.E667])/[.E667]" office:value-type="float" office:value="0.00507157342017498" calcext:value-type="float">
            <text:p>0.00507</text:p>
          </table:table-cell>
          <table:table-cell table:style-name="ce9" table:formula="of:=[.$K$2]+[.$K$3]*[.F667]^2+[.$K$4]*[.G667]" office:value-type="float" office:value="0.000145925242668805" calcext:value-type="float">
            <text:p>0.00015</text:p>
          </table:table-cell>
          <table:table-cell table:style-name="ce9" table:formula="of:=-LN([.G668])-[.F668]^2/[.G668]" office:value-type="float" office:value="8.65615559896691" calcext:value-type="float">
            <text:p>8.656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05" calcext:value-type="date">
            <text:p>2018-03-05</text:p>
          </table:table-cell>
          <table:table-cell table:style-name="ce6" office:value-type="float" office:value="2681.06" calcext:value-type="float">
            <text:p>2681.06</text:p>
          </table:table-cell>
          <table:table-cell table:style-name="ce6" office:value-type="float" office:value="2728.09" calcext:value-type="float">
            <text:p>2728.09</text:p>
          </table:table-cell>
          <table:table-cell table:style-name="ce6" office:value-type="float" office:value="2675.75" calcext:value-type="float">
            <text:p>2675.75</text:p>
          </table:table-cell>
          <table:table-cell table:style-name="ce6" office:value-type="float" office:value="2720.94" calcext:value-type="float">
            <text:p>2720.94</text:p>
          </table:table-cell>
          <table:table-cell table:style-name="ce9" table:formula="of:=([.E669]-[.E668])/[.E668]" office:value-type="float" office:value="0.0110320483046911" calcext:value-type="float">
            <text:p>0.01103</text:p>
          </table:table-cell>
          <table:table-cell table:style-name="ce9" table:formula="of:=[.$K$2]+[.$K$3]*[.F668]^2+[.$K$4]*[.G668]" office:value-type="float" office:value="0.000118828302879422" calcext:value-type="float">
            <text:p>0.00012</text:p>
          </table:table-cell>
          <table:table-cell table:style-name="ce9" table:formula="of:=-LN([.G669])-[.F669]^2/[.G669]" office:value-type="float" office:value="8.01361291377755" calcext:value-type="float">
            <text:p>8.013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06" calcext:value-type="date">
            <text:p>2018-03-06</text:p>
          </table:table-cell>
          <table:table-cell table:style-name="ce6" office:value-type="float" office:value="2730.18" calcext:value-type="float">
            <text:p>2730.18</text:p>
          </table:table-cell>
          <table:table-cell table:style-name="ce6" office:value-type="float" office:value="2732.08" calcext:value-type="float">
            <text:p>2732.08</text:p>
          </table:table-cell>
          <table:table-cell table:style-name="ce6" office:value-type="float" office:value="2711.26" calcext:value-type="float">
            <text:p>2711.26</text:p>
          </table:table-cell>
          <table:table-cell table:style-name="ce6" office:value-type="float" office:value="2728.12" calcext:value-type="float">
            <text:p>2728.12</text:p>
          </table:table-cell>
          <table:table-cell table:style-name="ce9" table:formula="of:=([.E670]-[.E669])/[.E669]" office:value-type="float" office:value="0.00263879394620971" calcext:value-type="float">
            <text:p>0.00264</text:p>
          </table:table-cell>
          <table:table-cell table:style-name="ce9" table:formula="of:=[.$K$2]+[.$K$3]*[.F669]^2+[.$K$4]*[.G669]" office:value-type="float" office:value="0.000120052077135638" calcext:value-type="float">
            <text:p>0.00012</text:p>
          </table:table-cell>
          <table:table-cell table:style-name="ce9" table:formula="of:=-LN([.G670])-[.F670]^2/[.G670]" office:value-type="float" office:value="8.9695831588233" calcext:value-type="float">
            <text:p>8.969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07" calcext:value-type="date">
            <text:p>2018-03-07</text:p>
          </table:table-cell>
          <table:table-cell table:style-name="ce6" office:value-type="float" office:value="2710.18" calcext:value-type="float">
            <text:p>2710.18</text:p>
          </table:table-cell>
          <table:table-cell table:style-name="ce6" office:value-type="float" office:value="2730.6" calcext:value-type="float">
            <text:p>2730.6</text:p>
          </table:table-cell>
          <table:table-cell table:style-name="ce6" office:value-type="float" office:value="2701.74" calcext:value-type="float">
            <text:p>2701.74</text:p>
          </table:table-cell>
          <table:table-cell table:style-name="ce6" office:value-type="float" office:value="2726.8" calcext:value-type="float">
            <text:p>2726.8</text:p>
          </table:table-cell>
          <table:table-cell table:style-name="ce9" table:formula="of:=([.E671]-[.E670])/[.E670]" office:value-type="float" office:value="-0.000483849684031388" calcext:value-type="float">
            <text:p>-0.00048</text:p>
          </table:table-cell>
          <table:table-cell table:style-name="ce9" table:formula="of:=[.$K$2]+[.$K$3]*[.F670]^2+[.$K$4]*[.G670]" office:value-type="float" office:value="0.0000952882945813805" calcext:value-type="float">
            <text:p>0.00010</text:p>
          </table:table-cell>
          <table:table-cell table:style-name="ce9" table:formula="of:=-LN([.G671])-[.F671]^2/[.G671]" office:value-type="float" office:value="9.25614671647698" calcext:value-type="float">
            <text:p>9.256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08" calcext:value-type="date">
            <text:p>2018-03-08</text:p>
          </table:table-cell>
          <table:table-cell table:style-name="ce6" office:value-type="float" office:value="2732.75" calcext:value-type="float">
            <text:p>2732.75</text:p>
          </table:table-cell>
          <table:table-cell table:style-name="ce6" office:value-type="float" office:value="2740.45" calcext:value-type="float">
            <text:p>2740.45</text:p>
          </table:table-cell>
          <table:table-cell table:style-name="ce6" office:value-type="float" office:value="2722.65" calcext:value-type="float">
            <text:p>2722.65</text:p>
          </table:table-cell>
          <table:table-cell table:style-name="ce6" office:value-type="float" office:value="2738.97" calcext:value-type="float">
            <text:p>2738.97</text:p>
          </table:table-cell>
          <table:table-cell table:style-name="ce9" table:formula="of:=([.E672]-[.E671])/[.E671]" office:value-type="float" office:value="0.00446310693853587" calcext:value-type="float">
            <text:p>0.00446</text:p>
          </table:table-cell>
          <table:table-cell table:style-name="ce9" table:formula="of:=[.$K$2]+[.$K$3]*[.F671]^2+[.$K$4]*[.G671]" office:value-type="float" office:value="0.0000752695296931369" calcext:value-type="float">
            <text:p>0.00008</text:p>
          </table:table-cell>
          <table:table-cell table:style-name="ce9" table:formula="of:=-LN([.G672])-[.F672]^2/[.G672]" office:value-type="float" office:value="9.22979522088206" calcext:value-type="float">
            <text:p>9.229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09" calcext:value-type="date">
            <text:p>2018-03-09</text:p>
          </table:table-cell>
          <table:table-cell table:style-name="ce6" office:value-type="float" office:value="2752.91" calcext:value-type="float">
            <text:p>2752.91</text:p>
          </table:table-cell>
          <table:table-cell table:style-name="ce6" office:value-type="float" office:value="2786.57" calcext:value-type="float">
            <text:p>2786.57</text:p>
          </table:table-cell>
          <table:table-cell table:style-name="ce6" office:value-type="float" office:value="2751.54" calcext:value-type="float">
            <text:p>2751.54</text:p>
          </table:table-cell>
          <table:table-cell table:style-name="ce6" office:value-type="float" office:value="2786.57" calcext:value-type="float">
            <text:p>2786.57</text:p>
          </table:table-cell>
          <table:table-cell table:style-name="ce9" table:formula="of:=([.E673]-[.E672])/[.E672]" office:value-type="float" office:value="0.0173787956786677" calcext:value-type="float">
            <text:p>0.01738</text:p>
          </table:table-cell>
          <table:table-cell table:style-name="ce9" table:formula="of:=[.$K$2]+[.$K$3]*[.F672]^2+[.$K$4]*[.G672]" office:value-type="float" office:value="0.0000647093743734692" calcext:value-type="float">
            <text:p>0.00006</text:p>
          </table:table-cell>
          <table:table-cell table:style-name="ce9" table:formula="of:=-LN([.G673])-[.F673]^2/[.G673]" office:value-type="float" office:value="4.97823530277074" calcext:value-type="float">
            <text:p>4.978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12" calcext:value-type="date">
            <text:p>2018-03-12</text:p>
          </table:table-cell>
          <table:table-cell table:style-name="ce6" office:value-type="float" office:value="2790.54" calcext:value-type="float">
            <text:p>2790.54</text:p>
          </table:table-cell>
          <table:table-cell table:style-name="ce6" office:value-type="float" office:value="2796.98" calcext:value-type="float">
            <text:p>2796.98</text:p>
          </table:table-cell>
          <table:table-cell table:style-name="ce6" office:value-type="float" office:value="2779.26" calcext:value-type="float">
            <text:p>2779.26</text:p>
          </table:table-cell>
          <table:table-cell table:style-name="ce6" office:value-type="float" office:value="2783.02" calcext:value-type="float">
            <text:p>2783.02</text:p>
          </table:table-cell>
          <table:table-cell table:style-name="ce9" table:formula="of:=([.E674]-[.E673])/[.E673]" office:value-type="float" office:value="-0.00127396763763343" calcext:value-type="float">
            <text:p>-0.00127</text:p>
          </table:table-cell>
          <table:table-cell table:style-name="ce9" table:formula="of:=[.$K$2]+[.$K$3]*[.F673]^2+[.$K$4]*[.G673]" office:value-type="float" office:value="0.000119947570090329" calcext:value-type="float">
            <text:p>0.00012</text:p>
          </table:table-cell>
          <table:table-cell table:style-name="ce9" table:formula="of:=-LN([.G674])-[.F674]^2/[.G674]" office:value-type="float" office:value="9.01492496854338" calcext:value-type="float">
            <text:p>9.0149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13" calcext:value-type="date">
            <text:p>2018-03-13</text:p>
          </table:table-cell>
          <table:table-cell table:style-name="ce6" office:value-type="float" office:value="2792.31" calcext:value-type="float">
            <text:p>2792.31</text:p>
          </table:table-cell>
          <table:table-cell table:style-name="ce6" office:value-type="float" office:value="2801.9" calcext:value-type="float">
            <text:p>2801.9</text:p>
          </table:table-cell>
          <table:table-cell table:style-name="ce6" office:value-type="float" office:value="2758.68" calcext:value-type="float">
            <text:p>2758.68</text:p>
          </table:table-cell>
          <table:table-cell table:style-name="ce6" office:value-type="float" office:value="2765.31" calcext:value-type="float">
            <text:p>2765.31</text:p>
          </table:table-cell>
          <table:table-cell table:style-name="ce9" table:formula="of:=([.E675]-[.E674])/[.E674]" office:value-type="float" office:value="-0.00636359063175976" calcext:value-type="float">
            <text:p>-0.00636</text:p>
          </table:table-cell>
          <table:table-cell table:style-name="ce9" table:formula="of:=[.$K$2]+[.$K$3]*[.F674]^2+[.$K$4]*[.G674]" office:value-type="float" office:value="0.0000940150591991037" calcext:value-type="float">
            <text:p>0.00009</text:p>
          </table:table-cell>
          <table:table-cell table:style-name="ce9" table:formula="of:=-LN([.G675])-[.F675]^2/[.G675]" office:value-type="float" office:value="8.8413236773535" calcext:value-type="float">
            <text:p>8.8413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14" calcext:value-type="date">
            <text:p>2018-03-14</text:p>
          </table:table-cell>
          <table:table-cell table:style-name="ce6" office:value-type="float" office:value="2774.06" calcext:value-type="float">
            <text:p>2774.06</text:p>
          </table:table-cell>
          <table:table-cell table:style-name="ce6" office:value-type="float" office:value="2777.11" calcext:value-type="float">
            <text:p>2777.11</text:p>
          </table:table-cell>
          <table:table-cell table:style-name="ce6" office:value-type="float" office:value="2744.38" calcext:value-type="float">
            <text:p>2744.38</text:p>
          </table:table-cell>
          <table:table-cell table:style-name="ce6" office:value-type="float" office:value="2749.48" calcext:value-type="float">
            <text:p>2749.48</text:p>
          </table:table-cell>
          <table:table-cell table:style-name="ce9" table:formula="of:=([.E676]-[.E675])/[.E675]" office:value-type="float" office:value="-0.00572449381805292" calcext:value-type="float">
            <text:p>-0.00572</text:p>
          </table:table-cell>
          <table:table-cell table:style-name="ce9" table:formula="of:=[.$K$2]+[.$K$3]*[.F675]^2+[.$K$4]*[.G675]" office:value-type="float" office:value="0.0000833278573899536" calcext:value-type="float">
            <text:p>0.00008</text:p>
          </table:table-cell>
          <table:table-cell table:style-name="ce9" table:formula="of:=-LN([.G676])-[.F676]^2/[.G676]" office:value-type="float" office:value="8.99946384669133" calcext:value-type="float">
            <text:p>8.999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15" calcext:value-type="date">
            <text:p>2018-03-15</text:p>
          </table:table-cell>
          <table:table-cell table:style-name="ce6" office:value-type="float" office:value="2754.27" calcext:value-type="float">
            <text:p>2754.27</text:p>
          </table:table-cell>
          <table:table-cell table:style-name="ce6" office:value-type="float" office:value="2763.03" calcext:value-type="float">
            <text:p>2763.03</text:p>
          </table:table-cell>
          <table:table-cell table:style-name="ce6" office:value-type="float" office:value="2741.47" calcext:value-type="float">
            <text:p>2741.47</text:p>
          </table:table-cell>
          <table:table-cell table:style-name="ce6" office:value-type="float" office:value="2747.33" calcext:value-type="float">
            <text:p>2747.33</text:p>
          </table:table-cell>
          <table:table-cell table:style-name="ce9" table:formula="of:=([.E677]-[.E676])/[.E676]" office:value-type="float" office:value="-0.000781966044488445" calcext:value-type="float">
            <text:p>-0.00078</text:p>
          </table:table-cell>
          <table:table-cell table:style-name="ce9" table:formula="of:=[.$K$2]+[.$K$3]*[.F676]^2+[.$K$4]*[.G676]" office:value-type="float" office:value="0.0000736094480912439" calcext:value-type="float">
            <text:p>0.00007</text:p>
          </table:table-cell>
          <table:table-cell table:style-name="ce9" table:formula="of:=-LN([.G677])-[.F677]^2/[.G677]" office:value-type="float" office:value="9.50843020757369" calcext:value-type="float">
            <text:p>9.508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16" calcext:value-type="date">
            <text:p>2018-03-16</text:p>
          </table:table-cell>
          <table:table-cell table:style-name="ce6" office:value-type="float" office:value="2750.57" calcext:value-type="float">
            <text:p>2750.57</text:p>
          </table:table-cell>
          <table:table-cell table:style-name="ce6" office:value-type="float" office:value="2761.85" calcext:value-type="float">
            <text:p>2761.85</text:p>
          </table:table-cell>
          <table:table-cell table:style-name="ce6" office:value-type="float" office:value="2749.97" calcext:value-type="float">
            <text:p>2749.97</text:p>
          </table:table-cell>
          <table:table-cell table:style-name="ce6" office:value-type="float" office:value="2752.01" calcext:value-type="float">
            <text:p>2752.01</text:p>
          </table:table-cell>
          <table:table-cell table:style-name="ce9" table:formula="of:=([.E678]-[.E677])/[.E677]" office:value-type="float" office:value="0.0017034720983647" calcext:value-type="float">
            <text:p>0.00170</text:p>
          </table:table-cell>
          <table:table-cell table:style-name="ce9" table:formula="of:=[.$K$2]+[.$K$3]*[.F677]^2+[.$K$4]*[.G677]" office:value-type="float" office:value="0.0000591473732816528" calcext:value-type="float">
            <text:p>0.00006</text:p>
          </table:table-cell>
          <table:table-cell table:style-name="ce9" table:formula="of:=-LN([.G678])-[.F678]^2/[.G678]" office:value-type="float" office:value="9.68641758069074" calcext:value-type="float">
            <text:p>9.6864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19" calcext:value-type="date">
            <text:p>2018-03-19</text:p>
          </table:table-cell>
          <table:table-cell table:number-columns-repeated="2" table:style-name="ce6" office:value-type="float" office:value="2741.38" calcext:value-type="float">
            <text:p>2741.38</text:p>
          </table:table-cell>
          <table:table-cell table:style-name="ce6" office:value-type="float" office:value="2694.59" calcext:value-type="float">
            <text:p>2694.59</text:p>
          </table:table-cell>
          <table:table-cell table:style-name="ce6" office:value-type="float" office:value="2712.92" calcext:value-type="float">
            <text:p>2712.92</text:p>
          </table:table-cell>
          <table:table-cell table:style-name="ce9" table:formula="of:=([.E679]-[.E678])/[.E678]" office:value-type="float" office:value="-0.0142041635023129" calcext:value-type="float">
            <text:p>-0.01420</text:p>
          </table:table-cell>
          <table:table-cell table:style-name="ce9" table:formula="of:=[.$K$2]+[.$K$3]*[.F678]^2+[.$K$4]*[.G678]" office:value-type="float" office:value="0.000048848422250159" calcext:value-type="float">
            <text:p>0.00005</text:p>
          </table:table-cell>
          <table:table-cell table:style-name="ce9" table:formula="of:=-LN([.G679])-[.F679]^2/[.G679]" office:value-type="float" office:value="5.79649620827612" calcext:value-type="float">
            <text:p>5.796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20" calcext:value-type="date">
            <text:p>2018-03-20</text:p>
          </table:table-cell>
          <table:table-cell table:style-name="ce6" office:value-type="float" office:value="2715.05" calcext:value-type="float">
            <text:p>2715.05</text:p>
          </table:table-cell>
          <table:table-cell table:style-name="ce6" office:value-type="float" office:value="2724.22" calcext:value-type="float">
            <text:p>2724.22</text:p>
          </table:table-cell>
          <table:table-cell table:style-name="ce6" office:value-type="float" office:value="2710.05" calcext:value-type="float">
            <text:p>2710.05</text:p>
          </table:table-cell>
          <table:table-cell table:style-name="ce6" office:value-type="float" office:value="2716.94" calcext:value-type="float">
            <text:p>2716.94</text:p>
          </table:table-cell>
          <table:table-cell table:style-name="ce9" table:formula="of:=([.E680]-[.E679])/[.E679]" office:value-type="float" office:value="0.00148179821004673" calcext:value-type="float">
            <text:p>0.00148</text:p>
          </table:table-cell>
          <table:table-cell table:style-name="ce9" table:formula="of:=[.$K$2]+[.$K$3]*[.F679]^2+[.$K$4]*[.G679]" office:value-type="float" office:value="0.0000856518434198195" calcext:value-type="float">
            <text:p>0.00009</text:p>
          </table:table-cell>
          <table:table-cell table:style-name="ce9" table:formula="of:=-LN([.G680])-[.F680]^2/[.G680]" office:value-type="float" office:value="9.33958433286336" calcext:value-type="float">
            <text:p>9.339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21" calcext:value-type="date">
            <text:p>2018-03-21</text:p>
          </table:table-cell>
          <table:table-cell table:style-name="ce6" office:value-type="float" office:value="2714.99" calcext:value-type="float">
            <text:p>2714.99</text:p>
          </table:table-cell>
          <table:table-cell table:style-name="ce6" office:value-type="float" office:value="2739.14" calcext:value-type="float">
            <text:p>2739.14</text:p>
          </table:table-cell>
          <table:table-cell table:style-name="ce6" office:value-type="float" office:value="2709.79" calcext:value-type="float">
            <text:p>2709.79</text:p>
          </table:table-cell>
          <table:table-cell table:style-name="ce6" office:value-type="float" office:value="2711.93" calcext:value-type="float">
            <text:p>2711.93</text:p>
          </table:table-cell>
          <table:table-cell table:style-name="ce9" table:formula="of:=([.E681]-[.E680])/[.E680]" office:value-type="float" office:value="-0.00184398624923635" calcext:value-type="float">
            <text:p>-0.00184</text:p>
          </table:table-cell>
          <table:table-cell table:style-name="ce9" table:formula="of:=[.$K$2]+[.$K$3]*[.F680]^2+[.$K$4]*[.G680]" office:value-type="float" office:value="0.0000685045362424965" calcext:value-type="float">
            <text:p>0.00007</text:p>
          </table:table-cell>
          <table:table-cell table:style-name="ce9" table:formula="of:=-LN([.G681])-[.F681]^2/[.G681]" office:value-type="float" office:value="9.53897467811023" calcext:value-type="float">
            <text:p>9.538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018-03-22</text:p>
          </table:table-cell>
          <table:table-cell table:style-name="ce6" office:value-type="float" office:value="2691.36" calcext:value-type="float">
            <text:p>2691.36</text:p>
          </table:table-cell>
          <table:table-cell table:style-name="ce6" office:value-type="float" office:value="2695.68" calcext:value-type="float">
            <text:p>2695.68</text:p>
          </table:table-cell>
          <table:table-cell table:style-name="ce6" office:value-type="float" office:value="2641.59" calcext:value-type="float">
            <text:p>2641.59</text:p>
          </table:table-cell>
          <table:table-cell table:style-name="ce6" office:value-type="float" office:value="2643.69" calcext:value-type="float">
            <text:p>2643.69</text:p>
          </table:table-cell>
          <table:table-cell table:style-name="ce9" table:formula="of:=([.E682]-[.E681])/[.E681]" office:value-type="float" office:value="-0.0251628913725648" calcext:value-type="float">
            <text:p>-0.02516</text:p>
          </table:table-cell>
          <table:table-cell table:style-name="ce9" table:formula="of:=[.$K$2]+[.$K$3]*[.F681]^2+[.$K$4]*[.G681]" office:value-type="float" office:value="0.0000559551757358738" calcext:value-type="float">
            <text:p>0.00006</text:p>
          </table:table-cell>
          <table:table-cell table:style-name="ce9" table:formula="of:=-LN([.G682])-[.F682]^2/[.G682]" office:value-type="float" office:value="-1.52472465482671" calcext:value-type="float">
            <text:p>-1.524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23" calcext:value-type="date">
            <text:p>2018-03-23</text:p>
          </table:table-cell>
          <table:table-cell table:style-name="ce6" office:value-type="float" office:value="2646.71" calcext:value-type="float">
            <text:p>2646.71</text:p>
          </table:table-cell>
          <table:table-cell table:style-name="ce6" office:value-type="float" office:value="2657.67" calcext:value-type="float">
            <text:p>2657.67</text:p>
          </table:table-cell>
          <table:table-cell table:style-name="ce6" office:value-type="float" office:value="2585.89" calcext:value-type="float">
            <text:p>2585.89</text:p>
          </table:table-cell>
          <table:table-cell table:style-name="ce6" office:value-type="float" office:value="2588.26" calcext:value-type="float">
            <text:p>2588.26</text:p>
          </table:table-cell>
          <table:table-cell table:style-name="ce9" table:formula="of:=([.E683]-[.E682])/[.E682]" office:value-type="float" office:value="-0.0209669061047248" calcext:value-type="float">
            <text:p>-0.02097</text:p>
          </table:table-cell>
          <table:table-cell table:style-name="ce9" table:formula="of:=[.$K$2]+[.$K$3]*[.F682]^2+[.$K$4]*[.G682]" office:value-type="float" office:value="0.000187511862891896" calcext:value-type="float">
            <text:p>0.00019</text:p>
          </table:table-cell>
          <table:table-cell table:style-name="ce9" table:formula="of:=-LN([.G683])-[.F683]^2/[.G683]" office:value-type="float" office:value="6.23722396732939" calcext:value-type="float">
            <text:p>6.2372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26" calcext:value-type="date">
            <text:p>2018-03-26</text:p>
          </table:table-cell>
          <table:table-cell table:style-name="ce6" office:value-type="float" office:value="2619.35" calcext:value-type="float">
            <text:p>2619.35</text:p>
          </table:table-cell>
          <table:table-cell table:style-name="ce6" office:value-type="float" office:value="2661.36" calcext:value-type="float">
            <text:p>2661.36</text:p>
          </table:table-cell>
          <table:table-cell table:style-name="ce6" office:value-type="float" office:value="2601.81" calcext:value-type="float">
            <text:p>2601.81</text:p>
          </table:table-cell>
          <table:table-cell table:style-name="ce6" office:value-type="float" office:value="2658.55" calcext:value-type="float">
            <text:p>2658.55</text:p>
          </table:table-cell>
          <table:table-cell table:style-name="ce9" table:formula="of:=([.E684]-[.E683])/[.E683]" office:value-type="float" office:value="0.0271572407717926" calcext:value-type="float">
            <text:p>0.02716</text:p>
          </table:table-cell>
          <table:table-cell table:style-name="ce9" table:formula="of:=[.$K$2]+[.$K$3]*[.F683]^2+[.$K$4]*[.G683]" office:value-type="float" office:value="0.000242543254376126" calcext:value-type="float">
            <text:p>0.00024</text:p>
          </table:table-cell>
          <table:table-cell table:style-name="ce9" table:formula="of:=-LN([.G684])-[.F684]^2/[.G684]" office:value-type="float" office:value="5.28357090656758" calcext:value-type="float">
            <text:p>5.283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27" calcext:value-type="date">
            <text:p>2018-03-27</text:p>
          </table:table-cell>
          <table:table-cell table:style-name="ce6" office:value-type="float" office:value="2667.57" calcext:value-type="float">
            <text:p>2667.57</text:p>
          </table:table-cell>
          <table:table-cell table:style-name="ce6" office:value-type="float" office:value="2674.78" calcext:value-type="float">
            <text:p>2674.78</text:p>
          </table:table-cell>
          <table:table-cell table:style-name="ce6" office:value-type="float" office:value="2596.12" calcext:value-type="float">
            <text:p>2596.12</text:p>
          </table:table-cell>
          <table:table-cell table:style-name="ce6" office:value-type="float" office:value="2612.62" calcext:value-type="float">
            <text:p>2612.62</text:p>
          </table:table-cell>
          <table:table-cell table:style-name="ce9" table:formula="of:=([.E685]-[.E684])/[.E684]" office:value-type="float" office:value="-0.0172763348441821" calcext:value-type="float">
            <text:p>-0.01728</text:p>
          </table:table-cell>
          <table:table-cell table:style-name="ce9" table:formula="of:=[.$K$2]+[.$K$3]*[.F684]^2+[.$K$4]*[.G684]" office:value-type="float" office:value="0.000350352415420903" calcext:value-type="float">
            <text:p>0.00035</text:p>
          </table:table-cell>
          <table:table-cell table:style-name="ce9" table:formula="of:=-LN([.G685])-[.F685]^2/[.G685]" office:value-type="float" office:value="7.10465239060645" calcext:value-type="float">
            <text:p>7.1046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28" calcext:value-type="date">
            <text:p>2018-03-28</text:p>
          </table:table-cell>
          <table:table-cell table:style-name="ce6" office:value-type="float" office:value="2611.3" calcext:value-type="float">
            <text:p>2611.3</text:p>
          </table:table-cell>
          <table:table-cell table:style-name="ce6" office:value-type="float" office:value="2632.65" calcext:value-type="float">
            <text:p>2632.65</text:p>
          </table:table-cell>
          <table:table-cell table:style-name="ce6" office:value-type="float" office:value="2593.06" calcext:value-type="float">
            <text:p>2593.06</text:p>
          </table:table-cell>
          <table:table-cell table:style-name="ce6" office:value-type="float" office:value="2605" calcext:value-type="float">
            <text:p>2605</text:p>
          </table:table-cell>
          <table:table-cell table:style-name="ce9" table:formula="of:=([.E686]-[.E685])/[.E685]" office:value-type="float" office:value="-0.00291661244268202" calcext:value-type="float">
            <text:p>-0.00292</text:p>
          </table:table-cell>
          <table:table-cell table:style-name="ce9" table:formula="of:=[.$K$2]+[.$K$3]*[.F685]^2+[.$K$4]*[.G685]" office:value-type="float" office:value="0.000332693095036983" calcext:value-type="float">
            <text:p>0.00033</text:p>
          </table:table-cell>
          <table:table-cell table:style-name="ce9" table:formula="of:=-LN([.G686])-[.F686]^2/[.G686]" office:value-type="float" office:value="7.98272113430533" calcext:value-type="float">
            <text:p>7.982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3-29" calcext:value-type="date">
            <text:p>2018-03-29</text:p>
          </table:table-cell>
          <table:table-cell table:style-name="ce6" office:value-type="float" office:value="2614.41" calcext:value-type="float">
            <text:p>2614.41</text:p>
          </table:table-cell>
          <table:table-cell table:style-name="ce6" office:value-type="float" office:value="2659.07" calcext:value-type="float">
            <text:p>2659.07</text:p>
          </table:table-cell>
          <table:table-cell table:style-name="ce6" office:value-type="float" office:value="2609.72" calcext:value-type="float">
            <text:p>2609.72</text:p>
          </table:table-cell>
          <table:table-cell table:style-name="ce6" office:value-type="float" office:value="2640.87" calcext:value-type="float">
            <text:p>2640.87</text:p>
          </table:table-cell>
          <table:table-cell table:style-name="ce9" table:formula="of:=([.E687]-[.E686])/[.E686]" office:value-type="float" office:value="0.0137696737044145" calcext:value-type="float">
            <text:p>0.01377</text:p>
          </table:table-cell>
          <table:table-cell table:style-name="ce9" table:formula="of:=[.$K$2]+[.$K$3]*[.F686]^2+[.$K$4]*[.G686]" office:value-type="float" office:value="0.000254599229739978" calcext:value-type="float">
            <text:p>0.00025</text:p>
          </table:table-cell>
          <table:table-cell table:style-name="ce9" table:formula="of:=-LN([.G687])-[.F687]^2/[.G687]" office:value-type="float" office:value="7.53110470652598" calcext:value-type="float">
            <text:p>7.5311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02" calcext:value-type="date">
            <text:p>2018-04-02</text:p>
          </table:table-cell>
          <table:table-cell table:style-name="ce6" office:value-type="float" office:value="2633.45" calcext:value-type="float">
            <text:p>2633.45</text:p>
          </table:table-cell>
          <table:table-cell table:style-name="ce6" office:value-type="float" office:value="2638.3" calcext:value-type="float">
            <text:p>2638.3</text:p>
          </table:table-cell>
          <table:table-cell table:style-name="ce6" office:value-type="float" office:value="2553.8" calcext:value-type="float">
            <text:p>2553.8</text:p>
          </table:table-cell>
          <table:table-cell table:style-name="ce6" office:value-type="float" office:value="2581.88" calcext:value-type="float">
            <text:p>2581.88</text:p>
          </table:table-cell>
          <table:table-cell table:style-name="ce9" table:formula="of:=([.E688]-[.E687])/[.E687]" office:value-type="float" office:value="-0.0223373358022166" calcext:value-type="float">
            <text:p>-0.02234</text:p>
          </table:table-cell>
          <table:table-cell table:style-name="ce9" table:formula="of:=[.$K$2]+[.$K$3]*[.F687]^2+[.$K$4]*[.G687]" office:value-type="float" office:value="0.000236746357080575" calcext:value-type="float">
            <text:p>0.00024</text:p>
          </table:table-cell>
          <table:table-cell table:style-name="ce9" table:formula="of:=-LN([.G688])-[.F688]^2/[.G688]" office:value-type="float" office:value="6.24096366980157" calcext:value-type="float">
            <text:p>6.240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03" calcext:value-type="date">
            <text:p>2018-04-03</text:p>
          </table:table-cell>
          <table:table-cell table:style-name="ce6" office:value-type="float" office:value="2592.17" calcext:value-type="float">
            <text:p>2592.17</text:p>
          </table:table-cell>
          <table:table-cell table:style-name="ce6" office:value-type="float" office:value="2619.14" calcext:value-type="float">
            <text:p>2619.14</text:p>
          </table:table-cell>
          <table:table-cell table:style-name="ce6" office:value-type="float" office:value="2575.49" calcext:value-type="float">
            <text:p>2575.49</text:p>
          </table:table-cell>
          <table:table-cell table:style-name="ce6" office:value-type="float" office:value="2614.45" calcext:value-type="float">
            <text:p>2614.45</text:p>
          </table:table-cell>
          <table:table-cell table:style-name="ce9" table:formula="of:=([.E689]-[.E688])/[.E688]" office:value-type="float" office:value="0.0126148387996343" calcext:value-type="float">
            <text:p>0.01261</text:p>
          </table:table-cell>
          <table:table-cell table:style-name="ce9" table:formula="of:=[.$K$2]+[.$K$3]*[.F688]^2+[.$K$4]*[.G688]" office:value-type="float" office:value="0.000292630919223063" calcext:value-type="float">
            <text:p>0.00029</text:p>
          </table:table-cell>
          <table:table-cell table:style-name="ce9" table:formula="of:=-LN([.G689])-[.F689]^2/[.G689]" office:value-type="float" office:value="7.59279340122338" calcext:value-type="float">
            <text:p>7.5927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04" calcext:value-type="date">
            <text:p>2018-04-04</text:p>
          </table:table-cell>
          <table:table-cell table:style-name="ce6" office:value-type="float" office:value="2584.04" calcext:value-type="float">
            <text:p>2584.04</text:p>
          </table:table-cell>
          <table:table-cell table:style-name="ce6" office:value-type="float" office:value="2649.86" calcext:value-type="float">
            <text:p>2649.86</text:p>
          </table:table-cell>
          <table:table-cell table:style-name="ce6" office:value-type="float" office:value="2573.61" calcext:value-type="float">
            <text:p>2573.61</text:p>
          </table:table-cell>
          <table:table-cell table:style-name="ce6" office:value-type="float" office:value="2644.69" calcext:value-type="float">
            <text:p>2644.69</text:p>
          </table:table-cell>
          <table:table-cell table:style-name="ce9" table:formula="of:=([.E690]-[.E689])/[.E689]" office:value-type="float" office:value="0.0115664862590603" calcext:value-type="float">
            <text:p>0.01157</text:p>
          </table:table-cell>
          <table:table-cell table:style-name="ce9" table:formula="of:=[.$K$2]+[.$K$3]*[.F689]^2+[.$K$4]*[.G689]" office:value-type="float" office:value="0.000258359055308056" calcext:value-type="float">
            <text:p>0.00026</text:p>
          </table:table-cell>
          <table:table-cell table:style-name="ce9" table:formula="of:=-LN([.G690])-[.F690]^2/[.G690]" office:value-type="float" office:value="7.74333979517369" calcext:value-type="float">
            <text:p>7.743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05" calcext:value-type="date">
            <text:p>2018-04-05</text:p>
          </table:table-cell>
          <table:table-cell table:style-name="ce6" office:value-type="float" office:value="2657.36" calcext:value-type="float">
            <text:p>2657.36</text:p>
          </table:table-cell>
          <table:table-cell table:style-name="ce6" office:value-type="float" office:value="2672.08" calcext:value-type="float">
            <text:p>2672.08</text:p>
          </table:table-cell>
          <table:table-cell table:style-name="ce6" office:value-type="float" office:value="2649.58" calcext:value-type="float">
            <text:p>2649.58</text:p>
          </table:table-cell>
          <table:table-cell table:style-name="ce6" office:value-type="float" office:value="2662.84" calcext:value-type="float">
            <text:p>2662.84</text:p>
          </table:table-cell>
          <table:table-cell table:style-name="ce9" table:formula="of:=([.E691]-[.E690])/[.E690]" office:value-type="float" office:value="0.00686280811739754" calcext:value-type="float">
            <text:p>0.00686</text:p>
          </table:table-cell>
          <table:table-cell table:style-name="ce9" table:formula="of:=[.$K$2]+[.$K$3]*[.F690]^2+[.$K$4]*[.G690]" office:value-type="float" office:value="0.000227064921665275" calcext:value-type="float">
            <text:p>0.00023</text:p>
          </table:table-cell>
          <table:table-cell table:style-name="ce9" table:formula="of:=-LN([.G691])-[.F691]^2/[.G691]" office:value-type="float" office:value="8.18285313302219" calcext:value-type="float">
            <text:p>8.1828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06" calcext:value-type="date">
            <text:p>2018-04-06</text:p>
          </table:table-cell>
          <table:table-cell table:style-name="ce6" office:value-type="float" office:value="2645.82" calcext:value-type="float">
            <text:p>2645.82</text:p>
          </table:table-cell>
          <table:table-cell table:style-name="ce6" office:value-type="float" office:value="2656.88" calcext:value-type="float">
            <text:p>2656.88</text:p>
          </table:table-cell>
          <table:table-cell table:style-name="ce6" office:value-type="float" office:value="2586.27" calcext:value-type="float">
            <text:p>2586.27</text:p>
          </table:table-cell>
          <table:table-cell table:style-name="ce6" office:value-type="float" office:value="2604.47" calcext:value-type="float">
            <text:p>2604.47</text:p>
          </table:table-cell>
          <table:table-cell table:style-name="ce9" table:formula="of:=([.E692]-[.E691])/[.E691]" office:value-type="float" office:value="-0.0219202054948853" calcext:value-type="float">
            <text:p>-0.02192</text:p>
          </table:table-cell>
          <table:table-cell table:style-name="ce9" table:formula="of:=[.$K$2]+[.$K$3]*[.F691]^2+[.$K$4]*[.G691]" office:value-type="float" office:value="0.000184270545927156" calcext:value-type="float">
            <text:p>0.00018</text:p>
          </table:table-cell>
          <table:table-cell table:style-name="ce9" table:formula="of:=-LN([.G692])-[.F692]^2/[.G692]" office:value-type="float" office:value="5.99155146866386" calcext:value-type="float">
            <text:p>5.9915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09" calcext:value-type="date">
            <text:p>2018-04-09</text:p>
          </table:table-cell>
          <table:table-cell table:style-name="ce6" office:value-type="float" office:value="2617.18" calcext:value-type="float">
            <text:p>2617.18</text:p>
          </table:table-cell>
          <table:table-cell table:style-name="ce6" office:value-type="float" office:value="2653.55" calcext:value-type="float">
            <text:p>2653.55</text:p>
          </table:table-cell>
          <table:table-cell table:style-name="ce6" office:value-type="float" office:value="2610.79" calcext:value-type="float">
            <text:p>2610.79</text:p>
          </table:table-cell>
          <table:table-cell table:style-name="ce6" office:value-type="float" office:value="2613.16" calcext:value-type="float">
            <text:p>2613.16</text:p>
          </table:table-cell>
          <table:table-cell table:style-name="ce9" table:formula="of:=([.E693]-[.E692])/[.E692]" office:value-type="float" office:value="0.00333657135616845" calcext:value-type="float">
            <text:p>0.00334</text:p>
          </table:table-cell>
          <table:table-cell table:style-name="ce9" table:formula="of:=[.$K$2]+[.$K$3]*[.F692]^2+[.$K$4]*[.G692]" office:value-type="float" office:value="0.000249269730965047" calcext:value-type="float">
            <text:p>0.00025</text:p>
          </table:table-cell>
          <table:table-cell table:style-name="ce9" table:formula="of:=-LN([.G693])-[.F693]^2/[.G693]" office:value-type="float" office:value="8.25231369821552" calcext:value-type="float">
            <text:p>8.2523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10" calcext:value-type="date">
            <text:p>2018-04-10</text:p>
          </table:table-cell>
          <table:table-cell table:style-name="ce6" office:value-type="float" office:value="2638.41" calcext:value-type="float">
            <text:p>2638.41</text:p>
          </table:table-cell>
          <table:table-cell table:style-name="ce6" office:value-type="float" office:value="2665.45" calcext:value-type="float">
            <text:p>2665.45</text:p>
          </table:table-cell>
          <table:table-cell table:style-name="ce6" office:value-type="float" office:value="2635.78" calcext:value-type="float">
            <text:p>2635.78</text:p>
          </table:table-cell>
          <table:table-cell table:style-name="ce6" office:value-type="float" office:value="2656.87" calcext:value-type="float">
            <text:p>2656.87</text:p>
          </table:table-cell>
          <table:table-cell table:style-name="ce9" table:formula="of:=([.E694]-[.E693])/[.E693]" office:value-type="float" office:value="0.0167268747416921" calcext:value-type="float">
            <text:p>0.01673</text:p>
          </table:table-cell>
          <table:table-cell table:style-name="ce9" table:formula="of:=[.$K$2]+[.$K$3]*[.F693]^2+[.$K$4]*[.G693]" office:value-type="float" office:value="0.000192821539879931" calcext:value-type="float">
            <text:p>0.00019</text:p>
          </table:table-cell>
          <table:table-cell table:style-name="ce9" table:formula="of:=-LN([.G694])-[.F694]^2/[.G694]" office:value-type="float" office:value="7.10272324188392" calcext:value-type="float">
            <text:p>7.102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11" calcext:value-type="date">
            <text:p>2018-04-11</text:p>
          </table:table-cell>
          <table:table-cell table:style-name="ce6" office:value-type="float" office:value="2643.89" calcext:value-type="float">
            <text:p>2643.89</text:p>
          </table:table-cell>
          <table:table-cell table:style-name="ce6" office:value-type="float" office:value="2661.43" calcext:value-type="float">
            <text:p>2661.43</text:p>
          </table:table-cell>
          <table:table-cell table:style-name="ce6" office:value-type="float" office:value="2639.25" calcext:value-type="float">
            <text:p>2639.25</text:p>
          </table:table-cell>
          <table:table-cell table:style-name="ce6" office:value-type="float" office:value="2642.19" calcext:value-type="float">
            <text:p>2642.19</text:p>
          </table:table-cell>
          <table:table-cell table:style-name="ce9" table:formula="of:=([.E695]-[.E694])/[.E694]" office:value-type="float" office:value="-0.00552529856560533" calcext:value-type="float">
            <text:p>-0.00553</text:p>
          </table:table-cell>
          <table:table-cell table:style-name="ce9" table:formula="of:=[.$K$2]+[.$K$3]*[.F694]^2+[.$K$4]*[.G694]" office:value-type="float" office:value="0.000210745419984557" calcext:value-type="float">
            <text:p>0.00021</text:p>
          </table:table-cell>
          <table:table-cell table:style-name="ce9" table:formula="of:=-LN([.G695])-[.F695]^2/[.G695]" office:value-type="float" office:value="8.31999806716841" calcext:value-type="float">
            <text:p>8.320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12" calcext:value-type="date">
            <text:p>2018-04-12</text:p>
          </table:table-cell>
          <table:table-cell table:style-name="ce6" office:value-type="float" office:value="2653.83" calcext:value-type="float">
            <text:p>2653.83</text:p>
          </table:table-cell>
          <table:table-cell table:style-name="ce6" office:value-type="float" office:value="2674.72" calcext:value-type="float">
            <text:p>2674.72</text:p>
          </table:table-cell>
          <table:table-cell table:style-name="ce6" office:value-type="float" office:value="2653.83" calcext:value-type="float">
            <text:p>2653.83</text:p>
          </table:table-cell>
          <table:table-cell table:style-name="ce6" office:value-type="float" office:value="2663.99" calcext:value-type="float">
            <text:p>2663.99</text:p>
          </table:table-cell>
          <table:table-cell table:style-name="ce9" table:formula="of:=([.E696]-[.E695])/[.E695]" office:value-type="float" office:value="0.00825073140084541" calcext:value-type="float">
            <text:p>0.00825</text:p>
          </table:table-cell>
          <table:table-cell table:style-name="ce9" table:formula="of:=[.$K$2]+[.$K$3]*[.F695]^2+[.$K$4]*[.G695]" office:value-type="float" office:value="0.000168362388378032" calcext:value-type="float">
            <text:p>0.00017</text:p>
          </table:table-cell>
          <table:table-cell table:style-name="ce9" table:formula="of:=-LN([.G696])-[.F696]^2/[.G696]" office:value-type="float" office:value="8.28505823959928" calcext:value-type="float">
            <text:p>8.285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13" calcext:value-type="date">
            <text:p>2018-04-13</text:p>
          </table:table-cell>
          <table:table-cell table:style-name="ce6" office:value-type="float" office:value="2676.9" calcext:value-type="float">
            <text:p>2676.9</text:p>
          </table:table-cell>
          <table:table-cell table:style-name="ce6" office:value-type="float" office:value="2680.26" calcext:value-type="float">
            <text:p>2680.26</text:p>
          </table:table-cell>
          <table:table-cell table:style-name="ce6" office:value-type="float" office:value="2645.05" calcext:value-type="float">
            <text:p>2645.05</text:p>
          </table:table-cell>
          <table:table-cell table:style-name="ce6" office:value-type="float" office:value="2656.3" calcext:value-type="float">
            <text:p>2656.3</text:p>
          </table:table-cell>
          <table:table-cell table:style-name="ce9" table:formula="of:=([.E697]-[.E696])/[.E696]" office:value-type="float" office:value="-0.00288664747240027" calcext:value-type="float">
            <text:p>-0.00289</text:p>
          </table:table-cell>
          <table:table-cell table:style-name="ce9" table:formula="of:=[.$K$2]+[.$K$3]*[.F696]^2+[.$K$4]*[.G696]" office:value-type="float" office:value="0.000145080261158126" calcext:value-type="float">
            <text:p>0.00015</text:p>
          </table:table-cell>
          <table:table-cell table:style-name="ce9" table:formula="of:=-LN([.G697])-[.F697]^2/[.G697]" office:value-type="float" office:value="8.78078810687945" calcext:value-type="float">
            <text:p>8.7807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16" calcext:value-type="date">
            <text:p>2018-04-16</text:p>
          </table:table-cell>
          <table:table-cell table:style-name="ce6" office:value-type="float" office:value="2670.1" calcext:value-type="float">
            <text:p>2670.1</text:p>
          </table:table-cell>
          <table:table-cell table:style-name="ce6" office:value-type="float" office:value="2686.49" calcext:value-type="float">
            <text:p>2686.49</text:p>
          </table:table-cell>
          <table:table-cell table:style-name="ce6" office:value-type="float" office:value="2665.16" calcext:value-type="float">
            <text:p>2665.16</text:p>
          </table:table-cell>
          <table:table-cell table:style-name="ce6" office:value-type="float" office:value="2677.84" calcext:value-type="float">
            <text:p>2677.84</text:p>
          </table:table-cell>
          <table:table-cell table:style-name="ce9" table:formula="of:=([.E698]-[.E697])/[.E697]" office:value-type="float" office:value="0.00810902383013965" calcext:value-type="float">
            <text:p>0.00811</text:p>
          </table:table-cell>
          <table:table-cell table:style-name="ce9" table:formula="of:=[.$K$2]+[.$K$3]*[.F697]^2+[.$K$4]*[.G697]" office:value-type="float" office:value="0.000114305273853048" calcext:value-type="float">
            <text:p>0.00011</text:p>
          </table:table-cell>
          <table:table-cell table:style-name="ce9" table:formula="of:=-LN([.G698])-[.F698]^2/[.G698]" office:value-type="float" office:value="8.50136896244268" calcext:value-type="float">
            <text:p>8.501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2018-04-17</text:p>
          </table:table-cell>
          <table:table-cell table:style-name="ce6" office:value-type="float" office:value="2692.74" calcext:value-type="float">
            <text:p>2692.74</text:p>
          </table:table-cell>
          <table:table-cell table:style-name="ce6" office:value-type="float" office:value="2713.34" calcext:value-type="float">
            <text:p>2713.34</text:p>
          </table:table-cell>
          <table:table-cell table:style-name="ce6" office:value-type="float" office:value="2692.05" calcext:value-type="float">
            <text:p>2692.05</text:p>
          </table:table-cell>
          <table:table-cell table:style-name="ce6" office:value-type="float" office:value="2706.39" calcext:value-type="float">
            <text:p>2706.39</text:p>
          </table:table-cell>
          <table:table-cell table:style-name="ce9" table:formula="of:=([.E699]-[.E698])/[.E698]" office:value-type="float" office:value="0.0106615779882292" calcext:value-type="float">
            <text:p>0.01066</text:p>
          </table:table-cell>
          <table:table-cell table:style-name="ce9" table:formula="of:=[.$K$2]+[.$K$3]*[.F698]^2+[.$K$4]*[.G698]" office:value-type="float" office:value="0.000104149586078893" calcext:value-type="float">
            <text:p>0.00010</text:p>
          </table:table-cell>
          <table:table-cell table:style-name="ce9" table:formula="of:=-LN([.G699])-[.F699]^2/[.G699]" office:value-type="float" office:value="8.07827864918962" calcext:value-type="float">
            <text:p>8.0782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18" calcext:value-type="date">
            <text:p>2018-04-18</text:p>
          </table:table-cell>
          <table:table-cell table:style-name="ce6" office:value-type="float" office:value="2710.11" calcext:value-type="float">
            <text:p>2710.11</text:p>
          </table:table-cell>
          <table:table-cell table:style-name="ce6" office:value-type="float" office:value="2717.49" calcext:value-type="float">
            <text:p>2717.49</text:p>
          </table:table-cell>
          <table:table-cell table:style-name="ce6" office:value-type="float" office:value="2703.63" calcext:value-type="float">
            <text:p>2703.63</text:p>
          </table:table-cell>
          <table:table-cell table:style-name="ce6" office:value-type="float" office:value="2708.64" calcext:value-type="float">
            <text:p>2708.64</text:p>
          </table:table-cell>
          <table:table-cell table:style-name="ce9" table:formula="of:=([.E700]-[.E699])/[.E699]" office:value-type="float" office:value="0.00083136576768315" calcext:value-type="float">
            <text:p>0.00083</text:p>
          </table:table-cell>
          <table:table-cell table:style-name="ce9" table:formula="of:=[.$K$2]+[.$K$3]*[.F699]^2+[.$K$4]*[.G699]" office:value-type="float" office:value="0.000107280016502942" calcext:value-type="float">
            <text:p>0.00011</text:p>
          </table:table-cell>
          <table:table-cell table:style-name="ce9" table:formula="of:=-LN([.G700])-[.F700]^2/[.G700]" office:value-type="float" office:value="9.13362550172488" calcext:value-type="float">
            <text:p>9.1336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19" calcext:value-type="date">
            <text:p>2018-04-19</text:p>
          </table:table-cell>
          <table:table-cell table:style-name="ce6" office:value-type="float" office:value="2701.16" calcext:value-type="float">
            <text:p>2701.16</text:p>
          </table:table-cell>
          <table:table-cell table:style-name="ce6" office:value-type="float" office:value="2702.84" calcext:value-type="float">
            <text:p>2702.84</text:p>
          </table:table-cell>
          <table:table-cell table:style-name="ce6" office:value-type="float" office:value="2681.9" calcext:value-type="float">
            <text:p>2681.9</text:p>
          </table:table-cell>
          <table:table-cell table:style-name="ce6" office:value-type="float" office:value="2693.13" calcext:value-type="float">
            <text:p>2693.13</text:p>
          </table:table-cell>
          <table:table-cell table:style-name="ce9" table:formula="of:=([.E701]-[.E700])/[.E700]" office:value-type="float" office:value="-0.00572612085769972" calcext:value-type="float">
            <text:p>-0.00573</text:p>
          </table:table-cell>
          <table:table-cell table:style-name="ce9" table:formula="of:=[.$K$2]+[.$K$3]*[.F700]^2+[.$K$4]*[.G700]" office:value-type="float" office:value="0.0000843365516901158" calcext:value-type="float">
            <text:p>0.00008</text:p>
          </table:table-cell>
          <table:table-cell table:style-name="ce9" table:formula="of:=-LN([.G701])-[.F701]^2/[.G701]" office:value-type="float" office:value="8.99191406380253" calcext:value-type="float">
            <text:p>8.9919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20" calcext:value-type="date">
            <text:p>2018-04-20</text:p>
          </table:table-cell>
          <table:table-cell table:style-name="ce6" office:value-type="float" office:value="2692.56" calcext:value-type="float">
            <text:p>2692.56</text:p>
          </table:table-cell>
          <table:table-cell table:style-name="ce6" office:value-type="float" office:value="2693.94" calcext:value-type="float">
            <text:p>2693.94</text:p>
          </table:table-cell>
          <table:table-cell table:style-name="ce6" office:value-type="float" office:value="2660.61" calcext:value-type="float">
            <text:p>2660.61</text:p>
          </table:table-cell>
          <table:table-cell table:style-name="ce6" office:value-type="float" office:value="2670.14" calcext:value-type="float">
            <text:p>2670.14</text:p>
          </table:table-cell>
          <table:table-cell table:style-name="ce9" table:formula="of:=([.E702]-[.E701])/[.E701]" office:value-type="float" office:value="-0.00853653555528335" calcext:value-type="float">
            <text:p>-0.00854</text:p>
          </table:table-cell>
          <table:table-cell table:style-name="ce9" table:formula="of:=[.$K$2]+[.$K$3]*[.F701]^2+[.$K$4]*[.G701]" office:value-type="float" office:value="0.0000743676941488501" calcext:value-type="float">
            <text:p>0.00007</text:p>
          </table:table-cell>
          <table:table-cell table:style-name="ce9" table:formula="of:=-LN([.G702])-[.F702]^2/[.G702]" office:value-type="float" office:value="8.5265951709448" calcext:value-type="float">
            <text:p>8.526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23" calcext:value-type="date">
            <text:p>2018-04-23</text:p>
          </table:table-cell>
          <table:table-cell table:style-name="ce6" office:value-type="float" office:value="2675.4" calcext:value-type="float">
            <text:p>2675.4</text:p>
          </table:table-cell>
          <table:table-cell table:style-name="ce6" office:value-type="float" office:value="2682.86" calcext:value-type="float">
            <text:p>2682.86</text:p>
          </table:table-cell>
          <table:table-cell table:style-name="ce6" office:value-type="float" office:value="2657.99" calcext:value-type="float">
            <text:p>2657.99</text:p>
          </table:table-cell>
          <table:table-cell table:style-name="ce6" office:value-type="float" office:value="2670.29" calcext:value-type="float">
            <text:p>2670.29</text:p>
          </table:table-cell>
          <table:table-cell table:style-name="ce9" table:formula="of:=([.E703]-[.E702])/[.E702]" office:value-type="float" office:value="0.0000561768296793767" calcext:value-type="float">
            <text:p>0.00006</text:p>
          </table:table-cell>
          <table:table-cell table:style-name="ce9" table:formula="of:=[.$K$2]+[.$K$3]*[.F702]^2+[.$K$4]*[.G702]" office:value-type="float" office:value="0.0000758857194939847" calcext:value-type="float">
            <text:p>0.00008</text:p>
          </table:table-cell>
          <table:table-cell table:style-name="ce9" table:formula="of:=-LN([.G703])-[.F703]^2/[.G703]" office:value-type="float" office:value="9.48624045353032" calcext:value-type="float">
            <text:p>9.486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24" calcext:value-type="date">
            <text:p>2018-04-24</text:p>
          </table:table-cell>
          <table:table-cell table:style-name="ce6" office:value-type="float" office:value="2680.8" calcext:value-type="float">
            <text:p>2680.8</text:p>
          </table:table-cell>
          <table:table-cell table:style-name="ce6" office:value-type="float" office:value="2683.55" calcext:value-type="float">
            <text:p>2683.55</text:p>
          </table:table-cell>
          <table:table-cell table:style-name="ce6" office:value-type="float" office:value="2617.32" calcext:value-type="float">
            <text:p>2617.32</text:p>
          </table:table-cell>
          <table:table-cell table:style-name="ce6" office:value-type="float" office:value="2634.56" calcext:value-type="float">
            <text:p>2634.56</text:p>
          </table:table-cell>
          <table:table-cell table:style-name="ce9" table:formula="of:=([.E704]-[.E703])/[.E703]" office:value-type="float" office:value="-0.0133805691516652" calcext:value-type="float">
            <text:p>-0.01338</text:p>
          </table:table-cell>
          <table:table-cell table:style-name="ce9" table:formula="of:=[.$K$2]+[.$K$3]*[.F703]^2+[.$K$4]*[.G703]" office:value-type="float" office:value="0.0000607129247762037" calcext:value-type="float">
            <text:p>0.00006</text:p>
          </table:table-cell>
          <table:table-cell table:style-name="ce9" table:formula="of:=-LN([.G704])-[.F704]^2/[.G704]" office:value-type="float" office:value="6.76039981458449" calcext:value-type="float">
            <text:p>6.760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25" calcext:value-type="date">
            <text:p>2018-04-25</text:p>
          </table:table-cell>
          <table:table-cell table:style-name="ce6" office:value-type="float" office:value="2634.92" calcext:value-type="float">
            <text:p>2634.92</text:p>
          </table:table-cell>
          <table:table-cell table:style-name="ce6" office:value-type="float" office:value="2645.3" calcext:value-type="float">
            <text:p>2645.3</text:p>
          </table:table-cell>
          <table:table-cell table:style-name="ce6" office:value-type="float" office:value="2612.67" calcext:value-type="float">
            <text:p>2612.67</text:p>
          </table:table-cell>
          <table:table-cell table:style-name="ce6" office:value-type="float" office:value="2639.4" calcext:value-type="float">
            <text:p>2639.4</text:p>
          </table:table-cell>
          <table:table-cell table:style-name="ce9" table:formula="of:=([.E705]-[.E704])/[.E704]" office:value-type="float" office:value="0.00183711891169689" calcext:value-type="float">
            <text:p>0.00184</text:p>
          </table:table-cell>
          <table:table-cell table:style-name="ce9" table:formula="of:=[.$K$2]+[.$K$3]*[.F704]^2+[.$K$4]*[.G704]" office:value-type="float" office:value="0.0000894372022660784" calcext:value-type="float">
            <text:p>0.00009</text:p>
          </table:table-cell>
          <table:table-cell table:style-name="ce9" table:formula="of:=-LN([.G705])-[.F705]^2/[.G705]" office:value-type="float" office:value="9.2842377890155" calcext:value-type="float">
            <text:p>9.284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26" calcext:value-type="date">
            <text:p>2018-04-26</text:p>
          </table:table-cell>
          <table:table-cell table:style-name="ce6" office:value-type="float" office:value="2651.65" calcext:value-type="float">
            <text:p>2651.65</text:p>
          </table:table-cell>
          <table:table-cell table:style-name="ce6" office:value-type="float" office:value="2676.48" calcext:value-type="float">
            <text:p>2676.48</text:p>
          </table:table-cell>
          <table:table-cell table:style-name="ce6" office:value-type="float" office:value="2647.16" calcext:value-type="float">
            <text:p>2647.16</text:p>
          </table:table-cell>
          <table:table-cell table:style-name="ce6" office:value-type="float" office:value="2666.94" calcext:value-type="float">
            <text:p>2666.94</text:p>
          </table:table-cell>
          <table:table-cell table:style-name="ce9" table:formula="of:=([.E706]-[.E705])/[.E705]" office:value-type="float" office:value="0.0104341895885428" calcext:value-type="float">
            <text:p>0.01043</text:p>
          </table:table-cell>
          <table:table-cell table:style-name="ce9" table:formula="of:=[.$K$2]+[.$K$3]*[.F705]^2+[.$K$4]*[.G705]" office:value-type="float" office:value="0.0000715982980528877" calcext:value-type="float">
            <text:p>0.00007</text:p>
          </table:table-cell>
          <table:table-cell table:style-name="ce9" table:formula="of:=-LN([.G706])-[.F706]^2/[.G706]" office:value-type="float" office:value="8.02384008760555" calcext:value-type="float">
            <text:p>8.023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27" calcext:value-type="date">
            <text:p>2018-04-27</text:p>
          </table:table-cell>
          <table:table-cell table:style-name="ce6" office:value-type="float" office:value="2675.47" calcext:value-type="float">
            <text:p>2675.47</text:p>
          </table:table-cell>
          <table:table-cell table:style-name="ce6" office:value-type="float" office:value="2677.35" calcext:value-type="float">
            <text:p>2677.35</text:p>
          </table:table-cell>
          <table:table-cell table:style-name="ce6" office:value-type="float" office:value="2659.01" calcext:value-type="float">
            <text:p>2659.01</text:p>
          </table:table-cell>
          <table:table-cell table:style-name="ce6" office:value-type="float" office:value="2669.91" calcext:value-type="float">
            <text:p>2669.91</text:p>
          </table:table-cell>
          <table:table-cell table:style-name="ce9" table:formula="of:=([.E707]-[.E706])/[.E706]" office:value-type="float" office:value="0.00111363585232506" calcext:value-type="float">
            <text:p>0.00111</text:p>
          </table:table-cell>
          <table:table-cell table:style-name="ce9" table:formula="of:=[.$K$2]+[.$K$3]*[.F706]^2+[.$K$4]*[.G706]" office:value-type="float" office:value="0.000081871902265626" calcext:value-type="float">
            <text:p>0.00008</text:p>
          </table:table-cell>
          <table:table-cell table:style-name="ce9" table:formula="of:=-LN([.G707])-[.F707]^2/[.G707]" office:value-type="float" office:value="9.39520683112116" calcext:value-type="float">
            <text:p>9.395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4-30" calcext:value-type="date">
            <text:p>2018-04-30</text:p>
          </table:table-cell>
          <table:table-cell table:style-name="ce6" office:value-type="float" office:value="2675.05" calcext:value-type="float">
            <text:p>2675.05</text:p>
          </table:table-cell>
          <table:table-cell table:style-name="ce6" office:value-type="float" office:value="2682.92" calcext:value-type="float">
            <text:p>2682.92</text:p>
          </table:table-cell>
          <table:table-cell table:style-name="ce6" office:value-type="float" office:value="2648.04" calcext:value-type="float">
            <text:p>2648.04</text:p>
          </table:table-cell>
          <table:table-cell table:style-name="ce6" office:value-type="float" office:value="2648.05" calcext:value-type="float">
            <text:p>2648.05</text:p>
          </table:table-cell>
          <table:table-cell table:style-name="ce9" table:formula="of:=([.E708]-[.E707])/[.E707]" office:value-type="float" office:value="-0.00818754190216138" calcext:value-type="float">
            <text:p>-0.00819</text:p>
          </table:table-cell>
          <table:table-cell table:style-name="ce9" table:formula="of:=[.$K$2]+[.$K$3]*[.F707]^2+[.$K$4]*[.G707]" office:value-type="float" office:value="0.0000654648957595687" calcext:value-type="float">
            <text:p>0.00007</text:p>
          </table:table-cell>
          <table:table-cell table:style-name="ce9" table:formula="of:=-LN([.G708])-[.F708]^2/[.G708]" office:value-type="float" office:value="8.60999972252828" calcext:value-type="float">
            <text:p>8.610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01" calcext:value-type="date">
            <text:p>2018-05-01</text:p>
          </table:table-cell>
          <table:table-cell table:style-name="ce6" office:value-type="float" office:value="2643.64" calcext:value-type="float">
            <text:p>2643.64</text:p>
          </table:table-cell>
          <table:table-cell table:style-name="ce6" office:value-type="float" office:value="2655.27" calcext:value-type="float">
            <text:p>2655.27</text:p>
          </table:table-cell>
          <table:table-cell table:style-name="ce6" office:value-type="float" office:value="2625.41" calcext:value-type="float">
            <text:p>2625.41</text:p>
          </table:table-cell>
          <table:table-cell table:style-name="ce6" office:value-type="float" office:value="2654.8" calcext:value-type="float">
            <text:p>2654.8</text:p>
          </table:table-cell>
          <table:table-cell table:style-name="ce9" table:formula="of:=([.E709]-[.E708])/[.E708]" office:value-type="float" office:value="0.00254904552406488" calcext:value-type="float">
            <text:p>0.00255</text:p>
          </table:table-cell>
          <table:table-cell table:style-name="ce9" table:formula="of:=[.$K$2]+[.$K$3]*[.F708]^2+[.$K$4]*[.G708]" office:value-type="float" office:value="0.0000679240026553956" calcext:value-type="float">
            <text:p>0.00007</text:p>
          </table:table-cell>
          <table:table-cell table:style-name="ce9" table:formula="of:=-LN([.G709])-[.F709]^2/[.G709]" office:value-type="float" office:value="9.50146074732391" calcext:value-type="float">
            <text:p>9.501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02" calcext:value-type="date">
            <text:p>2018-05-02</text:p>
          </table:table-cell>
          <table:table-cell table:style-name="ce6" office:value-type="float" office:value="2654.24" calcext:value-type="float">
            <text:p>2654.24</text:p>
          </table:table-cell>
          <table:table-cell table:style-name="ce6" office:value-type="float" office:value="2660.87" calcext:value-type="float">
            <text:p>2660.87</text:p>
          </table:table-cell>
          <table:table-cell table:style-name="ce6" office:value-type="float" office:value="2631.7" calcext:value-type="float">
            <text:p>2631.7</text:p>
          </table:table-cell>
          <table:table-cell table:style-name="ce6" office:value-type="float" office:value="2635.67" calcext:value-type="float">
            <text:p>2635.67</text:p>
          </table:table-cell>
          <table:table-cell table:style-name="ce9" table:formula="of:=([.E710]-[.E709])/[.E709]" office:value-type="float" office:value="-0.00720581588066902" calcext:value-type="float">
            <text:p>-0.00721</text:p>
          </table:table-cell>
          <table:table-cell table:style-name="ce9" table:formula="of:=[.$K$2]+[.$K$3]*[.F709]^2+[.$K$4]*[.G709]" office:value-type="float" office:value="0.0000562143469338255" calcext:value-type="float">
            <text:p>0.00006</text:p>
          </table:table-cell>
          <table:table-cell table:style-name="ce9" table:formula="of:=-LN([.G710])-[.F710]^2/[.G710]" office:value-type="float" office:value="8.86266362836014" calcext:value-type="float">
            <text:p>8.862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03" calcext:value-type="date">
            <text:p>2018-05-03</text:p>
          </table:table-cell>
          <table:table-cell table:style-name="ce6" office:value-type="float" office:value="2628.08" calcext:value-type="float">
            <text:p>2628.08</text:p>
          </table:table-cell>
          <table:table-cell table:style-name="ce6" office:value-type="float" office:value="2637.14" calcext:value-type="float">
            <text:p>2637.14</text:p>
          </table:table-cell>
          <table:table-cell table:style-name="ce6" office:value-type="float" office:value="2594.62" calcext:value-type="float">
            <text:p>2594.62</text:p>
          </table:table-cell>
          <table:table-cell table:style-name="ce6" office:value-type="float" office:value="2629.73" calcext:value-type="float">
            <text:p>2629.73</text:p>
          </table:table-cell>
          <table:table-cell table:style-name="ce9" table:formula="of:=([.E711]-[.E710])/[.E710]" office:value-type="float" office:value="-0.00225369640357103" calcext:value-type="float">
            <text:p>-0.00225</text:p>
          </table:table-cell>
          <table:table-cell table:style-name="ce9" table:formula="of:=[.$K$2]+[.$K$3]*[.F710]^2+[.$K$4]*[.G710]" office:value-type="float" office:value="0.0000576265318961365" calcext:value-type="float">
            <text:p>0.00006</text:p>
          </table:table-cell>
          <table:table-cell table:style-name="ce9" table:formula="of:=-LN([.G711])-[.F711]^2/[.G711]" office:value-type="float" office:value="9.67338842826774" calcext:value-type="float">
            <text:p>9.6733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04" calcext:value-type="date">
            <text:p>2018-05-04</text:p>
          </table:table-cell>
          <table:table-cell table:style-name="ce6" office:value-type="float" office:value="2621.45" calcext:value-type="float">
            <text:p>2621.45</text:p>
          </table:table-cell>
          <table:table-cell table:style-name="ce6" office:value-type="float" office:value="2670.93" calcext:value-type="float">
            <text:p>2670.93</text:p>
          </table:table-cell>
          <table:table-cell table:style-name="ce6" office:value-type="float" office:value="2615.32" calcext:value-type="float">
            <text:p>2615.32</text:p>
          </table:table-cell>
          <table:table-cell table:style-name="ce6" office:value-type="float" office:value="2663.42" calcext:value-type="float">
            <text:p>2663.42</text:p>
          </table:table-cell>
          <table:table-cell table:style-name="ce9" table:formula="of:=([.E712]-[.E711])/[.E711]" office:value-type="float" office:value="0.012811201149928" calcext:value-type="float">
            <text:p>0.01281</text:p>
          </table:table-cell>
          <table:table-cell table:style-name="ce9" table:formula="of:=[.$K$2]+[.$K$3]*[.F711]^2+[.$K$4]*[.G711]" office:value-type="float" office:value="0.0000481987474871908" calcext:value-type="float">
            <text:p>0.00005</text:p>
          </table:table-cell>
          <table:table-cell table:style-name="ce9" table:formula="of:=-LN([.G712])-[.F712]^2/[.G712]" office:value-type="float" office:value="6.53496715009357" calcext:value-type="float">
            <text:p>6.534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07" calcext:value-type="date">
            <text:p>2018-05-07</text:p>
          </table:table-cell>
          <table:table-cell table:style-name="ce6" office:value-type="float" office:value="2669.36" calcext:value-type="float">
            <text:p>2669.36</text:p>
          </table:table-cell>
          <table:table-cell table:style-name="ce6" office:value-type="float" office:value="2683.35" calcext:value-type="float">
            <text:p>2683.35</text:p>
          </table:table-cell>
          <table:table-cell table:style-name="ce6" office:value-type="float" office:value="2664.7" calcext:value-type="float">
            <text:p>2664.7</text:p>
          </table:table-cell>
          <table:table-cell table:style-name="ce6" office:value-type="float" office:value="2672.63" calcext:value-type="float">
            <text:p>2672.63</text:p>
          </table:table-cell>
          <table:table-cell table:style-name="ce9" table:formula="of:=([.E713]-[.E712])/[.E712]" office:value-type="float" office:value="0.00345796006638083" calcext:value-type="float">
            <text:p>0.00346</text:p>
          </table:table-cell>
          <table:table-cell table:style-name="ce9" table:formula="of:=[.$K$2]+[.$K$3]*[.F712]^2+[.$K$4]*[.G712]" office:value-type="float" office:value="0.0000767445207656036" calcext:value-type="float">
            <text:p>0.00008</text:p>
          </table:table-cell>
          <table:table-cell table:style-name="ce9" table:formula="of:=-LN([.G713])-[.F713]^2/[.G713]" office:value-type="float" office:value="9.31921955449653" calcext:value-type="float">
            <text:p>9.3192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2018-05-08</text:p>
          </table:table-cell>
          <table:table-cell table:style-name="ce6" office:value-type="float" office:value="2670.26" calcext:value-type="float">
            <text:p>2670.26</text:p>
          </table:table-cell>
          <table:table-cell table:style-name="ce6" office:value-type="float" office:value="2676.34" calcext:value-type="float">
            <text:p>2676.34</text:p>
          </table:table-cell>
          <table:table-cell table:style-name="ce6" office:value-type="float" office:value="2655.2" calcext:value-type="float">
            <text:p>2655.2</text:p>
          </table:table-cell>
          <table:table-cell table:style-name="ce6" office:value-type="float" office:value="2671.92" calcext:value-type="float">
            <text:p>2671.92</text:p>
          </table:table-cell>
          <table:table-cell table:style-name="ce9" table:formula="of:=([.E714]-[.E713])/[.E713]" office:value-type="float" office:value="-0.000265655926933409" calcext:value-type="float">
            <text:p>-0.00027</text:p>
          </table:table-cell>
          <table:table-cell table:style-name="ce9" table:formula="of:=[.$K$2]+[.$K$3]*[.F713]^2+[.$K$4]*[.G713]" office:value-type="float" office:value="0.0000640302406722421" calcext:value-type="float">
            <text:p>0.00006</text:p>
          </table:table-cell>
          <table:table-cell table:style-name="ce9" table:formula="of:=-LN([.G714])-[.F714]^2/[.G714]" office:value-type="float" office:value="9.65505289224959" calcext:value-type="float">
            <text:p>9.655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09" calcext:value-type="date">
            <text:p>2018-05-09</text:p>
          </table:table-cell>
          <table:table-cell table:style-name="ce6" office:value-type="float" office:value="2678.12" calcext:value-type="float">
            <text:p>2678.12</text:p>
          </table:table-cell>
          <table:table-cell table:style-name="ce6" office:value-type="float" office:value="2701.27" calcext:value-type="float">
            <text:p>2701.27</text:p>
          </table:table-cell>
          <table:table-cell table:style-name="ce6" office:value-type="float" office:value="2674.14" calcext:value-type="float">
            <text:p>2674.14</text:p>
          </table:table-cell>
          <table:table-cell table:style-name="ce6" office:value-type="float" office:value="2697.79" calcext:value-type="float">
            <text:p>2697.79</text:p>
          </table:table-cell>
          <table:table-cell table:style-name="ce9" table:formula="of:=([.E715]-[.E714])/[.E714]" office:value-type="float" office:value="0.00968217611305724" calcext:value-type="float">
            <text:p>0.00968</text:p>
          </table:table-cell>
          <table:table-cell table:style-name="ce9" table:formula="of:=[.$K$2]+[.$K$3]*[.F714]^2+[.$K$4]*[.G714]" office:value-type="float" office:value="0.0000518651289904263" calcext:value-type="float">
            <text:p>0.00005</text:p>
          </table:table-cell>
          <table:table-cell table:style-name="ce9" table:formula="of:=-LN([.G715])-[.F715]^2/[.G715]" office:value-type="float" office:value="8.05939639648778" calcext:value-type="float">
            <text:p>8.059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10" calcext:value-type="date">
            <text:p>2018-05-10</text:p>
          </table:table-cell>
          <table:table-cell table:style-name="ce6" office:value-type="float" office:value="2705.02" calcext:value-type="float">
            <text:p>2705.02</text:p>
          </table:table-cell>
          <table:table-cell table:style-name="ce6" office:value-type="float" office:value="2726.11" calcext:value-type="float">
            <text:p>2726.11</text:p>
          </table:table-cell>
          <table:table-cell table:style-name="ce6" office:value-type="float" office:value="2704.54" calcext:value-type="float">
            <text:p>2704.54</text:p>
          </table:table-cell>
          <table:table-cell table:style-name="ce6" office:value-type="float" office:value="2723.07" calcext:value-type="float">
            <text:p>2723.07</text:p>
          </table:table-cell>
          <table:table-cell table:style-name="ce9" table:formula="of:=([.E716]-[.E715])/[.E715]" office:value-type="float" office:value="0.00937063299960345" calcext:value-type="float">
            <text:p>0.00937</text:p>
          </table:table-cell>
          <table:table-cell table:style-name="ce9" table:formula="of:=[.$K$2]+[.$K$3]*[.F715]^2+[.$K$4]*[.G715]" office:value-type="float" office:value="0.0000637343480963524" calcext:value-type="float">
            <text:p>0.00006</text:p>
          </table:table-cell>
          <table:table-cell table:style-name="ce9" table:formula="of:=-LN([.G716])-[.F716]^2/[.G716]" office:value-type="float" office:value="8.28305630577268" calcext:value-type="float">
            <text:p>8.2830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11" calcext:value-type="date">
            <text:p>2018-05-11</text:p>
          </table:table-cell>
          <table:table-cell table:style-name="ce6" office:value-type="float" office:value="2722.7" calcext:value-type="float">
            <text:p>2722.7</text:p>
          </table:table-cell>
          <table:table-cell table:style-name="ce6" office:value-type="float" office:value="2732.86" calcext:value-type="float">
            <text:p>2732.86</text:p>
          </table:table-cell>
          <table:table-cell table:style-name="ce6" office:value-type="float" office:value="2717.45" calcext:value-type="float">
            <text:p>2717.45</text:p>
          </table:table-cell>
          <table:table-cell table:style-name="ce6" office:value-type="float" office:value="2727.72" calcext:value-type="float">
            <text:p>2727.72</text:p>
          </table:table-cell>
          <table:table-cell table:style-name="ce9" table:formula="of:=([.E717]-[.E716])/[.E716]" office:value-type="float" office:value="0.00170763146007985" calcext:value-type="float">
            <text:p>0.00171</text:p>
          </table:table-cell>
          <table:table-cell table:style-name="ce9" table:formula="of:=[.$K$2]+[.$K$3]*[.F716]^2+[.$K$4]*[.G716]" office:value-type="float" office:value="0.0000712791192030941" calcext:value-type="float">
            <text:p>0.00007</text:p>
          </table:table-cell>
          <table:table-cell table:style-name="ce9" table:formula="of:=-LN([.G717])-[.F717]^2/[.G717]" office:value-type="float" office:value="9.50799746231271" calcext:value-type="float">
            <text:p>9.508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14" calcext:value-type="date">
            <text:p>2018-05-14</text:p>
          </table:table-cell>
          <table:table-cell table:style-name="ce6" office:value-type="float" office:value="2733.37" calcext:value-type="float">
            <text:p>2733.37</text:p>
          </table:table-cell>
          <table:table-cell table:style-name="ce6" office:value-type="float" office:value="2742.1" calcext:value-type="float">
            <text:p>2742.1</text:p>
          </table:table-cell>
          <table:table-cell table:style-name="ce6" office:value-type="float" office:value="2725.47" calcext:value-type="float">
            <text:p>2725.47</text:p>
          </table:table-cell>
          <table:table-cell table:style-name="ce6" office:value-type="float" office:value="2730.13" calcext:value-type="float">
            <text:p>2730.13</text:p>
          </table:table-cell>
          <table:table-cell table:style-name="ce9" table:formula="of:=([.E718]-[.E717])/[.E717]" office:value-type="float" office:value="0.000883521769096648" calcext:value-type="float">
            <text:p>0.00088</text:p>
          </table:table-cell>
          <table:table-cell table:style-name="ce9" table:formula="of:=[.$K$2]+[.$K$3]*[.F717]^2+[.$K$4]*[.G717]" office:value-type="float" office:value="0.0000579210116489882" calcext:value-type="float">
            <text:p>0.00006</text:p>
          </table:table-cell>
          <table:table-cell table:style-name="ce9" table:formula="of:=-LN([.G718])-[.F718]^2/[.G718]" office:value-type="float" office:value="9.74295318415363" calcext:value-type="float">
            <text:p>9.742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15" calcext:value-type="date">
            <text:p>2018-05-15</text:p>
          </table:table-cell>
          <table:table-cell table:number-columns-repeated="2" table:style-name="ce6" office:value-type="float" office:value="2718.59" calcext:value-type="float">
            <text:p>2718.59</text:p>
          </table:table-cell>
          <table:table-cell table:style-name="ce6" office:value-type="float" office:value="2701.91" calcext:value-type="float">
            <text:p>2701.91</text:p>
          </table:table-cell>
          <table:table-cell table:style-name="ce6" office:value-type="float" office:value="2711.45" calcext:value-type="float">
            <text:p>2711.45</text:p>
          </table:table-cell>
          <table:table-cell table:style-name="ce9" table:formula="of:=([.E719]-[.E718])/[.E718]" office:value-type="float" office:value="-0.0068421650251088" calcext:value-type="float">
            <text:p>-0.00684</text:p>
          </table:table-cell>
          <table:table-cell table:style-name="ce9" table:formula="of:=[.$K$2]+[.$K$3]*[.F718]^2+[.$K$4]*[.G718]" office:value-type="float" office:value="0.0000474569113395861" calcext:value-type="float">
            <text:p>0.00005</text:p>
          </table:table-cell>
          <table:table-cell table:style-name="ce9" table:formula="of:=-LN([.G719])-[.F719]^2/[.G719]" office:value-type="float" office:value="8.96920989846612" calcext:value-type="float">
            <text:p>8.969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16" calcext:value-type="date">
            <text:p>2018-05-16</text:p>
          </table:table-cell>
          <table:table-cell table:style-name="ce6" office:value-type="float" office:value="2712.62" calcext:value-type="float">
            <text:p>2712.62</text:p>
          </table:table-cell>
          <table:table-cell table:style-name="ce6" office:value-type="float" office:value="2727.76" calcext:value-type="float">
            <text:p>2727.76</text:p>
          </table:table-cell>
          <table:table-cell table:style-name="ce6" office:value-type="float" office:value="2712.17" calcext:value-type="float">
            <text:p>2712.17</text:p>
          </table:table-cell>
          <table:table-cell table:style-name="ce6" office:value-type="float" office:value="2722.46" calcext:value-type="float">
            <text:p>2722.46</text:p>
          </table:table-cell>
          <table:table-cell table:style-name="ce9" table:formula="of:=([.E720]-[.E719])/[.E719]" office:value-type="float" office:value="0.00406055800402007" calcext:value-type="float">
            <text:p>0.00406</text:p>
          </table:table-cell>
          <table:table-cell table:style-name="ce9" table:formula="of:=[.$K$2]+[.$K$3]*[.F719]^2+[.$K$4]*[.G719]" office:value-type="float" office:value="0.0000499364144372161" calcext:value-type="float">
            <text:p>0.00005</text:p>
          </table:table-cell>
          <table:table-cell table:style-name="ce9" table:formula="of:=-LN([.G720])-[.F720]^2/[.G720]" office:value-type="float" office:value="9.57457755019173" calcext:value-type="float">
            <text:p>9.574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17" calcext:value-type="date">
            <text:p>2018-05-17</text:p>
          </table:table-cell>
          <table:table-cell table:style-name="ce6" office:value-type="float" office:value="2719.71" calcext:value-type="float">
            <text:p>2719.71</text:p>
          </table:table-cell>
          <table:table-cell table:style-name="ce6" office:value-type="float" office:value="2731.96" calcext:value-type="float">
            <text:p>2731.96</text:p>
          </table:table-cell>
          <table:table-cell table:style-name="ce6" office:value-type="float" office:value="2711.36" calcext:value-type="float">
            <text:p>2711.36</text:p>
          </table:table-cell>
          <table:table-cell table:style-name="ce6" office:value-type="float" office:value="2720.13" calcext:value-type="float">
            <text:p>2720.13</text:p>
          </table:table-cell>
          <table:table-cell table:style-name="ce9" table:formula="of:=([.E721]-[.E720])/[.E720]" office:value-type="float" office:value="-0.000855843612027331" calcext:value-type="float">
            <text:p>-0.00086</text:p>
          </table:table-cell>
          <table:table-cell table:style-name="ce9" table:formula="of:=[.$K$2]+[.$K$3]*[.F720]^2+[.$K$4]*[.G720]" office:value-type="float" office:value="0.0000450030432646494" calcext:value-type="float">
            <text:p>0.00005</text:p>
          </table:table-cell>
          <table:table-cell table:style-name="ce9" table:formula="of:=-LN([.G721])-[.F721]^2/[.G721]" office:value-type="float" office:value="9.99250447001827" calcext:value-type="float">
            <text:p>9.992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18" calcext:value-type="date">
            <text:p>2018-05-18</text:p>
          </table:table-cell>
          <table:table-cell table:style-name="ce6" office:value-type="float" office:value="2717.35" calcext:value-type="float">
            <text:p>2717.35</text:p>
          </table:table-cell>
          <table:table-cell table:style-name="ce6" office:value-type="float" office:value="2719.5" calcext:value-type="float">
            <text:p>2719.5</text:p>
          </table:table-cell>
          <table:table-cell table:style-name="ce6" office:value-type="float" office:value="2709.18" calcext:value-type="float">
            <text:p>2709.18</text:p>
          </table:table-cell>
          <table:table-cell table:style-name="ce6" office:value-type="float" office:value="2712.97" calcext:value-type="float">
            <text:p>2712.97</text:p>
          </table:table-cell>
          <table:table-cell table:style-name="ce9" table:formula="of:=([.E722]-[.E721])/[.E721]" office:value-type="float" office:value="-0.00263222713620316" calcext:value-type="float">
            <text:p>-0.00263</text:p>
          </table:table-cell>
          <table:table-cell table:style-name="ce9" table:formula="of:=[.$K$2]+[.$K$3]*[.F721]^2+[.$K$4]*[.G721]" office:value-type="float" office:value="0.0000377889613502887" calcext:value-type="float">
            <text:p>0.00004</text:p>
          </table:table-cell>
          <table:table-cell table:style-name="ce9" table:formula="of:=-LN([.G722])-[.F722]^2/[.G722]" office:value-type="float" office:value="10.0001431649909" calcext:value-type="float">
            <text:p>10.0001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21" calcext:value-type="date">
            <text:p>2018-05-21</text:p>
          </table:table-cell>
          <table:table-cell table:style-name="ce6" office:value-type="float" office:value="2725.95" calcext:value-type="float">
            <text:p>2725.95</text:p>
          </table:table-cell>
          <table:table-cell table:style-name="ce6" office:value-type="float" office:value="2739.19" calcext:value-type="float">
            <text:p>2739.19</text:p>
          </table:table-cell>
          <table:table-cell table:style-name="ce6" office:value-type="float" office:value="2725.7" calcext:value-type="float">
            <text:p>2725.7</text:p>
          </table:table-cell>
          <table:table-cell table:style-name="ce6" office:value-type="float" office:value="2733.01" calcext:value-type="float">
            <text:p>2733.01</text:p>
          </table:table-cell>
          <table:table-cell table:style-name="ce9" table:formula="of:=([.E723]-[.E722])/[.E722]" office:value-type="float" office:value="0.00738673851904017" calcext:value-type="float">
            <text:p>0.00739</text:p>
          </table:table-cell>
          <table:table-cell table:style-name="ce9" table:formula="of:=[.$K$2]+[.$K$3]*[.F722]^2+[.$K$4]*[.G722]" office:value-type="float" office:value="0.000033782534947118" calcext:value-type="float">
            <text:p>0.00003</text:p>
          </table:table-cell>
          <table:table-cell table:style-name="ce9" table:formula="of:=-LN([.G723])-[.F723]^2/[.G723]" office:value-type="float" office:value="8.68041528549838" calcext:value-type="float">
            <text:p>8.6804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22" calcext:value-type="date">
            <text:p>2018-05-22</text:p>
          </table:table-cell>
          <table:table-cell table:style-name="ce6" office:value-type="float" office:value="2738.34" calcext:value-type="float">
            <text:p>2738.34</text:p>
          </table:table-cell>
          <table:table-cell table:style-name="ce6" office:value-type="float" office:value="2742.24" calcext:value-type="float">
            <text:p>2742.24</text:p>
          </table:table-cell>
          <table:table-cell table:style-name="ce6" office:value-type="float" office:value="2721.88" calcext:value-type="float">
            <text:p>2721.88</text:p>
          </table:table-cell>
          <table:table-cell table:style-name="ce6" office:value-type="float" office:value="2724.44" calcext:value-type="float">
            <text:p>2724.44</text:p>
          </table:table-cell>
          <table:table-cell table:style-name="ce9" table:formula="of:=([.E724]-[.E723])/[.E723]" office:value-type="float" office:value="-0.00313573678837625" calcext:value-type="float">
            <text:p>-0.00314</text:p>
          </table:table-cell>
          <table:table-cell table:style-name="ce9" table:formula="of:=[.$K$2]+[.$K$3]*[.F723]^2+[.$K$4]*[.G723]" office:value-type="float" office:value="0.0000414478663321327" calcext:value-type="float">
            <text:p>0.00004</text:p>
          </table:table-cell>
          <table:table-cell table:style-name="ce9" table:formula="of:=-LN([.G724])-[.F724]^2/[.G724]" office:value-type="float" office:value="9.85384010311732" calcext:value-type="float">
            <text:p>9.853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23" calcext:value-type="date">
            <text:p>2018-05-23</text:p>
          </table:table-cell>
          <table:table-cell table:style-name="ce6" office:value-type="float" office:value="2713.98" calcext:value-type="float">
            <text:p>2713.98</text:p>
          </table:table-cell>
          <table:table-cell table:style-name="ce6" office:value-type="float" office:value="2733.33" calcext:value-type="float">
            <text:p>2733.33</text:p>
          </table:table-cell>
          <table:table-cell table:style-name="ce6" office:value-type="float" office:value="2709.54" calcext:value-type="float">
            <text:p>2709.54</text:p>
          </table:table-cell>
          <table:table-cell table:style-name="ce6" office:value-type="float" office:value="2733.29" calcext:value-type="float">
            <text:p>2733.29</text:p>
          </table:table-cell>
          <table:table-cell table:style-name="ce9" table:formula="of:=([.E725]-[.E724])/[.E724]" office:value-type="float" office:value="0.00324837397777155" calcext:value-type="float">
            <text:p>0.00325</text:p>
          </table:table-cell>
          <table:table-cell table:style-name="ce9" table:formula="of:=[.$K$2]+[.$K$3]*[.F724]^2+[.$K$4]*[.G724]" office:value-type="float" office:value="0.0000371677934961578" calcext:value-type="float">
            <text:p>0.00004</text:p>
          </table:table-cell>
          <table:table-cell table:style-name="ce9" table:formula="of:=-LN([.G725])-[.F725]^2/[.G725]" office:value-type="float" office:value="9.91616802061812" calcext:value-type="float">
            <text:p>9.916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24" calcext:value-type="date">
            <text:p>2018-05-24</text:p>
          </table:table-cell>
          <table:table-cell table:style-name="ce6" office:value-type="float" office:value="2730.94" calcext:value-type="float">
            <text:p>2730.94</text:p>
          </table:table-cell>
          <table:table-cell table:style-name="ce6" office:value-type="float" office:value="2731.97" calcext:value-type="float">
            <text:p>2731.97</text:p>
          </table:table-cell>
          <table:table-cell table:style-name="ce6" office:value-type="float" office:value="2707.38" calcext:value-type="float">
            <text:p>2707.38</text:p>
          </table:table-cell>
          <table:table-cell table:style-name="ce6" office:value-type="float" office:value="2727.76" calcext:value-type="float">
            <text:p>2727.76</text:p>
          </table:table-cell>
          <table:table-cell table:style-name="ce9" table:formula="of:=([.E726]-[.E725])/[.E725]" office:value-type="float" office:value="-0.00202320280687367" calcext:value-type="float">
            <text:p>-0.00202</text:p>
          </table:table-cell>
          <table:table-cell table:style-name="ce9" table:formula="of:=[.$K$2]+[.$K$3]*[.F725]^2+[.$K$4]*[.G725]" office:value-type="float" office:value="0.0000341290364121226" calcext:value-type="float">
            <text:p>0.00003</text:p>
          </table:table-cell>
          <table:table-cell table:style-name="ce9" table:formula="of:=-LN([.G726])-[.F726]^2/[.G726]" office:value-type="float" office:value="10.1654245783292" calcext:value-type="float">
            <text:p>10.1654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25" calcext:value-type="date">
            <text:p>2018-05-25</text:p>
          </table:table-cell>
          <table:table-cell table:style-name="ce6" office:value-type="float" office:value="2723.6" calcext:value-type="float">
            <text:p>2723.6</text:p>
          </table:table-cell>
          <table:table-cell table:style-name="ce6" office:value-type="float" office:value="2727.36" calcext:value-type="float">
            <text:p>2727.36</text:p>
          </table:table-cell>
          <table:table-cell table:style-name="ce6" office:value-type="float" office:value="2714.99" calcext:value-type="float">
            <text:p>2714.99</text:p>
          </table:table-cell>
          <table:table-cell table:style-name="ce6" office:value-type="float" office:value="2721.33" calcext:value-type="float">
            <text:p>2721.33</text:p>
          </table:table-cell>
          <table:table-cell table:style-name="ce9" table:formula="of:=([.E727]-[.E726])/[.E726]" office:value-type="float" office:value="-0.0023572455054698" calcext:value-type="float">
            <text:p>-0.00236</text:p>
          </table:table-cell>
          <table:table-cell table:style-name="ce9" table:formula="of:=[.$K$2]+[.$K$3]*[.F726]^2+[.$K$4]*[.G726]" office:value-type="float" office:value="0.0000304119456403927" calcext:value-type="float">
            <text:p>0.00003</text:p>
          </table:table-cell>
          <table:table-cell table:style-name="ce9" table:formula="of:=-LN([.G727])-[.F727]^2/[.G727]" office:value-type="float" office:value="10.2179637698327" calcext:value-type="float">
            <text:p>10.217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29" calcext:value-type="date">
            <text:p>2018-05-29</text:p>
          </table:table-cell>
          <table:table-cell table:style-name="ce6" office:value-type="float" office:value="2705.11" calcext:value-type="float">
            <text:p>2705.11</text:p>
          </table:table-cell>
          <table:table-cell table:style-name="ce6" office:value-type="float" office:value="2710.67" calcext:value-type="float">
            <text:p>2710.67</text:p>
          </table:table-cell>
          <table:table-cell table:style-name="ce6" office:value-type="float" office:value="2676.81" calcext:value-type="float">
            <text:p>2676.81</text:p>
          </table:table-cell>
          <table:table-cell table:style-name="ce6" office:value-type="float" office:value="2689.86" calcext:value-type="float">
            <text:p>2689.86</text:p>
          </table:table-cell>
          <table:table-cell table:style-name="ce9" table:formula="of:=([.E728]-[.E727])/[.E727]" office:value-type="float" office:value="-0.011564198388288" calcext:value-type="float">
            <text:p>-0.01156</text:p>
          </table:table-cell>
          <table:table-cell table:style-name="ce9" table:formula="of:=[.$K$2]+[.$K$3]*[.F727]^2+[.$K$4]*[.G727]" office:value-type="float" office:value="0.0000279606006960535" calcext:value-type="float">
            <text:p>0.00003</text:p>
          </table:table-cell>
          <table:table-cell table:style-name="ce9" table:formula="of:=-LN([.G728])-[.F728]^2/[.G728]" office:value-type="float" office:value="5.70188828621173" calcext:value-type="float">
            <text:p>5.701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30" calcext:value-type="date">
            <text:p>2018-05-30</text:p>
          </table:table-cell>
          <table:table-cell table:style-name="ce6" office:value-type="float" office:value="2702.43" calcext:value-type="float">
            <text:p>2702.43</text:p>
          </table:table-cell>
          <table:table-cell table:style-name="ce6" office:value-type="float" office:value="2729.34" calcext:value-type="float">
            <text:p>2729.34</text:p>
          </table:table-cell>
          <table:table-cell table:style-name="ce6" office:value-type="float" office:value="2702.43" calcext:value-type="float">
            <text:p>2702.43</text:p>
          </table:table-cell>
          <table:table-cell table:style-name="ce6" office:value-type="float" office:value="2724.01" calcext:value-type="float">
            <text:p>2724.01</text:p>
          </table:table-cell>
          <table:table-cell table:style-name="ce9" table:formula="of:=([.E729]-[.E728])/[.E728]" office:value-type="float" office:value="0.0126958280356599" calcext:value-type="float">
            <text:p>0.01270</text:p>
          </table:table-cell>
          <table:table-cell table:style-name="ce9" table:formula="of:=[.$K$2]+[.$K$3]*[.F728]^2+[.$K$4]*[.G728]" office:value-type="float" office:value="0.0000548124930323553" calcext:value-type="float">
            <text:p>0.00005</text:p>
          </table:table-cell>
          <table:table-cell table:style-name="ce9" table:formula="of:=-LN([.G729])-[.F729]^2/[.G729]" office:value-type="float" office:value="6.87094803637887" calcext:value-type="float">
            <text:p>6.870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5-31" calcext:value-type="date">
            <text:p>2018-05-31</text:p>
          </table:table-cell>
          <table:table-cell table:style-name="ce6" office:value-type="float" office:value="2720.98" calcext:value-type="float">
            <text:p>2720.98</text:p>
          </table:table-cell>
          <table:table-cell table:style-name="ce6" office:value-type="float" office:value="2722.5" calcext:value-type="float">
            <text:p>2722.5</text:p>
          </table:table-cell>
          <table:table-cell table:style-name="ce6" office:value-type="float" office:value="2700.68" calcext:value-type="float">
            <text:p>2700.68</text:p>
          </table:table-cell>
          <table:table-cell table:style-name="ce6" office:value-type="float" office:value="2705.27" calcext:value-type="float">
            <text:p>2705.27</text:p>
          </table:table-cell>
          <table:table-cell table:style-name="ce9" table:formula="of:=([.E730]-[.E729])/[.E729]" office:value-type="float" office:value="-0.00687956358456843" calcext:value-type="float">
            <text:p>-0.00688</text:p>
          </table:table-cell>
          <table:table-cell table:style-name="ce9" table:formula="of:=[.$K$2]+[.$K$3]*[.F729]^2+[.$K$4]*[.G729]" office:value-type="float" office:value="0.000081030221095875" calcext:value-type="float">
            <text:p>0.00008</text:p>
          </table:table-cell>
          <table:table-cell table:style-name="ce9" table:formula="of:=-LN([.G730])-[.F730]^2/[.G730]" office:value-type="float" office:value="8.83660512011073" calcext:value-type="float">
            <text:p>8.836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2018-06-01</text:p>
          </table:table-cell>
          <table:table-cell table:style-name="ce6" office:value-type="float" office:value="2718.7" calcext:value-type="float">
            <text:p>2718.7</text:p>
          </table:table-cell>
          <table:table-cell table:style-name="ce6" office:value-type="float" office:value="2736.93" calcext:value-type="float">
            <text:p>2736.93</text:p>
          </table:table-cell>
          <table:table-cell table:style-name="ce6" office:value-type="float" office:value="2718.7" calcext:value-type="float">
            <text:p>2718.7</text:p>
          </table:table-cell>
          <table:table-cell table:style-name="ce6" office:value-type="float" office:value="2734.62" calcext:value-type="float">
            <text:p>2734.62</text:p>
          </table:table-cell>
          <table:table-cell table:style-name="ce9" table:formula="of:=([.E731]-[.E730])/[.E730]" office:value-type="float" office:value="0.0108491943502866" calcext:value-type="float">
            <text:p>0.01085</text:p>
          </table:table-cell>
          <table:table-cell table:style-name="ce9" table:formula="of:=[.$K$2]+[.$K$3]*[.F730]^2+[.$K$4]*[.G730]" office:value-type="float" office:value="0.0000751498931239652" calcext:value-type="float">
            <text:p>0.00008</text:p>
          </table:table-cell>
          <table:table-cell table:style-name="ce9" table:formula="of:=-LN([.G731])-[.F731]^2/[.G731]" office:value-type="float" office:value="7.92975593117447" calcext:value-type="float">
            <text:p>7.929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04" calcext:value-type="date">
            <text:p>2018-06-04</text:p>
          </table:table-cell>
          <table:table-cell table:style-name="ce6" office:value-type="float" office:value="2741.67" calcext:value-type="float">
            <text:p>2741.67</text:p>
          </table:table-cell>
          <table:table-cell table:style-name="ce6" office:value-type="float" office:value="2749.16" calcext:value-type="float">
            <text:p>2749.16</text:p>
          </table:table-cell>
          <table:table-cell table:style-name="ce6" office:value-type="float" office:value="2740.54" calcext:value-type="float">
            <text:p>2740.54</text:p>
          </table:table-cell>
          <table:table-cell table:style-name="ce6" office:value-type="float" office:value="2746.87" calcext:value-type="float">
            <text:p>2746.87</text:p>
          </table:table-cell>
          <table:table-cell table:style-name="ce9" table:formula="of:=([.E732]-[.E731])/[.E731]" office:value-type="float" office:value="0.00447959862796294" calcext:value-type="float">
            <text:p>0.00448</text:p>
          </table:table-cell>
          <table:table-cell table:style-name="ce9" table:formula="of:=[.$K$2]+[.$K$3]*[.F731]^2+[.$K$4]*[.G731]" office:value-type="float" office:value="0.0000865036907564634" calcext:value-type="float">
            <text:p>0.00009</text:p>
          </table:table-cell>
          <table:table-cell table:style-name="ce9" table:formula="of:=-LN([.G732])-[.F732]^2/[.G732]" office:value-type="float" office:value="9.12334720324676" calcext:value-type="float">
            <text:p>9.123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05" calcext:value-type="date">
            <text:p>2018-06-05</text:p>
          </table:table-cell>
          <table:table-cell table:style-name="ce6" office:value-type="float" office:value="2748.46" calcext:value-type="float">
            <text:p>2748.46</text:p>
          </table:table-cell>
          <table:table-cell table:style-name="ce6" office:value-type="float" office:value="2752.61" calcext:value-type="float">
            <text:p>2752.61</text:p>
          </table:table-cell>
          <table:table-cell table:style-name="ce6" office:value-type="float" office:value="2739.51" calcext:value-type="float">
            <text:p>2739.51</text:p>
          </table:table-cell>
          <table:table-cell table:style-name="ce6" office:value-type="float" office:value="2748.8" calcext:value-type="float">
            <text:p>2748.8</text:p>
          </table:table-cell>
          <table:table-cell table:style-name="ce9" table:formula="of:=([.E733]-[.E732])/[.E732]" office:value-type="float" office:value="0.000702617888724363" calcext:value-type="float">
            <text:p>0.00070</text:p>
          </table:table-cell>
          <table:table-cell table:style-name="ce9" table:formula="of:=[.$K$2]+[.$K$3]*[.F732]^2+[.$K$4]*[.G732]" office:value-type="float" office:value="0.000073140779862597" calcext:value-type="float">
            <text:p>0.00007</text:p>
          </table:table-cell>
          <table:table-cell table:style-name="ce9" table:formula="of:=-LN([.G733])-[.F733]^2/[.G733]" office:value-type="float" office:value="9.51637487053392" calcext:value-type="float">
            <text:p>9.516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06" calcext:value-type="date">
            <text:p>2018-06-06</text:p>
          </table:table-cell>
          <table:table-cell table:style-name="ce6" office:value-type="float" office:value="2753.25" calcext:value-type="float">
            <text:p>2753.25</text:p>
          </table:table-cell>
          <table:table-cell table:style-name="ce6" office:value-type="float" office:value="2772.39" calcext:value-type="float">
            <text:p>2772.39</text:p>
          </table:table-cell>
          <table:table-cell table:style-name="ce6" office:value-type="float" office:value="2748.46" calcext:value-type="float">
            <text:p>2748.46</text:p>
          </table:table-cell>
          <table:table-cell table:style-name="ce6" office:value-type="float" office:value="2772.35" calcext:value-type="float">
            <text:p>2772.35</text:p>
          </table:table-cell>
          <table:table-cell table:style-name="ce9" table:formula="of:=([.E734]-[.E733])/[.E733]" office:value-type="float" office:value="0.00856737485448186" calcext:value-type="float">
            <text:p>0.00857</text:p>
          </table:table-cell>
          <table:table-cell table:style-name="ce9" table:formula="of:=[.$K$2]+[.$K$3]*[.F733]^2+[.$K$4]*[.G733]" office:value-type="float" office:value="0.0000587706451023103" calcext:value-type="float">
            <text:p>0.00006</text:p>
          </table:table-cell>
          <table:table-cell table:style-name="ce9" table:formula="of:=-LN([.G734])-[.F734]^2/[.G734]" office:value-type="float" office:value="8.49294673660896" calcext:value-type="float">
            <text:p>8.492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07" calcext:value-type="date">
            <text:p>2018-06-07</text:p>
          </table:table-cell>
          <table:table-cell table:style-name="ce6" office:value-type="float" office:value="2774.84" calcext:value-type="float">
            <text:p>2774.84</text:p>
          </table:table-cell>
          <table:table-cell table:style-name="ce6" office:value-type="float" office:value="2779.9" calcext:value-type="float">
            <text:p>2779.9</text:p>
          </table:table-cell>
          <table:table-cell table:style-name="ce6" office:value-type="float" office:value="2760.16" calcext:value-type="float">
            <text:p>2760.16</text:p>
          </table:table-cell>
          <table:table-cell table:style-name="ce6" office:value-type="float" office:value="2770.37" calcext:value-type="float">
            <text:p>2770.37</text:p>
          </table:table-cell>
          <table:table-cell table:style-name="ce9" table:formula="of:=([.E735]-[.E734])/[.E734]" office:value-type="float" office:value="-0.000714195538081418" calcext:value-type="float">
            <text:p>-0.00071</text:p>
          </table:table-cell>
          <table:table-cell table:style-name="ce9" table:formula="of:=[.$K$2]+[.$K$3]*[.F734]^2+[.$K$4]*[.G734]" office:value-type="float" office:value="0.0000643437690368617" calcext:value-type="float">
            <text:p>0.00006</text:p>
          </table:table-cell>
          <table:table-cell table:style-name="ce9" table:formula="of:=-LN([.G735])-[.F735]^2/[.G735]" office:value-type="float" office:value="9.64334311270561" calcext:value-type="float">
            <text:p>9.643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08" calcext:value-type="date">
            <text:p>2018-06-08</text:p>
          </table:table-cell>
          <table:table-cell table:style-name="ce6" office:value-type="float" office:value="2765.84" calcext:value-type="float">
            <text:p>2765.84</text:p>
          </table:table-cell>
          <table:table-cell table:style-name="ce6" office:value-type="float" office:value="2779.39" calcext:value-type="float">
            <text:p>2779.39</text:p>
          </table:table-cell>
          <table:table-cell table:style-name="ce6" office:value-type="float" office:value="2763.59" calcext:value-type="float">
            <text:p>2763.59</text:p>
          </table:table-cell>
          <table:table-cell table:style-name="ce6" office:value-type="float" office:value="2779.03" calcext:value-type="float">
            <text:p>2779.03</text:p>
          </table:table-cell>
          <table:table-cell table:style-name="ce9" table:formula="of:=([.E736]-[.E735])/[.E735]" office:value-type="float" office:value="0.00312593624678303" calcext:value-type="float">
            <text:p>0.00313</text:p>
          </table:table-cell>
          <table:table-cell table:style-name="ce9" table:formula="of:=[.$K$2]+[.$K$3]*[.F735]^2+[.$K$4]*[.G735]" office:value-type="float" office:value="0.0000521978730994116" calcext:value-type="float">
            <text:p>0.00005</text:p>
          </table:table-cell>
          <table:table-cell table:style-name="ce9" table:formula="of:=-LN([.G736])-[.F736]^2/[.G736]" office:value-type="float" office:value="9.67326812759155" calcext:value-type="float">
            <text:p>9.673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11" calcext:value-type="date">
            <text:p>2018-06-11</text:p>
          </table:table-cell>
          <table:table-cell table:style-name="ce6" office:value-type="float" office:value="2780.18" calcext:value-type="float">
            <text:p>2780.18</text:p>
          </table:table-cell>
          <table:table-cell table:style-name="ce6" office:value-type="float" office:value="2790.21" calcext:value-type="float">
            <text:p>2790.21</text:p>
          </table:table-cell>
          <table:table-cell table:style-name="ce6" office:value-type="float" office:value="2780.17" calcext:value-type="float">
            <text:p>2780.17</text:p>
          </table:table-cell>
          <table:table-cell table:style-name="ce6" office:value-type="float" office:value="2782" calcext:value-type="float">
            <text:p>2782</text:p>
          </table:table-cell>
          <table:table-cell table:style-name="ce9" table:formula="of:=([.E737]-[.E736])/[.E736]" office:value-type="float" office:value="0.00106871822182553" calcext:value-type="float">
            <text:p>0.00107</text:p>
          </table:table-cell>
          <table:table-cell table:style-name="ce9" table:formula="of:=[.$K$2]+[.$K$3]*[.F736]^2+[.$K$4]*[.G736]" office:value-type="float" office:value="0.0000451905176240584" calcext:value-type="float">
            <text:p>0.00005</text:p>
          </table:table-cell>
          <table:table-cell table:style-name="ce9" table:formula="of:=-LN([.G737])-[.F737]^2/[.G737]" office:value-type="float" office:value="9.97934898158311" calcext:value-type="float">
            <text:p>9.979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12" calcext:value-type="date">
            <text:p>2018-06-12</text:p>
          </table:table-cell>
          <table:table-cell table:style-name="ce6" office:value-type="float" office:value="2785.6" calcext:value-type="float">
            <text:p>2785.6</text:p>
          </table:table-cell>
          <table:table-cell table:style-name="ce6" office:value-type="float" office:value="2789.8" calcext:value-type="float">
            <text:p>2789.8</text:p>
          </table:table-cell>
          <table:table-cell table:style-name="ce6" office:value-type="float" office:value="2778.78" calcext:value-type="float">
            <text:p>2778.78</text:p>
          </table:table-cell>
          <table:table-cell table:style-name="ce6" office:value-type="float" office:value="2786.85" calcext:value-type="float">
            <text:p>2786.85</text:p>
          </table:table-cell>
          <table:table-cell table:style-name="ce9" table:formula="of:=([.E738]-[.E737])/[.E737]" office:value-type="float" office:value="0.00174335010783606" calcext:value-type="float">
            <text:p>0.00174</text:p>
          </table:table-cell>
          <table:table-cell table:style-name="ce9" table:formula="of:=[.$K$2]+[.$K$3]*[.F737]^2+[.$K$4]*[.G737]" office:value-type="float" office:value="0.000038020798701839" calcext:value-type="float">
            <text:p>0.00004</text:p>
          </table:table-cell>
          <table:table-cell table:style-name="ce9" table:formula="of:=-LN([.G738])-[.F738]^2/[.G738]" office:value-type="float" office:value="10.0974401870773" calcext:value-type="float">
            <text:p>10.097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13" calcext:value-type="date">
            <text:p>2018-06-13</text:p>
          </table:table-cell>
          <table:table-cell table:style-name="ce6" office:value-type="float" office:value="2787.94" calcext:value-type="float">
            <text:p>2787.94</text:p>
          </table:table-cell>
          <table:table-cell table:style-name="ce6" office:value-type="float" office:value="2791.47" calcext:value-type="float">
            <text:p>2791.47</text:p>
          </table:table-cell>
          <table:table-cell table:style-name="ce6" office:value-type="float" office:value="2774.65" calcext:value-type="float">
            <text:p>2774.65</text:p>
          </table:table-cell>
          <table:table-cell table:style-name="ce6" office:value-type="float" office:value="2775.63" calcext:value-type="float">
            <text:p>2775.63</text:p>
          </table:table-cell>
          <table:table-cell table:style-name="ce9" table:formula="of:=([.E739]-[.E738])/[.E738]" office:value-type="float" office:value="-0.00402605091770271" calcext:value-type="float">
            <text:p>-0.00403</text:p>
          </table:table-cell>
          <table:table-cell table:style-name="ce9" table:formula="of:=[.$K$2]+[.$K$3]*[.F738]^2+[.$K$4]*[.G738]" office:value-type="float" office:value="0.00003308544189238" calcext:value-type="float">
            <text:p>0.00003</text:p>
          </table:table-cell>
          <table:table-cell table:style-name="ce9" table:formula="of:=-LN([.G739])-[.F739]^2/[.G739]" office:value-type="float" office:value="9.82650123536546" calcext:value-type="float">
            <text:p>9.8265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14" calcext:value-type="date">
            <text:p>2018-06-14</text:p>
          </table:table-cell>
          <table:table-cell table:style-name="ce6" office:value-type="float" office:value="2783.21" calcext:value-type="float">
            <text:p>2783.21</text:p>
          </table:table-cell>
          <table:table-cell table:style-name="ce6" office:value-type="float" office:value="2789.06" calcext:value-type="float">
            <text:p>2789.06</text:p>
          </table:table-cell>
          <table:table-cell table:style-name="ce6" office:value-type="float" office:value="2776.52" calcext:value-type="float">
            <text:p>2776.52</text:p>
          </table:table-cell>
          <table:table-cell table:style-name="ce6" office:value-type="float" office:value="2782.49" calcext:value-type="float">
            <text:p>2782.49</text:p>
          </table:table-cell>
          <table:table-cell table:style-name="ce9" table:formula="of:=([.E740]-[.E739])/[.E739]" office:value-type="float" office:value="0.00247151097228365" calcext:value-type="float">
            <text:p>0.00247</text:p>
          </table:table-cell>
          <table:table-cell table:style-name="ce9" table:formula="of:=[.$K$2]+[.$K$3]*[.F739]^2+[.$K$4]*[.G739]" office:value-type="float" office:value="0.0000323431953749728" calcext:value-type="float">
            <text:p>0.00003</text:p>
          </table:table-cell>
          <table:table-cell table:style-name="ce9" table:formula="of:=-LN([.G740])-[.F740]^2/[.G740]" office:value-type="float" office:value="10.1502459567003" calcext:value-type="float">
            <text:p>10.150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15" calcext:value-type="date">
            <text:p>2018-06-15</text:p>
          </table:table-cell>
          <table:table-cell table:style-name="ce6" office:value-type="float" office:value="2777.78" calcext:value-type="float">
            <text:p>2777.78</text:p>
          </table:table-cell>
          <table:table-cell table:style-name="ce6" office:value-type="float" office:value="2782.81" calcext:value-type="float">
            <text:p>2782.81</text:p>
          </table:table-cell>
          <table:table-cell table:style-name="ce6" office:value-type="float" office:value="2761.73" calcext:value-type="float">
            <text:p>2761.73</text:p>
          </table:table-cell>
          <table:table-cell table:style-name="ce6" office:value-type="float" office:value="2779.66" calcext:value-type="float">
            <text:p>2779.66</text:p>
          </table:table-cell>
          <table:table-cell table:style-name="ce9" table:formula="of:=([.E741]-[.E740])/[.E740]" office:value-type="float" office:value="-0.00101707463458986" calcext:value-type="float">
            <text:p>-0.00102</text:p>
          </table:table-cell>
          <table:table-cell table:style-name="ce9" table:formula="of:=[.$K$2]+[.$K$3]*[.F740]^2+[.$K$4]*[.G740]" office:value-type="float" office:value="0.000029527838629864" calcext:value-type="float">
            <text:p>0.00003</text:p>
          </table:table-cell>
          <table:table-cell table:style-name="ce9" table:formula="of:=-LN([.G741])-[.F741]^2/[.G741]" office:value-type="float" office:value="10.3951443267602" calcext:value-type="float">
            <text:p>10.3951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18" calcext:value-type="date">
            <text:p>2018-06-18</text:p>
          </table:table-cell>
          <table:table-cell table:style-name="ce6" office:value-type="float" office:value="2765.79" calcext:value-type="float">
            <text:p>2765.79</text:p>
          </table:table-cell>
          <table:table-cell table:style-name="ce6" office:value-type="float" office:value="2774.99" calcext:value-type="float">
            <text:p>2774.99</text:p>
          </table:table-cell>
          <table:table-cell table:style-name="ce6" office:value-type="float" office:value="2757.12" calcext:value-type="float">
            <text:p>2757.12</text:p>
          </table:table-cell>
          <table:table-cell table:style-name="ce6" office:value-type="float" office:value="2773.75" calcext:value-type="float">
            <text:p>2773.75</text:p>
          </table:table-cell>
          <table:table-cell table:style-name="ce9" table:formula="of:=([.E742]-[.E741])/[.E741]" office:value-type="float" office:value="-0.00212615931444848" calcext:value-type="float">
            <text:p>-0.00213</text:p>
          </table:table-cell>
          <table:table-cell table:style-name="ce9" table:formula="of:=[.$K$2]+[.$K$3]*[.F741]^2+[.$K$4]*[.G741]" office:value-type="float" office:value="0.0000262876336321107" calcext:value-type="float">
            <text:p>0.00003</text:p>
          </table:table-cell>
          <table:table-cell table:style-name="ce9" table:formula="of:=-LN([.G742])-[.F742]^2/[.G742]" office:value-type="float" office:value="10.3744469139535" calcext:value-type="float">
            <text:p>10.3744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2018-06-19</text:p>
          </table:table-cell>
          <table:table-cell table:style-name="ce6" office:value-type="float" office:value="2752.01" calcext:value-type="float">
            <text:p>2752.01</text:p>
          </table:table-cell>
          <table:table-cell table:style-name="ce6" office:value-type="float" office:value="2765.05" calcext:value-type="float">
            <text:p>2765.05</text:p>
          </table:table-cell>
          <table:table-cell table:style-name="ce6" office:value-type="float" office:value="2743.19" calcext:value-type="float">
            <text:p>2743.19</text:p>
          </table:table-cell>
          <table:table-cell table:style-name="ce6" office:value-type="float" office:value="2762.59" calcext:value-type="float">
            <text:p>2762.59</text:p>
          </table:table-cell>
          <table:table-cell table:style-name="ce9" table:formula="of:=([.E743]-[.E742])/[.E742]" office:value-type="float" office:value="-0.00402343397926989" calcext:value-type="float">
            <text:p>-0.00402</text:p>
          </table:table-cell>
          <table:table-cell table:style-name="ce9" table:formula="of:=[.$K$2]+[.$K$3]*[.F742]^2+[.$K$4]*[.G742]" office:value-type="float" office:value="0.0000246454985016455" calcext:value-type="float">
            <text:p>0.00002</text:p>
          </table:table-cell>
          <table:table-cell table:style-name="ce9" table:formula="of:=-LN([.G743])-[.F743]^2/[.G743]" office:value-type="float" office:value="9.95408149451942" calcext:value-type="float">
            <text:p>9.954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20" calcext:value-type="date">
            <text:p>2018-06-20</text:p>
          </table:table-cell>
          <table:table-cell table:style-name="ce6" office:value-type="float" office:value="2769.73" calcext:value-type="float">
            <text:p>2769.73</text:p>
          </table:table-cell>
          <table:table-cell table:style-name="ce6" office:value-type="float" office:value="2774.86" calcext:value-type="float">
            <text:p>2774.86</text:p>
          </table:table-cell>
          <table:table-cell table:style-name="ce6" office:value-type="float" office:value="2763.91" calcext:value-type="float">
            <text:p>2763.91</text:p>
          </table:table-cell>
          <table:table-cell table:style-name="ce6" office:value-type="float" office:value="2767.32" calcext:value-type="float">
            <text:p>2767.32</text:p>
          </table:table-cell>
          <table:table-cell table:style-name="ce9" table:formula="of:=([.E744]-[.E743])/[.E743]" office:value-type="float" office:value="0.0017121614137458" calcext:value-type="float">
            <text:p>0.00171</text:p>
          </table:table-cell>
          <table:table-cell table:style-name="ce9" table:formula="of:=[.$K$2]+[.$K$3]*[.F743]^2+[.$K$4]*[.G743]" office:value-type="float" office:value="0.0000260289736137824" calcext:value-type="float">
            <text:p>0.00003</text:p>
          </table:table-cell>
          <table:table-cell table:style-name="ce9" table:formula="of:=-LN([.G744])-[.F744]^2/[.G744]" office:value-type="float" office:value="10.4436759024858" calcext:value-type="float">
            <text:p>10.443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21" calcext:value-type="date">
            <text:p>2018-06-21</text:p>
          </table:table-cell>
          <table:table-cell table:number-columns-repeated="2" table:style-name="ce6" office:value-type="float" office:value="2769.28" calcext:value-type="float">
            <text:p>2769.28</text:p>
          </table:table-cell>
          <table:table-cell table:style-name="ce6" office:value-type="float" office:value="2744.39" calcext:value-type="float">
            <text:p>2744.39</text:p>
          </table:table-cell>
          <table:table-cell table:style-name="ce6" office:value-type="float" office:value="2749.76" calcext:value-type="float">
            <text:p>2749.76</text:p>
          </table:table-cell>
          <table:table-cell table:style-name="ce9" table:formula="of:=([.E745]-[.E744])/[.E744]" office:value-type="float" office:value="-0.00634548949886531" calcext:value-type="float">
            <text:p>-0.00635</text:p>
          </table:table-cell>
          <table:table-cell table:style-name="ce9" table:formula="of:=[.$K$2]+[.$K$3]*[.F744]^2+[.$K$4]*[.G744]" office:value-type="float" office:value="0.0000240965104497576" calcext:value-type="float">
            <text:p>0.00002</text:p>
          </table:table-cell>
          <table:table-cell table:style-name="ce9" table:formula="of:=-LN([.G745])-[.F745]^2/[.G745]" office:value-type="float" office:value="8.96244484978581" calcext:value-type="float">
            <text:p>8.962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22" calcext:value-type="date">
            <text:p>2018-06-22</text:p>
          </table:table-cell>
          <table:table-cell table:style-name="ce6" office:value-type="float" office:value="2760.79" calcext:value-type="float">
            <text:p>2760.79</text:p>
          </table:table-cell>
          <table:table-cell table:style-name="ce6" office:value-type="float" office:value="2764.17" calcext:value-type="float">
            <text:p>2764.17</text:p>
          </table:table-cell>
          <table:table-cell table:style-name="ce6" office:value-type="float" office:value="2752.68" calcext:value-type="float">
            <text:p>2752.68</text:p>
          </table:table-cell>
          <table:table-cell table:style-name="ce6" office:value-type="float" office:value="2754.88" calcext:value-type="float">
            <text:p>2754.88</text:p>
          </table:table-cell>
          <table:table-cell table:style-name="ce9" table:formula="of:=([.E746]-[.E745])/[.E745]" office:value-type="float" office:value="0.00186198068195039" calcext:value-type="float">
            <text:p>0.00186</text:p>
          </table:table-cell>
          <table:table-cell table:style-name="ce9" table:formula="of:=[.$K$2]+[.$K$3]*[.F745]^2+[.$K$4]*[.G745]" office:value-type="float" office:value="0.0000310068751720106" calcext:value-type="float">
            <text:p>0.00003</text:p>
          </table:table-cell>
          <table:table-cell table:style-name="ce9" table:formula="of:=-LN([.G746])-[.F746]^2/[.G746]" office:value-type="float" office:value="10.2694885878013" calcext:value-type="float">
            <text:p>10.2694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25" calcext:value-type="date">
            <text:p>2018-06-25</text:p>
          </table:table-cell>
          <table:table-cell table:number-columns-repeated="2" table:style-name="ce6" office:value-type="float" office:value="2742.94" calcext:value-type="float">
            <text:p>2742.94</text:p>
          </table:table-cell>
          <table:table-cell table:style-name="ce6" office:value-type="float" office:value="2698.67" calcext:value-type="float">
            <text:p>2698.67</text:p>
          </table:table-cell>
          <table:table-cell table:style-name="ce6" office:value-type="float" office:value="2717.07" calcext:value-type="float">
            <text:p>2717.07</text:p>
          </table:table-cell>
          <table:table-cell table:style-name="ce9" table:formula="of:=([.E747]-[.E746])/[.E746]" office:value-type="float" office:value="-0.0137247357416657" calcext:value-type="float">
            <text:p>-0.01372</text:p>
          </table:table-cell>
          <table:table-cell table:style-name="ce9" table:formula="of:=[.$K$2]+[.$K$3]*[.F746]^2+[.$K$4]*[.G746]" office:value-type="float" office:value="0.00002793771079868" calcext:value-type="float">
            <text:p>0.00003</text:p>
          </table:table-cell>
          <table:table-cell table:style-name="ce9" table:formula="of:=-LN([.G747])-[.F747]^2/[.G747]" office:value-type="float" office:value="3.74309198120591" calcext:value-type="float">
            <text:p>3.743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26" calcext:value-type="date">
            <text:p>2018-06-26</text:p>
          </table:table-cell>
          <table:table-cell table:style-name="ce6" office:value-type="float" office:value="2722.12" calcext:value-type="float">
            <text:p>2722.12</text:p>
          </table:table-cell>
          <table:table-cell table:style-name="ce6" office:value-type="float" office:value="2732.91" calcext:value-type="float">
            <text:p>2732.91</text:p>
          </table:table-cell>
          <table:table-cell table:style-name="ce6" office:value-type="float" office:value="2715.6" calcext:value-type="float">
            <text:p>2715.6</text:p>
          </table:table-cell>
          <table:table-cell table:style-name="ce6" office:value-type="float" office:value="2723.06" calcext:value-type="float">
            <text:p>2723.06</text:p>
          </table:table-cell>
          <table:table-cell table:style-name="ce9" table:formula="of:=([.E748]-[.E747])/[.E747]" office:value-type="float" office:value="0.0022045806696183" calcext:value-type="float">
            <text:p>0.00220</text:p>
          </table:table-cell>
          <table:table-cell table:style-name="ce9" table:formula="of:=[.$K$2]+[.$K$3]*[.F747]^2+[.$K$4]*[.G747]" office:value-type="float" office:value="0.0000670229129169072" calcext:value-type="float">
            <text:p>0.00007</text:p>
          </table:table-cell>
          <table:table-cell table:style-name="ce9" table:formula="of:=-LN([.G748])-[.F748]^2/[.G748]" office:value-type="float" office:value="9.53796087297109" calcext:value-type="float">
            <text:p>9.537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27" calcext:value-type="date">
            <text:p>2018-06-27</text:p>
          </table:table-cell>
          <table:table-cell table:style-name="ce6" office:value-type="float" office:value="2728.45" calcext:value-type="float">
            <text:p>2728.45</text:p>
          </table:table-cell>
          <table:table-cell table:style-name="ce6" office:value-type="float" office:value="2746.09" calcext:value-type="float">
            <text:p>2746.09</text:p>
          </table:table-cell>
          <table:table-cell table:style-name="ce6" office:value-type="float" office:value="2699.38" calcext:value-type="float">
            <text:p>2699.38</text:p>
          </table:table-cell>
          <table:table-cell table:style-name="ce6" office:value-type="float" office:value="2699.63" calcext:value-type="float">
            <text:p>2699.63</text:p>
          </table:table-cell>
          <table:table-cell table:style-name="ce9" table:formula="of:=([.E749]-[.E748])/[.E748]" office:value-type="float" office:value="-0.00860429076112896" calcext:value-type="float">
            <text:p>-0.00860</text:p>
          </table:table-cell>
          <table:table-cell table:style-name="ce9" table:formula="of:=[.$K$2]+[.$K$3]*[.F748]^2+[.$K$4]*[.G748]" office:value-type="float" office:value="0.0000551742615213289" calcext:value-type="float">
            <text:p>0.00006</text:p>
          </table:table-cell>
          <table:table-cell table:style-name="ce9" table:formula="of:=-LN([.G749])-[.F749]^2/[.G749]" office:value-type="float" office:value="8.46319594932053" calcext:value-type="float">
            <text:p>8.463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28" calcext:value-type="date">
            <text:p>2018-06-28</text:p>
          </table:table-cell>
          <table:table-cell table:style-name="ce6" office:value-type="float" office:value="2698.69" calcext:value-type="float">
            <text:p>2698.69</text:p>
          </table:table-cell>
          <table:table-cell table:style-name="ce6" office:value-type="float" office:value="2724.34" calcext:value-type="float">
            <text:p>2724.34</text:p>
          </table:table-cell>
          <table:table-cell table:style-name="ce6" office:value-type="float" office:value="2691.99" calcext:value-type="float">
            <text:p>2691.99</text:p>
          </table:table-cell>
          <table:table-cell table:style-name="ce6" office:value-type="float" office:value="2716.31" calcext:value-type="float">
            <text:p>2716.31</text:p>
          </table:table-cell>
          <table:table-cell table:style-name="ce9" table:formula="of:=([.E750]-[.E749])/[.E749]" office:value-type="float" office:value="0.00617862447816917" calcext:value-type="float">
            <text:p>0.00618</text:p>
          </table:table-cell>
          <table:table-cell table:style-name="ce9" table:formula="of:=[.$K$2]+[.$K$3]*[.F749]^2+[.$K$4]*[.G749]" office:value-type="float" office:value="0.0000617970594731526" calcext:value-type="float">
            <text:p>0.00006</text:p>
          </table:table-cell>
          <table:table-cell table:style-name="ce9" table:formula="of:=-LN([.G750])-[.F750]^2/[.G750]" office:value-type="float" office:value="9.07390045614485" calcext:value-type="float">
            <text:p>9.073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6-29" calcext:value-type="date">
            <text:p>2018-06-29</text:p>
          </table:table-cell>
          <table:table-cell table:style-name="ce6" office:value-type="float" office:value="2727.13" calcext:value-type="float">
            <text:p>2727.13</text:p>
          </table:table-cell>
          <table:table-cell table:style-name="ce6" office:value-type="float" office:value="2743.26" calcext:value-type="float">
            <text:p>2743.26</text:p>
          </table:table-cell>
          <table:table-cell table:style-name="ce6" office:value-type="float" office:value="2718.03" calcext:value-type="float">
            <text:p>2718.03</text:p>
          </table:table-cell>
          <table:table-cell table:style-name="ce6" office:value-type="float" office:value="2718.37" calcext:value-type="float">
            <text:p>2718.37</text:p>
          </table:table-cell>
          <table:table-cell table:style-name="ce9" table:formula="of:=([.E751]-[.E750])/[.E750]" office:value-type="float" office:value="0.000758381775275998" calcext:value-type="float">
            <text:p>0.00076</text:p>
          </table:table-cell>
          <table:table-cell table:style-name="ce9" table:formula="of:=[.$K$2]+[.$K$3]*[.F750]^2+[.$K$4]*[.G750]" office:value-type="float" office:value="0.0000587232477209293" calcext:value-type="float">
            <text:p>0.00006</text:p>
          </table:table-cell>
          <table:table-cell table:style-name="ce9" table:formula="of:=-LN([.G751])-[.F751]^2/[.G751]" office:value-type="float" office:value="9.73288074008172" calcext:value-type="float">
            <text:p>9.7328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7-02" calcext:value-type="date">
            <text:p>2018-07-02</text:p>
          </table:table-cell>
          <table:table-cell table:style-name="ce6" office:value-type="float" office:value="2704.95" calcext:value-type="float">
            <text:p>2704.95</text:p>
          </table:table-cell>
          <table:table-cell table:style-name="ce6" office:value-type="float" office:value="2727.26" calcext:value-type="float">
            <text:p>2727.26</text:p>
          </table:table-cell>
          <table:table-cell table:style-name="ce6" office:value-type="float" office:value="2698.95" calcext:value-type="float">
            <text:p>2698.95</text:p>
          </table:table-cell>
          <table:table-cell table:style-name="ce6" office:value-type="float" office:value="2726.71" calcext:value-type="float">
            <text:p>2726.71</text:p>
          </table:table-cell>
          <table:table-cell table:style-name="ce9" table:formula="of:=([.E752]-[.E751])/[.E751]" office:value-type="float" office:value="0.00306801502370911" calcext:value-type="float">
            <text:p>0.00307</text:p>
          </table:table-cell>
          <table:table-cell table:style-name="ce9" table:formula="of:=[.$K$2]+[.$K$3]*[.F751]^2+[.$K$4]*[.G751]" office:value-type="float" office:value="0.0000480106623203092" calcext:value-type="float">
            <text:p>0.00005</text:p>
          </table:table-cell>
          <table:table-cell table:style-name="ce9" table:formula="of:=-LN([.G752])-[.F752]^2/[.G752]" office:value-type="float" office:value="9.74803273614141" calcext:value-type="float">
            <text:p>9.748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7-03" calcext:value-type="date">
            <text:p>2018-07-03</text:p>
          </table:table-cell>
          <table:table-cell table:style-name="ce6" office:value-type="float" office:value="2733.27" calcext:value-type="float">
            <text:p>2733.27</text:p>
          </table:table-cell>
          <table:table-cell table:style-name="ce6" office:value-type="float" office:value="2736.58" calcext:value-type="float">
            <text:p>2736.58</text:p>
          </table:table-cell>
          <table:table-cell table:style-name="ce6" office:value-type="float" office:value="2711.16" calcext:value-type="float">
            <text:p>2711.16</text:p>
          </table:table-cell>
          <table:table-cell table:style-name="ce6" office:value-type="float" office:value="2713.22" calcext:value-type="float">
            <text:p>2713.22</text:p>
          </table:table-cell>
          <table:table-cell table:style-name="ce9" table:formula="of:=([.E753]-[.E752])/[.E752]" office:value-type="float" office:value="-0.00494735413740377" calcext:value-type="float">
            <text:p>-0.00495</text:p>
          </table:table-cell>
          <table:table-cell table:style-name="ce9" table:formula="of:=[.$K$2]+[.$K$3]*[.F752]^2+[.$K$4]*[.G752]" office:value-type="float" office:value="0.0000419799668987772" calcext:value-type="float">
            <text:p>0.00004</text:p>
          </table:table-cell>
          <table:table-cell table:style-name="ce9" table:formula="of:=-LN([.G753])-[.F753]^2/[.G753]" office:value-type="float" office:value="9.49527057470008" calcext:value-type="float">
            <text:p>9.495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7-05" calcext:value-type="date">
            <text:p>2018-07-05</text:p>
          </table:table-cell>
          <table:table-cell table:style-name="ce6" office:value-type="float" office:value="2724.19" calcext:value-type="float">
            <text:p>2724.19</text:p>
          </table:table-cell>
          <table:table-cell table:style-name="ce6" office:value-type="float" office:value="2737.83" calcext:value-type="float">
            <text:p>2737.83</text:p>
          </table:table-cell>
          <table:table-cell table:style-name="ce6" office:value-type="float" office:value="2716.02" calcext:value-type="float">
            <text:p>2716.02</text:p>
          </table:table-cell>
          <table:table-cell table:style-name="ce6" office:value-type="float" office:value="2736.61" calcext:value-type="float">
            <text:p>2736.61</text:p>
          </table:table-cell>
          <table:table-cell table:style-name="ce9" table:formula="of:=([.E754]-[.E753])/[.E753]" office:value-type="float" office:value="0.00862075320099377" calcext:value-type="float">
            <text:p>0.00862</text:p>
          </table:table-cell>
          <table:table-cell table:style-name="ce9" table:formula="of:=[.$K$2]+[.$K$3]*[.F753]^2+[.$K$4]*[.G753]" office:value-type="float" office:value="0.0000408426852207428" calcext:value-type="float">
            <text:p>0.00004</text:p>
          </table:table-cell>
          <table:table-cell table:style-name="ce9" table:formula="of:=-LN([.G754])-[.F754]^2/[.G754]" office:value-type="float" office:value="8.28618194236364" calcext:value-type="float">
            <text:p>8.286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7-06" calcext:value-type="date">
            <text:p>2018-07-06</text:p>
          </table:table-cell>
          <table:table-cell table:style-name="ce6" office:value-type="float" office:value="2737.68" calcext:value-type="float">
            <text:p>2737.68</text:p>
          </table:table-cell>
          <table:table-cell table:style-name="ce6" office:value-type="float" office:value="2764.41" calcext:value-type="float">
            <text:p>2764.41</text:p>
          </table:table-cell>
          <table:table-cell table:style-name="ce6" office:value-type="float" office:value="2733.52" calcext:value-type="float">
            <text:p>2733.52</text:p>
          </table:table-cell>
          <table:table-cell table:style-name="ce6" office:value-type="float" office:value="2759.82" calcext:value-type="float">
            <text:p>2759.82</text:p>
          </table:table-cell>
          <table:table-cell table:style-name="ce9" table:formula="of:=([.E755]-[.E754])/[.E754]" office:value-type="float" office:value="0.00848129620223563" calcext:value-type="float">
            <text:p>0.00848</text:p>
          </table:table-cell>
          <table:table-cell table:style-name="ce9" table:formula="of:=[.$K$2]+[.$K$3]*[.F754]^2+[.$K$4]*[.G754]" office:value-type="float" office:value="0.000051146562798964" calcext:value-type="float">
            <text:p>0.00005</text:p>
          </table:table-cell>
          <table:table-cell table:style-name="ce9" table:formula="of:=-LN([.G755])-[.F755]^2/[.G755]" office:value-type="float" office:value="8.47441801622914" calcext:value-type="float">
            <text:p>8.4744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07" calcext:value-type="date">
            <text:p>2018-08-07</text:p>
          </table:table-cell>
          <table:table-cell table:style-name="ce5" office:value-type="float" office:value="2855.92" calcext:value-type="float">
            <text:p>2,855.92</text:p>
          </table:table-cell>
          <table:table-cell table:style-name="ce5" office:value-type="float" office:value="2863.43" calcext:value-type="float">
            <text:p>2,863.43</text:p>
          </table:table-cell>
          <table:table-cell table:style-name="ce5" office:value-type="float" office:value="2855.92" calcext:value-type="float">
            <text:p>2,855.92</text:p>
          </table:table-cell>
          <table:table-cell table:style-name="ce5" office:value-type="float" office:value="2858.45" calcext:value-type="float">
            <text:p>2,858.45</text:p>
          </table:table-cell>
          <table:table-cell table:style-name="ce9" table:formula="of:=([.E756]-[.E755])/[.E755]" office:value-type="float" office:value="0.0357378379749403" calcext:value-type="float">
            <text:p>0.03574</text:p>
          </table:table-cell>
          <table:table-cell table:style-name="ce9" table:formula="of:=[.$K$2]+[.$K$3]*[.F755]^2+[.$K$4]*[.G755]" office:value-type="float" office:value="0.0000583157582743029" calcext:value-type="float">
            <text:p>0.00006</text:p>
          </table:table-cell>
          <table:table-cell table:style-name="ce9" table:formula="of:=-LN([.G756])-[.F756]^2/[.G756]" office:value-type="float" office:value="-12.1516986022029" calcext:value-type="float">
            <text:p>-12.1517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08" calcext:value-type="date">
            <text:p>2018-08-08</text:p>
          </table:table-cell>
          <table:table-cell table:style-name="ce5" office:value-type="float" office:value="2856.79" calcext:value-type="float">
            <text:p>2,856.79</text:p>
          </table:table-cell>
          <table:table-cell table:style-name="ce5" office:value-type="float" office:value="2862.44" calcext:value-type="float">
            <text:p>2,862.44</text:p>
          </table:table-cell>
          <table:table-cell table:style-name="ce5" office:value-type="float" office:value="2853.09" calcext:value-type="float">
            <text:p>2,853.09</text:p>
          </table:table-cell>
          <table:table-cell table:style-name="ce5" office:value-type="float" office:value="2857.7" calcext:value-type="float">
            <text:p>2,857.70</text:p>
          </table:table-cell>
          <table:table-cell table:style-name="ce9" table:formula="of:=([.E757]-[.E756])/[.E756]" office:value-type="float" office:value="-0.000262379961167766" calcext:value-type="float">
            <text:p>-0.00026</text:p>
          </table:table-cell>
          <table:table-cell table:style-name="ce9" table:formula="of:=[.$K$2]+[.$K$3]*[.F756]^2+[.$K$4]*[.G756]" office:value-type="float" office:value="0.000333404186798933" calcext:value-type="float">
            <text:p>0.00033</text:p>
          </table:table-cell>
          <table:table-cell table:style-name="ce9" table:formula="of:=-LN([.G757])-[.F757]^2/[.G757]" office:value-type="float" office:value="8.00594854399986" calcext:value-type="float">
            <text:p>8.005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09" calcext:value-type="date">
            <text:p>2018-08-09</text:p>
          </table:table-cell>
          <table:table-cell table:style-name="ce5" office:value-type="float" office:value="2857.19" calcext:value-type="float">
            <text:p>2,857.19</text:p>
          </table:table-cell>
          <table:table-cell table:style-name="ce5" office:value-type="float" office:value="2862.48" calcext:value-type="float">
            <text:p>2,862.48</text:p>
          </table:table-cell>
          <table:table-cell table:style-name="ce5" office:value-type="float" office:value="2851.98" calcext:value-type="float">
            <text:p>2,851.98</text:p>
          </table:table-cell>
          <table:table-cell table:style-name="ce5" office:value-type="float" office:value="2853.58" calcext:value-type="float">
            <text:p>2,853.58</text:p>
          </table:table-cell>
          <table:table-cell table:style-name="ce9" table:formula="of:=([.E758]-[.E757])/[.E757]" office:value-type="float" office:value="-0.00144171886482132" calcext:value-type="float">
            <text:p>-0.00144</text:p>
          </table:table-cell>
          <table:table-cell table:style-name="ce9" table:formula="of:=[.$K$2]+[.$K$3]*[.F757]^2+[.$K$4]*[.G757]" office:value-type="float" office:value="0.000253242508390695" calcext:value-type="float">
            <text:p>0.00025</text:p>
          </table:table-cell>
          <table:table-cell table:style-name="ce9" table:formula="of:=-LN([.G758])-[.F758]^2/[.G758]" office:value-type="float" office:value="8.27295523890504" calcext:value-type="float">
            <text:p>8.272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10" calcext:value-type="date">
            <text:p>2018-08-10</text:p>
          </table:table-cell>
          <table:table-cell table:style-name="ce5" office:value-type="float" office:value="2839.64" calcext:value-type="float">
            <text:p>2,839.64</text:p>
          </table:table-cell>
          <table:table-cell table:style-name="ce5" office:value-type="float" office:value="2842.2" calcext:value-type="float">
            <text:p>2,842.20</text:p>
          </table:table-cell>
          <table:table-cell table:style-name="ce5" office:value-type="float" office:value="2825.81" calcext:value-type="float">
            <text:p>2,825.81</text:p>
          </table:table-cell>
          <table:table-cell table:style-name="ce5" office:value-type="float" office:value="2833.28" calcext:value-type="float">
            <text:p>2,833.28</text:p>
          </table:table-cell>
          <table:table-cell table:style-name="ce9" table:formula="of:=([.E759]-[.E758])/[.E758]" office:value-type="float" office:value="-0.00711387099713333" calcext:value-type="float">
            <text:p>-0.00711</text:p>
          </table:table-cell>
          <table:table-cell table:style-name="ce9" table:formula="of:=[.$K$2]+[.$K$3]*[.F758]^2+[.$K$4]*[.G758]" office:value-type="float" office:value="0.000193765240370541" calcext:value-type="float">
            <text:p>0.00019</text:p>
          </table:table-cell>
          <table:table-cell table:style-name="ce9" table:formula="of:=-LN([.G759])-[.F759]^2/[.G759]" office:value-type="float" office:value="8.28768552900803" calcext:value-type="float">
            <text:p>8.287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13" calcext:value-type="date">
            <text:p>2018-08-13</text:p>
          </table:table-cell>
          <table:table-cell table:style-name="ce5" office:value-type="float" office:value="2835.46" calcext:value-type="float">
            <text:p>2,835.46</text:p>
          </table:table-cell>
          <table:table-cell table:style-name="ce5" office:value-type="float" office:value="2843.4" calcext:value-type="float">
            <text:p>2,843.40</text:p>
          </table:table-cell>
          <table:table-cell table:style-name="ce5" office:value-type="float" office:value="2819.88" calcext:value-type="float">
            <text:p>2,819.88</text:p>
          </table:table-cell>
          <table:table-cell table:style-name="ce5" office:value-type="float" office:value="2821.93" calcext:value-type="float">
            <text:p>2,821.93</text:p>
          </table:table-cell>
          <table:table-cell table:style-name="ce9" table:formula="of:=([.E760]-[.E759])/[.E759]" office:value-type="float" office:value="-0.00400595775920501" calcext:value-type="float">
            <text:p>-0.00401</text:p>
          </table:table-cell>
          <table:table-cell table:style-name="ce9" table:formula="of:=[.$K$2]+[.$K$3]*[.F759]^2+[.$K$4]*[.G759]" office:value-type="float" office:value="0.000160161765384555" calcext:value-type="float">
            <text:p>0.00016</text:p>
          </table:table-cell>
          <table:table-cell table:style-name="ce9" table:formula="of:=-LN([.G760])-[.F760]^2/[.G760]" office:value-type="float" office:value="8.63912941236824" calcext:value-type="float">
            <text:p>8.639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14" calcext:value-type="date">
            <text:p>2018-08-14</text:p>
          </table:table-cell>
          <table:table-cell table:style-name="ce5" office:value-type="float" office:value="2827.88" calcext:value-type="float">
            <text:p>2,827.88</text:p>
          </table:table-cell>
          <table:table-cell table:style-name="ce5" office:value-type="float" office:value="2843.11" calcext:value-type="float">
            <text:p>2,843.11</text:p>
          </table:table-cell>
          <table:table-cell table:style-name="ce5" office:value-type="float" office:value="2826.58" calcext:value-type="float">
            <text:p>2,826.58</text:p>
          </table:table-cell>
          <table:table-cell table:style-name="ce5" office:value-type="float" office:value="2839.96" calcext:value-type="float">
            <text:p>2,839.96</text:p>
          </table:table-cell>
          <table:table-cell table:style-name="ce9" table:formula="of:=([.E761]-[.E760])/[.E760]" office:value-type="float" office:value="0.00638924424064389" calcext:value-type="float">
            <text:p>0.00639</text:p>
          </table:table-cell>
          <table:table-cell table:style-name="ce9" table:formula="of:=[.$K$2]+[.$K$3]*[.F760]^2+[.$K$4]*[.G760]" office:value-type="float" office:value="0.000127306414462845" calcext:value-type="float">
            <text:p>0.00013</text:p>
          </table:table-cell>
          <table:table-cell table:style-name="ce9" table:formula="of:=-LN([.G761])-[.F761]^2/[.G761]" office:value-type="float" office:value="8.64825078148426" calcext:value-type="float">
            <text:p>8.648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15" calcext:value-type="date">
            <text:p>2018-08-15</text:p>
          </table:table-cell>
          <table:table-cell table:number-columns-repeated="2" table:style-name="ce5" office:value-type="float" office:value="2827.95" calcext:value-type="float">
            <text:p>2,827.95</text:p>
          </table:table-cell>
          <table:table-cell table:style-name="ce5" office:value-type="float" office:value="2802.49" calcext:value-type="float">
            <text:p>2,802.49</text:p>
          </table:table-cell>
          <table:table-cell table:style-name="ce5" office:value-type="float" office:value="2818.37" calcext:value-type="float">
            <text:p>2,818.37</text:p>
          </table:table-cell>
          <table:table-cell table:style-name="ce9" table:formula="of:=([.E762]-[.E761])/[.E761]" office:value-type="float" office:value="-0.00760221974957399" calcext:value-type="float">
            <text:p>-0.00760</text:p>
          </table:table-cell>
          <table:table-cell table:style-name="ce9" table:formula="of:=[.$K$2]+[.$K$3]*[.F761]^2+[.$K$4]*[.G761]" office:value-type="float" office:value="0.000108288924159922" calcext:value-type="float">
            <text:p>0.00011</text:p>
          </table:table-cell>
          <table:table-cell table:style-name="ce9" table:formula="of:=-LN([.G762])-[.F762]^2/[.G762]" office:value-type="float" office:value="8.59700817510516" calcext:value-type="float">
            <text:p>8.597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16" calcext:value-type="date">
            <text:p>2018-08-16</text:p>
          </table:table-cell>
          <table:table-cell table:style-name="ce5" office:value-type="float" office:value="2831.44" calcext:value-type="float">
            <text:p>2,831.44</text:p>
          </table:table-cell>
          <table:table-cell table:style-name="ce5" office:value-type="float" office:value="2850.49" calcext:value-type="float">
            <text:p>2,850.49</text:p>
          </table:table-cell>
          <table:table-cell table:style-name="ce5" office:value-type="float" office:value="2831.44" calcext:value-type="float">
            <text:p>2,831.44</text:p>
          </table:table-cell>
          <table:table-cell table:style-name="ce5" office:value-type="float" office:value="2840.69" calcext:value-type="float">
            <text:p>2,840.69</text:p>
          </table:table-cell>
          <table:table-cell table:style-name="ce9" table:formula="of:=([.E763]-[.E762])/[.E762]" office:value-type="float" office:value="0.00791947118369844" calcext:value-type="float">
            <text:p>0.00792</text:p>
          </table:table-cell>
          <table:table-cell table:style-name="ce9" table:formula="of:=[.$K$2]+[.$K$3]*[.F762]^2+[.$K$4]*[.G762]" office:value-type="float" office:value="0.0000978699446585237" calcext:value-type="float">
            <text:p>0.00010</text:p>
          </table:table-cell>
          <table:table-cell table:style-name="ce9" table:formula="of:=-LN([.G763])-[.F763]^2/[.G763]" office:value-type="float" office:value="8.59104077812814" calcext:value-type="float">
            <text:p>8.5910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17" calcext:value-type="date">
            <text:p>2018-08-17</text:p>
          </table:table-cell>
          <table:table-cell table:style-name="ce5" office:value-type="float" office:value="2838.32" calcext:value-type="float">
            <text:p>2,838.32</text:p>
          </table:table-cell>
          <table:table-cell table:style-name="ce5" office:value-type="float" office:value="2855.63" calcext:value-type="float">
            <text:p>2,855.63</text:p>
          </table:table-cell>
          <table:table-cell table:style-name="ce5" office:value-type="float" office:value="2833.73" calcext:value-type="float">
            <text:p>2,833.73</text:p>
          </table:table-cell>
          <table:table-cell table:style-name="ce5" office:value-type="float" office:value="2850.13" calcext:value-type="float">
            <text:p>2,850.13</text:p>
          </table:table-cell>
          <table:table-cell table:style-name="ce9" table:formula="of:=([.E764]-[.E763])/[.E763]" office:value-type="float" office:value="0.00332313628026995" calcext:value-type="float">
            <text:p>0.00332</text:p>
          </table:table-cell>
          <table:table-cell table:style-name="ce9" table:formula="of:=[.$K$2]+[.$K$3]*[.F763]^2+[.$K$4]*[.G763]" office:value-type="float" office:value="0.0000911829743248448" calcext:value-type="float">
            <text:p>0.00009</text:p>
          </table:table-cell>
          <table:table-cell table:style-name="ce9" table:formula="of:=-LN([.G764])-[.F764]^2/[.G764]" office:value-type="float" office:value="9.18153165360026" calcext:value-type="float">
            <text:p>9.1815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20" calcext:value-type="date">
            <text:p>2018-08-20</text:p>
          </table:table-cell>
          <table:table-cell table:style-name="ce5" office:value-type="float" office:value="2853.93" calcext:value-type="float">
            <text:p>2,853.93</text:p>
          </table:table-cell>
          <table:table-cell table:style-name="ce5" office:value-type="float" office:value="2859.76" calcext:value-type="float">
            <text:p>2,859.76</text:p>
          </table:table-cell>
          <table:table-cell table:style-name="ce5" office:value-type="float" office:value="2850.62" calcext:value-type="float">
            <text:p>2,850.62</text:p>
          </table:table-cell>
          <table:table-cell table:style-name="ce5" office:value-type="float" office:value="2857.05" calcext:value-type="float">
            <text:p>2,857.05</text:p>
          </table:table-cell>
          <table:table-cell table:style-name="ce9" table:formula="of:=([.E765]-[.E764])/[.E764]" office:value-type="float" office:value="0.00242795942641215" calcext:value-type="float">
            <text:p>0.00243</text:p>
          </table:table-cell>
          <table:table-cell table:style-name="ce9" table:formula="of:=[.$K$2]+[.$K$3]*[.F764]^2+[.$K$4]*[.G764]" office:value-type="float" office:value="0.0000746194930283971" calcext:value-type="float">
            <text:p>0.00007</text:p>
          </table:table-cell>
          <table:table-cell table:style-name="ce9" table:formula="of:=-LN([.G765])-[.F765]^2/[.G765]" office:value-type="float" office:value="9.424108154014" calcext:value-type="float">
            <text:p>9.4241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21" calcext:value-type="date">
            <text:p>2018-08-21</text:p>
          </table:table-cell>
          <table:table-cell table:style-name="ce5" office:value-type="float" office:value="2861.51" calcext:value-type="float">
            <text:p>2,861.51</text:p>
          </table:table-cell>
          <table:table-cell table:style-name="ce5" office:value-type="float" office:value="2873.23" calcext:value-type="float">
            <text:p>2,873.23</text:p>
          </table:table-cell>
          <table:table-cell table:style-name="ce5" office:value-type="float" office:value="2861.32" calcext:value-type="float">
            <text:p>2,861.32</text:p>
          </table:table-cell>
          <table:table-cell table:style-name="ce5" office:value-type="float" office:value="2862.96" calcext:value-type="float">
            <text:p>2,862.96</text:p>
          </table:table-cell>
          <table:table-cell table:style-name="ce9" table:formula="of:=([.E766]-[.E765])/[.E765]" office:value-type="float" office:value="0.00206856722843487" calcext:value-type="float">
            <text:p>0.00207</text:p>
          </table:table-cell>
          <table:table-cell table:style-name="ce9" table:formula="of:=[.$K$2]+[.$K$3]*[.F765]^2+[.$K$4]*[.G765]" office:value-type="float" office:value="0.0000610848735600779" calcext:value-type="float">
            <text:p>0.00006</text:p>
          </table:table-cell>
          <table:table-cell table:style-name="ce9" table:formula="of:=-LN([.G766])-[.F766]^2/[.G766]" office:value-type="float" office:value="9.63319670051291" calcext:value-type="float">
            <text:p>9.633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22" calcext:value-type="date">
            <text:p>2018-08-22</text:p>
          </table:table-cell>
          <table:table-cell table:style-name="ce5" office:value-type="float" office:value="2860.99" calcext:value-type="float">
            <text:p>2,860.99</text:p>
          </table:table-cell>
          <table:table-cell table:style-name="ce5" office:value-type="float" office:value="2867.54" calcext:value-type="float">
            <text:p>2,867.54</text:p>
          </table:table-cell>
          <table:table-cell table:style-name="ce5" office:value-type="float" office:value="2856.05" calcext:value-type="float">
            <text:p>2,856.05</text:p>
          </table:table-cell>
          <table:table-cell table:style-name="ce5" office:value-type="float" office:value="2861.82" calcext:value-type="float">
            <text:p>2,861.82</text:p>
          </table:table-cell>
          <table:table-cell table:style-name="ce9" table:formula="of:=([.E767]-[.E766])/[.E766]" office:value-type="float" office:value="-0.000398189286612413" calcext:value-type="float">
            <text:p>-0.00040</text:p>
          </table:table-cell>
          <table:table-cell table:style-name="ce9" table:formula="of:=[.$K$2]+[.$K$3]*[.F766]^2+[.$K$4]*[.G766]" office:value-type="float" office:value="0.0000506050501393503" calcext:value-type="float">
            <text:p>0.00005</text:p>
          </table:table-cell>
          <table:table-cell table:style-name="ce9" table:formula="of:=-LN([.G767])-[.F767]^2/[.G767]" office:value-type="float" office:value="9.8883260019805" calcext:value-type="float">
            <text:p>9.888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23" calcext:value-type="date">
            <text:p>2018-08-23</text:p>
          </table:table-cell>
          <table:table-cell table:style-name="ce5" office:value-type="float" office:value="2860.29" calcext:value-type="float">
            <text:p>2,860.29</text:p>
          </table:table-cell>
          <table:table-cell table:style-name="ce5" office:value-type="float" office:value="2868.78" calcext:value-type="float">
            <text:p>2,868.78</text:p>
          </table:table-cell>
          <table:table-cell table:style-name="ce5" office:value-type="float" office:value="2854.03" calcext:value-type="float">
            <text:p>2,854.03</text:p>
          </table:table-cell>
          <table:table-cell table:style-name="ce5" office:value-type="float" office:value="2856.98" calcext:value-type="float">
            <text:p>2,856.98</text:p>
          </table:table-cell>
          <table:table-cell table:style-name="ce9" table:formula="of:=([.E768]-[.E767])/[.E767]" office:value-type="float" office:value="-0.00169123145410967" calcext:value-type="float">
            <text:p>-0.00169</text:p>
          </table:table-cell>
          <table:table-cell table:style-name="ce9" table:formula="of:=[.$K$2]+[.$K$3]*[.F767]^2+[.$K$4]*[.G767]" office:value-type="float" office:value="0.0000418484550017864" calcext:value-type="float">
            <text:p>0.00004</text:p>
          </table:table-cell>
          <table:table-cell table:style-name="ce9" table:formula="of:=-LN([.G768])-[.F768]^2/[.G768]" office:value-type="float" office:value="10.0131075447234" calcext:value-type="float">
            <text:p>10.0131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24" calcext:value-type="date">
            <text:p>2018-08-24</text:p>
          </table:table-cell>
          <table:table-cell table:style-name="ce5" office:value-type="float" office:value="2862.35" calcext:value-type="float">
            <text:p>2,862.35</text:p>
          </table:table-cell>
          <table:table-cell table:style-name="ce5" office:value-type="float" office:value="2876.16" calcext:value-type="float">
            <text:p>2,876.16</text:p>
          </table:table-cell>
          <table:table-cell table:style-name="ce5" office:value-type="float" office:value="2862.35" calcext:value-type="float">
            <text:p>2,862.35</text:p>
          </table:table-cell>
          <table:table-cell table:style-name="ce5" office:value-type="float" office:value="2874.69" calcext:value-type="float">
            <text:p>2,874.69</text:p>
          </table:table-cell>
          <table:table-cell table:style-name="ce9" table:formula="of:=([.E769]-[.E768])/[.E768]" office:value-type="float" office:value="0.00619885333464009" calcext:value-type="float">
            <text:p>0.00620</text:p>
          </table:table-cell>
          <table:table-cell table:style-name="ce9" table:formula="of:=[.$K$2]+[.$K$3]*[.F768]^2+[.$K$4]*[.G768]" office:value-type="float" office:value="0.0000359068494684843" calcext:value-type="float">
            <text:p>0.00004</text:p>
          </table:table-cell>
          <table:table-cell table:style-name="ce9" table:formula="of:=-LN([.G769])-[.F769]^2/[.G769]" office:value-type="float" office:value="9.16443060208238" calcext:value-type="float">
            <text:p>9.164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27" calcext:value-type="date">
            <text:p>2018-08-27</text:p>
          </table:table-cell>
          <table:table-cell table:style-name="ce5" office:value-type="float" office:value="2884.69" calcext:value-type="float">
            <text:p>2,884.69</text:p>
          </table:table-cell>
          <table:table-cell table:style-name="ce5" office:value-type="float" office:value="2898.25" calcext:value-type="float">
            <text:p>2,898.25</text:p>
          </table:table-cell>
          <table:table-cell table:style-name="ce5" office:value-type="float" office:value="2884.69" calcext:value-type="float">
            <text:p>2,884.69</text:p>
          </table:table-cell>
          <table:table-cell table:style-name="ce5" office:value-type="float" office:value="2896.74" calcext:value-type="float">
            <text:p>2,896.74</text:p>
          </table:table-cell>
          <table:table-cell table:style-name="ce9" table:formula="of:=([.E770]-[.E769])/[.E769]" office:value-type="float" office:value="0.00767039228577681" calcext:value-type="float">
            <text:p>0.00767</text:p>
          </table:table-cell>
          <table:table-cell table:style-name="ce9" table:formula="of:=[.$K$2]+[.$K$3]*[.F769]^2+[.$K$4]*[.G769]" office:value-type="float" office:value="0.0000394243559849103" calcext:value-type="float">
            <text:p>0.00004</text:p>
          </table:table-cell>
          <table:table-cell table:style-name="ce9" table:formula="of:=-LN([.G770])-[.F770]^2/[.G770]" office:value-type="float" office:value="8.64877726359458" calcext:value-type="float">
            <text:p>8.6487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28" calcext:value-type="date">
            <text:p>2018-08-28</text:p>
          </table:table-cell>
          <table:table-cell table:style-name="ce5" office:value-type="float" office:value="2901.45" calcext:value-type="float">
            <text:p>2,901.45</text:p>
          </table:table-cell>
          <table:table-cell table:style-name="ce5" office:value-type="float" office:value="2903.77" calcext:value-type="float">
            <text:p>2,903.77</text:p>
          </table:table-cell>
          <table:table-cell table:style-name="ce5" office:value-type="float" office:value="2893.5" calcext:value-type="float">
            <text:p>2,893.50</text:p>
          </table:table-cell>
          <table:table-cell table:style-name="ce5" office:value-type="float" office:value="2897.52" calcext:value-type="float">
            <text:p>2,897.52</text:p>
          </table:table-cell>
          <table:table-cell table:style-name="ce9" table:formula="of:=([.E771]-[.E770])/[.E770]" office:value-type="float" office:value="0.000269268211852013" calcext:value-type="float">
            <text:p>0.00027</text:p>
          </table:table-cell>
          <table:table-cell table:style-name="ce9" table:formula="of:=[.$K$2]+[.$K$3]*[.F770]^2+[.$K$4]*[.G770]" office:value-type="float" office:value="0.0000466213845373088" calcext:value-type="float">
            <text:p>0.00005</text:p>
          </table:table-cell>
          <table:table-cell table:style-name="ce9" table:formula="of:=-LN([.G771])-[.F771]^2/[.G771]" office:value-type="float" office:value="9.97189603088953" calcext:value-type="float">
            <text:p>9.971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29" calcext:value-type="date">
            <text:p>2018-08-29</text:p>
          </table:table-cell>
          <table:table-cell table:style-name="ce5" office:value-type="float" office:value="2900.62" calcext:value-type="float">
            <text:p>2,900.62</text:p>
          </table:table-cell>
          <table:table-cell table:style-name="ce5" office:value-type="float" office:value="2916.5" calcext:value-type="float">
            <text:p>2,916.50</text:p>
          </table:table-cell>
          <table:table-cell table:style-name="ce5" office:value-type="float" office:value="2898.4" calcext:value-type="float">
            <text:p>2,898.40</text:p>
          </table:table-cell>
          <table:table-cell table:style-name="ce5" office:value-type="float" office:value="2914.04" calcext:value-type="float">
            <text:p>2,914.04</text:p>
          </table:table-cell>
          <table:table-cell table:style-name="ce9" table:formula="of:=([.E772]-[.E771])/[.E771]" office:value-type="float" office:value="0.00570142742759325" calcext:value-type="float">
            <text:p>0.00570</text:p>
          </table:table-cell>
          <table:table-cell table:style-name="ce9" table:formula="of:=[.$K$2]+[.$K$3]*[.F771]^2+[.$K$4]*[.G771]" office:value-type="float" office:value="0.0000388511009824969" calcext:value-type="float">
            <text:p>0.00004</text:p>
          </table:table-cell>
          <table:table-cell table:style-name="ce9" table:formula="of:=-LN([.G772])-[.F772]^2/[.G772]" office:value-type="float" office:value="9.31908550561742" calcext:value-type="float">
            <text:p>9.319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30" calcext:value-type="date">
            <text:p>2018-08-30</text:p>
          </table:table-cell>
          <table:table-cell table:style-name="ce5" office:value-type="float" office:value="2908.94" calcext:value-type="float">
            <text:p>2,908.94</text:p>
          </table:table-cell>
          <table:table-cell table:style-name="ce5" office:value-type="float" office:value="2912.46" calcext:value-type="float">
            <text:p>2,912.46</text:p>
          </table:table-cell>
          <table:table-cell table:style-name="ce5" office:value-type="float" office:value="2895.22" calcext:value-type="float">
            <text:p>2,895.22</text:p>
          </table:table-cell>
          <table:table-cell table:style-name="ce5" office:value-type="float" office:value="2901.13" calcext:value-type="float">
            <text:p>2,901.13</text:p>
          </table:table-cell>
          <table:table-cell table:style-name="ce9" table:formula="of:=([.E773]-[.E772])/[.E772]" office:value-type="float" office:value="-0.0044302754938161" calcext:value-type="float">
            <text:p>-0.00443</text:p>
          </table:table-cell>
          <table:table-cell table:style-name="ce9" table:formula="of:=[.$K$2]+[.$K$3]*[.F772]^2+[.$K$4]*[.G772]" office:value-type="float" office:value="0.0000403006662558399" calcext:value-type="float">
            <text:p>0.00004</text:p>
          </table:table-cell>
          <table:table-cell table:style-name="ce9" table:formula="of:=-LN([.G773])-[.F773]^2/[.G773]" office:value-type="float" office:value="9.63211981557009" calcext:value-type="float">
            <text:p>9.6321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8-31" calcext:value-type="date">
            <text:p>2018-08-31</text:p>
          </table:table-cell>
          <table:table-cell table:style-name="ce5" office:value-type="float" office:value="2898.37" calcext:value-type="float">
            <text:p>2,898.37</text:p>
          </table:table-cell>
          <table:table-cell table:style-name="ce5" office:value-type="float" office:value="2906.32" calcext:value-type="float">
            <text:p>2,906.32</text:p>
          </table:table-cell>
          <table:table-cell table:style-name="ce5" office:value-type="float" office:value="2891.73" calcext:value-type="float">
            <text:p>2,891.73</text:p>
          </table:table-cell>
          <table:table-cell table:style-name="ce5" office:value-type="float" office:value="2901.52" calcext:value-type="float">
            <text:p>2,901.52</text:p>
          </table:table-cell>
          <table:table-cell table:style-name="ce9" table:formula="of:=([.E774]-[.E773])/[.E773]" office:value-type="float" office:value="0.000134430377128868" calcext:value-type="float">
            <text:p>0.00013</text:p>
          </table:table-cell>
          <table:table-cell table:style-name="ce9" table:formula="of:=[.$K$2]+[.$K$3]*[.F773]^2+[.$K$4]*[.G773]" office:value-type="float" office:value="0.0000385021126910132" calcext:value-type="float">
            <text:p>0.00004</text:p>
          </table:table-cell>
          <table:table-cell table:style-name="ce9" table:formula="of:=-LN([.G774])-[.F774]^2/[.G774]" office:value-type="float" office:value="10.1643280785479" calcext:value-type="float">
            <text:p>10.164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2018-09-04</text:p>
          </table:table-cell>
          <table:table-cell table:style-name="ce5" office:value-type="float" office:value="2896.96" calcext:value-type="float">
            <text:p>2,896.96</text:p>
          </table:table-cell>
          <table:table-cell table:style-name="ce5" office:value-type="float" office:value="2900.18" calcext:value-type="float">
            <text:p>2,900.18</text:p>
          </table:table-cell>
          <table:table-cell table:style-name="ce5" office:value-type="float" office:value="2885.13" calcext:value-type="float">
            <text:p>2,885.13</text:p>
          </table:table-cell>
          <table:table-cell table:style-name="ce5" office:value-type="float" office:value="2896.72" calcext:value-type="float">
            <text:p>2,896.72</text:p>
          </table:table-cell>
          <table:table-cell table:style-name="ce9" table:formula="of:=([.E775]-[.E774])/[.E774]" office:value-type="float" office:value="-0.0016543053296204" calcext:value-type="float">
            <text:p>-0.00165</text:p>
          </table:table-cell>
          <table:table-cell table:style-name="ce9" table:formula="of:=[.$K$2]+[.$K$3]*[.F774]^2+[.$K$4]*[.G774]" office:value-type="float" office:value="0.0000327691381802937" calcext:value-type="float">
            <text:p>0.00003</text:p>
          </table:table-cell>
          <table:table-cell table:style-name="ce9" table:formula="of:=-LN([.G775])-[.F775]^2/[.G775]" office:value-type="float" office:value="10.2425080422249" calcext:value-type="float">
            <text:p>10.2425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05" calcext:value-type="date">
            <text:p>2018-09-05</text:p>
          </table:table-cell>
          <table:table-cell table:style-name="ce5" office:value-type="float" office:value="2891.59" calcext:value-type="float">
            <text:p>2,891.59</text:p>
          </table:table-cell>
          <table:table-cell table:style-name="ce5" office:value-type="float" office:value="2894.21" calcext:value-type="float">
            <text:p>2,894.21</text:p>
          </table:table-cell>
          <table:table-cell table:style-name="ce5" office:value-type="float" office:value="2876.92" calcext:value-type="float">
            <text:p>2,876.92</text:p>
          </table:table-cell>
          <table:table-cell table:style-name="ce5" office:value-type="float" office:value="2888.6" calcext:value-type="float">
            <text:p>2,888.60</text:p>
          </table:table-cell>
          <table:table-cell table:style-name="ce9" table:formula="of:=([.E776]-[.E775])/[.E775]" office:value-type="float" office:value="-0.00280317048247669" calcext:value-type="float">
            <text:p>-0.00280</text:p>
          </table:table-cell>
          <table:table-cell table:style-name="ce9" table:formula="of:=[.$K$2]+[.$K$3]*[.F775]^2+[.$K$4]*[.G775]" office:value-type="float" office:value="0.0000290917141627906" calcext:value-type="float">
            <text:p>0.00003</text:p>
          </table:table-cell>
          <table:table-cell table:style-name="ce9" table:formula="of:=-LN([.G776])-[.F776]^2/[.G776]" office:value-type="float" office:value="10.1749539725221" calcext:value-type="float">
            <text:p>10.174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06" calcext:value-type="date">
            <text:p>2018-09-06</text:p>
          </table:table-cell>
          <table:table-cell table:style-name="ce5" office:value-type="float" office:value="2888.64" calcext:value-type="float">
            <text:p>2,888.64</text:p>
          </table:table-cell>
          <table:table-cell table:style-name="ce5" office:value-type="float" office:value="2892.05" calcext:value-type="float">
            <text:p>2,892.05</text:p>
          </table:table-cell>
          <table:table-cell table:style-name="ce5" office:value-type="float" office:value="2867.29" calcext:value-type="float">
            <text:p>2,867.29</text:p>
          </table:table-cell>
          <table:table-cell table:style-name="ce5" office:value-type="float" office:value="2878.05" calcext:value-type="float">
            <text:p>2,878.05</text:p>
          </table:table-cell>
          <table:table-cell table:style-name="ce9" table:formula="of:=([.E777]-[.E776])/[.E776]" office:value-type="float" office:value="-0.00365228830575356" calcext:value-type="float">
            <text:p>-0.00365</text:p>
          </table:table-cell>
          <table:table-cell table:style-name="ce9" table:formula="of:=[.$K$2]+[.$K$3]*[.F776]^2+[.$K$4]*[.G776]" office:value-type="float" office:value="0.0000274886091462301" calcext:value-type="float">
            <text:p>0.00003</text:p>
          </table:table-cell>
          <table:table-cell table:style-name="ce9" table:formula="of:=-LN([.G777])-[.F777]^2/[.G777]" office:value-type="float" office:value="10.0164756726838" calcext:value-type="float">
            <text:p>10.016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07" calcext:value-type="date">
            <text:p>2018-09-07</text:p>
          </table:table-cell>
          <table:table-cell table:style-name="ce5" office:value-type="float" office:value="2868.26" calcext:value-type="float">
            <text:p>2,868.26</text:p>
          </table:table-cell>
          <table:table-cell table:style-name="ce5" office:value-type="float" office:value="2883.81" calcext:value-type="float">
            <text:p>2,883.81</text:p>
          </table:table-cell>
          <table:table-cell table:style-name="ce5" office:value-type="float" office:value="2864.12" calcext:value-type="float">
            <text:p>2,864.12</text:p>
          </table:table-cell>
          <table:table-cell table:style-name="ce5" office:value-type="float" office:value="2871.68" calcext:value-type="float">
            <text:p>2,871.68</text:p>
          </table:table-cell>
          <table:table-cell table:style-name="ce9" table:formula="of:=([.E778]-[.E777])/[.E777]" office:value-type="float" office:value="-0.00221330414690514" calcext:value-type="float">
            <text:p>-0.00221</text:p>
          </table:table-cell>
          <table:table-cell table:style-name="ce9" table:formula="of:=[.$K$2]+[.$K$3]*[.F777]^2+[.$K$4]*[.G777]" office:value-type="float" office:value="0.0000275168737537776" calcext:value-type="float">
            <text:p>0.00003</text:p>
          </table:table-cell>
          <table:table-cell table:style-name="ce9" table:formula="of:=-LN([.G778])-[.F778]^2/[.G778]" office:value-type="float" office:value="10.3226852856117" calcext:value-type="float">
            <text:p>10.322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10" calcext:value-type="date">
            <text:p>2018-09-10</text:p>
          </table:table-cell>
          <table:table-cell table:style-name="ce5" office:value-type="float" office:value="2881.39" calcext:value-type="float">
            <text:p>2,881.39</text:p>
          </table:table-cell>
          <table:table-cell table:style-name="ce5" office:value-type="float" office:value="2886.93" calcext:value-type="float">
            <text:p>2,886.93</text:p>
          </table:table-cell>
          <table:table-cell table:style-name="ce5" office:value-type="float" office:value="2875.94" calcext:value-type="float">
            <text:p>2,875.94</text:p>
          </table:table-cell>
          <table:table-cell table:style-name="ce5" office:value-type="float" office:value="2877.13" calcext:value-type="float">
            <text:p>2,877.13</text:p>
          </table:table-cell>
          <table:table-cell table:style-name="ce9" table:formula="of:=([.E779]-[.E778])/[.E778]" office:value-type="float" office:value="0.00189784377089379" calcext:value-type="float">
            <text:p>0.00190</text:p>
          </table:table-cell>
          <table:table-cell table:style-name="ce9" table:formula="of:=[.$K$2]+[.$K$3]*[.F778]^2+[.$K$4]*[.G778]" office:value-type="float" office:value="0.0000256490801114342" calcext:value-type="float">
            <text:p>0.00003</text:p>
          </table:table-cell>
          <table:table-cell table:style-name="ce9" table:formula="of:=-LN([.G779])-[.F779]^2/[.G779]" office:value-type="float" office:value="10.4305763333102" calcext:value-type="float">
            <text:p>10.430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11" calcext:value-type="date">
            <text:p>2018-09-11</text:p>
          </table:table-cell>
          <table:table-cell table:style-name="ce5" office:value-type="float" office:value="2871.57" calcext:value-type="float">
            <text:p>2,871.57</text:p>
          </table:table-cell>
          <table:table-cell table:style-name="ce5" office:value-type="float" office:value="2892.52" calcext:value-type="float">
            <text:p>2,892.52</text:p>
          </table:table-cell>
          <table:table-cell table:style-name="ce5" office:value-type="float" office:value="2866.78" calcext:value-type="float">
            <text:p>2,866.78</text:p>
          </table:table-cell>
          <table:table-cell table:style-name="ce5" office:value-type="float" office:value="2887.89" calcext:value-type="float">
            <text:p>2,887.89</text:p>
          </table:table-cell>
          <table:table-cell table:style-name="ce9" table:formula="of:=([.E780]-[.E779])/[.E779]" office:value-type="float" office:value="0.00373983796352607" calcext:value-type="float">
            <text:p>0.00374</text:p>
          </table:table-cell>
          <table:table-cell table:style-name="ce9" table:formula="of:=[.$K$2]+[.$K$3]*[.F779]^2+[.$K$4]*[.G779]" office:value-type="float" office:value="0.0000239625224468264" calcext:value-type="float">
            <text:p>0.00002</text:p>
          </table:table-cell>
          <table:table-cell table:style-name="ce9" table:formula="of:=-LN([.G780])-[.F780]^2/[.G780]" office:value-type="float" office:value="10.0553418960803" calcext:value-type="float">
            <text:p>10.055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12" calcext:value-type="date">
            <text:p>2018-09-12</text:p>
          </table:table-cell>
          <table:table-cell table:style-name="ce5" office:value-type="float" office:value="2888.29" calcext:value-type="float">
            <text:p>2,888.29</text:p>
          </table:table-cell>
          <table:table-cell table:style-name="ce5" office:value-type="float" office:value="2894.65" calcext:value-type="float">
            <text:p>2,894.65</text:p>
          </table:table-cell>
          <table:table-cell table:style-name="ce5" office:value-type="float" office:value="2879.2" calcext:value-type="float">
            <text:p>2,879.20</text:p>
          </table:table-cell>
          <table:table-cell table:style-name="ce5" office:value-type="float" office:value="2888.92" calcext:value-type="float">
            <text:p>2,888.92</text:p>
          </table:table-cell>
          <table:table-cell table:style-name="ce9" table:formula="of:=([.E781]-[.E780])/[.E780]" office:value-type="float" office:value="0.000356661784209302" calcext:value-type="float">
            <text:p>0.00036</text:p>
          </table:table-cell>
          <table:table-cell table:style-name="ce9" table:formula="of:=[.$K$2]+[.$K$3]*[.F780]^2+[.$K$4]*[.G780]" office:value-type="float" office:value="0.000025025686371445" calcext:value-type="float">
            <text:p>0.00003</text:p>
          </table:table-cell>
          <table:table-cell table:style-name="ce9" table:formula="of:=-LN([.G781])-[.F781]^2/[.G781]" office:value-type="float" office:value="10.5905247232139" calcext:value-type="float">
            <text:p>10.590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13" calcext:value-type="date">
            <text:p>2018-09-13</text:p>
          </table:table-cell>
          <table:table-cell table:style-name="ce5" office:value-type="float" office:value="2896.85" calcext:value-type="float">
            <text:p>2,896.85</text:p>
          </table:table-cell>
          <table:table-cell table:style-name="ce5" office:value-type="float" office:value="2906.76" calcext:value-type="float">
            <text:p>2,906.76</text:p>
          </table:table-cell>
          <table:table-cell table:style-name="ce5" office:value-type="float" office:value="2896.39" calcext:value-type="float">
            <text:p>2,896.39</text:p>
          </table:table-cell>
          <table:table-cell table:style-name="ce5" office:value-type="float" office:value="2904.18" calcext:value-type="float">
            <text:p>2,904.18</text:p>
          </table:table-cell>
          <table:table-cell table:style-name="ce9" table:formula="of:=([.E782]-[.E781])/[.E781]" office:value-type="float" office:value="0.00528225080652969" calcext:value-type="float">
            <text:p>0.00528</text:p>
          </table:table-cell>
          <table:table-cell table:style-name="ce9" table:formula="of:=[.$K$2]+[.$K$3]*[.F781]^2+[.$K$4]*[.G781]" office:value-type="float" office:value="0.0000227188957172693" calcext:value-type="float">
            <text:p>0.00002</text:p>
          </table:table-cell>
          <table:table-cell table:style-name="ce9" table:formula="of:=-LN([.G782])-[.F782]^2/[.G782]" office:value-type="float" office:value="9.46416525035714" calcext:value-type="float">
            <text:p>9.464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14" calcext:value-type="date">
            <text:p>2018-09-14</text:p>
          </table:table-cell>
          <table:table-cell table:style-name="ce5" office:value-type="float" office:value="2906.38" calcext:value-type="float">
            <text:p>2,906.38</text:p>
          </table:table-cell>
          <table:table-cell table:style-name="ce5" office:value-type="float" office:value="2908.3" calcext:value-type="float">
            <text:p>2,908.30</text:p>
          </table:table-cell>
          <table:table-cell table:style-name="ce5" office:value-type="float" office:value="2895.77" calcext:value-type="float">
            <text:p>2,895.77</text:p>
          </table:table-cell>
          <table:table-cell table:style-name="ce5" office:value-type="float" office:value="2904.98" calcext:value-type="float">
            <text:p>2,904.98</text:p>
          </table:table-cell>
          <table:table-cell table:style-name="ce9" table:formula="of:=([.E783]-[.E782])/[.E782]" office:value-type="float" office:value="0.000275465019385913" calcext:value-type="float">
            <text:p>0.00028</text:p>
          </table:table-cell>
          <table:table-cell table:style-name="ce9" table:formula="of:=[.$K$2]+[.$K$3]*[.F782]^2+[.$K$4]*[.G782]" office:value-type="float" office:value="0.0000272102350363081" calcext:value-type="float">
            <text:p>0.00003</text:p>
          </table:table-cell>
          <table:table-cell table:style-name="ce9" table:formula="of:=-LN([.G783])-[.F783]^2/[.G783]" office:value-type="float" office:value="10.5091286748952" calcext:value-type="float">
            <text:p>10.509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17" calcext:value-type="date">
            <text:p>2018-09-17</text:p>
          </table:table-cell>
          <table:table-cell table:style-name="ce5" office:value-type="float" office:value="2903.83" calcext:value-type="float">
            <text:p>2,903.83</text:p>
          </table:table-cell>
          <table:table-cell table:style-name="ce5" office:value-type="float" office:value="2904.65" calcext:value-type="float">
            <text:p>2,904.65</text:p>
          </table:table-cell>
          <table:table-cell table:style-name="ce5" office:value-type="float" office:value="2886.16" calcext:value-type="float">
            <text:p>2,886.16</text:p>
          </table:table-cell>
          <table:table-cell table:style-name="ce5" office:value-type="float" office:value="2888.8" calcext:value-type="float">
            <text:p>2,888.80</text:p>
          </table:table-cell>
          <table:table-cell table:style-name="ce9" table:formula="of:=([.E784]-[.E783])/[.E783]" office:value-type="float" office:value="-0.00556974574695862" calcext:value-type="float">
            <text:p>-0.00557</text:p>
          </table:table-cell>
          <table:table-cell table:style-name="ce9" table:formula="of:=[.$K$2]+[.$K$3]*[.F783]^2+[.$K$4]*[.G783]" office:value-type="float" office:value="0.0000243405275092027" calcext:value-type="float">
            <text:p>0.00002</text:p>
          </table:table-cell>
          <table:table-cell table:style-name="ce9" table:formula="of:=-LN([.G784])-[.F784]^2/[.G784]" office:value-type="float" office:value="9.34886511225557" calcext:value-type="float">
            <text:p>9.348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18" calcext:value-type="date">
            <text:p>2018-09-18</text:p>
          </table:table-cell>
          <table:table-cell table:style-name="ce5" office:value-type="float" office:value="2890.74" calcext:value-type="float">
            <text:p>2,890.74</text:p>
          </table:table-cell>
          <table:table-cell table:style-name="ce5" office:value-type="float" office:value="2911.17" calcext:value-type="float">
            <text:p>2,911.17</text:p>
          </table:table-cell>
          <table:table-cell table:style-name="ce5" office:value-type="float" office:value="2890.43" calcext:value-type="float">
            <text:p>2,890.43</text:p>
          </table:table-cell>
          <table:table-cell table:style-name="ce5" office:value-type="float" office:value="2904.31" calcext:value-type="float">
            <text:p>2,904.31</text:p>
          </table:table-cell>
          <table:table-cell table:style-name="ce9" table:formula="of:=([.E785]-[.E784])/[.E784]" office:value-type="float" office:value="0.00536901135419543" calcext:value-type="float">
            <text:p>0.00537</text:p>
          </table:table-cell>
          <table:table-cell table:style-name="ce9" table:formula="of:=[.$K$2]+[.$K$3]*[.F784]^2+[.$K$4]*[.G784]" office:value-type="float" office:value="0.0000291207401273473" calcext:value-type="float">
            <text:p>0.00003</text:p>
          </table:table-cell>
          <table:table-cell table:style-name="ce9" table:formula="of:=-LN([.G785])-[.F785]^2/[.G785]" office:value-type="float" office:value="9.45417151609376" calcext:value-type="float">
            <text:p>9.4541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2018-09-19</text:p>
          </table:table-cell>
          <table:table-cell table:style-name="ce5" office:value-type="float" office:value="2906.6" calcext:value-type="float">
            <text:p>2,906.60</text:p>
          </table:table-cell>
          <table:table-cell table:style-name="ce5" office:value-type="float" office:value="2912.36" calcext:value-type="float">
            <text:p>2,912.36</text:p>
          </table:table-cell>
          <table:table-cell table:style-name="ce5" office:value-type="float" office:value="2903.82" calcext:value-type="float">
            <text:p>2,903.82</text:p>
          </table:table-cell>
          <table:table-cell table:style-name="ce5" office:value-type="float" office:value="2907.95" calcext:value-type="float">
            <text:p>2,907.95</text:p>
          </table:table-cell>
          <table:table-cell table:style-name="ce9" table:formula="of:=([.E786]-[.E785])/[.E785]" office:value-type="float" office:value="0.00125330973621957" calcext:value-type="float">
            <text:p>0.00125</text:p>
          </table:table-cell>
          <table:table-cell table:style-name="ce9" table:formula="of:=[.$K$2]+[.$K$3]*[.F785]^2+[.$K$4]*[.G785]" office:value-type="float" office:value="0.0000322029158760286" calcext:value-type="float">
            <text:p>0.00003</text:p>
          </table:table-cell>
          <table:table-cell table:style-name="ce9" table:formula="of:=-LN([.G786])-[.F786]^2/[.G786]" office:value-type="float" office:value="10.2946758194174" calcext:value-type="float">
            <text:p>10.294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20" calcext:value-type="date">
            <text:p>2018-09-20</text:p>
          </table:table-cell>
          <table:table-cell table:style-name="ce5" office:value-type="float" office:value="2919.73" calcext:value-type="float">
            <text:p>2,919.73</text:p>
          </table:table-cell>
          <table:table-cell table:style-name="ce5" office:value-type="float" office:value="2934.8" calcext:value-type="float">
            <text:p>2,934.80</text:p>
          </table:table-cell>
          <table:table-cell table:style-name="ce5" office:value-type="float" office:value="2919.73" calcext:value-type="float">
            <text:p>2,919.73</text:p>
          </table:table-cell>
          <table:table-cell table:style-name="ce5" office:value-type="float" office:value="2930.75" calcext:value-type="float">
            <text:p>2,930.75</text:p>
          </table:table-cell>
          <table:table-cell table:style-name="ce9" table:formula="of:=([.E787]-[.E786])/[.E786]" office:value-type="float" office:value="0.00784057497549827" calcext:value-type="float">
            <text:p>0.00784</text:p>
          </table:table-cell>
          <table:table-cell table:style-name="ce9" table:formula="of:=[.$K$2]+[.$K$3]*[.F786]^2+[.$K$4]*[.G786]" office:value-type="float" office:value="0.000028407489995356" calcext:value-type="float">
            <text:p>0.00003</text:p>
          </table:table-cell>
          <table:table-cell table:style-name="ce9" table:formula="of:=-LN([.G787])-[.F787]^2/[.G787]" office:value-type="float" office:value="8.3048292863401" calcext:value-type="float">
            <text:p>8.3048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21" calcext:value-type="date">
            <text:p>2018-09-21</text:p>
          </table:table-cell>
          <table:table-cell table:style-name="ce5" office:value-type="float" office:value="2936.76" calcext:value-type="float">
            <text:p>2,936.76</text:p>
          </table:table-cell>
          <table:table-cell table:style-name="ce5" office:value-type="float" office:value="2940.91" calcext:value-type="float">
            <text:p>2,940.91</text:p>
          </table:table-cell>
          <table:table-cell table:style-name="ce5" office:value-type="float" office:value="2927.11" calcext:value-type="float">
            <text:p>2,927.11</text:p>
          </table:table-cell>
          <table:table-cell table:style-name="ce5" office:value-type="float" office:value="2929.67" calcext:value-type="float">
            <text:p>2,929.67</text:p>
          </table:table-cell>
          <table:table-cell table:style-name="ce9" table:formula="of:=([.E788]-[.E787])/[.E787]" office:value-type="float" office:value="-0.000368506355028552" calcext:value-type="float">
            <text:p>-0.00037</text:p>
          </table:table-cell>
          <table:table-cell table:style-name="ce9" table:formula="of:=[.$K$2]+[.$K$3]*[.F787]^2+[.$K$4]*[.G787]" office:value-type="float" office:value="0.0000389761748747531" calcext:value-type="float">
            <text:p>0.00004</text:p>
          </table:table-cell>
          <table:table-cell table:style-name="ce9" table:formula="of:=-LN([.G788])-[.F788]^2/[.G788]" office:value-type="float" office:value="10.1490758980593" calcext:value-type="float">
            <text:p>10.149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24" calcext:value-type="date">
            <text:p>2018-09-24</text:p>
          </table:table-cell>
          <table:table-cell table:style-name="ce5" office:value-type="float" office:value="2921.83" calcext:value-type="float">
            <text:p>2,921.83</text:p>
          </table:table-cell>
          <table:table-cell table:style-name="ce5" office:value-type="float" office:value="2923.79" calcext:value-type="float">
            <text:p>2,923.79</text:p>
          </table:table-cell>
          <table:table-cell table:style-name="ce5" office:value-type="float" office:value="2912.63" calcext:value-type="float">
            <text:p>2,912.63</text:p>
          </table:table-cell>
          <table:table-cell table:style-name="ce5" office:value-type="float" office:value="2919.37" calcext:value-type="float">
            <text:p>2,919.37</text:p>
          </table:table-cell>
          <table:table-cell table:style-name="ce9" table:formula="of:=([.E789]-[.E788])/[.E788]" office:value-type="float" office:value="-0.00351575433410595" calcext:value-type="float">
            <text:p>-0.00352</text:p>
          </table:table-cell>
          <table:table-cell table:style-name="ce9" table:formula="of:=[.$K$2]+[.$K$3]*[.F788]^2+[.$K$4]*[.G788]" office:value-type="float" office:value="0.000033149882287526" calcext:value-type="float">
            <text:p>0.00003</text:p>
          </table:table-cell>
          <table:table-cell table:style-name="ce9" table:formula="of:=-LN([.G789])-[.F789]^2/[.G789]" office:value-type="float" office:value="9.94160344566694" calcext:value-type="float">
            <text:p>9.941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25" calcext:value-type="date">
            <text:p>2018-09-25</text:p>
          </table:table-cell>
          <table:table-cell table:style-name="ce5" office:value-type="float" office:value="2921.75" calcext:value-type="float">
            <text:p>2,921.75</text:p>
          </table:table-cell>
          <table:table-cell table:style-name="ce5" office:value-type="float" office:value="2923.95" calcext:value-type="float">
            <text:p>2,923.95</text:p>
          </table:table-cell>
          <table:table-cell table:style-name="ce5" office:value-type="float" office:value="2913.7" calcext:value-type="float">
            <text:p>2,913.70</text:p>
          </table:table-cell>
          <table:table-cell table:style-name="ce5" office:value-type="float" office:value="2915.56" calcext:value-type="float">
            <text:p>2,915.56</text:p>
          </table:table-cell>
          <table:table-cell table:style-name="ce9" table:formula="of:=([.E790]-[.E789])/[.E789]" office:value-type="float" office:value="-0.0013050760951849" calcext:value-type="float">
            <text:p>-0.00131</text:p>
          </table:table-cell>
          <table:table-cell table:style-name="ce9" table:formula="of:=[.$K$2]+[.$K$3]*[.F789]^2+[.$K$4]*[.G789]" office:value-type="float" office:value="0.0000315300893139183" calcext:value-type="float">
            <text:p>0.00003</text:p>
          </table:table-cell>
          <table:table-cell table:style-name="ce9" table:formula="of:=-LN([.G790])-[.F790]^2/[.G790]" office:value-type="float" office:value="10.3105492606405" calcext:value-type="float">
            <text:p>10.3105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26" calcext:value-type="date">
            <text:p>2018-09-26</text:p>
          </table:table-cell>
          <table:table-cell table:style-name="ce5" office:value-type="float" office:value="2916.98" calcext:value-type="float">
            <text:p>2,916.98</text:p>
          </table:table-cell>
          <table:table-cell table:style-name="ce5" office:value-type="float" office:value="2931.15" calcext:value-type="float">
            <text:p>2,931.15</text:p>
          </table:table-cell>
          <table:table-cell table:style-name="ce5" office:value-type="float" office:value="2903.28" calcext:value-type="float">
            <text:p>2,903.28</text:p>
          </table:table-cell>
          <table:table-cell table:style-name="ce5" office:value-type="float" office:value="2905.97" calcext:value-type="float">
            <text:p>2,905.97</text:p>
          </table:table-cell>
          <table:table-cell table:style-name="ce9" table:formula="of:=([.E791]-[.E790])/[.E790]" office:value-type="float" office:value="-0.00328924803468292" calcext:value-type="float">
            <text:p>-0.00329</text:p>
          </table:table-cell>
          <table:table-cell table:style-name="ce9" table:formula="of:=[.$K$2]+[.$K$3]*[.F790]^2+[.$K$4]*[.G790]" office:value-type="float" office:value="0.0000279341391013289" calcext:value-type="float">
            <text:p>0.00003</text:p>
          </table:table-cell>
          <table:table-cell table:style-name="ce9" table:formula="of:=-LN([.G791])-[.F791]^2/[.G791]" office:value-type="float" office:value="10.0983516658062" calcext:value-type="float">
            <text:p>10.098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27" calcext:value-type="date">
            <text:p>2018-09-27</text:p>
          </table:table-cell>
          <table:table-cell table:style-name="ce5" office:value-type="float" office:value="2911.65" calcext:value-type="float">
            <text:p>2,911.65</text:p>
          </table:table-cell>
          <table:table-cell table:style-name="ce5" office:value-type="float" office:value="2927.22" calcext:value-type="float">
            <text:p>2,927.22</text:p>
          </table:table-cell>
          <table:table-cell table:style-name="ce5" office:value-type="float" office:value="2909.27" calcext:value-type="float">
            <text:p>2,909.27</text:p>
          </table:table-cell>
          <table:table-cell table:style-name="ce5" office:value-type="float" office:value="2914" calcext:value-type="float">
            <text:p>2,914.00</text:p>
          </table:table-cell>
          <table:table-cell table:style-name="ce9" table:formula="of:=([.E792]-[.E791])/[.E791]" office:value-type="float" office:value="0.00276327697808312" calcext:value-type="float">
            <text:p>0.00276</text:p>
          </table:table-cell>
          <table:table-cell table:style-name="ce9" table:formula="of:=[.$K$2]+[.$K$3]*[.F791]^2+[.$K$4]*[.G791]" office:value-type="float" office:value="0.0000272859705323001" calcext:value-type="float">
            <text:p>0.00003</text:p>
          </table:table-cell>
          <table:table-cell table:style-name="ce9" table:formula="of:=-LN([.G792])-[.F792]^2/[.G792]" office:value-type="float" office:value="10.2292981199938" calcext:value-type="float">
            <text:p>10.229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09-28" calcext:value-type="date">
            <text:p>2018-09-28</text:p>
          </table:table-cell>
          <table:table-cell table:style-name="ce5" office:value-type="float" office:value="2910.03" calcext:value-type="float">
            <text:p>2,910.03</text:p>
          </table:table-cell>
          <table:table-cell table:style-name="ce5" office:value-type="float" office:value="2920.53" calcext:value-type="float">
            <text:p>2,920.53</text:p>
          </table:table-cell>
          <table:table-cell table:style-name="ce5" office:value-type="float" office:value="2907.5" calcext:value-type="float">
            <text:p>2,907.50</text:p>
          </table:table-cell>
          <table:table-cell table:style-name="ce5" office:value-type="float" office:value="2913.98" calcext:value-type="float">
            <text:p>2,913.98</text:p>
          </table:table-cell>
          <table:table-cell table:style-name="ce9" table:formula="of:=([.E793]-[.E792])/[.E792]" office:value-type="float" office:value="-0.00000686341798214887" calcext:value-type="float">
            <text:p>-0.00001</text:p>
          </table:table-cell>
          <table:table-cell table:style-name="ce9" table:formula="of:=[.$K$2]+[.$K$3]*[.F792]^2+[.$K$4]*[.G792]" office:value-type="float" office:value="0.0000260889801260995" calcext:value-type="float">
            <text:p>0.00003</text:p>
          </table:table-cell>
          <table:table-cell table:style-name="ce9" table:formula="of:=-LN([.G793])-[.F793]^2/[.G793]" office:value-type="float" office:value="10.553995744576" calcext:value-type="float">
            <text:p>10.554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01" calcext:value-type="date">
            <text:p>2018-10-01</text:p>
          </table:table-cell>
          <table:table-cell table:style-name="ce5" office:value-type="float" office:value="2926.29" calcext:value-type="float">
            <text:p>2,926.29</text:p>
          </table:table-cell>
          <table:table-cell table:style-name="ce5" office:value-type="float" office:value="2937.06" calcext:value-type="float">
            <text:p>2,937.06</text:p>
          </table:table-cell>
          <table:table-cell table:style-name="ce5" office:value-type="float" office:value="2917.91" calcext:value-type="float">
            <text:p>2,917.91</text:p>
          </table:table-cell>
          <table:table-cell table:style-name="ce5" office:value-type="float" office:value="2924.59" calcext:value-type="float">
            <text:p>2,924.59</text:p>
          </table:table-cell>
          <table:table-cell table:style-name="ce9" table:formula="of:=([.E794]-[.E793])/[.E793]" office:value-type="float" office:value="0.00364106822970649" calcext:value-type="float">
            <text:p>0.00364</text:p>
          </table:table-cell>
          <table:table-cell table:style-name="ce9" table:formula="of:=[.$K$2]+[.$K$3]*[.F793]^2+[.$K$4]*[.G793]" office:value-type="float" office:value="0.0000234853320378355" calcext:value-type="float">
            <text:p>0.00002</text:p>
          </table:table-cell>
          <table:table-cell table:style-name="ce9" table:formula="of:=-LN([.G794])-[.F794]^2/[.G794]" office:value-type="float" office:value="10.0946384211206" calcext:value-type="float">
            <text:p>10.0946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02" calcext:value-type="date">
            <text:p>2018-10-02</text:p>
          </table:table-cell>
          <table:table-cell table:style-name="ce5" office:value-type="float" office:value="2923.8" calcext:value-type="float">
            <text:p>2,923.80</text:p>
          </table:table-cell>
          <table:table-cell table:style-name="ce5" office:value-type="float" office:value="2931.42" calcext:value-type="float">
            <text:p>2,931.42</text:p>
          </table:table-cell>
          <table:table-cell table:style-name="ce5" office:value-type="float" office:value="2919.37" calcext:value-type="float">
            <text:p>2,919.37</text:p>
          </table:table-cell>
          <table:table-cell table:style-name="ce5" office:value-type="float" office:value="2923.43" calcext:value-type="float">
            <text:p>2,923.43</text:p>
          </table:table-cell>
          <table:table-cell table:style-name="ce9" table:formula="of:=([.E795]-[.E794])/[.E794]" office:value-type="float" office:value="-0.000396636793533558" calcext:value-type="float">
            <text:p>-0.00040</text:p>
          </table:table-cell>
          <table:table-cell table:style-name="ce9" table:formula="of:=[.$K$2]+[.$K$3]*[.F794]^2+[.$K$4]*[.G794]" office:value-type="float" office:value="0.00002450580243079" calcext:value-type="float">
            <text:p>0.00002</text:p>
          </table:table-cell>
          <table:table-cell table:style-name="ce9" table:formula="of:=-LN([.G795])-[.F795]^2/[.G795]" office:value-type="float" office:value="10.6101809000172" calcext:value-type="float">
            <text:p>10.610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03" calcext:value-type="date">
            <text:p>2018-10-03</text:p>
          </table:table-cell>
          <table:table-cell table:style-name="ce5" office:value-type="float" office:value="2931.69" calcext:value-type="float">
            <text:p>2,931.69</text:p>
          </table:table-cell>
          <table:table-cell table:style-name="ce5" office:value-type="float" office:value="2939.86" calcext:value-type="float">
            <text:p>2,939.86</text:p>
          </table:table-cell>
          <table:table-cell table:style-name="ce5" office:value-type="float" office:value="2921.36" calcext:value-type="float">
            <text:p>2,921.36</text:p>
          </table:table-cell>
          <table:table-cell table:style-name="ce5" office:value-type="float" office:value="2925.51" calcext:value-type="float">
            <text:p>2,925.51</text:p>
          </table:table-cell>
          <table:table-cell table:style-name="ce9" table:formula="of:=([.E796]-[.E795])/[.E795]" office:value-type="float" office:value="0.000711493006502766" calcext:value-type="float">
            <text:p>0.00071</text:p>
          </table:table-cell>
          <table:table-cell table:style-name="ce9" table:formula="of:=[.$K$2]+[.$K$3]*[.F795]^2+[.$K$4]*[.G795]" office:value-type="float" office:value="0.0000223369815455088" calcext:value-type="float">
            <text:p>0.00002</text:p>
          </table:table-cell>
          <table:table-cell table:style-name="ce9" table:formula="of:=-LN([.G796])-[.F796]^2/[.G796]" office:value-type="float" office:value="10.6866039197837" calcext:value-type="float">
            <text:p>10.686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04" calcext:value-type="date">
            <text:p>2018-10-04</text:p>
          </table:table-cell>
          <table:table-cell table:style-name="ce5" office:value-type="float" office:value="2919.35" calcext:value-type="float">
            <text:p>2,919.35</text:p>
          </table:table-cell>
          <table:table-cell table:style-name="ce5" office:value-type="float" office:value="2919.78" calcext:value-type="float">
            <text:p>2,919.78</text:p>
          </table:table-cell>
          <table:table-cell table:style-name="ce5" office:value-type="float" office:value="2883.92" calcext:value-type="float">
            <text:p>2,883.92</text:p>
          </table:table-cell>
          <table:table-cell table:style-name="ce5" office:value-type="float" office:value="2901.61" calcext:value-type="float">
            <text:p>2,901.61</text:p>
          </table:table-cell>
          <table:table-cell table:style-name="ce9" table:formula="of:=([.E797]-[.E796])/[.E796]" office:value-type="float" office:value="-0.00816951574255432" calcext:value-type="float">
            <text:p>-0.00817</text:p>
          </table:table-cell>
          <table:table-cell table:style-name="ce9" table:formula="of:=[.$K$2]+[.$K$3]*[.F796]^2+[.$K$4]*[.G796]" office:value-type="float" office:value="0.0000207937026596508" calcext:value-type="float">
            <text:p>0.00002</text:p>
          </table:table-cell>
          <table:table-cell table:style-name="ce9" table:formula="of:=-LN([.G797])-[.F797]^2/[.G797]" office:value-type="float" office:value="7.57118730309564" calcext:value-type="float">
            <text:p>7.571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05" calcext:value-type="date">
            <text:p>2018-10-05</text:p>
          </table:table-cell>
          <table:table-cell table:style-name="ce5" office:value-type="float" office:value="2902.54" calcext:value-type="float">
            <text:p>2,902.54</text:p>
          </table:table-cell>
          <table:table-cell table:style-name="ce5" office:value-type="float" office:value="2909.64" calcext:value-type="float">
            <text:p>2,909.64</text:p>
          </table:table-cell>
          <table:table-cell table:style-name="ce5" office:value-type="float" office:value="2869.29" calcext:value-type="float">
            <text:p>2,869.29</text:p>
          </table:table-cell>
          <table:table-cell table:style-name="ce5" office:value-type="float" office:value="2885.57" calcext:value-type="float">
            <text:p>2,885.57</text:p>
          </table:table-cell>
          <table:table-cell table:style-name="ce9" table:formula="of:=([.E798]-[.E797])/[.E797]" office:value-type="float" office:value="-0.00552796550880372" calcext:value-type="float">
            <text:p>-0.00553</text:p>
          </table:table-cell>
          <table:table-cell table:style-name="ce9" table:formula="of:=[.$K$2]+[.$K$3]*[.F797]^2+[.$K$4]*[.G797]" office:value-type="float" office:value="0.0000344628596615847" calcext:value-type="float">
            <text:p>0.00003</text:p>
          </table:table-cell>
          <table:table-cell table:style-name="ce9" table:formula="of:=-LN([.G798])-[.F798]^2/[.G798]" office:value-type="float" office:value="9.38892297712038" calcext:value-type="float">
            <text:p>9.3889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2018-10-08</text:p>
          </table:table-cell>
          <table:table-cell table:style-name="ce5" office:value-type="float" office:value="2877.53" calcext:value-type="float">
            <text:p>2,877.53</text:p>
          </table:table-cell>
          <table:table-cell table:style-name="ce5" office:value-type="float" office:value="2889.45" calcext:value-type="float">
            <text:p>2,889.45</text:p>
          </table:table-cell>
          <table:table-cell table:style-name="ce5" office:value-type="float" office:value="2862.08" calcext:value-type="float">
            <text:p>2,862.08</text:p>
          </table:table-cell>
          <table:table-cell table:style-name="ce5" office:value-type="float" office:value="2884.43" calcext:value-type="float">
            <text:p>2,884.43</text:p>
          </table:table-cell>
          <table:table-cell table:style-name="ce9" table:formula="of:=([.E799]-[.E798])/[.E798]" office:value-type="float" office:value="-0.000395069258413529" calcext:value-type="float">
            <text:p>-0.00040</text:p>
          </table:table-cell>
          <table:table-cell table:style-name="ce9" table:formula="of:=[.$K$2]+[.$K$3]*[.F798]^2+[.$K$4]*[.G798]" office:value-type="float" office:value="0.0000365841978451778" calcext:value-type="float">
            <text:p>0.00004</text:p>
          </table:table-cell>
          <table:table-cell table:style-name="ce9" table:formula="of:=-LN([.G799])-[.F799]^2/[.G799]" office:value-type="float" office:value="10.2116278484641" calcext:value-type="float">
            <text:p>10.2116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09" calcext:value-type="date">
            <text:p>2018-10-09</text:p>
          </table:table-cell>
          <table:table-cell table:style-name="ce5" office:value-type="float" office:value="2882.51" calcext:value-type="float">
            <text:p>2,882.51</text:p>
          </table:table-cell>
          <table:table-cell table:style-name="ce5" office:value-type="float" office:value="2894.83" calcext:value-type="float">
            <text:p>2,894.83</text:p>
          </table:table-cell>
          <table:table-cell table:style-name="ce5" office:value-type="float" office:value="2874.27" calcext:value-type="float">
            <text:p>2,874.27</text:p>
          </table:table-cell>
          <table:table-cell table:style-name="ce5" office:value-type="float" office:value="2880.34" calcext:value-type="float">
            <text:p>2,880.34</text:p>
          </table:table-cell>
          <table:table-cell table:style-name="ce9" table:formula="of:=([.E800]-[.E799])/[.E799]" office:value-type="float" office:value="-0.00141795779408746" calcext:value-type="float">
            <text:p>-0.00142</text:p>
          </table:table-cell>
          <table:table-cell table:style-name="ce9" table:formula="of:=[.$K$2]+[.$K$3]*[.F799]^2+[.$K$4]*[.G799]" office:value-type="float" office:value="0.000031366234421046" calcext:value-type="float">
            <text:p>0.00003</text:p>
          </table:table-cell>
          <table:table-cell table:style-name="ce9" table:formula="of:=-LN([.G800])-[.F800]^2/[.G800]" office:value-type="float" office:value="10.3056776662083" calcext:value-type="float">
            <text:p>10.305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10" calcext:value-type="date">
            <text:p>2018-10-10</text:p>
          </table:table-cell>
          <table:table-cell table:style-name="ce5" office:value-type="float" office:value="2873.9" calcext:value-type="float">
            <text:p>2,873.90</text:p>
          </table:table-cell>
          <table:table-cell table:style-name="ce5" office:value-type="float" office:value="2874.02" calcext:value-type="float">
            <text:p>2,874.02</text:p>
          </table:table-cell>
          <table:table-cell table:style-name="ce5" office:value-type="float" office:value="2784.86" calcext:value-type="float">
            <text:p>2,784.86</text:p>
          </table:table-cell>
          <table:table-cell table:style-name="ce5" office:value-type="float" office:value="2785.68" calcext:value-type="float">
            <text:p>2,785.68</text:p>
          </table:table-cell>
          <table:table-cell table:style-name="ce9" table:formula="of:=([.E801]-[.E800])/[.E800]" office:value-type="float" office:value="-0.0328641757570288" calcext:value-type="float">
            <text:p>-0.03286</text:p>
          </table:table-cell>
          <table:table-cell table:style-name="ce9" table:formula="of:=[.$K$2]+[.$K$3]*[.F800]^2+[.$K$4]*[.G800]" office:value-type="float" office:value="0.0000278804345991932" calcext:value-type="float">
            <text:p>0.00003</text:p>
          </table:table-cell>
          <table:table-cell table:style-name="ce9" table:formula="of:=-LN([.G801])-[.F801]^2/[.G801]" office:value-type="float" office:value="-28.2511955466421" calcext:value-type="float">
            <text:p>-28.251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11" calcext:value-type="date">
            <text:p>2018-10-11</text:p>
          </table:table-cell>
          <table:table-cell table:style-name="ce5" office:value-type="float" office:value="2776.87" calcext:value-type="float">
            <text:p>2,776.87</text:p>
          </table:table-cell>
          <table:table-cell table:style-name="ce5" office:value-type="float" office:value="2795.14" calcext:value-type="float">
            <text:p>2,795.14</text:p>
          </table:table-cell>
          <table:table-cell table:style-name="ce5" office:value-type="float" office:value="2710.51" calcext:value-type="float">
            <text:p>2,710.51</text:p>
          </table:table-cell>
          <table:table-cell table:style-name="ce5" office:value-type="float" office:value="2728.37" calcext:value-type="float">
            <text:p>2,728.37</text:p>
          </table:table-cell>
          <table:table-cell table:style-name="ce9" table:formula="of:=([.E802]-[.E801])/[.E801]" office:value-type="float" office:value="-0.0205730737198817" calcext:value-type="float">
            <text:p>-0.02057</text:p>
          </table:table-cell>
          <table:table-cell table:style-name="ce9" table:formula="of:=[.$K$2]+[.$K$3]*[.F801]^2+[.$K$4]*[.G801]" office:value-type="float" office:value="0.000266533107262695" calcext:value-type="float">
            <text:p>0.00027</text:p>
          </table:table-cell>
          <table:table-cell table:style-name="ce9" table:formula="of:=-LN([.G802])-[.F802]^2/[.G802]" office:value-type="float" office:value="6.64202414341684" calcext:value-type="float">
            <text:p>6.6420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12" calcext:value-type="date">
            <text:p>2018-10-12</text:p>
          </table:table-cell>
          <table:table-cell table:style-name="ce5" office:value-type="float" office:value="2770.54" calcext:value-type="float">
            <text:p>2,770.54</text:p>
          </table:table-cell>
          <table:table-cell table:style-name="ce5" office:value-type="float" office:value="2775.77" calcext:value-type="float">
            <text:p>2,775.77</text:p>
          </table:table-cell>
          <table:table-cell table:style-name="ce5" office:value-type="float" office:value="2729.44" calcext:value-type="float">
            <text:p>2,729.44</text:p>
          </table:table-cell>
          <table:table-cell table:style-name="ce5" office:value-type="float" office:value="2767.13" calcext:value-type="float">
            <text:p>2,767.13</text:p>
          </table:table-cell>
          <table:table-cell table:style-name="ce9" table:formula="of:=([.E803]-[.E802])/[.E802]" office:value-type="float" office:value="0.014206284338268" calcext:value-type="float">
            <text:p>0.01421</text:p>
          </table:table-cell>
          <table:table-cell table:style-name="ce9" table:formula="of:=[.$K$2]+[.$K$3]*[.F802]^2+[.$K$4]*[.G802]" office:value-type="float" office:value="0.000297956512847677" calcext:value-type="float">
            <text:p>0.00030</text:p>
          </table:table-cell>
          <table:table-cell table:style-name="ce9" table:formula="of:=-LN([.G803])-[.F803]^2/[.G803]" office:value-type="float" office:value="7.44122082965783" calcext:value-type="float">
            <text:p>7.4412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15" calcext:value-type="date">
            <text:p>2018-10-15</text:p>
          </table:table-cell>
          <table:table-cell table:style-name="ce5" office:value-type="float" office:value="2763.83" calcext:value-type="float">
            <text:p>2,763.83</text:p>
          </table:table-cell>
          <table:table-cell table:style-name="ce5" office:value-type="float" office:value="2775.99" calcext:value-type="float">
            <text:p>2,775.99</text:p>
          </table:table-cell>
          <table:table-cell table:style-name="ce5" office:value-type="float" office:value="2749.03" calcext:value-type="float">
            <text:p>2,749.03</text:p>
          </table:table-cell>
          <table:table-cell table:style-name="ce5" office:value-type="float" office:value="2750.79" calcext:value-type="float">
            <text:p>2,750.79</text:p>
          </table:table-cell>
          <table:table-cell table:style-name="ce9" table:formula="of:=([.E804]-[.E803])/[.E803]" office:value-type="float" office:value="-0.00590503518085531" calcext:value-type="float">
            <text:p>-0.00591</text:p>
          </table:table-cell>
          <table:table-cell table:style-name="ce9" table:formula="of:=[.$K$2]+[.$K$3]*[.F803]^2+[.$K$4]*[.G803]" office:value-type="float" office:value="0.000271892806865322" calcext:value-type="float">
            <text:p>0.00027</text:p>
          </table:table-cell>
          <table:table-cell table:style-name="ce9" table:formula="of:=-LN([.G804])-[.F804]^2/[.G804]" office:value-type="float" office:value="8.08185564819657" calcext:value-type="float">
            <text:p>8.0818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16" calcext:value-type="date">
            <text:p>2018-10-16</text:p>
          </table:table-cell>
          <table:table-cell table:style-name="ce5" office:value-type="float" office:value="2767.05" calcext:value-type="float">
            <text:p>2,767.05</text:p>
          </table:table-cell>
          <table:table-cell table:style-name="ce5" office:value-type="float" office:value="2813.46" calcext:value-type="float">
            <text:p>2,813.46</text:p>
          </table:table-cell>
          <table:table-cell table:style-name="ce5" office:value-type="float" office:value="2766.91" calcext:value-type="float">
            <text:p>2,766.91</text:p>
          </table:table-cell>
          <table:table-cell table:style-name="ce5" office:value-type="float" office:value="2809.92" calcext:value-type="float">
            <text:p>2,809.92</text:p>
          </table:table-cell>
          <table:table-cell table:style-name="ce9" table:formula="of:=([.E805]-[.E804])/[.E804]" office:value-type="float" office:value="0.0214956430698091" calcext:value-type="float">
            <text:p>0.02150</text:p>
          </table:table-cell>
          <table:table-cell table:style-name="ce9" table:formula="of:=[.$K$2]+[.$K$3]*[.F804]^2+[.$K$4]*[.G804]" office:value-type="float" office:value="0.000215046145572895" calcext:value-type="float">
            <text:p>0.00022</text:p>
          </table:table-cell>
          <table:table-cell table:style-name="ce9" table:formula="of:=-LN([.G805])-[.F805]^2/[.G805]" office:value-type="float" office:value="6.29599038978144" calcext:value-type="float">
            <text:p>6.2959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17" calcext:value-type="date">
            <text:p>2018-10-17</text:p>
          </table:table-cell>
          <table:table-cell table:style-name="ce5" office:value-type="float" office:value="2811.67" calcext:value-type="float">
            <text:p>2,811.67</text:p>
          </table:table-cell>
          <table:table-cell table:style-name="ce5" office:value-type="float" office:value="2816.94" calcext:value-type="float">
            <text:p>2,816.94</text:p>
          </table:table-cell>
          <table:table-cell table:style-name="ce5" office:value-type="float" office:value="2781.81" calcext:value-type="float">
            <text:p>2,781.81</text:p>
          </table:table-cell>
          <table:table-cell table:style-name="ce5" office:value-type="float" office:value="2809.21" calcext:value-type="float">
            <text:p>2,809.21</text:p>
          </table:table-cell>
          <table:table-cell table:style-name="ce9" table:formula="of:=([.E806]-[.E805])/[.E805]" office:value-type="float" office:value="-0.000252676232775323" calcext:value-type="float">
            <text:p>-0.00025</text:p>
          </table:table-cell>
          <table:table-cell table:style-name="ce9" table:formula="of:=[.$K$2]+[.$K$3]*[.F805]^2+[.$K$4]*[.G805]" office:value-type="float" office:value="0.000268151743696611" calcext:value-type="float">
            <text:p>0.00027</text:p>
          </table:table-cell>
          <table:table-cell table:style-name="ce9" table:formula="of:=-LN([.G806])-[.F806]^2/[.G806]" office:value-type="float" office:value="8.22371943602448" calcext:value-type="float">
            <text:p>8.223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18" calcext:value-type="date">
            <text:p>2018-10-18</text:p>
          </table:table-cell>
          <table:table-cell table:style-name="ce5" office:value-type="float" office:value="2802" calcext:value-type="float">
            <text:p>2,802.00</text:p>
          </table:table-cell>
          <table:table-cell table:style-name="ce5" office:value-type="float" office:value="2806.04" calcext:value-type="float">
            <text:p>2,806.04</text:p>
          </table:table-cell>
          <table:table-cell table:style-name="ce5" office:value-type="float" office:value="2755.18" calcext:value-type="float">
            <text:p>2,755.18</text:p>
          </table:table-cell>
          <table:table-cell table:style-name="ce5" office:value-type="float" office:value="2768.78" calcext:value-type="float">
            <text:p>2,768.78</text:p>
          </table:table-cell>
          <table:table-cell table:style-name="ce9" table:formula="of:=([.E807]-[.E806])/[.E806]" office:value-type="float" office:value="-0.0143919464902944" calcext:value-type="float">
            <text:p>-0.01439</text:p>
          </table:table-cell>
          <table:table-cell table:style-name="ce9" table:formula="of:=[.$K$2]+[.$K$3]*[.F806]^2+[.$K$4]*[.G806]" office:value-type="float" office:value="0.000204460164223918" calcext:value-type="float">
            <text:p>0.00020</text:p>
          </table:table-cell>
          <table:table-cell table:style-name="ce9" table:formula="of:=-LN([.G807])-[.F807]^2/[.G807]" office:value-type="float" office:value="7.48208859857874" calcext:value-type="float">
            <text:p>7.482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19" calcext:value-type="date">
            <text:p>2018-10-19</text:p>
          </table:table-cell>
          <table:table-cell table:style-name="ce5" office:value-type="float" office:value="2775.66" calcext:value-type="float">
            <text:p>2,775.66</text:p>
          </table:table-cell>
          <table:table-cell table:style-name="ce5" office:value-type="float" office:value="2797.77" calcext:value-type="float">
            <text:p>2,797.77</text:p>
          </table:table-cell>
          <table:table-cell table:style-name="ce5" office:value-type="float" office:value="2760.27" calcext:value-type="float">
            <text:p>2,760.27</text:p>
          </table:table-cell>
          <table:table-cell table:style-name="ce5" office:value-type="float" office:value="2767.78" calcext:value-type="float">
            <text:p>2,767.78</text:p>
          </table:table-cell>
          <table:table-cell table:style-name="ce9" table:formula="of:=([.E808]-[.E807])/[.E807]" office:value-type="float" office:value="-0.000361169901545085" calcext:value-type="float">
            <text:p>-0.00036</text:p>
          </table:table-cell>
          <table:table-cell table:style-name="ce9" table:formula="of:=[.$K$2]+[.$K$3]*[.F807]^2+[.$K$4]*[.G807]" office:value-type="float" office:value="0.000203185340395008" calcext:value-type="float">
            <text:p>0.00020</text:p>
          </table:table-cell>
          <table:table-cell table:style-name="ce9" table:formula="of:=-LN([.G808])-[.F808]^2/[.G808]" office:value-type="float" office:value="8.50074999494037" calcext:value-type="float">
            <text:p>8.5007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22" calcext:value-type="date">
            <text:p>2018-10-22</text:p>
          </table:table-cell>
          <table:table-cell table:style-name="ce5" office:value-type="float" office:value="2773.94" calcext:value-type="float">
            <text:p>2,773.94</text:p>
          </table:table-cell>
          <table:table-cell table:style-name="ce5" office:value-type="float" office:value="2778.94" calcext:value-type="float">
            <text:p>2,778.94</text:p>
          </table:table-cell>
          <table:table-cell table:style-name="ce5" office:value-type="float" office:value="2749.22" calcext:value-type="float">
            <text:p>2,749.22</text:p>
          </table:table-cell>
          <table:table-cell table:style-name="ce5" office:value-type="float" office:value="2755.88" calcext:value-type="float">
            <text:p>2,755.88</text:p>
          </table:table-cell>
          <table:table-cell table:style-name="ce9" table:formula="of:=([.E809]-[.E808])/[.E808]" office:value-type="float" office:value="-0.00429947466922952" calcext:value-type="float">
            <text:p>-0.00430</text:p>
          </table:table-cell>
          <table:table-cell table:style-name="ce9" table:formula="of:=[.$K$2]+[.$K$3]*[.F808]^2+[.$K$4]*[.G808]" office:value-type="float" office:value="0.000155907679602937" calcext:value-type="float">
            <text:p>0.00016</text:p>
          </table:table-cell>
          <table:table-cell table:style-name="ce9" table:formula="of:=-LN([.G809])-[.F809]^2/[.G809]" office:value-type="float" office:value="8.64767967350533" calcext:value-type="float">
            <text:p>8.6476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23" calcext:value-type="date">
            <text:p>2018-10-23</text:p>
          </table:table-cell>
          <table:table-cell table:style-name="ce5" office:value-type="float" office:value="2721.03" calcext:value-type="float">
            <text:p>2,721.03</text:p>
          </table:table-cell>
          <table:table-cell table:style-name="ce5" office:value-type="float" office:value="2753.59" calcext:value-type="float">
            <text:p>2,753.59</text:p>
          </table:table-cell>
          <table:table-cell table:style-name="ce5" office:value-type="float" office:value="2691.43" calcext:value-type="float">
            <text:p>2,691.43</text:p>
          </table:table-cell>
          <table:table-cell table:style-name="ce5" office:value-type="float" office:value="2740.69" calcext:value-type="float">
            <text:p>2,740.69</text:p>
          </table:table-cell>
          <table:table-cell table:style-name="ce9" table:formula="of:=([.E810]-[.E809])/[.E809]" office:value-type="float" office:value="-0.00551185102399236" calcext:value-type="float">
            <text:p>-0.00551</text:p>
          </table:table-cell>
          <table:table-cell table:style-name="ce9" table:formula="of:=[.$K$2]+[.$K$3]*[.F809]^2+[.$K$4]*[.G809]" office:value-type="float" office:value="0.000124671716964283" calcext:value-type="float">
            <text:p>0.00012</text:p>
          </table:table-cell>
          <table:table-cell table:style-name="ce9" table:formula="of:=-LN([.G810])-[.F810]^2/[.G810]" office:value-type="float" office:value="8.74614254737835" calcext:value-type="float">
            <text:p>8.7461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24" calcext:value-type="date">
            <text:p>2018-10-24</text:p>
          </table:table-cell>
          <table:table-cell table:style-name="ce5" office:value-type="float" office:value="2737.87" calcext:value-type="float">
            <text:p>2,737.87</text:p>
          </table:table-cell>
          <table:table-cell table:style-name="ce5" office:value-type="float" office:value="2742.59" calcext:value-type="float">
            <text:p>2,742.59</text:p>
          </table:table-cell>
          <table:table-cell table:style-name="ce5" office:value-type="float" office:value="2651.89" calcext:value-type="float">
            <text:p>2,651.89</text:p>
          </table:table-cell>
          <table:table-cell table:style-name="ce5" office:value-type="float" office:value="2656.1" calcext:value-type="float">
            <text:p>2,656.10</text:p>
          </table:table-cell>
          <table:table-cell table:style-name="ce9" table:formula="of:=([.E811]-[.E810])/[.E810]" office:value-type="float" office:value="-0.0308644903290778" calcext:value-type="float">
            <text:p>-0.03086</text:p>
          </table:table-cell>
          <table:table-cell table:style-name="ce9" table:formula="of:=[.$K$2]+[.$K$3]*[.F810]^2+[.$K$4]*[.G810]" office:value-type="float" office:value="0.000103982451772347" calcext:value-type="float">
            <text:p>0.00010</text:p>
          </table:table-cell>
          <table:table-cell table:style-name="ce9" table:formula="of:=-LN([.G811])-[.F811]^2/[.G811]" office:value-type="float" office:value="0.00996601905098515" calcext:value-type="float">
            <text:p>0.009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25" calcext:value-type="date">
            <text:p>2018-10-25</text:p>
          </table:table-cell>
          <table:table-cell table:style-name="ce5" office:value-type="float" office:value="2674.88" calcext:value-type="float">
            <text:p>2,674.88</text:p>
          </table:table-cell>
          <table:table-cell table:style-name="ce5" office:value-type="float" office:value="2722.7" calcext:value-type="float">
            <text:p>2,722.70</text:p>
          </table:table-cell>
          <table:table-cell table:style-name="ce5" office:value-type="float" office:value="2667.84" calcext:value-type="float">
            <text:p>2,667.84</text:p>
          </table:table-cell>
          <table:table-cell table:style-name="ce5" office:value-type="float" office:value="2705.57" calcext:value-type="float">
            <text:p>2,705.57</text:p>
          </table:table-cell>
          <table:table-cell table:style-name="ce9" table:formula="of:=([.E812]-[.E811])/[.E811]" office:value-type="float" office:value="0.0186250517676293" calcext:value-type="float">
            <text:p>0.01863</text:p>
          </table:table-cell>
          <table:table-cell table:style-name="ce9" table:formula="of:=[.$K$2]+[.$K$3]*[.F811]^2+[.$K$4]*[.G811]" office:value-type="float" office:value="0.000294905652651935" calcext:value-type="float">
            <text:p>0.00029</text:p>
          </table:table-cell>
          <table:table-cell table:style-name="ce9" table:formula="of:=-LN([.G812])-[.F812]^2/[.G812]" office:value-type="float" office:value="6.95257191313204" calcext:value-type="float">
            <text:p>6.952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26" calcext:value-type="date">
            <text:p>2018-10-26</text:p>
          </table:table-cell>
          <table:table-cell table:style-name="ce5" office:value-type="float" office:value="2667.86" calcext:value-type="float">
            <text:p>2,667.86</text:p>
          </table:table-cell>
          <table:table-cell table:style-name="ce5" office:value-type="float" office:value="2692.38" calcext:value-type="float">
            <text:p>2,692.38</text:p>
          </table:table-cell>
          <table:table-cell table:style-name="ce5" office:value-type="float" office:value="2628.16" calcext:value-type="float">
            <text:p>2,628.16</text:p>
          </table:table-cell>
          <table:table-cell table:style-name="ce5" office:value-type="float" office:value="2658.69" calcext:value-type="float">
            <text:p>2,658.69</text:p>
          </table:table-cell>
          <table:table-cell table:style-name="ce9" table:formula="of:=([.E813]-[.E812])/[.E812]" office:value-type="float" office:value="-0.0173272175548961" calcext:value-type="float">
            <text:p>-0.01733</text:p>
          </table:table-cell>
          <table:table-cell table:style-name="ce9" table:formula="of:=[.$K$2]+[.$K$3]*[.F812]^2+[.$K$4]*[.G812]" office:value-type="float" office:value="0.000302078608283732" calcext:value-type="float">
            <text:p>0.00030</text:p>
          </table:table-cell>
          <table:table-cell table:style-name="ce9" table:formula="of:=-LN([.G813])-[.F813]^2/[.G813]" office:value-type="float" office:value="7.11093473801667" calcext:value-type="float">
            <text:p>7.1109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29" calcext:value-type="date">
            <text:p>2018-10-29</text:p>
          </table:table-cell>
          <table:table-cell table:style-name="ce5" office:value-type="float" office:value="2682.65" calcext:value-type="float">
            <text:p>2,682.65</text:p>
          </table:table-cell>
          <table:table-cell table:style-name="ce5" office:value-type="float" office:value="2706.85" calcext:value-type="float">
            <text:p>2,706.85</text:p>
          </table:table-cell>
          <table:table-cell table:style-name="ce5" office:value-type="float" office:value="2603.54" calcext:value-type="float">
            <text:p>2,603.54</text:p>
          </table:table-cell>
          <table:table-cell table:style-name="ce5" office:value-type="float" office:value="2641.25" calcext:value-type="float">
            <text:p>2,641.25</text:p>
          </table:table-cell>
          <table:table-cell table:style-name="ce9" table:formula="of:=([.E814]-[.E813])/[.E813]" office:value-type="float" office:value="-0.00655962146771532" calcext:value-type="float">
            <text:p>-0.00656</text:p>
          </table:table-cell>
          <table:table-cell table:style-name="ce9" table:formula="of:=[.$K$2]+[.$K$3]*[.F813]^2+[.$K$4]*[.G813]" office:value-type="float" office:value="0.000296998744499624" calcext:value-type="float">
            <text:p>0.00030</text:p>
          </table:table-cell>
          <table:table-cell table:style-name="ce9" table:formula="of:=-LN([.G814])-[.F814]^2/[.G814]" office:value-type="float" office:value="7.97690447912361" calcext:value-type="float">
            <text:p>7.976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30" calcext:value-type="date">
            <text:p>2018-10-30</text:p>
          </table:table-cell>
          <table:table-cell table:style-name="ce5" office:value-type="float" office:value="2640.68" calcext:value-type="float">
            <text:p>2,640.68</text:p>
          </table:table-cell>
          <table:table-cell table:style-name="ce5" office:value-type="float" office:value="2685.43" calcext:value-type="float">
            <text:p>2,685.43</text:p>
          </table:table-cell>
          <table:table-cell table:style-name="ce5" office:value-type="float" office:value="2635.34" calcext:value-type="float">
            <text:p>2,635.34</text:p>
          </table:table-cell>
          <table:table-cell table:style-name="ce5" office:value-type="float" office:value="2682.63" calcext:value-type="float">
            <text:p>2,682.63</text:p>
          </table:table-cell>
          <table:table-cell table:style-name="ce9" table:formula="of:=([.E815]-[.E814])/[.E814]" office:value-type="float" office:value="0.0156668244202556" calcext:value-type="float">
            <text:p>0.01567</text:p>
          </table:table-cell>
          <table:table-cell table:style-name="ce9" table:formula="of:=[.$K$2]+[.$K$3]*[.F814]^2+[.$K$4]*[.G814]" office:value-type="float" office:value="0.000235640737460734" calcext:value-type="float">
            <text:p>0.00024</text:p>
          </table:table-cell>
          <table:table-cell table:style-name="ce9" table:formula="of:=-LN([.G815])-[.F815]^2/[.G815]" office:value-type="float" office:value="7.31157676926515" calcext:value-type="float">
            <text:p>7.311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0-31" calcext:value-type="date">
            <text:p>2018-10-31</text:p>
          </table:table-cell>
          <table:table-cell table:style-name="ce5" office:value-type="float" office:value="2705.6" calcext:value-type="float">
            <text:p>2,705.60</text:p>
          </table:table-cell>
          <table:table-cell table:style-name="ce5" office:value-type="float" office:value="2736.69" calcext:value-type="float">
            <text:p>2,736.69</text:p>
          </table:table-cell>
          <table:table-cell table:style-name="ce5" office:value-type="float" office:value="2705.6" calcext:value-type="float">
            <text:p>2,705.60</text:p>
          </table:table-cell>
          <table:table-cell table:style-name="ce5" office:value-type="float" office:value="2711.74" calcext:value-type="float">
            <text:p>2,711.74</text:p>
          </table:table-cell>
          <table:table-cell table:style-name="ce9" table:formula="of:=([.E816]-[.E815])/[.E815]" office:value-type="float" office:value="0.0108512914565183" calcext:value-type="float">
            <text:p>0.01085</text:p>
          </table:table-cell>
          <table:table-cell table:style-name="ce9" table:formula="of:=[.$K$2]+[.$K$3]*[.F815]^2+[.$K$4]*[.G815]" office:value-type="float" office:value="0.000235071250346475" calcext:value-type="float">
            <text:p>0.00024</text:p>
          </table:table-cell>
          <table:table-cell table:style-name="ce9" table:formula="of:=-LN([.G816])-[.F816]^2/[.G816]" office:value-type="float" office:value="7.85470770121725" calcext:value-type="float">
            <text:p>7.854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01" calcext:value-type="date">
            <text:p>2018-11-01</text:p>
          </table:table-cell>
          <table:table-cell table:style-name="ce5" office:value-type="float" office:value="2717.58" calcext:value-type="float">
            <text:p>2,717.58</text:p>
          </table:table-cell>
          <table:table-cell table:style-name="ce5" office:value-type="float" office:value="2741.67" calcext:value-type="float">
            <text:p>2,741.67</text:p>
          </table:table-cell>
          <table:table-cell table:style-name="ce5" office:value-type="float" office:value="2708.85" calcext:value-type="float">
            <text:p>2,708.85</text:p>
          </table:table-cell>
          <table:table-cell table:style-name="ce5" office:value-type="float" office:value="2740.37" calcext:value-type="float">
            <text:p>2,740.37</text:p>
          </table:table-cell>
          <table:table-cell table:style-name="ce9" table:formula="of:=([.E817]-[.E816])/[.E816]" office:value-type="float" office:value="0.01055779683893" calcext:value-type="float">
            <text:p>0.01056</text:p>
          </table:table-cell>
          <table:table-cell table:style-name="ce9" table:formula="of:=[.$K$2]+[.$K$3]*[.F816]^2+[.$K$4]*[.G816]" office:value-type="float" office:value="0.000206067403646772" calcext:value-type="float">
            <text:p>0.00021</text:p>
          </table:table-cell>
          <table:table-cell table:style-name="ce9" table:formula="of:=-LN([.G817])-[.F817]^2/[.G817]" office:value-type="float" office:value="7.94638193104121" calcext:value-type="float">
            <text:p>7.9463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02" calcext:value-type="date">
            <text:p>2018-11-02</text:p>
          </table:table-cell>
          <table:table-cell table:style-name="ce5" office:value-type="float" office:value="2745.45" calcext:value-type="float">
            <text:p>2,745.45</text:p>
          </table:table-cell>
          <table:table-cell table:style-name="ce5" office:value-type="float" office:value="2756.55" calcext:value-type="float">
            <text:p>2,756.55</text:p>
          </table:table-cell>
          <table:table-cell table:style-name="ce5" office:value-type="float" office:value="2700.44" calcext:value-type="float">
            <text:p>2,700.44</text:p>
          </table:table-cell>
          <table:table-cell table:style-name="ce5" office:value-type="float" office:value="2723.06" calcext:value-type="float">
            <text:p>2,723.06</text:p>
          </table:table-cell>
          <table:table-cell table:style-name="ce9" table:formula="of:=([.E818]-[.E817])/[.E817]" office:value-type="float" office:value="-0.00631666526782878" calcext:value-type="float">
            <text:p>-0.00632</text:p>
          </table:table-cell>
          <table:table-cell table:style-name="ce9" table:formula="of:=[.$K$2]+[.$K$3]*[.F817]^2+[.$K$4]*[.G817]" office:value-type="float" office:value="0.000182978602328341" calcext:value-type="float">
            <text:p>0.00018</text:p>
          </table:table-cell>
          <table:table-cell table:style-name="ce9" table:formula="of:=-LN([.G818])-[.F818]^2/[.G818]" office:value-type="float" office:value="8.38808163379482" calcext:value-type="float">
            <text:p>8.388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05" calcext:value-type="date">
            <text:p>2018-11-05</text:p>
          </table:table-cell>
          <table:table-cell table:style-name="ce5" office:value-type="float" office:value="2726.37" calcext:value-type="float">
            <text:p>2,726.37</text:p>
          </table:table-cell>
          <table:table-cell table:style-name="ce5" office:value-type="float" office:value="2744.27" calcext:value-type="float">
            <text:p>2,744.27</text:p>
          </table:table-cell>
          <table:table-cell table:style-name="ce5" office:value-type="float" office:value="2717.94" calcext:value-type="float">
            <text:p>2,717.94</text:p>
          </table:table-cell>
          <table:table-cell table:style-name="ce5" office:value-type="float" office:value="2738.31" calcext:value-type="float">
            <text:p>2,738.31</text:p>
          </table:table-cell>
          <table:table-cell table:style-name="ce9" table:formula="of:=([.E819]-[.E818])/[.E818]" office:value-type="float" office:value="0.00560031729010745" calcext:value-type="float">
            <text:p>0.00560</text:p>
          </table:table-cell>
          <table:table-cell table:style-name="ce9" table:formula="of:=[.$K$2]+[.$K$3]*[.F818]^2+[.$K$4]*[.G818]" office:value-type="float" office:value="0.00014970179350267" calcext:value-type="float">
            <text:p>0.00015</text:p>
          </table:table-cell>
          <table:table-cell table:style-name="ce9" table:formula="of:=-LN([.G819])-[.F819]^2/[.G819]" office:value-type="float" office:value="8.59735841890557" calcext:value-type="float">
            <text:p>8.597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06" calcext:value-type="date">
            <text:p>2018-11-06</text:p>
          </table:table-cell>
          <table:table-cell table:style-name="ce5" office:value-type="float" office:value="2738.4" calcext:value-type="float">
            <text:p>2,738.40</text:p>
          </table:table-cell>
          <table:table-cell table:style-name="ce5" office:value-type="float" office:value="2756.82" calcext:value-type="float">
            <text:p>2,756.82</text:p>
          </table:table-cell>
          <table:table-cell table:style-name="ce5" office:value-type="float" office:value="2737.08" calcext:value-type="float">
            <text:p>2,737.08</text:p>
          </table:table-cell>
          <table:table-cell table:style-name="ce5" office:value-type="float" office:value="2755.45" calcext:value-type="float">
            <text:p>2,755.45</text:p>
          </table:table-cell>
          <table:table-cell table:style-name="ce9" table:formula="of:=([.E820]-[.E819])/[.E819]" office:value-type="float" office:value="0.0062593351373657" calcext:value-type="float">
            <text:p>0.00626</text:p>
          </table:table-cell>
          <table:table-cell table:style-name="ce9" table:formula="of:=[.$K$2]+[.$K$3]*[.F819]^2+[.$K$4]*[.G819]" office:value-type="float" office:value="0.000122914361465692" calcext:value-type="float">
            <text:p>0.00012</text:p>
          </table:table-cell>
          <table:table-cell table:style-name="ce9" table:formula="of:=-LN([.G820])-[.F820]^2/[.G820]" office:value-type="float" office:value="8.68527006024086" calcext:value-type="float">
            <text:p>8.685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07" calcext:value-type="date">
            <text:p>2018-11-07</text:p>
          </table:table-cell>
          <table:table-cell table:style-name="ce5" office:value-type="float" office:value="2774.13" calcext:value-type="float">
            <text:p>2,774.13</text:p>
          </table:table-cell>
          <table:table-cell table:style-name="ce5" office:value-type="float" office:value="2815.15" calcext:value-type="float">
            <text:p>2,815.15</text:p>
          </table:table-cell>
          <table:table-cell table:style-name="ce5" office:value-type="float" office:value="2774.13" calcext:value-type="float">
            <text:p>2,774.13</text:p>
          </table:table-cell>
          <table:table-cell table:style-name="ce5" office:value-type="float" office:value="2813.89" calcext:value-type="float">
            <text:p>2,813.89</text:p>
          </table:table-cell>
          <table:table-cell table:style-name="ce9" table:formula="of:=([.E821]-[.E820])/[.E820]" office:value-type="float" office:value="0.0212088769529478" calcext:value-type="float">
            <text:p>0.02121</text:p>
          </table:table-cell>
          <table:table-cell table:style-name="ce9" table:formula="of:=[.$K$2]+[.$K$3]*[.F820]^2+[.$K$4]*[.G820]" office:value-type="float" office:value="0.000104637797396288" calcext:value-type="float">
            <text:p>0.00010</text:p>
          </table:table-cell>
          <table:table-cell table:style-name="ce9" table:formula="of:=-LN([.G821])-[.F821]^2/[.G821]" office:value-type="float" office:value="4.86621051581481" calcext:value-type="float">
            <text:p>4.866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08" calcext:value-type="date">
            <text:p>2018-11-08</text:p>
          </table:table-cell>
          <table:table-cell table:style-name="ce5" office:value-type="float" office:value="2806.38" calcext:value-type="float">
            <text:p>2,806.38</text:p>
          </table:table-cell>
          <table:table-cell table:style-name="ce5" office:value-type="float" office:value="2814.75" calcext:value-type="float">
            <text:p>2,814.75</text:p>
          </table:table-cell>
          <table:table-cell table:style-name="ce5" office:value-type="float" office:value="2794.99" calcext:value-type="float">
            <text:p>2,794.99</text:p>
          </table:table-cell>
          <table:table-cell table:style-name="ce5" office:value-type="float" office:value="2806.83" calcext:value-type="float">
            <text:p>2,806.83</text:p>
          </table:table-cell>
          <table:table-cell table:style-name="ce9" table:formula="of:=([.E822]-[.E821])/[.E821]" office:value-type="float" office:value="-0.00250898222745024" calcext:value-type="float">
            <text:p>-0.00251</text:p>
          </table:table-cell>
          <table:table-cell table:style-name="ce9" table:formula="of:=[.$K$2]+[.$K$3]*[.F821]^2+[.$K$4]*[.G821]" office:value-type="float" office:value="0.000182872386056155" calcext:value-type="float">
            <text:p>0.00018</text:p>
          </table:table-cell>
          <table:table-cell table:style-name="ce9" table:formula="of:=-LN([.G822])-[.F822]^2/[.G822]" office:value-type="float" office:value="8.57229912536588" calcext:value-type="float">
            <text:p>8.572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09" calcext:value-type="date">
            <text:p>2018-11-09</text:p>
          </table:table-cell>
          <table:table-cell table:number-columns-repeated="2" table:style-name="ce5" office:value-type="float" office:value="2794.1" calcext:value-type="float">
            <text:p>2,794.10</text:p>
          </table:table-cell>
          <table:table-cell table:style-name="ce5" office:value-type="float" office:value="2764.24" calcext:value-type="float">
            <text:p>2,764.24</text:p>
          </table:table-cell>
          <table:table-cell table:style-name="ce5" office:value-type="float" office:value="2781.01" calcext:value-type="float">
            <text:p>2,781.01</text:p>
          </table:table-cell>
          <table:table-cell table:style-name="ce9" table:formula="of:=([.E823]-[.E822])/[.E822]" office:value-type="float" office:value="-0.00919898960749305" calcext:value-type="float">
            <text:p>-0.00920</text:p>
          </table:table-cell>
          <table:table-cell table:style-name="ce9" table:formula="of:=[.$K$2]+[.$K$3]*[.F822]^2+[.$K$4]*[.G822]" office:value-type="float" office:value="0.000142101764854552" calcext:value-type="float">
            <text:p>0.00014</text:p>
          </table:table-cell>
          <table:table-cell table:style-name="ce9" table:formula="of:=-LN([.G823])-[.F823]^2/[.G823]" office:value-type="float" office:value="8.26346844844992" calcext:value-type="float">
            <text:p>8.263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12" calcext:value-type="date">
            <text:p>2018-11-12</text:p>
          </table:table-cell>
          <table:table-cell table:style-name="ce5" office:value-type="float" office:value="2773.93" calcext:value-type="float">
            <text:p>2,773.93</text:p>
          </table:table-cell>
          <table:table-cell table:style-name="ce5" office:value-type="float" office:value="2775.99" calcext:value-type="float">
            <text:p>2,775.99</text:p>
          </table:table-cell>
          <table:table-cell table:style-name="ce5" office:value-type="float" office:value="2722" calcext:value-type="float">
            <text:p>2,722.00</text:p>
          </table:table-cell>
          <table:table-cell table:style-name="ce5" office:value-type="float" office:value="2726.22" calcext:value-type="float">
            <text:p>2,726.22</text:p>
          </table:table-cell>
          <table:table-cell table:style-name="ce9" table:formula="of:=([.E824]-[.E823])/[.E823]" office:value-type="float" office:value="-0.0197014753632675" calcext:value-type="float">
            <text:p>-0.01970</text:p>
          </table:table-cell>
          <table:table-cell table:style-name="ce9" table:formula="of:=[.$K$2]+[.$K$3]*[.F823]^2+[.$K$4]*[.G823]" office:value-type="float" office:value="0.000129151490227767" calcext:value-type="float">
            <text:p>0.00013</text:p>
          </table:table-cell>
          <table:table-cell table:style-name="ce9" table:formula="of:=-LN([.G824])-[.F824]^2/[.G824]" office:value-type="float" office:value="5.94915359148919" calcext:value-type="float">
            <text:p>5.949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13" calcext:value-type="date">
            <text:p>2018-11-13</text:p>
          </table:table-cell>
          <table:table-cell table:style-name="ce5" office:value-type="float" office:value="2730.05" calcext:value-type="float">
            <text:p>2,730.05</text:p>
          </table:table-cell>
          <table:table-cell table:style-name="ce5" office:value-type="float" office:value="2754.6" calcext:value-type="float">
            <text:p>2,754.60</text:p>
          </table:table-cell>
          <table:table-cell table:style-name="ce5" office:value-type="float" office:value="2714.98" calcext:value-type="float">
            <text:p>2,714.98</text:p>
          </table:table-cell>
          <table:table-cell table:style-name="ce5" office:value-type="float" office:value="2722.18" calcext:value-type="float">
            <text:p>2,722.18</text:p>
          </table:table-cell>
          <table:table-cell table:style-name="ce9" table:formula="of:=([.E825]-[.E824])/[.E824]" office:value-type="float" office:value="-0.00148190534879796" calcext:value-type="float">
            <text:p>-0.00148</text:p>
          </table:table-cell>
          <table:table-cell table:style-name="ce9" table:formula="of:=[.$K$2]+[.$K$3]*[.F824]^2+[.$K$4]*[.G824]" office:value-type="float" office:value="0.000187397318400418" calcext:value-type="float">
            <text:p>0.00019</text:p>
          </table:table-cell>
          <table:table-cell table:style-name="ce9" table:formula="of:=-LN([.G825])-[.F825]^2/[.G825]" office:value-type="float" office:value="8.57056084841207" calcext:value-type="float">
            <text:p>8.570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14" calcext:value-type="date">
            <text:p>2018-11-14</text:p>
          </table:table-cell>
          <table:table-cell table:style-name="ce5" office:value-type="float" office:value="2737.9" calcext:value-type="float">
            <text:p>2,737.90</text:p>
          </table:table-cell>
          <table:table-cell table:style-name="ce5" office:value-type="float" office:value="2746.8" calcext:value-type="float">
            <text:p>2,746.80</text:p>
          </table:table-cell>
          <table:table-cell table:style-name="ce5" office:value-type="float" office:value="2685.75" calcext:value-type="float">
            <text:p>2,685.75</text:p>
          </table:table-cell>
          <table:table-cell table:style-name="ce5" office:value-type="float" office:value="2701.58" calcext:value-type="float">
            <text:p>2,701.58</text:p>
          </table:table-cell>
          <table:table-cell table:style-name="ce9" table:formula="of:=([.E826]-[.E825])/[.E825]" office:value-type="float" office:value="-0.00756746431169133" calcext:value-type="float">
            <text:p>-0.00757</text:p>
          </table:table-cell>
          <table:table-cell table:style-name="ce9" table:formula="of:=[.$K$2]+[.$K$3]*[.F825]^2+[.$K$4]*[.G825]" office:value-type="float" office:value="0.000144567184252499" calcext:value-type="float">
            <text:p>0.00014</text:p>
          </table:table-cell>
          <table:table-cell table:style-name="ce9" table:formula="of:=-LN([.G826])-[.F826]^2/[.G826]" office:value-type="float" office:value="8.44564232058577" calcext:value-type="float">
            <text:p>8.4456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15" calcext:value-type="date">
            <text:p>2018-11-15</text:p>
          </table:table-cell>
          <table:table-cell table:style-name="ce5" office:value-type="float" office:value="2693.52" calcext:value-type="float">
            <text:p>2,693.52</text:p>
          </table:table-cell>
          <table:table-cell table:style-name="ce5" office:value-type="float" office:value="2735.38" calcext:value-type="float">
            <text:p>2,735.38</text:p>
          </table:table-cell>
          <table:table-cell table:style-name="ce5" office:value-type="float" office:value="2670.75" calcext:value-type="float">
            <text:p>2,670.75</text:p>
          </table:table-cell>
          <table:table-cell table:style-name="ce5" office:value-type="float" office:value="2730.2" calcext:value-type="float">
            <text:p>2,730.20</text:p>
          </table:table-cell>
          <table:table-cell table:style-name="ce9" table:formula="of:=([.E827]-[.E826])/[.E826]" office:value-type="float" office:value="0.0105938006647961" calcext:value-type="float">
            <text:p>0.01059</text:p>
          </table:table-cell>
          <table:table-cell table:style-name="ce9" table:formula="of:=[.$K$2]+[.$K$3]*[.F826]^2+[.$K$4]*[.G826]" office:value-type="float" office:value="0.00012487274734145" calcext:value-type="float">
            <text:p>0.00012</text:p>
          </table:table-cell>
          <table:table-cell table:style-name="ce9" table:formula="of:=-LN([.G827])-[.F827]^2/[.G827]" office:value-type="float" office:value="8.08947151991798" calcext:value-type="float">
            <text:p>8.0894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16" calcext:value-type="date">
            <text:p>2018-11-16</text:p>
          </table:table-cell>
          <table:table-cell table:style-name="ce5" office:value-type="float" office:value="2718.54" calcext:value-type="float">
            <text:p>2,718.54</text:p>
          </table:table-cell>
          <table:table-cell table:style-name="ce5" office:value-type="float" office:value="2746.75" calcext:value-type="float">
            <text:p>2,746.75</text:p>
          </table:table-cell>
          <table:table-cell table:style-name="ce5" office:value-type="float" office:value="2712.16" calcext:value-type="float">
            <text:p>2,712.16</text:p>
          </table:table-cell>
          <table:table-cell table:style-name="ce5" office:value-type="float" office:value="2736.27" calcext:value-type="float">
            <text:p>2,736.27</text:p>
          </table:table-cell>
          <table:table-cell table:style-name="ce9" table:formula="of:=([.E828]-[.E827])/[.E827]" office:value-type="float" office:value="0.00222328034576228" calcext:value-type="float">
            <text:p>0.00222</text:p>
          </table:table-cell>
          <table:table-cell table:style-name="ce9" table:formula="of:=[.$K$2]+[.$K$3]*[.F827]^2+[.$K$4]*[.G827]" office:value-type="float" office:value="0.000122449771722183" calcext:value-type="float">
            <text:p>0.00012</text:p>
          </table:table-cell>
          <table:table-cell table:style-name="ce9" table:formula="of:=-LN([.G828])-[.F828]^2/[.G828]" office:value-type="float" office:value="8.96744226674414" calcext:value-type="float">
            <text:p>8.967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19" calcext:value-type="date">
            <text:p>2018-11-19</text:p>
          </table:table-cell>
          <table:table-cell table:style-name="ce5" office:value-type="float" office:value="2730.74" calcext:value-type="float">
            <text:p>2,730.74</text:p>
          </table:table-cell>
          <table:table-cell table:style-name="ce5" office:value-type="float" office:value="2733.16" calcext:value-type="float">
            <text:p>2,733.16</text:p>
          </table:table-cell>
          <table:table-cell table:style-name="ce5" office:value-type="float" office:value="2681.09" calcext:value-type="float">
            <text:p>2,681.09</text:p>
          </table:table-cell>
          <table:table-cell table:style-name="ce5" office:value-type="float" office:value="2690.73" calcext:value-type="float">
            <text:p>2,690.73</text:p>
          </table:table-cell>
          <table:table-cell table:style-name="ce9" table:formula="of:=([.E829]-[.E828])/[.E828]" office:value-type="float" office:value="-0.0166430944314706" calcext:value-type="float">
            <text:p>-0.01664</text:p>
          </table:table-cell>
          <table:table-cell table:style-name="ce9" table:formula="of:=[.$K$2]+[.$K$3]*[.F828]^2+[.$K$4]*[.G828]" office:value-type="float" office:value="0.0000966286363098981" calcext:value-type="float">
            <text:p>0.00010</text:p>
          </table:table-cell>
          <table:table-cell table:style-name="ce9" table:formula="of:=-LN([.G829])-[.F829]^2/[.G829]" office:value-type="float" office:value="6.37806705089737" calcext:value-type="float">
            <text:p>6.378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20" calcext:value-type="date">
            <text:p>2018-11-20</text:p>
          </table:table-cell>
          <table:table-cell table:style-name="ce5" office:value-type="float" office:value="2654.6" calcext:value-type="float">
            <text:p>2,654.60</text:p>
          </table:table-cell>
          <table:table-cell table:style-name="ce5" office:value-type="float" office:value="2669.44" calcext:value-type="float">
            <text:p>2,669.44</text:p>
          </table:table-cell>
          <table:table-cell table:style-name="ce5" office:value-type="float" office:value="2631.52" calcext:value-type="float">
            <text:p>2,631.52</text:p>
          </table:table-cell>
          <table:table-cell table:style-name="ce5" office:value-type="float" office:value="2641.89" calcext:value-type="float">
            <text:p>2,641.89</text:p>
          </table:table-cell>
          <table:table-cell table:style-name="ce9" table:formula="of:=([.E830]-[.E829])/[.E829]" office:value-type="float" office:value="-0.0181512080364809" calcext:value-type="float">
            <text:p>-0.01815</text:p>
          </table:table-cell>
          <table:table-cell table:style-name="ce9" table:formula="of:=[.$K$2]+[.$K$3]*[.F829]^2+[.$K$4]*[.G829]" office:value-type="float" office:value="0.000138208149245134" calcext:value-type="float">
            <text:p>0.00014</text:p>
          </table:table-cell>
          <table:table-cell table:style-name="ce9" table:formula="of:=-LN([.G830])-[.F830]^2/[.G830]" office:value-type="float" office:value="6.50290795431602" calcext:value-type="float">
            <text:p>6.5029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21" calcext:value-type="date">
            <text:p>2018-11-21</text:p>
          </table:table-cell>
          <table:table-cell table:style-name="ce5" office:value-type="float" office:value="2657.74" calcext:value-type="float">
            <text:p>2,657.74</text:p>
          </table:table-cell>
          <table:table-cell table:style-name="ce5" office:value-type="float" office:value="2670.73" calcext:value-type="float">
            <text:p>2,670.73</text:p>
          </table:table-cell>
          <table:table-cell table:style-name="ce5" office:value-type="float" office:value="2649.82" calcext:value-type="float">
            <text:p>2,649.82</text:p>
          </table:table-cell>
          <table:table-cell table:style-name="ce5" office:value-type="float" office:value="2649.93" calcext:value-type="float">
            <text:p>2,649.93</text:p>
          </table:table-cell>
          <table:table-cell table:style-name="ce9" table:formula="of:=([.E831]-[.E830])/[.E830]" office:value-type="float" office:value="0.00304327583661695" calcext:value-type="float">
            <text:p>0.00304</text:p>
          </table:table-cell>
          <table:table-cell table:style-name="ce9" table:formula="of:=[.$K$2]+[.$K$3]*[.F830]^2+[.$K$4]*[.G830]" office:value-type="float" office:value="0.000181035297166248" calcext:value-type="float">
            <text:p>0.00018</text:p>
          </table:table-cell>
          <table:table-cell table:style-name="ce9" table:formula="of:=-LN([.G831])-[.F831]^2/[.G831]" office:value-type="float" office:value="8.56565984832208" calcext:value-type="float">
            <text:p>8.565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23" calcext:value-type="date">
            <text:p>2018-11-23</text:p>
          </table:table-cell>
          <table:table-cell table:style-name="ce5" office:value-type="float" office:value="2633.36" calcext:value-type="float">
            <text:p>2,633.36</text:p>
          </table:table-cell>
          <table:table-cell table:style-name="ce5" office:value-type="float" office:value="2647.55" calcext:value-type="float">
            <text:p>2,647.55</text:p>
          </table:table-cell>
          <table:table-cell table:style-name="ce5" office:value-type="float" office:value="2631.09" calcext:value-type="float">
            <text:p>2,631.09</text:p>
          </table:table-cell>
          <table:table-cell table:style-name="ce5" office:value-type="float" office:value="2632.56" calcext:value-type="float">
            <text:p>2,632.56</text:p>
          </table:table-cell>
          <table:table-cell table:style-name="ce9" table:formula="of:=([.E832]-[.E831])/[.E831]" office:value-type="float" office:value="-0.00655489012917318" calcext:value-type="float">
            <text:p>-0.00655</text:p>
          </table:table-cell>
          <table:table-cell table:style-name="ce9" table:formula="of:=[.$K$2]+[.$K$3]*[.F831]^2+[.$K$4]*[.G831]" office:value-type="float" office:value="0.000141392289444567" calcext:value-type="float">
            <text:p>0.00014</text:p>
          </table:table-cell>
          <table:table-cell table:style-name="ce9" table:formula="of:=-LN([.G832])-[.F832]^2/[.G832]" office:value-type="float" office:value="8.560090244816" calcext:value-type="float">
            <text:p>8.560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26" calcext:value-type="date">
            <text:p>2018-11-26</text:p>
          </table:table-cell>
          <table:table-cell table:style-name="ce5" office:value-type="float" office:value="2649.97" calcext:value-type="float">
            <text:p>2,649.97</text:p>
          </table:table-cell>
          <table:table-cell table:style-name="ce5" office:value-type="float" office:value="2674.35" calcext:value-type="float">
            <text:p>2,674.35</text:p>
          </table:table-cell>
          <table:table-cell table:style-name="ce5" office:value-type="float" office:value="2649.97" calcext:value-type="float">
            <text:p>2,649.97</text:p>
          </table:table-cell>
          <table:table-cell table:style-name="ce5" office:value-type="float" office:value="2673.45" calcext:value-type="float">
            <text:p>2,673.45</text:p>
          </table:table-cell>
          <table:table-cell table:style-name="ce9" table:formula="of:=([.E833]-[.E832])/[.E832]" office:value-type="float" office:value="0.0155324095177317" calcext:value-type="float">
            <text:p>0.01553</text:p>
          </table:table-cell>
          <table:table-cell table:style-name="ce9" table:formula="of:=[.$K$2]+[.$K$3]*[.F832]^2+[.$K$4]*[.G832]" office:value-type="float" office:value="0.000119299044434727" calcext:value-type="float">
            <text:p>0.00012</text:p>
          </table:table-cell>
          <table:table-cell table:style-name="ce9" table:formula="of:=-LN([.G833])-[.F833]^2/[.G833]" office:value-type="float" office:value="7.01159997257079" calcext:value-type="float">
            <text:p>7.011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27" calcext:value-type="date">
            <text:p>2018-11-27</text:p>
          </table:table-cell>
          <table:table-cell table:style-name="ce5" office:value-type="float" office:value="2663.75" calcext:value-type="float">
            <text:p>2,663.75</text:p>
          </table:table-cell>
          <table:table-cell table:style-name="ce5" office:value-type="float" office:value="2682.53" calcext:value-type="float">
            <text:p>2,682.53</text:p>
          </table:table-cell>
          <table:table-cell table:style-name="ce5" office:value-type="float" office:value="2655.89" calcext:value-type="float">
            <text:p>2,655.89</text:p>
          </table:table-cell>
          <table:table-cell table:style-name="ce5" office:value-type="float" office:value="2682.17" calcext:value-type="float">
            <text:p>2,682.17</text:p>
          </table:table-cell>
          <table:table-cell table:style-name="ce9" table:formula="of:=([.E834]-[.E833])/[.E833]" office:value-type="float" office:value="0.00326170304288476" calcext:value-type="float">
            <text:p>0.00326</text:p>
          </table:table-cell>
          <table:table-cell table:style-name="ce9" table:formula="of:=[.$K$2]+[.$K$3]*[.F833]^2+[.$K$4]*[.G833]" office:value-type="float" office:value="0.000147158368777618" calcext:value-type="float">
            <text:p>0.00015</text:p>
          </table:table-cell>
          <table:table-cell table:style-name="ce9" table:formula="of:=-LN([.G834])-[.F834]^2/[.G834]" office:value-type="float" office:value="8.75170694318998" calcext:value-type="float">
            <text:p>8.751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28" calcext:value-type="date">
            <text:p>2018-11-28</text:p>
          </table:table-cell>
          <table:table-cell table:style-name="ce5" office:value-type="float" office:value="2691.45" calcext:value-type="float">
            <text:p>2,691.45</text:p>
          </table:table-cell>
          <table:table-cell table:style-name="ce5" office:value-type="float" office:value="2744" calcext:value-type="float">
            <text:p>2,744.00</text:p>
          </table:table-cell>
          <table:table-cell table:style-name="ce5" office:value-type="float" office:value="2684.38" calcext:value-type="float">
            <text:p>2,684.38</text:p>
          </table:table-cell>
          <table:table-cell table:style-name="ce5" office:value-type="float" office:value="2743.79" calcext:value-type="float">
            <text:p>2,743.79</text:p>
          </table:table-cell>
          <table:table-cell table:style-name="ce9" table:formula="of:=([.E835]-[.E834])/[.E834]" office:value-type="float" office:value="0.0229739352837441" calcext:value-type="float">
            <text:p>0.02297</text:p>
          </table:table-cell>
          <table:table-cell table:style-name="ce9" table:formula="of:=[.$K$2]+[.$K$3]*[.F834]^2+[.$K$4]*[.G834]" office:value-type="float" office:value="0.000116374879953122" calcext:value-type="float">
            <text:p>0.00012</text:p>
          </table:table-cell>
          <table:table-cell table:style-name="ce9" table:formula="of:=-LN([.G835])-[.F835]^2/[.G835]" office:value-type="float" office:value="4.52333620083966" calcext:value-type="float">
            <text:p>4.523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29" calcext:value-type="date">
            <text:p>2018-11-29</text:p>
          </table:table-cell>
          <table:table-cell table:style-name="ce5" office:value-type="float" office:value="2736.97" calcext:value-type="float">
            <text:p>2,736.97</text:p>
          </table:table-cell>
          <table:table-cell table:style-name="ce5" office:value-type="float" office:value="2753.75" calcext:value-type="float">
            <text:p>2,753.75</text:p>
          </table:table-cell>
          <table:table-cell table:style-name="ce5" office:value-type="float" office:value="2722.94" calcext:value-type="float">
            <text:p>2,722.94</text:p>
          </table:table-cell>
          <table:table-cell table:style-name="ce5" office:value-type="float" office:value="2737.76" calcext:value-type="float">
            <text:p>2,737.76</text:p>
          </table:table-cell>
          <table:table-cell table:style-name="ce9" table:formula="of:=([.E836]-[.E835])/[.E835]" office:value-type="float" office:value="-0.00219769005645467" calcext:value-type="float">
            <text:p>-0.00220</text:p>
          </table:table-cell>
          <table:table-cell table:style-name="ce9" table:formula="of:=[.$K$2]+[.$K$3]*[.F835]^2+[.$K$4]*[.G835]" office:value-type="float" office:value="0.000209099310020766" calcext:value-type="float">
            <text:p>0.00021</text:p>
          </table:table-cell>
          <table:table-cell table:style-name="ce9" table:formula="of:=-LN([.G836])-[.F836]^2/[.G836]" office:value-type="float" office:value="8.44960293698533" calcext:value-type="float">
            <text:p>8.449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1-30" calcext:value-type="date">
            <text:p>2018-11-30</text:p>
          </table:table-cell>
          <table:table-cell table:style-name="ce5" office:value-type="float" office:value="2737.76" calcext:value-type="float">
            <text:p>2,737.76</text:p>
          </table:table-cell>
          <table:table-cell table:style-name="ce5" office:value-type="float" office:value="2760.88" calcext:value-type="float">
            <text:p>2,760.88</text:p>
          </table:table-cell>
          <table:table-cell table:style-name="ce5" office:value-type="float" office:value="2732.76" calcext:value-type="float">
            <text:p>2,732.76</text:p>
          </table:table-cell>
          <table:table-cell table:style-name="ce5" office:value-type="float" office:value="2760.17" calcext:value-type="float">
            <text:p>2,760.17</text:p>
          </table:table-cell>
          <table:table-cell table:style-name="ce9" table:formula="of:=([.E837]-[.E836])/[.E836]" office:value-type="float" office:value="0.00818552393197353" calcext:value-type="float">
            <text:p>0.00819</text:p>
          </table:table-cell>
          <table:table-cell table:style-name="ce9" table:formula="of:=[.$K$2]+[.$K$3]*[.F836]^2+[.$K$4]*[.G836]" office:value-type="float" office:value="0.000161380519625056" calcext:value-type="float">
            <text:p>0.00016</text:p>
          </table:table-cell>
          <table:table-cell table:style-name="ce9" table:formula="of:=-LN([.G837])-[.F837]^2/[.G837]" office:value-type="float" office:value="8.31656031356906" calcext:value-type="float">
            <text:p>8.316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03" calcext:value-type="date">
            <text:p>2018-12-03</text:p>
          </table:table-cell>
          <table:table-cell table:style-name="ce5" office:value-type="float" office:value="2790.5" calcext:value-type="float">
            <text:p>2,790.50</text:p>
          </table:table-cell>
          <table:table-cell table:style-name="ce5" office:value-type="float" office:value="2800.18" calcext:value-type="float">
            <text:p>2,800.18</text:p>
          </table:table-cell>
          <table:table-cell table:style-name="ce5" office:value-type="float" office:value="2773.38" calcext:value-type="float">
            <text:p>2,773.38</text:p>
          </table:table-cell>
          <table:table-cell table:style-name="ce5" office:value-type="float" office:value="2790.37" calcext:value-type="float">
            <text:p>2,790.37</text:p>
          </table:table-cell>
          <table:table-cell table:style-name="ce9" table:formula="of:=([.E838]-[.E837])/[.E837]" office:value-type="float" office:value="0.0109413550614635" calcext:value-type="float">
            <text:p>0.01094</text:p>
          </table:table-cell>
          <table:table-cell table:style-name="ce9" table:formula="of:=[.$K$2]+[.$K$3]*[.F837]^2+[.$K$4]*[.G837]" office:value-type="float" office:value="0.000139620922796882" calcext:value-type="float">
            <text:p>0.00014</text:p>
          </table:table-cell>
          <table:table-cell table:style-name="ce9" table:formula="of:=-LN([.G838])-[.F838]^2/[.G838]" office:value-type="float" office:value="8.01916323394181" calcext:value-type="float">
            <text:p>8.019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04" calcext:value-type="date">
            <text:p>2018-12-04</text:p>
          </table:table-cell>
          <table:table-cell table:style-name="ce5" office:value-type="float" office:value="2782.43" calcext:value-type="float">
            <text:p>2,782.43</text:p>
          </table:table-cell>
          <table:table-cell table:style-name="ce5" office:value-type="float" office:value="2785.93" calcext:value-type="float">
            <text:p>2,785.93</text:p>
          </table:table-cell>
          <table:table-cell table:style-name="ce5" office:value-type="float" office:value="2697.18" calcext:value-type="float">
            <text:p>2,697.18</text:p>
          </table:table-cell>
          <table:table-cell table:style-name="ce5" office:value-type="float" office:value="2700.06" calcext:value-type="float">
            <text:p>2,700.06</text:p>
          </table:table-cell>
          <table:table-cell table:style-name="ce9" table:formula="of:=([.E839]-[.E838])/[.E838]" office:value-type="float" office:value="-0.0323648835100721" calcext:value-type="float">
            <text:p>-0.03236</text:p>
          </table:table-cell>
          <table:table-cell table:style-name="ce9" table:formula="of:=[.$K$2]+[.$K$3]*[.F838]^2+[.$K$4]*[.G838]" office:value-type="float" office:value="0.000135150178089002" calcext:value-type="float">
            <text:p>0.00014</text:p>
          </table:table-cell>
          <table:table-cell table:style-name="ce9" table:formula="of:=-LN([.G839])-[.F839]^2/[.G839]" office:value-type="float" office:value="1.15859267388375" calcext:value-type="float">
            <text:p>1.1585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06" calcext:value-type="date">
            <text:p>2018-12-06</text:p>
          </table:table-cell>
          <table:table-cell table:style-name="ce5" office:value-type="float" office:value="2663.51" calcext:value-type="float">
            <text:p>2,663.51</text:p>
          </table:table-cell>
          <table:table-cell table:style-name="ce5" office:value-type="float" office:value="2696.15" calcext:value-type="float">
            <text:p>2,696.15</text:p>
          </table:table-cell>
          <table:table-cell table:style-name="ce5" office:value-type="float" office:value="2621.53" calcext:value-type="float">
            <text:p>2,621.53</text:p>
          </table:table-cell>
          <table:table-cell table:style-name="ce5" office:value-type="float" office:value="2695.95" calcext:value-type="float">
            <text:p>2,695.95</text:p>
          </table:table-cell>
          <table:table-cell table:style-name="ce9" table:formula="of:=([.E840]-[.E839])/[.E839]" office:value-type="float" office:value="-0.00152218839581347" calcext:value-type="float">
            <text:p>-0.00152</text:p>
          </table:table-cell>
          <table:table-cell table:style-name="ce9" table:formula="of:=[.$K$2]+[.$K$3]*[.F839]^2+[.$K$4]*[.G839]" office:value-type="float" office:value="0.000339436928503526" calcext:value-type="float">
            <text:p>0.00034</text:p>
          </table:table-cell>
          <table:table-cell table:style-name="ce9" table:formula="of:=-LN([.G840])-[.F840]^2/[.G840]" office:value-type="float" office:value="7.98139622600561" calcext:value-type="float">
            <text:p>7.981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07" calcext:value-type="date">
            <text:p>2018-12-07</text:p>
          </table:table-cell>
          <table:table-cell table:style-name="ce5" office:value-type="float" office:value="2691.26" calcext:value-type="float">
            <text:p>2,691.26</text:p>
          </table:table-cell>
          <table:table-cell table:style-name="ce5" office:value-type="float" office:value="2708.54" calcext:value-type="float">
            <text:p>2,708.54</text:p>
          </table:table-cell>
          <table:table-cell table:style-name="ce5" office:value-type="float" office:value="2623.14" calcext:value-type="float">
            <text:p>2,623.14</text:p>
          </table:table-cell>
          <table:table-cell table:style-name="ce5" office:value-type="float" office:value="2633.08" calcext:value-type="float">
            <text:p>2,633.08</text:p>
          </table:table-cell>
          <table:table-cell table:style-name="ce9" table:formula="of:=([.E841]-[.E840])/[.E840]" office:value-type="float" office:value="-0.0233201654333352" calcext:value-type="float">
            <text:p>-0.02332</text:p>
          </table:table-cell>
          <table:table-cell table:style-name="ce9" table:formula="of:=[.$K$2]+[.$K$3]*[.F840]^2+[.$K$4]*[.G840]" office:value-type="float" office:value="0.000258255581951741" calcext:value-type="float">
            <text:p>0.00026</text:p>
          </table:table-cell>
          <table:table-cell table:style-name="ce9" table:formula="of:=-LN([.G841])-[.F841]^2/[.G841]" office:value-type="float" office:value="6.15577821626626" calcext:value-type="float">
            <text:p>6.1557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10" calcext:value-type="date">
            <text:p>2018-12-10</text:p>
          </table:table-cell>
          <table:table-cell table:style-name="ce5" office:value-type="float" office:value="2630.86" calcext:value-type="float">
            <text:p>2,630.86</text:p>
          </table:table-cell>
          <table:table-cell table:style-name="ce5" office:value-type="float" office:value="2647.51" calcext:value-type="float">
            <text:p>2,647.51</text:p>
          </table:table-cell>
          <table:table-cell table:style-name="ce5" office:value-type="float" office:value="2583.23" calcext:value-type="float">
            <text:p>2,583.23</text:p>
          </table:table-cell>
          <table:table-cell table:style-name="ce5" office:value-type="float" office:value="2637.72" calcext:value-type="float">
            <text:p>2,637.72</text:p>
          </table:table-cell>
          <table:table-cell table:style-name="ce9" table:formula="of:=([.E842]-[.E841])/[.E841]" office:value-type="float" office:value="0.0017621948440609" calcext:value-type="float">
            <text:p>0.00176</text:p>
          </table:table-cell>
          <table:table-cell table:style-name="ce9" table:formula="of:=[.$K$2]+[.$K$3]*[.F841]^2+[.$K$4]*[.G841]" office:value-type="float" office:value="0.000318753106302497" calcext:value-type="float">
            <text:p>0.00032</text:p>
          </table:table-cell>
          <table:table-cell table:style-name="ce9" table:formula="of:=-LN([.G842])-[.F842]^2/[.G842]" office:value-type="float" office:value="8.04135159735414" calcext:value-type="float">
            <text:p>8.0413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11" calcext:value-type="date">
            <text:p>2018-12-11</text:p>
          </table:table-cell>
          <table:table-cell table:style-name="ce5" office:value-type="float" office:value="2664.44" calcext:value-type="float">
            <text:p>2,664.44</text:p>
          </table:table-cell>
          <table:table-cell table:style-name="ce5" office:value-type="float" office:value="2674.35" calcext:value-type="float">
            <text:p>2,674.35</text:p>
          </table:table-cell>
          <table:table-cell table:style-name="ce5" office:value-type="float" office:value="2621.3" calcext:value-type="float">
            <text:p>2,621.30</text:p>
          </table:table-cell>
          <table:table-cell table:style-name="ce5" office:value-type="float" office:value="2636.78" calcext:value-type="float">
            <text:p>2,636.78</text:p>
          </table:table-cell>
          <table:table-cell table:style-name="ce9" table:formula="of:=([.E843]-[.E842])/[.E842]" office:value-type="float" office:value="-0.000356368378751194" calcext:value-type="float">
            <text:p>-0.00036</text:p>
          </table:table-cell>
          <table:table-cell table:style-name="ce9" table:formula="of:=[.$K$2]+[.$K$3]*[.F842]^2+[.$K$4]*[.G842]" office:value-type="float" office:value="0.000242969242216583" calcext:value-type="float">
            <text:p>0.00024</text:p>
          </table:table-cell>
          <table:table-cell table:style-name="ce9" table:formula="of:=-LN([.G843])-[.F843]^2/[.G843]" office:value-type="float" office:value="8.32205300446695" calcext:value-type="float">
            <text:p>8.322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12" calcext:value-type="date">
            <text:p>2018-12-12</text:p>
          </table:table-cell>
          <table:table-cell table:style-name="ce5" office:value-type="float" office:value="2658.23" calcext:value-type="float">
            <text:p>2,658.23</text:p>
          </table:table-cell>
          <table:table-cell table:style-name="ce5" office:value-type="float" office:value="2685.44" calcext:value-type="float">
            <text:p>2,685.44</text:p>
          </table:table-cell>
          <table:table-cell table:style-name="ce5" office:value-type="float" office:value="2650.26" calcext:value-type="float">
            <text:p>2,650.26</text:p>
          </table:table-cell>
          <table:table-cell table:style-name="ce5" office:value-type="float" office:value="2651.07" calcext:value-type="float">
            <text:p>2,651.07</text:p>
          </table:table-cell>
          <table:table-cell table:style-name="ce9" table:formula="of:=([.E844]-[.E843])/[.E843]" office:value-type="float" office:value="0.00541948892209436" calcext:value-type="float">
            <text:p>0.00542</text:p>
          </table:table-cell>
          <table:table-cell table:style-name="ce9" table:formula="of:=[.$K$2]+[.$K$3]*[.F843]^2+[.$K$4]*[.G843]" office:value-type="float" office:value="0.000185648438546261" calcext:value-type="float">
            <text:p>0.00019</text:p>
          </table:table-cell>
          <table:table-cell table:style-name="ce9" table:formula="of:=-LN([.G844])-[.F844]^2/[.G844]" office:value-type="float" office:value="8.43344890845284" calcext:value-type="float">
            <text:p>8.4334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13" calcext:value-type="date">
            <text:p>2018-12-13</text:p>
          </table:table-cell>
          <table:table-cell table:style-name="ce5" office:value-type="float" office:value="2658.7" calcext:value-type="float">
            <text:p>2,658.70</text:p>
          </table:table-cell>
          <table:table-cell table:style-name="ce5" office:value-type="float" office:value="2670.19" calcext:value-type="float">
            <text:p>2,670.19</text:p>
          </table:table-cell>
          <table:table-cell table:style-name="ce5" office:value-type="float" office:value="2637.27" calcext:value-type="float">
            <text:p>2,637.27</text:p>
          </table:table-cell>
          <table:table-cell table:style-name="ce5" office:value-type="float" office:value="2650.54" calcext:value-type="float">
            <text:p>2,650.54</text:p>
          </table:table-cell>
          <table:table-cell table:style-name="ce9" table:formula="of:=([.E845]-[.E844])/[.E844]" office:value-type="float" office:value="-0.000199919277876556" calcext:value-type="float">
            <text:p>-0.00020</text:p>
          </table:table-cell>
          <table:table-cell table:style-name="ce9" table:formula="of:=[.$K$2]+[.$K$3]*[.F844]^2+[.$K$4]*[.G844]" office:value-type="float" office:value="0.000149341295654623" calcext:value-type="float">
            <text:p>0.00015</text:p>
          </table:table-cell>
          <table:table-cell table:style-name="ce9" table:formula="of:=-LN([.G845])-[.F845]^2/[.G845]" office:value-type="float" office:value="8.80900866982613" calcext:value-type="float">
            <text:p>8.809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14" calcext:value-type="date">
            <text:p>2018-12-14</text:p>
          </table:table-cell>
          <table:table-cell table:style-name="ce5" office:value-type="float" office:value="2629.68" calcext:value-type="float">
            <text:p>2,629.68</text:p>
          </table:table-cell>
          <table:table-cell table:style-name="ce5" office:value-type="float" office:value="2635.07" calcext:value-type="float">
            <text:p>2,635.07</text:p>
          </table:table-cell>
          <table:table-cell table:style-name="ce5" office:value-type="float" office:value="2593.84" calcext:value-type="float">
            <text:p>2,593.84</text:p>
          </table:table-cell>
          <table:table-cell table:style-name="ce5" office:value-type="float" office:value="2599.95" calcext:value-type="float">
            <text:p>2,599.95</text:p>
          </table:table-cell>
          <table:table-cell table:style-name="ce9" table:formula="of:=([.E846]-[.E845])/[.E845]" office:value-type="float" office:value="-0.0190866766772055" calcext:value-type="float">
            <text:p>-0.01909</text:p>
          </table:table-cell>
          <table:table-cell table:style-name="ce9" table:formula="of:=[.$K$2]+[.$K$3]*[.F845]^2+[.$K$4]*[.G845]" office:value-type="float" office:value="0.000115634862277036" calcext:value-type="float">
            <text:p>0.00012</text:p>
          </table:table-cell>
          <table:table-cell table:style-name="ce9" table:formula="of:=-LN([.G846])-[.F846]^2/[.G846]" office:value-type="float" office:value="5.91462847777038" calcext:value-type="float">
            <text:p>5.9146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17" calcext:value-type="date">
            <text:p>2018-12-17</text:p>
          </table:table-cell>
          <table:table-cell table:style-name="ce5" office:value-type="float" office:value="2590.75" calcext:value-type="float">
            <text:p>2,590.75</text:p>
          </table:table-cell>
          <table:table-cell table:style-name="ce5" office:value-type="float" office:value="2601.13" calcext:value-type="float">
            <text:p>2,601.13</text:p>
          </table:table-cell>
          <table:table-cell table:style-name="ce5" office:value-type="float" office:value="2530.54" calcext:value-type="float">
            <text:p>2,530.54</text:p>
          </table:table-cell>
          <table:table-cell table:style-name="ce5" office:value-type="float" office:value="2545.94" calcext:value-type="float">
            <text:p>2,545.94</text:p>
          </table:table-cell>
          <table:table-cell table:style-name="ce9" table:formula="of:=([.E847]-[.E846])/[.E846]" office:value-type="float" office:value="-0.0207734764130079" calcext:value-type="float">
            <text:p>-0.02077</text:p>
          </table:table-cell>
          <table:table-cell table:style-name="ce9" table:formula="of:=[.$K$2]+[.$K$3]*[.F846]^2+[.$K$4]*[.G846]" office:value-type="float" office:value="0.000171955827836538" calcext:value-type="float">
            <text:p>0.00017</text:p>
          </table:table-cell>
          <table:table-cell table:style-name="ce9" table:formula="of:=-LN([.G847])-[.F847]^2/[.G847]" office:value-type="float" office:value="6.15869051062679" calcext:value-type="float">
            <text:p>6.158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2018-12-18</text:p>
          </table:table-cell>
          <table:table-cell table:style-name="ce5" office:value-type="float" office:value="2559.9" calcext:value-type="float">
            <text:p>2,559.90</text:p>
          </table:table-cell>
          <table:table-cell table:style-name="ce5" office:value-type="float" office:value="2573.99" calcext:value-type="float">
            <text:p>2,573.99</text:p>
          </table:table-cell>
          <table:table-cell table:style-name="ce5" office:value-type="float" office:value="2528.71" calcext:value-type="float">
            <text:p>2,528.71</text:p>
          </table:table-cell>
          <table:table-cell table:style-name="ce5" office:value-type="float" office:value="2546.16" calcext:value-type="float">
            <text:p>2,546.16</text:p>
          </table:table-cell>
          <table:table-cell table:style-name="ce9" table:formula="of:=([.E848]-[.E847])/[.E847]" office:value-type="float" office:value="0.0000864120914082028" calcext:value-type="float">
            <text:p>0.00009</text:p>
          </table:table-cell>
          <table:table-cell table:style-name="ce9" table:formula="of:=[.$K$2]+[.$K$3]*[.F847]^2+[.$K$4]*[.G847]" office:value-type="float" office:value="0.000229107053871965" calcext:value-type="float">
            <text:p>0.00023</text:p>
          </table:table-cell>
          <table:table-cell table:style-name="ce9" table:formula="of:=-LN([.G848])-[.F848]^2/[.G848]" office:value-type="float" office:value="8.38128858752265" calcext:value-type="float">
            <text:p>8.3812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19" calcext:value-type="date">
            <text:p>2018-12-19</text:p>
          </table:table-cell>
          <table:table-cell table:style-name="ce5" office:value-type="float" office:value="2547.05" calcext:value-type="float">
            <text:p>2,547.05</text:p>
          </table:table-cell>
          <table:table-cell table:style-name="ce5" office:value-type="float" office:value="2585.29" calcext:value-type="float">
            <text:p>2,585.29</text:p>
          </table:table-cell>
          <table:table-cell table:style-name="ce5" office:value-type="float" office:value="2488.96" calcext:value-type="float">
            <text:p>2,488.96</text:p>
          </table:table-cell>
          <table:table-cell table:style-name="ce5" office:value-type="float" office:value="2506.96" calcext:value-type="float">
            <text:p>2,506.96</text:p>
          </table:table-cell>
          <table:table-cell table:style-name="ce9" table:formula="of:=([.E849]-[.E848])/[.E848]" office:value-type="float" office:value="-0.0153957331825179" calcext:value-type="float">
            <text:p>-0.01540</text:p>
          </table:table-cell>
          <table:table-cell table:style-name="ce9" table:formula="of:=[.$K$2]+[.$K$3]*[.F848]^2+[.$K$4]*[.G848]" office:value-type="float" office:value="0.00017525863508586" calcext:value-type="float">
            <text:p>0.00018</text:p>
          </table:table-cell>
          <table:table-cell table:style-name="ce9" table:formula="of:=-LN([.G849])-[.F849]^2/[.G849]" office:value-type="float" office:value="7.29679742248824" calcext:value-type="float">
            <text:p>7.296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20" calcext:value-type="date">
            <text:p>2018-12-20</text:p>
          </table:table-cell>
          <table:table-cell table:style-name="ce5" office:value-type="float" office:value="2496.77" calcext:value-type="float">
            <text:p>2,496.77</text:p>
          </table:table-cell>
          <table:table-cell table:style-name="ce5" office:value-type="float" office:value="2509.63" calcext:value-type="float">
            <text:p>2,509.63</text:p>
          </table:table-cell>
          <table:table-cell table:style-name="ce5" office:value-type="float" office:value="2441.18" calcext:value-type="float">
            <text:p>2,441.18</text:p>
          </table:table-cell>
          <table:table-cell table:style-name="ce5" office:value-type="float" office:value="2467.42" calcext:value-type="float">
            <text:p>2,467.42</text:p>
          </table:table-cell>
          <table:table-cell table:style-name="ce9" table:formula="of:=([.E850]-[.E849])/[.E849]" office:value-type="float" office:value="-0.0157720905000479" calcext:value-type="float">
            <text:p>-0.01577</text:p>
          </table:table-cell>
          <table:table-cell table:style-name="ce9" table:formula="of:=[.$K$2]+[.$K$3]*[.F849]^2+[.$K$4]*[.G849]" office:value-type="float" office:value="0.000188046466172246" calcext:value-type="float">
            <text:p>0.00019</text:p>
          </table:table-cell>
          <table:table-cell table:style-name="ce9" table:formula="of:=-LN([.G850])-[.F850]^2/[.G850]" office:value-type="float" office:value="7.25596311104682" calcext:value-type="float">
            <text:p>7.255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21" calcext:value-type="date">
            <text:p>2018-12-21</text:p>
          </table:table-cell>
          <table:table-cell table:style-name="ce5" office:value-type="float" office:value="2465.38" calcext:value-type="float">
            <text:p>2,465.38</text:p>
          </table:table-cell>
          <table:table-cell table:style-name="ce5" office:value-type="float" office:value="2504.41" calcext:value-type="float">
            <text:p>2,504.41</text:p>
          </table:table-cell>
          <table:table-cell table:style-name="ce5" office:value-type="float" office:value="2408.55" calcext:value-type="float">
            <text:p>2,408.55</text:p>
          </table:table-cell>
          <table:table-cell table:style-name="ce5" office:value-type="float" office:value="2416.62" calcext:value-type="float">
            <text:p>2,416.62</text:p>
          </table:table-cell>
          <table:table-cell table:style-name="ce9" table:formula="of:=([.E851]-[.E850])/[.E850]" office:value-type="float" office:value="-0.0205883068144054" calcext:value-type="float">
            <text:p>-0.02059</text:p>
          </table:table-cell>
          <table:table-cell table:style-name="ce9" table:formula="of:=[.$K$2]+[.$K$3]*[.F850]^2+[.$K$4]*[.G850]" office:value-type="float" office:value="0.000200231499840171" calcext:value-type="float">
            <text:p>0.00020</text:p>
          </table:table-cell>
          <table:table-cell table:style-name="ce9" table:formula="of:=-LN([.G851])-[.F851]^2/[.G851]" office:value-type="float" office:value="6.39909483230904" calcext:value-type="float">
            <text:p>6.399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24" calcext:value-type="date">
            <text:p>2018-12-24</text:p>
          </table:table-cell>
          <table:table-cell table:style-name="ce5" office:value-type="float" office:value="2400.56" calcext:value-type="float">
            <text:p>2,400.56</text:p>
          </table:table-cell>
          <table:table-cell table:style-name="ce5" office:value-type="float" office:value="2410.34" calcext:value-type="float">
            <text:p>2,410.34</text:p>
          </table:table-cell>
          <table:table-cell table:number-columns-repeated="2" table:style-name="ce5" office:value-type="float" office:value="2351.1" calcext:value-type="float">
            <text:p>2,351.10</text:p>
          </table:table-cell>
          <table:table-cell table:style-name="ce9" table:formula="of:=([.E852]-[.E851])/[.E851]" office:value-type="float" office:value="-0.0271122476847829" calcext:value-type="float">
            <text:p>-0.02711</text:p>
          </table:table-cell>
          <table:table-cell table:style-name="ce9" table:formula="of:=[.$K$2]+[.$K$3]*[.F851]^2+[.$K$4]*[.G851]" office:value-type="float" office:value="0.000248531277688313" calcext:value-type="float">
            <text:p>0.00025</text:p>
          </table:table-cell>
          <table:table-cell table:style-name="ce9" table:formula="of:=-LN([.G852])-[.F852]^2/[.G852]" office:value-type="float" office:value="5.34226996151613" calcext:value-type="float">
            <text:p>5.342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26" calcext:value-type="date">
            <text:p>2018-12-26</text:p>
          </table:table-cell>
          <table:table-cell table:style-name="ce5" office:value-type="float" office:value="2363.12" calcext:value-type="float">
            <text:p>2,363.12</text:p>
          </table:table-cell>
          <table:table-cell table:style-name="ce5" office:value-type="float" office:value="2467.76" calcext:value-type="float">
            <text:p>2,467.76</text:p>
          </table:table-cell>
          <table:table-cell table:style-name="ce5" office:value-type="float" office:value="2346.58" calcext:value-type="float">
            <text:p>2,346.58</text:p>
          </table:table-cell>
          <table:table-cell table:style-name="ce5" office:value-type="float" office:value="2467.7" calcext:value-type="float">
            <text:p>2,467.70</text:p>
          </table:table-cell>
          <table:table-cell table:style-name="ce9" table:formula="of:=([.E853]-[.E852])/[.E852]" office:value-type="float" office:value="0.049593807154098" calcext:value-type="float">
            <text:p>0.04959</text:p>
          </table:table-cell>
          <table:table-cell table:style-name="ce9" table:formula="of:=[.$K$2]+[.$K$3]*[.F852]^2+[.$K$4]*[.G852]" office:value-type="float" office:value="0.000354282476960377" calcext:value-type="float">
            <text:p>0.00035</text:p>
          </table:table-cell>
          <table:table-cell table:style-name="ce9" table:formula="of:=-LN([.G853])-[.F853]^2/[.G853]" office:value-type="float" office:value="1.00308645780428" calcext:value-type="float">
            <text:p>1.003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27" calcext:value-type="date">
            <text:p>2018-12-27</text:p>
          </table:table-cell>
          <table:table-cell table:style-name="ce5" office:value-type="float" office:value="2442.5" calcext:value-type="float">
            <text:p>2,442.50</text:p>
          </table:table-cell>
          <table:table-cell table:style-name="ce5" office:value-type="float" office:value="2489.1" calcext:value-type="float">
            <text:p>2,489.10</text:p>
          </table:table-cell>
          <table:table-cell table:style-name="ce5" office:value-type="float" office:value="2397.94" calcext:value-type="float">
            <text:p>2,397.94</text:p>
          </table:table-cell>
          <table:table-cell table:style-name="ce5" office:value-type="float" office:value="2488.83" calcext:value-type="float">
            <text:p>2,488.83</text:p>
          </table:table-cell>
          <table:table-cell table:style-name="ce9" table:formula="of:=([.E854]-[.E853])/[.E853]" office:value-type="float" office:value="0.00856262916886174" calcext:value-type="float">
            <text:p>0.00856</text:p>
          </table:table-cell>
          <table:table-cell table:style-name="ce9" table:formula="of:=[.$K$2]+[.$K$3]*[.F853]^2+[.$K$4]*[.G853]" office:value-type="float" office:value="0.000819264343917526" calcext:value-type="float">
            <text:p>0.00082</text:p>
          </table:table-cell>
          <table:table-cell table:style-name="ce9" table:formula="of:=-LN([.G854])-[.F854]^2/[.G854]" office:value-type="float" office:value="7.01761052471335" calcext:value-type="float">
            <text:p>7.0176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28" calcext:value-type="date">
            <text:p>2018-12-28</text:p>
          </table:table-cell>
          <table:table-cell table:style-name="ce5" office:value-type="float" office:value="2498.77" calcext:value-type="float">
            <text:p>2,498.77</text:p>
          </table:table-cell>
          <table:table-cell table:style-name="ce5" office:value-type="float" office:value="2520.27" calcext:value-type="float">
            <text:p>2,520.27</text:p>
          </table:table-cell>
          <table:table-cell table:style-name="ce5" office:value-type="float" office:value="2472.89" calcext:value-type="float">
            <text:p>2,472.89</text:p>
          </table:table-cell>
          <table:table-cell table:style-name="ce5" office:value-type="float" office:value="2485.74" calcext:value-type="float">
            <text:p>2,485.74</text:p>
          </table:table-cell>
          <table:table-cell table:style-name="ce9" table:formula="of:=([.E855]-[.E854])/[.E854]" office:value-type="float" office:value="-0.00124154723303727" calcext:value-type="float">
            <text:p>-0.00124</text:p>
          </table:table-cell>
          <table:table-cell table:style-name="ce9" table:formula="of:=[.$K$2]+[.$K$3]*[.F854]^2+[.$K$4]*[.G854]" office:value-type="float" office:value="0.000632853173974339" calcext:value-type="float">
            <text:p>0.00063</text:p>
          </table:table-cell>
          <table:table-cell table:style-name="ce9" table:formula="of:=-LN([.G855])-[.F855]^2/[.G855]" office:value-type="float" office:value="7.36283641686408" calcext:value-type="float">
            <text:p>7.362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8-12-31" calcext:value-type="date">
            <text:p>2018-12-31</text:p>
          </table:table-cell>
          <table:table-cell table:style-name="ce5" office:value-type="float" office:value="2498.94" calcext:value-type="float">
            <text:p>2,498.94</text:p>
          </table:table-cell>
          <table:table-cell table:style-name="ce5" office:value-type="float" office:value="2509.24" calcext:value-type="float">
            <text:p>2,509.24</text:p>
          </table:table-cell>
          <table:table-cell table:style-name="ce5" office:value-type="float" office:value="2482.82" calcext:value-type="float">
            <text:p>2,482.82</text:p>
          </table:table-cell>
          <table:table-cell table:style-name="ce5" office:value-type="float" office:value="2506.85" calcext:value-type="float">
            <text:p>2,506.85</text:p>
          </table:table-cell>
          <table:table-cell table:style-name="ce9" table:formula="of:=([.E856]-[.E855])/[.E855]" office:value-type="float" office:value="0.00849244088279552" calcext:value-type="float">
            <text:p>0.00849</text:p>
          </table:table-cell>
          <table:table-cell table:style-name="ce9" table:formula="of:=[.$K$2]+[.$K$3]*[.F855]^2+[.$K$4]*[.G855]" office:value-type="float" office:value="0.000477433240617368" calcext:value-type="float">
            <text:p>0.00048</text:p>
          </table:table-cell>
          <table:table-cell table:style-name="ce9" table:formula="of:=-LN([.G856])-[.F856]^2/[.G856]" office:value-type="float" office:value="7.49602519838213" calcext:value-type="float">
            <text:p>7.496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02" calcext:value-type="date">
            <text:p>2019-01-02</text:p>
          </table:table-cell>
          <table:table-cell table:style-name="ce5" office:value-type="float" office:value="2476.96" calcext:value-type="float">
            <text:p>2,476.96</text:p>
          </table:table-cell>
          <table:table-cell table:style-name="ce5" office:value-type="float" office:value="2519.49" calcext:value-type="float">
            <text:p>2,519.49</text:p>
          </table:table-cell>
          <table:table-cell table:style-name="ce5" office:value-type="float" office:value="2467.47" calcext:value-type="float">
            <text:p>2,467.47</text:p>
          </table:table-cell>
          <table:table-cell table:style-name="ce5" office:value-type="float" office:value="2510.03" calcext:value-type="float">
            <text:p>2,510.03</text:p>
          </table:table-cell>
          <table:table-cell table:style-name="ce9" table:formula="of:=([.E857]-[.E856])/[.E856]" office:value-type="float" office:value="0.00126852424357273" calcext:value-type="float">
            <text:p>0.00127</text:p>
          </table:table-cell>
          <table:table-cell table:style-name="ce9" table:formula="of:=[.$K$2]+[.$K$3]*[.F856]^2+[.$K$4]*[.G856]" office:value-type="float" office:value="0.000377040208240818" calcext:value-type="float">
            <text:p>0.00038</text:p>
          </table:table-cell>
          <table:table-cell table:style-name="ce9" table:formula="of:=-LN([.G857])-[.F857]^2/[.G857]" office:value-type="float" office:value="7.87889086587354" calcext:value-type="float">
            <text:p>7.878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03" calcext:value-type="date">
            <text:p>2019-01-03</text:p>
          </table:table-cell>
          <table:table-cell table:style-name="ce5" office:value-type="float" office:value="2491.92" calcext:value-type="float">
            <text:p>2,491.92</text:p>
          </table:table-cell>
          <table:table-cell table:style-name="ce5" office:value-type="float" office:value="2493.14" calcext:value-type="float">
            <text:p>2,493.14</text:p>
          </table:table-cell>
          <table:table-cell table:style-name="ce5" office:value-type="float" office:value="2443.96" calcext:value-type="float">
            <text:p>2,443.96</text:p>
          </table:table-cell>
          <table:table-cell table:style-name="ce5" office:value-type="float" office:value="2447.89" calcext:value-type="float">
            <text:p>2,447.89</text:p>
          </table:table-cell>
          <table:table-cell table:style-name="ce9" table:formula="of:=([.E858]-[.E857])/[.E857]" office:value-type="float" office:value="-0.0247566762150254" calcext:value-type="float">
            <text:p>-0.02476</text:p>
          </table:table-cell>
          <table:table-cell table:style-name="ce9" table:formula="of:=[.$K$2]+[.$K$3]*[.F857]^2+[.$K$4]*[.G857]" office:value-type="float" office:value="0.000286208505102681" calcext:value-type="float">
            <text:p>0.00029</text:p>
          </table:table-cell>
          <table:table-cell table:style-name="ce9" table:formula="of:=-LN([.G858])-[.F858]^2/[.G858]" office:value-type="float" office:value="6.0173685755972" calcext:value-type="float">
            <text:p>6.017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04" calcext:value-type="date">
            <text:p>2019-01-04</text:p>
          </table:table-cell>
          <table:table-cell table:style-name="ce5" office:value-type="float" office:value="2474.33" calcext:value-type="float">
            <text:p>2,474.33</text:p>
          </table:table-cell>
          <table:table-cell table:style-name="ce5" office:value-type="float" office:value="2538.07" calcext:value-type="float">
            <text:p>2,538.07</text:p>
          </table:table-cell>
          <table:table-cell table:style-name="ce5" office:value-type="float" office:value="2474.33" calcext:value-type="float">
            <text:p>2,474.33</text:p>
          </table:table-cell>
          <table:table-cell table:style-name="ce5" office:value-type="float" office:value="2531.94" calcext:value-type="float">
            <text:p>2,531.94</text:p>
          </table:table-cell>
          <table:table-cell table:style-name="ce9" table:formula="of:=([.E859]-[.E858])/[.E858]" office:value-type="float" office:value="0.034335693188828" calcext:value-type="float">
            <text:p>0.03434</text:p>
          </table:table-cell>
          <table:table-cell table:style-name="ce9" table:formula="of:=[.$K$2]+[.$K$3]*[.F858]^2+[.$K$4]*[.G858]" office:value-type="float" office:value="0.00035510586262088" calcext:value-type="float">
            <text:p>0.00036</text:p>
          </table:table-cell>
          <table:table-cell table:style-name="ce9" table:formula="of:=-LN([.G859])-[.F859]^2/[.G859]" office:value-type="float" office:value="4.62312737929201" calcext:value-type="float">
            <text:p>4.623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07" calcext:value-type="date">
            <text:p>2019-01-07</text:p>
          </table:table-cell>
          <table:table-cell table:style-name="ce5" office:value-type="float" office:value="2535.61" calcext:value-type="float">
            <text:p>2,535.61</text:p>
          </table:table-cell>
          <table:table-cell table:style-name="ce5" office:value-type="float" office:value="2566.16" calcext:value-type="float">
            <text:p>2,566.16</text:p>
          </table:table-cell>
          <table:table-cell table:style-name="ce5" office:value-type="float" office:value="2524.56" calcext:value-type="float">
            <text:p>2,524.56</text:p>
          </table:table-cell>
          <table:table-cell table:style-name="ce5" office:value-type="float" office:value="2549.69" calcext:value-type="float">
            <text:p>2,549.69</text:p>
          </table:table-cell>
          <table:table-cell table:style-name="ce9" table:formula="of:=([.E860]-[.E859])/[.E859]" office:value-type="float" office:value="0.00701043468644597" calcext:value-type="float">
            <text:p>0.00701</text:p>
          </table:table-cell>
          <table:table-cell table:style-name="ce9" table:formula="of:=[.$K$2]+[.$K$3]*[.F859]^2+[.$K$4]*[.G859]" office:value-type="float" office:value="0.000533289256110032" calcext:value-type="float">
            <text:p>0.00053</text:p>
          </table:table-cell>
          <table:table-cell table:style-name="ce9" table:formula="of:=-LN([.G860])-[.F860]^2/[.G860]" office:value-type="float" office:value="7.44428985566522" calcext:value-type="float">
            <text:p>7.4442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08" calcext:value-type="date">
            <text:p>2019-01-08</text:p>
          </table:table-cell>
          <table:table-cell table:style-name="ce5" office:value-type="float" office:value="2568.11" calcext:value-type="float">
            <text:p>2,568.11</text:p>
          </table:table-cell>
          <table:table-cell table:style-name="ce5" office:value-type="float" office:value="2579.82" calcext:value-type="float">
            <text:p>2,579.82</text:p>
          </table:table-cell>
          <table:table-cell table:style-name="ce5" office:value-type="float" office:value="2547.56" calcext:value-type="float">
            <text:p>2,547.56</text:p>
          </table:table-cell>
          <table:table-cell table:style-name="ce5" office:value-type="float" office:value="2574.41" calcext:value-type="float">
            <text:p>2,574.41</text:p>
          </table:table-cell>
          <table:table-cell table:style-name="ce9" table:formula="of:=([.E861]-[.E860])/[.E860]" office:value-type="float" office:value="0.00969529629092156" calcext:value-type="float">
            <text:p>0.00970</text:p>
          </table:table-cell>
          <table:table-cell table:style-name="ce9" table:formula="of:=[.$K$2]+[.$K$3]*[.F860]^2+[.$K$4]*[.G860]" office:value-type="float" office:value="0.000413655156519125" calcext:value-type="float">
            <text:p>0.00041</text:p>
          </table:table-cell>
          <table:table-cell table:style-name="ce9" table:formula="of:=-LN([.G861])-[.F861]^2/[.G861]" office:value-type="float" office:value="7.56323843672027" calcext:value-type="float">
            <text:p>7.563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09" calcext:value-type="date">
            <text:p>2019-01-09</text:p>
          </table:table-cell>
          <table:table-cell table:style-name="ce5" office:value-type="float" office:value="2580" calcext:value-type="float">
            <text:p>2,580.00</text:p>
          </table:table-cell>
          <table:table-cell table:style-name="ce5" office:value-type="float" office:value="2595.32" calcext:value-type="float">
            <text:p>2,595.32</text:p>
          </table:table-cell>
          <table:table-cell table:style-name="ce5" office:value-type="float" office:value="2568.89" calcext:value-type="float">
            <text:p>2,568.89</text:p>
          </table:table-cell>
          <table:table-cell table:style-name="ce5" office:value-type="float" office:value="2584.96" calcext:value-type="float">
            <text:p>2,584.96</text:p>
          </table:table-cell>
          <table:table-cell table:style-name="ce9" table:formula="of:=([.E862]-[.E861])/[.E861]" office:value-type="float" office:value="0.00409802634390023" calcext:value-type="float">
            <text:p>0.00410</text:p>
          </table:table-cell>
          <table:table-cell table:style-name="ce9" table:formula="of:=[.$K$2]+[.$K$3]*[.F861]^2+[.$K$4]*[.G861]" office:value-type="float" office:value="0.000334257147717475" calcext:value-type="float">
            <text:p>0.00033</text:p>
          </table:table-cell>
          <table:table-cell table:style-name="ce9" table:formula="of:=-LN([.G862])-[.F862]^2/[.G862]" office:value-type="float" office:value="7.95335774156582" calcext:value-type="float">
            <text:p>7.953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10" calcext:value-type="date">
            <text:p>2019-01-10</text:p>
          </table:table-cell>
          <table:table-cell table:style-name="ce5" office:value-type="float" office:value="2573.51" calcext:value-type="float">
            <text:p>2,573.51</text:p>
          </table:table-cell>
          <table:table-cell table:style-name="ce5" office:value-type="float" office:value="2597.82" calcext:value-type="float">
            <text:p>2,597.82</text:p>
          </table:table-cell>
          <table:table-cell table:style-name="ce5" office:value-type="float" office:value="2562.02" calcext:value-type="float">
            <text:p>2,562.02</text:p>
          </table:table-cell>
          <table:table-cell table:style-name="ce5" office:value-type="float" office:value="2596.64" calcext:value-type="float">
            <text:p>2,596.64</text:p>
          </table:table-cell>
          <table:table-cell table:style-name="ce9" table:formula="of:=([.E863]-[.E862])/[.E862]" office:value-type="float" office:value="0.00451844515969293" calcext:value-type="float">
            <text:p>0.00452</text:p>
          </table:table-cell>
          <table:table-cell table:style-name="ce9" table:formula="of:=[.$K$2]+[.$K$3]*[.F862]^2+[.$K$4]*[.G862]" office:value-type="float" office:value="0.000257623095059491" calcext:value-type="float">
            <text:p>0.00026</text:p>
          </table:table-cell>
          <table:table-cell table:style-name="ce9" table:formula="of:=-LN([.G863])-[.F863]^2/[.G863]" office:value-type="float" office:value="8.18476401393836" calcext:value-type="float">
            <text:p>8.184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11" calcext:value-type="date">
            <text:p>2019-01-11</text:p>
          </table:table-cell>
          <table:table-cell table:style-name="ce5" office:value-type="float" office:value="2588.11" calcext:value-type="float">
            <text:p>2,588.11</text:p>
          </table:table-cell>
          <table:table-cell table:style-name="ce5" office:value-type="float" office:value="2596.27" calcext:value-type="float">
            <text:p>2,596.27</text:p>
          </table:table-cell>
          <table:table-cell table:style-name="ce5" office:value-type="float" office:value="2577.4" calcext:value-type="float">
            <text:p>2,577.40</text:p>
          </table:table-cell>
          <table:table-cell table:style-name="ce5" office:value-type="float" office:value="2596.26" calcext:value-type="float">
            <text:p>2,596.26</text:p>
          </table:table-cell>
          <table:table-cell table:style-name="ce9" table:formula="of:=([.E864]-[.E863])/[.E863]" office:value-type="float" office:value="-0.000146342966294771" calcext:value-type="float">
            <text:p>-0.00015</text:p>
          </table:table-cell>
          <table:table-cell table:style-name="ce9" table:formula="of:=[.$K$2]+[.$K$3]*[.F863]^2+[.$K$4]*[.G863]" office:value-type="float" office:value="0.000201143936003629" calcext:value-type="float">
            <text:p>0.00020</text:p>
          </table:table-cell>
          <table:table-cell table:style-name="ce9" table:formula="of:=-LN([.G864])-[.F864]^2/[.G864]" office:value-type="float" office:value="8.51138333433033" calcext:value-type="float">
            <text:p>8.5113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14" calcext:value-type="date">
            <text:p>2019-01-14</text:p>
          </table:table-cell>
          <table:table-cell table:style-name="ce5" office:value-type="float" office:value="2580.31" calcext:value-type="float">
            <text:p>2,580.31</text:p>
          </table:table-cell>
          <table:table-cell table:style-name="ce5" office:value-type="float" office:value="2589.32" calcext:value-type="float">
            <text:p>2,589.32</text:p>
          </table:table-cell>
          <table:table-cell table:style-name="ce5" office:value-type="float" office:value="2570.41" calcext:value-type="float">
            <text:p>2,570.41</text:p>
          </table:table-cell>
          <table:table-cell table:style-name="ce5" office:value-type="float" office:value="2582.61" calcext:value-type="float">
            <text:p>2,582.61</text:p>
          </table:table-cell>
          <table:table-cell table:style-name="ce9" table:formula="of:=([.E865]-[.E864])/[.E864]" office:value-type="float" office:value="-0.00525756280187658" calcext:value-type="float">
            <text:p>-0.00526</text:p>
          </table:table-cell>
          <table:table-cell table:style-name="ce9" table:formula="of:=[.$K$2]+[.$K$3]*[.F864]^2+[.$K$4]*[.G864]" office:value-type="float" office:value="0.000154357173055706" calcext:value-type="float">
            <text:p>0.00015</text:p>
          </table:table-cell>
          <table:table-cell table:style-name="ce9" table:formula="of:=-LN([.G865])-[.F865]^2/[.G865]" office:value-type="float" office:value="8.59716338221159" calcext:value-type="float">
            <text:p>8.597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15" calcext:value-type="date">
            <text:p>2019-01-15</text:p>
          </table:table-cell>
          <table:table-cell table:style-name="ce5" office:value-type="float" office:value="2585.1" calcext:value-type="float">
            <text:p>2,585.10</text:p>
          </table:table-cell>
          <table:table-cell table:style-name="ce5" office:value-type="float" office:value="2613.08" calcext:value-type="float">
            <text:p>2,613.08</text:p>
          </table:table-cell>
          <table:table-cell table:style-name="ce5" office:value-type="float" office:value="2585.1" calcext:value-type="float">
            <text:p>2,585.10</text:p>
          </table:table-cell>
          <table:table-cell table:style-name="ce5" office:value-type="float" office:value="2610.3" calcext:value-type="float">
            <text:p>2,610.30</text:p>
          </table:table-cell>
          <table:table-cell table:style-name="ce9" table:formula="of:=([.E866]-[.E865])/[.E865]" office:value-type="float" office:value="0.0107217117567113" calcext:value-type="float">
            <text:p>0.01072</text:p>
          </table:table-cell>
          <table:table-cell table:style-name="ce9" table:formula="of:=[.$K$2]+[.$K$3]*[.F865]^2+[.$K$4]*[.G865]" office:value-type="float" office:value="0.000125561750996287" calcext:value-type="float">
            <text:p>0.00013</text:p>
          </table:table-cell>
          <table:table-cell table:style-name="ce9" table:formula="of:=-LN([.G866])-[.F866]^2/[.G866]" office:value-type="float" office:value="8.06718643976338" calcext:value-type="float">
            <text:p>8.067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16" calcext:value-type="date">
            <text:p>2019-01-16</text:p>
          </table:table-cell>
          <table:table-cell table:style-name="ce5" office:value-type="float" office:value="2614.75" calcext:value-type="float">
            <text:p>2,614.75</text:p>
          </table:table-cell>
          <table:table-cell table:style-name="ce5" office:value-type="float" office:value="2625.76" calcext:value-type="float">
            <text:p>2,625.76</text:p>
          </table:table-cell>
          <table:table-cell table:style-name="ce5" office:value-type="float" office:value="2612.68" calcext:value-type="float">
            <text:p>2,612.68</text:p>
          </table:table-cell>
          <table:table-cell table:style-name="ce5" office:value-type="float" office:value="2616.1" calcext:value-type="float">
            <text:p>2,616.10</text:p>
          </table:table-cell>
          <table:table-cell table:style-name="ce9" table:formula="of:=([.E867]-[.E866])/[.E866]" office:value-type="float" office:value="0.00222196682373663" calcext:value-type="float">
            <text:p>0.00222</text:p>
          </table:table-cell>
          <table:table-cell table:style-name="ce9" table:formula="of:=[.$K$2]+[.$K$3]*[.F866]^2+[.$K$4]*[.G866]" office:value-type="float" office:value="0.000123575024488888" calcext:value-type="float">
            <text:p>0.00012</text:p>
          </table:table-cell>
          <table:table-cell table:style-name="ce9" table:formula="of:=-LN([.G867])-[.F867]^2/[.G867]" office:value-type="float" office:value="8.95870955690373" calcext:value-type="float">
            <text:p>8.958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17" calcext:value-type="date">
            <text:p>2019-01-17</text:p>
          </table:table-cell>
          <table:table-cell table:style-name="ce5" office:value-type="float" office:value="2609.28" calcext:value-type="float">
            <text:p>2,609.28</text:p>
          </table:table-cell>
          <table:table-cell table:style-name="ce5" office:value-type="float" office:value="2645.06" calcext:value-type="float">
            <text:p>2,645.06</text:p>
          </table:table-cell>
          <table:table-cell table:style-name="ce5" office:value-type="float" office:value="2606.36" calcext:value-type="float">
            <text:p>2,606.36</text:p>
          </table:table-cell>
          <table:table-cell table:style-name="ce5" office:value-type="float" office:value="2635.96" calcext:value-type="float">
            <text:p>2,635.96</text:p>
          </table:table-cell>
          <table:table-cell table:style-name="ce9" table:formula="of:=([.E868]-[.E867])/[.E867]" office:value-type="float" office:value="0.00759145292611144" calcext:value-type="float">
            <text:p>0.00759</text:p>
          </table:table-cell>
          <table:table-cell table:style-name="ce9" table:formula="of:=[.$K$2]+[.$K$3]*[.F867]^2+[.$K$4]*[.G867]" office:value-type="float" office:value="0.0000974685426857963" calcext:value-type="float">
            <text:p>0.00010</text:p>
          </table:table-cell>
          <table:table-cell table:style-name="ce9" table:formula="of:=-LN([.G868])-[.F868]^2/[.G868]" office:value-type="float" office:value="8.64471156576859" calcext:value-type="float">
            <text:p>8.644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18" calcext:value-type="date">
            <text:p>2019-01-18</text:p>
          </table:table-cell>
          <table:table-cell table:style-name="ce5" office:value-type="float" office:value="2651.27" calcext:value-type="float">
            <text:p>2,651.27</text:p>
          </table:table-cell>
          <table:table-cell table:style-name="ce5" office:value-type="float" office:value="2675.47" calcext:value-type="float">
            <text:p>2,675.47</text:p>
          </table:table-cell>
          <table:table-cell table:style-name="ce5" office:value-type="float" office:value="2647.58" calcext:value-type="float">
            <text:p>2,647.58</text:p>
          </table:table-cell>
          <table:table-cell table:style-name="ce5" office:value-type="float" office:value="2670.71" calcext:value-type="float">
            <text:p>2,670.71</text:p>
          </table:table-cell>
          <table:table-cell table:style-name="ce9" table:formula="of:=([.E869]-[.E868])/[.E868]" office:value-type="float" office:value="0.0131830528536093" calcext:value-type="float">
            <text:p>0.01318</text:p>
          </table:table-cell>
          <table:table-cell table:style-name="ce9" table:formula="of:=[.$K$2]+[.$K$3]*[.F868]^2+[.$K$4]*[.G868]" office:value-type="float" office:value="0.0000897442665793889" calcext:value-type="float">
            <text:p>0.00009</text:p>
          </table:table-cell>
          <table:table-cell table:style-name="ce9" table:formula="of:=-LN([.G869])-[.F869]^2/[.G869]" office:value-type="float" office:value="7.38201175728084" calcext:value-type="float">
            <text:p>7.382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22" calcext:value-type="date">
            <text:p>2019-01-22</text:p>
          </table:table-cell>
          <table:table-cell table:number-columns-repeated="2" table:style-name="ce5" office:value-type="float" office:value="2657.88" calcext:value-type="float">
            <text:p>2,657.88</text:p>
          </table:table-cell>
          <table:table-cell table:style-name="ce5" office:value-type="float" office:value="2617.27" calcext:value-type="float">
            <text:p>2,617.27</text:p>
          </table:table-cell>
          <table:table-cell table:style-name="ce5" office:value-type="float" office:value="2632.9" calcext:value-type="float">
            <text:p>2,632.90</text:p>
          </table:table-cell>
          <table:table-cell table:style-name="ce9" table:formula="of:=([.E870]-[.E869])/[.E869]" office:value-type="float" office:value="-0.0141572840181075" calcext:value-type="float">
            <text:p>-0.01416</text:p>
          </table:table-cell>
          <table:table-cell table:style-name="ce9" table:formula="of:=[.$K$2]+[.$K$3]*[.F869]^2+[.$K$4]*[.G869]" office:value-type="float" office:value="0.000109966180139131" calcext:value-type="float">
            <text:p>0.00011</text:p>
          </table:table-cell>
          <table:table-cell table:style-name="ce9" table:formula="of:=-LN([.G870])-[.F870]^2/[.G870]" office:value-type="float" office:value="7.29269830927388" calcext:value-type="float">
            <text:p>7.2927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23" calcext:value-type="date">
            <text:p>2019-01-23</text:p>
          </table:table-cell>
          <table:table-cell table:style-name="ce5" office:value-type="float" office:value="2643.48" calcext:value-type="float">
            <text:p>2,643.48</text:p>
          </table:table-cell>
          <table:table-cell table:style-name="ce5" office:value-type="float" office:value="2653.19" calcext:value-type="float">
            <text:p>2,653.19</text:p>
          </table:table-cell>
          <table:table-cell table:style-name="ce5" office:value-type="float" office:value="2612.86" calcext:value-type="float">
            <text:p>2,612.86</text:p>
          </table:table-cell>
          <table:table-cell table:style-name="ce5" office:value-type="float" office:value="2638.7" calcext:value-type="float">
            <text:p>2,638.70</text:p>
          </table:table-cell>
          <table:table-cell table:style-name="ce9" table:formula="of:=([.E871]-[.E870])/[.E870]" office:value-type="float" office:value="0.00220289414713803" calcext:value-type="float">
            <text:p>0.00220</text:p>
          </table:table-cell>
          <table:table-cell table:style-name="ce9" table:formula="of:=[.$K$2]+[.$K$3]*[.F870]^2+[.$K$4]*[.G870]" office:value-type="float" office:value="0.000131044525043219" calcext:value-type="float">
            <text:p>0.00013</text:p>
          </table:table-cell>
          <table:table-cell table:style-name="ce9" table:formula="of:=-LN([.G871])-[.F871]^2/[.G871]" office:value-type="float" office:value="8.9029421562617" calcext:value-type="float">
            <text:p>8.9029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24" calcext:value-type="date">
            <text:p>2019-01-24</text:p>
          </table:table-cell>
          <table:table-cell table:style-name="ce5" office:value-type="float" office:value="2638.84" calcext:value-type="float">
            <text:p>2,638.84</text:p>
          </table:table-cell>
          <table:table-cell table:style-name="ce5" office:value-type="float" office:value="2647.2" calcext:value-type="float">
            <text:p>2,647.20</text:p>
          </table:table-cell>
          <table:table-cell table:style-name="ce5" office:value-type="float" office:value="2627.01" calcext:value-type="float">
            <text:p>2,627.01</text:p>
          </table:table-cell>
          <table:table-cell table:style-name="ce5" office:value-type="float" office:value="2642.33" calcext:value-type="float">
            <text:p>2,642.33</text:p>
          </table:table-cell>
          <table:table-cell table:style-name="ce9" table:formula="of:=([.E872]-[.E871])/[.E871]" office:value-type="float" office:value="0.00137567741690988" calcext:value-type="float">
            <text:p>0.00138</text:p>
          </table:table-cell>
          <table:table-cell table:style-name="ce9" table:formula="of:=[.$K$2]+[.$K$3]*[.F871]^2+[.$K$4]*[.G871]" office:value-type="float" office:value="0.000103033682728174" calcext:value-type="float">
            <text:p>0.00010</text:p>
          </table:table-cell>
          <table:table-cell table:style-name="ce9" table:formula="of:=-LN([.G872])-[.F872]^2/[.G872]" office:value-type="float" office:value="9.16208693959645" calcext:value-type="float">
            <text:p>9.162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25" calcext:value-type="date">
            <text:p>2019-01-25</text:p>
          </table:table-cell>
          <table:table-cell table:style-name="ce5" office:value-type="float" office:value="2657.44" calcext:value-type="float">
            <text:p>2,657.44</text:p>
          </table:table-cell>
          <table:table-cell table:style-name="ce5" office:value-type="float" office:value="2672.38" calcext:value-type="float">
            <text:p>2,672.38</text:p>
          </table:table-cell>
          <table:table-cell table:style-name="ce5" office:value-type="float" office:value="2657.33" calcext:value-type="float">
            <text:p>2,657.33</text:p>
          </table:table-cell>
          <table:table-cell table:style-name="ce5" office:value-type="float" office:value="2664.76" calcext:value-type="float">
            <text:p>2,664.76</text:p>
          </table:table-cell>
          <table:table-cell table:style-name="ce9" table:formula="of:=([.E873]-[.E872])/[.E872]" office:value-type="float" office:value="0.00848872018256626" calcext:value-type="float">
            <text:p>0.00849</text:p>
          </table:table-cell>
          <table:table-cell table:style-name="ce9" table:formula="of:=[.$K$2]+[.$K$3]*[.F872]^2+[.$K$4]*[.G872]" office:value-type="float" office:value="0.0000814309370793994" calcext:value-type="float">
            <text:p>0.00008</text:p>
          </table:table-cell>
          <table:table-cell table:style-name="ce9" table:formula="of:=-LN([.G873])-[.F873]^2/[.G873]" office:value-type="float" office:value="8.53085364776571" calcext:value-type="float">
            <text:p>8.5308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28" calcext:value-type="date">
            <text:p>2019-01-28</text:p>
          </table:table-cell>
          <table:table-cell table:number-columns-repeated="2" table:style-name="ce5" office:value-type="float" office:value="2644.97" calcext:value-type="float">
            <text:p>2,644.97</text:p>
          </table:table-cell>
          <table:table-cell table:style-name="ce5" office:value-type="float" office:value="2624.06" calcext:value-type="float">
            <text:p>2,624.06</text:p>
          </table:table-cell>
          <table:table-cell table:style-name="ce5" office:value-type="float" office:value="2643.85" calcext:value-type="float">
            <text:p>2,643.85</text:p>
          </table:table-cell>
          <table:table-cell table:style-name="ce9" table:formula="of:=([.E874]-[.E873])/[.E873]" office:value-type="float" office:value="-0.00784686050526138" calcext:value-type="float">
            <text:p>-0.00785</text:p>
          </table:table-cell>
          <table:table-cell table:style-name="ce9" table:formula="of:=[.$K$2]+[.$K$3]*[.F873]^2+[.$K$4]*[.G873]" office:value-type="float" office:value="0.0000809838545220375" calcext:value-type="float">
            <text:p>0.00008</text:p>
          </table:table-cell>
          <table:table-cell table:style-name="ce9" table:formula="of:=-LN([.G874])-[.F874]^2/[.G874]" office:value-type="float" office:value="8.66094599160149" calcext:value-type="float">
            <text:p>8.660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29" calcext:value-type="date">
            <text:p>2019-01-29</text:p>
          </table:table-cell>
          <table:table-cell table:style-name="ce5" office:value-type="float" office:value="2644.89" calcext:value-type="float">
            <text:p>2,644.89</text:p>
          </table:table-cell>
          <table:table-cell table:style-name="ce5" office:value-type="float" office:value="2650.93" calcext:value-type="float">
            <text:p>2,650.93</text:p>
          </table:table-cell>
          <table:table-cell table:style-name="ce5" office:value-type="float" office:value="2631.05" calcext:value-type="float">
            <text:p>2,631.05</text:p>
          </table:table-cell>
          <table:table-cell table:style-name="ce5" office:value-type="float" office:value="2640" calcext:value-type="float">
            <text:p>2,640.00</text:p>
          </table:table-cell>
          <table:table-cell table:style-name="ce9" table:formula="of:=([.E875]-[.E874])/[.E874]" office:value-type="float" office:value="-0.00145620969419593" calcext:value-type="float">
            <text:p>-0.00146</text:p>
          </table:table-cell>
          <table:table-cell table:style-name="ce9" table:formula="of:=[.$K$2]+[.$K$3]*[.F874]^2+[.$K$4]*[.G874]" office:value-type="float" office:value="0.0000783031225882678" calcext:value-type="float">
            <text:p>0.00008</text:p>
          </table:table-cell>
          <table:table-cell table:style-name="ce9" table:formula="of:=-LN([.G875])-[.F875]^2/[.G875]" office:value-type="float" office:value="9.42784182296403" calcext:value-type="float">
            <text:p>9.427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30" calcext:value-type="date">
            <text:p>2019-01-30</text:p>
          </table:table-cell>
          <table:table-cell table:style-name="ce5" office:value-type="float" office:value="2653.62" calcext:value-type="float">
            <text:p>2,653.62</text:p>
          </table:table-cell>
          <table:table-cell table:style-name="ce5" office:value-type="float" office:value="2690.44" calcext:value-type="float">
            <text:p>2,690.44</text:p>
          </table:table-cell>
          <table:table-cell table:style-name="ce5" office:value-type="float" office:value="2648.34" calcext:value-type="float">
            <text:p>2,648.34</text:p>
          </table:table-cell>
          <table:table-cell table:style-name="ce5" office:value-type="float" office:value="2681.05" calcext:value-type="float">
            <text:p>2,681.05</text:p>
          </table:table-cell>
          <table:table-cell table:style-name="ce9" table:formula="of:=([.E876]-[.E875])/[.E875]" office:value-type="float" office:value="0.0155492424242425" calcext:value-type="float">
            <text:p>0.01555</text:p>
          </table:table-cell>
          <table:table-cell table:style-name="ce9" table:formula="of:=[.$K$2]+[.$K$3]*[.F875]^2+[.$K$4]*[.G875]" office:value-type="float" office:value="0.0000629939769768654" calcext:value-type="float">
            <text:p>0.00006</text:p>
          </table:table-cell>
          <table:table-cell table:style-name="ce9" table:formula="of:=-LN([.G876])-[.F876]^2/[.G876]" office:value-type="float" office:value="5.83434354919375" calcext:value-type="float">
            <text:p>5.834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1-31" calcext:value-type="date">
            <text:p>2019-01-31</text:p>
          </table:table-cell>
          <table:table-cell table:style-name="ce5" office:value-type="float" office:value="2685.49" calcext:value-type="float">
            <text:p>2,685.49</text:p>
          </table:table-cell>
          <table:table-cell table:style-name="ce5" office:value-type="float" office:value="2708.95" calcext:value-type="float">
            <text:p>2,708.95</text:p>
          </table:table-cell>
          <table:table-cell table:style-name="ce5" office:value-type="float" office:value="2678.65" calcext:value-type="float">
            <text:p>2,678.65</text:p>
          </table:table-cell>
          <table:table-cell table:style-name="ce5" office:value-type="float" office:value="2704.1" calcext:value-type="float">
            <text:p>2,704.10</text:p>
          </table:table-cell>
          <table:table-cell table:style-name="ce9" table:formula="of:=([.E877]-[.E876])/[.E876]" office:value-type="float" office:value="0.00859737789298959" calcext:value-type="float">
            <text:p>0.00860</text:p>
          </table:table-cell>
          <table:table-cell table:style-name="ce9" table:formula="of:=[.$K$2]+[.$K$3]*[.F876]^2+[.$K$4]*[.G876]" office:value-type="float" office:value="0.000105183082638662" calcext:value-type="float">
            <text:p>0.00011</text:p>
          </table:table-cell>
          <table:table-cell table:style-name="ce9" table:formula="of:=-LN([.G877])-[.F877]^2/[.G877]" office:value-type="float" office:value="8.45708189467623" calcext:value-type="float">
            <text:p>8.457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01" calcext:value-type="date">
            <text:p>2019-02-01</text:p>
          </table:table-cell>
          <table:table-cell table:style-name="ce5" office:value-type="float" office:value="2702.32" calcext:value-type="float">
            <text:p>2,702.32</text:p>
          </table:table-cell>
          <table:table-cell table:style-name="ce5" office:value-type="float" office:value="2716.66" calcext:value-type="float">
            <text:p>2,716.66</text:p>
          </table:table-cell>
          <table:table-cell table:style-name="ce5" office:value-type="float" office:value="2696.88" calcext:value-type="float">
            <text:p>2,696.88</text:p>
          </table:table-cell>
          <table:table-cell table:style-name="ce5" office:value-type="float" office:value="2706.53" calcext:value-type="float">
            <text:p>2,706.53</text:p>
          </table:table-cell>
          <table:table-cell table:style-name="ce9" table:formula="of:=([.E878]-[.E877])/[.E877]" office:value-type="float" office:value="0.000898635405495467" calcext:value-type="float">
            <text:p>0.00090</text:p>
          </table:table-cell>
          <table:table-cell table:style-name="ce9" table:formula="of:=[.$K$2]+[.$K$3]*[.F877]^2+[.$K$4]*[.G877]" office:value-type="float" office:value="0.0000991558920702996" calcext:value-type="float">
            <text:p>0.00010</text:p>
          </table:table-cell>
          <table:table-cell table:style-name="ce9" table:formula="of:=-LN([.G878])-[.F878]^2/[.G878]" office:value-type="float" office:value="9.21067307716855" calcext:value-type="float">
            <text:p>9.210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04" calcext:value-type="date">
            <text:p>2019-02-04</text:p>
          </table:table-cell>
          <table:table-cell table:style-name="ce5" office:value-type="float" office:value="2706.49" calcext:value-type="float">
            <text:p>2,706.49</text:p>
          </table:table-cell>
          <table:table-cell table:style-name="ce5" office:value-type="float" office:value="2724.99" calcext:value-type="float">
            <text:p>2,724.99</text:p>
          </table:table-cell>
          <table:table-cell table:style-name="ce5" office:value-type="float" office:value="2698.75" calcext:value-type="float">
            <text:p>2,698.75</text:p>
          </table:table-cell>
          <table:table-cell table:style-name="ce5" office:value-type="float" office:value="2724.87" calcext:value-type="float">
            <text:p>2,724.87</text:p>
          </table:table-cell>
          <table:table-cell table:style-name="ce9" table:formula="of:=([.E879]-[.E878])/[.E878]" office:value-type="float" office:value="0.0067762042172079" calcext:value-type="float">
            <text:p>0.00678</text:p>
          </table:table-cell>
          <table:table-cell table:style-name="ce9" table:formula="of:=[.$K$2]+[.$K$3]*[.F878]^2+[.$K$4]*[.G878]" office:value-type="float" office:value="0.0000782891873769111" calcext:value-type="float">
            <text:p>0.00008</text:p>
          </table:table-cell>
          <table:table-cell table:style-name="ce9" table:formula="of:=-LN([.G879])-[.F879]^2/[.G879]" office:value-type="float" office:value="8.86859677523169" calcext:value-type="float">
            <text:p>8.868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05" calcext:value-type="date">
            <text:p>2019-02-05</text:p>
          </table:table-cell>
          <table:table-cell table:style-name="ce5" office:value-type="float" office:value="2728.34" calcext:value-type="float">
            <text:p>2,728.34</text:p>
          </table:table-cell>
          <table:table-cell table:style-name="ce5" office:value-type="float" office:value="2738.98" calcext:value-type="float">
            <text:p>2,738.98</text:p>
          </table:table-cell>
          <table:table-cell table:style-name="ce5" office:value-type="float" office:value="2724.03" calcext:value-type="float">
            <text:p>2,724.03</text:p>
          </table:table-cell>
          <table:table-cell table:style-name="ce5" office:value-type="float" office:value="2737.7" calcext:value-type="float">
            <text:p>2,737.70</text:p>
          </table:table-cell>
          <table:table-cell table:style-name="ce9" table:formula="of:=([.E880]-[.E879])/[.E879]" office:value-type="float" office:value="0.00470848150553969" calcext:value-type="float">
            <text:p>0.00471</text:p>
          </table:table-cell>
          <table:table-cell table:style-name="ce9" table:formula="of:=[.$K$2]+[.$K$3]*[.F879]^2+[.$K$4]*[.G879]" office:value-type="float" office:value="0.0000727848863892458" calcext:value-type="float">
            <text:p>0.00007</text:p>
          </table:table-cell>
          <table:table-cell table:style-name="ce9" table:formula="of:=-LN([.G880])-[.F880]^2/[.G880]" office:value-type="float" office:value="9.22340880036153" calcext:value-type="float">
            <text:p>9.223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06" calcext:value-type="date">
            <text:p>2019-02-06</text:p>
          </table:table-cell>
          <table:table-cell table:style-name="ce5" office:value-type="float" office:value="2735.05" calcext:value-type="float">
            <text:p>2,735.05</text:p>
          </table:table-cell>
          <table:table-cell table:style-name="ce5" office:value-type="float" office:value="2738.08" calcext:value-type="float">
            <text:p>2,738.08</text:p>
          </table:table-cell>
          <table:table-cell table:style-name="ce5" office:value-type="float" office:value="2724.15" calcext:value-type="float">
            <text:p>2,724.15</text:p>
          </table:table-cell>
          <table:table-cell table:style-name="ce5" office:value-type="float" office:value="2731.61" calcext:value-type="float">
            <text:p>2,731.61</text:p>
          </table:table-cell>
          <table:table-cell table:style-name="ce9" table:formula="of:=([.E881]-[.E880])/[.E880]" office:value-type="float" office:value="-0.00222449501406279" calcext:value-type="float">
            <text:p>-0.00222</text:p>
          </table:table-cell>
          <table:table-cell table:style-name="ce9" table:formula="of:=[.$K$2]+[.$K$3]*[.F880]^2+[.$K$4]*[.G880]" office:value-type="float" office:value="0.0000633555526357231" calcext:value-type="float">
            <text:p>0.00006</text:p>
          </table:table-cell>
          <table:table-cell table:style-name="ce9" table:formula="of:=-LN([.G881])-[.F881]^2/[.G881]" office:value-type="float" office:value="9.58864312125213" calcext:value-type="float">
            <text:p>9.5886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07" calcext:value-type="date">
            <text:p>2019-02-07</text:p>
          </table:table-cell>
          <table:table-cell table:style-name="ce5" office:value-type="float" office:value="2717.53" calcext:value-type="float">
            <text:p>2,717.53</text:p>
          </table:table-cell>
          <table:table-cell table:style-name="ce5" office:value-type="float" office:value="2719.32" calcext:value-type="float">
            <text:p>2,719.32</text:p>
          </table:table-cell>
          <table:table-cell table:style-name="ce5" office:value-type="float" office:value="2687.26" calcext:value-type="float">
            <text:p>2,687.26</text:p>
          </table:table-cell>
          <table:table-cell table:style-name="ce5" office:value-type="float" office:value="2706.05" calcext:value-type="float">
            <text:p>2,706.05</text:p>
          </table:table-cell>
          <table:table-cell table:style-name="ce9" table:formula="of:=([.E882]-[.E881])/[.E881]" office:value-type="float" office:value="-0.00935711906165227" calcext:value-type="float">
            <text:p>-0.00936</text:p>
          </table:table-cell>
          <table:table-cell table:style-name="ce9" table:formula="of:=[.$K$2]+[.$K$3]*[.F881]^2+[.$K$4]*[.G881]" office:value-type="float" office:value="0.0000524523663456361" calcext:value-type="float">
            <text:p>0.00005</text:p>
          </table:table-cell>
          <table:table-cell table:style-name="ce9" table:formula="of:=-LN([.G882])-[.F882]^2/[.G882]" office:value-type="float" office:value="8.18636340856748" calcext:value-type="float">
            <text:p>8.186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08" calcext:value-type="date">
            <text:p>2019-02-08</text:p>
          </table:table-cell>
          <table:table-cell table:style-name="ce5" office:value-type="float" office:value="2692.36" calcext:value-type="float">
            <text:p>2,692.36</text:p>
          </table:table-cell>
          <table:table-cell table:style-name="ce5" office:value-type="float" office:value="2708.07" calcext:value-type="float">
            <text:p>2,708.07</text:p>
          </table:table-cell>
          <table:table-cell table:style-name="ce5" office:value-type="float" office:value="2681.83" calcext:value-type="float">
            <text:p>2,681.83</text:p>
          </table:table-cell>
          <table:table-cell table:style-name="ce5" office:value-type="float" office:value="2707.88" calcext:value-type="float">
            <text:p>2,707.88</text:p>
          </table:table-cell>
          <table:table-cell table:style-name="ce9" table:formula="of:=([.E883]-[.E882])/[.E882]" office:value-type="float" office:value="0.00067626244895694" calcext:value-type="float">
            <text:p>0.00068</text:p>
          </table:table-cell>
          <table:table-cell table:style-name="ce9" table:formula="of:=[.$K$2]+[.$K$3]*[.F882]^2+[.$K$4]*[.G882]" office:value-type="float" office:value="0.0000627883303284066" calcext:value-type="float">
            <text:p>0.00006</text:p>
          </table:table-cell>
          <table:table-cell table:style-name="ce9" table:formula="of:=-LN([.G883])-[.F883]^2/[.G883]" office:value-type="float" office:value="9.66845763190736" calcext:value-type="float">
            <text:p>9.668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11" calcext:value-type="date">
            <text:p>2019-02-11</text:p>
          </table:table-cell>
          <table:table-cell table:style-name="ce5" office:value-type="float" office:value="2712.4" calcext:value-type="float">
            <text:p>2,712.40</text:p>
          </table:table-cell>
          <table:table-cell table:style-name="ce5" office:value-type="float" office:value="2718.05" calcext:value-type="float">
            <text:p>2,718.05</text:p>
          </table:table-cell>
          <table:table-cell table:style-name="ce5" office:value-type="float" office:value="2703.79" calcext:value-type="float">
            <text:p>2,703.79</text:p>
          </table:table-cell>
          <table:table-cell table:style-name="ce5" office:value-type="float" office:value="2709.8" calcext:value-type="float">
            <text:p>2,709.80</text:p>
          </table:table-cell>
          <table:table-cell table:style-name="ce9" table:formula="of:=([.E884]-[.E883])/[.E883]" office:value-type="float" office:value="0.000709041759605327" calcext:value-type="float">
            <text:p>0.00071</text:p>
          </table:table-cell>
          <table:table-cell table:style-name="ce9" table:formula="of:=[.$K$2]+[.$K$3]*[.F883]^2+[.$K$4]*[.G883]" office:value-type="float" office:value="0.0000510232590759937" calcext:value-type="float">
            <text:p>0.00005</text:p>
          </table:table-cell>
          <table:table-cell table:style-name="ce9" table:formula="of:=-LN([.G884])-[.F884]^2/[.G884]" office:value-type="float" office:value="9.87337581121336" calcext:value-type="float">
            <text:p>9.8733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12" calcext:value-type="date">
            <text:p>2019-02-12</text:p>
          </table:table-cell>
          <table:table-cell table:style-name="ce5" office:value-type="float" office:value="2722.61" calcext:value-type="float">
            <text:p>2,722.61</text:p>
          </table:table-cell>
          <table:table-cell table:style-name="ce5" office:value-type="float" office:value="2748.19" calcext:value-type="float">
            <text:p>2,748.19</text:p>
          </table:table-cell>
          <table:table-cell table:style-name="ce5" office:value-type="float" office:value="2722.61" calcext:value-type="float">
            <text:p>2,722.61</text:p>
          </table:table-cell>
          <table:table-cell table:style-name="ce5" office:value-type="float" office:value="2744.73" calcext:value-type="float">
            <text:p>2,744.73</text:p>
          </table:table-cell>
          <table:table-cell table:style-name="ce9" table:formula="of:=([.E885]-[.E884])/[.E884]" office:value-type="float" office:value="0.0128902502029669" calcext:value-type="float">
            <text:p>0.01289</text:p>
          </table:table-cell>
          <table:table-cell table:style-name="ce9" table:formula="of:=[.$K$2]+[.$K$3]*[.F884]^2+[.$K$4]*[.G884]" office:value-type="float" office:value="0.0000422381246916068" calcext:value-type="float">
            <text:p>0.00004</text:p>
          </table:table-cell>
          <table:table-cell table:style-name="ce9" table:formula="of:=-LN([.G885])-[.F885]^2/[.G885]" office:value-type="float" office:value="6.13833486620871" calcext:value-type="float">
            <text:p>6.138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13" calcext:value-type="date">
            <text:p>2019-02-13</text:p>
          </table:table-cell>
          <table:table-cell table:style-name="ce5" office:value-type="float" office:value="2750.3" calcext:value-type="float">
            <text:p>2,750.30</text:p>
          </table:table-cell>
          <table:table-cell table:style-name="ce5" office:value-type="float" office:value="2761.85" calcext:value-type="float">
            <text:p>2,761.85</text:p>
          </table:table-cell>
          <table:table-cell table:style-name="ce5" office:value-type="float" office:value="2748.63" calcext:value-type="float">
            <text:p>2,748.63</text:p>
          </table:table-cell>
          <table:table-cell table:style-name="ce5" office:value-type="float" office:value="2753.03" calcext:value-type="float">
            <text:p>2,753.03</text:p>
          </table:table-cell>
          <table:table-cell table:style-name="ce9" table:formula="of:=([.E886]-[.E885])/[.E885]" office:value-type="float" office:value="0.00302397685746874" calcext:value-type="float">
            <text:p>0.00302</text:p>
          </table:table-cell>
          <table:table-cell table:style-name="ce9" table:formula="of:=[.$K$2]+[.$K$3]*[.F885]^2+[.$K$4]*[.G885]" office:value-type="float" office:value="0.0000727431709887663" calcext:value-type="float">
            <text:p>0.00007</text:p>
          </table:table-cell>
          <table:table-cell table:style-name="ce9" table:formula="of:=-LN([.G886])-[.F886]^2/[.G886]" office:value-type="float" office:value="9.40286701043365" calcext:value-type="float">
            <text:p>9.402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14" calcext:value-type="date">
            <text:p>2019-02-14</text:p>
          </table:table-cell>
          <table:table-cell table:style-name="ce5" office:value-type="float" office:value="2743.5" calcext:value-type="float">
            <text:p>2,743.50</text:p>
          </table:table-cell>
          <table:table-cell table:style-name="ce5" office:value-type="float" office:value="2757.9" calcext:value-type="float">
            <text:p>2,757.90</text:p>
          </table:table-cell>
          <table:table-cell table:style-name="ce5" office:value-type="float" office:value="2731.23" calcext:value-type="float">
            <text:p>2,731.23</text:p>
          </table:table-cell>
          <table:table-cell table:style-name="ce5" office:value-type="float" office:value="2745.73" calcext:value-type="float">
            <text:p>2,745.73</text:p>
          </table:table-cell>
          <table:table-cell table:style-name="ce9" table:formula="of:=([.E887]-[.E886])/[.E886]" office:value-type="float" office:value="-0.00265162384717936" calcext:value-type="float">
            <text:p>-0.00265</text:p>
          </table:table-cell>
          <table:table-cell table:style-name="ce9" table:formula="of:=[.$K$2]+[.$K$3]*[.F886]^2+[.$K$4]*[.G886]" office:value-type="float" office:value="0.0000604093823117393" calcext:value-type="float">
            <text:p>0.00006</text:p>
          </table:table-cell>
          <table:table-cell table:style-name="ce9" table:formula="of:=-LN([.G887])-[.F887]^2/[.G887]" office:value-type="float" office:value="9.59797511869738" calcext:value-type="float">
            <text:p>9.5979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15" calcext:value-type="date">
            <text:p>2019-02-15</text:p>
          </table:table-cell>
          <table:table-cell table:style-name="ce5" office:value-type="float" office:value="2760.24" calcext:value-type="float">
            <text:p>2,760.24</text:p>
          </table:table-cell>
          <table:table-cell table:style-name="ce5" office:value-type="float" office:value="2775.66" calcext:value-type="float">
            <text:p>2,775.66</text:p>
          </table:table-cell>
          <table:table-cell table:style-name="ce5" office:value-type="float" office:value="2760.24" calcext:value-type="float">
            <text:p>2,760.24</text:p>
          </table:table-cell>
          <table:table-cell table:style-name="ce5" office:value-type="float" office:value="2775.6" calcext:value-type="float">
            <text:p>2,775.60</text:p>
          </table:table-cell>
          <table:table-cell table:style-name="ce9" table:formula="of:=([.E888]-[.E887])/[.E887]" office:value-type="float" office:value="0.0108787098512963" calcext:value-type="float">
            <text:p>0.01088</text:p>
          </table:table-cell>
          <table:table-cell table:style-name="ce9" table:formula="of:=[.$K$2]+[.$K$3]*[.F887]^2+[.$K$4]*[.G887]" office:value-type="float" office:value="0.0000507159777829269" calcext:value-type="float">
            <text:p>0.00005</text:p>
          </table:table-cell>
          <table:table-cell table:style-name="ce9" table:formula="of:=-LN([.G888])-[.F888]^2/[.G888]" office:value-type="float" office:value="7.555757843601" calcext:value-type="float">
            <text:p>7.555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19" calcext:value-type="date">
            <text:p>2019-02-19</text:p>
          </table:table-cell>
          <table:table-cell table:style-name="ce5" office:value-type="float" office:value="2769.28" calcext:value-type="float">
            <text:p>2,769.28</text:p>
          </table:table-cell>
          <table:table-cell table:style-name="ce5" office:value-type="float" office:value="2787.33" calcext:value-type="float">
            <text:p>2,787.33</text:p>
          </table:table-cell>
          <table:table-cell table:style-name="ce5" office:value-type="float" office:value="2767.29" calcext:value-type="float">
            <text:p>2,767.29</text:p>
          </table:table-cell>
          <table:table-cell table:style-name="ce5" office:value-type="float" office:value="2779.76" calcext:value-type="float">
            <text:p>2,779.76</text:p>
          </table:table-cell>
          <table:table-cell table:style-name="ce9" table:formula="of:=([.E889]-[.E888])/[.E888]" office:value-type="float" office:value="0.00149877503963118" calcext:value-type="float">
            <text:p>0.00150</text:p>
          </table:table-cell>
          <table:table-cell table:style-name="ce9" table:formula="of:=[.$K$2]+[.$K$3]*[.F888]^2+[.$K$4]*[.G888]" office:value-type="float" office:value="0.0000683809783115522" calcext:value-type="float">
            <text:p>0.00007</text:p>
          </table:table-cell>
          <table:table-cell table:style-name="ce9" table:formula="of:=-LN([.G889])-[.F889]^2/[.G889]" office:value-type="float" office:value="9.55756569896112" calcext:value-type="float">
            <text:p>9.5575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20" calcext:value-type="date">
            <text:p>2019-02-20</text:p>
          </table:table-cell>
          <table:table-cell table:style-name="ce5" office:value-type="float" office:value="2779.05" calcext:value-type="float">
            <text:p>2,779.05</text:p>
          </table:table-cell>
          <table:table-cell table:style-name="ce5" office:value-type="float" office:value="2789.88" calcext:value-type="float">
            <text:p>2,789.88</text:p>
          </table:table-cell>
          <table:table-cell table:style-name="ce5" office:value-type="float" office:value="2774.06" calcext:value-type="float">
            <text:p>2,774.06</text:p>
          </table:table-cell>
          <table:table-cell table:style-name="ce5" office:value-type="float" office:value="2784.7" calcext:value-type="float">
            <text:p>2,784.70</text:p>
          </table:table-cell>
          <table:table-cell table:style-name="ce9" table:formula="of:=([.E890]-[.E889])/[.E889]" office:value-type="float" office:value="0.00177713183871975" calcext:value-type="float">
            <text:p>0.00178</text:p>
          </table:table-cell>
          <table:table-cell table:style-name="ce9" table:formula="of:=[.$K$2]+[.$K$3]*[.F889]^2+[.$K$4]*[.G889]" office:value-type="float" office:value="0.0000556045587963555" calcext:value-type="float">
            <text:p>0.00006</text:p>
          </table:table-cell>
          <table:table-cell table:style-name="ce9" table:formula="of:=-LN([.G890])-[.F890]^2/[.G890]" office:value-type="float" office:value="9.74044790970018" calcext:value-type="float">
            <text:p>9.7404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21" calcext:value-type="date">
            <text:p>2019-02-21</text:p>
          </table:table-cell>
          <table:table-cell table:style-name="ce5" office:value-type="float" office:value="2780.24" calcext:value-type="float">
            <text:p>2,780.24</text:p>
          </table:table-cell>
          <table:table-cell table:style-name="ce5" office:value-type="float" office:value="2781.58" calcext:value-type="float">
            <text:p>2,781.58</text:p>
          </table:table-cell>
          <table:table-cell table:style-name="ce5" office:value-type="float" office:value="2764.55" calcext:value-type="float">
            <text:p>2,764.55</text:p>
          </table:table-cell>
          <table:table-cell table:style-name="ce5" office:value-type="float" office:value="2774.88" calcext:value-type="float">
            <text:p>2,774.88</text:p>
          </table:table-cell>
          <table:table-cell table:style-name="ce9" table:formula="of:=([.E891]-[.E890])/[.E890]" office:value-type="float" office:value="-0.00352641218084523" calcext:value-type="float">
            <text:p>-0.00353</text:p>
          </table:table-cell>
          <table:table-cell table:style-name="ce9" table:formula="of:=[.$K$2]+[.$K$3]*[.F890]^2+[.$K$4]*[.G890]" office:value-type="float" office:value="0.0000462572717605765" calcext:value-type="float">
            <text:p>0.00005</text:p>
          </table:table-cell>
          <table:table-cell table:style-name="ce9" table:formula="of:=-LN([.G891])-[.F891]^2/[.G891]" office:value-type="float" office:value="9.7124566798872" calcext:value-type="float">
            <text:p>9.712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22" calcext:value-type="date">
            <text:p>2019-02-22</text:p>
          </table:table-cell>
          <table:table-cell table:style-name="ce5" office:value-type="float" office:value="2780.67" calcext:value-type="float">
            <text:p>2,780.67</text:p>
          </table:table-cell>
          <table:table-cell table:style-name="ce5" office:value-type="float" office:value="2794.2" calcext:value-type="float">
            <text:p>2,794.20</text:p>
          </table:table-cell>
          <table:table-cell table:style-name="ce5" office:value-type="float" office:value="2779.11" calcext:value-type="float">
            <text:p>2,779.11</text:p>
          </table:table-cell>
          <table:table-cell table:style-name="ce5" office:value-type="float" office:value="2792.67" calcext:value-type="float">
            <text:p>2,792.67</text:p>
          </table:table-cell>
          <table:table-cell table:style-name="ce9" table:formula="of:=([.E892]-[.E891])/[.E891]" office:value-type="float" office:value="0.00641108804705067" calcext:value-type="float">
            <text:p>0.00641</text:p>
          </table:table-cell>
          <table:table-cell table:style-name="ce9" table:formula="of:=[.$K$2]+[.$K$3]*[.F891]^2+[.$K$4]*[.G891]" office:value-type="float" office:value="0.0000413456688480064" calcext:value-type="float">
            <text:p>0.00004</text:p>
          </table:table-cell>
          <table:table-cell table:style-name="ce9" table:formula="of:=-LN([.G892])-[.F892]^2/[.G892]" office:value-type="float" office:value="9.09943513286769" calcext:value-type="float">
            <text:p>9.0994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25" calcext:value-type="date">
            <text:p>2019-02-25</text:p>
          </table:table-cell>
          <table:table-cell table:style-name="ce5" office:value-type="float" office:value="2804.35" calcext:value-type="float">
            <text:p>2,804.35</text:p>
          </table:table-cell>
          <table:table-cell table:style-name="ce5" office:value-type="float" office:value="2813.49" calcext:value-type="float">
            <text:p>2,813.49</text:p>
          </table:table-cell>
          <table:table-cell table:style-name="ce5" office:value-type="float" office:value="2794.99" calcext:value-type="float">
            <text:p>2,794.99</text:p>
          </table:table-cell>
          <table:table-cell table:style-name="ce5" office:value-type="float" office:value="2796.11" calcext:value-type="float">
            <text:p>2,796.11</text:p>
          </table:table-cell>
          <table:table-cell table:style-name="ce9" table:formula="of:=([.E893]-[.E892])/[.E892]" office:value-type="float" office:value="0.0012317960947767" calcext:value-type="float">
            <text:p>0.00123</text:p>
          </table:table-cell>
          <table:table-cell table:style-name="ce9" table:formula="of:=[.$K$2]+[.$K$3]*[.F892]^2+[.$K$4]*[.G892]" office:value-type="float" office:value="0.0000440892221441831" calcext:value-type="float">
            <text:p>0.00004</text:p>
          </table:table-cell>
          <table:table-cell table:style-name="ce9" table:formula="of:=-LN([.G893])-[.F893]^2/[.G893]" office:value-type="float" office:value="9.99488040445112" calcext:value-type="float">
            <text:p>9.9948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26" calcext:value-type="date">
            <text:p>2019-02-26</text:p>
          </table:table-cell>
          <table:table-cell table:style-name="ce5" office:value-type="float" office:value="2792.36" calcext:value-type="float">
            <text:p>2,792.36</text:p>
          </table:table-cell>
          <table:table-cell table:style-name="ce5" office:value-type="float" office:value="2803.12" calcext:value-type="float">
            <text:p>2,803.12</text:p>
          </table:table-cell>
          <table:table-cell table:style-name="ce5" office:value-type="float" office:value="2789.47" calcext:value-type="float">
            <text:p>2,789.47</text:p>
          </table:table-cell>
          <table:table-cell table:style-name="ce5" office:value-type="float" office:value="2793.9" calcext:value-type="float">
            <text:p>2,793.90</text:p>
          </table:table-cell>
          <table:table-cell table:style-name="ce9" table:formula="of:=([.E894]-[.E893])/[.E893]" office:value-type="float" office:value="-0.000790383783184509" calcext:value-type="float">
            <text:p>-0.00079</text:p>
          </table:table-cell>
          <table:table-cell table:style-name="ce9" table:formula="of:=[.$K$2]+[.$K$3]*[.F893]^2+[.$K$4]*[.G893]" office:value-type="float" office:value="0.0000372814543799868" calcext:value-type="float">
            <text:p>0.00004</text:p>
          </table:table-cell>
          <table:table-cell table:style-name="ce9" table:formula="of:=-LN([.G894])-[.F894]^2/[.G894]" office:value-type="float" office:value="10.180258061011" calcext:value-type="float">
            <text:p>10.180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27" calcext:value-type="date">
            <text:p>2019-02-27</text:p>
          </table:table-cell>
          <table:table-cell table:style-name="ce5" office:value-type="float" office:value="2787.5" calcext:value-type="float">
            <text:p>2,787.50</text:p>
          </table:table-cell>
          <table:table-cell table:style-name="ce5" office:value-type="float" office:value="2795.76" calcext:value-type="float">
            <text:p>2,795.76</text:p>
          </table:table-cell>
          <table:table-cell table:style-name="ce5" office:value-type="float" office:value="2775.13" calcext:value-type="float">
            <text:p>2,775.13</text:p>
          </table:table-cell>
          <table:table-cell table:style-name="ce5" office:value-type="float" office:value="2792.38" calcext:value-type="float">
            <text:p>2,792.38</text:p>
          </table:table-cell>
          <table:table-cell table:style-name="ce9" table:formula="of:=([.E895]-[.E894])/[.E894]" office:value-type="float" office:value="-0.000544042378037862" calcext:value-type="float">
            <text:p>-0.00054</text:p>
          </table:table-cell>
          <table:table-cell table:style-name="ce9" table:formula="of:=[.$K$2]+[.$K$3]*[.F894]^2+[.$K$4]*[.G894]" office:value-type="float" office:value="0.0000319923627683143" calcext:value-type="float">
            <text:p>0.00003</text:p>
          </table:table-cell>
          <table:table-cell table:style-name="ce9" table:formula="of:=-LN([.G895])-[.F895]^2/[.G895]" office:value-type="float" office:value="10.3407616981992" calcext:value-type="float">
            <text:p>10.340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2-28" calcext:value-type="date">
            <text:p>2019-02-28</text:p>
          </table:table-cell>
          <table:table-cell table:style-name="ce5" office:value-type="float" office:value="2788.11" calcext:value-type="float">
            <text:p>2,788.11</text:p>
          </table:table-cell>
          <table:table-cell table:style-name="ce5" office:value-type="float" office:value="2793.73" calcext:value-type="float">
            <text:p>2,793.73</text:p>
          </table:table-cell>
          <table:table-cell table:style-name="ce5" office:value-type="float" office:value="2782.51" calcext:value-type="float">
            <text:p>2,782.51</text:p>
          </table:table-cell>
          <table:table-cell table:style-name="ce5" office:value-type="float" office:value="2784.49" calcext:value-type="float">
            <text:p>2,784.49</text:p>
          </table:table-cell>
          <table:table-cell table:style-name="ce9" table:formula="of:=([.E896]-[.E895])/[.E895]" office:value-type="float" office:value="-0.00282554666628479" calcext:value-type="float">
            <text:p>-0.00283</text:p>
          </table:table-cell>
          <table:table-cell table:style-name="ce9" table:formula="of:=[.$K$2]+[.$K$3]*[.F895]^2+[.$K$4]*[.G895]" office:value-type="float" office:value="0.0000279647933053902" calcext:value-type="float">
            <text:p>0.00003</text:p>
          </table:table-cell>
          <table:table-cell table:style-name="ce9" table:formula="of:=-LN([.G896])-[.F896]^2/[.G896]" office:value-type="float" office:value="10.1990726073572" calcext:value-type="float">
            <text:p>10.1990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01" calcext:value-type="date">
            <text:p>2019-03-01</text:p>
          </table:table-cell>
          <table:table-cell table:style-name="ce5" office:value-type="float" office:value="2798.22" calcext:value-type="float">
            <text:p>2,798.22</text:p>
          </table:table-cell>
          <table:table-cell table:style-name="ce5" office:value-type="float" office:value="2808.02" calcext:value-type="float">
            <text:p>2,808.02</text:p>
          </table:table-cell>
          <table:table-cell table:style-name="ce5" office:value-type="float" office:value="2787.38" calcext:value-type="float">
            <text:p>2,787.38</text:p>
          </table:table-cell>
          <table:table-cell table:style-name="ce5" office:value-type="float" office:value="2803.69" calcext:value-type="float">
            <text:p>2,803.69</text:p>
          </table:table-cell>
          <table:table-cell table:style-name="ce9" table:formula="of:=([.E897]-[.E896])/[.E896]" office:value-type="float" office:value="0.00689533810500317" calcext:value-type="float">
            <text:p>0.00690</text:p>
          </table:table-cell>
          <table:table-cell table:style-name="ce9" table:formula="of:=[.$K$2]+[.$K$3]*[.F896]^2+[.$K$4]*[.G896]" office:value-type="float" office:value="0.0000266743355838643" calcext:value-type="float">
            <text:p>0.00003</text:p>
          </table:table-cell>
          <table:table-cell table:style-name="ce9" table:formula="of:=-LN([.G897])-[.F897]^2/[.G897]" office:value-type="float" office:value="8.74935798957156" calcext:value-type="float">
            <text:p>8.749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04" calcext:value-type="date">
            <text:p>2019-03-04</text:p>
          </table:table-cell>
          <table:table-cell table:style-name="ce5" office:value-type="float" office:value="2814.37" calcext:value-type="float">
            <text:p>2,814.37</text:p>
          </table:table-cell>
          <table:table-cell table:style-name="ce5" office:value-type="float" office:value="2816.88" calcext:value-type="float">
            <text:p>2,816.88</text:p>
          </table:table-cell>
          <table:table-cell table:style-name="ce5" office:value-type="float" office:value="2767.66" calcext:value-type="float">
            <text:p>2,767.66</text:p>
          </table:table-cell>
          <table:table-cell table:style-name="ce5" office:value-type="float" office:value="2792.81" calcext:value-type="float">
            <text:p>2,792.81</text:p>
          </table:table-cell>
          <table:table-cell table:style-name="ce9" table:formula="of:=([.E898]-[.E897])/[.E897]" office:value-type="float" office:value="-0.00388060020901031" calcext:value-type="float">
            <text:p>-0.00388</text:p>
          </table:table-cell>
          <table:table-cell table:style-name="ce9" table:formula="of:=[.$K$2]+[.$K$3]*[.F897]^2+[.$K$4]*[.G897]" office:value-type="float" office:value="0.0000345633118338862" calcext:value-type="float">
            <text:p>0.00003</text:p>
          </table:table-cell>
          <table:table-cell table:style-name="ce9" table:formula="of:=-LN([.G898])-[.F898]^2/[.G898]" office:value-type="float" office:value="9.83702291066276" calcext:value-type="float">
            <text:p>9.8370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05" calcext:value-type="date">
            <text:p>2019-03-05</text:p>
          </table:table-cell>
          <table:table-cell table:style-name="ce5" office:value-type="float" office:value="2794.41" calcext:value-type="float">
            <text:p>2,794.41</text:p>
          </table:table-cell>
          <table:table-cell table:style-name="ce5" office:value-type="float" office:value="2796.44" calcext:value-type="float">
            <text:p>2,796.44</text:p>
          </table:table-cell>
          <table:table-cell table:style-name="ce5" office:value-type="float" office:value="2782.97" calcext:value-type="float">
            <text:p>2,782.97</text:p>
          </table:table-cell>
          <table:table-cell table:style-name="ce5" office:value-type="float" office:value="2789.65" calcext:value-type="float">
            <text:p>2,789.65</text:p>
          </table:table-cell>
          <table:table-cell table:style-name="ce9" table:formula="of:=([.E899]-[.E898])/[.E898]" office:value-type="float" office:value="-0.00113147689961002" calcext:value-type="float">
            <text:p>-0.00113</text:p>
          </table:table-cell>
          <table:table-cell table:style-name="ce9" table:formula="of:=[.$K$2]+[.$K$3]*[.F898]^2+[.$K$4]*[.G898]" office:value-type="float" office:value="0.0000331906487338451" calcext:value-type="float">
            <text:p>0.00003</text:p>
          </table:table-cell>
          <table:table-cell table:style-name="ce9" table:formula="of:=-LN([.G899])-[.F899]^2/[.G899]" office:value-type="float" office:value="10.2746700768936" calcext:value-type="float">
            <text:p>10.274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06" calcext:value-type="date">
            <text:p>2019-03-06</text:p>
          </table:table-cell>
          <table:table-cell table:number-columns-repeated="2" table:style-name="ce5" office:value-type="float" office:value="2790.27" calcext:value-type="float">
            <text:p>2,790.27</text:p>
          </table:table-cell>
          <table:table-cell table:style-name="ce5" office:value-type="float" office:value="2768.69" calcext:value-type="float">
            <text:p>2,768.69</text:p>
          </table:table-cell>
          <table:table-cell table:style-name="ce5" office:value-type="float" office:value="2771.45" calcext:value-type="float">
            <text:p>2,771.45</text:p>
          </table:table-cell>
          <table:table-cell table:style-name="ce9" table:formula="of:=([.E900]-[.E899])/[.E899]" office:value-type="float" office:value="-0.0065241159285216" calcext:value-type="float">
            <text:p>-0.00652</text:p>
          </table:table-cell>
          <table:table-cell table:style-name="ce9" table:formula="of:=[.$K$2]+[.$K$3]*[.F899]^2+[.$K$4]*[.G899]" office:value-type="float" office:value="0.0000290808743530817" calcext:value-type="float">
            <text:p>0.00003</text:p>
          </table:table-cell>
          <table:table-cell table:style-name="ce9" table:formula="of:=-LN([.G900])-[.F900]^2/[.G900]" office:value-type="float" office:value="8.98178441541449" calcext:value-type="float">
            <text:p>8.9817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07" calcext:value-type="date">
            <text:p>2019-03-07</text:p>
          </table:table-cell>
          <table:table-cell table:style-name="ce5" office:value-type="float" office:value="2766.53" calcext:value-type="float">
            <text:p>2,766.53</text:p>
          </table:table-cell>
          <table:table-cell table:style-name="ce5" office:value-type="float" office:value="2767.25" calcext:value-type="float">
            <text:p>2,767.25</text:p>
          </table:table-cell>
          <table:table-cell table:style-name="ce5" office:value-type="float" office:value="2739.09" calcext:value-type="float">
            <text:p>2,739.09</text:p>
          </table:table-cell>
          <table:table-cell table:style-name="ce5" office:value-type="float" office:value="2748.93" calcext:value-type="float">
            <text:p>2,748.93</text:p>
          </table:table-cell>
          <table:table-cell table:style-name="ce9" table:formula="of:=([.E901]-[.E900])/[.E900]" office:value-type="float" office:value="-0.0081257103682188" calcext:value-type="float">
            <text:p>-0.00813</text:p>
          </table:table-cell>
          <table:table-cell table:style-name="ce9" table:formula="of:=[.$K$2]+[.$K$3]*[.F900]^2+[.$K$4]*[.G900]" office:value-type="float" office:value="0.0000352475378972322" calcext:value-type="float">
            <text:p>0.00004</text:p>
          </table:table-cell>
          <table:table-cell table:style-name="ce9" table:formula="of:=-LN([.G901])-[.F901]^2/[.G901]" office:value-type="float" office:value="8.37987286093929" calcext:value-type="float">
            <text:p>8.379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08" calcext:value-type="date">
            <text:p>2019-03-08</text:p>
          </table:table-cell>
          <table:table-cell table:style-name="ce5" office:value-type="float" office:value="2730.79" calcext:value-type="float">
            <text:p>2,730.79</text:p>
          </table:table-cell>
          <table:table-cell table:style-name="ce5" office:value-type="float" office:value="2744.13" calcext:value-type="float">
            <text:p>2,744.13</text:p>
          </table:table-cell>
          <table:table-cell table:style-name="ce5" office:value-type="float" office:value="2722.27" calcext:value-type="float">
            <text:p>2,722.27</text:p>
          </table:table-cell>
          <table:table-cell table:style-name="ce5" office:value-type="float" office:value="2743.07" calcext:value-type="float">
            <text:p>2,743.07</text:p>
          </table:table-cell>
          <table:table-cell table:style-name="ce9" table:formula="of:=([.E902]-[.E901])/[.E901]" office:value-type="float" office:value="-0.00213173853099194" calcext:value-type="float">
            <text:p>-0.00213</text:p>
          </table:table-cell>
          <table:table-cell table:style-name="ce9" table:formula="of:=[.$K$2]+[.$K$3]*[.F901]^2+[.$K$4]*[.G901]" office:value-type="float" office:value="0.0000451084668679706" calcext:value-type="float">
            <text:p>0.00005</text:p>
          </table:table-cell>
          <table:table-cell table:style-name="ce9" table:formula="of:=-LN([.G902])-[.F902]^2/[.G902]" office:value-type="float" office:value="9.90569877109845" calcext:value-type="float">
            <text:p>9.9057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11" calcext:value-type="date">
            <text:p>2019-03-11</text:p>
          </table:table-cell>
          <table:table-cell table:style-name="ce5" office:value-type="float" office:value="2747.61" calcext:value-type="float">
            <text:p>2,747.61</text:p>
          </table:table-cell>
          <table:table-cell table:style-name="ce5" office:value-type="float" office:value="2784" calcext:value-type="float">
            <text:p>2,784.00</text:p>
          </table:table-cell>
          <table:table-cell table:style-name="ce5" office:value-type="float" office:value="2747.61" calcext:value-type="float">
            <text:p>2,747.61</text:p>
          </table:table-cell>
          <table:table-cell table:style-name="ce5" office:value-type="float" office:value="2783.3" calcext:value-type="float">
            <text:p>2,783.30</text:p>
          </table:table-cell>
          <table:table-cell table:style-name="ce9" table:formula="of:=([.E903]-[.E902])/[.E902]" office:value-type="float" office:value="0.0146660493534616" calcext:value-type="float">
            <text:p>0.01467</text:p>
          </table:table-cell>
          <table:table-cell table:style-name="ce9" table:formula="of:=[.$K$2]+[.$K$3]*[.F902]^2+[.$K$4]*[.G902]" office:value-type="float" office:value="0.0000387208369166113" calcext:value-type="float">
            <text:p>0.00004</text:p>
          </table:table-cell>
          <table:table-cell table:style-name="ce9" table:formula="of:=-LN([.G903])-[.F903]^2/[.G903]" office:value-type="float" office:value="4.60416484563642" calcext:value-type="float">
            <text:p>4.604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12" calcext:value-type="date">
            <text:p>2019-03-12</text:p>
          </table:table-cell>
          <table:table-cell table:style-name="ce5" office:value-type="float" office:value="2787.34" calcext:value-type="float">
            <text:p>2,787.34</text:p>
          </table:table-cell>
          <table:table-cell table:style-name="ce5" office:value-type="float" office:value="2798.32" calcext:value-type="float">
            <text:p>2,798.32</text:p>
          </table:table-cell>
          <table:table-cell table:style-name="ce5" office:value-type="float" office:value="2786.73" calcext:value-type="float">
            <text:p>2,786.73</text:p>
          </table:table-cell>
          <table:table-cell table:style-name="ce5" office:value-type="float" office:value="2791.52" calcext:value-type="float">
            <text:p>2,791.52</text:p>
          </table:table-cell>
          <table:table-cell table:style-name="ce9" table:formula="of:=([.E904]-[.E903])/[.E903]" office:value-type="float" office:value="0.00295332878238056" calcext:value-type="float">
            <text:p>0.00295</text:p>
          </table:table-cell>
          <table:table-cell table:style-name="ce9" table:formula="of:=[.$K$2]+[.$K$3]*[.F903]^2+[.$K$4]*[.G903]" office:value-type="float" office:value="0.0000810649156628071" calcext:value-type="float">
            <text:p>0.00008</text:p>
          </table:table-cell>
          <table:table-cell table:style-name="ce9" table:formula="of:=-LN([.G904])-[.F904]^2/[.G904]" office:value-type="float" office:value="9.31266565041323" calcext:value-type="float">
            <text:p>9.312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13" calcext:value-type="date">
            <text:p>2019-03-13</text:p>
          </table:table-cell>
          <table:table-cell table:style-name="ce5" office:value-type="float" office:value="2799.78" calcext:value-type="float">
            <text:p>2,799.78</text:p>
          </table:table-cell>
          <table:table-cell table:style-name="ce5" office:value-type="float" office:value="2821.24" calcext:value-type="float">
            <text:p>2,821.24</text:p>
          </table:table-cell>
          <table:table-cell table:style-name="ce5" office:value-type="float" office:value="2799.78" calcext:value-type="float">
            <text:p>2,799.78</text:p>
          </table:table-cell>
          <table:table-cell table:style-name="ce5" office:value-type="float" office:value="2810.92" calcext:value-type="float">
            <text:p>2,810.92</text:p>
          </table:table-cell>
          <table:table-cell table:style-name="ce9" table:formula="of:=([.E905]-[.E904])/[.E904]" office:value-type="float" office:value="0.00694961884564685" calcext:value-type="float">
            <text:p>0.00695</text:p>
          </table:table-cell>
          <table:table-cell table:style-name="ce9" table:formula="of:=[.$K$2]+[.$K$3]*[.F904]^2+[.$K$4]*[.G904]" office:value-type="float" office:value="0.0000665360227721103" calcext:value-type="float">
            <text:p>0.00007</text:p>
          </table:table-cell>
          <table:table-cell table:style-name="ce9" table:formula="of:=-LN([.G905])-[.F905]^2/[.G905]" office:value-type="float" office:value="8.89188655179807" calcext:value-type="float">
            <text:p>8.891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14" calcext:value-type="date">
            <text:p>2019-03-14</text:p>
          </table:table-cell>
          <table:table-cell table:style-name="ce5" office:value-type="float" office:value="2810.38" calcext:value-type="float">
            <text:p>2,810.38</text:p>
          </table:table-cell>
          <table:table-cell table:style-name="ce5" office:value-type="float" office:value="2815" calcext:value-type="float">
            <text:p>2,815.00</text:p>
          </table:table-cell>
          <table:table-cell table:style-name="ce5" office:value-type="float" office:value="2803.46" calcext:value-type="float">
            <text:p>2,803.46</text:p>
          </table:table-cell>
          <table:table-cell table:style-name="ce5" office:value-type="float" office:value="2808.48" calcext:value-type="float">
            <text:p>2,808.48</text:p>
          </table:table-cell>
          <table:table-cell table:style-name="ce9" table:formula="of:=([.E906]-[.E905])/[.E905]" office:value-type="float" office:value="-0.000868043202937136" calcext:value-type="float">
            <text:p>-0.00087</text:p>
          </table:table-cell>
          <table:table-cell table:style-name="ce9" table:formula="of:=[.$K$2]+[.$K$3]*[.F905]^2+[.$K$4]*[.G905]" office:value-type="float" office:value="0.0000645311760454197" calcext:value-type="float">
            <text:p>0.00006</text:p>
          </table:table-cell>
          <table:table-cell table:style-name="ce9" table:formula="of:=-LN([.G906])-[.F906]^2/[.G906]" office:value-type="float" office:value="9.63668559016094" calcext:value-type="float">
            <text:p>9.636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15" calcext:value-type="date">
            <text:p>2019-03-15</text:p>
          </table:table-cell>
          <table:table-cell table:style-name="ce5" office:value-type="float" office:value="2810.79" calcext:value-type="float">
            <text:p>2,810.79</text:p>
          </table:table-cell>
          <table:table-cell table:style-name="ce5" office:value-type="float" office:value="2830.73" calcext:value-type="float">
            <text:p>2,830.73</text:p>
          </table:table-cell>
          <table:table-cell table:style-name="ce5" office:value-type="float" office:value="2810.79" calcext:value-type="float">
            <text:p>2,810.79</text:p>
          </table:table-cell>
          <table:table-cell table:style-name="ce5" office:value-type="float" office:value="2822.48" calcext:value-type="float">
            <text:p>2,822.48</text:p>
          </table:table-cell>
          <table:table-cell table:style-name="ce9" table:formula="of:=([.E907]-[.E906])/[.E906]" office:value-type="float" office:value="0.00498490286560702" calcext:value-type="float">
            <text:p>0.00498</text:p>
          </table:table-cell>
          <table:table-cell table:style-name="ce9" table:formula="of:=[.$K$2]+[.$K$3]*[.F906]^2+[.$K$4]*[.G906]" office:value-type="float" office:value="0.0000523924507966983" calcext:value-type="float">
            <text:p>0.00005</text:p>
          </table:table-cell>
          <table:table-cell table:style-name="ce9" table:formula="of:=-LN([.G907])-[.F907]^2/[.G907]" office:value-type="float" office:value="9.38245726148583" calcext:value-type="float">
            <text:p>9.382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18" calcext:value-type="date">
            <text:p>2019-03-18</text:p>
          </table:table-cell>
          <table:table-cell table:style-name="ce5" office:value-type="float" office:value="2822.61" calcext:value-type="float">
            <text:p>2,822.61</text:p>
          </table:table-cell>
          <table:table-cell table:style-name="ce5" office:value-type="float" office:value="2835.41" calcext:value-type="float">
            <text:p>2,835.41</text:p>
          </table:table-cell>
          <table:table-cell table:style-name="ce5" office:value-type="float" office:value="2821.99" calcext:value-type="float">
            <text:p>2,821.99</text:p>
          </table:table-cell>
          <table:table-cell table:style-name="ce5" office:value-type="float" office:value="2832.94" calcext:value-type="float">
            <text:p>2,832.94</text:p>
          </table:table-cell>
          <table:table-cell table:style-name="ce9" table:formula="of:=([.E908]-[.E907])/[.E907]" office:value-type="float" office:value="0.00370596071539924" calcext:value-type="float">
            <text:p>0.00371</text:p>
          </table:table-cell>
          <table:table-cell table:style-name="ce9" table:formula="of:=[.$K$2]+[.$K$3]*[.F907]^2+[.$K$4]*[.G907]" office:value-type="float" office:value="0.0000487102808669477" calcext:value-type="float">
            <text:p>0.00005</text:p>
          </table:table-cell>
          <table:table-cell table:style-name="ce9" table:formula="of:=-LN([.G908])-[.F908]^2/[.G908]" office:value-type="float" office:value="9.64766467251159" calcext:value-type="float">
            <text:p>9.647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19" calcext:value-type="date">
            <text:p>2019-03-19</text:p>
          </table:table-cell>
          <table:table-cell table:style-name="ce5" office:value-type="float" office:value="2840.76" calcext:value-type="float">
            <text:p>2,840.76</text:p>
          </table:table-cell>
          <table:table-cell table:style-name="ce5" office:value-type="float" office:value="2852.42" calcext:value-type="float">
            <text:p>2,852.42</text:p>
          </table:table-cell>
          <table:table-cell table:style-name="ce5" office:value-type="float" office:value="2823.27" calcext:value-type="float">
            <text:p>2,823.27</text:p>
          </table:table-cell>
          <table:table-cell table:style-name="ce5" office:value-type="float" office:value="2832.57" calcext:value-type="float">
            <text:p>2,832.57</text:p>
          </table:table-cell>
          <table:table-cell table:style-name="ce9" table:formula="of:=([.E909]-[.E908])/[.E908]" office:value-type="float" office:value="-0.000130606366530845" calcext:value-type="float">
            <text:p>-0.00013</text:p>
          </table:table-cell>
          <table:table-cell table:style-name="ce9" table:formula="of:=[.$K$2]+[.$K$3]*[.F908]^2+[.$K$4]*[.G908]" office:value-type="float" office:value="0.000043470091112286" calcext:value-type="float">
            <text:p>0.00004</text:p>
          </table:table-cell>
          <table:table-cell table:style-name="ce9" table:formula="of:=-LN([.G909])-[.F909]^2/[.G909]" office:value-type="float" office:value="10.0430450087212" calcext:value-type="float">
            <text:p>10.043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20" calcext:value-type="date">
            <text:p>2019-03-20</text:p>
          </table:table-cell>
          <table:table-cell table:style-name="ce5" office:value-type="float" office:value="2831.34" calcext:value-type="float">
            <text:p>2,831.34</text:p>
          </table:table-cell>
          <table:table-cell table:style-name="ce5" office:value-type="float" office:value="2843.54" calcext:value-type="float">
            <text:p>2,843.54</text:p>
          </table:table-cell>
          <table:table-cell table:style-name="ce5" office:value-type="float" office:value="2812.43" calcext:value-type="float">
            <text:p>2,812.43</text:p>
          </table:table-cell>
          <table:table-cell table:style-name="ce5" office:value-type="float" office:value="2824.23" calcext:value-type="float">
            <text:p>2,824.23</text:p>
          </table:table-cell>
          <table:table-cell table:style-name="ce9" table:formula="of:=([.E910]-[.E909])/[.E909]" office:value-type="float" office:value="-0.00294432264692493" calcext:value-type="float">
            <text:p>-0.00294</text:p>
          </table:table-cell>
          <table:table-cell table:style-name="ce9" table:formula="of:=[.$K$2]+[.$K$3]*[.F909]^2+[.$K$4]*[.G909]" office:value-type="float" office:value="0.0000364828577695859" calcext:value-type="float">
            <text:p>0.00004</text:p>
          </table:table-cell>
          <table:table-cell table:style-name="ce9" table:formula="of:=-LN([.G910])-[.F910]^2/[.G910]" office:value-type="float" office:value="9.98104862835924" calcext:value-type="float">
            <text:p>9.9810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21" calcext:value-type="date">
            <text:p>2019-03-21</text:p>
          </table:table-cell>
          <table:table-cell table:style-name="ce5" office:value-type="float" office:value="2819.72" calcext:value-type="float">
            <text:p>2,819.72</text:p>
          </table:table-cell>
          <table:table-cell table:style-name="ce5" office:value-type="float" office:value="2860.31" calcext:value-type="float">
            <text:p>2,860.31</text:p>
          </table:table-cell>
          <table:table-cell table:style-name="ce5" office:value-type="float" office:value="2817.38" calcext:value-type="float">
            <text:p>2,817.38</text:p>
          </table:table-cell>
          <table:table-cell table:style-name="ce5" office:value-type="float" office:value="2854.88" calcext:value-type="float">
            <text:p>2,854.88</text:p>
          </table:table-cell>
          <table:table-cell table:style-name="ce9" table:formula="of:=([.E911]-[.E910])/[.E910]" office:value-type="float" office:value="0.0108525155529118" calcext:value-type="float">
            <text:p>0.01085</text:p>
          </table:table-cell>
          <table:table-cell table:style-name="ce9" table:formula="of:=[.$K$2]+[.$K$3]*[.F910]^2+[.$K$4]*[.G910]" office:value-type="float" office:value="0.0000331956149026126" calcext:value-type="float">
            <text:p>0.00003</text:p>
          </table:table-cell>
          <table:table-cell table:style-name="ce9" table:formula="of:=-LN([.G911])-[.F911]^2/[.G911]" office:value-type="float" office:value="6.7651213254302" calcext:value-type="float">
            <text:p>6.7651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22" calcext:value-type="date">
            <text:p>2019-03-22</text:p>
          </table:table-cell>
          <table:table-cell table:style-name="ce5" office:value-type="float" office:value="2844.52" calcext:value-type="float">
            <text:p>2,844.52</text:p>
          </table:table-cell>
          <table:table-cell table:style-name="ce5" office:value-type="float" office:value="2846.16" calcext:value-type="float">
            <text:p>2,846.16</text:p>
          </table:table-cell>
          <table:table-cell table:style-name="ce5" office:value-type="float" office:value="2800.47" calcext:value-type="float">
            <text:p>2,800.47</text:p>
          </table:table-cell>
          <table:table-cell table:style-name="ce5" office:value-type="float" office:value="2800.71" calcext:value-type="float">
            <text:p>2,800.71</text:p>
          </table:table-cell>
          <table:table-cell table:style-name="ce9" table:formula="of:=([.E912]-[.E911])/[.E911]" office:value-type="float" office:value="-0.0189745278260382" calcext:value-type="float">
            <text:p>-0.01897</text:p>
          </table:table-cell>
          <table:table-cell table:style-name="ce9" table:formula="of:=[.$K$2]+[.$K$3]*[.F911]^2+[.$K$4]*[.G911]" office:value-type="float" office:value="0.0000551557673606955" calcext:value-type="float">
            <text:p>0.00006</text:p>
          </table:table-cell>
          <table:table-cell table:style-name="ce9" table:formula="of:=-LN([.G912])-[.F912]^2/[.G912]" office:value-type="float" office:value="3.27778696776511" calcext:value-type="float">
            <text:p>3.2777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25" calcext:value-type="date">
            <text:p>2019-03-25</text:p>
          </table:table-cell>
          <table:table-cell table:style-name="ce5" office:value-type="float" office:value="2796.01" calcext:value-type="float">
            <text:p>2,796.01</text:p>
          </table:table-cell>
          <table:table-cell table:style-name="ce5" office:value-type="float" office:value="2809.79" calcext:value-type="float">
            <text:p>2,809.79</text:p>
          </table:table-cell>
          <table:table-cell table:style-name="ce5" office:value-type="float" office:value="2785.02" calcext:value-type="float">
            <text:p>2,785.02</text:p>
          </table:table-cell>
          <table:table-cell table:style-name="ce5" office:value-type="float" office:value="2798.36" calcext:value-type="float">
            <text:p>2,798.36</text:p>
          </table:table-cell>
          <table:table-cell table:style-name="ce9" table:formula="of:=([.E913]-[.E912])/[.E912]" office:value-type="float" office:value="-0.000839072949359237" calcext:value-type="float">
            <text:p>-0.00084</text:p>
          </table:table-cell>
          <table:table-cell table:style-name="ce9" table:formula="of:=[.$K$2]+[.$K$3]*[.F912]^2+[.$K$4]*[.G912]" office:value-type="float" office:value="0.000125787782519545" calcext:value-type="float">
            <text:p>0.00013</text:p>
          </table:table-cell>
          <table:table-cell table:style-name="ce9" table:formula="of:=-LN([.G913])-[.F913]^2/[.G913]" office:value-type="float" office:value="8.97531726359687" calcext:value-type="float">
            <text:p>8.9753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26" calcext:value-type="date">
            <text:p>2019-03-26</text:p>
          </table:table-cell>
          <table:table-cell table:style-name="ce5" office:value-type="float" office:value="2812.66" calcext:value-type="float">
            <text:p>2,812.66</text:p>
          </table:table-cell>
          <table:table-cell table:style-name="ce5" office:value-type="float" office:value="2829.87" calcext:value-type="float">
            <text:p>2,829.87</text:p>
          </table:table-cell>
          <table:table-cell table:style-name="ce5" office:value-type="float" office:value="2803.99" calcext:value-type="float">
            <text:p>2,803.99</text:p>
          </table:table-cell>
          <table:table-cell table:style-name="ce5" office:value-type="float" office:value="2818.46" calcext:value-type="float">
            <text:p>2,818.46</text:p>
          </table:table-cell>
          <table:table-cell table:style-name="ce9" table:formula="of:=([.E914]-[.E913])/[.E913]" office:value-type="float" office:value="0.00718277848454091" calcext:value-type="float">
            <text:p>0.00718</text:p>
          </table:table-cell>
          <table:table-cell table:style-name="ce9" table:formula="of:=[.$K$2]+[.$K$3]*[.F913]^2+[.$K$4]*[.G913]" office:value-type="float" office:value="0.0000981754130804409" calcext:value-type="float">
            <text:p>0.00010</text:p>
          </table:table-cell>
          <table:table-cell table:style-name="ce9" table:formula="of:=-LN([.G914])-[.F914]^2/[.G914]" office:value-type="float" office:value="8.70324326858712" calcext:value-type="float">
            <text:p>8.703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27" calcext:value-type="date">
            <text:p>2019-03-27</text:p>
          </table:table-cell>
          <table:table-cell table:style-name="ce5" office:value-type="float" office:value="2819.72" calcext:value-type="float">
            <text:p>2,819.72</text:p>
          </table:table-cell>
          <table:table-cell table:style-name="ce5" office:value-type="float" office:value="2825.56" calcext:value-type="float">
            <text:p>2,825.56</text:p>
          </table:table-cell>
          <table:table-cell table:style-name="ce5" office:value-type="float" office:value="2787.72" calcext:value-type="float">
            <text:p>2,787.72</text:p>
          </table:table-cell>
          <table:table-cell table:style-name="ce5" office:value-type="float" office:value="2805.37" calcext:value-type="float">
            <text:p>2,805.37</text:p>
          </table:table-cell>
          <table:table-cell table:style-name="ce9" table:formula="of:=([.E915]-[.E914])/[.E914]" office:value-type="float" office:value="-0.00464438026439976" calcext:value-type="float">
            <text:p>-0.00464</text:p>
          </table:table-cell>
          <table:table-cell table:style-name="ce9" table:formula="of:=[.$K$2]+[.$K$3]*[.F914]^2+[.$K$4]*[.G914]" office:value-type="float" office:value="0.0000889214778907263" calcext:value-type="float">
            <text:p>0.00009</text:p>
          </table:table-cell>
          <table:table-cell table:style-name="ce9" table:formula="of:=-LN([.G915])-[.F915]^2/[.G915]" office:value-type="float" office:value="9.08518026804606" calcext:value-type="float">
            <text:p>9.085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28" calcext:value-type="date">
            <text:p>2019-03-28</text:p>
          </table:table-cell>
          <table:table-cell table:style-name="ce5" office:value-type="float" office:value="2809.4" calcext:value-type="float">
            <text:p>2,809.40</text:p>
          </table:table-cell>
          <table:table-cell table:style-name="ce5" office:value-type="float" office:value="2819.71" calcext:value-type="float">
            <text:p>2,819.71</text:p>
          </table:table-cell>
          <table:table-cell table:style-name="ce5" office:value-type="float" office:value="2798.77" calcext:value-type="float">
            <text:p>2,798.77</text:p>
          </table:table-cell>
          <table:table-cell table:style-name="ce5" office:value-type="float" office:value="2815.44" calcext:value-type="float">
            <text:p>2,815.44</text:p>
          </table:table-cell>
          <table:table-cell table:style-name="ce9" table:formula="of:=([.E916]-[.E915])/[.E915]" office:value-type="float" office:value="0.00358954433818005" calcext:value-type="float">
            <text:p>0.00359</text:p>
          </table:table-cell>
          <table:table-cell table:style-name="ce9" table:formula="of:=[.$K$2]+[.$K$3]*[.F915]^2+[.$K$4]*[.G915]" office:value-type="float" office:value="0.0000752847266726686" calcext:value-type="float">
            <text:p>0.00008</text:p>
          </table:table-cell>
          <table:table-cell table:style-name="ce9" table:formula="of:=-LN([.G916])-[.F916]^2/[.G916]" office:value-type="float" office:value="9.3230853012686" calcext:value-type="float">
            <text:p>9.3230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3-29" calcext:value-type="date">
            <text:p>2019-03-29</text:p>
          </table:table-cell>
          <table:table-cell table:style-name="ce5" office:value-type="float" office:value="2828.27" calcext:value-type="float">
            <text:p>2,828.27</text:p>
          </table:table-cell>
          <table:table-cell table:style-name="ce5" office:value-type="float" office:value="2836.03" calcext:value-type="float">
            <text:p>2,836.03</text:p>
          </table:table-cell>
          <table:table-cell table:style-name="ce5" office:value-type="float" office:value="2819.23" calcext:value-type="float">
            <text:p>2,819.23</text:p>
          </table:table-cell>
          <table:table-cell table:style-name="ce5" office:value-type="float" office:value="2834.4" calcext:value-type="float">
            <text:p>2,834.40</text:p>
          </table:table-cell>
          <table:table-cell table:style-name="ce9" table:formula="of:=([.E917]-[.E916])/[.E916]" office:value-type="float" office:value="0.00673429375159834" calcext:value-type="float">
            <text:p>0.00673</text:p>
          </table:table-cell>
          <table:table-cell table:style-name="ce9" table:formula="of:=[.$K$2]+[.$K$3]*[.F916]^2+[.$K$4]*[.G916]" office:value-type="float" office:value="0.0000631464645487529" calcext:value-type="float">
            <text:p>0.00006</text:p>
          </table:table-cell>
          <table:table-cell table:style-name="ce9" table:formula="of:=-LN([.G917])-[.F917]^2/[.G917]" office:value-type="float" office:value="8.95187077514875" calcext:value-type="float">
            <text:p>8.951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01" calcext:value-type="date">
            <text:p>2019-04-01</text:p>
          </table:table-cell>
          <table:table-cell table:style-name="ce5" office:value-type="float" office:value="2848.63" calcext:value-type="float">
            <text:p>2,848.63</text:p>
          </table:table-cell>
          <table:table-cell table:style-name="ce5" office:value-type="float" office:value="2869.4" calcext:value-type="float">
            <text:p>2,869.40</text:p>
          </table:table-cell>
          <table:table-cell table:style-name="ce5" office:value-type="float" office:value="2848.63" calcext:value-type="float">
            <text:p>2,848.63</text:p>
          </table:table-cell>
          <table:table-cell table:style-name="ce5" office:value-type="float" office:value="2867.19" calcext:value-type="float">
            <text:p>2,867.19</text:p>
          </table:table-cell>
          <table:table-cell table:style-name="ce9" table:formula="of:=([.E918]-[.E917])/[.E917]" office:value-type="float" office:value="0.0115685859441151" calcext:value-type="float">
            <text:p>0.01157</text:p>
          </table:table-cell>
          <table:table-cell table:style-name="ce9" table:formula="of:=[.$K$2]+[.$K$3]*[.F917]^2+[.$K$4]*[.G917]" office:value-type="float" office:value="0.000061337816493061" calcext:value-type="float">
            <text:p>0.00006</text:p>
          </table:table-cell>
          <table:table-cell table:style-name="ce9" table:formula="of:=-LN([.G918])-[.F918]^2/[.G918]" office:value-type="float" office:value="7.51722705650266" calcext:value-type="float">
            <text:p>7.5172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02" calcext:value-type="date">
            <text:p>2019-04-02</text:p>
          </table:table-cell>
          <table:table-cell table:style-name="ce5" office:value-type="float" office:value="2868.24" calcext:value-type="float">
            <text:p>2,868.24</text:p>
          </table:table-cell>
          <table:table-cell table:style-name="ce5" office:value-type="float" office:value="2872.9" calcext:value-type="float">
            <text:p>2,872.90</text:p>
          </table:table-cell>
          <table:table-cell table:style-name="ce5" office:value-type="float" office:value="2858.75" calcext:value-type="float">
            <text:p>2,858.75</text:p>
          </table:table-cell>
          <table:table-cell table:style-name="ce5" office:value-type="float" office:value="2867.24" calcext:value-type="float">
            <text:p>2,867.24</text:p>
          </table:table-cell>
          <table:table-cell table:style-name="ce9" table:formula="of:=([.E919]-[.E918])/[.E918]" office:value-type="float" office:value="0.0000174386768926116" calcext:value-type="float">
            <text:p>0.00002</text:p>
          </table:table-cell>
          <table:table-cell table:style-name="ce9" table:formula="of:=[.$K$2]+[.$K$3]*[.F918]^2+[.$K$4]*[.G918]" office:value-type="float" office:value="0.0000797872460662074" calcext:value-type="float">
            <text:p>0.00008</text:p>
          </table:table-cell>
          <table:table-cell table:style-name="ce9" table:formula="of:=-LN([.G919])-[.F919]^2/[.G919]" office:value-type="float" office:value="9.43614307853393" calcext:value-type="float">
            <text:p>9.4361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03" calcext:value-type="date">
            <text:p>2019-04-03</text:p>
          </table:table-cell>
          <table:table-cell table:style-name="ce5" office:value-type="float" office:value="2876.09" calcext:value-type="float">
            <text:p>2,876.09</text:p>
          </table:table-cell>
          <table:table-cell table:style-name="ce5" office:value-type="float" office:value="2885.25" calcext:value-type="float">
            <text:p>2,885.25</text:p>
          </table:table-cell>
          <table:table-cell table:style-name="ce5" office:value-type="float" office:value="2865.17" calcext:value-type="float">
            <text:p>2,865.17</text:p>
          </table:table-cell>
          <table:table-cell table:style-name="ce5" office:value-type="float" office:value="2873.4" calcext:value-type="float">
            <text:p>2,873.40</text:p>
          </table:table-cell>
          <table:table-cell table:style-name="ce9" table:formula="of:=([.E920]-[.E919])/[.E919]" office:value-type="float" office:value="0.00214840752779687" calcext:value-type="float">
            <text:p>0.00215</text:p>
          </table:table-cell>
          <table:table-cell table:style-name="ce9" table:formula="of:=[.$K$2]+[.$K$3]*[.F919]^2+[.$K$4]*[.G919]" office:value-type="float" office:value="0.0000636289781095561" calcext:value-type="float">
            <text:p>0.00006</text:p>
          </table:table-cell>
          <table:table-cell table:style-name="ce9" table:formula="of:=-LN([.G920])-[.F920]^2/[.G920]" office:value-type="float" office:value="9.58990142190582" calcext:value-type="float">
            <text:p>9.589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04" calcext:value-type="date">
            <text:p>2019-04-04</text:p>
          </table:table-cell>
          <table:table-cell table:style-name="ce5" office:value-type="float" office:value="2873.99" calcext:value-type="float">
            <text:p>2,873.99</text:p>
          </table:table-cell>
          <table:table-cell table:style-name="ce5" office:value-type="float" office:value="2881.28" calcext:value-type="float">
            <text:p>2,881.28</text:p>
          </table:table-cell>
          <table:table-cell table:style-name="ce5" office:value-type="float" office:value="2867.14" calcext:value-type="float">
            <text:p>2,867.14</text:p>
          </table:table-cell>
          <table:table-cell table:style-name="ce5" office:value-type="float" office:value="2879.39" calcext:value-type="float">
            <text:p>2,879.39</text:p>
          </table:table-cell>
          <table:table-cell table:style-name="ce9" table:formula="of:=([.E921]-[.E920])/[.E920]" office:value-type="float" office:value="0.00208463840746147" calcext:value-type="float">
            <text:p>0.00208</text:p>
          </table:table-cell>
          <table:table-cell table:style-name="ce9" table:formula="of:=[.$K$2]+[.$K$3]*[.F920]^2+[.$K$4]*[.G920]" office:value-type="float" office:value="0.0000525823118264729" calcext:value-type="float">
            <text:p>0.00005</text:p>
          </table:table-cell>
          <table:table-cell table:style-name="ce9" table:formula="of:=-LN([.G921])-[.F921]^2/[.G921]" office:value-type="float" office:value="9.77048478045934" calcext:value-type="float">
            <text:p>9.7704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05" calcext:value-type="date">
            <text:p>2019-04-05</text:p>
          </table:table-cell>
          <table:table-cell table:style-name="ce5" office:value-type="float" office:value="2884.16" calcext:value-type="float">
            <text:p>2,884.16</text:p>
          </table:table-cell>
          <table:table-cell table:style-name="ce5" office:value-type="float" office:value="2893.24" calcext:value-type="float">
            <text:p>2,893.24</text:p>
          </table:table-cell>
          <table:table-cell table:style-name="ce5" office:value-type="float" office:value="2882.99" calcext:value-type="float">
            <text:p>2,882.99</text:p>
          </table:table-cell>
          <table:table-cell table:style-name="ce5" office:value-type="float" office:value="2892.74" calcext:value-type="float">
            <text:p>2,892.74</text:p>
          </table:table-cell>
          <table:table-cell table:style-name="ce9" table:formula="of:=([.E922]-[.E921])/[.E921]" office:value-type="float" office:value="0.00463639868166518" calcext:value-type="float">
            <text:p>0.00464</text:p>
          </table:table-cell>
          <table:table-cell table:style-name="ce9" table:formula="of:=[.$K$2]+[.$K$3]*[.F921]^2+[.$K$4]*[.G921]" office:value-type="float" office:value="0.0000442636680377495" calcext:value-type="float">
            <text:p>0.00004</text:p>
          </table:table-cell>
          <table:table-cell table:style-name="ce9" table:formula="of:=-LN([.G922])-[.F922]^2/[.G922]" office:value-type="float" office:value="9.53970669111132" calcext:value-type="float">
            <text:p>9.539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08" calcext:value-type="date">
            <text:p>2019-04-08</text:p>
          </table:table-cell>
          <table:table-cell table:style-name="ce5" office:value-type="float" office:value="2888.46" calcext:value-type="float">
            <text:p>2,888.46</text:p>
          </table:table-cell>
          <table:table-cell table:style-name="ce5" office:value-type="float" office:value="2895.95" calcext:value-type="float">
            <text:p>2,895.95</text:p>
          </table:table-cell>
          <table:table-cell table:style-name="ce5" office:value-type="float" office:value="2880.78" calcext:value-type="float">
            <text:p>2,880.78</text:p>
          </table:table-cell>
          <table:table-cell table:style-name="ce5" office:value-type="float" office:value="2895.77" calcext:value-type="float">
            <text:p>2,895.77</text:p>
          </table:table-cell>
          <table:table-cell table:style-name="ce9" table:formula="of:=([.E923]-[.E922])/[.E922]" office:value-type="float" office:value="0.00104744982265955" calcext:value-type="float">
            <text:p>0.00105</text:p>
          </table:table-cell>
          <table:table-cell table:style-name="ce9" table:formula="of:=[.$K$2]+[.$K$3]*[.F922]^2+[.$K$4]*[.G922]" office:value-type="float" office:value="0.0000418829976214781" calcext:value-type="float">
            <text:p>0.00004</text:p>
          </table:table-cell>
          <table:table-cell table:style-name="ce9" table:formula="of:=-LN([.G923])-[.F923]^2/[.G923]" office:value-type="float" office:value="10.0544349771043" calcext:value-type="float">
            <text:p>10.0544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09" calcext:value-type="date">
            <text:p>2019-04-09</text:p>
          </table:table-cell>
          <table:table-cell table:style-name="ce5" office:value-type="float" office:value="2886.58" calcext:value-type="float">
            <text:p>2,886.58</text:p>
          </table:table-cell>
          <table:table-cell table:style-name="ce5" office:value-type="float" office:value="2886.88" calcext:value-type="float">
            <text:p>2,886.88</text:p>
          </table:table-cell>
          <table:table-cell table:style-name="ce5" office:value-type="float" office:value="2873.33" calcext:value-type="float">
            <text:p>2,873.33</text:p>
          </table:table-cell>
          <table:table-cell table:style-name="ce5" office:value-type="float" office:value="2878.2" calcext:value-type="float">
            <text:p>2,878.20</text:p>
          </table:table-cell>
          <table:table-cell table:style-name="ce9" table:formula="of:=([.E924]-[.E923])/[.E923]" office:value-type="float" office:value="-0.00606747082813903" calcext:value-type="float">
            <text:p>-0.00607</text:p>
          </table:table-cell>
          <table:table-cell table:style-name="ce9" table:formula="of:=[.$K$2]+[.$K$3]*[.F923]^2+[.$K$4]*[.G923]" office:value-type="float" office:value="0.0000355381004559293" calcext:value-type="float">
            <text:p>0.00004</text:p>
          </table:table-cell>
          <table:table-cell table:style-name="ce9" table:formula="of:=-LN([.G924])-[.F924]^2/[.G924]" office:value-type="float" office:value="9.20899719364057" calcext:value-type="float">
            <text:p>9.2090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10" calcext:value-type="date">
            <text:p>2019-04-10</text:p>
          </table:table-cell>
          <table:table-cell table:style-name="ce5" office:value-type="float" office:value="2881.37" calcext:value-type="float">
            <text:p>2,881.37</text:p>
          </table:table-cell>
          <table:table-cell table:style-name="ce5" office:value-type="float" office:value="2889.71" calcext:value-type="float">
            <text:p>2,889.71</text:p>
          </table:table-cell>
          <table:table-cell table:style-name="ce5" office:value-type="float" office:value="2879.13" calcext:value-type="float">
            <text:p>2,879.13</text:p>
          </table:table-cell>
          <table:table-cell table:style-name="ce5" office:value-type="float" office:value="2888.21" calcext:value-type="float">
            <text:p>2,888.21</text:p>
          </table:table-cell>
          <table:table-cell table:style-name="ce9" table:formula="of:=([.E925]-[.E924])/[.E924]" office:value-type="float" office:value="0.00347786811201453" calcext:value-type="float">
            <text:p>0.00348</text:p>
          </table:table-cell>
          <table:table-cell table:style-name="ce9" table:formula="of:=[.$K$2]+[.$K$3]*[.F924]^2+[.$K$4]*[.G924]" office:value-type="float" office:value="0.0000387880272887477" calcext:value-type="float">
            <text:p>0.00004</text:p>
          </table:table-cell>
          <table:table-cell table:style-name="ce9" table:formula="of:=-LN([.G925])-[.F925]^2/[.G925]" office:value-type="float" office:value="9.84556130134462" calcext:value-type="float">
            <text:p>9.845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11" calcext:value-type="date">
            <text:p>2019-04-11</text:p>
          </table:table-cell>
          <table:table-cell table:style-name="ce5" office:value-type="float" office:value="2891.92" calcext:value-type="float">
            <text:p>2,891.92</text:p>
          </table:table-cell>
          <table:table-cell table:style-name="ce5" office:value-type="float" office:value="2893.42" calcext:value-type="float">
            <text:p>2,893.42</text:p>
          </table:table-cell>
          <table:table-cell table:style-name="ce5" office:value-type="float" office:value="2881.99" calcext:value-type="float">
            <text:p>2,881.99</text:p>
          </table:table-cell>
          <table:table-cell table:style-name="ce5" office:value-type="float" office:value="2888.32" calcext:value-type="float">
            <text:p>2,888.32</text:p>
          </table:table-cell>
          <table:table-cell table:style-name="ce9" table:formula="of:=([.E926]-[.E925])/[.E925]" office:value-type="float" office:value="0.0000380858732571826" calcext:value-type="float">
            <text:p>0.00004</text:p>
          </table:table-cell>
          <table:table-cell table:style-name="ce9" table:formula="of:=[.$K$2]+[.$K$3]*[.F925]^2+[.$K$4]*[.G925]" office:value-type="float" office:value="0.0000356857402135761" calcext:value-type="float">
            <text:p>0.00004</text:p>
          </table:table-cell>
          <table:table-cell table:style-name="ce9" table:formula="of:=-LN([.G926])-[.F926]^2/[.G926]" office:value-type="float" office:value="10.2407187353338" calcext:value-type="float">
            <text:p>10.240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12" calcext:value-type="date">
            <text:p>2019-04-12</text:p>
          </table:table-cell>
          <table:table-cell table:style-name="ce5" office:value-type="float" office:value="2900.86" calcext:value-type="float">
            <text:p>2,900.86</text:p>
          </table:table-cell>
          <table:table-cell table:style-name="ce5" office:value-type="float" office:value="2910.54" calcext:value-type="float">
            <text:p>2,910.54</text:p>
          </table:table-cell>
          <table:table-cell table:style-name="ce5" office:value-type="float" office:value="2898.37" calcext:value-type="float">
            <text:p>2,898.37</text:p>
          </table:table-cell>
          <table:table-cell table:style-name="ce5" office:value-type="float" office:value="2907.41" calcext:value-type="float">
            <text:p>2,907.41</text:p>
          </table:table-cell>
          <table:table-cell table:style-name="ce9" table:formula="of:=([.E927]-[.E926])/[.E926]" office:value-type="float" office:value="0.00660937846222015" calcext:value-type="float">
            <text:p>0.00661</text:p>
          </table:table-cell>
          <table:table-cell table:style-name="ce9" table:formula="of:=[.$K$2]+[.$K$3]*[.F926]^2+[.$K$4]*[.G926]" office:value-type="float" office:value="0.0000306599632309423" calcext:value-type="float">
            <text:p>0.00003</text:p>
          </table:table-cell>
          <table:table-cell table:style-name="ce9" table:formula="of:=-LN([.G927])-[.F927]^2/[.G927]" office:value-type="float" office:value="8.96776697232833" calcext:value-type="float">
            <text:p>8.9677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15" calcext:value-type="date">
            <text:p>2019-04-15</text:p>
          </table:table-cell>
          <table:table-cell table:style-name="ce5" office:value-type="float" office:value="2908.32" calcext:value-type="float">
            <text:p>2,908.32</text:p>
          </table:table-cell>
          <table:table-cell table:style-name="ce5" office:value-type="float" office:value="2909.6" calcext:value-type="float">
            <text:p>2,909.60</text:p>
          </table:table-cell>
          <table:table-cell table:style-name="ce5" office:value-type="float" office:value="2896.48" calcext:value-type="float">
            <text:p>2,896.48</text:p>
          </table:table-cell>
          <table:table-cell table:style-name="ce5" office:value-type="float" office:value="2905.58" calcext:value-type="float">
            <text:p>2,905.58</text:p>
          </table:table-cell>
          <table:table-cell table:style-name="ce9" table:formula="of:=([.E928]-[.E927])/[.E927]" office:value-type="float" office:value="-0.00062942619032057" calcext:value-type="float">
            <text:p>-0.00063</text:p>
          </table:table-cell>
          <table:table-cell table:style-name="ce9" table:formula="of:=[.$K$2]+[.$K$3]*[.F927]^2+[.$K$4]*[.G927]" office:value-type="float" office:value="0.0000366786307075177" calcext:value-type="float">
            <text:p>0.00004</text:p>
          </table:table-cell>
          <table:table-cell table:style-name="ce9" table:formula="of:=-LN([.G928])-[.F928]^2/[.G928]" office:value-type="float" office:value="10.2025149301732" calcext:value-type="float">
            <text:p>10.2025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16" calcext:value-type="date">
            <text:p>2019-04-16</text:p>
          </table:table-cell>
          <table:table-cell table:style-name="ce5" office:value-type="float" office:value="2912.26" calcext:value-type="float">
            <text:p>2,912.26</text:p>
          </table:table-cell>
          <table:table-cell table:style-name="ce5" office:value-type="float" office:value="2916.06" calcext:value-type="float">
            <text:p>2,916.06</text:p>
          </table:table-cell>
          <table:table-cell table:style-name="ce5" office:value-type="float" office:value="2900.71" calcext:value-type="float">
            <text:p>2,900.71</text:p>
          </table:table-cell>
          <table:table-cell table:style-name="ce5" office:value-type="float" office:value="2907.06" calcext:value-type="float">
            <text:p>2,907.06</text:p>
          </table:table-cell>
          <table:table-cell table:style-name="ce9" table:formula="of:=([.E929]-[.E928])/[.E928]" office:value-type="float" office:value="0.000509364739570075" calcext:value-type="float">
            <text:p>0.00051</text:p>
          </table:table-cell>
          <table:table-cell table:style-name="ce9" table:formula="of:=[.$K$2]+[.$K$3]*[.F928]^2+[.$K$4]*[.G928]" office:value-type="float" office:value="0.0000314905624214366" calcext:value-type="float">
            <text:p>0.00003</text:p>
          </table:table-cell>
          <table:table-cell table:style-name="ce9" table:formula="of:=-LN([.G929])-[.F929]^2/[.G929]" office:value-type="float" office:value="10.3575836088942" calcext:value-type="float">
            <text:p>10.357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17" calcext:value-type="date">
            <text:p>2019-04-17</text:p>
          </table:table-cell>
          <table:table-cell table:style-name="ce5" office:value-type="float" office:value="2916.04" calcext:value-type="float">
            <text:p>2,916.04</text:p>
          </table:table-cell>
          <table:table-cell table:style-name="ce5" office:value-type="float" office:value="2918" calcext:value-type="float">
            <text:p>2,918.00</text:p>
          </table:table-cell>
          <table:table-cell table:style-name="ce5" office:value-type="float" office:value="2895.45" calcext:value-type="float">
            <text:p>2,895.45</text:p>
          </table:table-cell>
          <table:table-cell table:style-name="ce5" office:value-type="float" office:value="2900.45" calcext:value-type="float">
            <text:p>2,900.45</text:p>
          </table:table-cell>
          <table:table-cell table:style-name="ce9" table:formula="of:=([.E930]-[.E929])/[.E929]" office:value-type="float" office:value="-0.00227377487908751" calcext:value-type="float">
            <text:p>-0.00227</text:p>
          </table:table-cell>
          <table:table-cell table:style-name="ce9" table:formula="of:=[.$K$2]+[.$K$3]*[.F929]^2+[.$K$4]*[.G929]" office:value-type="float" office:value="0.0000275814838227691" calcext:value-type="float">
            <text:p>0.00003</text:p>
          </table:table-cell>
          <table:table-cell table:style-name="ce9" table:formula="of:=-LN([.G930])-[.F930]^2/[.G930]" office:value-type="float" office:value="10.3109194011081" calcext:value-type="float">
            <text:p>10.3109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18" calcext:value-type="date">
            <text:p>2019-04-18</text:p>
          </table:table-cell>
          <table:table-cell table:style-name="ce5" office:value-type="float" office:value="2904.81" calcext:value-type="float">
            <text:p>2,904.81</text:p>
          </table:table-cell>
          <table:table-cell table:style-name="ce5" office:value-type="float" office:value="2908.4" calcext:value-type="float">
            <text:p>2,908.40</text:p>
          </table:table-cell>
          <table:table-cell table:style-name="ce5" office:value-type="float" office:value="2891.9" calcext:value-type="float">
            <text:p>2,891.90</text:p>
          </table:table-cell>
          <table:table-cell table:style-name="ce5" office:value-type="float" office:value="2905.03" calcext:value-type="float">
            <text:p>2,905.03</text:p>
          </table:table-cell>
          <table:table-cell table:style-name="ce9" table:formula="of:=([.E931]-[.E930])/[.E930]" office:value-type="float" office:value="0.00157906531745087" calcext:value-type="float">
            <text:p>0.00158</text:p>
          </table:table-cell>
          <table:table-cell table:style-name="ce9" table:formula="of:=[.$K$2]+[.$K$3]*[.F930]^2+[.$K$4]*[.G930]" office:value-type="float" office:value="0.0000257581044239411" calcext:value-type="float">
            <text:p>0.00003</text:p>
          </table:table-cell>
          <table:table-cell table:style-name="ce9" table:formula="of:=-LN([.G931])-[.F931]^2/[.G931]" office:value-type="float" office:value="10.4699588086166" calcext:value-type="float">
            <text:p>10.469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22" calcext:value-type="date">
            <text:p>2019-04-22</text:p>
          </table:table-cell>
          <table:table-cell table:style-name="ce5" office:value-type="float" office:value="2898.78" calcext:value-type="float">
            <text:p>2,898.78</text:p>
          </table:table-cell>
          <table:table-cell table:style-name="ce5" office:value-type="float" office:value="2909.51" calcext:value-type="float">
            <text:p>2,909.51</text:p>
          </table:table-cell>
          <table:table-cell table:style-name="ce5" office:value-type="float" office:value="2896.35" calcext:value-type="float">
            <text:p>2,896.35</text:p>
          </table:table-cell>
          <table:table-cell table:style-name="ce5" office:value-type="float" office:value="2907.97" calcext:value-type="float">
            <text:p>2,907.97</text:p>
          </table:table-cell>
          <table:table-cell table:style-name="ce9" table:formula="of:=([.E932]-[.E931])/[.E931]" office:value-type="float" office:value="0.00101203774143455" calcext:value-type="float">
            <text:p>0.00101</text:p>
          </table:table-cell>
          <table:table-cell table:style-name="ce9" table:formula="of:=[.$K$2]+[.$K$3]*[.F931]^2+[.$K$4]*[.G931]" office:value-type="float" office:value="0.0000237959824773482" calcext:value-type="float">
            <text:p>0.00002</text:p>
          </table:table-cell>
          <table:table-cell table:style-name="ce9" table:formula="of:=-LN([.G932])-[.F932]^2/[.G932]" office:value-type="float" office:value="10.6029520592423" calcext:value-type="float">
            <text:p>10.602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23" calcext:value-type="date">
            <text:p>2019-04-23</text:p>
          </table:table-cell>
          <table:table-cell table:style-name="ce5" office:value-type="float" office:value="2909.99" calcext:value-type="float">
            <text:p>2,909.99</text:p>
          </table:table-cell>
          <table:table-cell table:style-name="ce5" office:value-type="float" office:value="2936.31" calcext:value-type="float">
            <text:p>2,936.31</text:p>
          </table:table-cell>
          <table:table-cell table:style-name="ce5" office:value-type="float" office:value="2908.53" calcext:value-type="float">
            <text:p>2,908.53</text:p>
          </table:table-cell>
          <table:table-cell table:style-name="ce5" office:value-type="float" office:value="2933.68" calcext:value-type="float">
            <text:p>2,933.68</text:p>
          </table:table-cell>
          <table:table-cell table:style-name="ce9" table:formula="of:=([.E933]-[.E932])/[.E932]" office:value-type="float" office:value="0.00884121913224691" calcext:value-type="float">
            <text:p>0.00884</text:p>
          </table:table-cell>
          <table:table-cell table:style-name="ce9" table:formula="of:=[.$K$2]+[.$K$3]*[.F932]^2+[.$K$4]*[.G932]" office:value-type="float" office:value="0.0000220003425462275" calcext:value-type="float">
            <text:p>0.00002</text:p>
          </table:table-cell>
          <table:table-cell table:style-name="ce9" table:formula="of:=-LN([.G933])-[.F933]^2/[.G933]" office:value-type="float" office:value="7.17145532177968" calcext:value-type="float">
            <text:p>7.1714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24" calcext:value-type="date">
            <text:p>2019-04-24</text:p>
          </table:table-cell>
          <table:table-cell table:style-name="ce5" office:value-type="float" office:value="2934" calcext:value-type="float">
            <text:p>2,934.00</text:p>
          </table:table-cell>
          <table:table-cell table:style-name="ce5" office:value-type="float" office:value="2936.83" calcext:value-type="float">
            <text:p>2,936.83</text:p>
          </table:table-cell>
          <table:table-cell table:style-name="ce5" office:value-type="float" office:value="2926.05" calcext:value-type="float">
            <text:p>2,926.05</text:p>
          </table:table-cell>
          <table:table-cell table:style-name="ce5" office:value-type="float" office:value="2927.25" calcext:value-type="float">
            <text:p>2,927.25</text:p>
          </table:table-cell>
          <table:table-cell table:style-name="ce9" table:formula="of:=([.E934]-[.E933])/[.E933]" office:value-type="float" office:value="-0.0021917864252406" calcext:value-type="float">
            <text:p>-0.00219</text:p>
          </table:table-cell>
          <table:table-cell table:style-name="ce9" table:formula="of:=[.$K$2]+[.$K$3]*[.F933]^2+[.$K$4]*[.G933]" office:value-type="float" office:value="0.0000379220123651896" calcext:value-type="float">
            <text:p>0.00004</text:p>
          </table:table-cell>
          <table:table-cell table:style-name="ce9" table:formula="of:=-LN([.G934])-[.F934]^2/[.G934]" office:value-type="float" office:value="10.0532996780199" calcext:value-type="float">
            <text:p>10.053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25" calcext:value-type="date">
            <text:p>2019-04-25</text:p>
          </table:table-cell>
          <table:table-cell table:style-name="ce5" office:value-type="float" office:value="2928.99" calcext:value-type="float">
            <text:p>2,928.99</text:p>
          </table:table-cell>
          <table:table-cell table:style-name="ce5" office:value-type="float" office:value="2933.1" calcext:value-type="float">
            <text:p>2,933.10</text:p>
          </table:table-cell>
          <table:table-cell table:style-name="ce5" office:value-type="float" office:value="2912.84" calcext:value-type="float">
            <text:p>2,912.84</text:p>
          </table:table-cell>
          <table:table-cell table:style-name="ce5" office:value-type="float" office:value="2926.17" calcext:value-type="float">
            <text:p>2,926.17</text:p>
          </table:table-cell>
          <table:table-cell table:style-name="ce9" table:formula="of:=([.E935]-[.E934])/[.E934]" office:value-type="float" office:value="-0.000368946963873918" calcext:value-type="float">
            <text:p>-0.00037</text:p>
          </table:table-cell>
          <table:table-cell table:style-name="ce9" table:formula="of:=[.$K$2]+[.$K$3]*[.F934]^2+[.$K$4]*[.G934]" office:value-type="float" office:value="0.0000334065096372771" calcext:value-type="float">
            <text:p>0.00003</text:p>
          </table:table-cell>
          <table:table-cell table:style-name="ce9" table:formula="of:=-LN([.G935])-[.F935]^2/[.G935]" office:value-type="float" office:value="10.3026850669559" calcext:value-type="float">
            <text:p>10.302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26" calcext:value-type="date">
            <text:p>2019-04-26</text:p>
          </table:table-cell>
          <table:table-cell table:style-name="ce5" office:value-type="float" office:value="2925.81" calcext:value-type="float">
            <text:p>2,925.81</text:p>
          </table:table-cell>
          <table:table-cell table:style-name="ce5" office:value-type="float" office:value="2939.88" calcext:value-type="float">
            <text:p>2,939.88</text:p>
          </table:table-cell>
          <table:table-cell table:style-name="ce5" office:value-type="float" office:value="2917.56" calcext:value-type="float">
            <text:p>2,917.56</text:p>
          </table:table-cell>
          <table:table-cell table:style-name="ce5" office:value-type="float" office:value="2939.88" calcext:value-type="float">
            <text:p>2,939.88</text:p>
          </table:table-cell>
          <table:table-cell table:style-name="ce9" table:formula="of:=([.E936]-[.E935])/[.E935]" office:value-type="float" office:value="0.00468530536503349" calcext:value-type="float">
            <text:p>0.00469</text:p>
          </table:table-cell>
          <table:table-cell table:style-name="ce9" table:formula="of:=[.$K$2]+[.$K$3]*[.F935]^2+[.$K$4]*[.G935]" office:value-type="float" office:value="0.0000289862013750032" calcext:value-type="float">
            <text:p>0.00003</text:p>
          </table:table-cell>
          <table:table-cell table:style-name="ce9" table:formula="of:=-LN([.G936])-[.F936]^2/[.G936]" office:value-type="float" office:value="9.69136181240921" calcext:value-type="float">
            <text:p>9.6913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29" calcext:value-type="date">
            <text:p>2019-04-29</text:p>
          </table:table-cell>
          <table:table-cell table:style-name="ce5" office:value-type="float" office:value="2940.58" calcext:value-type="float">
            <text:p>2,940.58</text:p>
          </table:table-cell>
          <table:table-cell table:style-name="ce5" office:value-type="float" office:value="2949.52" calcext:value-type="float">
            <text:p>2,949.52</text:p>
          </table:table-cell>
          <table:table-cell table:style-name="ce5" office:value-type="float" office:value="2939.35" calcext:value-type="float">
            <text:p>2,939.35</text:p>
          </table:table-cell>
          <table:table-cell table:style-name="ce5" office:value-type="float" office:value="2943.03" calcext:value-type="float">
            <text:p>2,943.03</text:p>
          </table:table-cell>
          <table:table-cell table:style-name="ce9" table:formula="of:=([.E937]-[.E936])/[.E936]" office:value-type="float" office:value="0.00107147230499207" calcext:value-type="float">
            <text:p>0.00107</text:p>
          </table:table-cell>
          <table:table-cell table:style-name="ce9" table:formula="of:=[.$K$2]+[.$K$3]*[.F936]^2+[.$K$4]*[.G936]" office:value-type="float" office:value="0.0000305639407288925" calcext:value-type="float">
            <text:p>0.00003</text:p>
          </table:table-cell>
          <table:table-cell table:style-name="ce9" table:formula="of:=-LN([.G937])-[.F937]^2/[.G937]" office:value-type="float" office:value="10.3581273190511" calcext:value-type="float">
            <text:p>10.358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4-30" calcext:value-type="date">
            <text:p>2019-04-30</text:p>
          </table:table-cell>
          <table:table-cell table:style-name="ce5" office:value-type="float" office:value="2937.14" calcext:value-type="float">
            <text:p>2,937.14</text:p>
          </table:table-cell>
          <table:table-cell table:style-name="ce5" office:value-type="float" office:value="2948.22" calcext:value-type="float">
            <text:p>2,948.22</text:p>
          </table:table-cell>
          <table:table-cell table:style-name="ce5" office:value-type="float" office:value="2924.11" calcext:value-type="float">
            <text:p>2,924.11</text:p>
          </table:table-cell>
          <table:table-cell table:style-name="ce5" office:value-type="float" office:value="2945.83" calcext:value-type="float">
            <text:p>2,945.83</text:p>
          </table:table-cell>
          <table:table-cell table:style-name="ce9" table:formula="of:=([.E938]-[.E937])/[.E937]" office:value-type="float" office:value="0.000951400427450528" calcext:value-type="float">
            <text:p>0.00095</text:p>
          </table:table-cell>
          <table:table-cell table:style-name="ce9" table:formula="of:=[.$K$2]+[.$K$3]*[.F937]^2+[.$K$4]*[.G937]" office:value-type="float" office:value="0.0000270876253210147" calcext:value-type="float">
            <text:p>0.00003</text:p>
          </table:table-cell>
          <table:table-cell table:style-name="ce9" table:formula="of:=-LN([.G938])-[.F938]^2/[.G938]" office:value-type="float" office:value="10.4830174654409" calcext:value-type="float">
            <text:p>10.4830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01" calcext:value-type="date">
            <text:p>2019-05-01</text:p>
          </table:table-cell>
          <table:table-cell table:style-name="ce5" office:value-type="float" office:value="2952.33" calcext:value-type="float">
            <text:p>2,952.33</text:p>
          </table:table-cell>
          <table:table-cell table:style-name="ce5" office:value-type="float" office:value="2954.13" calcext:value-type="float">
            <text:p>2,954.13</text:p>
          </table:table-cell>
          <table:table-cell table:style-name="ce5" office:value-type="float" office:value="2923.36" calcext:value-type="float">
            <text:p>2,923.36</text:p>
          </table:table-cell>
          <table:table-cell table:style-name="ce5" office:value-type="float" office:value="2923.73" calcext:value-type="float">
            <text:p>2,923.73</text:p>
          </table:table-cell>
          <table:table-cell table:style-name="ce9" table:formula="of:=([.E939]-[.E938])/[.E938]" office:value-type="float" office:value="-0.00750213012970874" calcext:value-type="float">
            <text:p>-0.00750</text:p>
          </table:table-cell>
          <table:table-cell table:style-name="ce9" table:formula="of:=[.$K$2]+[.$K$3]*[.F938]^2+[.$K$4]*[.G938]" office:value-type="float" office:value="0.0000244344547671452" calcext:value-type="float">
            <text:p>0.00002</text:p>
          </table:table-cell>
          <table:table-cell table:style-name="ce9" table:formula="of:=-LN([.G939])-[.F939]^2/[.G939]" office:value-type="float" office:value="8.3161313456247" calcext:value-type="float">
            <text:p>8.3161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02" calcext:value-type="date">
            <text:p>2019-05-02</text:p>
          </table:table-cell>
          <table:table-cell table:style-name="ce5" office:value-type="float" office:value="2922.16" calcext:value-type="float">
            <text:p>2,922.16</text:p>
          </table:table-cell>
          <table:table-cell table:style-name="ce5" office:value-type="float" office:value="2931.68" calcext:value-type="float">
            <text:p>2,931.68</text:p>
          </table:table-cell>
          <table:table-cell table:style-name="ce5" office:value-type="float" office:value="2900.5" calcext:value-type="float">
            <text:p>2,900.50</text:p>
          </table:table-cell>
          <table:table-cell table:style-name="ce5" office:value-type="float" office:value="2917.52" calcext:value-type="float">
            <text:p>2,917.52</text:p>
          </table:table-cell>
          <table:table-cell table:style-name="ce9" table:formula="of:=([.E940]-[.E939])/[.E939]" office:value-type="float" office:value="-0.00212399913808732" calcext:value-type="float">
            <text:p>-0.00212</text:p>
          </table:table-cell>
          <table:table-cell table:style-name="ce9" table:formula="of:=[.$K$2]+[.$K$3]*[.F939]^2+[.$K$4]*[.G939]" office:value-type="float" office:value="0.0000348439442786769" calcext:value-type="float">
            <text:p>0.00003</text:p>
          </table:table-cell>
          <table:table-cell table:style-name="ce9" table:formula="of:=-LN([.G940])-[.F940]^2/[.G940]" office:value-type="float" office:value="10.1351575600012" calcext:value-type="float">
            <text:p>10.135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03" calcext:value-type="date">
            <text:p>2019-05-03</text:p>
          </table:table-cell>
          <table:table-cell table:style-name="ce5" office:value-type="float" office:value="2929.21" calcext:value-type="float">
            <text:p>2,929.21</text:p>
          </table:table-cell>
          <table:table-cell table:style-name="ce5" office:value-type="float" office:value="2947.85" calcext:value-type="float">
            <text:p>2,947.85</text:p>
          </table:table-cell>
          <table:table-cell table:style-name="ce5" office:value-type="float" office:value="2929.21" calcext:value-type="float">
            <text:p>2,929.21</text:p>
          </table:table-cell>
          <table:table-cell table:style-name="ce5" office:value-type="float" office:value="2945.64" calcext:value-type="float">
            <text:p>2,945.64</text:p>
          </table:table-cell>
          <table:table-cell table:style-name="ce9" table:formula="of:=([.E941]-[.E940])/[.E940]" office:value-type="float" office:value="0.00963832295922561" calcext:value-type="float">
            <text:p>0.00964</text:p>
          </table:table-cell>
          <table:table-cell table:style-name="ce9" table:formula="of:=[.$K$2]+[.$K$3]*[.F940]^2+[.$K$4]*[.G940]" office:value-type="float" office:value="0.0000310399448817917" calcext:value-type="float">
            <text:p>0.00003</text:p>
          </table:table-cell>
          <table:table-cell table:style-name="ce9" table:formula="of:=-LN([.G941])-[.F941]^2/[.G941]" office:value-type="float" office:value="7.38740592104198" calcext:value-type="float">
            <text:p>7.3874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06" calcext:value-type="date">
            <text:p>2019-05-06</text:p>
          </table:table-cell>
          <table:table-cell table:style-name="ce5" office:value-type="float" office:value="2908.89" calcext:value-type="float">
            <text:p>2,908.89</text:p>
          </table:table-cell>
          <table:table-cell table:style-name="ce5" office:value-type="float" office:value="2937.32" calcext:value-type="float">
            <text:p>2,937.32</text:p>
          </table:table-cell>
          <table:table-cell table:style-name="ce5" office:value-type="float" office:value="2898.21" calcext:value-type="float">
            <text:p>2,898.21</text:p>
          </table:table-cell>
          <table:table-cell table:style-name="ce5" office:value-type="float" office:value="2932.47" calcext:value-type="float">
            <text:p>2,932.47</text:p>
          </table:table-cell>
          <table:table-cell table:style-name="ce9" table:formula="of:=([.E942]-[.E941])/[.E941]" office:value-type="float" office:value="-0.00447101478795782" calcext:value-type="float">
            <text:p>-0.00447</text:p>
          </table:table-cell>
          <table:table-cell table:style-name="ce9" table:formula="of:=[.$K$2]+[.$K$3]*[.F941]^2+[.$K$4]*[.G941]" office:value-type="float" office:value="0.0000479763075005748" calcext:value-type="float">
            <text:p>0.00005</text:p>
          </table:table-cell>
          <table:table-cell table:style-name="ce9" table:formula="of:=-LN([.G942])-[.F942]^2/[.G942]" office:value-type="float" office:value="9.52813982447675" calcext:value-type="float">
            <text:p>9.5281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07" calcext:value-type="date">
            <text:p>2019-05-07</text:p>
          </table:table-cell>
          <table:table-cell table:number-columns-repeated="2" table:style-name="ce5" office:value-type="float" office:value="2913.03" calcext:value-type="float">
            <text:p>2,913.03</text:p>
          </table:table-cell>
          <table:table-cell table:style-name="ce5" office:value-type="float" office:value="2862.6" calcext:value-type="float">
            <text:p>2,862.60</text:p>
          </table:table-cell>
          <table:table-cell table:style-name="ce5" office:value-type="float" office:value="2884.05" calcext:value-type="float">
            <text:p>2,884.05</text:p>
          </table:table-cell>
          <table:table-cell table:style-name="ce9" table:formula="of:=([.E943]-[.E942])/[.E942]" office:value-type="float" office:value="-0.0165116778688272" calcext:value-type="float">
            <text:p>-0.01651</text:p>
          </table:table-cell>
          <table:table-cell table:style-name="ce9" table:formula="of:=[.$K$2]+[.$K$3]*[.F942]^2+[.$K$4]*[.G942]" office:value-type="float" office:value="0.0000443214001123446" calcext:value-type="float">
            <text:p>0.00004</text:p>
          </table:table-cell>
          <table:table-cell table:style-name="ce9" table:formula="of:=-LN([.G943])-[.F943]^2/[.G943]" office:value-type="float" office:value="3.87271410075259" calcext:value-type="float">
            <text:p>3.872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08" calcext:value-type="date">
            <text:p>2019-05-08</text:p>
          </table:table-cell>
          <table:table-cell table:style-name="ce5" office:value-type="float" office:value="2879.61" calcext:value-type="float">
            <text:p>2,879.61</text:p>
          </table:table-cell>
          <table:table-cell table:style-name="ce5" office:value-type="float" office:value="2897.96" calcext:value-type="float">
            <text:p>2,897.96</text:p>
          </table:table-cell>
          <table:table-cell table:style-name="ce5" office:value-type="float" office:value="2873.28" calcext:value-type="float">
            <text:p>2,873.28</text:p>
          </table:table-cell>
          <table:table-cell table:style-name="ce5" office:value-type="float" office:value="2879.42" calcext:value-type="float">
            <text:p>2,879.42</text:p>
          </table:table-cell>
          <table:table-cell table:style-name="ce9" table:formula="of:=([.E944]-[.E943])/[.E943]" office:value-type="float" office:value="-0.0016053813214057" calcext:value-type="float">
            <text:p>-0.00161</text:p>
          </table:table-cell>
          <table:table-cell table:style-name="ce9" table:formula="of:=[.$K$2]+[.$K$3]*[.F943]^2+[.$K$4]*[.G943]" office:value-type="float" office:value="0.0000981293771358726" calcext:value-type="float">
            <text:p>0.00010</text:p>
          </table:table-cell>
          <table:table-cell table:style-name="ce9" table:formula="of:=-LN([.G944])-[.F944]^2/[.G944]" office:value-type="float" office:value="9.20295998680237" calcext:value-type="float">
            <text:p>9.202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09" calcext:value-type="date">
            <text:p>2019-05-09</text:p>
          </table:table-cell>
          <table:table-cell table:style-name="ce5" office:value-type="float" office:value="2859.84" calcext:value-type="float">
            <text:p>2,859.84</text:p>
          </table:table-cell>
          <table:table-cell table:style-name="ce5" office:value-type="float" office:value="2875.97" calcext:value-type="float">
            <text:p>2,875.97</text:p>
          </table:table-cell>
          <table:table-cell table:style-name="ce5" office:value-type="float" office:value="2836.4" calcext:value-type="float">
            <text:p>2,836.40</text:p>
          </table:table-cell>
          <table:table-cell table:style-name="ce5" office:value-type="float" office:value="2870.72" calcext:value-type="float">
            <text:p>2,870.72</text:p>
          </table:table-cell>
          <table:table-cell table:style-name="ce9" table:formula="of:=([.E945]-[.E944])/[.E944]" office:value-type="float" office:value="-0.00302144181814403" calcext:value-type="float">
            <text:p>-0.00302</text:p>
          </table:table-cell>
          <table:table-cell table:style-name="ce9" table:formula="of:=[.$K$2]+[.$K$3]*[.F944]^2+[.$K$4]*[.G944]" office:value-type="float" office:value="0.000077917835698437" calcext:value-type="float">
            <text:p>0.00008</text:p>
          </table:table-cell>
          <table:table-cell table:style-name="ce9" table:formula="of:=-LN([.G945])-[.F945]^2/[.G945]" office:value-type="float" office:value="9.34269237622857" calcext:value-type="float">
            <text:p>9.3426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10" calcext:value-type="date">
            <text:p>2019-05-10</text:p>
          </table:table-cell>
          <table:table-cell table:style-name="ce5" office:value-type="float" office:value="2863.1" calcext:value-type="float">
            <text:p>2,863.10</text:p>
          </table:table-cell>
          <table:table-cell table:style-name="ce5" office:value-type="float" office:value="2891.31" calcext:value-type="float">
            <text:p>2,891.31</text:p>
          </table:table-cell>
          <table:table-cell table:style-name="ce5" office:value-type="float" office:value="2825.39" calcext:value-type="float">
            <text:p>2,825.39</text:p>
          </table:table-cell>
          <table:table-cell table:style-name="ce5" office:value-type="float" office:value="2881.4" calcext:value-type="float">
            <text:p>2,881.40</text:p>
          </table:table-cell>
          <table:table-cell table:style-name="ce9" table:formula="of:=([.E946]-[.E945])/[.E945]" office:value-type="float" office:value="0.00372032103444442" calcext:value-type="float">
            <text:p>0.00372</text:p>
          </table:table-cell>
          <table:table-cell table:style-name="ce9" table:formula="of:=[.$K$2]+[.$K$3]*[.F945]^2+[.$K$4]*[.G945]" office:value-type="float" office:value="0.0000642744129199599" calcext:value-type="float">
            <text:p>0.00006</text:p>
          </table:table-cell>
          <table:table-cell table:style-name="ce9" table:formula="of:=-LN([.G946])-[.F946]^2/[.G946]" office:value-type="float" office:value="9.437009926355" calcext:value-type="float">
            <text:p>9.437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13" calcext:value-type="date">
            <text:p>2019-05-13</text:p>
          </table:table-cell>
          <table:table-cell table:number-columns-repeated="2" table:style-name="ce5" office:value-type="float" office:value="2840.19" calcext:value-type="float">
            <text:p>2,840.19</text:p>
          </table:table-cell>
          <table:table-cell table:style-name="ce5" office:value-type="float" office:value="2801.43" calcext:value-type="float">
            <text:p>2,801.43</text:p>
          </table:table-cell>
          <table:table-cell table:style-name="ce5" office:value-type="float" office:value="2811.87" calcext:value-type="float">
            <text:p>2,811.87</text:p>
          </table:table-cell>
          <table:table-cell table:style-name="ce9" table:formula="of:=([.E947]-[.E946])/[.E946]" office:value-type="float" office:value="-0.0241306309432915" calcext:value-type="float">
            <text:p>-0.02413</text:p>
          </table:table-cell>
          <table:table-cell table:style-name="ce9" table:formula="of:=[.$K$2]+[.$K$3]*[.F946]^2+[.$K$4]*[.G946]" office:value-type="float" office:value="0.0000551293443904747" calcext:value-type="float">
            <text:p>0.00006</text:p>
          </table:table-cell>
          <table:table-cell table:style-name="ce9" table:formula="of:=-LN([.G947])-[.F947]^2/[.G947]" office:value-type="float" office:value="-0.756374999924526" calcext:value-type="float">
            <text:p>-0.7563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14" calcext:value-type="date">
            <text:p>2019-05-14</text:p>
          </table:table-cell>
          <table:table-cell table:style-name="ce5" office:value-type="float" office:value="2820.12" calcext:value-type="float">
            <text:p>2,820.12</text:p>
          </table:table-cell>
          <table:table-cell table:style-name="ce5" office:value-type="float" office:value="2852.54" calcext:value-type="float">
            <text:p>2,852.54</text:p>
          </table:table-cell>
          <table:table-cell table:style-name="ce5" office:value-type="float" office:value="2820.12" calcext:value-type="float">
            <text:p>2,820.12</text:p>
          </table:table-cell>
          <table:table-cell table:style-name="ce5" office:value-type="float" office:value="2834.41" calcext:value-type="float">
            <text:p>2,834.41</text:p>
          </table:table-cell>
          <table:table-cell table:style-name="ce9" table:formula="of:=([.E948]-[.E947])/[.E947]" office:value-type="float" office:value="0.0080160178102117" calcext:value-type="float">
            <text:p>0.00802</text:p>
          </table:table-cell>
          <table:table-cell table:style-name="ce9" table:formula="of:=[.$K$2]+[.$K$3]*[.F947]^2+[.$K$4]*[.G947]" office:value-type="float" office:value="0.000175507062747585" calcext:value-type="float">
            <text:p>0.00018</text:p>
          </table:table-cell>
          <table:table-cell table:style-name="ce9" table:formula="of:=-LN([.G948])-[.F948]^2/[.G948]" office:value-type="float" office:value="8.28171186645348" calcext:value-type="float">
            <text:p>8.2817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15" calcext:value-type="date">
            <text:p>2019-05-15</text:p>
          </table:table-cell>
          <table:table-cell table:style-name="ce5" office:value-type="float" office:value="2820.38" calcext:value-type="float">
            <text:p>2,820.38</text:p>
          </table:table-cell>
          <table:table-cell table:style-name="ce5" office:value-type="float" office:value="2858.68" calcext:value-type="float">
            <text:p>2,858.68</text:p>
          </table:table-cell>
          <table:table-cell table:style-name="ce5" office:value-type="float" office:value="2815.08" calcext:value-type="float">
            <text:p>2,815.08</text:p>
          </table:table-cell>
          <table:table-cell table:style-name="ce5" office:value-type="float" office:value="2850.96" calcext:value-type="float">
            <text:p>2,850.96</text:p>
          </table:table-cell>
          <table:table-cell table:style-name="ce9" table:formula="of:=([.E949]-[.E948])/[.E948]" office:value-type="float" office:value="0.00583895766667496" calcext:value-type="float">
            <text:p>0.00584</text:p>
          </table:table-cell>
          <table:table-cell table:style-name="ce9" table:formula="of:=[.$K$2]+[.$K$3]*[.F948]^2+[.$K$4]*[.G948]" office:value-type="float" office:value="0.000149567007647088" calcext:value-type="float">
            <text:p>0.00015</text:p>
          </table:table-cell>
          <table:table-cell table:style-name="ce9" table:formula="of:=-LN([.G949])-[.F949]^2/[.G949]" office:value-type="float" office:value="8.57981854612459" calcext:value-type="float">
            <text:p>8.5798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16" calcext:value-type="date">
            <text:p>2019-05-16</text:p>
          </table:table-cell>
          <table:table-cell table:style-name="ce5" office:value-type="float" office:value="2855.8" calcext:value-type="float">
            <text:p>2,855.80</text:p>
          </table:table-cell>
          <table:table-cell table:style-name="ce5" office:value-type="float" office:value="2892.15" calcext:value-type="float">
            <text:p>2,892.15</text:p>
          </table:table-cell>
          <table:table-cell table:style-name="ce5" office:value-type="float" office:value="2855.8" calcext:value-type="float">
            <text:p>2,855.80</text:p>
          </table:table-cell>
          <table:table-cell table:style-name="ce5" office:value-type="float" office:value="2876.32" calcext:value-type="float">
            <text:p>2,876.32</text:p>
          </table:table-cell>
          <table:table-cell table:style-name="ce9" table:formula="of:=([.E950]-[.E949])/[.E949]" office:value-type="float" office:value="0.0088952493195275" calcext:value-type="float">
            <text:p>0.00890</text:p>
          </table:table-cell>
          <table:table-cell table:style-name="ce9" table:formula="of:=[.$K$2]+[.$K$3]*[.F949]^2+[.$K$4]*[.G949]" office:value-type="float" office:value="0.000123424525102316" calcext:value-type="float">
            <text:p>0.00012</text:p>
          </table:table-cell>
          <table:table-cell table:style-name="ce9" table:formula="of:=-LN([.G950])-[.F950]^2/[.G950]" office:value-type="float" office:value="8.35879694668014" calcext:value-type="float">
            <text:p>8.358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17" calcext:value-type="date">
            <text:p>2019-05-17</text:p>
          </table:table-cell>
          <table:table-cell table:style-name="ce5" office:value-type="float" office:value="2858.6" calcext:value-type="float">
            <text:p>2,858.60</text:p>
          </table:table-cell>
          <table:table-cell table:style-name="ce5" office:value-type="float" office:value="2885.48" calcext:value-type="float">
            <text:p>2,885.48</text:p>
          </table:table-cell>
          <table:table-cell table:style-name="ce5" office:value-type="float" office:value="2854.23" calcext:value-type="float">
            <text:p>2,854.23</text:p>
          </table:table-cell>
          <table:table-cell table:style-name="ce5" office:value-type="float" office:value="2859.53" calcext:value-type="float">
            <text:p>2,859.53</text:p>
          </table:table-cell>
          <table:table-cell table:style-name="ce9" table:formula="of:=([.E951]-[.E950])/[.E950]" office:value-type="float" office:value="-0.00583731990877231" calcext:value-type="float">
            <text:p>-0.00584</text:p>
          </table:table-cell>
          <table:table-cell table:style-name="ce9" table:formula="of:=[.$K$2]+[.$K$3]*[.F950]^2+[.$K$4]*[.G950]" office:value-type="float" office:value="0.000113958860374367" calcext:value-type="float">
            <text:p>0.00011</text:p>
          </table:table-cell>
          <table:table-cell table:style-name="ce9" table:formula="of:=-LN([.G951])-[.F951]^2/[.G951]" office:value-type="float" office:value="8.78066774436714" calcext:value-type="float">
            <text:p>8.7806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20" calcext:value-type="date">
            <text:p>2019-05-20</text:p>
          </table:table-cell>
          <table:table-cell table:style-name="ce5" office:value-type="float" office:value="2841.94" calcext:value-type="float">
            <text:p>2,841.94</text:p>
          </table:table-cell>
          <table:table-cell table:style-name="ce5" office:value-type="float" office:value="2853.86" calcext:value-type="float">
            <text:p>2,853.86</text:p>
          </table:table-cell>
          <table:table-cell table:style-name="ce5" office:value-type="float" office:value="2831.29" calcext:value-type="float">
            <text:p>2,831.29</text:p>
          </table:table-cell>
          <table:table-cell table:style-name="ce5" office:value-type="float" office:value="2840.23" calcext:value-type="float">
            <text:p>2,840.23</text:p>
          </table:table-cell>
          <table:table-cell table:style-name="ce9" table:formula="of:=([.E952]-[.E951])/[.E951]" office:value-type="float" office:value="-0.00674936090896063" calcext:value-type="float">
            <text:p>-0.00675</text:p>
          </table:table-cell>
          <table:table-cell table:style-name="ce9" table:formula="of:=[.$K$2]+[.$K$3]*[.F951]^2+[.$K$4]*[.G951]" office:value-type="float" office:value="0.0000968004136139053" calcext:value-type="float">
            <text:p>0.00010</text:p>
          </table:table-cell>
          <table:table-cell table:style-name="ce9" table:formula="of:=-LN([.G952])-[.F952]^2/[.G952]" office:value-type="float" office:value="8.77226344335694" calcext:value-type="float">
            <text:p>8.7722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21" calcext:value-type="date">
            <text:p>2019-05-21</text:p>
          </table:table-cell>
          <table:table-cell table:style-name="ce5" office:value-type="float" office:value="2854.02" calcext:value-type="float">
            <text:p>2,854.02</text:p>
          </table:table-cell>
          <table:table-cell table:style-name="ce5" office:value-type="float" office:value="2868.88" calcext:value-type="float">
            <text:p>2,868.88</text:p>
          </table:table-cell>
          <table:table-cell table:style-name="ce5" office:value-type="float" office:value="2854.02" calcext:value-type="float">
            <text:p>2,854.02</text:p>
          </table:table-cell>
          <table:table-cell table:style-name="ce5" office:value-type="float" office:value="2864.36" calcext:value-type="float">
            <text:p>2,864.36</text:p>
          </table:table-cell>
          <table:table-cell table:style-name="ce9" table:formula="of:=([.E953]-[.E952])/[.E952]" office:value-type="float" office:value="0.00849579083384096" calcext:value-type="float">
            <text:p>0.00850</text:p>
          </table:table-cell>
          <table:table-cell table:style-name="ce9" table:formula="of:=[.$K$2]+[.$K$3]*[.F952]^2+[.$K$4]*[.G952]" office:value-type="float" office:value="0.0000865422006367847" calcext:value-type="float">
            <text:p>0.00009</text:p>
          </table:table-cell>
          <table:table-cell table:style-name="ce9" table:formula="of:=-LN([.G953])-[.F953]^2/[.G953]" office:value-type="float" office:value="8.52085220411892" calcext:value-type="float">
            <text:p>8.5208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22" calcext:value-type="date">
            <text:p>2019-05-22</text:p>
          </table:table-cell>
          <table:table-cell table:style-name="ce5" office:value-type="float" office:value="2856.06" calcext:value-type="float">
            <text:p>2,856.06</text:p>
          </table:table-cell>
          <table:table-cell table:style-name="ce5" office:value-type="float" office:value="2865.47" calcext:value-type="float">
            <text:p>2,865.47</text:p>
          </table:table-cell>
          <table:table-cell table:style-name="ce5" office:value-type="float" office:value="2851.11" calcext:value-type="float">
            <text:p>2,851.11</text:p>
          </table:table-cell>
          <table:table-cell table:style-name="ce5" office:value-type="float" office:value="2856.27" calcext:value-type="float">
            <text:p>2,856.27</text:p>
          </table:table-cell>
          <table:table-cell table:style-name="ce9" table:formula="of:=([.E954]-[.E953])/[.E953]" office:value-type="float" office:value="-0.00282436565236218" calcext:value-type="float">
            <text:p>-0.00282</text:p>
          </table:table-cell>
          <table:table-cell table:style-name="ce9" table:formula="of:=[.$K$2]+[.$K$3]*[.F953]^2+[.$K$4]*[.G953]" office:value-type="float" office:value="0.0000848317932477261" calcext:value-type="float">
            <text:p>0.00008</text:p>
          </table:table-cell>
          <table:table-cell table:style-name="ce9" table:formula="of:=-LN([.G954])-[.F954]^2/[.G954]" office:value-type="float" office:value="9.28080653647488" calcext:value-type="float">
            <text:p>9.280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23" calcext:value-type="date">
            <text:p>2019-05-23</text:p>
          </table:table-cell>
          <table:table-cell table:number-columns-repeated="2" table:style-name="ce5" office:value-type="float" office:value="2836.7" calcext:value-type="float">
            <text:p>2,836.70</text:p>
          </table:table-cell>
          <table:table-cell table:style-name="ce5" office:value-type="float" office:value="2805.49" calcext:value-type="float">
            <text:p>2,805.49</text:p>
          </table:table-cell>
          <table:table-cell table:style-name="ce5" office:value-type="float" office:value="2822.24" calcext:value-type="float">
            <text:p>2,822.24</text:p>
          </table:table-cell>
          <table:table-cell table:style-name="ce9" table:formula="of:=([.E955]-[.E954])/[.E954]" office:value-type="float" office:value="-0.0119141397696997" calcext:value-type="float">
            <text:p>-0.01191</text:p>
          </table:table-cell>
          <table:table-cell table:style-name="ce9" table:formula="of:=[.$K$2]+[.$K$3]*[.F954]^2+[.$K$4]*[.G954]" office:value-type="float" office:value="0.0000691853035129648" calcext:value-type="float">
            <text:p>0.00007</text:p>
          </table:table-cell>
          <table:table-cell table:style-name="ce9" table:formula="of:=-LN([.G955])-[.F955]^2/[.G955]" office:value-type="float" office:value="7.5270330909341" calcext:value-type="float">
            <text:p>7.5270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24" calcext:value-type="date">
            <text:p>2019-05-24</text:p>
          </table:table-cell>
          <table:table-cell table:style-name="ce5" office:value-type="float" office:value="2832.41" calcext:value-type="float">
            <text:p>2,832.41</text:p>
          </table:table-cell>
          <table:table-cell table:style-name="ce5" office:value-type="float" office:value="2841.36" calcext:value-type="float">
            <text:p>2,841.36</text:p>
          </table:table-cell>
          <table:table-cell table:style-name="ce5" office:value-type="float" office:value="2820.19" calcext:value-type="float">
            <text:p>2,820.19</text:p>
          </table:table-cell>
          <table:table-cell table:style-name="ce5" office:value-type="float" office:value="2826.06" calcext:value-type="float">
            <text:p>2,826.06</text:p>
          </table:table-cell>
          <table:table-cell table:style-name="ce9" table:formula="of:=([.E956]-[.E955])/[.E955]" office:value-type="float" office:value="0.00135353478088333" calcext:value-type="float">
            <text:p>0.00135</text:p>
          </table:table-cell>
          <table:table-cell table:style-name="ce9" table:formula="of:=[.$K$2]+[.$K$3]*[.F955]^2+[.$K$4]*[.G955]" office:value-type="float" office:value="0.0000874698253971708" calcext:value-type="float">
            <text:p>0.00009</text:p>
          </table:table-cell>
          <table:table-cell table:style-name="ce9" table:formula="of:=-LN([.G956])-[.F956]^2/[.G956]" office:value-type="float" office:value="9.32327166627488" calcext:value-type="float">
            <text:p>9.323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28" calcext:value-type="date">
            <text:p>2019-05-28</text:p>
          </table:table-cell>
          <table:table-cell table:style-name="ce5" office:value-type="float" office:value="2830.03" calcext:value-type="float">
            <text:p>2,830.03</text:p>
          </table:table-cell>
          <table:table-cell table:style-name="ce5" office:value-type="float" office:value="2840.51" calcext:value-type="float">
            <text:p>2,840.51</text:p>
          </table:table-cell>
          <table:table-cell table:style-name="ce5" office:value-type="float" office:value="2801.58" calcext:value-type="float">
            <text:p>2,801.58</text:p>
          </table:table-cell>
          <table:table-cell table:style-name="ce5" office:value-type="float" office:value="2802.39" calcext:value-type="float">
            <text:p>2,802.39</text:p>
          </table:table-cell>
          <table:table-cell table:style-name="ce9" table:formula="of:=([.E957]-[.E956])/[.E956]" office:value-type="float" office:value="-0.008375618352052" calcext:value-type="float">
            <text:p>-0.00838</text:p>
          </table:table-cell>
          <table:table-cell table:style-name="ce9" table:formula="of:=[.$K$2]+[.$K$3]*[.F956]^2+[.$K$4]*[.G956]" office:value-type="float" office:value="0.000069782231059551" calcext:value-type="float">
            <text:p>0.00007</text:p>
          </table:table-cell>
          <table:table-cell table:style-name="ce9" table:formula="of:=-LN([.G957])-[.F957]^2/[.G957]" office:value-type="float" office:value="8.56484682879881" calcext:value-type="float">
            <text:p>8.5648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29" calcext:value-type="date">
            <text:p>2019-05-29</text:p>
          </table:table-cell>
          <table:table-cell table:style-name="ce5" office:value-type="float" office:value="2790.25" calcext:value-type="float">
            <text:p>2,790.25</text:p>
          </table:table-cell>
          <table:table-cell table:style-name="ce5" office:value-type="float" office:value="2792.03" calcext:value-type="float">
            <text:p>2,792.03</text:p>
          </table:table-cell>
          <table:table-cell table:style-name="ce5" office:value-type="float" office:value="2766.06" calcext:value-type="float">
            <text:p>2,766.06</text:p>
          </table:table-cell>
          <table:table-cell table:style-name="ce5" office:value-type="float" office:value="2783.02" calcext:value-type="float">
            <text:p>2,783.02</text:p>
          </table:table-cell>
          <table:table-cell table:style-name="ce9" table:formula="of:=([.E958]-[.E957])/[.E957]" office:value-type="float" office:value="-0.00691195729359579" calcext:value-type="float">
            <text:p>-0.00691</text:p>
          </table:table-cell>
          <table:table-cell table:style-name="ce9" table:formula="of:=[.$K$2]+[.$K$3]*[.F957]^2+[.$K$4]*[.G957]" office:value-type="float" office:value="0.0000718486898379182" calcext:value-type="float">
            <text:p>0.00007</text:p>
          </table:table-cell>
          <table:table-cell table:style-name="ce9" table:formula="of:=-LN([.G958])-[.F958]^2/[.G958]" office:value-type="float" office:value="8.87600698600703" calcext:value-type="float">
            <text:p>8.8760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30" calcext:value-type="date">
            <text:p>2019-05-30</text:p>
          </table:table-cell>
          <table:table-cell table:style-name="ce5" office:value-type="float" office:value="2786.94" calcext:value-type="float">
            <text:p>2,786.94</text:p>
          </table:table-cell>
          <table:table-cell table:style-name="ce5" office:value-type="float" office:value="2799" calcext:value-type="float">
            <text:p>2,799.00</text:p>
          </table:table-cell>
          <table:table-cell table:style-name="ce5" office:value-type="float" office:value="2776.74" calcext:value-type="float">
            <text:p>2,776.74</text:p>
          </table:table-cell>
          <table:table-cell table:style-name="ce5" office:value-type="float" office:value="2788.86" calcext:value-type="float">
            <text:p>2,788.86</text:p>
          </table:table-cell>
          <table:table-cell table:style-name="ce9" table:formula="of:=([.E959]-[.E958])/[.E958]" office:value-type="float" office:value="0.00209843982436351" calcext:value-type="float">
            <text:p>0.00210</text:p>
          </table:table-cell>
          <table:table-cell table:style-name="ce9" table:formula="of:=[.$K$2]+[.$K$3]*[.F958]^2+[.$K$4]*[.G958]" office:value-type="float" office:value="0.0000683859729589425" calcext:value-type="float">
            <text:p>0.00007</text:p>
          </table:table-cell>
          <table:table-cell table:style-name="ce9" table:formula="of:=-LN([.G959])-[.F959]^2/[.G959]" office:value-type="float" office:value="9.5259517036007" calcext:value-type="float">
            <text:p>9.5259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5-31" calcext:value-type="date">
            <text:p>2019-05-31</text:p>
          </table:table-cell>
          <table:table-cell table:style-name="ce5" office:value-type="float" office:value="2766.15" calcext:value-type="float">
            <text:p>2,766.15</text:p>
          </table:table-cell>
          <table:table-cell table:style-name="ce5" office:value-type="float" office:value="2768.98" calcext:value-type="float">
            <text:p>2,768.98</text:p>
          </table:table-cell>
          <table:table-cell table:style-name="ce5" office:value-type="float" office:value="2750.52" calcext:value-type="float">
            <text:p>2,750.52</text:p>
          </table:table-cell>
          <table:table-cell table:style-name="ce5" office:value-type="float" office:value="2752.06" calcext:value-type="float">
            <text:p>2,752.06</text:p>
          </table:table-cell>
          <table:table-cell table:style-name="ce9" table:formula="of:=([.E960]-[.E959])/[.E959]" office:value-type="float" office:value="-0.0131953558084666" calcext:value-type="float">
            <text:p>-0.01320</text:p>
          </table:table-cell>
          <table:table-cell table:style-name="ce9" table:formula="of:=[.$K$2]+[.$K$3]*[.F959]^2+[.$K$4]*[.G959]" office:value-type="float" office:value="0.0000560910417246505" calcext:value-type="float">
            <text:p>0.00006</text:p>
          </table:table-cell>
          <table:table-cell table:style-name="ce9" table:formula="of:=-LN([.G960])-[.F960]^2/[.G960]" office:value-type="float" office:value="6.6843415166241" calcext:value-type="float">
            <text:p>6.6843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03" calcext:value-type="date">
            <text:p>2019-06-03</text:p>
          </table:table-cell>
          <table:table-cell table:style-name="ce5" office:value-type="float" office:value="2751.53" calcext:value-type="float">
            <text:p>2,751.53</text:p>
          </table:table-cell>
          <table:table-cell table:style-name="ce5" office:value-type="float" office:value="2763.07" calcext:value-type="float">
            <text:p>2,763.07</text:p>
          </table:table-cell>
          <table:table-cell table:style-name="ce5" office:value-type="float" office:value="2728.81" calcext:value-type="float">
            <text:p>2,728.81</text:p>
          </table:table-cell>
          <table:table-cell table:style-name="ce5" office:value-type="float" office:value="2744.45" calcext:value-type="float">
            <text:p>2,744.45</text:p>
          </table:table-cell>
          <table:table-cell table:style-name="ce9" table:formula="of:=([.E961]-[.E960])/[.E960]" office:value-type="float" office:value="-0.00276520134008711" calcext:value-type="float">
            <text:p>-0.00277</text:p>
          </table:table-cell>
          <table:table-cell table:style-name="ce9" table:formula="of:=[.$K$2]+[.$K$3]*[.F960]^2+[.$K$4]*[.G960]" office:value-type="float" office:value="0.0000848804313347978" calcext:value-type="float">
            <text:p>0.00008</text:p>
          </table:table-cell>
          <table:table-cell table:style-name="ce9" table:formula="of:=-LN([.G961])-[.F961]^2/[.G961]" office:value-type="float" office:value="9.28418333923923" calcext:value-type="float">
            <text:p>9.2841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04" calcext:value-type="date">
            <text:p>2019-06-04</text:p>
          </table:table-cell>
          <table:table-cell table:style-name="ce5" office:value-type="float" office:value="2762.64" calcext:value-type="float">
            <text:p>2,762.64</text:p>
          </table:table-cell>
          <table:table-cell table:style-name="ce5" office:value-type="float" office:value="2804.49" calcext:value-type="float">
            <text:p>2,804.49</text:p>
          </table:table-cell>
          <table:table-cell table:style-name="ce5" office:value-type="float" office:value="2762.64" calcext:value-type="float">
            <text:p>2,762.64</text:p>
          </table:table-cell>
          <table:table-cell table:style-name="ce5" office:value-type="float" office:value="2803.27" calcext:value-type="float">
            <text:p>2,803.27</text:p>
          </table:table-cell>
          <table:table-cell table:style-name="ce9" table:formula="of:=([.E962]-[.E961])/[.E961]" office:value-type="float" office:value="0.0214323452786533" calcext:value-type="float">
            <text:p>0.02143</text:p>
          </table:table-cell>
          <table:table-cell table:style-name="ce9" table:formula="of:=[.$K$2]+[.$K$3]*[.F961]^2+[.$K$4]*[.G961]" office:value-type="float" office:value="0.0000691476552369879" calcext:value-type="float">
            <text:p>0.00007</text:p>
          </table:table-cell>
          <table:table-cell table:style-name="ce9" table:formula="of:=-LN([.G962])-[.F962]^2/[.G962]" office:value-type="float" office:value="2.93630183436873" calcext:value-type="float">
            <text:p>2.9363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05" calcext:value-type="date">
            <text:p>2019-06-05</text:p>
          </table:table-cell>
          <table:table-cell table:style-name="ce5" office:value-type="float" office:value="2818.09" calcext:value-type="float">
            <text:p>2,818.09</text:p>
          </table:table-cell>
          <table:table-cell table:style-name="ce5" office:value-type="float" office:value="2827.28" calcext:value-type="float">
            <text:p>2,827.28</text:p>
          </table:table-cell>
          <table:table-cell table:style-name="ce5" office:value-type="float" office:value="2800.92" calcext:value-type="float">
            <text:p>2,800.92</text:p>
          </table:table-cell>
          <table:table-cell table:style-name="ce5" office:value-type="float" office:value="2826.15" calcext:value-type="float">
            <text:p>2,826.15</text:p>
          </table:table-cell>
          <table:table-cell table:style-name="ce9" table:formula="of:=([.E963]-[.E962])/[.E962]" office:value-type="float" office:value="0.00816189664213583" calcext:value-type="float">
            <text:p>0.00816</text:p>
          </table:table-cell>
          <table:table-cell table:style-name="ce9" table:formula="of:=[.$K$2]+[.$K$3]*[.F962]^2+[.$K$4]*[.G962]" office:value-type="float" office:value="0.000158473287164429" calcext:value-type="float">
            <text:p>0.00016</text:p>
          </table:table-cell>
          <table:table-cell table:style-name="ce9" table:formula="of:=-LN([.G963])-[.F963]^2/[.G963]" office:value-type="float" office:value="8.3295599341109" calcext:value-type="float">
            <text:p>8.329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06" calcext:value-type="date">
            <text:p>2019-06-06</text:p>
          </table:table-cell>
          <table:table-cell table:style-name="ce5" office:value-type="float" office:value="2828.51" calcext:value-type="float">
            <text:p>2,828.51</text:p>
          </table:table-cell>
          <table:table-cell table:style-name="ce5" office:value-type="float" office:value="2852.1" calcext:value-type="float">
            <text:p>2,852.10</text:p>
          </table:table-cell>
          <table:table-cell table:style-name="ce5" office:value-type="float" office:value="2822.45" calcext:value-type="float">
            <text:p>2,822.45</text:p>
          </table:table-cell>
          <table:table-cell table:style-name="ce5" office:value-type="float" office:value="2843.49" calcext:value-type="float">
            <text:p>2,843.49</text:p>
          </table:table-cell>
          <table:table-cell table:style-name="ce9" table:formula="of:=([.E964]-[.E963])/[.E963]" office:value-type="float" office:value="0.00613555543760936" calcext:value-type="float">
            <text:p>0.00614</text:p>
          </table:table-cell>
          <table:table-cell table:style-name="ce9" table:formula="of:=[.$K$2]+[.$K$3]*[.F963]^2+[.$K$4]*[.G963]" office:value-type="float" office:value="0.000137361103693773" calcext:value-type="float">
            <text:p>0.00014</text:p>
          </table:table-cell>
          <table:table-cell table:style-name="ce9" table:formula="of:=-LN([.G964])-[.F964]^2/[.G964]" office:value-type="float" office:value="8.61883835142052" calcext:value-type="float">
            <text:p>8.618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07" calcext:value-type="date">
            <text:p>2019-06-07</text:p>
          </table:table-cell>
          <table:table-cell table:style-name="ce5" office:value-type="float" office:value="2852.87" calcext:value-type="float">
            <text:p>2,852.87</text:p>
          </table:table-cell>
          <table:table-cell table:style-name="ce5" office:value-type="float" office:value="2884.97" calcext:value-type="float">
            <text:p>2,884.97</text:p>
          </table:table-cell>
          <table:table-cell table:style-name="ce5" office:value-type="float" office:value="2852.87" calcext:value-type="float">
            <text:p>2,852.87</text:p>
          </table:table-cell>
          <table:table-cell table:style-name="ce5" office:value-type="float" office:value="2873.34" calcext:value-type="float">
            <text:p>2,873.34</text:p>
          </table:table-cell>
          <table:table-cell table:style-name="ce9" table:formula="of:=([.E965]-[.E964])/[.E964]" office:value-type="float" office:value="0.0104976630830424" calcext:value-type="float">
            <text:p>0.01050</text:p>
          </table:table-cell>
          <table:table-cell table:style-name="ce9" table:formula="of:=[.$K$2]+[.$K$3]*[.F964]^2+[.$K$4]*[.G964]" office:value-type="float" office:value="0.000115094498370957" calcext:value-type="float">
            <text:p>0.00012</text:p>
          </table:table-cell>
          <table:table-cell table:style-name="ce9" table:formula="of:=-LN([.G965])-[.F965]^2/[.G965]" office:value-type="float" office:value="8.11227487076588" calcext:value-type="float">
            <text:p>8.112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10" calcext:value-type="date">
            <text:p>2019-06-10</text:p>
          </table:table-cell>
          <table:table-cell table:style-name="ce5" office:value-type="float" office:value="2885.83" calcext:value-type="float">
            <text:p>2,885.83</text:p>
          </table:table-cell>
          <table:table-cell table:style-name="ce5" office:value-type="float" office:value="2904.77" calcext:value-type="float">
            <text:p>2,904.77</text:p>
          </table:table-cell>
          <table:table-cell table:style-name="ce5" office:value-type="float" office:value="2885.51" calcext:value-type="float">
            <text:p>2,885.51</text:p>
          </table:table-cell>
          <table:table-cell table:style-name="ce5" office:value-type="float" office:value="2886.73" calcext:value-type="float">
            <text:p>2,886.73</text:p>
          </table:table-cell>
          <table:table-cell table:style-name="ce9" table:formula="of:=([.E966]-[.E965])/[.E965]" office:value-type="float" office:value="0.00466008199516934" calcext:value-type="float">
            <text:p>0.00466</text:p>
          </table:table-cell>
          <table:table-cell table:style-name="ce9" table:formula="of:=[.$K$2]+[.$K$3]*[.F965]^2+[.$K$4]*[.G965]" office:value-type="float" office:value="0.000114685996582049" calcext:value-type="float">
            <text:p>0.00011</text:p>
          </table:table-cell>
          <table:table-cell table:style-name="ce9" table:formula="of:=-LN([.G966])-[.F966]^2/[.G966]" office:value-type="float" office:value="8.88395765200036" calcext:value-type="float">
            <text:p>8.883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11" calcext:value-type="date">
            <text:p>2019-06-11</text:p>
          </table:table-cell>
          <table:table-cell table:style-name="ce5" office:value-type="float" office:value="2903.27" calcext:value-type="float">
            <text:p>2,903.27</text:p>
          </table:table-cell>
          <table:table-cell table:style-name="ce5" office:value-type="float" office:value="2910.61" calcext:value-type="float">
            <text:p>2,910.61</text:p>
          </table:table-cell>
          <table:table-cell table:style-name="ce5" office:value-type="float" office:value="2878.53" calcext:value-type="float">
            <text:p>2,878.53</text:p>
          </table:table-cell>
          <table:table-cell table:style-name="ce5" office:value-type="float" office:value="2885.72" calcext:value-type="float">
            <text:p>2,885.72</text:p>
          </table:table-cell>
          <table:table-cell table:style-name="ce9" table:formula="of:=([.E967]-[.E966])/[.E966]" office:value-type="float" office:value="-0.000349876850277033" calcext:value-type="float">
            <text:p>-0.00035</text:p>
          </table:table-cell>
          <table:table-cell table:style-name="ce9" table:formula="of:=[.$K$2]+[.$K$3]*[.F966]^2+[.$K$4]*[.G966]" office:value-type="float" office:value="0.0000945783835606097" calcext:value-type="float">
            <text:p>0.00009</text:p>
          </table:table-cell>
          <table:table-cell table:style-name="ce9" table:formula="of:=-LN([.G967])-[.F967]^2/[.G967]" office:value-type="float" office:value="9.2647873009417" calcext:value-type="float">
            <text:p>9.2647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12" calcext:value-type="date">
            <text:p>2019-06-12</text:p>
          </table:table-cell>
          <table:table-cell table:style-name="ce5" office:value-type="float" office:value="2882.73" calcext:value-type="float">
            <text:p>2,882.73</text:p>
          </table:table-cell>
          <table:table-cell table:style-name="ce5" office:value-type="float" office:value="2888.57" calcext:value-type="float">
            <text:p>2,888.57</text:p>
          </table:table-cell>
          <table:table-cell table:style-name="ce5" office:value-type="float" office:value="2874.68" calcext:value-type="float">
            <text:p>2,874.68</text:p>
          </table:table-cell>
          <table:table-cell table:style-name="ce5" office:value-type="float" office:value="2879.84" calcext:value-type="float">
            <text:p>2,879.84</text:p>
          </table:table-cell>
          <table:table-cell table:style-name="ce9" table:formula="of:=([.E968]-[.E967])/[.E967]" office:value-type="float" office:value="-0.00203761972748557" calcext:value-type="float">
            <text:p>-0.00204</text:p>
          </table:table-cell>
          <table:table-cell table:style-name="ce9" table:formula="of:=[.$K$2]+[.$K$3]*[.F967]^2+[.$K$4]*[.G967]" office:value-type="float" office:value="0.0000747138196009518" calcext:value-type="float">
            <text:p>0.00007</text:p>
          </table:table-cell>
          <table:table-cell table:style-name="ce9" table:formula="of:=-LN([.G968])-[.F968]^2/[.G968]" office:value-type="float" office:value="9.44627484985937" calcext:value-type="float">
            <text:p>9.446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13" calcext:value-type="date">
            <text:p>2019-06-13</text:p>
          </table:table-cell>
          <table:table-cell table:style-name="ce5" office:value-type="float" office:value="2886.24" calcext:value-type="float">
            <text:p>2,886.24</text:p>
          </table:table-cell>
          <table:table-cell table:style-name="ce5" office:value-type="float" office:value="2895.24" calcext:value-type="float">
            <text:p>2,895.24</text:p>
          </table:table-cell>
          <table:table-cell table:style-name="ce5" office:value-type="float" office:value="2881.99" calcext:value-type="float">
            <text:p>2,881.99</text:p>
          </table:table-cell>
          <table:table-cell table:style-name="ce5" office:value-type="float" office:value="2891.64" calcext:value-type="float">
            <text:p>2,891.64</text:p>
          </table:table-cell>
          <table:table-cell table:style-name="ce9" table:formula="of:=([.E969]-[.E968])/[.E968]" office:value-type="float" office:value="0.00409744985832537" calcext:value-type="float">
            <text:p>0.00410</text:p>
          </table:table-cell>
          <table:table-cell table:style-name="ce9" table:formula="of:=[.$K$2]+[.$K$3]*[.F968]^2+[.$K$4]*[.G968]" office:value-type="float" office:value="0.0000607652979641907" calcext:value-type="float">
            <text:p>0.00006</text:p>
          </table:table-cell>
          <table:table-cell table:style-name="ce9" table:formula="of:=-LN([.G969])-[.F969]^2/[.G969]" office:value-type="float" office:value="9.43219755570918" calcext:value-type="float">
            <text:p>9.4322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14" calcext:value-type="date">
            <text:p>2019-06-14</text:p>
          </table:table-cell>
          <table:table-cell table:style-name="ce5" office:value-type="float" office:value="2886.82" calcext:value-type="float">
            <text:p>2,886.82</text:p>
          </table:table-cell>
          <table:table-cell table:style-name="ce5" office:value-type="float" office:value="2894.45" calcext:value-type="float">
            <text:p>2,894.45</text:p>
          </table:table-cell>
          <table:table-cell table:style-name="ce5" office:value-type="float" office:value="2879.62" calcext:value-type="float">
            <text:p>2,879.62</text:p>
          </table:table-cell>
          <table:table-cell table:style-name="ce5" office:value-type="float" office:value="2886.98" calcext:value-type="float">
            <text:p>2,886.98</text:p>
          </table:table-cell>
          <table:table-cell table:style-name="ce9" table:formula="of:=([.E970]-[.E969])/[.E969]" office:value-type="float" office:value="-0.00161154223900619" calcext:value-type="float">
            <text:p>-0.00161</text:p>
          </table:table-cell>
          <table:table-cell table:style-name="ce9" table:formula="of:=[.$K$2]+[.$K$3]*[.F969]^2+[.$K$4]*[.G969]" office:value-type="float" office:value="0.000053165821169934" calcext:value-type="float">
            <text:p>0.00005</text:p>
          </table:table-cell>
          <table:table-cell table:style-name="ce9" table:formula="of:=-LN([.G970])-[.F970]^2/[.G970]" office:value-type="float" office:value="9.7932463691876" calcext:value-type="float">
            <text:p>9.793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17" calcext:value-type="date">
            <text:p>2019-06-17</text:p>
          </table:table-cell>
          <table:table-cell table:style-name="ce5" office:value-type="float" office:value="2889.75" calcext:value-type="float">
            <text:p>2,889.75</text:p>
          </table:table-cell>
          <table:table-cell table:style-name="ce5" office:value-type="float" office:value="2897.27" calcext:value-type="float">
            <text:p>2,897.27</text:p>
          </table:table-cell>
          <table:table-cell table:style-name="ce5" office:value-type="float" office:value="2887.3" calcext:value-type="float">
            <text:p>2,887.30</text:p>
          </table:table-cell>
          <table:table-cell table:style-name="ce5" office:value-type="float" office:value="2889.67" calcext:value-type="float">
            <text:p>2,889.67</text:p>
          </table:table-cell>
          <table:table-cell table:style-name="ce9" table:formula="of:=([.E971]-[.E970])/[.E970]" office:value-type="float" office:value="0.000931769530789979" calcext:value-type="float">
            <text:p>0.00093</text:p>
          </table:table-cell>
          <table:table-cell table:style-name="ce9" table:formula="of:=[.$K$2]+[.$K$3]*[.F970]^2+[.$K$4]*[.G970]" office:value-type="float" office:value="0.000044308550818534" calcext:value-type="float">
            <text:p>0.00004</text:p>
          </table:table-cell>
          <table:table-cell table:style-name="ce9" table:formula="of:=-LN([.G971])-[.F971]^2/[.G971]" office:value-type="float" office:value="10.0047385918677" calcext:value-type="float">
            <text:p>10.004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18" calcext:value-type="date">
            <text:p>2019-06-18</text:p>
          </table:table-cell>
          <table:table-cell table:style-name="ce5" office:value-type="float" office:value="2906.71" calcext:value-type="float">
            <text:p>2,906.71</text:p>
          </table:table-cell>
          <table:table-cell table:style-name="ce5" office:value-type="float" office:value="2930.79" calcext:value-type="float">
            <text:p>2,930.79</text:p>
          </table:table-cell>
          <table:table-cell table:style-name="ce5" office:value-type="float" office:value="2905.44" calcext:value-type="float">
            <text:p>2,905.44</text:p>
          </table:table-cell>
          <table:table-cell table:style-name="ce5" office:value-type="float" office:value="2917.75" calcext:value-type="float">
            <text:p>2,917.75</text:p>
          </table:table-cell>
          <table:table-cell table:style-name="ce9" table:formula="of:=([.E972]-[.E971])/[.E971]" office:value-type="float" office:value="0.00971737257195456" calcext:value-type="float">
            <text:p>0.00972</text:p>
          </table:table-cell>
          <table:table-cell table:style-name="ce9" table:formula="of:=[.$K$2]+[.$K$3]*[.F971]^2+[.$K$4]*[.G971]" office:value-type="float" office:value="0.0000373001493377202" calcext:value-type="float">
            <text:p>0.00004</text:p>
          </table:table-cell>
          <table:table-cell table:style-name="ce9" table:formula="of:=-LN([.G972])-[.F972]^2/[.G972]" office:value-type="float" office:value="7.66495956420611" calcext:value-type="float">
            <text:p>7.6649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19" calcext:value-type="date">
            <text:p>2019-06-19</text:p>
          </table:table-cell>
          <table:table-cell table:style-name="ce5" office:value-type="float" office:value="2920.55" calcext:value-type="float">
            <text:p>2,920.55</text:p>
          </table:table-cell>
          <table:table-cell table:style-name="ce5" office:value-type="float" office:value="2931.74" calcext:value-type="float">
            <text:p>2,931.74</text:p>
          </table:table-cell>
          <table:table-cell table:style-name="ce5" office:value-type="float" office:value="2911.43" calcext:value-type="float">
            <text:p>2,911.43</text:p>
          </table:table-cell>
          <table:table-cell table:style-name="ce5" office:value-type="float" office:value="2926.46" calcext:value-type="float">
            <text:p>2,926.46</text:p>
          </table:table-cell>
          <table:table-cell table:style-name="ce9" table:formula="of:=([.E973]-[.E972])/[.E972]" office:value-type="float" office:value="0.00298517693428157" calcext:value-type="float">
            <text:p>0.00299</text:p>
          </table:table-cell>
          <table:table-cell table:style-name="ce9" table:formula="of:=[.$K$2]+[.$K$3]*[.F972]^2+[.$K$4]*[.G972]" office:value-type="float" office:value="0.0000529987091374837" calcext:value-type="float">
            <text:p>0.00005</text:p>
          </table:table-cell>
          <table:table-cell table:style-name="ce9" table:formula="of:=-LN([.G973])-[.F973]^2/[.G973]" office:value-type="float" office:value="9.67710152180343" calcext:value-type="float">
            <text:p>9.6771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20" calcext:value-type="date">
            <text:p>2019-06-20</text:p>
          </table:table-cell>
          <table:table-cell table:style-name="ce5" office:value-type="float" office:value="2949.6" calcext:value-type="float">
            <text:p>2,949.60</text:p>
          </table:table-cell>
          <table:table-cell table:style-name="ce5" office:value-type="float" office:value="2958.06" calcext:value-type="float">
            <text:p>2,958.06</text:p>
          </table:table-cell>
          <table:table-cell table:style-name="ce5" office:value-type="float" office:value="2931.5" calcext:value-type="float">
            <text:p>2,931.50</text:p>
          </table:table-cell>
          <table:table-cell table:style-name="ce5" office:value-type="float" office:value="2954.18" calcext:value-type="float">
            <text:p>2,954.18</text:p>
          </table:table-cell>
          <table:table-cell table:style-name="ce9" table:formula="of:=([.E974]-[.E973])/[.E973]" office:value-type="float" office:value="0.0094721950752786" calcext:value-type="float">
            <text:p>0.00947</text:p>
          </table:table-cell>
          <table:table-cell table:style-name="ce9" table:formula="of:=[.$K$2]+[.$K$3]*[.F973]^2+[.$K$4]*[.G973]" office:value-type="float" office:value="0.0000455966983633261" calcext:value-type="float">
            <text:p>0.00005</text:p>
          </table:table-cell>
          <table:table-cell table:style-name="ce9" table:formula="of:=-LN([.G974])-[.F974]^2/[.G974]" office:value-type="float" office:value="8.02793453984713" calcext:value-type="float">
            <text:p>8.0279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21" calcext:value-type="date">
            <text:p>2019-06-21</text:p>
          </table:table-cell>
          <table:table-cell table:style-name="ce5" office:value-type="float" office:value="2952.71" calcext:value-type="float">
            <text:p>2,952.71</text:p>
          </table:table-cell>
          <table:table-cell table:style-name="ce5" office:value-type="float" office:value="2964.15" calcext:value-type="float">
            <text:p>2,964.15</text:p>
          </table:table-cell>
          <table:table-cell table:style-name="ce5" office:value-type="float" office:value="2946.87" calcext:value-type="float">
            <text:p>2,946.87</text:p>
          </table:table-cell>
          <table:table-cell table:style-name="ce5" office:value-type="float" office:value="2950.46" calcext:value-type="float">
            <text:p>2,950.46</text:p>
          </table:table-cell>
          <table:table-cell table:style-name="ce9" table:formula="of:=([.E975]-[.E974])/[.E974]" office:value-type="float" office:value="-0.00125923268047302" calcext:value-type="float">
            <text:p>-0.00126</text:p>
          </table:table-cell>
          <table:table-cell table:style-name="ce9" table:formula="of:=[.$K$2]+[.$K$3]*[.F974]^2+[.$K$4]*[.G974]" office:value-type="float" office:value="0.0000581481058369802" calcext:value-type="float">
            <text:p>0.00006</text:p>
          </table:table-cell>
          <table:table-cell table:style-name="ce9" table:formula="of:=-LN([.G975])-[.F975]^2/[.G975]" office:value-type="float" office:value="9.7252478019147" calcext:value-type="float">
            <text:p>9.725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24" calcext:value-type="date">
            <text:p>2019-06-24</text:p>
          </table:table-cell>
          <table:table-cell table:style-name="ce5" office:value-type="float" office:value="2951.42" calcext:value-type="float">
            <text:p>2,951.42</text:p>
          </table:table-cell>
          <table:table-cell table:style-name="ce5" office:value-type="float" office:value="2954.92" calcext:value-type="float">
            <text:p>2,954.92</text:p>
          </table:table-cell>
          <table:table-cell table:style-name="ce5" office:value-type="float" office:value="2944.05" calcext:value-type="float">
            <text:p>2,944.05</text:p>
          </table:table-cell>
          <table:table-cell table:style-name="ce5" office:value-type="float" office:value="2945.35" calcext:value-type="float">
            <text:p>2,945.35</text:p>
          </table:table-cell>
          <table:table-cell table:style-name="ce9" table:formula="of:=([.E976]-[.E975])/[.E975]" office:value-type="float" office:value="-0.00173193332565096" calcext:value-type="float">
            <text:p>-0.00173</text:p>
          </table:table-cell>
          <table:table-cell table:style-name="ce9" table:formula="of:=[.$K$2]+[.$K$3]*[.F975]^2+[.$K$4]*[.G975]" office:value-type="float" office:value="0.0000478068476795948" calcext:value-type="float">
            <text:p>0.00005</text:p>
          </table:table-cell>
          <table:table-cell table:style-name="ce9" table:formula="of:=-LN([.G976])-[.F976]^2/[.G976]" office:value-type="float" office:value="9.88559766778031" calcext:value-type="float">
            <text:p>9.8856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25" calcext:value-type="date">
            <text:p>2019-06-25</text:p>
          </table:table-cell>
          <table:table-cell table:style-name="ce5" office:value-type="float" office:value="2945.78" calcext:value-type="float">
            <text:p>2,945.78</text:p>
          </table:table-cell>
          <table:table-cell table:style-name="ce5" office:value-type="float" office:value="2946.52" calcext:value-type="float">
            <text:p>2,946.52</text:p>
          </table:table-cell>
          <table:table-cell table:style-name="ce5" office:value-type="float" office:value="2916.01" calcext:value-type="float">
            <text:p>2,916.01</text:p>
          </table:table-cell>
          <table:table-cell table:style-name="ce5" office:value-type="float" office:value="2917.38" calcext:value-type="float">
            <text:p>2,917.38</text:p>
          </table:table-cell>
          <table:table-cell table:style-name="ce9" table:formula="of:=([.E977]-[.E976])/[.E976]" office:value-type="float" office:value="-0.00949632471522902" calcext:value-type="float">
            <text:p>-0.00950</text:p>
          </table:table-cell>
          <table:table-cell table:style-name="ce9" table:formula="of:=[.$K$2]+[.$K$3]*[.F976]^2+[.$K$4]*[.G976]" office:value-type="float" office:value="0.0000403923876939763" calcext:value-type="float">
            <text:p>0.00004</text:p>
          </table:table-cell>
          <table:table-cell table:style-name="ce9" table:formula="of:=-LN([.G977])-[.F977]^2/[.G977]" office:value-type="float" office:value="7.88426578947525" calcext:value-type="float">
            <text:p>7.8842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26" calcext:value-type="date">
            <text:p>2019-06-26</text:p>
          </table:table-cell>
          <table:table-cell table:style-name="ce5" office:value-type="float" office:value="2926.07" calcext:value-type="float">
            <text:p>2,926.07</text:p>
          </table:table-cell>
          <table:table-cell table:style-name="ce5" office:value-type="float" office:value="2932.59" calcext:value-type="float">
            <text:p>2,932.59</text:p>
          </table:table-cell>
          <table:table-cell table:style-name="ce5" office:value-type="float" office:value="2912.99" calcext:value-type="float">
            <text:p>2,912.99</text:p>
          </table:table-cell>
          <table:table-cell table:style-name="ce5" office:value-type="float" office:value="2913.78" calcext:value-type="float">
            <text:p>2,913.78</text:p>
          </table:table-cell>
          <table:table-cell table:style-name="ce9" table:formula="of:=([.E978]-[.E977])/[.E977]" office:value-type="float" office:value="-0.00123398391707625" calcext:value-type="float">
            <text:p>-0.00123</text:p>
          </table:table-cell>
          <table:table-cell table:style-name="ce9" table:formula="of:=[.$K$2]+[.$K$3]*[.F977]^2+[.$K$4]*[.G977]" office:value-type="float" office:value="0.0000543599137309422" calcext:value-type="float">
            <text:p>0.00005</text:p>
          </table:table-cell>
          <table:table-cell table:style-name="ce9" table:formula="of:=-LN([.G978])-[.F978]^2/[.G978]" office:value-type="float" office:value="9.79187180578538" calcext:value-type="float">
            <text:p>9.7918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27" calcext:value-type="date">
            <text:p>2019-06-27</text:p>
          </table:table-cell>
          <table:table-cell table:style-name="ce5" office:value-type="float" office:value="2919.66" calcext:value-type="float">
            <text:p>2,919.66</text:p>
          </table:table-cell>
          <table:table-cell table:style-name="ce5" office:value-type="float" office:value="2929.3" calcext:value-type="float">
            <text:p>2,929.30</text:p>
          </table:table-cell>
          <table:table-cell table:style-name="ce5" office:value-type="float" office:value="2918.57" calcext:value-type="float">
            <text:p>2,918.57</text:p>
          </table:table-cell>
          <table:table-cell table:style-name="ce5" office:value-type="float" office:value="2924.92" calcext:value-type="float">
            <text:p>2,924.92</text:p>
          </table:table-cell>
          <table:table-cell table:style-name="ce9" table:formula="of:=([.E979]-[.E978])/[.E978]" office:value-type="float" office:value="0.00382321245941693" calcext:value-type="float">
            <text:p>0.00382</text:p>
          </table:table-cell>
          <table:table-cell table:style-name="ce9" table:formula="of:=[.$K$2]+[.$K$3]*[.F978]^2+[.$K$4]*[.G978]" office:value-type="float" office:value="0.000044960794477864" calcext:value-type="float">
            <text:p>0.00004</text:p>
          </table:table-cell>
          <table:table-cell table:style-name="ce9" table:formula="of:=-LN([.G979])-[.F979]^2/[.G979]" office:value-type="float" office:value="9.6846152506793" calcext:value-type="float">
            <text:p>9.684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6-28" calcext:value-type="date">
            <text:p>2019-06-28</text:p>
          </table:table-cell>
          <table:table-cell table:style-name="ce5" office:value-type="float" office:value="2932.94" calcext:value-type="float">
            <text:p>2,932.94</text:p>
          </table:table-cell>
          <table:table-cell table:style-name="ce5" office:value-type="float" office:value="2943.98" calcext:value-type="float">
            <text:p>2,943.98</text:p>
          </table:table-cell>
          <table:table-cell table:style-name="ce5" office:value-type="float" office:value="2929.05" calcext:value-type="float">
            <text:p>2,929.05</text:p>
          </table:table-cell>
          <table:table-cell table:style-name="ce5" office:value-type="float" office:value="2941.76" calcext:value-type="float">
            <text:p>2,941.76</text:p>
          </table:table-cell>
          <table:table-cell table:style-name="ce9" table:formula="of:=([.E980]-[.E979])/[.E979]" office:value-type="float" office:value="0.00575742242522877" calcext:value-type="float">
            <text:p>0.00576</text:p>
          </table:table-cell>
          <table:table-cell table:style-name="ce9" table:formula="of:=[.$K$2]+[.$K$3]*[.F979]^2+[.$K$4]*[.G979]" office:value-type="float" office:value="0.0000408646277302059" calcext:value-type="float">
            <text:p>0.00004</text:p>
          </table:table-cell>
          <table:table-cell table:style-name="ce9" table:formula="of:=-LN([.G980])-[.F980]^2/[.G980]" office:value-type="float" office:value="9.2940817634167" calcext:value-type="float">
            <text:p>9.294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01" calcext:value-type="date">
            <text:p>2019-07-01</text:p>
          </table:table-cell>
          <table:table-cell table:style-name="ce5" office:value-type="float" office:value="2971.41" calcext:value-type="float">
            <text:p>2,971.41</text:p>
          </table:table-cell>
          <table:table-cell table:style-name="ce5" office:value-type="float" office:value="2977.93" calcext:value-type="float">
            <text:p>2,977.93</text:p>
          </table:table-cell>
          <table:table-cell table:style-name="ce5" office:value-type="float" office:value="2952.22" calcext:value-type="float">
            <text:p>2,952.22</text:p>
          </table:table-cell>
          <table:table-cell table:style-name="ce5" office:value-type="float" office:value="2964.33" calcext:value-type="float">
            <text:p>2,964.33</text:p>
          </table:table-cell>
          <table:table-cell table:style-name="ce9" table:formula="of:=([.E981]-[.E980])/[.E980]" office:value-type="float" office:value="0.0076722778200804" calcext:value-type="float">
            <text:p>0.00767</text:p>
          </table:table-cell>
          <table:table-cell table:style-name="ce9" table:formula="of:=[.$K$2]+[.$K$3]*[.F980]^2+[.$K$4]*[.G980]" office:value-type="float" office:value="0.0000419495266947629" calcext:value-type="float">
            <text:p>0.00004</text:p>
          </table:table-cell>
          <table:table-cell table:style-name="ce9" table:formula="of:=-LN([.G981])-[.F981]^2/[.G981]" office:value-type="float" office:value="8.67583694541917" calcext:value-type="float">
            <text:p>8.6758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02" calcext:value-type="date">
            <text:p>2019-07-02</text:p>
          </table:table-cell>
          <table:table-cell table:style-name="ce5" office:value-type="float" office:value="2964.66" calcext:value-type="float">
            <text:p>2,964.66</text:p>
          </table:table-cell>
          <table:table-cell table:style-name="ce5" office:value-type="float" office:value="2973.21" calcext:value-type="float">
            <text:p>2,973.21</text:p>
          </table:table-cell>
          <table:table-cell table:style-name="ce5" office:value-type="float" office:value="2955.92" calcext:value-type="float">
            <text:p>2,955.92</text:p>
          </table:table-cell>
          <table:table-cell table:style-name="ce5" office:value-type="float" office:value="2973.01" calcext:value-type="float">
            <text:p>2,973.01</text:p>
          </table:table-cell>
          <table:table-cell table:style-name="ce9" table:formula="of:=([.E982]-[.E981])/[.E981]" office:value-type="float" office:value="0.00292814902524358" calcext:value-type="float">
            <text:p>0.00293</text:p>
          </table:table-cell>
          <table:table-cell table:style-name="ce9" table:formula="of:=[.$K$2]+[.$K$3]*[.F981]^2+[.$K$4]*[.G981]" office:value-type="float" office:value="0.0000485156182180359" calcext:value-type="float">
            <text:p>0.00005</text:p>
          </table:table-cell>
          <table:table-cell table:style-name="ce9" table:formula="of:=-LN([.G982])-[.F982]^2/[.G982]" office:value-type="float" office:value="9.75689702300776" calcext:value-type="float">
            <text:p>9.756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03" calcext:value-type="date">
            <text:p>2019-07-03</text:p>
          </table:table-cell>
          <table:table-cell table:style-name="ce5" office:value-type="float" office:value="2978.08" calcext:value-type="float">
            <text:p>2,978.08</text:p>
          </table:table-cell>
          <table:table-cell table:style-name="ce5" office:value-type="float" office:value="2995.84" calcext:value-type="float">
            <text:p>2,995.84</text:p>
          </table:table-cell>
          <table:table-cell table:style-name="ce5" office:value-type="float" office:value="2977.96" calcext:value-type="float">
            <text:p>2,977.96</text:p>
          </table:table-cell>
          <table:table-cell table:style-name="ce5" office:value-type="float" office:value="2995.82" calcext:value-type="float">
            <text:p>2,995.82</text:p>
          </table:table-cell>
          <table:table-cell table:style-name="ce9" table:formula="of:=([.E983]-[.E982])/[.E982]" office:value-type="float" office:value="0.00767235898971075" calcext:value-type="float">
            <text:p>0.00767</text:p>
          </table:table-cell>
          <table:table-cell table:style-name="ce9" table:formula="of:=[.$K$2]+[.$K$3]*[.F982]^2+[.$K$4]*[.G982]" office:value-type="float" office:value="0.0000421697741947886" calcext:value-type="float">
            <text:p>0.00004</text:p>
          </table:table-cell>
          <table:table-cell table:style-name="ce9" table:formula="of:=-LN([.G983])-[.F983]^2/[.G983]" office:value-type="float" office:value="8.67789962005391" calcext:value-type="float">
            <text:p>8.6779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05" calcext:value-type="date">
            <text:p>2019-07-05</text:p>
          </table:table-cell>
          <table:table-cell table:style-name="ce5" office:value-type="float" office:value="2984.25" calcext:value-type="float">
            <text:p>2,984.25</text:p>
          </table:table-cell>
          <table:table-cell table:style-name="ce5" office:value-type="float" office:value="2994.03" calcext:value-type="float">
            <text:p>2,994.03</text:p>
          </table:table-cell>
          <table:table-cell table:style-name="ce5" office:value-type="float" office:value="2967.97" calcext:value-type="float">
            <text:p>2,967.97</text:p>
          </table:table-cell>
          <table:table-cell table:style-name="ce5" office:value-type="float" office:value="2990.41" calcext:value-type="float">
            <text:p>2,990.41</text:p>
          </table:table-cell>
          <table:table-cell table:style-name="ce9" table:formula="of:=([.E984]-[.E983])/[.E983]" office:value-type="float" office:value="-0.00180584948361394" calcext:value-type="float">
            <text:p>-0.00181</text:p>
          </table:table-cell>
          <table:table-cell table:style-name="ce9" table:formula="of:=[.$K$2]+[.$K$3]*[.F983]^2+[.$K$4]*[.G983]" office:value-type="float" office:value="0.0000486805489216838" calcext:value-type="float">
            <text:p>0.00005</text:p>
          </table:table-cell>
          <table:table-cell table:style-name="ce9" table:formula="of:=-LN([.G984])-[.F984]^2/[.G984]" office:value-type="float" office:value="9.86324137562981" calcext:value-type="float">
            <text:p>9.8632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08" calcext:value-type="date">
            <text:p>2019-07-08</text:p>
          </table:table-cell>
          <table:table-cell table:style-name="ce5" office:value-type="float" office:value="2979.77" calcext:value-type="float">
            <text:p>2,979.77</text:p>
          </table:table-cell>
          <table:table-cell table:style-name="ce5" office:value-type="float" office:value="2980.76" calcext:value-type="float">
            <text:p>2,980.76</text:p>
          </table:table-cell>
          <table:table-cell table:style-name="ce5" office:value-type="float" office:value="2970.09" calcext:value-type="float">
            <text:p>2,970.09</text:p>
          </table:table-cell>
          <table:table-cell table:style-name="ce5" office:value-type="float" office:value="2975.95" calcext:value-type="float">
            <text:p>2,975.95</text:p>
          </table:table-cell>
          <table:table-cell table:style-name="ce9" table:formula="of:=([.E985]-[.E984])/[.E984]" office:value-type="float" office:value="-0.00483545734531387" calcext:value-type="float">
            <text:p>-0.00484</text:p>
          </table:table-cell>
          <table:table-cell table:style-name="ce9" table:formula="of:=[.$K$2]+[.$K$3]*[.F984]^2+[.$K$4]*[.G984]" office:value-type="float" office:value="0.0000411040683631806" calcext:value-type="float">
            <text:p>0.00004</text:p>
          </table:table-cell>
          <table:table-cell table:style-name="ce9" table:formula="of:=-LN([.G985])-[.F985]^2/[.G985]" office:value-type="float" office:value="9.53056322352935" calcext:value-type="float">
            <text:p>9.530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09" calcext:value-type="date">
            <text:p>2019-07-09</text:p>
          </table:table-cell>
          <table:table-cell table:style-name="ce5" office:value-type="float" office:value="2965.52" calcext:value-type="float">
            <text:p>2,965.52</text:p>
          </table:table-cell>
          <table:table-cell table:style-name="ce5" office:value-type="float" office:value="2981.9" calcext:value-type="float">
            <text:p>2,981.90</text:p>
          </table:table-cell>
          <table:table-cell table:style-name="ce5" office:value-type="float" office:value="2963.44" calcext:value-type="float">
            <text:p>2,963.44</text:p>
          </table:table-cell>
          <table:table-cell table:style-name="ce5" office:value-type="float" office:value="2979.63" calcext:value-type="float">
            <text:p>2,979.63</text:p>
          </table:table-cell>
          <table:table-cell table:style-name="ce9" table:formula="of:=([.E986]-[.E985])/[.E985]" office:value-type="float" office:value="0.00123657991565728" calcext:value-type="float">
            <text:p>0.00124</text:p>
          </table:table-cell>
          <table:table-cell table:style-name="ce9" table:formula="of:=[.$K$2]+[.$K$3]*[.F985]^2+[.$K$4]*[.G985]" office:value-type="float" office:value="0.00003994290520705" calcext:value-type="float">
            <text:p>0.00004</text:p>
          </table:table-cell>
          <table:table-cell table:style-name="ce9" table:formula="of:=-LN([.G986])-[.F986]^2/[.G986]" office:value-type="float" office:value="10.0897766022982" calcext:value-type="float">
            <text:p>10.0897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09" calcext:value-type="date">
            <text:p>2019-07-09</text:p>
          </table:table-cell>
          <table:table-cell table:style-name="ce5" office:value-type="float" office:value="2965.52" calcext:value-type="float">
            <text:p>2,965.52</text:p>
          </table:table-cell>
          <table:table-cell table:style-name="ce5" office:value-type="float" office:value="2981.9" calcext:value-type="float">
            <text:p>2,981.90</text:p>
          </table:table-cell>
          <table:table-cell table:style-name="ce5" office:value-type="float" office:value="2963.44" calcext:value-type="float">
            <text:p>2,963.44</text:p>
          </table:table-cell>
          <table:table-cell table:style-name="ce5" office:value-type="float" office:value="2979.63" calcext:value-type="float">
            <text:p>2,979.63</text:p>
          </table:table-cell>
          <table:table-cell table:style-name="ce9" table:formula="of:=([.E987]-[.E986])/[.E986]" office:value-type="float" office:value="0" calcext:value-type="float">
            <text:p>0.00000</text:p>
          </table:table-cell>
          <table:table-cell table:style-name="ce9" table:formula="of:=[.$K$2]+[.$K$3]*[.F986]^2+[.$K$4]*[.G986]" office:value-type="float" office:value="0.0000341844058109528" calcext:value-type="float">
            <text:p>0.00003</text:p>
          </table:table-cell>
          <table:table-cell table:style-name="ce9" table:formula="of:=-LN([.G987])-[.F987]^2/[.G987]" office:value-type="float" office:value="10.2837409883218" calcext:value-type="float">
            <text:p>10.2837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0" calcext:value-type="date">
            <text:p>2019-07-10</text:p>
          </table:table-cell>
          <table:table-cell table:style-name="ce5" office:value-type="float" office:value="2989.3" calcext:value-type="float">
            <text:p>2,989.30</text:p>
          </table:table-cell>
          <table:table-cell table:style-name="ce5" office:value-type="float" office:value="3002.98" calcext:value-type="float">
            <text:p>3,002.98</text:p>
          </table:table-cell>
          <table:table-cell table:style-name="ce5" office:value-type="float" office:value="2984.62" calcext:value-type="float">
            <text:p>2,984.62</text:p>
          </table:table-cell>
          <table:table-cell table:style-name="ce5" office:value-type="float" office:value="2993.07" calcext:value-type="float">
            <text:p>2,993.07</text:p>
          </table:table-cell>
          <table:table-cell table:style-name="ce9" table:formula="of:=([.E988]-[.E987])/[.E987]" office:value-type="float" office:value="0.00451062715840559" calcext:value-type="float">
            <text:p>0.00451</text:p>
          </table:table-cell>
          <table:table-cell table:style-name="ce9" table:formula="of:=[.$K$2]+[.$K$3]*[.F987]^2+[.$K$4]*[.G987]" office:value-type="float" office:value="0.0000295372755429347" calcext:value-type="float">
            <text:p>0.00003</text:p>
          </table:table-cell>
          <table:table-cell table:style-name="ce9" table:formula="of:=-LN([.G988])-[.F988]^2/[.G988]" office:value-type="float" office:value="9.74104119724838" calcext:value-type="float">
            <text:p>9.7410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0" calcext:value-type="date">
            <text:p>2019-07-10</text:p>
          </table:table-cell>
          <table:table-cell table:style-name="ce5" office:value-type="float" office:value="2989.3" calcext:value-type="float">
            <text:p>2,989.30</text:p>
          </table:table-cell>
          <table:table-cell table:style-name="ce5" office:value-type="float" office:value="3002.98" calcext:value-type="float">
            <text:p>3,002.98</text:p>
          </table:table-cell>
          <table:table-cell table:style-name="ce5" office:value-type="float" office:value="2984.62" calcext:value-type="float">
            <text:p>2,984.62</text:p>
          </table:table-cell>
          <table:table-cell table:style-name="ce5" office:value-type="float" office:value="2993.07" calcext:value-type="float">
            <text:p>2,993.07</text:p>
          </table:table-cell>
          <table:table-cell table:style-name="ce9" table:formula="of:=([.E989]-[.E988])/[.E988]" office:value-type="float" office:value="0" calcext:value-type="float">
            <text:p>0.00000</text:p>
          </table:table-cell>
          <table:table-cell table:style-name="ce9" table:formula="of:=[.$K$2]+[.$K$3]*[.F988]^2+[.$K$4]*[.G988]" office:value-type="float" office:value="0.0000306164259159072" calcext:value-type="float">
            <text:p>0.00003</text:p>
          </table:table-cell>
          <table:table-cell table:style-name="ce9" table:formula="of:=-LN([.G989])-[.F989]^2/[.G989]" office:value-type="float" office:value="10.3939738983912" calcext:value-type="float">
            <text:p>10.3939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1" calcext:value-type="date">
            <text:p>2019-07-11</text:p>
          </table:table-cell>
          <table:table-cell table:style-name="ce5" office:value-type="float" office:value="2999.62" calcext:value-type="float">
            <text:p>2,999.62</text:p>
          </table:table-cell>
          <table:table-cell table:style-name="ce5" office:value-type="float" office:value="3002.33" calcext:value-type="float">
            <text:p>3,002.33</text:p>
          </table:table-cell>
          <table:table-cell table:style-name="ce5" office:value-type="float" office:value="2988.8" calcext:value-type="float">
            <text:p>2,988.80</text:p>
          </table:table-cell>
          <table:table-cell table:style-name="ce5" office:value-type="float" office:value="2999.91" calcext:value-type="float">
            <text:p>2,999.91</text:p>
          </table:table-cell>
          <table:table-cell table:style-name="ce9" table:formula="of:=([.E990]-[.E989])/[.E989]" office:value-type="float" office:value="0.00228527899447714" calcext:value-type="float">
            <text:p>0.00229</text:p>
          </table:table-cell>
          <table:table-cell table:style-name="ce9" table:formula="of:=[.$K$2]+[.$K$3]*[.F989]^2+[.$K$4]*[.G989]" office:value-type="float" office:value="0.0000268699358369362" calcext:value-type="float">
            <text:p>0.00003</text:p>
          </table:table-cell>
          <table:table-cell table:style-name="ce9" table:formula="of:=-LN([.G990])-[.F990]^2/[.G990]" office:value-type="float" office:value="10.3301403143345" calcext:value-type="float">
            <text:p>10.3301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1" calcext:value-type="date">
            <text:p>2019-07-11</text:p>
          </table:table-cell>
          <table:table-cell table:style-name="ce5" office:value-type="float" office:value="2999.62" calcext:value-type="float">
            <text:p>2,999.62</text:p>
          </table:table-cell>
          <table:table-cell table:style-name="ce5" office:value-type="float" office:value="3002.33" calcext:value-type="float">
            <text:p>3,002.33</text:p>
          </table:table-cell>
          <table:table-cell table:style-name="ce5" office:value-type="float" office:value="2988.8" calcext:value-type="float">
            <text:p>2,988.80</text:p>
          </table:table-cell>
          <table:table-cell table:style-name="ce5" office:value-type="float" office:value="2999.91" calcext:value-type="float">
            <text:p>2,999.91</text:p>
          </table:table-cell>
          <table:table-cell table:style-name="ce9" table:formula="of:=([.E991]-[.E990])/[.E990]" office:value-type="float" office:value="0" calcext:value-type="float">
            <text:p>0.00000</text:p>
          </table:table-cell>
          <table:table-cell table:style-name="ce9" table:formula="of:=[.$K$2]+[.$K$3]*[.F990]^2+[.$K$4]*[.G990]" office:value-type="float" office:value="0.0000252379049841542" calcext:value-type="float">
            <text:p>0.00003</text:p>
          </table:table-cell>
          <table:table-cell table:style-name="ce9" table:formula="of:=-LN([.G991])-[.F991]^2/[.G991]" office:value-type="float" office:value="10.5871635275336" calcext:value-type="float">
            <text:p>10.5871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2" calcext:value-type="date">
            <text:p>2019-07-12</text:p>
          </table:table-cell>
          <table:table-cell table:style-name="ce5" office:value-type="float" office:value="3003.36" calcext:value-type="float">
            <text:p>3,003.36</text:p>
          </table:table-cell>
          <table:table-cell table:style-name="ce5" office:value-type="float" office:value="3013.92" calcext:value-type="float">
            <text:p>3,013.92</text:p>
          </table:table-cell>
          <table:table-cell table:style-name="ce5" office:value-type="float" office:value="3001.87" calcext:value-type="float">
            <text:p>3,001.87</text:p>
          </table:table-cell>
          <table:table-cell table:style-name="ce5" office:value-type="float" office:value="3013.77" calcext:value-type="float">
            <text:p>3,013.77</text:p>
          </table:table-cell>
          <table:table-cell table:style-name="ce9" table:formula="of:=([.E992]-[.E991])/[.E991]" office:value-type="float" office:value="0.00462013860415817" calcext:value-type="float">
            <text:p>0.00462</text:p>
          </table:table-cell>
          <table:table-cell table:style-name="ce9" table:formula="of:=[.$K$2]+[.$K$3]*[.F991]^2+[.$K$4]*[.G991]" office:value-type="float" office:value="0.000022849077294339" calcext:value-type="float">
            <text:p>0.00002</text:p>
          </table:table-cell>
          <table:table-cell table:style-name="ce9" table:formula="of:=-LN([.G992])-[.F992]^2/[.G992]" office:value-type="float" office:value="9.75239664010301" calcext:value-type="float">
            <text:p>9.752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2" calcext:value-type="date">
            <text:p>2019-07-12</text:p>
          </table:table-cell>
          <table:table-cell table:style-name="ce5" office:value-type="float" office:value="3003.36" calcext:value-type="float">
            <text:p>3,003.36</text:p>
          </table:table-cell>
          <table:table-cell table:style-name="ce5" office:value-type="float" office:value="3013.92" calcext:value-type="float">
            <text:p>3,013.92</text:p>
          </table:table-cell>
          <table:table-cell table:style-name="ce5" office:value-type="float" office:value="3001.87" calcext:value-type="float">
            <text:p>3,001.87</text:p>
          </table:table-cell>
          <table:table-cell table:style-name="ce5" office:value-type="float" office:value="3013.77" calcext:value-type="float">
            <text:p>3,013.77</text:p>
          </table:table-cell>
          <table:table-cell table:style-name="ce9" table:formula="of:=([.E993]-[.E992])/[.E992]" office:value-type="float" office:value="0" calcext:value-type="float">
            <text:p>0.00000</text:p>
          </table:table-cell>
          <table:table-cell table:style-name="ce9" table:formula="of:=[.$K$2]+[.$K$3]*[.F992]^2+[.$K$4]*[.G992]" office:value-type="float" office:value="0.0000258402585822064" calcext:value-type="float">
            <text:p>0.00003</text:p>
          </table:table-cell>
          <table:table-cell table:style-name="ce9" table:formula="of:=-LN([.G993])-[.F993]^2/[.G993]" office:value-type="float" office:value="10.5635768720486" calcext:value-type="float">
            <text:p>10.5635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5" calcext:value-type="date">
            <text:p>2019-07-15</text:p>
          </table:table-cell>
          <table:table-cell table:number-columns-repeated="2" table:style-name="ce5" office:value-type="float" office:value="3017.8" calcext:value-type="float">
            <text:p>3,017.80</text:p>
          </table:table-cell>
          <table:table-cell table:style-name="ce5" office:value-type="float" office:value="3008.77" calcext:value-type="float">
            <text:p>3,008.77</text:p>
          </table:table-cell>
          <table:table-cell table:style-name="ce5" office:value-type="float" office:value="3014.3" calcext:value-type="float">
            <text:p>3,014.30</text:p>
          </table:table-cell>
          <table:table-cell table:style-name="ce9" table:formula="of:=([.E994]-[.E993])/[.E993]" office:value-type="float" office:value="0.000175859471691669" calcext:value-type="float">
            <text:p>0.00018</text:p>
          </table:table-cell>
          <table:table-cell table:style-name="ce9" table:formula="of:=[.$K$2]+[.$K$3]*[.F993]^2+[.$K$4]*[.G993]" office:value-type="float" office:value="0.0000232993829901101" calcext:value-type="float">
            <text:p>0.00002</text:p>
          </table:table-cell>
          <table:table-cell table:style-name="ce9" table:formula="of:=-LN([.G994])-[.F994]^2/[.G994]" office:value-type="float" office:value="10.6657563237997" calcext:value-type="float">
            <text:p>10.665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5" calcext:value-type="date">
            <text:p>2019-07-15</text:p>
          </table:table-cell>
          <table:table-cell table:number-columns-repeated="2" table:style-name="ce5" office:value-type="float" office:value="3017.8" calcext:value-type="float">
            <text:p>3,017.80</text:p>
          </table:table-cell>
          <table:table-cell table:style-name="ce5" office:value-type="float" office:value="3008.77" calcext:value-type="float">
            <text:p>3,008.77</text:p>
          </table:table-cell>
          <table:table-cell table:style-name="ce5" office:value-type="float" office:value="3014.3" calcext:value-type="float">
            <text:p>3,014.30</text:p>
          </table:table-cell>
          <table:table-cell table:style-name="ce9" table:formula="of:=([.E995]-[.E994])/[.E994]" office:value-type="float" office:value="0" calcext:value-type="float">
            <text:p>0.00000</text:p>
          </table:table-cell>
          <table:table-cell table:style-name="ce9" table:formula="of:=[.$K$2]+[.$K$3]*[.F994]^2+[.$K$4]*[.G994]" office:value-type="float" office:value="0.0000214068039838485" calcext:value-type="float">
            <text:p>0.00002</text:p>
          </table:table-cell>
          <table:table-cell table:style-name="ce9" table:formula="of:=-LN([.G995])-[.F995]^2/[.G995]" office:value-type="float" office:value="10.7518017432992" calcext:value-type="float">
            <text:p>10.7518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6" calcext:value-type="date">
            <text:p>2019-07-16</text:p>
          </table:table-cell>
          <table:table-cell table:style-name="ce5" office:value-type="float" office:value="3012.13" calcext:value-type="float">
            <text:p>3,012.13</text:p>
          </table:table-cell>
          <table:table-cell table:style-name="ce5" office:value-type="float" office:value="3015.02" calcext:value-type="float">
            <text:p>3,015.02</text:p>
          </table:table-cell>
          <table:table-cell table:style-name="ce5" office:value-type="float" office:value="3001.15" calcext:value-type="float">
            <text:p>3,001.15</text:p>
          </table:table-cell>
          <table:table-cell table:style-name="ce5" office:value-type="float" office:value="3004.04" calcext:value-type="float">
            <text:p>3,004.04</text:p>
          </table:table-cell>
          <table:table-cell table:style-name="ce9" table:formula="of:=([.E996]-[.E995])/[.E995]" office:value-type="float" office:value="-0.00340377533755771" calcext:value-type="float">
            <text:p>-0.00340</text:p>
          </table:table-cell>
          <table:table-cell table:style-name="ce9" table:formula="of:=[.$K$2]+[.$K$3]*[.F995]^2+[.$K$4]*[.G995]" office:value-type="float" office:value="0.0000199850343018335" calcext:value-type="float">
            <text:p>0.00002</text:p>
          </table:table-cell>
          <table:table-cell table:style-name="ce9" table:formula="of:=-LN([.G996])-[.F996]^2/[.G996]" office:value-type="float" office:value="10.2408087276736" calcext:value-type="float">
            <text:p>10.240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6" calcext:value-type="date">
            <text:p>2019-07-16</text:p>
          </table:table-cell>
          <table:table-cell table:style-name="ce5" office:value-type="float" office:value="3012.13" calcext:value-type="float">
            <text:p>3,012.13</text:p>
          </table:table-cell>
          <table:table-cell table:style-name="ce5" office:value-type="float" office:value="3015.02" calcext:value-type="float">
            <text:p>3,015.02</text:p>
          </table:table-cell>
          <table:table-cell table:style-name="ce5" office:value-type="float" office:value="3001.15" calcext:value-type="float">
            <text:p>3,001.15</text:p>
          </table:table-cell>
          <table:table-cell table:style-name="ce5" office:value-type="float" office:value="3004.04" calcext:value-type="float">
            <text:p>3,004.04</text:p>
          </table:table-cell>
          <table:table-cell table:style-name="ce9" table:formula="of:=([.E997]-[.E996])/[.E996]" office:value-type="float" office:value="0" calcext:value-type="float">
            <text:p>0.00000</text:p>
          </table:table-cell>
          <table:table-cell table:style-name="ce9" table:formula="of:=[.$K$2]+[.$K$3]*[.F996]^2+[.$K$4]*[.G996]" office:value-type="float" office:value="0.000021514947538025" calcext:value-type="float">
            <text:p>0.00002</text:p>
          </table:table-cell>
          <table:table-cell table:style-name="ce9" table:formula="of:=-LN([.G997])-[.F997]^2/[.G997]" office:value-type="float" office:value="10.7467626300673" calcext:value-type="float">
            <text:p>10.7467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7" calcext:value-type="date">
            <text:p>2019-07-17</text:p>
          </table:table-cell>
          <table:table-cell table:style-name="ce5" office:value-type="float" office:value="3005.1" calcext:value-type="float">
            <text:p>3,005.10</text:p>
          </table:table-cell>
          <table:table-cell table:style-name="ce5" office:value-type="float" office:value="3005.26" calcext:value-type="float">
            <text:p>3,005.26</text:p>
          </table:table-cell>
          <table:table-cell table:style-name="ce5" office:value-type="float" office:value="2984.25" calcext:value-type="float">
            <text:p>2,984.25</text:p>
          </table:table-cell>
          <table:table-cell table:style-name="ce5" office:value-type="float" office:value="2984.42" calcext:value-type="float">
            <text:p>2,984.42</text:p>
          </table:table-cell>
          <table:table-cell table:style-name="ce9" table:formula="of:=([.E998]-[.E997])/[.E997]" office:value-type="float" office:value="-0.00653120464441216" calcext:value-type="float">
            <text:p>-0.00653</text:p>
          </table:table-cell>
          <table:table-cell table:style-name="ce9" table:formula="of:=[.$K$2]+[.$K$3]*[.F997]^2+[.$K$4]*[.G997]" office:value-type="float" office:value="0.0000200658799356341" calcext:value-type="float">
            <text:p>0.00002</text:p>
          </table:table-cell>
          <table:table-cell table:style-name="ce9" table:formula="of:=-LN([.G998])-[.F998]^2/[.G998]" office:value-type="float" office:value="8.69066047023648" calcext:value-type="float">
            <text:p>8.6906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7" calcext:value-type="date">
            <text:p>2019-07-17</text:p>
          </table:table-cell>
          <table:table-cell table:style-name="ce5" office:value-type="float" office:value="3005.1" calcext:value-type="float">
            <text:p>3,005.10</text:p>
          </table:table-cell>
          <table:table-cell table:style-name="ce5" office:value-type="float" office:value="3005.26" calcext:value-type="float">
            <text:p>3,005.26</text:p>
          </table:table-cell>
          <table:table-cell table:style-name="ce5" office:value-type="float" office:value="2984.25" calcext:value-type="float">
            <text:p>2,984.25</text:p>
          </table:table-cell>
          <table:table-cell table:style-name="ce5" office:value-type="float" office:value="2984.42" calcext:value-type="float">
            <text:p>2,984.42</text:p>
          </table:table-cell>
          <table:table-cell table:style-name="ce9" table:formula="of:=([.E999]-[.E998])/[.E998]" office:value-type="float" office:value="0" calcext:value-type="float">
            <text:p>0.00000</text:p>
          </table:table-cell>
          <table:table-cell table:style-name="ce9" table:formula="of:=[.$K$2]+[.$K$3]*[.F998]^2+[.$K$4]*[.G998]" office:value-type="float" office:value="0.0000285288464413921" calcext:value-type="float">
            <text:p>0.00003</text:p>
          </table:table-cell>
          <table:table-cell table:style-name="ce9" table:formula="of:=-LN([.G999])-[.F999]^2/[.G999]" office:value-type="float" office:value="10.4645948267357" calcext:value-type="float">
            <text:p>10.4645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8" calcext:value-type="date">
            <text:p>2019-07-18</text:p>
          </table:table-cell>
          <table:table-cell table:style-name="ce5" office:value-type="float" office:value="2978.87" calcext:value-type="float">
            <text:p>2,978.87</text:p>
          </table:table-cell>
          <table:table-cell table:style-name="ce5" office:value-type="float" office:value="2998.28" calcext:value-type="float">
            <text:p>2,998.28</text:p>
          </table:table-cell>
          <table:table-cell table:style-name="ce5" office:value-type="float" office:value="2973.09" calcext:value-type="float">
            <text:p>2,973.09</text:p>
          </table:table-cell>
          <table:table-cell table:style-name="ce5" office:value-type="float" office:value="2995.11" calcext:value-type="float">
            <text:p>2,995.11</text:p>
          </table:table-cell>
          <table:table-cell table:style-name="ce9" table:formula="of:=([.E1000]-[.E999])/[.E999]" office:value-type="float" office:value="0.00358193551845922" calcext:value-type="float">
            <text:p>0.00358</text:p>
          </table:table-cell>
          <table:table-cell table:style-name="ce9" table:formula="of:=[.$K$2]+[.$K$3]*[.F999]^2+[.$K$4]*[.G999]" office:value-type="float" office:value="0.0000253093094361166" calcext:value-type="float">
            <text:p>0.00003</text:p>
          </table:table-cell>
          <table:table-cell table:style-name="ce9" table:formula="of:=-LN([.G1000])-[.F1000]^2/[.G1000]" office:value-type="float" office:value="10.0773998195005" calcext:value-type="float">
            <text:p>10.077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8" calcext:value-type="date">
            <text:p>2019-07-18</text:p>
          </table:table-cell>
          <table:table-cell table:style-name="ce5" office:value-type="float" office:value="2978.87" calcext:value-type="float">
            <text:p>2,978.87</text:p>
          </table:table-cell>
          <table:table-cell table:style-name="ce5" office:value-type="float" office:value="2998.28" calcext:value-type="float">
            <text:p>2,998.28</text:p>
          </table:table-cell>
          <table:table-cell table:style-name="ce5" office:value-type="float" office:value="2973.09" calcext:value-type="float">
            <text:p>2,973.09</text:p>
          </table:table-cell>
          <table:table-cell table:style-name="ce5" office:value-type="float" office:value="2995.11" calcext:value-type="float">
            <text:p>2,995.11</text:p>
          </table:table-cell>
          <table:table-cell table:style-name="ce9" table:formula="of:=([.E1001]-[.E1000])/[.E1000]" office:value-type="float" office:value="0" calcext:value-type="float">
            <text:p>0.00000</text:p>
          </table:table-cell>
          <table:table-cell table:style-name="ce9" table:formula="of:=[.$K$2]+[.$K$3]*[.F1000]^2+[.$K$4]*[.G1000]" office:value-type="float" office:value="0.0000257737804571592" calcext:value-type="float">
            <text:p>0.00003</text:p>
          </table:table-cell>
          <table:table-cell table:style-name="ce9" table:formula="of:=-LN([.G1001])-[.F1001]^2/[.G1001]" office:value-type="float" office:value="10.5661528441308" calcext:value-type="float">
            <text:p>10.566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9" calcext:value-type="date">
            <text:p>2019-07-19</text:p>
          </table:table-cell>
          <table:table-cell table:style-name="ce5" office:value-type="float" office:value="3004.26" calcext:value-type="float">
            <text:p>3,004.26</text:p>
          </table:table-cell>
          <table:table-cell table:style-name="ce5" office:value-type="float" office:value="3006.02" calcext:value-type="float">
            <text:p>3,006.02</text:p>
          </table:table-cell>
          <table:table-cell table:style-name="ce5" office:value-type="float" office:value="2975.86" calcext:value-type="float">
            <text:p>2,975.86</text:p>
          </table:table-cell>
          <table:table-cell table:style-name="ce5" office:value-type="float" office:value="2976.61" calcext:value-type="float">
            <text:p>2,976.61</text:p>
          </table:table-cell>
          <table:table-cell table:style-name="ce9" table:formula="of:=([.E1002]-[.E1001])/[.E1001]" office:value-type="float" office:value="-0.00617673474429988" calcext:value-type="float">
            <text:p>-0.00618</text:p>
          </table:table-cell>
          <table:table-cell table:style-name="ce9" table:formula="of:=[.$K$2]+[.$K$3]*[.F1001]^2+[.$K$4]*[.G1001]" office:value-type="float" office:value="0.0000232496854728217" calcext:value-type="float">
            <text:p>0.00002</text:p>
          </table:table-cell>
          <table:table-cell table:style-name="ce9" table:formula="of:=-LN([.G1002])-[.F1002]^2/[.G1002]" office:value-type="float" office:value="9.02824827745727" calcext:value-type="float">
            <text:p>9.0282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19" calcext:value-type="date">
            <text:p>2019-07-19</text:p>
          </table:table-cell>
          <table:table-cell table:style-name="ce5" office:value-type="float" office:value="3004.26" calcext:value-type="float">
            <text:p>3,004.26</text:p>
          </table:table-cell>
          <table:table-cell table:style-name="ce5" office:value-type="float" office:value="3006.02" calcext:value-type="float">
            <text:p>3,006.02</text:p>
          </table:table-cell>
          <table:table-cell table:style-name="ce5" office:value-type="float" office:value="2975.86" calcext:value-type="float">
            <text:p>2,975.86</text:p>
          </table:table-cell>
          <table:table-cell table:style-name="ce5" office:value-type="float" office:value="2976.61" calcext:value-type="float">
            <text:p>2,976.61</text:p>
          </table:table-cell>
          <table:table-cell table:style-name="ce9" table:formula="of:=([.E1003]-[.E1002])/[.E1002]" office:value-type="float" office:value="0" calcext:value-type="float">
            <text:p>0.00000</text:p>
          </table:table-cell>
          <table:table-cell table:style-name="ce9" table:formula="of:=[.$K$2]+[.$K$3]*[.F1002]^2+[.$K$4]*[.G1002]" office:value-type="float" office:value="0.0000299008923126535" calcext:value-type="float">
            <text:p>0.00003</text:p>
          </table:table-cell>
          <table:table-cell table:style-name="ce9" table:formula="of:=-LN([.G1003])-[.F1003]^2/[.G1003]" office:value-type="float" office:value="10.4176222347804" calcext:value-type="float">
            <text:p>10.4176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22" calcext:value-type="date">
            <text:p>2019-07-22</text:p>
          </table:table-cell>
          <table:table-cell table:style-name="ce5" office:value-type="float" office:value="2981.93" calcext:value-type="float">
            <text:p>2,981.93</text:p>
          </table:table-cell>
          <table:table-cell table:style-name="ce5" office:value-type="float" office:value="2990.71" calcext:value-type="float">
            <text:p>2,990.71</text:p>
          </table:table-cell>
          <table:table-cell table:style-name="ce5" office:value-type="float" office:value="2976.65" calcext:value-type="float">
            <text:p>2,976.65</text:p>
          </table:table-cell>
          <table:table-cell table:style-name="ce5" office:value-type="float" office:value="2985.03" calcext:value-type="float">
            <text:p>2,985.03</text:p>
          </table:table-cell>
          <table:table-cell table:style-name="ce9" table:formula="of:=([.E1004]-[.E1003])/[.E1003]" office:value-type="float" office:value="0.00282872126345073" calcext:value-type="float">
            <text:p>0.00283</text:p>
          </table:table-cell>
          <table:table-cell table:style-name="ce9" table:formula="of:=[.$K$2]+[.$K$3]*[.F1003]^2+[.$K$4]*[.G1003]" office:value-type="float" office:value="0.0000263350193724165" calcext:value-type="float">
            <text:p>0.00003</text:p>
          </table:table-cell>
          <table:table-cell table:style-name="ce9" table:formula="of:=-LN([.G1004])-[.F1004]^2/[.G1004]" office:value-type="float" office:value="10.240769765687" calcext:value-type="float">
            <text:p>10.24077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22" calcext:value-type="date">
            <text:p>2019-07-22</text:p>
          </table:table-cell>
          <table:table-cell table:style-name="ce5" office:value-type="float" office:value="2981.93" calcext:value-type="float">
            <text:p>2,981.93</text:p>
          </table:table-cell>
          <table:table-cell table:style-name="ce5" office:value-type="float" office:value="2990.71" calcext:value-type="float">
            <text:p>2,990.71</text:p>
          </table:table-cell>
          <table:table-cell table:style-name="ce5" office:value-type="float" office:value="2976.65" calcext:value-type="float">
            <text:p>2,976.65</text:p>
          </table:table-cell>
          <table:table-cell table:style-name="ce5" office:value-type="float" office:value="2985.03" calcext:value-type="float">
            <text:p>2,985.03</text:p>
          </table:table-cell>
          <table:table-cell table:style-name="ce9" table:formula="of:=([.E1005]-[.E1004])/[.E1004]" office:value-type="float" office:value="0" calcext:value-type="float">
            <text:p>0.00000</text:p>
          </table:table-cell>
          <table:table-cell table:style-name="ce9" table:formula="of:=[.$K$2]+[.$K$3]*[.F1004]^2+[.$K$4]*[.G1004]" office:value-type="float" office:value="0.0000254599711658587" calcext:value-type="float">
            <text:p>0.00003</text:p>
          </table:table-cell>
          <table:table-cell table:style-name="ce9" table:formula="of:=-LN([.G1005])-[.F1005]^2/[.G1005]" office:value-type="float" office:value="10.5784030973628" calcext:value-type="float">
            <text:p>10.57840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23" calcext:value-type="date">
            <text:p>2019-07-23</text:p>
          </table:table-cell>
          <table:table-cell table:style-name="ce5" office:value-type="float" office:value="2994.74" calcext:value-type="float">
            <text:p>2,994.74</text:p>
          </table:table-cell>
          <table:table-cell table:style-name="ce5" office:value-type="float" office:value="3005.9" calcext:value-type="float">
            <text:p>3,005.90</text:p>
          </table:table-cell>
          <table:table-cell table:style-name="ce5" office:value-type="float" office:value="2988.56" calcext:value-type="float">
            <text:p>2,988.56</text:p>
          </table:table-cell>
          <table:table-cell table:style-name="ce5" office:value-type="float" office:value="3005.47" calcext:value-type="float">
            <text:p>3,005.47</text:p>
          </table:table-cell>
          <table:table-cell table:style-name="ce9" table:formula="of:=([.E1006]-[.E1005])/[.E1005]" office:value-type="float" office:value="0.0068475023701603" calcext:value-type="float">
            <text:p>0.00685</text:p>
          </table:table-cell>
          <table:table-cell table:style-name="ce9" table:formula="of:=[.$K$2]+[.$K$3]*[.F1005]^2+[.$K$4]*[.G1005]" office:value-type="float" office:value="0.0000230150888642591" calcext:value-type="float">
            <text:p>0.00002</text:p>
          </table:table-cell>
          <table:table-cell table:style-name="ce9" table:formula="of:=-LN([.G1006])-[.F1006]^2/[.G1006]" office:value-type="float" office:value="8.64207580665024" calcext:value-type="float">
            <text:p>8.64208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23" calcext:value-type="date">
            <text:p>2019-07-23</text:p>
          </table:table-cell>
          <table:table-cell table:style-name="ce5" office:value-type="float" office:value="2994.74" calcext:value-type="float">
            <text:p>2,994.74</text:p>
          </table:table-cell>
          <table:table-cell table:style-name="ce5" office:value-type="float" office:value="3005.9" calcext:value-type="float">
            <text:p>3,005.90</text:p>
          </table:table-cell>
          <table:table-cell table:style-name="ce5" office:value-type="float" office:value="2988.56" calcext:value-type="float">
            <text:p>2,988.56</text:p>
          </table:table-cell>
          <table:table-cell table:style-name="ce5" office:value-type="float" office:value="3005.47" calcext:value-type="float">
            <text:p>3,005.47</text:p>
          </table:table-cell>
          <table:table-cell table:style-name="ce9" table:formula="of:=([.E1007]-[.E1006])/[.E1006]" office:value-type="float" office:value="0" calcext:value-type="float">
            <text:p>0.00000</text:p>
          </table:table-cell>
          <table:table-cell table:style-name="ce9" table:formula="of:=[.$K$2]+[.$K$3]*[.F1006]^2+[.$K$4]*[.G1006]" office:value-type="float" office:value="0.000031680621883008" calcext:value-type="float">
            <text:p>0.00003</text:p>
          </table:table-cell>
          <table:table-cell table:style-name="ce9" table:formula="of:=-LN([.G1007])-[.F1007]^2/[.G1007]" office:value-type="float" office:value="10.3598053610653" calcext:value-type="float">
            <text:p>10.3598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24" calcext:value-type="date">
            <text:p>2019-07-24</text:p>
          </table:table-cell>
          <table:table-cell table:style-name="ce5" office:value-type="float" office:value="2998.77" calcext:value-type="float">
            <text:p>2,998.77</text:p>
          </table:table-cell>
          <table:table-cell table:style-name="ce5" office:value-type="float" office:value="3019.59" calcext:value-type="float">
            <text:p>3,019.59</text:p>
          </table:table-cell>
          <table:table-cell table:style-name="ce5" office:value-type="float" office:value="2996.82" calcext:value-type="float">
            <text:p>2,996.82</text:p>
          </table:table-cell>
          <table:table-cell table:style-name="ce5" office:value-type="float" office:value="3019.56" calcext:value-type="float">
            <text:p>3,019.56</text:p>
          </table:table-cell>
          <table:table-cell table:style-name="ce9" table:formula="of:=([.E1008]-[.E1007])/[.E1007]" office:value-type="float" office:value="0.00468811866363668" calcext:value-type="float">
            <text:p>0.00469</text:p>
          </table:table-cell>
          <table:table-cell table:style-name="ce9" table:formula="of:=[.$K$2]+[.$K$3]*[.F1007]^2+[.$K$4]*[.G1007]" office:value-type="float" office:value="0.0000276655042654335" calcext:value-type="float">
            <text:p>0.00003</text:p>
          </table:table-cell>
          <table:table-cell table:style-name="ce9" table:formula="of:=-LN([.G1008])-[.F1008]^2/[.G1008]" office:value-type="float" office:value="9.70088883047185" calcext:value-type="float">
            <text:p>9.7008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24" calcext:value-type="date">
            <text:p>2019-07-24</text:p>
          </table:table-cell>
          <table:table-cell table:style-name="ce5" office:value-type="float" office:value="2998.77" calcext:value-type="float">
            <text:p>2,998.77</text:p>
          </table:table-cell>
          <table:table-cell table:style-name="ce5" office:value-type="float" office:value="3019.59" calcext:value-type="float">
            <text:p>3,019.59</text:p>
          </table:table-cell>
          <table:table-cell table:style-name="ce5" office:value-type="float" office:value="2996.82" calcext:value-type="float">
            <text:p>2,996.82</text:p>
          </table:table-cell>
          <table:table-cell table:style-name="ce5" office:value-type="float" office:value="3019.56" calcext:value-type="float">
            <text:p>3,019.56</text:p>
          </table:table-cell>
          <table:table-cell table:style-name="ce9" table:formula="of:=([.E1009]-[.E1008])/[.E1008]" office:value-type="float" office:value="0" calcext:value-type="float">
            <text:p>0.00000</text:p>
          </table:table-cell>
          <table:table-cell table:style-name="ce9" table:formula="of:=[.$K$2]+[.$K$3]*[.F1008]^2+[.$K$4]*[.G1008]" office:value-type="float" office:value="0.0000295825194210947" calcext:value-type="float">
            <text:p>0.00003</text:p>
          </table:table-cell>
          <table:table-cell table:style-name="ce9" table:formula="of:=-LN([.G1009])-[.F1009]^2/[.G1009]" office:value-type="float" office:value="10.4283269311817" calcext:value-type="float">
            <text:p>10.42833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25" calcext:value-type="date">
            <text:p>2019-07-25</text:p>
          </table:table-cell>
          <table:table-cell table:style-name="ce5" office:value-type="float" office:value="3016.26" calcext:value-type="float">
            <text:p>3,016.26</text:p>
          </table:table-cell>
          <table:table-cell table:style-name="ce5" office:value-type="float" office:value="3016.31" calcext:value-type="float">
            <text:p>3,016.31</text:p>
          </table:table-cell>
          <table:table-cell table:style-name="ce5" office:value-type="float" office:value="2997.24" calcext:value-type="float">
            <text:p>2,997.24</text:p>
          </table:table-cell>
          <table:table-cell table:style-name="ce5" office:value-type="float" office:value="3003.67" calcext:value-type="float">
            <text:p>3,003.67</text:p>
          </table:table-cell>
          <table:table-cell table:style-name="ce9" table:formula="of:=([.E1010]-[.E1009])/[.E1009]" office:value-type="float" office:value="-0.00526235610486292" calcext:value-type="float">
            <text:p>-0.00526</text:p>
          </table:table-cell>
          <table:table-cell table:style-name="ce9" table:formula="of:=[.$K$2]+[.$K$3]*[.F1009]^2+[.$K$4]*[.G1009]" office:value-type="float" office:value="0.0000260970111212637" calcext:value-type="float">
            <text:p>0.00003</text:p>
          </table:table-cell>
          <table:table-cell table:style-name="ce9" table:formula="of:=-LN([.G1010])-[.F1010]^2/[.G1010]" office:value-type="float" office:value="9.49255707039988" calcext:value-type="float">
            <text:p>9.49256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2" office:value-type="date" office:date-value="2019-07-25" calcext:value-type="date">
            <text:p>2019-07-25</text:p>
          </table:table-cell>
          <table:table-cell table:style-name="ce5" office:value-type="float" office:value="3016.26" calcext:value-type="float">
            <text:p>3,016.26</text:p>
          </table:table-cell>
          <table:table-cell table:style-name="ce5" office:value-type="float" office:value="3016.31" calcext:value-type="float">
            <text:p>3,016.31</text:p>
          </table:table-cell>
          <table:table-cell table:style-name="ce5" office:value-type="float" office:value="2997.24" calcext:value-type="float">
            <text:p>2,997.24</text:p>
          </table:table-cell>
          <table:table-cell table:style-name="ce5" office:value-type="float" office:value="3003.67" calcext:value-type="float">
            <text:p>3,003.67</text:p>
          </table:table-cell>
          <table:table-cell table:style-name="ce9" table:formula="of:=([.E1011]-[.E1010])/[.E1010]" office:value-type="float" office:value="0" calcext:value-type="float">
            <text:p>0.00000</text:p>
          </table:table-cell>
          <table:table-cell table:style-name="ce9" table:formula="of:=[.$K$2]+[.$K$3]*[.F1010]^2+[.$K$4]*[.G1010]" office:value-type="float" office:value="0.0000296886887153666" calcext:value-type="float">
            <text:p>0.00003</text:p>
          </table:table-cell>
          <table:table-cell table:style-name="ce9" table:formula="of:=-LN([.G1011])-[.F1011]^2/[.G1011]" office:value-type="float" office:value="10.4247444360324" calcext:value-type="float">
            <text:p>10.4247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7-26" calcext:value-type="date">
            <text:p>2019-07-26</text:p>
          </table:table-cell>
          <table:table-cell table:style-name="ce5" office:value-type="float" office:value="3013.25" calcext:value-type="float">
            <text:p>3,013.25</text:p>
          </table:table-cell>
          <table:table-cell table:style-name="ce5" office:value-type="float" office:value="3027.98" calcext:value-type="float">
            <text:p>3,027.98</text:p>
          </table:table-cell>
          <table:table-cell table:style-name="ce5" office:value-type="float" office:value="3012.59" calcext:value-type="float">
            <text:p>3,012.59</text:p>
          </table:table-cell>
          <table:table-cell table:style-name="ce5" office:value-type="float" office:value="3025.86" calcext:value-type="float">
            <text:p>3,025.86</text:p>
          </table:table-cell>
          <table:table-cell table:style-name="ce9" table:formula="of:=([.E1012]-[.E1011])/[.E1011]" office:value-type="float" office:value="0.00738762913369313" calcext:value-type="float">
            <text:p>0.00739</text:p>
          </table:table-cell>
          <table:table-cell table:style-name="ce9" table:formula="of:=[.$K$2]+[.$K$3]*[.F1011]^2+[.$K$4]*[.G1011]" office:value-type="float" office:value="0.0000261763808437676" calcext:value-type="float">
            <text:p>0.00003</text:p>
          </table:table-cell>
          <table:table-cell table:style-name="ce9" table:formula="of:=-LN([.G1012])-[.F1012]^2/[.G1012]" office:value-type="float" office:value="8.46567940191551" calcext:value-type="float">
            <text:p>8.4656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7-26" calcext:value-type="date">
            <text:p>2019-07-26</text:p>
          </table:table-cell>
          <table:table-cell table:style-name="ce5" office:value-type="float" office:value="3013.25" calcext:value-type="float">
            <text:p>3,013.25</text:p>
          </table:table-cell>
          <table:table-cell table:style-name="ce5" office:value-type="float" office:value="3027.98" calcext:value-type="float">
            <text:p>3,027.98</text:p>
          </table:table-cell>
          <table:table-cell table:style-name="ce5" office:value-type="float" office:value="3012.59" calcext:value-type="float">
            <text:p>3,012.59</text:p>
          </table:table-cell>
          <table:table-cell table:style-name="ce5" office:value-type="float" office:value="3025.86" calcext:value-type="float">
            <text:p>3,025.86</text:p>
          </table:table-cell>
          <table:table-cell table:style-name="ce9" table:formula="of:=([.E1013]-[.E1012])/[.E1012]" office:value-type="float" office:value="0" calcext:value-type="float">
            <text:p>0.00000</text:p>
          </table:table-cell>
          <table:table-cell table:style-name="ce9" table:formula="of:=[.$K$2]+[.$K$3]*[.F1012]^2+[.$K$4]*[.G1012]" office:value-type="float" office:value="0.0000357646251943545" calcext:value-type="float">
            <text:p>0.00004</text:p>
          </table:table-cell>
          <table:table-cell table:style-name="ce9" table:formula="of:=-LN([.G1013])-[.F1013]^2/[.G1013]" office:value-type="float" office:value="10.2385512761358" calcext:value-type="float">
            <text:p>10.2385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7-29" calcext:value-type="date">
            <text:p>2019-07-29</text:p>
          </table:table-cell>
          <table:table-cell table:style-name="ce5" office:value-type="float" office:value="3024.47" calcext:value-type="float">
            <text:p>3,024.47</text:p>
          </table:table-cell>
          <table:table-cell table:style-name="ce5" office:value-type="float" office:value="3025.61" calcext:value-type="float">
            <text:p>3,025.61</text:p>
          </table:table-cell>
          <table:table-cell table:style-name="ce5" office:value-type="float" office:value="3014.3" calcext:value-type="float">
            <text:p>3,014.30</text:p>
          </table:table-cell>
          <table:table-cell table:style-name="ce5" office:value-type="float" office:value="3020.97" calcext:value-type="float">
            <text:p>3,020.97</text:p>
          </table:table-cell>
          <table:table-cell table:style-name="ce9" table:formula="of:=([.E1014]-[.E1013])/[.E1013]" office:value-type="float" office:value="-0.00161606948107326" calcext:value-type="float">
            <text:p>-0.00162</text:p>
          </table:table-cell>
          <table:table-cell table:style-name="ce9" table:formula="of:=[.$K$2]+[.$K$3]*[.F1013]^2+[.$K$4]*[.G1013]" office:value-type="float" office:value="0.0000307186112089199" calcext:value-type="float">
            <text:p>0.00003</text:p>
          </table:table-cell>
          <table:table-cell table:style-name="ce9" table:formula="of:=-LN([.G1014])-[.F1014]^2/[.G1014]" office:value-type="float" office:value="10.3056223717067" calcext:value-type="float">
            <text:p>10.3056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7-29" calcext:value-type="date">
            <text:p>2019-07-29</text:p>
          </table:table-cell>
          <table:table-cell table:style-name="ce5" office:value-type="float" office:value="3024.47" calcext:value-type="float">
            <text:p>3,024.47</text:p>
          </table:table-cell>
          <table:table-cell table:style-name="ce5" office:value-type="float" office:value="3025.61" calcext:value-type="float">
            <text:p>3,025.61</text:p>
          </table:table-cell>
          <table:table-cell table:style-name="ce5" office:value-type="float" office:value="3014.3" calcext:value-type="float">
            <text:p>3,014.30</text:p>
          </table:table-cell>
          <table:table-cell table:style-name="ce5" office:value-type="float" office:value="3020.97" calcext:value-type="float">
            <text:p>3,020.97</text:p>
          </table:table-cell>
          <table:table-cell table:style-name="ce9" table:formula="of:=([.E1015]-[.E1014])/[.E1014]" office:value-type="float" office:value="0" calcext:value-type="float">
            <text:p>0.00000</text:p>
          </table:table-cell>
          <table:table-cell table:style-name="ce9" table:formula="of:=[.$K$2]+[.$K$3]*[.F1014]^2+[.$K$4]*[.G1014]" office:value-type="float" office:value="0.0000275308030410083" calcext:value-type="float">
            <text:p>0.00003</text:p>
          </table:table-cell>
          <table:table-cell table:style-name="ce9" table:formula="of:=-LN([.G1015])-[.F1015]^2/[.G1015]" office:value-type="float" office:value="10.5002050695654" calcext:value-type="float">
            <text:p>10.5002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7-30" calcext:value-type="date">
            <text:p>2019-07-30</text:p>
          </table:table-cell>
          <table:table-cell table:style-name="ce5" office:value-type="float" office:value="3007.66" calcext:value-type="float">
            <text:p>3,007.66</text:p>
          </table:table-cell>
          <table:table-cell table:style-name="ce5" office:value-type="float" office:value="3017.19" calcext:value-type="float">
            <text:p>3,017.19</text:p>
          </table:table-cell>
          <table:table-cell table:style-name="ce5" office:value-type="float" office:value="3000.94" calcext:value-type="float">
            <text:p>3,000.94</text:p>
          </table:table-cell>
          <table:table-cell table:style-name="ce5" office:value-type="float" office:value="3013.18" calcext:value-type="float">
            <text:p>3,013.18</text:p>
          </table:table-cell>
          <table:table-cell table:style-name="ce9" table:formula="of:=([.E1016]-[.E1015])/[.E1015]" office:value-type="float" office:value="-0.00257864195937065" calcext:value-type="float">
            <text:p>-0.00258</text:p>
          </table:table-cell>
          <table:table-cell table:style-name="ce9" table:formula="of:=[.$K$2]+[.$K$3]*[.F1015]^2+[.$K$4]*[.G1015]" office:value-type="float" office:value="0.0000245631951449878" calcext:value-type="float">
            <text:p>0.00002</text:p>
          </table:table-cell>
          <table:table-cell table:style-name="ce9" table:formula="of:=-LN([.G1016])-[.F1016]^2/[.G1016]" office:value-type="float" office:value="10.3435557727565" calcext:value-type="float">
            <text:p>10.3435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7-30" calcext:value-type="date">
            <text:p>2019-07-30</text:p>
          </table:table-cell>
          <table:table-cell table:style-name="ce5" office:value-type="float" office:value="3007.66" calcext:value-type="float">
            <text:p>3,007.66</text:p>
          </table:table-cell>
          <table:table-cell table:style-name="ce5" office:value-type="float" office:value="3017.19" calcext:value-type="float">
            <text:p>3,017.19</text:p>
          </table:table-cell>
          <table:table-cell table:style-name="ce5" office:value-type="float" office:value="3000.94" calcext:value-type="float">
            <text:p>3,000.94</text:p>
          </table:table-cell>
          <table:table-cell table:style-name="ce5" office:value-type="float" office:value="3013.18" calcext:value-type="float">
            <text:p>3,013.18</text:p>
          </table:table-cell>
          <table:table-cell table:style-name="ce9" table:formula="of:=([.E1017]-[.E1016])/[.E1016]" office:value-type="float" office:value="0" calcext:value-type="float">
            <text:p>0.00000</text:p>
          </table:table-cell>
          <table:table-cell table:style-name="ce9" table:formula="of:=[.$K$2]+[.$K$3]*[.F1016]^2+[.$K$4]*[.G1016]" office:value-type="float" office:value="0.0000238327676477096" calcext:value-type="float">
            <text:p>0.00002</text:p>
          </table:table-cell>
          <table:table-cell table:style-name="ce9" table:formula="of:=-LN([.G1017])-[.F1017]^2/[.G1017]" office:value-type="float" office:value="10.6444491322752" calcext:value-type="float">
            <text:p>10.6444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7-31" calcext:value-type="date">
            <text:p>2019-07-31</text:p>
          </table:table-cell>
          <table:table-cell table:style-name="ce5" office:value-type="float" office:value="3016.22" calcext:value-type="float">
            <text:p>3,016.22</text:p>
          </table:table-cell>
          <table:table-cell table:style-name="ce5" office:value-type="float" office:value="3017.4" calcext:value-type="float">
            <text:p>3,017.40</text:p>
          </table:table-cell>
          <table:table-cell table:style-name="ce5" office:value-type="float" office:value="2958.08" calcext:value-type="float">
            <text:p>2,958.08</text:p>
          </table:table-cell>
          <table:table-cell table:style-name="ce5" office:value-type="float" office:value="2980.38" calcext:value-type="float">
            <text:p>2,980.38</text:p>
          </table:table-cell>
          <table:table-cell table:style-name="ce9" table:formula="of:=([.E1018]-[.E1017])/[.E1017]" office:value-type="float" office:value="-0.0108855096608897" calcext:value-type="float">
            <text:p>-0.01089</text:p>
          </table:table-cell>
          <table:table-cell table:style-name="ce9" table:formula="of:=[.$K$2]+[.$K$3]*[.F1017]^2+[.$K$4]*[.G1017]" office:value-type="float" office:value="0.0000217986289397718" calcext:value-type="float">
            <text:p>0.00002</text:p>
          </table:table-cell>
          <table:table-cell table:style-name="ce9" table:formula="of:=-LN([.G1018])-[.F1018]^2/[.G1018]" office:value-type="float" office:value="5.29780231445213" calcext:value-type="float">
            <text:p>5.2978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7-31" calcext:value-type="date">
            <text:p>2019-07-31</text:p>
          </table:table-cell>
          <table:table-cell table:style-name="ce5" office:value-type="float" office:value="3016.22" calcext:value-type="float">
            <text:p>3,016.22</text:p>
          </table:table-cell>
          <table:table-cell table:style-name="ce5" office:value-type="float" office:value="3017.4" calcext:value-type="float">
            <text:p>3,017.40</text:p>
          </table:table-cell>
          <table:table-cell table:style-name="ce5" office:value-type="float" office:value="2958.08" calcext:value-type="float">
            <text:p>2,958.08</text:p>
          </table:table-cell>
          <table:table-cell table:style-name="ce5" office:value-type="float" office:value="2980.38" calcext:value-type="float">
            <text:p>2,980.38</text:p>
          </table:table-cell>
          <table:table-cell table:style-name="ce9" table:formula="of:=([.E1019]-[.E1018])/[.E1018]" office:value-type="float" office:value="0" calcext:value-type="float">
            <text:p>0.00000</text:p>
          </table:table-cell>
          <table:table-cell table:style-name="ce9" table:formula="of:=[.$K$2]+[.$K$3]*[.F1018]^2+[.$K$4]*[.G1018]" office:value-type="float" office:value="0.0000467961531118688" calcext:value-type="float">
            <text:p>0.00005</text:p>
          </table:table-cell>
          <table:table-cell table:style-name="ce9" table:formula="of:=-LN([.G1019])-[.F1019]^2/[.G1019]" office:value-type="float" office:value="9.96970955688349" calcext:value-type="float">
            <text:p>9.9697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1" calcext:value-type="date">
            <text:p>2019-08-01</text:p>
          </table:table-cell>
          <table:table-cell table:style-name="ce5" office:value-type="float" office:value="2980.32" calcext:value-type="float">
            <text:p>2,980.32</text:p>
          </table:table-cell>
          <table:table-cell table:style-name="ce5" office:value-type="float" office:value="3013.59" calcext:value-type="float">
            <text:p>3,013.59</text:p>
          </table:table-cell>
          <table:table-cell table:style-name="ce5" office:value-type="float" office:value="2945.23" calcext:value-type="float">
            <text:p>2,945.23</text:p>
          </table:table-cell>
          <table:table-cell table:style-name="ce5" office:value-type="float" office:value="2953.56" calcext:value-type="float">
            <text:p>2,953.56</text:p>
          </table:table-cell>
          <table:table-cell table:style-name="ce9" table:formula="of:=([.E1020]-[.E1019])/[.E1019]" office:value-type="float" office:value="-0.00899885249531944" calcext:value-type="float">
            <text:p>-0.00900</text:p>
          </table:table-cell>
          <table:table-cell table:style-name="ce9" table:formula="of:=[.$K$2]+[.$K$3]*[.F1019]^2+[.$K$4]*[.G1019]" office:value-type="float" office:value="0.0000389655277549115" calcext:value-type="float">
            <text:p>0.00004</text:p>
          </table:table-cell>
          <table:table-cell table:style-name="ce9" table:formula="of:=-LN([.G1020])-[.F1020]^2/[.G1020]" office:value-type="float" office:value="8.07460275766149" calcext:value-type="float">
            <text:p>8.0746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1" calcext:value-type="date">
            <text:p>2019-08-01</text:p>
          </table:table-cell>
          <table:table-cell table:style-name="ce5" office:value-type="float" office:value="2980.32" calcext:value-type="float">
            <text:p>2,980.32</text:p>
          </table:table-cell>
          <table:table-cell table:style-name="ce5" office:value-type="float" office:value="3013.59" calcext:value-type="float">
            <text:p>3,013.59</text:p>
          </table:table-cell>
          <table:table-cell table:style-name="ce5" office:value-type="float" office:value="2945.23" calcext:value-type="float">
            <text:p>2,945.23</text:p>
          </table:table-cell>
          <table:table-cell table:style-name="ce5" office:value-type="float" office:value="2953.56" calcext:value-type="float">
            <text:p>2,953.56</text:p>
          </table:table-cell>
          <table:table-cell table:style-name="ce9" table:formula="of:=([.E1021]-[.E1020])/[.E1020]" office:value-type="float" office:value="0" calcext:value-type="float">
            <text:p>0.00000</text:p>
          </table:table-cell>
          <table:table-cell table:style-name="ce9" table:formula="of:=[.$K$2]+[.$K$3]*[.F1020]^2+[.$K$4]*[.G1020]" office:value-type="float" office:value="0.0000512341431738472" calcext:value-type="float">
            <text:p>0.00005</text:p>
          </table:table-cell>
          <table:table-cell table:style-name="ce9" table:formula="of:=-LN([.G1021])-[.F1021]^2/[.G1021]" office:value-type="float" office:value="9.87910438930618" calcext:value-type="float">
            <text:p>9.8791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2" calcext:value-type="date">
            <text:p>2019-08-02</text:p>
          </table:table-cell>
          <table:table-cell table:style-name="ce5" office:value-type="float" office:value="2943.9" calcext:value-type="float">
            <text:p>2,943.90</text:p>
          </table:table-cell>
          <table:table-cell table:style-name="ce5" office:value-type="float" office:value="2945.5" calcext:value-type="float">
            <text:p>2,945.50</text:p>
          </table:table-cell>
          <table:table-cell table:style-name="ce5" office:value-type="float" office:value="2914.11" calcext:value-type="float">
            <text:p>2,914.11</text:p>
          </table:table-cell>
          <table:table-cell table:style-name="ce5" office:value-type="float" office:value="2932.05" calcext:value-type="float">
            <text:p>2,932.05</text:p>
          </table:table-cell>
          <table:table-cell table:style-name="ce9" table:formula="of:=([.E1022]-[.E1021])/[.E1021]" office:value-type="float" office:value="-0.00728273676512404" calcext:value-type="float">
            <text:p>-0.00728</text:p>
          </table:table-cell>
          <table:table-cell table:style-name="ce9" table:formula="of:=[.$K$2]+[.$K$3]*[.F1021]^2+[.$K$4]*[.G1021]" office:value-type="float" office:value="0.0000422832670514751" calcext:value-type="float">
            <text:p>0.00004</text:p>
          </table:table-cell>
          <table:table-cell table:style-name="ce9" table:formula="of:=-LN([.G1022])-[.F1022]^2/[.G1022]" office:value-type="float" office:value="8.81676348137853" calcext:value-type="float">
            <text:p>8.8167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2" calcext:value-type="date">
            <text:p>2019-08-02</text:p>
          </table:table-cell>
          <table:table-cell table:style-name="ce5" office:value-type="float" office:value="2943.9" calcext:value-type="float">
            <text:p>2,943.90</text:p>
          </table:table-cell>
          <table:table-cell table:style-name="ce5" office:value-type="float" office:value="2945.5" calcext:value-type="float">
            <text:p>2,945.50</text:p>
          </table:table-cell>
          <table:table-cell table:style-name="ce5" office:value-type="float" office:value="2914.11" calcext:value-type="float">
            <text:p>2,914.11</text:p>
          </table:table-cell>
          <table:table-cell table:style-name="ce5" office:value-type="float" office:value="2932.05" calcext:value-type="float">
            <text:p>2,932.05</text:p>
          </table:table-cell>
          <table:table-cell table:style-name="ce9" table:formula="of:=([.E1023]-[.E1022])/[.E1022]" office:value-type="float" office:value="0" calcext:value-type="float">
            <text:p>0.00000</text:p>
          </table:table-cell>
          <table:table-cell table:style-name="ce9" table:formula="of:=[.$K$2]+[.$K$3]*[.F1022]^2+[.$K$4]*[.G1022]" office:value-type="float" office:value="0.0000474613880867791" calcext:value-type="float">
            <text:p>0.00005</text:p>
          </table:table-cell>
          <table:table-cell table:style-name="ce9" table:formula="of:=-LN([.G1023])-[.F1023]^2/[.G1023]" office:value-type="float" office:value="9.95559405987532" calcext:value-type="float">
            <text:p>9.9555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5" calcext:value-type="date">
            <text:p>2019-08-05</text:p>
          </table:table-cell>
          <table:table-cell table:number-columns-repeated="2" table:style-name="ce5" office:value-type="float" office:value="2898.07" calcext:value-type="float">
            <text:p>2,898.07</text:p>
          </table:table-cell>
          <table:table-cell table:style-name="ce5" office:value-type="float" office:value="2822.12" calcext:value-type="float">
            <text:p>2,822.12</text:p>
          </table:table-cell>
          <table:table-cell table:style-name="ce5" office:value-type="float" office:value="2844.74" calcext:value-type="float">
            <text:p>2,844.74</text:p>
          </table:table-cell>
          <table:table-cell table:style-name="ce9" table:formula="of:=([.E1024]-[.E1023])/[.E1023]" office:value-type="float" office:value="-0.0297778005149982" calcext:value-type="float">
            <text:p>-0.02978</text:p>
          </table:table-cell>
          <table:table-cell table:style-name="ce9" table:formula="of:=[.$K$2]+[.$K$3]*[.F1023]^2+[.$K$4]*[.G1023]" office:value-type="float" office:value="0.0000394628421217501" calcext:value-type="float">
            <text:p>0.00004</text:p>
          </table:table-cell>
          <table:table-cell table:style-name="ce9" table:formula="of:=-LN([.G1024])-[.F1024]^2/[.G1024]" office:value-type="float" office:value="-12.3295281835426" calcext:value-type="float">
            <text:p>-12.3295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5" calcext:value-type="date">
            <text:p>2019-08-05</text:p>
          </table:table-cell>
          <table:table-cell table:number-columns-repeated="2" table:style-name="ce5" office:value-type="float" office:value="2898.07" calcext:value-type="float">
            <text:p>2,898.07</text:p>
          </table:table-cell>
          <table:table-cell table:style-name="ce5" office:value-type="float" office:value="2822.12" calcext:value-type="float">
            <text:p>2,822.12</text:p>
          </table:table-cell>
          <table:table-cell table:style-name="ce5" office:value-type="float" office:value="2844.74" calcext:value-type="float">
            <text:p>2,844.74</text:p>
          </table:table-cell>
          <table:table-cell table:style-name="ce9" table:formula="of:=([.E1025]-[.E1024])/[.E1024]" office:value-type="float" office:value="0" calcext:value-type="float">
            <text:p>0.00000</text:p>
          </table:table-cell>
          <table:table-cell table:style-name="ce9" table:formula="of:=[.$K$2]+[.$K$3]*[.F1024]^2+[.$K$4]*[.G1024]" office:value-type="float" office:value="0.000231924461008794" calcext:value-type="float">
            <text:p>0.00023</text:p>
          </table:table-cell>
          <table:table-cell table:style-name="ce9" table:formula="of:=-LN([.G1025])-[.F1025]^2/[.G1025]" office:value-type="float" office:value="8.36909883841688" calcext:value-type="float">
            <text:p>8.3691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6" calcext:value-type="date">
            <text:p>2019-08-06</text:p>
          </table:table-cell>
          <table:table-cell table:style-name="ce5" office:value-type="float" office:value="2861.18" calcext:value-type="float">
            <text:p>2,861.18</text:p>
          </table:table-cell>
          <table:table-cell table:style-name="ce5" office:value-type="float" office:value="2884.4" calcext:value-type="float">
            <text:p>2,884.40</text:p>
          </table:table-cell>
          <table:table-cell table:style-name="ce5" office:value-type="float" office:value="2847.42" calcext:value-type="float">
            <text:p>2,847.42</text:p>
          </table:table-cell>
          <table:table-cell table:style-name="ce5" office:value-type="float" office:value="2881.77" calcext:value-type="float">
            <text:p>2,881.77</text:p>
          </table:table-cell>
          <table:table-cell table:style-name="ce9" table:formula="of:=([.E1026]-[.E1025])/[.E1025]" office:value-type="float" office:value="0.0130170068266345" calcext:value-type="float">
            <text:p>0.01302</text:p>
          </table:table-cell>
          <table:table-cell table:style-name="ce9" table:formula="of:=[.$K$2]+[.$K$3]*[.F1025]^2+[.$K$4]*[.G1025]" office:value-type="float" office:value="0.000177363192787572" calcext:value-type="float">
            <text:p>0.00018</text:p>
          </table:table-cell>
          <table:table-cell table:style-name="ce9" table:formula="of:=-LN([.G1026])-[.F1026]^2/[.G1026]" office:value-type="float" office:value="7.68196921998961" calcext:value-type="float">
            <text:p>7.6819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6" calcext:value-type="date">
            <text:p>2019-08-06</text:p>
          </table:table-cell>
          <table:table-cell table:style-name="ce5" office:value-type="float" office:value="2861.18" calcext:value-type="float">
            <text:p>2,861.18</text:p>
          </table:table-cell>
          <table:table-cell table:style-name="ce5" office:value-type="float" office:value="2884.4" calcext:value-type="float">
            <text:p>2,884.40</text:p>
          </table:table-cell>
          <table:table-cell table:style-name="ce5" office:value-type="float" office:value="2847.42" calcext:value-type="float">
            <text:p>2,847.42</text:p>
          </table:table-cell>
          <table:table-cell table:style-name="ce5" office:value-type="float" office:value="2881.77" calcext:value-type="float">
            <text:p>2,881.77</text:p>
          </table:table-cell>
          <table:table-cell table:style-name="ce9" table:formula="of:=([.E1027]-[.E1026])/[.E1026]" office:value-type="float" office:value="0" calcext:value-type="float">
            <text:p>0.00000</text:p>
          </table:table-cell>
          <table:table-cell table:style-name="ce9" table:formula="of:=[.$K$2]+[.$K$3]*[.F1026]^2+[.$K$4]*[.G1026]" office:value-type="float" office:value="0.000174494481530264" calcext:value-type="float">
            <text:p>0.00017</text:p>
          </table:table-cell>
          <table:table-cell table:style-name="ce9" table:formula="of:=-LN([.G1027])-[.F1027]^2/[.G1027]" office:value-type="float" office:value="8.65361744129026" calcext:value-type="float">
            <text:p>8.6536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7" calcext:value-type="date">
            <text:p>2019-08-07</text:p>
          </table:table-cell>
          <table:table-cell table:style-name="ce5" office:value-type="float" office:value="2858.65" calcext:value-type="float">
            <text:p>2,858.65</text:p>
          </table:table-cell>
          <table:table-cell table:style-name="ce5" office:value-type="float" office:value="2892.17" calcext:value-type="float">
            <text:p>2,892.17</text:p>
          </table:table-cell>
          <table:table-cell table:style-name="ce5" office:value-type="float" office:value="2825.71" calcext:value-type="float">
            <text:p>2,825.71</text:p>
          </table:table-cell>
          <table:table-cell table:style-name="ce5" office:value-type="float" office:value="2883.98" calcext:value-type="float">
            <text:p>2,883.98</text:p>
          </table:table-cell>
          <table:table-cell table:style-name="ce9" table:formula="of:=([.E1028]-[.E1027])/[.E1027]" office:value-type="float" office:value="0.000766889793425581" calcext:value-type="float">
            <text:p>0.00077</text:p>
          </table:table-cell>
          <table:table-cell table:style-name="ce9" table:formula="of:=[.$K$2]+[.$K$3]*[.F1027]^2+[.$K$4]*[.G1027]" office:value-type="float" office:value="0.00013442986101895" calcext:value-type="float">
            <text:p>0.00013</text:p>
          </table:table-cell>
          <table:table-cell table:style-name="ce9" table:formula="of:=-LN([.G1028])-[.F1028]^2/[.G1028]" office:value-type="float" office:value="8.91009305384953" calcext:value-type="float">
            <text:p>8.9100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7" calcext:value-type="date">
            <text:p>2019-08-07</text:p>
          </table:table-cell>
          <table:table-cell table:style-name="ce5" office:value-type="float" office:value="2858.65" calcext:value-type="float">
            <text:p>2,858.65</text:p>
          </table:table-cell>
          <table:table-cell table:style-name="ce5" office:value-type="float" office:value="2892.17" calcext:value-type="float">
            <text:p>2,892.17</text:p>
          </table:table-cell>
          <table:table-cell table:style-name="ce5" office:value-type="float" office:value="2825.71" calcext:value-type="float">
            <text:p>2,825.71</text:p>
          </table:table-cell>
          <table:table-cell table:style-name="ce5" office:value-type="float" office:value="2883.98" calcext:value-type="float">
            <text:p>2,883.98</text:p>
          </table:table-cell>
          <table:table-cell table:style-name="ce9" table:formula="of:=([.E1029]-[.E1028])/[.E1028]" office:value-type="float" office:value="0" calcext:value-type="float">
            <text:p>0.00000</text:p>
          </table:table-cell>
          <table:table-cell table:style-name="ce9" table:formula="of:=[.$K$2]+[.$K$3]*[.F1028]^2+[.$K$4]*[.G1028]" office:value-type="float" office:value="0.000104610089340111" calcext:value-type="float">
            <text:p>0.00010</text:p>
          </table:table-cell>
          <table:table-cell table:style-name="ce9" table:formula="of:=-LN([.G1029])-[.F1029]^2/[.G1029]" office:value-type="float" office:value="9.16527055457866" calcext:value-type="float">
            <text:p>9.1652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8" calcext:value-type="date">
            <text:p>2019-08-08</text:p>
          </table:table-cell>
          <table:table-cell table:style-name="ce5" office:value-type="float" office:value="2896.21" calcext:value-type="float">
            <text:p>2,896.21</text:p>
          </table:table-cell>
          <table:table-cell table:style-name="ce5" office:value-type="float" office:value="2938.72" calcext:value-type="float">
            <text:p>2,938.72</text:p>
          </table:table-cell>
          <table:table-cell table:style-name="ce5" office:value-type="float" office:value="2894.47" calcext:value-type="float">
            <text:p>2,894.47</text:p>
          </table:table-cell>
          <table:table-cell table:style-name="ce5" office:value-type="float" office:value="2938.09" calcext:value-type="float">
            <text:p>2,938.09</text:p>
          </table:table-cell>
          <table:table-cell table:style-name="ce9" table:formula="of:=([.E1030]-[.E1029])/[.E1029]" office:value-type="float" office:value="0.0187622660351321" calcext:value-type="float">
            <text:p>0.01876</text:p>
          </table:table-cell>
          <table:table-cell table:style-name="ce9" table:formula="of:=[.$K$2]+[.$K$3]*[.F1029]^2+[.$K$4]*[.G1029]" office:value-type="float" office:value="0.0000821858967586123" calcext:value-type="float">
            <text:p>0.00008</text:p>
          </table:table-cell>
          <table:table-cell table:style-name="ce9" table:formula="of:=-LN([.G1030])-[.F1030]^2/[.G1030]" office:value-type="float" office:value="5.12327824847475" calcext:value-type="float">
            <text:p>5.1232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09" calcext:value-type="date">
            <text:p>2019-08-09</text:p>
          </table:table-cell>
          <table:table-cell table:style-name="ce5" office:value-type="float" office:value="2930.51" calcext:value-type="float">
            <text:p>2,930.51</text:p>
          </table:table-cell>
          <table:table-cell table:style-name="ce5" office:value-type="float" office:value="2935.75" calcext:value-type="float">
            <text:p>2,935.75</text:p>
          </table:table-cell>
          <table:table-cell table:style-name="ce5" office:value-type="float" office:value="2900.15" calcext:value-type="float">
            <text:p>2,900.15</text:p>
          </table:table-cell>
          <table:table-cell table:style-name="ce5" office:value-type="float" office:value="2918.65" calcext:value-type="float">
            <text:p>2,918.65</text:p>
          </table:table-cell>
          <table:table-cell table:style-name="ce9" table:formula="of:=([.E1031]-[.E1030])/[.E1030]" office:value-type="float" office:value="-0.00661654340064465" calcext:value-type="float">
            <text:p>-0.00662</text:p>
          </table:table-cell>
          <table:table-cell table:style-name="ce9" table:formula="of:=[.$K$2]+[.$K$3]*[.F1030]^2+[.$K$4]*[.G1030]" office:value-type="float" office:value="0.000144202285854539" calcext:value-type="float">
            <text:p>0.00014</text:p>
          </table:table-cell>
          <table:table-cell table:style-name="ce9" table:formula="of:=-LN([.G1031])-[.F1031]^2/[.G1031]" office:value-type="float" office:value="8.54070157692686" calcext:value-type="float">
            <text:p>8.5407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12" calcext:value-type="date">
            <text:p>2019-08-12</text:p>
          </table:table-cell>
          <table:table-cell table:style-name="ce5" office:value-type="float" office:value="2907.07" calcext:value-type="float">
            <text:p>2,907.07</text:p>
          </table:table-cell>
          <table:table-cell table:style-name="ce5" office:value-type="float" office:value="2907.58" calcext:value-type="float">
            <text:p>2,907.58</text:p>
          </table:table-cell>
          <table:table-cell table:style-name="ce5" office:value-type="float" office:value="2873.14" calcext:value-type="float">
            <text:p>2,873.14</text:p>
          </table:table-cell>
          <table:table-cell table:style-name="ce5" office:value-type="float" office:value="2883.75" calcext:value-type="float">
            <text:p>2,883.75</text:p>
          </table:table-cell>
          <table:table-cell table:style-name="ce9" table:formula="of:=([.E1032]-[.E1031])/[.E1031]" office:value-type="float" office:value="-0.0119575831291865" calcext:value-type="float">
            <text:p>-0.01196</text:p>
          </table:table-cell>
          <table:table-cell table:style-name="ce9" table:formula="of:=[.$K$2]+[.$K$3]*[.F1031]^2+[.$K$4]*[.G1031]" office:value-type="float" office:value="0.000121581466904704" calcext:value-type="float">
            <text:p>0.00012</text:p>
          </table:table-cell>
          <table:table-cell table:style-name="ce9" table:formula="of:=-LN([.G1032])-[.F1032]^2/[.G1032]" office:value-type="float" office:value="7.83889319935486" calcext:value-type="float">
            <text:p>7.8388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13" calcext:value-type="date">
            <text:p>2019-08-13</text:p>
          </table:table-cell>
          <table:table-cell table:style-name="ce5" office:value-type="float" office:value="2880.72" calcext:value-type="float">
            <text:p>2,880.72</text:p>
          </table:table-cell>
          <table:table-cell table:style-name="ce5" office:value-type="float" office:value="2943.31" calcext:value-type="float">
            <text:p>2,943.31</text:p>
          </table:table-cell>
          <table:table-cell table:style-name="ce5" office:value-type="float" office:value="2877.05" calcext:value-type="float">
            <text:p>2,877.05</text:p>
          </table:table-cell>
          <table:table-cell table:style-name="ce5" office:value-type="float" office:value="2926.32" calcext:value-type="float">
            <text:p>2,926.32</text:p>
          </table:table-cell>
          <table:table-cell table:style-name="ce9" table:formula="of:=([.E1033]-[.E1032])/[.E1032]" office:value-type="float" office:value="0.0147620286085826" calcext:value-type="float">
            <text:p>0.01476</text:p>
          </table:table-cell>
          <table:table-cell table:style-name="ce9" table:formula="of:=[.$K$2]+[.$K$3]*[.F1032]^2+[.$K$4]*[.G1032]" office:value-type="float" office:value="0.000126872080560074" calcext:value-type="float">
            <text:p>0.00013</text:p>
          </table:table-cell>
          <table:table-cell table:style-name="ce9" table:formula="of:=-LN([.G1033])-[.F1033]^2/[.G1033]" office:value-type="float" office:value="7.25471543068482" calcext:value-type="float">
            <text:p>7.2547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14" calcext:value-type="date">
            <text:p>2019-08-14</text:p>
          </table:table-cell>
          <table:table-cell table:number-columns-repeated="2" table:style-name="ce5" office:value-type="float" office:value="2894.15" calcext:value-type="float">
            <text:p>2,894.15</text:p>
          </table:table-cell>
          <table:table-cell table:style-name="ce5" office:value-type="float" office:value="2839.64" calcext:value-type="float">
            <text:p>2,839.64</text:p>
          </table:table-cell>
          <table:table-cell table:style-name="ce5" office:value-type="float" office:value="2840.6" calcext:value-type="float">
            <text:p>2,840.60</text:p>
          </table:table-cell>
          <table:table-cell table:style-name="ce9" table:formula="of:=([.E1034]-[.E1033])/[.E1033]" office:value-type="float" office:value="-0.0292927636075345" calcext:value-type="float">
            <text:p>-0.02929</text:p>
          </table:table-cell>
          <table:table-cell table:style-name="ce9" table:formula="of:=[.$K$2]+[.$K$3]*[.F1033]^2+[.$K$4]*[.G1033]" office:value-type="float" office:value="0.000147596857904207" calcext:value-type="float">
            <text:p>0.00015</text:p>
          </table:table-cell>
          <table:table-cell table:style-name="ce9" table:formula="of:=-LN([.G1034])-[.F1034]^2/[.G1034]" office:value-type="float" office:value="3.00744689200449" calcext:value-type="float">
            <text:p>3.0074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15" calcext:value-type="date">
            <text:p>2019-08-15</text:p>
          </table:table-cell>
          <table:table-cell table:style-name="ce5" office:value-type="float" office:value="2846.2" calcext:value-type="float">
            <text:p>2,846.20</text:p>
          </table:table-cell>
          <table:table-cell table:style-name="ce5" office:value-type="float" office:value="2856.67" calcext:value-type="float">
            <text:p>2,856.67</text:p>
          </table:table-cell>
          <table:table-cell table:style-name="ce5" office:value-type="float" office:value="2825.51" calcext:value-type="float">
            <text:p>2,825.51</text:p>
          </table:table-cell>
          <table:table-cell table:style-name="ce5" office:value-type="float" office:value="2847.6" calcext:value-type="float">
            <text:p>2,847.60</text:p>
          </table:table-cell>
          <table:table-cell table:style-name="ce9" table:formula="of:=([.E1035]-[.E1034])/[.E1034]" office:value-type="float" office:value="0.00246426811237063" calcext:value-type="float">
            <text:p>0.00246</text:p>
          </table:table-cell>
          <table:table-cell table:style-name="ce9" table:formula="of:=[.$K$2]+[.$K$3]*[.F1034]^2+[.$K$4]*[.G1034]" office:value-type="float" office:value="0.000306350980527286" calcext:value-type="float">
            <text:p>0.00031</text:p>
          </table:table-cell>
          <table:table-cell table:style-name="ce9" table:formula="of:=-LN([.G1035])-[.F1035]^2/[.G1035]" office:value-type="float" office:value="8.07095669966762" calcext:value-type="float">
            <text:p>8.0709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16" calcext:value-type="date">
            <text:p>2019-08-16</text:p>
          </table:table-cell>
          <table:table-cell table:style-name="ce5" office:value-type="float" office:value="2864.74" calcext:value-type="float">
            <text:p>2,864.74</text:p>
          </table:table-cell>
          <table:table-cell table:style-name="ce5" office:value-type="float" office:value="2893.63" calcext:value-type="float">
            <text:p>2,893.63</text:p>
          </table:table-cell>
          <table:table-cell table:style-name="ce5" office:value-type="float" office:value="2864.74" calcext:value-type="float">
            <text:p>2,864.74</text:p>
          </table:table-cell>
          <table:table-cell table:style-name="ce5" office:value-type="float" office:value="2888.68" calcext:value-type="float">
            <text:p>2,888.68</text:p>
          </table:table-cell>
          <table:table-cell table:style-name="ce9" table:formula="of:=([.E1036]-[.E1035])/[.E1035]" office:value-type="float" office:value="0.0144261834527321" calcext:value-type="float">
            <text:p>0.01443</text:p>
          </table:table-cell>
          <table:table-cell table:style-name="ce9" table:formula="of:=[.$K$2]+[.$K$3]*[.F1035]^2+[.$K$4]*[.G1035]" office:value-type="float" office:value="0.000234361756219701" calcext:value-type="float">
            <text:p>0.00023</text:p>
          </table:table-cell>
          <table:table-cell table:style-name="ce9" table:formula="of:=-LN([.G1036])-[.F1036]^2/[.G1036]" office:value-type="float" office:value="7.47063814344451" calcext:value-type="float">
            <text:p>7.4706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19" calcext:value-type="date">
            <text:p>2019-08-19</text:p>
          </table:table-cell>
          <table:table-cell table:style-name="ce5" office:value-type="float" office:value="2913.48" calcext:value-type="float">
            <text:p>2,913.48</text:p>
          </table:table-cell>
          <table:table-cell table:style-name="ce5" office:value-type="float" office:value="2931" calcext:value-type="float">
            <text:p>2,931.00</text:p>
          </table:table-cell>
          <table:table-cell table:style-name="ce5" office:value-type="float" office:value="2913.48" calcext:value-type="float">
            <text:p>2,913.48</text:p>
          </table:table-cell>
          <table:table-cell table:style-name="ce5" office:value-type="float" office:value="2923.65" calcext:value-type="float">
            <text:p>2,923.65</text:p>
          </table:table-cell>
          <table:table-cell table:style-name="ce9" table:formula="of:=([.E1037]-[.E1036])/[.E1036]" office:value-type="float" office:value="0.0121058753479099" calcext:value-type="float">
            <text:p>0.01211</text:p>
          </table:table-cell>
          <table:table-cell table:style-name="ce9" table:formula="of:=[.$K$2]+[.$K$3]*[.F1036]^2+[.$K$4]*[.G1036]" office:value-type="float" office:value="0.000225759887130931" calcext:value-type="float">
            <text:p>0.00023</text:p>
          </table:table-cell>
          <table:table-cell table:style-name="ce9" table:formula="of:=-LN([.G1037])-[.F1037]^2/[.G1037]" office:value-type="float" office:value="7.74688774057609" calcext:value-type="float">
            <text:p>7.7468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20" calcext:value-type="date">
            <text:p>2019-08-20</text:p>
          </table:table-cell>
          <table:table-cell table:style-name="ce5" office:value-type="float" office:value="2919.01" calcext:value-type="float">
            <text:p>2,919.01</text:p>
          </table:table-cell>
          <table:table-cell table:style-name="ce5" office:value-type="float" office:value="2923.63" calcext:value-type="float">
            <text:p>2,923.63</text:p>
          </table:table-cell>
          <table:table-cell table:style-name="ce5" office:value-type="float" office:value="2899.6" calcext:value-type="float">
            <text:p>2,899.60</text:p>
          </table:table-cell>
          <table:table-cell table:style-name="ce5" office:value-type="float" office:value="2900.51" calcext:value-type="float">
            <text:p>2,900.51</text:p>
          </table:table-cell>
          <table:table-cell table:style-name="ce9" table:formula="of:=([.E1038]-[.E1037])/[.E1037]" office:value-type="float" office:value="-0.0079147640791476" calcext:value-type="float">
            <text:p>-0.00791</text:p>
          </table:table-cell>
          <table:table-cell table:style-name="ce9" table:formula="of:=[.$K$2]+[.$K$3]*[.F1037]^2+[.$K$4]*[.G1037]" office:value-type="float" office:value="0.000205552059650932" calcext:value-type="float">
            <text:p>0.00021</text:p>
          </table:table-cell>
          <table:table-cell table:style-name="ce9" table:formula="of:=-LN([.G1038])-[.F1038]^2/[.G1038]" office:value-type="float" office:value="8.18505392583895" calcext:value-type="float">
            <text:p>8.1850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21" calcext:value-type="date">
            <text:p>2019-08-21</text:p>
          </table:table-cell>
          <table:table-cell table:style-name="ce5" office:value-type="float" office:value="2922.04" calcext:value-type="float">
            <text:p>2,922.04</text:p>
          </table:table-cell>
          <table:table-cell table:style-name="ce5" office:value-type="float" office:value="2928.73" calcext:value-type="float">
            <text:p>2,928.73</text:p>
          </table:table-cell>
          <table:table-cell table:style-name="ce5" office:value-type="float" office:value="2917.91" calcext:value-type="float">
            <text:p>2,917.91</text:p>
          </table:table-cell>
          <table:table-cell table:style-name="ce5" office:value-type="float" office:value="2924.43" calcext:value-type="float">
            <text:p>2,924.43</text:p>
          </table:table-cell>
          <table:table-cell table:style-name="ce9" table:formula="of:=([.E1039]-[.E1038])/[.E1038]" office:value-type="float" office:value="0.00824682555826376" calcext:value-type="float">
            <text:p>0.00825</text:p>
          </table:table-cell>
          <table:table-cell table:style-name="ce9" table:formula="of:=[.$K$2]+[.$K$3]*[.F1038]^2+[.$K$4]*[.G1038]" office:value-type="float" office:value="0.000171666966751145" calcext:value-type="float">
            <text:p>0.00017</text:p>
          </table:table-cell>
          <table:table-cell table:style-name="ce9" table:formula="of:=-LN([.G1039])-[.F1039]^2/[.G1039]" office:value-type="float" office:value="8.27377936546342" calcext:value-type="float">
            <text:p>8.2737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22" calcext:value-type="date">
            <text:p>2019-08-22</text:p>
          </table:table-cell>
          <table:table-cell table:style-name="ce5" office:value-type="float" office:value="2930.94" calcext:value-type="float">
            <text:p>2,930.94</text:p>
          </table:table-cell>
          <table:table-cell table:style-name="ce5" office:value-type="float" office:value="2939.08" calcext:value-type="float">
            <text:p>2,939.08</text:p>
          </table:table-cell>
          <table:table-cell table:style-name="ce5" office:value-type="float" office:value="2904.51" calcext:value-type="float">
            <text:p>2,904.51</text:p>
          </table:table-cell>
          <table:table-cell table:style-name="ce5" office:value-type="float" office:value="2922.95" calcext:value-type="float">
            <text:p>2,922.95</text:p>
          </table:table-cell>
          <table:table-cell table:style-name="ce9" table:formula="of:=([.E1040]-[.E1039])/[.E1039]" office:value-type="float" office:value="-0.00050608152699843" calcext:value-type="float">
            <text:p>-0.00051</text:p>
          </table:table-cell>
          <table:table-cell table:style-name="ce9" table:formula="of:=[.$K$2]+[.$K$3]*[.F1039]^2+[.$K$4]*[.G1039]" office:value-type="float" office:value="0.000147536267426249" calcext:value-type="float">
            <text:p>0.00015</text:p>
          </table:table-cell>
          <table:table-cell table:style-name="ce9" table:formula="of:=-LN([.G1040])-[.F1040]^2/[.G1040]" office:value-type="float" office:value="8.81970056170265" calcext:value-type="float">
            <text:p>8.8197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23" calcext:value-type="date">
            <text:p>2019-08-23</text:p>
          </table:table-cell>
          <table:table-cell table:style-name="ce5" office:value-type="float" office:value="2911.07" calcext:value-type="float">
            <text:p>2,911.07</text:p>
          </table:table-cell>
          <table:table-cell table:style-name="ce5" office:value-type="float" office:value="2927.01" calcext:value-type="float">
            <text:p>2,927.01</text:p>
          </table:table-cell>
          <table:table-cell table:style-name="ce5" office:value-type="float" office:value="2834.97" calcext:value-type="float">
            <text:p>2,834.97</text:p>
          </table:table-cell>
          <table:table-cell table:style-name="ce5" office:value-type="float" office:value="2847.11" calcext:value-type="float">
            <text:p>2,847.11</text:p>
          </table:table-cell>
          <table:table-cell table:style-name="ce9" table:formula="of:=([.E1041]-[.E1040])/[.E1040]" office:value-type="float" office:value="-0.0259463897774508" calcext:value-type="float">
            <text:p>-0.02595</text:p>
          </table:table-cell>
          <table:table-cell table:style-name="ce9" table:formula="of:=[.$K$2]+[.$K$3]*[.F1040]^2+[.$K$4]*[.G1040]" office:value-type="float" office:value="0.000114333837723862" calcext:value-type="float">
            <text:p>0.00011</text:p>
          </table:table-cell>
          <table:table-cell table:style-name="ce9" table:formula="of:=-LN([.G1041])-[.F1041]^2/[.G1041]" office:value-type="float" office:value="3.18823487517354" calcext:value-type="float">
            <text:p>3.1882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26" calcext:value-type="date">
            <text:p>2019-08-26</text:p>
          </table:table-cell>
          <table:table-cell table:style-name="ce5" office:value-type="float" office:value="2866.7" calcext:value-type="float">
            <text:p>2,866.70</text:p>
          </table:table-cell>
          <table:table-cell table:style-name="ce5" office:value-type="float" office:value="2879.27" calcext:value-type="float">
            <text:p>2,879.27</text:p>
          </table:table-cell>
          <table:table-cell table:style-name="ce5" office:value-type="float" office:value="2856" calcext:value-type="float">
            <text:p>2,856.00</text:p>
          </table:table-cell>
          <table:table-cell table:style-name="ce5" office:value-type="float" office:value="2878.38" calcext:value-type="float">
            <text:p>2,878.38</text:p>
          </table:table-cell>
          <table:table-cell table:style-name="ce9" table:formula="of:=([.E1042]-[.E1041])/[.E1041]" office:value-type="float" office:value="0.0109830670399106" calcext:value-type="float">
            <text:p>0.01098</text:p>
          </table:table-cell>
          <table:table-cell table:style-name="ce9" table:formula="of:=[.$K$2]+[.$K$3]*[.F1041]^2+[.$K$4]*[.G1041]" office:value-type="float" office:value="0.00024011598378588" calcext:value-type="float">
            <text:p>0.00024</text:p>
          </table:table-cell>
          <table:table-cell table:style-name="ce9" table:formula="of:=-LN([.G1042])-[.F1042]^2/[.G1042]" office:value-type="float" office:value="7.83201559186211" calcext:value-type="float">
            <text:p>7.8320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27" calcext:value-type="date">
            <text:p>2019-08-27</text:p>
          </table:table-cell>
          <table:table-cell table:style-name="ce5" office:value-type="float" office:value="2893.14" calcext:value-type="float">
            <text:p>2,893.14</text:p>
          </table:table-cell>
          <table:table-cell table:style-name="ce5" office:value-type="float" office:value="2898.79" calcext:value-type="float">
            <text:p>2,898.79</text:p>
          </table:table-cell>
          <table:table-cell table:style-name="ce5" office:value-type="float" office:value="2860.59" calcext:value-type="float">
            <text:p>2,860.59</text:p>
          </table:table-cell>
          <table:table-cell table:style-name="ce5" office:value-type="float" office:value="2869.16" calcext:value-type="float">
            <text:p>2,869.16</text:p>
          </table:table-cell>
          <table:table-cell table:style-name="ce9" table:formula="of:=([.E1043]-[.E1042])/[.E1042]" office:value-type="float" office:value="-0.00320319068364853" calcext:value-type="float">
            <text:p>-0.00320</text:p>
          </table:table-cell>
          <table:table-cell table:style-name="ce9" table:formula="of:=[.$K$2]+[.$K$3]*[.F1042]^2+[.$K$4]*[.G1042]" office:value-type="float" office:value="0.000210482635463155" calcext:value-type="float">
            <text:p>0.00021</text:p>
          </table:table-cell>
          <table:table-cell table:style-name="ce9" table:formula="of:=-LN([.G1043])-[.F1043]^2/[.G1043]" office:value-type="float" office:value="8.4173602408297" calcext:value-type="float">
            <text:p>8.4173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28" calcext:value-type="date">
            <text:p>2019-08-28</text:p>
          </table:table-cell>
          <table:table-cell table:style-name="ce5" office:value-type="float" office:value="2861.28" calcext:value-type="float">
            <text:p>2,861.28</text:p>
          </table:table-cell>
          <table:table-cell table:style-name="ce5" office:value-type="float" office:value="2890.03" calcext:value-type="float">
            <text:p>2,890.03</text:p>
          </table:table-cell>
          <table:table-cell table:style-name="ce5" office:value-type="float" office:value="2853.05" calcext:value-type="float">
            <text:p>2,853.05</text:p>
          </table:table-cell>
          <table:table-cell table:style-name="ce5" office:value-type="float" office:value="2887.94" calcext:value-type="float">
            <text:p>2,887.94</text:p>
          </table:table-cell>
          <table:table-cell table:style-name="ce9" table:formula="of:=([.E1044]-[.E1043])/[.E1043]" office:value-type="float" office:value="0.00654546975421385" calcext:value-type="float">
            <text:p>0.00655</text:p>
          </table:table-cell>
          <table:table-cell table:style-name="ce9" table:formula="of:=[.$K$2]+[.$K$3]*[.F1043]^2+[.$K$4]*[.G1043]" office:value-type="float" office:value="0.000163629989707016" calcext:value-type="float">
            <text:p>0.00016</text:p>
          </table:table-cell>
          <table:table-cell table:style-name="ce9" table:formula="of:=-LN([.G1044])-[.F1044]^2/[.G1044]" office:value-type="float" office:value="8.45607324217554" calcext:value-type="float">
            <text:p>8.4560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29" calcext:value-type="date">
            <text:p>2019-08-29</text:p>
          </table:table-cell>
          <table:table-cell table:style-name="ce5" office:value-type="float" office:value="2910.37" calcext:value-type="float">
            <text:p>2,910.37</text:p>
          </table:table-cell>
          <table:table-cell table:style-name="ce5" office:value-type="float" office:value="2930.5" calcext:value-type="float">
            <text:p>2,930.50</text:p>
          </table:table-cell>
          <table:table-cell table:style-name="ce5" office:value-type="float" office:value="2905.67" calcext:value-type="float">
            <text:p>2,905.67</text:p>
          </table:table-cell>
          <table:table-cell table:style-name="ce5" office:value-type="float" office:value="2924.58" calcext:value-type="float">
            <text:p>2,924.58</text:p>
          </table:table-cell>
          <table:table-cell table:style-name="ce9" table:formula="of:=([.E1045]-[.E1044])/[.E1044]" office:value-type="float" office:value="0.0126872441948239" calcext:value-type="float">
            <text:p>0.01269</text:p>
          </table:table-cell>
          <table:table-cell table:style-name="ce9" table:formula="of:=[.$K$2]+[.$K$3]*[.F1044]^2+[.$K$4]*[.G1044]" office:value-type="float" office:value="0.000135895819322067" calcext:value-type="float">
            <text:p>0.00014</text:p>
          </table:table-cell>
          <table:table-cell table:style-name="ce9" table:formula="of:=-LN([.G1045])-[.F1045]^2/[.G1045]" office:value-type="float" office:value="7.71913990159727" calcext:value-type="float">
            <text:p>7.7191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8-30" calcext:value-type="date">
            <text:p>2019-08-30</text:p>
          </table:table-cell>
          <table:table-cell table:style-name="ce5" office:value-type="float" office:value="2937.09" calcext:value-type="float">
            <text:p>2,937.09</text:p>
          </table:table-cell>
          <table:table-cell table:style-name="ce5" office:value-type="float" office:value="2940.43" calcext:value-type="float">
            <text:p>2,940.43</text:p>
          </table:table-cell>
          <table:table-cell table:style-name="ce5" office:value-type="float" office:value="2913.32" calcext:value-type="float">
            <text:p>2,913.32</text:p>
          </table:table-cell>
          <table:table-cell table:style-name="ce5" office:value-type="float" office:value="2926.46" calcext:value-type="float">
            <text:p>2,926.46</text:p>
          </table:table-cell>
          <table:table-cell table:style-name="ce9" table:formula="of:=([.E1046]-[.E1045])/[.E1045]" office:value-type="float" office:value="0.000642827346148886" calcext:value-type="float">
            <text:p>0.00064</text:p>
          </table:table-cell>
          <table:table-cell table:style-name="ce9" table:formula="of:=[.$K$2]+[.$K$3]*[.F1045]^2+[.$K$4]*[.G1045]" office:value-type="float" office:value="0.000141597489943161" calcext:value-type="float">
            <text:p>0.00014</text:p>
          </table:table-cell>
          <table:table-cell table:style-name="ce9" table:formula="of:=-LN([.G1046])-[.F1046]^2/[.G1046]" office:value-type="float" office:value="8.85960378176805" calcext:value-type="float">
            <text:p>8.8596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03" calcext:value-type="date">
            <text:p>2019-09-03</text:p>
          </table:table-cell>
          <table:table-cell table:style-name="ce5" office:value-type="float" office:value="2909.01" calcext:value-type="float">
            <text:p>2,909.01</text:p>
          </table:table-cell>
          <table:table-cell table:style-name="ce5" office:value-type="float" office:value="2914.39" calcext:value-type="float">
            <text:p>2,914.39</text:p>
          </table:table-cell>
          <table:table-cell table:style-name="ce5" office:value-type="float" office:value="2891.85" calcext:value-type="float">
            <text:p>2,891.85</text:p>
          </table:table-cell>
          <table:table-cell table:style-name="ce5" office:value-type="float" office:value="2906.27" calcext:value-type="float">
            <text:p>2,906.27</text:p>
          </table:table-cell>
          <table:table-cell table:style-name="ce9" table:formula="of:=([.E1047]-[.E1046])/[.E1046]" office:value-type="float" office:value="-0.00689912043902874" calcext:value-type="float">
            <text:p>-0.00690</text:p>
          </table:table-cell>
          <table:table-cell table:style-name="ce9" table:formula="of:=[.$K$2]+[.$K$3]*[.F1046]^2+[.$K$4]*[.G1046]" office:value-type="float" office:value="0.000109929304048568" calcext:value-type="float">
            <text:p>0.00011</text:p>
          </table:table-cell>
          <table:table-cell table:style-name="ce9" table:formula="of:=-LN([.G1047])-[.F1047]^2/[.G1047]" office:value-type="float" office:value="8.68268696927226" calcext:value-type="float">
            <text:p>8.6826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04" calcext:value-type="date">
            <text:p>2019-09-04</text:p>
          </table:table-cell>
          <table:table-cell table:style-name="ce5" office:value-type="float" office:value="2924.67" calcext:value-type="float">
            <text:p>2,924.67</text:p>
          </table:table-cell>
          <table:table-cell table:style-name="ce5" office:value-type="float" office:value="2938.84" calcext:value-type="float">
            <text:p>2,938.84</text:p>
          </table:table-cell>
          <table:table-cell table:style-name="ce5" office:value-type="float" office:value="2921.86" calcext:value-type="float">
            <text:p>2,921.86</text:p>
          </table:table-cell>
          <table:table-cell table:style-name="ce5" office:value-type="float" office:value="2937.78" calcext:value-type="float">
            <text:p>2,937.78</text:p>
          </table:table-cell>
          <table:table-cell table:style-name="ce9" table:formula="of:=([.E1048]-[.E1047])/[.E1047]" office:value-type="float" office:value="0.0108420759254991" calcext:value-type="float">
            <text:p>0.01084</text:p>
          </table:table-cell>
          <table:table-cell table:style-name="ce9" table:formula="of:=[.$K$2]+[.$K$3]*[.F1047]^2+[.$K$4]*[.G1047]" office:value-type="float" office:value="0.0000968144878495286" calcext:value-type="float">
            <text:p>0.00010</text:p>
          </table:table-cell>
          <table:table-cell table:style-name="ce9" table:formula="of:=-LN([.G1048])-[.F1048]^2/[.G1048]" office:value-type="float" office:value="8.02852982170434" calcext:value-type="float">
            <text:p>8.0285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05" calcext:value-type="date">
            <text:p>2019-09-05</text:p>
          </table:table-cell>
          <table:table-cell table:style-name="ce5" office:value-type="float" office:value="2960.6" calcext:value-type="float">
            <text:p>2,960.60</text:p>
          </table:table-cell>
          <table:table-cell table:style-name="ce5" office:value-type="float" office:value="2985.86" calcext:value-type="float">
            <text:p>2,985.86</text:p>
          </table:table-cell>
          <table:table-cell table:style-name="ce5" office:value-type="float" office:value="2960.6" calcext:value-type="float">
            <text:p>2,960.60</text:p>
          </table:table-cell>
          <table:table-cell table:style-name="ce5" office:value-type="float" office:value="2976" calcext:value-type="float">
            <text:p>2,976.00</text:p>
          </table:table-cell>
          <table:table-cell table:style-name="ce9" table:formula="of:=([.E1049]-[.E1048])/[.E1048]" office:value-type="float" office:value="0.01300982374446" calcext:value-type="float">
            <text:p>0.01301</text:p>
          </table:table-cell>
          <table:table-cell table:style-name="ce9" table:formula="of:=[.$K$2]+[.$K$3]*[.F1048]^2+[.$K$4]*[.G1048]" office:value-type="float" office:value="0.00010266508813058" calcext:value-type="float">
            <text:p>0.00010</text:p>
          </table:table-cell>
          <table:table-cell table:style-name="ce9" table:formula="of:=-LN([.G1049])-[.F1049]^2/[.G1049]" office:value-type="float" office:value="7.53542042356084" calcext:value-type="float">
            <text:p>7.5354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06" calcext:value-type="date">
            <text:p>2019-09-06</text:p>
          </table:table-cell>
          <table:table-cell table:style-name="ce5" office:value-type="float" office:value="2980.33" calcext:value-type="float">
            <text:p>2,980.33</text:p>
          </table:table-cell>
          <table:table-cell table:style-name="ce5" office:value-type="float" office:value="2985.03" calcext:value-type="float">
            <text:p>2,985.03</text:p>
          </table:table-cell>
          <table:table-cell table:style-name="ce5" office:value-type="float" office:value="2972.51" calcext:value-type="float">
            <text:p>2,972.51</text:p>
          </table:table-cell>
          <table:table-cell table:style-name="ce5" office:value-type="float" office:value="2978.71" calcext:value-type="float">
            <text:p>2,978.71</text:p>
          </table:table-cell>
          <table:table-cell table:style-name="ce9" table:formula="of:=([.E1050]-[.E1049])/[.E1049]" office:value-type="float" office:value="0.000910618279569905" calcext:value-type="float">
            <text:p>0.00091</text:p>
          </table:table-cell>
          <table:table-cell table:style-name="ce9" table:formula="of:=[.$K$2]+[.$K$3]*[.F1049]^2+[.$K$4]*[.G1049]" office:value-type="float" office:value="0.000118610057803094" calcext:value-type="float">
            <text:p>0.00012</text:p>
          </table:table-cell>
          <table:table-cell table:style-name="ce9" table:formula="of:=-LN([.G1050])-[.F1050]^2/[.G1050]" office:value-type="float" office:value="9.03267807889051" calcext:value-type="float">
            <text:p>9.0326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09" calcext:value-type="date">
            <text:p>2019-09-09</text:p>
          </table:table-cell>
          <table:table-cell table:style-name="ce5" office:value-type="float" office:value="2988.43" calcext:value-type="float">
            <text:p>2,988.43</text:p>
          </table:table-cell>
          <table:table-cell table:style-name="ce5" office:value-type="float" office:value="2989.43" calcext:value-type="float">
            <text:p>2,989.43</text:p>
          </table:table-cell>
          <table:table-cell table:style-name="ce5" office:value-type="float" office:value="2969.39" calcext:value-type="float">
            <text:p>2,969.39</text:p>
          </table:table-cell>
          <table:table-cell table:style-name="ce5" office:value-type="float" office:value="2978.43" calcext:value-type="float">
            <text:p>2,978.43</text:p>
          </table:table-cell>
          <table:table-cell table:style-name="ce9" table:formula="of:=([.E1051]-[.E1050])/[.E1050]" office:value-type="float" office:value="-0.0000940004230019707" calcext:value-type="float">
            <text:p>-0.00009</text:p>
          </table:table-cell>
          <table:table-cell table:style-name="ce9" table:formula="of:=[.$K$2]+[.$K$3]*[.F1050]^2+[.$K$4]*[.G1050]" office:value-type="float" office:value="0.0000928375260783975" calcext:value-type="float">
            <text:p>0.00009</text:p>
          </table:table-cell>
          <table:table-cell table:style-name="ce9" table:formula="of:=-LN([.G1051])-[.F1051]^2/[.G1051]" office:value-type="float" office:value="9.28456444617865" calcext:value-type="float">
            <text:p>9.2845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10" calcext:value-type="date">
            <text:p>2019-09-10</text:p>
          </table:table-cell>
          <table:table-cell table:style-name="ce5" office:value-type="float" office:value="2971.01" calcext:value-type="float">
            <text:p>2,971.01</text:p>
          </table:table-cell>
          <table:table-cell table:style-name="ce5" office:value-type="float" office:value="2979.39" calcext:value-type="float">
            <text:p>2,979.39</text:p>
          </table:table-cell>
          <table:table-cell table:style-name="ce5" office:value-type="float" office:value="2957.01" calcext:value-type="float">
            <text:p>2,957.01</text:p>
          </table:table-cell>
          <table:table-cell table:style-name="ce5" office:value-type="float" office:value="2979.39" calcext:value-type="float">
            <text:p>2,979.39</text:p>
          </table:table-cell>
          <table:table-cell table:style-name="ce9" table:formula="of:=([.E1052]-[.E1051])/[.E1051]" office:value-type="float" office:value="0.000322317462555788" calcext:value-type="float">
            <text:p>0.00032</text:p>
          </table:table-cell>
          <table:table-cell table:style-name="ce9" table:formula="of:=[.$K$2]+[.$K$3]*[.F1051]^2+[.$K$4]*[.G1051]" office:value-type="float" office:value="0.0000733869766858552" calcext:value-type="float">
            <text:p>0.00007</text:p>
          </table:table-cell>
          <table:table-cell table:style-name="ce9" table:formula="of:=-LN([.G1052])-[.F1052]^2/[.G1052]" office:value-type="float" office:value="9.51834844096539" calcext:value-type="float">
            <text:p>9.5183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11" calcext:value-type="date">
            <text:p>2019-09-11</text:p>
          </table:table-cell>
          <table:table-cell table:style-name="ce5" office:value-type="float" office:value="2981.41" calcext:value-type="float">
            <text:p>2,981.41</text:p>
          </table:table-cell>
          <table:table-cell table:style-name="ce5" office:value-type="float" office:value="3000.93" calcext:value-type="float">
            <text:p>3,000.93</text:p>
          </table:table-cell>
          <table:table-cell table:style-name="ce5" office:value-type="float" office:value="2975.31" calcext:value-type="float">
            <text:p>2,975.31</text:p>
          </table:table-cell>
          <table:table-cell table:style-name="ce5" office:value-type="float" office:value="3000.93" calcext:value-type="float">
            <text:p>3,000.93</text:p>
          </table:table-cell>
          <table:table-cell table:style-name="ce9" table:formula="of:=([.E1053]-[.E1052])/[.E1052]" office:value-type="float" office:value="0.00722966781790902" calcext:value-type="float">
            <text:p>0.00723</text:p>
          </table:table-cell>
          <table:table-cell table:style-name="ce9" table:formula="of:=[.$K$2]+[.$K$3]*[.F1052]^2+[.$K$4]*[.G1052]" office:value-type="float" office:value="0.0000588674653994061" calcext:value-type="float">
            <text:p>0.00006</text:p>
          </table:table-cell>
          <table:table-cell table:style-name="ce9" table:formula="of:=-LN([.G1053])-[.F1053]^2/[.G1053]" office:value-type="float" office:value="8.85232752401885" calcext:value-type="float">
            <text:p>8.8523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12" calcext:value-type="date">
            <text:p>2019-09-12</text:p>
          </table:table-cell>
          <table:table-cell table:style-name="ce5" office:value-type="float" office:value="3009.08" calcext:value-type="float">
            <text:p>3,009.08</text:p>
          </table:table-cell>
          <table:table-cell table:style-name="ce5" office:value-type="float" office:value="3020.74" calcext:value-type="float">
            <text:p>3,020.74</text:p>
          </table:table-cell>
          <table:table-cell table:style-name="ce5" office:value-type="float" office:value="3000.92" calcext:value-type="float">
            <text:p>3,000.92</text:p>
          </table:table-cell>
          <table:table-cell table:style-name="ce5" office:value-type="float" office:value="3009.57" calcext:value-type="float">
            <text:p>3,009.57</text:p>
          </table:table-cell>
          <table:table-cell table:style-name="ce9" table:formula="of:=([.E1054]-[.E1053])/[.E1053]" office:value-type="float" office:value="0.00287910747668234" calcext:value-type="float">
            <text:p>0.00288</text:p>
          </table:table-cell>
          <table:table-cell table:style-name="ce9" table:formula="of:=[.$K$2]+[.$K$3]*[.F1053]^2+[.$K$4]*[.G1053]" office:value-type="float" office:value="0.0000596869973585004" calcext:value-type="float">
            <text:p>0.00006</text:p>
          </table:table-cell>
          <table:table-cell table:style-name="ce9" table:formula="of:=-LN([.G1054])-[.F1054]^2/[.G1054]" office:value-type="float" office:value="9.58751753930563" calcext:value-type="float">
            <text:p>9.5875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13" calcext:value-type="date">
            <text:p>2019-09-13</text:p>
          </table:table-cell>
          <table:table-cell table:style-name="ce5" office:value-type="float" office:value="3012.21" calcext:value-type="float">
            <text:p>3,012.21</text:p>
          </table:table-cell>
          <table:table-cell table:style-name="ce5" office:value-type="float" office:value="3017.33" calcext:value-type="float">
            <text:p>3,017.33</text:p>
          </table:table-cell>
          <table:table-cell table:style-name="ce5" office:value-type="float" office:value="3002.9" calcext:value-type="float">
            <text:p>3,002.90</text:p>
          </table:table-cell>
          <table:table-cell table:style-name="ce5" office:value-type="float" office:value="3007.39" calcext:value-type="float">
            <text:p>3,007.39</text:p>
          </table:table-cell>
          <table:table-cell table:style-name="ce9" table:formula="of:=([.E1055]-[.E1054])/[.E1054]" office:value-type="float" office:value="-0.000724355971118894" calcext:value-type="float">
            <text:p>-0.00072</text:p>
          </table:table-cell>
          <table:table-cell table:style-name="ce9" table:formula="of:=[.$K$2]+[.$K$3]*[.F1054]^2+[.$K$4]*[.G1054]" office:value-type="float" office:value="0.0000504575047566367" calcext:value-type="float">
            <text:p>0.00005</text:p>
          </table:table-cell>
          <table:table-cell table:style-name="ce9" table:formula="of:=-LN([.G1055])-[.F1055]^2/[.G1055]" office:value-type="float" office:value="9.88398038337841" calcext:value-type="float">
            <text:p>9.8839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16" calcext:value-type="date">
            <text:p>2019-09-16</text:p>
          </table:table-cell>
          <table:table-cell table:style-name="ce5" office:value-type="float" office:value="2996.41" calcext:value-type="float">
            <text:p>2,996.41</text:p>
          </table:table-cell>
          <table:table-cell table:style-name="ce5" office:value-type="float" office:value="3002.19" calcext:value-type="float">
            <text:p>3,002.19</text:p>
          </table:table-cell>
          <table:table-cell table:style-name="ce5" office:value-type="float" office:value="2990.67" calcext:value-type="float">
            <text:p>2,990.67</text:p>
          </table:table-cell>
          <table:table-cell table:style-name="ce5" office:value-type="float" office:value="2997.96" calcext:value-type="float">
            <text:p>2,997.96</text:p>
          </table:table-cell>
          <table:table-cell table:style-name="ce9" table:formula="of:=([.E1056]-[.E1055])/[.E1055]" office:value-type="float" office:value="-0.00313560928246747" calcext:value-type="float">
            <text:p>-0.00314</text:p>
          </table:table-cell>
          <table:table-cell table:style-name="ce9" table:formula="of:=[.$K$2]+[.$K$3]*[.F1055]^2+[.$K$4]*[.G1055]" office:value-type="float" office:value="0.0000418200923346252" calcext:value-type="float">
            <text:p>0.00004</text:p>
          </table:table-cell>
          <table:table-cell table:style-name="ce9" table:formula="of:=-LN([.G1056])-[.F1056]^2/[.G1056]" office:value-type="float" office:value="9.84703026380511" calcext:value-type="float">
            <text:p>9.8470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17" calcext:value-type="date">
            <text:p>2019-09-17</text:p>
          </table:table-cell>
          <table:table-cell table:style-name="ce5" office:value-type="float" office:value="2995.67" calcext:value-type="float">
            <text:p>2,995.67</text:p>
          </table:table-cell>
          <table:table-cell table:style-name="ce5" office:value-type="float" office:value="3006.21" calcext:value-type="float">
            <text:p>3,006.21</text:p>
          </table:table-cell>
          <table:table-cell table:style-name="ce5" office:value-type="float" office:value="2993.73" calcext:value-type="float">
            <text:p>2,993.73</text:p>
          </table:table-cell>
          <table:table-cell table:style-name="ce5" office:value-type="float" office:value="3005.7" calcext:value-type="float">
            <text:p>3,005.70</text:p>
          </table:table-cell>
          <table:table-cell table:style-name="ce9" table:formula="of:=([.E1057]-[.E1056])/[.E1056]" office:value-type="float" office:value="0.00258175559380371" calcext:value-type="float">
            <text:p>0.00258</text:p>
          </table:table-cell>
          <table:table-cell table:style-name="ce9" table:formula="of:=[.$K$2]+[.$K$3]*[.F1056]^2+[.$K$4]*[.G1056]" office:value-type="float" office:value="0.000037445882142003" calcext:value-type="float">
            <text:p>0.00004</text:p>
          </table:table-cell>
          <table:table-cell table:style-name="ce9" table:formula="of:=-LN([.G1057])-[.F1057]^2/[.G1057]" office:value-type="float" office:value="10.0146112752135" calcext:value-type="float">
            <text:p>10.0146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18" calcext:value-type="date">
            <text:p>2019-09-18</text:p>
          </table:table-cell>
          <table:table-cell table:style-name="ce5" office:value-type="float" office:value="3001.5" calcext:value-type="float">
            <text:p>3,001.50</text:p>
          </table:table-cell>
          <table:table-cell table:style-name="ce5" office:value-type="float" office:value="3007.83" calcext:value-type="float">
            <text:p>3,007.83</text:p>
          </table:table-cell>
          <table:table-cell table:style-name="ce5" office:value-type="float" office:value="2978.57" calcext:value-type="float">
            <text:p>2,978.57</text:p>
          </table:table-cell>
          <table:table-cell table:style-name="ce5" office:value-type="float" office:value="3006.73" calcext:value-type="float">
            <text:p>3,006.73</text:p>
          </table:table-cell>
          <table:table-cell table:style-name="ce9" table:formula="of:=([.E1058]-[.E1057])/[.E1057]" office:value-type="float" office:value="0.000342682237082942" calcext:value-type="float">
            <text:p>0.00034</text:p>
          </table:table-cell>
          <table:table-cell table:style-name="ce9" table:formula="of:=[.$K$2]+[.$K$3]*[.F1057]^2+[.$K$4]*[.G1057]" office:value-type="float" office:value="0.000033467163959384" calcext:value-type="float">
            <text:p>0.00003</text:p>
          </table:table-cell>
          <table:table-cell table:style-name="ce9" table:formula="of:=-LN([.G1058])-[.F1058]^2/[.G1058]" office:value-type="float" office:value="10.3014369344033" calcext:value-type="float">
            <text:p>10.3014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19" calcext:value-type="date">
            <text:p>2019-09-19</text:p>
          </table:table-cell>
          <table:table-cell table:style-name="ce5" office:value-type="float" office:value="3010.36" calcext:value-type="float">
            <text:p>3,010.36</text:p>
          </table:table-cell>
          <table:table-cell table:style-name="ce5" office:value-type="float" office:value="3021.99" calcext:value-type="float">
            <text:p>3,021.99</text:p>
          </table:table-cell>
          <table:table-cell table:style-name="ce5" office:value-type="float" office:value="3003.16" calcext:value-type="float">
            <text:p>3,003.16</text:p>
          </table:table-cell>
          <table:table-cell table:style-name="ce5" office:value-type="float" office:value="3006.79" calcext:value-type="float">
            <text:p>3,006.79</text:p>
          </table:table-cell>
          <table:table-cell table:style-name="ce9" table:formula="of:=([.E1059]-[.E1058])/[.E1058]" office:value-type="float" office:value="0.000019955233758916" calcext:value-type="float">
            <text:p>0.00002</text:p>
          </table:table-cell>
          <table:table-cell table:style-name="ce9" table:formula="of:=[.$K$2]+[.$K$3]*[.F1058]^2+[.$K$4]*[.G1058]" office:value-type="float" office:value="0.0000290273622929206" calcext:value-type="float">
            <text:p>0.00003</text:p>
          </table:table-cell>
          <table:table-cell table:style-name="ce9" table:formula="of:=-LN([.G1059])-[.F1059]^2/[.G1059]" office:value-type="float" office:value="10.4472579269956" calcext:value-type="float">
            <text:p>10.4472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20" calcext:value-type="date">
            <text:p>2019-09-20</text:p>
          </table:table-cell>
          <table:table-cell table:style-name="ce5" office:value-type="float" office:value="3008.42" calcext:value-type="float">
            <text:p>3,008.42</text:p>
          </table:table-cell>
          <table:table-cell table:style-name="ce5" office:value-type="float" office:value="3016.37" calcext:value-type="float">
            <text:p>3,016.37</text:p>
          </table:table-cell>
          <table:table-cell table:style-name="ce5" office:value-type="float" office:value="2984.68" calcext:value-type="float">
            <text:p>2,984.68</text:p>
          </table:table-cell>
          <table:table-cell table:style-name="ce5" office:value-type="float" office:value="2992.07" calcext:value-type="float">
            <text:p>2,992.07</text:p>
          </table:table-cell>
          <table:table-cell table:style-name="ce9" table:formula="of:=([.E1060]-[.E1059])/[.E1059]" office:value-type="float" office:value="-0.00489558632295564" calcext:value-type="float">
            <text:p>-0.00490</text:p>
          </table:table-cell>
          <table:table-cell table:style-name="ce9" table:formula="of:=[.$K$2]+[.$K$3]*[.F1059]^2+[.$K$4]*[.G1059]" office:value-type="float" office:value="0.0000256820775377683" calcext:value-type="float">
            <text:p>0.00003</text:p>
          </table:table-cell>
          <table:table-cell table:style-name="ce9" table:formula="of:=-LN([.G1060])-[.F1060]^2/[.G1060]" office:value-type="float" office:value="9.63650742023593" calcext:value-type="float">
            <text:p>9.6365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23" calcext:value-type="date">
            <text:p>2019-09-23</text:p>
          </table:table-cell>
          <table:table-cell table:style-name="ce5" office:value-type="float" office:value="2983.5" calcext:value-type="float">
            <text:p>2,983.50</text:p>
          </table:table-cell>
          <table:table-cell table:style-name="ce5" office:value-type="float" office:value="2999.15" calcext:value-type="float">
            <text:p>2,999.15</text:p>
          </table:table-cell>
          <table:table-cell table:style-name="ce5" office:value-type="float" office:value="2982.23" calcext:value-type="float">
            <text:p>2,982.23</text:p>
          </table:table-cell>
          <table:table-cell table:style-name="ce5" office:value-type="float" office:value="2991.78" calcext:value-type="float">
            <text:p>2,991.78</text:p>
          </table:table-cell>
          <table:table-cell table:style-name="ce9" table:formula="of:=([.E1061]-[.E1060])/[.E1060]" office:value-type="float" office:value="-0.0000969228661094037" calcext:value-type="float">
            <text:p>-0.00010</text:p>
          </table:table-cell>
          <table:table-cell table:style-name="ce9" table:formula="of:=[.$K$2]+[.$K$3]*[.F1060]^2+[.$K$4]*[.G1060]" office:value-type="float" office:value="0.0000285447248187993" calcext:value-type="float">
            <text:p>0.00003</text:p>
          </table:table-cell>
          <table:table-cell table:style-name="ce9" table:formula="of:=-LN([.G1061])-[.F1061]^2/[.G1061]" office:value-type="float" office:value="10.4637093097984" calcext:value-type="float">
            <text:p>10.4637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24" calcext:value-type="date">
            <text:p>2019-09-24</text:p>
          </table:table-cell>
          <table:table-cell table:style-name="ce5" office:value-type="float" office:value="3002.43" calcext:value-type="float">
            <text:p>3,002.43</text:p>
          </table:table-cell>
          <table:table-cell table:style-name="ce5" office:value-type="float" office:value="3007.98" calcext:value-type="float">
            <text:p>3,007.98</text:p>
          </table:table-cell>
          <table:table-cell table:style-name="ce5" office:value-type="float" office:value="2957.73" calcext:value-type="float">
            <text:p>2,957.73</text:p>
          </table:table-cell>
          <table:table-cell table:style-name="ce5" office:value-type="float" office:value="2966.6" calcext:value-type="float">
            <text:p>2,966.60</text:p>
          </table:table-cell>
          <table:table-cell table:style-name="ce9" table:formula="of:=([.E1062]-[.E1061])/[.E1061]" office:value-type="float" office:value="-0.00841639425358826" calcext:value-type="float">
            <text:p>-0.00842</text:p>
          </table:table-cell>
          <table:table-cell table:style-name="ce9" table:formula="of:=[.$K$2]+[.$K$3]*[.F1061]^2+[.$K$4]*[.G1061]" office:value-type="float" office:value="0.0000253232820666992" calcext:value-type="float">
            <text:p>0.00003</text:p>
          </table:table-cell>
          <table:table-cell table:style-name="ce9" table:formula="of:=-LN([.G1062])-[.F1062]^2/[.G1062]" office:value-type="float" office:value="7.78653075901276" calcext:value-type="float">
            <text:p>7.7865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25" calcext:value-type="date">
            <text:p>2019-09-25</text:p>
          </table:table-cell>
          <table:table-cell table:style-name="ce5" office:value-type="float" office:value="2968.35" calcext:value-type="float">
            <text:p>2,968.35</text:p>
          </table:table-cell>
          <table:table-cell table:style-name="ce5" office:value-type="float" office:value="2989.82" calcext:value-type="float">
            <text:p>2,989.82</text:p>
          </table:table-cell>
          <table:table-cell table:style-name="ce5" office:value-type="float" office:value="2952.86" calcext:value-type="float">
            <text:p>2,952.86</text:p>
          </table:table-cell>
          <table:table-cell table:style-name="ce5" office:value-type="float" office:value="2984.87" calcext:value-type="float">
            <text:p>2,984.87</text:p>
          </table:table-cell>
          <table:table-cell table:style-name="ce9" table:formula="of:=([.E1063]-[.E1062])/[.E1062]" office:value-type="float" office:value="0.00615856536101934" calcext:value-type="float">
            <text:p>0.00616</text:p>
          </table:table-cell>
          <table:table-cell table:style-name="ce9" table:formula="of:=[.$K$2]+[.$K$3]*[.F1062]^2+[.$K$4]*[.G1062]" office:value-type="float" office:value="0.0000387654353092155" calcext:value-type="float">
            <text:p>0.00004</text:p>
          </table:table-cell>
          <table:table-cell table:style-name="ce9" table:formula="of:=-LN([.G1063])-[.F1063]^2/[.G1063]" office:value-type="float" office:value="9.17958605494464" calcext:value-type="float">
            <text:p>9.1795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26" calcext:value-type="date">
            <text:p>2019-09-26</text:p>
          </table:table-cell>
          <table:table-cell table:style-name="ce5" office:value-type="float" office:value="2985.73" calcext:value-type="float">
            <text:p>2,985.73</text:p>
          </table:table-cell>
          <table:table-cell table:style-name="ce5" office:value-type="float" office:value="2987.28" calcext:value-type="float">
            <text:p>2,987.28</text:p>
          </table:table-cell>
          <table:table-cell table:style-name="ce5" office:value-type="float" office:value="2963.71" calcext:value-type="float">
            <text:p>2,963.71</text:p>
          </table:table-cell>
          <table:table-cell table:style-name="ce5" office:value-type="float" office:value="2977.62" calcext:value-type="float">
            <text:p>2,977.62</text:p>
          </table:table-cell>
          <table:table-cell table:style-name="ce9" table:formula="of:=([.E1064]-[.E1063])/[.E1063]" office:value-type="float" office:value="-0.00242891650222623" calcext:value-type="float">
            <text:p>-0.00243</text:p>
          </table:table-cell>
          <table:table-cell table:style-name="ce9" table:formula="of:=[.$K$2]+[.$K$3]*[.F1063]^2+[.$K$4]*[.G1063]" office:value-type="float" office:value="0.0000414499524677373" calcext:value-type="float">
            <text:p>0.00004</text:p>
          </table:table-cell>
          <table:table-cell table:style-name="ce9" table:formula="of:=-LN([.G1064])-[.F1064]^2/[.G1064]" office:value-type="float" office:value="9.94869228777412" calcext:value-type="float">
            <text:p>9.9486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27" calcext:value-type="date">
            <text:p>2019-09-27</text:p>
          </table:table-cell>
          <table:table-cell table:style-name="ce5" office:value-type="float" office:value="2985.47" calcext:value-type="float">
            <text:p>2,985.47</text:p>
          </table:table-cell>
          <table:table-cell table:style-name="ce5" office:value-type="float" office:value="2987.31" calcext:value-type="float">
            <text:p>2,987.31</text:p>
          </table:table-cell>
          <table:table-cell table:style-name="ce5" office:value-type="float" office:value="2945.53" calcext:value-type="float">
            <text:p>2,945.53</text:p>
          </table:table-cell>
          <table:table-cell table:style-name="ce5" office:value-type="float" office:value="2961.79" calcext:value-type="float">
            <text:p>2,961.79</text:p>
          </table:table-cell>
          <table:table-cell table:style-name="ce9" table:formula="of:=([.E1065]-[.E1064])/[.E1064]" office:value-type="float" office:value="-0.00531632646207371" calcext:value-type="float">
            <text:p>-0.00532</text:p>
          </table:table-cell>
          <table:table-cell table:style-name="ce9" table:formula="of:=[.$K$2]+[.$K$3]*[.F1064]^2+[.$K$4]*[.G1064]" office:value-type="float" office:value="0.0000362891282154033" calcext:value-type="float">
            <text:p>0.00004</text:p>
          </table:table-cell>
          <table:table-cell table:style-name="ce9" table:formula="of:=-LN([.G1065])-[.F1065]^2/[.G1065]" office:value-type="float" office:value="9.44515504837753" calcext:value-type="float">
            <text:p>9.4451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09-30" calcext:value-type="date">
            <text:p>2019-09-30</text:p>
          </table:table-cell>
          <table:table-cell table:style-name="ce5" office:value-type="float" office:value="2967.07" calcext:value-type="float">
            <text:p>2,967.07</text:p>
          </table:table-cell>
          <table:table-cell table:style-name="ce5" office:value-type="float" office:value="2983.85" calcext:value-type="float">
            <text:p>2,983.85</text:p>
          </table:table-cell>
          <table:table-cell table:style-name="ce5" office:value-type="float" office:value="2967.07" calcext:value-type="float">
            <text:p>2,967.07</text:p>
          </table:table-cell>
          <table:table-cell table:style-name="ce5" office:value-type="float" office:value="2976.74" calcext:value-type="float">
            <text:p>2,976.74</text:p>
          </table:table-cell>
          <table:table-cell table:style-name="ce9" table:formula="of:=([.E1066]-[.E1065])/[.E1065]" office:value-type="float" office:value="0.00504762322784526" calcext:value-type="float">
            <text:p>0.00505</text:p>
          </table:table-cell>
          <table:table-cell table:style-name="ce9" table:formula="of:=[.$K$2]+[.$K$3]*[.F1065]^2+[.$K$4]*[.G1065]" office:value-type="float" office:value="0.0000374358523546883" calcext:value-type="float">
            <text:p>0.00004</text:p>
          </table:table-cell>
          <table:table-cell table:style-name="ce9" table:formula="of:=-LN([.G1066])-[.F1066]^2/[.G1066]" office:value-type="float" office:value="9.51229079885361" calcext:value-type="float">
            <text:p>9.5122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01" calcext:value-type="date">
            <text:p>2019-10-01</text:p>
          </table:table-cell>
          <table:table-cell table:style-name="ce5" office:value-type="float" office:value="2983.69" calcext:value-type="float">
            <text:p>2,983.69</text:p>
          </table:table-cell>
          <table:table-cell table:style-name="ce5" office:value-type="float" office:value="2992.53" calcext:value-type="float">
            <text:p>2,992.53</text:p>
          </table:table-cell>
          <table:table-cell table:style-name="ce5" office:value-type="float" office:value="2938.7" calcext:value-type="float">
            <text:p>2,938.70</text:p>
          </table:table-cell>
          <table:table-cell table:style-name="ce5" office:value-type="float" office:value="2940.25" calcext:value-type="float">
            <text:p>2,940.25</text:p>
          </table:table-cell>
          <table:table-cell table:style-name="ce9" table:formula="of:=([.E1067]-[.E1066])/[.E1066]" office:value-type="float" office:value="-0.012258376613342" calcext:value-type="float">
            <text:p>-0.01226</text:p>
          </table:table-cell>
          <table:table-cell table:style-name="ce9" table:formula="of:=[.$K$2]+[.$K$3]*[.F1066]^2+[.$K$4]*[.G1066]" office:value-type="float" office:value="0.0000376698922022724" calcext:value-type="float">
            <text:p>0.00004</text:p>
          </table:table-cell>
          <table:table-cell table:style-name="ce9" table:formula="of:=-LN([.G1067])-[.F1067]^2/[.G1067]" office:value-type="float" office:value="6.19758045159834" calcext:value-type="float">
            <text:p>6.1975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02" calcext:value-type="date">
            <text:p>2019-10-02</text:p>
          </table:table-cell>
          <table:table-cell table:number-columns-repeated="2" table:style-name="ce5" office:value-type="float" office:value="2924.78" calcext:value-type="float">
            <text:p>2,924.78</text:p>
          </table:table-cell>
          <table:table-cell table:style-name="ce5" office:value-type="float" office:value="2874.93" calcext:value-type="float">
            <text:p>2,874.93</text:p>
          </table:table-cell>
          <table:table-cell table:style-name="ce5" office:value-type="float" office:value="2887.61" calcext:value-type="float">
            <text:p>2,887.61</text:p>
          </table:table-cell>
          <table:table-cell table:style-name="ce9" table:formula="of:=([.E1068]-[.E1067])/[.E1067]" office:value-type="float" office:value="-0.0179032395204489" calcext:value-type="float">
            <text:p>-0.01790</text:p>
          </table:table-cell>
          <table:table-cell table:style-name="ce9" table:formula="of:=[.$K$2]+[.$K$3]*[.F1067]^2+[.$K$4]*[.G1067]" office:value-type="float" office:value="0.0000657718261404539" calcext:value-type="float">
            <text:p>0.00007</text:p>
          </table:table-cell>
          <table:table-cell table:style-name="ce9" table:formula="of:=-LN([.G1068])-[.F1068]^2/[.G1068]" office:value-type="float" office:value="4.75601678094802" calcext:value-type="float">
            <text:p>4.7560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03" calcext:value-type="date">
            <text:p>2019-10-03</text:p>
          </table:table-cell>
          <table:table-cell table:style-name="ce5" office:value-type="float" office:value="2885.38" calcext:value-type="float">
            <text:p>2,885.38</text:p>
          </table:table-cell>
          <table:table-cell table:style-name="ce5" office:value-type="float" office:value="2911.13" calcext:value-type="float">
            <text:p>2,911.13</text:p>
          </table:table-cell>
          <table:table-cell table:style-name="ce5" office:value-type="float" office:value="2855.94" calcext:value-type="float">
            <text:p>2,855.94</text:p>
          </table:table-cell>
          <table:table-cell table:style-name="ce5" office:value-type="float" office:value="2910.63" calcext:value-type="float">
            <text:p>2,910.63</text:p>
          </table:table-cell>
          <table:table-cell table:style-name="ce9" table:formula="of:=([.E1069]-[.E1068])/[.E1068]" office:value-type="float" office:value="0.00797199067741142" calcext:value-type="float">
            <text:p>0.00797</text:p>
          </table:table-cell>
          <table:table-cell table:style-name="ce9" table:formula="of:=[.$K$2]+[.$K$3]*[.F1068]^2+[.$K$4]*[.G1068]" office:value-type="float" office:value="0.00012488277630479" calcext:value-type="float">
            <text:p>0.00012</text:p>
          </table:table-cell>
          <table:table-cell table:style-name="ce9" table:formula="of:=-LN([.G1069])-[.F1069]^2/[.G1069]" office:value-type="float" office:value="8.47923672780279" calcext:value-type="float">
            <text:p>8.4792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04" calcext:value-type="date">
            <text:p>2019-10-04</text:p>
          </table:table-cell>
          <table:table-cell table:style-name="ce5" office:value-type="float" office:value="2918.56" calcext:value-type="float">
            <text:p>2,918.56</text:p>
          </table:table-cell>
          <table:table-cell table:style-name="ce5" office:value-type="float" office:value="2953.74" calcext:value-type="float">
            <text:p>2,953.74</text:p>
          </table:table-cell>
          <table:table-cell table:style-name="ce5" office:value-type="float" office:value="2918.56" calcext:value-type="float">
            <text:p>2,918.56</text:p>
          </table:table-cell>
          <table:table-cell table:style-name="ce5" office:value-type="float" office:value="2952.01" calcext:value-type="float">
            <text:p>2,952.01</text:p>
          </table:table-cell>
          <table:table-cell table:style-name="ce9" table:formula="of:=([.E1070]-[.E1069])/[.E1069]" office:value-type="float" office:value="0.0142168533960002" calcext:value-type="float">
            <text:p>0.01422</text:p>
          </table:table-cell>
          <table:table-cell table:style-name="ce9" table:formula="of:=[.$K$2]+[.$K$3]*[.F1069]^2+[.$K$4]*[.G1069]" office:value-type="float" office:value="0.000111563926186891" calcext:value-type="float">
            <text:p>0.00011</text:p>
          </table:table-cell>
          <table:table-cell table:style-name="ce9" table:formula="of:=-LN([.G1070])-[.F1070]^2/[.G1070]" office:value-type="float" office:value="7.2892257508592" calcext:value-type="float">
            <text:p>7.2892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07" calcext:value-type="date">
            <text:p>2019-10-07</text:p>
          </table:table-cell>
          <table:table-cell table:style-name="ce5" office:value-type="float" office:value="2944.23" calcext:value-type="float">
            <text:p>2,944.23</text:p>
          </table:table-cell>
          <table:table-cell table:style-name="ce5" office:value-type="float" office:value="2959.75" calcext:value-type="float">
            <text:p>2,959.75</text:p>
          </table:table-cell>
          <table:table-cell table:style-name="ce5" office:value-type="float" office:value="2935.68" calcext:value-type="float">
            <text:p>2,935.68</text:p>
          </table:table-cell>
          <table:table-cell table:style-name="ce5" office:value-type="float" office:value="2938.79" calcext:value-type="float">
            <text:p>2,938.79</text:p>
          </table:table-cell>
          <table:table-cell table:style-name="ce9" table:formula="of:=([.E1071]-[.E1070])/[.E1070]" office:value-type="float" office:value="-0.00447830461278934" calcext:value-type="float">
            <text:p>-0.00448</text:p>
          </table:table-cell>
          <table:table-cell table:style-name="ce9" table:formula="of:=[.$K$2]+[.$K$3]*[.F1070]^2+[.$K$4]*[.G1070]" office:value-type="float" office:value="0.00013261722481875" calcext:value-type="float">
            <text:p>0.00013</text:p>
          </table:table-cell>
          <table:table-cell table:style-name="ce9" table:formula="of:=-LN([.G1071])-[.F1071]^2/[.G1071]" office:value-type="float" office:value="8.77681728821089" calcext:value-type="float">
            <text:p>8.7768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08" calcext:value-type="date">
            <text:p>2019-10-08</text:p>
          </table:table-cell>
          <table:table-cell table:style-name="ce5" office:value-type="float" office:value="2920.4" calcext:value-type="float">
            <text:p>2,920.40</text:p>
          </table:table-cell>
          <table:table-cell table:style-name="ce5" office:value-type="float" office:value="2925.47" calcext:value-type="float">
            <text:p>2,925.47</text:p>
          </table:table-cell>
          <table:table-cell table:style-name="ce5" office:value-type="float" office:value="2892.66" calcext:value-type="float">
            <text:p>2,892.66</text:p>
          </table:table-cell>
          <table:table-cell table:style-name="ce5" office:value-type="float" office:value="2893.06" calcext:value-type="float">
            <text:p>2,893.06</text:p>
          </table:table-cell>
          <table:table-cell table:style-name="ce9" table:formula="of:=([.E1072]-[.E1071])/[.E1071]" office:value-type="float" office:value="-0.0155608260542604" calcext:value-type="float">
            <text:p>-0.01556</text:p>
          </table:table-cell>
          <table:table-cell table:style-name="ce9" table:formula="of:=[.$K$2]+[.$K$3]*[.F1071]^2+[.$K$4]*[.G1071]" office:value-type="float" office:value="0.000107611603183305" calcext:value-type="float">
            <text:p>0.00011</text:p>
          </table:table-cell>
          <table:table-cell table:style-name="ce9" table:formula="of:=-LN([.G1072])-[.F1072]^2/[.G1072]" office:value-type="float" office:value="6.88685941336929" calcext:value-type="float">
            <text:p>6.8868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09" calcext:value-type="date">
            <text:p>2019-10-09</text:p>
          </table:table-cell>
          <table:table-cell table:style-name="ce5" office:value-type="float" office:value="2911.1" calcext:value-type="float">
            <text:p>2,911.10</text:p>
          </table:table-cell>
          <table:table-cell table:style-name="ce5" office:value-type="float" office:value="2929.32" calcext:value-type="float">
            <text:p>2,929.32</text:p>
          </table:table-cell>
          <table:table-cell table:style-name="ce5" office:value-type="float" office:value="2907.41" calcext:value-type="float">
            <text:p>2,907.41</text:p>
          </table:table-cell>
          <table:table-cell table:style-name="ce5" office:value-type="float" office:value="2919.4" calcext:value-type="float">
            <text:p>2,919.40</text:p>
          </table:table-cell>
          <table:table-cell table:style-name="ce9" table:formula="of:=([.E1073]-[.E1072])/[.E1072]" office:value-type="float" office:value="0.00910454674289512" calcext:value-type="float">
            <text:p>0.00910</text:p>
          </table:table-cell>
          <table:table-cell table:style-name="ce9" table:formula="of:=[.$K$2]+[.$K$3]*[.F1072]^2+[.$K$4]*[.G1072]" office:value-type="float" office:value="0.000138618841514288" calcext:value-type="float">
            <text:p>0.00014</text:p>
          </table:table-cell>
          <table:table-cell table:style-name="ce9" table:formula="of:=-LN([.G1073])-[.F1073]^2/[.G1073]" office:value-type="float" office:value="8.28579188695247" calcext:value-type="float">
            <text:p>8.2857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10" calcext:value-type="date">
            <text:p>2019-10-10</text:p>
          </table:table-cell>
          <table:table-cell table:style-name="ce5" office:value-type="float" office:value="2918.55" calcext:value-type="float">
            <text:p>2,918.55</text:p>
          </table:table-cell>
          <table:table-cell table:style-name="ce5" office:value-type="float" office:value="2948.46" calcext:value-type="float">
            <text:p>2,948.46</text:p>
          </table:table-cell>
          <table:table-cell table:style-name="ce5" office:value-type="float" office:value="2917.12" calcext:value-type="float">
            <text:p>2,917.12</text:p>
          </table:table-cell>
          <table:table-cell table:style-name="ce5" office:value-type="float" office:value="2938.13" calcext:value-type="float">
            <text:p>2,938.13</text:p>
          </table:table-cell>
          <table:table-cell table:style-name="ce9" table:formula="of:=([.E1074]-[.E1073])/[.E1073]" office:value-type="float" office:value="0.00641570185654587" calcext:value-type="float">
            <text:p>0.00642</text:p>
          </table:table-cell>
          <table:table-cell table:style-name="ce9" table:formula="of:=[.$K$2]+[.$K$3]*[.F1073]^2+[.$K$4]*[.G1073]" office:value-type="float" office:value="0.000126160879671206" calcext:value-type="float">
            <text:p>0.00013</text:p>
          </table:table-cell>
          <table:table-cell table:style-name="ce9" table:formula="of:=-LN([.G1074])-[.F1074]^2/[.G1074]" office:value-type="float" office:value="8.65169278763966" calcext:value-type="float">
            <text:p>8.6516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11" calcext:value-type="date">
            <text:p>2019-10-11</text:p>
          </table:table-cell>
          <table:table-cell table:style-name="ce5" office:value-type="float" office:value="2963.07" calcext:value-type="float">
            <text:p>2,963.07</text:p>
          </table:table-cell>
          <table:table-cell table:style-name="ce5" office:value-type="float" office:value="2993.28" calcext:value-type="float">
            <text:p>2,993.28</text:p>
          </table:table-cell>
          <table:table-cell table:style-name="ce5" office:value-type="float" office:value="2963.07" calcext:value-type="float">
            <text:p>2,963.07</text:p>
          </table:table-cell>
          <table:table-cell table:style-name="ce5" office:value-type="float" office:value="2970.27" calcext:value-type="float">
            <text:p>2,970.27</text:p>
          </table:table-cell>
          <table:table-cell table:style-name="ce9" table:formula="of:=([.E1075]-[.E1074])/[.E1074]" office:value-type="float" office:value="0.0109389305442577" calcext:value-type="float">
            <text:p>0.01094</text:p>
          </table:table-cell>
          <table:table-cell table:style-name="ce9" table:formula="of:=[.$K$2]+[.$K$3]*[.F1074]^2+[.$K$4]*[.G1074]" office:value-type="float" office:value="0.000107508367157194" calcext:value-type="float">
            <text:p>0.00011</text:p>
          </table:table-cell>
          <table:table-cell table:style-name="ce9" table:formula="of:=-LN([.G1075])-[.F1075]^2/[.G1075]" office:value-type="float" office:value="8.02491035808047" calcext:value-type="float">
            <text:p>8.0249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14" calcext:value-type="date">
            <text:p>2019-10-14</text:p>
          </table:table-cell>
          <table:table-cell table:style-name="ce5" office:value-type="float" office:value="2965.81" calcext:value-type="float">
            <text:p>2,965.81</text:p>
          </table:table-cell>
          <table:table-cell table:style-name="ce5" office:value-type="float" office:value="2972.84" calcext:value-type="float">
            <text:p>2,972.84</text:p>
          </table:table-cell>
          <table:table-cell table:style-name="ce5" office:value-type="float" office:value="2962.94" calcext:value-type="float">
            <text:p>2,962.94</text:p>
          </table:table-cell>
          <table:table-cell table:style-name="ce5" office:value-type="float" office:value="2966.15" calcext:value-type="float">
            <text:p>2,966.15</text:p>
          </table:table-cell>
          <table:table-cell table:style-name="ce9" table:formula="of:=([.E1076]-[.E1075])/[.E1075]" office:value-type="float" office:value="-0.00138707928908816" calcext:value-type="float">
            <text:p>-0.00139</text:p>
          </table:table-cell>
          <table:table-cell table:style-name="ce9" table:formula="of:=[.$K$2]+[.$K$3]*[.F1075]^2+[.$K$4]*[.G1075]" office:value-type="float" office:value="0.000111131698057842" calcext:value-type="float">
            <text:p>0.00011</text:p>
          </table:table-cell>
          <table:table-cell table:style-name="ce9" table:formula="of:=-LN([.G1076])-[.F1076]^2/[.G1076]" office:value-type="float" office:value="9.08748189811188" calcext:value-type="float">
            <text:p>9.0874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15" calcext:value-type="date">
            <text:p>2019-10-15</text:p>
          </table:table-cell>
          <table:table-cell table:style-name="ce5" office:value-type="float" office:value="2973.61" calcext:value-type="float">
            <text:p>2,973.61</text:p>
          </table:table-cell>
          <table:table-cell table:style-name="ce5" office:value-type="float" office:value="3003.28" calcext:value-type="float">
            <text:p>3,003.28</text:p>
          </table:table-cell>
          <table:table-cell table:style-name="ce5" office:value-type="float" office:value="2973.61" calcext:value-type="float">
            <text:p>2,973.61</text:p>
          </table:table-cell>
          <table:table-cell table:style-name="ce5" office:value-type="float" office:value="2995.68" calcext:value-type="float">
            <text:p>2,995.68</text:p>
          </table:table-cell>
          <table:table-cell table:style-name="ce9" table:formula="of:=([.E1077]-[.E1076])/[.E1076]" office:value-type="float" office:value="0.00995566643628938" calcext:value-type="float">
            <text:p>0.00996</text:p>
          </table:table-cell>
          <table:table-cell table:style-name="ce9" table:formula="of:=[.$K$2]+[.$K$3]*[.F1076]^2+[.$K$4]*[.G1076]" office:value-type="float" office:value="0.0000874918766990186" calcext:value-type="float">
            <text:p>0.00009</text:p>
          </table:table-cell>
          <table:table-cell table:style-name="ce9" table:formula="of:=-LN([.G1077])-[.F1077]^2/[.G1077]" office:value-type="float" office:value="8.21111321596764" calcext:value-type="float">
            <text:p>8.2111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16" calcext:value-type="date">
            <text:p>2019-10-16</text:p>
          </table:table-cell>
          <table:table-cell table:style-name="ce5" office:value-type="float" office:value="2989.68" calcext:value-type="float">
            <text:p>2,989.68</text:p>
          </table:table-cell>
          <table:table-cell table:style-name="ce5" office:value-type="float" office:value="2997.54" calcext:value-type="float">
            <text:p>2,997.54</text:p>
          </table:table-cell>
          <table:table-cell table:style-name="ce5" office:value-type="float" office:value="2985.2" calcext:value-type="float">
            <text:p>2,985.20</text:p>
          </table:table-cell>
          <table:table-cell table:style-name="ce5" office:value-type="float" office:value="2989.69" calcext:value-type="float">
            <text:p>2,989.69</text:p>
          </table:table-cell>
          <table:table-cell table:style-name="ce9" table:formula="of:=([.E1078]-[.E1077])/[.E1077]" office:value-type="float" office:value="-0.00199954601292521" calcext:value-type="float">
            <text:p>-0.00200</text:p>
          </table:table-cell>
          <table:table-cell table:style-name="ce9" table:formula="of:=[.$K$2]+[.$K$3]*[.F1077]^2+[.$K$4]*[.G1077]" office:value-type="float" office:value="0.0000915700237398323" calcext:value-type="float">
            <text:p>0.00009</text:p>
          </table:table-cell>
          <table:table-cell table:style-name="ce9" table:formula="of:=-LN([.G1078])-[.F1078]^2/[.G1078]" office:value-type="float" office:value="9.25474400317518" calcext:value-type="float">
            <text:p>9.2547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17" calcext:value-type="date">
            <text:p>2019-10-17</text:p>
          </table:table-cell>
          <table:table-cell table:style-name="ce5" office:value-type="float" office:value="3000.77" calcext:value-type="float">
            <text:p>3,000.77</text:p>
          </table:table-cell>
          <table:table-cell table:style-name="ce5" office:value-type="float" office:value="3008.29" calcext:value-type="float">
            <text:p>3,008.29</text:p>
          </table:table-cell>
          <table:table-cell table:style-name="ce5" office:value-type="float" office:value="2991.79" calcext:value-type="float">
            <text:p>2,991.79</text:p>
          </table:table-cell>
          <table:table-cell table:style-name="ce5" office:value-type="float" office:value="2997.95" calcext:value-type="float">
            <text:p>2,997.95</text:p>
          </table:table-cell>
          <table:table-cell table:style-name="ce9" table:formula="of:=([.E1079]-[.E1078])/[.E1078]" office:value-type="float" office:value="0.0027628282530964" calcext:value-type="float">
            <text:p>0.00276</text:p>
          </table:table-cell>
          <table:table-cell table:style-name="ce9" table:formula="of:=[.$K$2]+[.$K$3]*[.F1078]^2+[.$K$4]*[.G1078]" office:value-type="float" office:value="0.0000733322092869596" calcext:value-type="float">
            <text:p>0.00007</text:p>
          </table:table-cell>
          <table:table-cell table:style-name="ce9" table:formula="of:=-LN([.G1079])-[.F1079]^2/[.G1079]" office:value-type="float" office:value="9.41641966976843" calcext:value-type="float">
            <text:p>9.4164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18" calcext:value-type="date">
            <text:p>2019-10-18</text:p>
          </table:table-cell>
          <table:table-cell table:style-name="ce5" office:value-type="float" office:value="2996.84" calcext:value-type="float">
            <text:p>2,996.84</text:p>
          </table:table-cell>
          <table:table-cell table:style-name="ce5" office:value-type="float" office:value="3000" calcext:value-type="float">
            <text:p>3,000.00</text:p>
          </table:table-cell>
          <table:table-cell table:style-name="ce5" office:value-type="float" office:value="2976.31" calcext:value-type="float">
            <text:p>2,976.31</text:p>
          </table:table-cell>
          <table:table-cell table:style-name="ce5" office:value-type="float" office:value="2986.2" calcext:value-type="float">
            <text:p>2,986.20</text:p>
          </table:table-cell>
          <table:table-cell table:style-name="ce9" table:formula="of:=([.E1080]-[.E1079])/[.E1079]" office:value-type="float" office:value="-0.00391934488567188" calcext:value-type="float">
            <text:p>-0.00392</text:p>
          </table:table-cell>
          <table:table-cell table:style-name="ce9" table:formula="of:=[.$K$2]+[.$K$3]*[.F1079]^2+[.$K$4]*[.G1079]" office:value-type="float" office:value="0.0000605115342157546" calcext:value-type="float">
            <text:p>0.00006</text:p>
          </table:table-cell>
          <table:table-cell table:style-name="ce9" table:formula="of:=-LN([.G1080])-[.F1080]^2/[.G1080]" office:value-type="float" office:value="9.45881976466027" calcext:value-type="float">
            <text:p>9.4588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21" calcext:value-type="date">
            <text:p>2019-10-21</text:p>
          </table:table-cell>
          <table:table-cell table:style-name="ce5" office:value-type="float" office:value="2996.48" calcext:value-type="float">
            <text:p>2,996.48</text:p>
          </table:table-cell>
          <table:table-cell table:style-name="ce5" office:value-type="float" office:value="3007.33" calcext:value-type="float">
            <text:p>3,007.33</text:p>
          </table:table-cell>
          <table:table-cell table:style-name="ce5" office:value-type="float" office:value="2995.35" calcext:value-type="float">
            <text:p>2,995.35</text:p>
          </table:table-cell>
          <table:table-cell table:style-name="ce5" office:value-type="float" office:value="3006.72" calcext:value-type="float">
            <text:p>3,006.72</text:p>
          </table:table-cell>
          <table:table-cell table:style-name="ce9" table:formula="of:=([.E1081]-[.E1080])/[.E1080]" office:value-type="float" office:value="0.00687160940325497" calcext:value-type="float">
            <text:p>0.00687</text:p>
          </table:table-cell>
          <table:table-cell table:style-name="ce9" table:formula="of:=[.$K$2]+[.$K$3]*[.F1080]^2+[.$K$4]*[.G1080]" office:value-type="float" office:value="0.000052656574643251" calcext:value-type="float">
            <text:p>0.00005</text:p>
          </table:table-cell>
          <table:table-cell table:style-name="ce9" table:formula="of:=-LN([.G1081])-[.F1081]^2/[.G1081]" office:value-type="float" office:value="8.95498402863061" calcext:value-type="float">
            <text:p>8.9549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22" calcext:value-type="date">
            <text:p>2019-10-22</text:p>
          </table:table-cell>
          <table:table-cell table:style-name="ce5" office:value-type="float" office:value="3010.73" calcext:value-type="float">
            <text:p>3,010.73</text:p>
          </table:table-cell>
          <table:table-cell table:style-name="ce5" office:value-type="float" office:value="3014.57" calcext:value-type="float">
            <text:p>3,014.57</text:p>
          </table:table-cell>
          <table:table-cell table:style-name="ce5" office:value-type="float" office:value="2995.04" calcext:value-type="float">
            <text:p>2,995.04</text:p>
          </table:table-cell>
          <table:table-cell table:style-name="ce5" office:value-type="float" office:value="2995.99" calcext:value-type="float">
            <text:p>2,995.99</text:p>
          </table:table-cell>
          <table:table-cell table:style-name="ce9" table:formula="of:=([.E1082]-[.E1081])/[.E1081]" office:value-type="float" office:value="-0.00356867283950618" calcext:value-type="float">
            <text:p>-0.00357</text:p>
          </table:table-cell>
          <table:table-cell table:style-name="ce9" table:formula="of:=[.$K$2]+[.$K$3]*[.F1081]^2+[.$K$4]*[.G1081]" office:value-type="float" office:value="0.000053913929302971" calcext:value-type="float">
            <text:p>0.00005</text:p>
          </table:table-cell>
          <table:table-cell table:style-name="ce9" table:formula="of:=-LN([.G1082])-[.F1082]^2/[.G1082]" office:value-type="float" office:value="9.59190395777552" calcext:value-type="float">
            <text:p>9.5919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23" calcext:value-type="date">
            <text:p>2019-10-23</text:p>
          </table:table-cell>
          <table:table-cell table:style-name="ce5" office:value-type="float" office:value="2994.01" calcext:value-type="float">
            <text:p>2,994.01</text:p>
          </table:table-cell>
          <table:table-cell table:style-name="ce5" office:value-type="float" office:value="3004.78" calcext:value-type="float">
            <text:p>3,004.78</text:p>
          </table:table-cell>
          <table:table-cell table:style-name="ce5" office:value-type="float" office:value="2991.21" calcext:value-type="float">
            <text:p>2,991.21</text:p>
          </table:table-cell>
          <table:table-cell table:style-name="ce5" office:value-type="float" office:value="3004.52" calcext:value-type="float">
            <text:p>3,004.52</text:p>
          </table:table-cell>
          <table:table-cell table:style-name="ce9" table:formula="of:=([.E1083]-[.E1082])/[.E1082]" office:value-type="float" office:value="0.00284713900914229" calcext:value-type="float">
            <text:p>0.00285</text:p>
          </table:table-cell>
          <table:table-cell table:style-name="ce9" table:formula="of:=[.$K$2]+[.$K$3]*[.F1082]^2+[.$K$4]*[.G1082]" office:value-type="float" office:value="0.0000471367126805153" calcext:value-type="float">
            <text:p>0.00005</text:p>
          </table:table-cell>
          <table:table-cell table:style-name="ce9" table:formula="of:=-LN([.G1083])-[.F1083]^2/[.G1083]" office:value-type="float" office:value="9.79048627542068" calcext:value-type="float">
            <text:p>9.7904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24" calcext:value-type="date">
            <text:p>2019-10-24</text:p>
          </table:table-cell>
          <table:table-cell table:style-name="ce5" office:value-type="float" office:value="3014.78" calcext:value-type="float">
            <text:p>3,014.78</text:p>
          </table:table-cell>
          <table:table-cell table:style-name="ce5" office:value-type="float" office:value="3016.07" calcext:value-type="float">
            <text:p>3,016.07</text:p>
          </table:table-cell>
          <table:table-cell table:style-name="ce5" office:value-type="float" office:value="3000.42" calcext:value-type="float">
            <text:p>3,000.42</text:p>
          </table:table-cell>
          <table:table-cell table:style-name="ce5" office:value-type="float" office:value="3010.29" calcext:value-type="float">
            <text:p>3,010.29</text:p>
          </table:table-cell>
          <table:table-cell table:style-name="ce9" table:formula="of:=([.E1084]-[.E1083])/[.E1083]" office:value-type="float" office:value="0.00192043987059496" calcext:value-type="float">
            <text:p>0.00192</text:p>
          </table:table-cell>
          <table:table-cell table:style-name="ce9" table:formula="of:=[.$K$2]+[.$K$3]*[.F1083]^2+[.$K$4]*[.G1083]" office:value-type="float" office:value="0.0000410342331924234" calcext:value-type="float">
            <text:p>0.00004</text:p>
          </table:table-cell>
          <table:table-cell table:style-name="ce9" table:formula="of:=-LN([.G1084])-[.F1084]^2/[.G1084]" office:value-type="float" office:value="10.0112255307139" calcext:value-type="float">
            <text:p>10.0112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25" calcext:value-type="date">
            <text:p>2019-10-25</text:p>
          </table:table-cell>
          <table:table-cell table:style-name="ce5" office:value-type="float" office:value="3003.32" calcext:value-type="float">
            <text:p>3,003.32</text:p>
          </table:table-cell>
          <table:table-cell table:style-name="ce5" office:value-type="float" office:value="3027.39" calcext:value-type="float">
            <text:p>3,027.39</text:p>
          </table:table-cell>
          <table:table-cell table:style-name="ce5" office:value-type="float" office:value="3001.94" calcext:value-type="float">
            <text:p>3,001.94</text:p>
          </table:table-cell>
          <table:table-cell table:style-name="ce5" office:value-type="float" office:value="3022.55" calcext:value-type="float">
            <text:p>3,022.55</text:p>
          </table:table-cell>
          <table:table-cell table:style-name="ce9" table:formula="of:=([.E1085]-[.E1084])/[.E1084]" office:value-type="float" office:value="0.00407269731487671" calcext:value-type="float">
            <text:p>0.00407</text:p>
          </table:table-cell>
          <table:table-cell table:style-name="ce9" table:formula="of:=[.$K$2]+[.$K$3]*[.F1084]^2+[.$K$4]*[.G1084]" office:value-type="float" office:value="0.0000354834175152398" calcext:value-type="float">
            <text:p>0.00004</text:p>
          </table:table-cell>
          <table:table-cell table:style-name="ce9" table:formula="of:=-LN([.G1085])-[.F1085]^2/[.G1085]" office:value-type="float" office:value="9.77899114014269" calcext:value-type="float">
            <text:p>9.7789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28" calcext:value-type="date">
            <text:p>2019-10-28</text:p>
          </table:table-cell>
          <table:table-cell table:style-name="ce5" office:value-type="float" office:value="3032.12" calcext:value-type="float">
            <text:p>3,032.12</text:p>
          </table:table-cell>
          <table:table-cell table:style-name="ce5" office:value-type="float" office:value="3044.08" calcext:value-type="float">
            <text:p>3,044.08</text:p>
          </table:table-cell>
          <table:table-cell table:style-name="ce5" office:value-type="float" office:value="3032.12" calcext:value-type="float">
            <text:p>3,032.12</text:p>
          </table:table-cell>
          <table:table-cell table:style-name="ce5" office:value-type="float" office:value="3039.42" calcext:value-type="float">
            <text:p>3,039.42</text:p>
          </table:table-cell>
          <table:table-cell table:style-name="ce9" table:formula="of:=([.E1086]-[.E1085])/[.E1085]" office:value-type="float" office:value="0.00558137996062923" calcext:value-type="float">
            <text:p>0.00558</text:p>
          </table:table-cell>
          <table:table-cell table:style-name="ce9" table:formula="of:=[.$K$2]+[.$K$3]*[.F1085]^2+[.$K$4]*[.G1085]" office:value-type="float" office:value="0.0000342204107408301" calcext:value-type="float">
            <text:p>0.00003</text:p>
          </table:table-cell>
          <table:table-cell table:style-name="ce9" table:formula="of:=-LN([.G1086])-[.F1086]^2/[.G1086]" office:value-type="float" office:value="9.37236016400783" calcext:value-type="float">
            <text:p>9.3723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29" calcext:value-type="date">
            <text:p>2019-10-29</text:p>
          </table:table-cell>
          <table:table-cell table:style-name="ce5" office:value-type="float" office:value="3035.39" calcext:value-type="float">
            <text:p>3,035.39</text:p>
          </table:table-cell>
          <table:table-cell table:style-name="ce5" office:value-type="float" office:value="3047.87" calcext:value-type="float">
            <text:p>3,047.87</text:p>
          </table:table-cell>
          <table:table-cell table:style-name="ce5" office:value-type="float" office:value="3034.81" calcext:value-type="float">
            <text:p>3,034.81</text:p>
          </table:table-cell>
          <table:table-cell table:style-name="ce5" office:value-type="float" office:value="3036.89" calcext:value-type="float">
            <text:p>3,036.89</text:p>
          </table:table-cell>
          <table:table-cell table:style-name="ce9" table:formula="of:=([.E1087]-[.E1086])/[.E1086]" office:value-type="float" office:value="-0.000832395654434136" calcext:value-type="float">
            <text:p>-0.00083</text:p>
          </table:table-cell>
          <table:table-cell table:style-name="ce9" table:formula="of:=[.$K$2]+[.$K$3]*[.F1086]^2+[.$K$4]*[.G1086]" office:value-type="float" office:value="0.0000365357472846693" calcext:value-type="float">
            <text:p>0.00004</text:p>
          </table:table-cell>
          <table:table-cell table:style-name="ce9" table:formula="of:=-LN([.G1087])-[.F1087]^2/[.G1087]" office:value-type="float" office:value="10.198254889517" calcext:value-type="float">
            <text:p>10.1982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30" calcext:value-type="date">
            <text:p>2019-10-30</text:p>
          </table:table-cell>
          <table:table-cell table:style-name="ce5" office:value-type="float" office:value="3039.74" calcext:value-type="float">
            <text:p>3,039.74</text:p>
          </table:table-cell>
          <table:table-cell table:style-name="ce5" office:value-type="float" office:value="3050.1" calcext:value-type="float">
            <text:p>3,050.10</text:p>
          </table:table-cell>
          <table:table-cell table:style-name="ce5" office:value-type="float" office:value="3025.96" calcext:value-type="float">
            <text:p>3,025.96</text:p>
          </table:table-cell>
          <table:table-cell table:style-name="ce5" office:value-type="float" office:value="3046.77" calcext:value-type="float">
            <text:p>3,046.77</text:p>
          </table:table-cell>
          <table:table-cell table:style-name="ce9" table:formula="of:=([.E1088]-[.E1087])/[.E1087]" office:value-type="float" office:value="0.00325332824040387" calcext:value-type="float">
            <text:p>0.00325</text:p>
          </table:table-cell>
          <table:table-cell table:style-name="ce9" table:formula="of:=[.$K$2]+[.$K$3]*[.F1087]^2+[.$K$4]*[.G1087]" office:value-type="float" office:value="0.0000314501466068651" calcext:value-type="float">
            <text:p>0.00003</text:p>
          </table:table-cell>
          <table:table-cell table:style-name="ce9" table:formula="of:=-LN([.G1088])-[.F1088]^2/[.G1088]" office:value-type="float" office:value="10.03056970176" calcext:value-type="float">
            <text:p>10.0305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0-31" calcext:value-type="date">
            <text:p>2019-10-31</text:p>
          </table:table-cell>
          <table:table-cell table:number-columns-repeated="2" table:style-name="ce5" office:value-type="float" office:value="3046.9" calcext:value-type="float">
            <text:p>3,046.90</text:p>
          </table:table-cell>
          <table:table-cell table:style-name="ce5" office:value-type="float" office:value="3023.19" calcext:value-type="float">
            <text:p>3,023.19</text:p>
          </table:table-cell>
          <table:table-cell table:style-name="ce5" office:value-type="float" office:value="3037.56" calcext:value-type="float">
            <text:p>3,037.56</text:p>
          </table:table-cell>
          <table:table-cell table:style-name="ce9" table:formula="of:=([.E1089]-[.E1088])/[.E1088]" office:value-type="float" office:value="-0.00302287340363731" calcext:value-type="float">
            <text:p>-0.00302</text:p>
          </table:table-cell>
          <table:table-cell table:style-name="ce9" table:formula="of:=[.$K$2]+[.$K$3]*[.F1088]^2+[.$K$4]*[.G1088]" office:value-type="float" office:value="0.0000298618637312973" calcext:value-type="float">
            <text:p>0.00003</text:p>
          </table:table-cell>
          <table:table-cell table:style-name="ce9" table:formula="of:=-LN([.G1089])-[.F1089]^2/[.G1089]" office:value-type="float" office:value="10.1129272365934" calcext:value-type="float">
            <text:p>10.1129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01" calcext:value-type="date">
            <text:p>2019-11-01</text:p>
          </table:table-cell>
          <table:table-cell table:style-name="ce5" office:value-type="float" office:value="3050.72" calcext:value-type="float">
            <text:p>3,050.72</text:p>
          </table:table-cell>
          <table:table-cell table:style-name="ce5" office:value-type="float" office:value="3066.95" calcext:value-type="float">
            <text:p>3,066.95</text:p>
          </table:table-cell>
          <table:table-cell table:style-name="ce5" office:value-type="float" office:value="3050.72" calcext:value-type="float">
            <text:p>3,050.72</text:p>
          </table:table-cell>
          <table:table-cell table:style-name="ce5" office:value-type="float" office:value="3066.91" calcext:value-type="float">
            <text:p>3,066.91</text:p>
          </table:table-cell>
          <table:table-cell table:style-name="ce9" table:formula="of:=([.E1090]-[.E1089])/[.E1089]" office:value-type="float" office:value="0.00966236057888566" calcext:value-type="float">
            <text:p>0.00966</text:p>
          </table:table-cell>
          <table:table-cell table:style-name="ce9" table:formula="of:=[.$K$2]+[.$K$3]*[.F1089]^2+[.$K$4]*[.G1089]" office:value-type="float" office:value="0.0000283508100352134" calcext:value-type="float">
            <text:p>0.00003</text:p>
          </table:table-cell>
          <table:table-cell table:style-name="ce9" table:formula="of:=-LN([.G1090])-[.F1090]^2/[.G1090]" office:value-type="float" office:value="7.17778460443601" calcext:value-type="float">
            <text:p>7.1777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04" calcext:value-type="date">
            <text:p>2019-11-04</text:p>
          </table:table-cell>
          <table:table-cell table:style-name="ce5" office:value-type="float" office:value="3078.96" calcext:value-type="float">
            <text:p>3,078.96</text:p>
          </table:table-cell>
          <table:table-cell table:style-name="ce5" office:value-type="float" office:value="3085.2" calcext:value-type="float">
            <text:p>3,085.20</text:p>
          </table:table-cell>
          <table:table-cell table:style-name="ce5" office:value-type="float" office:value="3074.87" calcext:value-type="float">
            <text:p>3,074.87</text:p>
          </table:table-cell>
          <table:table-cell table:style-name="ce5" office:value-type="float" office:value="3078.27" calcext:value-type="float">
            <text:p>3,078.27</text:p>
          </table:table-cell>
          <table:table-cell table:style-name="ce9" table:formula="of:=([.E1091]-[.E1090])/[.E1090]" office:value-type="float" office:value="0.00370405391746094" calcext:value-type="float">
            <text:p>0.00370</text:p>
          </table:table-cell>
          <table:table-cell table:style-name="ce9" table:formula="of:=[.$K$2]+[.$K$3]*[.F1090]^2+[.$K$4]*[.G1090]" office:value-type="float" office:value="0.0000460697992210542" calcext:value-type="float">
            <text:p>0.00005</text:p>
          </table:table-cell>
          <table:table-cell table:style-name="ce9" table:formula="of:=-LN([.G1091])-[.F1091]^2/[.G1091]" office:value-type="float" office:value="9.68754362052036" calcext:value-type="float">
            <text:p>9.6875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05" calcext:value-type="date">
            <text:p>2019-11-05</text:p>
          </table:table-cell>
          <table:table-cell table:style-name="ce5" office:value-type="float" office:value="3080.8" calcext:value-type="float">
            <text:p>3,080.80</text:p>
          </table:table-cell>
          <table:table-cell table:style-name="ce5" office:value-type="float" office:value="3083.95" calcext:value-type="float">
            <text:p>3,083.95</text:p>
          </table:table-cell>
          <table:table-cell table:style-name="ce5" office:value-type="float" office:value="3072.15" calcext:value-type="float">
            <text:p>3,072.15</text:p>
          </table:table-cell>
          <table:table-cell table:style-name="ce5" office:value-type="float" office:value="3074.62" calcext:value-type="float">
            <text:p>3,074.62</text:p>
          </table:table-cell>
          <table:table-cell table:style-name="ce9" table:formula="of:=([.E1092]-[.E1091])/[.E1091]" office:value-type="float" office:value="-0.0011857309462783" calcext:value-type="float">
            <text:p>-0.00119</text:p>
          </table:table-cell>
          <table:table-cell table:style-name="ce9" table:formula="of:=[.$K$2]+[.$K$3]*[.F1091]^2+[.$K$4]*[.G1091]" office:value-type="float" office:value="0.0000414929657039399" calcext:value-type="float">
            <text:p>0.00004</text:p>
          </table:table-cell>
          <table:table-cell table:style-name="ce9" table:formula="of:=-LN([.G1092])-[.F1092]^2/[.G1092]" office:value-type="float" office:value="10.0561023997277" calcext:value-type="float">
            <text:p>10.0561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06" calcext:value-type="date">
            <text:p>2019-11-06</text:p>
          </table:table-cell>
          <table:table-cell table:style-name="ce5" office:value-type="float" office:value="3075.1" calcext:value-type="float">
            <text:p>3,075.10</text:p>
          </table:table-cell>
          <table:table-cell table:style-name="ce5" office:value-type="float" office:value="3078.34" calcext:value-type="float">
            <text:p>3,078.34</text:p>
          </table:table-cell>
          <table:table-cell table:style-name="ce5" office:value-type="float" office:value="3065.89" calcext:value-type="float">
            <text:p>3,065.89</text:p>
          </table:table-cell>
          <table:table-cell table:style-name="ce5" office:value-type="float" office:value="3076.78" calcext:value-type="float">
            <text:p>3,076.78</text:p>
          </table:table-cell>
          <table:table-cell table:style-name="ce9" table:formula="of:=([.E1093]-[.E1092])/[.E1092]" office:value-type="float" office:value="0.000702525840591783" calcext:value-type="float">
            <text:p>0.00070</text:p>
          </table:table-cell>
          <table:table-cell table:style-name="ce9" table:formula="of:=[.$K$2]+[.$K$3]*[.F1092]^2+[.$K$4]*[.G1092]" office:value-type="float" office:value="0.0000353156303532132" calcext:value-type="float">
            <text:p>0.00004</text:p>
          </table:table-cell>
          <table:table-cell table:style-name="ce9" table:formula="of:=-LN([.G1093])-[.F1093]^2/[.G1093]" office:value-type="float" office:value="10.2372097182923" calcext:value-type="float">
            <text:p>10.2372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07" calcext:value-type="date">
            <text:p>2019-11-07</text:p>
          </table:table-cell>
          <table:table-cell table:style-name="ce5" office:value-type="float" office:value="3087.02" calcext:value-type="float">
            <text:p>3,087.02</text:p>
          </table:table-cell>
          <table:table-cell table:style-name="ce5" office:value-type="float" office:value="3097.77" calcext:value-type="float">
            <text:p>3,097.77</text:p>
          </table:table-cell>
          <table:table-cell table:style-name="ce5" office:value-type="float" office:value="3080.23" calcext:value-type="float">
            <text:p>3,080.23</text:p>
          </table:table-cell>
          <table:table-cell table:style-name="ce5" office:value-type="float" office:value="3085.18" calcext:value-type="float">
            <text:p>3,085.18</text:p>
          </table:table-cell>
          <table:table-cell table:style-name="ce9" table:formula="of:=([.E1094]-[.E1093])/[.E1093]" office:value-type="float" office:value="0.0027301269509031" calcext:value-type="float">
            <text:p>0.00273</text:p>
          </table:table-cell>
          <table:table-cell table:style-name="ce9" table:formula="of:=[.$K$2]+[.$K$3]*[.F1093]^2+[.$K$4]*[.G1093]" office:value-type="float" office:value="0.0000304934043619555" calcext:value-type="float">
            <text:p>0.00003</text:p>
          </table:table-cell>
          <table:table-cell table:style-name="ce9" table:formula="of:=-LN([.G1094])-[.F1094]^2/[.G1094]" office:value-type="float" office:value="10.153567185561" calcext:value-type="float">
            <text:p>10.1535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08" calcext:value-type="date">
            <text:p>2019-11-08</text:p>
          </table:table-cell>
          <table:table-cell table:style-name="ce5" office:value-type="float" office:value="3081.25" calcext:value-type="float">
            <text:p>3,081.25</text:p>
          </table:table-cell>
          <table:table-cell table:style-name="ce5" office:value-type="float" office:value="3093.09" calcext:value-type="float">
            <text:p>3,093.09</text:p>
          </table:table-cell>
          <table:table-cell table:style-name="ce5" office:value-type="float" office:value="3073.58" calcext:value-type="float">
            <text:p>3,073.58</text:p>
          </table:table-cell>
          <table:table-cell table:style-name="ce5" office:value-type="float" office:value="3093.08" calcext:value-type="float">
            <text:p>3,093.08</text:p>
          </table:table-cell>
          <table:table-cell table:style-name="ce9" table:formula="of:=([.E1095]-[.E1094])/[.E1094]" office:value-type="float" office:value="0.00256062855327731" calcext:value-type="float">
            <text:p>0.00256</text:p>
          </table:table-cell>
          <table:table-cell table:style-name="ce9" table:formula="of:=[.$K$2]+[.$K$3]*[.F1094]^2+[.$K$4]*[.G1094]" office:value-type="float" office:value="0.0000284460297285544" calcext:value-type="float">
            <text:p>0.00003</text:p>
          </table:table-cell>
          <table:table-cell table:style-name="ce9" table:formula="of:=-LN([.G1095])-[.F1095]^2/[.G1095]" office:value-type="float" office:value="10.2370016526417" calcext:value-type="float">
            <text:p>10.2370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11" calcext:value-type="date">
            <text:p>2019-11-11</text:p>
          </table:table-cell>
          <table:table-cell table:style-name="ce5" office:value-type="float" office:value="3080.33" calcext:value-type="float">
            <text:p>3,080.33</text:p>
          </table:table-cell>
          <table:table-cell table:style-name="ce5" office:value-type="float" office:value="3088.33" calcext:value-type="float">
            <text:p>3,088.33</text:p>
          </table:table-cell>
          <table:table-cell table:style-name="ce5" office:value-type="float" office:value="3075.82" calcext:value-type="float">
            <text:p>3,075.82</text:p>
          </table:table-cell>
          <table:table-cell table:style-name="ce5" office:value-type="float" office:value="3087.01" calcext:value-type="float">
            <text:p>3,087.01</text:p>
          </table:table-cell>
          <table:table-cell table:style-name="ce9" table:formula="of:=([.E1096]-[.E1095])/[.E1095]" office:value-type="float" office:value="-0.00196244520025338" calcext:value-type="float">
            <text:p>-0.00196</text:p>
          </table:table-cell>
          <table:table-cell table:style-name="ce9" table:formula="of:=[.$K$2]+[.$K$3]*[.F1095]^2+[.$K$4]*[.G1095]" office:value-type="float" office:value="0.0000267147676686163" calcext:value-type="float">
            <text:p>0.00003</text:p>
          </table:table-cell>
          <table:table-cell table:style-name="ce9" table:formula="of:=-LN([.G1096])-[.F1096]^2/[.G1096]" office:value-type="float" office:value="10.3861344139653" calcext:value-type="float">
            <text:p>10.3861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12" calcext:value-type="date">
            <text:p>2019-11-12</text:p>
          </table:table-cell>
          <table:table-cell table:style-name="ce5" office:value-type="float" office:value="3089.28" calcext:value-type="float">
            <text:p>3,089.28</text:p>
          </table:table-cell>
          <table:table-cell table:style-name="ce5" office:value-type="float" office:value="3102.61" calcext:value-type="float">
            <text:p>3,102.61</text:p>
          </table:table-cell>
          <table:table-cell table:style-name="ce5" office:value-type="float" office:value="3084.73" calcext:value-type="float">
            <text:p>3,084.73</text:p>
          </table:table-cell>
          <table:table-cell table:style-name="ce5" office:value-type="float" office:value="3091.84" calcext:value-type="float">
            <text:p>3,091.84</text:p>
          </table:table-cell>
          <table:table-cell table:style-name="ce9" table:formula="of:=([.E1097]-[.E1096])/[.E1096]" office:value-type="float" office:value="0.00156462078192164" calcext:value-type="float">
            <text:p>0.00156</text:p>
          </table:table-cell>
          <table:table-cell table:style-name="ce9" table:formula="of:=[.$K$2]+[.$K$3]*[.F1096]^2+[.$K$4]*[.G1096]" office:value-type="float" office:value="0.0000248150154935656" calcext:value-type="float">
            <text:p>0.00002</text:p>
          </table:table-cell>
          <table:table-cell table:style-name="ce9" table:formula="of:=-LN([.G1097])-[.F1097]^2/[.G1097]" office:value-type="float" office:value="10.5054101370442" calcext:value-type="float">
            <text:p>10.5054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13" calcext:value-type="date">
            <text:p>2019-11-13</text:p>
          </table:table-cell>
          <table:table-cell table:style-name="ce5" office:value-type="float" office:value="3084.18" calcext:value-type="float">
            <text:p>3,084.18</text:p>
          </table:table-cell>
          <table:table-cell table:style-name="ce5" office:value-type="float" office:value="3098.06" calcext:value-type="float">
            <text:p>3,098.06</text:p>
          </table:table-cell>
          <table:table-cell table:style-name="ce5" office:value-type="float" office:value="3078.8" calcext:value-type="float">
            <text:p>3,078.80</text:p>
          </table:table-cell>
          <table:table-cell table:style-name="ce5" office:value-type="float" office:value="3094.04" calcext:value-type="float">
            <text:p>3,094.04</text:p>
          </table:table-cell>
          <table:table-cell table:style-name="ce9" table:formula="of:=([.E1098]-[.E1097])/[.E1097]" office:value-type="float" office:value="0.000711550403643079" calcext:value-type="float">
            <text:p>0.00071</text:p>
          </table:table-cell>
          <table:table-cell table:style-name="ce9" table:formula="of:=[.$K$2]+[.$K$3]*[.F1097]^2+[.$K$4]*[.G1097]" office:value-type="float" office:value="0.0000230807886485613" calcext:value-type="float">
            <text:p>0.00002</text:p>
          </table:table-cell>
          <table:table-cell table:style-name="ce9" table:formula="of:=-LN([.G1098])-[.F1098]^2/[.G1098]" office:value-type="float" office:value="10.6545737821785" calcext:value-type="float">
            <text:p>10.6545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14" calcext:value-type="date">
            <text:p>2019-11-14</text:p>
          </table:table-cell>
          <table:table-cell table:style-name="ce5" office:value-type="float" office:value="3090.75" calcext:value-type="float">
            <text:p>3,090.75</text:p>
          </table:table-cell>
          <table:table-cell table:style-name="ce5" office:value-type="float" office:value="3098.2" calcext:value-type="float">
            <text:p>3,098.20</text:p>
          </table:table-cell>
          <table:table-cell table:style-name="ce5" office:value-type="float" office:value="3083.26" calcext:value-type="float">
            <text:p>3,083.26</text:p>
          </table:table-cell>
          <table:table-cell table:style-name="ce5" office:value-type="float" office:value="3096.63" calcext:value-type="float">
            <text:p>3,096.63</text:p>
          </table:table-cell>
          <table:table-cell table:style-name="ce9" table:formula="of:=([.E1099]-[.E1098])/[.E1098]" office:value-type="float" office:value="0.000837093250248913" calcext:value-type="float">
            <text:p>0.00084</text:p>
          </table:table-cell>
          <table:table-cell table:style-name="ce9" table:formula="of:=[.$K$2]+[.$K$3]*[.F1098]^2+[.$K$4]*[.G1098]" office:value-type="float" office:value="0.0000213497740214334" calcext:value-type="float">
            <text:p>0.00002</text:p>
          </table:table-cell>
          <table:table-cell table:style-name="ce9" table:formula="of:=-LN([.G1099])-[.F1099]^2/[.G1099]" office:value-type="float" office:value="10.7216482072013" calcext:value-type="float">
            <text:p>10.7216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15" calcext:value-type="date">
            <text:p>2019-11-15</text:p>
          </table:table-cell>
          <table:table-cell table:style-name="ce5" office:value-type="float" office:value="3107.92" calcext:value-type="float">
            <text:p>3,107.92</text:p>
          </table:table-cell>
          <table:table-cell table:style-name="ce5" office:value-type="float" office:value="3120.46" calcext:value-type="float">
            <text:p>3,120.46</text:p>
          </table:table-cell>
          <table:table-cell table:style-name="ce5" office:value-type="float" office:value="3104.6" calcext:value-type="float">
            <text:p>3,104.60</text:p>
          </table:table-cell>
          <table:table-cell table:style-name="ce5" office:value-type="float" office:value="3120.46" calcext:value-type="float">
            <text:p>3,120.46</text:p>
          </table:table-cell>
          <table:table-cell table:style-name="ce9" table:formula="of:=([.E1100]-[.E1099])/[.E1099]" office:value-type="float" office:value="0.00769546248663868" calcext:value-type="float">
            <text:p>0.00770</text:p>
          </table:table-cell>
          <table:table-cell table:style-name="ce9" table:formula="of:=[.$K$2]+[.$K$3]*[.F1099]^2+[.$K$4]*[.G1099]" office:value-type="float" office:value="0.0000200992173880766" calcext:value-type="float">
            <text:p>0.00002</text:p>
          </table:table-cell>
          <table:table-cell table:style-name="ce9" table:formula="of:=-LN([.G1100])-[.F1100]^2/[.G1100]" office:value-type="float" office:value="7.86843919382319" calcext:value-type="float">
            <text:p>7.8684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18" calcext:value-type="date">
            <text:p>2019-11-18</text:p>
          </table:table-cell>
          <table:table-cell table:style-name="ce5" office:value-type="float" office:value="3117.91" calcext:value-type="float">
            <text:p>3,117.91</text:p>
          </table:table-cell>
          <table:table-cell table:style-name="ce5" office:value-type="float" office:value="3124.17" calcext:value-type="float">
            <text:p>3,124.17</text:p>
          </table:table-cell>
          <table:table-cell table:style-name="ce5" office:value-type="float" office:value="3112.06" calcext:value-type="float">
            <text:p>3,112.06</text:p>
          </table:table-cell>
          <table:table-cell table:style-name="ce5" office:value-type="float" office:value="3122.03" calcext:value-type="float">
            <text:p>3,122.03</text:p>
          </table:table-cell>
          <table:table-cell table:style-name="ce9" table:formula="of:=([.E1101]-[.E1100])/[.E1100]" office:value-type="float" office:value="0.00050313094864224" calcext:value-type="float">
            <text:p>0.00050</text:p>
          </table:table-cell>
          <table:table-cell table:style-name="ce9" table:formula="of:=[.$K$2]+[.$K$3]*[.F1100]^2+[.$K$4]*[.G1100]" office:value-type="float" office:value="0.0000322605660736002" calcext:value-type="float">
            <text:p>0.00003</text:p>
          </table:table-cell>
          <table:table-cell table:style-name="ce9" table:formula="of:=-LN([.G1101])-[.F1101]^2/[.G1101]" office:value-type="float" office:value="10.3338181833988" calcext:value-type="float">
            <text:p>10.3338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19" calcext:value-type="date">
            <text:p>2019-11-19</text:p>
          </table:table-cell>
          <table:table-cell table:style-name="ce5" office:value-type="float" office:value="3127.45" calcext:value-type="float">
            <text:p>3,127.45</text:p>
          </table:table-cell>
          <table:table-cell table:style-name="ce5" office:value-type="float" office:value="3127.64" calcext:value-type="float">
            <text:p>3,127.64</text:p>
          </table:table-cell>
          <table:table-cell table:style-name="ce5" office:value-type="float" office:value="3113.47" calcext:value-type="float">
            <text:p>3,113.47</text:p>
          </table:table-cell>
          <table:table-cell table:style-name="ce5" office:value-type="float" office:value="3120.18" calcext:value-type="float">
            <text:p>3,120.18</text:p>
          </table:table-cell>
          <table:table-cell table:style-name="ce9" table:formula="of:=([.E1102]-[.E1101])/[.E1101]" office:value-type="float" office:value="-0.000592563172038822" calcext:value-type="float">
            <text:p>-0.00059</text:p>
          </table:table-cell>
          <table:table-cell table:style-name="ce9" table:formula="of:=[.$K$2]+[.$K$3]*[.F1101]^2+[.$K$4]*[.G1101]" office:value-type="float" office:value="0.0000281557083318002" calcext:value-type="float">
            <text:p>0.00003</text:p>
          </table:table-cell>
          <table:table-cell table:style-name="ce9" table:formula="of:=-LN([.G1102])-[.F1102]^2/[.G1102]" office:value-type="float" office:value="10.4652893960217" calcext:value-type="float">
            <text:p>10.4652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20" calcext:value-type="date">
            <text:p>2019-11-20</text:p>
          </table:table-cell>
          <table:table-cell table:style-name="ce5" office:value-type="float" office:value="3114.66" calcext:value-type="float">
            <text:p>3,114.66</text:p>
          </table:table-cell>
          <table:table-cell table:style-name="ce5" office:value-type="float" office:value="3118.97" calcext:value-type="float">
            <text:p>3,118.97</text:p>
          </table:table-cell>
          <table:table-cell table:style-name="ce5" office:value-type="float" office:value="3091.41" calcext:value-type="float">
            <text:p>3,091.41</text:p>
          </table:table-cell>
          <table:table-cell table:style-name="ce5" office:value-type="float" office:value="3108.46" calcext:value-type="float">
            <text:p>3,108.46</text:p>
          </table:table-cell>
          <table:table-cell table:style-name="ce9" table:formula="of:=([.E1103]-[.E1102])/[.E1102]" office:value-type="float" office:value="-0.00375619355293598" calcext:value-type="float">
            <text:p>-0.00376</text:p>
          </table:table-cell>
          <table:table-cell table:style-name="ce9" table:formula="of:=[.$K$2]+[.$K$3]*[.F1102]^2+[.$K$4]*[.G1102]" office:value-type="float" office:value="0.0000251089406527017" calcext:value-type="float">
            <text:p>0.00003</text:p>
          </table:table-cell>
          <table:table-cell table:style-name="ce9" table:formula="of:=-LN([.G1103])-[.F1103]^2/[.G1103]" office:value-type="float" office:value="10.0303755717173" calcext:value-type="float">
            <text:p>10.0303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21" calcext:value-type="date">
            <text:p>2019-11-21</text:p>
          </table:table-cell>
          <table:table-cell table:style-name="ce5" office:value-type="float" office:value="3108.49" calcext:value-type="float">
            <text:p>3,108.49</text:p>
          </table:table-cell>
          <table:table-cell table:style-name="ce5" office:value-type="float" office:value="3110.11" calcext:value-type="float">
            <text:p>3,110.11</text:p>
          </table:table-cell>
          <table:table-cell table:style-name="ce5" office:value-type="float" office:value="3094.55" calcext:value-type="float">
            <text:p>3,094.55</text:p>
          </table:table-cell>
          <table:table-cell table:style-name="ce5" office:value-type="float" office:value="3103.54" calcext:value-type="float">
            <text:p>3,103.54</text:p>
          </table:table-cell>
          <table:table-cell table:style-name="ce9" table:formula="of:=([.E1104]-[.E1103])/[.E1103]" office:value-type="float" office:value="-0.00158277732381954" calcext:value-type="float">
            <text:p>-0.00158</text:p>
          </table:table-cell>
          <table:table-cell table:style-name="ce9" table:formula="of:=[.$K$2]+[.$K$3]*[.F1103]^2+[.$K$4]*[.G1103]" office:value-type="float" office:value="0.0000259101597269877" calcext:value-type="float">
            <text:p>0.00003</text:p>
          </table:table-cell>
          <table:table-cell table:style-name="ce9" table:formula="of:=-LN([.G1104])-[.F1104]^2/[.G1104]" office:value-type="float" office:value="10.464188072857" calcext:value-type="float">
            <text:p>10.4641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22" calcext:value-type="date">
            <text:p>2019-11-22</text:p>
          </table:table-cell>
          <table:table-cell table:style-name="ce5" office:value-type="float" office:value="3111.41" calcext:value-type="float">
            <text:p>3,111.41</text:p>
          </table:table-cell>
          <table:table-cell table:style-name="ce5" office:value-type="float" office:value="3112.87" calcext:value-type="float">
            <text:p>3,112.87</text:p>
          </table:table-cell>
          <table:table-cell table:style-name="ce5" office:value-type="float" office:value="3099.26" calcext:value-type="float">
            <text:p>3,099.26</text:p>
          </table:table-cell>
          <table:table-cell table:style-name="ce5" office:value-type="float" office:value="3110.29" calcext:value-type="float">
            <text:p>3,110.29</text:p>
          </table:table-cell>
          <table:table-cell table:style-name="ce9" table:formula="of:=([.E1105]-[.E1104])/[.E1104]" office:value-type="float" office:value="0.00217493571856654" calcext:value-type="float">
            <text:p>0.00217</text:p>
          </table:table-cell>
          <table:table-cell table:style-name="ce9" table:formula="of:=[.$K$2]+[.$K$3]*[.F1104]^2+[.$K$4]*[.G1104]" office:value-type="float" office:value="0.0000239122821338451" calcext:value-type="float">
            <text:p>0.00002</text:p>
          </table:table-cell>
          <table:table-cell table:style-name="ce9" table:formula="of:=-LN([.G1105])-[.F1105]^2/[.G1105]" office:value-type="float" office:value="10.4432975928291" calcext:value-type="float">
            <text:p>10.4433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25" calcext:value-type="date">
            <text:p>2019-11-25</text:p>
          </table:table-cell>
          <table:table-cell table:style-name="ce5" office:value-type="float" office:value="3117.44" calcext:value-type="float">
            <text:p>3,117.44</text:p>
          </table:table-cell>
          <table:table-cell table:style-name="ce5" office:value-type="float" office:value="3133.83" calcext:value-type="float">
            <text:p>3,133.83</text:p>
          </table:table-cell>
          <table:table-cell table:style-name="ce5" office:value-type="float" office:value="3117.44" calcext:value-type="float">
            <text:p>3,117.44</text:p>
          </table:table-cell>
          <table:table-cell table:style-name="ce5" office:value-type="float" office:value="3133.64" calcext:value-type="float">
            <text:p>3,133.64</text:p>
          </table:table-cell>
          <table:table-cell table:style-name="ce9" table:formula="of:=([.E1106]-[.E1105])/[.E1105]" office:value-type="float" office:value="0.00750733854399426" calcext:value-type="float">
            <text:p>0.00751</text:p>
          </table:table-cell>
          <table:table-cell table:style-name="ce9" table:formula="of:=[.$K$2]+[.$K$3]*[.F1105]^2+[.$K$4]*[.G1105]" office:value-type="float" office:value="0.0000229166903243767" calcext:value-type="float">
            <text:p>0.00002</text:p>
          </table:table-cell>
          <table:table-cell table:style-name="ce9" table:formula="of:=-LN([.G1106])-[.F1106]^2/[.G1106]" office:value-type="float" office:value="8.2242964014625" calcext:value-type="float">
            <text:p>8.2243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26" calcext:value-type="date">
            <text:p>2019-11-26</text:p>
          </table:table-cell>
          <table:table-cell table:style-name="ce5" office:value-type="float" office:value="3134.85" calcext:value-type="float">
            <text:p>3,134.85</text:p>
          </table:table-cell>
          <table:table-cell table:style-name="ce5" office:value-type="float" office:value="3142.69" calcext:value-type="float">
            <text:p>3,142.69</text:p>
          </table:table-cell>
          <table:table-cell table:style-name="ce5" office:value-type="float" office:value="3131" calcext:value-type="float">
            <text:p>3,131.00</text:p>
          </table:table-cell>
          <table:table-cell table:style-name="ce5" office:value-type="float" office:value="3140.52" calcext:value-type="float">
            <text:p>3,140.52</text:p>
          </table:table-cell>
          <table:table-cell table:style-name="ce9" table:formula="of:=([.E1107]-[.E1106])/[.E1106]" office:value-type="float" office:value="0.00219552979921118" calcext:value-type="float">
            <text:p>0.00220</text:p>
          </table:table-cell>
          <table:table-cell table:style-name="ce9" table:formula="of:=[.$K$2]+[.$K$3]*[.F1106]^2+[.$K$4]*[.G1106]" office:value-type="float" office:value="0.0000337267936264674" calcext:value-type="float">
            <text:p>0.00003</text:p>
          </table:table-cell>
          <table:table-cell table:style-name="ce9" table:formula="of:=-LN([.G1107])-[.F1107]^2/[.G1107]" office:value-type="float" office:value="10.1542944819893" calcext:value-type="float">
            <text:p>10.1542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27" calcext:value-type="date">
            <text:p>2019-11-27</text:p>
          </table:table-cell>
          <table:table-cell table:style-name="ce5" office:value-type="float" office:value="3145.49" calcext:value-type="float">
            <text:p>3,145.49</text:p>
          </table:table-cell>
          <table:table-cell table:style-name="ce5" office:value-type="float" office:value="3154.26" calcext:value-type="float">
            <text:p>3,154.26</text:p>
          </table:table-cell>
          <table:table-cell table:style-name="ce5" office:value-type="float" office:value="3143.41" calcext:value-type="float">
            <text:p>3,143.41</text:p>
          </table:table-cell>
          <table:table-cell table:style-name="ce5" office:value-type="float" office:value="3153.63" calcext:value-type="float">
            <text:p>3,153.63</text:p>
          </table:table-cell>
          <table:table-cell table:style-name="ce9" table:formula="of:=([.E1108]-[.E1107])/[.E1107]" office:value-type="float" office:value="0.00417446792250969" calcext:value-type="float">
            <text:p>0.00417</text:p>
          </table:table-cell>
          <table:table-cell table:style-name="ce9" table:formula="of:=[.$K$2]+[.$K$3]*[.F1107]^2+[.$K$4]*[.G1107]" office:value-type="float" office:value="0.0000302739360324423" calcext:value-type="float">
            <text:p>0.00003</text:p>
          </table:table-cell>
          <table:table-cell table:style-name="ce9" table:formula="of:=-LN([.G1108])-[.F1108]^2/[.G1108]" office:value-type="float" office:value="9.82960673632767" calcext:value-type="float">
            <text:p>9.8296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1-29" calcext:value-type="date">
            <text:p>2019-11-29</text:p>
          </table:table-cell>
          <table:table-cell table:style-name="ce5" office:value-type="float" office:value="3147.18" calcext:value-type="float">
            <text:p>3,147.18</text:p>
          </table:table-cell>
          <table:table-cell table:style-name="ce5" office:value-type="float" office:value="3150.3" calcext:value-type="float">
            <text:p>3,150.30</text:p>
          </table:table-cell>
          <table:table-cell table:style-name="ce5" office:value-type="float" office:value="3139.34" calcext:value-type="float">
            <text:p>3,139.34</text:p>
          </table:table-cell>
          <table:table-cell table:style-name="ce5" office:value-type="float" office:value="3140.98" calcext:value-type="float">
            <text:p>3,140.98</text:p>
          </table:table-cell>
          <table:table-cell table:style-name="ce9" table:formula="of:=([.E1109]-[.E1108])/[.E1108]" office:value-type="float" office:value="-0.00401125052717031" calcext:value-type="float">
            <text:p>-0.00401</text:p>
          </table:table-cell>
          <table:table-cell table:style-name="ce9" table:formula="of:=[.$K$2]+[.$K$3]*[.F1108]^2+[.$K$4]*[.G1108]" office:value-type="float" office:value="0.0000305137559232389" calcext:value-type="float">
            <text:p>0.00003</text:p>
          </table:table-cell>
          <table:table-cell table:style-name="ce9" table:formula="of:=-LN([.G1109])-[.F1109]^2/[.G1109]" office:value-type="float" office:value="9.87002551326733" calcext:value-type="float">
            <text:p>9.8700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02" calcext:value-type="date">
            <text:p>2019-12-02</text:p>
          </table:table-cell>
          <table:table-cell table:style-name="ce5" office:value-type="float" office:value="3143.85" calcext:value-type="float">
            <text:p>3,143.85</text:p>
          </table:table-cell>
          <table:table-cell table:style-name="ce5" office:value-type="float" office:value="3144.31" calcext:value-type="float">
            <text:p>3,144.31</text:p>
          </table:table-cell>
          <table:table-cell table:style-name="ce5" office:value-type="float" office:value="3110.78" calcext:value-type="float">
            <text:p>3,110.78</text:p>
          </table:table-cell>
          <table:table-cell table:style-name="ce5" office:value-type="float" office:value="3113.87" calcext:value-type="float">
            <text:p>3,113.87</text:p>
          </table:table-cell>
          <table:table-cell table:style-name="ce9" table:formula="of:=([.E1110]-[.E1109])/[.E1109]" office:value-type="float" office:value="-0.00863106419015725" calcext:value-type="float">
            <text:p>-0.00863</text:p>
          </table:table-cell>
          <table:table-cell table:style-name="ce9" table:formula="of:=[.$K$2]+[.$K$3]*[.F1109]^2+[.$K$4]*[.G1109]" office:value-type="float" office:value="0.0000303940407520994" calcext:value-type="float">
            <text:p>0.00003</text:p>
          </table:table-cell>
          <table:table-cell table:style-name="ce9" table:formula="of:=-LN([.G1110])-[.F1110]^2/[.G1110]" office:value-type="float" office:value="7.95028126414909" calcext:value-type="float">
            <text:p>7.9502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03" calcext:value-type="date">
            <text:p>2019-12-03</text:p>
          </table:table-cell>
          <table:table-cell table:style-name="ce5" office:value-type="float" office:value="3087.41" calcext:value-type="float">
            <text:p>3,087.41</text:p>
          </table:table-cell>
          <table:table-cell table:style-name="ce5" office:value-type="float" office:value="3094.97" calcext:value-type="float">
            <text:p>3,094.97</text:p>
          </table:table-cell>
          <table:table-cell table:style-name="ce5" office:value-type="float" office:value="3070.33" calcext:value-type="float">
            <text:p>3,070.33</text:p>
          </table:table-cell>
          <table:table-cell table:style-name="ce5" office:value-type="float" office:value="3093.2" calcext:value-type="float">
            <text:p>3,093.20</text:p>
          </table:table-cell>
          <table:table-cell table:style-name="ce9" table:formula="of:=([.E1111]-[.E1110])/[.E1110]" office:value-type="float" office:value="-0.00663804205056732" calcext:value-type="float">
            <text:p>-0.00664</text:p>
          </table:table-cell>
          <table:table-cell table:style-name="ce9" table:formula="of:=[.$K$2]+[.$K$3]*[.F1110]^2+[.$K$4]*[.G1110]" office:value-type="float" office:value="0.0000433752055508717" calcext:value-type="float">
            <text:p>0.00004</text:p>
          </table:table-cell>
          <table:table-cell table:style-name="ce9" table:formula="of:=-LN([.G1111])-[.F1111]^2/[.G1111]" office:value-type="float" office:value="9.02975183837465" calcext:value-type="float">
            <text:p>9.0297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04" calcext:value-type="date">
            <text:p>2019-12-04</text:p>
          </table:table-cell>
          <table:table-cell table:style-name="ce5" office:value-type="float" office:value="3103.5" calcext:value-type="float">
            <text:p>3,103.50</text:p>
          </table:table-cell>
          <table:table-cell table:style-name="ce5" office:value-type="float" office:value="3119.38" calcext:value-type="float">
            <text:p>3,119.38</text:p>
          </table:table-cell>
          <table:table-cell table:style-name="ce5" office:value-type="float" office:value="3102.53" calcext:value-type="float">
            <text:p>3,102.53</text:p>
          </table:table-cell>
          <table:table-cell table:style-name="ce5" office:value-type="float" office:value="3112.76" calcext:value-type="float">
            <text:p>3,112.76</text:p>
          </table:table-cell>
          <table:table-cell table:style-name="ce9" table:formula="of:=([.E1112]-[.E1111])/[.E1111]" office:value-type="float" office:value="0.00632354842881172" calcext:value-type="float">
            <text:p>0.00632</text:p>
          </table:table-cell>
          <table:table-cell table:style-name="ce9" table:formula="of:=[.$K$2]+[.$K$3]*[.F1111]^2+[.$K$4]*[.G1111]" office:value-type="float" office:value="0.0000462692317818175" calcext:value-type="float">
            <text:p>0.00005</text:p>
          </table:table-cell>
          <table:table-cell table:style-name="ce9" table:formula="of:=-LN([.G1112])-[.F1112]^2/[.G1112]" office:value-type="float" office:value="9.11680321659117" calcext:value-type="float">
            <text:p>9.1168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05" calcext:value-type="date">
            <text:p>2019-12-05</text:p>
          </table:table-cell>
          <table:table-cell table:style-name="ce5" office:value-type="float" office:value="3119.21" calcext:value-type="float">
            <text:p>3,119.21</text:p>
          </table:table-cell>
          <table:table-cell table:style-name="ce5" office:value-type="float" office:value="3119.45" calcext:value-type="float">
            <text:p>3,119.45</text:p>
          </table:table-cell>
          <table:table-cell table:style-name="ce5" office:value-type="float" office:value="3103.76" calcext:value-type="float">
            <text:p>3,103.76</text:p>
          </table:table-cell>
          <table:table-cell table:style-name="ce5" office:value-type="float" office:value="3117.43" calcext:value-type="float">
            <text:p>3,117.43</text:p>
          </table:table-cell>
          <table:table-cell table:style-name="ce9" table:formula="of:=([.E1113]-[.E1112])/[.E1112]" office:value-type="float" office:value="0.00150027628214177" calcext:value-type="float">
            <text:p>0.00150</text:p>
          </table:table-cell>
          <table:table-cell table:style-name="ce9" table:formula="of:=[.$K$2]+[.$K$3]*[.F1112]^2+[.$K$4]*[.G1112]" office:value-type="float" office:value="0.0000475204834238185" calcext:value-type="float">
            <text:p>0.00005</text:p>
          </table:table-cell>
          <table:table-cell table:style-name="ce9" table:formula="of:=-LN([.G1113])-[.F1113]^2/[.G1113]" office:value-type="float" office:value="9.90698426324382" calcext:value-type="float">
            <text:p>9.9069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06" calcext:value-type="date">
            <text:p>2019-12-06</text:p>
          </table:table-cell>
          <table:table-cell table:style-name="ce5" office:value-type="float" office:value="3134.62" calcext:value-type="float">
            <text:p>3,134.62</text:p>
          </table:table-cell>
          <table:table-cell table:style-name="ce5" office:value-type="float" office:value="3150.6" calcext:value-type="float">
            <text:p>3,150.60</text:p>
          </table:table-cell>
          <table:table-cell table:style-name="ce5" office:value-type="float" office:value="3134.62" calcext:value-type="float">
            <text:p>3,134.62</text:p>
          </table:table-cell>
          <table:table-cell table:style-name="ce5" office:value-type="float" office:value="3145.91" calcext:value-type="float">
            <text:p>3,145.91</text:p>
          </table:table-cell>
          <table:table-cell table:style-name="ce9" table:formula="of:=([.E1114]-[.E1113])/[.E1113]" office:value-type="float" office:value="0.00913573039330475" calcext:value-type="float">
            <text:p>0.00914</text:p>
          </table:table-cell>
          <table:table-cell table:style-name="ce9" table:formula="of:=[.$K$2]+[.$K$3]*[.F1113]^2+[.$K$4]*[.G1113]" office:value-type="float" office:value="0.0000400107401936385" calcext:value-type="float">
            <text:p>0.00004</text:p>
          </table:table-cell>
          <table:table-cell table:style-name="ce9" table:formula="of:=-LN([.G1114])-[.F1114]^2/[.G1114]" office:value-type="float" office:value="8.04038348507146" calcext:value-type="float">
            <text:p>8.0403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09" calcext:value-type="date">
            <text:p>2019-12-09</text:p>
          </table:table-cell>
          <table:table-cell table:style-name="ce5" office:value-type="float" office:value="3141.86" calcext:value-type="float">
            <text:p>3,141.86</text:p>
          </table:table-cell>
          <table:table-cell table:style-name="ce5" office:value-type="float" office:value="3148.87" calcext:value-type="float">
            <text:p>3,148.87</text:p>
          </table:table-cell>
          <table:table-cell table:style-name="ce5" office:value-type="float" office:value="3135.46" calcext:value-type="float">
            <text:p>3,135.46</text:p>
          </table:table-cell>
          <table:table-cell table:style-name="ce5" office:value-type="float" office:value="3135.96" calcext:value-type="float">
            <text:p>3,135.96</text:p>
          </table:table-cell>
          <table:table-cell table:style-name="ce9" table:formula="of:=([.E1115]-[.E1114])/[.E1114]" office:value-type="float" office:value="-0.00316283682622828" calcext:value-type="float">
            <text:p>-0.00316</text:p>
          </table:table-cell>
          <table:table-cell table:style-name="ce9" table:formula="of:=[.$K$2]+[.$K$3]*[.F1114]^2+[.$K$4]*[.G1114]" office:value-type="float" office:value="0.0000525710242162772" calcext:value-type="float">
            <text:p>0.00005</text:p>
          </table:table-cell>
          <table:table-cell table:style-name="ce9" table:formula="of:=-LN([.G1115])-[.F1115]^2/[.G1115]" office:value-type="float" office:value="9.66305932963675" calcext:value-type="float">
            <text:p>9.6630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10" calcext:value-type="date">
            <text:p>2019-12-10</text:p>
          </table:table-cell>
          <table:table-cell table:style-name="ce5" office:value-type="float" office:value="3135.36" calcext:value-type="float">
            <text:p>3,135.36</text:p>
          </table:table-cell>
          <table:table-cell table:style-name="ce5" office:value-type="float" office:value="3142.12" calcext:value-type="float">
            <text:p>3,142.12</text:p>
          </table:table-cell>
          <table:table-cell table:style-name="ce5" office:value-type="float" office:value="3126.09" calcext:value-type="float">
            <text:p>3,126.09</text:p>
          </table:table-cell>
          <table:table-cell table:style-name="ce5" office:value-type="float" office:value="3132.52" calcext:value-type="float">
            <text:p>3,132.52</text:p>
          </table:table-cell>
          <table:table-cell table:style-name="ce9" table:formula="of:=([.E1116]-[.E1115])/[.E1115]" office:value-type="float" office:value="-0.0010969527672547" calcext:value-type="float">
            <text:p>-0.00110</text:p>
          </table:table-cell>
          <table:table-cell table:style-name="ce9" table:formula="of:=[.$K$2]+[.$K$3]*[.F1115]^2+[.$K$4]*[.G1115]" office:value-type="float" office:value="0.0000455214100792299" calcext:value-type="float">
            <text:p>0.00005</text:p>
          </table:table-cell>
          <table:table-cell table:style-name="ce9" table:formula="of:=-LN([.G1116])-[.F1116]^2/[.G1116]" office:value-type="float" office:value="9.97089395801486" calcext:value-type="float">
            <text:p>9.9708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11" calcext:value-type="date">
            <text:p>2019-12-11</text:p>
          </table:table-cell>
          <table:table-cell table:style-name="ce5" office:value-type="float" office:value="3135.75" calcext:value-type="float">
            <text:p>3,135.75</text:p>
          </table:table-cell>
          <table:table-cell table:style-name="ce5" office:value-type="float" office:value="3143.98" calcext:value-type="float">
            <text:p>3,143.98</text:p>
          </table:table-cell>
          <table:table-cell table:style-name="ce5" office:value-type="float" office:value="3133.21" calcext:value-type="float">
            <text:p>3,133.21</text:p>
          </table:table-cell>
          <table:table-cell table:style-name="ce5" office:value-type="float" office:value="3141.63" calcext:value-type="float">
            <text:p>3,141.63</text:p>
          </table:table-cell>
          <table:table-cell table:style-name="ce9" table:formula="of:=([.E1117]-[.E1116])/[.E1116]" office:value-type="float" office:value="0.00290820170342093" calcext:value-type="float">
            <text:p>0.00291</text:p>
          </table:table-cell>
          <table:table-cell table:style-name="ce9" table:formula="of:=[.$K$2]+[.$K$3]*[.F1116]^2+[.$K$4]*[.G1116]" office:value-type="float" office:value="0.0000382818505022718" calcext:value-type="float">
            <text:p>0.00004</text:p>
          </table:table-cell>
          <table:table-cell table:style-name="ce9" table:formula="of:=-LN([.G1117])-[.F1117]^2/[.G1117]" office:value-type="float" office:value="9.94960392208721" calcext:value-type="float">
            <text:p>9.9496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12" calcext:value-type="date">
            <text:p>2019-12-12</text:p>
          </table:table-cell>
          <table:table-cell table:style-name="ce5" office:value-type="float" office:value="3141.23" calcext:value-type="float">
            <text:p>3,141.23</text:p>
          </table:table-cell>
          <table:table-cell table:style-name="ce5" office:value-type="float" office:value="3176.28" calcext:value-type="float">
            <text:p>3,176.28</text:p>
          </table:table-cell>
          <table:table-cell table:style-name="ce5" office:value-type="float" office:value="3138.47" calcext:value-type="float">
            <text:p>3,138.47</text:p>
          </table:table-cell>
          <table:table-cell table:style-name="ce5" office:value-type="float" office:value="3168.57" calcext:value-type="float">
            <text:p>3,168.57</text:p>
          </table:table-cell>
          <table:table-cell table:style-name="ce9" table:formula="of:=([.E1118]-[.E1117])/[.E1117]" office:value-type="float" office:value="0.00857516639451497" calcext:value-type="float">
            <text:p>0.00858</text:p>
          </table:table-cell>
          <table:table-cell table:style-name="ce9" table:formula="of:=[.$K$2]+[.$K$3]*[.F1117]^2+[.$K$4]*[.G1117]" office:value-type="float" office:value="0.0000344931909431501" calcext:value-type="float">
            <text:p>0.00003</text:p>
          </table:table-cell>
          <table:table-cell table:style-name="ce9" table:formula="of:=-LN([.G1118])-[.F1118]^2/[.G1118]" office:value-type="float" office:value="8.14292269222645" calcext:value-type="float">
            <text:p>8.1429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13" calcext:value-type="date">
            <text:p>2019-12-13</text:p>
          </table:table-cell>
          <table:table-cell table:style-name="ce5" office:value-type="float" office:value="3166.65" calcext:value-type="float">
            <text:p>3,166.65</text:p>
          </table:table-cell>
          <table:table-cell table:style-name="ce5" office:value-type="float" office:value="3182.68" calcext:value-type="float">
            <text:p>3,182.68</text:p>
          </table:table-cell>
          <table:table-cell table:style-name="ce5" office:value-type="float" office:value="3156.51" calcext:value-type="float">
            <text:p>3,156.51</text:p>
          </table:table-cell>
          <table:table-cell table:style-name="ce5" office:value-type="float" office:value="3168.8" calcext:value-type="float">
            <text:p>3,168.80</text:p>
          </table:table-cell>
          <table:table-cell table:style-name="ce9" table:formula="of:=([.E1119]-[.E1118])/[.E1118]" office:value-type="float" office:value="0.0000725879497691445" calcext:value-type="float">
            <text:p>0.00007</text:p>
          </table:table-cell>
          <table:table-cell table:style-name="ce9" table:formula="of:=[.$K$2]+[.$K$3]*[.F1118]^2+[.$K$4]*[.G1118]" office:value-type="float" office:value="0.0000462243940029883" calcext:value-type="float">
            <text:p>0.00005</text:p>
          </table:table-cell>
          <table:table-cell table:style-name="ce9" table:formula="of:=-LN([.G1119])-[.F1119]^2/[.G1119]" office:value-type="float" office:value="9.98188890284265" calcext:value-type="float">
            <text:p>9.9818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16" calcext:value-type="date">
            <text:p>2019-12-16</text:p>
          </table:table-cell>
          <table:table-cell table:style-name="ce5" office:value-type="float" office:value="3183.63" calcext:value-type="float">
            <text:p>3,183.63</text:p>
          </table:table-cell>
          <table:table-cell table:style-name="ce5" office:value-type="float" office:value="3197.71" calcext:value-type="float">
            <text:p>3,197.71</text:p>
          </table:table-cell>
          <table:table-cell table:style-name="ce5" office:value-type="float" office:value="3183.63" calcext:value-type="float">
            <text:p>3,183.63</text:p>
          </table:table-cell>
          <table:table-cell table:style-name="ce5" office:value-type="float" office:value="3191.45" calcext:value-type="float">
            <text:p>3,191.45</text:p>
          </table:table-cell>
          <table:table-cell table:style-name="ce9" table:formula="of:=([.E1120]-[.E1119])/[.E1119]" office:value-type="float" office:value="0.00714781620802816" calcext:value-type="float">
            <text:p>0.00715</text:p>
          </table:table-cell>
          <table:table-cell table:style-name="ce9" table:formula="of:=[.$K$2]+[.$K$3]*[.F1119]^2+[.$K$4]*[.G1119]" office:value-type="float" office:value="0.000038539272963228" calcext:value-type="float">
            <text:p>0.00004</text:p>
          </table:table-cell>
          <table:table-cell table:style-name="ce9" table:formula="of:=-LN([.G1120])-[.F1120]^2/[.G1120]" office:value-type="float" office:value="8.83813892538059" calcext:value-type="float">
            <text:p>8.8381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17" calcext:value-type="date">
            <text:p>2019-12-17</text:p>
          </table:table-cell>
          <table:table-cell table:style-name="ce5" office:value-type="float" office:value="3195.4" calcext:value-type="float">
            <text:p>3,195.40</text:p>
          </table:table-cell>
          <table:table-cell table:style-name="ce5" office:value-type="float" office:value="3198.22" calcext:value-type="float">
            <text:p>3,198.22</text:p>
          </table:table-cell>
          <table:table-cell table:style-name="ce5" office:value-type="float" office:value="3191.03" calcext:value-type="float">
            <text:p>3,191.03</text:p>
          </table:table-cell>
          <table:table-cell table:style-name="ce5" office:value-type="float" office:value="3192.52" calcext:value-type="float">
            <text:p>3,192.52</text:p>
          </table:table-cell>
          <table:table-cell table:style-name="ce9" table:formula="of:=([.E1121]-[.E1120])/[.E1120]" office:value-type="float" office:value="0.000335270801673272" calcext:value-type="float">
            <text:p>0.00034</text:p>
          </table:table-cell>
          <table:table-cell table:style-name="ce9" table:formula="of:=[.$K$2]+[.$K$3]*[.F1120]^2+[.$K$4]*[.G1120]" office:value-type="float" office:value="0.0000442267441155866" calcext:value-type="float">
            <text:p>0.00004</text:p>
          </table:table-cell>
          <table:table-cell table:style-name="ce9" table:formula="of:=-LN([.G1121])-[.F1121]^2/[.G1121]" office:value-type="float" office:value="10.0236392854975" calcext:value-type="float">
            <text:p>10.0236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18" calcext:value-type="date">
            <text:p>2019-12-18</text:p>
          </table:table-cell>
          <table:table-cell table:style-name="ce5" office:value-type="float" office:value="3195.21" calcext:value-type="float">
            <text:p>3,195.21</text:p>
          </table:table-cell>
          <table:table-cell table:style-name="ce5" office:value-type="float" office:value="3198.48" calcext:value-type="float">
            <text:p>3,198.48</text:p>
          </table:table-cell>
          <table:table-cell table:number-columns-repeated="2" table:style-name="ce5" office:value-type="float" office:value="3191.14" calcext:value-type="float">
            <text:p>3,191.14</text:p>
          </table:table-cell>
          <table:table-cell table:style-name="ce9" table:formula="of:=([.E1122]-[.E1121])/[.E1121]" office:value-type="float" office:value="-0.000432260408705383" calcext:value-type="float">
            <text:p>-0.00043</text:p>
          </table:table-cell>
          <table:table-cell table:style-name="ce9" table:formula="of:=[.$K$2]+[.$K$3]*[.F1121]^2+[.$K$4]*[.G1121]" office:value-type="float" office:value="0.0000370698524758921" calcext:value-type="float">
            <text:p>0.00004</text:p>
          </table:table-cell>
          <table:table-cell table:style-name="ce9" table:formula="of:=-LN([.G1122])-[.F1122]^2/[.G1122]" office:value-type="float" office:value="10.1976660617047" calcext:value-type="float">
            <text:p>10.1976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19" calcext:value-type="date">
            <text:p>2019-12-19</text:p>
          </table:table-cell>
          <table:table-cell table:style-name="ce5" office:value-type="float" office:value="3192.32" calcext:value-type="float">
            <text:p>3,192.32</text:p>
          </table:table-cell>
          <table:table-cell table:style-name="ce5" office:value-type="float" office:value="3205.48" calcext:value-type="float">
            <text:p>3,205.48</text:p>
          </table:table-cell>
          <table:table-cell table:style-name="ce5" office:value-type="float" office:value="3192.32" calcext:value-type="float">
            <text:p>3,192.32</text:p>
          </table:table-cell>
          <table:table-cell table:style-name="ce5" office:value-type="float" office:value="3205.37" calcext:value-type="float">
            <text:p>3,205.37</text:p>
          </table:table-cell>
          <table:table-cell table:style-name="ce9" table:formula="of:=([.E1123]-[.E1122])/[.E1122]" office:value-type="float" office:value="0.00445922146944353" calcext:value-type="float">
            <text:p>0.00446</text:p>
          </table:table-cell>
          <table:table-cell table:style-name="ce9" table:formula="of:=[.$K$2]+[.$K$3]*[.F1122]^2+[.$K$4]*[.G1122]" office:value-type="float" office:value="0.0000317361846162636" calcext:value-type="float">
            <text:p>0.00003</text:p>
          </table:table-cell>
          <table:table-cell table:style-name="ce9" table:formula="of:=-LN([.G1123])-[.F1123]^2/[.G1123]" office:value-type="float" office:value="9.73149204037114" calcext:value-type="float">
            <text:p>9.7314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20" calcext:value-type="date">
            <text:p>2019-12-20</text:p>
          </table:table-cell>
          <table:table-cell table:style-name="ce5" office:value-type="float" office:value="3223.33" calcext:value-type="float">
            <text:p>3,223.33</text:p>
          </table:table-cell>
          <table:table-cell table:style-name="ce5" office:value-type="float" office:value="3225.65" calcext:value-type="float">
            <text:p>3,225.65</text:p>
          </table:table-cell>
          <table:table-cell table:style-name="ce5" office:value-type="float" office:value="3216.03" calcext:value-type="float">
            <text:p>3,216.03</text:p>
          </table:table-cell>
          <table:table-cell table:style-name="ce5" office:value-type="float" office:value="3221.22" calcext:value-type="float">
            <text:p>3,221.22</text:p>
          </table:table-cell>
          <table:table-cell table:style-name="ce9" table:formula="of:=([.E1124]-[.E1123])/[.E1123]" office:value-type="float" office:value="0.00494482696225394" calcext:value-type="float">
            <text:p>0.00494</text:p>
          </table:table-cell>
          <table:table-cell table:style-name="ce9" table:formula="of:=[.$K$2]+[.$K$3]*[.F1123]^2+[.$K$4]*[.G1123]" office:value-type="float" office:value="0.0000321570885324913" calcext:value-type="float">
            <text:p>0.00003</text:p>
          </table:table-cell>
          <table:table-cell table:style-name="ce9" table:formula="of:=-LN([.G1124])-[.F1124]^2/[.G1124]" office:value-type="float" office:value="9.58450676905033" calcext:value-type="float">
            <text:p>9.5845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23" calcext:value-type="date">
            <text:p>2019-12-23</text:p>
          </table:table-cell>
          <table:table-cell table:style-name="ce5" office:value-type="float" office:value="3226.05" calcext:value-type="float">
            <text:p>3,226.05</text:p>
          </table:table-cell>
          <table:table-cell table:style-name="ce5" office:value-type="float" office:value="3227.78" calcext:value-type="float">
            <text:p>3,227.78</text:p>
          </table:table-cell>
          <table:table-cell table:style-name="ce5" office:value-type="float" office:value="3222.3" calcext:value-type="float">
            <text:p>3,222.30</text:p>
          </table:table-cell>
          <table:table-cell table:style-name="ce5" office:value-type="float" office:value="3224.01" calcext:value-type="float">
            <text:p>3,224.01</text:p>
          </table:table-cell>
          <table:table-cell table:style-name="ce9" table:formula="of:=([.E1125]-[.E1124])/[.E1124]" office:value-type="float" office:value="0.000866131465718088" calcext:value-type="float">
            <text:p>0.00087</text:p>
          </table:table-cell>
          <table:table-cell table:style-name="ce9" table:formula="of:=[.$K$2]+[.$K$3]*[.F1124]^2+[.$K$4]*[.G1124]" office:value-type="float" office:value="0.000033493732617727" calcext:value-type="float">
            <text:p>0.00003</text:p>
          </table:table-cell>
          <table:table-cell table:style-name="ce9" table:formula="of:=-LN([.G1125])-[.F1125]^2/[.G1125]" office:value-type="float" office:value="10.2817544886123" calcext:value-type="float">
            <text:p>10.2817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24" calcext:value-type="date">
            <text:p>2019-12-24</text:p>
          </table:table-cell>
          <table:table-cell table:style-name="ce5" office:value-type="float" office:value="3225.45" calcext:value-type="float">
            <text:p>3,225.45</text:p>
          </table:table-cell>
          <table:table-cell table:style-name="ce5" office:value-type="float" office:value="3226.43" calcext:value-type="float">
            <text:p>3,226.43</text:p>
          </table:table-cell>
          <table:table-cell table:style-name="ce5" office:value-type="float" office:value="3220.51" calcext:value-type="float">
            <text:p>3,220.51</text:p>
          </table:table-cell>
          <table:table-cell table:style-name="ce5" office:value-type="float" office:value="3223.38" calcext:value-type="float">
            <text:p>3,223.38</text:p>
          </table:table-cell>
          <table:table-cell table:style-name="ce9" table:formula="of:=([.E1126]-[.E1125])/[.E1125]" office:value-type="float" office:value="-0.000195408823173659" calcext:value-type="float">
            <text:p>-0.00020</text:p>
          </table:table-cell>
          <table:table-cell table:style-name="ce9" table:formula="of:=[.$K$2]+[.$K$3]*[.F1125]^2+[.$K$4]*[.G1125]" office:value-type="float" office:value="0.0000291888300134965" calcext:value-type="float">
            <text:p>0.00003</text:p>
          </table:table-cell>
          <table:table-cell table:style-name="ce9" table:formula="of:=-LN([.G1126])-[.F1126]^2/[.G1126]" office:value-type="float" office:value="10.4404162631705" calcext:value-type="float">
            <text:p>10.4404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26" calcext:value-type="date">
            <text:p>2019-12-26</text:p>
          </table:table-cell>
          <table:table-cell table:style-name="ce5" office:value-type="float" office:value="3227.2" calcext:value-type="float">
            <text:p>3,227.20</text:p>
          </table:table-cell>
          <table:table-cell table:style-name="ce5" office:value-type="float" office:value="3240.08" calcext:value-type="float">
            <text:p>3,240.08</text:p>
          </table:table-cell>
          <table:table-cell table:style-name="ce5" office:value-type="float" office:value="3227.2" calcext:value-type="float">
            <text:p>3,227.20</text:p>
          </table:table-cell>
          <table:table-cell table:style-name="ce5" office:value-type="float" office:value="3239.91" calcext:value-type="float">
            <text:p>3,239.91</text:p>
          </table:table-cell>
          <table:table-cell table:style-name="ce9" table:formula="of:=([.E1127]-[.E1126])/[.E1126]" office:value-type="float" office:value="0.0051281573999962" calcext:value-type="float">
            <text:p>0.00513</text:p>
          </table:table-cell>
          <table:table-cell table:style-name="ce9" table:formula="of:=[.$K$2]+[.$K$3]*[.F1126]^2+[.$K$4]*[.G1126]" office:value-type="float" office:value="0.0000258112434230168" calcext:value-type="float">
            <text:p>0.00003</text:p>
          </table:table-cell>
          <table:table-cell table:style-name="ce9" table:formula="of:=-LN([.G1127])-[.F1127]^2/[.G1127]" office:value-type="float" office:value="9.54584211880166" calcext:value-type="float">
            <text:p>9.5458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27" calcext:value-type="date">
            <text:p>2019-12-27</text:p>
          </table:table-cell>
          <table:table-cell table:style-name="ce5" office:value-type="float" office:value="3247.23" calcext:value-type="float">
            <text:p>3,247.23</text:p>
          </table:table-cell>
          <table:table-cell table:style-name="ce5" office:value-type="float" office:value="3247.93" calcext:value-type="float">
            <text:p>3,247.93</text:p>
          </table:table-cell>
          <table:table-cell table:style-name="ce5" office:value-type="float" office:value="3234.37" calcext:value-type="float">
            <text:p>3,234.37</text:p>
          </table:table-cell>
          <table:table-cell table:style-name="ce5" office:value-type="float" office:value="3240.02" calcext:value-type="float">
            <text:p>3,240.02</text:p>
          </table:table-cell>
          <table:table-cell table:style-name="ce9" table:formula="of:=([.E1128]-[.E1127])/[.E1127]" office:value-type="float" office:value="0.0000339515603828894" calcext:value-type="float">
            <text:p>0.00003</text:p>
          </table:table-cell>
          <table:table-cell table:style-name="ce9" table:formula="of:=[.$K$2]+[.$K$3]*[.F1127]^2+[.$K$4]*[.G1127]" office:value-type="float" office:value="0.000029162999862283" calcext:value-type="float">
            <text:p>0.00003</text:p>
          </table:table-cell>
          <table:table-cell table:style-name="ce9" table:formula="of:=-LN([.G1128])-[.F1128]^2/[.G1128]" office:value-type="float" office:value="10.4425702537777" calcext:value-type="float">
            <text:p>10.4425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30" calcext:value-type="date">
            <text:p>2019-12-30</text:p>
          </table:table-cell>
          <table:table-cell table:style-name="ce5" office:value-type="float" office:value="3240.09" calcext:value-type="float">
            <text:p>3,240.09</text:p>
          </table:table-cell>
          <table:table-cell table:style-name="ce5" office:value-type="float" office:value="3240.92" calcext:value-type="float">
            <text:p>3,240.92</text:p>
          </table:table-cell>
          <table:table-cell table:style-name="ce5" office:value-type="float" office:value="3216.57" calcext:value-type="float">
            <text:p>3,216.57</text:p>
          </table:table-cell>
          <table:table-cell table:style-name="ce5" office:value-type="float" office:value="3221.29" calcext:value-type="float">
            <text:p>3,221.29</text:p>
          </table:table-cell>
          <table:table-cell table:style-name="ce9" table:formula="of:=([.E1129]-[.E1128])/[.E1128]" office:value-type="float" office:value="-0.00578082851340424" calcext:value-type="float">
            <text:p>-0.00578</text:p>
          </table:table-cell>
          <table:table-cell table:style-name="ce9" table:formula="of:=[.$K$2]+[.$K$3]*[.F1128]^2+[.$K$4]*[.G1128]" office:value-type="float" office:value="0.0000257836459161286" calcext:value-type="float">
            <text:p>0.00003</text:p>
          </table:table-cell>
          <table:table-cell table:style-name="ce9" table:formula="of:=-LN([.G1129])-[.F1129]^2/[.G1129]" office:value-type="float" office:value="9.26967810363214" calcext:value-type="float">
            <text:p>9.2696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19-12-31" calcext:value-type="date">
            <text:p>2019-12-31</text:p>
          </table:table-cell>
          <table:table-cell table:style-name="ce5" office:value-type="float" office:value="3215.18" calcext:value-type="float">
            <text:p>3,215.18</text:p>
          </table:table-cell>
          <table:table-cell table:style-name="ce5" office:value-type="float" office:value="3231.72" calcext:value-type="float">
            <text:p>3,231.72</text:p>
          </table:table-cell>
          <table:table-cell table:style-name="ce5" office:value-type="float" office:value="3212.03" calcext:value-type="float">
            <text:p>3,212.03</text:p>
          </table:table-cell>
          <table:table-cell table:style-name="ce5" office:value-type="float" office:value="3230.78" calcext:value-type="float">
            <text:p>3,230.78</text:p>
          </table:table-cell>
          <table:table-cell table:style-name="ce9" table:formula="of:=([.E1130]-[.E1129])/[.E1129]" office:value-type="float" office:value="0.00294602472922346" calcext:value-type="float">
            <text:p>0.00295</text:p>
          </table:table-cell>
          <table:table-cell table:style-name="ce9" table:formula="of:=[.$K$2]+[.$K$3]*[.F1129]^2+[.$K$4]*[.G1129]" office:value-type="float" office:value="0.0000307357702810441" calcext:value-type="float">
            <text:p>0.00003</text:p>
          </table:table-cell>
          <table:table-cell table:style-name="ce9" table:formula="of:=-LN([.G1130])-[.F1130]^2/[.G1130]" office:value-type="float" office:value="10.1077068455926" calcext:value-type="float">
            <text:p>10.1077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02" calcext:value-type="date">
            <text:p>2020-01-02</text:p>
          </table:table-cell>
          <table:table-cell table:style-name="ce5" office:value-type="float" office:value="3244.67" calcext:value-type="float">
            <text:p>3,244.67</text:p>
          </table:table-cell>
          <table:table-cell table:style-name="ce5" office:value-type="float" office:value="3258.14" calcext:value-type="float">
            <text:p>3,258.14</text:p>
          </table:table-cell>
          <table:table-cell table:style-name="ce5" office:value-type="float" office:value="3235.53" calcext:value-type="float">
            <text:p>3,235.53</text:p>
          </table:table-cell>
          <table:table-cell table:style-name="ce5" office:value-type="float" office:value="3257.85" calcext:value-type="float">
            <text:p>3,257.85</text:p>
          </table:table-cell>
          <table:table-cell table:style-name="ce9" table:formula="of:=([.E1131]-[.E1130])/[.E1130]" office:value-type="float" office:value="0.00837878159453745" calcext:value-type="float">
            <text:p>0.00838</text:p>
          </table:table-cell>
          <table:table-cell table:style-name="ce9" table:formula="of:=[.$K$2]+[.$K$3]*[.F1130]^2+[.$K$4]*[.G1130]" office:value-type="float" office:value="0.0000289014681955831" calcext:value-type="float">
            <text:p>0.00003</text:p>
          </table:table-cell>
          <table:table-cell table:style-name="ce9" table:formula="of:=-LN([.G1131])-[.F1131]^2/[.G1131]" office:value-type="float" office:value="8.02253807002276" calcext:value-type="float">
            <text:p>8.0225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03" calcext:value-type="date">
            <text:p>2020-01-03</text:p>
          </table:table-cell>
          <table:table-cell table:style-name="ce5" office:value-type="float" office:value="3226.36" calcext:value-type="float">
            <text:p>3,226.36</text:p>
          </table:table-cell>
          <table:table-cell table:style-name="ce5" office:value-type="float" office:value="3246.15" calcext:value-type="float">
            <text:p>3,246.15</text:p>
          </table:table-cell>
          <table:table-cell table:style-name="ce5" office:value-type="float" office:value="3222.34" calcext:value-type="float">
            <text:p>3,222.34</text:p>
          </table:table-cell>
          <table:table-cell table:style-name="ce5" office:value-type="float" office:value="3234.85" calcext:value-type="float">
            <text:p>3,234.85</text:p>
          </table:table-cell>
          <table:table-cell table:style-name="ce9" table:formula="of:=([.E1132]-[.E1131])/[.E1131]" office:value-type="float" office:value="-0.00705987077366975" calcext:value-type="float">
            <text:p>-0.00706</text:p>
          </table:table-cell>
          <table:table-cell table:style-name="ce9" table:formula="of:=[.$K$2]+[.$K$3]*[.F1131]^2+[.$K$4]*[.G1131]" office:value-type="float" office:value="0.0000412990324111875" calcext:value-type="float">
            <text:p>0.00004</text:p>
          </table:table-cell>
          <table:table-cell table:style-name="ce9" table:formula="of:=-LN([.G1132])-[.F1132]^2/[.G1132]" office:value-type="float" office:value="8.88782056462635" calcext:value-type="float">
            <text:p>8.8878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06" calcext:value-type="date">
            <text:p>2020-01-06</text:p>
          </table:table-cell>
          <table:table-cell table:style-name="ce5" office:value-type="float" office:value="3217.55" calcext:value-type="float">
            <text:p>3,217.55</text:p>
          </table:table-cell>
          <table:table-cell table:style-name="ce5" office:value-type="float" office:value="3246.84" calcext:value-type="float">
            <text:p>3,246.84</text:p>
          </table:table-cell>
          <table:table-cell table:style-name="ce5" office:value-type="float" office:value="3214.64" calcext:value-type="float">
            <text:p>3,214.64</text:p>
          </table:table-cell>
          <table:table-cell table:style-name="ce5" office:value-type="float" office:value="3246.28" calcext:value-type="float">
            <text:p>3,246.28</text:p>
          </table:table-cell>
          <table:table-cell table:style-name="ce9" table:formula="of:=([.E1133]-[.E1132])/[.E1132]" office:value-type="float" office:value="0.00353339412955788" calcext:value-type="float">
            <text:p>0.00353</text:p>
          </table:table-cell>
          <table:table-cell table:style-name="ce9" table:formula="of:=[.$K$2]+[.$K$3]*[.F1132]^2+[.$K$4]*[.G1132]" office:value-type="float" office:value="0.000046010247181728" calcext:value-type="float">
            <text:p>0.00005</text:p>
          </table:table-cell>
          <table:table-cell table:style-name="ce9" table:formula="of:=-LN([.G1133])-[.F1133]^2/[.G1133]" office:value-type="float" office:value="9.71529656269211" calcext:value-type="float">
            <text:p>9.7153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07" calcext:value-type="date">
            <text:p>2020-01-07</text:p>
          </table:table-cell>
          <table:table-cell table:style-name="ce5" office:value-type="float" office:value="3241.86" calcext:value-type="float">
            <text:p>3,241.86</text:p>
          </table:table-cell>
          <table:table-cell table:style-name="ce5" office:value-type="float" office:value="3244.91" calcext:value-type="float">
            <text:p>3,244.91</text:p>
          </table:table-cell>
          <table:table-cell table:style-name="ce5" office:value-type="float" office:value="3232.43" calcext:value-type="float">
            <text:p>3,232.43</text:p>
          </table:table-cell>
          <table:table-cell table:style-name="ce5" office:value-type="float" office:value="3237.18" calcext:value-type="float">
            <text:p>3,237.18</text:p>
          </table:table-cell>
          <table:table-cell table:style-name="ce9" table:formula="of:=([.E1134]-[.E1133])/[.E1133]" office:value-type="float" office:value="-0.00280320859568502" calcext:value-type="float">
            <text:p>-0.00280</text:p>
          </table:table-cell>
          <table:table-cell table:style-name="ce9" table:formula="of:=[.$K$2]+[.$K$3]*[.F1133]^2+[.$K$4]*[.G1133]" office:value-type="float" office:value="0.0000411720299811951" calcext:value-type="float">
            <text:p>0.00004</text:p>
          </table:table-cell>
          <table:table-cell table:style-name="ce9" table:formula="of:=-LN([.G1134])-[.F1134]^2/[.G1134]" office:value-type="float" office:value="9.90689421439664" calcext:value-type="float">
            <text:p>9.9068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08" calcext:value-type="date">
            <text:p>2020-01-08</text:p>
          </table:table-cell>
          <table:table-cell table:style-name="ce5" office:value-type="float" office:value="3238.59" calcext:value-type="float">
            <text:p>3,238.59</text:p>
          </table:table-cell>
          <table:table-cell table:style-name="ce5" office:value-type="float" office:value="3267.07" calcext:value-type="float">
            <text:p>3,267.07</text:p>
          </table:table-cell>
          <table:table-cell table:style-name="ce5" office:value-type="float" office:value="3236.67" calcext:value-type="float">
            <text:p>3,236.67</text:p>
          </table:table-cell>
          <table:table-cell table:style-name="ce5" office:value-type="float" office:value="3253.05" calcext:value-type="float">
            <text:p>3,253.05</text:p>
          </table:table-cell>
          <table:table-cell table:style-name="ce9" table:formula="of:=([.E1135]-[.E1134])/[.E1134]" office:value-type="float" office:value="0.00490241506496406" calcext:value-type="float">
            <text:p>0.00490</text:p>
          </table:table-cell>
          <table:table-cell table:style-name="ce9" table:formula="of:=[.$K$2]+[.$K$3]*[.F1134]^2+[.$K$4]*[.G1134]" office:value-type="float" office:value="0.0000365196232242433" calcext:value-type="float">
            <text:p>0.00004</text:p>
          </table:table-cell>
          <table:table-cell table:style-name="ce9" table:formula="of:=-LN([.G1135])-[.F1135]^2/[.G1135]" office:value-type="float" office:value="9.55955782291821" calcext:value-type="float">
            <text:p>9.5595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09" calcext:value-type="date">
            <text:p>2020-01-09</text:p>
          </table:table-cell>
          <table:table-cell table:style-name="ce5" office:value-type="float" office:value="3266.03" calcext:value-type="float">
            <text:p>3,266.03</text:p>
          </table:table-cell>
          <table:table-cell table:style-name="ce5" office:value-type="float" office:value="3275.58" calcext:value-type="float">
            <text:p>3,275.58</text:p>
          </table:table-cell>
          <table:table-cell table:style-name="ce5" office:value-type="float" office:value="3263.67" calcext:value-type="float">
            <text:p>3,263.67</text:p>
          </table:table-cell>
          <table:table-cell table:style-name="ce5" office:value-type="float" office:value="3274.7" calcext:value-type="float">
            <text:p>3,274.70</text:p>
          </table:table-cell>
          <table:table-cell table:style-name="ce9" table:formula="of:=([.E1136]-[.E1135])/[.E1135]" office:value-type="float" office:value="0.00665529272528846" calcext:value-type="float">
            <text:p>0.00666</text:p>
          </table:table-cell>
          <table:table-cell table:style-name="ce9" table:formula="of:=[.$K$2]+[.$K$3]*[.F1135]^2+[.$K$4]*[.G1135]" office:value-type="float" office:value="0.0000366615982577998" calcext:value-type="float">
            <text:p>0.00004</text:p>
          </table:table-cell>
          <table:table-cell table:style-name="ce9" table:formula="of:=-LN([.G1136])-[.F1136]^2/[.G1136]" office:value-type="float" office:value="9.00562495554548" calcext:value-type="float">
            <text:p>9.0056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10" calcext:value-type="date">
            <text:p>2020-01-10</text:p>
          </table:table-cell>
          <table:table-cell table:style-name="ce5" office:value-type="float" office:value="3281.81" calcext:value-type="float">
            <text:p>3,281.81</text:p>
          </table:table-cell>
          <table:table-cell table:style-name="ce5" office:value-type="float" office:value="3282.99" calcext:value-type="float">
            <text:p>3,282.99</text:p>
          </table:table-cell>
          <table:table-cell table:style-name="ce5" office:value-type="float" office:value="3260.86" calcext:value-type="float">
            <text:p>3,260.86</text:p>
          </table:table-cell>
          <table:table-cell table:style-name="ce5" office:value-type="float" office:value="3265.35" calcext:value-type="float">
            <text:p>3,265.35</text:p>
          </table:table-cell>
          <table:table-cell table:style-name="ce9" table:formula="of:=([.E1137]-[.E1136])/[.E1136]" office:value-type="float" office:value="-0.00285522337924082" calcext:value-type="float">
            <text:p>-0.00286</text:p>
          </table:table-cell>
          <table:table-cell table:style-name="ce9" table:formula="of:=[.$K$2]+[.$K$3]*[.F1136]^2+[.$K$4]*[.G1136]" office:value-type="float" office:value="0.0000413016133681487" calcext:value-type="float">
            <text:p>0.00004</text:p>
          </table:table-cell>
          <table:table-cell table:style-name="ce9" table:formula="of:=-LN([.G1137])-[.F1137]^2/[.G1137]" office:value-type="float" office:value="9.89722443988477" calcext:value-type="float">
            <text:p>9.8972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13" calcext:value-type="date">
            <text:p>2020-01-13</text:p>
          </table:table-cell>
          <table:table-cell table:style-name="ce5" office:value-type="float" office:value="3271.13" calcext:value-type="float">
            <text:p>3,271.13</text:p>
          </table:table-cell>
          <table:table-cell table:style-name="ce5" office:value-type="float" office:value="3288.13" calcext:value-type="float">
            <text:p>3,288.13</text:p>
          </table:table-cell>
          <table:table-cell table:style-name="ce5" office:value-type="float" office:value="3268.43" calcext:value-type="float">
            <text:p>3,268.43</text:p>
          </table:table-cell>
          <table:table-cell table:style-name="ce5" office:value-type="float" office:value="3288.13" calcext:value-type="float">
            <text:p>3,288.13</text:p>
          </table:table-cell>
          <table:table-cell table:style-name="ce9" table:formula="of:=([.E1138]-[.E1137])/[.E1137]" office:value-type="float" office:value="0.00697628125622068" calcext:value-type="float">
            <text:p>0.00698</text:p>
          </table:table-cell>
          <table:table-cell table:style-name="ce9" table:formula="of:=[.$K$2]+[.$K$3]*[.F1137]^2+[.$K$4]*[.G1137]" office:value-type="float" office:value="0.000036682364012869" calcext:value-type="float">
            <text:p>0.00004</text:p>
          </table:table-cell>
          <table:table-cell table:style-name="ce9" table:formula="of:=-LN([.G1138])-[.F1138]^2/[.G1138]" office:value-type="float" office:value="8.88645972744298" calcext:value-type="float">
            <text:p>8.8864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14" calcext:value-type="date">
            <text:p>2020-01-14</text:p>
          </table:table-cell>
          <table:table-cell table:style-name="ce5" office:value-type="float" office:value="3285.35" calcext:value-type="float">
            <text:p>3,285.35</text:p>
          </table:table-cell>
          <table:table-cell table:style-name="ce5" office:value-type="float" office:value="3294.25" calcext:value-type="float">
            <text:p>3,294.25</text:p>
          </table:table-cell>
          <table:table-cell table:style-name="ce5" office:value-type="float" office:value="3277.19" calcext:value-type="float">
            <text:p>3,277.19</text:p>
          </table:table-cell>
          <table:table-cell table:style-name="ce5" office:value-type="float" office:value="3283.15" calcext:value-type="float">
            <text:p>3,283.15</text:p>
          </table:table-cell>
          <table:table-cell table:style-name="ce9" table:formula="of:=([.E1139]-[.E1138])/[.E1138]" office:value-type="float" office:value="-0.00151453865875133" calcext:value-type="float">
            <text:p>-0.00151</text:p>
          </table:table-cell>
          <table:table-cell table:style-name="ce9" table:formula="of:=[.$K$2]+[.$K$3]*[.F1138]^2+[.$K$4]*[.G1138]" office:value-type="float" office:value="0.0000422963612992749" calcext:value-type="float">
            <text:p>0.00004</text:p>
          </table:table-cell>
          <table:table-cell table:style-name="ce9" table:formula="of:=-LN([.G1139])-[.F1139]^2/[.G1139]" office:value-type="float" office:value="10.0165772348769" calcext:value-type="float">
            <text:p>10.0165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15" calcext:value-type="date">
            <text:p>2020-01-15</text:p>
          </table:table-cell>
          <table:table-cell table:style-name="ce5" office:value-type="float" office:value="3282.27" calcext:value-type="float">
            <text:p>3,282.27</text:p>
          </table:table-cell>
          <table:table-cell table:style-name="ce5" office:value-type="float" office:value="3298.66" calcext:value-type="float">
            <text:p>3,298.66</text:p>
          </table:table-cell>
          <table:table-cell table:style-name="ce5" office:value-type="float" office:value="3280.69" calcext:value-type="float">
            <text:p>3,280.69</text:p>
          </table:table-cell>
          <table:table-cell table:style-name="ce5" office:value-type="float" office:value="3289.29" calcext:value-type="float">
            <text:p>3,289.29</text:p>
          </table:table-cell>
          <table:table-cell table:style-name="ce9" table:formula="of:=([.E1140]-[.E1139])/[.E1139]" office:value-type="float" office:value="0.00187015518633016" calcext:value-type="float">
            <text:p>0.00187</text:p>
          </table:table-cell>
          <table:table-cell table:style-name="ce9" table:formula="of:=[.$K$2]+[.$K$3]*[.F1139]^2+[.$K$4]*[.G1139]" office:value-type="float" office:value="0.0000361149293949098" calcext:value-type="float">
            <text:p>0.00004</text:p>
          </table:table-cell>
          <table:table-cell table:style-name="ce9" table:formula="of:=-LN([.G1140])-[.F1140]^2/[.G1140]" office:value-type="float" office:value="10.1319611574095" calcext:value-type="float">
            <text:p>10.1319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16" calcext:value-type="date">
            <text:p>2020-01-16</text:p>
          </table:table-cell>
          <table:table-cell table:style-name="ce5" office:value-type="float" office:value="3302.97" calcext:value-type="float">
            <text:p>3,302.97</text:p>
          </table:table-cell>
          <table:table-cell table:style-name="ce5" office:value-type="float" office:value="3317.11" calcext:value-type="float">
            <text:p>3,317.11</text:p>
          </table:table-cell>
          <table:table-cell table:style-name="ce5" office:value-type="float" office:value="3302.82" calcext:value-type="float">
            <text:p>3,302.82</text:p>
          </table:table-cell>
          <table:table-cell table:style-name="ce5" office:value-type="float" office:value="3316.81" calcext:value-type="float">
            <text:p>3,316.81</text:p>
          </table:table-cell>
          <table:table-cell table:style-name="ce9" table:formula="of:=([.E1141]-[.E1140])/[.E1140]" office:value-type="float" office:value="0.00836654718799497" calcext:value-type="float">
            <text:p>0.00837</text:p>
          </table:table-cell>
          <table:table-cell table:style-name="ce9" table:formula="of:=[.$K$2]+[.$K$3]*[.F1140]^2+[.$K$4]*[.G1140]" office:value-type="float" office:value="0.0000317632022081058" calcext:value-type="float">
            <text:p>0.00003</text:p>
          </table:table-cell>
          <table:table-cell table:style-name="ce9" table:formula="of:=-LN([.G1141])-[.F1141]^2/[.G1141]" office:value-type="float" office:value="8.15342203577798" calcext:value-type="float">
            <text:p>8.1534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17" calcext:value-type="date">
            <text:p>2020-01-17</text:p>
          </table:table-cell>
          <table:table-cell table:style-name="ce5" office:value-type="float" office:value="3323.66" calcext:value-type="float">
            <text:p>3,323.66</text:p>
          </table:table-cell>
          <table:table-cell table:style-name="ce5" office:value-type="float" office:value="3329.88" calcext:value-type="float">
            <text:p>3,329.88</text:p>
          </table:table-cell>
          <table:table-cell table:style-name="ce5" office:value-type="float" office:value="3318.86" calcext:value-type="float">
            <text:p>3,318.86</text:p>
          </table:table-cell>
          <table:table-cell table:style-name="ce5" office:value-type="float" office:value="3329.62" calcext:value-type="float">
            <text:p>3,329.62</text:p>
          </table:table-cell>
          <table:table-cell table:style-name="ce9" table:formula="of:=([.E1142]-[.E1141])/[.E1141]" office:value-type="float" office:value="0.00386214465103517" calcext:value-type="float">
            <text:p>0.00386</text:p>
          </table:table-cell>
          <table:table-cell table:style-name="ce9" table:formula="of:=[.$K$2]+[.$K$3]*[.F1141]^2+[.$K$4]*[.G1141]" office:value-type="float" office:value="0.0000433925506551404" calcext:value-type="float">
            <text:p>0.00004</text:p>
          </table:table-cell>
          <table:table-cell table:style-name="ce9" table:formula="of:=-LN([.G1142])-[.F1142]^2/[.G1142]" office:value-type="float" office:value="9.70147342034268" calcext:value-type="float">
            <text:p>9.7014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21" calcext:value-type="date">
            <text:p>2020-01-21</text:p>
          </table:table-cell>
          <table:table-cell table:style-name="ce5" office:value-type="float" office:value="3321.03" calcext:value-type="float">
            <text:p>3,321.03</text:p>
          </table:table-cell>
          <table:table-cell table:style-name="ce5" office:value-type="float" office:value="3329.79" calcext:value-type="float">
            <text:p>3,329.79</text:p>
          </table:table-cell>
          <table:table-cell table:style-name="ce5" office:value-type="float" office:value="3316.61" calcext:value-type="float">
            <text:p>3,316.61</text:p>
          </table:table-cell>
          <table:table-cell table:style-name="ce5" office:value-type="float" office:value="3320.79" calcext:value-type="float">
            <text:p>3,320.79</text:p>
          </table:table-cell>
          <table:table-cell table:style-name="ce9" table:formula="of:=([.E1143]-[.E1142])/[.E1142]" office:value-type="float" office:value="-0.00265195427706463" calcext:value-type="float">
            <text:p>-0.00265</text:p>
          </table:table-cell>
          <table:table-cell table:style-name="ce9" table:formula="of:=[.$K$2]+[.$K$3]*[.F1142]^2+[.$K$4]*[.G1142]" office:value-type="float" office:value="0.0000397592053281641" calcext:value-type="float">
            <text:p>0.00004</text:p>
          </table:table-cell>
          <table:table-cell table:style-name="ce9" table:formula="of:=-LN([.G1143])-[.F1143]^2/[.G1143]" office:value-type="float" office:value="9.95578279351796" calcext:value-type="float">
            <text:p>9.9557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22" calcext:value-type="date">
            <text:p>2020-01-22</text:p>
          </table:table-cell>
          <table:table-cell table:style-name="ce5" office:value-type="float" office:value="3330.02" calcext:value-type="float">
            <text:p>3,330.02</text:p>
          </table:table-cell>
          <table:table-cell table:style-name="ce5" office:value-type="float" office:value="3337.77" calcext:value-type="float">
            <text:p>3,337.77</text:p>
          </table:table-cell>
          <table:table-cell table:style-name="ce5" office:value-type="float" office:value="3320.04" calcext:value-type="float">
            <text:p>3,320.04</text:p>
          </table:table-cell>
          <table:table-cell table:style-name="ce5" office:value-type="float" office:value="3321.75" calcext:value-type="float">
            <text:p>3,321.75</text:p>
          </table:table-cell>
          <table:table-cell table:style-name="ce9" table:formula="of:=([.E1144]-[.E1143])/[.E1143]" office:value-type="float" office:value="0.000289087837532646" calcext:value-type="float">
            <text:p>0.00029</text:p>
          </table:table-cell>
          <table:table-cell table:style-name="ce9" table:formula="of:=[.$K$2]+[.$K$3]*[.F1143]^2+[.$K$4]*[.G1143]" office:value-type="float" office:value="0.0000352787726125166" calcext:value-type="float">
            <text:p>0.00004</text:p>
          </table:table-cell>
          <table:table-cell table:style-name="ce9" table:formula="of:=-LN([.G1144])-[.F1144]^2/[.G1144]" office:value-type="float" office:value="10.2498602203481" calcext:value-type="float">
            <text:p>10.2498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23" calcext:value-type="date">
            <text:p>2020-01-23</text:p>
          </table:table-cell>
          <table:table-cell table:style-name="ce5" office:value-type="float" office:value="3315.77" calcext:value-type="float">
            <text:p>3,315.77</text:p>
          </table:table-cell>
          <table:table-cell table:style-name="ce5" office:value-type="float" office:value="3326.88" calcext:value-type="float">
            <text:p>3,326.88</text:p>
          </table:table-cell>
          <table:table-cell table:style-name="ce5" office:value-type="float" office:value="3301.87" calcext:value-type="float">
            <text:p>3,301.87</text:p>
          </table:table-cell>
          <table:table-cell table:style-name="ce5" office:value-type="float" office:value="3325.54" calcext:value-type="float">
            <text:p>3,325.54</text:p>
          </table:table-cell>
          <table:table-cell table:style-name="ce9" table:formula="of:=([.E1145]-[.E1144])/[.E1144]" office:value-type="float" office:value="0.00114096485286369" calcext:value-type="float">
            <text:p>0.00114</text:p>
          </table:table-cell>
          <table:table-cell table:style-name="ce9" table:formula="of:=[.$K$2]+[.$K$3]*[.F1144]^2+[.$K$4]*[.G1144]" office:value-type="float" office:value="0.0000303741017722186" calcext:value-type="float">
            <text:p>0.00003</text:p>
          </table:table-cell>
          <table:table-cell table:style-name="ce9" table:formula="of:=-LN([.G1145])-[.F1145]^2/[.G1145]" office:value-type="float" office:value="10.3590613212758" calcext:value-type="float">
            <text:p>10.3590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24" calcext:value-type="date">
            <text:p>2020-01-24</text:p>
          </table:table-cell>
          <table:table-cell table:style-name="ce5" office:value-type="float" office:value="3333.1" calcext:value-type="float">
            <text:p>3,333.10</text:p>
          </table:table-cell>
          <table:table-cell table:style-name="ce5" office:value-type="float" office:value="3333.18" calcext:value-type="float">
            <text:p>3,333.18</text:p>
          </table:table-cell>
          <table:table-cell table:style-name="ce5" office:value-type="float" office:value="3281.53" calcext:value-type="float">
            <text:p>3,281.53</text:p>
          </table:table-cell>
          <table:table-cell table:style-name="ce5" office:value-type="float" office:value="3295.47" calcext:value-type="float">
            <text:p>3,295.47</text:p>
          </table:table-cell>
          <table:table-cell table:style-name="ce9" table:formula="of:=([.E1146]-[.E1145])/[.E1145]" office:value-type="float" office:value="-0.00904214052454644" calcext:value-type="float">
            <text:p>-0.00904</text:p>
          </table:table-cell>
          <table:table-cell table:style-name="ce9" table:formula="of:=[.$K$2]+[.$K$3]*[.F1145]^2+[.$K$4]*[.G1145]" office:value-type="float" office:value="0.0000269801137859906" calcext:value-type="float">
            <text:p>0.00003</text:p>
          </table:table-cell>
          <table:table-cell table:style-name="ce9" table:formula="of:=-LN([.G1146])-[.F1146]^2/[.G1146]" office:value-type="float" office:value="7.49001907207324" calcext:value-type="float">
            <text:p>7.4900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27" calcext:value-type="date">
            <text:p>2020-01-27</text:p>
          </table:table-cell>
          <table:table-cell table:style-name="ce5" office:value-type="float" office:value="3247.16" calcext:value-type="float">
            <text:p>3,247.16</text:p>
          </table:table-cell>
          <table:table-cell table:style-name="ce5" office:value-type="float" office:value="3258.85" calcext:value-type="float">
            <text:p>3,258.85</text:p>
          </table:table-cell>
          <table:table-cell table:style-name="ce5" office:value-type="float" office:value="3234.5" calcext:value-type="float">
            <text:p>3,234.50</text:p>
          </table:table-cell>
          <table:table-cell table:style-name="ce5" office:value-type="float" office:value="3243.63" calcext:value-type="float">
            <text:p>3,243.63</text:p>
          </table:table-cell>
          <table:table-cell table:style-name="ce9" table:formula="of:=([.E1147]-[.E1146])/[.E1146]" office:value-type="float" office:value="-0.015730684849202" calcext:value-type="float">
            <text:p>-0.01573</text:p>
          </table:table-cell>
          <table:table-cell table:style-name="ce9" table:formula="of:=[.$K$2]+[.$K$3]*[.F1146]^2+[.$K$4]*[.G1146]" office:value-type="float" office:value="0.0000424488965201039" calcext:value-type="float">
            <text:p>0.00004</text:p>
          </table:table-cell>
          <table:table-cell table:style-name="ce9" table:formula="of:=-LN([.G1147])-[.F1147]^2/[.G1147]" office:value-type="float" office:value="4.23774253730521" calcext:value-type="float">
            <text:p>4.2377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28" calcext:value-type="date">
            <text:p>2020-01-28</text:p>
          </table:table-cell>
          <table:table-cell table:style-name="ce5" office:value-type="float" office:value="3255.35" calcext:value-type="float">
            <text:p>3,255.35</text:p>
          </table:table-cell>
          <table:table-cell table:style-name="ce5" office:value-type="float" office:value="3285.78" calcext:value-type="float">
            <text:p>3,285.78</text:p>
          </table:table-cell>
          <table:table-cell table:style-name="ce5" office:value-type="float" office:value="3253.22" calcext:value-type="float">
            <text:p>3,253.22</text:p>
          </table:table-cell>
          <table:table-cell table:style-name="ce5" office:value-type="float" office:value="3276.24" calcext:value-type="float">
            <text:p>3,276.24</text:p>
          </table:table-cell>
          <table:table-cell table:style-name="ce9" table:formula="of:=([.E1148]-[.E1147])/[.E1147]" office:value-type="float" office:value="0.0100535511140296" calcext:value-type="float">
            <text:p>0.01005</text:p>
          </table:table-cell>
          <table:table-cell table:style-name="ce9" table:formula="of:=[.$K$2]+[.$K$3]*[.F1147]^2+[.$K$4]*[.G1147]" office:value-type="float" office:value="0.0000910941915083046" calcext:value-type="float">
            <text:p>0.00009</text:p>
          </table:table-cell>
          <table:table-cell table:style-name="ce9" table:formula="of:=-LN([.G1148])-[.F1148]^2/[.G1148]" office:value-type="float" office:value="8.19406289465864" calcext:value-type="float">
            <text:p>8.1940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29" calcext:value-type="date">
            <text:p>2020-01-29</text:p>
          </table:table-cell>
          <table:table-cell table:style-name="ce5" office:value-type="float" office:value="3289.46" calcext:value-type="float">
            <text:p>3,289.46</text:p>
          </table:table-cell>
          <table:table-cell table:style-name="ce5" office:value-type="float" office:value="3293.47" calcext:value-type="float">
            <text:p>3,293.47</text:p>
          </table:table-cell>
          <table:table-cell table:style-name="ce5" office:value-type="float" office:value="3271.89" calcext:value-type="float">
            <text:p>3,271.89</text:p>
          </table:table-cell>
          <table:table-cell table:style-name="ce5" office:value-type="float" office:value="3273.4" calcext:value-type="float">
            <text:p>3,273.40</text:p>
          </table:table-cell>
          <table:table-cell table:style-name="ce9" table:formula="of:=([.E1149]-[.E1148])/[.E1148]" office:value-type="float" office:value="-0.000866847361609556" calcext:value-type="float">
            <text:p>-0.00087</text:p>
          </table:table-cell>
          <table:table-cell table:style-name="ce9" table:formula="of:=[.$K$2]+[.$K$3]*[.F1148]^2+[.$K$4]*[.G1148]" office:value-type="float" office:value="0.000094701351470512" calcext:value-type="float">
            <text:p>0.00009</text:p>
          </table:table-cell>
          <table:table-cell table:style-name="ce9" table:formula="of:=-LN([.G1149])-[.F1149]^2/[.G1149]" office:value-type="float" office:value="9.25684761283327" calcext:value-type="float">
            <text:p>9.2568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30" calcext:value-type="date">
            <text:p>2020-01-30</text:p>
          </table:table-cell>
          <table:table-cell table:style-name="ce5" office:value-type="float" office:value="3256.45" calcext:value-type="float">
            <text:p>3,256.45</text:p>
          </table:table-cell>
          <table:table-cell table:style-name="ce5" office:value-type="float" office:value="3285.91" calcext:value-type="float">
            <text:p>3,285.91</text:p>
          </table:table-cell>
          <table:table-cell table:style-name="ce5" office:value-type="float" office:value="3242.8" calcext:value-type="float">
            <text:p>3,242.80</text:p>
          </table:table-cell>
          <table:table-cell table:style-name="ce5" office:value-type="float" office:value="3283.66" calcext:value-type="float">
            <text:p>3,283.66</text:p>
          </table:table-cell>
          <table:table-cell table:style-name="ce9" table:formula="of:=([.E1150]-[.E1149])/[.E1149]" office:value-type="float" office:value="0.00313435571576946" calcext:value-type="float">
            <text:p>0.00313</text:p>
          </table:table-cell>
          <table:table-cell table:style-name="ce9" table:formula="of:=[.$K$2]+[.$K$3]*[.F1149]^2+[.$K$4]*[.G1149]" office:value-type="float" office:value="0.0000749465157374566" calcext:value-type="float">
            <text:p>0.00007</text:p>
          </table:table-cell>
          <table:table-cell table:style-name="ce9" table:formula="of:=-LN([.G1150])-[.F1150]^2/[.G1150]" office:value-type="float" office:value="9.36765320085114" calcext:value-type="float">
            <text:p>9.3676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1-31" calcext:value-type="date">
            <text:p>2020-01-31</text:p>
          </table:table-cell>
          <table:table-cell table:number-columns-repeated="2" table:style-name="ce5" office:value-type="float" office:value="3282.33" calcext:value-type="float">
            <text:p>3,282.33</text:p>
          </table:table-cell>
          <table:table-cell table:style-name="ce5" office:value-type="float" office:value="3214.68" calcext:value-type="float">
            <text:p>3,214.68</text:p>
          </table:table-cell>
          <table:table-cell table:style-name="ce5" office:value-type="float" office:value="3225.52" calcext:value-type="float">
            <text:p>3,225.52</text:p>
          </table:table-cell>
          <table:table-cell table:style-name="ce9" table:formula="of:=([.E1151]-[.E1150])/[.E1150]" office:value-type="float" office:value="-0.0177058526156788" calcext:value-type="float">
            <text:p>-0.01771</text:p>
          </table:table-cell>
          <table:table-cell table:style-name="ce9" table:formula="of:=[.$K$2]+[.$K$3]*[.F1150]^2+[.$K$4]*[.G1150]" office:value-type="float" office:value="0.0000622086753976765" calcext:value-type="float">
            <text:p>0.00006</text:p>
          </table:table-cell>
          <table:table-cell table:style-name="ce9" table:formula="of:=-LN([.G1151])-[.F1151]^2/[.G1151]" office:value-type="float" office:value="4.6455707921609" calcext:value-type="float">
            <text:p>4.6455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03" calcext:value-type="date">
            <text:p>2020-02-03</text:p>
          </table:table-cell>
          <table:table-cell table:style-name="ce5" office:value-type="float" office:value="3235.66" calcext:value-type="float">
            <text:p>3,235.66</text:p>
          </table:table-cell>
          <table:table-cell table:style-name="ce5" office:value-type="float" office:value="3268.44" calcext:value-type="float">
            <text:p>3,268.44</text:p>
          </table:table-cell>
          <table:table-cell table:style-name="ce5" office:value-type="float" office:value="3235.66" calcext:value-type="float">
            <text:p>3,235.66</text:p>
          </table:table-cell>
          <table:table-cell table:style-name="ce5" office:value-type="float" office:value="3248.92" calcext:value-type="float">
            <text:p>3,248.92</text:p>
          </table:table-cell>
          <table:table-cell table:style-name="ce9" table:formula="of:=([.E1152]-[.E1151])/[.E1151]" office:value-type="float" office:value="0.00725464421240609" calcext:value-type="float">
            <text:p>0.00725</text:p>
          </table:table-cell>
          <table:table-cell table:style-name="ce9" table:formula="of:=[.$K$2]+[.$K$3]*[.F1151]^2+[.$K$4]*[.G1151]" office:value-type="float" office:value="0.000120646057577865" calcext:value-type="float">
            <text:p>0.00012</text:p>
          </table:table-cell>
          <table:table-cell table:style-name="ce9" table:formula="of:=-LN([.G1152])-[.F1152]^2/[.G1152]" office:value-type="float" office:value="8.58641585433912" calcext:value-type="float">
            <text:p>8.5864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04" calcext:value-type="date">
            <text:p>2020-02-04</text:p>
          </table:table-cell>
          <table:table-cell table:style-name="ce5" office:value-type="float" office:value="3280.61" calcext:value-type="float">
            <text:p>3,280.61</text:p>
          </table:table-cell>
          <table:table-cell table:style-name="ce5" office:value-type="float" office:value="3306.92" calcext:value-type="float">
            <text:p>3,306.92</text:p>
          </table:table-cell>
          <table:table-cell table:style-name="ce5" office:value-type="float" office:value="3280.61" calcext:value-type="float">
            <text:p>3,280.61</text:p>
          </table:table-cell>
          <table:table-cell table:style-name="ce5" office:value-type="float" office:value="3297.59" calcext:value-type="float">
            <text:p>3,297.59</text:p>
          </table:table-cell>
          <table:table-cell table:style-name="ce9" table:formula="of:=([.E1153]-[.E1152])/[.E1152]" office:value-type="float" office:value="0.0149803627051451" calcext:value-type="float">
            <text:p>0.01498</text:p>
          </table:table-cell>
          <table:table-cell table:style-name="ce9" table:formula="of:=[.$K$2]+[.$K$3]*[.F1152]^2+[.$K$4]*[.G1152]" office:value-type="float" office:value="0.000105952212637605" calcext:value-type="float">
            <text:p>0.00011</text:p>
          </table:table-cell>
          <table:table-cell table:style-name="ce9" table:formula="of:=-LN([.G1153])-[.F1153]^2/[.G1153]" office:value-type="float" office:value="7.03448010258276" calcext:value-type="float">
            <text:p>7.0344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05" calcext:value-type="date">
            <text:p>2020-02-05</text:p>
          </table:table-cell>
          <table:table-cell table:style-name="ce5" office:value-type="float" office:value="3324.91" calcext:value-type="float">
            <text:p>3,324.91</text:p>
          </table:table-cell>
          <table:table-cell table:style-name="ce5" office:value-type="float" office:value="3337.58" calcext:value-type="float">
            <text:p>3,337.58</text:p>
          </table:table-cell>
          <table:table-cell table:style-name="ce5" office:value-type="float" office:value="3313.75" calcext:value-type="float">
            <text:p>3,313.75</text:p>
          </table:table-cell>
          <table:table-cell table:style-name="ce5" office:value-type="float" office:value="3334.69" calcext:value-type="float">
            <text:p>3,334.69</text:p>
          </table:table-cell>
          <table:table-cell table:style-name="ce9" table:formula="of:=([.E1154]-[.E1153])/[.E1153]" office:value-type="float" office:value="0.0112506406193614" calcext:value-type="float">
            <text:p>0.01125</text:p>
          </table:table-cell>
          <table:table-cell table:style-name="ce9" table:formula="of:=[.$K$2]+[.$K$3]*[.F1153]^2+[.$K$4]*[.G1153]" office:value-type="float" office:value="0.000133410907892965" calcext:value-type="float">
            <text:p>0.00013</text:p>
          </table:table-cell>
          <table:table-cell table:style-name="ce9" table:formula="of:=-LN([.G1154])-[.F1154]^2/[.G1154]" office:value-type="float" office:value="7.97330180785214" calcext:value-type="float">
            <text:p>7.9733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06" calcext:value-type="date">
            <text:p>2020-02-06</text:p>
          </table:table-cell>
          <table:table-cell table:style-name="ce5" office:value-type="float" office:value="3344.92" calcext:value-type="float">
            <text:p>3,344.92</text:p>
          </table:table-cell>
          <table:table-cell table:style-name="ce5" office:value-type="float" office:value="3347.96" calcext:value-type="float">
            <text:p>3,347.96</text:p>
          </table:table-cell>
          <table:table-cell table:style-name="ce5" office:value-type="float" office:value="3334.39" calcext:value-type="float">
            <text:p>3,334.39</text:p>
          </table:table-cell>
          <table:table-cell table:style-name="ce5" office:value-type="float" office:value="3345.78" calcext:value-type="float">
            <text:p>3,345.78</text:p>
          </table:table-cell>
          <table:table-cell table:style-name="ce9" table:formula="of:=([.E1155]-[.E1154])/[.E1154]" office:value-type="float" office:value="0.00332564646189005" calcext:value-type="float">
            <text:p>0.00333</text:p>
          </table:table-cell>
          <table:table-cell table:style-name="ce9" table:formula="of:=[.$K$2]+[.$K$3]*[.F1154]^2+[.$K$4]*[.G1154]" office:value-type="float" office:value="0.000132043753682139" calcext:value-type="float">
            <text:p>0.00013</text:p>
          </table:table-cell>
          <table:table-cell table:style-name="ce9" table:formula="of:=-LN([.G1155])-[.F1155]^2/[.G1155]" office:value-type="float" office:value="8.84861768057965" calcext:value-type="float">
            <text:p>8.8486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07" calcext:value-type="date">
            <text:p>2020-02-07</text:p>
          </table:table-cell>
          <table:table-cell table:style-name="ce5" office:value-type="float" office:value="3335.54" calcext:value-type="float">
            <text:p>3,335.54</text:p>
          </table:table-cell>
          <table:table-cell table:style-name="ce5" office:value-type="float" office:value="3341.42" calcext:value-type="float">
            <text:p>3,341.42</text:p>
          </table:table-cell>
          <table:table-cell table:style-name="ce5" office:value-type="float" office:value="3322.12" calcext:value-type="float">
            <text:p>3,322.12</text:p>
          </table:table-cell>
          <table:table-cell table:style-name="ce5" office:value-type="float" office:value="3327.71" calcext:value-type="float">
            <text:p>3,327.71</text:p>
          </table:table-cell>
          <table:table-cell table:style-name="ce9" table:formula="of:=([.E1156]-[.E1155])/[.E1155]" office:value-type="float" office:value="-0.00540083328850079" calcext:value-type="float">
            <text:p>-0.00540</text:p>
          </table:table-cell>
          <table:table-cell table:style-name="ce9" table:formula="of:=[.$K$2]+[.$K$3]*[.F1155]^2+[.$K$4]*[.G1155]" office:value-type="float" office:value="0.000105169806905328" calcext:value-type="float">
            <text:p>0.00011</text:p>
          </table:table-cell>
          <table:table-cell table:style-name="ce9" table:formula="of:=-LN([.G1156])-[.F1156]^2/[.G1156]" office:value-type="float" office:value="8.8825828386401" calcext:value-type="float">
            <text:p>8.8825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10" calcext:value-type="date">
            <text:p>2020-02-10</text:p>
          </table:table-cell>
          <table:table-cell table:style-name="ce5" office:value-type="float" office:value="3318.28" calcext:value-type="float">
            <text:p>3,318.28</text:p>
          </table:table-cell>
          <table:table-cell table:style-name="ce5" office:value-type="float" office:value="3352.26" calcext:value-type="float">
            <text:p>3,352.26</text:p>
          </table:table-cell>
          <table:table-cell table:style-name="ce5" office:value-type="float" office:value="3317.77" calcext:value-type="float">
            <text:p>3,317.77</text:p>
          </table:table-cell>
          <table:table-cell table:style-name="ce5" office:value-type="float" office:value="3352.09" calcext:value-type="float">
            <text:p>3,352.09</text:p>
          </table:table-cell>
          <table:table-cell table:style-name="ce9" table:formula="of:=([.E1157]-[.E1156])/[.E1156]" office:value-type="float" office:value="0.00732635956859225" calcext:value-type="float">
            <text:p>0.00733</text:p>
          </table:table-cell>
          <table:table-cell table:style-name="ce9" table:formula="of:=[.$K$2]+[.$K$3]*[.F1156]^2+[.$K$4]*[.G1156]" office:value-type="float" office:value="0.0000891321468009006" calcext:value-type="float">
            <text:p>0.00009</text:p>
          </table:table-cell>
          <table:table-cell table:style-name="ce9" table:formula="of:=-LN([.G1157])-[.F1157]^2/[.G1157]" office:value-type="float" office:value="8.72318863461963" calcext:value-type="float">
            <text:p>8.7231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11" calcext:value-type="date">
            <text:p>2020-02-11</text:p>
          </table:table-cell>
          <table:table-cell table:style-name="ce5" office:value-type="float" office:value="3365.87" calcext:value-type="float">
            <text:p>3,365.87</text:p>
          </table:table-cell>
          <table:table-cell table:style-name="ce5" office:value-type="float" office:value="3375.63" calcext:value-type="float">
            <text:p>3,375.63</text:p>
          </table:table-cell>
          <table:table-cell table:style-name="ce5" office:value-type="float" office:value="3352.72" calcext:value-type="float">
            <text:p>3,352.72</text:p>
          </table:table-cell>
          <table:table-cell table:style-name="ce5" office:value-type="float" office:value="3357.75" calcext:value-type="float">
            <text:p>3,357.75</text:p>
          </table:table-cell>
          <table:table-cell table:style-name="ce9" table:formula="of:=([.E1158]-[.E1157])/[.E1157]" office:value-type="float" office:value="0.00168849881715582" calcext:value-type="float">
            <text:p>0.00169</text:p>
          </table:table-cell>
          <table:table-cell table:style-name="ce9" table:formula="of:=[.$K$2]+[.$K$3]*[.F1157]^2+[.$K$4]*[.G1157]" office:value-type="float" office:value="0.0000826271540455995" calcext:value-type="float">
            <text:p>0.00008</text:p>
          </table:table-cell>
          <table:table-cell table:style-name="ce9" table:formula="of:=-LN([.G1158])-[.F1158]^2/[.G1158]" office:value-type="float" office:value="9.36666745255151" calcext:value-type="float">
            <text:p>9.3666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12" calcext:value-type="date">
            <text:p>2020-02-12</text:p>
          </table:table-cell>
          <table:table-cell table:style-name="ce5" office:value-type="float" office:value="3370.5" calcext:value-type="float">
            <text:p>3,370.50</text:p>
          </table:table-cell>
          <table:table-cell table:style-name="ce5" office:value-type="float" office:value="3381.47" calcext:value-type="float">
            <text:p>3,381.47</text:p>
          </table:table-cell>
          <table:table-cell table:style-name="ce5" office:value-type="float" office:value="3369.72" calcext:value-type="float">
            <text:p>3,369.72</text:p>
          </table:table-cell>
          <table:table-cell table:style-name="ce5" office:value-type="float" office:value="3379.45" calcext:value-type="float">
            <text:p>3,379.45</text:p>
          </table:table-cell>
          <table:table-cell table:style-name="ce9" table:formula="of:=([.E1159]-[.E1158])/[.E1158]" office:value-type="float" office:value="0.0064626610081155" calcext:value-type="float">
            <text:p>0.00646</text:p>
          </table:table-cell>
          <table:table-cell table:style-name="ce9" table:formula="of:=[.$K$2]+[.$K$3]*[.F1158]^2+[.$K$4]*[.G1158]" office:value-type="float" office:value="0.0000663900001063384" calcext:value-type="float">
            <text:p>0.00007</text:p>
          </table:table-cell>
          <table:table-cell table:style-name="ce9" table:formula="of:=-LN([.G1159])-[.F1159]^2/[.G1159]" office:value-type="float" office:value="8.99086353765741" calcext:value-type="float">
            <text:p>8.9908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13" calcext:value-type="date">
            <text:p>2020-02-13</text:p>
          </table:table-cell>
          <table:table-cell table:style-name="ce5" office:value-type="float" office:value="3365.9" calcext:value-type="float">
            <text:p>3,365.90</text:p>
          </table:table-cell>
          <table:table-cell table:style-name="ce5" office:value-type="float" office:value="3385.09" calcext:value-type="float">
            <text:p>3,385.09</text:p>
          </table:table-cell>
          <table:table-cell table:style-name="ce5" office:value-type="float" office:value="3360.52" calcext:value-type="float">
            <text:p>3,360.52</text:p>
          </table:table-cell>
          <table:table-cell table:style-name="ce5" office:value-type="float" office:value="3373.94" calcext:value-type="float">
            <text:p>3,373.94</text:p>
          </table:table-cell>
          <table:table-cell table:style-name="ce9" table:formula="of:=([.E1160]-[.E1159])/[.E1159]" office:value-type="float" office:value="-0.0016304428235363" calcext:value-type="float">
            <text:p>-0.00163</text:p>
          </table:table-cell>
          <table:table-cell table:style-name="ce9" table:formula="of:=[.$K$2]+[.$K$3]*[.F1159]^2+[.$K$4]*[.G1159]" office:value-type="float" office:value="0.0000629603727066267" calcext:value-type="float">
            <text:p>0.00006</text:p>
          </table:table-cell>
          <table:table-cell table:style-name="ce9" table:formula="of:=-LN([.G1160])-[.F1160]^2/[.G1160]" office:value-type="float" office:value="9.63078254264575" calcext:value-type="float">
            <text:p>9.6307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14" calcext:value-type="date">
            <text:p>2020-02-14</text:p>
          </table:table-cell>
          <table:table-cell table:style-name="ce5" office:value-type="float" office:value="3378.08" calcext:value-type="float">
            <text:p>3,378.08</text:p>
          </table:table-cell>
          <table:table-cell table:style-name="ce5" office:value-type="float" office:value="3380.69" calcext:value-type="float">
            <text:p>3,380.69</text:p>
          </table:table-cell>
          <table:table-cell table:style-name="ce5" office:value-type="float" office:value="3366.15" calcext:value-type="float">
            <text:p>3,366.15</text:p>
          </table:table-cell>
          <table:table-cell table:style-name="ce5" office:value-type="float" office:value="3380.16" calcext:value-type="float">
            <text:p>3,380.16</text:p>
          </table:table-cell>
          <table:table-cell table:style-name="ce9" table:formula="of:=([.E1161]-[.E1160])/[.E1160]" office:value-type="float" office:value="0.00184354197170068" calcext:value-type="float">
            <text:p>0.00184</text:p>
          </table:table-cell>
          <table:table-cell table:style-name="ce9" table:formula="of:=[.$K$2]+[.$K$3]*[.F1160]^2+[.$K$4]*[.G1160]" office:value-type="float" office:value="0.000051644445281119" calcext:value-type="float">
            <text:p>0.00005</text:p>
          </table:table-cell>
          <table:table-cell table:style-name="ce9" table:formula="of:=-LN([.G1161])-[.F1161]^2/[.G1161]" office:value-type="float" office:value="9.80531934532362" calcext:value-type="float">
            <text:p>9.8053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18" calcext:value-type="date">
            <text:p>2020-02-18</text:p>
          </table:table-cell>
          <table:table-cell table:style-name="ce5" office:value-type="float" office:value="3369.04" calcext:value-type="float">
            <text:p>3,369.04</text:p>
          </table:table-cell>
          <table:table-cell table:style-name="ce5" office:value-type="float" office:value="3375.01" calcext:value-type="float">
            <text:p>3,375.01</text:p>
          </table:table-cell>
          <table:table-cell table:style-name="ce5" office:value-type="float" office:value="3355.61" calcext:value-type="float">
            <text:p>3,355.61</text:p>
          </table:table-cell>
          <table:table-cell table:style-name="ce5" office:value-type="float" office:value="3370.29" calcext:value-type="float">
            <text:p>3,370.29</text:p>
          </table:table-cell>
          <table:table-cell table:style-name="ce9" table:formula="of:=([.E1162]-[.E1161])/[.E1161]" office:value-type="float" office:value="-0.00291998011928426" calcext:value-type="float">
            <text:p>-0.00292</text:p>
          </table:table-cell>
          <table:table-cell table:style-name="ce9" table:formula="of:=[.$K$2]+[.$K$3]*[.F1161]^2+[.$K$4]*[.G1161]" office:value-type="float" office:value="0.0000433505928783124" calcext:value-type="float">
            <text:p>0.00004</text:p>
          </table:table-cell>
          <table:table-cell table:style-name="ce9" table:formula="of:=-LN([.G1162])-[.F1162]^2/[.G1162]" office:value-type="float" office:value="9.84950811857288" calcext:value-type="float">
            <text:p>9.8495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19" calcext:value-type="date">
            <text:p>2020-02-19</text:p>
          </table:table-cell>
          <table:table-cell table:style-name="ce5" office:value-type="float" office:value="3380.39" calcext:value-type="float">
            <text:p>3,380.39</text:p>
          </table:table-cell>
          <table:table-cell table:style-name="ce5" office:value-type="float" office:value="3393.52" calcext:value-type="float">
            <text:p>3,393.52</text:p>
          </table:table-cell>
          <table:table-cell table:style-name="ce5" office:value-type="float" office:value="3378.83" calcext:value-type="float">
            <text:p>3,378.83</text:p>
          </table:table-cell>
          <table:table-cell table:style-name="ce5" office:value-type="float" office:value="3386.15" calcext:value-type="float">
            <text:p>3,386.15</text:p>
          </table:table-cell>
          <table:table-cell table:style-name="ce9" table:formula="of:=([.E1163]-[.E1162])/[.E1162]" office:value-type="float" office:value="0.00470582650157705" calcext:value-type="float">
            <text:p>0.00471</text:p>
          </table:table-cell>
          <table:table-cell table:style-name="ce9" table:formula="of:=[.$K$2]+[.$K$3]*[.F1162]^2+[.$K$4]*[.G1162]" office:value-type="float" office:value="0.0000382978288243549" calcext:value-type="float">
            <text:p>0.00004</text:p>
          </table:table-cell>
          <table:table-cell table:style-name="ce9" table:formula="of:=-LN([.G1163])-[.F1163]^2/[.G1163]" office:value-type="float" office:value="9.59189128172237" calcext:value-type="float">
            <text:p>9.5918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20" calcext:value-type="date">
            <text:p>2020-02-20</text:p>
          </table:table-cell>
          <table:table-cell table:style-name="ce5" office:value-type="float" office:value="3380.45" calcext:value-type="float">
            <text:p>3,380.45</text:p>
          </table:table-cell>
          <table:table-cell table:style-name="ce5" office:value-type="float" office:value="3389.15" calcext:value-type="float">
            <text:p>3,389.15</text:p>
          </table:table-cell>
          <table:table-cell table:style-name="ce5" office:value-type="float" office:value="3341.02" calcext:value-type="float">
            <text:p>3,341.02</text:p>
          </table:table-cell>
          <table:table-cell table:style-name="ce5" office:value-type="float" office:value="3373.23" calcext:value-type="float">
            <text:p>3,373.23</text:p>
          </table:table-cell>
          <table:table-cell table:style-name="ce9" table:formula="of:=([.E1164]-[.E1163])/[.E1163]" office:value-type="float" office:value="-0.00381554272551425" calcext:value-type="float">
            <text:p>-0.00382</text:p>
          </table:table-cell>
          <table:table-cell table:style-name="ce9" table:formula="of:=[.$K$2]+[.$K$3]*[.F1163]^2+[.$K$4]*[.G1163]" office:value-type="float" office:value="0.0000375682278908904" calcext:value-type="float">
            <text:p>0.00004</text:p>
          </table:table-cell>
          <table:table-cell table:style-name="ce9" table:formula="of:=-LN([.G1164])-[.F1164]^2/[.G1164]" office:value-type="float" office:value="9.80183382098737" calcext:value-type="float">
            <text:p>9.8018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21" calcext:value-type="date">
            <text:p>2020-02-21</text:p>
          </table:table-cell>
          <table:table-cell table:style-name="ce5" office:value-type="float" office:value="3360.5" calcext:value-type="float">
            <text:p>3,360.50</text:p>
          </table:table-cell>
          <table:table-cell table:style-name="ce5" office:value-type="float" office:value="3360.76" calcext:value-type="float">
            <text:p>3,360.76</text:p>
          </table:table-cell>
          <table:table-cell table:style-name="ce5" office:value-type="float" office:value="3328.45" calcext:value-type="float">
            <text:p>3,328.45</text:p>
          </table:table-cell>
          <table:table-cell table:style-name="ce5" office:value-type="float" office:value="3337.75" calcext:value-type="float">
            <text:p>3,337.75</text:p>
          </table:table-cell>
          <table:table-cell table:style-name="ce9" table:formula="of:=([.E1165]-[.E1164])/[.E1164]" office:value-type="float" office:value="-0.0105181087562959" calcext:value-type="float">
            <text:p>-0.01052</text:p>
          </table:table-cell>
          <table:table-cell table:style-name="ce9" table:formula="of:=[.$K$2]+[.$K$3]*[.F1164]^2+[.$K$4]*[.G1164]" office:value-type="float" office:value="0.0000353250035691764" calcext:value-type="float">
            <text:p>0.00004</text:p>
          </table:table-cell>
          <table:table-cell table:style-name="ce9" table:formula="of:=-LN([.G1165])-[.F1165]^2/[.G1165]" office:value-type="float" office:value="7.11912616299533" calcext:value-type="float">
            <text:p>7.1191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24" calcext:value-type="date">
            <text:p>2020-02-24</text:p>
          </table:table-cell>
          <table:table-cell table:style-name="ce5" office:value-type="float" office:value="3257.61" calcext:value-type="float">
            <text:p>3,257.61</text:p>
          </table:table-cell>
          <table:table-cell table:style-name="ce5" office:value-type="float" office:value="3259.81" calcext:value-type="float">
            <text:p>3,259.81</text:p>
          </table:table-cell>
          <table:table-cell table:style-name="ce5" office:value-type="float" office:value="3214.65" calcext:value-type="float">
            <text:p>3,214.65</text:p>
          </table:table-cell>
          <table:table-cell table:style-name="ce5" office:value-type="float" office:value="3225.89" calcext:value-type="float">
            <text:p>3,225.89</text:p>
          </table:table-cell>
          <table:table-cell table:style-name="ce9" table:formula="of:=([.E1166]-[.E1165])/[.E1165]" office:value-type="float" office:value="-0.0335135944873044" calcext:value-type="float">
            <text:p>-0.03351</text:p>
          </table:table-cell>
          <table:table-cell table:style-name="ce9" table:formula="of:=[.$K$2]+[.$K$3]*[.F1165]^2+[.$K$4]*[.G1165]" office:value-type="float" office:value="0.0000551483167018658" calcext:value-type="float">
            <text:p>0.00006</text:p>
          </table:table-cell>
          <table:table-cell table:style-name="ce9" table:formula="of:=-LN([.G1166])-[.F1166]^2/[.G1166]" office:value-type="float" office:value="-10.5607042022922" calcext:value-type="float">
            <text:p>-10.5607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25" calcext:value-type="date">
            <text:p>2020-02-25</text:p>
          </table:table-cell>
          <table:table-cell table:style-name="ce5" office:value-type="float" office:value="3238.94" calcext:value-type="float">
            <text:p>3,238.94</text:p>
          </table:table-cell>
          <table:table-cell table:style-name="ce5" office:value-type="float" office:value="3246.99" calcext:value-type="float">
            <text:p>3,246.99</text:p>
          </table:table-cell>
          <table:table-cell table:style-name="ce5" office:value-type="float" office:value="3118.77" calcext:value-type="float">
            <text:p>3,118.77</text:p>
          </table:table-cell>
          <table:table-cell table:style-name="ce5" office:value-type="float" office:value="3128.21" calcext:value-type="float">
            <text:p>3,128.21</text:p>
          </table:table-cell>
          <table:table-cell table:style-name="ce9" table:formula="of:=([.E1167]-[.E1166])/[.E1166]" office:value-type="float" office:value="-0.0302800157475921" calcext:value-type="float">
            <text:p>-0.03028</text:p>
          </table:table-cell>
          <table:table-cell table:style-name="ce9" table:formula="of:=[.$K$2]+[.$K$3]*[.F1166]^2+[.$K$4]*[.G1166]" office:value-type="float" office:value="0.000296564986287753" calcext:value-type="float">
            <text:p>0.00030</text:p>
          </table:table-cell>
          <table:table-cell table:style-name="ce9" table:formula="of:=-LN([.G1167])-[.F1167]^2/[.G1167]" office:value-type="float" office:value="5.03157997675574" calcext:value-type="float">
            <text:p>5.0315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26" calcext:value-type="date">
            <text:p>2020-02-26</text:p>
          </table:table-cell>
          <table:table-cell table:style-name="ce5" office:value-type="float" office:value="3139.9" calcext:value-type="float">
            <text:p>3,139.90</text:p>
          </table:table-cell>
          <table:table-cell table:style-name="ce5" office:value-type="float" office:value="3182.51" calcext:value-type="float">
            <text:p>3,182.51</text:p>
          </table:table-cell>
          <table:table-cell table:style-name="ce5" office:value-type="float" office:value="3108.99" calcext:value-type="float">
            <text:p>3,108.99</text:p>
          </table:table-cell>
          <table:table-cell table:style-name="ce5" office:value-type="float" office:value="3116.39" calcext:value-type="float">
            <text:p>3,116.39</text:p>
          </table:table-cell>
          <table:table-cell table:style-name="ce9" table:formula="of:=([.E1168]-[.E1167])/[.E1167]" office:value-type="float" office:value="-0.00377851870558567" calcext:value-type="float">
            <text:p>-0.00378</text:p>
          </table:table-cell>
          <table:table-cell table:style-name="ce9" table:formula="of:=[.$K$2]+[.$K$3]*[.F1167]^2+[.$K$4]*[.G1167]" office:value-type="float" office:value="0.0004308781439509" calcext:value-type="float">
            <text:p>0.00043</text:p>
          </table:table-cell>
          <table:table-cell table:style-name="ce9" table:formula="of:=-LN([.G1168])-[.F1168]^2/[.G1168]" office:value-type="float" office:value="7.71655010580455" calcext:value-type="float">
            <text:p>7.7165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27" calcext:value-type="date">
            <text:p>2020-02-27</text:p>
          </table:table-cell>
          <table:table-cell table:style-name="ce5" office:value-type="float" office:value="3062.54" calcext:value-type="float">
            <text:p>3,062.54</text:p>
          </table:table-cell>
          <table:table-cell table:style-name="ce5" office:value-type="float" office:value="3097.07" calcext:value-type="float">
            <text:p>3,097.07</text:p>
          </table:table-cell>
          <table:table-cell table:style-name="ce5" office:value-type="float" office:value="2977.39" calcext:value-type="float">
            <text:p>2,977.39</text:p>
          </table:table-cell>
          <table:table-cell table:style-name="ce5" office:value-type="float" office:value="2978.76" calcext:value-type="float">
            <text:p>2,978.76</text:p>
          </table:table-cell>
          <table:table-cell table:style-name="ce9" table:formula="of:=([.E1169]-[.E1168])/[.E1168]" office:value-type="float" office:value="-0.0441632786653787" calcext:value-type="float">
            <text:p>-0.04416</text:p>
          </table:table-cell>
          <table:table-cell table:style-name="ce9" table:formula="of:=[.$K$2]+[.$K$3]*[.F1168]^2+[.$K$4]*[.G1168]" office:value-type="float" office:value="0.000329291528447531" calcext:value-type="float">
            <text:p>0.00033</text:p>
          </table:table-cell>
          <table:table-cell table:style-name="ce9" table:formula="of:=-LN([.G1169])-[.F1169]^2/[.G1169]" office:value-type="float" office:value="2.09556266266856" calcext:value-type="float">
            <text:p>2.0955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2-28" calcext:value-type="date">
            <text:p>2020-02-28</text:p>
          </table:table-cell>
          <table:table-cell table:style-name="ce5" office:value-type="float" office:value="2916.9" calcext:value-type="float">
            <text:p>2,916.90</text:p>
          </table:table-cell>
          <table:table-cell table:style-name="ce5" office:value-type="float" office:value="2959.72" calcext:value-type="float">
            <text:p>2,959.72</text:p>
          </table:table-cell>
          <table:table-cell table:style-name="ce5" office:value-type="float" office:value="2855.84" calcext:value-type="float">
            <text:p>2,855.84</text:p>
          </table:table-cell>
          <table:table-cell table:style-name="ce5" office:value-type="float" office:value="2954.22" calcext:value-type="float">
            <text:p>2,954.22</text:p>
          </table:table-cell>
          <table:table-cell table:style-name="ce9" table:formula="of:=([.E1170]-[.E1169])/[.E1169]" office:value-type="float" office:value="-0.0082383273576926" calcext:value-type="float">
            <text:p>-0.00824</text:p>
          </table:table-cell>
          <table:table-cell table:style-name="ce9" table:formula="of:=[.$K$2]+[.$K$3]*[.F1169]^2+[.$K$4]*[.G1169]" office:value-type="float" office:value="0.000686637362034048" calcext:value-type="float">
            <text:p>0.00069</text:p>
          </table:table-cell>
          <table:table-cell table:style-name="ce9" table:formula="of:=-LN([.G1170])-[.F1170]^2/[.G1170]" office:value-type="float" office:value="7.18486018341578" calcext:value-type="float">
            <text:p>7.1848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02" calcext:value-type="date">
            <text:p>2020-03-02</text:p>
          </table:table-cell>
          <table:table-cell table:style-name="ce5" office:value-type="float" office:value="2974.28" calcext:value-type="float">
            <text:p>2,974.28</text:p>
          </table:table-cell>
          <table:table-cell table:style-name="ce5" office:value-type="float" office:value="3090.96" calcext:value-type="float">
            <text:p>3,090.96</text:p>
          </table:table-cell>
          <table:table-cell table:style-name="ce5" office:value-type="float" office:value="2945.19" calcext:value-type="float">
            <text:p>2,945.19</text:p>
          </table:table-cell>
          <table:table-cell table:style-name="ce5" office:value-type="float" office:value="3090.23" calcext:value-type="float">
            <text:p>3,090.23</text:p>
          </table:table-cell>
          <table:table-cell table:style-name="ce9" table:formula="of:=([.E1171]-[.E1170])/[.E1170]" office:value-type="float" office:value="0.0460392252438885" calcext:value-type="float">
            <text:p>0.04604</text:p>
          </table:table-cell>
          <table:table-cell table:style-name="ce9" table:formula="of:=[.$K$2]+[.$K$3]*[.F1170]^2+[.$K$4]*[.G1170]" office:value-type="float" office:value="0.000532484938533695" calcext:value-type="float">
            <text:p>0.00053</text:p>
          </table:table-cell>
          <table:table-cell table:style-name="ce9" table:formula="of:=-LN([.G1171])-[.F1171]^2/[.G1171]" office:value-type="float" office:value="3.55735460297003" calcext:value-type="float">
            <text:p>3.5573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03" calcext:value-type="date">
            <text:p>2020-03-03</text:p>
          </table:table-cell>
          <table:table-cell table:style-name="ce5" office:value-type="float" office:value="3096.46" calcext:value-type="float">
            <text:p>3,096.46</text:p>
          </table:table-cell>
          <table:table-cell table:style-name="ce5" office:value-type="float" office:value="3136.72" calcext:value-type="float">
            <text:p>3,136.72</text:p>
          </table:table-cell>
          <table:table-cell table:style-name="ce5" office:value-type="float" office:value="2976.63" calcext:value-type="float">
            <text:p>2,976.63</text:p>
          </table:table-cell>
          <table:table-cell table:style-name="ce5" office:value-type="float" office:value="3003.37" calcext:value-type="float">
            <text:p>3,003.37</text:p>
          </table:table-cell>
          <table:table-cell table:style-name="ce9" table:formula="of:=([.E1172]-[.E1171])/[.E1171]" office:value-type="float" office:value="-0.028107940185682" calcext:value-type="float">
            <text:p>-0.02811</text:p>
          </table:table-cell>
          <table:table-cell table:style-name="ce9" table:formula="of:=[.$K$2]+[.$K$3]*[.F1171]^2+[.$K$4]*[.G1171]" office:value-type="float" office:value="0.000876409232047045" calcext:value-type="float">
            <text:p>0.00088</text:p>
          </table:table-cell>
          <table:table-cell table:style-name="ce9" table:formula="of:=-LN([.G1172])-[.F1172]^2/[.G1172]" office:value-type="float" office:value="6.13820779155936" calcext:value-type="float">
            <text:p>6.1382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04" calcext:value-type="date">
            <text:p>2020-03-04</text:p>
          </table:table-cell>
          <table:table-cell table:style-name="ce5" office:value-type="float" office:value="3045.75" calcext:value-type="float">
            <text:p>3,045.75</text:p>
          </table:table-cell>
          <table:table-cell table:style-name="ce5" office:value-type="float" office:value="3130.97" calcext:value-type="float">
            <text:p>3,130.97</text:p>
          </table:table-cell>
          <table:table-cell table:style-name="ce5" office:value-type="float" office:value="3034.38" calcext:value-type="float">
            <text:p>3,034.38</text:p>
          </table:table-cell>
          <table:table-cell table:style-name="ce5" office:value-type="float" office:value="3130.12" calcext:value-type="float">
            <text:p>3,130.12</text:p>
          </table:table-cell>
          <table:table-cell table:style-name="ce9" table:formula="of:=([.E1173]-[.E1172])/[.E1172]" office:value-type="float" office:value="0.0422025924211802" calcext:value-type="float">
            <text:p>0.04220</text:p>
          </table:table-cell>
          <table:table-cell table:style-name="ce9" table:formula="of:=[.$K$2]+[.$K$3]*[.F1172]^2+[.$K$4]*[.G1172]" office:value-type="float" office:value="0.000835974254343568" calcext:value-type="float">
            <text:p>0.00084</text:p>
          </table:table-cell>
          <table:table-cell table:style-name="ce9" table:formula="of:=-LN([.G1173])-[.F1173]^2/[.G1173]" office:value-type="float" office:value="4.95639401112522" calcext:value-type="float">
            <text:p>4.9563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05" calcext:value-type="date">
            <text:p>2020-03-05</text:p>
          </table:table-cell>
          <table:table-cell table:style-name="ce5" office:value-type="float" office:value="3075.7" calcext:value-type="float">
            <text:p>3,075.70</text:p>
          </table:table-cell>
          <table:table-cell table:style-name="ce5" office:value-type="float" office:value="3083.04" calcext:value-type="float">
            <text:p>3,083.04</text:p>
          </table:table-cell>
          <table:table-cell table:style-name="ce5" office:value-type="float" office:value="2999.83" calcext:value-type="float">
            <text:p>2,999.83</text:p>
          </table:table-cell>
          <table:table-cell table:style-name="ce5" office:value-type="float" office:value="3023.94" calcext:value-type="float">
            <text:p>3,023.94</text:p>
          </table:table-cell>
          <table:table-cell table:style-name="ce9" table:formula="of:=([.E1174]-[.E1173])/[.E1173]" office:value-type="float" office:value="-0.0339220221588948" calcext:value-type="float">
            <text:p>-0.03392</text:p>
          </table:table-cell>
          <table:table-cell table:style-name="ce9" table:formula="of:=[.$K$2]+[.$K$3]*[.F1173]^2+[.$K$4]*[.G1173]" office:value-type="float" office:value="0.00102752541874963" calcext:value-type="float">
            <text:p>0.00103</text:p>
          </table:table-cell>
          <table:table-cell table:style-name="ce9" table:formula="of:=-LN([.G1174])-[.F1174]^2/[.G1174]" office:value-type="float" office:value="5.76072340977054" calcext:value-type="float">
            <text:p>5.7607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06" calcext:value-type="date">
            <text:p>2020-03-06</text:p>
          </table:table-cell>
          <table:table-cell table:style-name="ce5" office:value-type="float" office:value="2954.2" calcext:value-type="float">
            <text:p>2,954.20</text:p>
          </table:table-cell>
          <table:table-cell table:style-name="ce5" office:value-type="float" office:value="2985.93" calcext:value-type="float">
            <text:p>2,985.93</text:p>
          </table:table-cell>
          <table:table-cell table:style-name="ce5" office:value-type="float" office:value="2901.54" calcext:value-type="float">
            <text:p>2,901.54</text:p>
          </table:table-cell>
          <table:table-cell table:style-name="ce5" office:value-type="float" office:value="2972.37" calcext:value-type="float">
            <text:p>2,972.37</text:p>
          </table:table-cell>
          <table:table-cell table:style-name="ce9" table:formula="of:=([.E1175]-[.E1174])/[.E1174]" office:value-type="float" office:value="-0.0170539097997977" calcext:value-type="float">
            <text:p>-0.01705</text:p>
          </table:table-cell>
          <table:table-cell table:style-name="ce9" table:formula="of:=[.$K$2]+[.$K$3]*[.F1174]^2+[.$K$4]*[.G1174]" office:value-type="float" office:value="0.00102965557789608" calcext:value-type="float">
            <text:p>0.00103</text:p>
          </table:table-cell>
          <table:table-cell table:style-name="ce9" table:formula="of:=-LN([.G1175])-[.F1175]^2/[.G1175]" office:value-type="float" office:value="6.59607157868349" calcext:value-type="float">
            <text:p>6.5960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09" calcext:value-type="date">
            <text:p>2020-03-09</text:p>
          </table:table-cell>
          <table:table-cell table:number-columns-repeated="2" table:style-name="ce5" office:value-type="float" office:value="2863.89" calcext:value-type="float">
            <text:p>2,863.89</text:p>
          </table:table-cell>
          <table:table-cell table:style-name="ce5" office:value-type="float" office:value="2734.43" calcext:value-type="float">
            <text:p>2,734.43</text:p>
          </table:table-cell>
          <table:table-cell table:style-name="ce5" office:value-type="float" office:value="2746.56" calcext:value-type="float">
            <text:p>2,746.56</text:p>
          </table:table-cell>
          <table:table-cell table:style-name="ce9" table:formula="of:=([.E1176]-[.E1175])/[.E1175]" office:value-type="float" office:value="-0.0759696807597977" calcext:value-type="float">
            <text:p>-0.07597</text:p>
          </table:table-cell>
          <table:table-cell table:style-name="ce9" table:formula="of:=[.$K$2]+[.$K$3]*[.F1175]^2+[.$K$4]*[.G1175]" office:value-type="float" office:value="0.000838815652977011" calcext:value-type="float">
            <text:p>0.00084</text:p>
          </table:table-cell>
          <table:table-cell table:style-name="ce9" table:formula="of:=-LN([.G1176])-[.F1176]^2/[.G1176]" office:value-type="float" office:value="0.203113427347423" calcext:value-type="float">
            <text:p>0.2031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10" calcext:value-type="date">
            <text:p>2020-03-10</text:p>
          </table:table-cell>
          <table:table-cell table:style-name="ce5" office:value-type="float" office:value="2813.48" calcext:value-type="float">
            <text:p>2,813.48</text:p>
          </table:table-cell>
          <table:table-cell table:style-name="ce5" office:value-type="float" office:value="2882.59" calcext:value-type="float">
            <text:p>2,882.59</text:p>
          </table:table-cell>
          <table:table-cell table:style-name="ce5" office:value-type="float" office:value="2734" calcext:value-type="float">
            <text:p>2,734.00</text:p>
          </table:table-cell>
          <table:table-cell table:style-name="ce5" office:value-type="float" office:value="2882.23" calcext:value-type="float">
            <text:p>2,882.23</text:p>
          </table:table-cell>
          <table:table-cell table:style-name="ce9" table:formula="of:=([.E1177]-[.E1176])/[.E1176]" office:value-type="float" office:value="0.0493963357800303" calcext:value-type="float">
            <text:p>0.04940</text:p>
          </table:table-cell>
          <table:table-cell table:style-name="ce9" table:formula="of:=[.$K$2]+[.$K$3]*[.F1176]^2+[.$K$4]*[.G1176]" office:value-type="float" office:value="0.00192265830760289" calcext:value-type="float">
            <text:p>0.00192</text:p>
          </table:table-cell>
          <table:table-cell table:style-name="ce9" table:formula="of:=-LN([.G1177])-[.F1177]^2/[.G1177]" office:value-type="float" office:value="4.98497130895116" calcext:value-type="float">
            <text:p>4.9849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11" calcext:value-type="date">
            <text:p>2020-03-11</text:p>
          </table:table-cell>
          <table:table-cell table:number-columns-repeated="2" table:style-name="ce5" office:value-type="float" office:value="2825.6" calcext:value-type="float">
            <text:p>2,825.60</text:p>
          </table:table-cell>
          <table:table-cell table:style-name="ce5" office:value-type="float" office:value="2707.22" calcext:value-type="float">
            <text:p>2,707.22</text:p>
          </table:table-cell>
          <table:table-cell table:style-name="ce5" office:value-type="float" office:value="2741.38" calcext:value-type="float">
            <text:p>2,741.38</text:p>
          </table:table-cell>
          <table:table-cell table:style-name="ce9" table:formula="of:=([.E1178]-[.E1177])/[.E1177]" office:value-type="float" office:value="-0.048868410917935" calcext:value-type="float">
            <text:p>-0.04887</text:p>
          </table:table-cell>
          <table:table-cell table:style-name="ce9" table:formula="of:=[.$K$2]+[.$K$3]*[.F1177]^2+[.$K$4]*[.G1177]" office:value-type="float" office:value="0.00198737139946177" calcext:value-type="float">
            <text:p>0.00199</text:p>
          </table:table-cell>
          <table:table-cell table:style-name="ce9" table:formula="of:=-LN([.G1178])-[.F1178]^2/[.G1178]" office:value-type="float" office:value="5.01929405680874" calcext:value-type="float">
            <text:p>5.0192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12" calcext:value-type="date">
            <text:p>2020-03-12</text:p>
          </table:table-cell>
          <table:table-cell table:style-name="ce5" office:value-type="float" office:value="2630.86" calcext:value-type="float">
            <text:p>2,630.86</text:p>
          </table:table-cell>
          <table:table-cell table:style-name="ce5" office:value-type="float" office:value="2660.95" calcext:value-type="float">
            <text:p>2,660.95</text:p>
          </table:table-cell>
          <table:table-cell table:style-name="ce5" office:value-type="float" office:value="2478.86" calcext:value-type="float">
            <text:p>2,478.86</text:p>
          </table:table-cell>
          <table:table-cell table:style-name="ce5" office:value-type="float" office:value="2480.64" calcext:value-type="float">
            <text:p>2,480.64</text:p>
          </table:table-cell>
          <table:table-cell table:style-name="ce9" table:formula="of:=([.E1179]-[.E1178])/[.E1178]" office:value-type="float" office:value="-0.0951126804747974" calcext:value-type="float">
            <text:p>-0.09511</text:p>
          </table:table-cell>
          <table:table-cell table:style-name="ce9" table:formula="of:=[.$K$2]+[.$K$3]*[.F1178]^2+[.$K$4]*[.G1178]" office:value-type="float" office:value="0.0020241398427115" calcext:value-type="float">
            <text:p>0.00202</text:p>
          </table:table-cell>
          <table:table-cell table:style-name="ce9" table:formula="of:=-LN([.G1179])-[.F1179]^2/[.G1179]" office:value-type="float" office:value="1.73334314883877" calcext:value-type="float">
            <text:p>1.7333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13" calcext:value-type="date">
            <text:p>2020-03-13</text:p>
          </table:table-cell>
          <table:table-cell table:style-name="ce5" office:value-type="float" office:value="2569.99" calcext:value-type="float">
            <text:p>2,569.99</text:p>
          </table:table-cell>
          <table:table-cell table:style-name="ce5" office:value-type="float" office:value="2711.33" calcext:value-type="float">
            <text:p>2,711.33</text:p>
          </table:table-cell>
          <table:table-cell table:style-name="ce5" office:value-type="float" office:value="2492.37" calcext:value-type="float">
            <text:p>2,492.37</text:p>
          </table:table-cell>
          <table:table-cell table:style-name="ce5" office:value-type="float" office:value="2711.02" calcext:value-type="float">
            <text:p>2,711.02</text:p>
          </table:table-cell>
          <table:table-cell table:style-name="ce9" table:formula="of:=([.E1180]-[.E1179])/[.E1179]" office:value-type="float" office:value="0.0928711945304438" calcext:value-type="float">
            <text:p>0.09287</text:p>
          </table:table-cell>
          <table:table-cell table:style-name="ce9" table:formula="of:=[.$K$2]+[.$K$3]*[.F1179]^2+[.$K$4]*[.G1179]" office:value-type="float" office:value="0.00354170810695401" calcext:value-type="float">
            <text:p>0.00354</text:p>
          </table:table-cell>
          <table:table-cell table:style-name="ce9" table:formula="of:=-LN([.G1180])-[.F1180]^2/[.G1180]" office:value-type="float" office:value="3.20786393431885" calcext:value-type="float">
            <text:p>3.2078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5" office:value-type="float" office:value="2508.59" calcext:value-type="float">
            <text:p>2,508.59</text:p>
          </table:table-cell>
          <table:table-cell table:style-name="ce5" office:value-type="float" office:value="2562.98" calcext:value-type="float">
            <text:p>2,562.98</text:p>
          </table:table-cell>
          <table:table-cell table:style-name="ce5" office:value-type="float" office:value="2380.94" calcext:value-type="float">
            <text:p>2,380.94</text:p>
          </table:table-cell>
          <table:table-cell table:style-name="ce5" office:value-type="float" office:value="2386.13" calcext:value-type="float">
            <text:p>2,386.13</text:p>
          </table:table-cell>
          <table:table-cell table:style-name="ce9" table:formula="of:=([.E1181]-[.E1180])/[.E1180]" office:value-type="float" office:value="-0.119840502836571" calcext:value-type="float">
            <text:p>-0.11984</text:p>
          </table:table-cell>
          <table:table-cell table:style-name="ce9" table:formula="of:=[.$K$2]+[.$K$3]*[.F1180]^2+[.$K$4]*[.G1180]" office:value-type="float" office:value="0.00458190909957282" calcext:value-type="float">
            <text:p>0.00458</text:p>
          </table:table-cell>
          <table:table-cell table:style-name="ce9" table:formula="of:=-LN([.G1181])-[.F1181]^2/[.G1181]" office:value-type="float" office:value="2.25119364928014" calcext:value-type="float">
            <text:p>2.2511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table:style-name="ce5" office:value-type="float" office:value="2425.66" calcext:value-type="float">
            <text:p>2,425.66</text:p>
          </table:table-cell>
          <table:table-cell table:style-name="ce5" office:value-type="float" office:value="2553.93" calcext:value-type="float">
            <text:p>2,553.93</text:p>
          </table:table-cell>
          <table:table-cell table:style-name="ce5" office:value-type="float" office:value="2367.04" calcext:value-type="float">
            <text:p>2,367.04</text:p>
          </table:table-cell>
          <table:table-cell table:style-name="ce5" office:value-type="float" office:value="2529.19" calcext:value-type="float">
            <text:p>2,529.19</text:p>
          </table:table-cell>
          <table:table-cell table:style-name="ce9" table:formula="of:=([.E1182]-[.E1181])/[.E1181]" office:value-type="float" office:value="0.0599548222435492" calcext:value-type="float">
            <text:p>0.05995</text:p>
          </table:table-cell>
          <table:table-cell table:style-name="ce9" table:formula="of:=[.$K$2]+[.$K$3]*[.F1181]^2+[.$K$4]*[.G1181]" office:value-type="float" office:value="0.00664336990839184" calcext:value-type="float">
            <text:p>0.00664</text:p>
          </table:table-cell>
          <table:table-cell table:style-name="ce9" table:formula="of:=-LN([.G1182])-[.F1182]^2/[.G1182]" office:value-type="float" office:value="4.47305801718011" calcext:value-type="float">
            <text:p>4.4730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5" office:value-type="float" office:value="2436.5" calcext:value-type="float">
            <text:p>2,436.50</text:p>
          </table:table-cell>
          <table:table-cell table:style-name="ce5" office:value-type="float" office:value="2453.57" calcext:value-type="float">
            <text:p>2,453.57</text:p>
          </table:table-cell>
          <table:table-cell table:style-name="ce5" office:value-type="float" office:value="2280.52" calcext:value-type="float">
            <text:p>2,280.52</text:p>
          </table:table-cell>
          <table:table-cell table:style-name="ce5" office:value-type="float" office:value="2398.1" calcext:value-type="float">
            <text:p>2,398.10</text:p>
          </table:table-cell>
          <table:table-cell table:style-name="ce9" table:formula="of:=([.E1183]-[.E1182])/[.E1182]" office:value-type="float" office:value="-0.0518308233070667" calcext:value-type="float">
            <text:p>-0.05183</text:p>
          </table:table-cell>
          <table:table-cell table:style-name="ce9" table:formula="of:=[.$K$2]+[.$K$3]*[.F1182]^2+[.$K$4]*[.G1182]" office:value-type="float" office:value="0.00577485434689607" calcext:value-type="float">
            <text:p>0.00577</text:p>
          </table:table-cell>
          <table:table-cell table:style-name="ce9" table:formula="of:=-LN([.G1183])-[.F1183]^2/[.G1183]" office:value-type="float" office:value="4.68904709238113" calcext:value-type="float">
            <text:p>4.6890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5" office:value-type="float" office:value="2393.48" calcext:value-type="float">
            <text:p>2,393.48</text:p>
          </table:table-cell>
          <table:table-cell table:style-name="ce5" office:value-type="float" office:value="2466.97" calcext:value-type="float">
            <text:p>2,466.97</text:p>
          </table:table-cell>
          <table:table-cell table:style-name="ce5" office:value-type="float" office:value="2319.78" calcext:value-type="float">
            <text:p>2,319.78</text:p>
          </table:table-cell>
          <table:table-cell table:style-name="ce5" office:value-type="float" office:value="2409.39" calcext:value-type="float">
            <text:p>2,409.39</text:p>
          </table:table-cell>
          <table:table-cell table:style-name="ce9" table:formula="of:=([.E1184]-[.E1183])/[.E1183]" office:value-type="float" office:value="0.00470789374921812" calcext:value-type="float">
            <text:p>0.00471</text:p>
          </table:table-cell>
          <table:table-cell table:style-name="ce9" table:formula="of:=[.$K$2]+[.$K$3]*[.F1183]^2+[.$K$4]*[.G1183]" office:value-type="float" office:value="0.00492233526701107" calcext:value-type="float">
            <text:p>0.00492</text:p>
          </table:table-cell>
          <table:table-cell table:style-name="ce9" table:formula="of:=-LN([.G1184])-[.F1184]^2/[.G1184]" office:value-type="float" office:value="5.3094694189457" calcext:value-type="float">
            <text:p>5.3094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5" office:value-type="float" office:value="2431.94" calcext:value-type="float">
            <text:p>2,431.94</text:p>
          </table:table-cell>
          <table:table-cell table:style-name="ce5" office:value-type="float" office:value="2453.01" calcext:value-type="float">
            <text:p>2,453.01</text:p>
          </table:table-cell>
          <table:table-cell table:style-name="ce5" office:value-type="float" office:value="2295.56" calcext:value-type="float">
            <text:p>2,295.56</text:p>
          </table:table-cell>
          <table:table-cell table:style-name="ce5" office:value-type="float" office:value="2304.92" calcext:value-type="float">
            <text:p>2,304.92</text:p>
          </table:table-cell>
          <table:table-cell table:style-name="ce9" table:formula="of:=([.E1185]-[.E1184])/[.E1184]" office:value-type="float" office:value="-0.0433595225347494" calcext:value-type="float">
            <text:p>-0.04336</text:p>
          </table:table-cell>
          <table:table-cell table:style-name="ce9" table:formula="of:=[.$K$2]+[.$K$3]*[.F1184]^2+[.$K$4]*[.G1184]" office:value-type="float" office:value="0.00368876663893986" calcext:value-type="float">
            <text:p>0.00369</text:p>
          </table:table-cell>
          <table:table-cell table:style-name="ce9" table:formula="of:=-LN([.G1185])-[.F1185]^2/[.G1185]" office:value-type="float" office:value="5.09279461157833" calcext:value-type="float">
            <text:p>5.0927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table:style-name="ce5" office:value-type="float" office:value="2290.71" calcext:value-type="float">
            <text:p>2,290.71</text:p>
          </table:table-cell>
          <table:table-cell table:style-name="ce5" office:value-type="float" office:value="2300.73" calcext:value-type="float">
            <text:p>2,300.73</text:p>
          </table:table-cell>
          <table:table-cell table:style-name="ce5" office:value-type="float" office:value="2191.86" calcext:value-type="float">
            <text:p>2,191.86</text:p>
          </table:table-cell>
          <table:table-cell table:style-name="ce5" office:value-type="float" office:value="2237.4" calcext:value-type="float">
            <text:p>2,237.40</text:p>
          </table:table-cell>
          <table:table-cell table:style-name="ce9" table:formula="of:=([.E1186]-[.E1185])/[.E1185]" office:value-type="float" office:value="-0.0292938583551707" calcext:value-type="float">
            <text:p>-0.02929</text:p>
          </table:table-cell>
          <table:table-cell table:style-name="ce9" table:formula="of:=[.$K$2]+[.$K$3]*[.F1185]^2+[.$K$4]*[.G1185]" office:value-type="float" office:value="0.00318236052321738" calcext:value-type="float">
            <text:p>0.00318</text:p>
          </table:table-cell>
          <table:table-cell table:style-name="ce9" table:formula="of:=-LN([.G1186])-[.F1186]^2/[.G1186]" office:value-type="float" office:value="5.48047997373903" calcext:value-type="float">
            <text:p>5.4804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5" office:value-type="float" office:value="2344.44" calcext:value-type="float">
            <text:p>2,344.44</text:p>
          </table:table-cell>
          <table:table-cell table:style-name="ce5" office:value-type="float" office:value="2449.71" calcext:value-type="float">
            <text:p>2,449.71</text:p>
          </table:table-cell>
          <table:table-cell table:style-name="ce5" office:value-type="float" office:value="2344.44" calcext:value-type="float">
            <text:p>2,344.44</text:p>
          </table:table-cell>
          <table:table-cell table:style-name="ce5" office:value-type="float" office:value="2447.33" calcext:value-type="float">
            <text:p>2,447.33</text:p>
          </table:table-cell>
          <table:table-cell table:style-name="ce9" table:formula="of:=([.E1187]-[.E1186])/[.E1186]" office:value-type="float" office:value="0.0938276571019933" calcext:value-type="float">
            <text:p>0.09383</text:p>
          </table:table-cell>
          <table:table-cell table:style-name="ce9" table:formula="of:=[.$K$2]+[.$K$3]*[.F1186]^2+[.$K$4]*[.G1186]" office:value-type="float" office:value="0.0025750848506894" calcext:value-type="float">
            <text:p>0.00258</text:p>
          </table:table-cell>
          <table:table-cell table:style-name="ce9" table:formula="of:=-LN([.G1187])-[.F1187]^2/[.G1187]" office:value-type="float" office:value="2.54310030745349" calcext:value-type="float">
            <text:p>2.5431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25" calcext:value-type="date">
            <text:p>2020-03-25</text:p>
          </table:table-cell>
          <table:table-cell table:style-name="ce5" office:value-type="float" office:value="2457.77" calcext:value-type="float">
            <text:p>2,457.77</text:p>
          </table:table-cell>
          <table:table-cell table:style-name="ce5" office:value-type="float" office:value="2571.42" calcext:value-type="float">
            <text:p>2,571.42</text:p>
          </table:table-cell>
          <table:table-cell table:style-name="ce5" office:value-type="float" office:value="2407.53" calcext:value-type="float">
            <text:p>2,407.53</text:p>
          </table:table-cell>
          <table:table-cell table:style-name="ce5" office:value-type="float" office:value="2475.56" calcext:value-type="float">
            <text:p>2,475.56</text:p>
          </table:table-cell>
          <table:table-cell table:style-name="ce9" table:formula="of:=([.E1188]-[.E1187])/[.E1187]" office:value-type="float" office:value="0.011535019797085" calcext:value-type="float">
            <text:p>0.01154</text:p>
          </table:table-cell>
          <table:table-cell table:style-name="ce9" table:formula="of:=[.$K$2]+[.$K$3]*[.F1187]^2+[.$K$4]*[.G1187]" office:value-type="float" office:value="0.00389924660531555" calcext:value-type="float">
            <text:p>0.00390</text:p>
          </table:table-cell>
          <table:table-cell table:style-name="ce9" table:formula="of:=-LN([.G1188])-[.F1188]^2/[.G1188]" office:value-type="float" office:value="5.51284823280496" calcext:value-type="float">
            <text:p>5.5128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26" calcext:value-type="date">
            <text:p>2020-03-26</text:p>
          </table:table-cell>
          <table:table-cell table:style-name="ce5" office:value-type="float" office:value="2501.29" calcext:value-type="float">
            <text:p>2,501.29</text:p>
          </table:table-cell>
          <table:table-cell table:style-name="ce5" office:value-type="float" office:value="2637.01" calcext:value-type="float">
            <text:p>2,637.01</text:p>
          </table:table-cell>
          <table:table-cell table:style-name="ce5" office:value-type="float" office:value="2500.72" calcext:value-type="float">
            <text:p>2,500.72</text:p>
          </table:table-cell>
          <table:table-cell table:style-name="ce5" office:value-type="float" office:value="2630.07" calcext:value-type="float">
            <text:p>2,630.07</text:p>
          </table:table-cell>
          <table:table-cell table:style-name="ce9" table:formula="of:=([.E1189]-[.E1188])/[.E1188]" office:value-type="float" office:value="0.0624141608363361" calcext:value-type="float">
            <text:p>0.06241</text:p>
          </table:table-cell>
          <table:table-cell table:style-name="ce9" table:formula="of:=[.$K$2]+[.$K$3]*[.F1188]^2+[.$K$4]*[.G1188]" office:value-type="float" office:value="0.00294874603343395" calcext:value-type="float">
            <text:p>0.00295</text:p>
          </table:table-cell>
          <table:table-cell table:style-name="ce9" table:formula="of:=-LN([.G1189])-[.F1189]^2/[.G1189]" office:value-type="float" office:value="4.50529592928265" calcext:value-type="float">
            <text:p>4.5053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5" office:value-type="float" office:value="2555.87" calcext:value-type="float">
            <text:p>2,555.87</text:p>
          </table:table-cell>
          <table:table-cell table:style-name="ce5" office:value-type="float" office:value="2615.91" calcext:value-type="float">
            <text:p>2,615.91</text:p>
          </table:table-cell>
          <table:table-cell table:style-name="ce5" office:value-type="float" office:value="2520.02" calcext:value-type="float">
            <text:p>2,520.02</text:p>
          </table:table-cell>
          <table:table-cell table:style-name="ce5" office:value-type="float" office:value="2541.47" calcext:value-type="float">
            <text:p>2,541.47</text:p>
          </table:table-cell>
          <table:table-cell table:style-name="ce9" table:formula="of:=([.E1190]-[.E1189])/[.E1189]" office:value-type="float" office:value="-0.0336873163071707" calcext:value-type="float">
            <text:p>-0.03369</text:p>
          </table:table-cell>
          <table:table-cell table:style-name="ce9" table:formula="of:=[.$K$2]+[.$K$3]*[.F1189]^2+[.$K$4]*[.G1189]" office:value-type="float" office:value="0.00308018829318007" calcext:value-type="float">
            <text:p>0.00308</text:p>
          </table:table-cell>
          <table:table-cell table:style-name="ce9" table:formula="of:=-LN([.G1190])-[.F1190]^2/[.G1190]" office:value-type="float" office:value="5.41433406042015" calcext:value-type="float">
            <text:p>5.4143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2020-03-30</text:p>
          </table:table-cell>
          <table:table-cell table:style-name="ce5" office:value-type="float" office:value="2558.98" calcext:value-type="float">
            <text:p>2,558.98</text:p>
          </table:table-cell>
          <table:table-cell table:style-name="ce5" office:value-type="float" office:value="2631.8" calcext:value-type="float">
            <text:p>2,631.80</text:p>
          </table:table-cell>
          <table:table-cell table:style-name="ce5" office:value-type="float" office:value="2545.28" calcext:value-type="float">
            <text:p>2,545.28</text:p>
          </table:table-cell>
          <table:table-cell table:style-name="ce5" office:value-type="float" office:value="2626.65" calcext:value-type="float">
            <text:p>2,626.65</text:p>
          </table:table-cell>
          <table:table-cell table:style-name="ce9" table:formula="of:=([.E1191]-[.E1190])/[.E1190]" office:value-type="float" office:value="0.0335160359949165" calcext:value-type="float">
            <text:p>0.03352</text:p>
          </table:table-cell>
          <table:table-cell table:style-name="ce9" table:formula="of:=[.$K$2]+[.$K$3]*[.F1190]^2+[.$K$4]*[.G1190]" office:value-type="float" office:value="0.0025606279154631" calcext:value-type="float">
            <text:p>0.00256</text:p>
          </table:table-cell>
          <table:table-cell table:style-name="ce9" table:formula="of:=-LN([.G1191])-[.F1191]^2/[.G1191]" office:value-type="float" office:value="5.52881167425722" calcext:value-type="float">
            <text:p>5.5288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2020-03-31</text:p>
          </table:table-cell>
          <table:table-cell table:style-name="ce5" office:value-type="float" office:value="2614.69" calcext:value-type="float">
            <text:p>2,614.69</text:p>
          </table:table-cell>
          <table:table-cell table:style-name="ce5" office:value-type="float" office:value="2641.39" calcext:value-type="float">
            <text:p>2,641.39</text:p>
          </table:table-cell>
          <table:table-cell table:style-name="ce5" office:value-type="float" office:value="2571.15" calcext:value-type="float">
            <text:p>2,571.15</text:p>
          </table:table-cell>
          <table:table-cell table:style-name="ce5" office:value-type="float" office:value="2584.59" calcext:value-type="float">
            <text:p>2,584.59</text:p>
          </table:table-cell>
          <table:table-cell table:style-name="ce9" table:formula="of:=([.E1192]-[.E1191])/[.E1191]" office:value-type="float" office:value="-0.0160127919593398" calcext:value-type="float">
            <text:p>-0.01601</text:p>
          </table:table-cell>
          <table:table-cell table:style-name="ce9" table:formula="of:=[.$K$2]+[.$K$3]*[.F1191]^2+[.$K$4]*[.G1191]" office:value-type="float" office:value="0.00216964053276572" calcext:value-type="float">
            <text:p>0.00217</text:p>
          </table:table-cell>
          <table:table-cell table:style-name="ce9" table:formula="of:=-LN([.G1192])-[.F1192]^2/[.G1192]" office:value-type="float" office:value="6.01501313843906" calcext:value-type="float">
            <text:p>6.0150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2020-04-01</text:p>
          </table:table-cell>
          <table:table-cell table:style-name="ce5" office:value-type="float" office:value="2498.08" calcext:value-type="float">
            <text:p>2,498.08</text:p>
          </table:table-cell>
          <table:table-cell table:style-name="ce5" office:value-type="float" office:value="2522.75" calcext:value-type="float">
            <text:p>2,522.75</text:p>
          </table:table-cell>
          <table:table-cell table:style-name="ce5" office:value-type="float" office:value="2447.49" calcext:value-type="float">
            <text:p>2,447.49</text:p>
          </table:table-cell>
          <table:table-cell table:style-name="ce5" office:value-type="float" office:value="2470.5" calcext:value-type="float">
            <text:p>2,470.50</text:p>
          </table:table-cell>
          <table:table-cell table:style-name="ce9" table:formula="of:=([.E1193]-[.E1192])/[.E1192]" office:value-type="float" office:value="-0.0441423978271216" calcext:value-type="float">
            <text:p>-0.04414</text:p>
          </table:table-cell>
          <table:table-cell table:style-name="ce9" table:formula="of:=[.$K$2]+[.$K$3]*[.F1192]^2+[.$K$4]*[.G1192]" office:value-type="float" office:value="0.0016833378132142" calcext:value-type="float">
            <text:p>0.00168</text:p>
          </table:table-cell>
          <table:table-cell table:style-name="ce9" table:formula="of:=-LN([.G1193])-[.F1193]^2/[.G1193]" office:value-type="float" office:value="5.22942452429936" calcext:value-type="float">
            <text:p>5.2294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2020-04-02</text:p>
          </table:table-cell>
          <table:table-cell table:style-name="ce5" office:value-type="float" office:value="2458.54" calcext:value-type="float">
            <text:p>2,458.54</text:p>
          </table:table-cell>
          <table:table-cell table:style-name="ce5" office:value-type="float" office:value="2533.22" calcext:value-type="float">
            <text:p>2,533.22</text:p>
          </table:table-cell>
          <table:table-cell table:style-name="ce5" office:value-type="float" office:value="2455.79" calcext:value-type="float">
            <text:p>2,455.79</text:p>
          </table:table-cell>
          <table:table-cell table:style-name="ce5" office:value-type="float" office:value="2526.9" calcext:value-type="float">
            <text:p>2,526.90</text:p>
          </table:table-cell>
          <table:table-cell table:style-name="ce9" table:formula="of:=([.E1194]-[.E1193])/[.E1193]" office:value-type="float" office:value="0.022829386763813" calcext:value-type="float">
            <text:p>0.02283</text:p>
          </table:table-cell>
          <table:table-cell table:style-name="ce9" table:formula="of:=[.$K$2]+[.$K$3]*[.F1193]^2+[.$K$4]*[.G1193]" office:value-type="float" office:value="0.00169847857032089" calcext:value-type="float">
            <text:p>0.00170</text:p>
          </table:table-cell>
          <table:table-cell table:style-name="ce9" table:formula="of:=-LN([.G1194])-[.F1194]^2/[.G1194]" office:value-type="float" office:value="6.07117076775592" calcext:value-type="float">
            <text:p>6.0711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2020-04-03</text:p>
          </table:table-cell>
          <table:table-cell table:style-name="ce5" office:value-type="float" office:value="2514.92" calcext:value-type="float">
            <text:p>2,514.92</text:p>
          </table:table-cell>
          <table:table-cell table:style-name="ce5" office:value-type="float" office:value="2538.18" calcext:value-type="float">
            <text:p>2,538.18</text:p>
          </table:table-cell>
          <table:table-cell table:style-name="ce5" office:value-type="float" office:value="2459.96" calcext:value-type="float">
            <text:p>2,459.96</text:p>
          </table:table-cell>
          <table:table-cell table:style-name="ce5" office:value-type="float" office:value="2488.65" calcext:value-type="float">
            <text:p>2,488.65</text:p>
          </table:table-cell>
          <table:table-cell table:style-name="ce9" table:formula="of:=([.E1195]-[.E1194])/[.E1194]" office:value-type="float" office:value="-0.0151371245399501" calcext:value-type="float">
            <text:p>-0.01514</text:p>
          </table:table-cell>
          <table:table-cell table:style-name="ce9" table:formula="of:=[.$K$2]+[.$K$3]*[.F1194]^2+[.$K$4]*[.G1194]" office:value-type="float" office:value="0.00139036195132111" calcext:value-type="float">
            <text:p>0.00139</text:p>
          </table:table-cell>
          <table:table-cell table:style-name="ce9" table:formula="of:=-LN([.G1195])-[.F1195]^2/[.G1195]" office:value-type="float" office:value="6.41339052915432" calcext:value-type="float">
            <text:p>6.4133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2020-04-06</text:p>
          </table:table-cell>
          <table:table-cell table:style-name="ce5" office:value-type="float" office:value="2578.28" calcext:value-type="float">
            <text:p>2,578.28</text:p>
          </table:table-cell>
          <table:table-cell table:style-name="ce5" office:value-type="float" office:value="2676.85" calcext:value-type="float">
            <text:p>2,676.85</text:p>
          </table:table-cell>
          <table:table-cell table:style-name="ce5" office:value-type="float" office:value="2574.57" calcext:value-type="float">
            <text:p>2,574.57</text:p>
          </table:table-cell>
          <table:table-cell table:style-name="ce5" office:value-type="float" office:value="2663.68" calcext:value-type="float">
            <text:p>2,663.68</text:p>
          </table:table-cell>
          <table:table-cell table:style-name="ce9" table:formula="of:=([.E1196]-[.E1195])/[.E1195]" office:value-type="float" office:value="0.0703313041207079" calcext:value-type="float">
            <text:p>0.07033</text:p>
          </table:table-cell>
          <table:table-cell table:style-name="ce9" table:formula="of:=[.$K$2]+[.$K$3]*[.F1195]^2+[.$K$4]*[.G1195]" office:value-type="float" office:value="0.00109466267485884" calcext:value-type="float">
            <text:p>0.00109</text:p>
          </table:table-cell>
          <table:table-cell table:style-name="ce9" table:formula="of:=-LN([.G1196])-[.F1196]^2/[.G1196]" office:value-type="float" office:value="2.29857238084141" calcext:value-type="float">
            <text:p>2.2985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2020-04-07</text:p>
          </table:table-cell>
          <table:table-cell table:style-name="ce5" office:value-type="float" office:value="2738.65" calcext:value-type="float">
            <text:p>2,738.65</text:p>
          </table:table-cell>
          <table:table-cell table:style-name="ce5" office:value-type="float" office:value="2756.89" calcext:value-type="float">
            <text:p>2,756.89</text:p>
          </table:table-cell>
          <table:table-cell table:style-name="ce5" office:value-type="float" office:value="2657.67" calcext:value-type="float">
            <text:p>2,657.67</text:p>
          </table:table-cell>
          <table:table-cell table:style-name="ce5" office:value-type="float" office:value="2659.41" calcext:value-type="float">
            <text:p>2,659.41</text:p>
          </table:table-cell>
          <table:table-cell table:style-name="ce9" table:formula="of:=([.E1197]-[.E1196])/[.E1196]" office:value-type="float" office:value="-0.00160304541086016" calcext:value-type="float">
            <text:p>-0.00160</text:p>
          </table:table-cell>
          <table:table-cell table:style-name="ce9" table:formula="of:=[.$K$2]+[.$K$3]*[.F1196]^2+[.$K$4]*[.G1196]" office:value-type="float" office:value="0.00192931679857628" calcext:value-type="float">
            <text:p>0.00193</text:p>
          </table:table-cell>
          <table:table-cell table:style-name="ce9" table:formula="of:=-LN([.G1197])-[.F1197]^2/[.G1197]" office:value-type="float" office:value="6.24925737855023" calcext:value-type="float">
            <text:p>6.2492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2020-04-08</text:p>
          </table:table-cell>
          <table:table-cell table:style-name="ce5" office:value-type="float" office:value="2685" calcext:value-type="float">
            <text:p>2,685.00</text:p>
          </table:table-cell>
          <table:table-cell table:style-name="ce5" office:value-type="float" office:value="2760.75" calcext:value-type="float">
            <text:p>2,760.75</text:p>
          </table:table-cell>
          <table:table-cell table:style-name="ce5" office:value-type="float" office:value="2663.3" calcext:value-type="float">
            <text:p>2,663.30</text:p>
          </table:table-cell>
          <table:table-cell table:style-name="ce5" office:value-type="float" office:value="2749.98" calcext:value-type="float">
            <text:p>2,749.98</text:p>
          </table:table-cell>
          <table:table-cell table:style-name="ce9" table:formula="of:=([.E1198]-[.E1197])/[.E1197]" office:value-type="float" office:value="0.034056426049387" calcext:value-type="float">
            <text:p>0.03406</text:p>
          </table:table-cell>
          <table:table-cell table:style-name="ce9" table:formula="of:=[.$K$2]+[.$K$3]*[.F1197]^2+[.$K$4]*[.G1197]" office:value-type="float" office:value="0.00144686975741806" calcext:value-type="float">
            <text:p>0.00145</text:p>
          </table:table-cell>
          <table:table-cell table:style-name="ce9" table:formula="of:=-LN([.G1198])-[.F1198]^2/[.G1198]" office:value-type="float" office:value="5.73673255357885" calcext:value-type="float">
            <text:p>5.7367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2020-04-09</text:p>
          </table:table-cell>
          <table:table-cell table:style-name="ce5" office:value-type="float" office:value="2776.99" calcext:value-type="float">
            <text:p>2,776.99</text:p>
          </table:table-cell>
          <table:table-cell table:style-name="ce5" office:value-type="float" office:value="2818.57" calcext:value-type="float">
            <text:p>2,818.57</text:p>
          </table:table-cell>
          <table:table-cell table:style-name="ce5" office:value-type="float" office:value="2762.36" calcext:value-type="float">
            <text:p>2,762.36</text:p>
          </table:table-cell>
          <table:table-cell table:style-name="ce5" office:value-type="float" office:value="2789.82" calcext:value-type="float">
            <text:p>2,789.82</text:p>
          </table:table-cell>
          <table:table-cell table:style-name="ce9" table:formula="of:=([.E1199]-[.E1198])/[.E1198]" office:value-type="float" office:value="0.0144873780900225" calcext:value-type="float">
            <text:p>0.01449</text:p>
          </table:table-cell>
          <table:table-cell table:style-name="ce9" table:formula="of:=[.$K$2]+[.$K$3]*[.F1198]^2+[.$K$4]*[.G1198]" office:value-type="float" office:value="0.00134519246050683" calcext:value-type="float">
            <text:p>0.00135</text:p>
          </table:table-cell>
          <table:table-cell table:style-name="ce9" table:formula="of:=-LN([.G1199])-[.F1199]^2/[.G1199]" office:value-type="float" office:value="6.45519283325648" calcext:value-type="float">
            <text:p>6.4551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2020-04-13</text:p>
          </table:table-cell>
          <table:table-cell table:number-columns-repeated="2" table:style-name="ce5" office:value-type="float" office:value="2782.46" calcext:value-type="float">
            <text:p>2,782.46</text:p>
          </table:table-cell>
          <table:table-cell table:style-name="ce5" office:value-type="float" office:value="2721.17" calcext:value-type="float">
            <text:p>2,721.17</text:p>
          </table:table-cell>
          <table:table-cell table:style-name="ce5" office:value-type="float" office:value="2761.63" calcext:value-type="float">
            <text:p>2,761.63</text:p>
          </table:table-cell>
          <table:table-cell table:style-name="ce9" table:formula="of:=([.E1200]-[.E1199])/[.E1199]" office:value-type="float" office:value="-0.0101045945616563" calcext:value-type="float">
            <text:p>-0.01010</text:p>
          </table:table-cell>
          <table:table-cell table:style-name="ce9" table:formula="of:=[.$K$2]+[.$K$3]*[.F1199]^2+[.$K$4]*[.G1199]" office:value-type="float" office:value="0.00105658734179347" calcext:value-type="float">
            <text:p>0.00106</text:p>
          </table:table-cell>
          <table:table-cell table:style-name="ce9" table:formula="of:=-LN([.G1200])-[.F1200]^2/[.G1200]" office:value-type="float" office:value="6.75607651389934" calcext:value-type="float">
            <text:p>6.7560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2020-04-14</text:p>
          </table:table-cell>
          <table:table-cell table:style-name="ce5" office:value-type="float" office:value="2805.1" calcext:value-type="float">
            <text:p>2,805.10</text:p>
          </table:table-cell>
          <table:table-cell table:style-name="ce5" office:value-type="float" office:value="2851.85" calcext:value-type="float">
            <text:p>2,851.85</text:p>
          </table:table-cell>
          <table:table-cell table:style-name="ce5" office:value-type="float" office:value="2805.1" calcext:value-type="float">
            <text:p>2,805.10</text:p>
          </table:table-cell>
          <table:table-cell table:style-name="ce5" office:value-type="float" office:value="2846.06" calcext:value-type="float">
            <text:p>2,846.06</text:p>
          </table:table-cell>
          <table:table-cell table:style-name="ce9" table:formula="of:=([.E1201]-[.E1200])/[.E1200]" office:value-type="float" office:value="0.0305725241976658" calcext:value-type="float">
            <text:p>0.03057</text:p>
          </table:table-cell>
          <table:table-cell table:style-name="ce9" table:formula="of:=[.$K$2]+[.$K$3]*[.F1200]^2+[.$K$4]*[.G1200]" office:value-type="float" office:value="0.000816712094131092" calcext:value-type="float">
            <text:p>0.00082</text:p>
          </table:table-cell>
          <table:table-cell table:style-name="ce9" table:formula="of:=-LN([.G1201])-[.F1201]^2/[.G1201]" office:value-type="float" office:value="5.96578239255345" calcext:value-type="float">
            <text:p>5.9657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2020-04-15</text:p>
          </table:table-cell>
          <table:table-cell table:style-name="ce5" office:value-type="float" office:value="2795.64" calcext:value-type="float">
            <text:p>2,795.64</text:p>
          </table:table-cell>
          <table:table-cell table:style-name="ce5" office:value-type="float" office:value="2801.88" calcext:value-type="float">
            <text:p>2,801.88</text:p>
          </table:table-cell>
          <table:table-cell table:style-name="ce5" office:value-type="float" office:value="2761.54" calcext:value-type="float">
            <text:p>2,761.54</text:p>
          </table:table-cell>
          <table:table-cell table:style-name="ce5" office:value-type="float" office:value="2783.36" calcext:value-type="float">
            <text:p>2,783.36</text:p>
          </table:table-cell>
          <table:table-cell table:style-name="ce9" table:formula="of:=([.E1202]-[.E1201])/[.E1201]" office:value-type="float" office:value="-0.0220304561393645" calcext:value-type="float">
            <text:p>-0.02203</text:p>
          </table:table-cell>
          <table:table-cell table:style-name="ce9" table:formula="of:=[.$K$2]+[.$K$3]*[.F1201]^2+[.$K$4]*[.G1201]" office:value-type="float" office:value="0.000823711647415402" calcext:value-type="float">
            <text:p>0.00082</text:p>
          </table:table-cell>
          <table:table-cell table:style-name="ce9" table:formula="of:=-LN([.G1202])-[.F1202]^2/[.G1202]" office:value-type="float" office:value="6.51247777619139" calcext:value-type="float">
            <text:p>6.5124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5" office:value-type="float" office:value="2799.34" calcext:value-type="float">
            <text:p>2,799.34</text:p>
          </table:table-cell>
          <table:table-cell table:style-name="ce5" office:value-type="float" office:value="2806.51" calcext:value-type="float">
            <text:p>2,806.51</text:p>
          </table:table-cell>
          <table:table-cell table:style-name="ce5" office:value-type="float" office:value="2764.32" calcext:value-type="float">
            <text:p>2,764.32</text:p>
          </table:table-cell>
          <table:table-cell table:style-name="ce5" office:value-type="float" office:value="2799.55" calcext:value-type="float">
            <text:p>2,799.55</text:p>
          </table:table-cell>
          <table:table-cell table:style-name="ce9" table:formula="of:=([.E1203]-[.E1202])/[.E1202]" office:value-type="float" office:value="0.00581671073810073" calcext:value-type="float">
            <text:p>0.00582</text:p>
          </table:table-cell>
          <table:table-cell table:style-name="ce9" table:formula="of:=[.$K$2]+[.$K$3]*[.F1202]^2+[.$K$4]*[.G1202]" office:value-type="float" office:value="0.000728385600140035" calcext:value-type="float">
            <text:p>0.00073</text:p>
          </table:table-cell>
          <table:table-cell table:style-name="ce9" table:formula="of:=-LN([.G1203])-[.F1203]^2/[.G1203]" office:value-type="float" office:value="7.17822913831779" calcext:value-type="float">
            <text:p>7.1782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2020-04-17</text:p>
          </table:table-cell>
          <table:table-cell table:style-name="ce5" office:value-type="float" office:value="2842.43" calcext:value-type="float">
            <text:p>2,842.43</text:p>
          </table:table-cell>
          <table:table-cell table:style-name="ce5" office:value-type="float" office:value="2879.22" calcext:value-type="float">
            <text:p>2,879.22</text:p>
          </table:table-cell>
          <table:table-cell table:style-name="ce5" office:value-type="float" office:value="2830.88" calcext:value-type="float">
            <text:p>2,830.88</text:p>
          </table:table-cell>
          <table:table-cell table:style-name="ce5" office:value-type="float" office:value="2874.56" calcext:value-type="float">
            <text:p>2,874.56</text:p>
          </table:table-cell>
          <table:table-cell table:style-name="ce9" table:formula="of:=([.E1204]-[.E1203])/[.E1203]" office:value-type="float" office:value="0.0267935918272579" calcext:value-type="float">
            <text:p>0.02679</text:p>
          </table:table-cell>
          <table:table-cell table:style-name="ce9" table:formula="of:=[.$K$2]+[.$K$3]*[.F1203]^2+[.$K$4]*[.G1203]" office:value-type="float" office:value="0.000556077961865863" calcext:value-type="float">
            <text:p>0.00056</text:p>
          </table:table-cell>
          <table:table-cell table:style-name="ce9" table:formula="of:=-LN([.G1204])-[.F1204]^2/[.G1204]" office:value-type="float" office:value="6.20360220858888" calcext:value-type="float">
            <text:p>6.2036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20-04-20</text:p>
          </table:table-cell>
          <table:table-cell table:style-name="ce5" office:value-type="float" office:value="2845.62" calcext:value-type="float">
            <text:p>2,845.62</text:p>
          </table:table-cell>
          <table:table-cell table:style-name="ce5" office:value-type="float" office:value="2868.98" calcext:value-type="float">
            <text:p>2,868.98</text:p>
          </table:table-cell>
          <table:table-cell table:style-name="ce5" office:value-type="float" office:value="2820.43" calcext:value-type="float">
            <text:p>2,820.43</text:p>
          </table:table-cell>
          <table:table-cell table:style-name="ce5" office:value-type="float" office:value="2823.16" calcext:value-type="float">
            <text:p>2,823.16</text:p>
          </table:table-cell>
          <table:table-cell table:style-name="ce9" table:formula="of:=([.E1205]-[.E1204])/[.E1204]" office:value-type="float" office:value="-0.0178809974396082" calcext:value-type="float">
            <text:p>-0.01788</text:p>
          </table:table-cell>
          <table:table-cell table:style-name="ce9" table:formula="of:=[.$K$2]+[.$K$3]*[.F1204]^2+[.$K$4]*[.G1204]" office:value-type="float" office:value="0.000580353120022531" calcext:value-type="float">
            <text:p>0.00058</text:p>
          </table:table-cell>
          <table:table-cell table:style-name="ce9" table:formula="of:=-LN([.G1205])-[.F1205]^2/[.G1205]" office:value-type="float" office:value="6.90095048899183" calcext:value-type="float">
            <text:p>6.9009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020-04-21</text:p>
          </table:table-cell>
          <table:table-cell table:style-name="ce5" office:value-type="float" office:value="2784.81" calcext:value-type="float">
            <text:p>2,784.81</text:p>
          </table:table-cell>
          <table:table-cell table:style-name="ce5" office:value-type="float" office:value="2785.54" calcext:value-type="float">
            <text:p>2,785.54</text:p>
          </table:table-cell>
          <table:table-cell table:style-name="ce5" office:value-type="float" office:value="2727.1" calcext:value-type="float">
            <text:p>2,727.10</text:p>
          </table:table-cell>
          <table:table-cell table:style-name="ce5" office:value-type="float" office:value="2736.56" calcext:value-type="float">
            <text:p>2,736.56</text:p>
          </table:table-cell>
          <table:table-cell table:style-name="ce9" table:formula="of:=([.E1206]-[.E1205])/[.E1205]" office:value-type="float" office:value="-0.0306748466257668" calcext:value-type="float">
            <text:p>-0.03067</text:p>
          </table:table-cell>
          <table:table-cell table:style-name="ce9" table:formula="of:=[.$K$2]+[.$K$3]*[.F1205]^2+[.$K$4]*[.G1205]" office:value-type="float" office:value="0.000509393795836212" calcext:value-type="float">
            <text:p>0.00051</text:p>
          </table:table-cell>
          <table:table-cell table:style-name="ce9" table:formula="of:=-LN([.G1206])-[.F1206]^2/[.G1206]" office:value-type="float" office:value="5.73510096171069" calcext:value-type="float">
            <text:p>5.7351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020-04-22</text:p>
          </table:table-cell>
          <table:table-cell table:style-name="ce5" office:value-type="float" office:value="2787.89" calcext:value-type="float">
            <text:p>2,787.89</text:p>
          </table:table-cell>
          <table:table-cell table:style-name="ce5" office:value-type="float" office:value="2815.1" calcext:value-type="float">
            <text:p>2,815.10</text:p>
          </table:table-cell>
          <table:table-cell table:style-name="ce5" office:value-type="float" office:value="2775.95" calcext:value-type="float">
            <text:p>2,775.95</text:p>
          </table:table-cell>
          <table:table-cell table:style-name="ce5" office:value-type="float" office:value="2799.31" calcext:value-type="float">
            <text:p>2,799.31</text:p>
          </table:table-cell>
          <table:table-cell table:style-name="ce9" table:formula="of:=([.E1207]-[.E1206])/[.E1206]" office:value-type="float" office:value="0.0229302481948139" calcext:value-type="float">
            <text:p>0.02293</text:p>
          </table:table-cell>
          <table:table-cell table:style-name="ce9" table:formula="of:=[.$K$2]+[.$K$3]*[.F1206]^2+[.$K$4]*[.G1206]" office:value-type="float" office:value="0.000595370062118444" calcext:value-type="float">
            <text:p>0.00060</text:p>
          </table:table-cell>
          <table:table-cell table:style-name="ce9" table:formula="of:=-LN([.G1207])-[.F1207]^2/[.G1207]" office:value-type="float" office:value="6.54318543480946" calcext:value-type="float">
            <text:p>6.5431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23" calcext:value-type="date">
            <text:p>2020-04-23</text:p>
          </table:table-cell>
          <table:table-cell table:style-name="ce5" office:value-type="float" office:value="2810.42" calcext:value-type="float">
            <text:p>2,810.42</text:p>
          </table:table-cell>
          <table:table-cell table:style-name="ce5" office:value-type="float" office:value="2844.9" calcext:value-type="float">
            <text:p>2,844.90</text:p>
          </table:table-cell>
          <table:table-cell table:style-name="ce5" office:value-type="float" office:value="2794.26" calcext:value-type="float">
            <text:p>2,794.26</text:p>
          </table:table-cell>
          <table:table-cell table:style-name="ce5" office:value-type="float" office:value="2797.8" calcext:value-type="float">
            <text:p>2,797.80</text:p>
          </table:table-cell>
          <table:table-cell table:style-name="ce9" table:formula="of:=([.E1208]-[.E1207])/[.E1207]" office:value-type="float" office:value="-0.000539418642451091" calcext:value-type="float">
            <text:p>-0.00054</text:p>
          </table:table-cell>
          <table:table-cell table:style-name="ce9" table:formula="of:=[.$K$2]+[.$K$3]*[.F1207]^2+[.$K$4]*[.G1207]" office:value-type="float" office:value="0.000566736292327661" calcext:value-type="float">
            <text:p>0.00057</text:p>
          </table:table-cell>
          <table:table-cell table:style-name="ce9" table:formula="of:=-LN([.G1208])-[.F1208]^2/[.G1208]" office:value-type="float" office:value="7.47510303757271" calcext:value-type="float">
            <text:p>7.4751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24" calcext:value-type="date">
            <text:p>2020-04-24</text:p>
          </table:table-cell>
          <table:table-cell table:style-name="ce5" office:value-type="float" office:value="2812.64" calcext:value-type="float">
            <text:p>2,812.64</text:p>
          </table:table-cell>
          <table:table-cell table:style-name="ce5" office:value-type="float" office:value="2842.71" calcext:value-type="float">
            <text:p>2,842.71</text:p>
          </table:table-cell>
          <table:table-cell table:style-name="ce5" office:value-type="float" office:value="2791.76" calcext:value-type="float">
            <text:p>2,791.76</text:p>
          </table:table-cell>
          <table:table-cell table:style-name="ce5" office:value-type="float" office:value="2836.74" calcext:value-type="float">
            <text:p>2,836.74</text:p>
          </table:table-cell>
          <table:table-cell table:style-name="ce9" table:formula="of:=([.E1209]-[.E1208])/[.E1208]" office:value-type="float" office:value="0.0139180784902422" calcext:value-type="float">
            <text:p>0.01392</text:p>
          </table:table-cell>
          <table:table-cell table:style-name="ce9" table:formula="of:=[.$K$2]+[.$K$3]*[.F1208]^2+[.$K$4]*[.G1208]" office:value-type="float" office:value="0.000427725934811822" calcext:value-type="float">
            <text:p>0.00043</text:p>
          </table:table-cell>
          <table:table-cell table:style-name="ce9" table:formula="of:=-LN([.G1209])-[.F1209]^2/[.G1209]" office:value-type="float" office:value="7.30413764896833" calcext:value-type="float">
            <text:p>7.3041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27" calcext:value-type="date">
            <text:p>2020-04-27</text:p>
          </table:table-cell>
          <table:table-cell table:style-name="ce5" office:value-type="float" office:value="2854.65" calcext:value-type="float">
            <text:p>2,854.65</text:p>
          </table:table-cell>
          <table:table-cell table:style-name="ce5" office:value-type="float" office:value="2887.72" calcext:value-type="float">
            <text:p>2,887.72</text:p>
          </table:table-cell>
          <table:table-cell table:style-name="ce5" office:value-type="float" office:value="2852.89" calcext:value-type="float">
            <text:p>2,852.89</text:p>
          </table:table-cell>
          <table:table-cell table:style-name="ce5" office:value-type="float" office:value="2878.48" calcext:value-type="float">
            <text:p>2,878.48</text:p>
          </table:table-cell>
          <table:table-cell table:style-name="ce9" table:formula="of:=([.E1210]-[.E1209])/[.E1209]" office:value-type="float" office:value="0.0147140731966977" calcext:value-type="float">
            <text:p>0.01471</text:p>
          </table:table-cell>
          <table:table-cell table:style-name="ce9" table:formula="of:=[.$K$2]+[.$K$3]*[.F1209]^2+[.$K$4]*[.G1209]" office:value-type="float" office:value="0.000367091464181445" calcext:value-type="float">
            <text:p>0.00037</text:p>
          </table:table-cell>
          <table:table-cell table:style-name="ce9" table:formula="of:=-LN([.G1210])-[.F1210]^2/[.G1210]" office:value-type="float" office:value="7.32011748676848" calcext:value-type="float">
            <text:p>7.3201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5" office:value-type="float" office:value="2909.96" calcext:value-type="float">
            <text:p>2,909.96</text:p>
          </table:table-cell>
          <table:table-cell table:style-name="ce5" office:value-type="float" office:value="2921.15" calcext:value-type="float">
            <text:p>2,921.15</text:p>
          </table:table-cell>
          <table:table-cell table:style-name="ce5" office:value-type="float" office:value="2860.71" calcext:value-type="float">
            <text:p>2,860.71</text:p>
          </table:table-cell>
          <table:table-cell table:style-name="ce5" office:value-type="float" office:value="2863.39" calcext:value-type="float">
            <text:p>2,863.39</text:p>
          </table:table-cell>
          <table:table-cell table:style-name="ce9" table:formula="of:=([.E1211]-[.E1210])/[.E1210]" office:value-type="float" office:value="-0.00524235012923493" calcext:value-type="float">
            <text:p>-0.00524</text:p>
          </table:table-cell>
          <table:table-cell table:style-name="ce9" table:formula="of:=[.$K$2]+[.$K$3]*[.F1210]^2+[.$K$4]*[.G1210]" office:value-type="float" office:value="0.000326863004009177" calcext:value-type="float">
            <text:p>0.00033</text:p>
          </table:table-cell>
          <table:table-cell table:style-name="ce9" table:formula="of:=-LN([.G1211])-[.F1211]^2/[.G1211]" office:value-type="float" office:value="7.94189066647348" calcext:value-type="float">
            <text:p>7.9418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29" calcext:value-type="date">
            <text:p>2020-04-29</text:p>
          </table:table-cell>
          <table:table-cell table:style-name="ce5" office:value-type="float" office:value="2918.46" calcext:value-type="float">
            <text:p>2,918.46</text:p>
          </table:table-cell>
          <table:table-cell table:style-name="ce5" office:value-type="float" office:value="2954.86" calcext:value-type="float">
            <text:p>2,954.86</text:p>
          </table:table-cell>
          <table:table-cell table:style-name="ce5" office:value-type="float" office:value="2912.16" calcext:value-type="float">
            <text:p>2,912.16</text:p>
          </table:table-cell>
          <table:table-cell table:style-name="ce5" office:value-type="float" office:value="2939.51" calcext:value-type="float">
            <text:p>2,939.51</text:p>
          </table:table-cell>
          <table:table-cell table:style-name="ce9" table:formula="of:=([.E1212]-[.E1211])/[.E1211]" office:value-type="float" office:value="0.0265838743587148" calcext:value-type="float">
            <text:p>0.02658</text:p>
          </table:table-cell>
          <table:table-cell table:style-name="ce9" table:formula="of:=[.$K$2]+[.$K$3]*[.F1211]^2+[.$K$4]*[.G1211]" office:value-type="float" office:value="0.000254487395738106" calcext:value-type="float">
            <text:p>0.00025</text:p>
          </table:table-cell>
          <table:table-cell table:style-name="ce9" table:formula="of:=-LN([.G1212])-[.F1212]^2/[.G1212]" office:value-type="float" office:value="5.49929509356743" calcext:value-type="float">
            <text:p>5.4993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4-30" calcext:value-type="date">
            <text:p>2020-04-30</text:p>
          </table:table-cell>
          <table:table-cell table:number-columns-repeated="2" table:style-name="ce5" office:value-type="float" office:value="2930.91" calcext:value-type="float">
            <text:p>2,930.91</text:p>
          </table:table-cell>
          <table:table-cell table:style-name="ce5" office:value-type="float" office:value="2892.47" calcext:value-type="float">
            <text:p>2,892.47</text:p>
          </table:table-cell>
          <table:table-cell table:style-name="ce5" office:value-type="float" office:value="2912.43" calcext:value-type="float">
            <text:p>2,912.43</text:p>
          </table:table-cell>
          <table:table-cell table:style-name="ce9" table:formula="of:=([.E1213]-[.E1212])/[.E1212]" office:value-type="float" office:value="-0.00921241975703446" calcext:value-type="float">
            <text:p>-0.00921</text:p>
          </table:table-cell>
          <table:table-cell table:style-name="ce9" table:formula="of:=[.$K$2]+[.$K$3]*[.F1212]^2+[.$K$4]*[.G1212]" office:value-type="float" office:value="0.000352385768657956" calcext:value-type="float">
            <text:p>0.00035</text:p>
          </table:table-cell>
          <table:table-cell table:style-name="ce9" table:formula="of:=-LN([.G1213])-[.F1213]^2/[.G1213]" office:value-type="float" office:value="7.70994379548451" calcext:value-type="float">
            <text:p>7.7099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01" calcext:value-type="date">
            <text:p>2020-05-01</text:p>
          </table:table-cell>
          <table:table-cell table:number-columns-repeated="2" table:style-name="ce5" office:value-type="float" office:value="2869.09" calcext:value-type="float">
            <text:p>2,869.09</text:p>
          </table:table-cell>
          <table:table-cell table:style-name="ce5" office:value-type="float" office:value="2821.61" calcext:value-type="float">
            <text:p>2,821.61</text:p>
          </table:table-cell>
          <table:table-cell table:style-name="ce5" office:value-type="float" office:value="2830.71" calcext:value-type="float">
            <text:p>2,830.71</text:p>
          </table:table-cell>
          <table:table-cell table:style-name="ce9" table:formula="of:=([.E1214]-[.E1213])/[.E1213]" office:value-type="float" office:value="-0.0280590434791565" calcext:value-type="float">
            <text:p>-0.02806</text:p>
          </table:table-cell>
          <table:table-cell table:style-name="ce9" table:formula="of:=[.$K$2]+[.$K$3]*[.F1213]^2+[.$K$4]*[.G1213]" office:value-type="float" office:value="0.000286410311782383" calcext:value-type="float">
            <text:p>0.00029</text:p>
          </table:table-cell>
          <table:table-cell table:style-name="ce9" table:formula="of:=-LN([.G1214])-[.F1214]^2/[.G1214]" office:value-type="float" office:value="5.40919693773383" calcext:value-type="float">
            <text:p>5.4092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04" calcext:value-type="date">
            <text:p>2020-05-04</text:p>
          </table:table-cell>
          <table:table-cell table:style-name="ce5" office:value-type="float" office:value="2815.01" calcext:value-type="float">
            <text:p>2,815.01</text:p>
          </table:table-cell>
          <table:table-cell table:style-name="ce5" office:value-type="float" office:value="2844.24" calcext:value-type="float">
            <text:p>2,844.24</text:p>
          </table:table-cell>
          <table:table-cell table:style-name="ce5" office:value-type="float" office:value="2797.85" calcext:value-type="float">
            <text:p>2,797.85</text:p>
          </table:table-cell>
          <table:table-cell table:style-name="ce5" office:value-type="float" office:value="2842.74" calcext:value-type="float">
            <text:p>2,842.74</text:p>
          </table:table-cell>
          <table:table-cell table:style-name="ce9" table:formula="of:=([.E1215]-[.E1214])/[.E1214]" office:value-type="float" office:value="0.00424981718367468" calcext:value-type="float">
            <text:p>0.00425</text:p>
          </table:table-cell>
          <table:table-cell table:style-name="ce9" table:formula="of:=[.$K$2]+[.$K$3]*[.F1214]^2+[.$K$4]*[.G1214]" office:value-type="float" office:value="0.000394290010793903" calcext:value-type="float">
            <text:p>0.00039</text:p>
          </table:table-cell>
          <table:table-cell table:style-name="ce9" table:formula="of:=-LN([.G1215])-[.F1215]^2/[.G1215]" office:value-type="float" office:value="7.79261760323317" calcext:value-type="float">
            <text:p>7.7926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5" office:value-type="float" office:value="2868.88" calcext:value-type="float">
            <text:p>2,868.88</text:p>
          </table:table-cell>
          <table:table-cell table:style-name="ce5" office:value-type="float" office:value="2898.23" calcext:value-type="float">
            <text:p>2,898.23</text:p>
          </table:table-cell>
          <table:table-cell table:style-name="ce5" office:value-type="float" office:value="2863.55" calcext:value-type="float">
            <text:p>2,863.55</text:p>
          </table:table-cell>
          <table:table-cell table:style-name="ce5" office:value-type="float" office:value="2868.44" calcext:value-type="float">
            <text:p>2,868.44</text:p>
          </table:table-cell>
          <table:table-cell table:style-name="ce9" table:formula="of:=([.E1216]-[.E1215])/[.E1215]" office:value-type="float" office:value="0.00904057353117073" calcext:value-type="float">
            <text:p>0.00904</text:p>
          </table:table-cell>
          <table:table-cell table:style-name="ce9" table:formula="of:=[.$K$2]+[.$K$3]*[.F1215]^2+[.$K$4]*[.G1215]" office:value-type="float" office:value="0.000302785856708635" calcext:value-type="float">
            <text:p>0.00030</text:p>
          </table:table-cell>
          <table:table-cell table:style-name="ce9" table:formula="of:=-LN([.G1216])-[.F1216]^2/[.G1216]" office:value-type="float" office:value="7.8325514977768" calcext:value-type="float">
            <text:p>7.8325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06" calcext:value-type="date">
            <text:p>2020-05-06</text:p>
          </table:table-cell>
          <table:table-cell table:style-name="ce5" office:value-type="float" office:value="2883.14" calcext:value-type="float">
            <text:p>2,883.14</text:p>
          </table:table-cell>
          <table:table-cell table:style-name="ce5" office:value-type="float" office:value="2891.11" calcext:value-type="float">
            <text:p>2,891.11</text:p>
          </table:table-cell>
          <table:table-cell table:style-name="ce5" office:value-type="float" office:value="2847.65" calcext:value-type="float">
            <text:p>2,847.65</text:p>
          </table:table-cell>
          <table:table-cell table:style-name="ce5" office:value-type="float" office:value="2848.42" calcext:value-type="float">
            <text:p>2,848.42</text:p>
          </table:table-cell>
          <table:table-cell table:style-name="ce9" table:formula="of:=([.E1217]-[.E1216])/[.E1216]" office:value-type="float" office:value="-0.00697940343880297" calcext:value-type="float">
            <text:p>-0.00698</text:p>
          </table:table-cell>
          <table:table-cell table:style-name="ce9" table:formula="of:=[.$K$2]+[.$K$3]*[.F1216]^2+[.$K$4]*[.G1216]" office:value-type="float" office:value="0.000248628585111969" calcext:value-type="float">
            <text:p>0.00025</text:p>
          </table:table-cell>
          <table:table-cell table:style-name="ce9" table:formula="of:=-LN([.G1217])-[.F1217]^2/[.G1217]" office:value-type="float" office:value="8.10362734450416" calcext:value-type="float">
            <text:p>8.1036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07" calcext:value-type="date">
            <text:p>2020-05-07</text:p>
          </table:table-cell>
          <table:table-cell table:style-name="ce5" office:value-type="float" office:value="2878.26" calcext:value-type="float">
            <text:p>2,878.26</text:p>
          </table:table-cell>
          <table:table-cell table:style-name="ce5" office:value-type="float" office:value="2901.92" calcext:value-type="float">
            <text:p>2,901.92</text:p>
          </table:table-cell>
          <table:table-cell table:style-name="ce5" office:value-type="float" office:value="2876.48" calcext:value-type="float">
            <text:p>2,876.48</text:p>
          </table:table-cell>
          <table:table-cell table:style-name="ce5" office:value-type="float" office:value="2881.19" calcext:value-type="float">
            <text:p>2,881.19</text:p>
          </table:table-cell>
          <table:table-cell table:style-name="ce9" table:formula="of:=([.E1218]-[.E1217])/[.E1217]" office:value-type="float" office:value="0.0115046236158993" calcext:value-type="float">
            <text:p>0.01150</text:p>
          </table:table-cell>
          <table:table-cell table:style-name="ce9" table:formula="of:=[.$K$2]+[.$K$3]*[.F1217]^2+[.$K$4]*[.G1217]" office:value-type="float" office:value="0.000200752232582265" calcext:value-type="float">
            <text:p>0.00020</text:p>
          </table:table-cell>
          <table:table-cell table:style-name="ce9" table:formula="of:=-LN([.G1218])-[.F1218]^2/[.G1218]" office:value-type="float" office:value="7.85413700380626" calcext:value-type="float">
            <text:p>7.8541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table:style-name="ce5" office:value-type="float" office:value="2908.83" calcext:value-type="float">
            <text:p>2,908.83</text:p>
          </table:table-cell>
          <table:table-cell table:style-name="ce5" office:value-type="float" office:value="2932.16" calcext:value-type="float">
            <text:p>2,932.16</text:p>
          </table:table-cell>
          <table:table-cell table:style-name="ce5" office:value-type="float" office:value="2902.88" calcext:value-type="float">
            <text:p>2,902.88</text:p>
          </table:table-cell>
          <table:table-cell table:style-name="ce5" office:value-type="float" office:value="2929.8" calcext:value-type="float">
            <text:p>2,929.80</text:p>
          </table:table-cell>
          <table:table-cell table:style-name="ce9" table:formula="of:=([.E1219]-[.E1218])/[.E1218]" office:value-type="float" office:value="0.0168715010117348" calcext:value-type="float">
            <text:p>0.01687</text:p>
          </table:table-cell>
          <table:table-cell table:style-name="ce9" table:formula="of:=[.$K$2]+[.$K$3]*[.F1218]^2+[.$K$4]*[.G1218]" office:value-type="float" office:value="0.000183679979667437" calcext:value-type="float">
            <text:p>0.00018</text:p>
          </table:table-cell>
          <table:table-cell table:style-name="ce9" table:formula="of:=-LN([.G1219])-[.F1219]^2/[.G1219]" office:value-type="float" office:value="7.05262273160555" calcext:value-type="float">
            <text:p>7.0526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11" calcext:value-type="date">
            <text:p>2020-05-11</text:p>
          </table:table-cell>
          <table:table-cell table:style-name="ce5" office:value-type="float" office:value="2915.46" calcext:value-type="float">
            <text:p>2,915.46</text:p>
          </table:table-cell>
          <table:table-cell table:style-name="ce5" office:value-type="float" office:value="2944.25" calcext:value-type="float">
            <text:p>2,944.25</text:p>
          </table:table-cell>
          <table:table-cell table:style-name="ce5" office:value-type="float" office:value="2903.44" calcext:value-type="float">
            <text:p>2,903.44</text:p>
          </table:table-cell>
          <table:table-cell table:style-name="ce5" office:value-type="float" office:value="2930.32" calcext:value-type="float">
            <text:p>2,930.32</text:p>
          </table:table-cell>
          <table:table-cell table:style-name="ce9" table:formula="of:=([.E1220]-[.E1219])/[.E1219]" office:value-type="float" office:value="0.000177486517851042" calcext:value-type="float">
            <text:p>0.00018</text:p>
          </table:table-cell>
          <table:table-cell table:style-name="ce9" table:formula="of:=[.$K$2]+[.$K$3]*[.F1219]^2+[.$K$4]*[.G1219]" office:value-type="float" office:value="0.00020499885650887" calcext:value-type="float">
            <text:p>0.00020</text:p>
          </table:table-cell>
          <table:table-cell table:style-name="ce9" table:formula="of:=-LN([.G1220])-[.F1220]^2/[.G1220]" office:value-type="float" office:value="8.49235249031164" calcext:value-type="float">
            <text:p>8.4923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12" calcext:value-type="date">
            <text:p>2020-05-12</text:p>
          </table:table-cell>
          <table:table-cell table:style-name="ce5" office:value-type="float" office:value="2939.5" calcext:value-type="float">
            <text:p>2,939.50</text:p>
          </table:table-cell>
          <table:table-cell table:style-name="ce5" office:value-type="float" office:value="2945.82" calcext:value-type="float">
            <text:p>2,945.82</text:p>
          </table:table-cell>
          <table:table-cell table:style-name="ce5" office:value-type="float" office:value="2869.59" calcext:value-type="float">
            <text:p>2,869.59</text:p>
          </table:table-cell>
          <table:table-cell table:style-name="ce5" office:value-type="float" office:value="2870.12" calcext:value-type="float">
            <text:p>2,870.12</text:p>
          </table:table-cell>
          <table:table-cell table:style-name="ce9" table:formula="of:=([.E1221]-[.E1220])/[.E1220]" office:value-type="float" office:value="-0.0205438313904284" calcext:value-type="float">
            <text:p>-0.02054</text:p>
          </table:table-cell>
          <table:table-cell table:style-name="ce9" table:formula="of:=[.$K$2]+[.$K$3]*[.F1220]^2+[.$K$4]*[.G1220]" office:value-type="float" office:value="0.000157241279959469" calcext:value-type="float">
            <text:p>0.00016</text:p>
          </table:table-cell>
          <table:table-cell table:style-name="ce9" table:formula="of:=-LN([.G1221])-[.F1221]^2/[.G1221]" office:value-type="float" office:value="6.07364381660537" calcext:value-type="float">
            <text:p>6.0736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13" calcext:value-type="date">
            <text:p>2020-05-13</text:p>
          </table:table-cell>
          <table:table-cell table:style-name="ce5" office:value-type="float" office:value="2865.86" calcext:value-type="float">
            <text:p>2,865.86</text:p>
          </table:table-cell>
          <table:table-cell table:style-name="ce5" office:value-type="float" office:value="2874.14" calcext:value-type="float">
            <text:p>2,874.14</text:p>
          </table:table-cell>
          <table:table-cell table:style-name="ce5" office:value-type="float" office:value="2793.15" calcext:value-type="float">
            <text:p>2,793.15</text:p>
          </table:table-cell>
          <table:table-cell table:style-name="ce5" office:value-type="float" office:value="2820" calcext:value-type="float">
            <text:p>2,820.00</text:p>
          </table:table-cell>
          <table:table-cell table:style-name="ce9" table:formula="of:=([.E1222]-[.E1221])/[.E1221]" office:value-type="float" office:value="-0.0174626844870597" calcext:value-type="float">
            <text:p>-0.01746</text:p>
          </table:table-cell>
          <table:table-cell table:style-name="ce9" table:formula="of:=[.$K$2]+[.$K$3]*[.F1221]^2+[.$K$4]*[.G1221]" office:value-type="float" office:value="0.000215983378039994" calcext:value-type="float">
            <text:p>0.00022</text:p>
          </table:table-cell>
          <table:table-cell table:style-name="ce9" table:formula="of:=-LN([.G1222])-[.F1222]^2/[.G1222]" office:value-type="float" office:value="7.02841643121259" calcext:value-type="float">
            <text:p>7.02842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table:style-name="ce5" office:value-type="float" office:value="2794.54" calcext:value-type="float">
            <text:p>2,794.54</text:p>
          </table:table-cell>
          <table:table-cell table:style-name="ce5" office:value-type="float" office:value="2852.8" calcext:value-type="float">
            <text:p>2,852.80</text:p>
          </table:table-cell>
          <table:table-cell table:style-name="ce5" office:value-type="float" office:value="2766.64" calcext:value-type="float">
            <text:p>2,766.64</text:p>
          </table:table-cell>
          <table:table-cell table:style-name="ce5" office:value-type="float" office:value="2852.5" calcext:value-type="float">
            <text:p>2,852.50</text:p>
          </table:table-cell>
          <table:table-cell table:style-name="ce9" table:formula="of:=([.E1223]-[.E1222])/[.E1222]" office:value-type="float" office:value="0.0115248226950355" calcext:value-type="float">
            <text:p>0.01152</text:p>
          </table:table-cell>
          <table:table-cell table:style-name="ce9" table:formula="of:=[.$K$2]+[.$K$3]*[.F1222]^2+[.$K$4]*[.G1222]" office:value-type="float" office:value="0.000233690640404449" calcext:value-type="float">
            <text:p>0.00023</text:p>
          </table:table-cell>
          <table:table-cell table:style-name="ce9" table:formula="of:=-LN([.G1223])-[.F1223]^2/[.G1223]" office:value-type="float" office:value="7.79314754947962" calcext:value-type="float">
            <text:p>7.7931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15" calcext:value-type="date">
            <text:p>2020-05-15</text:p>
          </table:table-cell>
          <table:table-cell table:style-name="ce5" office:value-type="float" office:value="2829.95" calcext:value-type="float">
            <text:p>2,829.95</text:p>
          </table:table-cell>
          <table:table-cell table:style-name="ce5" office:value-type="float" office:value="2865.01" calcext:value-type="float">
            <text:p>2,865.01</text:p>
          </table:table-cell>
          <table:table-cell table:style-name="ce5" office:value-type="float" office:value="2816.78" calcext:value-type="float">
            <text:p>2,816.78</text:p>
          </table:table-cell>
          <table:table-cell table:style-name="ce5" office:value-type="float" office:value="2863.7" calcext:value-type="float">
            <text:p>2,863.70</text:p>
          </table:table-cell>
          <table:table-cell table:style-name="ce9" table:formula="of:=([.E1224]-[.E1223])/[.E1223]" office:value-type="float" office:value="0.0039263803680981" calcext:value-type="float">
            <text:p>0.00393</text:p>
          </table:table-cell>
          <table:table-cell table:style-name="ce9" table:formula="of:=[.$K$2]+[.$K$3]*[.F1223]^2+[.$K$4]*[.G1223]" office:value-type="float" office:value="0.000208408078369288" calcext:value-type="float">
            <text:p>0.00021</text:p>
          </table:table-cell>
          <table:table-cell table:style-name="ce9" table:formula="of:=-LN([.G1224])-[.F1224]^2/[.G1224]" office:value-type="float" office:value="8.40204000321617" calcext:value-type="float">
            <text:p>8.4020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18" calcext:value-type="date">
            <text:p>2020-05-18</text:p>
          </table:table-cell>
          <table:table-cell table:style-name="ce5" office:value-type="float" office:value="2913.86" calcext:value-type="float">
            <text:p>2,913.86</text:p>
          </table:table-cell>
          <table:table-cell table:style-name="ce5" office:value-type="float" office:value="2968.09" calcext:value-type="float">
            <text:p>2,968.09</text:p>
          </table:table-cell>
          <table:table-cell table:style-name="ce5" office:value-type="float" office:value="2913.86" calcext:value-type="float">
            <text:p>2,913.86</text:p>
          </table:table-cell>
          <table:table-cell table:style-name="ce5" office:value-type="float" office:value="2953.91" calcext:value-type="float">
            <text:p>2,953.91</text:p>
          </table:table-cell>
          <table:table-cell table:style-name="ce9" table:formula="of:=([.E1225]-[.E1224])/[.E1224]" office:value-type="float" office:value="0.0315012047351329" calcext:value-type="float">
            <text:p>0.03150</text:p>
          </table:table-cell>
          <table:table-cell table:style-name="ce9" table:formula="of:=[.$K$2]+[.$K$3]*[.F1224]^2+[.$K$4]*[.G1224]" office:value-type="float" office:value="0.000163232982461356" calcext:value-type="float">
            <text:p>0.00016</text:p>
          </table:table-cell>
          <table:table-cell table:style-name="ce9" table:formula="of:=-LN([.G1225])-[.F1225]^2/[.G1225]" office:value-type="float" office:value="2.64113232668317" calcext:value-type="float">
            <text:p>2.6411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19" calcext:value-type="date">
            <text:p>2020-05-19</text:p>
          </table:table-cell>
          <table:table-cell table:style-name="ce5" office:value-type="float" office:value="2948.59" calcext:value-type="float">
            <text:p>2,948.59</text:p>
          </table:table-cell>
          <table:table-cell table:style-name="ce5" office:value-type="float" office:value="2964.21" calcext:value-type="float">
            <text:p>2,964.21</text:p>
          </table:table-cell>
          <table:table-cell table:style-name="ce5" office:value-type="float" office:value="2922.35" calcext:value-type="float">
            <text:p>2,922.35</text:p>
          </table:table-cell>
          <table:table-cell table:style-name="ce5" office:value-type="float" office:value="2922.94" calcext:value-type="float">
            <text:p>2,922.94</text:p>
          </table:table-cell>
          <table:table-cell table:style-name="ce9" table:formula="of:=([.E1226]-[.E1225])/[.E1225]" office:value-type="float" office:value="-0.0104844088005389" calcext:value-type="float">
            <text:p>-0.01048</text:p>
          </table:table-cell>
          <table:table-cell table:style-name="ce9" table:formula="of:=[.$K$2]+[.$K$3]*[.F1225]^2+[.$K$4]*[.G1225]" office:value-type="float" office:value="0.000348086613415567" calcext:value-type="float">
            <text:p>0.00035</text:p>
          </table:table-cell>
          <table:table-cell table:style-name="ce9" table:formula="of:=-LN([.G1226])-[.F1226]^2/[.G1226]" office:value-type="float" office:value="7.64726762202114" calcext:value-type="float">
            <text:p>7.6472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20" calcext:value-type="date">
            <text:p>2020-05-20</text:p>
          </table:table-cell>
          <table:table-cell table:style-name="ce5" office:value-type="float" office:value="2953.63" calcext:value-type="float">
            <text:p>2,953.63</text:p>
          </table:table-cell>
          <table:table-cell table:style-name="ce5" office:value-type="float" office:value="2980.29" calcext:value-type="float">
            <text:p>2,980.29</text:p>
          </table:table-cell>
          <table:table-cell table:style-name="ce5" office:value-type="float" office:value="2953.63" calcext:value-type="float">
            <text:p>2,953.63</text:p>
          </table:table-cell>
          <table:table-cell table:style-name="ce5" office:value-type="float" office:value="2971.61" calcext:value-type="float">
            <text:p>2,971.61</text:p>
          </table:table-cell>
          <table:table-cell table:style-name="ce9" table:formula="of:=([.E1227]-[.E1226])/[.E1226]" office:value-type="float" office:value="0.0166510431278097" calcext:value-type="float">
            <text:p>0.01665</text:p>
          </table:table-cell>
          <table:table-cell table:style-name="ce9" table:formula="of:=[.$K$2]+[.$K$3]*[.F1226]^2+[.$K$4]*[.G1226]" office:value-type="float" office:value="0.000288803305620882" calcext:value-type="float">
            <text:p>0.00029</text:p>
          </table:table-cell>
          <table:table-cell table:style-name="ce9" table:formula="of:=-LN([.G1227])-[.F1227]^2/[.G1227]" office:value-type="float" office:value="7.18974370849169" calcext:value-type="float">
            <text:p>7.1897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table:style-name="ce5" office:value-type="float" office:value="2969.95" calcext:value-type="float">
            <text:p>2,969.95</text:p>
          </table:table-cell>
          <table:table-cell table:style-name="ce5" office:value-type="float" office:value="2978.5" calcext:value-type="float">
            <text:p>2,978.50</text:p>
          </table:table-cell>
          <table:table-cell table:style-name="ce5" office:value-type="float" office:value="2938.57" calcext:value-type="float">
            <text:p>2,938.57</text:p>
          </table:table-cell>
          <table:table-cell table:style-name="ce5" office:value-type="float" office:value="2948.51" calcext:value-type="float">
            <text:p>2,948.51</text:p>
          </table:table-cell>
          <table:table-cell table:style-name="ce9" table:formula="of:=([.E1228]-[.E1227])/[.E1227]" office:value-type="float" office:value="-0.00777356382567023" calcext:value-type="float">
            <text:p>-0.00777</text:p>
          </table:table-cell>
          <table:table-cell table:style-name="ce9" table:formula="of:=[.$K$2]+[.$K$3]*[.F1227]^2+[.$K$4]*[.G1227]" office:value-type="float" office:value="0.000281932737700729" calcext:value-type="float">
            <text:p>0.00028</text:p>
          </table:table-cell>
          <table:table-cell table:style-name="ce9" table:formula="of:=-LN([.G1228])-[.F1228]^2/[.G1228]" office:value-type="float" office:value="7.95950617868565" calcext:value-type="float">
            <text:p>7.9595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22" calcext:value-type="date">
            <text:p>2020-05-22</text:p>
          </table:table-cell>
          <table:table-cell table:style-name="ce5" office:value-type="float" office:value="2948.05" calcext:value-type="float">
            <text:p>2,948.05</text:p>
          </table:table-cell>
          <table:table-cell table:style-name="ce5" office:value-type="float" office:value="2956.76" calcext:value-type="float">
            <text:p>2,956.76</text:p>
          </table:table-cell>
          <table:table-cell table:style-name="ce5" office:value-type="float" office:value="2933.59" calcext:value-type="float">
            <text:p>2,933.59</text:p>
          </table:table-cell>
          <table:table-cell table:style-name="ce5" office:value-type="float" office:value="2955.45" calcext:value-type="float">
            <text:p>2,955.45</text:p>
          </table:table-cell>
          <table:table-cell table:style-name="ce9" table:formula="of:=([.E1229]-[.E1228])/[.E1228]" office:value-type="float" office:value="0.0023537312066093" calcext:value-type="float">
            <text:p>0.00235</text:p>
          </table:table-cell>
          <table:table-cell table:style-name="ce9" table:formula="of:=[.$K$2]+[.$K$3]*[.F1228]^2+[.$K$4]*[.G1228]" office:value-type="float" office:value="0.000228271659574722" calcext:value-type="float">
            <text:p>0.00023</text:p>
          </table:table-cell>
          <table:table-cell table:style-name="ce9" table:formula="of:=-LN([.G1229])-[.F1229]^2/[.G1229]" office:value-type="float" office:value="8.36070459830551" calcext:value-type="float">
            <text:p>8.3607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26" calcext:value-type="date">
            <text:p>2020-05-26</text:p>
          </table:table-cell>
          <table:table-cell table:style-name="ce5" office:value-type="float" office:value="3004.08" calcext:value-type="float">
            <text:p>3,004.08</text:p>
          </table:table-cell>
          <table:table-cell table:style-name="ce5" office:value-type="float" office:value="3021.72" calcext:value-type="float">
            <text:p>3,021.72</text:p>
          </table:table-cell>
          <table:table-cell table:style-name="ce5" office:value-type="float" office:value="2988.17" calcext:value-type="float">
            <text:p>2,988.17</text:p>
          </table:table-cell>
          <table:table-cell table:style-name="ce5" office:value-type="float" office:value="2991.77" calcext:value-type="float">
            <text:p>2,991.77</text:p>
          </table:table-cell>
          <table:table-cell table:style-name="ce9" table:formula="of:=([.E1230]-[.E1229])/[.E1229]" office:value-type="float" office:value="0.0122891607031079" calcext:value-type="float">
            <text:p>0.01229</text:p>
          </table:table-cell>
          <table:table-cell table:style-name="ce9" table:formula="of:=[.$K$2]+[.$K$3]*[.F1229]^2+[.$K$4]*[.G1229]" office:value-type="float" office:value="0.000175872266992243" calcext:value-type="float">
            <text:p>0.00018</text:p>
          </table:table-cell>
          <table:table-cell table:style-name="ce9" table:formula="of:=-LN([.G1230])-[.F1230]^2/[.G1230]" office:value-type="float" office:value="7.78704146543257" calcext:value-type="float">
            <text:p>7.7870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27" calcext:value-type="date">
            <text:p>2020-05-27</text:p>
          </table:table-cell>
          <table:table-cell table:style-name="ce5" office:value-type="float" office:value="3015.65" calcext:value-type="float">
            <text:p>3,015.65</text:p>
          </table:table-cell>
          <table:table-cell table:style-name="ce5" office:value-type="float" office:value="3036.25" calcext:value-type="float">
            <text:p>3,036.25</text:p>
          </table:table-cell>
          <table:table-cell table:style-name="ce5" office:value-type="float" office:value="2969.75" calcext:value-type="float">
            <text:p>2,969.75</text:p>
          </table:table-cell>
          <table:table-cell table:style-name="ce5" office:value-type="float" office:value="3036.13" calcext:value-type="float">
            <text:p>3,036.13</text:p>
          </table:table-cell>
          <table:table-cell table:style-name="ce9" table:formula="of:=([.E1231]-[.E1230])/[.E1230]" office:value-type="float" office:value="0.0148273430109935" calcext:value-type="float">
            <text:p>0.01483</text:p>
          </table:table-cell>
          <table:table-cell table:style-name="ce9" table:formula="of:=[.$K$2]+[.$K$3]*[.F1230]^2+[.$K$4]*[.G1230]" office:value-type="float" office:value="0.000169257857339053" calcext:value-type="float">
            <text:p>0.00017</text:p>
          </table:table-cell>
          <table:table-cell table:style-name="ce9" table:formula="of:=-LN([.G1231])-[.F1231]^2/[.G1231]" office:value-type="float" office:value="7.38518090185892" calcext:value-type="float">
            <text:p>7.3851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28" calcext:value-type="date">
            <text:p>2020-05-28</text:p>
          </table:table-cell>
          <table:table-cell table:style-name="ce5" office:value-type="float" office:value="3046.61" calcext:value-type="float">
            <text:p>3,046.61</text:p>
          </table:table-cell>
          <table:table-cell table:style-name="ce5" office:value-type="float" office:value="3068.67" calcext:value-type="float">
            <text:p>3,068.67</text:p>
          </table:table-cell>
          <table:table-cell table:style-name="ce5" office:value-type="float" office:value="3023.4" calcext:value-type="float">
            <text:p>3,023.40</text:p>
          </table:table-cell>
          <table:table-cell table:style-name="ce5" office:value-type="float" office:value="3029.73" calcext:value-type="float">
            <text:p>3,029.73</text:p>
          </table:table-cell>
          <table:table-cell table:style-name="ce9" table:formula="of:=([.E1232]-[.E1231])/[.E1231]" office:value-type="float" office:value="-0.00210794662942631" calcext:value-type="float">
            <text:p>-0.00211</text:p>
          </table:table-cell>
          <table:table-cell table:style-name="ce9" table:formula="of:=[.$K$2]+[.$K$3]*[.F1231]^2+[.$K$4]*[.G1231]" office:value-type="float" office:value="0.000179715994816606" calcext:value-type="float">
            <text:p>0.00018</text:p>
          </table:table-cell>
          <table:table-cell table:style-name="ce9" table:formula="of:=-LN([.G1232])-[.F1232]^2/[.G1232]" office:value-type="float" office:value="8.59940797659018" calcext:value-type="float">
            <text:p>8.5994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29" calcext:value-type="date">
            <text:p>2020-05-29</text:p>
          </table:table-cell>
          <table:table-cell table:style-name="ce5" office:value-type="float" office:value="3025.17" calcext:value-type="float">
            <text:p>3,025.17</text:p>
          </table:table-cell>
          <table:table-cell table:style-name="ce5" office:value-type="float" office:value="3049.17" calcext:value-type="float">
            <text:p>3,049.17</text:p>
          </table:table-cell>
          <table:table-cell table:style-name="ce5" office:value-type="float" office:value="2998.61" calcext:value-type="float">
            <text:p>2,998.61</text:p>
          </table:table-cell>
          <table:table-cell table:style-name="ce5" office:value-type="float" office:value="3044.31" calcext:value-type="float">
            <text:p>3,044.31</text:p>
          </table:table-cell>
          <table:table-cell table:style-name="ce9" table:formula="of:=([.E1233]-[.E1232])/[.E1232]" office:value-type="float" office:value="0.00481231000782246" calcext:value-type="float">
            <text:p>0.00481</text:p>
          </table:table-cell>
          <table:table-cell table:style-name="ce9" table:formula="of:=[.$K$2]+[.$K$3]*[.F1232]^2+[.$K$4]*[.G1232]" office:value-type="float" office:value="0.000139327754799465" calcext:value-type="float">
            <text:p>0.00014</text:p>
          </table:table-cell>
          <table:table-cell table:style-name="ce9" table:formula="of:=-LN([.G1233])-[.F1233]^2/[.G1233]" office:value-type="float" office:value="8.71246670453508" calcext:value-type="float">
            <text:p>8.7124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01" calcext:value-type="date">
            <text:p>2020-06-01</text:p>
          </table:table-cell>
          <table:table-cell table:style-name="ce5" office:value-type="float" office:value="3038.78" calcext:value-type="float">
            <text:p>3,038.78</text:p>
          </table:table-cell>
          <table:table-cell table:style-name="ce5" office:value-type="float" office:value="3062.18" calcext:value-type="float">
            <text:p>3,062.18</text:p>
          </table:table-cell>
          <table:table-cell table:style-name="ce5" office:value-type="float" office:value="3031.54" calcext:value-type="float">
            <text:p>3,031.54</text:p>
          </table:table-cell>
          <table:table-cell table:style-name="ce5" office:value-type="float" office:value="3055.73" calcext:value-type="float">
            <text:p>3,055.73</text:p>
          </table:table-cell>
          <table:table-cell table:style-name="ce9" table:formula="of:=([.E1234]-[.E1233])/[.E1233]" office:value-type="float" office:value="0.00375126054836731" calcext:value-type="float">
            <text:p>0.00375</text:p>
          </table:table-cell>
          <table:table-cell table:style-name="ce9" table:formula="of:=[.$K$2]+[.$K$3]*[.F1233]^2+[.$K$4]*[.G1233]" office:value-type="float" office:value="0.000113322696560855" calcext:value-type="float">
            <text:p>0.00011</text:p>
          </table:table-cell>
          <table:table-cell table:style-name="ce9" table:formula="of:=-LN([.G1234])-[.F1234]^2/[.G1234]" office:value-type="float" office:value="8.96109511789032" calcext:value-type="float">
            <text:p>8.9611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02" calcext:value-type="date">
            <text:p>2020-06-02</text:p>
          </table:table-cell>
          <table:table-cell table:style-name="ce5" office:value-type="float" office:value="3064.78" calcext:value-type="float">
            <text:p>3,064.78</text:p>
          </table:table-cell>
          <table:table-cell table:style-name="ce5" office:value-type="float" office:value="3081.07" calcext:value-type="float">
            <text:p>3,081.07</text:p>
          </table:table-cell>
          <table:table-cell table:style-name="ce5" office:value-type="float" office:value="3051.64" calcext:value-type="float">
            <text:p>3,051.64</text:p>
          </table:table-cell>
          <table:table-cell table:style-name="ce5" office:value-type="float" office:value="3080.82" calcext:value-type="float">
            <text:p>3,080.82</text:p>
          </table:table-cell>
          <table:table-cell table:style-name="ce9" table:formula="of:=([.E1235]-[.E1234])/[.E1234]" office:value-type="float" office:value="0.00821080396501005" calcext:value-type="float">
            <text:p>0.00821</text:p>
          </table:table-cell>
          <table:table-cell table:style-name="ce9" table:formula="of:=[.$K$2]+[.$K$3]*[.F1234]^2+[.$K$4]*[.G1234]" office:value-type="float" office:value="0.0000918484467092331" calcext:value-type="float">
            <text:p>0.00009</text:p>
          </table:table-cell>
          <table:table-cell table:style-name="ce9" table:formula="of:=-LN([.G1235])-[.F1235]^2/[.G1235]" office:value-type="float" office:value="8.56136475803411" calcext:value-type="float">
            <text:p>8.5613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03" calcext:value-type="date">
            <text:p>2020-06-03</text:p>
          </table:table-cell>
          <table:table-cell table:style-name="ce5" office:value-type="float" office:value="3098.9" calcext:value-type="float">
            <text:p>3,098.90</text:p>
          </table:table-cell>
          <table:table-cell table:style-name="ce5" office:value-type="float" office:value="3130.94" calcext:value-type="float">
            <text:p>3,130.94</text:p>
          </table:table-cell>
          <table:table-cell table:style-name="ce5" office:value-type="float" office:value="3098.9" calcext:value-type="float">
            <text:p>3,098.90</text:p>
          </table:table-cell>
          <table:table-cell table:style-name="ce5" office:value-type="float" office:value="3122.87" calcext:value-type="float">
            <text:p>3,122.87</text:p>
          </table:table-cell>
          <table:table-cell table:style-name="ce9" table:formula="of:=([.E1236]-[.E1235])/[.E1235]" office:value-type="float" office:value="0.0136489635876162" calcext:value-type="float">
            <text:p>0.01365</text:p>
          </table:table-cell>
          <table:table-cell table:style-name="ce9" table:formula="of:=[.$K$2]+[.$K$3]*[.F1235]^2+[.$K$4]*[.G1235]" office:value-type="float" office:value="0.0000877331064564945" calcext:value-type="float">
            <text:p>0.00009</text:p>
          </table:table-cell>
          <table:table-cell table:style-name="ce9" table:formula="of:=-LN([.G1236])-[.F1236]^2/[.G1236]" office:value-type="float" office:value="7.21779152833216" calcext:value-type="float">
            <text:p>7.2177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04" calcext:value-type="date">
            <text:p>2020-06-04</text:p>
          </table:table-cell>
          <table:table-cell table:style-name="ce5" office:value-type="float" office:value="3111.56" calcext:value-type="float">
            <text:p>3,111.56</text:p>
          </table:table-cell>
          <table:table-cell table:style-name="ce5" office:value-type="float" office:value="3128.91" calcext:value-type="float">
            <text:p>3,128.91</text:p>
          </table:table-cell>
          <table:table-cell table:style-name="ce5" office:value-type="float" office:value="3090.41" calcext:value-type="float">
            <text:p>3,090.41</text:p>
          </table:table-cell>
          <table:table-cell table:style-name="ce5" office:value-type="float" office:value="3112.35" calcext:value-type="float">
            <text:p>3,112.35</text:p>
          </table:table-cell>
          <table:table-cell table:style-name="ce9" table:formula="of:=([.E1237]-[.E1236])/[.E1236]" office:value-type="float" office:value="-0.00336869610326398" calcext:value-type="float">
            <text:p>-0.00337</text:p>
          </table:table-cell>
          <table:table-cell table:style-name="ce9" table:formula="of:=[.$K$2]+[.$K$3]*[.F1236]^2+[.$K$4]*[.G1236]" office:value-type="float" office:value="0.000111260391996175" calcext:value-type="float">
            <text:p>0.00011</text:p>
          </table:table-cell>
          <table:table-cell table:style-name="ce9" table:formula="of:=-LN([.G1237])-[.F1237]^2/[.G1237]" office:value-type="float" office:value="9.00164124361379" calcext:value-type="float">
            <text:p>9.0016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05" calcext:value-type="date">
            <text:p>2020-06-05</text:p>
          </table:table-cell>
          <table:table-cell table:style-name="ce5" office:value-type="float" office:value="3163.84" calcext:value-type="float">
            <text:p>3,163.84</text:p>
          </table:table-cell>
          <table:table-cell table:style-name="ce5" office:value-type="float" office:value="3211.72" calcext:value-type="float">
            <text:p>3,211.72</text:p>
          </table:table-cell>
          <table:table-cell table:style-name="ce5" office:value-type="float" office:value="3163.84" calcext:value-type="float">
            <text:p>3,163.84</text:p>
          </table:table-cell>
          <table:table-cell table:style-name="ce5" office:value-type="float" office:value="3193.93" calcext:value-type="float">
            <text:p>3,193.93</text:p>
          </table:table-cell>
          <table:table-cell table:style-name="ce9" table:formula="of:=([.E1238]-[.E1237])/[.E1237]" office:value-type="float" office:value="0.0262117049817662" calcext:value-type="float">
            <text:p>0.02621</text:p>
          </table:table-cell>
          <table:table-cell table:style-name="ce9" table:formula="of:=[.$K$2]+[.$K$3]*[.F1237]^2+[.$K$4]*[.G1237]" office:value-type="float" office:value="0.0000896971384175397" calcext:value-type="float">
            <text:p>0.00009</text:p>
          </table:table-cell>
          <table:table-cell table:style-name="ce9" table:formula="of:=-LN([.G1238])-[.F1238]^2/[.G1238]" office:value-type="float" office:value="1.65936826943462" calcext:value-type="float">
            <text:p>1.65937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5" office:value-type="float" office:value="3199.92" calcext:value-type="float">
            <text:p>3,199.92</text:p>
          </table:table-cell>
          <table:table-cell table:style-name="ce5" office:value-type="float" office:value="3233.13" calcext:value-type="float">
            <text:p>3,233.13</text:p>
          </table:table-cell>
          <table:table-cell table:style-name="ce5" office:value-type="float" office:value="3196" calcext:value-type="float">
            <text:p>3,196.00</text:p>
          </table:table-cell>
          <table:table-cell table:style-name="ce5" office:value-type="float" office:value="3232.39" calcext:value-type="float">
            <text:p>3,232.39</text:p>
          </table:table-cell>
          <table:table-cell table:style-name="ce9" table:formula="of:=([.E1239]-[.E1238])/[.E1238]" office:value-type="float" office:value="0.0120415913936749" calcext:value-type="float">
            <text:p>0.01204</text:p>
          </table:table-cell>
          <table:table-cell table:style-name="ce9" table:formula="of:=[.$K$2]+[.$K$3]*[.F1238]^2+[.$K$4]*[.G1238]" office:value-type="float" office:value="0.000224795076660269" calcext:value-type="float">
            <text:p>0.00022</text:p>
          </table:table-cell>
          <table:table-cell table:style-name="ce9" table:formula="of:=-LN([.G1239])-[.F1239]^2/[.G1239]" office:value-type="float" office:value="7.7552897619724" calcext:value-type="float">
            <text:p>7.7552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09" calcext:value-type="date">
            <text:p>2020-06-09</text:p>
          </table:table-cell>
          <table:table-cell table:style-name="ce5" office:value-type="float" office:value="3213.32" calcext:value-type="float">
            <text:p>3,213.32</text:p>
          </table:table-cell>
          <table:table-cell table:style-name="ce5" office:value-type="float" office:value="3222.71" calcext:value-type="float">
            <text:p>3,222.71</text:p>
          </table:table-cell>
          <table:table-cell table:style-name="ce5" office:value-type="float" office:value="3193.11" calcext:value-type="float">
            <text:p>3,193.11</text:p>
          </table:table-cell>
          <table:table-cell table:style-name="ce5" office:value-type="float" office:value="3207.18" calcext:value-type="float">
            <text:p>3,207.18</text:p>
          </table:table-cell>
          <table:table-cell table:style-name="ce9" table:formula="of:=([.E1240]-[.E1239])/[.E1239]" office:value-type="float" office:value="-0.00779918264813344" calcext:value-type="float">
            <text:p>-0.00780</text:p>
          </table:table-cell>
          <table:table-cell table:style-name="ce9" table:formula="of:=[.$K$2]+[.$K$3]*[.F1239]^2+[.$K$4]*[.G1239]" office:value-type="float" office:value="0.000204483396857791" calcext:value-type="float">
            <text:p>0.00020</text:p>
          </table:table-cell>
          <table:table-cell table:style-name="ce9" table:formula="of:=-LN([.G1240])-[.F1240]^2/[.G1240]" office:value-type="float" office:value="8.19755585844806" calcext:value-type="float">
            <text:p>8.1975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10" calcext:value-type="date">
            <text:p>2020-06-10</text:p>
          </table:table-cell>
          <table:table-cell table:style-name="ce5" office:value-type="float" office:value="3213.42" calcext:value-type="float">
            <text:p>3,213.42</text:p>
          </table:table-cell>
          <table:table-cell table:style-name="ce5" office:value-type="float" office:value="3223.27" calcext:value-type="float">
            <text:p>3,223.27</text:p>
          </table:table-cell>
          <table:table-cell table:style-name="ce5" office:value-type="float" office:value="3181.49" calcext:value-type="float">
            <text:p>3,181.49</text:p>
          </table:table-cell>
          <table:table-cell table:style-name="ce5" office:value-type="float" office:value="3190.14" calcext:value-type="float">
            <text:p>3,190.14</text:p>
          </table:table-cell>
          <table:table-cell table:style-name="ce9" table:formula="of:=([.E1241]-[.E1240])/[.E1240]" office:value-type="float" office:value="-0.00531307877948851" calcext:value-type="float">
            <text:p>-0.00531</text:p>
          </table:table-cell>
          <table:table-cell table:style-name="ce9" table:formula="of:=[.$K$2]+[.$K$3]*[.F1240]^2+[.$K$4]*[.G1240]" office:value-type="float" office:value="0.000170461597127295" calcext:value-type="float">
            <text:p>0.00017</text:p>
          </table:table-cell>
          <table:table-cell table:style-name="ce9" table:formula="of:=-LN([.G1241])-[.F1241]^2/[.G1241]" office:value-type="float" office:value="8.51139837844352" calcext:value-type="float">
            <text:p>8.5114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table:number-columns-repeated="2" table:style-name="ce5" office:value-type="float" office:value="3123.53" calcext:value-type="float">
            <text:p>3,123.53</text:p>
          </table:table-cell>
          <table:table-cell table:style-name="ce5" office:value-type="float" office:value="2999.49" calcext:value-type="float">
            <text:p>2,999.49</text:p>
          </table:table-cell>
          <table:table-cell table:style-name="ce5" office:value-type="float" office:value="3002.1" calcext:value-type="float">
            <text:p>3,002.10</text:p>
          </table:table-cell>
          <table:table-cell table:style-name="ce9" table:formula="of:=([.E1242]-[.E1241])/[.E1241]" office:value-type="float" office:value="-0.0589441215746017" calcext:value-type="float">
            <text:p>-0.05894</text:p>
          </table:table-cell>
          <table:table-cell table:style-name="ce9" table:formula="of:=[.$K$2]+[.$K$3]*[.F1241]^2+[.$K$4]*[.G1241]" office:value-type="float" office:value="0.000137732378602985" calcext:value-type="float">
            <text:p>0.00014</text:p>
          </table:table-cell>
          <table:table-cell table:style-name="ce9" table:formula="of:=-LN([.G1242])-[.F1242]^2/[.G1242]" office:value-type="float" office:value="-16.3356021914709" calcext:value-type="float">
            <text:p>-16.3356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12" calcext:value-type="date">
            <text:p>2020-06-12</text:p>
          </table:table-cell>
          <table:table-cell table:style-name="ce5" office:value-type="float" office:value="3071.04" calcext:value-type="float">
            <text:p>3,071.04</text:p>
          </table:table-cell>
          <table:table-cell table:style-name="ce5" office:value-type="float" office:value="3088.42" calcext:value-type="float">
            <text:p>3,088.42</text:p>
          </table:table-cell>
          <table:table-cell table:style-name="ce5" office:value-type="float" office:value="2984.47" calcext:value-type="float">
            <text:p>2,984.47</text:p>
          </table:table-cell>
          <table:table-cell table:style-name="ce5" office:value-type="float" office:value="3041.31" calcext:value-type="float">
            <text:p>3,041.31</text:p>
          </table:table-cell>
          <table:table-cell table:style-name="ce9" table:formula="of:=([.E1243]-[.E1242])/[.E1242]" office:value-type="float" office:value="0.0130608573998201" calcext:value-type="float">
            <text:p>0.01306</text:p>
          </table:table-cell>
          <table:table-cell table:style-name="ce9" table:formula="of:=[.$K$2]+[.$K$3]*[.F1242]^2+[.$K$4]*[.G1242]" office:value-type="float" office:value="0.000884495876516086" calcext:value-type="float">
            <text:p>0.00088</text:p>
          </table:table-cell>
          <table:table-cell table:style-name="ce9" table:formula="of:=-LN([.G1243])-[.F1243]^2/[.G1243]" office:value-type="float" office:value="6.83763030802763" calcext:value-type="float">
            <text:p>6.8376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15" calcext:value-type="date">
            <text:p>2020-06-15</text:p>
          </table:table-cell>
          <table:table-cell table:style-name="ce5" office:value-type="float" office:value="2993.76" calcext:value-type="float">
            <text:p>2,993.76</text:p>
          </table:table-cell>
          <table:table-cell table:style-name="ce5" office:value-type="float" office:value="3079.76" calcext:value-type="float">
            <text:p>3,079.76</text:p>
          </table:table-cell>
          <table:table-cell table:style-name="ce5" office:value-type="float" office:value="2965.66" calcext:value-type="float">
            <text:p>2,965.66</text:p>
          </table:table-cell>
          <table:table-cell table:style-name="ce5" office:value-type="float" office:value="3066.59" calcext:value-type="float">
            <text:p>3,066.59</text:p>
          </table:table-cell>
          <table:table-cell table:style-name="ce9" table:formula="of:=([.E1244]-[.E1243])/[.E1243]" office:value-type="float" office:value="0.00831220756844919" calcext:value-type="float">
            <text:p>0.00831</text:p>
          </table:table-cell>
          <table:table-cell table:style-name="ce9" table:formula="of:=[.$K$2]+[.$K$3]*[.F1243]^2+[.$K$4]*[.G1243]" office:value-type="float" office:value="0.00070338652568522" calcext:value-type="float">
            <text:p>0.00070</text:p>
          </table:table-cell>
          <table:table-cell table:style-name="ce9" table:formula="of:=-LN([.G1244])-[.F1244]^2/[.G1244]" office:value-type="float" office:value="7.16137522208342" calcext:value-type="float">
            <text:p>7.1613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16" calcext:value-type="date">
            <text:p>2020-06-16</text:p>
          </table:table-cell>
          <table:table-cell table:style-name="ce5" office:value-type="float" office:value="3131" calcext:value-type="float">
            <text:p>3,131.00</text:p>
          </table:table-cell>
          <table:table-cell table:style-name="ce5" office:value-type="float" office:value="3153.45" calcext:value-type="float">
            <text:p>3,153.45</text:p>
          </table:table-cell>
          <table:table-cell table:style-name="ce5" office:value-type="float" office:value="3076.06" calcext:value-type="float">
            <text:p>3,076.06</text:p>
          </table:table-cell>
          <table:table-cell table:style-name="ce5" office:value-type="float" office:value="3124.74" calcext:value-type="float">
            <text:p>3,124.74</text:p>
          </table:table-cell>
          <table:table-cell table:style-name="ce9" table:formula="of:=([.E1245]-[.E1244])/[.E1244]" office:value-type="float" office:value="0.0189624305825036" calcext:value-type="float">
            <text:p>0.01896</text:p>
          </table:table-cell>
          <table:table-cell table:style-name="ce9" table:formula="of:=[.$K$2]+[.$K$3]*[.F1244]^2+[.$K$4]*[.G1244]" office:value-type="float" office:value="0.000545279872507745" calcext:value-type="float">
            <text:p>0.00055</text:p>
          </table:table-cell>
          <table:table-cell table:style-name="ce9" table:formula="of:=-LN([.G1245])-[.F1245]^2/[.G1245]" office:value-type="float" office:value="6.85478161099309" calcext:value-type="float">
            <text:p>6.8547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17" calcext:value-type="date">
            <text:p>2020-06-17</text:p>
          </table:table-cell>
          <table:table-cell table:style-name="ce5" office:value-type="float" office:value="3136.13" calcext:value-type="float">
            <text:p>3,136.13</text:p>
          </table:table-cell>
          <table:table-cell table:style-name="ce5" office:value-type="float" office:value="3141.16" calcext:value-type="float">
            <text:p>3,141.16</text:p>
          </table:table-cell>
          <table:table-cell table:style-name="ce5" office:value-type="float" office:value="3108.03" calcext:value-type="float">
            <text:p>3,108.03</text:p>
          </table:table-cell>
          <table:table-cell table:style-name="ce5" office:value-type="float" office:value="3113.49" calcext:value-type="float">
            <text:p>3,113.49</text:p>
          </table:table-cell>
          <table:table-cell table:style-name="ce9" table:formula="of:=([.E1246]-[.E1245])/[.E1245]" office:value-type="float" office:value="-0.00360029954492214" calcext:value-type="float">
            <text:p>-0.00360</text:p>
          </table:table-cell>
          <table:table-cell table:style-name="ce9" table:formula="of:=[.$K$2]+[.$K$3]*[.F1245]^2+[.$K$4]*[.G1245]" office:value-type="float" office:value="0.000492090584764152" calcext:value-type="float">
            <text:p>0.00049</text:p>
          </table:table-cell>
          <table:table-cell table:style-name="ce9" table:formula="of:=-LN([.G1246])-[.F1246]^2/[.G1246]" office:value-type="float" office:value="7.59050674564619" calcext:value-type="float">
            <text:p>7.59051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18" calcext:value-type="date">
            <text:p>2020-06-18</text:p>
          </table:table-cell>
          <table:table-cell table:style-name="ce5" office:value-type="float" office:value="3101.64" calcext:value-type="float">
            <text:p>3,101.64</text:p>
          </table:table-cell>
          <table:table-cell table:style-name="ce5" office:value-type="float" office:value="3120" calcext:value-type="float">
            <text:p>3,120.00</text:p>
          </table:table-cell>
          <table:table-cell table:style-name="ce5" office:value-type="float" office:value="3093.51" calcext:value-type="float">
            <text:p>3,093.51</text:p>
          </table:table-cell>
          <table:table-cell table:style-name="ce5" office:value-type="float" office:value="3115.34" calcext:value-type="float">
            <text:p>3,115.34</text:p>
          </table:table-cell>
          <table:table-cell table:style-name="ce9" table:formula="of:=([.E1247]-[.E1246])/[.E1246]" office:value-type="float" office:value="0.000594188515139077" calcext:value-type="float">
            <text:p>0.00059</text:p>
          </table:table-cell>
          <table:table-cell table:style-name="ce9" table:formula="of:=[.$K$2]+[.$K$3]*[.F1246]^2+[.$K$4]*[.G1246]" office:value-type="float" office:value="0.00037475824304592" calcext:value-type="float">
            <text:p>0.00037</text:p>
          </table:table-cell>
          <table:table-cell table:style-name="ce9" table:formula="of:=-LN([.G1247])-[.F1247]^2/[.G1247]" office:value-type="float" office:value="7.88828732443452" calcext:value-type="float">
            <text:p>7.88829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5" office:value-type="float" office:value="3140.29" calcext:value-type="float">
            <text:p>3,140.29</text:p>
          </table:table-cell>
          <table:table-cell table:style-name="ce5" office:value-type="float" office:value="3155.53" calcext:value-type="float">
            <text:p>3,155.53</text:p>
          </table:table-cell>
          <table:table-cell table:style-name="ce5" office:value-type="float" office:value="3083.11" calcext:value-type="float">
            <text:p>3,083.11</text:p>
          </table:table-cell>
          <table:table-cell table:style-name="ce5" office:value-type="float" office:value="3097.74" calcext:value-type="float">
            <text:p>3,097.74</text:p>
          </table:table-cell>
          <table:table-cell table:style-name="ce9" table:formula="of:=([.E1248]-[.E1247])/[.E1247]" office:value-type="float" office:value="-0.00564946362194828" calcext:value-type="float">
            <text:p>-0.00565</text:p>
          </table:table-cell>
          <table:table-cell table:style-name="ce9" table:formula="of:=[.$K$2]+[.$K$3]*[.F1247]^2+[.$K$4]*[.G1247]" office:value-type="float" office:value="0.000284221455416222" calcext:value-type="float">
            <text:p>0.00028</text:p>
          </table:table-cell>
          <table:table-cell table:style-name="ce9" table:formula="of:=-LN([.G1248])-[.F1248]^2/[.G1248]" office:value-type="float" office:value="8.0534625868406" calcext:value-type="float">
            <text:p>8.0534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22" calcext:value-type="date">
            <text:p>2020-06-22</text:p>
          </table:table-cell>
          <table:table-cell table:style-name="ce5" office:value-type="float" office:value="3094.42" calcext:value-type="float">
            <text:p>3,094.42</text:p>
          </table:table-cell>
          <table:table-cell table:style-name="ce5" office:value-type="float" office:value="3120.92" calcext:value-type="float">
            <text:p>3,120.92</text:p>
          </table:table-cell>
          <table:table-cell table:style-name="ce5" office:value-type="float" office:value="3079.39" calcext:value-type="float">
            <text:p>3,079.39</text:p>
          </table:table-cell>
          <table:table-cell table:style-name="ce5" office:value-type="float" office:value="3117.86" calcext:value-type="float">
            <text:p>3,117.86</text:p>
          </table:table-cell>
          <table:table-cell table:style-name="ce9" table:formula="of:=([.E1249]-[.E1248])/[.E1248]" office:value-type="float" office:value="0.00649505768721724" calcext:value-type="float">
            <text:p>0.00650</text:p>
          </table:table-cell>
          <table:table-cell table:style-name="ce9" table:formula="of:=[.$K$2]+[.$K$3]*[.F1248]^2+[.$K$4]*[.G1248]" office:value-type="float" office:value="0.000223601898657096" calcext:value-type="float">
            <text:p>0.00022</text:p>
          </table:table-cell>
          <table:table-cell table:style-name="ce9" table:formula="of:=-LN([.G1249])-[.F1249]^2/[.G1249]" office:value-type="float" office:value="8.21697867357137" calcext:value-type="float">
            <text:p>8.2169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23" calcext:value-type="date">
            <text:p>2020-06-23</text:p>
          </table:table-cell>
          <table:table-cell table:style-name="ce5" office:value-type="float" office:value="3138.7" calcext:value-type="float">
            <text:p>3,138.70</text:p>
          </table:table-cell>
          <table:table-cell table:style-name="ce5" office:value-type="float" office:value="3154.9" calcext:value-type="float">
            <text:p>3,154.90</text:p>
          </table:table-cell>
          <table:table-cell table:style-name="ce5" office:value-type="float" office:value="3127.12" calcext:value-type="float">
            <text:p>3,127.12</text:p>
          </table:table-cell>
          <table:table-cell table:style-name="ce5" office:value-type="float" office:value="3131.29" calcext:value-type="float">
            <text:p>3,131.29</text:p>
          </table:table-cell>
          <table:table-cell table:style-name="ce9" table:formula="of:=([.E1250]-[.E1249])/[.E1249]" office:value-type="float" office:value="0.00430744164266511" calcext:value-type="float">
            <text:p>0.00431</text:p>
          </table:table-cell>
          <table:table-cell table:style-name="ce9" table:formula="of:=[.$K$2]+[.$K$3]*[.F1249]^2+[.$K$4]*[.G1249]" office:value-type="float" office:value="0.000180582317593786" calcext:value-type="float">
            <text:p>0.00018</text:p>
          </table:table-cell>
          <table:table-cell table:style-name="ce9" table:formula="of:=-LN([.G1250])-[.F1250]^2/[.G1250]" office:value-type="float" office:value="8.51657814829945" calcext:value-type="float">
            <text:p>8.5165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24" calcext:value-type="date">
            <text:p>2020-06-24</text:p>
          </table:table-cell>
          <table:table-cell table:style-name="ce5" office:value-type="float" office:value="3114.4" calcext:value-type="float">
            <text:p>3,114.40</text:p>
          </table:table-cell>
          <table:table-cell table:style-name="ce5" office:value-type="float" office:value="3115.01" calcext:value-type="float">
            <text:p>3,115.01</text:p>
          </table:table-cell>
          <table:table-cell table:style-name="ce5" office:value-type="float" office:value="3032.13" calcext:value-type="float">
            <text:p>3,032.13</text:p>
          </table:table-cell>
          <table:table-cell table:style-name="ce5" office:value-type="float" office:value="3050.33" calcext:value-type="float">
            <text:p>3,050.33</text:p>
          </table:table-cell>
          <table:table-cell table:style-name="ce9" table:formula="of:=([.E1251]-[.E1250])/[.E1250]" office:value-type="float" office:value="-0.0258551587364952" calcext:value-type="float">
            <text:p>-0.02586</text:p>
          </table:table-cell>
          <table:table-cell table:style-name="ce9" table:formula="of:=[.$K$2]+[.$K$3]*[.F1250]^2+[.$K$4]*[.G1250]" office:value-type="float" office:value="0.000143133254535847" calcext:value-type="float">
            <text:p>0.00014</text:p>
          </table:table-cell>
          <table:table-cell table:style-name="ce9" table:formula="of:=-LN([.G1251])-[.F1251]^2/[.G1251]" office:value-type="float" office:value="4.18133673826645" calcext:value-type="float">
            <text:p>4.1813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25" calcext:value-type="date">
            <text:p>2020-06-25</text:p>
          </table:table-cell>
          <table:table-cell table:style-name="ce5" office:value-type="float" office:value="3046.6" calcext:value-type="float">
            <text:p>3,046.60</text:p>
          </table:table-cell>
          <table:table-cell table:style-name="ce5" office:value-type="float" office:value="3086.25" calcext:value-type="float">
            <text:p>3,086.25</text:p>
          </table:table-cell>
          <table:table-cell table:style-name="ce5" office:value-type="float" office:value="3024.01" calcext:value-type="float">
            <text:p>3,024.01</text:p>
          </table:table-cell>
          <table:table-cell table:style-name="ce5" office:value-type="float" office:value="3083.76" calcext:value-type="float">
            <text:p>3,083.76</text:p>
          </table:table-cell>
          <table:table-cell table:style-name="ce9" table:formula="of:=([.E1252]-[.E1251])/[.E1251]" office:value-type="float" office:value="0.0109594699589881" calcext:value-type="float">
            <text:p>0.01096</text:p>
          </table:table-cell>
          <table:table-cell table:style-name="ce9" table:formula="of:=[.$K$2]+[.$K$3]*[.F1251]^2+[.$K$4]*[.G1251]" office:value-type="float" office:value="0.000260588140011671" calcext:value-type="float">
            <text:p>0.00026</text:p>
          </table:table-cell>
          <table:table-cell table:style-name="ce9" table:formula="of:=-LN([.G1252])-[.F1252]^2/[.G1252]" office:value-type="float" office:value="7.79165057011256" calcext:value-type="float">
            <text:p>7.7916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26" calcext:value-type="date">
            <text:p>2020-06-26</text:p>
          </table:table-cell>
          <table:table-cell table:style-name="ce5" office:value-type="float" office:value="3073.2" calcext:value-type="float">
            <text:p>3,073.20</text:p>
          </table:table-cell>
          <table:table-cell table:style-name="ce5" office:value-type="float" office:value="3073.73" calcext:value-type="float">
            <text:p>3,073.73</text:p>
          </table:table-cell>
          <table:table-cell table:style-name="ce5" office:value-type="float" office:value="3004.63" calcext:value-type="float">
            <text:p>3,004.63</text:p>
          </table:table-cell>
          <table:table-cell table:style-name="ce5" office:value-type="float" office:value="3009.05" calcext:value-type="float">
            <text:p>3,009.05</text:p>
          </table:table-cell>
          <table:table-cell table:style-name="ce9" table:formula="of:=([.E1253]-[.E1252])/[.E1252]" office:value-type="float" office:value="-0.0242269177886736" calcext:value-type="float">
            <text:p>-0.02423</text:p>
          </table:table-cell>
          <table:table-cell table:style-name="ce9" table:formula="of:=[.$K$2]+[.$K$3]*[.F1252]^2+[.$K$4]*[.G1252]" office:value-type="float" office:value="0.000225671273098436" calcext:value-type="float">
            <text:p>0.00023</text:p>
          </table:table-cell>
          <table:table-cell table:style-name="ce9" table:formula="of:=-LN([.G1253])-[.F1253]^2/[.G1253]" office:value-type="float" office:value="5.79555273551526" calcext:value-type="float">
            <text:p>5.79555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29" calcext:value-type="date">
            <text:p>2020-06-29</text:p>
          </table:table-cell>
          <table:table-cell table:style-name="ce5" office:value-type="float" office:value="3018.59" calcext:value-type="float">
            <text:p>3,018.59</text:p>
          </table:table-cell>
          <table:table-cell table:style-name="ce5" office:value-type="float" office:value="3053.89" calcext:value-type="float">
            <text:p>3,053.89</text:p>
          </table:table-cell>
          <table:table-cell table:style-name="ce5" office:value-type="float" office:value="2999.74" calcext:value-type="float">
            <text:p>2,999.74</text:p>
          </table:table-cell>
          <table:table-cell table:style-name="ce5" office:value-type="float" office:value="3053.24" calcext:value-type="float">
            <text:p>3,053.24</text:p>
          </table:table-cell>
          <table:table-cell table:style-name="ce9" table:formula="of:=([.E1254]-[.E1253])/[.E1253]" office:value-type="float" office:value="0.0146856981439323" calcext:value-type="float">
            <text:p>0.01469</text:p>
          </table:table-cell>
          <table:table-cell table:style-name="ce9" table:formula="of:=[.$K$2]+[.$K$3]*[.F1253]^2+[.$K$4]*[.G1253]" office:value-type="float" office:value="0.000304042310215952" calcext:value-type="float">
            <text:p>0.00030</text:p>
          </table:table-cell>
          <table:table-cell table:style-name="ce9" table:formula="of:=-LN([.G1254])-[.F1254]^2/[.G1254]" office:value-type="float" office:value="7.38900251159675" calcext:value-type="float">
            <text:p>7.3890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6-30" calcext:value-type="date">
            <text:p>2020-06-30</text:p>
          </table:table-cell>
          <table:table-cell table:style-name="ce5" office:value-type="float" office:value="3050.2" calcext:value-type="float">
            <text:p>3,050.20</text:p>
          </table:table-cell>
          <table:table-cell table:style-name="ce5" office:value-type="float" office:value="3111.51" calcext:value-type="float">
            <text:p>3,111.51</text:p>
          </table:table-cell>
          <table:table-cell table:style-name="ce5" office:value-type="float" office:value="3047.83" calcext:value-type="float">
            <text:p>3,047.83</text:p>
          </table:table-cell>
          <table:table-cell table:style-name="ce5" office:value-type="float" office:value="3100.29" calcext:value-type="float">
            <text:p>3,100.29</text:p>
          </table:table-cell>
          <table:table-cell table:style-name="ce9" table:formula="of:=([.E1255]-[.E1254])/[.E1254]" office:value-type="float" office:value="0.0154098596900343" calcext:value-type="float">
            <text:p>0.01541</text:p>
          </table:table-cell>
          <table:table-cell table:style-name="ce9" table:formula="of:=[.$K$2]+[.$K$3]*[.F1254]^2+[.$K$4]*[.G1254]" office:value-type="float" office:value="0.000279542214024538" calcext:value-type="float">
            <text:p>0.00028</text:p>
          </table:table-cell>
          <table:table-cell table:style-name="ce9" table:formula="of:=-LN([.G1255])-[.F1255]^2/[.G1255]" office:value-type="float" office:value="7.33288348255206" calcext:value-type="float">
            <text:p>7.33288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7-01" calcext:value-type="date">
            <text:p>2020-07-01</text:p>
          </table:table-cell>
          <table:table-cell table:style-name="ce5" office:value-type="float" office:value="3105.92" calcext:value-type="float">
            <text:p>3,105.92</text:p>
          </table:table-cell>
          <table:table-cell table:style-name="ce5" office:value-type="float" office:value="3128.44" calcext:value-type="float">
            <text:p>3,128.44</text:p>
          </table:table-cell>
          <table:table-cell table:style-name="ce5" office:value-type="float" office:value="3101.17" calcext:value-type="float">
            <text:p>3,101.17</text:p>
          </table:table-cell>
          <table:table-cell table:style-name="ce5" office:value-type="float" office:value="3115.86" calcext:value-type="float">
            <text:p>3,115.86</text:p>
          </table:table-cell>
          <table:table-cell table:style-name="ce9" table:formula="of:=([.E1256]-[.E1255])/[.E1255]" office:value-type="float" office:value="0.00502211083479293" calcext:value-type="float">
            <text:p>0.00502</text:p>
          </table:table-cell>
          <table:table-cell table:style-name="ce9" table:formula="of:=[.$K$2]+[.$K$3]*[.F1255]^2+[.$K$4]*[.G1255]" office:value-type="float" office:value="0.000266103860481565" calcext:value-type="float">
            <text:p>0.00027</text:p>
          </table:table-cell>
          <table:table-cell table:style-name="ce9" table:formula="of:=-LN([.G1256])-[.F1256]^2/[.G1256]" office:value-type="float" office:value="8.13684284525647" calcext:value-type="float">
            <text:p>8.1368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7-02" calcext:value-type="date">
            <text:p>2020-07-02</text:p>
          </table:table-cell>
          <table:table-cell table:style-name="ce5" office:value-type="float" office:value="3143.64" calcext:value-type="float">
            <text:p>3,143.64</text:p>
          </table:table-cell>
          <table:table-cell table:style-name="ce5" office:value-type="float" office:value="3165.81" calcext:value-type="float">
            <text:p>3,165.81</text:p>
          </table:table-cell>
          <table:table-cell table:style-name="ce5" office:value-type="float" office:value="3124.52" calcext:value-type="float">
            <text:p>3,124.52</text:p>
          </table:table-cell>
          <table:table-cell table:style-name="ce5" office:value-type="float" office:value="3130.01" calcext:value-type="float">
            <text:p>3,130.01</text:p>
          </table:table-cell>
          <table:table-cell table:style-name="ce9" table:formula="of:=([.E1257]-[.E1256])/[.E1256]" office:value-type="float" office:value="0.00454128234259565" calcext:value-type="float">
            <text:p>0.00454</text:p>
          </table:table-cell>
          <table:table-cell table:style-name="ce9" table:formula="of:=[.$K$2]+[.$K$3]*[.F1256]^2+[.$K$4]*[.G1256]" office:value-type="float" office:value="0.000208559342617674" calcext:value-type="float">
            <text:p>0.00021</text:p>
          </table:table-cell>
          <table:table-cell table:style-name="ce9" table:formula="of:=-LN([.G1257])-[.F1257]^2/[.G1257]" office:value-type="float" office:value="8.37640263693606" calcext:value-type="float">
            <text:p>8.37640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7-06" calcext:value-type="date">
            <text:p>2020-07-06</text:p>
          </table:table-cell>
          <table:table-cell table:style-name="ce5" office:value-type="float" office:value="3155.29" calcext:value-type="float">
            <text:p>3,155.29</text:p>
          </table:table-cell>
          <table:table-cell table:style-name="ce5" office:value-type="float" office:value="3182.59" calcext:value-type="float">
            <text:p>3,182.59</text:p>
          </table:table-cell>
          <table:table-cell table:style-name="ce5" office:value-type="float" office:value="3155.29" calcext:value-type="float">
            <text:p>3,155.29</text:p>
          </table:table-cell>
          <table:table-cell table:style-name="ce5" office:value-type="float" office:value="3179.72" calcext:value-type="float">
            <text:p>3,179.72</text:p>
          </table:table-cell>
          <table:table-cell table:style-name="ce9" table:formula="of:=([.E1258]-[.E1257])/[.E1257]" office:value-type="float" office:value="0.0158817383970018" calcext:value-type="float">
            <text:p>0.01588</text:p>
          </table:table-cell>
          <table:table-cell table:style-name="ce9" table:formula="of:=[.$K$2]+[.$K$3]*[.F1257]^2+[.$K$4]*[.G1257]" office:value-type="float" office:value="0.000164511305614911" calcext:value-type="float">
            <text:p>0.00016</text:p>
          </table:table-cell>
          <table:table-cell table:style-name="ce9" table:formula="of:=-LN([.G1258])-[.F1258]^2/[.G1258]" office:value-type="float" office:value="7.17932590929125" calcext:value-type="float">
            <text:p>7.1793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7-07" calcext:value-type="date">
            <text:p>2020-07-07</text:p>
          </table:table-cell>
          <table:table-cell table:style-name="ce5" office:value-type="float" office:value="3166.44" calcext:value-type="float">
            <text:p>3,166.44</text:p>
          </table:table-cell>
          <table:table-cell table:style-name="ce5" office:value-type="float" office:value="3184.15" calcext:value-type="float">
            <text:p>3,184.15</text:p>
          </table:table-cell>
          <table:table-cell table:style-name="ce5" office:value-type="float" office:value="3142.93" calcext:value-type="float">
            <text:p>3,142.93</text:p>
          </table:table-cell>
          <table:table-cell table:style-name="ce5" office:value-type="float" office:value="3145.32" calcext:value-type="float">
            <text:p>3,145.32</text:p>
          </table:table-cell>
          <table:table-cell table:style-name="ce9" table:formula="of:=([.E1259]-[.E1258])/[.E1258]" office:value-type="float" office:value="-0.0108185626407355" calcext:value-type="float">
            <text:p>-0.01082</text:p>
          </table:table-cell>
          <table:table-cell table:style-name="ce9" table:formula="of:=[.$K$2]+[.$K$3]*[.F1258]^2+[.$K$4]*[.G1258]" office:value-type="float" office:value="0.000183413890437894" calcext:value-type="float">
            <text:p>0.00018</text:p>
          </table:table-cell>
          <table:table-cell table:style-name="ce9" table:formula="of:=-LN([.G1259])-[.F1259]^2/[.G1259]" office:value-type="float" office:value="7.9656385790342" calcext:value-type="float">
            <text:p>7.96564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7-08" calcext:value-type="date">
            <text:p>2020-07-08</text:p>
          </table:table-cell>
          <table:table-cell table:style-name="ce5" office:value-type="float" office:value="3153.07" calcext:value-type="float">
            <text:p>3,153.07</text:p>
          </table:table-cell>
          <table:table-cell table:style-name="ce5" office:value-type="float" office:value="3171.8" calcext:value-type="float">
            <text:p>3,171.80</text:p>
          </table:table-cell>
          <table:table-cell table:style-name="ce5" office:value-type="float" office:value="3136.53" calcext:value-type="float">
            <text:p>3,136.53</text:p>
          </table:table-cell>
          <table:table-cell table:style-name="ce5" office:value-type="float" office:value="3169.94" calcext:value-type="float">
            <text:p>3,169.94</text:p>
          </table:table-cell>
          <table:table-cell table:style-name="ce9" table:formula="of:=([.E1260]-[.E1259])/[.E1259]" office:value-type="float" office:value="0.00782750244808156" calcext:value-type="float">
            <text:p>0.00783</text:p>
          </table:table-cell>
          <table:table-cell table:style-name="ce9" table:formula="of:=[.$K$2]+[.$K$3]*[.F1259]^2+[.$K$4]*[.G1259]" office:value-type="float" office:value="0.000167290829088264" calcext:value-type="float">
            <text:p>0.00017</text:p>
          </table:table-cell>
          <table:table-cell table:style-name="ce9" table:formula="of:=-LN([.G1260])-[.F1260]^2/[.G1260]" office:value-type="float" office:value="8.32952958755555" calcext:value-type="float">
            <text:p>8.32953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7-09" calcext:value-type="date">
            <text:p>2020-07-09</text:p>
          </table:table-cell>
          <table:table-cell table:style-name="ce5" office:value-type="float" office:value="3176.17" calcext:value-type="float">
            <text:p>3,176.17</text:p>
          </table:table-cell>
          <table:table-cell table:style-name="ce5" office:value-type="float" office:value="3179.78" calcext:value-type="float">
            <text:p>3,179.78</text:p>
          </table:table-cell>
          <table:table-cell table:style-name="ce5" office:value-type="float" office:value="3115.7" calcext:value-type="float">
            <text:p>3,115.70</text:p>
          </table:table-cell>
          <table:table-cell table:style-name="ce5" office:value-type="float" office:value="3152.05" calcext:value-type="float">
            <text:p>3,152.05</text:p>
          </table:table-cell>
          <table:table-cell table:style-name="ce9" table:formula="of:=([.E1261]-[.E1260])/[.E1260]" office:value-type="float" office:value="-0.00564363994271181" calcext:value-type="float">
            <text:p>-0.00564</text:p>
          </table:table-cell>
          <table:table-cell table:style-name="ce9" table:formula="of:=[.$K$2]+[.$K$3]*[.F1260]^2+[.$K$4]*[.G1260]" office:value-type="float" office:value="0.000142756327274578" calcext:value-type="float">
            <text:p>0.00014</text:p>
          </table:table-cell>
          <table:table-cell table:style-name="ce9" table:formula="of:=-LN([.G1261])-[.F1261]^2/[.G1261]" office:value-type="float" office:value="8.63125923135135" calcext:value-type="float">
            <text:p>8.63126</text:p>
          </table:table-cell>
          <table:table-cell table:style-name="ce6"/>
          <table:table-cell table:style-name="ce11"/>
          <table:table-cell table:style-name="ce6"/>
          <table:table-cell table:number-columns-repeated="5"/>
        </table:table-row>
        <table:table-row table:style-name="ro1" table:number-rows-repeated="104731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's&amp;p 500'.A1:'s&amp;p 500'.E12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0" number:grouping="true"/>
    </number:number-style>
    <number:number-style style:name="N130">
      <number:number number:decimal-places="5" number:min-decimal-places="5" number:min-integer-digits="1" number:grouping="true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6" number:min-decimal-places="6" number:min-integer-digits="1" number:grouping="true"/>
    </number:number-style>
    <number:number-style style:name="N140">
      <number:number number:decimal-places="7" number:min-decimal-places="7" number:min-integer-digits="1" number:grouping="true"/>
    </number:number-style>
    <number:number-style style:name="N141">
      <number:number number:decimal-places="8" number:min-decimal-places="8" number:min-integer-digits="1" number:grouping="true"/>
    </number:number-style>
    <number:number-style style:name="N142">
      <number:number number:decimal-places="9" number:min-decimal-places="9" number:min-integer-digits="1" number:grouping="true"/>
    </number:number-style>
    <number:number-style style:name="N143">
      <number:number number:decimal-places="10" number:min-decimal-places="10" number:min-integer-digits="1" number:grouping="true"/>
    </number:number-style>
    <number:number-style style:name="N144">
      <number:number number:decimal-places="11" number:min-decimal-places="11" number:min-integer-digits="1" number:grouping="true"/>
    </number:number-style>
    <number:number-style style:name="N145">
      <number:number number:decimal-places="12" number:min-decimal-places="12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9d0b4c0791fc17bc4181a67fd90c5aaed576d1c0</meta:generator>
    <dc:date>2023-11-20T22:22:56.814723444</dc:date>
    <meta:editing-duration>PT1H47M8S</meta:editing-duration>
    <meta:editing-cycles>6</meta:editing-cycles>
    <meta:document-statistic meta:table-count="1" meta:cell-count="1009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5">
      <number:number number:decimal-places="2" number:min-decimal-places="2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Long_20_Dash"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49cm" svg:height="12.459cm" xlink:href=".." xlink:type="simple" chart:class="chart:line" chart:style-name="ch1">
        <chart:legend chart:legend-position="end" svg:x="21.432cm" svg:y="5.93cm" style:legend-expansion="high" chart:style-name="ch2"/>
        <chart:plot-area chart:style-name="ch3" table:cell-range-address="'s&amp;p 500'.A2:'s&amp;p 500'.A1261 's&amp;p 500'.E1:'s&amp;p 500'.E1261" chart:data-source-has-labels="both" svg:x="0.472cm" svg:y="0.249cm" svg:width="20.488cm" svg:height="11.961cm">
          <chart:coordinate-region svg:x="2.046cm" svg:y="0.448cm" svg:width="18.914cm" svg:height="9.818cm"/>
          <chart:axis chart:dimension="x" chart:name="primary-x" chart:style-name="ch4" chartooo:axis-type="auto">
            <chartooo:date-scale/>
            <chart:categories table:cell-range-address="'s&amp;p 500'.A2:'s&amp;p 500'.A12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&amp;p 500'.E2:'s&amp;p 500'.E1261" chart:label-cell-address="'s&amp;p 500'.E1:'s&amp;p 500'.E1" chart:class="chart:line">
            <chart:data-point chart:repeated="12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's&amp;p 500'.E1:'s&amp;p 500'.E1</svg:desc>
                </draw:g>
              </table:table-cell>
            </table:table-row>
          </table:table-header-rows>
          <table:table-rows>
            <table:table-row>
              <table:table-cell office:value-type="float" office:value="42195">
                <text:p>42195</text:p>
                <draw:g>
                  <svg:desc>'s&amp;p 500'.A2:'s&amp;p 500'.A1261</svg:desc>
                </draw:g>
              </table:table-cell>
              <table:table-cell office:value-type="float" office:value="2076.62">
                <text:p>2076.62</text:p>
                <draw:g>
                  <svg:desc>'s&amp;p 500'.E2:'s&amp;p 500'.E1261</svg:desc>
                </draw:g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2099.6">
                <text:p>2099.6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2108.95">
                <text:p>2108.95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2107.4">
                <text:p>2107.4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2124.29">
                <text:p>2124.29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2126.64">
                <text:p>2126.64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2128.28">
                <text:p>2128.28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2119.21">
                <text:p>2119.21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2114.15">
                <text:p>2114.15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2102.15">
                <text:p>2102.15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2079.65">
                <text:p>2079.65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2067.64">
                <text:p>2067.64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2093.25">
                <text:p>2093.25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2108.57">
                <text:p>2108.57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2108.63">
                <text:p>2108.63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2103.84">
                <text:p>2103.84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2098.04">
                <text:p>2098.04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2093.32">
                <text:p>2093.32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2099.84">
                <text:p>2099.84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2083.56">
                <text:p>2083.56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2077.57">
                <text:p>2077.57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2104.18">
                <text:p>2104.18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2084.07">
                <text:p>2084.07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2086.05">
                <text:p>2086.05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2083.39">
                <text:p>2083.39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2091.54">
                <text:p>2091.54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2102.44">
                <text:p>2102.44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2096.92">
                <text:p>2096.92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2079.61">
                <text:p>2079.61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2035.73">
                <text:p>2035.73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1970.89">
                <text:p>1970.89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1893.21">
                <text:p>1893.21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1867.61">
                <text:p>1867.61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1940.51">
                <text:p>1940.51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1987.66">
                <text:p>1987.66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1988.87">
                <text:p>1988.87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1972.18">
                <text:p>1972.18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913.85">
                <text:p>1913.85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1948.86">
                <text:p>1948.86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1951.13">
                <text:p>1951.13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1921.22">
                <text:p>1921.22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1969.41">
                <text:p>1969.41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1942.04">
                <text:p>1942.04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952.29">
                <text:p>1952.29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1961.05">
                <text:p>1961.05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953.03">
                <text:p>1953.03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1978.09">
                <text:p>1978.09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1995.31">
                <text:p>1995.31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1990.2">
                <text:p>1990.2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1958.03">
                <text:p>1958.03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1966.97">
                <text:p>1966.97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1942.74">
                <text:p>1942.74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938.76">
                <text:p>1938.76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1932.24">
                <text:p>1932.24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1931.34">
                <text:p>1931.34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881.77">
                <text:p>1881.77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1884.09">
                <text:p>1884.09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1920.03">
                <text:p>1920.0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923.82">
                <text:p>1923.82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1951.36">
                <text:p>1951.36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1987.05">
                <text:p>1987.05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1979.92">
                <text:p>1979.92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995.83">
                <text:p>1995.83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2013.43">
                <text:p>2013.43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2014.89">
                <text:p>2014.89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2017.46">
                <text:p>2017.46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2003.69">
                <text:p>2003.69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1994.24">
                <text:p>1994.24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2023.86">
                <text:p>2023.86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2033.11">
                <text:p>2033.11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2033.66">
                <text:p>2033.66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2030.77">
                <text:p>2030.77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2018.94">
                <text:p>2018.94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2052.51">
                <text:p>2052.51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2075.15">
                <text:p>2075.15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2071.18">
                <text:p>2071.18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2065.89">
                <text:p>2065.89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2090.35">
                <text:p>2090.35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2089.41">
                <text:p>2089.41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2079.36">
                <text:p>2079.36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2104.05">
                <text:p>2104.05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2109.79">
                <text:p>2109.79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2102.31">
                <text:p>2102.31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2099.93">
                <text:p>2099.93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2099.2">
                <text:p>2099.2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2078.58">
                <text:p>2078.58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2081.72">
                <text:p>2081.72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2045.97">
                <text:p>2045.97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2023.04">
                <text:p>2023.04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2053.19">
                <text:p>2053.19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2050.44">
                <text:p>2050.44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2083.58">
                <text:p>2083.5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2081.24">
                <text:p>2081.24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2089.17">
                <text:p>2089.17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2086.59">
                <text:p>2086.59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2089.14">
                <text:p>2089.14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2088.87">
                <text:p>2088.87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2090.11">
                <text:p>2090.11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2080.41">
                <text:p>2080.41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102.63">
                <text:p>2102.63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2079.51">
                <text:p>2079.51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2049.62">
                <text:p>2049.62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2091.69">
                <text:p>2091.69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2077.07">
                <text:p>2077.07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2063.59">
                <text:p>2063.59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2047.62">
                <text:p>2047.62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2052.23">
                <text:p>2052.23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2012.37">
                <text:p>2012.37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2021.94">
                <text:p>2021.94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2043.41">
                <text:p>2043.41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2073.07">
                <text:p>2073.07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2041.89">
                <text:p>2041.89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2005.55">
                <text:p>2005.55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2021.15">
                <text:p>2021.15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2038.97">
                <text:p>2038.97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2064.29">
                <text:p>2064.29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2060.99">
                <text:p>2060.99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2056.5">
                <text:p>2056.5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2078.36">
                <text:p>2078.36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2063.36">
                <text:p>2063.36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2043.94">
                <text:p>2043.94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2012.66">
                <text:p>2012.66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2016.71">
                <text:p>2016.71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1990.26">
                <text:p>1990.26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1943.09">
                <text:p>1943.09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1922.03">
                <text:p>1922.03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1923.67">
                <text:p>1923.67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1938.68">
                <text:p>1938.68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1890.28">
                <text:p>1890.28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1921.84">
                <text:p>1921.84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1880.33">
                <text:p>1880.33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1881.33">
                <text:p>1881.33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1859.33">
                <text:p>1859.33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868.99">
                <text:p>1868.99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1906.9">
                <text:p>1906.9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1877.08">
                <text:p>1877.08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1903.63">
                <text:p>1903.63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1882.95">
                <text:p>1882.95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1893.36">
                <text:p>1893.36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1940.24">
                <text:p>1940.2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939.38">
                <text:p>1939.38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1903.03">
                <text:p>1903.03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1912.53">
                <text:p>1912.53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1915.45">
                <text:p>1915.45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1880.05">
                <text:p>1880.05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1853.44">
                <text:p>1853.44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1852.21">
                <text:p>1852.2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851.86">
                <text:p>1851.86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1829.08">
                <text:p>1829.08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1864.78">
                <text:p>1864.78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895.58">
                <text:p>1895.58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1926.82">
                <text:p>1926.82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1917.83">
                <text:p>1917.83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1917.78">
                <text:p>1917.78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1945.5">
                <text:p>1945.5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1921.27">
                <text:p>1921.27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1929.8">
                <text:p>1929.8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951.7">
                <text:p>1951.7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1948.05">
                <text:p>1948.05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1932.23">
                <text:p>1932.2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978.35">
                <text:p>1978.35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1986.45">
                <text:p>1986.45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1993.4">
                <text:p>1993.4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1999.99">
                <text:p>1999.99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2001.76">
                <text:p>2001.76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1979.26">
                <text:p>1979.26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1989.26">
                <text:p>1989.26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1989.57">
                <text:p>1989.57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2022.19">
                <text:p>2022.19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2019.64">
                <text:p>2019.64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2015.93">
                <text:p>2015.93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2027.22">
                <text:p>2027.22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2040.59">
                <text:p>2040.59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2049.58">
                <text:p>2049.58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2051.6">
                <text:p>2051.6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2049.8">
                <text:p>2049.8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2036.71">
                <text:p>2036.71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2035.94">
                <text:p>2035.94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2037.05">
                <text:p>2037.05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2055.01">
                <text:p>2055.01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2063.95">
                <text:p>2063.95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2059.74">
                <text:p>2059.74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072.78">
                <text:p>2072.78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2066.13">
                <text:p>2066.13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2045.17">
                <text:p>2045.17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2066.66">
                <text:p>2066.66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2041.91">
                <text:p>2041.91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2047.6">
                <text:p>2047.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2041.99">
                <text:p>2041.99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2061.72">
                <text:p>2061.72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2082.42">
                <text:p>2082.42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2082.78">
                <text:p>2082.78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2080.73">
                <text:p>2080.73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2094.34">
                <text:p>2094.34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2100.8">
                <text:p>2100.8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2102.4">
                <text:p>2102.4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2091.48">
                <text:p>2091.48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2091.58">
                <text:p>2091.58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2087.79">
                <text:p>2087.79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2091.7">
                <text:p>2091.7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2095.15">
                <text:p>2095.15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2075.81">
                <text:p>2075.81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2065.3">
                <text:p>2065.3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2081.43">
                <text:p>2081.43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2063.37">
                <text:p>2063.37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2051.12">
                <text:p>2051.12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2050.63">
                <text:p>2050.63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2057.14">
                <text:p>2057.14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2058.69">
                <text:p>2058.69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2084.39">
                <text:p>2084.39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2064.46">
                <text:p>2064.46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2064.11">
                <text:p>2064.11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2046.61">
                <text:p>2046.61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2066.66">
                <text:p>2066.66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2047.21">
                <text:p>2047.21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2047.63">
                <text:p>2047.63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2040.04">
                <text:p>2040.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2052.32">
                <text:p>2052.32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2048.04">
                <text:p>2048.04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2076.06">
                <text:p>2076.06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2090.54">
                <text:p>2090.54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2090.1">
                <text:p>2090.1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2099.06">
                <text:p>2099.06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2096.96">
                <text:p>2096.96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099.33">
                <text:p>2099.33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2105.26">
                <text:p>2105.26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2099.13">
                <text:p>2099.13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2109.41">
                <text:p>2109.41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2112.13">
                <text:p>2112.13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2119.12">
                <text:p>2119.12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2115.48">
                <text:p>2115.48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2096.07">
                <text:p>2096.07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2079.06">
                <text:p>2079.06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2075.32">
                <text:p>2075.32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2071.5">
                <text:p>2071.5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2077.99">
                <text:p>2077.99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2071.22">
                <text:p>2071.22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2083.25">
                <text:p>2083.25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2088.9">
                <text:p>2088.9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2085.45">
                <text:p>2085.45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2113.32">
                <text:p>2113.32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2037.41">
                <text:p>2037.41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2000.54">
                <text:p>2000.54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2036.09">
                <text:p>2036.09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2070.77">
                <text:p>2070.77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2098.86">
                <text:p>2098.86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102.95">
                <text:p>2102.95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2088.55">
                <text:p>2088.55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2099.73">
                <text:p>2099.73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2097.9">
                <text:p>2097.9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2129.9">
                <text:p>2129.9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2137.16">
                <text:p>2137.16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2152.14">
                <text:p>2152.14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2152.43">
                <text:p>2152.43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2163.75">
                <text:p>2163.75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2161.74">
                <text:p>2161.74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2166.89">
                <text:p>2166.89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2163.78">
                <text:p>2163.78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2173.02">
                <text:p>2173.02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2165.17">
                <text:p>2165.17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2175.03">
                <text:p>2175.03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2168.48">
                <text:p>2168.48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2169.18">
                <text:p>2169.18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2166.58">
                <text:p>2166.58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2170.06">
                <text:p>2170.06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2173.6">
                <text:p>2173.6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170.84">
                <text:p>2170.84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2157.03">
                <text:p>2157.03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2163.79">
                <text:p>2163.79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2164.25">
                <text:p>2164.25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2182.87">
                <text:p>2182.87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2180.89">
                <text:p>2180.89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2181.74">
                <text:p>2181.74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2175.49">
                <text:p>2175.49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2185.79">
                <text:p>2185.79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2184.05">
                <text:p>2184.05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2190.15">
                <text:p>2190.15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2178.15">
                <text:p>2178.15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2182.22">
                <text:p>2182.22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2187.02">
                <text:p>2187.02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2183.87">
                <text:p>2183.87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2182.64">
                <text:p>2182.64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2186.9">
                <text:p>2186.9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2175.44">
                <text:p>2175.44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2172.47">
                <text:p>2172.47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2169.04">
                <text:p>2169.04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2180.38">
                <text:p>2180.38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2176.12">
                <text:p>2176.12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2170.95">
                <text:p>2170.9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170.86">
                <text:p>2170.86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2179.98">
                <text:p>2179.98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2186.48">
                <text:p>2186.48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2186.16">
                <text:p>2186.16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2181.3">
                <text:p>2181.3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2127.81">
                <text:p>2127.81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2159.04">
                <text:p>2159.04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2127.02">
                <text:p>2127.02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2125.77">
                <text:p>2125.77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2147.26">
                <text:p>2147.26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2139.16">
                <text:p>2139.16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2139.12">
                <text:p>2139.12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2139.76">
                <text:p>2139.76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2163.12">
                <text:p>2163.12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2177.18">
                <text:p>2177.18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2164.69">
                <text:p>2164.69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2146.1">
                <text:p>2146.1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2159.93">
                <text:p>2159.93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2171.37">
                <text:p>2171.37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2151.13">
                <text:p>2151.13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2168.27">
                <text:p>2168.27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2161.2">
                <text:p>2161.2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2150.49">
                <text:p>2150.49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2159.73">
                <text:p>2159.73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2160.77">
                <text:p>2160.77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2153.74">
                <text:p>2153.74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2163.66">
                <text:p>2163.66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2136.73">
                <text:p>2136.73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2139.18">
                <text:p>2139.18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2132.55">
                <text:p>2132.5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2132.98">
                <text:p>2132.98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2126.5">
                <text:p>2126.5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2139.6">
                <text:p>2139.6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2144.29">
                <text:p>2144.29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2141.34">
                <text:p>2141.34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2141.16">
                <text:p>2141.16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2151.33">
                <text:p>2151.33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2143.16">
                <text:p>2143.16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2139.43">
                <text:p>2139.43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2133.04">
                <text:p>2133.04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2126.41">
                <text:p>2126.41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2126.15">
                <text:p>2126.15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111.72">
                <text:p>2111.72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097.94">
                <text:p>2097.94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2088.66">
                <text:p>2088.66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085.18">
                <text:p>2085.18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2131.52">
                <text:p>2131.52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2139.56">
                <text:p>2139.56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2163.26">
                <text:p>2163.26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2167.48">
                <text:p>2167.48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2164.45">
                <text:p>2164.45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2164.2">
                <text:p>2164.2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2180.39">
                <text:p>2180.39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2176.94">
                <text:p>2176.94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2187.12">
                <text:p>2187.12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2181.9">
                <text:p>2181.9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2198.18">
                <text:p>2198.18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2202.94">
                <text:p>2202.94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2204.72">
                <text:p>2204.72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2213.35">
                <text:p>2213.35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2201.72">
                <text:p>2201.72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2204.66">
                <text:p>2204.66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2198.81">
                <text:p>2198.81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191.08">
                <text:p>2191.08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2191.95">
                <text:p>2191.95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2204.71">
                <text:p>2204.71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2212.23">
                <text:p>2212.23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2241.35">
                <text:p>2241.35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2246.19">
                <text:p>2246.19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2259.53">
                <text:p>2259.53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2256.96">
                <text:p>2256.96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2271.72">
                <text:p>2271.7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2253.28">
                <text:p>2253.28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2262.03">
                <text:p>2262.03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258.07">
                <text:p>2258.07</text:p>
              </table:table-cell>
            </table:table-row>
            <table:table-row>
              <table:table-cell office:value-type="float" office:value="42723">
                <text:p>42723</text:p>
              </table:table-cell>
              <table:table-cell office:value-type="float" office:value="2262.53">
                <text:p>2262.53</text:p>
              </table:table-cell>
            </table:table-row>
            <table:table-row>
              <table:table-cell office:value-type="float" office:value="42724">
                <text:p>42724</text:p>
              </table:table-cell>
              <table:table-cell office:value-type="float" office:value="2270.76">
                <text:p>2270.76</text:p>
              </table:table-cell>
            </table:table-row>
            <table:table-row>
              <table:table-cell office:value-type="float" office:value="42725">
                <text:p>42725</text:p>
              </table:table-cell>
              <table:table-cell office:value-type="float" office:value="2265.18">
                <text:p>2265.18</text:p>
              </table:table-cell>
            </table:table-row>
            <table:table-row>
              <table:table-cell office:value-type="float" office:value="42726">
                <text:p>42726</text:p>
              </table:table-cell>
              <table:table-cell office:value-type="float" office:value="2260.96">
                <text:p>2260.96</text:p>
              </table:table-cell>
            </table:table-row>
            <table:table-row>
              <table:table-cell office:value-type="float" office:value="42727">
                <text:p>42727</text:p>
              </table:table-cell>
              <table:table-cell office:value-type="float" office:value="2263.79">
                <text:p>2263.79</text:p>
              </table:table-cell>
            </table:table-row>
            <table:table-row>
              <table:table-cell office:value-type="float" office:value="42731">
                <text:p>42731</text:p>
              </table:table-cell>
              <table:table-cell office:value-type="float" office:value="2268.88">
                <text:p>2268.88</text:p>
              </table:table-cell>
            </table:table-row>
            <table:table-row>
              <table:table-cell office:value-type="float" office:value="42732">
                <text:p>42732</text:p>
              </table:table-cell>
              <table:table-cell office:value-type="float" office:value="2249.92">
                <text:p>2249.92</text:p>
              </table:table-cell>
            </table:table-row>
            <table:table-row>
              <table:table-cell office:value-type="float" office:value="42733">
                <text:p>42733</text:p>
              </table:table-cell>
              <table:table-cell office:value-type="float" office:value="2249.26">
                <text:p>2249.26</text:p>
              </table:table-cell>
            </table:table-row>
            <table:table-row>
              <table:table-cell office:value-type="float" office:value="42734">
                <text:p>42734</text:p>
              </table:table-cell>
              <table:table-cell office:value-type="float" office:value="2238.83">
                <text:p>2238.83</text:p>
              </table:table-cell>
            </table:table-row>
            <table:table-row>
              <table:table-cell office:value-type="float" office:value="42738">
                <text:p>42738</text:p>
              </table:table-cell>
              <table:table-cell office:value-type="float" office:value="2257.83">
                <text:p>2257.83</text:p>
              </table:table-cell>
            </table:table-row>
            <table:table-row>
              <table:table-cell office:value-type="float" office:value="42739">
                <text:p>42739</text:p>
              </table:table-cell>
              <table:table-cell office:value-type="float" office:value="2270.75">
                <text:p>2270.75</text:p>
              </table:table-cell>
            </table:table-row>
            <table:table-row>
              <table:table-cell office:value-type="float" office:value="42740">
                <text:p>4274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float" office:value="42741">
                <text:p>42741</text:p>
              </table:table-cell>
              <table:table-cell office:value-type="float" office:value="2276.98">
                <text:p>2276.98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2268.9">
                <text:p>2268.9</text:p>
              </table:table-cell>
            </table:table-row>
            <table:table-row>
              <table:table-cell office:value-type="float" office:value="42745">
                <text:p>42745</text:p>
              </table:table-cell>
              <table:table-cell office:value-type="float" office:value="2268.9">
                <text:p>2268.9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2275.32">
                <text:p>2275.32</text:p>
              </table:table-cell>
            </table:table-row>
            <table:table-row>
              <table:table-cell office:value-type="float" office:value="42747">
                <text:p>42747</text:p>
              </table:table-cell>
              <table:table-cell office:value-type="float" office:value="2270.44">
                <text:p>2270.44</text:p>
              </table:table-cell>
            </table:table-row>
            <table:table-row>
              <table:table-cell office:value-type="float" office:value="42748">
                <text:p>42748</text:p>
              </table:table-cell>
              <table:table-cell office:value-type="float" office:value="2274.64">
                <text:p>2274.64</text:p>
              </table:table-cell>
            </table:table-row>
            <table:table-row>
              <table:table-cell office:value-type="float" office:value="42752">
                <text:p>42752</text:p>
              </table:table-cell>
              <table:table-cell office:value-type="float" office:value="2267.89">
                <text:p>2267.89</text:p>
              </table:table-cell>
            </table:table-row>
            <table:table-row>
              <table:table-cell office:value-type="float" office:value="42753">
                <text:p>42753</text:p>
              </table:table-cell>
              <table:table-cell office:value-type="float" office:value="2271.89">
                <text:p>2271.89</text:p>
              </table:table-cell>
            </table:table-row>
            <table:table-row>
              <table:table-cell office:value-type="float" office:value="42754">
                <text:p>42754</text:p>
              </table:table-cell>
              <table:table-cell office:value-type="float" office:value="2263.69">
                <text:p>2263.69</text:p>
              </table:table-cell>
            </table:table-row>
            <table:table-row>
              <table:table-cell office:value-type="float" office:value="42755">
                <text:p>42755</text:p>
              </table:table-cell>
              <table:table-cell office:value-type="float" office:value="2271.31">
                <text:p>2271.31</text:p>
              </table:table-cell>
            </table:table-row>
            <table:table-row>
              <table:table-cell office:value-type="float" office:value="42758">
                <text:p>42758</text:p>
              </table:table-cell>
              <table:table-cell office:value-type="float" office:value="2265.2">
                <text:p>2265.2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2280.07">
                <text:p>2280.07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2298.37">
                <text:p>2298.37</text:p>
              </table:table-cell>
            </table:table-row>
            <table:table-row>
              <table:table-cell office:value-type="float" office:value="42761">
                <text:p>42761</text:p>
              </table:table-cell>
              <table:table-cell office:value-type="float" office:value="2296.68">
                <text:p>2296.68</text:p>
              </table:table-cell>
            </table:table-row>
            <table:table-row>
              <table:table-cell office:value-type="float" office:value="42762">
                <text:p>42762</text:p>
              </table:table-cell>
              <table:table-cell office:value-type="float" office:value="2294.69">
                <text:p>2294.69</text:p>
              </table:table-cell>
            </table:table-row>
            <table:table-row>
              <table:table-cell office:value-type="float" office:value="42765">
                <text:p>42765</text:p>
              </table:table-cell>
              <table:table-cell office:value-type="float" office:value="2280.9">
                <text:p>2280.9</text:p>
              </table:table-cell>
            </table:table-row>
            <table:table-row>
              <table:table-cell office:value-type="float" office:value="42766">
                <text:p>42766</text:p>
              </table:table-cell>
              <table:table-cell office:value-type="float" office:value="2278.87">
                <text:p>2278.87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2279.55">
                <text:p>2279.55</text:p>
              </table:table-cell>
            </table:table-row>
            <table:table-row>
              <table:table-cell office:value-type="float" office:value="42768">
                <text:p>42768</text:p>
              </table:table-cell>
              <table:table-cell office:value-type="float" office:value="2280.85">
                <text:p>2280.85</text:p>
              </table:table-cell>
            </table:table-row>
            <table:table-row>
              <table:table-cell office:value-type="float" office:value="42769">
                <text:p>42769</text:p>
              </table:table-cell>
              <table:table-cell office:value-type="float" office:value="2297.42">
                <text:p>2297.42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2292.56">
                <text:p>2292.56</text:p>
              </table:table-cell>
            </table:table-row>
            <table:table-row>
              <table:table-cell office:value-type="float" office:value="42773">
                <text:p>42773</text:p>
              </table:table-cell>
              <table:table-cell office:value-type="float" office:value="2293.08">
                <text:p>2293.08</text:p>
              </table:table-cell>
            </table:table-row>
            <table:table-row>
              <table:table-cell office:value-type="float" office:value="42774">
                <text:p>42774</text:p>
              </table:table-cell>
              <table:table-cell office:value-type="float" office:value="2294.67">
                <text:p>2294.67</text:p>
              </table:table-cell>
            </table:table-row>
            <table:table-row>
              <table:table-cell office:value-type="float" office:value="42775">
                <text:p>42775</text:p>
              </table:table-cell>
              <table:table-cell office:value-type="float" office:value="2307.87">
                <text:p>2307.87</text:p>
              </table:table-cell>
            </table:table-row>
            <table:table-row>
              <table:table-cell office:value-type="float" office:value="42776">
                <text:p>42776</text:p>
              </table:table-cell>
              <table:table-cell office:value-type="float" office:value="2316.1">
                <text:p>2316.1</text:p>
              </table:table-cell>
            </table:table-row>
            <table:table-row>
              <table:table-cell office:value-type="float" office:value="42779">
                <text:p>42779</text:p>
              </table:table-cell>
              <table:table-cell office:value-type="float" office:value="2328.25">
                <text:p>2328.25</text:p>
              </table:table-cell>
            </table:table-row>
            <table:table-row>
              <table:table-cell office:value-type="float" office:value="42780">
                <text:p>42780</text:p>
              </table:table-cell>
              <table:table-cell office:value-type="float" office:value="2337.58">
                <text:p>2337.58</text:p>
              </table:table-cell>
            </table:table-row>
            <table:table-row>
              <table:table-cell office:value-type="float" office:value="42781">
                <text:p>42781</text:p>
              </table:table-cell>
              <table:table-cell office:value-type="float" office:value="2349.25">
                <text:p>2349.25</text:p>
              </table:table-cell>
            </table:table-row>
            <table:table-row>
              <table:table-cell office:value-type="float" office:value="42782">
                <text:p>42782</text:p>
              </table:table-cell>
              <table:table-cell office:value-type="float" office:value="2347.22">
                <text:p>2347.22</text:p>
              </table:table-cell>
            </table:table-row>
            <table:table-row>
              <table:table-cell office:value-type="float" office:value="42783">
                <text:p>42783</text:p>
              </table:table-cell>
              <table:table-cell office:value-type="float" office:value="2351.16">
                <text:p>2351.16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2365.38">
                <text:p>2365.38</text:p>
              </table:table-cell>
            </table:table-row>
            <table:table-row>
              <table:table-cell office:value-type="float" office:value="42788">
                <text:p>42788</text:p>
              </table:table-cell>
              <table:table-cell office:value-type="float" office:value="2362.82">
                <text:p>2362.8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2363.81">
                <text:p>2363.81</text:p>
              </table:table-cell>
            </table:table-row>
            <table:table-row>
              <table:table-cell office:value-type="float" office:value="42790">
                <text:p>42790</text:p>
              </table:table-cell>
              <table:table-cell office:value-type="float" office:value="2367.34">
                <text:p>2367.34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2369.75">
                <text:p>2369.75</text:p>
              </table:table-cell>
            </table:table-row>
            <table:table-row>
              <table:table-cell office:value-type="float" office:value="42794">
                <text:p>42794</text:p>
              </table:table-cell>
              <table:table-cell office:value-type="float" office:value="2363.64">
                <text:p>2363.64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2395.96">
                <text:p>2395.96</text:p>
              </table:table-cell>
            </table:table-row>
            <table:table-row>
              <table:table-cell office:value-type="float" office:value="42796">
                <text:p>42796</text:p>
              </table:table-cell>
              <table:table-cell office:value-type="float" office:value="2381.92">
                <text:p>2381.92</text:p>
              </table:table-cell>
            </table:table-row>
            <table:table-row>
              <table:table-cell office:value-type="float" office:value="42797">
                <text:p>42797</text:p>
              </table:table-cell>
              <table:table-cell office:value-type="float" office:value="2383.12">
                <text:p>2383.12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2375.31">
                <text:p>2375.31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2368.39">
                <text:p>2368.3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2362.98">
                <text:p>2362.98</text:p>
              </table:table-cell>
            </table:table-row>
            <table:table-row>
              <table:table-cell office:value-type="float" office:value="42803">
                <text:p>42803</text:p>
              </table:table-cell>
              <table:table-cell office:value-type="float" office:value="2364.87">
                <text:p>2364.87</text:p>
              </table:table-cell>
            </table:table-row>
            <table:table-row>
              <table:table-cell office:value-type="float" office:value="42804">
                <text:p>42804</text:p>
              </table:table-cell>
              <table:table-cell office:value-type="float" office:value="2372.6">
                <text:p>2372.6</text:p>
              </table:table-cell>
            </table:table-row>
            <table:table-row>
              <table:table-cell office:value-type="float" office:value="42807">
                <text:p>42807</text:p>
              </table:table-cell>
              <table:table-cell office:value-type="float" office:value="2373.47">
                <text:p>2373.47</text:p>
              </table:table-cell>
            </table:table-row>
            <table:table-row>
              <table:table-cell office:value-type="float" office:value="42808">
                <text:p>42808</text:p>
              </table:table-cell>
              <table:table-cell office:value-type="float" office:value="2365.45">
                <text:p>2365.45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2385.26">
                <text:p>2385.26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2381.38">
                <text:p>2381.38</text:p>
              </table:table-cell>
            </table:table-row>
            <table:table-row>
              <table:table-cell office:value-type="float" office:value="42811">
                <text:p>42811</text:p>
              </table:table-cell>
              <table:table-cell office:value-type="float" office:value="2378.25">
                <text:p>2378.25</text:p>
              </table:table-cell>
            </table:table-row>
            <table:table-row>
              <table:table-cell office:value-type="float" office:value="42814">
                <text:p>42814</text:p>
              </table:table-cell>
              <table:table-cell office:value-type="float" office:value="2373.47">
                <text:p>2373.47</text:p>
              </table:table-cell>
            </table:table-row>
            <table:table-row>
              <table:table-cell office:value-type="float" office:value="42815">
                <text:p>42815</text:p>
              </table:table-cell>
              <table:table-cell office:value-type="float" office:value="2344.02">
                <text:p>2344.0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2348.45">
                <text:p>2348.45</text:p>
              </table:table-cell>
            </table:table-row>
            <table:table-row>
              <table:table-cell office:value-type="float" office:value="42817">
                <text:p>42817</text:p>
              </table:table-cell>
              <table:table-cell office:value-type="float" office:value="2345.96">
                <text:p>2345.96</text:p>
              </table:table-cell>
            </table:table-row>
            <table:table-row>
              <table:table-cell office:value-type="float" office:value="42818">
                <text:p>42818</text:p>
              </table:table-cell>
              <table:table-cell office:value-type="float" office:value="2343.98">
                <text:p>2343.98</text:p>
              </table:table-cell>
            </table:table-row>
            <table:table-row>
              <table:table-cell office:value-type="float" office:value="42821">
                <text:p>42821</text:p>
              </table:table-cell>
              <table:table-cell office:value-type="float" office:value="2341.59">
                <text:p>2341.59</text:p>
              </table:table-cell>
            </table:table-row>
            <table:table-row>
              <table:table-cell office:value-type="float" office:value="42822">
                <text:p>42822</text:p>
              </table:table-cell>
              <table:table-cell office:value-type="float" office:value="2358.57">
                <text:p>2358.57</text:p>
              </table:table-cell>
            </table:table-row>
            <table:table-row>
              <table:table-cell office:value-type="float" office:value="42823">
                <text:p>42823</text:p>
              </table:table-cell>
              <table:table-cell office:value-type="float" office:value="2361.13">
                <text:p>2361.13</text:p>
              </table:table-cell>
            </table:table-row>
            <table:table-row>
              <table:table-cell office:value-type="float" office:value="42824">
                <text:p>42824</text:p>
              </table:table-cell>
              <table:table-cell office:value-type="float" office:value="2368.06">
                <text:p>2368.06</text:p>
              </table:table-cell>
            </table:table-row>
            <table:table-row>
              <table:table-cell office:value-type="float" office:value="42825">
                <text:p>42825</text:p>
              </table:table-cell>
              <table:table-cell office:value-type="float" office:value="2362.72">
                <text:p>2362.72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2358.84">
                <text:p>2358.84</text:p>
              </table:table-cell>
            </table:table-row>
            <table:table-row>
              <table:table-cell office:value-type="float" office:value="42829">
                <text:p>42829</text:p>
              </table:table-cell>
              <table:table-cell office:value-type="float" office:value="2360.16">
                <text:p>2360.16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2352.95">
                <text:p>2352.95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2357.49">
                <text:p>2357.49</text:p>
              </table:table-cell>
            </table:table-row>
            <table:table-row>
              <table:table-cell office:value-type="float" office:value="42832">
                <text:p>42832</text:p>
              </table:table-cell>
              <table:table-cell office:value-type="float" office:value="2355.54">
                <text:p>2355.54</text:p>
              </table:table-cell>
            </table:table-row>
            <table:table-row>
              <table:table-cell office:value-type="float" office:value="42835">
                <text:p>42835</text:p>
              </table:table-cell>
              <table:table-cell office:value-type="float" office:value="2357.16">
                <text:p>2357.16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2353.78">
                <text:p>2353.78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2344.93">
                <text:p>2344.93</text:p>
              </table:table-cell>
            </table:table-row>
            <table:table-row>
              <table:table-cell office:value-type="float" office:value="42838">
                <text:p>42838</text:p>
              </table:table-cell>
              <table:table-cell office:value-type="float" office:value="2328.95">
                <text:p>2328.95</text:p>
              </table:table-cell>
            </table:table-row>
            <table:table-row>
              <table:table-cell office:value-type="float" office:value="42842">
                <text:p>42842</text:p>
              </table:table-cell>
              <table:table-cell office:value-type="float" office:value="2349.01">
                <text:p>2349.01</text:p>
              </table:table-cell>
            </table:table-row>
            <table:table-row>
              <table:table-cell office:value-type="float" office:value="42843">
                <text:p>42843</text:p>
              </table:table-cell>
              <table:table-cell office:value-type="float" office:value="2342.19">
                <text:p>2342.19</text:p>
              </table:table-cell>
            </table:table-row>
            <table:table-row>
              <table:table-cell office:value-type="float" office:value="42844">
                <text:p>42844</text:p>
              </table:table-cell>
              <table:table-cell office:value-type="float" office:value="2338.17">
                <text:p>2338.17</text:p>
              </table:table-cell>
            </table:table-row>
            <table:table-row>
              <table:table-cell office:value-type="float" office:value="42845">
                <text:p>42845</text:p>
              </table:table-cell>
              <table:table-cell office:value-type="float" office:value="2355.84">
                <text:p>2355.84</text:p>
              </table:table-cell>
            </table:table-row>
            <table:table-row>
              <table:table-cell office:value-type="float" office:value="42846">
                <text:p>42846</text:p>
              </table:table-cell>
              <table:table-cell office:value-type="float" office:value="2348.69">
                <text:p>2348.69</text:p>
              </table:table-cell>
            </table:table-row>
            <table:table-row>
              <table:table-cell office:value-type="float" office:value="42849">
                <text:p>42849</text:p>
              </table:table-cell>
              <table:table-cell office:value-type="float" office:value="2374.15">
                <text:p>2374.15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2388.61">
                <text:p>2388.61</text:p>
              </table:table-cell>
            </table:table-row>
            <table:table-row>
              <table:table-cell office:value-type="float" office:value="42851">
                <text:p>42851</text:p>
              </table:table-cell>
              <table:table-cell office:value-type="float" office:value="2387.45">
                <text:p>2387.45</text:p>
              </table:table-cell>
            </table:table-row>
            <table:table-row>
              <table:table-cell office:value-type="float" office:value="42852">
                <text:p>42852</text:p>
              </table:table-cell>
              <table:table-cell office:value-type="float" office:value="2388.77">
                <text:p>2388.77</text:p>
              </table:table-cell>
            </table:table-row>
            <table:table-row>
              <table:table-cell office:value-type="float" office:value="42853">
                <text:p>42853</text:p>
              </table:table-cell>
              <table:table-cell office:value-type="float" office:value="2384.2">
                <text:p>2384.2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2388.33">
                <text:p>2388.33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391.17">
                <text:p>2391.17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2388.13">
                <text:p>2388.13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2389.52">
                <text:p>2389.52</text:p>
              </table:table-cell>
            </table:table-row>
            <table:table-row>
              <table:table-cell office:value-type="float" office:value="42860">
                <text:p>42860</text:p>
              </table:table-cell>
              <table:table-cell office:value-type="float" office:value="2399.29">
                <text:p>2399.29</text:p>
              </table:table-cell>
            </table:table-row>
            <table:table-row>
              <table:table-cell office:value-type="float" office:value="42863">
                <text:p>42863</text:p>
              </table:table-cell>
              <table:table-cell office:value-type="float" office:value="2399.38">
                <text:p>2399.38</text:p>
              </table:table-cell>
            </table:table-row>
            <table:table-row>
              <table:table-cell office:value-type="float" office:value="42864">
                <text:p>42864</text:p>
              </table:table-cell>
              <table:table-cell office:value-type="float" office:value="2396.92">
                <text:p>2396.92</text:p>
              </table:table-cell>
            </table:table-row>
            <table:table-row>
              <table:table-cell office:value-type="float" office:value="42865">
                <text:p>42865</text:p>
              </table:table-cell>
              <table:table-cell office:value-type="float" office:value="2399.63">
                <text:p>2399.63</text:p>
              </table:table-cell>
            </table:table-row>
            <table:table-row>
              <table:table-cell office:value-type="float" office:value="42866">
                <text:p>42866</text:p>
              </table:table-cell>
              <table:table-cell office:value-type="float" office:value="2394.44">
                <text:p>2394.44</text:p>
              </table:table-cell>
            </table:table-row>
            <table:table-row>
              <table:table-cell office:value-type="float" office:value="42867">
                <text:p>42867</text:p>
              </table:table-cell>
              <table:table-cell office:value-type="float" office:value="2390.9">
                <text:p>2390.9</text:p>
              </table:table-cell>
            </table:table-row>
            <table:table-row>
              <table:table-cell office:value-type="float" office:value="42870">
                <text:p>42870</text:p>
              </table:table-cell>
              <table:table-cell office:value-type="float" office:value="2402.32">
                <text:p>2402.32</text:p>
              </table:table-cell>
            </table:table-row>
            <table:table-row>
              <table:table-cell office:value-type="float" office:value="42871">
                <text:p>42871</text:p>
              </table:table-cell>
              <table:table-cell office:value-type="float" office:value="2400.67">
                <text:p>2400.67</text:p>
              </table:table-cell>
            </table:table-row>
            <table:table-row>
              <table:table-cell office:value-type="float" office:value="42872">
                <text:p>42872</text:p>
              </table:table-cell>
              <table:table-cell office:value-type="float" office:value="2357.03">
                <text:p>2357.03</text:p>
              </table:table-cell>
            </table:table-row>
            <table:table-row>
              <table:table-cell office:value-type="float" office:value="42873">
                <text:p>42873</text:p>
              </table:table-cell>
              <table:table-cell office:value-type="float" office:value="2365.72">
                <text:p>2365.72</text:p>
              </table:table-cell>
            </table:table-row>
            <table:table-row>
              <table:table-cell office:value-type="float" office:value="42874">
                <text:p>42874</text:p>
              </table:table-cell>
              <table:table-cell office:value-type="float" office:value="2381.73">
                <text:p>2381.73</text:p>
              </table:table-cell>
            </table:table-row>
            <table:table-row>
              <table:table-cell office:value-type="float" office:value="42877">
                <text:p>42877</text:p>
              </table:table-cell>
              <table:table-cell office:value-type="float" office:value="2394.02">
                <text:p>2394.02</text:p>
              </table:table-cell>
            </table:table-row>
            <table:table-row>
              <table:table-cell office:value-type="float" office:value="42878">
                <text:p>42878</text:p>
              </table:table-cell>
              <table:table-cell office:value-type="float" office:value="2398.42">
                <text:p>2398.42</text:p>
              </table:table-cell>
            </table:table-row>
            <table:table-row>
              <table:table-cell office:value-type="float" office:value="42879">
                <text:p>42879</text:p>
              </table:table-cell>
              <table:table-cell office:value-type="float" office:value="2404.39">
                <text:p>2404.39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2415.07">
                <text:p>2415.07</text:p>
              </table:table-cell>
            </table:table-row>
            <table:table-row>
              <table:table-cell office:value-type="float" office:value="42881">
                <text:p>42881</text:p>
              </table:table-cell>
              <table:table-cell office:value-type="float" office:value="2415.82">
                <text:p>2415.82</text:p>
              </table:table-cell>
            </table:table-row>
            <table:table-row>
              <table:table-cell office:value-type="float" office:value="42885">
                <text:p>42885</text:p>
              </table:table-cell>
              <table:table-cell office:value-type="float" office:value="2412.91">
                <text:p>2412.91</text:p>
              </table:table-cell>
            </table:table-row>
            <table:table-row>
              <table:table-cell office:value-type="float" office:value="42886">
                <text:p>42886</text:p>
              </table:table-cell>
              <table:table-cell office:value-type="float" office:value="2411.8">
                <text:p>2411.8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2430.06">
                <text:p>2430.06</text:p>
              </table:table-cell>
            </table:table-row>
            <table:table-row>
              <table:table-cell office:value-type="float" office:value="42888">
                <text:p>42888</text:p>
              </table:table-cell>
              <table:table-cell office:value-type="float" office:value="2439.07">
                <text:p>2439.07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2436.1">
                <text:p>2436.1</text:p>
              </table:table-cell>
            </table:table-row>
            <table:table-row>
              <table:table-cell office:value-type="float" office:value="42892">
                <text:p>42892</text:p>
              </table:table-cell>
              <table:table-cell office:value-type="float" office:value="2429.33">
                <text:p>2429.33</text:p>
              </table:table-cell>
            </table:table-row>
            <table:table-row>
              <table:table-cell office:value-type="float" office:value="42893">
                <text:p>42893</text:p>
              </table:table-cell>
              <table:table-cell office:value-type="float" office:value="2433.14">
                <text:p>2433.14</text:p>
              </table:table-cell>
            </table:table-row>
            <table:table-row>
              <table:table-cell office:value-type="float" office:value="42894">
                <text:p>42894</text:p>
              </table:table-cell>
              <table:table-cell office:value-type="float" office:value="2433.79">
                <text:p>2433.79</text:p>
              </table:table-cell>
            </table:table-row>
            <table:table-row>
              <table:table-cell office:value-type="float" office:value="42895">
                <text:p>42895</text:p>
              </table:table-cell>
              <table:table-cell office:value-type="float" office:value="2431.77">
                <text:p>2431.77</text:p>
              </table:table-cell>
            </table:table-row>
            <table:table-row>
              <table:table-cell office:value-type="float" office:value="42898">
                <text:p>42898</text:p>
              </table:table-cell>
              <table:table-cell office:value-type="float" office:value="2429.39">
                <text:p>2429.39</text:p>
              </table:table-cell>
            </table:table-row>
            <table:table-row>
              <table:table-cell office:value-type="float" office:value="42899">
                <text:p>42899</text:p>
              </table:table-cell>
              <table:table-cell office:value-type="float" office:value="2440.35">
                <text:p>2440.35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2437.92">
                <text:p>2437.92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2432.46">
                <text:p>2432.46</text:p>
              </table:table-cell>
            </table:table-row>
            <table:table-row>
              <table:table-cell office:value-type="float" office:value="42902">
                <text:p>42902</text:p>
              </table:table-cell>
              <table:table-cell office:value-type="float" office:value="2433.15">
                <text:p>2433.15</text:p>
              </table:table-cell>
            </table:table-row>
            <table:table-row>
              <table:table-cell office:value-type="float" office:value="42905">
                <text:p>42905</text:p>
              </table:table-cell>
              <table:table-cell office:value-type="float" office:value="2453.46">
                <text:p>2453.46</text:p>
              </table:table-cell>
            </table:table-row>
            <table:table-row>
              <table:table-cell office:value-type="float" office:value="42906">
                <text:p>42906</text:p>
              </table:table-cell>
              <table:table-cell office:value-type="float" office:value="2437.03">
                <text:p>2437.03</text:p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2435.61">
                <text:p>2435.61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2434.5">
                <text:p>2434.5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2438.3">
                <text:p>2438.3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439.07">
                <text:p>2439.07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19.38">
                <text:p>2419.38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440.69">
                <text:p>2440.69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419.7">
                <text:p>2419.7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423.41">
                <text:p>2423.41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429.01">
                <text:p>2429.0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2432.54">
                <text:p>2432.54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2409.75">
                <text:p>2409.75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2425.18">
                <text:p>2425.18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2427.43">
                <text:p>2427.4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2425.53">
                <text:p>2425.5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2443.25">
                <text:p>2443.2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2447.83">
                <text:p>2447.83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2459.27">
                <text:p>2459.27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2459.14">
                <text:p>2459.14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2460.61">
                <text:p>2460.61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2473.83">
                <text:p>2473.83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2473.45">
                <text:p>2473.45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2472.54">
                <text:p>2472.54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2469.91">
                <text:p>2469.91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2477.13">
                <text:p>2477.13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2477.83">
                <text:p>2477.83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2475.42">
                <text:p>2475.42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2472.1">
                <text:p>2472.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2470.3">
                <text:p>2470.3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2476.35">
                <text:p>2476.35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2477.57">
                <text:p>2477.5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2472.16">
                <text:p>2472.16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2476.83">
                <text:p>2476.83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2480.91">
                <text:p>2480.91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2474.92">
                <text:p>2474.92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2474.02">
                <text:p>2474.02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2438.21">
                <text:p>2438.21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2441.32">
                <text:p>2441.32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2465.84">
                <text:p>2465.84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2464.61">
                <text:p>2464.61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2468.11">
                <text:p>2468.11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2430.01">
                <text:p>2430.01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2425.55">
                <text:p>2425.55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2428.37">
                <text:p>2428.37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2452.51">
                <text:p>2452.51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2444.04">
                <text:p>2444.04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2438.97">
                <text:p>2438.97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2443.05">
                <text:p>2443.05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2444.24">
                <text:p>2444.24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2446.3">
                <text:p>2446.3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2457.59">
                <text:p>2457.59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2471.65">
                <text:p>2471.65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2476.55">
                <text:p>2476.55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2457.85">
                <text:p>2457.85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2465.54">
                <text:p>2465.54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2465.1">
                <text:p>2465.1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2461.43">
                <text:p>2461.43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2488.11">
                <text:p>2488.11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2496.48">
                <text:p>2496.48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2498.37">
                <text:p>2498.37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2495.62">
                <text:p>2495.62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2500.23">
                <text:p>2500.23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2503.87">
                <text:p>2503.87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2506.65">
                <text:p>2506.65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2508.24">
                <text:p>2508.24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2500.6">
                <text:p>2500.6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502.22">
                <text:p>2502.22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2496.66">
                <text:p>2496.6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2496.84">
                <text:p>2496.84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2507.04">
                <text:p>2507.04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2510.06">
                <text:p>2510.06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2519.36">
                <text:p>2519.36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2529.12">
                <text:p>2529.12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2534.58">
                <text:p>2534.58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2537.74">
                <text:p>2537.74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2552.07">
                <text:p>2552.07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2549.33">
                <text:p>2549.33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2544.73">
                <text:p>2544.73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2550.64">
                <text:p>2550.64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2555.24">
                <text:p>2555.24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2550.93">
                <text:p>2550.93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2553.17">
                <text:p>2553.1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2557.64">
                <text:p>2557.64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2559.36">
                <text:p>2559.36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2561.26">
                <text:p>2561.2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2562.1">
                <text:p>2562.1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2575.21">
                <text:p>2575.2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2564.98">
                <text:p>2564.98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2569.13">
                <text:p>2569.13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2557.15">
                <text:p>2557.1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2560.4">
                <text:p>2560.4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2581.07">
                <text:p>2581.07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2572.83">
                <text:p>2572.83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2575.26">
                <text:p>2575.2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2579.36">
                <text:p>2579.36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2579.85">
                <text:p>2579.85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2587.84">
                <text:p>2587.84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2591.13">
                <text:p>2591.13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2590.64">
                <text:p>2590.64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2594.38">
                <text:p>2594.3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2584.62">
                <text:p>2584.62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2582.3">
                <text:p>2582.3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2584.84">
                <text:p>2584.84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2578.87">
                <text:p>2578.87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2564.62">
                <text:p>2564.62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2585.64">
                <text:p>2585.64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2578.85">
                <text:p>2578.85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582.14">
                <text:p>2582.14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599.03">
                <text:p>2599.03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597.08">
                <text:p>2597.08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602.42">
                <text:p>2602.4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601.42">
                <text:p>2601.4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627.04">
                <text:p>2627.04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626.07">
                <text:p>2626.07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647.58">
                <text:p>2647.58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642.22">
                <text:p>2642.22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639.44">
                <text:p>2639.44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629.57">
                <text:p>2629.57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629.27">
                <text:p>2629.27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636.98">
                <text:p>2636.98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651.5">
                <text:p>2651.5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659.99">
                <text:p>2659.9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664.11">
                <text:p>2664.1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662.85">
                <text:p>2662.85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652.01">
                <text:p>2652.0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675.81">
                <text:p>2675.8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690.16">
                <text:p>2690.1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681.47">
                <text:p>2681.47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679.25">
                <text:p>2679.25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684.57">
                <text:p>2684.57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683.34">
                <text:p>2683.3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680.5">
                <text:p>2680.5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682.62">
                <text:p>2682.6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687.54">
                <text:p>2687.5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673.61">
                <text:p>2673.61</text:p>
              </table:table-cell>
            </table:table-row>
            <table:table-row>
              <table:table-cell office:value-type="float" office:value="43102">
                <text:p>43102</text:p>
              </table:table-cell>
              <table:table-cell office:value-type="float" office:value="2695.81">
                <text:p>2695.81</text:p>
              </table:table-cell>
            </table:table-row>
            <table:table-row>
              <table:table-cell office:value-type="float" office:value="43103">
                <text:p>43103</text:p>
              </table:table-cell>
              <table:table-cell office:value-type="float" office:value="2713.06">
                <text:p>2713.06</text:p>
              </table:table-cell>
            </table:table-row>
            <table:table-row>
              <table:table-cell office:value-type="float" office:value="43104">
                <text:p>43104</text:p>
              </table:table-cell>
              <table:table-cell office:value-type="float" office:value="2723.99">
                <text:p>2723.99</text:p>
              </table:table-cell>
            </table:table-row>
            <table:table-row>
              <table:table-cell office:value-type="float" office:value="43105">
                <text:p>43105</text:p>
              </table:table-cell>
              <table:table-cell office:value-type="float" office:value="2743.15">
                <text:p>2743.15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2747.71">
                <text:p>2747.71</text:p>
              </table:table-cell>
            </table:table-row>
            <table:table-row>
              <table:table-cell office:value-type="float" office:value="43109">
                <text:p>43109</text:p>
              </table:table-cell>
              <table:table-cell office:value-type="float" office:value="2751.29">
                <text:p>2751.29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2748.23">
                <text:p>2748.23</text:p>
              </table:table-cell>
            </table:table-row>
            <table:table-row>
              <table:table-cell office:value-type="float" office:value="43111">
                <text:p>43111</text:p>
              </table:table-cell>
              <table:table-cell office:value-type="float" office:value="2767.56">
                <text:p>2767.56</text:p>
              </table:table-cell>
            </table:table-row>
            <table:table-row>
              <table:table-cell office:value-type="float" office:value="43112">
                <text:p>43112</text:p>
              </table:table-cell>
              <table:table-cell office:value-type="float" office:value="2786.24">
                <text:p>2786.24</text:p>
              </table:table-cell>
            </table:table-row>
            <table:table-row>
              <table:table-cell office:value-type="float" office:value="43116">
                <text:p>43116</text:p>
              </table:table-cell>
              <table:table-cell office:value-type="float" office:value="2776.42">
                <text:p>2776.42</text:p>
              </table:table-cell>
            </table:table-row>
            <table:table-row>
              <table:table-cell office:value-type="float" office:value="43117">
                <text:p>43117</text:p>
              </table:table-cell>
              <table:table-cell office:value-type="float" office:value="2802.56">
                <text:p>2802.56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2798.03">
                <text:p>2798.03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2810.3">
                <text:p>2810.3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2832.97">
                <text:p>2832.9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2839.13">
                <text:p>2839.13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2837.54">
                <text:p>2837.54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2839.25">
                <text:p>2839.25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2872.87">
                <text:p>2872.87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2853.53">
                <text:p>2853.53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2822.43">
                <text:p>2822.43</text:p>
              </table:table-cell>
            </table:table-row>
            <table:table-row>
              <table:table-cell office:value-type="float" office:value="43131">
                <text:p>43131</text:p>
              </table:table-cell>
              <table:table-cell office:value-type="float" office:value="2823.81">
                <text:p>2823.81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2821.98">
                <text:p>2821.98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2762.13">
                <text:p>2762.13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2648.94">
                <text:p>2648.94</text:p>
              </table:table-cell>
            </table:table-row>
            <table:table-row>
              <table:table-cell office:value-type="float" office:value="43137">
                <text:p>43137</text:p>
              </table:table-cell>
              <table:table-cell office:value-type="float" office:value="2695.14">
                <text:p>2695.14</text:p>
              </table:table-cell>
            </table:table-row>
            <table:table-row>
              <table:table-cell office:value-type="float" office:value="43138">
                <text:p>43138</text:p>
              </table:table-cell>
              <table:table-cell office:value-type="float" office:value="2681.66">
                <text:p>2681.66</text:p>
              </table:table-cell>
            </table:table-row>
            <table:table-row>
              <table:table-cell office:value-type="float" office:value="43139">
                <text:p>43139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43140">
                <text:p>43140</text:p>
              </table:table-cell>
              <table:table-cell office:value-type="float" office:value="2619.55">
                <text:p>2619.55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float" office:value="43144">
                <text:p>43144</text:p>
              </table:table-cell>
              <table:table-cell office:value-type="float" office:value="2662.94">
                <text:p>2662.94</text:p>
              </table:table-cell>
            </table:table-row>
            <table:table-row>
              <table:table-cell office:value-type="float" office:value="43145">
                <text:p>43145</text:p>
              </table:table-cell>
              <table:table-cell office:value-type="float" office:value="2698.63">
                <text:p>2698.63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2731.2">
                <text:p>2731.2</text:p>
              </table:table-cell>
            </table:table-row>
            <table:table-row>
              <table:table-cell office:value-type="float" office:value="43147">
                <text:p>43147</text:p>
              </table:table-cell>
              <table:table-cell office:value-type="float" office:value="2732.22">
                <text:p>2732.22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2716.26">
                <text:p>2716.26</text:p>
              </table:table-cell>
            </table:table-row>
            <table:table-row>
              <table:table-cell office:value-type="float" office:value="43152">
                <text:p>43152</text:p>
              </table:table-cell>
              <table:table-cell office:value-type="float" office:value="2701.33">
                <text:p>2701.33</text:p>
              </table:table-cell>
            </table:table-row>
            <table:table-row>
              <table:table-cell office:value-type="float" office:value="43153">
                <text:p>43153</text:p>
              </table:table-cell>
              <table:table-cell office:value-type="float" office:value="2703.96">
                <text:p>2703.96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2747.3">
                <text:p>2747.3</text:p>
              </table:table-cell>
            </table:table-row>
            <table:table-row>
              <table:table-cell office:value-type="float" office:value="43157">
                <text:p>43157</text:p>
              </table:table-cell>
              <table:table-cell office:value-type="float" office:value="2779.6">
                <text:p>2779.6</text:p>
              </table:table-cell>
            </table:table-row>
            <table:table-row>
              <table:table-cell office:value-type="float" office:value="43158">
                <text:p>43158</text:p>
              </table:table-cell>
              <table:table-cell office:value-type="float" office:value="2744.28">
                <text:p>2744.28</text:p>
              </table:table-cell>
            </table:table-row>
            <table:table-row>
              <table:table-cell office:value-type="float" office:value="43159">
                <text:p>43159</text:p>
              </table:table-cell>
              <table:table-cell office:value-type="float" office:value="2713.83">
                <text:p>2713.83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677.67">
                <text:p>2677.67</text:p>
              </table:table-cell>
            </table:table-row>
            <table:table-row>
              <table:table-cell office:value-type="float" office:value="43161">
                <text:p>43161</text:p>
              </table:table-cell>
              <table:table-cell office:value-type="float" office:value="2691.25">
                <text:p>2691.25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2720.94">
                <text:p>2720.94</text:p>
              </table:table-cell>
            </table:table-row>
            <table:table-row>
              <table:table-cell office:value-type="float" office:value="43165">
                <text:p>43165</text:p>
              </table:table-cell>
              <table:table-cell office:value-type="float" office:value="2728.12">
                <text:p>2728.12</text:p>
              </table:table-cell>
            </table:table-row>
            <table:table-row>
              <table:table-cell office:value-type="float" office:value="43166">
                <text:p>43166</text:p>
              </table:table-cell>
              <table:table-cell office:value-type="float" office:value="2726.8">
                <text:p>2726.8</text:p>
              </table:table-cell>
            </table:table-row>
            <table:table-row>
              <table:table-cell office:value-type="float" office:value="43167">
                <text:p>43167</text:p>
              </table:table-cell>
              <table:table-cell office:value-type="float" office:value="2738.97">
                <text:p>2738.97</text:p>
              </table:table-cell>
            </table:table-row>
            <table:table-row>
              <table:table-cell office:value-type="float" office:value="43168">
                <text:p>43168</text:p>
              </table:table-cell>
              <table:table-cell office:value-type="float" office:value="2786.57">
                <text:p>2786.57</text:p>
              </table:table-cell>
            </table:table-row>
            <table:table-row>
              <table:table-cell office:value-type="float" office:value="43171">
                <text:p>43171</text:p>
              </table:table-cell>
              <table:table-cell office:value-type="float" office:value="2783.02">
                <text:p>2783.02</text:p>
              </table:table-cell>
            </table:table-row>
            <table:table-row>
              <table:table-cell office:value-type="float" office:value="43172">
                <text:p>43172</text:p>
              </table:table-cell>
              <table:table-cell office:value-type="float" office:value="2765.31">
                <text:p>2765.31</text:p>
              </table:table-cell>
            </table:table-row>
            <table:table-row>
              <table:table-cell office:value-type="float" office:value="43173">
                <text:p>43173</text:p>
              </table:table-cell>
              <table:table-cell office:value-type="float" office:value="2749.48">
                <text:p>2749.48</text:p>
              </table:table-cell>
            </table:table-row>
            <table:table-row>
              <table:table-cell office:value-type="float" office:value="43174">
                <text:p>43174</text:p>
              </table:table-cell>
              <table:table-cell office:value-type="float" office:value="2747.33">
                <text:p>2747.33</text:p>
              </table:table-cell>
            </table:table-row>
            <table:table-row>
              <table:table-cell office:value-type="float" office:value="43175">
                <text:p>43175</text:p>
              </table:table-cell>
              <table:table-cell office:value-type="float" office:value="2752.01">
                <text:p>2752.01</text:p>
              </table:table-cell>
            </table:table-row>
            <table:table-row>
              <table:table-cell office:value-type="float" office:value="43178">
                <text:p>43178</text:p>
              </table:table-cell>
              <table:table-cell office:value-type="float" office:value="2712.92">
                <text:p>2712.92</text:p>
              </table:table-cell>
            </table:table-row>
            <table:table-row>
              <table:table-cell office:value-type="float" office:value="43179">
                <text:p>43179</text:p>
              </table:table-cell>
              <table:table-cell office:value-type="float" office:value="2716.94">
                <text:p>2716.94</text:p>
              </table:table-cell>
            </table:table-row>
            <table:table-row>
              <table:table-cell office:value-type="float" office:value="43180">
                <text:p>43180</text:p>
              </table:table-cell>
              <table:table-cell office:value-type="float" office:value="2711.93">
                <text:p>2711.93</text:p>
              </table:table-cell>
            </table:table-row>
            <table:table-row>
              <table:table-cell office:value-type="float" office:value="43181">
                <text:p>43181</text:p>
              </table:table-cell>
              <table:table-cell office:value-type="float" office:value="2643.69">
                <text:p>2643.69</text:p>
              </table:table-cell>
            </table:table-row>
            <table:table-row>
              <table:table-cell office:value-type="float" office:value="43182">
                <text:p>43182</text:p>
              </table:table-cell>
              <table:table-cell office:value-type="float" office:value="2588.26">
                <text:p>2588.26</text:p>
              </table:table-cell>
            </table:table-row>
            <table:table-row>
              <table:table-cell office:value-type="float" office:value="43185">
                <text:p>43185</text:p>
              </table:table-cell>
              <table:table-cell office:value-type="float" office:value="2658.55">
                <text:p>2658.55</text:p>
              </table:table-cell>
            </table:table-row>
            <table:table-row>
              <table:table-cell office:value-type="float" office:value="43186">
                <text:p>43186</text:p>
              </table:table-cell>
              <table:table-cell office:value-type="float" office:value="2612.62">
                <text:p>2612.62</text:p>
              </table:table-cell>
            </table:table-row>
            <table:table-row>
              <table:table-cell office:value-type="float" office:value="43187">
                <text:p>43187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3188">
                <text:p>43188</text:p>
              </table:table-cell>
              <table:table-cell office:value-type="float" office:value="2640.87">
                <text:p>2640.87</text:p>
              </table:table-cell>
            </table:table-row>
            <table:table-row>
              <table:table-cell office:value-type="float" office:value="43192">
                <text:p>43192</text:p>
              </table:table-cell>
              <table:table-cell office:value-type="float" office:value="2581.88">
                <text:p>2581.88</text:p>
              </table:table-cell>
            </table:table-row>
            <table:table-row>
              <table:table-cell office:value-type="float" office:value="43193">
                <text:p>43193</text:p>
              </table:table-cell>
              <table:table-cell office:value-type="float" office:value="2614.45">
                <text:p>2614.45</text:p>
              </table:table-cell>
            </table:table-row>
            <table:table-row>
              <table:table-cell office:value-type="float" office:value="43194">
                <text:p>43194</text:p>
              </table:table-cell>
              <table:table-cell office:value-type="float" office:value="2644.69">
                <text:p>2644.69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2662.84">
                <text:p>2662.84</text:p>
              </table:table-cell>
            </table:table-row>
            <table:table-row>
              <table:table-cell office:value-type="float" office:value="43196">
                <text:p>43196</text:p>
              </table:table-cell>
              <table:table-cell office:value-type="float" office:value="2604.47">
                <text:p>2604.47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2613.16">
                <text:p>2613.16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2656.87">
                <text:p>2656.87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2642.19">
                <text:p>2642.19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2663.99">
                <text:p>2663.99</text:p>
              </table:table-cell>
            </table:table-row>
            <table:table-row>
              <table:table-cell office:value-type="float" office:value="43203">
                <text:p>43203</text:p>
              </table:table-cell>
              <table:table-cell office:value-type="float" office:value="2656.3">
                <text:p>2656.3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2677.84">
                <text:p>2677.84</text:p>
              </table:table-cell>
            </table:table-row>
            <table:table-row>
              <table:table-cell office:value-type="float" office:value="43207">
                <text:p>43207</text:p>
              </table:table-cell>
              <table:table-cell office:value-type="float" office:value="2706.39">
                <text:p>2706.39</text:p>
              </table:table-cell>
            </table:table-row>
            <table:table-row>
              <table:table-cell office:value-type="float" office:value="43208">
                <text:p>43208</text:p>
              </table:table-cell>
              <table:table-cell office:value-type="float" office:value="2708.64">
                <text:p>2708.64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2693.13">
                <text:p>2693.13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2670.14">
                <text:p>2670.14</text:p>
              </table:table-cell>
            </table:table-row>
            <table:table-row>
              <table:table-cell office:value-type="float" office:value="43213">
                <text:p>43213</text:p>
              </table:table-cell>
              <table:table-cell office:value-type="float" office:value="2670.29">
                <text:p>2670.29</text:p>
              </table:table-cell>
            </table:table-row>
            <table:table-row>
              <table:table-cell office:value-type="float" office:value="43214">
                <text:p>43214</text:p>
              </table:table-cell>
              <table:table-cell office:value-type="float" office:value="2634.56">
                <text:p>2634.56</text:p>
              </table:table-cell>
            </table:table-row>
            <table:table-row>
              <table:table-cell office:value-type="float" office:value="43215">
                <text:p>43215</text:p>
              </table:table-cell>
              <table:table-cell office:value-type="float" office:value="2639.4">
                <text:p>2639.4</text:p>
              </table:table-cell>
            </table:table-row>
            <table:table-row>
              <table:table-cell office:value-type="float" office:value="43216">
                <text:p>43216</text:p>
              </table:table-cell>
              <table:table-cell office:value-type="float" office:value="2666.94">
                <text:p>2666.94</text:p>
              </table:table-cell>
            </table:table-row>
            <table:table-row>
              <table:table-cell office:value-type="float" office:value="43217">
                <text:p>43217</text:p>
              </table:table-cell>
              <table:table-cell office:value-type="float" office:value="2669.91">
                <text:p>2669.91</text:p>
              </table:table-cell>
            </table:table-row>
            <table:table-row>
              <table:table-cell office:value-type="float" office:value="43220">
                <text:p>43220</text:p>
              </table:table-cell>
              <table:table-cell office:value-type="float" office:value="2648.05">
                <text:p>2648.05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2654.8">
                <text:p>2654.8</text:p>
              </table:table-cell>
            </table:table-row>
            <table:table-row>
              <table:table-cell office:value-type="float" office:value="43222">
                <text:p>43222</text:p>
              </table:table-cell>
              <table:table-cell office:value-type="float" office:value="2635.67">
                <text:p>2635.67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2629.73">
                <text:p>2629.73</text:p>
              </table:table-cell>
            </table:table-row>
            <table:table-row>
              <table:table-cell office:value-type="float" office:value="43224">
                <text:p>43224</text:p>
              </table:table-cell>
              <table:table-cell office:value-type="float" office:value="2663.42">
                <text:p>2663.42</text:p>
              </table:table-cell>
            </table:table-row>
            <table:table-row>
              <table:table-cell office:value-type="float" office:value="43227">
                <text:p>43227</text:p>
              </table:table-cell>
              <table:table-cell office:value-type="float" office:value="2672.63">
                <text:p>2672.63</text:p>
              </table:table-cell>
            </table:table-row>
            <table:table-row>
              <table:table-cell office:value-type="float" office:value="43228">
                <text:p>43228</text:p>
              </table:table-cell>
              <table:table-cell office:value-type="float" office:value="2671.92">
                <text:p>2671.92</text:p>
              </table:table-cell>
            </table:table-row>
            <table:table-row>
              <table:table-cell office:value-type="float" office:value="43229">
                <text:p>43229</text:p>
              </table:table-cell>
              <table:table-cell office:value-type="float" office:value="2697.79">
                <text:p>2697.79</text:p>
              </table:table-cell>
            </table:table-row>
            <table:table-row>
              <table:table-cell office:value-type="float" office:value="43230">
                <text:p>43230</text:p>
              </table:table-cell>
              <table:table-cell office:value-type="float" office:value="2723.07">
                <text:p>2723.07</text:p>
              </table:table-cell>
            </table:table-row>
            <table:table-row>
              <table:table-cell office:value-type="float" office:value="43231">
                <text:p>43231</text:p>
              </table:table-cell>
              <table:table-cell office:value-type="float" office:value="2727.72">
                <text:p>2727.72</text:p>
              </table:table-cell>
            </table:table-row>
            <table:table-row>
              <table:table-cell office:value-type="float" office:value="43234">
                <text:p>43234</text:p>
              </table:table-cell>
              <table:table-cell office:value-type="float" office:value="2730.13">
                <text:p>2730.13</text:p>
              </table:table-cell>
            </table:table-row>
            <table:table-row>
              <table:table-cell office:value-type="float" office:value="43235">
                <text:p>43235</text:p>
              </table:table-cell>
              <table:table-cell office:value-type="float" office:value="2711.45">
                <text:p>2711.45</text:p>
              </table:table-cell>
            </table:table-row>
            <table:table-row>
              <table:table-cell office:value-type="float" office:value="43236">
                <text:p>43236</text:p>
              </table:table-cell>
              <table:table-cell office:value-type="float" office:value="2722.46">
                <text:p>2722.46</text:p>
              </table:table-cell>
            </table:table-row>
            <table:table-row>
              <table:table-cell office:value-type="float" office:value="43237">
                <text:p>43237</text:p>
              </table:table-cell>
              <table:table-cell office:value-type="float" office:value="2720.13">
                <text:p>2720.13</text:p>
              </table:table-cell>
            </table:table-row>
            <table:table-row>
              <table:table-cell office:value-type="float" office:value="43238">
                <text:p>43238</text:p>
              </table:table-cell>
              <table:table-cell office:value-type="float" office:value="2712.97">
                <text:p>2712.97</text:p>
              </table:table-cell>
            </table:table-row>
            <table:table-row>
              <table:table-cell office:value-type="float" office:value="43241">
                <text:p>43241</text:p>
              </table:table-cell>
              <table:table-cell office:value-type="float" office:value="2733.01">
                <text:p>2733.01</text:p>
              </table:table-cell>
            </table:table-row>
            <table:table-row>
              <table:table-cell office:value-type="float" office:value="43242">
                <text:p>43242</text:p>
              </table:table-cell>
              <table:table-cell office:value-type="float" office:value="2724.44">
                <text:p>2724.44</text:p>
              </table:table-cell>
            </table:table-row>
            <table:table-row>
              <table:table-cell office:value-type="float" office:value="43243">
                <text:p>43243</text:p>
              </table:table-cell>
              <table:table-cell office:value-type="float" office:value="2733.29">
                <text:p>2733.29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2727.76">
                <text:p>2727.76</text:p>
              </table:table-cell>
            </table:table-row>
            <table:table-row>
              <table:table-cell office:value-type="float" office:value="43245">
                <text:p>43245</text:p>
              </table:table-cell>
              <table:table-cell office:value-type="float" office:value="2721.33">
                <text:p>2721.33</text:p>
              </table:table-cell>
            </table:table-row>
            <table:table-row>
              <table:table-cell office:value-type="float" office:value="43249">
                <text:p>43249</text:p>
              </table:table-cell>
              <table:table-cell office:value-type="float" office:value="2689.86">
                <text:p>2689.86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2724.01">
                <text:p>2724.01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2705.27">
                <text:p>2705.27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2734.62">
                <text:p>2734.62</text:p>
              </table:table-cell>
            </table:table-row>
            <table:table-row>
              <table:table-cell office:value-type="float" office:value="43255">
                <text:p>43255</text:p>
              </table:table-cell>
              <table:table-cell office:value-type="float" office:value="2746.87">
                <text:p>2746.87</text:p>
              </table:table-cell>
            </table:table-row>
            <table:table-row>
              <table:table-cell office:value-type="float" office:value="43256">
                <text:p>43256</text:p>
              </table:table-cell>
              <table:table-cell office:value-type="float" office:value="2748.8">
                <text:p>2748.8</text:p>
              </table:table-cell>
            </table:table-row>
            <table:table-row>
              <table:table-cell office:value-type="float" office:value="43257">
                <text:p>43257</text:p>
              </table:table-cell>
              <table:table-cell office:value-type="float" office:value="2772.35">
                <text:p>2772.35</text:p>
              </table:table-cell>
            </table:table-row>
            <table:table-row>
              <table:table-cell office:value-type="float" office:value="43258">
                <text:p>43258</text:p>
              </table:table-cell>
              <table:table-cell office:value-type="float" office:value="2770.37">
                <text:p>2770.37</text:p>
              </table:table-cell>
            </table:table-row>
            <table:table-row>
              <table:table-cell office:value-type="float" office:value="43259">
                <text:p>43259</text:p>
              </table:table-cell>
              <table:table-cell office:value-type="float" office:value="2779.03">
                <text:p>2779.03</text:p>
              </table:table-cell>
            </table:table-row>
            <table:table-row>
              <table:table-cell office:value-type="float" office:value="43262">
                <text:p>43262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float" office:value="43263">
                <text:p>43263</text:p>
              </table:table-cell>
              <table:table-cell office:value-type="float" office:value="2786.85">
                <text:p>2786.85</text:p>
              </table:table-cell>
            </table:table-row>
            <table:table-row>
              <table:table-cell office:value-type="float" office:value="43264">
                <text:p>43264</text:p>
              </table:table-cell>
              <table:table-cell office:value-type="float" office:value="2775.63">
                <text:p>2775.63</text:p>
              </table:table-cell>
            </table:table-row>
            <table:table-row>
              <table:table-cell office:value-type="float" office:value="43265">
                <text:p>43265</text:p>
              </table:table-cell>
              <table:table-cell office:value-type="float" office:value="2782.49">
                <text:p>2782.49</text:p>
              </table:table-cell>
            </table:table-row>
            <table:table-row>
              <table:table-cell office:value-type="float" office:value="43266">
                <text:p>43266</text:p>
              </table:table-cell>
              <table:table-cell office:value-type="float" office:value="2779.66">
                <text:p>2779.66</text:p>
              </table:table-cell>
            </table:table-row>
            <table:table-row>
              <table:table-cell office:value-type="float" office:value="43269">
                <text:p>43269</text:p>
              </table:table-cell>
              <table:table-cell office:value-type="float" office:value="2773.75">
                <text:p>2773.75</text:p>
              </table:table-cell>
            </table:table-row>
            <table:table-row>
              <table:table-cell office:value-type="float" office:value="43270">
                <text:p>43270</text:p>
              </table:table-cell>
              <table:table-cell office:value-type="float" office:value="2762.59">
                <text:p>2762.59</text:p>
              </table:table-cell>
            </table:table-row>
            <table:table-row>
              <table:table-cell office:value-type="float" office:value="43271">
                <text:p>43271</text:p>
              </table:table-cell>
              <table:table-cell office:value-type="float" office:value="2767.32">
                <text:p>2767.32</text:p>
              </table:table-cell>
            </table:table-row>
            <table:table-row>
              <table:table-cell office:value-type="float" office:value="43272">
                <text:p>43272</text:p>
              </table:table-cell>
              <table:table-cell office:value-type="float" office:value="2749.76">
                <text:p>2749.76</text:p>
              </table:table-cell>
            </table:table-row>
            <table:table-row>
              <table:table-cell office:value-type="float" office:value="43273">
                <text:p>43273</text:p>
              </table:table-cell>
              <table:table-cell office:value-type="float" office:value="2754.88">
                <text:p>2754.88</text:p>
              </table:table-cell>
            </table:table-row>
            <table:table-row>
              <table:table-cell office:value-type="float" office:value="43276">
                <text:p>43276</text:p>
              </table:table-cell>
              <table:table-cell office:value-type="float" office:value="2717.07">
                <text:p>2717.07</text:p>
              </table:table-cell>
            </table:table-row>
            <table:table-row>
              <table:table-cell office:value-type="float" office:value="43277">
                <text:p>43277</text:p>
              </table:table-cell>
              <table:table-cell office:value-type="float" office:value="2723.06">
                <text:p>2723.06</text:p>
              </table:table-cell>
            </table:table-row>
            <table:table-row>
              <table:table-cell office:value-type="float" office:value="43278">
                <text:p>43278</text:p>
              </table:table-cell>
              <table:table-cell office:value-type="float" office:value="2699.63">
                <text:p>2699.63</text:p>
              </table:table-cell>
            </table:table-row>
            <table:table-row>
              <table:table-cell office:value-type="float" office:value="43279">
                <text:p>43279</text:p>
              </table:table-cell>
              <table:table-cell office:value-type="float" office:value="2716.31">
                <text:p>2716.31</text:p>
              </table:table-cell>
            </table:table-row>
            <table:table-row>
              <table:table-cell office:value-type="float" office:value="43280">
                <text:p>43280</text:p>
              </table:table-cell>
              <table:table-cell office:value-type="float" office:value="2718.37">
                <text:p>2718.37</text:p>
              </table:table-cell>
            </table:table-row>
            <table:table-row>
              <table:table-cell office:value-type="float" office:value="43283">
                <text:p>43283</text:p>
              </table:table-cell>
              <table:table-cell office:value-type="float" office:value="2726.71">
                <text:p>2726.71</text:p>
              </table:table-cell>
            </table:table-row>
            <table:table-row>
              <table:table-cell office:value-type="float" office:value="43284">
                <text:p>43284</text:p>
              </table:table-cell>
              <table:table-cell office:value-type="float" office:value="2713.22">
                <text:p>2713.22</text:p>
              </table:table-cell>
            </table:table-row>
            <table:table-row>
              <table:table-cell office:value-type="float" office:value="43286">
                <text:p>43286</text:p>
              </table:table-cell>
              <table:table-cell office:value-type="float" office:value="2736.61">
                <text:p>2736.61</text:p>
              </table:table-cell>
            </table:table-row>
            <table:table-row>
              <table:table-cell office:value-type="float" office:value="43287">
                <text:p>43287</text:p>
              </table:table-cell>
              <table:table-cell office:value-type="float" office:value="2759.82">
                <text:p>2759.82</text:p>
              </table:table-cell>
            </table:table-row>
            <table:table-row>
              <table:table-cell office:value-type="float" office:value="43319">
                <text:p>43319</text:p>
              </table:table-cell>
              <table:table-cell office:value-type="float" office:value="2858.45">
                <text:p>2858.45</text:p>
              </table:table-cell>
            </table:table-row>
            <table:table-row>
              <table:table-cell office:value-type="float" office:value="43320">
                <text:p>43320</text:p>
              </table:table-cell>
              <table:table-cell office:value-type="float" office:value="2857.7">
                <text:p>2857.7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2853.58">
                <text:p>2853.58</text:p>
              </table:table-cell>
            </table:table-row>
            <table:table-row>
              <table:table-cell office:value-type="float" office:value="43322">
                <text:p>43322</text:p>
              </table:table-cell>
              <table:table-cell office:value-type="float" office:value="2833.28">
                <text:p>2833.28</text:p>
              </table:table-cell>
            </table:table-row>
            <table:table-row>
              <table:table-cell office:value-type="float" office:value="43325">
                <text:p>43325</text:p>
              </table:table-cell>
              <table:table-cell office:value-type="float" office:value="2821.93">
                <text:p>2821.93</text:p>
              </table:table-cell>
            </table:table-row>
            <table:table-row>
              <table:table-cell office:value-type="float" office:value="43326">
                <text:p>43326</text:p>
              </table:table-cell>
              <table:table-cell office:value-type="float" office:value="2839.96">
                <text:p>2839.96</text:p>
              </table:table-cell>
            </table:table-row>
            <table:table-row>
              <table:table-cell office:value-type="float" office:value="43327">
                <text:p>43327</text:p>
              </table:table-cell>
              <table:table-cell office:value-type="float" office:value="2818.37">
                <text:p>2818.37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2840.69">
                <text:p>2840.69</text:p>
              </table:table-cell>
            </table:table-row>
            <table:table-row>
              <table:table-cell office:value-type="float" office:value="43329">
                <text:p>43329</text:p>
              </table:table-cell>
              <table:table-cell office:value-type="float" office:value="2850.13">
                <text:p>2850.13</text:p>
              </table:table-cell>
            </table:table-row>
            <table:table-row>
              <table:table-cell office:value-type="float" office:value="43332">
                <text:p>43332</text:p>
              </table:table-cell>
              <table:table-cell office:value-type="float" office:value="2857.05">
                <text:p>2857.05</text:p>
              </table:table-cell>
            </table:table-row>
            <table:table-row>
              <table:table-cell office:value-type="float" office:value="43333">
                <text:p>43333</text:p>
              </table:table-cell>
              <table:table-cell office:value-type="float" office:value="2862.96">
                <text:p>2862.96</text:p>
              </table:table-cell>
            </table:table-row>
            <table:table-row>
              <table:table-cell office:value-type="float" office:value="43334">
                <text:p>43334</text:p>
              </table:table-cell>
              <table:table-cell office:value-type="float" office:value="2861.82">
                <text:p>2861.82</text:p>
              </table:table-cell>
            </table:table-row>
            <table:table-row>
              <table:table-cell office:value-type="float" office:value="43335">
                <text:p>43335</text:p>
              </table:table-cell>
              <table:table-cell office:value-type="float" office:value="2856.98">
                <text:p>2856.98</text:p>
              </table:table-cell>
            </table:table-row>
            <table:table-row>
              <table:table-cell office:value-type="float" office:value="43336">
                <text:p>43336</text:p>
              </table:table-cell>
              <table:table-cell office:value-type="float" office:value="2874.69">
                <text:p>2874.69</text:p>
              </table:table-cell>
            </table:table-row>
            <table:table-row>
              <table:table-cell office:value-type="float" office:value="43339">
                <text:p>43339</text:p>
              </table:table-cell>
              <table:table-cell office:value-type="float" office:value="2896.74">
                <text:p>2896.74</text:p>
              </table:table-cell>
            </table:table-row>
            <table:table-row>
              <table:table-cell office:value-type="float" office:value="43340">
                <text:p>43340</text:p>
              </table:table-cell>
              <table:table-cell office:value-type="float" office:value="2897.52">
                <text:p>2897.52</text:p>
              </table:table-cell>
            </table:table-row>
            <table:table-row>
              <table:table-cell office:value-type="float" office:value="43341">
                <text:p>43341</text:p>
              </table:table-cell>
              <table:table-cell office:value-type="float" office:value="2914.04">
                <text:p>2914.04</text:p>
              </table:table-cell>
            </table:table-row>
            <table:table-row>
              <table:table-cell office:value-type="float" office:value="43342">
                <text:p>43342</text:p>
              </table:table-cell>
              <table:table-cell office:value-type="float" office:value="2901.13">
                <text:p>2901.13</text:p>
              </table:table-cell>
            </table:table-row>
            <table:table-row>
              <table:table-cell office:value-type="float" office:value="43343">
                <text:p>43343</text:p>
              </table:table-cell>
              <table:table-cell office:value-type="float" office:value="2901.52">
                <text:p>2901.52</text:p>
              </table:table-cell>
            </table:table-row>
            <table:table-row>
              <table:table-cell office:value-type="float" office:value="43347">
                <text:p>43347</text:p>
              </table:table-cell>
              <table:table-cell office:value-type="float" office:value="2896.72">
                <text:p>2896.72</text:p>
              </table:table-cell>
            </table:table-row>
            <table:table-row>
              <table:table-cell office:value-type="float" office:value="43348">
                <text:p>43348</text:p>
              </table:table-cell>
              <table:table-cell office:value-type="float" office:value="2888.6">
                <text:p>2888.6</text:p>
              </table:table-cell>
            </table:table-row>
            <table:table-row>
              <table:table-cell office:value-type="float" office:value="43349">
                <text:p>43349</text:p>
              </table:table-cell>
              <table:table-cell office:value-type="float" office:value="2878.05">
                <text:p>2878.05</text:p>
              </table:table-cell>
            </table:table-row>
            <table:table-row>
              <table:table-cell office:value-type="float" office:value="43350">
                <text:p>43350</text:p>
              </table:table-cell>
              <table:table-cell office:value-type="float" office:value="2871.68">
                <text:p>2871.68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2877.13">
                <text:p>2877.13</text:p>
              </table:table-cell>
            </table:table-row>
            <table:table-row>
              <table:table-cell office:value-type="float" office:value="43354">
                <text:p>43354</text:p>
              </table:table-cell>
              <table:table-cell office:value-type="float" office:value="2887.89">
                <text:p>2887.89</text:p>
              </table:table-cell>
            </table:table-row>
            <table:table-row>
              <table:table-cell office:value-type="float" office:value="43355">
                <text:p>43355</text:p>
              </table:table-cell>
              <table:table-cell office:value-type="float" office:value="2888.92">
                <text:p>2888.92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2904.18">
                <text:p>2904.18</text:p>
              </table:table-cell>
            </table:table-row>
            <table:table-row>
              <table:table-cell office:value-type="float" office:value="43357">
                <text:p>43357</text:p>
              </table:table-cell>
              <table:table-cell office:value-type="float" office:value="2904.98">
                <text:p>2904.98</text:p>
              </table:table-cell>
            </table:table-row>
            <table:table-row>
              <table:table-cell office:value-type="float" office:value="43360">
                <text:p>43360</text:p>
              </table:table-cell>
              <table:table-cell office:value-type="float" office:value="2888.8">
                <text:p>2888.8</text:p>
              </table:table-cell>
            </table:table-row>
            <table:table-row>
              <table:table-cell office:value-type="float" office:value="43361">
                <text:p>43361</text:p>
              </table:table-cell>
              <table:table-cell office:value-type="float" office:value="2904.31">
                <text:p>2904.31</text:p>
              </table:table-cell>
            </table:table-row>
            <table:table-row>
              <table:table-cell office:value-type="float" office:value="43362">
                <text:p>43362</text:p>
              </table:table-cell>
              <table:table-cell office:value-type="float" office:value="2907.95">
                <text:p>2907.95</text:p>
              </table:table-cell>
            </table:table-row>
            <table:table-row>
              <table:table-cell office:value-type="float" office:value="43363">
                <text:p>43363</text:p>
              </table:table-cell>
              <table:table-cell office:value-type="float" office:value="2930.75">
                <text:p>2930.75</text:p>
              </table:table-cell>
            </table:table-row>
            <table:table-row>
              <table:table-cell office:value-type="float" office:value="43364">
                <text:p>43364</text:p>
              </table:table-cell>
              <table:table-cell office:value-type="float" office:value="2929.67">
                <text:p>2929.67</text:p>
              </table:table-cell>
            </table:table-row>
            <table:table-row>
              <table:table-cell office:value-type="float" office:value="43367">
                <text:p>43367</text:p>
              </table:table-cell>
              <table:table-cell office:value-type="float" office:value="2919.37">
                <text:p>2919.37</text:p>
              </table:table-cell>
            </table:table-row>
            <table:table-row>
              <table:table-cell office:value-type="float" office:value="43368">
                <text:p>43368</text:p>
              </table:table-cell>
              <table:table-cell office:value-type="float" office:value="2915.56">
                <text:p>2915.56</text:p>
              </table:table-cell>
            </table:table-row>
            <table:table-row>
              <table:table-cell office:value-type="float" office:value="43369">
                <text:p>43369</text:p>
              </table:table-cell>
              <table:table-cell office:value-type="float" office:value="2905.97">
                <text:p>2905.97</text:p>
              </table:table-cell>
            </table:table-row>
            <table:table-row>
              <table:table-cell office:value-type="float" office:value="43370">
                <text:p>43370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float" office:value="43371">
                <text:p>43371</text:p>
              </table:table-cell>
              <table:table-cell office:value-type="float" office:value="2913.98">
                <text:p>2913.98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924.59">
                <text:p>2924.59</text:p>
              </table:table-cell>
            </table:table-row>
            <table:table-row>
              <table:table-cell office:value-type="float" office:value="43375">
                <text:p>43375</text:p>
              </table:table-cell>
              <table:table-cell office:value-type="float" office:value="2923.43">
                <text:p>2923.43</text:p>
              </table:table-cell>
            </table:table-row>
            <table:table-row>
              <table:table-cell office:value-type="float" office:value="43376">
                <text:p>43376</text:p>
              </table:table-cell>
              <table:table-cell office:value-type="float" office:value="2925.51">
                <text:p>2925.51</text:p>
              </table:table-cell>
            </table:table-row>
            <table:table-row>
              <table:table-cell office:value-type="float" office:value="43377">
                <text:p>43377</text:p>
              </table:table-cell>
              <table:table-cell office:value-type="float" office:value="2901.61">
                <text:p>2901.61</text:p>
              </table:table-cell>
            </table:table-row>
            <table:table-row>
              <table:table-cell office:value-type="float" office:value="43378">
                <text:p>43378</text:p>
              </table:table-cell>
              <table:table-cell office:value-type="float" office:value="2885.57">
                <text:p>2885.57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2884.43">
                <text:p>2884.43</text:p>
              </table:table-cell>
            </table:table-row>
            <table:table-row>
              <table:table-cell office:value-type="float" office:value="43382">
                <text:p>43382</text:p>
              </table:table-cell>
              <table:table-cell office:value-type="float" office:value="2880.34">
                <text:p>2880.34</text:p>
              </table:table-cell>
            </table:table-row>
            <table:table-row>
              <table:table-cell office:value-type="float" office:value="43383">
                <text:p>43383</text:p>
              </table:table-cell>
              <table:table-cell office:value-type="float" office:value="2785.68">
                <text:p>2785.68</text:p>
              </table:table-cell>
            </table:table-row>
            <table:table-row>
              <table:table-cell office:value-type="float" office:value="43384">
                <text:p>43384</text:p>
              </table:table-cell>
              <table:table-cell office:value-type="float" office:value="2728.37">
                <text:p>2728.37</text:p>
              </table:table-cell>
            </table:table-row>
            <table:table-row>
              <table:table-cell office:value-type="float" office:value="43385">
                <text:p>43385</text:p>
              </table:table-cell>
              <table:table-cell office:value-type="float" office:value="2767.13">
                <text:p>2767.13</text:p>
              </table:table-cell>
            </table:table-row>
            <table:table-row>
              <table:table-cell office:value-type="float" office:value="43388">
                <text:p>43388</text:p>
              </table:table-cell>
              <table:table-cell office:value-type="float" office:value="2750.79">
                <text:p>2750.79</text:p>
              </table:table-cell>
            </table:table-row>
            <table:table-row>
              <table:table-cell office:value-type="float" office:value="43389">
                <text:p>43389</text:p>
              </table:table-cell>
              <table:table-cell office:value-type="float" office:value="2809.92">
                <text:p>2809.92</text:p>
              </table:table-cell>
            </table:table-row>
            <table:table-row>
              <table:table-cell office:value-type="float" office:value="43390">
                <text:p>43390</text:p>
              </table:table-cell>
              <table:table-cell office:value-type="float" office:value="2809.21">
                <text:p>2809.21</text:p>
              </table:table-cell>
            </table:table-row>
            <table:table-row>
              <table:table-cell office:value-type="float" office:value="43391">
                <text:p>43391</text:p>
              </table:table-cell>
              <table:table-cell office:value-type="float" office:value="2768.78">
                <text:p>2768.78</text:p>
              </table:table-cell>
            </table:table-row>
            <table:table-row>
              <table:table-cell office:value-type="float" office:value="43392">
                <text:p>43392</text:p>
              </table:table-cell>
              <table:table-cell office:value-type="float" office:value="2767.78">
                <text:p>2767.78</text:p>
              </table:table-cell>
            </table:table-row>
            <table:table-row>
              <table:table-cell office:value-type="float" office:value="43395">
                <text:p>43395</text:p>
              </table:table-cell>
              <table:table-cell office:value-type="float" office:value="2755.88">
                <text:p>2755.88</text:p>
              </table:table-cell>
            </table:table-row>
            <table:table-row>
              <table:table-cell office:value-type="float" office:value="43396">
                <text:p>43396</text:p>
              </table:table-cell>
              <table:table-cell office:value-type="float" office:value="2740.69">
                <text:p>2740.69</text:p>
              </table:table-cell>
            </table:table-row>
            <table:table-row>
              <table:table-cell office:value-type="float" office:value="43397">
                <text:p>43397</text:p>
              </table:table-cell>
              <table:table-cell office:value-type="float" office:value="2656.1">
                <text:p>2656.1</text:p>
              </table:table-cell>
            </table:table-row>
            <table:table-row>
              <table:table-cell office:value-type="float" office:value="43398">
                <text:p>43398</text:p>
              </table:table-cell>
              <table:table-cell office:value-type="float" office:value="2705.57">
                <text:p>2705.57</text:p>
              </table:table-cell>
            </table:table-row>
            <table:table-row>
              <table:table-cell office:value-type="float" office:value="43399">
                <text:p>43399</text:p>
              </table:table-cell>
              <table:table-cell office:value-type="float" office:value="2658.69">
                <text:p>2658.69</text:p>
              </table:table-cell>
            </table:table-row>
            <table:table-row>
              <table:table-cell office:value-type="float" office:value="43402">
                <text:p>43402</text:p>
              </table:table-cell>
              <table:table-cell office:value-type="float" office:value="2641.25">
                <text:p>2641.25</text:p>
              </table:table-cell>
            </table:table-row>
            <table:table-row>
              <table:table-cell office:value-type="float" office:value="43403">
                <text:p>43403</text:p>
              </table:table-cell>
              <table:table-cell office:value-type="float" office:value="2682.63">
                <text:p>2682.63</text:p>
              </table:table-cell>
            </table:table-row>
            <table:table-row>
              <table:table-cell office:value-type="float" office:value="43404">
                <text:p>43404</text:p>
              </table:table-cell>
              <table:table-cell office:value-type="float" office:value="2711.74">
                <text:p>2711.74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740.37">
                <text:p>2740.37</text:p>
              </table:table-cell>
            </table:table-row>
            <table:table-row>
              <table:table-cell office:value-type="float" office:value="43406">
                <text:p>43406</text:p>
              </table:table-cell>
              <table:table-cell office:value-type="float" office:value="2723.06">
                <text:p>2723.06</text:p>
              </table:table-cell>
            </table:table-row>
            <table:table-row>
              <table:table-cell office:value-type="float" office:value="43409">
                <text:p>43409</text:p>
              </table:table-cell>
              <table:table-cell office:value-type="float" office:value="2738.31">
                <text:p>2738.31</text:p>
              </table:table-cell>
            </table:table-row>
            <table:table-row>
              <table:table-cell office:value-type="float" office:value="43410">
                <text:p>43410</text:p>
              </table:table-cell>
              <table:table-cell office:value-type="float" office:value="2755.45">
                <text:p>2755.45</text:p>
              </table:table-cell>
            </table:table-row>
            <table:table-row>
              <table:table-cell office:value-type="float" office:value="43411">
                <text:p>43411</text:p>
              </table:table-cell>
              <table:table-cell office:value-type="float" office:value="2813.89">
                <text:p>2813.89</text:p>
              </table:table-cell>
            </table:table-row>
            <table:table-row>
              <table:table-cell office:value-type="float" office:value="43412">
                <text:p>43412</text:p>
              </table:table-cell>
              <table:table-cell office:value-type="float" office:value="2806.83">
                <text:p>2806.83</text:p>
              </table:table-cell>
            </table:table-row>
            <table:table-row>
              <table:table-cell office:value-type="float" office:value="43413">
                <text:p>43413</text:p>
              </table:table-cell>
              <table:table-cell office:value-type="float" office:value="2781.01">
                <text:p>2781.0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2726.22">
                <text:p>2726.22</text:p>
              </table:table-cell>
            </table:table-row>
            <table:table-row>
              <table:table-cell office:value-type="float" office:value="43417">
                <text:p>43417</text:p>
              </table:table-cell>
              <table:table-cell office:value-type="float" office:value="2722.18">
                <text:p>2722.18</text:p>
              </table:table-cell>
            </table:table-row>
            <table:table-row>
              <table:table-cell office:value-type="float" office:value="43418">
                <text:p>43418</text:p>
              </table:table-cell>
              <table:table-cell office:value-type="float" office:value="2701.58">
                <text:p>2701.58</text:p>
              </table:table-cell>
            </table:table-row>
            <table:table-row>
              <table:table-cell office:value-type="float" office:value="43419">
                <text:p>43419</text:p>
              </table:table-cell>
              <table:table-cell office:value-type="float" office:value="2730.2">
                <text:p>2730.2</text:p>
              </table:table-cell>
            </table:table-row>
            <table:table-row>
              <table:table-cell office:value-type="float" office:value="43420">
                <text:p>43420</text:p>
              </table:table-cell>
              <table:table-cell office:value-type="float" office:value="2736.27">
                <text:p>2736.27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2690.73">
                <text:p>2690.73</text:p>
              </table:table-cell>
            </table:table-row>
            <table:table-row>
              <table:table-cell office:value-type="float" office:value="43424">
                <text:p>43424</text:p>
              </table:table-cell>
              <table:table-cell office:value-type="float" office:value="2641.89">
                <text:p>2641.89</text:p>
              </table:table-cell>
            </table:table-row>
            <table:table-row>
              <table:table-cell office:value-type="float" office:value="43425">
                <text:p>43425</text:p>
              </table:table-cell>
              <table:table-cell office:value-type="float" office:value="2649.93">
                <text:p>2649.93</text:p>
              </table:table-cell>
            </table:table-row>
            <table:table-row>
              <table:table-cell office:value-type="float" office:value="43427">
                <text:p>43427</text:p>
              </table:table-cell>
              <table:table-cell office:value-type="float" office:value="2632.56">
                <text:p>2632.5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2673.45">
                <text:p>2673.45</text:p>
              </table:table-cell>
            </table:table-row>
            <table:table-row>
              <table:table-cell office:value-type="float" office:value="43431">
                <text:p>43431</text:p>
              </table:table-cell>
              <table:table-cell office:value-type="float" office:value="2682.17">
                <text:p>2682.17</text:p>
              </table:table-cell>
            </table:table-row>
            <table:table-row>
              <table:table-cell office:value-type="float" office:value="43432">
                <text:p>43432</text:p>
              </table:table-cell>
              <table:table-cell office:value-type="float" office:value="2743.79">
                <text:p>2743.79</text:p>
              </table:table-cell>
            </table:table-row>
            <table:table-row>
              <table:table-cell office:value-type="float" office:value="43433">
                <text:p>43433</text:p>
              </table:table-cell>
              <table:table-cell office:value-type="float" office:value="2737.76">
                <text:p>2737.76</text:p>
              </table:table-cell>
            </table:table-row>
            <table:table-row>
              <table:table-cell office:value-type="float" office:value="43434">
                <text:p>43434</text:p>
              </table:table-cell>
              <table:table-cell office:value-type="float" office:value="2760.17">
                <text:p>2760.17</text:p>
              </table:table-cell>
            </table:table-row>
            <table:table-row>
              <table:table-cell office:value-type="float" office:value="43437">
                <text:p>43437</text:p>
              </table:table-cell>
              <table:table-cell office:value-type="float" office:value="2790.37">
                <text:p>2790.37</text:p>
              </table:table-cell>
            </table:table-row>
            <table:table-row>
              <table:table-cell office:value-type="float" office:value="43438">
                <text:p>43438</text:p>
              </table:table-cell>
              <table:table-cell office:value-type="float" office:value="2700.06">
                <text:p>2700.06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2695.95">
                <text:p>2695.95</text:p>
              </table:table-cell>
            </table:table-row>
            <table:table-row>
              <table:table-cell office:value-type="float" office:value="43441">
                <text:p>43441</text:p>
              </table:table-cell>
              <table:table-cell office:value-type="float" office:value="2633.08">
                <text:p>2633.08</text:p>
              </table:table-cell>
            </table:table-row>
            <table:table-row>
              <table:table-cell office:value-type="float" office:value="43444">
                <text:p>43444</text:p>
              </table:table-cell>
              <table:table-cell office:value-type="float" office:value="2637.72">
                <text:p>2637.72</text:p>
              </table:table-cell>
            </table:table-row>
            <table:table-row>
              <table:table-cell office:value-type="float" office:value="43445">
                <text:p>43445</text:p>
              </table:table-cell>
              <table:table-cell office:value-type="float" office:value="2636.78">
                <text:p>2636.78</text:p>
              </table:table-cell>
            </table:table-row>
            <table:table-row>
              <table:table-cell office:value-type="float" office:value="43446">
                <text:p>43446</text:p>
              </table:table-cell>
              <table:table-cell office:value-type="float" office:value="2651.07">
                <text:p>2651.07</text:p>
              </table:table-cell>
            </table:table-row>
            <table:table-row>
              <table:table-cell office:value-type="float" office:value="43447">
                <text:p>43447</text:p>
              </table:table-cell>
              <table:table-cell office:value-type="float" office:value="2650.54">
                <text:p>2650.54</text:p>
              </table:table-cell>
            </table:table-row>
            <table:table-row>
              <table:table-cell office:value-type="float" office:value="43448">
                <text:p>43448</text:p>
              </table:table-cell>
              <table:table-cell office:value-type="float" office:value="2599.95">
                <text:p>2599.95</text:p>
              </table:table-cell>
            </table:table-row>
            <table:table-row>
              <table:table-cell office:value-type="float" office:value="43451">
                <text:p>43451</text:p>
              </table:table-cell>
              <table:table-cell office:value-type="float" office:value="2545.94">
                <text:p>2545.94</text:p>
              </table:table-cell>
            </table:table-row>
            <table:table-row>
              <table:table-cell office:value-type="float" office:value="43452">
                <text:p>43452</text:p>
              </table:table-cell>
              <table:table-cell office:value-type="float" office:value="2546.16">
                <text:p>2546.16</text:p>
              </table:table-cell>
            </table:table-row>
            <table:table-row>
              <table:table-cell office:value-type="float" office:value="43453">
                <text:p>43453</text:p>
              </table:table-cell>
              <table:table-cell office:value-type="float" office:value="2506.96">
                <text:p>2506.96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2467.42">
                <text:p>2467.42</text:p>
              </table:table-cell>
            </table:table-row>
            <table:table-row>
              <table:table-cell office:value-type="float" office:value="43455">
                <text:p>43455</text:p>
              </table:table-cell>
              <table:table-cell office:value-type="float" office:value="2416.62">
                <text:p>2416.62</text:p>
              </table:table-cell>
            </table:table-row>
            <table:table-row>
              <table:table-cell office:value-type="float" office:value="43458">
                <text:p>43458</text:p>
              </table:table-cell>
              <table:table-cell office:value-type="float" office:value="2351.1">
                <text:p>2351.1</text:p>
              </table:table-cell>
            </table:table-row>
            <table:table-row>
              <table:table-cell office:value-type="float" office:value="43460">
                <text:p>43460</text:p>
              </table:table-cell>
              <table:table-cell office:value-type="float" office:value="2467.7">
                <text:p>2467.7</text:p>
              </table:table-cell>
            </table:table-row>
            <table:table-row>
              <table:table-cell office:value-type="float" office:value="43461">
                <text:p>43461</text:p>
              </table:table-cell>
              <table:table-cell office:value-type="float" office:value="2488.83">
                <text:p>2488.83</text:p>
              </table:table-cell>
            </table:table-row>
            <table:table-row>
              <table:table-cell office:value-type="float" office:value="43462">
                <text:p>43462</text:p>
              </table:table-cell>
              <table:table-cell office:value-type="float" office:value="2485.74">
                <text:p>2485.74</text:p>
              </table:table-cell>
            </table:table-row>
            <table:table-row>
              <table:table-cell office:value-type="float" office:value="43465">
                <text:p>43465</text:p>
              </table:table-cell>
              <table:table-cell office:value-type="float" office:value="2506.85">
                <text:p>2506.85</text:p>
              </table:table-cell>
            </table:table-row>
            <table:table-row>
              <table:table-cell office:value-type="float" office:value="43467">
                <text:p>43467</text:p>
              </table:table-cell>
              <table:table-cell office:value-type="float" office:value="2510.03">
                <text:p>2510.03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2447.89">
                <text:p>2447.89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2531.94">
                <text:p>2531.94</text:p>
              </table:table-cell>
            </table:table-row>
            <table:table-row>
              <table:table-cell office:value-type="float" office:value="43472">
                <text:p>43472</text:p>
              </table:table-cell>
              <table:table-cell office:value-type="float" office:value="2549.69">
                <text:p>2549.69</text:p>
              </table:table-cell>
            </table:table-row>
            <table:table-row>
              <table:table-cell office:value-type="float" office:value="43473">
                <text:p>43473</text:p>
              </table:table-cell>
              <table:table-cell office:value-type="float" office:value="2574.41">
                <text:p>2574.41</text:p>
              </table:table-cell>
            </table:table-row>
            <table:table-row>
              <table:table-cell office:value-type="float" office:value="43474">
                <text:p>43474</text:p>
              </table:table-cell>
              <table:table-cell office:value-type="float" office:value="2584.96">
                <text:p>2584.96</text:p>
              </table:table-cell>
            </table:table-row>
            <table:table-row>
              <table:table-cell office:value-type="float" office:value="43475">
                <text:p>43475</text:p>
              </table:table-cell>
              <table:table-cell office:value-type="float" office:value="2596.64">
                <text:p>2596.64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2596.26">
                <text:p>2596.26</text:p>
              </table:table-cell>
            </table:table-row>
            <table:table-row>
              <table:table-cell office:value-type="float" office:value="43479">
                <text:p>43479</text:p>
              </table:table-cell>
              <table:table-cell office:value-type="float" office:value="2582.61">
                <text:p>2582.61</text:p>
              </table:table-cell>
            </table:table-row>
            <table:table-row>
              <table:table-cell office:value-type="float" office:value="43480">
                <text:p>43480</text:p>
              </table:table-cell>
              <table:table-cell office:value-type="float" office:value="2610.3">
                <text:p>2610.3</text:p>
              </table:table-cell>
            </table:table-row>
            <table:table-row>
              <table:table-cell office:value-type="float" office:value="43481">
                <text:p>43481</text:p>
              </table:table-cell>
              <table:table-cell office:value-type="float" office:value="2616.1">
                <text:p>2616.1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2635.96">
                <text:p>2635.96</text:p>
              </table:table-cell>
            </table:table-row>
            <table:table-row>
              <table:table-cell office:value-type="float" office:value="43483">
                <text:p>43483</text:p>
              </table:table-cell>
              <table:table-cell office:value-type="float" office:value="2670.71">
                <text:p>2670.71</text:p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2632.9">
                <text:p>2632.9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2638.7">
                <text:p>2638.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2642.33">
                <text:p>2642.3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2664.76">
                <text:p>2664.76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2643.85">
                <text:p>2643.85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2681.05">
                <text:p>2681.05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2704.1">
                <text:p>2704.1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2706.53">
                <text:p>2706.53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724.87">
                <text:p>2724.87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737.7">
                <text:p>2737.7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731.61">
                <text:p>2731.61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2706.05">
                <text:p>2706.05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2707.88">
                <text:p>2707.88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2709.8">
                <text:p>2709.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2744.73">
                <text:p>2744.73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2753.03">
                <text:p>2753.0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2745.73">
                <text:p>2745.7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2775.6">
                <text:p>2775.6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2779.76">
                <text:p>2779.76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2784.7">
                <text:p>2784.7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2774.88">
                <text:p>2774.8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2792.67">
                <text:p>2792.67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2796.11">
                <text:p>2796.11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2793.9">
                <text:p>2793.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2792.38">
                <text:p>2792.3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2784.49">
                <text:p>2784.49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803.69">
                <text:p>2803.69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2792.81">
                <text:p>2792.81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2789.65">
                <text:p>2789.65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2771.45">
                <text:p>2771.45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2748.93">
                <text:p>2748.93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2743.07">
                <text:p>2743.07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2783.3">
                <text:p>2783.3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2791.52">
                <text:p>2791.52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2810.92">
                <text:p>2810.92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2808.48">
                <text:p>2808.48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2822.48">
                <text:p>2822.48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2832.94">
                <text:p>2832.94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2832.57">
                <text:p>2832.57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2824.23">
                <text:p>2824.23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2854.88">
                <text:p>2854.88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2800.71">
                <text:p>2800.7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2798.36">
                <text:p>2798.36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2818.46">
                <text:p>2818.46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2805.37">
                <text:p>2805.37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2815.44">
                <text:p>2815.44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2834.4">
                <text:p>2834.4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867.19">
                <text:p>2867.19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2867.24">
                <text:p>2867.24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2873.4">
                <text:p>2873.4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2879.39">
                <text:p>2879.39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2892.74">
                <text:p>2892.74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2895.77">
                <text:p>2895.77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2878.2">
                <text:p>2878.2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2888.21">
                <text:p>2888.21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2888.32">
                <text:p>2888.32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2907.41">
                <text:p>2907.41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2905.58">
                <text:p>2905.58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2907.06">
                <text:p>2907.06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2900.45">
                <text:p>2900.45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2905.03">
                <text:p>2905.03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2907.97">
                <text:p>2907.97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2933.68">
                <text:p>2933.68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2927.25">
                <text:p>2927.25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2926.17">
                <text:p>2926.17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2939.88">
                <text:p>2939.88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2943.03">
                <text:p>2943.03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2945.83">
                <text:p>2945.83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923.73">
                <text:p>2923.73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2917.52">
                <text:p>2917.52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2945.64">
                <text:p>2945.6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2932.47">
                <text:p>2932.47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2884.05">
                <text:p>2884.05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2879.42">
                <text:p>2879.42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2870.72">
                <text:p>2870.72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2881.4">
                <text:p>2881.4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2811.87">
                <text:p>2811.87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2834.41">
                <text:p>2834.41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2850.96">
                <text:p>2850.96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2876.32">
                <text:p>2876.32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2859.53">
                <text:p>2859.53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2840.23">
                <text:p>2840.23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2864.36">
                <text:p>2864.36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2856.27">
                <text:p>2856.27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2822.24">
                <text:p>2822.24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2826.06">
                <text:p>2826.06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2802.39">
                <text:p>2802.39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2783.02">
                <text:p>2783.02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2788.86">
                <text:p>2788.86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2752.06">
                <text:p>2752.0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2744.45">
                <text:p>2744.45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2803.27">
                <text:p>2803.27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2826.15">
                <text:p>2826.15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2843.49">
                <text:p>2843.49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2873.34">
                <text:p>2873.3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2886.73">
                <text:p>2886.73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2885.72">
                <text:p>2885.72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2879.84">
                <text:p>2879.84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2891.64">
                <text:p>2891.64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2886.98">
                <text:p>2886.98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2889.67">
                <text:p>2889.67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2917.75">
                <text:p>2917.75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2926.46">
                <text:p>2926.46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2954.18">
                <text:p>2954.18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2950.46">
                <text:p>2950.46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2945.35">
                <text:p>2945.35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2917.38">
                <text:p>2917.38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2913.78">
                <text:p>2913.78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2924.92">
                <text:p>2924.92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2941.76">
                <text:p>2941.76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964.33">
                <text:p>2964.33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2973.01">
                <text:p>2973.01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2995.82">
                <text:p>2995.82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2990.41">
                <text:p>2990.41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2975.95">
                <text:p>2975.95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2979.63">
                <text:p>2979.63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2979.63">
                <text:p>2979.63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2993.07">
                <text:p>2993.07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2993.07">
                <text:p>2993.07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2999.91">
                <text:p>2999.91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2999.91">
                <text:p>2999.91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3013.77">
                <text:p>3013.77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3013.77">
                <text:p>3013.77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3014.3">
                <text:p>3014.3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3014.3">
                <text:p>3014.3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3004.04">
                <text:p>3004.04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3004.04">
                <text:p>3004.04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2984.42">
                <text:p>2984.42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2984.42">
                <text:p>2984.42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2995.11">
                <text:p>2995.11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2995.11">
                <text:p>2995.11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2976.61">
                <text:p>2976.61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2976.61">
                <text:p>2976.6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2985.03">
                <text:p>2985.03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2985.03">
                <text:p>2985.03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3005.47">
                <text:p>3005.47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3005.47">
                <text:p>3005.47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3019.56">
                <text:p>3019.56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3019.56">
                <text:p>3019.56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3003.67">
                <text:p>3003.67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3003.67">
                <text:p>3003.67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3025.86">
                <text:p>3025.86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3025.86">
                <text:p>3025.86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3020.97">
                <text:p>3020.97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3020.97">
                <text:p>3020.97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3013.18">
                <text:p>3013.18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3013.18">
                <text:p>3013.1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2980.38">
                <text:p>2980.3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2980.38">
                <text:p>2980.3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2953.56">
                <text:p>2953.56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2953.56">
                <text:p>2953.56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2932.05">
                <text:p>2932.05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2932.05">
                <text:p>2932.0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2844.74">
                <text:p>2844.74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2844.74">
                <text:p>2844.74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2881.77">
                <text:p>2881.77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2881.77">
                <text:p>2881.77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2883.98">
                <text:p>2883.98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2883.98">
                <text:p>2883.98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2938.09">
                <text:p>2938.09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918.65">
                <text:p>2918.65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2883.75">
                <text:p>2883.75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926.32">
                <text:p>2926.32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2840.6">
                <text:p>2840.6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847.6">
                <text:p>2847.6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888.68">
                <text:p>2888.68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923.65">
                <text:p>2923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900.51">
                <text:p>2900.51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924.43">
                <text:p>2924.4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922.95">
                <text:p>2922.95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847.11">
                <text:p>2847.11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878.38">
                <text:p>2878.3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869.16">
                <text:p>2869.16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2887.94">
                <text:p>2887.94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2924.58">
                <text:p>2924.58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2926.46">
                <text:p>2926.46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2906.27">
                <text:p>2906.27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2937.78">
                <text:p>2937.78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2978.71">
                <text:p>2978.71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2978.43">
                <text:p>2978.43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2979.39">
                <text:p>2979.39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3000.93">
                <text:p>3000.93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3009.57">
                <text:p>3009.57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3007.39">
                <text:p>3007.3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2997.96">
                <text:p>2997.96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3005.7">
                <text:p>3005.7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3006.73">
                <text:p>3006.73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3006.79">
                <text:p>3006.79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2992.07">
                <text:p>2992.07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2991.78">
                <text:p>2991.78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2966.6">
                <text:p>2966.6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2984.87">
                <text:p>2984.87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2977.62">
                <text:p>2977.62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2961.79">
                <text:p>2961.79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2976.74">
                <text:p>2976.7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2940.25">
                <text:p>2940.2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2887.61">
                <text:p>2887.61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2910.63">
                <text:p>2910.6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2952.01">
                <text:p>2952.01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2938.79">
                <text:p>2938.79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2893.06">
                <text:p>2893.06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2919.4">
                <text:p>2919.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2938.13">
                <text:p>2938.13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2970.27">
                <text:p>2970.2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2966.15">
                <text:p>2966.15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2995.68">
                <text:p>2995.68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2989.69">
                <text:p>2989.69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2997.95">
                <text:p>2997.95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2986.2">
                <text:p>2986.2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3006.72">
                <text:p>3006.72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2995.99">
                <text:p>2995.99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3004.52">
                <text:p>3004.5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3010.29">
                <text:p>3010.29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3022.55">
                <text:p>3022.55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3039.42">
                <text:p>3039.42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3036.89">
                <text:p>3036.89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3046.77">
                <text:p>3046.77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3037.56">
                <text:p>3037.56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3066.91">
                <text:p>3066.91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3078.27">
                <text:p>3078.27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3074.62">
                <text:p>3074.62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3076.78">
                <text:p>3076.78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3085.18">
                <text:p>3085.18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3093.08">
                <text:p>3093.08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3087.01">
                <text:p>3087.01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3091.84">
                <text:p>3091.84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094.04">
                <text:p>3094.04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3096.63">
                <text:p>3096.63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3120.46">
                <text:p>3120.46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3122.03">
                <text:p>3122.03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3120.18">
                <text:p>3120.18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3108.46">
                <text:p>3108.46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3103.54">
                <text:p>3103.5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3110.29">
                <text:p>3110.29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3133.64">
                <text:p>3133.6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3140.52">
                <text:p>3140.52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3153.63">
                <text:p>3153.63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3140.98">
                <text:p>3140.9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3113.87">
                <text:p>3113.87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3093.2">
                <text:p>3093.2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3112.76">
                <text:p>3112.76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3117.43">
                <text:p>3117.43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3145.91">
                <text:p>3145.91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3135.96">
                <text:p>3135.96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3132.52">
                <text:p>3132.52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3141.63">
                <text:p>3141.63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3168.57">
                <text:p>3168.57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3168.8">
                <text:p>3168.8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3191.45">
                <text:p>3191.45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3192.52">
                <text:p>3192.52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3191.14">
                <text:p>3191.1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3205.37">
                <text:p>3205.37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3221.22">
                <text:p>3221.22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3224.01">
                <text:p>3224.01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3223.38">
                <text:p>3223.38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3239.91">
                <text:p>3239.9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3240.02">
                <text:p>3240.02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3221.29">
                <text:p>3221.29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3230.78">
                <text:p>3230.78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3257.85">
                <text:p>3257.85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3234.85">
                <text:p>3234.85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3246.28">
                <text:p>324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3237.18">
                <text:p>3237.18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3253.05">
                <text:p>3253.05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3274.7">
                <text:p>3274.7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3265.35">
                <text:p>3265.35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3288.13">
                <text:p>3288.13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3283.15">
                <text:p>3283.1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3289.29">
                <text:p>3289.2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3316.81">
                <text:p>3316.81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3329.62">
                <text:p>3329.62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3320.79">
                <text:p>3320.79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3321.75">
                <text:p>3321.75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325.54">
                <text:p>3325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3295.47">
                <text:p>3295.47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3243.63">
                <text:p>3243.63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3276.24">
                <text:p>3276.2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3273.4">
                <text:p>3273.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3283.66">
                <text:p>3283.66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3225.52">
                <text:p>3225.52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3248.92">
                <text:p>3248.92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3297.59">
                <text:p>3297.59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3334.69">
                <text:p>3334.69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3345.78">
                <text:p>3345.78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3327.71">
                <text:p>3327.7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3352.09">
                <text:p>3352.09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3357.75">
                <text:p>335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3379.45">
                <text:p>3379.45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3373.94">
                <text:p>3373.9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3380.16">
                <text:p>3380.16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3370.29">
                <text:p>3370.29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3386.15">
                <text:p>3386.15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3373.23">
                <text:p>3373.23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3337.75">
                <text:p>3337.75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225.89">
                <text:p>3225.89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128.21">
                <text:p>3128.21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3116.39">
                <text:p>3116.39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978.76">
                <text:p>2978.7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954.22">
                <text:p>2954.2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090.23">
                <text:p>3090.2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003.37">
                <text:p>3003.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130.12">
                <text:p>3130.1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023.94">
                <text:p>3023.9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972.37">
                <text:p>2972.3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746.56">
                <text:p>2746.5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882.23">
                <text:p>2882.2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741.38">
                <text:p>2741.3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80.64">
                <text:p>2480.6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711.02">
                <text:p>2711.0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386.13">
                <text:p>2386.1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29.19">
                <text:p>2529.1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398.1">
                <text:p>2398.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409.39">
                <text:p>2409.3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04.92">
                <text:p>2304.9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237.4">
                <text:p>2237.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447.33">
                <text:p>2447.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75.56">
                <text:p>2475.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630.07">
                <text:p>2630.0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41.47">
                <text:p>2541.4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26.65">
                <text:p>2626.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584.59">
                <text:p>2584.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470.5">
                <text:p>2470.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526.9">
                <text:p>2526.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2488.65">
                <text:p>2488.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663.68">
                <text:p>2663.6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659.41">
                <text:p>2659.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49.98">
                <text:p>2749.9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789.82">
                <text:p>2789.8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61.63">
                <text:p>2761.6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846.06">
                <text:p>2846.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783.36">
                <text:p>2783.3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799.55">
                <text:p>2799.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874.56">
                <text:p>2874.5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823.16">
                <text:p>2823.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36.56">
                <text:p>2736.5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99.31">
                <text:p>2799.3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797.8">
                <text:p>2797.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836.74">
                <text:p>2836.7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878.48">
                <text:p>2878.4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863.39">
                <text:p>2863.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939.51">
                <text:p>2939.5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912.43">
                <text:p>2912.4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830.71">
                <text:p>2830.7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842.74">
                <text:p>2842.7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868.44">
                <text:p>2868.4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848.42">
                <text:p>2848.4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881.19">
                <text:p>2881.1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929.8">
                <text:p>2929.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930.32">
                <text:p>2930.3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870.12">
                <text:p>2870.1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852.5">
                <text:p>2852.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863.7">
                <text:p>2863.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953.91">
                <text:p>2953.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922.94">
                <text:p>2922.9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971.61">
                <text:p>2971.6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948.51">
                <text:p>2948.5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955.45">
                <text:p>2955.4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991.77">
                <text:p>2991.7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3036.13">
                <text:p>3036.1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3029.73">
                <text:p>3029.7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044.31">
                <text:p>3044.3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055.73">
                <text:p>3055.7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080.82">
                <text:p>3080.8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3122.87">
                <text:p>3122.8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3112.35">
                <text:p>3112.3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3193.93">
                <text:p>3193.9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232.39">
                <text:p>3232.3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207.18">
                <text:p>3207.1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190.14">
                <text:p>3190.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002.1">
                <text:p>3002.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041.31">
                <text:p>3041.3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066.59">
                <text:p>3066.59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124.74">
                <text:p>3124.7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3113.49">
                <text:p>3113.4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115.34">
                <text:p>3115.3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3097.74">
                <text:p>3097.7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117.86">
                <text:p>3117.8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3131.29">
                <text:p>3131.2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3050.33">
                <text:p>3050.3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3083.76">
                <text:p>3083.7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3009.05">
                <text:p>3009.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3053.24">
                <text:p>3053.2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3100.29">
                <text:p>3100.2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3115.86">
                <text:p>3115.8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3130.01">
                <text:p>3130.0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9.72">
                <text:p>3179.7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145.32">
                <text:p>3145.3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169.94">
                <text:p>3169.9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152.05">
                <text:p>3152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9d0b4c0791fc17bc4181a67fd90c5aaed576d1c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13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Long_20_Dash"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83cm" svg:height="9.006cm" xlink:href=".." xlink:type="simple" chart:class="chart:line" chart:style-name="ch1">
        <chart:legend chart:legend-position="end" svg:x="19.789cm" svg:y="4.204cm" style:legend-expansion="high" chart:style-name="ch2"/>
        <chart:plot-area chart:style-name="ch3" table:cell-range-address="'s&amp;p 500'.A2:'s&amp;p 500'.A1261 's&amp;p 500'.G1:'s&amp;p 500'.G1261" chart:data-source-has-labels="both" svg:x="0.431cm" svg:y="0.18cm" svg:width="18.927cm" svg:height="8.646cm">
          <chart:coordinate-region svg:x="1.899cm" svg:y="0.38cm" svg:width="17.384cm" svg:height="6.502cm"/>
          <chart:axis chart:dimension="x" chart:name="primary-x" chart:style-name="ch4" chartooo:axis-type="auto">
            <chartooo:date-scale/>
            <chart:categories table:cell-range-address="'s&amp;p 500'.A2:'s&amp;p 500'.A12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&amp;p 500'.G2:'s&amp;p 500'.G1261" chart:label-cell-address="'s&amp;p 500'.G1:'s&amp;p 500'.G1" chart:class="chart:line">
            <chart:data-point chart:repeated="12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_i</text:p>
                <draw:g>
                  <svg:desc>'s&amp;p 500'.G1:'s&amp;p 500'.G1</svg:desc>
                </draw:g>
              </table:table-cell>
            </table:table-row>
          </table:table-header-rows>
          <table:table-rows>
            <table:table-row>
              <table:table-cell office:value-type="float" office:value="42195">
                <text:p>42195</text:p>
                <draw:g>
                  <svg:desc>'s&amp;p 500'.A2:'s&amp;p 500'.A1261</svg:desc>
                </draw:g>
              </table:table-cell>
              <table:table-cell office:value-type="float" office:value="NaN">
                <text:p>NaN</text:p>
                <draw:g>
                  <svg:desc>'s&amp;p 500'.G2:'s&amp;p 500'.G1261</svg:desc>
                </draw:g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0.000122457667753646">
                <text:p>0.000122457667753646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.0000999664308595005">
                <text:p>0.0000999664308595005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0.0000788352908501461">
                <text:p>0.0000788352908501461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0.000077292382378857">
                <text:p>0.000077292382378857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0.0000620376837433508">
                <text:p>0.0000620376837433508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0.0000504928357488394">
                <text:p>0.0000504928357488394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0.0000457935491345078">
                <text:p>0.0000457935491345078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0.0000394918538599325">
                <text:p>0.0000394918538599325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0.0000407150370041551">
                <text:p>0.0000407150370041551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0.000060057424448682">
                <text:p>0.000060057424448682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0.0000563430120294703">
                <text:p>0.0000563430120294703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0.0000804358601505371">
                <text:p>0.0000804358601505371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0.0000761011115729742">
                <text:p>0.0000761011115729742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0.0000608734218925474">
                <text:p>0.0000608734218925474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0.0000506441966759842">
                <text:p>0.0000506441966759842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0.0000435431299137352">
                <text:p>0.0000435431299137352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0.000037666311309103">
                <text:p>0.000037666311309103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0.0000343113211013951">
                <text:p>0.0000343113211013951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0.0000430840315853211">
                <text:p>0.0000430840315853211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0.0000380400749625824">
                <text:p>0.0000380400749625824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0.000069133111347473">
                <text:p>0.000069133111347473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0.0000761052522114083">
                <text:p>0.0000761052522114083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0.0000610783365534804">
                <text:p>0.0000610783365534804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0.0000500064414137197">
                <text:p>0.0000500064414137197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0.0000447901499283672">
                <text:p>0.0000447901499283672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0.0000435439761656551">
                <text:p>0.0000435439761656551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0.0000380769606936644">
                <text:p>0.0000380769606936644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0.0000476975081776386">
                <text:p>0.0000476975081776386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0.000139275281553808">
                <text:p>0.000139275281553808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0.000335135453822692">
                <text:p>0.000335135453822692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0.000602169697187097">
                <text:p>0.000602169697187097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0.000495069377292184">
                <text:p>0.000495069377292184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0.000715064489516193">
                <text:p>0.000715064489516193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0.000670670473326192">
                <text:p>0.000670670473326192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0.000505442554519965">
                <text:p>0.000505442554519965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0.000397598671665805">
                <text:p>0.000397598671665805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0.000496983459708052">
                <text:p>0.000496983459708052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0.000450403668482438">
                <text:p>0.000450403668482438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0.000340996847854291">
                <text:p>0.000340996847854291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0.000311493653452632">
                <text:p>0.000311493653452632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0.000377648425007452">
                <text:p>0.000377648425007452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0.000329526963246629">
                <text:p>0.000329526963246629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0.000256562737786163">
                <text:p>0.000256562737786163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0.000200287941032121">
                <text:p>0.000200287941032121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0.000157455441493346">
                <text:p>0.000157455441493346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0.000158537905174881">
                <text:p>0.000158537905174881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0.000139460890405629">
                <text:p>0.000139460890405629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0.000109707356286524">
                <text:p>0.000109707356286524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0.000144469469354983">
                <text:p>0.000144469469354983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0.000116649187689207">
                <text:p>0.000116649187689207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0.000125145281327144">
                <text:p>0.000125145281327144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0.0000984767884646633">
                <text:p>0.0000984767884646633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0.0000801317904977351">
                <text:p>0.0000801317904977351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0.0000639350357971176">
                <text:p>0.0000639350357971176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0.000199201712429544">
                <text:p>0.000199201712429544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0.000153240583385254">
                <text:p>0.00015324058338525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0.000199973733122793">
                <text:p>0.000199973733122793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0.00015434954823551">
                <text:p>0.00015434954823551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0.000165231181203294">
                <text:p>0.000165231181203294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0.0002023674119866">
                <text:p>0.0002023674119866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0.000158148452044765">
                <text:p>0.000158148452044765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0.000136660734743743">
                <text:p>0.000136660734743743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0.000123549246976403">
                <text:p>0.000123549246976403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0.0000964620490337222">
                <text:p>0.0000964620490337222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.0000764587003295917">
                <text:p>0.0000764587003295917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0.0000715662487531122">
                <text:p>0.0000715662487531122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0.0000624610146216656">
                <text:p>0.0000624610146216656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0.000100046062567003">
                <text:p>0.000100046062567003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.0000834487998391215">
                <text:p>0.0000834487998391215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0.0000663825810322143">
                <text:p>0.0000663825810322143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0.0000540598356808954">
                <text:p>0.0000540598356808954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0.0000519901079895859">
                <text:p>0.000051990107989585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.000104721577311957">
                <text:p>0.000104721577311957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0.000109498060017608">
                <text:p>0.000109498060017608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0.0000866591153642583">
                <text:p>0.0000866591153642583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0.0000702260582802258">
                <text:p>0.0000702260582802258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0.000087853388981415">
                <text:p>0.000087853388981415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0.0000697042277264089">
                <text:p>0.0000697042277264089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.0000612687106918541">
                <text:p>0.0000612687106918541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0.000081337054320107">
                <text:p>0.000081337054320107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0.0000664530629598944">
                <text:p>0.0000664530629598944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0.0000564735911813875">
                <text:p>0.0000564735911813875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0.0000464869762027915">
                <text:p>0.0000464869762027915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0.0000387614389345404">
                <text:p>0.0000387614389345404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0.0000545521193328132">
                <text:p>0.0000545521193328132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0.0000452744172969462">
                <text:p>0.0000452744172969462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.0000401599767914796">
                <text:p>0.0000401599767914796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0.0000778075266136122">
                <text:p>0.0000778075266136122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0.000090258609182259">
                <text:p>0.000090258609182259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0.000121163446665453">
                <text:p>0.000121163446665453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0.0000949622764365486">
                <text:p>0.0000949622764365486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0.000133433220478449">
                <text:p>0.000133433220478449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0.000104015672200246">
                <text:p>0.000104015672200246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0.0000849905154471261">
                <text:p>0.0000849905154471261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0.0000678600561854071">
                <text:p>0.0000678600561854071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0.0000550466527537863">
                <text:p>0.0000550466527537863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0.0000451371495226236">
                <text:p>0.0000451371495226236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0.0000378041566936121">
                <text:p>0.0000378041566936121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0.0000370633695702521">
                <text:p>0.0000370633695702521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0.0000572186953802413">
                <text:p>0.0000572186953802413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0.0000738152274924699">
                <text:p>0.0000738152274924699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0.000105399945464841">
                <text:p>0.000105399945464841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0.00017706185619449">
                <text:p>0.00017706185619449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0.000147282353909301">
                <text:p>0.000147282353909301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0.000123512626081463">
                <text:p>0.000123512626081463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0.000109720229423683">
                <text:p>0.000109720229423683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0.000087140476606738">
                <text:p>0.000087140476606738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0.000153550618286001">
                <text:p>0.000153550618286001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0.00012383392461719">
                <text:p>0.00012383392461719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0.00012179049432672">
                <text:p>0.00012179049432672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0.00014217914524193">
                <text:p>0.00014217914524193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0.000160897329120287">
                <text:p>0.000160897329120287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0.000195149504527898">
                <text:p>0.000195149504527898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0.0001634113942598">
                <text:p>0.0001634113942598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0.000143541017022858">
                <text:p>0.000143541017022858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0.000145800340555557">
                <text:p>0.000145800340555557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0.000113550698131564">
                <text:p>0.000113550698131564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0.0000899318440664428">
                <text:p>0.0000899318440664428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0.0000964993168830135">
                <text:p>0.0000964993168830135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0.0000877794877738575">
                <text:p>0.0000877794877738575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0.0000894278925603942">
                <text:p>0.0000894278925603942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.000123249600770642">
                <text:p>0.000123249600770642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0.0000970265493846189">
                <text:p>0.0000970265493846189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.000115012203795801">
                <text:p>0.000115012203795801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0.000215669034901424">
                <text:p>0.000215669034901424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0.000191500211801252">
                <text:p>0.000191500211801252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0.00014730588864459">
                <text:p>0.00014730588864459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0.000127729615180958">
                <text:p>0.000127729615180958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0.000238953705021444">
                <text:p>0.000238953705021444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0.000245001374387271">
                <text:p>0.000245001374387271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0.000291543281494962">
                <text:p>0.000291543281494962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0.000221996148053649">
                <text:p>0.000221996148053649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0.000200543866095358">
                <text:p>0.000200543866095358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0.000159944489154237">
                <text:p>0.000159944489154237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0.000215627278776114">
                <text:p>0.000215627278776114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0.000219907335675111">
                <text:p>0.000219907335675111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0.000213151825982956">
                <text:p>0.000213151825982956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0.00018974005915437">
                <text:p>0.00018974005915437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0.000152667329106703">
                <text:p>0.00015266732910670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0.000255312762122329">
                <text:p>0.000255312762122329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0.000194891716342103">
                <text:p>0.000194891716342103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0.00022829772448368">
                <text:p>0.00022829772448368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0.000180228951024683">
                <text:p>0.000180228951024683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0.000139238488311626">
                <text:p>0.000139238488311626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0.000184511655229626">
                <text:p>0.000184511655229626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0.000186751433303728">
                <text:p>0.000186751433303728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0.000143691436019605">
                <text:p>0.000143691436019605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0.000111410203683756">
                <text:p>0.000111410203683756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0.000121133457497483">
                <text:p>0.000121133457497483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0.0001797929292938">
                <text:p>0.0001797929292938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0.000199441850806187">
                <text:p>0.000199441850806187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0.000213863245825922">
                <text:p>0.000213863245825922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0.000168732777982919">
                <text:p>0.000168732777982919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0.000130122696079122">
                <text:p>0.000130122696079122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0.00014801432264665">
                <text:p>0.00014801432264665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0.000149346799999412">
                <text:p>0.000149346799999412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0.000120041344523151">
                <text:p>0.000120041344523151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0.000122543019772048">
                <text:p>0.000122543019772048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0.0000963748625006131">
                <text:p>0.0000963748625006131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.0000907885095810112">
                <text:p>0.0000907885095810112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0.00019935239991409">
                <text:p>0.00019935239991409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0.000156764615116459">
                <text:p>0.000156764615116459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0.000123914854608614">
                <text:p>0.000123914854608614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0.0000990635373823307">
                <text:p>0.0000990635373823307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0.0000782147041109115">
                <text:p>0.0000782147041109115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0.000090727331251606">
                <text:p>0.000090727331251606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0.000077520158020012">
                <text:p>0.000077520158020012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.0000619395220124122">
                <text:p>0.0000619395220124122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0.000110444718694398">
                <text:p>0.000110444718694398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0.0000869035945547203">
                <text:p>0.0000869035945547203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0.0000697041013955822">
                <text:p>0.0000697041013955822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0.0000631101162469387">
                <text:p>0.0000631101162469387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0.0000608958346198516">
                <text:p>0.0000608958346198516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0.0000538497708554505">
                <text:p>0.0000538497708554505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.0000444560300985317">
                <text:p>0.0000444560300985317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0.0000373883742142711">
                <text:p>0.0000373883742142711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0.0000410589582750389">
                <text:p>0.0000410589582750389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0.0000347085195592077">
                <text:p>0.0000347085195592077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0.000029995612498824">
                <text:p>0.000029995612498824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0.0000438020857942888">
                <text:p>0.0000438020857942888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.0000409626243272941">
                <text:p>0.0000409626243272941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0.0000355356501509048">
                <text:p>0.0000355356501509048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0.0000395171131903085">
                <text:p>0.0000395171131903085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0.0000358273592195218">
                <text:p>0.0000358273592195218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0.0000537965612756355">
                <text:p>0.0000537965612756355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0.0000689081752875987">
                <text:p>0.0000689081752875987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0.0000875925527010693">
                <text:p>0.0000875925527010693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0.0000712017699516798">
                <text:p>0.0000712017699516798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0.0000588904999618112">
                <text:p>0.0000588904999618112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0.000068899629339769">
                <text:p>0.000068899629339769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0.0000780489925672215">
                <text:p>0.0000780489925672215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0.0000623361200026028">
                <text:p>0.0000623361200026028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0.0000507996536492196">
                <text:p>0.000050799653649219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0.0000515332875028769">
                <text:p>0.0000515332875028769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0.0000446361039120548">
                <text:p>0.0000446361039120548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0.0000374805373133065">
                <text:p>0.0000374805373133065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0.0000380389423522346">
                <text:p>0.0000380389423522346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0.0000324193500169054">
                <text:p>0.0000324193500169054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0.0000289525719492344">
                <text:p>0.0000289525719492344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0.0000264109986722208">
                <text:p>0.0000264109986722208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0.0000243348709274054">
                <text:p>0.0000243348709274054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0.0000412430458465011">
                <text:p>0.0000412430458465011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0.0000405510452309897">
                <text:p>0.0000405510452309897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0.000047947340795878">
                <text:p>0.000047947340795878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0.0000566745177782465">
                <text:p>0.0000566745177782465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0.0000542383214749083">
                <text:p>0.0000542383214749083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0.0000445418935829507">
                <text:p>0.0000445418935829507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0.0000395357485967729">
                <text:p>0.0000395357485967729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.0000336648685308155">
                <text:p>0.0000336648685308155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0.0000640252159658037">
                <text:p>0.0000640252159658037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0.0000723054613011781">
                <text:p>0.0000723054613011781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0.000058042132192769">
                <text:p>0.000058042132192769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0.0000634590910601633">
                <text:p>0.0000634590910601633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0.0000729009123226877">
                <text:p>0.0000729009123226877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0.000078302853091408">
                <text:p>0.000078302853091408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0.000062528631341545">
                <text:p>0.000062528631341545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0.0000538016389194052">
                <text:p>0.0000538016389194052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0.0000523116410339938">
                <text:p>0.0000523116410339938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0.0000440620733000917">
                <text:p>0.0000440620733000917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0.0000788111614780576">
                <text:p>0.0000788111614780576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0.0000737861012952192">
                <text:p>0.0000737861012952192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0.0000591525059277799">
                <text:p>0.0000591525059277799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0.0000523155657633543">
                <text:p>0.000052315565763354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0.0000433157071892899">
                <text:p>0.0000433157071892899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0.0000366494926920027">
                <text:p>0.0000366494926920027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0.00003316576007973">
                <text:p>0.00003316576007973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0.0000306731466356528">
                <text:p>0.0000306731466356528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0.0000322796165254334">
                <text:p>0.0000322796165254334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0.0000284854011410163">
                <text:p>0.0000284854011410163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0.0000277279224284651">
                <text:p>0.0000277279224284651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0.0000253708523027239">
                <text:p>0.0000253708523027239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0.000041788414585906">
                <text:p>0.000041788414585906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.0000499600275889828">
                <text:p>0.0000499600275889828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0.0000420549627695347">
                <text:p>0.0000420549627695347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0.0000361793565992587">
                <text:p>0.0000361793565992587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0.0000332253309258293">
                <text:p>0.0000332253309258293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0.0000311956941849878">
                <text:p>0.0000311956941849878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0.0000348526069165593">
                <text:p>0.0000348526069165593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0.0000316829239901525">
                <text:p>0.0000316829239901525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0.0000282776742704124">
                <text:p>0.0000282776742704124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0.0000650903170394743">
                <text:p>0.0000650903170394743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0.00034138647965441">
                <text:p>0.00034138647965441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0.000332482992695649">
                <text:p>0.000332482992695649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.000323207809838594">
                <text:p>0.000323207809838594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0.000310529341812178">
                <text:p>0.00031052934181217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.000277306384767765">
                <text:p>0.000277306384767765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0.000212139493688473">
                <text:p>0.000212139493688473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0.000173065742492192">
                <text:p>0.000173065742492192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0.000139774460137567">
                <text:p>0.000139774460137567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000108643960958882">
                <text:p>0.000108643960958882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0.000137270244876565">
                <text:p>0.000137270244876565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0.00010920204527504">
                <text:p>0.00010920204527504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0.0000966137580816743">
                <text:p>0.0000966137580816743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0.0000762120869365674">
                <text:p>0.0000762120869365674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0.0000671460697642668">
                <text:p>0.0000671460697642668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0.0000543717761503942">
                <text:p>0.0000543717761503942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0.0000458990364517223">
                <text:p>0.0000458990364517223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0.0000387558561398358">
                <text:p>0.0000387558561398358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0.0000370357645012029">
                <text:p>0.0000370357645012029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0.00003458939347939">
                <text:p>0.00003458939347939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0.0000344810858507699">
                <text:p>0.0000344810858507699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0.0000317886112962881">
                <text:p>0.0000317886112962881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0.0000277695548383436">
                <text:p>0.0000277695548383436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0.0000250631960686277">
                <text:p>0.0000250631960686277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0.0000232958406718289">
                <text:p>0.0000232958406718289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0.0000219927727648177">
                <text:p>0.0000219927727648177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0.0000207839233892443">
                <text:p>0.0000207839233892443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0.0000285762549859404">
                <text:p>0.0000285762549859404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0.0000275427501198681">
                <text:p>0.0000275427501198681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0.0000245822407158064">
                <text:p>0.0000245822407158064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0.0000389239009408535">
                <text:p>0.0000389239009408535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0.0000332645416441137">
                <text:p>0.0000332645416441137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0.0000288836013881549">
                <text:p>0.0000288836013881549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0.0000274110567218313">
                <text:p>0.0000274110567218313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0.0000294902442600012">
                <text:p>0.0000294902442600012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0.0000261698452780355">
                <text:p>0.0000261698452780355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0.0000252915202603456">
                <text:p>0.0000252915202603456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0.0000296074878812336">
                <text:p>0.0000296074878812336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0000268970523919143">
                <text:p>0.0000268970523919143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0.0000251721770029358">
                <text:p>0.0000251721770029358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0.0000232642014539764">
                <text:p>0.0000232642014539764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0.0000214445729078683">
                <text:p>0.0000214445729078683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0.0000208657833955998">
                <text:p>0.0000208657833955998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0.0000257260891104062">
                <text:p>0.0000257260891104062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0.0000236311565178567">
                <text:p>0.0000236311565178567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0.0000222057715880048">
                <text:p>0.0000222057715880048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0.0000266993100869882">
                <text:p>0.0000266993100869882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0.0000247958722572659">
                <text:p>0.0000247958722572659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0.0000237817940875099">
                <text:p>0.0000237817940875099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0.0000217609068985683">
                <text:p>0.0000217609068985683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0.0000241995301813941">
                <text:p>0.0000241995301813941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0.0000240624232642425">
                <text:p>0.0000240624232642425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0.0000219751077264665">
                <text:p>0.0000219751077264665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0.0000215158851651896">
                <text:p>0.0000215158851651896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0.000154640498425749">
                <text:p>0.000154640498425749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0.000167796108292981">
                <text:p>0.000167796108292981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0.000178645276929336">
                <text:p>0.000178645276929336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0.00013761019020343">
                <text:p>0.00013761019020343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0.000129727098880967">
                <text:p>0.000129727098880967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0.000104147339504052">
                <text:p>0.000104147339504052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0.0000818400338736273">
                <text:p>0.0000818400338736273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0.0000651835595491898">
                <text:p>0.0000651835595491898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0.000079383926831902">
                <text:p>0.000079383926831902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0.0000727822755342758">
                <text:p>0.0000727822755342758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0.0000657573239605565">
                <text:p>0.0000657573239605565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0.0000696453994034452">
                <text:p>0.0000696453994034452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0.0000653408479665168">
                <text:p>0.0000653408479665168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0.0000591070844915503">
                <text:p>0.0000591070844915503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0.0000676135342612088">
                <text:p>0.0000676135342612088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0.0000687361843054507">
                <text:p>0.0000687361843054507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0.0000577467419487988">
                <text:p>0.0000577467419487988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0.0000526477943466288">
                <text:p>0.0000526477943466288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0.0000474716546307193">
                <text:p>0.0000474716546307193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.0000395224108082278">
                <text:p>0.0000395224108082278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0.0000358967089624323">
                <text:p>0.0000358967089624323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0.0000355650542773157">
                <text:p>0.0000355650542773157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0.0000652384052047739">
                <text:p>0.0000652384052047739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0.0000530467561123639">
                <text:p>0.0000530467561123639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0.0000457880399390755">
                <text:p>0.0000457880399390755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0.0000382209843512463">
                <text:p>0.0000382209843512463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.0000346204180889191">
                <text:p>0.0000346204180889191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.0000383561733668295">
                <text:p>0.0000383561733668295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0.0000337312864788544">
                <text:p>0.0000337312864788544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.0000296221022907492">
                <text:p>0.0000296221022907492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0.0000261281836859784">
                <text:p>0.0000261281836859784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0.0000285634523535699">
                <text:p>0.0000285634523535699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0.0000285627565173562">
                <text:p>0.000028562756517356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0.0000260125431864293">
                <text:p>0.0000260125431864293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0.0000254245996401964">
                <text:p>0.0000254245996401964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0.0000251507448242174">
                <text:p>0.0000251507448242174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0.0000227872641573316">
                <text:p>0.0000227872641573316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0.0000313254368682431">
                <text:p>0.0000313254368682431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0.00003692952335229">
                <text:p>0.00003692952335229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0.0000359682745224006">
                <text:p>0.0000359682745224006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.0000314921091757401">
                <text:p>0.0000314921091757401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0.000138052358655731">
                <text:p>0.000138052358655731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0.000110370617340315">
                <text:p>0.000110370617340315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0.000113951937754624">
                <text:p>0.000113951937754624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0.0000900212836700638">
                <text:p>0.0000900212836700638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0.0000717169835556935">
                <text:p>0.0000717169835556935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0.000057598753014087">
                <text:p>0.000057598753014087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0.0000595653707881827">
                <text:p>0.0000595653707881827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0.0000490717956536944">
                <text:p>0.0000490717956536944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0.0000455605786701942">
                <text:p>0.0000455605786701942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0.0000393166413820983">
                <text:p>0.0000393166413820983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0000458330864931386">
                <text:p>0.0000458330864931386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0.0000392949439991053">
                <text:p>0.0000392949439991053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0.0000335039067620007">
                <text:p>0.0000335039067620007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0.0000324575005285121">
                <text:p>0.0000324575005285121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0.000034425103634469">
                <text:p>0.000034425103634469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.0000301162562071253">
                <text:p>0.000030116256207125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0.0000280717257278017">
                <text:p>0.0000280717257278017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0.0000277334357755099">
                <text:p>0.0000277334357755099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0.0000247499619628605">
                <text:p>0.0000247499619628605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0.0000300680968828156">
                <text:p>0.0000300680968828156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0.000029063647474071">
                <text:p>0.00002906364747407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0.0000644856213284486">
                <text:p>0.0000644856213284486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0.0000532333283892814">
                <text:p>0.0000532333283892814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0.0000516712313317735">
                <text:p>0.0000516712313317735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0.0000428995427393354">
                <text:p>0.0000428995427393354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0.0000456238238031068">
                <text:p>0.0000456238238031068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0.0000528345950152469">
                <text:p>0.0000528345950152469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0.0000468544055717315">
                <text:p>0.0000468544055717315</text:p>
              </table:table-cell>
            </table:table-row>
            <table:table-row>
              <table:table-cell office:value-type="float" office:value="42723">
                <text:p>42723</text:p>
              </table:table-cell>
              <table:table-cell office:value-type="float" office:value="0.0000396949433355815">
                <text:p>0.0000396949433355815</text:p>
              </table:table-cell>
            </table:table-row>
            <table:table-row>
              <table:table-cell office:value-type="float" office:value="42724">
                <text:p>42724</text:p>
              </table:table-cell>
              <table:table-cell office:value-type="float" office:value="0.0000345298812718129">
                <text:p>0.0000345298812718129</text:p>
              </table:table-cell>
            </table:table-row>
            <table:table-row>
              <table:table-cell office:value-type="float" office:value="42725">
                <text:p>42725</text:p>
              </table:table-cell>
              <table:table-cell office:value-type="float" office:value="0.0000327566750612225">
                <text:p>0.0000327566750612225</text:p>
              </table:table-cell>
            </table:table-row>
            <table:table-row>
              <table:table-cell office:value-type="float" office:value="42726">
                <text:p>42726</text:p>
              </table:table-cell>
              <table:table-cell office:value-type="float" office:value="0.0000298213011210062">
                <text:p>0.0000298213011210062</text:p>
              </table:table-cell>
            </table:table-row>
            <table:table-row>
              <table:table-cell office:value-type="float" office:value="42727">
                <text:p>42727</text:p>
              </table:table-cell>
              <table:table-cell office:value-type="float" office:value="0.0000270522414663063">
                <text:p>0.0000270522414663063</text:p>
              </table:table-cell>
            </table:table-row>
            <table:table-row>
              <table:table-cell office:value-type="float" office:value="42731">
                <text:p>42731</text:p>
              </table:table-cell>
              <table:table-cell office:value-type="float" office:value="0.0000245560510366764">
                <text:p>0.0000245560510366764</text:p>
              </table:table-cell>
            </table:table-row>
            <table:table-row>
              <table:table-cell office:value-type="float" office:value="42732">
                <text:p>42732</text:p>
              </table:table-cell>
              <table:table-cell office:value-type="float" office:value="0.0000234707223298256">
                <text:p>0.0000234707223298256</text:p>
              </table:table-cell>
            </table:table-row>
            <table:table-row>
              <table:table-cell office:value-type="float" office:value="42733">
                <text:p>42733</text:p>
              </table:table-cell>
              <table:table-cell office:value-type="float" office:value="0.0000371558537212925">
                <text:p>0.0000371558537212925</text:p>
              </table:table-cell>
            </table:table-row>
            <table:table-row>
              <table:table-cell office:value-type="float" office:value="42734">
                <text:p>42734</text:p>
              </table:table-cell>
              <table:table-cell office:value-type="float" office:value="0.0000317779191711571">
                <text:p>0.0000317779191711571</text:p>
              </table:table-cell>
            </table:table-row>
            <table:table-row>
              <table:table-cell office:value-type="float" office:value="42738">
                <text:p>42738</text:p>
              </table:table-cell>
              <table:table-cell office:value-type="float" office:value="0.000032550354235982">
                <text:p>0.000032550354235982</text:p>
              </table:table-cell>
            </table:table-row>
            <table:table-row>
              <table:table-cell office:value-type="float" office:value="42739">
                <text:p>42739</text:p>
              </table:table-cell>
              <table:table-cell office:value-type="float" office:value="0.000044433707788922">
                <text:p>0.000044433707788922</text:p>
              </table:table-cell>
            </table:table-row>
            <table:table-row>
              <table:table-cell office:value-type="float" office:value="42740">
                <text:p>42740</text:p>
              </table:table-cell>
              <table:table-cell office:value-type="float" office:value="0.0000445274784808431">
                <text:p>0.0000445274784808431</text:p>
              </table:table-cell>
            </table:table-row>
            <table:table-row>
              <table:table-cell office:value-type="float" office:value="42741">
                <text:p>42741</text:p>
              </table:table-cell>
              <table:table-cell office:value-type="float" office:value="0.0000374024368267685">
                <text:p>0.0000374024368267685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0.0000347111111639779">
                <text:p>0.0000347111111639779</text:p>
              </table:table-cell>
            </table:table-row>
            <table:table-row>
              <table:table-cell office:value-type="float" office:value="42745">
                <text:p>42745</text:p>
              </table:table-cell>
              <table:table-cell office:value-type="float" office:value="0.0000327490919337642">
                <text:p>0.0000327490919337642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0.0000284642679005676">
                <text:p>0.0000284642679005676</text:p>
              </table:table-cell>
            </table:table-row>
            <table:table-row>
              <table:table-cell office:value-type="float" office:value="42747">
                <text:p>42747</text:p>
              </table:table-cell>
              <table:table-cell office:value-type="float" office:value="0.0000270528167876962">
                <text:p>0.0000270528167876962</text:p>
              </table:table-cell>
            </table:table-row>
            <table:table-row>
              <table:table-cell office:value-type="float" office:value="42748">
                <text:p>42748</text:p>
              </table:table-cell>
              <table:table-cell office:value-type="float" office:value="0.000025235303934243">
                <text:p>0.000025235303934243</text:p>
              </table:table-cell>
            </table:table-row>
            <table:table-row>
              <table:table-cell office:value-type="float" office:value="42752">
                <text:p>42752</text:p>
              </table:table-cell>
              <table:table-cell office:value-type="float" office:value="0.0000236129498395893">
                <text:p>0.0000236129498395893</text:p>
              </table:table-cell>
            </table:table-row>
            <table:table-row>
              <table:table-cell office:value-type="float" office:value="42753">
                <text:p>42753</text:p>
              </table:table-cell>
              <table:table-cell office:value-type="float" office:value="0.0000236050353353337">
                <text:p>0.0000236050353353337</text:p>
              </table:table-cell>
            </table:table-row>
            <table:table-row>
              <table:table-cell office:value-type="float" office:value="42754">
                <text:p>42754</text:p>
              </table:table-cell>
              <table:table-cell office:value-type="float" office:value="0.0000223245630495364">
                <text:p>0.0000223245630495364</text:p>
              </table:table-cell>
            </table:table-row>
            <table:table-row>
              <table:table-cell office:value-type="float" office:value="42755">
                <text:p>42755</text:p>
              </table:table-cell>
              <table:table-cell office:value-type="float" office:value="0.0000235865396286695">
                <text:p>0.0000235865396286695</text:p>
              </table:table-cell>
            </table:table-row>
            <table:table-row>
              <table:table-cell office:value-type="float" office:value="42758">
                <text:p>42758</text:p>
              </table:table-cell>
              <table:table-cell office:value-type="float" office:value="0.0000241503985538549">
                <text:p>0.0000241503985538549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0.0000236555643777805">
                <text:p>0.0000236555643777805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0.0000313101142716999">
                <text:p>0.0000313101142716999</text:p>
              </table:table-cell>
            </table:table-row>
            <table:table-row>
              <table:table-cell office:value-type="float" office:value="42761">
                <text:p>42761</text:p>
              </table:table-cell>
              <table:table-cell office:value-type="float" office:value="0.000041804771687829">
                <text:p>0.000041804771687829</text:p>
              </table:table-cell>
            </table:table-row>
            <table:table-row>
              <table:table-cell office:value-type="float" office:value="42762">
                <text:p>42762</text:p>
              </table:table-cell>
              <table:table-cell office:value-type="float" office:value="0.0000353550843130777">
                <text:p>0.0000353550843130777</text:p>
              </table:table-cell>
            </table:table-row>
            <table:table-row>
              <table:table-cell office:value-type="float" office:value="42765">
                <text:p>42765</text:p>
              </table:table-cell>
              <table:table-cell office:value-type="float" office:value="0.0000305804642651038">
                <text:p>0.0000305804642651038</text:p>
              </table:table-cell>
            </table:table-row>
            <table:table-row>
              <table:table-cell office:value-type="float" office:value="42766">
                <text:p>42766</text:p>
              </table:table-cell>
              <table:table-cell office:value-type="float" office:value="0.0000349252031852366">
                <text:p>0.0000349252031852366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0.000030268344882263">
                <text:p>0.000030268344882263</text:p>
              </table:table-cell>
            </table:table-row>
            <table:table-row>
              <table:table-cell office:value-type="float" office:value="42768">
                <text:p>42768</text:p>
              </table:table-cell>
              <table:table-cell office:value-type="float" office:value="0.0000266296446958221">
                <text:p>0.0000266296446958221</text:p>
              </table:table-cell>
            </table:table-row>
            <table:table-row>
              <table:table-cell office:value-type="float" office:value="42769">
                <text:p>42769</text:p>
              </table:table-cell>
              <table:table-cell office:value-type="float" office:value="0.0000239622937315841">
                <text:p>0.0000239622937315841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0.0000337067695822551">
                <text:p>0.0000337067695822551</text:p>
              </table:table-cell>
            </table:table-row>
            <table:table-row>
              <table:table-cell office:value-type="float" office:value="42773">
                <text:p>42773</text:p>
              </table:table-cell>
              <table:table-cell office:value-type="float" office:value="0.0000301816763703293">
                <text:p>0.0000301816763703293</text:p>
              </table:table-cell>
            </table:table-row>
            <table:table-row>
              <table:table-cell office:value-type="float" office:value="42774">
                <text:p>42774</text:p>
              </table:table-cell>
              <table:table-cell office:value-type="float" office:value="0.000026556440692517">
                <text:p>0.000026556440692517</text:p>
              </table:table-cell>
            </table:table-row>
            <table:table-row>
              <table:table-cell office:value-type="float" office:value="42775">
                <text:p>42775</text:p>
              </table:table-cell>
              <table:table-cell office:value-type="float" office:value="0.0000239423818015234">
                <text:p>0.0000239423818015234</text:p>
              </table:table-cell>
            </table:table-row>
            <table:table-row>
              <table:table-cell office:value-type="float" office:value="42776">
                <text:p>42776</text:p>
              </table:table-cell>
              <table:table-cell office:value-type="float" office:value="0.0000292860654113676">
                <text:p>0.0000292860654113676</text:p>
              </table:table-cell>
            </table:table-row>
            <table:table-row>
              <table:table-cell office:value-type="float" office:value="42779">
                <text:p>42779</text:p>
              </table:table-cell>
              <table:table-cell office:value-type="float" office:value="0.0000287213141464085">
                <text:p>0.0000287213141464085</text:p>
              </table:table-cell>
            </table:table-row>
            <table:table-row>
              <table:table-cell office:value-type="float" office:value="42780">
                <text:p>42780</text:p>
              </table:table-cell>
              <table:table-cell office:value-type="float" office:value="0.0000316118285122991">
                <text:p>0.0000316118285122991</text:p>
              </table:table-cell>
            </table:table-row>
            <table:table-row>
              <table:table-cell office:value-type="float" office:value="42781">
                <text:p>42781</text:p>
              </table:table-cell>
              <table:table-cell office:value-type="float" office:value="0.0000312078482690111">
                <text:p>0.0000312078482690111</text:p>
              </table:table-cell>
            </table:table-row>
            <table:table-row>
              <table:table-cell office:value-type="float" office:value="42782">
                <text:p>42782</text:p>
              </table:table-cell>
              <table:table-cell office:value-type="float" office:value="0.000032889770777065">
                <text:p>0.000032889770777065</text:p>
              </table:table-cell>
            </table:table-row>
            <table:table-row>
              <table:table-cell office:value-type="float" office:value="42783">
                <text:p>42783</text:p>
              </table:table-cell>
              <table:table-cell office:value-type="float" office:value="0.0000287365375737578">
                <text:p>0.0000287365375737578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0.0000260951417081322">
                <text:p>0.0000260951417081322</text:p>
              </table:table-cell>
            </table:table-row>
            <table:table-row>
              <table:table-cell office:value-type="float" office:value="42788">
                <text:p>42788</text:p>
              </table:table-cell>
              <table:table-cell office:value-type="float" office:value="0.0000316761083573978">
                <text:p>0.0000316761083573978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0.0000279242648019361">
                <text:p>0.0000279242648019361</text:p>
              </table:table-cell>
            </table:table-row>
            <table:table-row>
              <table:table-cell office:value-type="float" office:value="42790">
                <text:p>42790</text:p>
              </table:table-cell>
              <table:table-cell office:value-type="float" office:value="0.0000248966257179103">
                <text:p>0.0000248966257179103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0.000023093025466865">
                <text:p>0.000023093025466865</text:p>
              </table:table-cell>
            </table:table-row>
            <table:table-row>
              <table:table-cell office:value-type="float" office:value="42794">
                <text:p>42794</text:p>
              </table:table-cell>
              <table:table-cell office:value-type="float" office:value="0.0000214775459719422">
                <text:p>0.0000214775459719422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0.0000215256484742952">
                <text:p>0.0000215256484742952</text:p>
              </table:table-cell>
            </table:table-row>
            <table:table-row>
              <table:table-cell office:value-type="float" office:value="42796">
                <text:p>42796</text:p>
              </table:table-cell>
              <table:table-cell office:value-type="float" office:value="0.0000619172387035123">
                <text:p>0.0000619172387035123</text:p>
              </table:table-cell>
            </table:table-row>
            <table:table-row>
              <table:table-cell office:value-type="float" office:value="42797">
                <text:p>42797</text:p>
              </table:table-cell>
              <table:table-cell office:value-type="float" office:value="0.0000579543092313376">
                <text:p>0.0000579543092313376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0.0000473639094578313">
                <text:p>0.0000473639094578313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0.0000417935391652421">
                <text:p>0.000041793539165242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0.0000371250958849078">
                <text:p>0.0000371250958849078</text:p>
              </table:table-cell>
            </table:table-row>
            <table:table-row>
              <table:table-cell office:value-type="float" office:value="42803">
                <text:p>42803</text:p>
              </table:table-cell>
              <table:table-cell office:value-type="float" office:value="0.0000329033767080936">
                <text:p>0.0000329033767080936</text:p>
              </table:table-cell>
            </table:table-row>
            <table:table-row>
              <table:table-cell office:value-type="float" office:value="42804">
                <text:p>42804</text:p>
              </table:table-cell>
              <table:table-cell office:value-type="float" office:value="0.0000287227769866499">
                <text:p>0.0000287227769866499</text:p>
              </table:table-cell>
            </table:table-row>
            <table:table-row>
              <table:table-cell office:value-type="float" office:value="42807">
                <text:p>42807</text:p>
              </table:table-cell>
              <table:table-cell office:value-type="float" office:value="0.0000278453500268162">
                <text:p>0.0000278453500268162</text:p>
              </table:table-cell>
            </table:table-row>
            <table:table-row>
              <table:table-cell office:value-type="float" office:value="42808">
                <text:p>42808</text:p>
              </table:table-cell>
              <table:table-cell office:value-type="float" office:value="0.0000248284341906144">
                <text:p>0.0000248284341906144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0.0000250981830708144">
                <text:p>0.0000250981830708144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0.0000384405851609805">
                <text:p>0.0000384405851609805</text:p>
              </table:table-cell>
            </table:table-row>
            <table:table-row>
              <table:table-cell office:value-type="float" office:value="42811">
                <text:p>42811</text:p>
              </table:table-cell>
              <table:table-cell office:value-type="float" office:value="0.0000333112565571299">
                <text:p>0.0000333112565571299</text:p>
              </table:table-cell>
            </table:table-row>
            <table:table-row>
              <table:table-cell office:value-type="float" office:value="42814">
                <text:p>42814</text:p>
              </table:table-cell>
              <table:table-cell office:value-type="float" office:value="0.0000292711434149243">
                <text:p>0.0000292711434149243</text:p>
              </table:table-cell>
            </table:table-row>
            <table:table-row>
              <table:table-cell office:value-type="float" office:value="42815">
                <text:p>42815</text:p>
              </table:table-cell>
              <table:table-cell office:value-type="float" office:value="0.0000267682728186468">
                <text:p>0.0000267682728186468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0.0000584479347463178">
                <text:p>0.0000584479347463178</text:p>
              </table:table-cell>
            </table:table-row>
            <table:table-row>
              <table:table-cell office:value-type="float" office:value="42817">
                <text:p>42817</text:p>
              </table:table-cell>
              <table:table-cell office:value-type="float" office:value="0.0000484754713063483">
                <text:p>0.0000484754713063483</text:p>
              </table:table-cell>
            </table:table-row>
            <table:table-row>
              <table:table-cell office:value-type="float" office:value="42818">
                <text:p>42818</text:p>
              </table:table-cell>
              <table:table-cell office:value-type="float" office:value="0.0000404725311452188">
                <text:p>0.0000404725311452188</text:p>
              </table:table-cell>
            </table:table-row>
            <table:table-row>
              <table:table-cell office:value-type="float" office:value="42821">
                <text:p>42821</text:p>
              </table:table-cell>
              <table:table-cell office:value-type="float" office:value="0.0000343975507980233">
                <text:p>0.0000343975507980233</text:p>
              </table:table-cell>
            </table:table-row>
            <table:table-row>
              <table:table-cell office:value-type="float" office:value="42822">
                <text:p>42822</text:p>
              </table:table-cell>
              <table:table-cell office:value-type="float" office:value="0.0000299292846756698">
                <text:p>0.0000299292846756698</text:p>
              </table:table-cell>
            </table:table-row>
            <table:table-row>
              <table:table-cell office:value-type="float" office:value="42823">
                <text:p>42823</text:p>
              </table:table-cell>
              <table:table-cell office:value-type="float" office:value="0.0000381241771293705">
                <text:p>0.0000381241771293705</text:p>
              </table:table-cell>
            </table:table-row>
            <table:table-row>
              <table:table-cell office:value-type="float" office:value="42824">
                <text:p>42824</text:p>
              </table:table-cell>
              <table:table-cell office:value-type="float" office:value="0.0000327462086413425">
                <text:p>0.0000327462086413425</text:p>
              </table:table-cell>
            </table:table-row>
            <table:table-row>
              <table:table-cell office:value-type="float" office:value="42825">
                <text:p>42825</text:p>
              </table:table-cell>
              <table:table-cell office:value-type="float" office:value="0.0000303899621023563">
                <text:p>0.0000303899621023563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0.0000278386402259921">
                <text:p>0.0000278386402259921</text:p>
              </table:table-cell>
            </table:table-row>
            <table:table-row>
              <table:table-cell office:value-type="float" office:value="42829">
                <text:p>42829</text:p>
              </table:table-cell>
              <table:table-cell office:value-type="float" office:value="0.0000253968384833183">
                <text:p>0.0000253968384833183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0.000023037972855347">
                <text:p>0.000023037972855347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0.0000232929569821545">
                <text:p>0.0000232929569821545</text:p>
              </table:table-cell>
            </table:table-row>
            <table:table-row>
              <table:table-cell office:value-type="float" office:value="42832">
                <text:p>42832</text:p>
              </table:table-cell>
              <table:table-cell office:value-type="float" office:value="0.0000222282473342314">
                <text:p>0.0000222282473342314</text:p>
              </table:table-cell>
            </table:table-row>
            <table:table-row>
              <table:table-cell office:value-type="float" office:value="42835">
                <text:p>42835</text:p>
              </table:table-cell>
              <table:table-cell office:value-type="float" office:value="0.0000207522408452453">
                <text:p>0.0000207522408452453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0.0000196015490993809">
                <text:p>0.0000196015490993809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0.000019095619757754">
                <text:p>0.000019095619757754</text:p>
              </table:table-cell>
            </table:table-row>
            <table:table-row>
              <table:table-cell office:value-type="float" office:value="42838">
                <text:p>42838</text:p>
              </table:table-cell>
              <table:table-cell office:value-type="float" office:value="0.0000214209899009245">
                <text:p>0.0000214209899009245</text:p>
              </table:table-cell>
            </table:table-row>
            <table:table-row>
              <table:table-cell office:value-type="float" office:value="42842">
                <text:p>42842</text:p>
              </table:table-cell>
              <table:table-cell office:value-type="float" office:value="0.0000303886239349928">
                <text:p>0.0000303886239349928</text:p>
              </table:table-cell>
            </table:table-row>
            <table:table-row>
              <table:table-cell office:value-type="float" office:value="42843">
                <text:p>42843</text:p>
              </table:table-cell>
              <table:table-cell office:value-type="float" office:value="0.0000433026920544886">
                <text:p>0.0000433026920544886</text:p>
              </table:table-cell>
            </table:table-row>
            <table:table-row>
              <table:table-cell office:value-type="float" office:value="42844">
                <text:p>42844</text:p>
              </table:table-cell>
              <table:table-cell office:value-type="float" office:value="0.0000382403475624339">
                <text:p>0.0000382403475624339</text:p>
              </table:table-cell>
            </table:table-row>
            <table:table-row>
              <table:table-cell office:value-type="float" office:value="42845">
                <text:p>42845</text:p>
              </table:table-cell>
              <table:table-cell office:value-type="float" office:value="0.0000332286607171199">
                <text:p>0.0000332286607171199</text:p>
              </table:table-cell>
            </table:table-row>
            <table:table-row>
              <table:table-cell office:value-type="float" office:value="42846">
                <text:p>42846</text:p>
              </table:table-cell>
              <table:table-cell office:value-type="float" office:value="0.0000416038588435417">
                <text:p>0.0000416038588435417</text:p>
              </table:table-cell>
            </table:table-row>
            <table:table-row>
              <table:table-cell office:value-type="float" office:value="42849">
                <text:p>42849</text:p>
              </table:table-cell>
              <table:table-cell office:value-type="float" office:value="0.0000371453104205915">
                <text:p>0.0000371453104205915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0.0000580481244492314">
                <text:p>0.0000580481244492314</text:p>
              </table:table-cell>
            </table:table-row>
            <table:table-row>
              <table:table-cell office:value-type="float" office:value="42851">
                <text:p>42851</text:p>
              </table:table-cell>
              <table:table-cell office:value-type="float" office:value="0.0000556789377624326">
                <text:p>0.0000556789377624326</text:p>
              </table:table-cell>
            </table:table-row>
            <table:table-row>
              <table:table-cell office:value-type="float" office:value="42852">
                <text:p>42852</text:p>
              </table:table-cell>
              <table:table-cell office:value-type="float" office:value="0.0000456588735714114">
                <text:p>0.0000456588735714114</text:p>
              </table:table-cell>
            </table:table-row>
            <table:table-row>
              <table:table-cell office:value-type="float" office:value="42853">
                <text:p>42853</text:p>
              </table:table-cell>
              <table:table-cell office:value-type="float" office:value="0.0000381837347045502">
                <text:p>0.0000381837347045502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0.0000333461692026709">
                <text:p>0.0000333461692026709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0.0000295821526630191">
                <text:p>0.0000295821526630191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0.0000264131792253643">
                <text:p>0.0000264131792253643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0.0000240894054827573">
                <text:p>0.0000240894054827573</text:p>
              </table:table-cell>
            </table:table-row>
            <table:table-row>
              <table:table-cell office:value-type="float" office:value="42860">
                <text:p>42860</text:p>
              </table:table-cell>
              <table:table-cell office:value-type="float" office:value="0.0000220663013608047">
                <text:p>0.0000220663013608047</text:p>
              </table:table-cell>
            </table:table-row>
            <table:table-row>
              <table:table-cell office:value-type="float" office:value="42863">
                <text:p>42863</text:p>
              </table:table-cell>
              <table:table-cell office:value-type="float" office:value="0.0000242192883185758">
                <text:p>0.0000242192883185758</text:p>
              </table:table-cell>
            </table:table-row>
            <table:table-row>
              <table:table-cell office:value-type="float" office:value="42864">
                <text:p>42864</text:p>
              </table:table-cell>
              <table:table-cell office:value-type="float" office:value="0.0000220878977985276">
                <text:p>0.0000220878977985276</text:p>
              </table:table-cell>
            </table:table-row>
            <table:table-row>
              <table:table-cell office:value-type="float" office:value="42865">
                <text:p>42865</text:p>
              </table:table-cell>
              <table:table-cell office:value-type="float" office:value="0.0000207294484202136">
                <text:p>0.0000207294484202136</text:p>
              </table:table-cell>
            </table:table-row>
            <table:table-row>
              <table:table-cell office:value-type="float" office:value="42866">
                <text:p>42866</text:p>
              </table:table-cell>
              <table:table-cell office:value-type="float" office:value="0.0000197647326067313">
                <text:p>0.0000197647326067313</text:p>
              </table:table-cell>
            </table:table-row>
            <table:table-row>
              <table:table-cell office:value-type="float" office:value="42867">
                <text:p>42867</text:p>
              </table:table-cell>
              <table:table-cell office:value-type="float" office:value="0.000019804329251805">
                <text:p>0.000019804329251805</text:p>
              </table:table-cell>
            </table:table-row>
            <table:table-row>
              <table:table-cell office:value-type="float" office:value="42870">
                <text:p>42870</text:p>
              </table:table-cell>
              <table:table-cell office:value-type="float" office:value="0.0000192762144803405">
                <text:p>0.0000192762144803405</text:p>
              </table:table-cell>
            </table:table-row>
            <table:table-row>
              <table:table-cell office:value-type="float" office:value="42871">
                <text:p>42871</text:p>
              </table:table-cell>
              <table:table-cell office:value-type="float" office:value="0.0000234979615161865">
                <text:p>0.0000234979615161865</text:p>
              </table:table-cell>
            </table:table-row>
            <table:table-row>
              <table:table-cell office:value-type="float" office:value="42872">
                <text:p>42872</text:p>
              </table:table-cell>
              <table:table-cell office:value-type="float" office:value="0.0000216539085301797">
                <text:p>0.0000216539085301797</text:p>
              </table:table-cell>
            </table:table-row>
            <table:table-row>
              <table:table-cell office:value-type="float" office:value="42873">
                <text:p>42873</text:p>
              </table:table-cell>
              <table:table-cell office:value-type="float" office:value="0.000094121955971399">
                <text:p>0.000094121955971399</text:p>
              </table:table-cell>
            </table:table-row>
            <table:table-row>
              <table:table-cell office:value-type="float" office:value="42874">
                <text:p>42874</text:p>
              </table:table-cell>
              <table:table-cell office:value-type="float" office:value="0.0000773871858106248">
                <text:p>0.0000773871858106248</text:p>
              </table:table-cell>
            </table:table-row>
            <table:table-row>
              <table:table-cell office:value-type="float" office:value="42877">
                <text:p>42877</text:p>
              </table:table-cell>
              <table:table-cell office:value-type="float" office:value="0.0000720841754701966">
                <text:p>0.0000720841754701966</text:p>
              </table:table-cell>
            </table:table-row>
            <table:table-row>
              <table:table-cell office:value-type="float" office:value="42878">
                <text:p>42878</text:p>
              </table:table-cell>
              <table:table-cell office:value-type="float" office:value="0.0000638291594689941">
                <text:p>0.0000638291594689941</text:p>
              </table:table-cell>
            </table:table-row>
            <table:table-row>
              <table:table-cell office:value-type="float" office:value="42879">
                <text:p>42879</text:p>
              </table:table-cell>
              <table:table-cell office:value-type="float" office:value="0.0000524549671728261">
                <text:p>0.0000524549671728261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0.0000445825062110042">
                <text:p>0.0000445825062110042</text:p>
              </table:table-cell>
            </table:table-row>
            <table:table-row>
              <table:table-cell office:value-type="float" office:value="42881">
                <text:p>42881</text:p>
              </table:table-cell>
              <table:table-cell office:value-type="float" office:value="0.0000417261490102609">
                <text:p>0.0000417261490102609</text:p>
              </table:table-cell>
            </table:table-row>
            <table:table-row>
              <table:table-cell office:value-type="float" office:value="42885">
                <text:p>42885</text:p>
              </table:table-cell>
              <table:table-cell office:value-type="float" office:value="0.0000351968921877161">
                <text:p>0.0000351968921877161</text:p>
              </table:table-cell>
            </table:table-row>
            <table:table-row>
              <table:table-cell office:value-type="float" office:value="42886">
                <text:p>42886</text:p>
              </table:table-cell>
              <table:table-cell office:value-type="float" office:value="0.0000306189028040048">
                <text:p>0.0000306189028040048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0.0000269191473396133">
                <text:p>0.0000269191473396133</text:p>
              </table:table-cell>
            </table:table-row>
            <table:table-row>
              <table:table-cell office:value-type="float" office:value="42888">
                <text:p>42888</text:p>
              </table:table-cell>
              <table:table-cell office:value-type="float" office:value="0.000036934127750149">
                <text:p>0.000036934127750149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0.0000346694410245976">
                <text:p>0.0000346694410245976</text:p>
              </table:table-cell>
            </table:table-row>
            <table:table-row>
              <table:table-cell office:value-type="float" office:value="42892">
                <text:p>42892</text:p>
              </table:table-cell>
              <table:table-cell office:value-type="float" office:value="0.0000302317030611732">
                <text:p>0.0000302317030611732</text:p>
              </table:table-cell>
            </table:table-row>
            <table:table-row>
              <table:table-cell office:value-type="float" office:value="42893">
                <text:p>42893</text:p>
              </table:table-cell>
              <table:table-cell office:value-type="float" office:value="0.0000283106835123665">
                <text:p>0.0000283106835123665</text:p>
              </table:table-cell>
            </table:table-row>
            <table:table-row>
              <table:table-cell office:value-type="float" office:value="42894">
                <text:p>42894</text:p>
              </table:table-cell>
              <table:table-cell office:value-type="float" office:value="0.0000256966728784521">
                <text:p>0.0000256966728784521</text:p>
              </table:table-cell>
            </table:table-row>
            <table:table-row>
              <table:table-cell office:value-type="float" office:value="42895">
                <text:p>42895</text:p>
              </table:table-cell>
              <table:table-cell office:value-type="float" office:value="0.0000232080128743804">
                <text:p>0.0000232080128743804</text:p>
              </table:table-cell>
            </table:table-row>
            <table:table-row>
              <table:table-cell office:value-type="float" office:value="42898">
                <text:p>42898</text:p>
              </table:table-cell>
              <table:table-cell office:value-type="float" office:value="0.0000214857406626713">
                <text:p>0.0000214857406626713</text:p>
              </table:table-cell>
            </table:table-row>
            <table:table-row>
              <table:table-cell office:value-type="float" office:value="42899">
                <text:p>42899</text:p>
              </table:table-cell>
              <table:table-cell office:value-type="float" office:value="0.0000202584113080964">
                <text:p>0.0000202584113080964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0.0000236813623668417">
                <text:p>0.0000236813623668417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0.0000219073405601801">
                <text:p>0.0000219073405601801</text:p>
              </table:table-cell>
            </table:table-row>
            <table:table-row>
              <table:table-cell office:value-type="float" office:value="42902">
                <text:p>42902</text:p>
              </table:table-cell>
              <table:table-cell office:value-type="float" office:value="0.0000214817408208416">
                <text:p>0.0000214817408208416</text:p>
              </table:table-cell>
            </table:table-row>
            <table:table-row>
              <table:table-cell office:value-type="float" office:value="42905">
                <text:p>42905</text:p>
              </table:table-cell>
              <table:table-cell office:value-type="float" office:value="0.0000200590628510494">
                <text:p>0.0000200590628510494</text:p>
              </table:table-cell>
            </table:table-row>
            <table:table-row>
              <table:table-cell office:value-type="float" office:value="42906">
                <text:p>42906</text:p>
              </table:table-cell>
              <table:table-cell office:value-type="float" office:value="0.0000345704545116693">
                <text:p>0.0000345704545116693</text:p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0.0000398619461993556">
                <text:p>0.0000398619461993556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0.0000338576545294731">
                <text:p>0.0000338576545294731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0.0000293394849602678">
                <text:p>0.0000293394849602678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0.0000264605722139059">
                <text:p>0.0000264605722139059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0.0000237854331116262">
                <text:p>0.0000237854331116262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0.0000363476707495394">
                <text:p>0.0000363476707495394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0.0000485167014660281">
                <text:p>0.0000485167014660281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0.0000568036045013739">
                <text:p>0.000056803604501373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0.0000469729718360619">
                <text:p>0.0000469729718360619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0.0000402927157205562">
                <text:p>0.000040292715720556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0.0000345763549730898">
                <text:p>0.0000345763549730898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0.0000494736202094505">
                <text:p>0.0000494736202094505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0.0000501427384554653">
                <text:p>0.000050142738455465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0.0000416599878327072">
                <text:p>0.0000416599878327072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0.0000352629559266405">
                <text:p>0.000035262955926640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0.0000422878728591657">
                <text:p>0.0000422878728591657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0.0000363816377503899">
                <text:p>0.0000363816377503899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0.0000360679301203261">
                <text:p>0.0000360679301203261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0.0000309459803421427">
                <text:p>0.0000309459803421427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0.0000271962708562537">
                <text:p>0.0000271962708562537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0.000030772977483603">
                <text:p>0.000030772977483603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0.0000269922506753792">
                <text:p>0.0000269922506753792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0.0000241908774388161">
                <text:p>0.0000241908774388161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0.0000223195480381428">
                <text:p>0.0000223195480381428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0.0000225796922619164">
                <text:p>0.00002257969226191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0.0000208797294426481">
                <text:p>0.0000208797294426481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0.0000198027136439287">
                <text:p>0.0000198027136439287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0.0000191884079327829">
                <text:p>0.0000191884079327829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0.0000184452601686805">
                <text:p>0.0000184452601686805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0.000019113377792642">
                <text:p>0.000019113377792642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0.0000183248394219172">
                <text:p>0.0000183248394219172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0.0000187480892688711">
                <text:p>0.0000187480892688711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0.0000187960362915308">
                <text:p>0.0000187960362915308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0.0000186405440737696">
                <text:p>0.000018640544073769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0.0000192216442683107">
                <text:p>0.0000192216442683107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0.0000183810535331217">
                <text:p>0.0000183810535331217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0.000064609651456819">
                <text:p>0.000064609651456819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0.0000526465930800515">
                <text:p>0.0000526465930800515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0.000065914715072962">
                <text:p>0.000065914715072962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0.0000533138085025821">
                <text:p>0.0000533138085025821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0.0000442892986762969">
                <text:p>0.0000442892986762969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0.0000904209505123727">
                <text:p>0.0000904209505123727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0.0000723322992273637">
                <text:p>0.0000723322992273637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0.0000583582624742957">
                <text:p>0.0000583582624742957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0.0000697243172135434">
                <text:p>0.0000697243172135434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0.0000587753612161315">
                <text:p>0.0000587753612161315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0.0000488839514759029">
                <text:p>0.0000488839514759029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0.0000411525766877096">
                <text:p>0.0000411525766877096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0.0000347996175225469">
                <text:p>0.0000347996175225469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0.0000301561556417563">
                <text:p>0.0000301561556417563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0.0000312925168836198">
                <text:p>0.0000312925168836198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0.0000347002081626526">
                <text:p>0.0000347002081626526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0.0000308024359851053">
                <text:p>0.0000308024359851053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0.0000397685471536992">
                <text:p>0.0000397685471536992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0.0000359025790193628">
                <text:p>0.0000359025790193628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0.0000308288696599711">
                <text:p>0.0000308288696599711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0.0000275247857209627">
                <text:p>0.0000275247857209627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0.0000508518800708304">
                <text:p>0.0000508518800708304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0.0000445300473025337">
                <text:p>0.0000445300473025337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0.0000373997058730795">
                <text:p>0.0000373997058730795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0.0000322121029026679">
                <text:p>0.0000322121029026679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0.0000288264721137014">
                <text:p>0.0000288264721137014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0.0000260061470980996">
                <text:p>0.0000260061470980996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0.000023699272550093">
                <text:p>0.000023699272550093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0.0000217888747788919">
                <text:p>0.000021788874778891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000223469852219968">
                <text:p>0.0000223469852219968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0.0000207818186570534">
                <text:p>0.0000207818186570534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0.0000206227659380709">
                <text:p>0.0000206227659380709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0.0000194000687407224">
                <text:p>0.0000194000687407224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0.0000222196285494698">
                <text:p>0.0000222196285494698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0.0000209174248009224">
                <text:p>0.0000209174248009224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0.0000226913482212451">
                <text:p>0.000022691348221245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0.000024303987182382">
                <text:p>0.000024303987182382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0.0000231939224875454">
                <text:p>0.0000231939224875454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0.0000216689063264191">
                <text:p>0.0000216689063264191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0.0000273168081803643">
                <text:p>0.0000273168081803643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0.0000246611835028155">
                <text:p>0.0000246611835028155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0.0000231465686119828">
                <text:p>0.0000231465686119828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0.0000224927278436658">
                <text:p>0.0000224927278436658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0.0000215247327789506">
                <text:p>0.000021524732778950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0.0000207098992527557">
                <text:p>0.000020709899252755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0.0000196366064675482">
                <text:p>0.0000196366064675482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0.0000193476405452309">
                <text:p>0.0000193476405452309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0.0000185468613406787">
                <text:p>0.000018546861340678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0.000017970343268448">
                <text:p>0.00001797034326844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0.0000174400865093129">
                <text:p>0.0000174400865093129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0.0000228790963541546">
                <text:p>0.0000228790963541546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0.0000246172939987506">
                <text:p>0.0000246172939987506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0.0000229709570009266">
                <text:p>0.0000229709570009266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0.0000260205369244052">
                <text:p>0.0000260205369244052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0.0000237956486980979">
                <text:p>0.00002379564869809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0.0000363560603756982">
                <text:p>0.0000363560603756982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0.0000334416288672558">
                <text:p>0.0000334416288672558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0.0000291816276659852">
                <text:p>0.000029181627665985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0.000026364560455844">
                <text:p>0.000026364560455844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0.0000236994153545621">
                <text:p>0.000023699415354562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0.0000238455379345969">
                <text:p>0.0000238455379345969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0.0000221698881574716">
                <text:p>0.0000221698881574716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0.0000205635016161293">
                <text:p>0.0000205635016161293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0.0000198210191339101">
                <text:p>0.000019821019133910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0.0000219667633219711">
                <text:p>0.000021966763321971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0.0000205839608657812">
                <text:p>0.0000205839608657812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0.0000195864169697624">
                <text:p>0.0000195864169697624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0.0000198179445431794">
                <text:p>0.0000198179445431794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0.0000256303324511897">
                <text:p>0.0000256303324511897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0.0000381761467811458">
                <text:p>0.000038176146781145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0.0000340647077723255">
                <text:p>0.0000340647077723255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0.0000298120307783032">
                <text:p>0.0000298120307783032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0.000035843752650787">
                <text:p>0.000035843752650787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0.0000309037426190118">
                <text:p>0.0000309037426190118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0.0000280308736294765">
                <text:p>0.0000280308736294765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0.0000249700803474983">
                <text:p>0.0000249700803474983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0.0000443550577086586">
                <text:p>0.0000443550577086586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0.0000371711319874667">
                <text:p>0.000037171131987466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0.0000467847163686144">
                <text:p>0.0000467847163686144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0.0000398742071551865">
                <text:p>0.0000398742071551865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0.0000340385813065125">
                <text:p>0.0000340385813065125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0.0000325576326633493">
                <text:p>0.0000325576326633493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0.000028324050213053">
                <text:p>0.000028324050213053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0.0000270805621096913">
                <text:p>0.0000270805621096913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0.0000310118585879967">
                <text:p>0.0000310118585879967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0.0000294600023007035">
                <text:p>0.0000294600023007035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0.0000265423047096582">
                <text:p>0.000026542304709658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0.0000238742756562525">
                <text:p>0.0000238742756562525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0.0000255382735688275">
                <text:p>0.0000255382735688275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0.0000410975810707574">
                <text:p>0.0000410975810707574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0.0000411417578904181">
                <text:p>0.000041141757890418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0.0000370736628419369">
                <text:p>0.000037073662841936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0.0000318506110069299">
                <text:p>0.000031850611006929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0.0000286749390884818">
                <text:p>0.000028674939088481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0.0000254655043162192">
                <text:p>0.000025465504316219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0.0000232699122947194">
                <text:p>0.000023269912294719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0.0000215178378658977">
                <text:p>0.0000215178378658977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0.0000208208038916255">
                <text:p>0.0000208208038916255</text:p>
              </table:table-cell>
            </table:table-row>
            <table:table-row>
              <table:table-cell office:value-type="float" office:value="43102">
                <text:p>43102</text:p>
              </table:table-cell>
              <table:table-cell office:value-type="float" office:value="0.0000255592293949161">
                <text:p>0.0000255592293949161</text:p>
              </table:table-cell>
            </table:table-row>
            <table:table-row>
              <table:table-cell office:value-type="float" office:value="43103">
                <text:p>43103</text:p>
              </table:table-cell>
              <table:table-cell office:value-type="float" office:value="0.0000385189512132174">
                <text:p>0.0000385189512132174</text:p>
              </table:table-cell>
            </table:table-row>
            <table:table-row>
              <table:table-cell office:value-type="float" office:value="43104">
                <text:p>43104</text:p>
              </table:table-cell>
              <table:table-cell office:value-type="float" office:value="0.0000419408602853499">
                <text:p>0.0000419408602853499</text:p>
              </table:table-cell>
            </table:table-row>
            <table:table-row>
              <table:table-cell office:value-type="float" office:value="43105">
                <text:p>43105</text:p>
              </table:table-cell>
              <table:table-cell office:value-type="float" office:value="0.0000389680080505511">
                <text:p>0.0000389680080505511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0.0000441853970758323">
                <text:p>0.0000441853970758323</text:p>
              </table:table-cell>
            </table:table-row>
            <table:table-row>
              <table:table-cell office:value-type="float" office:value="43109">
                <text:p>43109</text:p>
              </table:table-cell>
              <table:table-cell office:value-type="float" office:value="0.0000376321973976412">
                <text:p>0.000037632197397641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000032494666519179">
                <text:p>0.000032494666519179</text:p>
              </table:table-cell>
            </table:table-row>
            <table:table-row>
              <table:table-cell office:value-type="float" office:value="43111">
                <text:p>43111</text:p>
              </table:table-cell>
              <table:table-cell office:value-type="float" office:value="0.000028550897517318">
                <text:p>0.000028550897517318</text:p>
              </table:table-cell>
            </table:table-row>
            <table:table-row>
              <table:table-cell office:value-type="float" office:value="43112">
                <text:p>43112</text:p>
              </table:table-cell>
              <table:table-cell office:value-type="float" office:value="0.0000363972328648795">
                <text:p>0.0000363972328648795</text:p>
              </table:table-cell>
            </table:table-row>
            <table:table-row>
              <table:table-cell office:value-type="float" office:value="43116">
                <text:p>43116</text:p>
              </table:table-cell>
              <table:table-cell office:value-type="float" office:value="0.0000413869783479367">
                <text:p>0.0000413869783479367</text:p>
              </table:table-cell>
            </table:table-row>
            <table:table-row>
              <table:table-cell office:value-type="float" office:value="43117">
                <text:p>43117</text:p>
              </table:table-cell>
              <table:table-cell office:value-type="float" office:value="0.0000377016739452413">
                <text:p>0.0000377016739452413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0.0000520042224137897">
                <text:p>0.0000520042224137897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0.0000434436605390241">
                <text:p>0.0000434436605390241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0.0000407628714215233">
                <text:p>0.0000407628714215233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0.0000490179612037864">
                <text:p>0.0000490179612037864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0.0000416845936999261">
                <text:p>0.0000416845936999261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0.0000352144326877367">
                <text:p>0.0000352144326877367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0.0000303885745254575">
                <text:p>0.0000303885745254575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0.0000580782777290975">
                <text:p>0.0000580782777290975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0.0000575418753093857">
                <text:p>0.0000575418753093857</text:p>
              </table:table-cell>
            </table:table-row>
            <table:table-row>
              <table:table-cell office:value-type="float" office:value="43131">
                <text:p>43131</text:p>
              </table:table-cell>
              <table:table-cell office:value-type="float" office:value="0.000073581684544812">
                <text:p>0.000073581684544812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0.0000590432755449566">
                <text:p>0.0000590432755449566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0.0000482151839546346">
                <text:p>0.0000482151839546346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0.000140688684694659">
                <text:p>0.000140688684694659</text:p>
              </table:table-cell>
            </table:table-row>
            <table:table-row>
              <table:table-cell office:value-type="float" office:value="43137">
                <text:p>43137</text:p>
              </table:table-cell>
              <table:table-cell office:value-type="float" office:value="0.000484972665469921">
                <text:p>0.000484972665469921</text:p>
              </table:table-cell>
            </table:table-row>
            <table:table-row>
              <table:table-cell office:value-type="float" office:value="43138">
                <text:p>43138</text:p>
              </table:table-cell>
              <table:table-cell office:value-type="float" office:value="0.000434610984062735">
                <text:p>0.000434610984062735</text:p>
              </table:table-cell>
            </table:table-row>
            <table:table-row>
              <table:table-cell office:value-type="float" office:value="43139">
                <text:p>43139</text:p>
              </table:table-cell>
              <table:table-cell office:value-type="float" office:value="0.000334485371740042">
                <text:p>0.000334485371740042</text:p>
              </table:table-cell>
            </table:table-row>
            <table:table-row>
              <table:table-cell office:value-type="float" office:value="43140">
                <text:p>43140</text:p>
              </table:table-cell>
              <table:table-cell office:value-type="float" office:value="0.000569356390328886">
                <text:p>0.000569356390328886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0.000479544677895436">
                <text:p>0.000479544677895436</text:p>
              </table:table-cell>
            </table:table-row>
            <table:table-row>
              <table:table-cell office:value-type="float" office:value="43144">
                <text:p>43144</text:p>
              </table:table-cell>
              <table:table-cell office:value-type="float" office:value="0.00040580832075627">
                <text:p>0.00040580832075627</text:p>
              </table:table-cell>
            </table:table-row>
            <table:table-row>
              <table:table-cell office:value-type="float" office:value="43145">
                <text:p>43145</text:p>
              </table:table-cell>
              <table:table-cell office:value-type="float" office:value="0.000308882717550866">
                <text:p>0.000308882717550866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0.000275094561767448">
                <text:p>0.000275094561767448</text:p>
              </table:table-cell>
            </table:table-row>
            <table:table-row>
              <table:table-cell office:value-type="float" office:value="43147">
                <text:p>43147</text:p>
              </table:table-cell>
              <table:table-cell office:value-type="float" office:value="0.000242234495355176">
                <text:p>0.000242234495355176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0.000185101950644746">
                <text:p>0.000185101950644746</text:p>
              </table:table-cell>
            </table:table-row>
            <table:table-row>
              <table:table-cell office:value-type="float" office:value="43152">
                <text:p>43152</text:p>
              </table:table-cell>
              <table:table-cell office:value-type="float" office:value="0.000149996025057005">
                <text:p>0.000149996025057005</text:p>
              </table:table-cell>
            </table:table-row>
            <table:table-row>
              <table:table-cell office:value-type="float" office:value="43153">
                <text:p>43153</text:p>
              </table:table-cell>
              <table:table-cell office:value-type="float" office:value="0.000122876573043697">
                <text:p>0.000122876573043697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0.0000960536301489806">
                <text:p>0.0000960536301489806</text:p>
              </table:table-cell>
            </table:table-row>
            <table:table-row>
              <table:table-cell office:value-type="float" office:value="43157">
                <text:p>43157</text:p>
              </table:table-cell>
              <table:table-cell office:value-type="float" office:value="0.000133283451733333">
                <text:p>0.000133283451733333</text:p>
              </table:table-cell>
            </table:table-row>
            <table:table-row>
              <table:table-cell office:value-type="float" office:value="43158">
                <text:p>43158</text:p>
              </table:table-cell>
              <table:table-cell office:value-type="float" office:value="0.000134555677289167">
                <text:p>0.000134555677289167</text:p>
              </table:table-cell>
            </table:table-row>
            <table:table-row>
              <table:table-cell office:value-type="float" office:value="43159">
                <text:p>43159</text:p>
              </table:table-cell>
              <table:table-cell office:value-type="float" office:value="0.000140707132088841">
                <text:p>0.000140707132088841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0.000136723921235153">
                <text:p>0.000136723921235153</text:p>
              </table:table-cell>
            </table:table-row>
            <table:table-row>
              <table:table-cell office:value-type="float" office:value="43161">
                <text:p>43161</text:p>
              </table:table-cell>
              <table:table-cell office:value-type="float" office:value="0.000145925242668805">
                <text:p>0.000145925242668805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0.000118828302879422">
                <text:p>0.000118828302879422</text:p>
              </table:table-cell>
            </table:table-row>
            <table:table-row>
              <table:table-cell office:value-type="float" office:value="43165">
                <text:p>43165</text:p>
              </table:table-cell>
              <table:table-cell office:value-type="float" office:value="0.000120052077135638">
                <text:p>0.000120052077135638</text:p>
              </table:table-cell>
            </table:table-row>
            <table:table-row>
              <table:table-cell office:value-type="float" office:value="43166">
                <text:p>43166</text:p>
              </table:table-cell>
              <table:table-cell office:value-type="float" office:value="0.0000952882945813805">
                <text:p>0.0000952882945813805</text:p>
              </table:table-cell>
            </table:table-row>
            <table:table-row>
              <table:table-cell office:value-type="float" office:value="43167">
                <text:p>43167</text:p>
              </table:table-cell>
              <table:table-cell office:value-type="float" office:value="0.0000752695296931369">
                <text:p>0.0000752695296931369</text:p>
              </table:table-cell>
            </table:table-row>
            <table:table-row>
              <table:table-cell office:value-type="float" office:value="43168">
                <text:p>43168</text:p>
              </table:table-cell>
              <table:table-cell office:value-type="float" office:value="0.0000647093743734692">
                <text:p>0.0000647093743734692</text:p>
              </table:table-cell>
            </table:table-row>
            <table:table-row>
              <table:table-cell office:value-type="float" office:value="43171">
                <text:p>43171</text:p>
              </table:table-cell>
              <table:table-cell office:value-type="float" office:value="0.000119947570090329">
                <text:p>0.000119947570090329</text:p>
              </table:table-cell>
            </table:table-row>
            <table:table-row>
              <table:table-cell office:value-type="float" office:value="43172">
                <text:p>43172</text:p>
              </table:table-cell>
              <table:table-cell office:value-type="float" office:value="0.0000940150591991037">
                <text:p>0.0000940150591991037</text:p>
              </table:table-cell>
            </table:table-row>
            <table:table-row>
              <table:table-cell office:value-type="float" office:value="43173">
                <text:p>43173</text:p>
              </table:table-cell>
              <table:table-cell office:value-type="float" office:value="0.0000833278573899536">
                <text:p>0.0000833278573899536</text:p>
              </table:table-cell>
            </table:table-row>
            <table:table-row>
              <table:table-cell office:value-type="float" office:value="43174">
                <text:p>43174</text:p>
              </table:table-cell>
              <table:table-cell office:value-type="float" office:value="0.0000736094480912439">
                <text:p>0.0000736094480912439</text:p>
              </table:table-cell>
            </table:table-row>
            <table:table-row>
              <table:table-cell office:value-type="float" office:value="43175">
                <text:p>43175</text:p>
              </table:table-cell>
              <table:table-cell office:value-type="float" office:value="0.0000591473732816528">
                <text:p>0.0000591473732816528</text:p>
              </table:table-cell>
            </table:table-row>
            <table:table-row>
              <table:table-cell office:value-type="float" office:value="43178">
                <text:p>43178</text:p>
              </table:table-cell>
              <table:table-cell office:value-type="float" office:value="0.000048848422250159">
                <text:p>0.000048848422250159</text:p>
              </table:table-cell>
            </table:table-row>
            <table:table-row>
              <table:table-cell office:value-type="float" office:value="43179">
                <text:p>43179</text:p>
              </table:table-cell>
              <table:table-cell office:value-type="float" office:value="0.0000856518434198195">
                <text:p>0.0000856518434198195</text:p>
              </table:table-cell>
            </table:table-row>
            <table:table-row>
              <table:table-cell office:value-type="float" office:value="43180">
                <text:p>43180</text:p>
              </table:table-cell>
              <table:table-cell office:value-type="float" office:value="0.0000685045362424965">
                <text:p>0.0000685045362424965</text:p>
              </table:table-cell>
            </table:table-row>
            <table:table-row>
              <table:table-cell office:value-type="float" office:value="43181">
                <text:p>43181</text:p>
              </table:table-cell>
              <table:table-cell office:value-type="float" office:value="0.0000559551757358738">
                <text:p>0.0000559551757358738</text:p>
              </table:table-cell>
            </table:table-row>
            <table:table-row>
              <table:table-cell office:value-type="float" office:value="43182">
                <text:p>43182</text:p>
              </table:table-cell>
              <table:table-cell office:value-type="float" office:value="0.000187511862891896">
                <text:p>0.000187511862891896</text:p>
              </table:table-cell>
            </table:table-row>
            <table:table-row>
              <table:table-cell office:value-type="float" office:value="43185">
                <text:p>43185</text:p>
              </table:table-cell>
              <table:table-cell office:value-type="float" office:value="0.000242543254376126">
                <text:p>0.000242543254376126</text:p>
              </table:table-cell>
            </table:table-row>
            <table:table-row>
              <table:table-cell office:value-type="float" office:value="43186">
                <text:p>43186</text:p>
              </table:table-cell>
              <table:table-cell office:value-type="float" office:value="0.000350352415420903">
                <text:p>0.000350352415420903</text:p>
              </table:table-cell>
            </table:table-row>
            <table:table-row>
              <table:table-cell office:value-type="float" office:value="43187">
                <text:p>43187</text:p>
              </table:table-cell>
              <table:table-cell office:value-type="float" office:value="0.000332693095036983">
                <text:p>0.000332693095036983</text:p>
              </table:table-cell>
            </table:table-row>
            <table:table-row>
              <table:table-cell office:value-type="float" office:value="43188">
                <text:p>43188</text:p>
              </table:table-cell>
              <table:table-cell office:value-type="float" office:value="0.000254599229739978">
                <text:p>0.000254599229739978</text:p>
              </table:table-cell>
            </table:table-row>
            <table:table-row>
              <table:table-cell office:value-type="float" office:value="43192">
                <text:p>43192</text:p>
              </table:table-cell>
              <table:table-cell office:value-type="float" office:value="0.000236746357080575">
                <text:p>0.000236746357080575</text:p>
              </table:table-cell>
            </table:table-row>
            <table:table-row>
              <table:table-cell office:value-type="float" office:value="43193">
                <text:p>43193</text:p>
              </table:table-cell>
              <table:table-cell office:value-type="float" office:value="0.000292630919223063">
                <text:p>0.000292630919223063</text:p>
              </table:table-cell>
            </table:table-row>
            <table:table-row>
              <table:table-cell office:value-type="float" office:value="43194">
                <text:p>43194</text:p>
              </table:table-cell>
              <table:table-cell office:value-type="float" office:value="0.000258359055308056">
                <text:p>0.000258359055308056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0.000227064921665275">
                <text:p>0.000227064921665275</text:p>
              </table:table-cell>
            </table:table-row>
            <table:table-row>
              <table:table-cell office:value-type="float" office:value="43196">
                <text:p>43196</text:p>
              </table:table-cell>
              <table:table-cell office:value-type="float" office:value="0.000184270545927156">
                <text:p>0.000184270545927156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0.000249269730965047">
                <text:p>0.000249269730965047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0.000192821539879931">
                <text:p>0.000192821539879931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0.000210745419984557">
                <text:p>0.000210745419984557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0.000168362388378032">
                <text:p>0.000168362388378032</text:p>
              </table:table-cell>
            </table:table-row>
            <table:table-row>
              <table:table-cell office:value-type="float" office:value="43203">
                <text:p>43203</text:p>
              </table:table-cell>
              <table:table-cell office:value-type="float" office:value="0.000145080261158126">
                <text:p>0.000145080261158126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0.000114305273853048">
                <text:p>0.000114305273853048</text:p>
              </table:table-cell>
            </table:table-row>
            <table:table-row>
              <table:table-cell office:value-type="float" office:value="43207">
                <text:p>43207</text:p>
              </table:table-cell>
              <table:table-cell office:value-type="float" office:value="0.000104149586078893">
                <text:p>0.000104149586078893</text:p>
              </table:table-cell>
            </table:table-row>
            <table:table-row>
              <table:table-cell office:value-type="float" office:value="43208">
                <text:p>43208</text:p>
              </table:table-cell>
              <table:table-cell office:value-type="float" office:value="0.000107280016502942">
                <text:p>0.000107280016502942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0.0000843365516901158">
                <text:p>0.0000843365516901158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0.0000743676941488501">
                <text:p>0.0000743676941488501</text:p>
              </table:table-cell>
            </table:table-row>
            <table:table-row>
              <table:table-cell office:value-type="float" office:value="43213">
                <text:p>43213</text:p>
              </table:table-cell>
              <table:table-cell office:value-type="float" office:value="0.0000758857194939847">
                <text:p>0.0000758857194939847</text:p>
              </table:table-cell>
            </table:table-row>
            <table:table-row>
              <table:table-cell office:value-type="float" office:value="43214">
                <text:p>43214</text:p>
              </table:table-cell>
              <table:table-cell office:value-type="float" office:value="0.0000607129247762037">
                <text:p>0.0000607129247762037</text:p>
              </table:table-cell>
            </table:table-row>
            <table:table-row>
              <table:table-cell office:value-type="float" office:value="43215">
                <text:p>43215</text:p>
              </table:table-cell>
              <table:table-cell office:value-type="float" office:value="0.0000894372022660784">
                <text:p>0.0000894372022660784</text:p>
              </table:table-cell>
            </table:table-row>
            <table:table-row>
              <table:table-cell office:value-type="float" office:value="43216">
                <text:p>43216</text:p>
              </table:table-cell>
              <table:table-cell office:value-type="float" office:value="0.0000715982980528877">
                <text:p>0.0000715982980528877</text:p>
              </table:table-cell>
            </table:table-row>
            <table:table-row>
              <table:table-cell office:value-type="float" office:value="43217">
                <text:p>43217</text:p>
              </table:table-cell>
              <table:table-cell office:value-type="float" office:value="0.000081871902265626">
                <text:p>0.000081871902265626</text:p>
              </table:table-cell>
            </table:table-row>
            <table:table-row>
              <table:table-cell office:value-type="float" office:value="43220">
                <text:p>43220</text:p>
              </table:table-cell>
              <table:table-cell office:value-type="float" office:value="0.0000654648957595687">
                <text:p>0.00006546489575956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0.0000679240026553956">
                <text:p>0.0000679240026553956</text:p>
              </table:table-cell>
            </table:table-row>
            <table:table-row>
              <table:table-cell office:value-type="float" office:value="43222">
                <text:p>43222</text:p>
              </table:table-cell>
              <table:table-cell office:value-type="float" office:value="0.0000562143469338255">
                <text:p>0.0000562143469338255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0.0000576265318961365">
                <text:p>0.0000576265318961365</text:p>
              </table:table-cell>
            </table:table-row>
            <table:table-row>
              <table:table-cell office:value-type="float" office:value="43224">
                <text:p>43224</text:p>
              </table:table-cell>
              <table:table-cell office:value-type="float" office:value="0.0000481987474871908">
                <text:p>0.0000481987474871908</text:p>
              </table:table-cell>
            </table:table-row>
            <table:table-row>
              <table:table-cell office:value-type="float" office:value="43227">
                <text:p>43227</text:p>
              </table:table-cell>
              <table:table-cell office:value-type="float" office:value="0.0000767445207656036">
                <text:p>0.0000767445207656036</text:p>
              </table:table-cell>
            </table:table-row>
            <table:table-row>
              <table:table-cell office:value-type="float" office:value="43228">
                <text:p>43228</text:p>
              </table:table-cell>
              <table:table-cell office:value-type="float" office:value="0.0000640302406722421">
                <text:p>0.0000640302406722421</text:p>
              </table:table-cell>
            </table:table-row>
            <table:table-row>
              <table:table-cell office:value-type="float" office:value="43229">
                <text:p>43229</text:p>
              </table:table-cell>
              <table:table-cell office:value-type="float" office:value="0.0000518651289904263">
                <text:p>0.0000518651289904263</text:p>
              </table:table-cell>
            </table:table-row>
            <table:table-row>
              <table:table-cell office:value-type="float" office:value="43230">
                <text:p>43230</text:p>
              </table:table-cell>
              <table:table-cell office:value-type="float" office:value="0.0000637343480963524">
                <text:p>0.0000637343480963524</text:p>
              </table:table-cell>
            </table:table-row>
            <table:table-row>
              <table:table-cell office:value-type="float" office:value="43231">
                <text:p>43231</text:p>
              </table:table-cell>
              <table:table-cell office:value-type="float" office:value="0.0000712791192030941">
                <text:p>0.0000712791192030941</text:p>
              </table:table-cell>
            </table:table-row>
            <table:table-row>
              <table:table-cell office:value-type="float" office:value="43234">
                <text:p>43234</text:p>
              </table:table-cell>
              <table:table-cell office:value-type="float" office:value="0.0000579210116489882">
                <text:p>0.0000579210116489882</text:p>
              </table:table-cell>
            </table:table-row>
            <table:table-row>
              <table:table-cell office:value-type="float" office:value="43235">
                <text:p>43235</text:p>
              </table:table-cell>
              <table:table-cell office:value-type="float" office:value="0.0000474569113395861">
                <text:p>0.0000474569113395861</text:p>
              </table:table-cell>
            </table:table-row>
            <table:table-row>
              <table:table-cell office:value-type="float" office:value="43236">
                <text:p>43236</text:p>
              </table:table-cell>
              <table:table-cell office:value-type="float" office:value="0.0000499364144372161">
                <text:p>0.0000499364144372161</text:p>
              </table:table-cell>
            </table:table-row>
            <table:table-row>
              <table:table-cell office:value-type="float" office:value="43237">
                <text:p>43237</text:p>
              </table:table-cell>
              <table:table-cell office:value-type="float" office:value="0.0000450030432646494">
                <text:p>0.0000450030432646494</text:p>
              </table:table-cell>
            </table:table-row>
            <table:table-row>
              <table:table-cell office:value-type="float" office:value="43238">
                <text:p>43238</text:p>
              </table:table-cell>
              <table:table-cell office:value-type="float" office:value="0.0000377889613502887">
                <text:p>0.0000377889613502887</text:p>
              </table:table-cell>
            </table:table-row>
            <table:table-row>
              <table:table-cell office:value-type="float" office:value="43241">
                <text:p>43241</text:p>
              </table:table-cell>
              <table:table-cell office:value-type="float" office:value="0.000033782534947118">
                <text:p>0.000033782534947118</text:p>
              </table:table-cell>
            </table:table-row>
            <table:table-row>
              <table:table-cell office:value-type="float" office:value="43242">
                <text:p>43242</text:p>
              </table:table-cell>
              <table:table-cell office:value-type="float" office:value="0.0000414478663321327">
                <text:p>0.0000414478663321327</text:p>
              </table:table-cell>
            </table:table-row>
            <table:table-row>
              <table:table-cell office:value-type="float" office:value="43243">
                <text:p>43243</text:p>
              </table:table-cell>
              <table:table-cell office:value-type="float" office:value="0.0000371677934961578">
                <text:p>0.0000371677934961578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0.0000341290364121226">
                <text:p>0.0000341290364121226</text:p>
              </table:table-cell>
            </table:table-row>
            <table:table-row>
              <table:table-cell office:value-type="float" office:value="43245">
                <text:p>43245</text:p>
              </table:table-cell>
              <table:table-cell office:value-type="float" office:value="0.0000304119456403927">
                <text:p>0.0000304119456403927</text:p>
              </table:table-cell>
            </table:table-row>
            <table:table-row>
              <table:table-cell office:value-type="float" office:value="43249">
                <text:p>43249</text:p>
              </table:table-cell>
              <table:table-cell office:value-type="float" office:value="0.0000279606006960535">
                <text:p>0.0000279606006960535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0.0000548124930323553">
                <text:p>0.0000548124930323553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0.000081030221095875">
                <text:p>0.000081030221095875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0.0000751498931239652">
                <text:p>0.0000751498931239652</text:p>
              </table:table-cell>
            </table:table-row>
            <table:table-row>
              <table:table-cell office:value-type="float" office:value="43255">
                <text:p>43255</text:p>
              </table:table-cell>
              <table:table-cell office:value-type="float" office:value="0.0000865036907564634">
                <text:p>0.0000865036907564634</text:p>
              </table:table-cell>
            </table:table-row>
            <table:table-row>
              <table:table-cell office:value-type="float" office:value="43256">
                <text:p>43256</text:p>
              </table:table-cell>
              <table:table-cell office:value-type="float" office:value="0.000073140779862597">
                <text:p>0.000073140779862597</text:p>
              </table:table-cell>
            </table:table-row>
            <table:table-row>
              <table:table-cell office:value-type="float" office:value="43257">
                <text:p>43257</text:p>
              </table:table-cell>
              <table:table-cell office:value-type="float" office:value="0.0000587706451023103">
                <text:p>0.0000587706451023103</text:p>
              </table:table-cell>
            </table:table-row>
            <table:table-row>
              <table:table-cell office:value-type="float" office:value="43258">
                <text:p>43258</text:p>
              </table:table-cell>
              <table:table-cell office:value-type="float" office:value="0.0000643437690368617">
                <text:p>0.0000643437690368617</text:p>
              </table:table-cell>
            </table:table-row>
            <table:table-row>
              <table:table-cell office:value-type="float" office:value="43259">
                <text:p>43259</text:p>
              </table:table-cell>
              <table:table-cell office:value-type="float" office:value="0.0000521978730994116">
                <text:p>0.0000521978730994116</text:p>
              </table:table-cell>
            </table:table-row>
            <table:table-row>
              <table:table-cell office:value-type="float" office:value="43262">
                <text:p>43262</text:p>
              </table:table-cell>
              <table:table-cell office:value-type="float" office:value="0.0000451905176240584">
                <text:p>0.0000451905176240584</text:p>
              </table:table-cell>
            </table:table-row>
            <table:table-row>
              <table:table-cell office:value-type="float" office:value="43263">
                <text:p>43263</text:p>
              </table:table-cell>
              <table:table-cell office:value-type="float" office:value="0.000038020798701839">
                <text:p>0.000038020798701839</text:p>
              </table:table-cell>
            </table:table-row>
            <table:table-row>
              <table:table-cell office:value-type="float" office:value="43264">
                <text:p>43264</text:p>
              </table:table-cell>
              <table:table-cell office:value-type="float" office:value="0.00003308544189238">
                <text:p>0.00003308544189238</text:p>
              </table:table-cell>
            </table:table-row>
            <table:table-row>
              <table:table-cell office:value-type="float" office:value="43265">
                <text:p>43265</text:p>
              </table:table-cell>
              <table:table-cell office:value-type="float" office:value="0.0000323431953749728">
                <text:p>0.0000323431953749728</text:p>
              </table:table-cell>
            </table:table-row>
            <table:table-row>
              <table:table-cell office:value-type="float" office:value="43266">
                <text:p>43266</text:p>
              </table:table-cell>
              <table:table-cell office:value-type="float" office:value="0.000029527838629864">
                <text:p>0.000029527838629864</text:p>
              </table:table-cell>
            </table:table-row>
            <table:table-row>
              <table:table-cell office:value-type="float" office:value="43269">
                <text:p>43269</text:p>
              </table:table-cell>
              <table:table-cell office:value-type="float" office:value="0.0000262876336321107">
                <text:p>0.0000262876336321107</text:p>
              </table:table-cell>
            </table:table-row>
            <table:table-row>
              <table:table-cell office:value-type="float" office:value="43270">
                <text:p>43270</text:p>
              </table:table-cell>
              <table:table-cell office:value-type="float" office:value="0.0000246454985016455">
                <text:p>0.0000246454985016455</text:p>
              </table:table-cell>
            </table:table-row>
            <table:table-row>
              <table:table-cell office:value-type="float" office:value="43271">
                <text:p>43271</text:p>
              </table:table-cell>
              <table:table-cell office:value-type="float" office:value="0.0000260289736137824">
                <text:p>0.0000260289736137824</text:p>
              </table:table-cell>
            </table:table-row>
            <table:table-row>
              <table:table-cell office:value-type="float" office:value="43272">
                <text:p>43272</text:p>
              </table:table-cell>
              <table:table-cell office:value-type="float" office:value="0.0000240965104497576">
                <text:p>0.0000240965104497576</text:p>
              </table:table-cell>
            </table:table-row>
            <table:table-row>
              <table:table-cell office:value-type="float" office:value="43273">
                <text:p>43273</text:p>
              </table:table-cell>
              <table:table-cell office:value-type="float" office:value="0.0000310068751720106">
                <text:p>0.0000310068751720106</text:p>
              </table:table-cell>
            </table:table-row>
            <table:table-row>
              <table:table-cell office:value-type="float" office:value="43276">
                <text:p>43276</text:p>
              </table:table-cell>
              <table:table-cell office:value-type="float" office:value="0.00002793771079868">
                <text:p>0.00002793771079868</text:p>
              </table:table-cell>
            </table:table-row>
            <table:table-row>
              <table:table-cell office:value-type="float" office:value="43277">
                <text:p>43277</text:p>
              </table:table-cell>
              <table:table-cell office:value-type="float" office:value="0.0000670229129169072">
                <text:p>0.0000670229129169072</text:p>
              </table:table-cell>
            </table:table-row>
            <table:table-row>
              <table:table-cell office:value-type="float" office:value="43278">
                <text:p>43278</text:p>
              </table:table-cell>
              <table:table-cell office:value-type="float" office:value="0.0000551742615213289">
                <text:p>0.0000551742615213289</text:p>
              </table:table-cell>
            </table:table-row>
            <table:table-row>
              <table:table-cell office:value-type="float" office:value="43279">
                <text:p>43279</text:p>
              </table:table-cell>
              <table:table-cell office:value-type="float" office:value="0.0000617970594731526">
                <text:p>0.0000617970594731526</text:p>
              </table:table-cell>
            </table:table-row>
            <table:table-row>
              <table:table-cell office:value-type="float" office:value="43280">
                <text:p>43280</text:p>
              </table:table-cell>
              <table:table-cell office:value-type="float" office:value="0.0000587232477209293">
                <text:p>0.0000587232477209293</text:p>
              </table:table-cell>
            </table:table-row>
            <table:table-row>
              <table:table-cell office:value-type="float" office:value="43283">
                <text:p>43283</text:p>
              </table:table-cell>
              <table:table-cell office:value-type="float" office:value="0.0000480106623203092">
                <text:p>0.0000480106623203092</text:p>
              </table:table-cell>
            </table:table-row>
            <table:table-row>
              <table:table-cell office:value-type="float" office:value="43284">
                <text:p>43284</text:p>
              </table:table-cell>
              <table:table-cell office:value-type="float" office:value="0.0000419799668987772">
                <text:p>0.0000419799668987772</text:p>
              </table:table-cell>
            </table:table-row>
            <table:table-row>
              <table:table-cell office:value-type="float" office:value="43286">
                <text:p>43286</text:p>
              </table:table-cell>
              <table:table-cell office:value-type="float" office:value="0.0000408426852207428">
                <text:p>0.0000408426852207428</text:p>
              </table:table-cell>
            </table:table-row>
            <table:table-row>
              <table:table-cell office:value-type="float" office:value="43287">
                <text:p>43287</text:p>
              </table:table-cell>
              <table:table-cell office:value-type="float" office:value="0.000051146562798964">
                <text:p>0.000051146562798964</text:p>
              </table:table-cell>
            </table:table-row>
            <table:table-row>
              <table:table-cell office:value-type="float" office:value="43319">
                <text:p>43319</text:p>
              </table:table-cell>
              <table:table-cell office:value-type="float" office:value="0.0000583157582743029">
                <text:p>0.0000583157582743029</text:p>
              </table:table-cell>
            </table:table-row>
            <table:table-row>
              <table:table-cell office:value-type="float" office:value="43320">
                <text:p>43320</text:p>
              </table:table-cell>
              <table:table-cell office:value-type="float" office:value="0.000333404186798933">
                <text:p>0.000333404186798933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0.000253242508390695">
                <text:p>0.000253242508390695</text:p>
              </table:table-cell>
            </table:table-row>
            <table:table-row>
              <table:table-cell office:value-type="float" office:value="43322">
                <text:p>43322</text:p>
              </table:table-cell>
              <table:table-cell office:value-type="float" office:value="0.000193765240370541">
                <text:p>0.000193765240370541</text:p>
              </table:table-cell>
            </table:table-row>
            <table:table-row>
              <table:table-cell office:value-type="float" office:value="43325">
                <text:p>43325</text:p>
              </table:table-cell>
              <table:table-cell office:value-type="float" office:value="0.000160161765384555">
                <text:p>0.000160161765384555</text:p>
              </table:table-cell>
            </table:table-row>
            <table:table-row>
              <table:table-cell office:value-type="float" office:value="43326">
                <text:p>43326</text:p>
              </table:table-cell>
              <table:table-cell office:value-type="float" office:value="0.000127306414462845">
                <text:p>0.000127306414462845</text:p>
              </table:table-cell>
            </table:table-row>
            <table:table-row>
              <table:table-cell office:value-type="float" office:value="43327">
                <text:p>43327</text:p>
              </table:table-cell>
              <table:table-cell office:value-type="float" office:value="0.000108288924159922">
                <text:p>0.000108288924159922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0.0000978699446585237">
                <text:p>0.0000978699446585237</text:p>
              </table:table-cell>
            </table:table-row>
            <table:table-row>
              <table:table-cell office:value-type="float" office:value="43329">
                <text:p>43329</text:p>
              </table:table-cell>
              <table:table-cell office:value-type="float" office:value="0.0000911829743248448">
                <text:p>0.0000911829743248448</text:p>
              </table:table-cell>
            </table:table-row>
            <table:table-row>
              <table:table-cell office:value-type="float" office:value="43332">
                <text:p>43332</text:p>
              </table:table-cell>
              <table:table-cell office:value-type="float" office:value="0.0000746194930283971">
                <text:p>0.0000746194930283971</text:p>
              </table:table-cell>
            </table:table-row>
            <table:table-row>
              <table:table-cell office:value-type="float" office:value="43333">
                <text:p>43333</text:p>
              </table:table-cell>
              <table:table-cell office:value-type="float" office:value="0.0000610848735600779">
                <text:p>0.0000610848735600779</text:p>
              </table:table-cell>
            </table:table-row>
            <table:table-row>
              <table:table-cell office:value-type="float" office:value="43334">
                <text:p>43334</text:p>
              </table:table-cell>
              <table:table-cell office:value-type="float" office:value="0.0000506050501393503">
                <text:p>0.0000506050501393503</text:p>
              </table:table-cell>
            </table:table-row>
            <table:table-row>
              <table:table-cell office:value-type="float" office:value="43335">
                <text:p>43335</text:p>
              </table:table-cell>
              <table:table-cell office:value-type="float" office:value="0.0000418484550017864">
                <text:p>0.0000418484550017864</text:p>
              </table:table-cell>
            </table:table-row>
            <table:table-row>
              <table:table-cell office:value-type="float" office:value="43336">
                <text:p>43336</text:p>
              </table:table-cell>
              <table:table-cell office:value-type="float" office:value="0.0000359068494684843">
                <text:p>0.0000359068494684843</text:p>
              </table:table-cell>
            </table:table-row>
            <table:table-row>
              <table:table-cell office:value-type="float" office:value="43339">
                <text:p>43339</text:p>
              </table:table-cell>
              <table:table-cell office:value-type="float" office:value="0.0000394243559849103">
                <text:p>0.0000394243559849103</text:p>
              </table:table-cell>
            </table:table-row>
            <table:table-row>
              <table:table-cell office:value-type="float" office:value="43340">
                <text:p>43340</text:p>
              </table:table-cell>
              <table:table-cell office:value-type="float" office:value="0.0000466213845373088">
                <text:p>0.0000466213845373088</text:p>
              </table:table-cell>
            </table:table-row>
            <table:table-row>
              <table:table-cell office:value-type="float" office:value="43341">
                <text:p>43341</text:p>
              </table:table-cell>
              <table:table-cell office:value-type="float" office:value="0.0000388511009824969">
                <text:p>0.0000388511009824969</text:p>
              </table:table-cell>
            </table:table-row>
            <table:table-row>
              <table:table-cell office:value-type="float" office:value="43342">
                <text:p>43342</text:p>
              </table:table-cell>
              <table:table-cell office:value-type="float" office:value="0.0000403006662558399">
                <text:p>0.0000403006662558399</text:p>
              </table:table-cell>
            </table:table-row>
            <table:table-row>
              <table:table-cell office:value-type="float" office:value="43343">
                <text:p>43343</text:p>
              </table:table-cell>
              <table:table-cell office:value-type="float" office:value="0.0000385021126910132">
                <text:p>0.0000385021126910132</text:p>
              </table:table-cell>
            </table:table-row>
            <table:table-row>
              <table:table-cell office:value-type="float" office:value="43347">
                <text:p>43347</text:p>
              </table:table-cell>
              <table:table-cell office:value-type="float" office:value="0.0000327691381802937">
                <text:p>0.0000327691381802937</text:p>
              </table:table-cell>
            </table:table-row>
            <table:table-row>
              <table:table-cell office:value-type="float" office:value="43348">
                <text:p>43348</text:p>
              </table:table-cell>
              <table:table-cell office:value-type="float" office:value="0.0000290917141627906">
                <text:p>0.0000290917141627906</text:p>
              </table:table-cell>
            </table:table-row>
            <table:table-row>
              <table:table-cell office:value-type="float" office:value="43349">
                <text:p>43349</text:p>
              </table:table-cell>
              <table:table-cell office:value-type="float" office:value="0.0000274886091462301">
                <text:p>0.0000274886091462301</text:p>
              </table:table-cell>
            </table:table-row>
            <table:table-row>
              <table:table-cell office:value-type="float" office:value="43350">
                <text:p>43350</text:p>
              </table:table-cell>
              <table:table-cell office:value-type="float" office:value="0.0000275168737537776">
                <text:p>0.000027516873753777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0.0000256490801114342">
                <text:p>0.0000256490801114342</text:p>
              </table:table-cell>
            </table:table-row>
            <table:table-row>
              <table:table-cell office:value-type="float" office:value="43354">
                <text:p>43354</text:p>
              </table:table-cell>
              <table:table-cell office:value-type="float" office:value="0.0000239625224468264">
                <text:p>0.0000239625224468264</text:p>
              </table:table-cell>
            </table:table-row>
            <table:table-row>
              <table:table-cell office:value-type="float" office:value="43355">
                <text:p>43355</text:p>
              </table:table-cell>
              <table:table-cell office:value-type="float" office:value="0.000025025686371445">
                <text:p>0.000025025686371445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0.0000227188957172693">
                <text:p>0.0000227188957172693</text:p>
              </table:table-cell>
            </table:table-row>
            <table:table-row>
              <table:table-cell office:value-type="float" office:value="43357">
                <text:p>43357</text:p>
              </table:table-cell>
              <table:table-cell office:value-type="float" office:value="0.0000272102350363081">
                <text:p>0.0000272102350363081</text:p>
              </table:table-cell>
            </table:table-row>
            <table:table-row>
              <table:table-cell office:value-type="float" office:value="43360">
                <text:p>43360</text:p>
              </table:table-cell>
              <table:table-cell office:value-type="float" office:value="0.0000243405275092027">
                <text:p>0.0000243405275092027</text:p>
              </table:table-cell>
            </table:table-row>
            <table:table-row>
              <table:table-cell office:value-type="float" office:value="43361">
                <text:p>43361</text:p>
              </table:table-cell>
              <table:table-cell office:value-type="float" office:value="0.0000291207401273473">
                <text:p>0.0000291207401273473</text:p>
              </table:table-cell>
            </table:table-row>
            <table:table-row>
              <table:table-cell office:value-type="float" office:value="43362">
                <text:p>43362</text:p>
              </table:table-cell>
              <table:table-cell office:value-type="float" office:value="0.0000322029158760286">
                <text:p>0.0000322029158760286</text:p>
              </table:table-cell>
            </table:table-row>
            <table:table-row>
              <table:table-cell office:value-type="float" office:value="43363">
                <text:p>43363</text:p>
              </table:table-cell>
              <table:table-cell office:value-type="float" office:value="0.000028407489995356">
                <text:p>0.000028407489995356</text:p>
              </table:table-cell>
            </table:table-row>
            <table:table-row>
              <table:table-cell office:value-type="float" office:value="43364">
                <text:p>43364</text:p>
              </table:table-cell>
              <table:table-cell office:value-type="float" office:value="0.0000389761748747531">
                <text:p>0.0000389761748747531</text:p>
              </table:table-cell>
            </table:table-row>
            <table:table-row>
              <table:table-cell office:value-type="float" office:value="43367">
                <text:p>43367</text:p>
              </table:table-cell>
              <table:table-cell office:value-type="float" office:value="0.000033149882287526">
                <text:p>0.000033149882287526</text:p>
              </table:table-cell>
            </table:table-row>
            <table:table-row>
              <table:table-cell office:value-type="float" office:value="43368">
                <text:p>43368</text:p>
              </table:table-cell>
              <table:table-cell office:value-type="float" office:value="0.0000315300893139183">
                <text:p>0.0000315300893139183</text:p>
              </table:table-cell>
            </table:table-row>
            <table:table-row>
              <table:table-cell office:value-type="float" office:value="43369">
                <text:p>43369</text:p>
              </table:table-cell>
              <table:table-cell office:value-type="float" office:value="0.0000279341391013289">
                <text:p>0.0000279341391013289</text:p>
              </table:table-cell>
            </table:table-row>
            <table:table-row>
              <table:table-cell office:value-type="float" office:value="43370">
                <text:p>43370</text:p>
              </table:table-cell>
              <table:table-cell office:value-type="float" office:value="0.0000272859705323001">
                <text:p>0.0000272859705323001</text:p>
              </table:table-cell>
            </table:table-row>
            <table:table-row>
              <table:table-cell office:value-type="float" office:value="43371">
                <text:p>43371</text:p>
              </table:table-cell>
              <table:table-cell office:value-type="float" office:value="0.0000260889801260995">
                <text:p>0.0000260889801260995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0.0000234853320378355">
                <text:p>0.0000234853320378355</text:p>
              </table:table-cell>
            </table:table-row>
            <table:table-row>
              <table:table-cell office:value-type="float" office:value="43375">
                <text:p>43375</text:p>
              </table:table-cell>
              <table:table-cell office:value-type="float" office:value="0.00002450580243079">
                <text:p>0.00002450580243079</text:p>
              </table:table-cell>
            </table:table-row>
            <table:table-row>
              <table:table-cell office:value-type="float" office:value="43376">
                <text:p>43376</text:p>
              </table:table-cell>
              <table:table-cell office:value-type="float" office:value="0.0000223369815455088">
                <text:p>0.0000223369815455088</text:p>
              </table:table-cell>
            </table:table-row>
            <table:table-row>
              <table:table-cell office:value-type="float" office:value="43377">
                <text:p>43377</text:p>
              </table:table-cell>
              <table:table-cell office:value-type="float" office:value="0.0000207937026596508">
                <text:p>0.0000207937026596508</text:p>
              </table:table-cell>
            </table:table-row>
            <table:table-row>
              <table:table-cell office:value-type="float" office:value="43378">
                <text:p>43378</text:p>
              </table:table-cell>
              <table:table-cell office:value-type="float" office:value="0.0000344628596615847">
                <text:p>0.0000344628596615847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0.0000365841978451778">
                <text:p>0.0000365841978451778</text:p>
              </table:table-cell>
            </table:table-row>
            <table:table-row>
              <table:table-cell office:value-type="float" office:value="43382">
                <text:p>43382</text:p>
              </table:table-cell>
              <table:table-cell office:value-type="float" office:value="0.000031366234421046">
                <text:p>0.000031366234421046</text:p>
              </table:table-cell>
            </table:table-row>
            <table:table-row>
              <table:table-cell office:value-type="float" office:value="43383">
                <text:p>43383</text:p>
              </table:table-cell>
              <table:table-cell office:value-type="float" office:value="0.0000278804345991932">
                <text:p>0.0000278804345991932</text:p>
              </table:table-cell>
            </table:table-row>
            <table:table-row>
              <table:table-cell office:value-type="float" office:value="43384">
                <text:p>43384</text:p>
              </table:table-cell>
              <table:table-cell office:value-type="float" office:value="0.000266533107262695">
                <text:p>0.000266533107262695</text:p>
              </table:table-cell>
            </table:table-row>
            <table:table-row>
              <table:table-cell office:value-type="float" office:value="43385">
                <text:p>43385</text:p>
              </table:table-cell>
              <table:table-cell office:value-type="float" office:value="0.000297956512847677">
                <text:p>0.000297956512847677</text:p>
              </table:table-cell>
            </table:table-row>
            <table:table-row>
              <table:table-cell office:value-type="float" office:value="43388">
                <text:p>43388</text:p>
              </table:table-cell>
              <table:table-cell office:value-type="float" office:value="0.000271892806865322">
                <text:p>0.000271892806865322</text:p>
              </table:table-cell>
            </table:table-row>
            <table:table-row>
              <table:table-cell office:value-type="float" office:value="43389">
                <text:p>43389</text:p>
              </table:table-cell>
              <table:table-cell office:value-type="float" office:value="0.000215046145572895">
                <text:p>0.000215046145572895</text:p>
              </table:table-cell>
            </table:table-row>
            <table:table-row>
              <table:table-cell office:value-type="float" office:value="43390">
                <text:p>43390</text:p>
              </table:table-cell>
              <table:table-cell office:value-type="float" office:value="0.000268151743696611">
                <text:p>0.000268151743696611</text:p>
              </table:table-cell>
            </table:table-row>
            <table:table-row>
              <table:table-cell office:value-type="float" office:value="43391">
                <text:p>43391</text:p>
              </table:table-cell>
              <table:table-cell office:value-type="float" office:value="0.000204460164223918">
                <text:p>0.000204460164223918</text:p>
              </table:table-cell>
            </table:table-row>
            <table:table-row>
              <table:table-cell office:value-type="float" office:value="43392">
                <text:p>43392</text:p>
              </table:table-cell>
              <table:table-cell office:value-type="float" office:value="0.000203185340395008">
                <text:p>0.000203185340395008</text:p>
              </table:table-cell>
            </table:table-row>
            <table:table-row>
              <table:table-cell office:value-type="float" office:value="43395">
                <text:p>43395</text:p>
              </table:table-cell>
              <table:table-cell office:value-type="float" office:value="0.000155907679602937">
                <text:p>0.000155907679602937</text:p>
              </table:table-cell>
            </table:table-row>
            <table:table-row>
              <table:table-cell office:value-type="float" office:value="43396">
                <text:p>43396</text:p>
              </table:table-cell>
              <table:table-cell office:value-type="float" office:value="0.000124671716964283">
                <text:p>0.000124671716964283</text:p>
              </table:table-cell>
            </table:table-row>
            <table:table-row>
              <table:table-cell office:value-type="float" office:value="43397">
                <text:p>43397</text:p>
              </table:table-cell>
              <table:table-cell office:value-type="float" office:value="0.000103982451772347">
                <text:p>0.000103982451772347</text:p>
              </table:table-cell>
            </table:table-row>
            <table:table-row>
              <table:table-cell office:value-type="float" office:value="43398">
                <text:p>43398</text:p>
              </table:table-cell>
              <table:table-cell office:value-type="float" office:value="0.000294905652651935">
                <text:p>0.000294905652651935</text:p>
              </table:table-cell>
            </table:table-row>
            <table:table-row>
              <table:table-cell office:value-type="float" office:value="43399">
                <text:p>43399</text:p>
              </table:table-cell>
              <table:table-cell office:value-type="float" office:value="0.000302078608283732">
                <text:p>0.000302078608283732</text:p>
              </table:table-cell>
            </table:table-row>
            <table:table-row>
              <table:table-cell office:value-type="float" office:value="43402">
                <text:p>43402</text:p>
              </table:table-cell>
              <table:table-cell office:value-type="float" office:value="0.000296998744499624">
                <text:p>0.000296998744499624</text:p>
              </table:table-cell>
            </table:table-row>
            <table:table-row>
              <table:table-cell office:value-type="float" office:value="43403">
                <text:p>43403</text:p>
              </table:table-cell>
              <table:table-cell office:value-type="float" office:value="0.000235640737460734">
                <text:p>0.000235640737460734</text:p>
              </table:table-cell>
            </table:table-row>
            <table:table-row>
              <table:table-cell office:value-type="float" office:value="43404">
                <text:p>43404</text:p>
              </table:table-cell>
              <table:table-cell office:value-type="float" office:value="0.000235071250346475">
                <text:p>0.000235071250346475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0.000206067403646772">
                <text:p>0.000206067403646772</text:p>
              </table:table-cell>
            </table:table-row>
            <table:table-row>
              <table:table-cell office:value-type="float" office:value="43406">
                <text:p>43406</text:p>
              </table:table-cell>
              <table:table-cell office:value-type="float" office:value="0.000182978602328341">
                <text:p>0.000182978602328341</text:p>
              </table:table-cell>
            </table:table-row>
            <table:table-row>
              <table:table-cell office:value-type="float" office:value="43409">
                <text:p>43409</text:p>
              </table:table-cell>
              <table:table-cell office:value-type="float" office:value="0.00014970179350267">
                <text:p>0.00014970179350267</text:p>
              </table:table-cell>
            </table:table-row>
            <table:table-row>
              <table:table-cell office:value-type="float" office:value="43410">
                <text:p>43410</text:p>
              </table:table-cell>
              <table:table-cell office:value-type="float" office:value="0.000122914361465692">
                <text:p>0.000122914361465692</text:p>
              </table:table-cell>
            </table:table-row>
            <table:table-row>
              <table:table-cell office:value-type="float" office:value="43411">
                <text:p>43411</text:p>
              </table:table-cell>
              <table:table-cell office:value-type="float" office:value="0.000104637797396288">
                <text:p>0.000104637797396288</text:p>
              </table:table-cell>
            </table:table-row>
            <table:table-row>
              <table:table-cell office:value-type="float" office:value="43412">
                <text:p>43412</text:p>
              </table:table-cell>
              <table:table-cell office:value-type="float" office:value="0.000182872386056155">
                <text:p>0.000182872386056155</text:p>
              </table:table-cell>
            </table:table-row>
            <table:table-row>
              <table:table-cell office:value-type="float" office:value="43413">
                <text:p>43413</text:p>
              </table:table-cell>
              <table:table-cell office:value-type="float" office:value="0.000142101764854552">
                <text:p>0.00014210176485455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0.000129151490227767">
                <text:p>0.000129151490227767</text:p>
              </table:table-cell>
            </table:table-row>
            <table:table-row>
              <table:table-cell office:value-type="float" office:value="43417">
                <text:p>43417</text:p>
              </table:table-cell>
              <table:table-cell office:value-type="float" office:value="0.000187397318400418">
                <text:p>0.000187397318400418</text:p>
              </table:table-cell>
            </table:table-row>
            <table:table-row>
              <table:table-cell office:value-type="float" office:value="43418">
                <text:p>43418</text:p>
              </table:table-cell>
              <table:table-cell office:value-type="float" office:value="0.000144567184252499">
                <text:p>0.000144567184252499</text:p>
              </table:table-cell>
            </table:table-row>
            <table:table-row>
              <table:table-cell office:value-type="float" office:value="43419">
                <text:p>43419</text:p>
              </table:table-cell>
              <table:table-cell office:value-type="float" office:value="0.00012487274734145">
                <text:p>0.00012487274734145</text:p>
              </table:table-cell>
            </table:table-row>
            <table:table-row>
              <table:table-cell office:value-type="float" office:value="43420">
                <text:p>43420</text:p>
              </table:table-cell>
              <table:table-cell office:value-type="float" office:value="0.000122449771722183">
                <text:p>0.000122449771722183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0.0000966286363098981">
                <text:p>0.0000966286363098981</text:p>
              </table:table-cell>
            </table:table-row>
            <table:table-row>
              <table:table-cell office:value-type="float" office:value="43424">
                <text:p>43424</text:p>
              </table:table-cell>
              <table:table-cell office:value-type="float" office:value="0.000138208149245134">
                <text:p>0.000138208149245134</text:p>
              </table:table-cell>
            </table:table-row>
            <table:table-row>
              <table:table-cell office:value-type="float" office:value="43425">
                <text:p>43425</text:p>
              </table:table-cell>
              <table:table-cell office:value-type="float" office:value="0.000181035297166248">
                <text:p>0.000181035297166248</text:p>
              </table:table-cell>
            </table:table-row>
            <table:table-row>
              <table:table-cell office:value-type="float" office:value="43427">
                <text:p>43427</text:p>
              </table:table-cell>
              <table:table-cell office:value-type="float" office:value="0.000141392289444567">
                <text:p>0.000141392289444567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0.000119299044434727">
                <text:p>0.000119299044434727</text:p>
              </table:table-cell>
            </table:table-row>
            <table:table-row>
              <table:table-cell office:value-type="float" office:value="43431">
                <text:p>43431</text:p>
              </table:table-cell>
              <table:table-cell office:value-type="float" office:value="0.000147158368777618">
                <text:p>0.000147158368777618</text:p>
              </table:table-cell>
            </table:table-row>
            <table:table-row>
              <table:table-cell office:value-type="float" office:value="43432">
                <text:p>43432</text:p>
              </table:table-cell>
              <table:table-cell office:value-type="float" office:value="0.000116374879953122">
                <text:p>0.000116374879953122</text:p>
              </table:table-cell>
            </table:table-row>
            <table:table-row>
              <table:table-cell office:value-type="float" office:value="43433">
                <text:p>43433</text:p>
              </table:table-cell>
              <table:table-cell office:value-type="float" office:value="0.000209099310020766">
                <text:p>0.000209099310020766</text:p>
              </table:table-cell>
            </table:table-row>
            <table:table-row>
              <table:table-cell office:value-type="float" office:value="43434">
                <text:p>43434</text:p>
              </table:table-cell>
              <table:table-cell office:value-type="float" office:value="0.000161380519625056">
                <text:p>0.000161380519625056</text:p>
              </table:table-cell>
            </table:table-row>
            <table:table-row>
              <table:table-cell office:value-type="float" office:value="43437">
                <text:p>43437</text:p>
              </table:table-cell>
              <table:table-cell office:value-type="float" office:value="0.000139620922796882">
                <text:p>0.000139620922796882</text:p>
              </table:table-cell>
            </table:table-row>
            <table:table-row>
              <table:table-cell office:value-type="float" office:value="43438">
                <text:p>43438</text:p>
              </table:table-cell>
              <table:table-cell office:value-type="float" office:value="0.000135150178089002">
                <text:p>0.000135150178089002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0.000339436928503526">
                <text:p>0.000339436928503526</text:p>
              </table:table-cell>
            </table:table-row>
            <table:table-row>
              <table:table-cell office:value-type="float" office:value="43441">
                <text:p>43441</text:p>
              </table:table-cell>
              <table:table-cell office:value-type="float" office:value="0.000258255581951741">
                <text:p>0.000258255581951741</text:p>
              </table:table-cell>
            </table:table-row>
            <table:table-row>
              <table:table-cell office:value-type="float" office:value="43444">
                <text:p>43444</text:p>
              </table:table-cell>
              <table:table-cell office:value-type="float" office:value="0.000318753106302497">
                <text:p>0.000318753106302497</text:p>
              </table:table-cell>
            </table:table-row>
            <table:table-row>
              <table:table-cell office:value-type="float" office:value="43445">
                <text:p>43445</text:p>
              </table:table-cell>
              <table:table-cell office:value-type="float" office:value="0.000242969242216583">
                <text:p>0.000242969242216583</text:p>
              </table:table-cell>
            </table:table-row>
            <table:table-row>
              <table:table-cell office:value-type="float" office:value="43446">
                <text:p>43446</text:p>
              </table:table-cell>
              <table:table-cell office:value-type="float" office:value="0.000185648438546261">
                <text:p>0.000185648438546261</text:p>
              </table:table-cell>
            </table:table-row>
            <table:table-row>
              <table:table-cell office:value-type="float" office:value="43447">
                <text:p>43447</text:p>
              </table:table-cell>
              <table:table-cell office:value-type="float" office:value="0.000149341295654623">
                <text:p>0.000149341295654623</text:p>
              </table:table-cell>
            </table:table-row>
            <table:table-row>
              <table:table-cell office:value-type="float" office:value="43448">
                <text:p>43448</text:p>
              </table:table-cell>
              <table:table-cell office:value-type="float" office:value="0.000115634862277036">
                <text:p>0.000115634862277036</text:p>
              </table:table-cell>
            </table:table-row>
            <table:table-row>
              <table:table-cell office:value-type="float" office:value="43451">
                <text:p>43451</text:p>
              </table:table-cell>
              <table:table-cell office:value-type="float" office:value="0.000171955827836538">
                <text:p>0.000171955827836538</text:p>
              </table:table-cell>
            </table:table-row>
            <table:table-row>
              <table:table-cell office:value-type="float" office:value="43452">
                <text:p>43452</text:p>
              </table:table-cell>
              <table:table-cell office:value-type="float" office:value="0.000229107053871965">
                <text:p>0.000229107053871965</text:p>
              </table:table-cell>
            </table:table-row>
            <table:table-row>
              <table:table-cell office:value-type="float" office:value="43453">
                <text:p>43453</text:p>
              </table:table-cell>
              <table:table-cell office:value-type="float" office:value="0.00017525863508586">
                <text:p>0.00017525863508586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0.000188046466172246">
                <text:p>0.000188046466172246</text:p>
              </table:table-cell>
            </table:table-row>
            <table:table-row>
              <table:table-cell office:value-type="float" office:value="43455">
                <text:p>43455</text:p>
              </table:table-cell>
              <table:table-cell office:value-type="float" office:value="0.000200231499840171">
                <text:p>0.000200231499840171</text:p>
              </table:table-cell>
            </table:table-row>
            <table:table-row>
              <table:table-cell office:value-type="float" office:value="43458">
                <text:p>43458</text:p>
              </table:table-cell>
              <table:table-cell office:value-type="float" office:value="0.000248531277688313">
                <text:p>0.000248531277688313</text:p>
              </table:table-cell>
            </table:table-row>
            <table:table-row>
              <table:table-cell office:value-type="float" office:value="43460">
                <text:p>43460</text:p>
              </table:table-cell>
              <table:table-cell office:value-type="float" office:value="0.000354282476960377">
                <text:p>0.000354282476960377</text:p>
              </table:table-cell>
            </table:table-row>
            <table:table-row>
              <table:table-cell office:value-type="float" office:value="43461">
                <text:p>43461</text:p>
              </table:table-cell>
              <table:table-cell office:value-type="float" office:value="0.000819264343917526">
                <text:p>0.000819264343917526</text:p>
              </table:table-cell>
            </table:table-row>
            <table:table-row>
              <table:table-cell office:value-type="float" office:value="43462">
                <text:p>43462</text:p>
              </table:table-cell>
              <table:table-cell office:value-type="float" office:value="0.000632853173974339">
                <text:p>0.000632853173974339</text:p>
              </table:table-cell>
            </table:table-row>
            <table:table-row>
              <table:table-cell office:value-type="float" office:value="43465">
                <text:p>43465</text:p>
              </table:table-cell>
              <table:table-cell office:value-type="float" office:value="0.000477433240617368">
                <text:p>0.000477433240617368</text:p>
              </table:table-cell>
            </table:table-row>
            <table:table-row>
              <table:table-cell office:value-type="float" office:value="43467">
                <text:p>43467</text:p>
              </table:table-cell>
              <table:table-cell office:value-type="float" office:value="0.000377040208240818">
                <text:p>0.000377040208240818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0.000286208505102681">
                <text:p>0.000286208505102681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0.00035510586262088">
                <text:p>0.00035510586262088</text:p>
              </table:table-cell>
            </table:table-row>
            <table:table-row>
              <table:table-cell office:value-type="float" office:value="43472">
                <text:p>43472</text:p>
              </table:table-cell>
              <table:table-cell office:value-type="float" office:value="0.000533289256110032">
                <text:p>0.000533289256110032</text:p>
              </table:table-cell>
            </table:table-row>
            <table:table-row>
              <table:table-cell office:value-type="float" office:value="43473">
                <text:p>43473</text:p>
              </table:table-cell>
              <table:table-cell office:value-type="float" office:value="0.000413655156519125">
                <text:p>0.000413655156519125</text:p>
              </table:table-cell>
            </table:table-row>
            <table:table-row>
              <table:table-cell office:value-type="float" office:value="43474">
                <text:p>43474</text:p>
              </table:table-cell>
              <table:table-cell office:value-type="float" office:value="0.000334257147717475">
                <text:p>0.000334257147717475</text:p>
              </table:table-cell>
            </table:table-row>
            <table:table-row>
              <table:table-cell office:value-type="float" office:value="43475">
                <text:p>43475</text:p>
              </table:table-cell>
              <table:table-cell office:value-type="float" office:value="0.000257623095059491">
                <text:p>0.000257623095059491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0.000201143936003629">
                <text:p>0.000201143936003629</text:p>
              </table:table-cell>
            </table:table-row>
            <table:table-row>
              <table:table-cell office:value-type="float" office:value="43479">
                <text:p>43479</text:p>
              </table:table-cell>
              <table:table-cell office:value-type="float" office:value="0.000154357173055706">
                <text:p>0.000154357173055706</text:p>
              </table:table-cell>
            </table:table-row>
            <table:table-row>
              <table:table-cell office:value-type="float" office:value="43480">
                <text:p>43480</text:p>
              </table:table-cell>
              <table:table-cell office:value-type="float" office:value="0.000125561750996287">
                <text:p>0.000125561750996287</text:p>
              </table:table-cell>
            </table:table-row>
            <table:table-row>
              <table:table-cell office:value-type="float" office:value="43481">
                <text:p>43481</text:p>
              </table:table-cell>
              <table:table-cell office:value-type="float" office:value="0.000123575024488888">
                <text:p>0.000123575024488888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0.0000974685426857963">
                <text:p>0.0000974685426857963</text:p>
              </table:table-cell>
            </table:table-row>
            <table:table-row>
              <table:table-cell office:value-type="float" office:value="43483">
                <text:p>43483</text:p>
              </table:table-cell>
              <table:table-cell office:value-type="float" office:value="0.0000897442665793889">
                <text:p>0.0000897442665793889</text:p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0.000109966180139131">
                <text:p>0.000109966180139131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0.000131044525043219">
                <text:p>0.00013104452504321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0.000103033682728174">
                <text:p>0.000103033682728174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0.0000814309370793994">
                <text:p>0.0000814309370793994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0.0000809838545220375">
                <text:p>0.0000809838545220375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0.0000783031225882678">
                <text:p>0.0000783031225882678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0.0000629939769768654">
                <text:p>0.0000629939769768654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0.000105183082638662">
                <text:p>0.000105183082638662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0.0000991558920702996">
                <text:p>0.0000991558920702996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0.0000782891873769111">
                <text:p>0.0000782891873769111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0.0000727848863892458">
                <text:p>0.0000727848863892458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0.0000633555526357231">
                <text:p>0.0000633555526357231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0.0000524523663456361">
                <text:p>0.000052452366345636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0.0000627883303284066">
                <text:p>0.0000627883303284066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0.0000510232590759937">
                <text:p>0.0000510232590759937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0.0000422381246916068">
                <text:p>0.0000422381246916068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0.0000727431709887663">
                <text:p>0.000072743170988766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0.0000604093823117393">
                <text:p>0.000060409382311739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0.0000507159777829269">
                <text:p>0.000050715977782926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0.0000683809783115522">
                <text:p>0.000068380978311552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0.0000556045587963555">
                <text:p>0.0000556045587963555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0.0000462572717605765">
                <text:p>0.0000462572717605765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0.0000413456688480064">
                <text:p>0.0000413456688480064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0.0000440892221441831">
                <text:p>0.0000440892221441831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0.0000372814543799868">
                <text:p>0.0000372814543799868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0.0000319923627683143">
                <text:p>0.0000319923627683143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0.0000279647933053902">
                <text:p>0.000027964793305390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0.0000266743355838643">
                <text:p>0.0000266743355838643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0.0000345633118338862">
                <text:p>0.0000345633118338862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0.0000331906487338451">
                <text:p>0.0000331906487338451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0.0000290808743530817">
                <text:p>0.0000290808743530817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0.0000352475378972322">
                <text:p>0.0000352475378972322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0.0000451084668679706">
                <text:p>0.0000451084668679706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0.0000387208369166113">
                <text:p>0.0000387208369166113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0.0000810649156628071">
                <text:p>0.000081064915662807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0.0000665360227721103">
                <text:p>0.0000665360227721103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0.0000645311760454197">
                <text:p>0.0000645311760454197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0.0000523924507966983">
                <text:p>0.0000523924507966983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0.0000487102808669477">
                <text:p>0.0000487102808669477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0.000043470091112286">
                <text:p>0.000043470091112286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0.0000364828577695859">
                <text:p>0.0000364828577695859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0.0000331956149026126">
                <text:p>0.0000331956149026126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0.0000551557673606955">
                <text:p>0.0000551557673606955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0.000125787782519545">
                <text:p>0.00012578778251954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0.0000981754130804409">
                <text:p>0.0000981754130804409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0.0000889214778907263">
                <text:p>0.0000889214778907263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0.0000752847266726686">
                <text:p>0.0000752847266726686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0.0000631464645487529">
                <text:p>0.0000631464645487529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0.000061337816493061">
                <text:p>0.00006133781649306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0.0000797872460662074">
                <text:p>0.0000797872460662074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0.0000636289781095561">
                <text:p>0.000063628978109556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0.0000525823118264729">
                <text:p>0.0000525823118264729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0.0000442636680377495">
                <text:p>0.0000442636680377495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0.0000418829976214781">
                <text:p>0.0000418829976214781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0.0000355381004559293">
                <text:p>0.0000355381004559293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0.0000387880272887477">
                <text:p>0.0000387880272887477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0.0000356857402135761">
                <text:p>0.0000356857402135761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0.0000306599632309423">
                <text:p>0.0000306599632309423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0.0000366786307075177">
                <text:p>0.0000366786307075177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0.0000314905624214366">
                <text:p>0.0000314905624214366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0.0000275814838227691">
                <text:p>0.0000275814838227691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0.0000257581044239411">
                <text:p>0.0000257581044239411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0.0000237959824773482">
                <text:p>0.0000237959824773482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0.0000220003425462275">
                <text:p>0.0000220003425462275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0.0000379220123651896">
                <text:p>0.0000379220123651896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0.0000334065096372771">
                <text:p>0.0000334065096372771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0.0000289862013750032">
                <text:p>0.0000289862013750032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0.0000305639407288925">
                <text:p>0.0000305639407288925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0.0000270876253210147">
                <text:p>0.0000270876253210147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0.0000244344547671452">
                <text:p>0.0000244344547671452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0.0000348439442786769">
                <text:p>0.0000348439442786769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0.0000310399448817917">
                <text:p>0.0000310399448817917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0.0000479763075005748">
                <text:p>0.0000479763075005748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0.0000443214001123446">
                <text:p>0.0000443214001123446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0.0000981293771358726">
                <text:p>0.0000981293771358726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0.000077917835698437">
                <text:p>0.000077917835698437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0.0000642744129199599">
                <text:p>0.0000642744129199599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0.0000551293443904747">
                <text:p>0.0000551293443904747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0.000175507062747585">
                <text:p>0.00017550706274758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000149567007647088">
                <text:p>0.000149567007647088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0.000123424525102316">
                <text:p>0.00012342452510231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0.000113958860374367">
                <text:p>0.000113958860374367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0.0000968004136139053">
                <text:p>0.0000968004136139053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0.0000865422006367847">
                <text:p>0.0000865422006367847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0.0000848317932477261">
                <text:p>0.0000848317932477261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0.0000691853035129648">
                <text:p>0.000069185303512964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0.0000874698253971708">
                <text:p>0.0000874698253971708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0.000069782231059551">
                <text:p>0.000069782231059551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0.0000718486898379182">
                <text:p>0.0000718486898379182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0.0000683859729589425">
                <text:p>0.0000683859729589425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0.0000560910417246505">
                <text:p>0.0000560910417246505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0.0000848804313347978">
                <text:p>0.000084880431334797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0.0000691476552369879">
                <text:p>0.0000691476552369879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0.000158473287164429">
                <text:p>0.000158473287164429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0.000137361103693773">
                <text:p>0.000137361103693773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0.000115094498370957">
                <text:p>0.000115094498370957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0.000114685996582049">
                <text:p>0.000114685996582049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0.0000945783835606097">
                <text:p>0.0000945783835606097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0.0000747138196009518">
                <text:p>0.0000747138196009518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0.0000607652979641907">
                <text:p>0.0000607652979641907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0.000053165821169934">
                <text:p>0.00005316582116993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0.000044308550818534">
                <text:p>0.00004430855081853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0.0000373001493377202">
                <text:p>0.0000373001493377202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0.0000529987091374837">
                <text:p>0.0000529987091374837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0.0000455966983633261">
                <text:p>0.0000455966983633261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0.0000581481058369802">
                <text:p>0.0000581481058369802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0.0000478068476795948">
                <text:p>0.0000478068476795948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0.0000403923876939763">
                <text:p>0.0000403923876939763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0.0000543599137309422">
                <text:p>0.0000543599137309422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0.000044960794477864">
                <text:p>0.00004496079447786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0.0000408646277302059">
                <text:p>0.0000408646277302059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0.0000419495266947629">
                <text:p>0.0000419495266947629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0.0000485156182180359">
                <text:p>0.0000485156182180359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0.0000421697741947886">
                <text:p>0.0000421697741947886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0.0000486805489216838">
                <text:p>0.0000486805489216838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0.0000411040683631806">
                <text:p>0.0000411040683631806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0.00003994290520705">
                <text:p>0.00003994290520705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0.0000341844058109528">
                <text:p>0.0000341844058109528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0.0000295372755429347">
                <text:p>0.0000295372755429347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0.0000306164259159072">
                <text:p>0.0000306164259159072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0.0000268699358369362">
                <text:p>0.0000268699358369362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0.0000252379049841542">
                <text:p>0.0000252379049841542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0.000022849077294339">
                <text:p>0.000022849077294339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0.0000258402585822064">
                <text:p>0.0000258402585822064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0.0000232993829901101">
                <text:p>0.0000232993829901101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0.0000214068039838485">
                <text:p>0.0000214068039838485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0.0000199850343018335">
                <text:p>0.0000199850343018335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0.000021514947538025">
                <text:p>0.000021514947538025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0.0000200658799356341">
                <text:p>0.0000200658799356341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0.0000285288464413921">
                <text:p>0.0000285288464413921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0.0000253093094361166">
                <text:p>0.0000253093094361166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0.0000257737804571592">
                <text:p>0.0000257737804571592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0.0000232496854728217">
                <text:p>0.0000232496854728217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0.0000299008923126535">
                <text:p>0.0000299008923126535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0.0000263350193724165">
                <text:p>0.0000263350193724165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0.0000254599711658587">
                <text:p>0.0000254599711658587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0.0000230150888642591">
                <text:p>0.0000230150888642591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0.000031680621883008">
                <text:p>0.000031680621883008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0.0000276655042654335">
                <text:p>0.0000276655042654335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0.0000295825194210947">
                <text:p>0.0000295825194210947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0.0000260970111212637">
                <text:p>0.0000260970111212637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0.0000296886887153666">
                <text:p>0.0000296886887153666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0.0000261763808437676">
                <text:p>0.0000261763808437676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0.0000357646251943545">
                <text:p>0.0000357646251943545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0.0000307186112089199">
                <text:p>0.0000307186112089199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0.0000275308030410083">
                <text:p>0.0000275308030410083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0.0000245631951449878">
                <text:p>0.0000245631951449878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0.0000238327676477096">
                <text:p>0.0000238327676477096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0.0000217986289397718">
                <text:p>0.000021798628939771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0.0000467961531118688">
                <text:p>0.000046796153111868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0.0000389655277549115">
                <text:p>0.0000389655277549115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0.0000512341431738472">
                <text:p>0.0000512341431738472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0.0000422832670514751">
                <text:p>0.0000422832670514751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0.0000474613880867791">
                <text:p>0.0000474613880867791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0.0000394628421217501">
                <text:p>0.0000394628421217501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0.000231924461008794">
                <text:p>0.000231924461008794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0.000177363192787572">
                <text:p>0.000177363192787572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0.000174494481530264">
                <text:p>0.000174494481530264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0.00013442986101895">
                <text:p>0.00013442986101895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0.000104610089340111">
                <text:p>0.000104610089340111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0.0000821858967586123">
                <text:p>0.0000821858967586123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0.000144202285854539">
                <text:p>0.000144202285854539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0.000121581466904704">
                <text:p>0.00012158146690470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0.000126872080560074">
                <text:p>0.000126872080560074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0.000147596857904207">
                <text:p>0.000147596857904207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0.000306350980527286">
                <text:p>0.000306350980527286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0.000234361756219701">
                <text:p>0.000234361756219701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0.000225759887130931">
                <text:p>0.000225759887130931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0.000205552059650932">
                <text:p>0.000205552059650932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0.000171666966751145">
                <text:p>0.000171666966751145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0.000147536267426249">
                <text:p>0.000147536267426249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0.000114333837723862">
                <text:p>0.000114333837723862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0.00024011598378588">
                <text:p>0.0002401159837858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0.000210482635463155">
                <text:p>0.000210482635463155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0.000163629989707016">
                <text:p>0.000163629989707016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0.000135895819322067">
                <text:p>0.000135895819322067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0.000141597489943161">
                <text:p>0.000141597489943161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0.000109929304048568">
                <text:p>0.000109929304048568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0.0000968144878495286">
                <text:p>0.0000968144878495286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0.00010266508813058">
                <text:p>0.00010266508813058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0.000118610057803094">
                <text:p>0.00011861005780309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0.0000928375260783975">
                <text:p>0.0000928375260783975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0.0000733869766858552">
                <text:p>0.000073386976685855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0.0000588674653994061">
                <text:p>0.0000588674653994061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0.0000596869973585004">
                <text:p>0.000059686997358500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0.0000504575047566367">
                <text:p>0.0000504575047566367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0.0000418200923346252">
                <text:p>0.0000418200923346252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0.000037445882142003">
                <text:p>0.00003744588214200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0.000033467163959384">
                <text:p>0.00003346716395938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0.0000290273622929206">
                <text:p>0.0000290273622929206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0.0000256820775377683">
                <text:p>0.000025682077537768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0.0000285447248187993">
                <text:p>0.0000285447248187993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0.0000253232820666992">
                <text:p>0.0000253232820666992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0.0000387654353092155">
                <text:p>0.0000387654353092155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0.0000414499524677373">
                <text:p>0.0000414499524677373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0.0000362891282154033">
                <text:p>0.0000362891282154033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0.0000374358523546883">
                <text:p>0.0000374358523546883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0.0000376698922022724">
                <text:p>0.0000376698922022724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0.0000657718261404539">
                <text:p>0.0000657718261404539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0.00012488277630479">
                <text:p>0.00012488277630479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0.000111563926186891">
                <text:p>0.000111563926186891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0.00013261722481875">
                <text:p>0.00013261722481875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0.000107611603183305">
                <text:p>0.00010761160318330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0.000138618841514288">
                <text:p>0.000138618841514288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0.000126160879671206">
                <text:p>0.000126160879671206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0.000107508367157194">
                <text:p>0.000107508367157194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0.000111131698057842">
                <text:p>0.000111131698057842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0.0000874918766990186">
                <text:p>0.000087491876699018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0.0000915700237398323">
                <text:p>0.0000915700237398323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0.0000733322092869596">
                <text:p>0.0000733322092869596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0.0000605115342157546">
                <text:p>0.0000605115342157546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0.000052656574643251">
                <text:p>0.000052656574643251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0.000053913929302971">
                <text:p>0.00005391392930297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0.0000471367126805153">
                <text:p>0.0000471367126805153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0.0000410342331924234">
                <text:p>0.000041034233192423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0.0000354834175152398">
                <text:p>0.0000354834175152398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0.0000342204107408301">
                <text:p>0.000034220410740830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0.0000365357472846693">
                <text:p>0.0000365357472846693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0.0000314501466068651">
                <text:p>0.000031450146606865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0.0000298618637312973">
                <text:p>0.0000298618637312973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0.0000283508100352134">
                <text:p>0.000028350810035213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0.0000460697992210542">
                <text:p>0.0000460697992210542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0.0000414929657039399">
                <text:p>0.0000414929657039399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0.0000353156303532132">
                <text:p>0.0000353156303532132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0.0000304934043619555">
                <text:p>0.0000304934043619555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0.0000284460297285544">
                <text:p>0.0000284460297285544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0.0000267147676686163">
                <text:p>0.0000267147676686163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0.0000248150154935656">
                <text:p>0.0000248150154935656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0.0000230807886485613">
                <text:p>0.0000230807886485613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0.0000213497740214334">
                <text:p>0.0000213497740214334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0.0000200992173880766">
                <text:p>0.0000200992173880766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0.0000322605660736002">
                <text:p>0.0000322605660736002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0.0000281557083318002">
                <text:p>0.0000281557083318002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0.0000251089406527017">
                <text:p>0.0000251089406527017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0.0000259101597269877">
                <text:p>0.0000259101597269877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0.0000239122821338451">
                <text:p>0.0000239122821338451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0.0000229166903243767">
                <text:p>0.0000229166903243767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0.0000337267936264674">
                <text:p>0.0000337267936264674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0.0000302739360324423">
                <text:p>0.0000302739360324423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0.0000305137559232389">
                <text:p>0.0000305137559232389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0.0000303940407520994">
                <text:p>0.000030394040752099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0.0000433752055508717">
                <text:p>0.0000433752055508717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0.0000462692317818175">
                <text:p>0.0000462692317818175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0.0000475204834238185">
                <text:p>0.0000475204834238185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0.0000400107401936385">
                <text:p>0.0000400107401936385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0.0000525710242162772">
                <text:p>0.0000525710242162772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0.0000455214100792299">
                <text:p>0.0000455214100792299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0.0000382818505022718">
                <text:p>0.0000382818505022718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0.0000344931909431501">
                <text:p>0.0000344931909431501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0.0000462243940029883">
                <text:p>0.0000462243940029883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0.000038539272963228">
                <text:p>0.000038539272963228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0.0000442267441155866">
                <text:p>0.0000442267441155866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0.0000370698524758921">
                <text:p>0.0000370698524758921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0.0000317361846162636">
                <text:p>0.0000317361846162636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0.0000321570885324913">
                <text:p>0.0000321570885324913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0.000033493732617727">
                <text:p>0.000033493732617727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0.0000291888300134965">
                <text:p>0.0000291888300134965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0.0000258112434230168">
                <text:p>0.0000258112434230168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0.000029162999862283">
                <text:p>0.000029162999862283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0.0000257836459161286">
                <text:p>0.0000257836459161286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0.0000307357702810441">
                <text:p>0.0000307357702810441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0.0000289014681955831">
                <text:p>0.0000289014681955831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0.0000412990324111875">
                <text:p>0.0000412990324111875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0.000046010247181728">
                <text:p>0.0000460102471817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0.0000411720299811951">
                <text:p>0.0000411720299811951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0.0000365196232242433">
                <text:p>0.0000365196232242433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0.0000366615982577998">
                <text:p>0.0000366615982577998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0.0000413016133681487">
                <text:p>0.0000413016133681487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0.000036682364012869">
                <text:p>0.000036682364012869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0.0000422963612992749">
                <text:p>0.0000422963612992749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0.0000361149293949098">
                <text:p>0.0000361149293949098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0.0000317632022081058">
                <text:p>0.0000317632022081058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0.0000433925506551404">
                <text:p>0.000043392550655140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0.0000397592053281641">
                <text:p>0.0000397592053281641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0.0000352787726125166">
                <text:p>0.0000352787726125166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.0000303741017722186">
                <text:p>0.000030374101772218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.0000269801137859906">
                <text:p>0.000026980113785990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.0000424488965201039">
                <text:p>0.0000424488965201039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.0000910941915083046">
                <text:p>0.0000910941915083046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.000094701351470512">
                <text:p>0.000094701351470512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.0000749465157374566">
                <text:p>0.0000749465157374566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.0000622086753976765">
                <text:p>0.0000622086753976765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.000120646057577865">
                <text:p>0.000120646057577865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.000105952212637605">
                <text:p>0.0001059522126376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.000133410907892965">
                <text:p>0.000133410907892965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.000132043753682139">
                <text:p>0.00013204375368213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.000105169806905328">
                <text:p>0.000105169806905328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.0000891321468009006">
                <text:p>0.0000891321468009006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.0000826271540455995">
                <text:p>0.000082627154045599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.0000663900001063384">
                <text:p>0.000066390000106338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.0000629603727066267">
                <text:p>0.000062960372706626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.000051644445281119">
                <text:p>0.00005164444528111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.0000433505928783124">
                <text:p>0.00004335059287831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.0000382978288243549">
                <text:p>0.0000382978288243549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.0000375682278908904">
                <text:p>0.000037568227890890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000353250035691764">
                <text:p>0.000035325003569176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0000551483167018658">
                <text:p>0.000055148316701865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000296564986287753">
                <text:p>0.00029656498628775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0004308781439509">
                <text:p>0.0004308781439509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000329291528447531">
                <text:p>0.000329291528447531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000686637362034048">
                <text:p>0.00068663736203404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000532484938533695">
                <text:p>0.00053248493853369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000876409232047045">
                <text:p>0.000876409232047045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000835974254343568">
                <text:p>0.00083597425434356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00102752541874963">
                <text:p>0.0010275254187496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00102965557789608">
                <text:p>0.0010296555778960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00838815652977011">
                <text:p>0.00083881565297701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0192265830760289">
                <text:p>0.001922658307602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0198737139946177">
                <text:p>0.0019873713994617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020241398427115">
                <text:p>0.002024139842711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0354170810695401">
                <text:p>0.0035417081069540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0458190909957282">
                <text:p>0.004581909099572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0664336990839184">
                <text:p>0.006643369908391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0577485434689607">
                <text:p>0.0057748543468960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0492233526701107">
                <text:p>0.0049223352670110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0368876663893986">
                <text:p>0.003688766638939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0318236052321738">
                <text:p>0.0031823605232173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025750848506894">
                <text:p>0.002575084850689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0389924660531555">
                <text:p>0.0038992466053155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0294874603343395">
                <text:p>0.0029487460334339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0308018829318007">
                <text:p>0.003080188293180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025606279154631">
                <text:p>0.002560627915463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0216964053276572">
                <text:p>0.0021696405327657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016833378132142">
                <text:p>0.001683337813214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0169847857032089">
                <text:p>0.0016984785703208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0139036195132111">
                <text:p>0.0013903619513211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0109466267485884">
                <text:p>0.0010946626748588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0192931679857628">
                <text:p>0.001929316798576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0144686975741806">
                <text:p>0.0014468697574180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0134519246050683">
                <text:p>0.0013451924605068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0105658734179347">
                <text:p>0.0010565873417934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00816712094131092">
                <text:p>0.00081671209413109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00823711647415402">
                <text:p>0.00082371164741540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00728385600140035">
                <text:p>0.00072838560014003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00556077961865863">
                <text:p>0.00055607796186586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00580353120022531">
                <text:p>0.0005803531200225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00509393795836212">
                <text:p>0.00050939379583621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00595370062118444">
                <text:p>0.00059537006211844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00566736292327661">
                <text:p>0.00056673629232766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00427725934811822">
                <text:p>0.00042772593481182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00367091464181445">
                <text:p>0.00036709146418144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00326863004009177">
                <text:p>0.00032686300400917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00254487395738106">
                <text:p>0.00025448739573810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00352385768657956">
                <text:p>0.0003523857686579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00286410311782383">
                <text:p>0.000286410311782383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00394290010793903">
                <text:p>0.00039429001079390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00302785856708635">
                <text:p>0.00030278585670863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00248628585111969">
                <text:p>0.00024862858511196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00200752232582265">
                <text:p>0.00020075223258226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00183679979667437">
                <text:p>0.00018367997966743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0020499885650887">
                <text:p>0.0002049988565088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00157241279959469">
                <text:p>0.000157241279959469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00215983378039994">
                <text:p>0.00021598337803999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00233690640404449">
                <text:p>0.00023369064040444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00208408078369288">
                <text:p>0.00020840807836928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163232982461356">
                <text:p>0.00016323298246135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00348086613415567">
                <text:p>0.00034808661341556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00288803305620882">
                <text:p>0.00028880330562088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00281932737700729">
                <text:p>0.000281932737700729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00228271659574722">
                <text:p>0.00022827165957472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00175872266992243">
                <text:p>0.00017587226699224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00169257857339053">
                <text:p>0.00016925785733905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00179715994816606">
                <text:p>0.00017971599481660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00139327754799465">
                <text:p>0.00013932775479946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000113322696560855">
                <text:p>0.00011332269656085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0000918484467092331">
                <text:p>0.000091848446709233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000877331064564945">
                <text:p>0.000087733106456494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00111260391996175">
                <text:p>0.0001112603919961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000896971384175397">
                <text:p>0.000089697138417539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00224795076660269">
                <text:p>0.00022479507666026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00204483396857791">
                <text:p>0.00020448339685779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00170461597127295">
                <text:p>0.00017046159712729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00137732378602985">
                <text:p>0.00013773237860298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00884495876516086">
                <text:p>0.00088449587651608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0070338652568522">
                <text:p>0.0007033865256852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00545279872507745">
                <text:p>0.00054527987250774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000492090584764152">
                <text:p>0.00049209058476415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0037475824304592">
                <text:p>0.0003747582430459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00284221455416222">
                <text:p>0.00028422145541622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00223601898657096">
                <text:p>0.00022360189865709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00180582317593786">
                <text:p>0.0001805823175937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000143133254535847">
                <text:p>0.00014313325453584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000260588140011671">
                <text:p>0.00026058814001167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00225671273098436">
                <text:p>0.00022567127309843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00304042310215952">
                <text:p>0.00030404231021595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000279542214024538">
                <text:p>0.00027954221402453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00266103860481565">
                <text:p>0.00026610386048156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00208559342617674">
                <text:p>0.00020855934261767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00164511305614911">
                <text:p>0.00016451130561491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00183413890437894">
                <text:p>0.00018341389043789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00167290829088264">
                <text:p>0.00016729082908826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00142756327274578">
                <text:p>0.0001427563272745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9d0b4c0791fc17bc4181a67fd90c5aaed576d1c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